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 Narrow" svg:font-family="'Liberation Sans Narrow'"/>
    <style:font-face style:name="Liberation Sans12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2'"/>
    <style:font-face style:name="Arial1" svg:font-family="Arial" style:font-family-generic="swiss"/>
    <style:font-face style:name="Liberation Sans112" svg:font-family="'Liberation Sans11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9.49pt"/>
    </style:style>
    <style:style style:name="co2" style:family="table-column">
      <style:table-column-properties fo:break-before="auto" style:column-width="41.24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20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 style:data-style-name="N0">
      <style:text-properties fo:color="#ce181e" fo:font-weight="bold" style:font-weight-asian="bold" style:font-weight-complex="bold"/>
    </style:style>
    <style:style style:name="ce64" style:family="table-cell" style:parent-style-name="Default" style:data-style-name="N0"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52" style:family="table-cell" style:parent-style-name="Default" style:data-style-name="N1">
      <style:table-cell-properties fo:background-color="#cccccc" style:text-align-source="fix" style:repeat-content="false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6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63" style:family="table-cell" style:parent-style-name="Default" style:data-style-name="N37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65" style:family="table-cell" style:parent-style-name="Default" style:data-style-name="N0">
      <style:table-cell-properties fo:background-color="transparent"/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67" style:family="table-cell" style:parent-style-name="Default" style:data-style-name="N0">
      <style:text-properties style:font-name="Liberation Sans Narrow" fo:font-size="10pt" style:font-name-asian="Liberation Sans Narrow" style:font-size-asian="10pt" style:font-name-complex="Liberation Sans Narrow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font-name="Arial" fo:font-size="8pt" style:font-name-asian="Arial" style:font-size-asian="8pt" style:font-name-complex="Arial" style:font-size-complex="8pt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2">
      <style:text-properties fo:font-size="9pt" style:font-size-asian="9pt" style:font-size-complex="9pt"/>
    </style:style>
    <style:style style:name="ce53" style:family="table-cell" style:parent-style-name="Default" style:data-style-name="N2">
      <style:table-cell-properties fo:background-color="#cccccc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31" style:family="table-cell" style:parent-style-name="Default" style:data-style-name="N121"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ackground-color="#cccccc"/>
      <style:text-properties fo:font-size="9pt" style:font-size-asian="9pt" style:font-size-complex="9pt"/>
    </style:style>
    <style:style style:name="ce14" style:family="table-cell" style:parent-style-name="Default" style:data-style-name="N121">
      <style:table-cell-properties fo:background-color="transparent"/>
      <style:text-properties fo:font-size="8pt" style:font-size-asian="8pt" style:font-size-complex="8pt"/>
    </style:style>
    <style:style style:name="ce23" style:family="table-cell" style:parent-style-name="Default" style:data-style-name="N121">
      <style:text-properties fo:font-size="8pt" style:font-size-asian="8pt" style:font-size-complex="8pt"/>
    </style:style>
    <style:style style:name="ce32" style:family="table-cell" style:parent-style-name="Default" style:data-style-name="N122"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55" style:family="table-cell" style:parent-style-name="Default" style:data-style-name="N121">
      <style:table-cell-properties fo:background-color="#cccccc"/>
      <style:text-properties fo:font-size="8pt" style:font-size-asian="8pt" style:font-size-complex="8pt"/>
    </style:style>
    <style:style style:name="ce51" style:family="table-cell" style:parent-style-name="Default" style:data-style-name="N121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ext-properties style:font-name="Liberation Sans2" fo:font-size="9pt" style:font-name-asian="Liberation Sans2" style:font-size-asian="9pt" style:font-name-complex="Liberation Sans2" style:font-size-complex="9pt"/>
    </style:style>
    <style:style style:name="ce16" style:family="table-cell" style:parent-style-name="Default" style:data-style-name="N121">
      <style:table-cell-properties fo:background-color="transparent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56" style:family="table-cell" style:parent-style-name="Default" style:data-style-name="N121">
      <style:table-cell-properties fo:background-color="#cccccc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17" style:family="table-cell" style:parent-style-name="Default" style:data-style-name="N121">
      <style:table-cell-properties fo:background-color="transparent"/>
      <style:text-properties style:font-name="Arial" fo:font-size="8pt" style:font-name-asian="Arial" style:font-size-asian="8pt" style:font-name-complex="Arial" style:font-size-complex="8pt"/>
    </style:style>
    <style:style style:name="ce10" style:family="table-cell" style:parent-style-name="Default" style:data-style-name="N121"/>
    <style:style style:name="ce33" style:family="table-cell" style:parent-style-name="Default" style:data-style-name="N121">
      <style:table-cell-properties fo:border-bottom="0.06pt solid #000000" fo:background-color="transparent" fo:border-left="none" fo:border-right="none" fo:border-top="none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48" style:family="table-cell" style:parent-style-name="Default" style:data-style-name="N121">
      <style:table-cell-properties fo:border-bottom="none" fo:background-color="transparent" fo:border-left="none" fo:border-right="0.06pt solid #000000" fo:border-top="none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7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cccccc"/>
    </style:style>
    <style:style style:name="ce161" style:family="table-cell" style:parent-style-name="Default" style:data-style-name="N121">
      <style:text-properties fo:color="#000000" style:font-name="Liberation Sans2" fo:font-size="9pt" style:font-name-asian="Liberation Sans2" style:font-size-asian="9pt" style:font-name-complex="Liberation Sans2" style:font-size-complex="9pt"/>
    </style:style>
    <style:style style:name="ce41" style:family="table-cell" style:parent-style-name="Default" style:data-style-name="N121">
      <style:table-cell-properties fo:background-color="#dddddd"/>
      <style:text-properties fo:color="#009900" style:font-name="Liberation Sans2" fo:font-size="9pt" style:font-name-asian="Liberation Sans2" style:font-size-asian="9pt" style:font-name-complex="Liberation Sans2" style:font-size-complex="9pt"/>
    </style:style>
    <style:style style:name="ce42" style:family="table-cell" style:parent-style-name="Default" style:data-style-name="N121">
      <style:table-cell-properties fo:background-color="transparent"/>
      <style:text-properties fo:color="#009900" style:font-name="Liberation Sans2" fo:font-size="9pt" style:font-name-asian="Liberation Sans2" style:font-size-asian="9pt" style:font-name-complex="Liberation Sans2" style:font-size-complex="9pt"/>
    </style:style>
    <style:style style:name="ce49" style:family="table-cell" style:parent-style-name="Default" style:data-style-name="N121">
      <style:table-cell-properties fo:background-color="transparent"/>
      <style:text-properties fo:color="#0066ff" style:font-name="Liberation Sans2" fo:font-size="9pt" style:font-name-asian="Liberation Sans2" style:font-size-asian="9pt" style:font-name-complex="Liberation Sans2" style:font-size-complex="9pt"/>
    </style:style>
    <style:style style:name="ce35" style:family="table-cell" style:parent-style-name="Default" style:data-style-name="N121">
      <style:table-cell-properties fo:background-color="transparent"/>
      <style:text-properties style:font-name="Arial" fo:font-size="9pt" style:font-name-asian="Arial" style:font-size-asian="9pt" style:font-name-complex="Arial" style:font-size-complex="9pt"/>
    </style:style>
    <style:style style:name="ce166" style:family="table-cell" style:parent-style-name="Default" style:data-style-name="N121">
      <style:table-cell-properties fo:background-color="transparent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121">
      <style:table-cell-properties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68" style:family="table-cell" style:parent-style-name="Default" style:data-style-name="N121">
      <style:table-cell-properties fo:background-color="#ffff00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69" style:family="table-cell" style:parent-style-name="Default" style:data-style-name="N121">
      <style:table-cell-properties fo:background-color="#fbe5d6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70" style:family="table-cell" style:parent-style-name="Default" style:data-style-name="N121">
      <style:table-cell-properties fo:background-color="#deebf7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71" style:family="table-cell" style:parent-style-name="Default" style:data-style-name="N121">
      <style:table-cell-properties fo:background-color="#f2f2f2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72" style:family="table-cell" style:parent-style-name="Default" style:data-style-name="N121">
      <style:table-cell-properties fo:background-color="#e2f0d9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73" style:family="table-cell" style:parent-style-name="Default" style:data-style-name="N121">
      <style:table-cell-properties fo:background-color="#f2f2f2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 style:data-style-name="N121">
      <style:table-cell-properties fo:background-color="transparent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175" style:family="table-cell" style:parent-style-name="Default" style:data-style-name="N121">
      <style:table-cell-properties fo:background-color="#e2f0d9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 style:data-style-name="N121">
      <style:table-cell-properties fo:background-color="#cccccc"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21">
      <style:table-cell-properties fo:background-color="transparent"/>
      <style:text-properties style:font-name="arial" fo:font-size="8pt" style:font-name-asian="Arial" style:font-size-asian="8pt" style:font-name-complex="Arial" style:font-size-complex="8pt"/>
    </style:style>
    <style:style style:name="ce178" style:family="table-cell" style:parent-style-name="Default" style:data-style-name="N121">
      <style:text-properties style:font-name="arial"/>
    </style:style>
    <style:style style:name="ce179" style:family="table-cell" style:parent-style-name="Default" style:data-style-name="N121">
      <style:table-cell-properties style:rotation-align="non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80" style:family="table-cell" style:parent-style-name="Default" style:data-style-name="N121">
      <style:table-cell-properties fo:background-color="transparent" style:rotation-align="none"/>
      <style:text-properties fo:color="#2f559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21">
      <style:table-cell-properties fo:background-color="#e2f0d9" style:rotation-align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2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 style:data-style-name="N121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21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12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121">
      <style:table-cell-properties style:rotation-align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transparent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24" style:family="table-cell" style:parent-style-name="Default" style:data-style-name="N121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44" style:family="table-cell" style:parent-style-name="Default" style:data-style-name="N0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58" style:family="table-cell" style:parent-style-name="Default" style:data-style-name="N121">
      <style:table-cell-properties fo:background-color="#cccccc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9" style:family="table-cell" style:parent-style-name="Default" style:data-style-name="N121">
      <style:table-cell-properties fo:background-color="transparent"/>
      <style:text-properties fo:color="#009900" fo:font-size="10pt" style:font-size-asian="10pt" style:font-size-complex="10pt"/>
    </style:style>
    <style:style style:name="ce21" style:family="table-cell" style:parent-style-name="Default" style:data-style-name="N121">
      <style:text-properties fo:color="#009900" fo:font-size="10pt" style:font-size-asian="10pt" style:font-size-complex="10pt"/>
    </style:style>
    <style:style style:name="ce20" style:family="table-cell" style:parent-style-name="Default" style:data-style-name="N121">
      <style:text-properties fo:color="#4472c4" style:font-name="Arial" fo:font-size="9pt" style:font-name-asian="Arial" style:font-size-asian="9pt" style:font-name-complex="Arial" style:font-size-complex="9pt"/>
    </style:style>
    <style:style style:name="ce39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4472c4" style:font-name="Arial" fo:font-size="9pt" style:font-name-asian="Arial" style:font-size-asian="9pt" style:font-name-complex="Arial" style:font-size-complex="9pt"/>
    </style:style>
    <style:style style:name="ce112" style:family="table-cell" style:parent-style-name="Default" style:data-style-name="N121">
      <style:table-cell-properties fo:background-color="transparent"/>
      <style:text-properties fo:color="#009900" style:font-name="Liberation Sans1" fo:font-size="9pt" style:font-name-asian="Liberation Sans1" style:font-size-asian="9pt" style:font-name-complex="Liberation Sans1" style:font-size-complex="9pt"/>
    </style:style>
    <style:style style:name="ce28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4472c4" style:font-name="Arial" fo:font-size="9pt" style:font-name-asian="Arial" style:font-size-asian="9pt" style:font-name-complex="Arial" style:font-size-complex="9pt"/>
    </style:style>
    <style:style style:name="ce4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4472c4" style:font-name="Arial" fo:font-size="9pt" style:font-name-asian="Arial" style:font-size-asian="9pt" style:font-name-complex="Arial" style:font-size-complex="9pt"/>
    </style:style>
    <style:style style:name="ce47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4472c4" fo:font-size="9pt" style:font-size-asian="9pt" style:font-size-complex="9pt"/>
    </style:style>
    <style:style style:name="ce114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ed7d31" style:font-name="Liberation Sans1" fo:font-size="9pt" style:font-name-asian="Liberation Sans1" style:font-size-asian="9pt" style:font-name-complex="Liberation Sans1" style:font-size-complex="9pt"/>
    </style:style>
    <style:style style:name="ce59" style:family="table-cell" style:parent-style-name="Default" style:data-style-name="N121">
      <style:table-cell-properties fo:background-color="#cccccc"/>
      <style:text-properties fo:color="#009900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/>
      <style:text-properties style:font-name="Arial" fo:font-size="9pt" style:font-name-asian="Arial" style:font-size-asian="9pt" style:font-name-complex="Arial" style:font-size-complex="9pt"/>
    </style:style>
    <style:style style:name="ce34" style:family="table-cell" style:parent-style-name="Default" style:data-style-name="N121">
      <style:text-properties fo:color="#4472c4" fo:font-size="9pt" style:font-size-asian="9pt" style:font-size-complex="9pt"/>
    </style:style>
    <style:style style:name="ce40" style:family="table-cell" style:parent-style-name="Default" style:data-style-name="N121">
      <style:table-cell-properties fo:background-color="transparent"/>
      <style:text-properties fo:color="#4472c4" fo:font-size="10pt" style:font-size-asian="10pt" style:font-size-complex="10pt"/>
    </style:style>
    <style:style style:name="ce111" style:family="table-cell" style:parent-style-name="Default" style:data-style-name="N121">
      <style:table-cell-properties fo:background-color="transparent"/>
      <style:text-properties fo:color="#009900" style:font-name="Arial" fo:font-size="9pt" style:font-name-asian="Arial" style:font-size-asian="9pt" style:font-name-complex="Arial" style:font-size-complex="9pt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21">
      <style:text-properties fo:color="#00cc00"/>
    </style:style>
    <style:style style:name="ce115" style:family="table-cell" style:parent-style-name="Default" style:data-style-name="N121">
      <style:text-properties fo:color="#ed7d31" style:font-name="Arial" fo:font-size="9pt" style:font-name-asian="Arial" style:font-size-asian="9pt" style:font-name-complex="Arial" style:font-size-complex="9pt"/>
    </style:style>
    <style:style style:name="ce57" style:family="table-cell" style:parent-style-name="Default" style:data-style-name="N121">
      <style:table-cell-properties fo:background-color="#cccccc"/>
      <style:text-properties style:font-name="Arial" fo:font-size="8pt" style:font-name-asian="Arial" style:font-size-asian="8pt" style:font-name-complex="Arial" style:font-size-complex="8pt"/>
    </style:style>
    <style:style style:name="ce26" style:family="table-cell" style:parent-style-name="Default" style:data-style-name="N0">
      <style:text-properties fo:color="#4472c4" fo:font-size="9pt" style:font-size-asian="9pt" style:font-size-complex="9pt"/>
    </style:style>
    <style:style style:name="ce46" style:family="table-cell" style:parent-style-name="Default" style:data-style-name="N0">
      <style:text-properties fo:color="#4472c4" style:font-name="Arial" fo:font-size="9pt" style:font-name-asian="Arial" style:font-size-asian="9pt" style:font-name-complex="Arial" style:font-size-complex="9pt"/>
    </style:style>
    <style:style style:name="ce2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4472c4" fo:font-size="9pt" style:font-size-asian="9pt" style:font-size-complex="9pt"/>
    </style:style>
    <style:style style:name="ce110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color="#009900" style:font-name="Arial" fo:font-size="9pt" style:font-name-asian="Arial" style:font-size-asian="9pt" style:font-name-complex="Arial" style:font-size-complex="9pt"/>
    </style:style>
    <style:style style:name="ce113" style:family="table-cell" style:parent-style-name="Default" style:data-style-name="N121">
      <style:table-cell-properties fo:background-color="transparent"/>
      <style:text-properties fo:color="#4472c4" style:font-name="Arial" fo:font-size="9pt" style:font-name-asian="Arial" style:font-size-asian="9pt" style:font-name-complex="Arial" style:font-size-complex="9pt"/>
    </style:style>
    <style:style style:name="ce61" style:family="table-cell" style:parent-style-name="Default" style:data-style-name="N121">
      <style:text-properties fo:color="#4472c4" fo:font-size="10pt" style:font-size-asian="10pt" style:font-size-complex="10pt"/>
    </style:style>
    <style:style style:name="ce66" style:family="table-cell" style:parent-style-name="Default" style:data-style-name="N121">
      <style:table-cell-properties fo:background-color="transparent"/>
      <style:text-properties fo:color="#009900" style:font-name="Arial" fo:font-size="8pt" style:font-name-asian="Arial" style:font-size-asian="8pt" style:font-name-complex="Arial" style:font-size-complex="8pt"/>
    </style:style>
    <style:style style:name="ce68" style:family="table-cell" style:parent-style-name="Default" style:data-style-name="N121">
      <style:text-properties fo:color="#009900"/>
    </style:style>
    <style:style style:name="ce37" style:family="table-cell" style:parent-style-name="Default" style:data-style-name="N121">
      <style:table-cell-properties fo:background-color="transparent"/>
      <style:text-properties fo:color="#4472c4" fo:font-size="9pt" style:font-size-asian="9pt" style:font-size-complex="9pt"/>
    </style:style>
    <style:style style:name="ce22" style:family="table-cell" style:parent-style-name="Default" style:data-style-name="N121">
      <style:text-properties style:font-name="Arial" fo:font-size="9pt" style:font-name-asian="Arial" style:font-size-asian="9pt" style:font-name-complex="Arial" style:font-size-complex="9pt"/>
    </style:style>
    <style:style style:name="ce88" style:family="table-cell" style:parent-style-name="Default" style:data-style-name="N0">
      <style:table-cell-properties fo:background-color="#cccccc"/>
      <style:text-properties style:font-name="Arial" fo:font-size="8pt" style:font-name-asian="Arial" style:font-size-asian="8pt" style:font-name-complex="Arial" style:font-size-complex="8pt"/>
    </style:style>
    <style:style style:name="ce77" style:family="table-cell" style:parent-style-name="Default" style:data-style-name="N0">
      <style:text-properties style:font-name="Liberation Sans111" fo:font-weight="bold" style:font-name-asian="Liberation Sans111" style:font-weight-asian="bold" style:font-name-complex="Liberation Sans111" style:font-weight-complex="bold"/>
    </style:style>
    <style:style style:name="ce89" style:family="table-cell" style:parent-style-name="Default" style:data-style-name="N121">
      <style:table-cell-properties fo:background-color="#cccccc"/>
      <style:text-properties fo:font-size="9pt" style:font-size-asian="9pt" style:font-size-complex="9pt"/>
    </style:style>
    <style:style style:name="ce83" style:family="table-cell" style:parent-style-name="Default" style:data-style-name="N122">
      <style:text-properties fo:font-size="9pt" style:font-size-asian="9pt" style:font-size-complex="9pt"/>
    </style:style>
    <style:style style:name="ce81" style:family="table-cell" style:parent-style-name="Default" style:data-style-name="N1">
      <style:table-cell-properties fo:background-color="transparent"/>
      <style:text-properties fo:font-size="9pt" style:font-size-asian="9pt" style:font-size-complex="9pt"/>
    </style:style>
    <style:style style:name="ce82" style:family="table-cell" style:parent-style-name="Default" style:data-style-name="N123">
      <style:text-properties fo:font-size="9pt" style:font-size-asian="9pt" style:font-size-complex="9pt"/>
    </style:style>
    <style:style style:name="ce84" style:family="table-cell" style:parent-style-name="Default" style:data-style-name="N121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87" style:family="table-cell" style:parent-style-name="Default" style:data-style-name="N121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78" style:family="table-cell" style:parent-style-name="Default" style:data-style-name="N2">
      <style:table-cell-properties fo:background-color="transparent"/>
      <style:text-properties style:font-name="Arial" fo:font-size="9pt" style:font-name-asian="Arial" style:font-size-asian="9pt" style:font-name-complex="Arial" style:font-size-complex="9pt"/>
    </style:style>
    <style:style style:name="ce90" style:family="table-cell" style:parent-style-name="Default" style:data-style-name="N121">
      <style:table-cell-properties fo:background-color="#cccccc"/>
      <style:text-properties style:font-name="Arial" fo:font-size="9pt" style:font-name-asian="Arial" style:font-size-asian="9pt" style:font-name-complex="Arial" style:font-size-complex="9pt"/>
    </style:style>
    <style:style style:name="ce91" style:family="table-cell" style:parent-style-name="Default" style:data-style-name="N0">
      <style:table-cell-properties fo:background-color="#ccccc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transparent"/>
      <style:text-properties style:font-name="Arial" fo:font-size="8pt" style:font-name-asian="Arial" style:font-size-asian="8pt" style:font-name-complex="Arial" style:font-size-complex="8pt"/>
    </style:style>
    <style:style style:name="ce50" style:family="table-cell" style:parent-style-name="Default" style:data-style-name="N121">
      <style:table-cell-properties fo:border-bottom="0.06pt solid #000000" fo:background-color="transparent" fo:border-left="none" fo:border-right="none" fo:border-top="none"/>
      <style:text-properties style:font-name="Arial" fo:font-size="8pt" style:font-name-asian="Arial" style:font-size-asian="8pt" style:font-name-complex="Arial" style:font-size-complex="8pt"/>
    </style:style>
    <style:style style:name="ce86" style:family="table-cell" style:parent-style-name="Default" style:data-style-name="N121">
      <style:text-properties style:font-name="Arial" fo:font-size="8pt" style:font-name-asian="Arial" style:font-size-asian="8pt" style:font-name-complex="Arial" style:font-size-complex="8pt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121">
      <style:table-cell-properties fo:background-color="transparent"/>
    </style:style>
    <style:style style:name="ce92" style:family="table-cell" style:parent-style-name="Default" style:data-style-name="N0">
      <style:text-properties fo:color="#ff0000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automatic"/>
    </style:style>
    <style:style style:name="ce240" style:family="table-cell" style:parent-style-name="Default" style:data-style-name="N121">
      <style:text-properties style:font-name="Liberation Sans" fo:font-size="11pt" style:font-size-asian="11pt" style:font-size-complex="11pt"/>
    </style:style>
    <style:style style:name="ce241" style:family="table-cell" style:parent-style-name="Default" style:data-style-name="N121">
      <style:text-properties fo:color="#ff6600" style:font-name="Liberation Sans" fo:font-size="11pt" style:font-size-asian="11pt" style:font-size-complex="11pt"/>
    </style:style>
    <style:style style:name="ce242" style:family="table-cell" style:parent-style-name="Default" style:data-style-name="N2">
      <style:table-cell-properties fo:background-color="transparent"/>
      <style:text-properties fo:color="#ff0000" style:font-name="Liberation Sans" fo:font-size="11pt" style:font-size-asian="11pt" style:font-size-complex="11pt"/>
    </style:style>
    <style:style style:name="ce243" style:family="table-cell" style:parent-style-name="Default" style:data-style-name="N2">
      <style:text-properties fo:color="#ff0000" style:font-name="Liberation Sans" fo:font-size="11pt" style:font-size-asian="11pt" style:font-size-complex="11pt"/>
    </style:style>
    <style:style style:name="ce244" style:family="table-cell" style:parent-style-name="Default" style:data-style-name="N0">
      <style:table-cell-properties fo:background-color="#cccccc"/>
      <style:text-properties style:font-name="Liberation Sans" fo:font-size="11pt" style:font-size-asian="11pt" style:font-size-complex="11pt"/>
    </style:style>
    <style:style style:name="ce245" style:family="table-cell" style:parent-style-name="Default" style:data-style-name="N2">
      <style:table-cell-properties fo:background-color="#cccccc"/>
      <style:text-properties style:font-name="Liberation Sans" fo:font-size="11pt" style:font-size-asian="11pt" style:font-size-complex="11pt"/>
    </style:style>
    <style:style style:name="ce246" style:family="table-cell" style:parent-style-name="Default" style:data-style-name="N121">
      <style:table-cell-properties fo:background-color="#cccccc"/>
      <style:text-properties style:font-name="Liberation Sans" fo:font-size="11pt" style:font-size-asian="11pt" style:font-size-complex="11pt"/>
    </style:style>
    <style:style style:name="ce247" style:family="table-cell" style:parent-style-name="Default" style:data-style-name="N121">
      <style:table-cell-properties fo:background-color="transparent"/>
      <style:text-properties style:font-name="Liberation Sans" fo:font-size="11pt" style:font-size-asian="11pt" style:font-size-complex="11pt"/>
    </style:style>
    <style:style style:name="ce248" style:family="table-cell" style:parent-style-name="Default" style:data-style-name="N121">
      <style:table-cell-properties fo:background-color="#cccccc"/>
      <style:text-properties style:font-name="Liberation Sans" fo:font-size="11pt" style:font-name-asian="Arial" style:font-size-asian="11pt" style:font-name-complex="Arial" style:font-size-complex="11pt"/>
    </style:style>
    <style:style style:name="ce249" style:family="table-cell" style:parent-style-name="Default" style:data-style-name="N0">
      <style:table-cell-properties fo:background-color="#cccccc"/>
      <style:text-properties style:font-name="Liberation Sans" fo:font-size="11pt" style:font-name-asian="Arial" style:font-size-asian="11pt" style:font-name-complex="Arial" style:font-size-complex="11pt"/>
    </style:style>
    <style:style style:name="ce250" style:family="table-cell" style:parent-style-name="Default" style:data-style-name="N0">
      <style:table-cell-properties fo:background-color="transparent"/>
      <style:text-properties style:font-name="Liberation Sans" fo:font-size="11pt" style:font-name-asian="Arial" style:font-size-asian="11pt" style:font-name-complex="Arial" style:font-size-complex="11pt"/>
    </style:style>
    <style:style style:name="ce25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52" style:family="table-cell" style:parent-style-name="Default" style:data-style-name="N121">
      <style:text-properties fo:color="#000000" style:font-name="Liberation Sans" fo:font-size="11pt" style:font-size-asian="11pt" style:font-size-complex="11pt"/>
    </style:style>
    <style:style style:name="ce253" style:family="table-cell" style:parent-style-name="Default" style:data-style-name="N121">
      <style:table-cell-properties fo:background-color="#cccccc"/>
      <style:text-properties fo:color="#ff0000" style:font-name="Liberation Sans" fo:font-size="11pt" style:font-size-asian="11pt" style:font-size-complex="11pt"/>
    </style:style>
    <style:style style:name="ce25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96" style:family="table-cell" style:parent-style-name="Default" style:data-style-name="N2">
      <style:text-properties fo:color="#ff3333" fo:font-size="9pt" style:font-size-asian="9pt" style:font-size-complex="9pt"/>
    </style:style>
    <style:style style:name="ce97" style:family="table-cell" style:parent-style-name="Default" style:data-style-name="N2">
      <style:table-cell-properties fo:background-color="transparent"/>
      <style:text-properties fo:color="#ff3333" fo:font-size="9pt" style:font-size-asian="9pt" style:font-size-complex="9pt"/>
    </style:style>
    <style:style style:name="ce95" style:family="table-cell" style:parent-style-name="Default" style:data-style-name="N121">
      <style:table-cell-properties fo:background-color="transparent"/>
      <style:text-properties fo:color="#00cc00"/>
    </style:style>
    <style:style style:name="ce1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 style:font-name="Liberation Sans Narrow" fo:font-size="10pt" fo:font-weight="bold" style:font-name-asian="Liberation Sans Narrow" style:font-size-asian="10pt" style:font-weight-asian="bold" style:font-name-complex="Liberation Sans Narrow" style:font-size-complex="10pt" style:font-weight-complex="bold"/>
    </style:style>
    <style:style style:name="ce103" style:family="table-cell" style:parent-style-name="Default" style:data-style-name="N121">
      <style:table-cell-properties fo:background-color="transparent"/>
      <style:text-properties fo:color="#ff3333" fo:font-size="9pt" style:font-size-asian="9pt" style:font-size-complex="9pt"/>
    </style:style>
    <style:style style:name="ce104" style:family="table-cell" style:parent-style-name="Default" style:data-style-name="N121">
      <style:table-cell-properties fo:background-color="transparent"/>
      <style:text-properties fo:color="#ff3333" style:font-name="Liberation Sans2" fo:font-size="9pt" style:font-name-asian="Liberation Sans2" style:font-size-asian="9pt" style:font-name-complex="Liberation Sans2" style:font-size-complex="9pt"/>
    </style:style>
    <style:style style:name="ce107" style:family="table-cell" style:parent-style-name="Default" style:data-style-name="N121">
      <style:table-cell-properties fo:background-color="transparent"/>
      <style:text-properties fo:color="#ce181e" style:font-name="Liberation Sans2" fo:font-size="9pt" style:font-name-asian="Liberation Sans2" style:font-size-asian="9pt" style:font-name-complex="Liberation Sans2" style:font-size-complex="9pt"/>
    </style:style>
    <style:style style:name="ce73" style:family="table-cell" style:parent-style-name="Default" style:data-style-name="N0">
      <style:table-cell-properties fo:background-color="transparent"/>
    </style:style>
    <style:style style:name="ce105" style:family="table-cell" style:parent-style-name="Default" style:data-style-name="N121">
      <style:text-properties fo:color="#ff3333" style:font-name="Liberation Sans2" fo:font-size="9pt" style:font-name-asian="Liberation Sans2" style:font-size-asian="9pt" style:font-name-complex="Liberation Sans2" style:font-size-complex="9pt"/>
    </style:style>
    <style:style style:name="ce117" style:family="table-cell" style:parent-style-name="Default" style:data-style-name="N0">
      <style:table-cell-properties fo:background-color="transparent" style:vertical-align="automatic"/>
    </style:style>
    <style:style style:name="ce106" style:family="table-cell" style:parent-style-name="Default" style:data-style-name="N121">
      <style:text-properties fo:color="#0066ff" style:font-name="Liberation Sans2" fo:font-size="9pt" style:font-name-asian="Liberation Sans2" style:font-size-asian="9pt" style:font-name-complex="Liberation Sans2" style:font-size-complex="9pt"/>
    </style:style>
    <style:style style:name="ce101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98" style:family="table-cell" style:parent-style-name="Default" style:data-style-name="N0">
      <style:table-cell-properties fo:background-color="transparent"/>
      <style:text-properties style:font-name="Liberation Sans111" fo:font-weight="bold" style:font-name-asian="Liberation Sans111" style:font-weight-asian="bold" style:font-name-complex="Liberation Sans111" style:font-weight-complex="bold"/>
    </style:style>
    <style:style style:name="ce100" style:family="table-cell" style:parent-style-name="Default" style:data-style-name="N122">
      <style:table-cell-properties fo:background-color="transparent"/>
      <style:text-properties fo:color="#00cc00"/>
    </style:style>
    <style:style style:name="ce9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22">
      <style:table-cell-properties fo:background-color="transparent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Raw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74" table:default-cell-style-name="ce1"/>
        <table:table-column table:style-name="co4" table:number-columns-repeated="947" table:default-cell-style-name="ce1"/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irrep</text:p>
          </table:table-cell>
          <table:table-cell table:style-name="ce2" office:value-type="string" calcext:value-type="string">
            <text:p>HF MO</text:p>
          </table:table-cell>
          <table:table-cell table:style-name="ce133" office:value-type="string" calcext:value-type="string" table:number-columns-spanned="3" table:number-rows-spanned="1">
            <text:p>Expt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RPA</text:p>
          </table:table-cell>
          <table:covered-table-cell/>
          <table:table-cell table:style-name="ce71" office:value-type="string" calcext:value-type="string" table:number-columns-spanned="2" table:number-rows-spanned="1">
            <text:p>ADC(1)</text:p>
          </table:table-cell>
          <table:covered-table-cell/>
          <table:table-cell table:style-name="ce72" office:value-type="string" calcext:value-type="string" table:number-columns-spanned="2" table:number-rows-spanned="1">
            <text:p>ADC(2)</text:p>
          </table:table-cell>
          <table:covered-table-cell/>
          <table:table-cell table:style-name="ce71" office:value-type="string" calcext:value-type="string" table:number-columns-spanned="2" table:number-rows-spanned="1">
            <text:p>ADC(2)-x</text:p>
          </table:table-cell>
          <table:covered-table-cell/>
          <table:table-cell table:style-name="ce71" office:value-type="string" calcext:value-type="string" table:number-columns-spanned="2" table:number-rows-spanned="1">
            <text:p>ADC(3/2)</text:p>
          </table:table-cell>
          <table:covered-table-cell/>
          <table:table-cell table:style-name="ce71" office:value-type="string" calcext:value-type="string" table:number-columns-spanned="2" table:number-rows-spanned="1">
            <text:p>CC2</text:p>
          </table:table-cell>
          <table:covered-table-cell/>
          <table:table-cell table:style-name="ce71" office:value-type="string" calcext:value-type="string" table:number-columns-spanned="2" table:number-rows-spanned="1">
            <text:p>CCSD</text:p>
          </table:table-cell>
          <table:covered-table-cell/>
          <table:table-cell table:style-name="ce71" office:value-type="string" calcext:value-type="string" table:number-columns-spanned="2" table:number-rows-spanned="1">
            <text:p>CC3 / CCSDR(3)</text:p>
          </table:table-cell>
          <table:covered-table-cell/>
          <table:table-cell table:style-name="ce71" office:value-type="string" calcext:value-type="string" table:number-columns-spanned="2" table:number-rows-spanned="1">
            <text:p>fc-EOM-CCSD</text:p>
          </table:table-cell>
          <table:covered-table-cell/>
          <table:table-cell table:style-name="ce71" office:value-type="string" calcext:value-type="string" table:number-columns-spanned="2" table:number-rows-spanned="1">
            <text:p>B3LYP</text:p>
          </table:table-cell>
          <table:covered-table-cell/>
          <table:table-cell table:style-name="ce74" office:value-type="string" calcext:value-type="string" table:number-columns-spanned="2" table:number-rows-spanned="1">
            <text:p>BhandHLYP</text:p>
          </table:table-cell>
          <table:covered-table-cell/>
          <table:table-cell table:style-name="ce74" office:value-type="string" calcext:value-type="string" table:number-columns-spanned="2" table:number-rows-spanned="1">
            <text:p>B0.58LYP</text:p>
          </table:table-cell>
          <table:covered-table-cell/>
          <table:table-cell table:style-name="ce74" office:value-type="string" calcext:value-type="string" table:number-columns-spanned="2" table:number-rows-spanned="1">
            <text:p>CAM100-B3LYP</text:p>
          </table:table-cell>
          <table:covered-table-cell/>
          <table:table-cell table:style-name="ce71" office:value-type="string" calcext:value-type="string" table:number-columns-spanned="2" table:number-rows-spanned="1">
            <text:p>SRC2-R1</text:p>
          </table:table-cell>
          <table:covered-table-cell/>
          <table:table-cell table:style-name="ce74" office:value-type="string" calcext:value-type="string" table:number-columns-spanned="2" table:number-rows-spanned="1">
            <text:p>RCAM-B3LYP</text:p>
          </table:table-cell>
          <table:covered-table-cell/>
          <table:table-cell table:style-name="ce74" office:value-type="string" calcext:value-type="string" table:number-columns-spanned="2" table:number-rows-spanned="1">
            <text:p>CAM-QTP00</text:p>
          </table:table-cell>
          <table:covered-table-cell/>
          <table:table-cell table:style-name="ce71" office:value-type="string" calcext:value-type="string" table:number-columns-spanned="2" table:number-rows-spanned="1">
            <text:p>HCH</text:p>
          </table:table-cell>
          <table:covered-table-cell/>
          <table:table-cell table:number-columns-repeated="984"/>
        </table:table-row>
        <table:table-row table:style-name="ro1">
          <table:table-cell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number-columns-repeated="984"/>
        </table:table-row>
        <table:table-row table:style-name="ro1">
          <table:table-cell table:style-name="ce6" office:value-type="string" calcext:value-type="string">
            <text:p>C-edge</text:p>
          </table:table-cell>
          <table:table-cell table:style-name="ce6"/>
          <table:table-cell table:style-name="ce7"/>
          <table:table-cell table:style-name="ce8" table:number-columns-repeated="7"/>
          <table:table-cell table:style-name="ce9" table:number-columns-repeated="2"/>
          <table:table-cell table:style-name="ce8" table:number-columns-repeated="7"/>
          <table:table-cell table:style-name="ce9"/>
          <table:table-cell table:style-name="ce8" table:number-columns-repeated="20"/>
          <table:table-cell table:number-columns-repeated="3"/>
          <table:table-cell table:style-name="ce10"/>
          <table:table-cell table:number-columns-repeated="980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87" calcext:value-type="float">
            <text:p>287.00</text:p>
          </table:table-cell>
          <table:table-cell table:style-name="ce13"/>
          <table:table-cell table:style-name="ce14" office:value-type="string" calcext:value-type="string">
            <text:p>cumulantXray2019</text:p>
          </table:table-cell>
          <table:table-cell table:style-name="ce15" office:value-type="float" office:value="295.9008" calcext:value-type="float">
            <text:p>295.9008</text:p>
          </table:table-cell>
          <table:table-cell table:style-name="ce15" office:value-type="float" office:value="0.0958951808" calcext:value-type="float">
            <text:p>0.0959</text:p>
          </table:table-cell>
          <table:table-cell table:style-name="ce15" office:value-type="float" office:value="295.905062" calcext:value-type="float">
            <text:p>295.9051</text:p>
          </table:table-cell>
          <table:table-cell table:style-name="ce16" office:value-type="float" office:value="0.096718" calcext:value-type="float">
            <text:p>0.0967</text:p>
          </table:table-cell>
          <table:table-cell table:style-name="ce16" office:value-type="float" office:value="289.545763" calcext:value-type="float">
            <text:p>289.5458</text:p>
          </table:table-cell>
          <table:table-cell table:style-name="ce16" office:value-type="float" office:value="0.053363" calcext:value-type="float">
            <text:p>0.0534</text:p>
          </table:table-cell>
          <table:table-cell table:style-name="ce16" office:value-type="float" office:value="285.928829" calcext:value-type="float">
            <text:p>285.9288</text:p>
          </table:table-cell>
          <table:table-cell table:style-name="ce16" office:value-type="float" office:value="0.042353" calcext:value-type="float">
            <text:p>0.0424</text:p>
          </table:table-cell>
          <table:table-cell table:style-name="ce16" office:value-type="float" office:value="288.03708" calcext:value-type="float">
            <text:p>288.0371</text:p>
          </table:table-cell>
          <table:table-cell table:style-name="ce16" office:value-type="float" office:value="0.05186" calcext:value-type="float">
            <text:p>0.0519</text:p>
          </table:table-cell>
          <table:table-cell table:style-name="ce166" table:formula="of:=288.3853" office:value-type="float" office:value="288.3853" calcext:value-type="float">
            <text:p>288.3853</text:p>
          </table:table-cell>
          <table:table-cell table:style-name="ce166" table:formula="of:=0.0488626" office:value-type="float" office:value="0.0488626" calcext:value-type="float">
            <text:p>0.0489</text:p>
          </table:table-cell>
          <table:table-cell table:style-name="ce180" table:formula="of:=286.94903" office:value-type="float" office:value="286.94903" calcext:value-type="float">
            <text:p>286.9490</text:p>
          </table:table-cell>
          <table:table-cell table:style-name="ce180" table:formula="of:=0.04610243" office:value-type="float" office:value="0.04610243" calcext:value-type="float">
            <text:p>0.0461</text:p>
          </table:table-cell>
          <table:table-cell table:style-name="ce17" table:number-columns-repeated="2"/>
          <table:table-cell table:style-name="ce18" office:value-type="float" office:value="286.5507" calcext:value-type="float">
            <text:p>286.5507</text:p>
          </table:table-cell>
          <table:table-cell table:style-name="ce18" office:value-type="float" office:value="0.050871" calcext:value-type="float">
            <text:p>0.0509</text:p>
          </table:table-cell>
          <table:table-cell table:style-name="ce19" office:value-type="float" office:value="275.6869" calcext:value-type="float">
            <text:p>275.6869</text:p>
          </table:table-cell>
          <table:table-cell table:style-name="ce19" office:value-type="float" office:value="0.0388962152" calcext:value-type="float">
            <text:p>0.0389</text:p>
          </table:table-cell>
          <table:table-cell table:style-name="ce20" office:value-type="float" office:value="283.8122" calcext:value-type="float">
            <text:p>283.8122</text:p>
          </table:table-cell>
          <table:table-cell table:style-name="ce20" office:value-type="float" office:value="0.0598757041" calcext:value-type="float">
            <text:p>0.0599</text:p>
          </table:table-cell>
          <table:table-cell table:style-name="ce20" office:value-type="float" office:value="287.5444" calcext:value-type="float">
            <text:p>287.5444</text:p>
          </table:table-cell>
          <table:table-cell table:style-name="ce20" office:value-type="float" office:value="0.0671393781" calcext:value-type="float">
            <text:p>0.0671</text:p>
          </table:table-cell>
          <table:table-cell table:style-name="ce20" office:value-type="float" office:value="275.4431" calcext:value-type="float">
            <text:p>275.4431</text:p>
          </table:table-cell>
          <table:table-cell table:style-name="ce20" office:value-type="float" office:value="0.0406601708" calcext:value-type="float">
            <text:p>0.0407</text:p>
          </table:table-cell>
          <table:table-cell table:style-name="ce21" office:value-type="float" office:value="286.7765" calcext:value-type="float">
            <text:p>286.7765</text:p>
          </table:table-cell>
          <table:table-cell table:style-name="ce21" office:value-type="float" office:value="0.0609613855" calcext:value-type="float">
            <text:p>0.0610</text:p>
          </table:table-cell>
          <table:table-cell table:style-name="ce20" office:value-type="float" office:value="275.6796" calcext:value-type="float">
            <text:p>275.6796</text:p>
          </table:table-cell>
          <table:table-cell table:style-name="ce20" office:value-type="float" office:value="0.0404328403" calcext:value-type="float">
            <text:p>0.0404</text:p>
          </table:table-cell>
          <table:table-cell table:style-name="ce20" office:value-type="float" office:value="284.7655" calcext:value-type="float">
            <text:p>284.7655</text:p>
          </table:table-cell>
          <table:table-cell table:style-name="ce20" office:value-type="float" office:value="0.063177163" calcext:value-type="float">
            <text:p>0.0632</text:p>
          </table:table-cell>
          <table:table-cell table:style-name="ce22" office:value-type="float" office:value="286.4789931629" calcext:value-type="float">
            <text:p>286.4790</text:p>
          </table:table-cell>
          <table:table-cell table:style-name="ce22" office:value-type="float" office:value="0.0244161410352806" calcext:value-type="float">
            <text:p>0.024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294.4834" calcext:value-type="float">
            <text:p>294.4834</text:p>
          </table:table-cell>
          <table:table-cell table:style-name="ce15" office:value-type="float" office:value="0.1184032556" calcext:value-type="float">
            <text:p>0.1184</text:p>
          </table:table-cell>
          <table:table-cell table:style-name="ce16" office:value-type="float" office:value="294.488755" calcext:value-type="float">
            <text:p>294.4888</text:p>
          </table:table-cell>
          <table:table-cell table:style-name="ce16" office:value-type="float" office:value="0.119463" calcext:value-type="float">
            <text:p>0.1195</text:p>
          </table:table-cell>
          <table:table-cell table:style-name="ce16" office:value-type="float" office:value="289.73047" calcext:value-type="float">
            <text:p>289.7305</text:p>
          </table:table-cell>
          <table:table-cell table:style-name="ce16" office:value-type="float" office:value="0.080298" calcext:value-type="float">
            <text:p>0.0803</text:p>
          </table:table-cell>
          <table:table-cell table:style-name="ce16" office:value-type="float" office:value="286.440919" calcext:value-type="float">
            <text:p>286.4409</text:p>
          </table:table-cell>
          <table:table-cell table:style-name="ce16" office:value-type="float" office:value="0.062473" calcext:value-type="float">
            <text:p>0.0625</text:p>
          </table:table-cell>
          <table:table-cell table:style-name="ce16" office:value-type="float" office:value="287.824335" calcext:value-type="float">
            <text:p>287.8243</text:p>
          </table:table-cell>
          <table:table-cell table:style-name="ce16" office:value-type="float" office:value="0.072574" calcext:value-type="float">
            <text:p>0.0726</text:p>
          </table:table-cell>
          <table:table-cell table:style-name="ce166" table:formula="of:=288.50766" office:value-type="float" office:value="288.50766" calcext:value-type="float">
            <text:p>288.5077</text:p>
          </table:table-cell>
          <table:table-cell table:style-name="ce179" table:formula="of:=0.0716294" office:value-type="float" office:value="0.0716294" calcext:value-type="float">
            <text:p>0.0716</text:p>
          </table:table-cell>
          <table:table-cell table:style-name="ce180" table:formula="of:=287.06763" office:value-type="float" office:value="287.06763" calcext:value-type="float">
            <text:p>287.0676</text:p>
          </table:table-cell>
          <table:table-cell table:style-name="ce180" table:formula="of:=0.0658933" office:value-type="float" office:value="0.0658933" calcext:value-type="float">
            <text:p>0.0659</text:p>
          </table:table-cell>
          <table:table-cell table:style-name="ce17" table:number-columns-repeated="2"/>
          <table:table-cell table:style-name="ce18" office:value-type="float" office:value="286.6925" calcext:value-type="float">
            <text:p>286.6925</text:p>
          </table:table-cell>
          <table:table-cell table:style-name="ce18" office:value-type="float" office:value="0.072512" calcext:value-type="float">
            <text:p>0.0725</text:p>
          </table:table-cell>
          <table:table-cell table:style-name="ce19" office:value-type="float" office:value="275.7165" calcext:value-type="float">
            <text:p>275.7165</text:p>
          </table:table-cell>
          <table:table-cell table:style-name="ce19" office:value-type="float" office:value="0.0601801549" calcext:value-type="float">
            <text:p>0.0602</text:p>
          </table:table-cell>
          <table:table-cell table:style-name="ce20" office:value-type="float" office:value="283.3089" calcext:value-type="float">
            <text:p>283.3089</text:p>
          </table:table-cell>
          <table:table-cell table:style-name="ce20" office:value-type="float" office:value="0.0833006908" calcext:value-type="float">
            <text:p>0.0833</text:p>
          </table:table-cell>
          <table:table-cell table:style-name="ce20" office:value-type="float" office:value="286.8732" calcext:value-type="float">
            <text:p>286.8732</text:p>
          </table:table-cell>
          <table:table-cell table:style-name="ce20" office:value-type="float" office:value="0.0906101174" calcext:value-type="float">
            <text:p>0.0906</text:p>
          </table:table-cell>
          <table:table-cell table:style-name="ce20" office:value-type="float" office:value="275.494" calcext:value-type="float">
            <text:p>275.4940</text:p>
          </table:table-cell>
          <table:table-cell table:style-name="ce20" office:value-type="float" office:value="0.062343033" calcext:value-type="float">
            <text:p>0.0623</text:p>
          </table:table-cell>
          <table:table-cell table:style-name="ce21" office:value-type="float" office:value="286.3019" calcext:value-type="float">
            <text:p>286.3019</text:p>
          </table:table-cell>
          <table:table-cell table:style-name="ce21" office:value-type="float" office:value="0.0840026775" calcext:value-type="float">
            <text:p>0.0840</text:p>
          </table:table-cell>
          <table:table-cell table:style-name="ce20" office:value-type="float" office:value="275.7321" calcext:value-type="float">
            <text:p>275.7321</text:p>
          </table:table-cell>
          <table:table-cell table:style-name="ce20" office:value-type="float" office:value="0.0621664974" calcext:value-type="float">
            <text:p>0.0622</text:p>
          </table:table-cell>
          <table:table-cell table:style-name="ce20" office:value-type="float" office:value="284.1937" calcext:value-type="float">
            <text:p>284.1937</text:p>
          </table:table-cell>
          <table:table-cell table:style-name="ce20" office:value-type="float" office:value="0.0868990329" calcext:value-type="float">
            <text:p>0.0869</text:p>
          </table:table-cell>
          <table:table-cell table:style-name="ce22" office:value-type="float" office:value="286.60313419375" calcext:value-type="float">
            <text:p>286.6031</text:p>
          </table:table-cell>
          <table:table-cell table:style-name="ce22" office:value-type="float" office:value="0.034929748731157" calcext:value-type="float">
            <text:p>0.034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87.41" calcext:value-type="float">
            <text:p>287.41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4.3657" calcext:value-type="float">
            <text:p>294.3657</text:p>
          </table:table-cell>
          <table:table-cell table:style-name="ce15" office:value-type="float" office:value="0.1232261087" calcext:value-type="float">
            <text:p>0.1232</text:p>
          </table:table-cell>
          <table:table-cell table:style-name="ce16" office:value-type="float" office:value="294.371317" calcext:value-type="float">
            <text:p>294.3713</text:p>
          </table:table-cell>
          <table:table-cell table:style-name="ce16" office:value-type="float" office:value="0.124333" calcext:value-type="float">
            <text:p>0.1243</text:p>
          </table:table-cell>
          <table:table-cell table:style-name="ce16" office:value-type="float" office:value="290.254486" calcext:value-type="float">
            <text:p>290.2545</text:p>
          </table:table-cell>
          <table:table-cell table:style-name="ce16" office:value-type="float" office:value="0.089113" calcext:value-type="float">
            <text:p>0.0891</text:p>
          </table:table-cell>
          <table:table-cell table:style-name="ce16" office:value-type="float" office:value="287.200196" calcext:value-type="float">
            <text:p>287.2002</text:p>
          </table:table-cell>
          <table:table-cell table:style-name="ce16" office:value-type="float" office:value="0.070886" calcext:value-type="float">
            <text:p>0.0709</text:p>
          </table:table-cell>
          <table:table-cell table:style-name="ce16" office:value-type="float" office:value="288.115628" calcext:value-type="float">
            <text:p>288.1156</text:p>
          </table:table-cell>
          <table:table-cell table:style-name="ce16" office:value-type="float" office:value="0.079082" calcext:value-type="float">
            <text:p>0.0791</text:p>
          </table:table-cell>
          <table:table-cell table:style-name="ce166" table:formula="of:=289.00013" office:value-type="float" office:value="289.00013" calcext:value-type="float">
            <text:p>289.0001</text:p>
          </table:table-cell>
          <table:table-cell table:style-name="ce166" table:formula="of:=0.0788273" office:value-type="float" office:value="0.0788273" calcext:value-type="float">
            <text:p>0.0788</text:p>
          </table:table-cell>
          <table:table-cell table:style-name="ce180" table:formula="of:=287.6267" office:value-type="float" office:value="287.6267" calcext:value-type="float">
            <text:p>287.6267</text:p>
          </table:table-cell>
          <table:table-cell table:style-name="ce180" table:formula="of:=0.0728298" office:value-type="float" office:value="0.0728298" calcext:value-type="float">
            <text:p>0.0728</text:p>
          </table:table-cell>
          <table:table-cell table:style-name="ce10" table:number-columns-repeated="2"/>
          <table:table-cell table:style-name="ce24" office:value-type="float" office:value="287.2499" calcext:value-type="float">
            <text:p>287.2499</text:p>
          </table:table-cell>
          <table:table-cell table:style-name="ce24" office:value-type="float" office:value="0.080752" calcext:value-type="float">
            <text:p>0.0808</text:p>
          </table:table-cell>
          <table:table-cell table:style-name="ce19" office:value-type="float" office:value="276.1435" calcext:value-type="float">
            <text:p>276.1435</text:p>
          </table:table-cell>
          <table:table-cell table:style-name="ce19" office:value-type="float" office:value="0.0658685402" calcext:value-type="float">
            <text:p>0.0659</text:p>
          </table:table-cell>
          <table:table-cell table:style-name="ce20" office:value-type="float" office:value="283.5272" calcext:value-type="float">
            <text:p>283.5272</text:p>
          </table:table-cell>
          <table:table-cell table:style-name="ce20" office:value-type="float" office:value="0.0888312058" calcext:value-type="float">
            <text:p>0.0888</text:p>
          </table:table-cell>
          <table:table-cell table:style-name="ce20" office:value-type="float" office:value="287.0396" calcext:value-type="float">
            <text:p>287.0396</text:p>
          </table:table-cell>
          <table:table-cell table:style-name="ce20" office:value-type="float" office:value="0.0963945731" calcext:value-type="float">
            <text:p>0.0964</text:p>
          </table:table-cell>
          <table:table-cell table:style-name="ce20" office:value-type="float" office:value="275.8416" calcext:value-type="float">
            <text:p>275.8416</text:p>
          </table:table-cell>
          <table:table-cell table:style-name="ce20" office:value-type="float" office:value="0.0674261764" calcext:value-type="float">
            <text:p>0.0674</text:p>
          </table:table-cell>
          <table:table-cell table:style-name="ce21" office:value-type="float" office:value="286.6644" calcext:value-type="float">
            <text:p>286.6644</text:p>
          </table:table-cell>
          <table:table-cell table:style-name="ce21" office:value-type="float" office:value="0.0912410066" calcext:value-type="float">
            <text:p>0.0912</text:p>
          </table:table-cell>
          <table:table-cell table:style-name="ce20" office:value-type="float" office:value="276.0692" calcext:value-type="float">
            <text:p>276.0692</text:p>
          </table:table-cell>
          <table:table-cell table:style-name="ce20" office:value-type="float" office:value="0.0671410432" calcext:value-type="float">
            <text:p>0.0671</text:p>
          </table:table-cell>
          <table:table-cell table:style-name="ce20" office:value-type="float" office:value="284.3626" calcext:value-type="float">
            <text:p>284.3626</text:p>
          </table:table-cell>
          <table:table-cell table:style-name="ce20" office:value-type="float" office:value="0.0922516617" calcext:value-type="float">
            <text:p>0.0923</text:p>
          </table:table-cell>
          <table:table-cell table:style-name="ce22" office:value-type="float" office:value="287.31101686145" calcext:value-type="float">
            <text:p>287.3110</text:p>
          </table:table-cell>
          <table:table-cell table:style-name="ce22" office:value-type="float" office:value="0.039374462229547" calcext:value-type="float">
            <text:p>0.039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4_ethene</text:p>
          </table:table-cell>
          <table:table-cell table:style-name="ce2" office:value-type="string" calcext:value-type="string">
            <text:p>B1u</text:p>
          </table:table-cell>
          <table:table-cell table:style-name="ce11" office:value-type="string" calcext:value-type="string">
            <text:p>1-2</text:p>
          </table:table-cell>
          <table:table-cell table:style-name="ce12" office:value-type="float" office:value="284.7" calcext:value-type="float">
            <text:p>284.70</text:p>
          </table:table-cell>
          <table:table-cell table:style-name="ce13"/>
          <table:table-cell table:style-name="ce14" office:value-type="string" calcext:value-type="string">
            <text:p>Hitchcock, used in cvseomccsd2019, coretddft2010, fluoroethene2013</text:p>
          </table:table-cell>
          <table:table-cell table:style-name="ce15" office:value-type="float" office:value="294.7307" calcext:value-type="float">
            <text:p>294.7307</text:p>
          </table:table-cell>
          <table:table-cell table:style-name="ce15" office:value-type="float" office:value="0.1936720385" calcext:value-type="float">
            <text:p>0.1937</text:p>
          </table:table-cell>
          <table:table-cell table:style-name="ce16" office:value-type="float" office:value="294.735205" calcext:value-type="float">
            <text:p>294.7352</text:p>
          </table:table-cell>
          <table:table-cell table:style-name="ce16" office:value-type="float" office:value="0.195354" calcext:value-type="float">
            <text:p>0.1954</text:p>
          </table:table-cell>
          <table:table-cell table:style-name="ce15" office:value-type="float" office:value="288.108782" calcext:value-type="float">
            <text:p>288.1088</text:p>
          </table:table-cell>
          <table:table-cell table:style-name="ce15" office:value-type="float" office:value="0.103254" calcext:value-type="float">
            <text:p>0.1033</text:p>
          </table:table-cell>
          <table:table-cell table:style-name="ce16" office:value-type="float" office:value="284.537675" calcext:value-type="float">
            <text:p>284.5377</text:p>
          </table:table-cell>
          <table:table-cell table:style-name="ce16" office:value-type="float" office:value="0.08011" calcext:value-type="float">
            <text:p>0.0801</text:p>
          </table:table-cell>
          <table:table-cell table:style-name="ce15" office:value-type="float" office:value="286.622235" calcext:value-type="float">
            <text:p>286.6222</text:p>
          </table:table-cell>
          <table:table-cell table:style-name="ce15" office:value-type="float" office:value="0.101767" calcext:value-type="float">
            <text:p>0.1018</text:p>
          </table:table-cell>
          <table:table-cell table:style-name="ce166" table:formula="of:=287.03318" office:value-type="float" office:value="287.03318" calcext:value-type="float">
            <text:p>287.0332</text:p>
          </table:table-cell>
          <table:table-cell table:style-name="ce166" table:formula="of:=0.094304" office:value-type="float" office:value="0.094304" calcext:value-type="float">
            <text:p>0.0943</text:p>
          </table:table-cell>
          <table:table-cell table:style-name="ce180" table:formula="of:=285.52652" office:value-type="float" office:value="285.52652" calcext:value-type="float">
            <text:p>285.5265</text:p>
          </table:table-cell>
          <table:table-cell table:style-name="ce180" table:formula="of:=0.0891277" office:value-type="float" office:value="0.0891277" calcext:value-type="float">
            <text:p>0.0891</text:p>
          </table:table-cell>
          <table:table-cell table:style-name="ce10" table:number-columns-repeated="2"/>
          <table:table-cell table:style-name="ce24" office:value-type="float" office:value="285.1385" calcext:value-type="float">
            <text:p>285.1385</text:p>
          </table:table-cell>
          <table:table-cell table:style-name="ce24" office:value-type="float" office:value="0.098225" calcext:value-type="float">
            <text:p>0.0982</text:p>
          </table:table-cell>
          <table:table-cell table:style-name="ce21" office:value-type="float" office:value="274.2561" calcext:value-type="float">
            <text:p>274.2561</text:p>
          </table:table-cell>
          <table:table-cell table:style-name="ce21" office:value-type="float" office:value="0.0794012216" calcext:value-type="float">
            <text:p>0.0794</text:p>
          </table:table-cell>
          <table:table-cell table:style-name="ce20" office:value-type="float" office:value="282.4791" calcext:value-type="float">
            <text:p>282.4791</text:p>
          </table:table-cell>
          <table:table-cell table:style-name="ce20" office:value-type="float" office:value="0.1205130909" calcext:value-type="float">
            <text:p>0.1205</text:p>
          </table:table-cell>
          <table:table-cell table:style-name="ce20" office:value-type="float" office:value="286.2416" calcext:value-type="float">
            <text:p>286.2416</text:p>
          </table:table-cell>
          <table:table-cell table:style-name="ce20" office:value-type="float" office:value="0.1335255612" calcext:value-type="float">
            <text:p>0.1335</text:p>
          </table:table-cell>
          <table:table-cell table:style-name="ce25" office:value-type="float" office:value="274.1192" calcext:value-type="float">
            <text:p>274.1192</text:p>
          </table:table-cell>
          <table:table-cell table:style-name="ce25" office:value-type="float" office:value="0.083592073" calcext:value-type="float">
            <text:p>0.0836</text:p>
          </table:table-cell>
          <table:table-cell table:style-name="ce21" office:value-type="float" office:value="285.2875" calcext:value-type="float">
            <text:p>285.2875</text:p>
          </table:table-cell>
          <table:table-cell table:style-name="ce21" office:value-type="float" office:value="0.1168507468" calcext:value-type="float">
            <text:p>0.1169</text:p>
          </table:table-cell>
          <table:table-cell table:style-name="ce25" office:value-type="float" office:value="274.3827" calcext:value-type="float">
            <text:p>274.3827</text:p>
          </table:table-cell>
          <table:table-cell table:style-name="ce25" office:value-type="float" office:value="0.0834571416" calcext:value-type="float">
            <text:p>0.0835</text:p>
          </table:table-cell>
          <table:table-cell table:style-name="ce25" office:value-type="float" office:value="283.4762" calcext:value-type="float">
            <text:p>283.4762</text:p>
          </table:table-cell>
          <table:table-cell table:style-name="ce25" office:value-type="float" office:value="0.1274274509" calcext:value-type="float">
            <text:p>0.1274</text:p>
          </table:table-cell>
          <table:table-cell table:style-name="ce22" office:value-type="float" office:value="284.8228694176" calcext:value-type="float">
            <text:p>284.8229</text:p>
          </table:table-cell>
          <table:table-cell table:style-name="ce22" office:value-type="float" office:value="0.0406391347815538" calcext:value-type="float">
            <text:p>0.040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86.8" calcext:value-type="float">
            <text:p>286.80</text:p>
          </table:table-cell>
          <table:table-cell table:style-name="ce13"/>
          <table:table-cell table:style-name="ce14" office:value-type="string" calcext:value-type="string">
            <text:p>cumulantXray2019</text:p>
          </table:table-cell>
          <table:table-cell table:style-name="ce15" office:value-type="float" office:value="294.2506" calcext:value-type="float">
            <text:p>294.2506</text:p>
          </table:table-cell>
          <table:table-cell table:style-name="ce15" office:value-type="float" office:value="0.1120746098" calcext:value-type="float">
            <text:p>0.1121</text:p>
          </table:table-cell>
          <table:table-cell table:style-name="ce15" office:value-type="float" office:value="294.255568" calcext:value-type="float">
            <text:p>294.2556</text:p>
          </table:table-cell>
          <table:table-cell table:style-name="ce15" office:value-type="float" office:value="0.113057" calcext:value-type="float">
            <text:p>0.1131</text:p>
          </table:table-cell>
          <table:table-cell table:style-name="ce16" office:value-type="float" office:value="289.19193" calcext:value-type="float">
            <text:p>289.1919</text:p>
          </table:table-cell>
          <table:table-cell table:style-name="ce16" office:value-type="float" office:value="0.072275" calcext:value-type="float">
            <text:p>0.0723</text:p>
          </table:table-cell>
          <table:table-cell table:style-name="ce16" office:value-type="float" office:value="285.724578" calcext:value-type="float">
            <text:p>285.7246</text:p>
          </table:table-cell>
          <table:table-cell table:style-name="ce16" office:value-type="float" office:value="0.054906" calcext:value-type="float">
            <text:p>0.0549</text:p>
          </table:table-cell>
          <table:table-cell table:style-name="ce16" office:value-type="float" office:value="287.122759" calcext:value-type="float">
            <text:p>287.1228</text:p>
          </table:table-cell>
          <table:table-cell table:style-name="ce16" office:value-type="float" office:value="0.063868" calcext:value-type="float">
            <text:p>0.0639</text:p>
          </table:table-cell>
          <table:table-cell table:style-name="ce166" table:formula="of:=287.98719" office:value-type="float" office:value="287.98719" calcext:value-type="float">
            <text:p>287.9872</text:p>
          </table:table-cell>
          <table:table-cell table:style-name="ce166" table:formula="of:=0.0643385" office:value-type="float" office:value="0.0643385" calcext:value-type="float">
            <text:p>0.0643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0405" calcext:value-type="float">
            <text:p>286.0405</text:p>
          </table:table-cell>
          <table:table-cell table:style-name="ce24" office:value-type="float" office:value="0.065001" calcext:value-type="float">
            <text:p>0.0650</text:p>
          </table:table-cell>
          <table:table-cell table:style-name="ce19" office:value-type="float" office:value="275.1196" calcext:value-type="float">
            <text:p>275.1196</text:p>
          </table:table-cell>
          <table:table-cell table:style-name="ce19" office:value-type="float" office:value="0.0539684364" calcext:value-type="float">
            <text:p>0.0540</text:p>
          </table:table-cell>
          <table:table-cell table:style-name="ce20" office:value-type="float" office:value="282.843" calcext:value-type="float">
            <text:p>282.8430</text:p>
          </table:table-cell>
          <table:table-cell table:style-name="ce20" office:value-type="float" office:value="0.0756485119" calcext:value-type="float">
            <text:p>0.0756</text:p>
          </table:table-cell>
          <table:table-cell table:style-name="ce20" office:value-type="float" office:value="286.4528" calcext:value-type="float">
            <text:p>286.4528</text:p>
          </table:table-cell>
          <table:table-cell table:style-name="ce20" office:value-type="float" office:value="0.0831959849" calcext:value-type="float">
            <text:p>0.0832</text:p>
          </table:table-cell>
          <table:table-cell table:style-name="ce26" office:value-type="float" office:value="274.7759" calcext:value-type="float">
            <text:p>274.7759</text:p>
          </table:table-cell>
          <table:table-cell table:style-name="ce20" office:value-type="float" office:value="0.055431603" calcext:value-type="float">
            <text:p>0.0554</text:p>
          </table:table-cell>
          <table:table-cell table:style-name="ce21" office:value-type="float" office:value="285.9813" calcext:value-type="float">
            <text:p>285.9813</text:p>
          </table:table-cell>
          <table:table-cell table:style-name="ce21" office:value-type="float" office:value="0.0770846732" calcext:value-type="float">
            <text:p>0.0771</text:p>
          </table:table-cell>
          <table:table-cell table:style-name="ce20" office:value-type="float" office:value="275.0214" calcext:value-type="float">
            <text:p>275.0214</text:p>
          </table:table-cell>
          <table:table-cell table:style-name="ce20" office:value-type="float" office:value="0.0552179388" calcext:value-type="float">
            <text:p>0.0552</text:p>
          </table:table-cell>
          <table:table-cell table:style-name="ce20" office:value-type="float" office:value="283.6983" calcext:value-type="float">
            <text:p>283.6983</text:p>
          </table:table-cell>
          <table:table-cell table:style-name="ce20" office:value-type="float" office:value="0.0790870412" calcext:value-type="float">
            <text:p>0.0791</text:p>
          </table:table-cell>
          <table:table-cell table:style-name="ce22" office:value-type="float" office:value="285.7363496378" calcext:value-type="float">
            <text:p>285.7363</text:p>
          </table:table-cell>
          <table:table-cell table:style-name="ce22" office:value-type="float" office:value="0.030009076053266" calcext:value-type="float">
            <text:p>0.030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 <text:s/>(not sym – could be)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86.92" calcext:value-type="float">
            <text:p>286.92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6.1217" calcext:value-type="float">
            <text:p>296.1217</text:p>
          </table:table-cell>
          <table:table-cell table:style-name="ce15" office:value-type="float" office:value="0.0998666717" calcext:value-type="float">
            <text:p>0.0999</text:p>
          </table:table-cell>
          <table:table-cell table:style-name="ce16" office:value-type="float" office:value="296.130185" calcext:value-type="float">
            <text:p>296.1302</text:p>
          </table:table-cell>
          <table:table-cell table:style-name="ce16" office:value-type="float" office:value="0.100738" calcext:value-type="float">
            <text:p>0.1007</text:p>
          </table:table-cell>
          <table:table-cell table:style-name="ce16" office:value-type="float" office:value="289.949571" calcext:value-type="float">
            <text:p>289.9496</text:p>
          </table:table-cell>
          <table:table-cell table:style-name="ce16" office:value-type="float" office:value="0.059717" calcext:value-type="float">
            <text:p>0.0597</text:p>
          </table:table-cell>
          <table:table-cell table:style-name="ce16" office:value-type="float" office:value="286.414292" calcext:value-type="float">
            <text:p>286.4143</text:p>
          </table:table-cell>
          <table:table-cell table:style-name="ce16" office:value-type="float" office:value="0.047484" calcext:value-type="float">
            <text:p>0.0475</text:p>
          </table:table-cell>
          <table:table-cell table:style-name="ce16" office:value-type="float" office:value="288.485954" calcext:value-type="float">
            <text:p>288.4860</text:p>
          </table:table-cell>
          <table:table-cell table:style-name="ce16" office:value-type="float" office:value="0.057406" calcext:value-type="float">
            <text:p>0.0574</text:p>
          </table:table-cell>
          <table:table-cell table:style-name="ce166" table:formula="of:=288.7878" office:value-type="float" office:value="288.7878" calcext:value-type="float">
            <text:p>288.7878</text:p>
          </table:table-cell>
          <table:table-cell table:style-name="ce166" table:formula="of:=0.0538" office:value-type="float" office:value="0.0538" calcext:value-type="float">
            <text:p>0.0538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9951" calcext:value-type="float">
            <text:p>286.9951</text:p>
          </table:table-cell>
          <table:table-cell table:style-name="ce24" office:value-type="float" office:value="0.056711" calcext:value-type="float">
            <text:p>0.0567</text:p>
          </table:table-cell>
          <table:table-cell table:style-name="ce19" office:value-type="float" office:value="276.1637" calcext:value-type="float">
            <text:p>276.1637</text:p>
          </table:table-cell>
          <table:table-cell table:style-name="ce19" office:value-type="float" office:value="0.0445697139" calcext:value-type="float">
            <text:p>0.0446</text:p>
          </table:table-cell>
          <table:table-cell table:style-name="ce20" office:value-type="float" office:value="284.2136" calcext:value-type="float">
            <text:p>284.2136</text:p>
          </table:table-cell>
          <table:table-cell table:style-name="ce20" office:value-type="float" office:value="0.0651344393" calcext:value-type="float">
            <text:p>0.0651</text:p>
          </table:table-cell>
          <table:table-cell table:style-name="ce20" office:value-type="float" office:value="287.9242" calcext:value-type="float">
            <text:p>287.9242</text:p>
          </table:table-cell>
          <table:table-cell table:style-name="ce20" office:value-type="float" office:value="0.0717628102" calcext:value-type="float">
            <text:p>0.0718</text:p>
          </table:table-cell>
          <table:table-cell table:style-name="ce27" office:value-type="float" office:value="276.0387" calcext:value-type="float">
            <text:p>276.0387</text:p>
          </table:table-cell>
          <table:table-cell table:style-name="ce28" office:value-type="float" office:value="0.0478073839" calcext:value-type="float">
            <text:p>0.0478</text:p>
          </table:table-cell>
          <table:table-cell table:style-name="ce21" office:value-type="float" office:value="287.0869" calcext:value-type="float">
            <text:p>287.0869</text:p>
          </table:table-cell>
          <table:table-cell table:style-name="ce21" office:value-type="float" office:value="0.0635868507" calcext:value-type="float">
            <text:p>0.0636</text:p>
          </table:table-cell>
          <table:table-cell table:style-name="ce20" office:value-type="float" office:value="276.2872" calcext:value-type="float">
            <text:p>276.2872</text:p>
          </table:table-cell>
          <table:table-cell table:style-name="ce20" office:value-type="float" office:value="0.0479407117" calcext:value-type="float">
            <text:p>0.0479</text:p>
          </table:table-cell>
          <table:table-cell table:style-name="ce20" office:value-type="float" office:value="285.1823" calcext:value-type="float">
            <text:p>285.1823</text:p>
          </table:table-cell>
          <table:table-cell table:style-name="ce20" office:value-type="float" office:value="0.0688532583" calcext:value-type="float">
            <text:p>0.0689</text:p>
          </table:table-cell>
          <table:table-cell table:style-name="ce22" office:value-type="float" office:value="286.8719374978" calcext:value-type="float">
            <text:p>286.8719</text:p>
          </table:table-cell>
          <table:table-cell table:style-name="ce22" office:value-type="float" office:value="0.025472534879583" calcext:value-type="float">
            <text:p>0.025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9_vinylfluorin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285" calcext:value-type="float">
            <text:p>285.00</text:p>
          </table:table-cell>
          <table:table-cell table:style-name="ce31" office:value-type="float" office:value="3.4" calcext:value-type="float">
            <text:p>3.4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5.3311" calcext:value-type="float">
            <text:p>295.3311</text:p>
          </table:table-cell>
          <table:table-cell table:style-name="ce15" office:value-type="float" office:value="0.092123556" calcext:value-type="float">
            <text:p>0.0921</text:p>
          </table:table-cell>
          <table:table-cell table:style-name="ce16" office:value-type="float" office:value="295.335189" calcext:value-type="float">
            <text:p>295.3352</text:p>
          </table:table-cell>
          <table:table-cell table:style-name="ce16" office:value-type="float" office:value="0.092888" calcext:value-type="float">
            <text:p>0.0929</text:p>
          </table:table-cell>
          <table:table-cell table:style-name="ce15" office:value-type="float" office:value="288.482953" calcext:value-type="float">
            <text:p>288.4830</text:p>
          </table:table-cell>
          <table:table-cell table:style-name="ce15" office:value-type="float" office:value="0.047047" calcext:value-type="float">
            <text:p>0.0470</text:p>
          </table:table-cell>
          <table:table-cell table:style-name="ce15" office:value-type="float" office:value="284.863578" calcext:value-type="float">
            <text:p>284.8636</text:p>
          </table:table-cell>
          <table:table-cell table:style-name="ce15" office:value-type="float" office:value="0.036604" calcext:value-type="float">
            <text:p>0.0366</text:p>
          </table:table-cell>
          <table:table-cell table:style-name="ce15" office:value-type="float" office:value="286.939292" calcext:value-type="float">
            <text:p>286.9393</text:p>
          </table:table-cell>
          <table:table-cell table:style-name="ce15" office:value-type="float" office:value="0.046946" calcext:value-type="float">
            <text:p>0.0469</text:p>
          </table:table-cell>
          <table:table-cell table:style-name="ce167" table:formula="of:=287.41175" office:value-type="float" office:value="287.41175" calcext:value-type="float">
            <text:p>287.4118</text:p>
          </table:table-cell>
          <table:table-cell table:style-name="ce167" table:formula="of:=0.04273908" office:value-type="float" office:value="0.04273908" calcext:value-type="float">
            <text:p>0.0427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5059" calcext:value-type="float">
            <text:p>285.5059</text:p>
          </table:table-cell>
          <table:table-cell table:style-name="ce18" office:value-type="float" office:value="0.045655" calcext:value-type="float">
            <text:p>0.0457</text:p>
          </table:table-cell>
          <table:table-cell table:style-name="ce21" office:value-type="float" office:value="274.5069" calcext:value-type="float">
            <text:p>274.5069</text:p>
          </table:table-cell>
          <table:table-cell table:style-name="ce21" office:value-type="float" office:value="0.0351595479" calcext:value-type="float">
            <text:p>0.0352</text:p>
          </table:table-cell>
          <table:table-cell table:style-name="ce20" office:value-type="float" office:value="282.8605" calcext:value-type="float">
            <text:p>282.8605</text:p>
          </table:table-cell>
          <table:table-cell table:style-name="ce20" office:value-type="float" office:value="0.0556710711" calcext:value-type="float">
            <text:p>0.0557</text:p>
          </table:table-cell>
          <table:table-cell table:style-name="ce20" office:value-type="float" office:value="286.6339" calcext:value-type="float">
            <text:p>286.6339</text:p>
          </table:table-cell>
          <table:table-cell table:style-name="ce20" office:value-type="float" office:value="0.0624761048" calcext:value-type="float">
            <text:p>0.0625</text:p>
          </table:table-cell>
          <table:table-cell table:style-name="ce25" office:value-type="float" office:value="274.3715" calcext:value-type="float">
            <text:p>274.3715</text:p>
          </table:table-cell>
          <table:table-cell table:style-name="ce25" office:value-type="float" office:value="0.037262214" calcext:value-type="float">
            <text:p>0.0373</text:p>
          </table:table-cell>
          <table:table-cell table:style-name="ce21" office:value-type="float" office:value="285.5928" calcext:value-type="float">
            <text:p>285.5928</text:p>
          </table:table-cell>
          <table:table-cell table:style-name="ce21" office:value-type="float" office:value="0.0547619465" calcext:value-type="float">
            <text:p>0.0548</text:p>
          </table:table-cell>
          <table:table-cell table:style-name="ce25" office:value-type="float" office:value="274.6338" calcext:value-type="float">
            <text:p>274.6338</text:p>
          </table:table-cell>
          <table:table-cell table:style-name="ce25" office:value-type="float" office:value="0.0371855796" calcext:value-type="float">
            <text:p>0.0372</text:p>
          </table:table-cell>
          <table:table-cell table:style-name="ce25" office:value-type="float" office:value="283.873" calcext:value-type="float">
            <text:p>283.8730</text:p>
          </table:table-cell>
          <table:table-cell table:style-name="ce25" office:value-type="float" office:value="0.0590862273" calcext:value-type="float">
            <text:p>0.0591</text:p>
          </table:table-cell>
          <table:table-cell table:style-name="ce22" office:value-type="float" office:value="285.0459039667" calcext:value-type="float">
            <text:p>285.0459</text:p>
          </table:table-cell>
          <table:table-cell table:style-name="ce22" office:value-type="float" office:value="0.017995747093927" calcext:value-type="float">
            <text:p>0.018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float" office:value="287.1" calcext:value-type="float">
            <text:p>287.10</text:p>
          </table:table-cell>
          <table:table-cell table:style-name="ce31" office:value-type="float" office:value="5.1" calcext:value-type="float">
            <text:p>5.1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6.6329" calcext:value-type="float">
            <text:p>296.6329</text:p>
          </table:table-cell>
          <table:table-cell table:style-name="ce15" office:value-type="float" office:value="0.1058447679" calcext:value-type="float">
            <text:p>0.1058</text:p>
          </table:table-cell>
          <table:table-cell table:style-name="ce16" office:value-type="float" office:value="296.637662" calcext:value-type="float">
            <text:p>296.6377</text:p>
          </table:table-cell>
          <table:table-cell table:style-name="ce16" office:value-type="float" office:value="0.1068" calcext:value-type="float">
            <text:p>0.1068</text:p>
          </table:table-cell>
          <table:table-cell table:style-name="ce15" office:value-type="float" office:value="290.751723" calcext:value-type="float">
            <text:p>290.7517</text:p>
          </table:table-cell>
          <table:table-cell table:style-name="ce15" office:value-type="float" office:value="0.06324" calcext:value-type="float">
            <text:p>0.0632</text:p>
          </table:table-cell>
          <table:table-cell table:style-name="ce15" office:value-type="float" office:value="287.123162" calcext:value-type="float">
            <text:p>287.1232</text:p>
          </table:table-cell>
          <table:table-cell table:style-name="ce15" office:value-type="float" office:value="0.049007" calcext:value-type="float">
            <text:p>0.0490</text:p>
          </table:table-cell>
          <table:table-cell table:style-name="ce15" office:value-type="float" office:value="288.807343" calcext:value-type="float">
            <text:p>288.8073</text:p>
          </table:table-cell>
          <table:table-cell table:style-name="ce15" office:value-type="float" office:value="0.058877" calcext:value-type="float">
            <text:p>0.0589</text:p>
          </table:table-cell>
          <table:table-cell table:style-name="ce167" table:formula="of:=289.65186" office:value-type="float" office:value="289.65186" calcext:value-type="float">
            <text:p>289.6519</text:p>
          </table:table-cell>
          <table:table-cell table:style-name="ce167" table:formula="of:=0.05752976" office:value-type="float" office:value="0.05752976" calcext:value-type="float">
            <text:p>0.0575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7.6251" calcext:value-type="float">
            <text:p>287.6251</text:p>
          </table:table-cell>
          <table:table-cell table:style-name="ce18" office:value-type="float" office:value="0.058888" calcext:value-type="float">
            <text:p>0.0589</text:p>
          </table:table-cell>
          <table:table-cell table:style-name="ce21" office:value-type="float" office:value="276.6674" calcext:value-type="float">
            <text:p>276.6674</text:p>
          </table:table-cell>
          <table:table-cell table:style-name="ce21" office:value-type="float" office:value="0.0487483861" calcext:value-type="float">
            <text:p>0.0487</text:p>
          </table:table-cell>
          <table:table-cell table:style-name="ce20" office:value-type="float" office:value="284.7056" calcext:value-type="float">
            <text:p>284.7056</text:p>
          </table:table-cell>
          <table:table-cell table:style-name="ce20" office:value-type="float" office:value="0.0699826478" calcext:value-type="float">
            <text:p>0.0700</text:p>
          </table:table-cell>
          <table:table-cell table:style-name="ce20" office:value-type="float" office:value="288.4427" calcext:value-type="float">
            <text:p>288.4427</text:p>
          </table:table-cell>
          <table:table-cell table:style-name="ce20" office:value-type="float" office:value="0.0762958168" calcext:value-type="float">
            <text:p>0.0763</text:p>
          </table:table-cell>
          <table:table-cell table:style-name="ce25" office:value-type="float" office:value="276.548" calcext:value-type="float">
            <text:p>276.5480</text:p>
          </table:table-cell>
          <table:table-cell table:style-name="ce25" office:value-type="float" office:value="0.0514341149" calcext:value-type="float">
            <text:p>0.0514</text:p>
          </table:table-cell>
          <table:table-cell table:style-name="ce21" office:value-type="float" office:value="287.5758" calcext:value-type="float">
            <text:p>287.5758</text:p>
          </table:table-cell>
          <table:table-cell table:style-name="ce21" office:value-type="float" office:value="0.0677389312" calcext:value-type="float">
            <text:p>0.0677</text:p>
          </table:table-cell>
          <table:table-cell table:style-name="ce25" office:value-type="float" office:value="276.8139" calcext:value-type="float">
            <text:p>276.8139</text:p>
          </table:table-cell>
          <table:table-cell table:style-name="ce25" office:value-type="float" office:value="0.0514541442" calcext:value-type="float">
            <text:p>0.0515</text:p>
          </table:table-cell>
          <table:table-cell table:style-name="ce25" office:value-type="float" office:value="285.6816" calcext:value-type="float">
            <text:p>285.6816</text:p>
          </table:table-cell>
          <table:table-cell table:style-name="ce25" office:value-type="float" office:value="0.0735745211" calcext:value-type="float">
            <text:p>0.0736</text:p>
          </table:table-cell>
          <table:table-cell table:style-name="ce22" office:value-type="float" office:value="287.2079881419" calcext:value-type="float">
            <text:p>287.2080</text:p>
          </table:table-cell>
          <table:table-cell table:style-name="ce22" office:value-type="float" office:value="0.024068971585323" calcext:value-type="float">
            <text:p>0.024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9646" calcext:value-type="float">
            <text:p>295.9646</text:p>
          </table:table-cell>
          <table:table-cell table:style-name="ce15" office:value-type="float" office:value="0.1238434544" calcext:value-type="float">
            <text:p>0.1238</text:p>
          </table:table-cell>
          <table:table-cell table:style-name="ce15" office:value-type="float" office:value="295.967368" calcext:value-type="float">
            <text:p>295.9674</text:p>
          </table:table-cell>
          <table:table-cell table:style-name="ce15" office:value-type="float" office:value="0.124941" calcext:value-type="float">
            <text:p>0.1249</text:p>
          </table:table-cell>
          <table:table-cell table:style-name="ce16" office:value-type="float" office:value="291.339031" calcext:value-type="float">
            <text:p>291.3390</text:p>
          </table:table-cell>
          <table:table-cell table:style-name="ce16" office:value-type="float" office:value="0.08721" calcext:value-type="float">
            <text:p>0.0872</text:p>
          </table:table-cell>
          <table:table-cell table:style-name="ce16" office:value-type="float" office:value="288.337791" calcext:value-type="float">
            <text:p>288.3378</text:p>
          </table:table-cell>
          <table:table-cell table:style-name="ce16" office:value-type="float" office:value="0.069494" calcext:value-type="float">
            <text:p>0.0695</text:p>
          </table:table-cell>
          <table:table-cell table:style-name="ce16" office:value-type="float" office:value="289.540601" calcext:value-type="float">
            <text:p>289.5406</text:p>
          </table:table-cell>
          <table:table-cell table:style-name="ce16" office:value-type="float" office:value="0.076441" calcext:value-type="float">
            <text:p>0.0764</text:p>
          </table:table-cell>
          <table:table-cell table:style-name="ce168" table:formula="of:=290.22657" office:value-type="float" office:value="290.22657" calcext:value-type="float">
            <text:p>290.2266</text:p>
          </table:table-cell>
          <table:table-cell table:style-name="ce168" table:formula="of:=0.07569143" office:value-type="float" office:value="0.07569143" calcext:value-type="float">
            <text:p>0.0757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8.4151" calcext:value-type="float">
            <text:p>288.4151</text:p>
          </table:table-cell>
          <table:table-cell table:style-name="ce18" office:value-type="float" office:value="0.039894" calcext:value-type="float">
            <text:p>0.0399</text:p>
          </table:table-cell>
          <table:table-cell table:style-name="ce19" office:value-type="float" office:value="277.3908" calcext:value-type="float">
            <text:p>277.3908</text:p>
          </table:table-cell>
          <table:table-cell table:style-name="ce19" office:value-type="float" office:value="0.0639608409" calcext:value-type="float">
            <text:p>0.0640</text:p>
          </table:table-cell>
          <table:table-cell table:style-name="ce20" office:value-type="float" office:value="284.9849" calcext:value-type="float">
            <text:p>284.9849</text:p>
          </table:table-cell>
          <table:table-cell table:style-name="ce20" office:value-type="float" office:value="0.0862013974" calcext:value-type="float">
            <text:p>0.0862</text:p>
          </table:table-cell>
          <table:table-cell table:style-name="ce20" office:value-type="float" office:value="288.5602" calcext:value-type="float">
            <text:p>288.5602</text:p>
          </table:table-cell>
          <table:table-cell table:style-name="ce20" office:value-type="float" office:value="0.0938444674" calcext:value-type="float">
            <text:p>0.0938</text:p>
          </table:table-cell>
          <table:table-cell table:style-name="ce20" office:value-type="float" office:value="277.1837" calcext:value-type="float">
            <text:p>277.1837</text:p>
          </table:table-cell>
          <table:table-cell table:style-name="ce20" office:value-type="float" office:value="0.0677369741" calcext:value-type="float">
            <text:p>0.0677</text:p>
          </table:table-cell>
          <table:table-cell table:style-name="ce21" office:value-type="float" office:value="288.0561" calcext:value-type="float">
            <text:p>288.0561</text:p>
          </table:table-cell>
          <table:table-cell table:style-name="ce21" office:value-type="float" office:value="0.0844396707" calcext:value-type="float">
            <text:p>0.0844</text:p>
          </table:table-cell>
          <table:table-cell table:style-name="ce20" office:value-type="float" office:value="277.4386" calcext:value-type="float">
            <text:p>277.4386</text:p>
          </table:table-cell>
          <table:table-cell table:style-name="ce20" office:value-type="float" office:value="0.0681554588" calcext:value-type="float">
            <text:p>0.0682</text:p>
          </table:table-cell>
          <table:table-cell table:style-name="ce20" office:value-type="float" office:value="285.8348" calcext:value-type="float">
            <text:p>285.8348</text:p>
          </table:table-cell>
          <table:table-cell table:style-name="ce20" office:value-type="float" office:value="0.0908841702" calcext:value-type="float">
            <text:p>0.0909</text:p>
          </table:table-cell>
          <table:table-cell table:style-name="ce22" office:value-type="float" office:value="288.0575750021" calcext:value-type="float">
            <text:p>288.0576</text:p>
          </table:table-cell>
          <table:table-cell table:style-name="ce22" office:value-type="float" office:value="0.03148736896425" calcext:value-type="float">
            <text:p>0.031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12" office:value-type="float" office:value="288.66" calcext:value-type="float">
            <text:p>288.66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6.2541" calcext:value-type="float">
            <text:p>296.2541</text:p>
          </table:table-cell>
          <table:table-cell table:style-name="ce15" office:value-type="float" office:value="0.1233921181" calcext:value-type="float">
            <text:p>0.1234</text:p>
          </table:table-cell>
          <table:table-cell table:style-name="ce15" office:value-type="float" office:value="296.260799" calcext:value-type="float">
            <text:p>296.2608</text:p>
          </table:table-cell>
          <table:table-cell table:style-name="ce15" office:value-type="float" office:value="0.124522" calcext:value-type="float">
            <text:p>0.1245</text:p>
          </table:table-cell>
          <table:table-cell table:style-name="ce16" office:value-type="float" office:value="291.724022" calcext:value-type="float">
            <text:p>291.7240</text:p>
          </table:table-cell>
          <table:table-cell table:style-name="ce16" office:value-type="float" office:value="0.087603" calcext:value-type="float">
            <text:p>0.0876</text:p>
          </table:table-cell>
          <table:table-cell table:style-name="ce16" office:value-type="float" office:value="288.566954" calcext:value-type="float">
            <text:p>288.5670</text:p>
          </table:table-cell>
          <table:table-cell table:style-name="ce16" office:value-type="float" office:value="0.068143" calcext:value-type="float">
            <text:p>0.0681</text:p>
          </table:table-cell>
          <table:table-cell table:style-name="ce16" office:value-type="float" office:value="289.708229" calcext:value-type="float">
            <text:p>289.7082</text:p>
          </table:table-cell>
          <table:table-cell table:style-name="ce16" office:value-type="float" office:value="0.074517" calcext:value-type="float">
            <text:p>0.0745</text:p>
          </table:table-cell>
          <table:table-cell table:style-name="ce167" table:formula="of:=290.55011" office:value-type="float" office:value="290.55011" calcext:value-type="float">
            <text:p>290.5501</text:p>
          </table:table-cell>
          <table:table-cell table:style-name="ce167" table:formula="of:=0.0761098" office:value-type="float" office:value="0.0761098" calcext:value-type="float">
            <text:p>0.0761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8.694" calcext:value-type="float">
            <text:p>288.6940</text:p>
          </table:table-cell>
          <table:table-cell table:style-name="ce18" office:value-type="float" office:value="0.082474" calcext:value-type="float">
            <text:p>0.0825</text:p>
          </table:table-cell>
          <table:table-cell table:style-name="ce19" office:value-type="float" office:value="277.6989" calcext:value-type="float">
            <text:p>277.6989</text:p>
          </table:table-cell>
          <table:table-cell table:style-name="ce19" office:value-type="float" office:value="0.0665068141" calcext:value-type="float">
            <text:p>0.0665</text:p>
          </table:table-cell>
          <table:table-cell table:style-name="ce20" office:value-type="float" office:value="285.262" calcext:value-type="float">
            <text:p>285.2620</text:p>
          </table:table-cell>
          <table:table-cell table:style-name="ce20" office:value-type="float" office:value="0.0864142505" calcext:value-type="float">
            <text:p>0.0864</text:p>
          </table:table-cell>
          <table:table-cell table:style-name="ce20" office:value-type="float" office:value="288.8328" calcext:value-type="float">
            <text:p>288.8328</text:p>
          </table:table-cell>
          <table:table-cell table:style-name="ce20" office:value-type="float" office:value="0.0941885012" calcext:value-type="float">
            <text:p>0.0942</text:p>
          </table:table-cell>
          <table:table-cell table:style-name="ce20" office:value-type="float" office:value="277.4699" calcext:value-type="float">
            <text:p>277.4699</text:p>
          </table:table-cell>
          <table:table-cell table:style-name="ce20" office:value-type="float" office:value="0.0680340088" calcext:value-type="float">
            <text:p>0.0680</text:p>
          </table:table-cell>
          <table:table-cell table:style-name="ce21" office:value-type="float" office:value="288.3482" calcext:value-type="float">
            <text:p>288.3482</text:p>
          </table:table-cell>
          <table:table-cell table:style-name="ce21" office:value-type="float" office:value="0.0857775333" calcext:value-type="float">
            <text:p>0.0858</text:p>
          </table:table-cell>
          <table:table-cell table:style-name="ce20" office:value-type="float" office:value="277.7239" calcext:value-type="float">
            <text:p>277.7239</text:p>
          </table:table-cell>
          <table:table-cell table:style-name="ce20" office:value-type="float" office:value="0.0683391508" calcext:value-type="float">
            <text:p>0.0683</text:p>
          </table:table-cell>
          <table:table-cell table:style-name="ce20" office:value-type="float" office:value="286.1117" calcext:value-type="float">
            <text:p>286.1117</text:p>
          </table:table-cell>
          <table:table-cell table:style-name="ce20" office:value-type="float" office:value="0.0909960587" calcext:value-type="float">
            <text:p>0.0910</text:p>
          </table:table-cell>
          <table:table-cell table:style-name="ce22" office:value-type="float" office:value="288.2936570928" calcext:value-type="float">
            <text:p>288.2937</text:p>
          </table:table-cell>
          <table:table-cell table:style-name="ce22" office:value-type="float" office:value="0.032744213292214" calcext:value-type="float">
            <text:p>0.032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5_difluoroethe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285.4" calcext:value-type="float">
            <text:p>285.40</text:p>
          </table:table-cell>
          <table:table-cell table:style-name="ce31" office:value-type="float" office:value="3.4" calcext:value-type="float">
            <text:p>3.4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6.1622" calcext:value-type="float">
            <text:p>296.1622</text:p>
          </table:table-cell>
          <table:table-cell table:style-name="ce15" office:value-type="float" office:value="0.0877270431" calcext:value-type="float">
            <text:p>0.0877</text:p>
          </table:table-cell>
          <table:table-cell table:style-name="ce15" office:value-type="float" office:value="296.166039" calcext:value-type="float">
            <text:p>296.1660</text:p>
          </table:table-cell>
          <table:table-cell table:style-name="ce15" office:value-type="float" office:value="0.088458" calcext:value-type="float">
            <text:p>0.0885</text:p>
          </table:table-cell>
          <table:table-cell table:style-name="ce15" office:value-type="float" office:value="289.061767" calcext:value-type="float">
            <text:p>289.0618</text:p>
          </table:table-cell>
          <table:table-cell table:style-name="ce15" office:value-type="float" office:value="0.040205" calcext:value-type="float">
            <text:p>0.0402</text:p>
          </table:table-cell>
          <table:table-cell table:style-name="ce16" office:value-type="float" office:value="285.400512" calcext:value-type="float">
            <text:p>285.4005</text:p>
          </table:table-cell>
          <table:table-cell table:style-name="ce16" office:value-type="float" office:value="0.031791" calcext:value-type="float">
            <text:p>0.0318</text:p>
          </table:table-cell>
          <table:table-cell table:style-name="ce15" office:value-type="float" office:value="287.498039" calcext:value-type="float">
            <text:p>287.4980</text:p>
          </table:table-cell>
          <table:table-cell table:style-name="ce15" office:value-type="float" office:value="0.04201" calcext:value-type="float">
            <text:p>0.0420</text:p>
          </table:table-cell>
          <table:table-cell table:style-name="ce169" table:formula="of:=288.01145" office:value-type="float" office:value="288.01145" calcext:value-type="float">
            <text:p>288.0115</text:p>
          </table:table-cell>
          <table:table-cell table:style-name="ce169" table:formula="of:=0.03648399" office:value-type="float" office:value="0.03648399" calcext:value-type="float">
            <text:p>0.0365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0933" calcext:value-type="float">
            <text:p>286.0933</text:p>
          </table:table-cell>
          <table:table-cell table:style-name="ce24" office:value-type="float" office:value="0.040341" calcext:value-type="float">
            <text:p>0.0403</text:p>
          </table:table-cell>
          <table:table-cell table:style-name="ce21" office:value-type="float" office:value="274.9512" calcext:value-type="float">
            <text:p>274.9512</text:p>
          </table:table-cell>
          <table:table-cell table:style-name="ce21" office:value-type="float" office:value="0.029657607" calcext:value-type="float">
            <text:p>0.0297</text:p>
          </table:table-cell>
          <table:table-cell table:style-name="ce20" office:value-type="float" office:value="283.4525" calcext:value-type="float">
            <text:p>283.4525</text:p>
          </table:table-cell>
          <table:table-cell table:style-name="ce20" office:value-type="float" office:value="0.0506239482" calcext:value-type="float">
            <text:p>0.0506</text:p>
          </table:table-cell>
          <table:table-cell table:style-name="ce20" office:value-type="float" office:value="287.2274" calcext:value-type="float">
            <text:p>287.2274</text:p>
          </table:table-cell>
          <table:table-cell table:style-name="ce20" office:value-type="float" office:value="0.0579046261" calcext:value-type="float">
            <text:p>0.0579</text:p>
          </table:table-cell>
          <table:table-cell table:style-name="ce25" office:value-type="float" office:value="274.8212" calcext:value-type="float">
            <text:p>274.8212</text:p>
          </table:table-cell>
          <table:table-cell table:style-name="ce25" office:value-type="float" office:value="0.0321659031" calcext:value-type="float">
            <text:p>0.0322</text:p>
          </table:table-cell>
          <table:table-cell table:style-name="ce21" office:value-type="float" office:value="286.0757" calcext:value-type="float">
            <text:p>286.0757</text:p>
          </table:table-cell>
          <table:table-cell table:style-name="ce21" office:value-type="float" office:value="0.050967072" calcext:value-type="float">
            <text:p>0.0510</text:p>
          </table:table-cell>
          <table:table-cell table:style-name="ce25" office:value-type="float" office:value="275.0827" calcext:value-type="float">
            <text:p>275.0827</text:p>
          </table:table-cell>
          <table:table-cell table:style-name="ce25" office:value-type="float" office:value="0.0320966843" calcext:value-type="float">
            <text:p>0.0321</text:p>
          </table:table-cell>
          <table:table-cell table:style-name="ce25" office:value-type="float" office:value="284.4804" calcext:value-type="float">
            <text:p>284.4804</text:p>
          </table:table-cell>
          <table:table-cell table:style-name="ce25" office:value-type="float" office:value="0.054035163" calcext:value-type="float">
            <text:p>0.0540</text:p>
          </table:table-cell>
          <table:table-cell table:style-name="ce22" office:value-type="float" office:value="285.4825659325" calcext:value-type="float">
            <text:p>285.4826</text:p>
          </table:table-cell>
          <table:table-cell table:style-name="ce22" office:value-type="float" office:value="0.015897803782996" calcext:value-type="float">
            <text:p>0.015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289.6" calcext:value-type="float">
            <text:p>289.60</text:p>
          </table:table-cell>
          <table:table-cell table:style-name="ce31" office:value-type="float" office:value="6.9" calcext:value-type="float">
            <text:p>6.9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8.6577" calcext:value-type="float">
            <text:p>298.6577</text:p>
          </table:table-cell>
          <table:table-cell table:style-name="ce15" office:value-type="float" office:value="0.116299342" calcext:value-type="float">
            <text:p>0.1163</text:p>
          </table:table-cell>
          <table:table-cell table:style-name="ce15" office:value-type="float" office:value="298.662862" calcext:value-type="float">
            <text:p>298.6629</text:p>
          </table:table-cell>
          <table:table-cell table:style-name="ce15" office:value-type="float" office:value="0.117341" calcext:value-type="float">
            <text:p>0.1173</text:p>
          </table:table-cell>
          <table:table-cell table:style-name="ce15" office:value-type="float" office:value="293.45237" calcext:value-type="float">
            <text:p>293.4524</text:p>
          </table:table-cell>
          <table:table-cell table:style-name="ce15" office:value-type="float" office:value="0.079716" calcext:value-type="float">
            <text:p>0.0797</text:p>
          </table:table-cell>
          <table:table-cell table:style-name="ce16" office:value-type="float" office:value="289.827966" calcext:value-type="float">
            <text:p>289.8280</text:p>
          </table:table-cell>
          <table:table-cell table:style-name="ce16" office:value-type="float" office:value="0.061216" calcext:value-type="float">
            <text:p>0.0612</text:p>
          </table:table-cell>
          <table:table-cell table:style-name="ce15" office:value-type="float" office:value="291.122087" calcext:value-type="float">
            <text:p>291.1221</text:p>
          </table:table-cell>
          <table:table-cell table:style-name="ce15" office:value-type="float" office:value="0.068096" calcext:value-type="float">
            <text:p>0.0681</text:p>
          </table:table-cell>
          <table:table-cell table:style-name="ce169" table:formula="of:=292.3071" office:value-type="float" office:value="292.3071" calcext:value-type="float">
            <text:p>292.3071</text:p>
          </table:table-cell>
          <table:table-cell table:style-name="ce169" table:formula="of:=0.07215877" office:value-type="float" office:value="0.07215877" calcext:value-type="float">
            <text:p>0.0722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90.2138" calcext:value-type="float">
            <text:p>290.2138</text:p>
          </table:table-cell>
          <table:table-cell table:style-name="ce24" office:value-type="float" office:value="0.073093" calcext:value-type="float">
            <text:p>0.0731</text:p>
          </table:table-cell>
          <table:table-cell table:style-name="ce21" office:value-type="float" office:value="279.2225" calcext:value-type="float">
            <text:p>279.2225</text:p>
          </table:table-cell>
          <table:table-cell table:style-name="ce21" office:value-type="float" office:value="0.0624736342" calcext:value-type="float">
            <text:p>0.0625</text:p>
          </table:table-cell>
          <table:table-cell table:style-name="ce20" office:value-type="float" office:value="287.064" calcext:value-type="float">
            <text:p>287.0640</text:p>
          </table:table-cell>
          <table:table-cell table:style-name="ce20" office:value-type="float" office:value="0.0800586581" calcext:value-type="float">
            <text:p>0.0801</text:p>
          </table:table-cell>
          <table:table-cell table:style-name="ce20" office:value-type="float" office:value="290.7722" calcext:value-type="float">
            <text:p>290.7722</text:p>
          </table:table-cell>
          <table:table-cell table:style-name="ce20" office:value-type="float" office:value="0.0878556377" calcext:value-type="float">
            <text:p>0.0879</text:p>
          </table:table-cell>
          <table:table-cell table:style-name="ce25" office:value-type="float" office:value="279.1419" calcext:value-type="float">
            <text:p>279.1419</text:p>
          </table:table-cell>
          <table:table-cell table:style-name="ce25" office:value-type="float" office:value="0.066201338" calcext:value-type="float">
            <text:p>0.0662</text:p>
          </table:table-cell>
          <table:table-cell table:style-name="ce21" office:value-type="float" office:value="289.9753" calcext:value-type="float">
            <text:p>289.9753</text:p>
          </table:table-cell>
          <table:table-cell table:style-name="ce21" office:value-type="float" office:value="0.0818987051" calcext:value-type="float">
            <text:p>0.0819</text:p>
          </table:table-cell>
          <table:table-cell table:style-name="ce25" office:value-type="float" office:value="279.4148" calcext:value-type="float">
            <text:p>279.4148</text:p>
          </table:table-cell>
          <table:table-cell table:style-name="ce25" office:value-type="float" office:value="0.0664858196" calcext:value-type="float">
            <text:p>0.0665</text:p>
          </table:table-cell>
          <table:table-cell table:style-name="ce25" office:value-type="float" office:value="288.0191" calcext:value-type="float">
            <text:p>288.0191</text:p>
          </table:table-cell>
          <table:table-cell table:style-name="ce25" office:value-type="float" office:value="0.0856126382" calcext:value-type="float">
            <text:p>0.0856</text:p>
          </table:table-cell>
          <table:table-cell table:style-name="ce22" office:value-type="float" office:value="289.6636006808" calcext:value-type="float">
            <text:p>289.6636</text:p>
          </table:table-cell>
          <table:table-cell table:style-name="ce22" office:value-type="float" office:value="0.028971330128413" calcext:value-type="float">
            <text:p>0.029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12" office:value-type="float" office:value="290.91" calcext:value-type="float">
            <text:p>290.91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8.5766" calcext:value-type="float">
            <text:p>298.5766</text:p>
          </table:table-cell>
          <table:table-cell table:style-name="ce15" office:value-type="float" office:value="0.1336928978" calcext:value-type="float">
            <text:p>0.1337</text:p>
          </table:table-cell>
          <table:table-cell table:style-name="ce33" office:value-type="float" office:value="298.582708" calcext:value-type="float">
            <text:p>298.5827</text:p>
          </table:table-cell>
          <table:table-cell table:style-name="ce33" office:value-type="float" office:value="0.134905" calcext:value-type="float">
            <text:p>0.1349</text:p>
          </table:table-cell>
          <table:table-cell table:style-name="ce16" office:value-type="float" office:value="294.546276" calcext:value-type="float">
            <text:p>294.5463</text:p>
          </table:table-cell>
          <table:table-cell table:style-name="ce16" office:value-type="float" office:value="0.100066" calcext:value-type="float">
            <text:p>0.1001</text:p>
          </table:table-cell>
          <table:table-cell table:style-name="ce16" office:value-type="float" office:value="291.383291" calcext:value-type="float">
            <text:p>291.3833</text:p>
          </table:table-cell>
          <table:table-cell table:style-name="ce16" office:value-type="float" office:value="0.079169" calcext:value-type="float">
            <text:p>0.0792</text:p>
          </table:table-cell>
          <table:table-cell table:style-name="ce16" office:value-type="float" office:value="292.058803" calcext:value-type="float">
            <text:p>292.0588</text:p>
          </table:table-cell>
          <table:table-cell table:style-name="ce16" office:value-type="float" office:value="0.087405" calcext:value-type="float">
            <text:p>0.0874</text:p>
          </table:table-cell>
          <table:table-cell table:style-name="ce167" table:formula="of:=293.25562" office:value-type="float" office:value="293.25562" calcext:value-type="float">
            <text:p>293.2556</text:p>
          </table:table-cell>
          <table:table-cell table:style-name="ce167" table:formula="of:=0.0882987" office:value-type="float" office:value="0.0882987" calcext:value-type="float">
            <text:p>0.0883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91.355" calcext:value-type="float">
            <text:p>291.3550</text:p>
          </table:table-cell>
          <table:table-cell table:style-name="ce24" office:value-type="float" office:value="0.091285" calcext:value-type="float">
            <text:p>0.0913</text:p>
          </table:table-cell>
          <table:table-cell table:style-name="ce19" office:value-type="float" office:value="280.296" calcext:value-type="float">
            <text:p>280.2960</text:p>
          </table:table-cell>
          <table:table-cell table:style-name="ce19" office:value-type="float" office:value="0.0775676647" calcext:value-type="float">
            <text:p>0.0776</text:p>
          </table:table-cell>
          <table:table-cell table:style-name="ce20" office:value-type="float" office:value="287.719" calcext:value-type="float">
            <text:p>287.7190</text:p>
          </table:table-cell>
          <table:table-cell table:style-name="ce20" office:value-type="float" office:value="0.0991935384" calcext:value-type="float">
            <text:p>0.0992</text:p>
          </table:table-cell>
          <table:table-cell table:style-name="ce20" office:value-type="float" office:value="291.277" calcext:value-type="float">
            <text:p>291.2770</text:p>
          </table:table-cell>
          <table:table-cell table:style-name="ce20" office:value-type="float" office:value="0.1059864931" calcext:value-type="float">
            <text:p>0.1060</text:p>
          </table:table-cell>
          <table:table-cell table:style-name="ce20" office:value-type="float" office:value="280.0187" calcext:value-type="float">
            <text:p>280.0187</text:p>
          </table:table-cell>
          <table:table-cell table:style-name="ce20" office:value-type="float" office:value="0.0796186417" calcext:value-type="float">
            <text:p>0.0796</text:p>
          </table:table-cell>
          <table:table-cell table:style-name="ce21" office:value-type="float" office:value="290.8711" calcext:value-type="float">
            <text:p>290.8711</text:p>
          </table:table-cell>
          <table:table-cell table:style-name="ce21" office:value-type="float" office:value="0.0989122886" calcext:value-type="float">
            <text:p>0.0989</text:p>
          </table:table-cell>
          <table:table-cell table:style-name="ce20" office:value-type="float" office:value="280.2826" calcext:value-type="float">
            <text:p>280.2826</text:p>
          </table:table-cell>
          <table:table-cell table:style-name="ce20" office:value-type="float" office:value="0.0796609369" calcext:value-type="float">
            <text:p>0.0797</text:p>
          </table:table-cell>
          <table:table-cell table:style-name="ce20" office:value-type="float" office:value="288.5449" calcext:value-type="float">
            <text:p>288.5449</text:p>
          </table:table-cell>
          <table:table-cell table:style-name="ce20" office:value-type="float" office:value="0.1027553343" calcext:value-type="float">
            <text:p>0.1028</text:p>
          </table:table-cell>
          <table:table-cell table:style-name="ce22" office:value-type="float" office:value="290.6724866794" calcext:value-type="float">
            <text:p>290.6725</text:p>
          </table:table-cell>
          <table:table-cell table:style-name="ce22" office:value-type="float" office:value="0.038129634346952" calcext:value-type="float">
            <text:p>0.038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7_cyclopentadie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4.8945" calcext:value-type="float">
            <text:p>294.8945</text:p>
          </table:table-cell>
          <table:table-cell table:style-name="ce15" office:value-type="float" office:value="0.1827850314" calcext:value-type="float">
            <text:p>0.1828</text:p>
          </table:table-cell>
          <table:table-cell table:style-name="ce15" office:value-type="float" office:value="294.898447" calcext:value-type="float">
            <text:p>294.8984</text:p>
          </table:table-cell>
          <table:table-cell table:style-name="ce15" office:value-type="float" office:value="0.184144" calcext:value-type="float">
            <text:p>0.1841</text:p>
          </table:table-cell>
          <table:table-cell table:style-name="ce15" office:value-type="float" office:value="287.888829" calcext:value-type="float">
            <text:p>287.8888</text:p>
          </table:table-cell>
          <table:table-cell table:style-name="ce15" office:value-type="float" office:value="0.098695" calcext:value-type="float">
            <text:p>0.0987</text:p>
          </table:table-cell>
          <table:table-cell table:style-name="ce16" office:value-type="float" office:value="284.391318" calcext:value-type="float">
            <text:p>284.3913</text:p>
          </table:table-cell>
          <table:table-cell table:style-name="ce16" office:value-type="float" office:value="0.079465" calcext:value-type="float">
            <text:p>0.0795</text:p>
          </table:table-cell>
          <table:table-cell table:style-name="ce16" office:value-type="float" office:value="286.747264" calcext:value-type="float">
            <text:p>286.7473</text:p>
          </table:table-cell>
          <table:table-cell table:style-name="ce16" office:value-type="float" office:value="0.101688" calcext:value-type="float">
            <text:p>0.1017</text:p>
          </table:table-cell>
          <table:table-cell table:style-name="ce167" table:formula="of:=286.81849" office:value-type="float" office:value="286.81849" calcext:value-type="float">
            <text:p>286.8185</text:p>
          </table:table-cell>
          <table:table-cell table:style-name="ce167" table:formula="of:=0.088509" office:value-type="float" office:value="0.088509" calcext:value-type="float">
            <text:p>0.0885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1194" calcext:value-type="float">
            <text:p>285.1194</text:p>
          </table:table-cell>
          <table:table-cell table:style-name="ce18" office:value-type="float" office:value="0.100445" calcext:value-type="float">
            <text:p>0.1004</text:p>
          </table:table-cell>
          <table:table-cell table:style-name="ce20" office:value-type="float" office:value="273.9965" calcext:value-type="float">
            <text:p>273.9965</text:p>
          </table:table-cell>
          <table:table-cell table:style-name="ce20" office:value-type="float" office:value="0.0715644601" calcext:value-type="float">
            <text:p>0.0716</text:p>
          </table:table-cell>
          <table:table-cell table:style-name="ce34" office:value-type="float" office:value="282.4676" calcext:value-type="float">
            <text:p>282.4676</text:p>
          </table:table-cell>
          <table:table-cell table:style-name="ce34" office:value-type="float" office:value="0.1146539296" calcext:value-type="float">
            <text:p>0.1147</text:p>
          </table:table-cell>
          <table:table-cell table:style-name="ce20" office:value-type="float" office:value="286.2657" calcext:value-type="float">
            <text:p>286.2657</text:p>
          </table:table-cell>
          <table:table-cell table:style-name="ce20" office:value-type="float" office:value="0.1270923503" calcext:value-type="float">
            <text:p>0.1271</text:p>
          </table:table-cell>
          <table:table-cell table:style-name="ce34" office:value-type="float" office:value="274.1462" calcext:value-type="float">
            <text:p>274.1462</text:p>
          </table:table-cell>
          <table:table-cell table:style-name="ce34" office:value-type="float" office:value="0.0833487095" calcext:value-type="float">
            <text:p>0.0833</text:p>
          </table:table-cell>
          <table:table-cell table:style-name="ce21" office:value-type="float" office:value="285.0059" calcext:value-type="float">
            <text:p>285.0059</text:p>
          </table:table-cell>
          <table:table-cell table:style-name="ce21" office:value-type="float" office:value="0.101074467" calcext:value-type="float">
            <text:p>0.1011</text:p>
          </table:table-cell>
          <table:table-cell table:style-name="ce34" office:value-type="float" office:value="274.4299" calcext:value-type="float">
            <text:p>274.4299</text:p>
          </table:table-cell>
          <table:table-cell table:style-name="ce34" office:value-type="float" office:value="0.0840024969" calcext:value-type="float">
            <text:p>0.0840</text:p>
          </table:table-cell>
          <table:table-cell table:style-name="ce34" office:value-type="float" office:value="283.5411" calcext:value-type="float">
            <text:p>283.5411</text:p>
          </table:table-cell>
          <table:table-cell table:style-name="ce34" office:value-type="float" office:value="0.1231967008" calcext:value-type="float">
            <text:p>0.1232</text:p>
          </table:table-cell>
          <table:table-cell table:style-name="ce22" office:value-type="float" office:value="284.35735162275" calcext:value-type="float">
            <text:p>284.3574</text:p>
          </table:table-cell>
          <table:table-cell table:style-name="ce35" office:value-type="float" office:value="0.02945294652247" calcext:value-type="float">
            <text:p>0.029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29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3253" calcext:value-type="float">
            <text:p>295.3253</text:p>
          </table:table-cell>
          <table:table-cell table:style-name="ce15" office:value-type="float" office:value="0.193954497" calcext:value-type="float">
            <text:p>0.1940</text:p>
          </table:table-cell>
          <table:table-cell table:style-name="ce15" office:value-type="float" office:value="295.32929" calcext:value-type="float">
            <text:p>295.3293</text:p>
          </table:table-cell>
          <table:table-cell table:style-name="ce15" office:value-type="float" office:value="0.195755" calcext:value-type="float">
            <text:p>0.1958</text:p>
          </table:table-cell>
          <table:table-cell table:style-name="ce15" office:value-type="float" office:value="288.264074" calcext:value-type="float">
            <text:p>288.2641</text:p>
          </table:table-cell>
          <table:table-cell table:style-name="ce15" office:value-type="float" office:value="0.072656" calcext:value-type="float">
            <text:p>0.0727</text:p>
          </table:table-cell>
          <table:table-cell table:style-name="ce16" office:value-type="float" office:value="284.704833" calcext:value-type="float">
            <text:p>284.7048</text:p>
          </table:table-cell>
          <table:table-cell table:style-name="ce16" office:value-type="float" office:value="0.056084" calcext:value-type="float">
            <text:p>0.0561</text:p>
          </table:table-cell>
          <table:table-cell table:style-name="ce16" office:value-type="float" office:value="287.116294" calcext:value-type="float">
            <text:p>287.1163</text:p>
          </table:table-cell>
          <table:table-cell table:style-name="ce16" office:value-type="float" office:value="0.086022" calcext:value-type="float">
            <text:p>0.0860</text:p>
          </table:table-cell>
          <table:table-cell table:style-name="ce167" table:formula="of:=287.20926" office:value-type="float" office:value="287.20926" calcext:value-type="float">
            <text:p>287.2093</text:p>
          </table:table-cell>
          <table:table-cell table:style-name="ce167" table:formula="of:=0.0639598" office:value-type="float" office:value="0.0639598" calcext:value-type="float">
            <text:p>0.0640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4564" calcext:value-type="float">
            <text:p>285.4564</text:p>
          </table:table-cell>
          <table:table-cell table:style-name="ce18" office:value-type="float" office:value="0.077559" calcext:value-type="float">
            <text:p>0.0776</text:p>
          </table:table-cell>
          <table:table-cell table:style-name="ce20" office:value-type="float" office:value="274.179" calcext:value-type="float">
            <text:p>274.1790</text:p>
          </table:table-cell>
          <table:table-cell table:style-name="ce20" office:value-type="float" office:value="0.0401864409" calcext:value-type="float">
            <text:p>0.0402</text:p>
          </table:table-cell>
          <table:table-cell table:style-name="ce34" office:value-type="float" office:value="282.8852" calcext:value-type="float">
            <text:p>282.8852</text:p>
          </table:table-cell>
          <table:table-cell table:style-name="ce34" office:value-type="float" office:value="0.1037693146" calcext:value-type="float">
            <text:p>0.1038</text:p>
          </table:table-cell>
          <table:table-cell table:style-name="ce20" office:value-type="float" office:value="286.7062" calcext:value-type="float">
            <text:p>286.7062</text:p>
          </table:table-cell>
          <table:table-cell table:style-name="ce20" office:value-type="float" office:value="0.1215079688" calcext:value-type="float">
            <text:p>0.1215</text:p>
          </table:table-cell>
          <table:table-cell table:style-name="ce34" office:value-type="float" office:value="274.3421" calcext:value-type="float">
            <text:p>274.3421</text:p>
          </table:table-cell>
          <table:table-cell table:style-name="ce34" office:value-type="float" office:value="0.0595467272" calcext:value-type="float">
            <text:p>0.0595</text:p>
          </table:table-cell>
          <table:table-cell table:style-name="ce21" office:value-type="float" office:value="285.4731" calcext:value-type="float">
            <text:p>285.4731</text:p>
          </table:table-cell>
          <table:table-cell table:style-name="ce21" office:value-type="float" office:value="0.0838664821" calcext:value-type="float">
            <text:p>0.0839</text:p>
          </table:table-cell>
          <table:table-cell table:style-name="ce34" office:value-type="float" office:value="274.6248" calcext:value-type="float">
            <text:p>274.6248</text:p>
          </table:table-cell>
          <table:table-cell table:style-name="ce34" office:value-type="float" office:value="0.0613921338" calcext:value-type="float">
            <text:p>0.0614</text:p>
          </table:table-cell>
          <table:table-cell table:style-name="ce34" office:value-type="float" office:value="283.9465" calcext:value-type="float">
            <text:p>283.9465</text:p>
          </table:table-cell>
          <table:table-cell table:style-name="ce34" office:value-type="float" office:value="0.1154603122" calcext:value-type="float">
            <text:p>0.1155</text:p>
          </table:table-cell>
          <table:table-cell table:style-name="ce22" office:value-type="float" office:value="284.7567700829" calcext:value-type="float">
            <text:p>284.7568</text:p>
          </table:table-cell>
          <table:table-cell table:style-name="ce35" office:value-type="float" office:value="0.021790617219573" calcext:value-type="float">
            <text:p>0.021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8_furan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string" calcext:value-type="string">
            <text:p>4-5</text:p>
          </table:table-cell>
          <table:table-cell table:number-columns-repeated="3"/>
          <table:table-cell table:style-name="ce15" office:value-type="float" office:value="296.1307" calcext:value-type="float">
            <text:p>296.1307</text:p>
          </table:table-cell>
          <table:table-cell table:style-name="ce15" office:value-type="float" office:value="0.1850632142" calcext:value-type="float">
            <text:p>0.1851</text:p>
          </table:table-cell>
          <table:table-cell table:style-name="ce15" office:value-type="float" office:value="296.13516" calcext:value-type="float">
            <text:p>296.1352</text:p>
          </table:table-cell>
          <table:table-cell table:style-name="ce15" office:value-type="float" office:value="0.186536" calcext:value-type="float">
            <text:p>0.1865</text:p>
          </table:table-cell>
          <table:table-cell table:style-name="ce15" office:value-type="float" office:value="289.060238" calcext:value-type="float">
            <text:p>289.0602</text:p>
          </table:table-cell>
          <table:table-cell table:style-name="ce15" office:value-type="float" office:value="0.080009" calcext:value-type="float">
            <text:p>0.0800</text:p>
          </table:table-cell>
          <table:table-cell table:style-name="ce15" office:value-type="float" office:value="285.57937" calcext:value-type="float">
            <text:p>285.5794</text:p>
          </table:table-cell>
          <table:table-cell table:style-name="ce15" office:value-type="float" office:value="0.060588" calcext:value-type="float">
            <text:p>0.0606</text:p>
          </table:table-cell>
          <table:table-cell table:style-name="ce15" office:value-type="float" office:value="287.926453" calcext:value-type="float">
            <text:p>287.9265</text:p>
          </table:table-cell>
          <table:table-cell table:style-name="ce15" office:value-type="float" office:value="0.095164" calcext:value-type="float">
            <text:p>0.0952</text:p>
          </table:table-cell>
          <table:table-cell table:style-name="ce170" table:formula="of:=288.06856" office:value-type="float" office:value="288.06856" calcext:value-type="float">
            <text:p>288.0686</text:p>
          </table:table-cell>
          <table:table-cell table:style-name="ce170" table:formula="of:=0.07260963" office:value-type="float" office:value="0.07260963" calcext:value-type="float">
            <text:p>0.0726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6.3427" calcext:value-type="float">
            <text:p>286.3427</text:p>
          </table:table-cell>
          <table:table-cell table:style-name="ce18" office:value-type="float" office:value="0.088602" calcext:value-type="float">
            <text:p>0.0886</text:p>
          </table:table-cell>
          <table:table-cell table:style-name="ce21" office:value-type="float" office:value="275.0512" calcext:value-type="float">
            <text:p>275.0512</text:p>
          </table:table-cell>
          <table:table-cell table:style-name="ce21" office:value-type="float" office:value="0.0414917994" calcext:value-type="float">
            <text:p>0.0415</text:p>
          </table:table-cell>
          <table:table-cell table:style-name="ce34" office:value-type="float" office:value="283.7095" calcext:value-type="float">
            <text:p>283.7095</text:p>
          </table:table-cell>
          <table:table-cell table:style-name="ce34" office:value-type="float" office:value="0.1102995365" calcext:value-type="float">
            <text:p>0.1103</text:p>
          </table:table-cell>
          <table:table-cell table:style-name="ce20" office:value-type="float" office:value="287.5081" calcext:value-type="float">
            <text:p>287.5081</text:p>
          </table:table-cell>
          <table:table-cell table:style-name="ce20" office:value-type="float" office:value="0.1253478053" calcext:value-type="float">
            <text:p>0.1253</text:p>
          </table:table-cell>
          <table:table-cell table:style-name="ce34" office:value-type="float" office:value="275.2124" calcext:value-type="float">
            <text:p>275.2124</text:p>
          </table:table-cell>
          <table:table-cell table:style-name="ce34" office:value-type="float" office:value="0.0652312115" calcext:value-type="float">
            <text:p>0.0652</text:p>
          </table:table-cell>
          <table:table-cell table:style-name="ce21" office:value-type="float" office:value="286.2854" calcext:value-type="float">
            <text:p>286.2854</text:p>
          </table:table-cell>
          <table:table-cell table:style-name="ce21" office:value-type="float" office:value="0.0919230105" calcext:value-type="float">
            <text:p>0.0919</text:p>
          </table:table-cell>
          <table:table-cell table:style-name="ce34" office:value-type="float" office:value="275.4932" calcext:value-type="float">
            <text:p>275.4932</text:p>
          </table:table-cell>
          <table:table-cell table:style-name="ce34" office:value-type="float" office:value="0.0668436671" calcext:value-type="float">
            <text:p>0.0668</text:p>
          </table:table-cell>
          <table:table-cell table:style-name="ce34" office:value-type="float" office:value="284.7663" calcext:value-type="float">
            <text:p>284.7663</text:p>
          </table:table-cell>
          <table:table-cell table:style-name="ce34" office:value-type="float" office:value="0.1198382656" calcext:value-type="float">
            <text:p>0.1198</text:p>
          </table:table-cell>
          <table:table-cell table:style-name="ce22" office:value-type="float" office:value="285.60901244665" calcext:value-type="float">
            <text:p>285.6090</text:p>
          </table:table-cell>
          <table:table-cell table:style-name="ce35" office:value-type="float" office:value="0.020030449964984" calcext:value-type="float">
            <text:p>0.020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2-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62" calcext:value-type="float">
            <text:p>296.6200</text:p>
          </table:table-cell>
          <table:table-cell table:style-name="ce15" office:value-type="float" office:value="0.2078420171" calcext:value-type="float">
            <text:p>0.2078</text:p>
          </table:table-cell>
          <table:table-cell table:style-name="ce15" office:value-type="float" office:value="296.6244" calcext:value-type="float">
            <text:p>296.6244</text:p>
          </table:table-cell>
          <table:table-cell table:style-name="ce15" office:value-type="float" office:value="0.209794" calcext:value-type="float">
            <text:p>0.2098</text:p>
          </table:table-cell>
          <table:table-cell table:style-name="ce15" office:value-type="float" office:value="290.184831" calcext:value-type="float">
            <text:p>290.1848</text:p>
          </table:table-cell>
          <table:table-cell table:style-name="ce15" office:value-type="float" office:value="0.099992" calcext:value-type="float">
            <text:p>0.1000</text:p>
          </table:table-cell>
          <table:table-cell table:style-name="ce15" office:value-type="float" office:value="286.650444" calcext:value-type="float">
            <text:p>286.6504</text:p>
          </table:table-cell>
          <table:table-cell table:style-name="ce15" office:value-type="float" office:value="0.078775" calcext:value-type="float">
            <text:p>0.0788</text:p>
          </table:table-cell>
          <table:table-cell table:style-name="ce15" office:value-type="float" office:value="288.651337" calcext:value-type="float">
            <text:p>288.6513</text:p>
          </table:table-cell>
          <table:table-cell table:style-name="ce15" office:value-type="float" office:value="0.104047" calcext:value-type="float">
            <text:p>0.1040</text:p>
          </table:table-cell>
          <table:table-cell table:style-name="ce170" table:formula="of:=289.09751" office:value-type="float" office:value="289.09751" calcext:value-type="float">
            <text:p>289.0975</text:p>
          </table:table-cell>
          <table:table-cell table:style-name="ce170" table:formula="of:=0.08909483" office:value-type="float" office:value="0.08909483" calcext:value-type="float">
            <text:p>0.0891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7.2626" calcext:value-type="float">
            <text:p>287.2626</text:p>
          </table:table-cell>
          <table:table-cell table:style-name="ce18" office:value-type="float" office:value="0.101611" calcext:value-type="float">
            <text:p>0.1016</text:p>
          </table:table-cell>
          <table:table-cell table:style-name="ce21" office:value-type="float" office:value="276.0369" calcext:value-type="float">
            <text:p>276.0369</text:p>
          </table:table-cell>
          <table:table-cell table:style-name="ce21" office:value-type="float" office:value="0.0713204989" calcext:value-type="float">
            <text:p>0.0713</text:p>
          </table:table-cell>
          <table:table-cell table:style-name="ce34" office:value-type="float" office:value="284.3984" calcext:value-type="float">
            <text:p>284.3984</text:p>
          </table:table-cell>
          <table:table-cell table:style-name="ce34" office:value-type="float" office:value="0.1245830999" calcext:value-type="float">
            <text:p>0.1246</text:p>
          </table:table-cell>
          <table:table-cell table:style-name="ce20" office:value-type="float" office:value="288.1602" calcext:value-type="float">
            <text:p>288.1602</text:p>
          </table:table-cell>
          <table:table-cell table:style-name="ce20" office:value-type="float" office:value="0.139361419" calcext:value-type="float">
            <text:p>0.1394</text:p>
          </table:table-cell>
          <table:table-cell table:style-name="ce34" office:value-type="float" office:value="276.0802" calcext:value-type="float">
            <text:p>276.0802</text:p>
          </table:table-cell>
          <table:table-cell table:style-name="ce34" office:value-type="float" office:value="0.0853203966" calcext:value-type="float">
            <text:p>0.0853</text:p>
          </table:table-cell>
          <table:table-cell table:style-name="ce21" office:value-type="float" office:value="287.0299" calcext:value-type="float">
            <text:p>287.0299</text:p>
          </table:table-cell>
          <table:table-cell table:style-name="ce21" office:value-type="float" office:value="0.114051585" calcext:value-type="float">
            <text:p>0.1141</text:p>
          </table:table-cell>
          <table:table-cell table:style-name="ce34" office:value-type="float" office:value="276.3576" calcext:value-type="float">
            <text:p>276.3576</text:p>
          </table:table-cell>
          <table:table-cell table:style-name="ce34" office:value-type="float" office:value="0.085988457" calcext:value-type="float">
            <text:p>0.0860</text:p>
          </table:table-cell>
          <table:table-cell table:style-name="ce34" office:value-type="float" office:value="285.4366" calcext:value-type="float">
            <text:p>285.4366</text:p>
          </table:table-cell>
          <table:table-cell table:style-name="ce34" office:value-type="float" office:value="0.1336204207" calcext:value-type="float">
            <text:p>0.1336</text:p>
          </table:table-cell>
          <table:table-cell table:style-name="ce22" office:value-type="float" office:value="286.44867079505" calcext:value-type="float">
            <text:p>286.4487</text:p>
          </table:table-cell>
          <table:table-cell table:style-name="ce35" office:value-type="float" office:value="0.033014597295788" calcext:value-type="float">
            <text:p>0.033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30"/>
          <table:table-cell table:style-name="ce13"/>
          <table:table-cell table:style-name="ce36"/>
          <table:table-cell table:style-name="ce15" office:value-type="float" office:value="296.4684" calcext:value-type="float">
            <text:p>296.4684</text:p>
          </table:table-cell>
          <table:table-cell table:style-name="ce15" office:value-type="float" office:value="0.0820386089" calcext:value-type="float">
            <text:p>0.0820</text:p>
          </table:table-cell>
          <table:table-cell table:style-name="ce15" office:value-type="float" office:value="296.475718" calcext:value-type="float">
            <text:p>296.4757</text:p>
          </table:table-cell>
          <table:table-cell table:style-name="ce15" office:value-type="float" office:value="0.083559" calcext:value-type="float">
            <text:p>0.0836</text:p>
          </table:table-cell>
          <table:table-cell table:style-name="ce15" office:value-type="float" office:value="289.776739" calcext:value-type="float">
            <text:p>289.7767</text:p>
          </table:table-cell>
          <table:table-cell table:style-name="ce15" office:value-type="float" office:value="0.052091" calcext:value-type="float">
            <text:p>0.0521</text:p>
          </table:table-cell>
          <table:table-cell table:style-name="ce16" office:value-type="float" office:value="286.355041" calcext:value-type="float">
            <text:p>286.3550</text:p>
          </table:table-cell>
          <table:table-cell table:style-name="ce16" office:value-type="float" office:value="0.039586" calcext:value-type="float">
            <text:p>0.0396</text:p>
          </table:table-cell>
          <table:table-cell table:style-name="ce15" office:value-type="float" office:value="288.57496" calcext:value-type="float">
            <text:p>288.5750</text:p>
          </table:table-cell>
          <table:table-cell table:style-name="ce15" office:value-type="float" office:value="0.05632" calcext:value-type="float">
            <text:p>0.0563</text:p>
          </table:table-cell>
          <table:table-cell table:style-name="ce167" table:formula="of:=288.7461" office:value-type="float" office:value="288.7461" calcext:value-type="float">
            <text:p>288.7461</text:p>
          </table:table-cell>
          <table:table-cell table:style-name="ce167" table:formula="of:=0.04754" office:value-type="float" office:value="0.04754" calcext:value-type="float">
            <text:p>0.0475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9874" calcext:value-type="float">
            <text:p>286.9874</text:p>
          </table:table-cell>
          <table:table-cell table:style-name="ce24" office:value-type="float" office:value="0.054058" calcext:value-type="float">
            <text:p>0.0541</text:p>
          </table:table-cell>
          <table:table-cell table:style-name="ce21" office:value-type="float" office:value="275.8128" calcext:value-type="float">
            <text:p>275.8128</text:p>
          </table:table-cell>
          <table:table-cell table:style-name="ce21" office:value-type="float" office:value="0.0276793085" calcext:value-type="float">
            <text:p>0.0277</text:p>
          </table:table-cell>
          <table:table-cell table:style-name="ce34" office:value-type="float" office:value="284.2325" calcext:value-type="float">
            <text:p>284.2325</text:p>
          </table:table-cell>
          <table:table-cell table:style-name="ce34" office:value-type="float" office:value="0.0604374787" calcext:value-type="float">
            <text:p>0.0604</text:p>
          </table:table-cell>
          <table:table-cell table:style-name="ce20" office:value-type="float" office:value="287.994" calcext:value-type="float">
            <text:p>287.9940</text:p>
          </table:table-cell>
          <table:table-cell table:style-name="ce20" office:value-type="float" office:value="0.0663392199" calcext:value-type="float">
            <text:p>0.0663</text:p>
          </table:table-cell>
          <table:table-cell table:style-name="ce34" office:value-type="float" office:value="275.8865" calcext:value-type="float">
            <text:p>275.8865</text:p>
          </table:table-cell>
          <table:table-cell table:style-name="ce34" office:value-type="float" office:value="0.0416184204" calcext:value-type="float">
            <text:p>0.0416</text:p>
          </table:table-cell>
          <table:table-cell table:style-name="ce21" office:value-type="float" office:value="286.903" calcext:value-type="float">
            <text:p>286.9030</text:p>
          </table:table-cell>
          <table:table-cell table:style-name="ce21" office:value-type="float" office:value="0.0530350408" calcext:value-type="float">
            <text:p>0.0530</text:p>
          </table:table-cell>
          <table:table-cell table:style-name="ce34" office:value-type="float" office:value="276.1611" calcext:value-type="float">
            <text:p>276.1611</text:p>
          </table:table-cell>
          <table:table-cell table:style-name="ce34" office:value-type="float" office:value="0.0419705035" calcext:value-type="float">
            <text:p>0.0420</text:p>
          </table:table-cell>
          <table:table-cell table:style-name="ce34" office:value-type="float" office:value="285.2622" calcext:value-type="float">
            <text:p>285.2622</text:p>
          </table:table-cell>
          <table:table-cell table:style-name="ce34" office:value-type="float" office:value="0.0641095604" calcext:value-type="float">
            <text:p>0.0641</text:p>
          </table:table-cell>
          <table:table-cell table:style-name="ce22" office:value-type="float" office:value="286.2651768901" calcext:value-type="float">
            <text:p>286.2652</text:p>
          </table:table-cell>
          <table:table-cell table:style-name="ce35" office:value-type="float" office:value="0.011588344631419" calcext:value-type="float">
            <text:p>0.011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30"/>
          <table:table-cell table:style-name="ce13"/>
          <table:table-cell table:style-name="ce36"/>
          <table:table-cell table:style-name="ce15" office:value-type="float" office:value="296.7988" calcext:value-type="float">
            <text:p>296.7988</text:p>
          </table:table-cell>
          <table:table-cell table:style-name="ce15" office:value-type="float" office:value="0.1052729208" calcext:value-type="float">
            <text:p>0.1053</text:p>
          </table:table-cell>
          <table:table-cell table:style-name="ce15" office:value-type="float" office:value="296.802535" calcext:value-type="float">
            <text:p>296.8025</text:p>
          </table:table-cell>
          <table:table-cell table:style-name="ce15" office:value-type="float" office:value="0.106561" calcext:value-type="float">
            <text:p>0.1066</text:p>
          </table:table-cell>
          <table:table-cell table:style-name="ce15" office:value-type="float" office:value="290.00402" calcext:value-type="float">
            <text:p>290.0040</text:p>
          </table:table-cell>
          <table:table-cell table:style-name="ce15" office:value-type="float" office:value="0.044251" calcext:value-type="float">
            <text:p>0.0443</text:p>
          </table:table-cell>
          <table:table-cell table:style-name="ce16" office:value-type="float" office:value="286.582313" calcext:value-type="float">
            <text:p>286.5823</text:p>
          </table:table-cell>
          <table:table-cell table:style-name="ce16" office:value-type="float" office:value="0.035245" calcext:value-type="float">
            <text:p>0.0352</text:p>
          </table:table-cell>
          <table:table-cell table:style-name="ce15" office:value-type="float" office:value="288.731263" calcext:value-type="float">
            <text:p>288.7313</text:p>
          </table:table-cell>
          <table:table-cell table:style-name="ce15" office:value-type="float" office:value="0.047789" calcext:value-type="float">
            <text:p>0.0478</text:p>
          </table:table-cell>
          <table:table-cell table:style-name="ce167" table:formula="of:=288.9705" office:value-type="float" office:value="288.9705" calcext:value-type="float">
            <text:p>288.9705</text:p>
          </table:table-cell>
          <table:table-cell table:style-name="ce167" table:formula="of:=0.04073" office:value-type="float" office:value="0.04073" calcext:value-type="float">
            <text:p>0.0407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7.212" calcext:value-type="float">
            <text:p>287.2120</text:p>
          </table:table-cell>
          <table:table-cell table:style-name="ce24" office:value-type="float" office:value="0.046516" calcext:value-type="float">
            <text:p>0.0465</text:p>
          </table:table-cell>
          <table:table-cell table:style-name="ce21" office:value-type="float" office:value="275.977" calcext:value-type="float">
            <text:p>275.9770</text:p>
          </table:table-cell>
          <table:table-cell table:style-name="ce21" office:value-type="float" office:value="0.0332774268" calcext:value-type="float">
            <text:p>0.0333</text:p>
          </table:table-cell>
          <table:table-cell table:style-name="ce34" office:value-type="float" office:value="284.3945" calcext:value-type="float">
            <text:p>284.3945</text:p>
          </table:table-cell>
          <table:table-cell table:style-name="ce34" office:value-type="float" office:value="0.0595847999" calcext:value-type="float">
            <text:p>0.0596</text:p>
          </table:table-cell>
          <table:table-cell table:style-name="ce20" office:value-type="float" office:value="288.1758" calcext:value-type="float">
            <text:p>288.1758</text:p>
          </table:table-cell>
          <table:table-cell table:style-name="ce20" office:value-type="float" office:value="0.0643950087" calcext:value-type="float">
            <text:p>0.0644</text:p>
          </table:table-cell>
          <table:table-cell table:style-name="ce34" office:value-type="float" office:value="276.0201" calcext:value-type="float">
            <text:p>276.0201</text:p>
          </table:table-cell>
          <table:table-cell table:style-name="ce34" office:value-type="float" office:value="0.0400429083" calcext:value-type="float">
            <text:p>0.0400</text:p>
          </table:table-cell>
          <table:table-cell table:style-name="ce21" office:value-type="float" office:value="286.9818" calcext:value-type="float">
            <text:p>286.9818</text:p>
          </table:table-cell>
          <table:table-cell table:style-name="ce21" office:value-type="float" office:value="0.0588011613" calcext:value-type="float">
            <text:p>0.0588</text:p>
          </table:table-cell>
          <table:table-cell table:style-name="ce34" office:value-type="float" office:value="276.2975" calcext:value-type="float">
            <text:p>276.2975</text:p>
          </table:table-cell>
          <table:table-cell table:style-name="ce34" office:value-type="float" office:value="0.0402797648" calcext:value-type="float">
            <text:p>0.0403</text:p>
          </table:table-cell>
          <table:table-cell table:style-name="ce34" office:value-type="float" office:value="285.452" calcext:value-type="float">
            <text:p>285.4520</text:p>
          </table:table-cell>
          <table:table-cell table:style-name="ce37" office:value-type="float" office:value="0.0613003333" calcext:value-type="float">
            <text:p>0.0613</text:p>
          </table:table-cell>
          <table:table-cell table:style-name="ce22" office:value-type="float" office:value="286.4542614331" calcext:value-type="float">
            <text:p>286.4543</text:p>
          </table:table-cell>
          <table:table-cell table:style-name="ce35" office:value-type="float" office:value="0.015877157955431" calcext:value-type="float">
            <text:p>0.015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5409" calcext:value-type="float">
            <text:p>296.5409</text:p>
          </table:table-cell>
          <table:table-cell table:style-name="ce15" office:value-type="float" office:value="0.1164695731" calcext:value-type="float">
            <text:p>0.1165</text:p>
          </table:table-cell>
          <table:table-cell table:style-name="ce15" office:value-type="float" office:value="296.553347" calcext:value-type="float">
            <text:p>296.5533</text:p>
          </table:table-cell>
          <table:table-cell table:style-name="ce15" office:value-type="float" office:value="0.116396" calcext:value-type="float">
            <text:p>0.1164</text:p>
          </table:table-cell>
          <table:table-cell table:style-name="ce15" office:value-type="float" office:value="290.532125" calcext:value-type="float">
            <text:p>290.5321</text:p>
          </table:table-cell>
          <table:table-cell table:style-name="ce15" office:value-type="float" office:value="0.059484" calcext:value-type="float">
            <text:p>0.0595</text:p>
          </table:table-cell>
          <table:table-cell table:style-name="ce16" office:value-type="float" office:value="287.099155" calcext:value-type="float">
            <text:p>287.0992</text:p>
          </table:table-cell>
          <table:table-cell table:style-name="ce16" office:value-type="float" office:value="0.045896" calcext:value-type="float">
            <text:p>0.0459</text:p>
          </table:table-cell>
          <table:table-cell table:style-name="ce15" office:value-type="float" office:value="288.938174" calcext:value-type="float">
            <text:p>288.9382</text:p>
          </table:table-cell>
          <table:table-cell table:style-name="ce15" office:value-type="float" office:value="0.059152" calcext:value-type="float">
            <text:p>0.0592</text:p>
          </table:table-cell>
          <table:table-cell table:style-name="ce167" table:formula="of:=289.3832" office:value-type="float" office:value="289.3832" calcext:value-type="float">
            <text:p>289.3832</text:p>
          </table:table-cell>
          <table:table-cell table:style-name="ce167" table:formula="of:=0.052149" office:value-type="float" office:value="0.052149" calcext:value-type="float">
            <text:p>0.0521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7.5603" calcext:value-type="float">
            <text:p>287.5603</text:p>
          </table:table-cell>
          <table:table-cell table:style-name="ce24" office:value-type="float" office:value="0.056767" calcext:value-type="float">
            <text:p>0.0568</text:p>
          </table:table-cell>
          <table:table-cell table:style-name="ce21" office:value-type="float" office:value="276.3878" calcext:value-type="float">
            <text:p>276.3878</text:p>
          </table:table-cell>
          <table:table-cell table:style-name="ce21" office:value-type="float" office:value="0.0561479795" calcext:value-type="float">
            <text:p>0.0561</text:p>
          </table:table-cell>
          <table:table-cell table:style-name="ce34" office:value-type="float" office:value="284.579" calcext:value-type="float">
            <text:p>284.5790</text:p>
          </table:table-cell>
          <table:table-cell table:style-name="ce34" office:value-type="float" office:value="0.070118943" calcext:value-type="float">
            <text:p>0.0701</text:p>
          </table:table-cell>
          <table:table-cell table:style-name="ce20" office:value-type="float" office:value="288.2869" calcext:value-type="float">
            <text:p>288.2869</text:p>
          </table:table-cell>
          <table:table-cell table:style-name="ce20" office:value-type="float" office:value="0.080216589" calcext:value-type="float">
            <text:p>0.0802</text:p>
          </table:table-cell>
          <table:table-cell table:style-name="ce34" office:value-type="float" office:value="276.2994" calcext:value-type="float">
            <text:p>276.2994</text:p>
          </table:table-cell>
          <table:table-cell table:style-name="ce34" office:value-type="float" office:value="0.0477106415" calcext:value-type="float">
            <text:p>0.0477</text:p>
          </table:table-cell>
          <table:table-cell table:style-name="ce21" office:value-type="float" office:value="287.326" calcext:value-type="float">
            <text:p>287.3260</text:p>
          </table:table-cell>
          <table:table-cell table:style-name="ce21" office:value-type="float" office:value="0.0658804642" calcext:value-type="float">
            <text:p>0.0659</text:p>
          </table:table-cell>
          <table:table-cell table:style-name="ce34" office:value-type="float" office:value="276.5647" calcext:value-type="float">
            <text:p>276.5647</text:p>
          </table:table-cell>
          <table:table-cell table:style-name="ce34" office:value-type="float" office:value="0.047902076" calcext:value-type="float">
            <text:p>0.0479</text:p>
          </table:table-cell>
          <table:table-cell table:style-name="ce34" office:value-type="float" office:value="285.5581" calcext:value-type="float">
            <text:p>285.5581</text:p>
          </table:table-cell>
          <table:table-cell table:style-name="ce34" office:value-type="float" office:value="0.0767197875" calcext:value-type="float">
            <text:p>0.0767</text:p>
          </table:table-cell>
          <table:table-cell table:style-name="ce22" office:value-type="float" office:value="286.85294306615" calcext:value-type="float">
            <text:p>286.8529</text:p>
          </table:table-cell>
          <table:table-cell table:style-name="ce35" office:value-type="float" office:value="0.028101961711383" calcext:value-type="float">
            <text:p>0.028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3639" calcext:value-type="float">
            <text:p>296.3639</text:p>
          </table:table-cell>
          <table:table-cell table:style-name="ce15" office:value-type="float" office:value="0.0857392504" calcext:value-type="float">
            <text:p>0.0857</text:p>
          </table:table-cell>
          <table:table-cell table:style-name="ce16" office:value-type="float" office:value="296.368433" calcext:value-type="float">
            <text:p>296.3684</text:p>
          </table:table-cell>
          <table:table-cell table:style-name="ce16" office:value-type="float" office:value="0.086351" calcext:value-type="float">
            <text:p>0.0864</text:p>
          </table:table-cell>
          <table:table-cell table:style-name="ce16" office:value-type="float" office:value="289.609076" calcext:value-type="float">
            <text:p>289.6091</text:p>
          </table:table-cell>
          <table:table-cell table:style-name="ce16" office:value-type="float" office:value="0.045773" calcext:value-type="float">
            <text:p>0.0458</text:p>
          </table:table-cell>
          <table:table-cell table:style-name="ce16" office:value-type="float" office:value="286.084728" calcext:value-type="float">
            <text:p>286.0847</text:p>
          </table:table-cell>
          <table:table-cell table:style-name="ce16" office:value-type="float" office:value="0.034217" calcext:value-type="float">
            <text:p>0.0342</text:p>
          </table:table-cell>
          <table:table-cell table:style-name="ce16" office:value-type="float" office:value="288.327414" calcext:value-type="float">
            <text:p>288.3274</text:p>
          </table:table-cell>
          <table:table-cell table:style-name="ce16" office:value-type="float" office:value="0.05222" calcext:value-type="float">
            <text:p>0.0522</text:p>
          </table:table-cell>
          <table:table-cell table:style-name="ce167" table:formula="of:=288.58952" office:value-type="float" office:value="288.58952" calcext:value-type="float">
            <text:p>288.5895</text:p>
          </table:table-cell>
          <table:table-cell table:style-name="ce167" table:formula="of:=0.0414621" office:value-type="float" office:value="0.0414621" calcext:value-type="float">
            <text:p>0.0415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7933" calcext:value-type="float">
            <text:p>286.7933</text:p>
          </table:table-cell>
          <table:table-cell table:style-name="ce24" office:value-type="float" office:value="0.049139" calcext:value-type="float">
            <text:p>0.0491</text:p>
          </table:table-cell>
          <table:table-cell table:style-name="ce19" office:value-type="float" office:value="275.5278" calcext:value-type="float">
            <text:p>275.5278</text:p>
          </table:table-cell>
          <table:table-cell table:style-name="ce19" office:value-type="float" office:value="0.0214013214" calcext:value-type="float">
            <text:p>0.0214</text:p>
          </table:table-cell>
          <table:table-cell table:style-name="ce20" office:value-type="float" office:value="284.1062" calcext:value-type="float">
            <text:p>284.1062</text:p>
          </table:table-cell>
          <table:table-cell table:style-name="ce20" office:value-type="float" office:value="0.0594731766" calcext:value-type="float">
            <text:p>0.0595</text:p>
          </table:table-cell>
          <table:table-cell table:style-name="ce20" office:value-type="float" office:value="287.8773" calcext:value-type="float">
            <text:p>287.8773</text:p>
          </table:table-cell>
          <table:table-cell table:style-name="ce20" office:value-type="float" office:value="0.0664844237" calcext:value-type="float">
            <text:p>0.0665</text:p>
          </table:table-cell>
          <table:table-cell table:style-name="ce20" office:value-type="float" office:value="275.6874" calcext:value-type="float">
            <text:p>275.6874</text:p>
          </table:table-cell>
          <table:table-cell table:style-name="ce20" office:value-type="float" office:value="0.0372718983" calcext:value-type="float">
            <text:p>0.0373</text:p>
          </table:table-cell>
          <table:table-cell table:style-name="ce19" office:value-type="float" office:value="286.7496" calcext:value-type="float">
            <text:p>286.7496</text:p>
          </table:table-cell>
          <table:table-cell table:style-name="ce21" office:value-type="float" office:value="0.0504371037" calcext:value-type="float">
            <text:p>0.0504</text:p>
          </table:table-cell>
          <table:table-cell table:style-name="ce20" office:value-type="float" office:value="275.9676" calcext:value-type="float">
            <text:p>275.9676</text:p>
          </table:table-cell>
          <table:table-cell table:style-name="ce20" office:value-type="float" office:value="0.0382024906" calcext:value-type="float">
            <text:p>0.0382</text:p>
          </table:table-cell>
          <table:table-cell table:style-name="ce20" office:value-type="float" office:value="285.1349" calcext:value-type="float">
            <text:p>285.1349</text:p>
          </table:table-cell>
          <table:table-cell table:style-name="ce20" office:value-type="float" office:value="0.0638271804" calcext:value-type="float">
            <text:p>0.0638</text:p>
          </table:table-cell>
          <table:table-cell table:style-name="ce22" office:value-type="float" office:value="286.0132227816" calcext:value-type="float">
            <text:p>286.0132</text:p>
          </table:table-cell>
          <table:table-cell table:style-name="ce35" office:value-type="float" office:value="0.010151482737061" calcext:value-type="float">
            <text:p>0.010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8002" calcext:value-type="float">
            <text:p>296.8002</text:p>
          </table:table-cell>
          <table:table-cell table:style-name="ce15" office:value-type="float" office:value="0.1037020117" calcext:value-type="float">
            <text:p>0.1037</text:p>
          </table:table-cell>
          <table:table-cell table:style-name="ce15" office:value-type="float" office:value="296.804425" calcext:value-type="float">
            <text:p>296.8044</text:p>
          </table:table-cell>
          <table:table-cell table:style-name="ce15" office:value-type="float" office:value="0.104712" calcext:value-type="float">
            <text:p>0.1047</text:p>
          </table:table-cell>
          <table:table-cell table:style-name="ce15" office:value-type="float" office:value="290.203484" calcext:value-type="float">
            <text:p>290.2035</text:p>
          </table:table-cell>
          <table:table-cell table:style-name="ce15" office:value-type="float" office:value="0.047501" calcext:value-type="float">
            <text:p>0.0475</text:p>
          </table:table-cell>
          <table:table-cell table:style-name="ce16" office:value-type="float" office:value="286.658232" calcext:value-type="float">
            <text:p>286.6582</text:p>
          </table:table-cell>
          <table:table-cell table:style-name="ce16" office:value-type="float" office:value="0.037683" calcext:value-type="float">
            <text:p>0.0377</text:p>
          </table:table-cell>
          <table:table-cell table:style-name="ce15" office:value-type="float" office:value="288.69032" calcext:value-type="float">
            <text:p>288.6903</text:p>
          </table:table-cell>
          <table:table-cell table:style-name="ce15" office:value-type="float" office:value="0.048942" calcext:value-type="float">
            <text:p>0.0489</text:p>
          </table:table-cell>
          <table:table-cell table:style-name="ce167" table:formula="of:=289.14891" office:value-type="float" office:value="289.14891" calcext:value-type="float">
            <text:p>289.1489</text:p>
          </table:table-cell>
          <table:table-cell table:style-name="ce167" table:formula="of:=0.0433435" office:value-type="float" office:value="0.0433435" calcext:value-type="float">
            <text:p>0.0433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7.2901" calcext:value-type="float">
            <text:p>287.2901</text:p>
          </table:table-cell>
          <table:table-cell table:style-name="ce24" office:value-type="float" office:value="0.048569" calcext:value-type="float">
            <text:p>0.0486</text:p>
          </table:table-cell>
          <table:table-cell table:style-name="ce19" office:value-type="float" office:value="276.0455" calcext:value-type="float">
            <text:p>276.0455</text:p>
          </table:table-cell>
          <table:table-cell table:style-name="ce19" office:value-type="float" office:value="0.034280527" calcext:value-type="float">
            <text:p>0.0343</text:p>
          </table:table-cell>
          <table:table-cell table:style-name="ce20" office:value-type="float" office:value="284.458" calcext:value-type="float">
            <text:p>284.4580</text:p>
          </table:table-cell>
          <table:table-cell table:style-name="ce20" office:value-type="float" office:value="0.0586851047" calcext:value-type="float">
            <text:p>0.0587</text:p>
          </table:table-cell>
          <table:table-cell table:style-name="ce20" office:value-type="float" office:value="288.2347" calcext:value-type="float">
            <text:p>288.2347</text:p>
          </table:table-cell>
          <table:table-cell table:style-name="ce20" office:value-type="float" office:value="0.0627643793" calcext:value-type="float">
            <text:p>0.0628</text:p>
          </table:table-cell>
          <table:table-cell table:style-name="ce20" office:value-type="float" office:value="276.1161" calcext:value-type="float">
            <text:p>276.1161</text:p>
          </table:table-cell>
          <table:table-cell table:style-name="ce20" office:value-type="float" office:value="0.0411286778" calcext:value-type="float">
            <text:p>0.0411</text:p>
          </table:table-cell>
          <table:table-cell table:style-name="ce19" office:value-type="float" office:value="287.0564" calcext:value-type="float">
            <text:p>287.0564</text:p>
          </table:table-cell>
          <table:table-cell table:style-name="ce19" office:value-type="float" office:value="0.0546525493" calcext:value-type="float">
            <text:p>0.0547</text:p>
          </table:table-cell>
          <table:table-cell table:style-name="ce20" office:value-type="float" office:value="276.3963" calcext:value-type="float">
            <text:p>276.3963</text:p>
          </table:table-cell>
          <table:table-cell table:style-name="ce20" office:value-type="float" office:value="0.041458279" calcext:value-type="float">
            <text:p>0.0415</text:p>
          </table:table-cell>
          <table:table-cell table:style-name="ce20" office:value-type="float" office:value="285.5098" calcext:value-type="float">
            <text:p>285.5098</text:p>
          </table:table-cell>
          <table:table-cell table:style-name="ce20" office:value-type="float" office:value="0.0600315616" calcext:value-type="float">
            <text:p>0.0600</text:p>
          </table:table-cell>
          <table:table-cell table:style-name="ce22" office:value-type="float" office:value="286.4627786506" calcext:value-type="float">
            <text:p>286.4628</text:p>
          </table:table-cell>
          <table:table-cell table:style-name="ce35" office:value-type="float" office:value="0.015826863475526" calcext:value-type="float">
            <text:p>0.015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4617" calcext:value-type="float">
            <text:p>296.4617</text:p>
          </table:table-cell>
          <table:table-cell table:style-name="ce15" office:value-type="float" office:value="0.1164672628" calcext:value-type="float">
            <text:p>0.1165</text:p>
          </table:table-cell>
          <table:table-cell table:style-name="ce15" office:value-type="float" office:value="296.466459" calcext:value-type="float">
            <text:p>296.4665</text:p>
          </table:table-cell>
          <table:table-cell table:style-name="ce15" office:value-type="float" office:value="0.117513" calcext:value-type="float">
            <text:p>0.1175</text:p>
          </table:table-cell>
          <table:table-cell table:style-name="ce16" office:value-type="float" office:value="290.755405" calcext:value-type="float">
            <text:p>290.7554</text:p>
          </table:table-cell>
          <table:table-cell table:style-name="ce16" office:value-type="float" office:value="0.06326" calcext:value-type="float">
            <text:p>0.0633</text:p>
          </table:table-cell>
          <table:table-cell table:style-name="ce16" office:value-type="float" office:value="287.245112" calcext:value-type="float">
            <text:p>287.2451</text:p>
          </table:table-cell>
          <table:table-cell table:style-name="ce16" office:value-type="float" office:value="0.048511" calcext:value-type="float">
            <text:p>0.0485</text:p>
          </table:table-cell>
          <table:table-cell table:style-name="ce15" office:value-type="float" office:value="288.905342" calcext:value-type="float">
            <text:p>288.9053</text:p>
          </table:table-cell>
          <table:table-cell table:style-name="ce15" office:value-type="float" office:value="0.06075" calcext:value-type="float">
            <text:p>0.0608</text:p>
          </table:table-cell>
          <table:table-cell table:style-name="ce167" table:formula="of:=289.59394" office:value-type="float" office:value="289.59394" calcext:value-type="float">
            <text:p>289.5939</text:p>
          </table:table-cell>
          <table:table-cell table:style-name="ce167" table:formula="of:=0.0550597" office:value-type="float" office:value="0.0550597" calcext:value-type="float">
            <text:p>0.0551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7.675" calcext:value-type="float">
            <text:p>287.6750</text:p>
          </table:table-cell>
          <table:table-cell table:style-name="ce24" office:value-type="float" office:value="0.060137" calcext:value-type="float">
            <text:p>0.0601</text:p>
          </table:table-cell>
          <table:table-cell table:style-name="ce19" office:value-type="float" office:value="276.5235" calcext:value-type="float">
            <text:p>276.5235</text:p>
          </table:table-cell>
          <table:table-cell table:style-name="ce19" office:value-type="float" office:value="0.0420400667" calcext:value-type="float">
            <text:p>0.0420</text:p>
          </table:table-cell>
          <table:table-cell table:style-name="ce20" office:value-type="float" office:value="284.6466" calcext:value-type="float">
            <text:p>284.6466</text:p>
          </table:table-cell>
          <table:table-cell table:style-name="ce20" office:value-type="float" office:value="0.0725070272" calcext:value-type="float">
            <text:p>0.0725</text:p>
          </table:table-cell>
          <table:table-cell table:style-name="ce20" office:value-type="float" office:value="288.3359" calcext:value-type="float">
            <text:p>288.3359</text:p>
          </table:table-cell>
          <table:table-cell table:style-name="ce20" office:value-type="float" office:value="0.0834779248" calcext:value-type="float">
            <text:p>0.0835</text:p>
          </table:table-cell>
          <table:table-cell table:style-name="ce20" office:value-type="float" office:value="276.4309" calcext:value-type="float">
            <text:p>276.4309</text:p>
          </table:table-cell>
          <table:table-cell table:style-name="ce20" office:value-type="float" office:value="0.0503940423" calcext:value-type="float">
            <text:p>0.0504</text:p>
          </table:table-cell>
          <table:table-cell table:style-name="ce19" office:value-type="float" office:value="287.4462" calcext:value-type="float">
            <text:p>287.4462</text:p>
          </table:table-cell>
          <table:table-cell table:style-name="ce19" office:value-type="float" office:value="0.0679242315" calcext:value-type="float">
            <text:p>0.0679</text:p>
          </table:table-cell>
          <table:table-cell table:style-name="ce20" office:value-type="float" office:value="276.6961" calcext:value-type="float">
            <text:p>276.6961</text:p>
          </table:table-cell>
          <table:table-cell table:style-name="ce20" office:value-type="float" office:value="0.0506391523" calcext:value-type="float">
            <text:p>0.0506</text:p>
          </table:table-cell>
          <table:table-cell table:style-name="ce20" office:value-type="float" office:value="285.6063" calcext:value-type="float">
            <text:p>285.6063</text:p>
          </table:table-cell>
          <table:table-cell table:style-name="ce20" office:value-type="float" office:value="0.079889062" calcext:value-type="float">
            <text:p>0.0799</text:p>
          </table:table-cell>
          <table:table-cell table:style-name="ce22" office:value-type="float" office:value="286.8968127053" calcext:value-type="float">
            <text:p>286.8968</text:p>
          </table:table-cell>
          <table:table-cell table:style-name="ce35" office:value-type="float" office:value="0.02048540492409" calcext:value-type="float">
            <text:p>0.020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4.1648" calcext:value-type="float">
            <text:p>294.1648</text:p>
          </table:table-cell>
          <table:table-cell table:style-name="ce15" office:value-type="float" office:value="0.1076820537" calcext:value-type="float">
            <text:p>0.1077</text:p>
          </table:table-cell>
          <table:table-cell table:style-name="ce16" office:value-type="float" office:value="294.169814" calcext:value-type="float">
            <text:p>294.1698</text:p>
          </table:table-cell>
          <table:table-cell table:style-name="ce16" office:value-type="float" office:value="0.108635" calcext:value-type="float">
            <text:p>0.1086</text:p>
          </table:table-cell>
          <table:table-cell table:style-name="ce16" office:value-type="float" office:value="288.978376" calcext:value-type="float">
            <text:p>288.9784</text:p>
          </table:table-cell>
          <table:table-cell table:style-name="ce16" office:value-type="float" office:value="0.066427" calcext:value-type="float">
            <text:p>0.0664</text:p>
          </table:table-cell>
          <table:table-cell table:style-name="ce16" office:value-type="float" office:value="285.476779" calcext:value-type="float">
            <text:p>285.4768</text:p>
          </table:table-cell>
          <table:table-cell table:style-name="ce16" office:value-type="float" office:value="0.05005" calcext:value-type="float">
            <text:p>0.0501</text:p>
          </table:table-cell>
          <table:table-cell table:style-name="ce16" office:value-type="float" office:value="286.876334" calcext:value-type="float">
            <text:p>286.8763</text:p>
          </table:table-cell>
          <table:table-cell table:style-name="ce16" office:value-type="float" office:value="0.058895" calcext:value-type="float">
            <text:p>0.0589</text:p>
          </table:table-cell>
          <table:table-cell table:style-name="ce171" table:formula="of:=287.80105" office:value-type="float" office:value="287.80105" calcext:value-type="float">
            <text:p>287.8011</text:p>
          </table:table-cell>
          <table:table-cell table:style-name="ce171" table:formula="of:=0.0587401" office:value-type="float" office:value="0.0587401" calcext:value-type="float">
            <text:p>0.0587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8586" calcext:value-type="float">
            <text:p>285.8586</text:p>
          </table:table-cell>
          <table:table-cell table:style-name="ce18" office:value-type="float" office:value="0.060923" calcext:value-type="float">
            <text:p>0.0609</text:p>
          </table:table-cell>
          <table:table-cell table:style-name="ce19" office:value-type="float" office:value="274.7702" calcext:value-type="float">
            <text:p>274.7702</text:p>
          </table:table-cell>
          <table:table-cell table:style-name="ce19" office:value-type="float" office:value="0.0446437195" calcext:value-type="float">
            <text:p>0.0446</text:p>
          </table:table-cell>
          <table:table-cell table:style-name="ce20" office:value-type="float" office:value="282.6922" calcext:value-type="float">
            <text:p>282.6922</text:p>
          </table:table-cell>
          <table:table-cell table:style-name="ce20" office:value-type="float" office:value="0.0699344692" calcext:value-type="float">
            <text:p>0.0699</text:p>
          </table:table-cell>
          <table:table-cell table:style-name="ce20" office:value-type="float" office:value="286.3467" calcext:value-type="float">
            <text:p>286.3467</text:p>
          </table:table-cell>
          <table:table-cell table:style-name="ce20" office:value-type="float" office:value="0.0778327514" calcext:value-type="float">
            <text:p>0.0778</text:p>
          </table:table-cell>
          <table:table-cell table:style-name="ce20" office:value-type="float" office:value="274.5615" calcext:value-type="float">
            <text:p>274.5615</text:p>
          </table:table-cell>
          <table:table-cell table:style-name="ce20" office:value-type="float" office:value="0.0500032944" calcext:value-type="float">
            <text:p>0.0500</text:p>
          </table:table-cell>
          <table:table-cell table:style-name="ce19" office:value-type="float" office:value="285.7767" calcext:value-type="float">
            <text:p>285.7767</text:p>
          </table:table-cell>
          <table:table-cell table:style-name="ce19" office:value-type="float" office:value="0.0669435868" calcext:value-type="float">
            <text:p>0.0669</text:p>
          </table:table-cell>
          <table:table-cell table:style-name="ce20" office:value-type="float" office:value="274.8175" calcext:value-type="float">
            <text:p>274.8175</text:p>
          </table:table-cell>
          <table:table-cell table:style-name="ce20" office:value-type="float" office:value="0.0503349053" calcext:value-type="float">
            <text:p>0.0503</text:p>
          </table:table-cell>
          <table:table-cell table:style-name="ce20" office:value-type="float" office:value="283.5773" calcext:value-type="float">
            <text:p>283.5773</text:p>
          </table:table-cell>
          <table:table-cell table:style-name="ce20" office:value-type="float" office:value="0.0743178602" calcext:value-type="float">
            <text:p>0.0743</text:p>
          </table:table-cell>
          <table:table-cell table:style-name="ce22" office:value-type="float" office:value="285.3869516533" calcext:value-type="float">
            <text:p>285.3870</text:p>
          </table:table-cell>
          <table:table-cell table:style-name="ce22" office:value-type="float" office:value="0.025206561103911" calcext:value-type="float">
            <text:p>0.025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1836" calcext:value-type="float">
            <text:p>296.1836</text:p>
          </table:table-cell>
          <table:table-cell table:style-name="ce15" office:value-type="float" office:value="0.1181071896" calcext:value-type="float">
            <text:p>0.1181</text:p>
          </table:table-cell>
          <table:table-cell table:style-name="ce16" office:value-type="float" office:value="296.188856" calcext:value-type="float">
            <text:p>296.1889</text:p>
          </table:table-cell>
          <table:table-cell table:style-name="ce16" office:value-type="float" office:value="0.119191" calcext:value-type="float">
            <text:p>0.1192</text:p>
          </table:table-cell>
          <table:table-cell table:style-name="ce16" office:value-type="float" office:value="290.99825" calcext:value-type="float">
            <text:p>290.9983</text:p>
          </table:table-cell>
          <table:table-cell table:style-name="ce16" office:value-type="float" office:value="0.059402" calcext:value-type="float">
            <text:p>0.0594</text:p>
          </table:table-cell>
          <table:table-cell table:style-name="ce16" office:value-type="float" office:value="287.564372" calcext:value-type="float">
            <text:p>287.5644</text:p>
          </table:table-cell>
          <table:table-cell table:style-name="ce16" office:value-type="float" office:value="0.041797" calcext:value-type="float">
            <text:p>0.0418</text:p>
          </table:table-cell>
          <table:table-cell table:style-name="ce16" office:value-type="float" office:value="288.910873" calcext:value-type="float">
            <text:p>288.9109</text:p>
          </table:table-cell>
          <table:table-cell table:style-name="ce16" office:value-type="float" office:value="0.054774" calcext:value-type="float">
            <text:p>0.0548</text:p>
          </table:table-cell>
          <table:table-cell table:style-name="ce171" table:formula="of:=289.78806" office:value-type="float" office:value="289.78806" calcext:value-type="float">
            <text:p>289.7881</text:p>
          </table:table-cell>
          <table:table-cell table:style-name="ce171" table:formula="of:=0.0502635" office:value-type="float" office:value="0.0502635" calcext:value-type="float">
            <text:p>0.0503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7.9514" calcext:value-type="float">
            <text:p>287.9514</text:p>
          </table:table-cell>
          <table:table-cell table:style-name="ce18" office:value-type="float" office:value="0.056211" calcext:value-type="float">
            <text:p>0.0562</text:p>
          </table:table-cell>
          <table:table-cell table:style-name="ce19" office:value-type="float" office:value="275.9336" calcext:value-type="float">
            <text:p>275.9336</text:p>
          </table:table-cell>
          <table:table-cell table:style-name="ce19" office:value-type="float" office:value="0.0206301615" calcext:value-type="float">
            <text:p>0.0206</text:p>
          </table:table-cell>
          <table:table-cell table:style-name="ce20" office:value-type="float" office:value="284.6162" calcext:value-type="float">
            <text:p>284.6162</text:p>
          </table:table-cell>
          <table:table-cell table:style-name="ce20" office:value-type="float" office:value="0.0632821657" calcext:value-type="float">
            <text:p>0.0633</text:p>
          </table:table-cell>
          <table:table-cell table:style-name="ce20" office:value-type="float" office:value="288.3623" calcext:value-type="float">
            <text:p>288.3623</text:p>
          </table:table-cell>
          <table:table-cell table:style-name="ce20" office:value-type="float" office:value="0.0761460225" calcext:value-type="float">
            <text:p>0.0761</text:p>
          </table:table-cell>
          <table:table-cell table:style-name="ce20" office:value-type="float" office:value="276.137" calcext:value-type="float">
            <text:p>276.1370</text:p>
          </table:table-cell>
          <table:table-cell table:style-name="ce20" office:value-type="float" office:value="0.0340912013" calcext:value-type="float">
            <text:p>0.0341</text:p>
          </table:table-cell>
          <table:table-cell table:style-name="ce19" office:value-type="float" office:value="287.4485" calcext:value-type="float">
            <text:p>287.4485</text:p>
          </table:table-cell>
          <table:table-cell table:style-name="ce19" office:value-type="float" office:value="0.0478871001" calcext:value-type="float">
            <text:p>0.0479</text:p>
          </table:table-cell>
          <table:table-cell table:style-name="ce20" office:value-type="float" office:value="276.4395" calcext:value-type="float">
            <text:p>276.4395</text:p>
          </table:table-cell>
          <table:table-cell table:style-name="ce20" office:value-type="float" office:value="0.0357655501" calcext:value-type="float">
            <text:p>0.0358</text:p>
          </table:table-cell>
          <table:table-cell table:style-name="ce20" office:value-type="float" office:value="285.5802" calcext:value-type="float">
            <text:p>285.5802</text:p>
          </table:table-cell>
          <table:table-cell table:style-name="ce20" office:value-type="float" office:value="0.0722982723" calcext:value-type="float">
            <text:p>0.0723</text:p>
          </table:table-cell>
          <table:table-cell table:style-name="ce22" office:value-type="float" office:value="286.787674151" calcext:value-type="float">
            <text:p>286.7877</text:p>
          </table:table-cell>
          <table:table-cell table:style-name="ce22" office:value-type="float" office:value="0.011627545831008" calcext:value-type="float">
            <text:p>0.011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296.1455" calcext:value-type="float">
            <text:p>296.1455</text:p>
          </table:table-cell>
          <table:table-cell table:style-name="ce15" office:value-type="float" office:value="0.124297719" calcext:value-type="float">
            <text:p>0.1243</text:p>
          </table:table-cell>
          <table:table-cell table:style-name="ce16" office:value-type="float" office:value="296.151197" calcext:value-type="float">
            <text:p>296.1512</text:p>
          </table:table-cell>
          <table:table-cell table:style-name="ce16" office:value-type="float" office:value="0.125421" calcext:value-type="float">
            <text:p>0.1254</text:p>
          </table:table-cell>
          <table:table-cell table:style-name="ce16" office:value-type="float" office:value="291.636196" calcext:value-type="float">
            <text:p>291.6362</text:p>
          </table:table-cell>
          <table:table-cell table:style-name="ce16" office:value-type="float" office:value="0.08634" calcext:value-type="float">
            <text:p>0.0863</text:p>
          </table:table-cell>
          <table:table-cell table:style-name="ce16" office:value-type="float" office:value="288.534775" calcext:value-type="float">
            <text:p>288.5348</text:p>
          </table:table-cell>
          <table:table-cell table:style-name="ce16" office:value-type="float" office:value="0.06827" calcext:value-type="float">
            <text:p>0.0683</text:p>
          </table:table-cell>
          <table:table-cell table:style-name="ce16" office:value-type="float" office:value="289.65487" calcext:value-type="float">
            <text:p>289.6549</text:p>
          </table:table-cell>
          <table:table-cell table:style-name="ce16" office:value-type="float" office:value="0.075339" calcext:value-type="float">
            <text:p>0.0753</text:p>
          </table:table-cell>
          <table:table-cell table:style-name="ce167" table:formula="of:=290.48225" office:value-type="float" office:value="290.48225" calcext:value-type="float">
            <text:p>290.4823</text:p>
          </table:table-cell>
          <table:table-cell table:style-name="ce167" table:formula="of:=0.07475532" office:value-type="float" office:value="0.07475532" calcext:value-type="float">
            <text:p>0.0748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8.6425" calcext:value-type="float">
            <text:p>288.6425</text:p>
          </table:table-cell>
          <table:table-cell table:style-name="ce18" office:value-type="float" office:value="0.081103" calcext:value-type="float">
            <text:p>0.0811</text:p>
          </table:table-cell>
          <table:table-cell table:style-name="ce19" office:value-type="float" office:value="277.6318" calcext:value-type="float">
            <text:p>277.6318</text:p>
          </table:table-cell>
          <table:table-cell table:style-name="ce19" office:value-type="float" office:value="0.0647461872" calcext:value-type="float">
            <text:p>0.0647</text:p>
          </table:table-cell>
          <table:table-cell table:style-name="ce20" office:value-type="float" office:value="285.194" calcext:value-type="float">
            <text:p>285.1940</text:p>
          </table:table-cell>
          <table:table-cell table:style-name="ce20" office:value-type="float" office:value="0.0866456162" calcext:value-type="float">
            <text:p>0.0866</text:p>
          </table:table-cell>
          <table:table-cell table:style-name="ce20" office:value-type="float" office:value="288.757" calcext:value-type="float">
            <text:p>288.7570</text:p>
          </table:table-cell>
          <table:table-cell table:style-name="ce20" office:value-type="float" office:value="0.0947331853" calcext:value-type="float">
            <text:p>0.0947</text:p>
          </table:table-cell>
          <table:table-cell table:style-name="ce20" office:value-type="float" office:value="277.4091" calcext:value-type="float">
            <text:p>277.4091</text:p>
          </table:table-cell>
          <table:table-cell table:style-name="ce20" office:value-type="float" office:value="0.068048399" calcext:value-type="float">
            <text:p>0.0680</text:p>
          </table:table-cell>
          <table:table-cell table:style-name="ce19" office:value-type="float" office:value="288.2716" calcext:value-type="float">
            <text:p>288.2716</text:p>
          </table:table-cell>
          <table:table-cell table:style-name="ce19" office:value-type="float" office:value="0.0858397238" calcext:value-type="float">
            <text:p>0.0858</text:p>
          </table:table-cell>
          <table:table-cell table:style-name="ce20" office:value-type="float" office:value="277.6636" calcext:value-type="float">
            <text:p>277.6636</text:p>
          </table:table-cell>
          <table:table-cell table:style-name="ce20" office:value-type="float" office:value="0.0683894927" calcext:value-type="float">
            <text:p>0.0684</text:p>
          </table:table-cell>
          <table:table-cell table:style-name="ce20" office:value-type="float" office:value="286.0407" calcext:value-type="float">
            <text:p>286.0407</text:p>
          </table:table-cell>
          <table:table-cell table:style-name="ce20" office:value-type="float" office:value="0.09154475" calcext:value-type="float">
            <text:p>0.0915</text:p>
          </table:table-cell>
          <table:table-cell table:style-name="ce22" office:value-type="float" office:value="288.1451867866" calcext:value-type="float">
            <text:p>288.1452</text:p>
          </table:table-cell>
          <table:table-cell table:style-name="ce22" office:value-type="float" office:value="0.032248916230345" calcext:value-type="float">
            <text:p>0.032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4_benzene</text:p>
          </table:table-cell>
          <table:table-cell table:style-name="ce2" office:value-type="string" calcext:value-type="string">
            <text:p>B1u</text:p>
          </table:table-cell>
          <table:table-cell table:style-name="ce11" office:value-type="string" calcext:value-type="string">
            <text:p>1-6</text:p>
          </table:table-cell>
          <table:table-cell table:style-name="ce12" office:value-type="float" office:value="285.22" calcext:value-type="float">
            <text:p>285.22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6" office:value-type="float" office:value="295.438" calcext:value-type="float">
            <text:p>295.4380</text:p>
          </table:table-cell>
          <table:table-cell table:style-name="ce16" office:value-type="float" office:value="0.6032612625" calcext:value-type="float">
            <text:p>0.6033</text:p>
          </table:table-cell>
          <table:table-cell table:style-name="ce16" office:value-type="float" office:value="295.443049" calcext:value-type="float">
            <text:p>295.4430</text:p>
          </table:table-cell>
          <table:table-cell table:style-name="ce16" office:value-type="float" office:value="0.608743" calcext:value-type="float">
            <text:p>0.6087</text:p>
          </table:table-cell>
          <table:table-cell table:style-name="ce16" office:value-type="float" office:value="288.44405" calcext:value-type="float">
            <text:p>288.4441</text:p>
          </table:table-cell>
          <table:table-cell table:style-name="ce16" office:value-type="float" office:value="0.289742" calcext:value-type="float">
            <text:p>0.2897</text:p>
          </table:table-cell>
          <table:table-cell table:style-name="ce16" office:value-type="float" office:value="285.193546" calcext:value-type="float">
            <text:p>285.1935</text:p>
          </table:table-cell>
          <table:table-cell table:style-name="ce16" office:value-type="float" office:value="0.23451" calcext:value-type="float">
            <text:p>0.2345</text:p>
          </table:table-cell>
          <table:table-cell table:style-name="ce16" office:value-type="float" office:value="287.490523" calcext:value-type="float">
            <text:p>287.4905</text:p>
          </table:table-cell>
          <table:table-cell table:style-name="ce16" office:value-type="float" office:value="0.322446" calcext:value-type="float">
            <text:p>0.3224</text:p>
          </table:table-cell>
          <table:table-cell table:style-name="ce167" table:formula="of:=287.44706" office:value-type="float" office:value="287.44706" calcext:value-type="float">
            <text:p>287.4471</text:p>
          </table:table-cell>
          <table:table-cell table:style-name="ce167" table:formula="of:=0.26491909" office:value-type="float" office:value="0.26491909" calcext:value-type="float">
            <text:p>0.2649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8328" calcext:value-type="float">
            <text:p>285.8328</text:p>
          </table:table-cell>
          <table:table-cell table:style-name="ce18" office:value-type="float" office:value="0.304939" calcext:value-type="float">
            <text:p>0.3049</text:p>
          </table:table-cell>
          <table:table-cell table:style-name="ce39" office:value-type="float" office:value="274.5872" calcext:value-type="float">
            <text:p>274.5872</text:p>
          </table:table-cell>
          <table:table-cell table:style-name="ce40" office:value-type="float" office:value="0.2185464978" calcext:value-type="float">
            <text:p>0.2185</text:p>
          </table:table-cell>
          <table:table-cell table:style-name="ce20" office:value-type="float" office:value="283.0861" calcext:value-type="float">
            <text:p>283.0861</text:p>
          </table:table-cell>
          <table:table-cell table:style-name="ce20" office:value-type="float" office:value="0.3670238255" calcext:value-type="float">
            <text:p>0.3670</text:p>
          </table:table-cell>
          <table:table-cell table:style-name="ce20" office:value-type="float" office:value="286.8902" calcext:value-type="float">
            <text:p>286.8902</text:p>
          </table:table-cell>
          <table:table-cell table:style-name="ce20" office:value-type="float" office:value="0.4098611931" calcext:value-type="float">
            <text:p>0.4099</text:p>
          </table:table-cell>
          <table:table-cell table:style-name="ce20" office:value-type="float" office:value="274.8148" calcext:value-type="float">
            <text:p>274.8148</text:p>
          </table:table-cell>
          <table:table-cell table:style-name="ce20" office:value-type="float" office:value="0.259786307" calcext:value-type="float">
            <text:p>0.2598</text:p>
          </table:table-cell>
          <table:table-cell table:style-name="ce19" office:value-type="float" office:value="285.6123" calcext:value-type="float">
            <text:p>285.6123</text:p>
          </table:table-cell>
          <table:table-cell table:style-name="ce19" office:value-type="float" office:value="0.3234276839" calcext:value-type="float">
            <text:p>0.3234</text:p>
          </table:table-cell>
          <table:table-cell table:style-name="ce20" office:value-type="float" office:value="275.1166" calcext:value-type="float">
            <text:p>275.1166</text:p>
          </table:table-cell>
          <table:table-cell table:style-name="ce20" office:value-type="float" office:value="0.262758254" calcext:value-type="float">
            <text:p>0.2628</text:p>
          </table:table-cell>
          <table:table-cell table:style-name="ce20" office:value-type="float" office:value="284.1823" calcext:value-type="float">
            <text:p>284.1823</text:p>
          </table:table-cell>
          <table:table-cell table:style-name="ce20" office:value-type="float" office:value="0.3972507118" calcext:value-type="float">
            <text:p>0.3973</text:p>
          </table:table-cell>
          <table:table-cell table:style-name="ce22" office:value-type="float" office:value="285.044214296067" calcext:value-type="float">
            <text:p>285.0442</text:p>
          </table:table-cell>
          <table:table-cell table:style-name="ce35" office:value-type="float" office:value="0.094148226541542" calcext:value-type="float">
            <text:p>0.094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4.9335" calcext:value-type="float">
            <text:p>294.9335</text:p>
          </table:table-cell>
          <table:table-cell table:style-name="ce15" office:value-type="float" office:value="0.0945425812" calcext:value-type="float">
            <text:p>0.0945</text:p>
          </table:table-cell>
          <table:table-cell table:style-name="ce16" office:value-type="float" office:value="294.933522" calcext:value-type="float">
            <text:p>294.9335</text:p>
          </table:table-cell>
          <table:table-cell table:style-name="ce16" office:value-type="float" office:value="0.094543" calcext:value-type="float">
            <text:p>0.0945</text:p>
          </table:table-cell>
          <table:table-cell table:style-name="ce16" office:value-type="float" office:value="288.342249" calcext:value-type="float">
            <text:p>288.3422</text:p>
          </table:table-cell>
          <table:table-cell table:style-name="ce16" office:value-type="float" office:value="0.07972" calcext:value-type="float">
            <text:p>0.0797</text:p>
          </table:table-cell>
          <table:table-cell table:style-name="ce41" office:value-type="string" calcext:value-type="string">
            <text:p>no intensity?</text:p>
          </table:table-cell>
          <table:table-cell table:style-name="ce41"/>
          <table:table-cell table:style-name="ce16" office:value-type="float" office:value="287.26721" calcext:value-type="float">
            <text:p>287.2672</text:p>
          </table:table-cell>
          <table:table-cell table:style-name="ce16" office:value-type="float" office:value="0.053095" calcext:value-type="float">
            <text:p>0.0531</text:p>
          </table:table-cell>
          <table:table-cell table:style-name="ce167" table:formula="of:=287.31539" office:value-type="float" office:value="287.31539" calcext:value-type="float">
            <text:p>287.3154</text:p>
          </table:table-cell>
          <table:table-cell table:style-name="ce167" table:formula="of:=0.0529054" office:value-type="float" office:value="0.0529054" calcext:value-type="float">
            <text:p>0.0529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6713" calcext:value-type="float">
            <text:p>285.6713</text:p>
          </table:table-cell>
          <table:table-cell table:style-name="ce18" office:value-type="float" office:value="0.053761" calcext:value-type="float">
            <text:p>0.0538</text:p>
          </table:table-cell>
          <table:table-cell table:style-name="ce19" office:value-type="float" office:value="274.4328" calcext:value-type="float">
            <text:p>274.4328</text:p>
          </table:table-cell>
          <table:table-cell table:style-name="ce19" office:value-type="float" office:value="0.0387176659" calcext:value-type="float">
            <text:p>0.0387</text:p>
          </table:table-cell>
          <table:table-cell table:style-name="ce20" office:value-type="float" office:value="282.8261" calcext:value-type="float">
            <text:p>282.8261</text:p>
          </table:table-cell>
          <table:table-cell table:style-name="ce20" office:value-type="float" office:value="0.0570371122" calcext:value-type="float">
            <text:p>0.0570</text:p>
          </table:table-cell>
          <table:table-cell table:style-name="ce20" office:value-type="float" office:value="286.5891" calcext:value-type="float">
            <text:p>286.5891</text:p>
          </table:table-cell>
          <table:table-cell table:style-name="ce20" office:value-type="float" office:value="0.063796723" calcext:value-type="float">
            <text:p>0.0638</text:p>
          </table:table-cell>
          <table:table-cell table:style-name="ce20" office:value-type="float" office:value="274.6132" calcext:value-type="float">
            <text:p>274.6132</text:p>
          </table:table-cell>
          <table:table-cell table:style-name="ce20" office:value-type="float" office:value="0.0417734898" calcext:value-type="float">
            <text:p>0.0418</text:p>
          </table:table-cell>
          <table:table-cell table:style-name="ce19" office:value-type="float" office:value="285.3979" calcext:value-type="float">
            <text:p>285.3979</text:p>
          </table:table-cell>
          <table:table-cell table:style-name="ce19" office:value-type="float" office:value="0.0484161203" calcext:value-type="float">
            <text:p>0.0484</text:p>
          </table:table-cell>
          <table:table-cell table:style-name="ce20" office:value-type="float" office:value="274.9087" calcext:value-type="float">
            <text:p>274.9087</text:p>
          </table:table-cell>
          <table:table-cell table:style-name="ce20" office:value-type="float" office:value="0.0423419966" calcext:value-type="float">
            <text:p>0.0423</text:p>
          </table:table-cell>
          <table:table-cell table:style-name="ce20" office:value-type="float" office:value="283.8801" calcext:value-type="float">
            <text:p>283.8801</text:p>
          </table:table-cell>
          <table:table-cell table:style-name="ce20" office:value-type="float" office:value="0.0622947588" calcext:value-type="float">
            <text:p>0.0623</text:p>
          </table:table-cell>
          <table:table-cell table:style-name="ce22" office:value-type="float" office:value="284.9012692505" calcext:value-type="float">
            <text:p>284.9013</text:p>
          </table:table-cell>
          <table:table-cell table:style-name="ce35" office:value-type="float" office:value="0.016738773449838" calcext:value-type="float">
            <text:p>0.016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2-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4051" calcext:value-type="float">
            <text:p>295.4051</text:p>
          </table:table-cell>
          <table:table-cell table:style-name="ce15" office:value-type="float" office:value="0.1904407356" calcext:value-type="float">
            <text:p>0.1904</text:p>
          </table:table-cell>
          <table:table-cell table:style-name="ce16" office:value-type="float" office:value="295.405088" calcext:value-type="float">
            <text:p>295.4051</text:p>
          </table:table-cell>
          <table:table-cell table:style-name="ce16" office:value-type="float" office:value="0.190441" calcext:value-type="float">
            <text:p>0.1904</text:p>
          </table:table-cell>
          <table:table-cell table:style-name="ce16" office:value-type="float" office:value="288.954842" calcext:value-type="float">
            <text:p>288.9548</text:p>
          </table:table-cell>
          <table:table-cell table:style-name="ce16" office:value-type="float" office:value="0.115463" calcext:value-type="float">
            <text:p>0.1155</text:p>
          </table:table-cell>
          <table:table-cell table:style-name="ce42" office:value-type="float" office:value="285.659419" calcext:value-type="float">
            <text:p>285.6594</text:p>
          </table:table-cell>
          <table:table-cell table:style-name="ce42" office:value-type="float" office:value="0.066477" calcext:value-type="float">
            <text:p>0.0665</text:p>
          </table:table-cell>
          <table:table-cell table:style-name="ce16" office:value-type="float" office:value="287.771949" calcext:value-type="float">
            <text:p>287.7719</text:p>
          </table:table-cell>
          <table:table-cell table:style-name="ce16" office:value-type="float" office:value="0.120695" calcext:value-type="float">
            <text:p>0.1207</text:p>
          </table:table-cell>
          <table:table-cell table:style-name="ce167" table:formula="of:=287.90956" office:value-type="float" office:value="287.90956" calcext:value-type="float">
            <text:p>287.9096</text:p>
          </table:table-cell>
          <table:table-cell table:style-name="ce167" table:formula="of:=0.1012443" office:value-type="float" office:value="0.1012443" calcext:value-type="float">
            <text:p>0.1012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6.2174" calcext:value-type="float">
            <text:p>286.2174</text:p>
          </table:table-cell>
          <table:table-cell table:style-name="ce18" office:value-type="float" office:value="0.114662" calcext:value-type="float">
            <text:p>0.1147</text:p>
          </table:table-cell>
          <table:table-cell table:style-name="ce19" office:value-type="float" office:value="274.9462" calcext:value-type="float">
            <text:p>274.9462</text:p>
          </table:table-cell>
          <table:table-cell table:style-name="ce19" office:value-type="float" office:value="0.0703073032" calcext:value-type="float">
            <text:p>0.0703</text:p>
          </table:table-cell>
          <table:table-cell table:style-name="ce20" office:value-type="float" office:value="283.0981" calcext:value-type="float">
            <text:p>283.0981</text:p>
          </table:table-cell>
          <table:table-cell table:style-name="ce20" office:value-type="float" office:value="0.1129125776" calcext:value-type="float">
            <text:p>0.1129</text:p>
          </table:table-cell>
          <table:table-cell table:style-name="ce20" office:value-type="float" office:value="286.9289" calcext:value-type="float">
            <text:p>286.9289</text:p>
          </table:table-cell>
          <table:table-cell table:style-name="ce20" office:value-type="float" office:value="0.1197136237" calcext:value-type="float">
            <text:p>0.1197</text:p>
          </table:table-cell>
          <table:table-cell table:style-name="ce20" office:value-type="float" office:value="274.7728" calcext:value-type="float">
            <text:p>274.7728</text:p>
          </table:table-cell>
          <table:table-cell table:style-name="ce20" office:value-type="float" office:value="0.0765185441" calcext:value-type="float">
            <text:p>0.0765</text:p>
          </table:table-cell>
          <table:table-cell table:style-name="ce19" office:value-type="float" office:value="285.9754" calcext:value-type="float">
            <text:p>285.9754</text:p>
          </table:table-cell>
          <table:table-cell table:style-name="ce19" office:value-type="float" office:value="0.1237943739" calcext:value-type="float">
            <text:p>0.1238</text:p>
          </table:table-cell>
          <table:table-cell table:style-name="ce20" office:value-type="float" office:value="275.0851" calcext:value-type="float">
            <text:p>275.0851</text:p>
          </table:table-cell>
          <table:table-cell table:style-name="ce20" office:value-type="float" office:value="0.0780506064" calcext:value-type="float">
            <text:p>0.0781</text:p>
          </table:table-cell>
          <table:table-cell table:style-name="ce20" office:value-type="float" office:value="284.2284" calcext:value-type="float">
            <text:p>284.2284</text:p>
          </table:table-cell>
          <table:table-cell table:style-name="ce20" office:value-type="float" office:value="0.1147746732" calcext:value-type="float">
            <text:p>0.1148</text:p>
          </table:table-cell>
          <table:table-cell table:style-name="ce22" office:value-type="float" office:value="284.9124852224" calcext:value-type="float">
            <text:p>284.9125</text:p>
          </table:table-cell>
          <table:table-cell table:style-name="ce35" office:value-type="float" office:value="0.023597233846338" calcext:value-type="float">
            <text:p>0.023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5-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6589" calcext:value-type="float">
            <text:p>295.6589</text:p>
          </table:table-cell>
          <table:table-cell table:style-name="ce15" office:value-type="float" office:value="0.2311495234" calcext:value-type="float">
            <text:p>0.2311</text:p>
          </table:table-cell>
          <table:table-cell table:style-name="ce16" office:value-type="float" office:value="295.658861" calcext:value-type="float">
            <text:p>295.6589</text:p>
          </table:table-cell>
          <table:table-cell table:style-name="ce16" office:value-type="float" office:value="0.23115" calcext:value-type="float">
            <text:p>0.2312</text:p>
          </table:table-cell>
          <table:table-cell table:style-name="ce16" office:value-type="float" office:value="288.365721" calcext:value-type="float">
            <text:p>288.3657</text:p>
          </table:table-cell>
          <table:table-cell table:style-name="ce16" office:value-type="float" office:value="0.055744" calcext:value-type="float">
            <text:p>0.0557</text:p>
          </table:table-cell>
          <table:table-cell table:style-name="ce42" office:value-type="float" office:value="285.088132" calcext:value-type="float">
            <text:p>285.0881</text:p>
          </table:table-cell>
          <table:table-cell table:style-name="ce42" office:value-type="float" office:value="0.103691" calcext:value-type="float">
            <text:p>0.1037</text:p>
          </table:table-cell>
          <table:table-cell table:style-name="ce16" office:value-type="float" office:value="287.469049" calcext:value-type="float">
            <text:p>287.4690</text:p>
          </table:table-cell>
          <table:table-cell table:style-name="ce16" office:value-type="float" office:value="0.100399" calcext:value-type="float">
            <text:p>0.1004</text:p>
          </table:table-cell>
          <table:table-cell table:style-name="ce167" table:formula="of:=287.39658" office:value-type="float" office:value="287.39658" calcext:value-type="float">
            <text:p>287.3966</text:p>
          </table:table-cell>
          <table:table-cell table:style-name="ce167" table:formula="of:=0.0726565" office:value-type="float" office:value="0.0726565" calcext:value-type="float">
            <text:p>0.0727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8227" calcext:value-type="float">
            <text:p>285.8227</text:p>
          </table:table-cell>
          <table:table-cell table:style-name="ce18" office:value-type="float" office:value="0.092978" calcext:value-type="float">
            <text:p>0.0930</text:p>
          </table:table-cell>
          <table:table-cell table:style-name="ce19" office:value-type="float" office:value="274.4637" calcext:value-type="float">
            <text:p>274.4637</text:p>
          </table:table-cell>
          <table:table-cell table:style-name="ce19" office:value-type="float" office:value="0.0491265722" calcext:value-type="float">
            <text:p>0.0491</text:p>
          </table:table-cell>
          <table:table-cell table:style-name="ce20" office:value-type="float" office:value="283.3466" calcext:value-type="float">
            <text:p>283.3466</text:p>
          </table:table-cell>
          <table:table-cell table:style-name="ce20" office:value-type="float" office:value="0.1429700077" calcext:value-type="float">
            <text:p>0.1430</text:p>
          </table:table-cell>
          <table:table-cell table:style-name="ce20" office:value-type="float" office:value="287.1022" calcext:value-type="float">
            <text:p>287.1022</text:p>
          </table:table-cell>
          <table:table-cell table:style-name="ce20" office:value-type="float" office:value="0.1664126409" calcext:value-type="float">
            <text:p>0.1664</text:p>
          </table:table-cell>
          <table:table-cell table:style-name="ce20" office:value-type="float" office:value="275.117" calcext:value-type="float">
            <text:p>275.1170</text:p>
          </table:table-cell>
          <table:table-cell table:style-name="ce20" office:value-type="float" office:value="0.097367261" calcext:value-type="float">
            <text:p>0.0974</text:p>
          </table:table-cell>
          <table:table-cell table:style-name="ce19" office:value-type="float" office:value="285.5599" calcext:value-type="float">
            <text:p>285.5599</text:p>
          </table:table-cell>
          <table:table-cell table:style-name="ce19" office:value-type="float" office:value="0.1033835217" calcext:value-type="float">
            <text:p>0.1034</text:p>
          </table:table-cell>
          <table:table-cell table:style-name="ce20" office:value-type="float" office:value="275.4123" calcext:value-type="float">
            <text:p>275.4123</text:p>
          </table:table-cell>
          <table:table-cell table:style-name="ce20" office:value-type="float" office:value="0.0987610165" calcext:value-type="float">
            <text:p>0.0988</text:p>
          </table:table-cell>
          <table:table-cell table:style-name="ce20" office:value-type="float" office:value="284.3883" calcext:value-type="float">
            <text:p>284.3883</text:p>
          </table:table-cell>
          <table:table-cell table:style-name="ce20" office:value-type="float" office:value="0.161634548" calcext:value-type="float">
            <text:p>0.1616</text:p>
          </table:table-cell>
          <table:table-cell table:style-name="ce22" office:value-type="float" office:value="285.37196769405" calcext:value-type="float">
            <text:p>285.3720</text:p>
          </table:table-cell>
          <table:table-cell table:style-name="ce35" office:value-type="float" office:value="0.03088936526868" calcext:value-type="float">
            <text:p>0.030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5-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1125" calcext:value-type="float">
            <text:p>295.1125</text:p>
          </table:table-cell>
          <table:table-cell table:style-name="ce15" office:value-type="float" office:value="0.1862178862" calcext:value-type="float">
            <text:p>0.1862</text:p>
          </table:table-cell>
          <table:table-cell table:style-name="ce16" office:value-type="float" office:value="295.112488" calcext:value-type="float">
            <text:p>295.1125</text:p>
          </table:table-cell>
          <table:table-cell table:style-name="ce16" office:value-type="float" office:value="0.186218" calcext:value-type="float">
            <text:p>0.1862</text:p>
          </table:table-cell>
          <table:table-cell table:style-name="ce16" office:value-type="float" office:value="288.177435" calcext:value-type="float">
            <text:p>288.1774</text:p>
          </table:table-cell>
          <table:table-cell table:style-name="ce16" office:value-type="float" office:value="0.091858" calcext:value-type="float">
            <text:p>0.0919</text:p>
          </table:table-cell>
          <table:table-cell table:style-name="ce16" office:value-type="float" office:value="284.875529" calcext:value-type="float">
            <text:p>284.8755</text:p>
          </table:table-cell>
          <table:table-cell table:style-name="ce16" office:value-type="float" office:value="0.070328" calcext:value-type="float">
            <text:p>0.0703</text:p>
          </table:table-cell>
          <table:table-cell table:style-name="ce16" office:value-type="float" office:value="287.153596" calcext:value-type="float">
            <text:p>287.1536</text:p>
          </table:table-cell>
          <table:table-cell table:style-name="ce16" office:value-type="float" office:value="0.10163" calcext:value-type="float">
            <text:p>0.1016</text:p>
          </table:table-cell>
          <table:table-cell table:style-name="ce168" table:formula="of:=286.93315" office:value-type="float" office:value="286.93315" calcext:value-type="float">
            <text:p>286.9332</text:p>
          </table:table-cell>
          <table:table-cell table:style-name="ce168" table:formula="of:=0.0554687" office:value-type="float" office:value="0.0554687" calcext:value-type="float">
            <text:p>0.0555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5.573" calcext:value-type="float">
            <text:p>285.5730</text:p>
          </table:table-cell>
          <table:table-cell table:style-name="ce18" office:value-type="float" office:value="0.097632" calcext:value-type="float">
            <text:p>0.0976</text:p>
          </table:table-cell>
          <table:table-cell table:style-name="ce19" office:value-type="float" office:value="274.2395" calcext:value-type="float">
            <text:p>274.2395</text:p>
          </table:table-cell>
          <table:table-cell table:style-name="ce19" office:value-type="float" office:value="0.0641658989" calcext:value-type="float">
            <text:p>0.0642</text:p>
          </table:table-cell>
          <table:table-cell table:style-name="ce20" office:value-type="float" office:value="282.7785" calcext:value-type="float">
            <text:p>282.7785</text:p>
          </table:table-cell>
          <table:table-cell table:style-name="ce20" office:value-type="float" office:value="0.115976345" calcext:value-type="float">
            <text:p>0.1160</text:p>
          </table:table-cell>
          <table:table-cell table:style-name="ce20" office:value-type="float" office:value="286.5727" calcext:value-type="float">
            <text:p>286.5727</text:p>
          </table:table-cell>
          <table:table-cell table:style-name="ce20" office:value-type="float" office:value="0.1293302101" calcext:value-type="float">
            <text:p>0.1293</text:p>
          </table:table-cell>
          <table:table-cell table:style-name="ce20" office:value-type="float" office:value="274.4903" calcext:value-type="float">
            <text:p>274.4903</text:p>
          </table:table-cell>
          <table:table-cell table:style-name="ce20" office:value-type="float" office:value="0.0793656464" calcext:value-type="float">
            <text:p>0.0794</text:p>
          </table:table-cell>
          <table:table-cell table:style-name="ce19" office:value-type="float" office:value="285.2683" calcext:value-type="float">
            <text:p>285.2683</text:p>
          </table:table-cell>
          <table:table-cell table:style-name="ce19" office:value-type="float" office:value="0.1009920766" calcext:value-type="float">
            <text:p>0.1010</text:p>
          </table:table-cell>
          <table:table-cell table:style-name="ce20" office:value-type="float" office:value="274.7956" calcext:value-type="float">
            <text:p>274.7956</text:p>
          </table:table-cell>
          <table:table-cell table:style-name="ce20" office:value-type="float" office:value="0.0805780698" calcext:value-type="float">
            <text:p>0.0806</text:p>
          </table:table-cell>
          <table:table-cell table:style-name="ce20" office:value-type="float" office:value="283.8707" calcext:value-type="float">
            <text:p>283.8707</text:p>
          </table:table-cell>
          <table:table-cell table:style-name="ce20" office:value-type="float" office:value="0.1252823942" calcext:value-type="float">
            <text:p>0.1253</text:p>
          </table:table-cell>
          <table:table-cell table:style-name="ce22" office:value-type="float" office:value="284.6636255461" calcext:value-type="float">
            <text:p>284.6636</text:p>
          </table:table-cell>
          <table:table-cell table:style-name="ce35" office:value-type="float" office:value="0.028422408279944" calcext:value-type="float">
            <text:p>0.028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3-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57" calcext:value-type="float">
            <text:p>295.5700</text:p>
          </table:table-cell>
          <table:table-cell table:style-name="ce15" office:value-type="float" office:value="0.2262501091" calcext:value-type="float">
            <text:p>0.2263</text:p>
          </table:table-cell>
          <table:table-cell table:style-name="ce16" office:value-type="float" office:value="295.570007" calcext:value-type="float">
            <text:p>295.5700</text:p>
          </table:table-cell>
          <table:table-cell table:style-name="ce16" office:value-type="float" office:value="0.22625" calcext:value-type="float">
            <text:p>0.2263</text:p>
          </table:table-cell>
          <table:table-cell table:style-name="ce16" office:value-type="float" office:value="288.882022" calcext:value-type="float">
            <text:p>288.8820</text:p>
          </table:table-cell>
          <table:table-cell table:style-name="ce16" office:value-type="float" office:value="0.105617" calcext:value-type="float">
            <text:p>0.1056</text:p>
          </table:table-cell>
          <table:table-cell table:style-name="ce16" office:value-type="float" office:value="285.501217" calcext:value-type="float">
            <text:p>285.5012</text:p>
          </table:table-cell>
          <table:table-cell table:style-name="ce16" office:value-type="float" office:value="0.067802" calcext:value-type="float">
            <text:p>0.0678</text:p>
          </table:table-cell>
          <table:table-cell table:style-name="ce16" office:value-type="float" office:value="287.719078" calcext:value-type="float">
            <text:p>287.7191</text:p>
          </table:table-cell>
          <table:table-cell table:style-name="ce16" office:value-type="float" office:value="0.115701" calcext:value-type="float">
            <text:p>0.1157</text:p>
          </table:table-cell>
          <table:table-cell table:style-name="ce168" table:formula="of:=288.53707" office:value-type="float" office:value="288.53707" calcext:value-type="float">
            <text:p>288.5371</text:p>
          </table:table-cell>
          <table:table-cell table:style-name="ce168" table:formula="of:=0.0959501" office:value-type="float" office:value="0.0959501" calcext:value-type="float">
            <text:p>0.0960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6.1819" calcext:value-type="float">
            <text:p>286.1819</text:p>
          </table:table-cell>
          <table:table-cell table:style-name="ce18" office:value-type="float" office:value="0.110426" calcext:value-type="float">
            <text:p>0.1104</text:p>
          </table:table-cell>
          <table:table-cell table:style-name="ce19" office:value-type="float" office:value="274.8241" calcext:value-type="float">
            <text:p>274.8241</text:p>
          </table:table-cell>
          <table:table-cell table:style-name="ce19" office:value-type="float" office:value="0.0319784081" calcext:value-type="float">
            <text:p>0.0320</text:p>
          </table:table-cell>
          <table:table-cell table:style-name="ce20" office:value-type="float" office:value="283.3542" calcext:value-type="float">
            <text:p>283.3542</text:p>
          </table:table-cell>
          <table:table-cell table:style-name="ce20" office:value-type="float" office:value="0.1340334267" calcext:value-type="float">
            <text:p>0.1340</text:p>
          </table:table-cell>
          <table:table-cell table:style-name="ce20" office:value-type="float" office:value="287.1246" calcext:value-type="float">
            <text:p>287.1246</text:p>
          </table:table-cell>
          <table:table-cell table:style-name="ce20" office:value-type="float" office:value="0.1506829855" calcext:value-type="float">
            <text:p>0.1507</text:p>
          </table:table-cell>
          <table:table-cell table:style-name="ce20" office:value-type="float" office:value="275.0457" calcext:value-type="float">
            <text:p>275.0457</text:p>
          </table:table-cell>
          <table:table-cell table:style-name="ce20" office:value-type="float" office:value="0.0819283314" calcext:value-type="float">
            <text:p>0.0819</text:p>
          </table:table-cell>
          <table:table-cell table:style-name="ce19" office:value-type="float" office:value="285.9677" calcext:value-type="float">
            <text:p>285.9677</text:p>
          </table:table-cell>
          <table:table-cell table:style-name="ce19" office:value-type="float" office:value="0.1198004428" calcext:value-type="float">
            <text:p>0.1198</text:p>
          </table:table-cell>
          <table:table-cell table:style-name="ce20" office:value-type="float" office:value="275.3418" calcext:value-type="float">
            <text:p>275.3418</text:p>
          </table:table-cell>
          <table:table-cell table:style-name="ce20" office:value-type="float" office:value="0.0843837561" calcext:value-type="float">
            <text:p>0.0844</text:p>
          </table:table-cell>
          <table:table-cell table:style-name="ce20" office:value-type="float" office:value="284.4096" calcext:value-type="float">
            <text:p>284.4096</text:p>
          </table:table-cell>
          <table:table-cell table:style-name="ce20" office:value-type="float" office:value="0.1451138476" calcext:value-type="float">
            <text:p>0.1451</text:p>
          </table:table-cell>
          <table:table-cell table:style-name="ce22" office:value-type="float" office:value="285.4598511879" calcext:value-type="float">
            <text:p>285.4599</text:p>
          </table:table-cell>
          <table:table-cell table:style-name="ce35" office:value-type="float" office:value="0.02305585075125" calcext:value-type="float">
            <text:p>0.023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4-6</text:p>
          </table:table-cell>
          <table:table-cell table:style-name="ce12" office:value-type="float" office:value="286.16" calcext:value-type="float">
            <text:p>286.16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5.0887" calcext:value-type="float">
            <text:p>295.0887</text:p>
          </table:table-cell>
          <table:table-cell table:style-name="ce15" office:value-type="float" office:value="0.3473881478" calcext:value-type="float">
            <text:p>0.3474</text:p>
          </table:table-cell>
          <table:table-cell table:style-name="ce16" office:value-type="float" office:value="295.088735" calcext:value-type="float">
            <text:p>295.0887</text:p>
          </table:table-cell>
          <table:table-cell table:style-name="ce16" office:value-type="float" office:value="0.347388" calcext:value-type="float">
            <text:p>0.3474</text:p>
          </table:table-cell>
          <table:table-cell table:style-name="ce16" office:value-type="float" office:value="289.449513" calcext:value-type="float">
            <text:p>289.4495</text:p>
          </table:table-cell>
          <table:table-cell table:style-name="ce16" office:value-type="float" office:value="0.202066" calcext:value-type="float">
            <text:p>0.2021</text:p>
          </table:table-cell>
          <table:table-cell table:style-name="ce16" office:value-type="float" office:value="286.264376" calcext:value-type="float">
            <text:p>286.2644</text:p>
          </table:table-cell>
          <table:table-cell table:style-name="ce16" office:value-type="float" office:value="0.158634" calcext:value-type="float">
            <text:p>0.1586</text:p>
          </table:table-cell>
          <table:table-cell table:style-name="ce16" office:value-type="float" office:value="288.042318" calcext:value-type="float">
            <text:p>288.0423</text:p>
          </table:table-cell>
          <table:table-cell table:style-name="ce16" office:value-type="float" office:value="0.197321" calcext:value-type="float">
            <text:p>0.1973</text:p>
          </table:table-cell>
          <table:table-cell table:style-name="ce167" table:formula="of:=288.36086" office:value-type="float" office:value="288.36086" calcext:value-type="float">
            <text:p>288.3609</text:p>
          </table:table-cell>
          <table:table-cell table:style-name="ce167" table:formula="of:=0.1746546" office:value-type="float" office:value="0.1746546" calcext:value-type="float">
            <text:p>0.1747</text:p>
          </table:table-cell>
          <table:table-cell table:style-name="ce180" table:number-columns-repeated="2"/>
          <table:table-cell table:style-name="ce10" table:number-columns-repeated="2"/>
          <table:table-cell table:style-name="ce24" office:value-type="float" office:value="286.6227" calcext:value-type="float">
            <text:p>286.6227</text:p>
          </table:table-cell>
          <table:table-cell table:style-name="ce24" office:value-type="float" office:value="0.193971" calcext:value-type="float">
            <text:p>0.1940</text:p>
          </table:table-cell>
          <table:table-cell table:style-name="ce19" office:value-type="float" office:value="275.4039" calcext:value-type="float">
            <text:p>275.4039</text:p>
          </table:table-cell>
          <table:table-cell table:style-name="ce19" office:value-type="float" office:value="0.1440900878" calcext:value-type="float">
            <text:p>0.1441</text:p>
          </table:table-cell>
          <table:table-cell table:style-name="ce20" office:value-type="float" office:value="283.5136" calcext:value-type="float">
            <text:p>283.5136</text:p>
          </table:table-cell>
          <table:table-cell table:style-name="ce20" office:value-type="float" office:value="0.2230840138" calcext:value-type="float">
            <text:p>0.2231</text:p>
          </table:table-cell>
          <table:table-cell table:style-name="ce20" office:value-type="float" office:value="287.1905" calcext:value-type="float">
            <text:p>287.1905</text:p>
          </table:table-cell>
          <table:table-cell table:style-name="ce20" office:value-type="float" office:value="0.2470584382" calcext:value-type="float">
            <text:p>0.2471</text:p>
          </table:table-cell>
          <table:table-cell table:style-name="ce20" office:value-type="float" office:value="275.4394" calcext:value-type="float">
            <text:p>275.4394</text:p>
          </table:table-cell>
          <table:table-cell table:style-name="ce20" office:value-type="float" office:value="0.1655193971" calcext:value-type="float">
            <text:p>0.1655</text:p>
          </table:table-cell>
          <table:table-cell table:style-name="ce19" office:value-type="float" office:value="286.2983" calcext:value-type="float">
            <text:p>286.2983</text:p>
          </table:table-cell>
          <table:table-cell table:style-name="ce19" office:value-type="float" office:value="0.2057402618" calcext:value-type="float">
            <text:p>0.2057</text:p>
          </table:table-cell>
          <table:table-cell table:style-name="ce20" office:value-type="float" office:value="275.7229" calcext:value-type="float">
            <text:p>275.7229</text:p>
          </table:table-cell>
          <table:table-cell table:style-name="ce20" office:value-type="float" office:value="0.1671591277" calcext:value-type="float">
            <text:p>0.1672</text:p>
          </table:table-cell>
          <table:table-cell table:style-name="ce20" office:value-type="float" office:value="284.4708" calcext:value-type="float">
            <text:p>284.4708</text:p>
          </table:table-cell>
          <table:table-cell table:style-name="ce20" office:value-type="float" office:value="0.2388278554" calcext:value-type="float">
            <text:p>0.2388</text:p>
          </table:table-cell>
          <table:table-cell table:style-name="ce22" office:value-type="float" office:value="285.800380182733" calcext:value-type="float">
            <text:p>285.8004</text:p>
          </table:table-cell>
          <table:table-cell table:style-name="ce35" office:value-type="float" office:value="0.064999396458306" calcext:value-type="float">
            <text:p>0.065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8_trifluoroethen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287.6" calcext:value-type="float">
            <text:p>287.60</text:p>
          </table:table-cell>
          <table:table-cell table:style-name="ce31" office:value-type="float" office:value="4" calcext:value-type="float">
            <text:p>4.0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7.9964" calcext:value-type="float">
            <text:p>297.9964</text:p>
          </table:table-cell>
          <table:table-cell table:style-name="ce15" office:value-type="float" office:value="0.0972795262" calcext:value-type="float">
            <text:p>0.0973</text:p>
          </table:table-cell>
          <table:table-cell table:style-name="ce15" office:value-type="float" office:value="298.000736" calcext:value-type="float">
            <text:p>298.0007</text:p>
          </table:table-cell>
          <table:table-cell table:style-name="ce15" office:value-type="float" office:value="0.09808" calcext:value-type="float">
            <text:p>0.0981</text:p>
          </table:table-cell>
          <table:table-cell table:style-name="ce15" office:value-type="float" office:value="291.667114" calcext:value-type="float">
            <text:p>291.6671</text:p>
          </table:table-cell>
          <table:table-cell table:style-name="ce15" office:value-type="float" office:value="0.0552" calcext:value-type="float">
            <text:p>0.0552</text:p>
          </table:table-cell>
          <table:table-cell table:style-name="ce15" office:value-type="float" office:value="287.887668" calcext:value-type="float">
            <text:p>287.8877</text:p>
          </table:table-cell>
          <table:table-cell table:style-name="ce15" office:value-type="float" office:value="0.042288" calcext:value-type="float">
            <text:p>0.0423</text:p>
          </table:table-cell>
          <table:table-cell table:style-name="ce15" office:value-type="float" office:value="289.58476" calcext:value-type="float">
            <text:p>289.5848</text:p>
          </table:table-cell>
          <table:table-cell table:style-name="ce15" office:value-type="float" office:value="0.0519" calcext:value-type="float">
            <text:p>0.0519</text:p>
          </table:table-cell>
          <table:table-cell table:style-name="ce167" table:formula="of:=290.58345" office:value-type="float" office:value="290.58345" calcext:value-type="float">
            <text:p>290.5835</text:p>
          </table:table-cell>
          <table:table-cell table:style-name="ce167" table:formula="of:=0.0503902" office:value-type="float" office:value="0.0503902" calcext:value-type="float">
            <text:p>0.0504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88.4984" calcext:value-type="float">
            <text:p>288.4984</text:p>
          </table:table-cell>
          <table:table-cell table:style-name="ce18" office:value-type="float" office:value="0.052416" calcext:value-type="float">
            <text:p>0.0524</text:p>
          </table:table-cell>
          <table:table-cell table:style-name="ce21" office:value-type="float" office:value="277.3479" calcext:value-type="float">
            <text:p>277.3479</text:p>
          </table:table-cell>
          <table:table-cell table:style-name="ce21" office:value-type="float" office:value="0.0404713919" calcext:value-type="float">
            <text:p>0.0405</text:p>
          </table:table-cell>
          <table:table-cell table:style-name="ce25" office:value-type="float" office:value="285.6329" calcext:value-type="float">
            <text:p>285.6329</text:p>
          </table:table-cell>
          <table:table-cell table:style-name="ce25" office:value-type="float" office:value="0.0620038851" calcext:value-type="float">
            <text:p>0.0620</text:p>
          </table:table-cell>
          <table:table-cell table:style-name="ce20" office:value-type="float" office:value="289.3869" calcext:value-type="float">
            <text:p>289.3869</text:p>
          </table:table-cell>
          <table:table-cell table:style-name="ce20" office:value-type="float" office:value="0.0687087419" calcext:value-type="float">
            <text:p>0.0687</text:p>
          </table:table-cell>
          <table:table-cell table:style-name="ce25" office:value-type="float" office:value="277.2257" calcext:value-type="float">
            <text:p>277.2257</text:p>
          </table:table-cell>
          <table:table-cell table:style-name="ce25" office:value-type="float" office:value="0.0427915591" calcext:value-type="float">
            <text:p>0.0428</text:p>
          </table:table-cell>
          <table:table-cell table:style-name="ce21" office:value-type="float" office:value="288.3353" calcext:value-type="float">
            <text:p>288.3353</text:p>
          </table:table-cell>
          <table:table-cell table:style-name="ce21" office:value-type="float" office:value="0.0613624412" calcext:value-type="float">
            <text:p>0.0614</text:p>
          </table:table-cell>
          <table:table-cell table:style-name="ce25" office:value-type="float" office:value="277.4904" calcext:value-type="float">
            <text:p>277.4904</text:p>
          </table:table-cell>
          <table:table-cell table:style-name="ce25" office:value-type="float" office:value="0.0427359147" calcext:value-type="float">
            <text:p>0.0427</text:p>
          </table:table-cell>
          <table:table-cell table:style-name="ce25" office:value-type="float" office:value="286.6403" calcext:value-type="float">
            <text:p>286.6403</text:p>
          </table:table-cell>
          <table:table-cell table:style-name="ce25" office:value-type="float" office:value="0.0654055857" calcext:value-type="float">
            <text:p>0.0654</text:p>
          </table:table-cell>
          <table:table-cell table:style-name="ce22" office:value-type="float" office:value="287.7579857327" calcext:value-type="float">
            <text:p>287.7580</text:p>
          </table:table-cell>
          <table:table-cell table:style-name="ce22" office:value-type="float" office:value="0.019852925383008" calcext:value-type="float">
            <text:p>0.019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30" office:value-type="float" office:value="289.7" calcext:value-type="float">
            <text:p>289.70</text:p>
          </table:table-cell>
          <table:table-cell table:style-name="ce31" office:value-type="float" office:value="6.6" calcext:value-type="float">
            <text:p>6.6000</text:p>
          </table:table-cell>
          <table:table-cell table:style-name="ce32" office:value-type="string" calcext:value-type="string">
            <text:p>fluoroethene2013</text:p>
          </table:table-cell>
          <table:table-cell table:style-name="ce15" office:value-type="float" office:value="299.1758" calcext:value-type="float">
            <text:p>299.1758</text:p>
          </table:table-cell>
          <table:table-cell table:style-name="ce15" office:value-type="float" office:value="0.1130967179" calcext:value-type="float">
            <text:p>0.1131</text:p>
          </table:table-cell>
          <table:table-cell table:style-name="ce15" office:value-type="float" office:value="299.180828" calcext:value-type="float">
            <text:p>299.1808</text:p>
          </table:table-cell>
          <table:table-cell table:style-name="ce15" office:value-type="float" office:value="0.114117" calcext:value-type="float">
            <text:p>0.1141</text:p>
          </table:table-cell>
          <table:table-cell table:style-name="ce15" office:value-type="float" office:value="293.802039" calcext:value-type="float">
            <text:p>293.8020</text:p>
          </table:table-cell>
          <table:table-cell table:style-name="ce15" office:value-type="float" office:value="0.074837" calcext:value-type="float">
            <text:p>0.0748</text:p>
          </table:table-cell>
          <table:table-cell table:style-name="ce15" office:value-type="float" office:value="290.066978" calcext:value-type="float">
            <text:p>290.0670</text:p>
          </table:table-cell>
          <table:table-cell table:style-name="ce15" office:value-type="float" office:value="0.057968" calcext:value-type="float">
            <text:p>0.0580</text:p>
          </table:table-cell>
          <table:table-cell table:style-name="ce15" office:value-type="float" office:value="291.347505" calcext:value-type="float">
            <text:p>291.3475</text:p>
          </table:table-cell>
          <table:table-cell table:style-name="ce15" office:value-type="float" office:value="0.066276" calcext:value-type="float">
            <text:p>0.0663</text:p>
          </table:table-cell>
          <table:table-cell table:style-name="ce167" table:formula="of:=292.65004" office:value-type="float" office:value="292.65004" calcext:value-type="float">
            <text:p>292.6500</text:p>
          </table:table-cell>
          <table:table-cell table:style-name="ce167" table:formula="of:=0.0677057" office:value-type="float" office:value="0.0677057" calcext:value-type="float">
            <text:p>0.0677</text:p>
          </table:table-cell>
          <table:table-cell table:style-name="ce180" table:number-columns-repeated="2"/>
          <table:table-cell table:style-name="ce10" table:number-columns-repeated="2"/>
          <table:table-cell table:style-name="ce18" office:value-type="float" office:value="290.5097" calcext:value-type="float">
            <text:p>290.5097</text:p>
          </table:table-cell>
          <table:table-cell table:style-name="ce18" office:value-type="float" office:value="0.069076" calcext:value-type="float">
            <text:p>0.0691</text:p>
          </table:table-cell>
          <table:table-cell table:style-name="ce21" office:value-type="float" office:value="279.469" calcext:value-type="float">
            <text:p>279.4690</text:p>
          </table:table-cell>
          <table:table-cell table:style-name="ce21" office:value-type="float" office:value="0.0584760867" calcext:value-type="float">
            <text:p>0.0585</text:p>
          </table:table-cell>
          <table:table-cell table:style-name="ce25" office:value-type="float" office:value="287.4035" calcext:value-type="float">
            <text:p>287.4035</text:p>
          </table:table-cell>
          <table:table-cell table:style-name="ce25" office:value-type="float" office:value="0.0792052424" calcext:value-type="float">
            <text:p>0.0792</text:p>
          </table:table-cell>
          <table:table-cell table:style-name="ce20" office:value-type="float" office:value="291.1243" calcext:value-type="float">
            <text:p>291.1243</text:p>
          </table:table-cell>
          <table:table-cell table:style-name="ce20" office:value-type="float" office:value="0.0850908901" calcext:value-type="float">
            <text:p>0.0851</text:p>
          </table:table-cell>
          <table:table-cell table:style-name="ce25" office:value-type="float" office:value="279.3824" calcext:value-type="float">
            <text:p>279.3824</text:p>
          </table:table-cell>
          <table:table-cell table:style-name="ce25" office:value-type="float" office:value="0.062060333" calcext:value-type="float">
            <text:p>0.0621</text:p>
          </table:table-cell>
          <table:table-cell table:style-name="ce21" office:value-type="float" office:value="290.2576" calcext:value-type="float">
            <text:p>290.2576</text:p>
          </table:table-cell>
          <table:table-cell table:style-name="ce21" office:value-type="float" office:value="0.0765491766" calcext:value-type="float">
            <text:p>0.0765</text:p>
          </table:table-cell>
          <table:table-cell table:style-name="ce25" office:value-type="float" office:value="279.6551" calcext:value-type="float">
            <text:p>279.6551</text:p>
          </table:table-cell>
          <table:table-cell table:style-name="ce25" office:value-type="float" office:value="0.0622535059" calcext:value-type="float">
            <text:p>0.0623</text:p>
          </table:table-cell>
          <table:table-cell table:style-name="ce25" office:value-type="float" office:value="288.3723" calcext:value-type="float">
            <text:p>288.3723</text:p>
          </table:table-cell>
          <table:table-cell table:style-name="ce25" office:value-type="float" office:value="0.0827990542" calcext:value-type="float">
            <text:p>0.0828</text:p>
          </table:table-cell>
          <table:table-cell table:style-name="ce22" office:value-type="float" office:value="289.7945089007" calcext:value-type="float">
            <text:p>289.7945</text:p>
          </table:table-cell>
          <table:table-cell table:style-name="ce22" office:value-type="float" office:value="0.026968918037688" calcext:value-type="float">
            <text:p>0.027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4" calcext:value-type="float">
            <text:p>4</text:p>
          </table:table-cell>
          <table:table-cell table:style-name="ce30" office:value-type="float" office:value="290.33" calcext:value-type="float">
            <text:p>290.33</text:p>
          </table:table-cell>
          <table:table-cell table:style-name="ce13"/>
          <table:table-cell table:style-name="ce14" office:value-type="string" calcext:value-type="string">
            <text:p>carbonylxas2002</text:p>
          </table:table-cell>
          <table:table-cell table:style-name="ce15" office:value-type="float" office:value="297.7502" calcext:value-type="float">
            <text:p>297.7502</text:p>
          </table:table-cell>
          <table:table-cell table:style-name="ce15" office:value-type="float" office:value="0.1329616583" calcext:value-type="float">
            <text:p>0.1330</text:p>
          </table:table-cell>
          <table:table-cell table:style-name="ce15" office:value-type="float" office:value="297.754963" calcext:value-type="float">
            <text:p>297.7550</text:p>
          </table:table-cell>
          <table:table-cell table:style-name="ce15" office:value-type="float" office:value="0.134177" calcext:value-type="float">
            <text:p>0.1342</text:p>
          </table:table-cell>
          <table:table-cell table:style-name="ce15" office:value-type="float" office:value="293.584599" calcext:value-type="float">
            <text:p>293.5846</text:p>
          </table:table-cell>
          <table:table-cell table:style-name="ce15" office:value-type="float" office:value="0.096642" calcext:value-type="float">
            <text:p>0.0966</text:p>
          </table:table-cell>
          <table:table-cell table:style-name="ce15" office:value-type="float" office:value="290.637042" calcext:value-type="float">
            <text:p>290.6370</text:p>
          </table:table-cell>
          <table:table-cell table:style-name="ce15" office:value-type="float" office:value="0.077775" calcext:value-type="float">
            <text:p>0.0778</text:p>
          </table:table-cell>
          <table:table-cell table:style-name="ce15" office:value-type="float" office:value="291.055363" calcext:value-type="float">
            <text:p>291.0554</text:p>
          </table:table-cell>
          <table:table-cell table:style-name="ce15" office:value-type="float" office:value="0.067619" calcext:value-type="float">
            <text:p>0.0676</text:p>
          </table:table-cell>
          <table:table-cell table:style-name="ce172" table:formula="of:=292.38185" office:value-type="float" office:value="292.38185" calcext:value-type="float">
            <text:p>292.3819</text:p>
          </table:table-cell>
          <table:table-cell table:style-name="ce172" table:formula="of:=0.0796679" office:value-type="float" office:value="0.0796679" calcext:value-type="float">
            <text:p>0.0797</text:p>
          </table:table-cell>
          <table:table-cell table:style-name="ce181" table:number-columns-repeated="2"/>
          <table:table-cell table:style-name="ce10" table:number-columns-repeated="2"/>
          <table:table-cell table:style-name="ce24" office:value-type="float" office:value="290.565" calcext:value-type="float">
            <text:p>290.5650</text:p>
          </table:table-cell>
          <table:table-cell table:style-name="ce24" office:value-type="float" office:value="0.087796" calcext:value-type="float">
            <text:p>0.0878</text:p>
          </table:table-cell>
          <table:table-cell table:style-name="ce21" office:value-type="float" office:value="279.4828" calcext:value-type="float">
            <text:p>279.4828</text:p>
          </table:table-cell>
          <table:table-cell table:style-name="ce21" office:value-type="float" office:value="0.0722059232" calcext:value-type="float">
            <text:p>0.0722</text:p>
          </table:table-cell>
          <table:table-cell table:style-name="ce20" office:value-type="float" office:value="286.9541" calcext:value-type="float">
            <text:p>286.9541</text:p>
          </table:table-cell>
          <table:table-cell table:style-name="ce20" office:value-type="float" office:value="0.0960698773" calcext:value-type="float">
            <text:p>0.0961</text:p>
          </table:table-cell>
          <table:table-cell table:style-name="ce20" office:value-type="float" office:value="290.4921" calcext:value-type="float">
            <text:p>290.4921</text:p>
          </table:table-cell>
          <table:table-cell table:style-name="ce20" office:value-type="float" office:value="0.1034963107" calcext:value-type="float">
            <text:p>0.1035</text:p>
          </table:table-cell>
          <table:table-cell table:style-name="ce20" office:value-type="float" office:value="279.2439" calcext:value-type="float">
            <text:p>279.2439</text:p>
          </table:table-cell>
          <table:table-cell table:style-name="ce20" office:value-type="float" office:value="0.0749392542" calcext:value-type="float">
            <text:p>0.0749</text:p>
          </table:table-cell>
          <table:table-cell table:style-name="ce21" office:value-type="float" office:value="290.0429" calcext:value-type="float">
            <text:p>290.0429</text:p>
          </table:table-cell>
          <table:table-cell table:style-name="ce21" office:value-type="float" office:value="0.0944592912" calcext:value-type="float">
            <text:p>0.0945</text:p>
          </table:table-cell>
          <table:table-cell table:style-name="ce20" office:value-type="float" office:value="279.5063" calcext:value-type="float">
            <text:p>279.5063</text:p>
          </table:table-cell>
          <table:table-cell table:style-name="ce20" office:value-type="float" office:value="0.07559742" calcext:value-type="float">
            <text:p>0.0756</text:p>
          </table:table-cell>
          <table:table-cell table:style-name="ce20" office:value-type="float" office:value="287.7806" calcext:value-type="float">
            <text:p>287.7806</text:p>
          </table:table-cell>
          <table:table-cell table:style-name="ce20" office:value-type="float" office:value="0.1003990468" calcext:value-type="float">
            <text:p>0.1004</text:p>
          </table:table-cell>
          <table:table-cell table:style-name="ce22" office:value-type="float" office:value="289.8609521601" calcext:value-type="float">
            <text:p>289.8610</text:p>
          </table:table-cell>
          <table:table-cell table:style-name="ce35" office:value-type="float" office:value="0.034802381004919" calcext:value-type="float">
            <text:p>0.034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43" office:value-type="float" office:value="6" calcext:value-type="float">
            <text:p>6</text:p>
          </table:table-cell>
          <table:table-cell table:style-name="ce12" office:value-type="float" office:value="286.35" calcext:value-type="float">
            <text:p>286.35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5.906" calcext:value-type="float">
            <text:p>295.9060</text:p>
          </table:table-cell>
          <table:table-cell table:style-name="ce15" office:value-type="float" office:value="0.0916070486" calcext:value-type="float">
            <text:p>0.0916</text:p>
          </table:table-cell>
          <table:table-cell table:style-name="ce16" office:value-type="float" office:value="295.910148" calcext:value-type="float">
            <text:p>295.9101</text:p>
          </table:table-cell>
          <table:table-cell table:style-name="ce16" office:value-type="float" office:value="0.092405" calcext:value-type="float">
            <text:p>0.0924</text:p>
          </table:table-cell>
          <table:table-cell table:style-name="ce16" office:value-type="float" office:value="289.406915" calcext:value-type="float">
            <text:p>289.4069</text:p>
          </table:table-cell>
          <table:table-cell table:style-name="ce16" office:value-type="float" office:value="0.052935" calcext:value-type="float">
            <text:p>0.0529</text:p>
          </table:table-cell>
          <table:table-cell table:style-name="ce16" office:value-type="float" office:value="285.801443" calcext:value-type="float">
            <text:p>285.8014</text:p>
          </table:table-cell>
          <table:table-cell table:style-name="ce16" office:value-type="float" office:value="0.042534" calcext:value-type="float">
            <text:p>0.0425</text:p>
          </table:table-cell>
          <table:table-cell table:style-name="ce15" office:value-type="float" office:value="287.926889" calcext:value-type="float">
            <text:p>287.9269</text:p>
          </table:table-cell>
          <table:table-cell table:style-name="ce15" office:value-type="float" office:value="0.051136" calcext:value-type="float">
            <text:p>0.0511</text:p>
          </table:table-cell>
          <table:table-cell table:style-name="ce167" table:formula="of:=288.29135" office:value-type="float" office:value="288.29135" calcext:value-type="float">
            <text:p>288.2914</text:p>
          </table:table-cell>
          <table:table-cell table:style-name="ce167" table:formula="of:=0.0483148" office:value-type="float" office:value="0.0483148" calcext:value-type="float">
            <text:p>0.0483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6.4975" calcext:value-type="float">
            <text:p>286.4975</text:p>
          </table:table-cell>
          <table:table-cell table:style-name="ce18" office:value-type="float" office:value="0.051103" calcext:value-type="float">
            <text:p>0.0511</text:p>
          </table:table-cell>
          <table:table-cell table:style-name="ce112" office:value-type="float" office:value="275.5994" calcext:value-type="float">
            <text:p>275.5994</text:p>
          </table:table-cell>
          <table:table-cell table:style-name="ce111" office:value-type="float" office:value="0.0385" calcext:value-type="float">
            <text:p>0.0385</text:p>
          </table:table-cell>
          <table:table-cell table:style-name="ce20" office:value-type="float" office:value="283.7622" calcext:value-type="float">
            <text:p>283.7622</text:p>
          </table:table-cell>
          <table:table-cell table:style-name="ce20" office:value-type="float" office:value="0.0576615419" calcext:value-type="float">
            <text:p>0.0577</text:p>
          </table:table-cell>
          <table:table-cell table:style-name="ce20" office:value-type="float" office:value="287.5253" calcext:value-type="float">
            <text:p>287.5253</text:p>
          </table:table-cell>
          <table:table-cell table:style-name="ce20" office:value-type="float" office:value="0.063794195" calcext:value-type="float">
            <text:p>0.0638</text:p>
          </table:table-cell>
          <table:table-cell table:style-name="ce20" office:value-type="float" office:value="275.3963" calcext:value-type="float">
            <text:p>275.3963</text:p>
          </table:table-cell>
          <table:table-cell table:style-name="ce20" office:value-type="float" office:value="0.0407203881" calcext:value-type="float">
            <text:p>0.0407</text:p>
          </table:table-cell>
          <table:table-cell table:style-name="ce110" office:value-type="float" office:value="286.7164" calcext:value-type="float">
            <text:p>286.7164</text:p>
          </table:table-cell>
          <table:table-cell table:style-name="ce111" office:value-type="float" office:value="0.05615" calcext:value-type="float">
            <text:p>0.0562</text:p>
          </table:table-cell>
          <table:table-cell table:style-name="ce20" office:value-type="float" office:value="275.641" calcext:value-type="float">
            <text:p>275.6410</text:p>
          </table:table-cell>
          <table:table-cell table:style-name="ce20" office:value-type="float" office:value="0.0408250758" calcext:value-type="float">
            <text:p>0.0408</text:p>
          </table:table-cell>
          <table:table-cell table:style-name="ce20" office:value-type="float" office:value="284.7295" calcext:value-type="float">
            <text:p>284.7295</text:p>
          </table:table-cell>
          <table:table-cell table:style-name="ce20" office:value-type="float" office:value="0.0607871294" calcext:value-type="float">
            <text:p>0.0608</text:p>
          </table:table-cell>
          <table:table-cell table:style-name="ce22" office:value-type="float" office:value="286.29831148425" calcext:value-type="float">
            <text:p>286.2983</text:p>
          </table:table-cell>
          <table:table-cell table:style-name="ce22" office:value-type="float" office:value="0.022488590647448" calcext:value-type="float">
            <text:p>0.022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1_dichloroeth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027" calcext:value-type="float">
            <text:p>295.0270</text:p>
          </table:table-cell>
          <table:table-cell table:style-name="ce15" office:value-type="float" office:value="0.0934994326" calcext:value-type="float">
            <text:p>0.0935</text:p>
          </table:table-cell>
          <table:table-cell table:style-name="ce15" office:value-type="float" office:value="295.031142" calcext:value-type="float">
            <text:p>295.0311</text:p>
          </table:table-cell>
          <table:table-cell table:style-name="ce15" office:value-type="float" office:value="0.094293" calcext:value-type="float">
            <text:p>0.0943</text:p>
          </table:table-cell>
          <table:table-cell table:style-name="ce15" office:value-type="float" office:value="288.244811" calcext:value-type="float">
            <text:p>288.2448</text:p>
          </table:table-cell>
          <table:table-cell table:style-name="ce15" office:value-type="float" office:value="0.047944" calcext:value-type="float">
            <text:p>0.0479</text:p>
          </table:table-cell>
          <table:table-cell table:style-name="ce15" office:value-type="float" office:value="284.627746" calcext:value-type="float">
            <text:p>284.6277</text:p>
          </table:table-cell>
          <table:table-cell table:style-name="ce15" office:value-type="float" office:value="0.037318" calcext:value-type="float">
            <text:p>0.0373</text:p>
          </table:table-cell>
          <table:table-cell table:style-name="ce15" office:value-type="float" office:value="286.809496" calcext:value-type="float">
            <text:p>286.8095</text:p>
          </table:table-cell>
          <table:table-cell table:style-name="ce15" office:value-type="float" office:value="0.047733" calcext:value-type="float">
            <text:p>0.0477</text:p>
          </table:table-cell>
          <table:table-cell table:style-name="ce167" table:formula="of:=287.1869" office:value-type="float" office:value="287.1869" calcext:value-type="float">
            <text:p>287.1869</text:p>
          </table:table-cell>
          <table:table-cell table:style-name="ce167" table:formula="of:=0.04272236" office:value-type="float" office:value="0.04272236" calcext:value-type="float">
            <text:p>0.0427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5.3058" calcext:value-type="float">
            <text:p>285.3058</text:p>
          </table:table-cell>
          <table:table-cell table:style-name="ce18" office:value-type="float" office:value="0.046149" calcext:value-type="float">
            <text:p>0.0461</text:p>
          </table:table-cell>
          <table:table-cell table:style-name="ce21" office:value-type="float" office:value="274.2835" calcext:value-type="float">
            <text:p>274.2835</text:p>
          </table:table-cell>
          <table:table-cell table:style-name="ce21" office:value-type="float" office:value="0.0359629986" calcext:value-type="float">
            <text:p>0.0360</text:p>
          </table:table-cell>
          <table:table-cell table:style-name="ce25" office:value-type="float" office:value="282.6312" calcext:value-type="float">
            <text:p>282.6312</text:p>
          </table:table-cell>
          <table:table-cell table:style-name="ce25" office:value-type="float" office:value="0.0565133471" calcext:value-type="float">
            <text:p>0.0565</text:p>
          </table:table-cell>
          <table:table-cell table:style-name="ce20" office:value-type="float" office:value="286.3945" calcext:value-type="float">
            <text:p>286.3945</text:p>
          </table:table-cell>
          <table:table-cell table:style-name="ce20" office:value-type="float" office:value="0.0636442135" calcext:value-type="float">
            <text:p>0.0636</text:p>
          </table:table-cell>
          <table:table-cell table:style-name="ce25" office:value-type="float" office:value="274.1804" calcext:value-type="float">
            <text:p>274.1804</text:p>
          </table:table-cell>
          <table:table-cell table:style-name="ce25" office:value-type="float" office:value="0.0386391015" calcext:value-type="float">
            <text:p>0.0386</text:p>
          </table:table-cell>
          <table:table-cell table:style-name="ce21" office:value-type="float" office:value="285.3446" calcext:value-type="float">
            <text:p>285.3446</text:p>
          </table:table-cell>
          <table:table-cell table:style-name="ce21" office:value-type="float" office:value="0.0553792456" calcext:value-type="float">
            <text:p>0.0554</text:p>
          </table:table-cell>
          <table:table-cell table:style-name="ce25" office:value-type="float" office:value="274.4457" calcext:value-type="float">
            <text:p>274.4457</text:p>
          </table:table-cell>
          <table:table-cell table:style-name="ce25" office:value-type="float" office:value="0.0386748358" calcext:value-type="float">
            <text:p>0.0387</text:p>
          </table:table-cell>
          <table:table-cell table:style-name="ce25" office:value-type="float" office:value="283.6431" calcext:value-type="float">
            <text:p>283.6431</text:p>
          </table:table-cell>
          <table:table-cell table:style-name="ce25" office:value-type="float" office:value="0.0602533525" calcext:value-type="float">
            <text:p>0.0603</text:p>
          </table:table-cell>
          <table:table-cell table:style-name="ce22" office:value-type="float" office:value="284.723195183" calcext:value-type="float">
            <text:p>284.7232</text:p>
          </table:table-cell>
          <table:table-cell table:style-name="ce22" office:value-type="float" office:value="0.016802430578928" calcext:value-type="float">
            <text:p>0.016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3571" calcext:value-type="float">
            <text:p>297.3571</text:p>
          </table:table-cell>
          <table:table-cell table:style-name="ce15" office:value-type="float" office:value="0.099332965" calcext:value-type="float">
            <text:p>0.0993</text:p>
          </table:table-cell>
          <table:table-cell table:style-name="ce15" office:value-type="float" office:value="297.361454" calcext:value-type="float">
            <text:p>297.3615</text:p>
          </table:table-cell>
          <table:table-cell table:style-name="ce15" office:value-type="float" office:value="0.100199" calcext:value-type="float">
            <text:p>0.1002</text:p>
          </table:table-cell>
          <table:table-cell table:style-name="ce15" office:value-type="float" office:value="290.70854" calcext:value-type="float">
            <text:p>290.7085</text:p>
          </table:table-cell>
          <table:table-cell table:style-name="ce15" office:value-type="float" office:value="0.056314" calcext:value-type="float">
            <text:p>0.0563</text:p>
          </table:table-cell>
          <table:table-cell table:style-name="ce15" office:value-type="float" office:value="287.1128" calcext:value-type="float">
            <text:p>287.1128</text:p>
          </table:table-cell>
          <table:table-cell table:style-name="ce15" office:value-type="float" office:value="0.045534" calcext:value-type="float">
            <text:p>0.0455</text:p>
          </table:table-cell>
          <table:table-cell table:style-name="ce15" office:value-type="float" office:value="289.143653" calcext:value-type="float">
            <text:p>289.1437</text:p>
          </table:table-cell>
          <table:table-cell table:style-name="ce15" office:value-type="float" office:value="0.056022" calcext:value-type="float">
            <text:p>0.0560</text:p>
          </table:table-cell>
          <table:table-cell table:style-name="ce167" table:formula="of:=289.6038" office:value-type="float" office:value="289.6038" calcext:value-type="float">
            <text:p>289.6038</text:p>
          </table:table-cell>
          <table:table-cell table:style-name="ce167" table:formula="of:=0.05137294" office:value-type="float" office:value="0.05137294" calcext:value-type="float">
            <text:p>0.0514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7.793" calcext:value-type="float">
            <text:p>287.7930</text:p>
          </table:table-cell>
          <table:table-cell table:style-name="ce18" office:value-type="float" office:value="0.055276" calcext:value-type="float">
            <text:p>0.0553</text:p>
          </table:table-cell>
          <table:table-cell table:style-name="ce21" office:value-type="float" office:value="276.9989" calcext:value-type="float">
            <text:p>276.9989</text:p>
          </table:table-cell>
          <table:table-cell table:style-name="ce21" office:value-type="float" office:value="0.0471721722" calcext:value-type="float">
            <text:p>0.0472</text:p>
          </table:table-cell>
          <table:table-cell table:style-name="ce25" office:value-type="float" office:value="285.1701" calcext:value-type="float">
            <text:p>285.1701</text:p>
          </table:table-cell>
          <table:table-cell table:style-name="ce25" office:value-type="float" office:value="0.0657748991" calcext:value-type="float">
            <text:p>0.0658</text:p>
          </table:table-cell>
          <table:table-cell table:style-name="ce20" office:value-type="float" office:value="288.9644" calcext:value-type="float">
            <text:p>288.9644</text:p>
          </table:table-cell>
          <table:table-cell table:style-name="ce20" office:value-type="float" office:value="0.0714904252" calcext:value-type="float">
            <text:p>0.0715</text:p>
          </table:table-cell>
          <table:table-cell table:style-name="ce25" office:value-type="float" office:value="276.9641" calcext:value-type="float">
            <text:p>276.9641</text:p>
          </table:table-cell>
          <table:table-cell table:style-name="ce25" office:value-type="float" office:value="0.0504320239" calcext:value-type="float">
            <text:p>0.0504</text:p>
          </table:table-cell>
          <table:table-cell table:style-name="ce21" office:value-type="float" office:value="287.9187" calcext:value-type="float">
            <text:p>287.9187</text:p>
          </table:table-cell>
          <table:table-cell table:style-name="ce21" office:value-type="float" office:value="0.0625840507" calcext:value-type="float">
            <text:p>0.0626</text:p>
          </table:table-cell>
          <table:table-cell table:style-name="ce25" office:value-type="float" office:value="277.2232" calcext:value-type="float">
            <text:p>277.2232</text:p>
          </table:table-cell>
          <table:table-cell table:style-name="ce25" office:value-type="float" office:value="0.0506577421" calcext:value-type="float">
            <text:p>0.0507</text:p>
          </table:table-cell>
          <table:table-cell table:style-name="ce25" office:value-type="float" office:value="286.1932" calcext:value-type="float">
            <text:p>286.1932</text:p>
          </table:table-cell>
          <table:table-cell table:style-name="ce25" office:value-type="float" office:value="0.069374378" calcext:value-type="float">
            <text:p>0.0694</text:p>
          </table:table-cell>
          <table:table-cell table:style-name="ce22" office:value-type="float" office:value="287.4038053243" calcext:value-type="float">
            <text:p>287.4038</text:p>
          </table:table-cell>
          <table:table-cell table:style-name="ce22" office:value-type="float" office:value="0.022028767385793" calcext:value-type="float">
            <text:p>0.022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5-8</text:p>
          </table:table-cell>
          <table:table-cell table:style-name="ce12" office:value-type="float" office:value="285.08" calcext:value-type="float">
            <text:p>285.08</text:p>
          </table:table-cell>
          <table:table-cell table:style-name="ce13"/>
          <table:table-cell table:style-name="ce14" office:value-type="string" calcext:value-type="string">
            <text:p>biogeoXAS2009</text:p>
          </table:table-cell>
          <table:table-cell table:style-name="ce15" office:value-type="float" office:value="296.5298" calcext:value-type="float">
            <text:p>296.5298</text:p>
          </table:table-cell>
          <table:table-cell table:style-name="ce15" office:value-type="float" office:value="0.3625839653" calcext:value-type="float">
            <text:p>0.3626</text:p>
          </table:table-cell>
          <table:table-cell table:style-name="ce16" office:value-type="float" office:value="296.534266" calcext:value-type="float">
            <text:p>296.5343</text:p>
          </table:table-cell>
          <table:table-cell table:style-name="ce16" office:value-type="float" office:value="0.365663" calcext:value-type="float">
            <text:p>0.3657</text:p>
          </table:table-cell>
          <table:table-cell table:style-name="ce16" office:value-type="float" office:value="288.920357" calcext:value-type="float">
            <text:p>288.9204</text:p>
          </table:table-cell>
          <table:table-cell table:style-name="ce16" office:value-type="float" office:value="0.14619" calcext:value-type="float">
            <text:p>0.1462</text:p>
          </table:table-cell>
          <table:table-cell table:style-name="ce16" office:value-type="float" office:value="285.730288" calcext:value-type="float">
            <text:p>285.7303</text:p>
          </table:table-cell>
          <table:table-cell table:style-name="ce16" office:value-type="float" office:value="0.123366" calcext:value-type="float">
            <text:p>0.1234</text:p>
          </table:table-cell>
          <table:table-cell table:style-name="ce15" office:value-type="float" office:value="287.711886" calcext:value-type="float">
            <text:p>287.7119</text:p>
          </table:table-cell>
          <table:table-cell table:style-name="ce16" office:value-type="float" office:value="0.165601" calcext:value-type="float">
            <text:p>0.1656</text:p>
          </table:table-cell>
          <table:table-cell table:style-name="ce166" table:formula="of:=286.05463" office:value-type="float" office:value="286.05463" calcext:value-type="float">
            <text:p>286.0546</text:p>
          </table:table-cell>
          <table:table-cell table:style-name="ce166" table:formula="of:=0.1147175" office:value-type="float" office:value="0.1147175" calcext:value-type="float">
            <text:p>0.1147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6.4851" calcext:value-type="float">
            <text:p>286.4851</text:p>
          </table:table-cell>
          <table:table-cell table:style-name="ce18" office:value-type="float" office:value="0.176728" calcext:value-type="float">
            <text:p>0.1767</text:p>
          </table:table-cell>
          <table:table-cell table:style-name="ce28" office:value-type="float" office:value="272.6739" calcext:value-type="float">
            <text:p>272.6739</text:p>
          </table:table-cell>
          <table:table-cell table:style-name="ce28" office:value-type="float" office:value="0.0620162875" calcext:value-type="float">
            <text:p>0.0620</text:p>
          </table:table-cell>
          <table:table-cell table:style-name="ce20" office:value-type="float" office:value="281.7391" calcext:value-type="float">
            <text:p>281.7391</text:p>
          </table:table-cell>
          <table:table-cell table:style-name="ce20" office:value-type="float" office:value="0.1751451104" calcext:value-type="float">
            <text:p>0.1751</text:p>
          </table:table-cell>
          <table:table-cell table:style-name="ce20" office:value-type="float" office:value="285.629" calcext:value-type="float">
            <text:p>285.6290</text:p>
          </table:table-cell>
          <table:table-cell table:style-name="ce20" office:value-type="float" office:value="0.2084588068" calcext:value-type="float">
            <text:p>0.2085</text:p>
          </table:table-cell>
          <table:table-cell table:style-name="ce20" office:value-type="float" office:value="273.0805" calcext:value-type="float">
            <text:p>273.0805</text:p>
          </table:table-cell>
          <table:table-cell table:style-name="ce20" office:value-type="float" office:value="0.101610346" calcext:value-type="float">
            <text:p>0.1016</text:p>
          </table:table-cell>
          <table:table-cell table:style-name="ce19" table:number-columns-repeated="2"/>
          <table:table-cell table:style-name="ce20" office:value-type="float" office:value="273.3959" calcext:value-type="float">
            <text:p>273.3959</text:p>
          </table:table-cell>
          <table:table-cell table:style-name="ce20" office:value-type="float" office:value="0.105954925" calcext:value-type="float">
            <text:p>0.1060</text:p>
          </table:table-cell>
          <table:table-cell table:style-name="ce20" office:value-type="float" office:value="282.8702" calcext:value-type="float">
            <text:p>282.8702</text:p>
          </table:table-cell>
          <table:table-cell table:style-name="ce20" office:value-type="float" office:value="0.2001920935" calcext:value-type="float">
            <text:p>0.2002</text:p>
          </table:table-cell>
          <table:table-cell table:style-name="ce22" office:value-type="float" office:value="283.168065485525" calcext:value-type="float">
            <text:p>283.1681</text:p>
          </table:table-cell>
          <table:table-cell table:style-name="ce22" office:value-type="float" office:value="0.028068162608728" calcext:value-type="float">
            <text:p>0.028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3-4</text:p>
          </table:table-cell>
          <table:table-cell table:style-name="ce12" office:value-type="float" office:value="286.22" calcext:value-type="float">
            <text:p>286.22</text:p>
          </table:table-cell>
          <table:table-cell table:style-name="ce13"/>
          <table:table-cell table:style-name="ce14" office:value-type="string" calcext:value-type="string">
            <text:p>biogeoXAS2009</text:p>
          </table:table-cell>
          <table:table-cell table:style-name="ce15" office:value-type="float" office:value="297.4399" calcext:value-type="float">
            <text:p>297.4399</text:p>
          </table:table-cell>
          <table:table-cell table:style-name="ce15" office:value-type="float" office:value="0.2426852326" calcext:value-type="float">
            <text:p>0.2427</text:p>
          </table:table-cell>
          <table:table-cell table:style-name="ce15" office:value-type="float" office:value="297.444925" calcext:value-type="float">
            <text:p>297.4449</text:p>
          </table:table-cell>
          <table:table-cell table:style-name="ce15" office:value-type="float" office:value="0.244997" calcext:value-type="float">
            <text:p>0.2450</text:p>
          </table:table-cell>
          <table:table-cell table:style-name="ce16" office:value-type="float" office:value="291.158524" calcext:value-type="float">
            <text:p>291.1585</text:p>
          </table:table-cell>
          <table:table-cell table:style-name="ce16" office:value-type="float" office:value="0.095769" calcext:value-type="float">
            <text:p>0.0958</text:p>
          </table:table-cell>
          <table:table-cell table:style-name="ce16" office:value-type="float" office:value="288.101235" calcext:value-type="float">
            <text:p>288.1012</text:p>
          </table:table-cell>
          <table:table-cell table:style-name="ce16" office:value-type="float" office:value="0.082824" calcext:value-type="float">
            <text:p>0.0828</text:p>
          </table:table-cell>
          <table:table-cell table:style-name="ce16" office:value-type="float" office:value="289.038924" calcext:value-type="float">
            <text:p>289.0389</text:p>
          </table:table-cell>
          <table:table-cell table:style-name="ce16" office:value-type="float" office:value="0.11396" calcext:value-type="float">
            <text:p>0.1140</text:p>
          </table:table-cell>
          <table:table-cell table:style-name="ce166" table:formula="of:=287.88178" office:value-type="float" office:value="287.88178" calcext:value-type="float">
            <text:p>287.8818</text:p>
          </table:table-cell>
          <table:table-cell table:style-name="ce166" table:formula="of:=0.0858139" office:value-type="float" office:value="0.0858139" calcext:value-type="float">
            <text:p>0.0858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8.5216" calcext:value-type="float">
            <text:p>288.5216</text:p>
          </table:table-cell>
          <table:table-cell table:style-name="ce18" office:value-type="float" office:value="0.130916" calcext:value-type="float">
            <text:p>0.1309</text:p>
          </table:table-cell>
          <table:table-cell table:style-name="ce28" office:value-type="float" office:value="275.2194" calcext:value-type="float">
            <text:p>275.2194</text:p>
          </table:table-cell>
          <table:table-cell table:style-name="ce28" office:value-type="float" office:value="0.0884690797" calcext:value-type="float">
            <text:p>0.0885</text:p>
          </table:table-cell>
          <table:table-cell table:style-name="ce20" office:value-type="float" office:value="283.0097" calcext:value-type="float">
            <text:p>283.0097</text:p>
          </table:table-cell>
          <table:table-cell table:style-name="ce20" office:value-type="float" office:value="0.1184059291" calcext:value-type="float">
            <text:p>0.1184</text:p>
          </table:table-cell>
          <table:table-cell table:style-name="ce20" office:value-type="float" office:value="286.7913" calcext:value-type="float">
            <text:p>286.7913</text:p>
          </table:table-cell>
          <table:table-cell table:style-name="ce20" office:value-type="float" office:value="0.1434647374" calcext:value-type="float">
            <text:p>0.1435</text:p>
          </table:table-cell>
          <table:table-cell table:style-name="ce20" office:value-type="float" office:value="274.5812" calcext:value-type="float">
            <text:p>274.5812</text:p>
          </table:table-cell>
          <table:table-cell table:style-name="ce20" office:value-type="float" office:value="0.0724350198" calcext:value-type="float">
            <text:p>0.0724</text:p>
          </table:table-cell>
          <table:table-cell table:style-name="ce19" table:number-columns-repeated="2"/>
          <table:table-cell table:style-name="ce20" office:value-type="float" office:value="274.8833" calcext:value-type="float">
            <text:p>274.8833</text:p>
          </table:table-cell>
          <table:table-cell table:style-name="ce20" office:value-type="float" office:value="0.0761177625" calcext:value-type="float">
            <text:p>0.0761</text:p>
          </table:table-cell>
          <table:table-cell table:style-name="ce20" office:value-type="float" office:value="284.0052" calcext:value-type="float">
            <text:p>284.0052</text:p>
          </table:table-cell>
          <table:table-cell table:style-name="ce20" office:value-type="float" office:value="0.1388481802" calcext:value-type="float">
            <text:p>0.1388</text:p>
          </table:table-cell>
          <table:table-cell table:style-name="ce22" office:value-type="float" office:value="285.0232014018" calcext:value-type="float">
            <text:p>285.0232</text:p>
          </table:table-cell>
          <table:table-cell table:style-name="ce22" office:value-type="float" office:value="0.02005040552031" calcext:value-type="float">
            <text:p>0.020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6908" calcext:value-type="float">
            <text:p>296.6908</text:p>
          </table:table-cell>
          <table:table-cell table:style-name="ce15" office:value-type="float" office:value="0.0811036053" calcext:value-type="float">
            <text:p>0.0811</text:p>
          </table:table-cell>
          <table:table-cell table:style-name="ce16" office:value-type="float" office:value="296.69431" calcext:value-type="float">
            <text:p>296.6943</text:p>
          </table:table-cell>
          <table:table-cell table:style-name="ce16" office:value-type="float" office:value="0.081867" calcext:value-type="float">
            <text:p>0.0819</text:p>
          </table:table-cell>
          <table:table-cell table:style-name="ce16" office:value-type="float" office:value="288.197382" calcext:value-type="float">
            <text:p>288.1974</text:p>
          </table:table-cell>
          <table:table-cell table:style-name="ce16" office:value-type="float" office:value="0.021589" calcext:value-type="float">
            <text:p>0.0216</text:p>
          </table:table-cell>
          <table:table-cell table:style-name="ce16" office:value-type="float" office:value="284.715031" calcext:value-type="float">
            <text:p>284.7150</text:p>
          </table:table-cell>
          <table:table-cell table:style-name="ce16" office:value-type="float" office:value="0.016557" calcext:value-type="float">
            <text:p>0.0166</text:p>
          </table:table-cell>
          <table:table-cell table:style-name="ce16" office:value-type="float" office:value="287.518879" calcext:value-type="float">
            <text:p>287.5189</text:p>
          </table:table-cell>
          <table:table-cell table:style-name="ce16" office:value-type="float" office:value="0.030848" calcext:value-type="float">
            <text:p>0.0308</text:p>
          </table:table-cell>
          <table:table-cell table:style-name="ce173" table:formula="of:=287.33499" office:value-type="float" office:value="287.33499" calcext:value-type="float">
            <text:p>287.3350</text:p>
          </table:table-cell>
          <table:table-cell table:style-name="ce173" table:formula="of:=0.0211463" office:value-type="float" office:value="0.0211463" calcext:value-type="float">
            <text:p>0.0211</text:p>
          </table:table-cell>
          <table:table-cell table:style-name="ce182" office:value-type="string" calcext:value-type="string">
            <text:p>XY</text:p>
          </table:table-cell>
          <table:table-cell table:style-name="ce182"/>
          <table:table-cell table:style-name="ce10" table:number-columns-repeated="2"/>
          <table:table-cell table:style-name="ce18" office:value-type="float" office:value="285.724" calcext:value-type="float">
            <text:p>285.7240</text:p>
          </table:table-cell>
          <table:table-cell table:style-name="ce18" office:value-type="float" office:value="0.025874" calcext:value-type="float">
            <text:p>0.0259</text:p>
          </table:table-cell>
          <table:table-cell table:style-name="ce28" office:value-type="float" office:value="274.2516" calcext:value-type="float">
            <text:p>274.2516</text:p>
          </table:table-cell>
          <table:table-cell table:style-name="ce28" office:value-type="float" office:value="0.0125210732" calcext:value-type="float">
            <text:p>0.0125</text:p>
          </table:table-cell>
          <table:table-cell table:style-name="ce20" office:value-type="float" office:value="283.3302" calcext:value-type="float">
            <text:p>283.3302</text:p>
          </table:table-cell>
          <table:table-cell table:style-name="ce20" office:value-type="float" office:value="0.0346222701" calcext:value-type="float">
            <text:p>0.0346</text:p>
          </table:table-cell>
          <table:table-cell table:style-name="ce20" office:value-type="float" office:value="287.2782" calcext:value-type="float">
            <text:p>287.2782</text:p>
          </table:table-cell>
          <table:table-cell table:style-name="ce20" office:value-type="float" office:value="0.0964500629" calcext:value-type="float">
            <text:p>0.0965</text:p>
          </table:table-cell>
          <table:table-cell table:style-name="ce20" office:value-type="float" office:value="274.3868" calcext:value-type="float">
            <text:p>274.3868</text:p>
          </table:table-cell>
          <table:table-cell table:style-name="ce20" office:value-type="float" office:value="0.0164835802" calcext:value-type="float">
            <text:p>0.0165</text:p>
          </table:table-cell>
          <table:table-cell table:style-name="ce20" office:value-type="float" office:value="285.7575" calcext:value-type="float">
            <text:p>285.7575</text:p>
          </table:table-cell>
          <table:table-cell table:style-name="ce20" office:value-type="float" office:value="0.0282865662" calcext:value-type="float">
            <text:p>0.0283</text:p>
          </table:table-cell>
          <table:table-cell table:style-name="ce20" office:value-type="float" office:value="274.6727" calcext:value-type="float">
            <text:p>274.6727</text:p>
          </table:table-cell>
          <table:table-cell table:style-name="ce20" office:value-type="float" office:value="0.0168343548" calcext:value-type="float">
            <text:p>0.0168</text:p>
          </table:table-cell>
          <table:table-cell table:style-name="ce20" office:value-type="float" office:value="284.5002" calcext:value-type="float">
            <text:p>284.5002</text:p>
          </table:table-cell>
          <table:table-cell table:style-name="ce20" office:value-type="float" office:value="0.0439079599" calcext:value-type="float">
            <text:p>0.0439</text:p>
          </table:table-cell>
          <table:table-cell table:style-name="ce22" office:value-type="float" office:value="284.7909127589" calcext:value-type="float">
            <text:p>284.7909</text:p>
          </table:table-cell>
          <table:table-cell table:style-name="ce22" office:value-type="float" office:value="0.006123977217339" calcext:value-type="float">
            <text:p>0.006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2334" calcext:value-type="float">
            <text:p>295.2334</text:p>
          </table:table-cell>
          <table:table-cell table:style-name="ce15" office:value-type="float" office:value="0.1083604001" calcext:value-type="float">
            <text:p>0.1084</text:p>
          </table:table-cell>
          <table:table-cell table:style-name="ce16" office:value-type="float" office:value="295.238486" calcext:value-type="float">
            <text:p>295.2385</text:p>
          </table:table-cell>
          <table:table-cell table:style-name="ce16" office:value-type="float" office:value="0.109302" calcext:value-type="float">
            <text:p>0.1093</text:p>
          </table:table-cell>
          <table:table-cell table:style-name="ce16" office:value-type="float" office:value="289.566189" calcext:value-type="float">
            <text:p>289.5662</text:p>
          </table:table-cell>
          <table:table-cell table:style-name="ce16" office:value-type="float" office:value="0.063302" calcext:value-type="float">
            <text:p>0.0633</text:p>
          </table:table-cell>
          <table:table-cell table:style-name="ce16" office:value-type="float" office:value="286.294619" calcext:value-type="float">
            <text:p>286.2946</text:p>
          </table:table-cell>
          <table:table-cell table:style-name="ce16" office:value-type="float" office:value="0.049807" calcext:value-type="float">
            <text:p>0.0498</text:p>
          </table:table-cell>
          <table:table-cell table:style-name="ce15" office:value-type="float" office:value="288.055133" calcext:value-type="float">
            <text:p>288.0551</text:p>
          </table:table-cell>
          <table:table-cell table:style-name="ce16" office:value-type="float" office:value="0.059533" calcext:value-type="float">
            <text:p>0.0595</text:p>
          </table:table-cell>
          <table:table-cell table:style-name="ce167" table:formula="of:=288.48107" office:value-type="float" office:value="288.48107" calcext:value-type="float">
            <text:p>288.4811</text:p>
          </table:table-cell>
          <table:table-cell table:style-name="ce173" table:formula="of:=0.0544324" office:value-type="float" office:value="0.0544324" calcext:value-type="float">
            <text:p>0.0544</text:p>
          </table:table-cell>
          <table:table-cell table:style-name="ce182" office:value-type="string" calcext:value-type="string">
            <text:p>YZ</text:p>
          </table:table-cell>
          <table:table-cell table:style-name="ce182"/>
          <table:table-cell table:style-name="ce10" table:number-columns-repeated="2"/>
          <table:table-cell table:style-name="ce18" office:value-type="float" office:value="286.6628" calcext:value-type="float">
            <text:p>286.6628</text:p>
          </table:table-cell>
          <table:table-cell table:style-name="ce18" office:value-type="float" office:value="0.059331" calcext:value-type="float">
            <text:p>0.0593</text:p>
          </table:table-cell>
          <table:table-cell table:style-name="ce28" office:value-type="float" office:value="275.4921" calcext:value-type="float">
            <text:p>275.4921</text:p>
          </table:table-cell>
          <table:table-cell table:style-name="ce28" office:value-type="float" office:value="0.0445820436" calcext:value-type="float">
            <text:p>0.0446</text:p>
          </table:table-cell>
          <table:table-cell table:style-name="ce20" office:value-type="float" office:value="283.5936" calcext:value-type="float">
            <text:p>283.5936</text:p>
          </table:table-cell>
          <table:table-cell table:style-name="ce20" office:value-type="float" office:value="0.0690115636" calcext:value-type="float">
            <text:p>0.0690</text:p>
          </table:table-cell>
          <table:table-cell table:style-name="ce26" office:value-type="float" office:value="287.2946" calcext:value-type="float">
            <text:p>287.2946</text:p>
          </table:table-cell>
          <table:table-cell table:style-name="ce34" office:value-type="float" office:value="0.0213278494" calcext:value-type="float">
            <text:p>0.0213</text:p>
          </table:table-cell>
          <table:table-cell table:style-name="ce20" office:value-type="float" office:value="275.5031" calcext:value-type="float">
            <text:p>275.5031</text:p>
          </table:table-cell>
          <table:table-cell table:style-name="ce20" office:value-type="float" office:value="0.0516422636" calcext:value-type="float">
            <text:p>0.0516</text:p>
          </table:table-cell>
          <table:table-cell table:style-name="ce20" office:value-type="float" office:value="286.3554" calcext:value-type="float">
            <text:p>286.3554</text:p>
          </table:table-cell>
          <table:table-cell table:style-name="ce20" office:value-type="float" office:value="0.0637145687" calcext:value-type="float">
            <text:p>0.0637</text:p>
          </table:table-cell>
          <table:table-cell table:style-name="ce20" office:value-type="float" office:value="275.7799" calcext:value-type="float">
            <text:p>275.7799</text:p>
          </table:table-cell>
          <table:table-cell table:style-name="ce20" office:value-type="float" office:value="0.0521478534" calcext:value-type="float">
            <text:p>0.0521</text:p>
          </table:table-cell>
          <table:table-cell table:style-name="ce20" office:value-type="float" office:value="284.5553" calcext:value-type="float">
            <text:p>284.5553</text:p>
          </table:table-cell>
          <table:table-cell table:style-name="ce20" office:value-type="float" office:value="0.0682054723" calcext:value-type="float">
            <text:p>0.0682</text:p>
          </table:table-cell>
          <table:table-cell table:style-name="ce22" office:value-type="float" office:value="286.0123697996" calcext:value-type="float">
            <text:p>286.0124</text:p>
          </table:table-cell>
          <table:table-cell table:style-name="ce22" office:value-type="float" office:value="0.020517784513931" calcext:value-type="float">
            <text:p>0.020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7602" calcext:value-type="float">
            <text:p>295.7602</text:p>
          </table:table-cell>
          <table:table-cell table:style-name="ce15" office:value-type="float" office:value="0.1181479946" calcext:value-type="float">
            <text:p>0.1181</text:p>
          </table:table-cell>
          <table:table-cell table:style-name="ce16" office:value-type="float" office:value="295.765874" calcext:value-type="float">
            <text:p>295.7659</text:p>
          </table:table-cell>
          <table:table-cell table:style-name="ce16" office:value-type="float" office:value="0.11921" calcext:value-type="float">
            <text:p>0.1192</text:p>
          </table:table-cell>
          <table:table-cell table:style-name="ce16" office:value-type="float" office:value="290.470028" calcext:value-type="float">
            <text:p>290.4700</text:p>
          </table:table-cell>
          <table:table-cell table:style-name="ce16" office:value-type="float" office:value="0.068952" calcext:value-type="float">
            <text:p>0.0690</text:p>
          </table:table-cell>
          <table:table-cell table:style-name="ce16" office:value-type="float" office:value="287.428157" calcext:value-type="float">
            <text:p>287.4282</text:p>
          </table:table-cell>
          <table:table-cell table:style-name="ce16" office:value-type="float" office:value="0.052845" calcext:value-type="float">
            <text:p>0.0528</text:p>
          </table:table-cell>
          <table:table-cell table:style-name="ce15" office:value-type="float" office:value="289.105265" calcext:value-type="float">
            <text:p>289.1053</text:p>
          </table:table-cell>
          <table:table-cell table:style-name="ce16" office:value-type="float" office:value="0.071036" calcext:value-type="float">
            <text:p>0.0710</text:p>
          </table:table-cell>
          <table:table-cell table:style-name="ce173" table:formula="of:=289.4213" office:value-type="float" office:value="289.4213" calcext:value-type="float">
            <text:p>289.4213</text:p>
          </table:table-cell>
          <table:table-cell table:style-name="ce173" table:formula="of:=0.0559432" office:value-type="float" office:value="0.0559432" calcext:value-type="float">
            <text:p>0.0559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7.7036" calcext:value-type="float">
            <text:p>287.7036</text:p>
          </table:table-cell>
          <table:table-cell table:style-name="ce18" office:value-type="float" office:value="0.069783" calcext:value-type="float">
            <text:p>0.0698</text:p>
          </table:table-cell>
          <table:table-cell table:style-name="ce28" office:value-type="float" office:value="276.2943" calcext:value-type="float">
            <text:p>276.2943</text:p>
          </table:table-cell>
          <table:table-cell table:style-name="ce28" office:value-type="float" office:value="0.0389969461" calcext:value-type="float">
            <text:p>0.0390</text:p>
          </table:table-cell>
          <table:table-cell table:style-name="ce20" office:value-type="float" office:value="284.4749" calcext:value-type="float">
            <text:p>284.4749</text:p>
          </table:table-cell>
          <table:table-cell table:style-name="ce20" office:value-type="float" office:value="0.0789540591" calcext:value-type="float">
            <text:p>0.0790</text:p>
          </table:table-cell>
          <table:table-cell table:style-name="ce20" office:value-type="float" office:value="288.1404" calcext:value-type="float">
            <text:p>288.1404</text:p>
          </table:table-cell>
          <table:table-cell table:style-name="ce20" office:value-type="float" office:value="0.0889581148" calcext:value-type="float">
            <text:p>0.0890</text:p>
          </table:table-cell>
          <table:table-cell table:style-name="ce20" office:value-type="float" office:value="276.4506" calcext:value-type="float">
            <text:p>276.4506</text:p>
          </table:table-cell>
          <table:table-cell table:style-name="ce20" office:value-type="float" office:value="0.0542605221" calcext:value-type="float">
            <text:p>0.0543</text:p>
          </table:table-cell>
          <table:table-cell table:style-name="ce20" office:value-type="float" office:value="287.2793" calcext:value-type="float">
            <text:p>287.2793</text:p>
          </table:table-cell>
          <table:table-cell table:style-name="ce20" office:value-type="float" office:value="0.0626095626" calcext:value-type="float">
            <text:p>0.0626</text:p>
          </table:table-cell>
          <table:table-cell table:style-name="ce20" office:value-type="float" office:value="276.7386" calcext:value-type="float">
            <text:p>276.7386</text:p>
          </table:table-cell>
          <table:table-cell table:style-name="ce20" office:value-type="float" office:value="0.0561325479" calcext:value-type="float">
            <text:p>0.0561</text:p>
          </table:table-cell>
          <table:table-cell table:style-name="ce20" office:value-type="float" office:value="285.407" calcext:value-type="float">
            <text:p>285.4070</text:p>
          </table:table-cell>
          <table:table-cell table:style-name="ce20" office:value-type="float" office:value="0.0865653878" calcext:value-type="float">
            <text:p>0.0866</text:p>
          </table:table-cell>
          <table:table-cell table:style-name="ce22" office:value-type="float" office:value="286.9282313697" calcext:value-type="float">
            <text:p>286.9282</text:p>
          </table:table-cell>
          <table:table-cell table:style-name="ce22" office:value-type="float" office:value="0.017669552628609" calcext:value-type="float">
            <text:p>0.017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0206" calcext:value-type="float">
            <text:p>297.0206</text:p>
          </table:table-cell>
          <table:table-cell table:style-name="ce15" office:value-type="float" office:value="0.1289846079" calcext:value-type="float">
            <text:p>0.1290</text:p>
          </table:table-cell>
          <table:table-cell table:style-name="ce16" office:value-type="float" office:value="297.026168" calcext:value-type="float">
            <text:p>297.0262</text:p>
          </table:table-cell>
          <table:table-cell table:style-name="ce16" office:value-type="float" office:value="0.130149" calcext:value-type="float">
            <text:p>0.1301</text:p>
          </table:table-cell>
          <table:table-cell table:style-name="ce16" office:value-type="float" office:value="292.155796" calcext:value-type="float">
            <text:p>292.1558</text:p>
          </table:table-cell>
          <table:table-cell table:style-name="ce16" office:value-type="float" office:value="0.080219" calcext:value-type="float">
            <text:p>0.0802</text:p>
          </table:table-cell>
          <table:table-cell table:style-name="ce16" office:value-type="float" office:value="289.173832" calcext:value-type="float">
            <text:p>289.1738</text:p>
          </table:table-cell>
          <table:table-cell table:style-name="ce16" office:value-type="float" office:value="0.062606" calcext:value-type="float">
            <text:p>0.0626</text:p>
          </table:table-cell>
          <table:table-cell table:style-name="ce15" office:value-type="float" office:value="290.4665" calcext:value-type="float">
            <text:p>290.4665</text:p>
          </table:table-cell>
          <table:table-cell table:style-name="ce15" office:value-type="float" office:value="0.07708" calcext:value-type="float">
            <text:p>0.0771</text:p>
          </table:table-cell>
          <table:table-cell table:style-name="ce173" table:formula="of:=291.0249" office:value-type="float" office:value="291.0249" calcext:value-type="float">
            <text:p>291.0249</text:p>
          </table:table-cell>
          <table:table-cell table:style-name="ce173" table:formula="of:=0.0677104" office:value-type="float" office:value="0.0677104" calcext:value-type="float">
            <text:p>0.0677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9.2672" calcext:value-type="float">
            <text:p>289.2672</text:p>
          </table:table-cell>
          <table:table-cell table:style-name="ce18" office:value-type="float" office:value="0.076863" calcext:value-type="float">
            <text:p>0.0769</text:p>
          </table:table-cell>
          <table:table-cell table:style-name="ce28" office:value-type="float" office:value="277.9166" calcext:value-type="float">
            <text:p>277.9166</text:p>
          </table:table-cell>
          <table:table-cell table:style-name="ce28" office:value-type="float" office:value="0.0489489429" calcext:value-type="float">
            <text:p>0.0489</text:p>
          </table:table-cell>
          <table:table-cell table:style-name="ce20" office:value-type="float" office:value="285.8552" calcext:value-type="float">
            <text:p>285.8552</text:p>
          </table:table-cell>
          <table:table-cell table:style-name="ce20" office:value-type="float" office:value="0.0854019989" calcext:value-type="float">
            <text:p>0.0854</text:p>
          </table:table-cell>
          <table:table-cell table:style-name="ce20" office:value-type="float" office:value="289.4912" calcext:value-type="float">
            <text:p>289.4912</text:p>
          </table:table-cell>
          <table:table-cell table:style-name="ce20" office:value-type="float" office:value="0.0937620251" calcext:value-type="float">
            <text:p>0.0938</text:p>
          </table:table-cell>
          <table:table-cell table:style-name="ce20" office:value-type="float" office:value="277.914" calcext:value-type="float">
            <text:p>277.9140</text:p>
          </table:table-cell>
          <table:table-cell table:style-name="ce20" office:value-type="float" office:value="0.0629310789" calcext:value-type="float">
            <text:p>0.0629</text:p>
          </table:table-cell>
          <table:table-cell table:style-name="ce20" office:value-type="float" office:value="288.7668" calcext:value-type="float">
            <text:p>288.7668</text:p>
          </table:table-cell>
          <table:table-cell table:style-name="ce20" office:value-type="float" office:value="0.0748787043" calcext:value-type="float">
            <text:p>0.0749</text:p>
          </table:table-cell>
          <table:table-cell table:style-name="ce20" office:value-type="float" office:value="278.1972" calcext:value-type="float">
            <text:p>278.1972</text:p>
          </table:table-cell>
          <table:table-cell table:style-name="ce20" office:value-type="float" office:value="0.0642985762" calcext:value-type="float">
            <text:p>0.0643</text:p>
          </table:table-cell>
          <table:table-cell table:style-name="ce20" office:value-type="float" office:value="286.7534" calcext:value-type="float">
            <text:p>286.7534</text:p>
          </table:table-cell>
          <table:table-cell table:style-name="ce20" office:value-type="float" office:value="0.0911907513" calcext:value-type="float">
            <text:p>0.0912</text:p>
          </table:table-cell>
          <table:table-cell table:style-name="ce22" office:value-type="float" office:value="288.4971510996" calcext:value-type="float">
            <text:p>288.4972</text:p>
          </table:table-cell>
          <table:table-cell table:style-name="ce22" office:value-type="float" office:value="0.024000073068765" calcext:value-type="float">
            <text:p>0.024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0491" calcext:value-type="float">
            <text:p>296.0491</text:p>
          </table:table-cell>
          <table:table-cell table:style-name="ce15" office:value-type="float" office:value="0.0554714148" calcext:value-type="float">
            <text:p>0.0555</text:p>
          </table:table-cell>
          <table:table-cell table:style-name="ce16" office:value-type="float" office:value="296.052646" calcext:value-type="float">
            <text:p>296.0526</text:p>
          </table:table-cell>
          <table:table-cell table:style-name="ce15" office:value-type="float" office:value="0.056081" calcext:value-type="float">
            <text:p>0.0561</text:p>
          </table:table-cell>
          <table:table-cell table:style-name="ce16" office:value-type="float" office:value="287.99627" calcext:value-type="float">
            <text:p>287.9963</text:p>
          </table:table-cell>
          <table:table-cell table:style-name="ce16" office:value-type="float" office:value="0.029233" calcext:value-type="float">
            <text:p>0.0292</text:p>
          </table:table-cell>
          <table:table-cell table:style-name="ce16" office:value-type="float" office:value="284.454599" calcext:value-type="float">
            <text:p>284.4546</text:p>
          </table:table-cell>
          <table:table-cell table:style-name="ce16" office:value-type="float" office:value="0.022426" calcext:value-type="float">
            <text:p>0.0224</text:p>
          </table:table-cell>
          <table:table-cell table:style-name="ce15" office:value-type="float" office:value="287.035782" calcext:value-type="float">
            <text:p>287.0358</text:p>
          </table:table-cell>
          <table:table-cell table:style-name="ce16" office:value-type="float" office:value="0.034279" calcext:value-type="float">
            <text:p>0.0343</text:p>
          </table:table-cell>
          <table:table-cell table:style-name="ce166" table:formula="of:=287.1002" office:value-type="float" office:value="287.1002" calcext:value-type="float">
            <text:p>287.1002</text:p>
          </table:table-cell>
          <table:table-cell table:style-name="ce174" table:formula="of:=0.02751879" office:value-type="float" office:value="0.02751879" calcext:value-type="float">
            <text:p>0.0275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5.3735" calcext:value-type="float">
            <text:p>285.3735</text:p>
          </table:table-cell>
          <table:table-cell table:style-name="ce18" office:value-type="float" office:value="0.031443" calcext:value-type="float">
            <text:p>0.0314</text:p>
          </table:table-cell>
          <table:table-cell table:style-name="ce28" office:value-type="float" office:value="274.0175" calcext:value-type="float">
            <text:p>274.0175</text:p>
          </table:table-cell>
          <table:table-cell table:style-name="ce28" office:value-type="float" office:value="0.0180755257" calcext:value-type="float">
            <text:p>0.0181</text:p>
          </table:table-cell>
          <table:table-cell table:style-name="ce20" office:value-type="float" office:value="282.9144" calcext:value-type="float">
            <text:p>282.9144</text:p>
          </table:table-cell>
          <table:table-cell table:style-name="ce20" office:value-type="float" office:value="0.0389073001" calcext:value-type="float">
            <text:p>0.0389</text:p>
          </table:table-cell>
          <table:table-cell table:style-name="ce20" office:value-type="float" office:value="286.839" calcext:value-type="float">
            <text:p>286.8390</text:p>
          </table:table-cell>
          <table:table-cell table:style-name="ce20" office:value-type="float" office:value="0.0458580138" calcext:value-type="float">
            <text:p>0.0459</text:p>
          </table:table-cell>
          <table:table-cell table:style-name="ce20" office:value-type="float" office:value="274.0769" calcext:value-type="float">
            <text:p>274.0769</text:p>
          </table:table-cell>
          <table:table-cell table:style-name="ce20" office:value-type="float" office:value="0.0213901864" calcext:value-type="float">
            <text:p>0.0214</text:p>
          </table:table-cell>
          <table:table-cell table:style-name="ce20" office:value-type="float" office:value="285.4266" calcext:value-type="float">
            <text:p>285.4266</text:p>
          </table:table-cell>
          <table:table-cell table:style-name="ce20" office:value-type="float" office:value="0.0340740648" calcext:value-type="float">
            <text:p>0.0341</text:p>
          </table:table-cell>
          <table:table-cell table:style-name="ce20" office:value-type="float" office:value="274.3557" calcext:value-type="float">
            <text:p>274.3557</text:p>
          </table:table-cell>
          <table:table-cell table:style-name="ce20" office:value-type="float" office:value="0.0216857783" calcext:value-type="float">
            <text:p>0.0217</text:p>
          </table:table-cell>
          <table:table-cell table:style-name="ce20" office:value-type="float" office:value="284.0418" calcext:value-type="float">
            <text:p>284.0418</text:p>
          </table:table-cell>
          <table:table-cell table:style-name="ce20" office:value-type="float" office:value="0.042702738" calcext:value-type="float">
            <text:p>0.0427</text:p>
          </table:table-cell>
          <table:table-cell table:style-name="ce22" office:value-type="float" office:value="284.5456977716" calcext:value-type="float">
            <text:p>284.5457</text:p>
          </table:table-cell>
          <table:table-cell table:style-name="ce22" office:value-type="float" office:value="0.008446622928853" calcext:value-type="float">
            <text:p>0.008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4043" calcext:value-type="float">
            <text:p>295.4043</text:p>
          </table:table-cell>
          <table:table-cell table:style-name="ce15" office:value-type="float" office:value="0.1070514037" calcext:value-type="float">
            <text:p>0.1071</text:p>
          </table:table-cell>
          <table:table-cell table:style-name="ce16" office:value-type="float" office:value="295.409295" calcext:value-type="float">
            <text:p>295.4093</text:p>
          </table:table-cell>
          <table:table-cell table:style-name="ce16" office:value-type="float" office:value="0.107962" calcext:value-type="float">
            <text:p>0.1080</text:p>
          </table:table-cell>
          <table:table-cell table:style-name="ce16" office:value-type="float" office:value="289.578411" calcext:value-type="float">
            <text:p>289.5784</text:p>
          </table:table-cell>
          <table:table-cell table:style-name="ce16" office:value-type="float" office:value="0.062235" calcext:value-type="float">
            <text:p>0.0622</text:p>
          </table:table-cell>
          <table:table-cell table:style-name="ce15" office:value-type="float" office:value="286.207193" calcext:value-type="float">
            <text:p>286.2072</text:p>
          </table:table-cell>
          <table:table-cell table:style-name="ce15" office:value-type="float" office:value="0.04866" calcext:value-type="float">
            <text:p>0.0487</text:p>
          </table:table-cell>
          <table:table-cell table:style-name="ce15" office:value-type="float" office:value="288.008803" calcext:value-type="float">
            <text:p>288.0088</text:p>
          </table:table-cell>
          <table:table-cell table:style-name="ce15" office:value-type="float" office:value="0.058569" calcext:value-type="float">
            <text:p>0.0586</text:p>
          </table:table-cell>
          <table:table-cell table:style-name="ce174" table:formula="of:=288.4912" office:value-type="float" office:value="288.4912" calcext:value-type="float">
            <text:p>288.4912</text:p>
          </table:table-cell>
          <table:table-cell table:style-name="ce174" table:formula="of:=0.05421" office:value-type="float" office:value="0.05421" calcext:value-type="float">
            <text:p>0.0542</text:p>
          </table:table-cell>
          <table:table-cell table:style-name="ce183" table:number-columns-repeated="2"/>
          <table:table-cell table:number-columns-repeated="2"/>
          <table:table-cell table:style-name="ce44" office:value-type="float" office:value="286.6468" calcext:value-type="float">
            <text:p>286.6468</text:p>
          </table:table-cell>
          <table:table-cell table:style-name="ce24" office:value-type="float" office:value="0.058265" calcext:value-type="float">
            <text:p>0.0583</text:p>
          </table:table-cell>
          <table:table-cell table:style-name="ce45" office:value-type="float" office:value="275.4878" calcext:value-type="float">
            <text:p>275.4878</text:p>
          </table:table-cell>
          <table:table-cell table:style-name="ce28" office:value-type="float" office:value="0.0446447124" calcext:value-type="float">
            <text:p>0.0446</text:p>
          </table:table-cell>
          <table:table-cell table:style-name="ce20" office:value-type="float" office:value="283.6377" calcext:value-type="float">
            <text:p>283.6377</text:p>
          </table:table-cell>
          <table:table-cell table:style-name="ce20" office:value-type="float" office:value="0.068816032" calcext:value-type="float">
            <text:p>0.0688</text:p>
          </table:table-cell>
          <table:table-cell table:style-name="ce46" office:value-type="float" office:value="287.3405" calcext:value-type="float">
            <text:p>287.3405</text:p>
          </table:table-cell>
          <table:table-cell table:style-name="ce20" office:value-type="float" office:value="0.0757726299" calcext:value-type="float">
            <text:p>0.0758</text:p>
          </table:table-cell>
          <table:table-cell table:style-name="ce46" office:value-type="float" office:value="275.5218" calcext:value-type="float">
            <text:p>275.5218</text:p>
          </table:table-cell>
          <table:table-cell table:style-name="ce20" office:value-type="float" office:value="0.0509871771" calcext:value-type="float">
            <text:p>0.0510</text:p>
          </table:table-cell>
          <table:table-cell table:style-name="ce46" office:value-type="float" office:value="286.3605" calcext:value-type="float">
            <text:p>286.3605</text:p>
          </table:table-cell>
          <table:table-cell table:style-name="ce20" office:value-type="float" office:value="0.0630568223" calcext:value-type="float">
            <text:p>0.0631</text:p>
          </table:table-cell>
          <table:table-cell table:style-name="ce46" office:value-type="float" office:value="275.8015" calcext:value-type="float">
            <text:p>275.8015</text:p>
          </table:table-cell>
          <table:table-cell table:style-name="ce20" office:value-type="float" office:value="0.0514482695" calcext:value-type="float">
            <text:p>0.0514</text:p>
          </table:table-cell>
          <table:table-cell table:style-name="ce46" office:value-type="float" office:value="284.6177" calcext:value-type="float">
            <text:p>284.6177</text:p>
          </table:table-cell>
          <table:table-cell table:style-name="ce46" office:value-type="float" office:value="0.0734934001" calcext:value-type="float">
            <text:p>0.0734934001</text:p>
          </table:table-cell>
          <table:table-cell table:style-name="ce22" office:value-type="float" office:value="285.9920020584" calcext:value-type="float">
            <text:p>285.9920</text:p>
          </table:table-cell>
          <table:table-cell table:style-name="ce22" office:value-type="float" office:value="0.020300640339851" calcext:value-type="float">
            <text:p>0.0203</text:p>
          </table:table-cell>
          <table:table-cell table:number-columns-repeated="13"/>
          <table:table-cell table:style-name="ce10" table:number-columns-repeated="24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212" calcext:value-type="float">
            <text:p>296.2120</text:p>
          </table:table-cell>
          <table:table-cell table:style-name="ce15" office:value-type="float" office:value="0.1459993105" calcext:value-type="float">
            <text:p>0.1460</text:p>
          </table:table-cell>
          <table:table-cell table:style-name="ce16" office:value-type="float" office:value="296.21761" calcext:value-type="float">
            <text:p>296.2176</text:p>
          </table:table-cell>
          <table:table-cell table:style-name="ce16" office:value-type="float" office:value="0.147248" calcext:value-type="float">
            <text:p>0.1472</text:p>
          </table:table-cell>
          <table:table-cell table:style-name="ce16" office:value-type="float" office:value="291.176137" calcext:value-type="float">
            <text:p>291.1761</text:p>
          </table:table-cell>
          <table:table-cell table:style-name="ce16" office:value-type="float" office:value="0.068573" calcext:value-type="float">
            <text:p>0.0686</text:p>
          </table:table-cell>
          <table:table-cell table:style-name="ce16" office:value-type="float" office:value="288.042333" calcext:value-type="float">
            <text:p>288.0423</text:p>
          </table:table-cell>
          <table:table-cell table:style-name="ce16" office:value-type="float" office:value="0.052942" calcext:value-type="float">
            <text:p>0.0529</text:p>
          </table:table-cell>
          <table:table-cell table:style-name="ce16" office:value-type="float" office:value="289.438729" calcext:value-type="float">
            <text:p>289.4387</text:p>
          </table:table-cell>
          <table:table-cell table:style-name="ce16" office:value-type="float" office:value="0.068886" calcext:value-type="float">
            <text:p>0.0689</text:p>
          </table:table-cell>
          <table:table-cell table:style-name="ce166" table:formula="of:=290.0489" office:value-type="float" office:value="290.0489" calcext:value-type="float">
            <text:p>290.0489</text:p>
          </table:table-cell>
          <table:table-cell table:style-name="ce174" table:formula="of:=0.05913163" office:value-type="float" office:value="0.05913163" calcext:value-type="float">
            <text:p>0.0591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8.2645" calcext:value-type="float">
            <text:p>288.2645</text:p>
          </table:table-cell>
          <table:table-cell table:style-name="ce18" office:value-type="float" office:value="0.06832" calcext:value-type="float">
            <text:p>0.0683</text:p>
          </table:table-cell>
          <table:table-cell table:style-name="ce28" office:value-type="float" office:value="276.6996" calcext:value-type="float">
            <text:p>276.6996</text:p>
          </table:table-cell>
          <table:table-cell table:style-name="ce28" office:value-type="float" office:value="0.0349582417" calcext:value-type="float">
            <text:p>0.0350</text:p>
          </table:table-cell>
          <table:table-cell table:style-name="ce20" office:value-type="float" office:value="284.93" calcext:value-type="float">
            <text:p>284.9300</text:p>
          </table:table-cell>
          <table:table-cell table:style-name="ce20" office:value-type="float" office:value="0.0771656788" calcext:value-type="float">
            <text:p>0.0772</text:p>
          </table:table-cell>
          <table:table-cell table:style-name="ce20" office:value-type="float" office:value="288.5937" calcext:value-type="float">
            <text:p>288.5937</text:p>
          </table:table-cell>
          <table:table-cell table:style-name="ce20" office:value-type="float" office:value="0.0872570644" calcext:value-type="float">
            <text:p>0.0873</text:p>
          </table:table-cell>
          <table:table-cell table:style-name="ce20" office:value-type="float" office:value="276.8458" calcext:value-type="float">
            <text:p>276.8458</text:p>
          </table:table-cell>
          <table:table-cell table:style-name="ce20" office:value-type="float" office:value="0.0514531866" calcext:value-type="float">
            <text:p>0.0515</text:p>
          </table:table-cell>
          <table:table-cell table:style-name="ce20" office:value-type="float" office:value="287.8018" calcext:value-type="float">
            <text:p>287.8018</text:p>
          </table:table-cell>
          <table:table-cell table:style-name="ce20" office:value-type="float" office:value="0.0649681223" calcext:value-type="float">
            <text:p>0.0650</text:p>
          </table:table-cell>
          <table:table-cell table:style-name="ce20" office:value-type="float" office:value="277.1333" calcext:value-type="float">
            <text:p>277.1333</text:p>
          </table:table-cell>
          <table:table-cell table:style-name="ce20" office:value-type="float" office:value="0.0537668786" calcext:value-type="float">
            <text:p>0.0538</text:p>
          </table:table-cell>
          <table:table-cell table:style-name="ce20" office:value-type="float" office:value="285.8464" calcext:value-type="float">
            <text:p>285.8464</text:p>
          </table:table-cell>
          <table:table-cell table:style-name="ce20" office:value-type="float" office:value="0.0845824391" calcext:value-type="float">
            <text:p>0.0846</text:p>
          </table:table-cell>
          <table:table-cell table:style-name="ce22" office:value-type="float" office:value="287.4008073069" calcext:value-type="float">
            <text:p>287.4008</text:p>
          </table:table-cell>
          <table:table-cell table:style-name="ce22" office:value-type="float" office:value="0.017485259686829" calcext:value-type="float">
            <text:p>0.017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245" calcext:value-type="float">
            <text:p>297.2450</text:p>
          </table:table-cell>
          <table:table-cell table:style-name="ce15" office:value-type="float" office:value="0.1302610265" calcext:value-type="float">
            <text:p>0.1303</text:p>
          </table:table-cell>
          <table:table-cell table:style-name="ce16" office:value-type="float" office:value="297.250634" calcext:value-type="float">
            <text:p>297.2506</text:p>
          </table:table-cell>
          <table:table-cell table:style-name="ce16" office:value-type="float" office:value="0.131435" calcext:value-type="float">
            <text:p>0.1314</text:p>
          </table:table-cell>
          <table:table-cell table:style-name="ce16" office:value-type="float" office:value="292.616631" calcext:value-type="float">
            <text:p>292.6166</text:p>
          </table:table-cell>
          <table:table-cell table:style-name="ce16" office:value-type="float" office:value="0.086351" calcext:value-type="float">
            <text:p>0.0864</text:p>
          </table:table-cell>
          <table:table-cell table:style-name="ce16" office:value-type="float" office:value="289.678615" calcext:value-type="float">
            <text:p>289.6786</text:p>
          </table:table-cell>
          <table:table-cell table:style-name="ce16" office:value-type="float" office:value="0.069072" calcext:value-type="float">
            <text:p>0.0691</text:p>
          </table:table-cell>
          <table:table-cell table:style-name="ce16" office:value-type="float" office:value="290.793963" calcext:value-type="float">
            <text:p>290.7940</text:p>
          </table:table-cell>
          <table:table-cell table:style-name="ce16" office:value-type="float" office:value="0.080951" calcext:value-type="float">
            <text:p>0.0810</text:p>
          </table:table-cell>
          <table:table-cell table:style-name="ce166" table:formula="of:=291.4541" office:value-type="float" office:value="291.4541" calcext:value-type="float">
            <text:p>291.4541</text:p>
          </table:table-cell>
          <table:table-cell table:style-name="ce166" table:formula="of:=0.0744842" office:value-type="float" office:value="0.0744842" calcext:value-type="float">
            <text:p>0.0745</text:p>
          </table:table-cell>
          <table:table-cell table:style-name="ce182" table:number-columns-repeated="2"/>
          <table:table-cell table:style-name="ce10" table:number-columns-repeated="2"/>
          <table:table-cell table:style-name="ce18" table:number-columns-repeated="2"/>
          <table:table-cell table:style-name="ce28" office:value-type="float" office:value="278.2095" calcext:value-type="float">
            <text:p>278.2095</text:p>
          </table:table-cell>
          <table:table-cell table:style-name="ce28" office:value-type="float" office:value="0.0313475367" calcext:value-type="float">
            <text:p>0.0313</text:p>
          </table:table-cell>
          <table:table-cell table:style-name="ce20" office:value-type="float" office:value="286.1968" calcext:value-type="float">
            <text:p>286.1968</text:p>
          </table:table-cell>
          <table:table-cell table:style-name="ce20" office:value-type="float" office:value="0.0896942162" calcext:value-type="float">
            <text:p>0.0897</text:p>
          </table:table-cell>
          <table:table-cell table:style-name="ce20" office:value-type="float" office:value="289.8039" calcext:value-type="float">
            <text:p>289.8039</text:p>
          </table:table-cell>
          <table:table-cell table:style-name="ce20" office:value-type="float" office:value="0.0975545888" calcext:value-type="float">
            <text:p>0.0976</text:p>
          </table:table-cell>
          <table:table-cell table:style-name="ce20" office:value-type="float" office:value="278.3506" calcext:value-type="float">
            <text:p>278.3506</text:p>
          </table:table-cell>
          <table:table-cell table:style-name="ce20" office:value-type="float" office:value="0.0684109238" calcext:value-type="float">
            <text:p>0.0684</text:p>
          </table:table-cell>
          <table:table-cell table:style-name="ce26" office:value-type="float" office:value="289.1675" calcext:value-type="float">
            <text:p>289.1675</text:p>
          </table:table-cell>
          <table:table-cell table:style-name="ce34" office:value-type="float" office:value="0.0814480674" calcext:value-type="float">
            <text:p>0.0814</text:p>
          </table:table-cell>
          <table:table-cell table:style-name="ce20" office:value-type="float" office:value="278.6287" calcext:value-type="float">
            <text:p>278.6287</text:p>
          </table:table-cell>
          <table:table-cell table:style-name="ce20" office:value-type="float" office:value="0.0695973613" calcext:value-type="float">
            <text:p>0.0696</text:p>
          </table:table-cell>
          <table:table-cell table:style-name="ce20" office:value-type="float" office:value="287.0731" calcext:value-type="float">
            <text:p>287.0731</text:p>
          </table:table-cell>
          <table:table-cell table:style-name="ce20" office:value-type="float" office:value="0.0948929613" calcext:value-type="float">
            <text:p>0.0949</text:p>
          </table:table-cell>
          <table:table-cell table:style-name="ce22" office:value-type="float" office:value="288.8332896169" calcext:value-type="float">
            <text:p>288.8333</text:p>
          </table:table-cell>
          <table:table-cell table:style-name="ce22" office:value-type="float" office:value="0.02039957583746" calcext:value-type="float">
            <text:p>0.020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3-4</text:p>
          </table:table-cell>
          <table:table-cell table:style-name="ce12" office:value-type="float" office:value="286.67" calcext:value-type="float">
            <text:p>286.67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294.5397" calcext:value-type="float">
            <text:p>294.5397</text:p>
          </table:table-cell>
          <table:table-cell table:style-name="ce15" office:value-type="float" office:value="0.2154895487" calcext:value-type="float">
            <text:p>0.2155</text:p>
          </table:table-cell>
          <table:table-cell table:style-name="ce16" office:value-type="float" office:value="294.54496" calcext:value-type="float">
            <text:p>294.5450</text:p>
          </table:table-cell>
          <table:table-cell table:style-name="ce16" office:value-type="float" office:value="0.217421" calcext:value-type="float">
            <text:p>0.2174</text:p>
          </table:table-cell>
          <table:table-cell table:style-name="ce16" office:value-type="float" office:value="289.593689" calcext:value-type="float">
            <text:p>289.5937</text:p>
          </table:table-cell>
          <table:table-cell table:style-name="ce16" office:value-type="float" office:value="0.140477" calcext:value-type="float">
            <text:p>0.1405</text:p>
          </table:table-cell>
          <table:table-cell table:style-name="ce16" office:value-type="float" office:value="286.318029" calcext:value-type="float">
            <text:p>286.3180</text:p>
          </table:table-cell>
          <table:table-cell table:style-name="ce16" office:value-type="float" office:value="0.109257" calcext:value-type="float">
            <text:p>0.1093</text:p>
          </table:table-cell>
          <table:table-cell table:style-name="ce15" office:value-type="float" office:value="287.768901" calcext:value-type="float">
            <text:p>287.7689</text:p>
          </table:table-cell>
          <table:table-cell table:style-name="ce16" office:value-type="float" office:value="0.128522" calcext:value-type="float">
            <text:p>0.1285</text:p>
          </table:table-cell>
          <table:table-cell table:style-name="ce166" table:formula="of:=288.4849" office:value-type="float" office:value="288.4849" calcext:value-type="float">
            <text:p>288.4849</text:p>
          </table:table-cell>
          <table:table-cell table:style-name="ce166" table:formula="of:=0.1217945" office:value-type="float" office:value="0.1217945" calcext:value-type="float">
            <text:p>0.1218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6.6157" calcext:value-type="float">
            <text:p>286.6157</text:p>
          </table:table-cell>
          <table:table-cell table:style-name="ce18" office:value-type="float" office:value="0.129533" calcext:value-type="float">
            <text:p>0.1295</text:p>
          </table:table-cell>
          <table:table-cell table:style-name="ce47" office:value-type="float" office:value="275.7835" calcext:value-type="float">
            <text:p>275.7835</text:p>
          </table:table-cell>
          <table:table-cell table:style-name="ce47" office:value-type="float" office:value="0.1078910636" calcext:value-type="float">
            <text:p>0.1079</text:p>
          </table:table-cell>
          <table:table-cell table:style-name="ce20" office:value-type="float" office:value="283.4111" calcext:value-type="float">
            <text:p>283.4111</text:p>
          </table:table-cell>
          <table:table-cell table:style-name="ce20" office:value-type="float" office:value="0.1490371755" calcext:value-type="float">
            <text:p>0.1490</text:p>
          </table:table-cell>
          <table:table-cell table:style-name="ce20" office:value-type="float" office:value="287.0069" calcext:value-type="float">
            <text:p>287.0069</text:p>
          </table:table-cell>
          <table:table-cell table:style-name="ce20" office:value-type="float" office:value="0.162571252" calcext:value-type="float">
            <text:p>0.1626</text:p>
          </table:table-cell>
          <table:table-cell table:style-name="ce20" office:value-type="float" office:value="275.5448" calcext:value-type="float">
            <text:p>275.5448</text:p>
          </table:table-cell>
          <table:table-cell table:style-name="ce20" office:value-type="float" office:value="0.1128142305" calcext:value-type="float">
            <text:p>0.1128</text:p>
          </table:table-cell>
          <table:table-cell table:style-name="ce20" office:value-type="float" office:value="286.5111" calcext:value-type="float">
            <text:p>286.5111</text:p>
          </table:table-cell>
          <table:table-cell table:style-name="ce20" office:value-type="float" office:value="0.1471771835" calcext:value-type="float">
            <text:p>0.1472</text:p>
          </table:table-cell>
          <table:table-cell table:style-name="ce20" office:value-type="float" office:value="275.7888" calcext:value-type="float">
            <text:p>275.7888</text:p>
          </table:table-cell>
          <table:table-cell table:style-name="ce20" office:value-type="float" office:value="0.1145452887" calcext:value-type="float">
            <text:p>0.1145</text:p>
          </table:table-cell>
          <table:table-cell table:style-name="ce20" office:value-type="float" office:value="284.273" calcext:value-type="float">
            <text:p>284.2730</text:p>
          </table:table-cell>
          <table:table-cell table:style-name="ce20" office:value-type="float" office:value="0.1565353371" calcext:value-type="float">
            <text:p>0.1565</text:p>
          </table:table-cell>
          <table:table-cell table:style-name="ce22" office:value-type="float" office:value="286.2098844068" calcext:value-type="float">
            <text:p>286.2099</text:p>
          </table:table-cell>
          <table:table-cell table:style-name="ce22" office:value-type="float" office:value="0.061351906566088" calcext:value-type="float">
            <text:p>0.0614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6_difluorbenzene</text:p>
          </table:table-cell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5-8</text:p>
          </table:table-cell>
          <table:table-cell table:style-name="ce12" office:value-type="float" office:value="285.26" calcext:value-type="float">
            <text:p>285.26</text:p>
          </table:table-cell>
          <table:table-cell table:style-name="ce13"/>
          <table:table-cell table:style-name="ce14" office:value-type="string" calcext:value-type="string">
            <text:p>benzenexas1997</text:p>
          </table:table-cell>
          <table:table-cell table:style-name="ce15" office:value-type="float" office:value="295.6803" calcext:value-type="float">
            <text:p>295.6803</text:p>
          </table:table-cell>
          <table:table-cell table:style-name="ce15" office:value-type="float" office:value="0.3850979408" calcext:value-type="float">
            <text:p>0.3851</text:p>
          </table:table-cell>
          <table:table-cell table:style-name="ce16" office:value-type="float" office:value="295.685015" calcext:value-type="float">
            <text:p>295.6850</text:p>
          </table:table-cell>
          <table:table-cell table:style-name="ce16" office:value-type="float" office:value="0.388486" calcext:value-type="float">
            <text:p>0.3885</text:p>
          </table:table-cell>
          <table:table-cell table:style-name="ce15" office:value-type="float" office:value="288.572231" calcext:value-type="float">
            <text:p>288.5722</text:p>
          </table:table-cell>
          <table:table-cell table:style-name="ce15" office:value-type="float" office:value="0.178266" calcext:value-type="float">
            <text:p>0.1783</text:p>
          </table:table-cell>
          <table:table-cell table:style-name="ce16" office:value-type="float" office:value="285.294712" calcext:value-type="float">
            <text:p>285.2947</text:p>
          </table:table-cell>
          <table:table-cell table:style-name="ce16" office:value-type="float" office:value="0.143624" calcext:value-type="float">
            <text:p>0.1436</text:p>
          </table:table-cell>
          <table:table-cell table:style-name="ce15" office:value-type="float" office:value="287.571753" calcext:value-type="float">
            <text:p>287.5718</text:p>
          </table:table-cell>
          <table:table-cell table:style-name="ce16" office:value-type="float" office:value="0.201959" calcext:value-type="float">
            <text:p>0.2020</text:p>
          </table:table-cell>
          <table:table-cell table:style-name="ce175" table:formula="of:=287.56909" office:value-type="float" office:value="287.56909" calcext:value-type="float">
            <text:p>287.5691</text:p>
          </table:table-cell>
          <table:table-cell table:style-name="ce175" table:formula="of:=0.16244201" office:value-type="float" office:value="0.16244201" calcext:value-type="float">
            <text:p>0.1624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5.9626" calcext:value-type="float">
            <text:p>285.9626</text:p>
          </table:table-cell>
          <table:table-cell table:style-name="ce18" office:value-type="float" office:value="0.192444" calcext:value-type="float">
            <text:p>0.1924</text:p>
          </table:table-cell>
          <table:table-cell table:style-name="ce28" office:value-type="float" office:value="274.616" calcext:value-type="float">
            <text:p>274.6160</text:p>
          </table:table-cell>
          <table:table-cell table:style-name="ce28" office:value-type="float" office:value="0.1275841186" calcext:value-type="float">
            <text:p>0.1276</text:p>
          </table:table-cell>
          <table:table-cell table:style-name="ce20" office:value-type="float" office:value="283.2172" calcext:value-type="float">
            <text:p>283.2172</text:p>
          </table:table-cell>
          <table:table-cell table:style-name="ce20" office:value-type="float" office:value="0.2302357087" calcext:value-type="float">
            <text:p>0.2302</text:p>
          </table:table-cell>
          <table:table-cell table:style-name="ce20" office:value-type="float" office:value="287.0409" calcext:value-type="float">
            <text:p>287.0409</text:p>
          </table:table-cell>
          <table:table-cell table:style-name="ce20" office:value-type="float" office:value="0.2598945921" calcext:value-type="float">
            <text:p>0.2599</text:p>
          </table:table-cell>
          <table:table-cell table:style-name="ce20" office:value-type="float" office:value="274.8817" calcext:value-type="float">
            <text:p>274.8817</text:p>
          </table:table-cell>
          <table:table-cell table:style-name="ce20" office:value-type="float" office:value="0.1591699357" calcext:value-type="float">
            <text:p>0.1592</text:p>
          </table:table-cell>
          <table:table-cell table:style-name="ce20" office:value-type="float" office:value="285.7134" calcext:value-type="float">
            <text:p>285.7134</text:p>
          </table:table-cell>
          <table:table-cell table:style-name="ce20" office:value-type="float" office:value="0.2028355279" calcext:value-type="float">
            <text:p>0.2028</text:p>
          </table:table-cell>
          <table:table-cell table:style-name="ce20" office:value-type="float" office:value="275.1868" calcext:value-type="float">
            <text:p>275.1868</text:p>
          </table:table-cell>
          <table:table-cell table:style-name="ce20" office:value-type="float" office:value="0.1616471253" calcext:value-type="float">
            <text:p>0.1616</text:p>
          </table:table-cell>
          <table:table-cell table:style-name="ce20" office:value-type="float" office:value="284.3304" calcext:value-type="float">
            <text:p>284.3304</text:p>
          </table:table-cell>
          <table:table-cell table:style-name="ce20" office:value-type="float" office:value="0.2509115893" calcext:value-type="float">
            <text:p>0.2509</text:p>
          </table:table-cell>
          <table:table-cell table:style-name="ce22" office:value-type="float" office:value="285.10508497945" calcext:value-type="float">
            <text:p>285.1051</text:p>
          </table:table-cell>
          <table:table-cell table:style-name="ce22" office:value-type="float" office:value="0.054661390728756" calcext:value-type="float">
            <text:p>0.054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3-4</text:p>
          </table:table-cell>
          <table:table-cell table:style-name="ce12" office:value-type="float" office:value="287.64" calcext:value-type="float">
            <text:p>287.64</text:p>
          </table:table-cell>
          <table:table-cell table:style-name="ce13"/>
          <table:table-cell table:style-name="ce14" office:value-type="string" calcext:value-type="string">
            <text:p>benzenexas1998</text:p>
          </table:table-cell>
          <table:table-cell table:style-name="ce15" office:value-type="float" office:value="297.4712" calcext:value-type="float">
            <text:p>297.4712</text:p>
          </table:table-cell>
          <table:table-cell table:style-name="ce15" office:value-type="float" office:value="0.2239914715" calcext:value-type="float">
            <text:p>0.2240</text:p>
          </table:table-cell>
          <table:table-cell table:style-name="ce16" office:value-type="float" office:value="297.475888" calcext:value-type="float">
            <text:p>297.4759</text:p>
          </table:table-cell>
          <table:table-cell table:style-name="ce16" office:value-type="float" office:value="0.226081" calcext:value-type="float">
            <text:p>0.2261</text:p>
          </table:table-cell>
          <table:table-cell table:style-name="ce16" office:value-type="float" office:value="291.123679" calcext:value-type="float">
            <text:p>291.1237</text:p>
          </table:table-cell>
          <table:table-cell table:style-name="ce16" office:value-type="float" office:value="0.117769" calcext:value-type="float">
            <text:p>0.1178</text:p>
          </table:table-cell>
          <table:table-cell table:style-name="ce16" office:value-type="float" office:value="287.802523" calcext:value-type="float">
            <text:p>287.8025</text:p>
          </table:table-cell>
          <table:table-cell table:style-name="ce16" office:value-type="float" office:value="0.094716" calcext:value-type="float">
            <text:p>0.0947</text:p>
          </table:table-cell>
          <table:table-cell table:style-name="ce15" office:value-type="float" office:value="289.69478" calcext:value-type="float">
            <text:p>289.6948</text:p>
          </table:table-cell>
          <table:table-cell table:style-name="ce15" office:value-type="float" office:value="0.126957" calcext:value-type="float">
            <text:p>0.1270</text:p>
          </table:table-cell>
          <table:table-cell table:style-name="ce175" table:formula="of:=290.10397" office:value-type="float" office:value="290.10397" calcext:value-type="float">
            <text:p>290.1040</text:p>
          </table:table-cell>
          <table:table-cell table:style-name="ce175" table:formula="of:=0.10750369" office:value-type="float" office:value="0.10750369" calcext:value-type="float">
            <text:p>0.1075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8.3497" calcext:value-type="float">
            <text:p>288.3497</text:p>
          </table:table-cell>
          <table:table-cell table:style-name="ce18" office:value-type="float" office:value="0.119853" calcext:value-type="float">
            <text:p>0.1199</text:p>
          </table:table-cell>
          <table:table-cell table:style-name="ce28" office:value-type="float" office:value="277.042" calcext:value-type="float">
            <text:p>277.0420</text:p>
          </table:table-cell>
          <table:table-cell table:style-name="ce28" office:value-type="float" office:value="0.0890263829" calcext:value-type="float">
            <text:p>0.0890</text:p>
          </table:table-cell>
          <table:table-cell table:style-name="ce20" office:value-type="float" office:value="285.3749" calcext:value-type="float">
            <text:p>285.3749</text:p>
          </table:table-cell>
          <table:table-cell table:style-name="ce20" office:value-type="float" office:value="0.1450970945" calcext:value-type="float">
            <text:p>0.1451</text:p>
          </table:table-cell>
          <table:table-cell table:style-name="ce20" office:value-type="float" office:value="289.1583" calcext:value-type="float">
            <text:p>289.1583</text:p>
          </table:table-cell>
          <table:table-cell table:style-name="ce20" office:value-type="float" office:value="0.1586572515" calcext:value-type="float">
            <text:p>0.1587</text:p>
          </table:table-cell>
          <table:table-cell table:style-name="ce20" office:value-type="float" office:value="277.2801" calcext:value-type="float">
            <text:p>277.2801</text:p>
          </table:table-cell>
          <table:table-cell table:style-name="ce20" office:value-type="float" office:value="0.1070530583" calcext:value-type="float">
            <text:p>0.1071</text:p>
          </table:table-cell>
          <table:table-cell table:style-name="ce20" office:value-type="float" office:value="287.9618" calcext:value-type="float">
            <text:p>287.9618</text:p>
          </table:table-cell>
          <table:table-cell table:style-name="ce20" office:value-type="float" office:value="0.126166719" calcext:value-type="float">
            <text:p>0.1262</text:p>
          </table:table-cell>
          <table:table-cell table:style-name="ce20" office:value-type="float" office:value="277.5824" calcext:value-type="float">
            <text:p>277.5824</text:p>
          </table:table-cell>
          <table:table-cell table:style-name="ce20" office:value-type="float" office:value="0.108579475" calcext:value-type="float">
            <text:p>0.1086</text:p>
          </table:table-cell>
          <table:table-cell table:style-name="ce20" office:value-type="float" office:value="286.4482" calcext:value-type="float">
            <text:p>286.4482</text:p>
          </table:table-cell>
          <table:table-cell table:style-name="ce20" office:value-type="float" office:value="0.1549179658" calcext:value-type="float">
            <text:p>0.1549</text:p>
          </table:table-cell>
          <table:table-cell table:style-name="ce22" office:value-type="float" office:value="287.42992297" calcext:value-type="float">
            <text:p>287.4299</text:p>
          </table:table-cell>
          <table:table-cell table:style-name="ce22" office:value-type="float" office:value="0.037205744311972" calcext:value-type="float">
            <text:p>0.037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0462" calcext:value-type="float">
            <text:p>296.0462</text:p>
          </table:table-cell>
          <table:table-cell table:style-name="ce15" office:value-type="float" office:value="0.0430352526" calcext:value-type="float">
            <text:p>0.0430</text:p>
          </table:table-cell>
          <table:table-cell table:style-name="ce16" office:value-type="float" office:value="296.049888" calcext:value-type="float">
            <text:p>296.0499</text:p>
          </table:table-cell>
          <table:table-cell table:style-name="ce48" office:value-type="float" office:value="0.043793" calcext:value-type="float">
            <text:p>0.0438</text:p>
          </table:table-cell>
          <table:table-cell table:style-name="ce15" office:value-type="float" office:value="288.152358" calcext:value-type="float">
            <text:p>288.1524</text:p>
          </table:table-cell>
          <table:table-cell table:style-name="ce15" office:value-type="float" office:value="0.030753" calcext:value-type="float">
            <text:p>0.0308</text:p>
          </table:table-cell>
          <table:table-cell table:style-name="ce16" office:value-type="float" office:value="286.132619" calcext:value-type="float">
            <text:p>286.1326</text:p>
          </table:table-cell>
          <table:table-cell table:style-name="ce16" office:value-type="float" office:value="0.045132" calcext:value-type="float">
            <text:p>0.0451</text:p>
          </table:table-cell>
          <table:table-cell table:style-name="ce15" office:value-type="float" office:value="287.259059" calcext:value-type="float">
            <text:p>287.2591</text:p>
          </table:table-cell>
          <table:table-cell table:style-name="ce16" office:value-type="float" office:value="0.036475" calcext:value-type="float">
            <text:p>0.0365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5.5713" calcext:value-type="float">
            <text:p>285.5713</text:p>
          </table:table-cell>
          <table:table-cell table:style-name="ce18" office:value-type="float" office:value="0.033884" calcext:value-type="float">
            <text:p>0.0339</text:p>
          </table:table-cell>
          <table:table-cell table:style-name="ce28" office:value-type="float" office:value="274.2916" calcext:value-type="float">
            <text:p>274.2916</text:p>
          </table:table-cell>
          <table:table-cell table:style-name="ce28" office:value-type="float" office:value="0.0185176119" calcext:value-type="float">
            <text:p>0.0185</text:p>
          </table:table-cell>
          <table:table-cell table:style-name="ce20" office:value-type="float" office:value="283.1371" calcext:value-type="float">
            <text:p>283.1371</text:p>
          </table:table-cell>
          <table:table-cell table:style-name="ce20" office:value-type="float" office:value="0.0416263865" calcext:value-type="float">
            <text:p>0.0416</text:p>
          </table:table-cell>
          <table:table-cell table:style-name="ce20" office:value-type="float" office:value="287.0519" calcext:value-type="float">
            <text:p>287.0519</text:p>
          </table:table-cell>
          <table:table-cell table:style-name="ce20" office:value-type="float" office:value="0.0489509617" calcext:value-type="float">
            <text:p>0.0490</text:p>
          </table:table-cell>
          <table:table-cell table:style-name="ce20" office:value-type="float" office:value="274.3739" calcext:value-type="float">
            <text:p>274.3739</text:p>
          </table:table-cell>
          <table:table-cell table:style-name="ce20" office:value-type="float" office:value="0.0226611663" calcext:value-type="float">
            <text:p>0.0227</text:p>
          </table:table-cell>
          <table:table-cell table:style-name="ce20" office:value-type="float" office:value="285.6872" calcext:value-type="float">
            <text:p>285.6872</text:p>
          </table:table-cell>
          <table:table-cell table:style-name="ce20" office:value-type="float" office:value="0.0358207397" calcext:value-type="float">
            <text:p>0.0358</text:p>
          </table:table-cell>
          <table:table-cell table:style-name="ce20" office:value-type="float" office:value="274.6472" calcext:value-type="float">
            <text:p>274.6472</text:p>
          </table:table-cell>
          <table:table-cell table:style-name="ce20" office:value-type="float" office:value="0.023100145" calcext:value-type="float">
            <text:p>0.0231</text:p>
          </table:table-cell>
          <table:table-cell table:style-name="ce20" office:value-type="float" office:value="284.2533" calcext:value-type="float">
            <text:p>284.2533</text:p>
          </table:table-cell>
          <table:table-cell table:style-name="ce20" office:value-type="float" office:value="0.045876516" calcext:value-type="float">
            <text:p>0.0459</text:p>
          </table:table-cell>
          <table:table-cell table:style-name="ce22" office:value-type="float" office:value="284.8112862358" calcext:value-type="float">
            <text:p>284.8113</text:p>
          </table:table-cell>
          <table:table-cell table:style-name="ce22" office:value-type="float" office:value="0.008676723722792" calcext:value-type="float">
            <text:p>0.008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6234" calcext:value-type="float">
            <text:p>295.6234</text:p>
          </table:table-cell>
          <table:table-cell table:style-name="ce15" office:value-type="float" office:value="0.1031119968" calcext:value-type="float">
            <text:p>0.1031</text:p>
          </table:table-cell>
          <table:table-cell table:style-name="ce16" office:value-type="float" office:value="295.628181" calcext:value-type="float">
            <text:p>295.6282</text:p>
          </table:table-cell>
          <table:table-cell table:style-name="ce16" office:value-type="float" office:value="0.103948" calcext:value-type="float">
            <text:p>0.1039</text:p>
          </table:table-cell>
          <table:table-cell table:style-name="ce15" office:value-type="float" office:value="289.540317" calcext:value-type="float">
            <text:p>289.5403</text:p>
          </table:table-cell>
          <table:table-cell table:style-name="ce15" office:value-type="float" office:value="0.057476" calcext:value-type="float">
            <text:p>0.0575</text:p>
          </table:table-cell>
          <table:table-cell table:style-name="ce16" office:value-type="float" office:value="284.623921" calcext:value-type="float">
            <text:p>284.6239</text:p>
          </table:table-cell>
          <table:table-cell table:style-name="ce16" office:value-type="float" office:value="0.023463" calcext:value-type="float">
            <text:p>0.0235</text:p>
          </table:table-cell>
          <table:table-cell table:style-name="ce15" office:value-type="float" office:value="288.044391" calcext:value-type="float">
            <text:p>288.0444</text:p>
          </table:table-cell>
          <table:table-cell table:style-name="ce15" office:value-type="float" office:value="0.055407" calcext:value-type="float">
            <text:p>0.055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6.6498" calcext:value-type="float">
            <text:p>286.6498</text:p>
          </table:table-cell>
          <table:table-cell table:style-name="ce18" office:value-type="float" office:value="0.054343" calcext:value-type="float">
            <text:p>0.0543</text:p>
          </table:table-cell>
          <table:table-cell table:style-name="ce28" office:value-type="float" office:value="275.4252" calcext:value-type="float">
            <text:p>275.4252</text:p>
          </table:table-cell>
          <table:table-cell table:style-name="ce28" office:value-type="float" office:value="0.0413906284" calcext:value-type="float">
            <text:p>0.0414</text:p>
          </table:table-cell>
          <table:table-cell table:style-name="ce20" office:value-type="float" office:value="283.6911" calcext:value-type="float">
            <text:p>283.6911</text:p>
          </table:table-cell>
          <table:table-cell table:style-name="ce20" office:value-type="float" office:value="0.0653715949" calcext:value-type="float">
            <text:p>0.0654</text:p>
          </table:table-cell>
          <table:table-cell table:style-name="ce20" office:value-type="float" office:value="287.419" calcext:value-type="float">
            <text:p>287.4190</text:p>
          </table:table-cell>
          <table:table-cell table:style-name="ce20" office:value-type="float" office:value="0.0724333576" calcext:value-type="float">
            <text:p>0.0724</text:p>
          </table:table-cell>
          <table:table-cell table:style-name="ce20" office:value-type="float" office:value="275.5067" calcext:value-type="float">
            <text:p>275.5067</text:p>
          </table:table-cell>
          <table:table-cell table:style-name="ce20" office:value-type="float" office:value="0.0475532442" calcext:value-type="float">
            <text:p>0.0476</text:p>
          </table:table-cell>
          <table:table-cell table:style-name="ce20" office:value-type="float" office:value="286.348" calcext:value-type="float">
            <text:p>286.3480</text:p>
          </table:table-cell>
          <table:table-cell table:style-name="ce20" office:value-type="float" office:value="0.0597678438" calcext:value-type="float">
            <text:p>0.0598</text:p>
          </table:table-cell>
          <table:table-cell table:style-name="ce20" office:value-type="float" office:value="275.7909" calcext:value-type="float">
            <text:p>275.7909</text:p>
          </table:table-cell>
          <table:table-cell table:style-name="ce20" office:value-type="float" office:value="0.0480125884" calcext:value-type="float">
            <text:p>0.0480</text:p>
          </table:table-cell>
          <table:table-cell table:style-name="ce20" office:value-type="float" office:value="284.701" calcext:value-type="float">
            <text:p>284.7010</text:p>
          </table:table-cell>
          <table:table-cell table:style-name="ce20" office:value-type="float" office:value="0.0700368967" calcext:value-type="float">
            <text:p>0.0700</text:p>
          </table:table-cell>
          <table:table-cell table:style-name="ce22" office:value-type="float" office:value="285.8733088858" calcext:value-type="float">
            <text:p>285.8733</text:p>
          </table:table-cell>
          <table:table-cell table:style-name="ce22" office:value-type="float" office:value="0.018282764181657" calcext:value-type="float">
            <text:p>0.0183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1469" calcext:value-type="float">
            <text:p>296.1469</text:p>
          </table:table-cell>
          <table:table-cell table:style-name="ce15" office:value-type="float" office:value="0.1619299258" calcext:value-type="float">
            <text:p>0.1619</text:p>
          </table:table-cell>
          <table:table-cell table:style-name="ce16" office:value-type="float" office:value="296.152377" calcext:value-type="float">
            <text:p>296.1524</text:p>
          </table:table-cell>
          <table:table-cell table:style-name="ce16" office:value-type="float" office:value="0.163082" calcext:value-type="float">
            <text:p>0.1631</text:p>
          </table:table-cell>
          <table:table-cell table:style-name="ce16" office:value-type="float" office:value="291.086465" calcext:value-type="float">
            <text:p>291.0865</text:p>
          </table:table-cell>
          <table:table-cell table:style-name="ce16" office:value-type="float" office:value="0.069706" calcext:value-type="float">
            <text:p>0.0697</text:p>
          </table:table-cell>
          <table:table-cell table:style-name="ce16" office:value-type="float" office:value="287.952365" calcext:value-type="float">
            <text:p>287.9524</text:p>
          </table:table-cell>
          <table:table-cell table:style-name="ce16" office:value-type="float" office:value="0.052784" calcext:value-type="float">
            <text:p>0.0528</text:p>
          </table:table-cell>
          <table:table-cell table:style-name="ce15" office:value-type="float" office:value="289.352493" calcext:value-type="float">
            <text:p>289.3525</text:p>
          </table:table-cell>
          <table:table-cell table:style-name="ce15" office:value-type="float" office:value="0.06832" calcext:value-type="float">
            <text:p>0.0683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1763" calcext:value-type="float">
            <text:p>288.1763</text:p>
          </table:table-cell>
          <table:table-cell table:style-name="ce18" office:value-type="float" office:value="0.070766" calcext:value-type="float">
            <text:p>0.0708</text:p>
          </table:table-cell>
          <table:table-cell table:style-name="ce28" office:value-type="float" office:value="276.653" calcext:value-type="float">
            <text:p>276.6530</text:p>
          </table:table-cell>
          <table:table-cell table:style-name="ce28" office:value-type="float" office:value="0.0373545395" calcext:value-type="float">
            <text:p>0.0374</text:p>
          </table:table-cell>
          <table:table-cell table:style-name="ce20" office:value-type="float" office:value="284.8515" calcext:value-type="float">
            <text:p>284.8515</text:p>
          </table:table-cell>
          <table:table-cell table:style-name="ce20" office:value-type="float" office:value="0.0768414802" calcext:value-type="float">
            <text:p>0.0768</text:p>
          </table:table-cell>
          <table:table-cell table:style-name="ce20" office:value-type="float" office:value="288.5164" calcext:value-type="float">
            <text:p>288.5164</text:p>
          </table:table-cell>
          <table:table-cell table:style-name="ce20" office:value-type="float" office:value="0.086988278" calcext:value-type="float">
            <text:p>0.0870</text:p>
          </table:table-cell>
          <table:table-cell table:style-name="ce20" office:value-type="float" office:value="276.7656" calcext:value-type="float">
            <text:p>276.7656</text:p>
          </table:table-cell>
          <table:table-cell table:style-name="ce20" office:value-type="float" office:value="0.0524395927" calcext:value-type="float">
            <text:p>0.0524</text:p>
          </table:table-cell>
          <table:table-cell table:style-name="ce20" office:value-type="float" office:value="287.7343" calcext:value-type="float">
            <text:p>287.7343</text:p>
          </table:table-cell>
          <table:table-cell table:style-name="ce20" office:value-type="float" office:value="0.0663434343" calcext:value-type="float">
            <text:p>0.0663</text:p>
          </table:table-cell>
          <table:table-cell table:style-name="ce20" office:value-type="float" office:value="277.05" calcext:value-type="float">
            <text:p>277.0500</text:p>
          </table:table-cell>
          <table:table-cell table:style-name="ce20" office:value-type="float" office:value="0.0540129288" calcext:value-type="float">
            <text:p>0.0540</text:p>
          </table:table-cell>
          <table:table-cell table:style-name="ce20" office:value-type="float" office:value="285.7682" calcext:value-type="float">
            <text:p>285.7682</text:p>
          </table:table-cell>
          <table:table-cell table:style-name="ce20" office:value-type="float" office:value="0.0842574003" calcext:value-type="float">
            <text:p>0.0843</text:p>
          </table:table-cell>
          <table:table-cell table:style-name="ce22" office:value-type="float" office:value="287.2985995022" calcext:value-type="float">
            <text:p>287.2986</text:p>
          </table:table-cell>
          <table:table-cell table:style-name="ce22" office:value-type="float" office:value="0.01824870074033" calcext:value-type="float">
            <text:p>0.018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2619" calcext:value-type="float">
            <text:p>297.2619</text:p>
          </table:table-cell>
          <table:table-cell table:style-name="ce15" office:value-type="float" office:value="0.1303213372" calcext:value-type="float">
            <text:p>0.1303</text:p>
          </table:table-cell>
          <table:table-cell table:style-name="ce16" office:value-type="float" office:value="297.267521" calcext:value-type="float">
            <text:p>297.2675</text:p>
          </table:table-cell>
          <table:table-cell table:style-name="ce16" office:value-type="float" office:value="0.131486" calcext:value-type="float">
            <text:p>0.1315</text:p>
          </table:table-cell>
          <table:table-cell table:style-name="ce15" office:value-type="float" office:value="292.646135" calcext:value-type="float">
            <text:p>292.6461</text:p>
          </table:table-cell>
          <table:table-cell table:style-name="ce15" office:value-type="float" office:value="0.086857" calcext:value-type="float">
            <text:p>0.0869</text:p>
          </table:table-cell>
          <table:table-cell table:style-name="ce49" office:value-type="float" office:value="289.718636" calcext:value-type="float">
            <text:p>289.7186</text:p>
          </table:table-cell>
          <table:table-cell table:style-name="ce49" office:value-type="float" office:value="0.070117" calcext:value-type="float">
            <text:p>0.0701</text:p>
          </table:table-cell>
          <table:table-cell table:style-name="ce15" office:value-type="float" office:value="290.825806" calcext:value-type="float">
            <text:p>290.8258</text:p>
          </table:table-cell>
          <table:table-cell table:style-name="ce16" office:value-type="float" office:value="0.081574" calcext:value-type="float">
            <text:p>0.0816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table:number-columns-repeated="2"/>
          <table:table-cell table:style-name="ce47" office:value-type="float" office:value="278.2792" calcext:value-type="float">
            <text:p>278.2792</text:p>
          </table:table-cell>
          <table:table-cell table:style-name="ce47" office:value-type="float" office:value="0.0303594145" calcext:value-type="float">
            <text:p>0.0304</text:p>
          </table:table-cell>
          <table:table-cell table:style-name="ce20" office:value-type="float" office:value="286.2231" calcext:value-type="float">
            <text:p>286.2231</text:p>
          </table:table-cell>
          <table:table-cell table:style-name="ce20" office:value-type="float" office:value="0.0911395369" calcext:value-type="float">
            <text:p>0.0911</text:p>
          </table:table-cell>
          <table:table-cell table:style-name="ce20" office:value-type="float" office:value="289.8255" calcext:value-type="float">
            <text:p>289.8255</text:p>
          </table:table-cell>
          <table:table-cell table:style-name="ce20" office:value-type="float" office:value="0.0977251561" calcext:value-type="float">
            <text:p>0.0977</text:p>
          </table:table-cell>
          <table:table-cell table:style-name="ce20" office:value-type="float" office:value="278.3884" calcext:value-type="float">
            <text:p>278.3884</text:p>
          </table:table-cell>
          <table:table-cell table:style-name="ce20" office:value-type="float" office:value="0.0695341496" calcext:value-type="float">
            <text:p>0.0695</text:p>
          </table:table-cell>
          <table:table-cell table:style-name="ce20" office:value-type="float" office:value="289.1947" calcext:value-type="float">
            <text:p>289.1947</text:p>
          </table:table-cell>
          <table:table-cell table:style-name="ce20" office:value-type="float" office:value="0.0824317129" calcext:value-type="float">
            <text:p>0.0824</text:p>
          </table:table-cell>
          <table:table-cell table:style-name="ce20" office:value-type="float" office:value="278.664" calcext:value-type="float">
            <text:p>278.6640</text:p>
          </table:table-cell>
          <table:table-cell table:style-name="ce20" office:value-type="float" office:value="0.0704595115" calcext:value-type="float">
            <text:p>0.0705</text:p>
          </table:table-cell>
          <table:table-cell table:style-name="ce20" office:value-type="float" office:value="287.0968" calcext:value-type="float">
            <text:p>287.0968</text:p>
          </table:table-cell>
          <table:table-cell table:style-name="ce20" office:value-type="float" office:value="0.0950719102" calcext:value-type="float">
            <text:p>0.0951</text:p>
          </table:table-cell>
          <table:table-cell table:style-name="ce22" office:value-type="float" office:value="288.8641394433" calcext:value-type="float">
            <text:p>288.8641</text:p>
          </table:table-cell>
          <table:table-cell table:style-name="ce22" office:value-type="float" office:value="0.020835324254131" calcext:value-type="float">
            <text:p>0.020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8_naphtalene</text:p>
          </table:table-cell>
          <table:table-cell table:style-name="ce2" office:value-type="string" calcext:value-type="string">
            <text:p>B1u</text:p>
          </table:table-cell>
          <table:table-cell table:style-name="ce43"/>
          <table:table-cell table:style-name="ce12"/>
          <table:table-cell table:style-name="ce13"/>
          <table:table-cell table:style-name="ce14"/>
          <table:table-cell table:style-name="ce15" office:value-type="float" office:value="295.2692" calcext:value-type="float">
            <text:p>295.2692</text:p>
          </table:table-cell>
          <table:table-cell table:style-name="ce15" office:value-type="float" office:value="0.2951144527" calcext:value-type="float">
            <text:p>0.2951</text:p>
          </table:table-cell>
          <table:table-cell table:style-name="ce16" office:value-type="float" office:value="295.273522" calcext:value-type="float">
            <text:p>295.2735</text:p>
          </table:table-cell>
          <table:table-cell table:style-name="ce16" office:value-type="float" office:value="0.296309" calcext:value-type="float">
            <text:p>0.2963</text:p>
          </table:table-cell>
          <table:table-cell table:style-name="ce16" office:value-type="float" office:value="288.024725" calcext:value-type="float">
            <text:p>288.0247</text:p>
          </table:table-cell>
          <table:table-cell table:style-name="ce16" office:value-type="float" office:value="0.171036" calcext:value-type="float">
            <text:p>0.1710</text:p>
          </table:table-cell>
          <table:table-cell table:style-name="ce16" office:value-type="float" office:value="284.773398" calcext:value-type="float">
            <text:p>284.7734</text:p>
          </table:table-cell>
          <table:table-cell table:style-name="ce16" office:value-type="float" office:value="0.145139" calcext:value-type="float">
            <text:p>0.1451</text:p>
          </table:table-cell>
          <table:table-cell table:style-name="ce15" office:value-type="float" office:value="287.199347" calcext:value-type="float">
            <text:p>287.1993</text:p>
          </table:table-cell>
          <table:table-cell table:style-name="ce16" office:value-type="float" office:value="0.197137" calcext:value-type="float">
            <text:p>0.1971</text:p>
          </table:table-cell>
          <table:table-cell table:style-name="ce175" table:formula="of:=287.0472" office:value-type="float" office:value="287.0472" calcext:value-type="float">
            <text:p>287.0472</text:p>
          </table:table-cell>
          <table:table-cell table:style-name="ce175" table:formula="of:=0.15696256" office:value-type="float" office:value="0.15696256" calcext:value-type="float">
            <text:p>0.1570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285.4989" calcext:value-type="float">
            <text:p>285.4989</text:p>
          </table:table-cell>
          <table:table-cell table:style-name="ce18" office:value-type="float" office:value="0.190658" calcext:value-type="float">
            <text:p>0.1907</text:p>
          </table:table-cell>
          <table:table-cell table:style-name="ce28" office:value-type="float" office:value="274.0271" calcext:value-type="float">
            <text:p>274.0271</text:p>
          </table:table-cell>
          <table:table-cell table:style-name="ce28" office:value-type="float" office:value="0.1126252112" calcext:value-type="float">
            <text:p>0.1126</text:p>
          </table:table-cell>
          <table:table-cell table:style-name="ce20" office:value-type="float" office:value="282.7752" calcext:value-type="float">
            <text:p>282.7752</text:p>
          </table:table-cell>
          <table:table-cell table:style-name="ce20" office:value-type="float" office:value="0.2081389156" calcext:value-type="float">
            <text:p>0.2081</text:p>
          </table:table-cell>
          <table:table-cell table:style-name="ce20" office:value-type="float" office:value="286.6157" calcext:value-type="float">
            <text:p>286.6157</text:p>
          </table:table-cell>
          <table:table-cell table:style-name="ce20" office:value-type="float" office:value="0.2306889152" calcext:value-type="float">
            <text:p>0.2307</text:p>
          </table:table-cell>
          <table:table-cell table:style-name="ce20" office:value-type="float" office:value="274.4363" calcext:value-type="float">
            <text:p>274.4363</text:p>
          </table:table-cell>
          <table:table-cell table:style-name="ce20" office:value-type="float" office:value="0.1515537987" calcext:value-type="float">
            <text:p>0.1516</text:p>
          </table:table-cell>
          <table:table-cell table:style-name="ce20" office:value-type="float" office:value="285.1602" calcext:value-type="float">
            <text:p>285.1602</text:p>
          </table:table-cell>
          <table:table-cell table:style-name="ce20" office:value-type="float" office:value="0.1690803603" calcext:value-type="float">
            <text:p>0.1691</text:p>
          </table:table-cell>
          <table:table-cell table:style-name="ce20" office:value-type="float" office:value="274.75" calcext:value-type="float">
            <text:p>274.7500</text:p>
          </table:table-cell>
          <table:table-cell table:style-name="ce20" office:value-type="float" office:value="0.1541764822" calcext:value-type="float">
            <text:p>0.1542</text:p>
          </table:table-cell>
          <table:table-cell table:style-name="ce20" office:value-type="float" office:value="283.9086" calcext:value-type="float">
            <text:p>283.9086</text:p>
          </table:table-cell>
          <table:table-cell table:style-name="ce20" office:value-type="float" office:value="0.2263063558" calcext:value-type="float">
            <text:p>0.2263</text:p>
          </table:table-cell>
          <table:table-cell table:style-name="ce22" office:value-type="float" office:value="284.40946193265" calcext:value-type="float">
            <text:p>284.4095</text:p>
          </table:table-cell>
          <table:table-cell table:style-name="ce22" office:value-type="float" office:value="0.044104659957888" calcext:value-type="float">
            <text:p>0.044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43"/>
          <table:table-cell table:style-name="ce12"/>
          <table:table-cell table:style-name="ce13"/>
          <table:table-cell table:style-name="ce14"/>
          <table:table-cell table:style-name="ce15" office:value-type="float" office:value="295.4031" calcext:value-type="float">
            <text:p>295.4031</text:p>
          </table:table-cell>
          <table:table-cell table:style-name="ce15" office:value-type="float" office:value="0.4567246365" calcext:value-type="float">
            <text:p>0.4567</text:p>
          </table:table-cell>
          <table:table-cell table:style-name="ce16" office:value-type="float" office:value="295.407556" calcext:value-type="float">
            <text:p>295.4076</text:p>
          </table:table-cell>
          <table:table-cell table:style-name="ce15" office:value-type="float" office:value="0.461774" calcext:value-type="float">
            <text:p>0.4618</text:p>
          </table:table-cell>
          <table:table-cell table:style-name="ce15" office:value-type="float" office:value="288.257047" calcext:value-type="float">
            <text:p>288.2570</text:p>
          </table:table-cell>
          <table:table-cell table:style-name="ce15" office:value-type="float" office:value="0.146683" calcext:value-type="float">
            <text:p>0.1467</text:p>
          </table:table-cell>
          <table:table-cell table:style-name="ce16" office:value-type="float" office:value="284.97562" calcext:value-type="float">
            <text:p>284.9756</text:p>
          </table:table-cell>
          <table:table-cell table:style-name="ce16" office:value-type="float" office:value="0.109598" calcext:value-type="float">
            <text:p>0.1096</text:p>
          </table:table-cell>
          <table:table-cell table:style-name="ce15" office:value-type="float" office:value="287.400154" calcext:value-type="float">
            <text:p>287.4002</text:p>
          </table:table-cell>
          <table:table-cell table:style-name="ce16" office:value-type="float" office:value="0.196165" calcext:value-type="float">
            <text:p>0.1962</text:p>
          </table:table-cell>
          <table:table-cell table:style-name="ce175" table:formula="of:=287.28379" office:value-type="float" office:value="287.28379" calcext:value-type="float">
            <text:p>287.2838</text:p>
          </table:table-cell>
          <table:table-cell table:style-name="ce175" table:formula="of:=0.13512799" office:value-type="float" office:value="0.13512799" calcext:value-type="float">
            <text:p>0.1351</text:p>
          </table:table-cell>
          <table:table-cell table:style-name="ce184" table:number-columns-repeated="2"/>
          <table:table-cell table:style-name="ce10" table:number-columns-repeated="2"/>
          <table:table-cell table:style-name="ce18" office:value-type="float" office:value="285.7165" calcext:value-type="float">
            <text:p>285.7165</text:p>
          </table:table-cell>
          <table:table-cell table:style-name="ce18" office:value-type="float" office:value="0.174541" calcext:value-type="float">
            <text:p>0.1745</text:p>
          </table:table-cell>
          <table:table-cell table:style-name="ce28" office:value-type="float" office:value="274.1759" calcext:value-type="float">
            <text:p>274.1759</text:p>
          </table:table-cell>
          <table:table-cell table:style-name="ce28" office:value-type="float" office:value="0.0779413049" calcext:value-type="float">
            <text:p>0.0779</text:p>
          </table:table-cell>
          <table:table-cell table:style-name="ce20" office:value-type="float" office:value="282.9805" calcext:value-type="float">
            <text:p>282.9805</text:p>
          </table:table-cell>
          <table:table-cell table:style-name="ce20" office:value-type="float" office:value="0.2356701861" calcext:value-type="float">
            <text:p>0.2357</text:p>
          </table:table-cell>
          <table:table-cell table:style-name="ce20" office:value-type="float" office:value="286.8065" calcext:value-type="float">
            <text:p>286.8065</text:p>
          </table:table-cell>
          <table:table-cell table:style-name="ce20" office:value-type="float" office:value="0.2743338014" calcext:value-type="float">
            <text:p>0.2743</text:p>
          </table:table-cell>
          <table:table-cell table:style-name="ce20" office:value-type="float" office:value="274.618" calcext:value-type="float">
            <text:p>274.6180</text:p>
          </table:table-cell>
          <table:table-cell table:style-name="ce20" office:value-type="float" office:value="0.1403832378" calcext:value-type="float">
            <text:p>0.1404</text:p>
          </table:table-cell>
          <table:table-cell table:style-name="ce20" office:value-type="float" office:value="285.3781" calcext:value-type="float">
            <text:p>285.3781</text:p>
          </table:table-cell>
          <table:table-cell table:style-name="ce20" office:value-type="float" office:value="0.1805204707" calcext:value-type="float">
            <text:p>0.1805</text:p>
          </table:table-cell>
          <table:table-cell table:style-name="ce20" office:value-type="float" office:value="274.9296" calcext:value-type="float">
            <text:p>274.9296</text:p>
          </table:table-cell>
          <table:table-cell table:style-name="ce20" office:value-type="float" office:value="0.1452590873" calcext:value-type="float">
            <text:p>0.1453</text:p>
          </table:table-cell>
          <table:table-cell table:style-name="ce20" office:value-type="float" office:value="284.1065" calcext:value-type="float">
            <text:p>284.1065</text:p>
          </table:table-cell>
          <table:table-cell table:style-name="ce20" office:value-type="float" office:value="0.2636246029" calcext:value-type="float">
            <text:p>0.2636</text:p>
          </table:table-cell>
          <table:table-cell table:style-name="ce22" office:value-type="float" office:value="284.58891723505" calcext:value-type="float">
            <text:p>284.5889</text:p>
          </table:table-cell>
          <table:table-cell table:style-name="ce22" office:value-type="float" office:value="0.031519894242024" calcext:value-type="float">
            <text:p>0.031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43"/>
          <table:table-cell table:style-name="ce12"/>
          <table:table-cell table:style-name="ce13"/>
          <table:table-cell table:style-name="ce14"/>
          <table:table-cell table:style-name="ce15" office:value-type="float" office:value="295.9074" calcext:value-type="float">
            <text:p>295.9074</text:p>
          </table:table-cell>
          <table:table-cell table:style-name="ce15" office:value-type="float" office:value="0.2433025062" calcext:value-type="float">
            <text:p>0.2433</text:p>
          </table:table-cell>
          <table:table-cell table:style-name="ce16" office:value-type="float" office:value="295.911916" calcext:value-type="float">
            <text:p>295.9119</text:p>
          </table:table-cell>
          <table:table-cell table:style-name="ce16" office:value-type="float" office:value="0.245762" calcext:value-type="float">
            <text:p>0.2458</text:p>
          </table:table-cell>
          <table:table-cell table:style-name="ce16" office:value-type="float" office:value="288.708033" calcext:value-type="float">
            <text:p>288.7080</text:p>
          </table:table-cell>
          <table:table-cell table:style-name="ce16" office:value-type="float" office:value="0.094742" calcext:value-type="float">
            <text:p>0.0947</text:p>
          </table:table-cell>
          <table:table-cell table:style-name="ce16" office:value-type="float" office:value="285.63057" calcext:value-type="float">
            <text:p>285.6306</text:p>
          </table:table-cell>
          <table:table-cell table:style-name="ce16" office:value-type="float" office:value="0.074705" calcext:value-type="float">
            <text:p>0.0747</text:p>
          </table:table-cell>
          <table:table-cell table:style-name="ce15" office:value-type="float" office:value="288.105717" calcext:value-type="float">
            <text:p>288.1057</text:p>
          </table:table-cell>
          <table:table-cell table:style-name="ce16" office:value-type="float" office:value="0.117964" calcext:value-type="float">
            <text:p>0.1180</text:p>
          </table:table-cell>
          <table:table-cell table:style-name="ce175" table:formula="of:=287.77809" office:value-type="float" office:value="287.77809" calcext:value-type="float">
            <text:p>287.7781</text:p>
          </table:table-cell>
          <table:table-cell table:style-name="ce175" table:formula="of:=0.08530381" office:value-type="float" office:value="0.08530381" calcext:value-type="float">
            <text:p>0.0853</text:p>
          </table:table-cell>
          <table:table-cell table:style-name="ce184"/>
          <table:table-cell table:style-name="ce182"/>
          <table:table-cell table:style-name="ce10" table:number-columns-repeated="2"/>
          <table:table-cell table:style-name="ce18" office:value-type="float" office:value="286.3183" calcext:value-type="float">
            <text:p>286.3183</text:p>
          </table:table-cell>
          <table:table-cell table:style-name="ce18" office:value-type="float" office:value="0.108642" calcext:value-type="float">
            <text:p>0.1086</text:p>
          </table:table-cell>
          <table:table-cell table:style-name="ce28" office:value-type="float" office:value="274.9202" calcext:value-type="float">
            <text:p>274.9202</text:p>
          </table:table-cell>
          <table:table-cell table:style-name="ce28" office:value-type="float" office:value="0.0579726569" calcext:value-type="float">
            <text:p>0.0580</text:p>
          </table:table-cell>
          <table:table-cell table:style-name="ce20" office:value-type="float" office:value="283.5769" calcext:value-type="float">
            <text:p>283.5769</text:p>
          </table:table-cell>
          <table:table-cell table:style-name="ce20" office:value-type="float" office:value="0.1340629305" calcext:value-type="float">
            <text:p>0.1341</text:p>
          </table:table-cell>
          <table:table-cell table:style-name="ce20" office:value-type="float" office:value="287.4129" calcext:value-type="float">
            <text:p>287.4129</text:p>
          </table:table-cell>
          <table:table-cell table:style-name="ce20" office:value-type="float" office:value="0.1526940879" calcext:value-type="float">
            <text:p>0.1527</text:p>
          </table:table-cell>
          <table:table-cell table:style-name="ce20" office:value-type="float" office:value="275.3159" calcext:value-type="float">
            <text:p>275.3159</text:p>
          </table:table-cell>
          <table:table-cell table:style-name="ce20" office:value-type="float" office:value="0.0871989665" calcext:value-type="float">
            <text:p>0.0872</text:p>
          </table:table-cell>
          <table:table-cell table:style-name="ce20" office:value-type="float" office:value="286.0277" calcext:value-type="float">
            <text:p>286.0277</text:p>
          </table:table-cell>
          <table:table-cell table:style-name="ce20" office:value-type="float" office:value="0.1075241031" calcext:value-type="float">
            <text:p>0.1075</text:p>
          </table:table-cell>
          <table:table-cell table:style-name="ce20" office:value-type="float" office:value="275.6315" calcext:value-type="float">
            <text:p>275.6315</text:p>
          </table:table-cell>
          <table:table-cell table:style-name="ce20" office:value-type="float" office:value="0.0895566848" calcext:value-type="float">
            <text:p>0.0896</text:p>
          </table:table-cell>
          <table:table-cell table:style-name="ce20" office:value-type="float" office:value="284.7081" calcext:value-type="float">
            <text:p>284.7081</text:p>
          </table:table-cell>
          <table:table-cell table:style-name="ce20" office:value-type="float" office:value="0.1485661219" calcext:value-type="float">
            <text:p>0.1486</text:p>
          </table:table-cell>
          <table:table-cell table:style-name="ce22" office:value-type="float" office:value="285.43342340085" calcext:value-type="float">
            <text:p>285.4334</text:p>
          </table:table-cell>
          <table:table-cell table:style-name="ce22" office:value-type="float" office:value="0.025587000143336" calcext:value-type="float">
            <text:p>0.025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9" calcext:value-type="float">
            <text:p>9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5.5191" calcext:value-type="float">
            <text:p>295.5191</text:p>
          </table:table-cell>
          <table:table-cell table:style-name="ce15" office:value-type="float" office:value="0.1099792051" calcext:value-type="float">
            <text:p>0.1100</text:p>
          </table:table-cell>
          <table:table-cell table:style-name="ce16" office:value-type="float" office:value="295.52431" calcext:value-type="float">
            <text:p>295.5243</text:p>
          </table:table-cell>
          <table:table-cell table:style-name="ce16" office:value-type="float" office:value="0.110933" calcext:value-type="float">
            <text:p>0.1109</text:p>
          </table:table-cell>
          <table:table-cell table:style-name="ce16" office:value-type="float" office:value="289.886105" calcext:value-type="float">
            <text:p>289.8861</text:p>
          </table:table-cell>
          <table:table-cell table:style-name="ce16" office:value-type="float" office:value="0.064524" calcext:value-type="float">
            <text:p>0.0645</text:p>
          </table:table-cell>
          <table:table-cell table:style-name="ce16" office:value-type="float" office:value="286.655185" calcext:value-type="float">
            <text:p>286.6552</text:p>
          </table:table-cell>
          <table:table-cell table:style-name="ce16" office:value-type="float" office:value="0.050734" calcext:value-type="float">
            <text:p>0.0507</text:p>
          </table:table-cell>
          <table:table-cell table:style-name="ce16" office:value-type="float" office:value="288.396645" calcext:value-type="float">
            <text:p>288.3966</text:p>
          </table:table-cell>
          <table:table-cell table:style-name="ce16" office:value-type="float" office:value="0.062601" calcext:value-type="float">
            <text:p>0.0626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002" calcext:value-type="float">
            <text:p>287.0020</text:p>
          </table:table-cell>
          <table:table-cell table:style-name="ce18" office:value-type="float" office:value="0.061759" calcext:value-type="float">
            <text:p>0.0618</text:p>
          </table:table-cell>
          <table:table-cell table:style-name="ce28" office:value-type="float" office:value="275.7414" calcext:value-type="float">
            <text:p>275.7414</text:p>
          </table:table-cell>
          <table:table-cell table:style-name="ce28" office:value-type="float" office:value="0.0401395297" calcext:value-type="float">
            <text:p>0.0401</text:p>
          </table:table-cell>
          <table:table-cell table:style-name="ce20" office:value-type="float" office:value="283.91" calcext:value-type="float">
            <text:p>283.9100</text:p>
          </table:table-cell>
          <table:table-cell table:style-name="ce20" office:value-type="float" office:value="0.0715054101" calcext:value-type="float">
            <text:p>0.0715</text:p>
          </table:table-cell>
          <table:table-cell table:style-name="ce20" office:value-type="float" office:value="287.5894" calcext:value-type="float">
            <text:p>287.5894</text:p>
          </table:table-cell>
          <table:table-cell table:style-name="ce20" office:value-type="float" office:value="0.0791639243" calcext:value-type="float">
            <text:p>0.0792</text:p>
          </table:table-cell>
          <table:table-cell table:style-name="ce20" office:value-type="float" office:value="275.8106" calcext:value-type="float">
            <text:p>275.8106</text:p>
          </table:table-cell>
          <table:table-cell table:style-name="ce20" office:value-type="float" office:value="0.0527466378" calcext:value-type="float">
            <text:p>0.0527</text:p>
          </table:table-cell>
          <table:table-cell table:style-name="ce20" office:value-type="float" office:value="286.657" calcext:value-type="float">
            <text:p>286.6570</text:p>
          </table:table-cell>
          <table:table-cell table:style-name="ce20" office:value-type="float" office:value="0.0641851977" calcext:value-type="float">
            <text:p>0.0642</text:p>
          </table:table-cell>
          <table:table-cell table:style-name="ce20" office:value-type="float" office:value="276.0896" calcext:value-type="float">
            <text:p>276.0896</text:p>
          </table:table-cell>
          <table:table-cell table:style-name="ce20" office:value-type="float" office:value="0.0533640307" calcext:value-type="float">
            <text:p>0.0534</text:p>
          </table:table-cell>
          <table:table-cell table:style-name="ce20" office:value-type="float" office:value="284.8702" calcext:value-type="float">
            <text:p>284.8702</text:p>
          </table:table-cell>
          <table:table-cell table:style-name="ce20" office:value-type="float" office:value="0.0767079833" calcext:value-type="float">
            <text:p>0.0767</text:p>
          </table:table-cell>
          <table:table-cell table:style-name="ce22" office:value-type="float" office:value="286.0950626523" calcext:value-type="float">
            <text:p>286.0951</text:p>
          </table:table-cell>
          <table:table-cell table:style-name="ce22" office:value-type="float" office:value="0.018239654960401" calcext:value-type="float">
            <text:p>0.0182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0491" calcext:value-type="float">
            <text:p>296.0491</text:p>
          </table:table-cell>
          <table:table-cell table:style-name="ce15" office:value-type="float" office:value="0.11663231" calcext:value-type="float">
            <text:p>0.1166</text:p>
          </table:table-cell>
          <table:table-cell table:style-name="ce16" office:value-type="float" office:value="296.054683" calcext:value-type="float">
            <text:p>296.0547</text:p>
          </table:table-cell>
          <table:table-cell table:style-name="ce16" office:value-type="float" office:value="0.11769" calcext:value-type="float">
            <text:p>0.1177</text:p>
          </table:table-cell>
          <table:table-cell table:style-name="ce16" office:value-type="float" office:value="290.497983" calcext:value-type="float">
            <text:p>290.4980</text:p>
          </table:table-cell>
          <table:table-cell table:style-name="ce16" office:value-type="float" office:value="0.070254" calcext:value-type="float">
            <text:p>0.0703</text:p>
          </table:table-cell>
          <table:table-cell table:style-name="ce16" office:value-type="float" office:value="287.470375" calcext:value-type="float">
            <text:p>287.4704</text:p>
          </table:table-cell>
          <table:table-cell table:style-name="ce16" office:value-type="float" office:value="0.054221" calcext:value-type="float">
            <text:p>0.0542</text:p>
          </table:table-cell>
          <table:table-cell table:style-name="ce16" office:value-type="float" office:value="289.215982" calcext:value-type="float">
            <text:p>289.2160</text:p>
          </table:table-cell>
          <table:table-cell table:style-name="ce16" office:value-type="float" office:value="0.037395" calcext:value-type="float">
            <text:p>0.037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office:value-type="float" office:value="287.7782" calcext:value-type="float">
            <text:p>287.7782</text:p>
          </table:table-cell>
          <table:table-cell table:style-name="ce10" office:value-type="float" office:value="0.070265" calcext:value-type="float">
            <text:p>0.0703</text:p>
          </table:table-cell>
          <table:table-cell table:style-name="ce28" office:value-type="float" office:value="275.7576" calcext:value-type="float">
            <text:p>275.7576</text:p>
          </table:table-cell>
          <table:table-cell table:style-name="ce28" office:value-type="float" office:value="0.0210334902" calcext:value-type="float">
            <text:p>0.0210</text:p>
          </table:table-cell>
          <table:table-cell table:style-name="ce20" office:value-type="float" office:value="284.3813" calcext:value-type="float">
            <text:p>284.3813</text:p>
          </table:table-cell>
          <table:table-cell table:style-name="ce20" office:value-type="float" office:value="0.0666910488" calcext:value-type="float">
            <text:p>0.0667</text:p>
          </table:table-cell>
          <table:table-cell table:style-name="ce20" office:value-type="float" office:value="288.0828" calcext:value-type="float">
            <text:p>288.0828</text:p>
          </table:table-cell>
          <table:table-cell table:style-name="ce20" office:value-type="float" office:value="0.0739680906" calcext:value-type="float">
            <text:p>0.0740</text:p>
          </table:table-cell>
          <table:table-cell table:style-name="ce20" office:value-type="float" office:value="276.21" calcext:value-type="float">
            <text:p>276.2100</text:p>
          </table:table-cell>
          <table:table-cell table:style-name="ce20" office:value-type="float" office:value="0.0448769328" calcext:value-type="float">
            <text:p>0.0449</text:p>
          </table:table-cell>
          <table:table-cell table:style-name="ce20" office:value-type="float" office:value="286.8574" calcext:value-type="float">
            <text:p>286.8574</text:p>
          </table:table-cell>
          <table:table-cell table:style-name="ce20" office:value-type="float" office:value="0.0282456137" calcext:value-type="float">
            <text:p>0.0282</text:p>
          </table:table-cell>
          <table:table-cell table:style-name="ce20" office:value-type="float" office:value="276.4827" calcext:value-type="float">
            <text:p>276.4827</text:p>
          </table:table-cell>
          <table:table-cell table:style-name="ce20" office:value-type="float" office:value="0.0480266696" calcext:value-type="float">
            <text:p>0.0480</text:p>
          </table:table-cell>
          <table:table-cell table:style-name="ce20" office:value-type="float" office:value="285.3709" calcext:value-type="float">
            <text:p>285.3709</text:p>
          </table:table-cell>
          <table:table-cell table:style-name="ce20" office:value-type="float" office:value="0.071280155" calcext:value-type="float">
            <text:p>0.0713</text:p>
          </table:table-cell>
          <table:table-cell table:style-name="ce22" office:value-type="float" office:value="286.2391788321" calcext:value-type="float">
            <text:p>286.2392</text:p>
          </table:table-cell>
          <table:table-cell table:style-name="ce22" office:value-type="float" office:value="0.007301230491514" calcext:value-type="float">
            <text:p>0.0073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2644" calcext:value-type="float">
            <text:p>296.2644</text:p>
          </table:table-cell>
          <table:table-cell table:style-name="ce15" office:value-type="float" office:value="0.1057693784" calcext:value-type="float">
            <text:p>0.1058</text:p>
          </table:table-cell>
          <table:table-cell table:style-name="ce16" office:value-type="float" office:value="296.269092" calcext:value-type="float">
            <text:p>296.2691</text:p>
          </table:table-cell>
          <table:table-cell table:style-name="ce16" office:value-type="float" office:value="0.106684" calcext:value-type="float">
            <text:p>0.1067</text:p>
          </table:table-cell>
          <table:table-cell table:style-name="ce16" office:value-type="float" office:value="290.335574" calcext:value-type="float">
            <text:p>290.3356</text:p>
          </table:table-cell>
          <table:table-cell table:style-name="ce16" office:value-type="float" office:value="0.05936" calcext:value-type="float">
            <text:p>0.0594</text:p>
          </table:table-cell>
          <table:table-cell table:style-name="ce16" office:value-type="float" office:value="286.94338" calcext:value-type="float">
            <text:p>286.9434</text:p>
          </table:table-cell>
          <table:table-cell table:style-name="ce16" office:value-type="float" office:value="0.047633" calcext:value-type="float">
            <text:p>0.0476</text:p>
          </table:table-cell>
          <table:table-cell table:style-name="ce16" office:value-type="float" office:value="289.215982" calcext:value-type="float">
            <text:p>289.2160</text:p>
          </table:table-cell>
          <table:table-cell table:style-name="ce16" office:value-type="float" office:value="0.058009" calcext:value-type="float">
            <text:p>0.058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4171" calcext:value-type="float">
            <text:p>287.4171</text:p>
          </table:table-cell>
          <table:table-cell table:style-name="ce18" office:value-type="float" office:value="0.046997" calcext:value-type="float">
            <text:p>0.0470</text:p>
          </table:table-cell>
          <table:table-cell table:style-name="ce28" office:value-type="float" office:value="276.1621" calcext:value-type="float">
            <text:p>276.1621</text:p>
          </table:table-cell>
          <table:table-cell table:style-name="ce28" office:value-type="float" office:value="0.0425135303" calcext:value-type="float">
            <text:p>0.0425</text:p>
          </table:table-cell>
          <table:table-cell table:style-name="ce20" office:value-type="float" office:value="284.5909" calcext:value-type="float">
            <text:p>284.5909</text:p>
          </table:table-cell>
          <table:table-cell table:style-name="ce20" office:value-type="float" office:value="0.0695610113" calcext:value-type="float">
            <text:p>0.0696</text:p>
          </table:table-cell>
          <table:table-cell table:style-name="ce20" office:value-type="float" office:value="288.2824" calcext:value-type="float">
            <text:p>288.2824</text:p>
          </table:table-cell>
          <table:table-cell table:style-name="ce20" office:value-type="float" office:value="0.0815460506" calcext:value-type="float">
            <text:p>0.0815</text:p>
          </table:table-cell>
          <table:table-cell table:style-name="ce20" office:value-type="float" office:value="276.2509" calcext:value-type="float">
            <text:p>276.2509</text:p>
          </table:table-cell>
          <table:table-cell table:style-name="ce20" office:value-type="float" office:value="0.0329280995" calcext:value-type="float">
            <text:p>0.0329</text:p>
          </table:table-cell>
          <table:table-cell table:style-name="ce20" office:value-type="float" office:value="287.0724" calcext:value-type="float">
            <text:p>287.0724</text:p>
          </table:table-cell>
          <table:table-cell table:style-name="ce20" office:value-type="float" office:value="0.0631572991" calcext:value-type="float">
            <text:p>0.0632</text:p>
          </table:table-cell>
          <table:table-cell table:style-name="ce20" office:value-type="float" office:value="276.5957" calcext:value-type="float">
            <text:p>276.5957</text:p>
          </table:table-cell>
          <table:table-cell table:style-name="ce20" office:value-type="float" office:value="0.0304676849" calcext:value-type="float">
            <text:p>0.0305</text:p>
          </table:table-cell>
          <table:table-cell table:style-name="ce20" office:value-type="float" office:value="285.563" calcext:value-type="float">
            <text:p>285.5630</text:p>
          </table:table-cell>
          <table:table-cell table:style-name="ce20" office:value-type="float" office:value="0.0804712897" calcext:value-type="float">
            <text:p>0.0805</text:p>
          </table:table-cell>
          <table:table-cell table:style-name="ce22" office:value-type="float" office:value="286.4940977525" calcext:value-type="float">
            <text:p>286.4941</text:p>
          </table:table-cell>
          <table:table-cell table:style-name="ce22" office:value-type="float" office:value="0.017965128402288" calcext:value-type="float">
            <text:p>0.018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7597" calcext:value-type="float">
            <text:p>296.7597</text:p>
          </table:table-cell>
          <table:table-cell table:style-name="ce15" office:value-type="float" office:value="0.1154950865" calcext:value-type="float">
            <text:p>0.1155</text:p>
          </table:table-cell>
          <table:table-cell table:style-name="ce16" office:value-type="float" office:value="296.764713" calcext:value-type="float">
            <text:p>296.7647</text:p>
          </table:table-cell>
          <table:table-cell table:style-name="ce16" office:value-type="float" office:value="0.11654" calcext:value-type="float">
            <text:p>0.1165</text:p>
          </table:table-cell>
          <table:table-cell table:style-name="ce16" office:value-type="float" office:value="290.679322" calcext:value-type="float">
            <text:p>290.6793</text:p>
          </table:table-cell>
          <table:table-cell table:style-name="ce16" office:value-type="float" office:value="0.062567" calcext:value-type="float">
            <text:p>0.0626</text:p>
          </table:table-cell>
          <table:table-cell table:style-name="ce16" office:value-type="float" office:value="287.579443" calcext:value-type="float">
            <text:p>287.5794</text:p>
          </table:table-cell>
          <table:table-cell table:style-name="ce16" office:value-type="float" office:value="0.050096" calcext:value-type="float">
            <text:p>0.0501</text:p>
          </table:table-cell>
          <table:table-cell table:style-name="ce16" office:value-type="float" office:value="289.552365" calcext:value-type="float">
            <text:p>289.5524</text:p>
          </table:table-cell>
          <table:table-cell table:style-name="ce16" office:value-type="float" office:value="0.066871" calcext:value-type="float">
            <text:p>0.0669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0248" calcext:value-type="float">
            <text:p>288.0248</text:p>
          </table:table-cell>
          <table:table-cell table:style-name="ce18" office:value-type="float" office:value="0.06533" calcext:value-type="float">
            <text:p>0.0653</text:p>
          </table:table-cell>
          <table:table-cell table:style-name="ce28" office:value-type="float" office:value="276.4021" calcext:value-type="float">
            <text:p>276.4021</text:p>
          </table:table-cell>
          <table:table-cell table:style-name="ce28" office:value-type="float" office:value="0.0457849087" calcext:value-type="float">
            <text:p>0.0458</text:p>
          </table:table-cell>
          <table:table-cell table:style-name="ce20" office:value-type="float" office:value="284.7788" calcext:value-type="float">
            <text:p>284.7788</text:p>
          </table:table-cell>
          <table:table-cell table:style-name="ce20" office:value-type="float" office:value="0.0576267255" calcext:value-type="float">
            <text:p>0.0576</text:p>
          </table:table-cell>
          <table:table-cell table:style-name="ce26" office:value-type="float" office:value="288.6969" calcext:value-type="float">
            <text:p>288.6969</text:p>
          </table:table-cell>
          <table:table-cell table:style-name="ce34" office:value-type="float" office:value="0.0134984397" calcext:value-type="float">
            <text:p>0.0135</text:p>
          </table:table-cell>
          <table:table-cell table:style-name="ce20" office:value-type="float" office:value="276.6178" calcext:value-type="float">
            <text:p>276.6178</text:p>
          </table:table-cell>
          <table:table-cell table:style-name="ce20" office:value-type="float" office:value="0.0605830566" calcext:value-type="float">
            <text:p>0.0606</text:p>
          </table:table-cell>
          <table:table-cell table:style-name="ce20" office:value-type="float" office:value="287.3056" calcext:value-type="float">
            <text:p>287.3056</text:p>
          </table:table-cell>
          <table:table-cell table:style-name="ce20" office:value-type="float" office:value="0.0768888386" calcext:value-type="float">
            <text:p>0.0769</text:p>
          </table:table-cell>
          <table:table-cell table:style-name="ce20" office:value-type="float" office:value="276.9132" calcext:value-type="float">
            <text:p>276.9132</text:p>
          </table:table-cell>
          <table:table-cell table:style-name="ce20" office:value-type="float" office:value="0.0620813946" calcext:value-type="float">
            <text:p>0.0621</text:p>
          </table:table-cell>
          <table:table-cell table:style-name="ce20" office:value-type="float" office:value="285.9964" calcext:value-type="float">
            <text:p>285.9964</text:p>
          </table:table-cell>
          <table:table-cell table:style-name="ce20" office:value-type="float" office:value="0.0536378476" calcext:value-type="float">
            <text:p>0.0536</text:p>
          </table:table-cell>
          <table:table-cell table:style-name="ce22" office:value-type="float" office:value="286.8639853994" calcext:value-type="float">
            <text:p>286.8640</text:p>
          </table:table-cell>
          <table:table-cell table:style-name="ce22" office:value-type="float" office:value="0.018904178248399" calcext:value-type="float">
            <text:p>0.018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0" calcext:value-type="float">
            <text:p>10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8076" calcext:value-type="float">
            <text:p>297.8076</text:p>
          </table:table-cell>
          <table:table-cell table:style-name="ce15" office:value-type="float" office:value="0.101210834" calcext:value-type="float">
            <text:p>0.1012</text:p>
          </table:table-cell>
          <table:table-cell table:style-name="ce16" office:value-type="float" office:value="297.811933" calcext:value-type="float">
            <text:p>297.8119</text:p>
          </table:table-cell>
          <table:table-cell table:style-name="ce16" office:value-type="float" office:value="0.102209" calcext:value-type="float">
            <text:p>0.1022</text:p>
          </table:table-cell>
          <table:table-cell table:style-name="ce16" office:value-type="float" office:value="289.703771" calcext:value-type="float">
            <text:p>289.7038</text:p>
          </table:table-cell>
          <table:table-cell table:style-name="ce16" office:value-type="float" office:value="0.019711" calcext:value-type="float">
            <text:p>0.0197</text:p>
          </table:table-cell>
          <table:table-cell table:style-name="ce16" office:value-type="float" office:value="286.48235" calcext:value-type="float">
            <text:p>286.4824</text:p>
          </table:table-cell>
          <table:table-cell table:style-name="ce16" office:value-type="float" office:value="0.023251" calcext:value-type="float">
            <text:p>0.0233</text:p>
          </table:table-cell>
          <table:table-cell table:style-name="ce16" office:value-type="float" office:value="289.256504" calcext:value-type="float">
            <text:p>289.2565</text:p>
          </table:table-cell>
          <table:table-cell table:style-name="ce16" office:value-type="float" office:value="0.080127" calcext:value-type="float">
            <text:p>0.0801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4421" calcext:value-type="float">
            <text:p>287.4421</text:p>
          </table:table-cell>
          <table:table-cell table:style-name="ce18" office:value-type="float" office:value="0.050582" calcext:value-type="float">
            <text:p>0.0506</text:p>
          </table:table-cell>
          <table:table-cell table:style-name="ce28" office:value-type="float" office:value="276.7192" calcext:value-type="float">
            <text:p>276.7192</text:p>
          </table:table-cell>
          <table:table-cell table:style-name="ce28" office:value-type="float" office:value="0.0384242397" calcext:value-type="float">
            <text:p>0.0384</text:p>
          </table:table-cell>
          <table:table-cell table:style-name="ce20" office:value-type="float" office:value="284.9763" calcext:value-type="float">
            <text:p>284.9763</text:p>
          </table:table-cell>
          <table:table-cell table:style-name="ce20" office:value-type="float" office:value="0.0789892865" calcext:value-type="float">
            <text:p>0.0790</text:p>
          </table:table-cell>
          <table:table-cell table:style-name="ce20" office:value-type="float" office:value="288.7128" calcext:value-type="float">
            <text:p>288.7128</text:p>
          </table:table-cell>
          <table:table-cell table:style-name="ce20" office:value-type="float" office:value="0.1361178827" calcext:value-type="float">
            <text:p>0.1361</text:p>
          </table:table-cell>
          <table:table-cell table:style-name="ce20" office:value-type="float" office:value="276.8896" calcext:value-type="float">
            <text:p>276.8896</text:p>
          </table:table-cell>
          <table:table-cell table:style-name="ce20" office:value-type="float" office:value="0.0556143702" calcext:value-type="float">
            <text:p>0.0556</text:p>
          </table:table-cell>
          <table:table-cell table:style-name="ce20" office:value-type="float" office:value="287.5851" calcext:value-type="float">
            <text:p>287.5851</text:p>
          </table:table-cell>
          <table:table-cell table:style-name="ce20" office:value-type="float" office:value="0.066200523" calcext:value-type="float">
            <text:p>0.0662</text:p>
          </table:table-cell>
          <table:table-cell table:style-name="ce20" office:value-type="float" office:value="277.1844" calcext:value-type="float">
            <text:p>277.1844</text:p>
          </table:table-cell>
          <table:table-cell table:style-name="ce20" office:value-type="float" office:value="0.0567230572" calcext:value-type="float">
            <text:p>0.0567</text:p>
          </table:table-cell>
          <table:table-cell table:style-name="ce20" office:value-type="float" office:value="286.0291" calcext:value-type="float">
            <text:p>286.0291</text:p>
          </table:table-cell>
          <table:table-cell table:style-name="ce20" office:value-type="float" office:value="0.0908559485" calcext:value-type="float">
            <text:p>0.0909</text:p>
          </table:table-cell>
          <table:table-cell table:style-name="ce22" office:value-type="float" office:value="287.1312457047" calcext:value-type="float">
            <text:p>287.1312</text:p>
          </table:table-cell>
          <table:table-cell table:style-name="ce22" office:value-type="float" office:value="0.014806351016187" calcext:value-type="float">
            <text:p>0.014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443" calcext:value-type="float">
            <text:p>296.4430</text:p>
          </table:table-cell>
          <table:table-cell table:style-name="ce15" office:value-type="float" office:value="0.1085761837" calcext:value-type="float">
            <text:p>0.1086</text:p>
          </table:table-cell>
          <table:table-cell table:style-name="ce16" office:value-type="float" office:value="296.448504" calcext:value-type="float">
            <text:p>296.4485</text:p>
          </table:table-cell>
          <table:table-cell table:style-name="ce16" office:value-type="float" office:value="0.109399" calcext:value-type="float">
            <text:p>0.1094</text:p>
          </table:table-cell>
          <table:table-cell table:style-name="ce161" office:value-type="float" office:value="291.449433" calcext:value-type="float">
            <text:p>291.4494</text:p>
          </table:table-cell>
          <table:table-cell table:style-name="ce161" office:value-type="float" office:value="0.074334" calcext:value-type="float">
            <text:p>0.0743</text:p>
          </table:table-cell>
          <table:table-cell table:style-name="ce161" office:value-type="float" office:value="288.388382" calcext:value-type="float">
            <text:p>288.3884</text:p>
          </table:table-cell>
          <table:table-cell table:style-name="ce161" office:value-type="float" office:value="0.058454" calcext:value-type="float">
            <text:p>0.0585</text:p>
          </table:table-cell>
          <table:table-cell table:style-name="ce16" table:number-columns-repeated="2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5141" calcext:value-type="float">
            <text:p>288.5141</text:p>
          </table:table-cell>
          <table:table-cell table:style-name="ce18" office:value-type="float" office:value="0.073201" calcext:value-type="float">
            <text:p>0.0732</text:p>
          </table:table-cell>
          <table:table-cell table:style-name="ce28" office:value-type="float" office:value="275.2342" calcext:value-type="float">
            <text:p>275.2342</text:p>
          </table:table-cell>
          <table:table-cell table:style-name="ce28" office:value-type="float" office:value="0.0097842257" calcext:value-type="float">
            <text:p>0.0098</text:p>
          </table:table-cell>
          <table:table-cell table:style-name="ce20" office:value-type="float" office:value="284.5088" calcext:value-type="float">
            <text:p>284.5088</text:p>
          </table:table-cell>
          <table:table-cell table:style-name="ce20" office:value-type="float" office:value="0.0504611696" calcext:value-type="float">
            <text:p>0.0505</text:p>
          </table:table-cell>
          <table:table-cell table:style-name="ce20" office:value-type="float" office:value="288.2212" calcext:value-type="float">
            <text:p>288.2212</text:p>
          </table:table-cell>
          <table:table-cell table:style-name="ce20" office:value-type="float" office:value="0.0716231098" calcext:value-type="float">
            <text:p>0.0716</text:p>
          </table:table-cell>
          <table:table-cell table:style-name="ce20" office:value-type="float" office:value="275.489" calcext:value-type="float">
            <text:p>275.4890</text:p>
          </table:table-cell>
          <table:table-cell table:style-name="ce20" office:value-type="float" office:value="0.0113967265" calcext:value-type="float">
            <text:p>0.0114</text:p>
          </table:table-cell>
          <table:table-cell table:style-name="ce20" office:value-type="float" office:value="286.7358" calcext:value-type="float">
            <text:p>286.7358</text:p>
          </table:table-cell>
          <table:table-cell table:style-name="ce20" office:value-type="float" office:value="0.0282165947" calcext:value-type="float">
            <text:p>0.0282</text:p>
          </table:table-cell>
          <table:table-cell table:style-name="ce20" office:value-type="float" office:value="275.7863" calcext:value-type="float">
            <text:p>275.7863</text:p>
          </table:table-cell>
          <table:table-cell table:style-name="ce20" office:value-type="float" office:value="0.0116930441" calcext:value-type="float">
            <text:p>0.0117</text:p>
          </table:table-cell>
          <table:table-cell table:style-name="ce20" office:value-type="float" office:value="285.5071" calcext:value-type="float">
            <text:p>285.5071</text:p>
          </table:table-cell>
          <table:table-cell table:style-name="ce20" office:value-type="float" office:value="0.0686097447" calcext:value-type="float">
            <text:p>0.0686</text:p>
          </table:table-cell>
          <table:table-cell table:style-name="ce22" office:value-type="float" office:value="285.7983588874" calcext:value-type="float">
            <text:p>285.7984</text:p>
          </table:table-cell>
          <table:table-cell table:style-name="ce22" office:value-type="float" office:value="0.005080937102675" calcext:value-type="float">
            <text:p>0.005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43" office:value-type="float" office:value="10" calcext:value-type="float">
            <text:p>10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5064" calcext:value-type="float">
            <text:p>296.5064</text:p>
          </table:table-cell>
          <table:table-cell table:style-name="ce15" office:value-type="float" office:value="0.1035196406" calcext:value-type="float">
            <text:p>0.1035</text:p>
          </table:table-cell>
          <table:table-cell table:style-name="ce16" office:value-type="float" office:value="296.511079" calcext:value-type="float">
            <text:p>296.5111</text:p>
          </table:table-cell>
          <table:table-cell table:style-name="ce16" office:value-type="float" office:value="0.104475" calcext:value-type="float">
            <text:p>0.1045</text:p>
          </table:table-cell>
          <table:table-cell table:style-name="ce161" office:value-type="float" office:value="290.418698" calcext:value-type="float">
            <text:p>290.4187</text:p>
          </table:table-cell>
          <table:table-cell table:style-name="ce161" office:value-type="float" office:value="0.057518" calcext:value-type="float">
            <text:p>0.0575</text:p>
          </table:table-cell>
          <table:table-cell table:style-name="ce161" office:value-type="float" office:value="286.979563" calcext:value-type="float">
            <text:p>286.9796</text:p>
          </table:table-cell>
          <table:table-cell table:style-name="ce161" office:value-type="float" office:value="0.045952" calcext:value-type="float">
            <text:p>0.0460</text:p>
          </table:table-cell>
          <table:table-cell table:style-name="ce16" table:number-columns-repeated="2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5013" calcext:value-type="float">
            <text:p>287.5013</text:p>
          </table:table-cell>
          <table:table-cell table:style-name="ce18" office:value-type="float" office:value="0.056746" calcext:value-type="float">
            <text:p>0.0567</text:p>
          </table:table-cell>
          <table:table-cell table:style-name="ce28" office:value-type="float" office:value="276.2752" calcext:value-type="float">
            <text:p>276.2752</text:p>
          </table:table-cell>
          <table:table-cell table:style-name="ce28" office:value-type="float" office:value="0.0417835336" calcext:value-type="float">
            <text:p>0.0418</text:p>
          </table:table-cell>
          <table:table-cell table:style-name="ce20" office:value-type="float" office:value="284.5263" calcext:value-type="float">
            <text:p>284.5263</text:p>
          </table:table-cell>
          <table:table-cell table:style-name="ce20" office:value-type="float" office:value="0.0477112392" calcext:value-type="float">
            <text:p>0.0477</text:p>
          </table:table-cell>
          <table:table-cell table:style-name="ce20" office:value-type="float" office:value="288.5339" calcext:value-type="float">
            <text:p>288.5339</text:p>
          </table:table-cell>
          <table:table-cell table:style-name="ce20" office:value-type="float" office:value="0.0376846907" calcext:value-type="float">
            <text:p>0.0377</text:p>
          </table:table-cell>
          <table:table-cell table:style-name="ce20" office:value-type="float" office:value="276.2822" calcext:value-type="float">
            <text:p>276.2822</text:p>
          </table:table-cell>
          <table:table-cell table:style-name="ce20" office:value-type="float" office:value="0.0472642844" calcext:value-type="float">
            <text:p>0.0473</text:p>
          </table:table-cell>
          <table:table-cell table:style-name="ce20" office:value-type="float" office:value="287.1905" calcext:value-type="float">
            <text:p>287.1905</text:p>
          </table:table-cell>
          <table:table-cell table:style-name="ce20" office:value-type="float" office:value="0.0621374367" calcext:value-type="float">
            <text:p>0.0621</text:p>
          </table:table-cell>
          <table:table-cell table:style-name="ce20" office:value-type="float" office:value="276.5518" calcext:value-type="float">
            <text:p>276.5518</text:p>
          </table:table-cell>
          <table:table-cell table:style-name="ce20" office:value-type="float" office:value="0.0474215016" calcext:value-type="float">
            <text:p>0.0474</text:p>
          </table:table-cell>
          <table:table-cell table:style-name="ce20" office:value-type="float" office:value="285.7668" calcext:value-type="float">
            <text:p>285.7668</text:p>
          </table:table-cell>
          <table:table-cell table:style-name="ce20" office:value-type="float" office:value="0.0346803709" calcext:value-type="float">
            <text:p>0.0347</text:p>
          </table:table-cell>
          <table:table-cell table:style-name="ce22" office:value-type="float" office:value="286.6035115425" calcext:value-type="float">
            <text:p>286.6035</text:p>
          </table:table-cell>
          <table:table-cell table:style-name="ce22" office:value-type="float" office:value="0.018035798461569" calcext:value-type="float">
            <text:p>0.0180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9" calcext:value-type="float">
            <text:p>9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7765" calcext:value-type="float">
            <text:p>296.7765</text:p>
          </table:table-cell>
          <table:table-cell table:style-name="ce15" office:value-type="float" office:value="0.0430533136" calcext:value-type="float">
            <text:p>0.0431</text:p>
          </table:table-cell>
          <table:table-cell table:style-name="ce16" office:value-type="float" office:value="296.781644" calcext:value-type="float">
            <text:p>296.7816</text:p>
          </table:table-cell>
          <table:table-cell table:style-name="ce16" office:value-type="float" office:value="0.043642" calcext:value-type="float">
            <text:p>0.0436</text:p>
          </table:table-cell>
          <table:table-cell table:style-name="ce161" office:value-type="float" office:value="290.653297" calcext:value-type="float">
            <text:p>290.6533</text:p>
          </table:table-cell>
          <table:table-cell table:style-name="ce161" office:value-type="float" office:value="0.058407" calcext:value-type="float">
            <text:p>0.0584</text:p>
          </table:table-cell>
          <table:table-cell table:style-name="ce161" office:value-type="float" office:value="287.47649" calcext:value-type="float">
            <text:p>287.4765</text:p>
          </table:table-cell>
          <table:table-cell table:style-name="ce161" office:value-type="float" office:value="0.046362" calcext:value-type="float">
            <text:p>0.0464</text:p>
          </table:table-cell>
          <table:table-cell table:style-name="ce16" table:number-columns-repeated="2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9637" calcext:value-type="float">
            <text:p>287.9637</text:p>
          </table:table-cell>
          <table:table-cell table:style-name="ce18" office:value-type="float" office:value="0.058809" calcext:value-type="float">
            <text:p>0.0588</text:p>
          </table:table-cell>
          <table:table-cell table:style-name="ce28" office:value-type="float" office:value="276.5611" calcext:value-type="float">
            <text:p>276.5611</text:p>
          </table:table-cell>
          <table:table-cell table:style-name="ce28" office:value-type="float" office:value="0.0382199682" calcext:value-type="float">
            <text:p>0.0382</text:p>
          </table:table-cell>
          <table:table-cell table:style-name="ce20" office:value-type="float" office:value="284.9423" calcext:value-type="float">
            <text:p>284.9423</text:p>
          </table:table-cell>
          <table:table-cell table:style-name="ce20" office:value-type="float" office:value="0.0677183928" calcext:value-type="float">
            <text:p>0.0677</text:p>
          </table:table-cell>
          <table:table-cell table:style-name="ce20" office:value-type="float" office:value="288.6806" calcext:value-type="float">
            <text:p>288.6806</text:p>
          </table:table-cell>
          <table:table-cell table:style-name="ce20" office:value-type="float" office:value="0.0738453233" calcext:value-type="float">
            <text:p>0.0738</text:p>
          </table:table-cell>
          <table:table-cell table:style-name="ce20" office:value-type="float" office:value="276.8028" calcext:value-type="float">
            <text:p>276.8028</text:p>
          </table:table-cell>
          <table:table-cell table:style-name="ce20" office:value-type="float" office:value="0.0499540514" calcext:value-type="float">
            <text:p>0.0500</text:p>
          </table:table-cell>
          <table:table-cell table:style-name="ce20" office:value-type="float" office:value="287.5168" calcext:value-type="float">
            <text:p>287.5168</text:p>
          </table:table-cell>
          <table:table-cell table:style-name="ce20" office:value-type="float" office:value="0.0609894191" calcext:value-type="float">
            <text:p>0.0610</text:p>
          </table:table-cell>
          <table:table-cell table:style-name="ce20" office:value-type="float" office:value="277.0998" calcext:value-type="float">
            <text:p>277.0998</text:p>
          </table:table-cell>
          <table:table-cell table:style-name="ce20" office:value-type="float" office:value="0.0518842294" calcext:value-type="float">
            <text:p>0.0519</text:p>
          </table:table-cell>
          <table:table-cell table:style-name="ce20" office:value-type="float" office:value="285.9737" calcext:value-type="float">
            <text:p>285.9737</text:p>
          </table:table-cell>
          <table:table-cell table:style-name="ce20" office:value-type="float" office:value="0.0700283631" calcext:value-type="float">
            <text:p>0.0700</text:p>
          </table:table-cell>
          <table:table-cell table:style-name="ce22" office:value-type="float" office:value="286.9875036794" calcext:value-type="float">
            <text:p>286.9875</text:p>
          </table:table-cell>
          <table:table-cell table:style-name="ce22" office:value-type="float" office:value="0.016618901498923" calcext:value-type="float">
            <text:p>0.0166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6.7965" calcext:value-type="float">
            <text:p>296.7965</text:p>
          </table:table-cell>
          <table:table-cell table:style-name="ce15" office:value-type="float" office:value="0.201568855" calcext:value-type="float">
            <text:p>0.2016</text:p>
          </table:table-cell>
          <table:table-cell table:style-name="ce16" office:value-type="float" office:value="296.801861" calcext:value-type="float">
            <text:p>296.8019</text:p>
          </table:table-cell>
          <table:table-cell table:style-name="ce16" office:value-type="float" office:value="0.20321" calcext:value-type="float">
            <text:p>0.2032</text:p>
          </table:table-cell>
          <table:table-cell table:style-name="ce161" office:value-type="float" office:value="291.795096" calcext:value-type="float">
            <text:p>291.7951</text:p>
          </table:table-cell>
          <table:table-cell table:style-name="ce161" office:value-type="float" office:value="0.083372" calcext:value-type="float">
            <text:p>0.0834</text:p>
          </table:table-cell>
          <table:table-cell table:style-name="ce161" office:value-type="float" office:value="288.746649" calcext:value-type="float">
            <text:p>288.7466</text:p>
          </table:table-cell>
          <table:table-cell table:style-name="ce161" office:value-type="float" office:value="0.066499" calcext:value-type="float">
            <text:p>0.0665</text:p>
          </table:table-cell>
          <table:table-cell table:style-name="ce16" table:number-columns-repeated="2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91" calcext:value-type="float">
            <text:p>288.9100</text:p>
          </table:table-cell>
          <table:table-cell table:style-name="ce18" office:value-type="float" office:value="0.077983" calcext:value-type="float">
            <text:p>0.0780</text:p>
          </table:table-cell>
          <table:table-cell table:style-name="ce28" office:value-type="float" office:value="277.1031" calcext:value-type="float">
            <text:p>277.1031</text:p>
          </table:table-cell>
          <table:table-cell table:style-name="ce28" office:value-type="float" office:value="0.0475022717" calcext:value-type="float">
            <text:p>0.0475</text:p>
          </table:table-cell>
          <table:table-cell table:style-name="ce20" office:value-type="float" office:value="285.1476" calcext:value-type="float">
            <text:p>285.1476</text:p>
          </table:table-cell>
          <table:table-cell table:style-name="ce20" office:value-type="float" office:value="0.0833049228" calcext:value-type="float">
            <text:p>0.0833</text:p>
          </table:table-cell>
          <table:table-cell table:style-name="ce20" office:value-type="float" office:value="288.8081" calcext:value-type="float">
            <text:p>288.8081</text:p>
          </table:table-cell>
          <table:table-cell table:style-name="ce20" office:value-type="float" office:value="0.0987622519" calcext:value-type="float">
            <text:p>0.0988</text:p>
          </table:table-cell>
          <table:table-cell table:style-name="ce20" office:value-type="float" office:value="277.1581" calcext:value-type="float">
            <text:p>277.1581</text:p>
          </table:table-cell>
          <table:table-cell table:style-name="ce20" office:value-type="float" office:value="0.0595365031" calcext:value-type="float">
            <text:p>0.0595</text:p>
          </table:table-cell>
          <table:table-cell table:style-name="ce20" office:value-type="float" office:value="288.0299" calcext:value-type="float">
            <text:p>288.0299</text:p>
          </table:table-cell>
          <table:table-cell table:style-name="ce20" office:value-type="float" office:value="0.0710962375" calcext:value-type="float">
            <text:p>0.0711</text:p>
          </table:table-cell>
          <table:table-cell table:style-name="ce20" office:value-type="float" office:value="277.4403" calcext:value-type="float">
            <text:p>277.4403</text:p>
          </table:table-cell>
          <table:table-cell table:style-name="ce20" office:value-type="float" office:value="0.0608616004" calcext:value-type="float">
            <text:p>0.0609</text:p>
          </table:table-cell>
          <table:table-cell table:style-name="ce20" office:value-type="float" office:value="286.0679" calcext:value-type="float">
            <text:p>286.0679</text:p>
          </table:table-cell>
          <table:table-cell table:style-name="ce20" office:value-type="float" office:value="0.0966020604" calcext:value-type="float">
            <text:p>0.0966</text:p>
          </table:table-cell>
          <table:table-cell table:style-name="ce22" office:value-type="float" office:value="287.6458274134" calcext:value-type="float">
            <text:p>287.6458</text:p>
          </table:table-cell>
          <table:table-cell table:style-name="ce22" office:value-type="float" office:value="0.022260495803266" calcext:value-type="float">
            <text:p>0.0223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1" calcext:value-type="float">
            <text:p>11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7.9144" calcext:value-type="float">
            <text:p>297.9144</text:p>
          </table:table-cell>
          <table:table-cell table:style-name="ce15" office:value-type="float" office:value="0.0925590588" calcext:value-type="float">
            <text:p>0.0926</text:p>
          </table:table-cell>
          <table:table-cell table:style-name="ce16" office:value-type="float" office:value="297.918364" calcext:value-type="float">
            <text:p>297.9184</text:p>
          </table:table-cell>
          <table:table-cell table:style-name="ce16" office:value-type="float" office:value="0.093452" calcext:value-type="float">
            <text:p>0.0935</text:p>
          </table:table-cell>
          <table:table-cell table:style-name="ce161" office:value-type="float" office:value="289.281686" calcext:value-type="float">
            <text:p>289.2817</text:p>
          </table:table-cell>
          <table:table-cell table:style-name="ce161" office:value-type="float" office:value="0.020901" calcext:value-type="float">
            <text:p>0.0209</text:p>
          </table:table-cell>
          <table:table-cell table:style-name="ce161" office:value-type="float" office:value="285.949071" calcext:value-type="float">
            <text:p>285.9491</text:p>
          </table:table-cell>
          <table:table-cell table:style-name="ce161" office:value-type="float" office:value="0.014416" calcext:value-type="float">
            <text:p>0.0144</text:p>
          </table:table-cell>
          <table:table-cell table:style-name="ce16" table:number-columns-repeated="2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7.0211" calcext:value-type="float">
            <text:p>287.0211</text:p>
          </table:table-cell>
          <table:table-cell table:style-name="ce18" office:value-type="float" office:value="0.024685" calcext:value-type="float">
            <text:p>0.0247</text:p>
          </table:table-cell>
          <table:table-cell table:style-name="ce28" office:value-type="float" office:value="277.7451" calcext:value-type="float">
            <text:p>277.7451</text:p>
          </table:table-cell>
          <table:table-cell table:style-name="ce28" office:value-type="float" office:value="0.0589129028" calcext:value-type="float">
            <text:p>0.0589</text:p>
          </table:table-cell>
          <table:table-cell table:style-name="ce20" office:value-type="float" office:value="285.6012" calcext:value-type="float">
            <text:p>285.6012</text:p>
          </table:table-cell>
          <table:table-cell table:style-name="ce20" office:value-type="float" office:value="0.0872871345" calcext:value-type="float">
            <text:p>0.0873</text:p>
          </table:table-cell>
          <table:table-cell table:style-name="ce20" office:value-type="float" office:value="289.2312" calcext:value-type="float">
            <text:p>289.2312</text:p>
          </table:table-cell>
          <table:table-cell table:style-name="ce20" office:value-type="float" office:value="0.0958960333" calcext:value-type="float">
            <text:p>0.0959</text:p>
          </table:table-cell>
          <table:table-cell table:style-name="ce20" office:value-type="float" office:value="277.7468" calcext:value-type="float">
            <text:p>277.7468</text:p>
          </table:table-cell>
          <table:table-cell table:style-name="ce20" office:value-type="float" office:value="0.068970708" calcext:value-type="float">
            <text:p>0.0690</text:p>
          </table:table-cell>
          <table:table-cell table:style-name="ce20" office:value-type="float" office:value="288.4701" calcext:value-type="float">
            <text:p>288.4701</text:p>
          </table:table-cell>
          <table:table-cell table:style-name="ce20" office:value-type="float" office:value="0.0781286415" calcext:value-type="float">
            <text:p>0.0781</text:p>
          </table:table-cell>
          <table:table-cell table:style-name="ce20" office:value-type="float" office:value="278.0212" calcext:value-type="float">
            <text:p>278.0212</text:p>
          </table:table-cell>
          <table:table-cell table:style-name="ce20" office:value-type="float" office:value="0.0683519282" calcext:value-type="float">
            <text:p>0.0684</text:p>
          </table:table-cell>
          <table:table-cell table:style-name="ce20" office:value-type="float" office:value="286.5111" calcext:value-type="float">
            <text:p>286.5111</text:p>
          </table:table-cell>
          <table:table-cell table:style-name="ce20" office:value-type="float" office:value="0.0935561845" calcext:value-type="float">
            <text:p>0.0936</text:p>
          </table:table-cell>
          <table:table-cell table:style-name="ce22" office:value-type="float" office:value="288.1169743711" calcext:value-type="float">
            <text:p>288.1170</text:p>
          </table:table-cell>
          <table:table-cell table:style-name="ce22" office:value-type="float" office:value="0.025529819877632" calcext:value-type="float">
            <text:p>0.025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41_perfluorodie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9-10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298.3927" calcext:value-type="float">
            <text:p>298.3927</text:p>
          </table:table-cell>
          <table:table-cell table:style-name="ce15" office:value-type="float" office:value="0.0410609618" calcext:value-type="float">
            <text:p>0.0411</text:p>
          </table:table-cell>
          <table:table-cell table:style-name="ce16" office:value-type="float" office:value="298.396851" calcext:value-type="float">
            <text:p>298.3969</text:p>
          </table:table-cell>
          <table:table-cell table:style-name="ce16" office:value-type="float" office:value="0.041385" calcext:value-type="float">
            <text:p>0.0414</text:p>
          </table:table-cell>
          <table:table-cell table:style-name="ce16" office:value-type="float" office:value="291.601422" calcext:value-type="float">
            <text:p>291.6014</text:p>
          </table:table-cell>
          <table:table-cell table:style-name="ce16" office:value-type="float" office:value="0.016389" calcext:value-type="float">
            <text:p>0.0164</text:p>
          </table:table-cell>
          <table:table-cell table:style-name="ce51" office:value-type="float" office:value="287.864341" calcext:value-type="float">
            <text:p>287.8643</text:p>
          </table:table-cell>
          <table:table-cell table:style-name="ce16" office:value-type="float" office:value="0.014171" calcext:value-type="float">
            <text:p>0.0142</text:p>
          </table:table-cell>
          <table:table-cell table:style-name="ce16" office:value-type="float" office:value="289.697106" calcext:value-type="float">
            <text:p>289.6971</text:p>
          </table:table-cell>
          <table:table-cell table:style-name="ce16" office:value-type="float" office:value="0.020409" calcext:value-type="float">
            <text:p>0.020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5569" calcext:value-type="float">
            <text:p>288.5569</text:p>
          </table:table-cell>
          <table:table-cell table:style-name="ce18" office:value-type="float" office:value="0.01938" calcext:value-type="float">
            <text:p>0.0194</text:p>
          </table:table-cell>
          <table:table-cell table:style-name="ce28" office:value-type="float" office:value="277.1299" calcext:value-type="float">
            <text:p>277.1299</text:p>
          </table:table-cell>
          <table:table-cell table:style-name="ce28" office:value-type="float" office:value="0.0447090805" calcext:value-type="float">
            <text:p>0.0447</text:p>
          </table:table-cell>
          <table:table-cell table:style-name="ce20" office:value-type="float" office:value="285.7776" calcext:value-type="float">
            <text:p>285.7776</text:p>
          </table:table-cell>
          <table:table-cell table:style-name="ce20" office:value-type="float" office:value="0.022528843" calcext:value-type="float">
            <text:p>0.0225</text:p>
          </table:table-cell>
          <table:table-cell table:style-name="ce20" office:value-type="float" office:value="289.6238" calcext:value-type="float">
            <text:p>289.6238</text:p>
          </table:table-cell>
          <table:table-cell table:style-name="ce20" office:value-type="float" office:value="0.0265215557" calcext:value-type="float">
            <text:p>0.0265</text:p>
          </table:table-cell>
          <table:table-cell table:style-name="ce20" office:value-type="float" office:value="277.2188" calcext:value-type="float">
            <text:p>277.2188</text:p>
          </table:table-cell>
          <table:table-cell table:style-name="ce20" office:value-type="float" office:value="0.0560979419" calcext:value-type="float">
            <text:p>0.0561</text:p>
          </table:table-cell>
          <table:table-cell table:style-name="ce20" office:value-type="float" office:value="288.3982" calcext:value-type="float">
            <text:p>288.3982</text:p>
          </table:table-cell>
          <table:table-cell table:style-name="ce20" office:value-type="float" office:value="0.0166613495" calcext:value-type="float">
            <text:p>0.0167</text:p>
          </table:table-cell>
          <table:table-cell table:style-name="ce115" office:value-type="float" office:value="277.4974" calcext:value-type="float">
            <text:p>277.4974</text:p>
          </table:table-cell>
          <table:table-cell table:style-name="ce115" office:value-type="float" office:value="0.0569137853" calcext:value-type="float">
            <text:p>0.0569</text:p>
          </table:table-cell>
          <table:table-cell table:style-name="ce20" office:value-type="float" office:value="286.8397" calcext:value-type="float">
            <text:p>286.8397</text:p>
          </table:table-cell>
          <table:table-cell table:style-name="ce20" office:value-type="float" office:value="0.0252933438" calcext:value-type="float">
            <text:p>0.0253</text:p>
          </table:table-cell>
          <table:table-cell table:style-name="ce22" office:value-type="float" office:value="287.5863817371" calcext:value-type="float">
            <text:p>287.5864</text:p>
          </table:table-cell>
          <table:table-cell table:style-name="ce22" office:value-type="float" office:value="0.027090869924696" calcext:value-type="float">
            <text:p>0.027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(pairs due to symmetry)</text:p>
          </table:table-cell>
          <table:table-cell table:style-name="ce2" office:value-type="string" calcext:value-type="string">
            <text:p>B</text:p>
          </table:table-cell>
          <table:table-cell table:style-name="ce29" office:value-type="string" calcext:value-type="string">
            <text:p>9-10</text:p>
          </table:table-cell>
          <table:table-cell table:style-name="ce30"/>
          <table:table-cell table:style-name="ce13"/>
          <table:table-cell table:style-name="ce14"/>
          <table:table-cell table:style-name="ce15" office:value-type="float" office:value="298.4141" calcext:value-type="float">
            <text:p>298.4141</text:p>
          </table:table-cell>
          <table:table-cell table:style-name="ce15" office:value-type="float" office:value="0.1377792478" calcext:value-type="float">
            <text:p>0.1378</text:p>
          </table:table-cell>
          <table:table-cell table:style-name="ce16" office:value-type="float" office:value="298.41847" calcext:value-type="float">
            <text:p>298.4185</text:p>
          </table:table-cell>
          <table:table-cell table:style-name="ce16" office:value-type="float" office:value="0.138893" calcext:value-type="float">
            <text:p>0.1389</text:p>
          </table:table-cell>
          <table:table-cell table:style-name="ce16" office:value-type="float" office:value="291.627584" calcext:value-type="float">
            <text:p>291.6276</text:p>
          </table:table-cell>
          <table:table-cell table:style-name="ce16" office:value-type="float" office:value="0.074344" calcext:value-type="float">
            <text:p>0.0743</text:p>
          </table:table-cell>
          <table:table-cell table:style-name="ce51" office:value-type="float" office:value="287.885656" calcext:value-type="float">
            <text:p>287.8857</text:p>
          </table:table-cell>
          <table:table-cell table:style-name="ce16" office:value-type="float" office:value="0.05745" calcext:value-type="float">
            <text:p>0.0575</text:p>
          </table:table-cell>
          <table:table-cell table:style-name="ce16" office:value-type="float" office:value="289.71638" calcext:value-type="float">
            <text:p>289.7164</text:p>
          </table:table-cell>
          <table:table-cell table:style-name="ce16" office:value-type="float" office:value="0.072224" calcext:value-type="float">
            <text:p>0.072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88.578" calcext:value-type="float">
            <text:p>288.5780</text:p>
          </table:table-cell>
          <table:table-cell table:style-name="ce18" office:value-type="float" office:value="0.072999" calcext:value-type="float">
            <text:p>0.0730</text:p>
          </table:table-cell>
          <table:table-cell table:style-name="ce28" office:value-type="float" office:value="277.9487" calcext:value-type="float">
            <text:p>277.9487</text:p>
          </table:table-cell>
          <table:table-cell table:style-name="ce28" office:value-type="float" office:value="0.0294115855" calcext:value-type="float">
            <text:p>0.0294</text:p>
          </table:table-cell>
          <table:table-cell table:style-name="ce20" office:value-type="float" office:value="285.7965" calcext:value-type="float">
            <text:p>285.7965</text:p>
          </table:table-cell>
          <table:table-cell table:style-name="ce20" office:value-type="float" office:value="0.0839928596" calcext:value-type="float">
            <text:p>0.0840</text:p>
          </table:table-cell>
          <table:table-cell table:style-name="ce20" office:value-type="float" office:value="289.6426" calcext:value-type="float">
            <text:p>289.6426</text:p>
          </table:table-cell>
          <table:table-cell table:style-name="ce20" office:value-type="float" office:value="0.0941747429" calcext:value-type="float">
            <text:p>0.0942</text:p>
          </table:table-cell>
          <table:table-cell table:style-name="ce20" office:value-type="float" office:value="278.3628" calcext:value-type="float">
            <text:p>278.3628</text:p>
          </table:table-cell>
          <table:table-cell table:style-name="ce20" office:value-type="float" office:value="0.0332608937" calcext:value-type="float">
            <text:p>0.0333</text:p>
          </table:table-cell>
          <table:table-cell table:style-name="ce20" office:value-type="float" office:value="289.5652" calcext:value-type="float">
            <text:p>289.5652</text:p>
          </table:table-cell>
          <table:table-cell table:style-name="ce20" office:value-type="float" office:value="0.0448886957" calcext:value-type="float">
            <text:p>0.0449</text:p>
          </table:table-cell>
          <table:table-cell table:style-name="ce115" office:value-type="float" office:value="278.6678" calcext:value-type="float">
            <text:p>278.6678</text:p>
          </table:table-cell>
          <table:table-cell table:style-name="ce115" office:value-type="float" office:value="0.0115336394" calcext:value-type="float">
            <text:p>0.0115</text:p>
          </table:table-cell>
          <table:table-cell table:style-name="ce20" office:value-type="float" office:value="286.8581" calcext:value-type="float">
            <text:p>286.8581</text:p>
          </table:table-cell>
          <table:table-cell table:style-name="ce20" office:value-type="float" office:value="0.0900710381" calcext:value-type="float">
            <text:p>0.0901</text:p>
          </table:table-cell>
          <table:table-cell table:style-name="ce22" office:value-type="float" office:value="288.50138435265" calcext:value-type="float">
            <text:p>288.5014</text:p>
          </table:table-cell>
          <table:table-cell table:style-name="ce22" office:value-type="float" office:value="0.018547551301624" calcext:value-type="float">
            <text:p>0.018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9" office:value-type="string" calcext:value-type="string">
            <text:p>7-8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298.9394" calcext:value-type="float">
            <text:p>298.9394</text:p>
          </table:table-cell>
          <table:table-cell table:style-name="ce15" office:value-type="float" office:value="0.0538622931" calcext:value-type="float">
            <text:p>0.0539</text:p>
          </table:table-cell>
          <table:table-cell table:style-name="ce16" office:value-type="float" office:value="298.944433" calcext:value-type="float">
            <text:p>298.9444</text:p>
          </table:table-cell>
          <table:table-cell table:style-name="ce16" office:value-type="float" office:value="0.054366" calcext:value-type="float">
            <text:p>0.0544</text:p>
          </table:table-cell>
          <table:table-cell table:style-name="ce16" office:value-type="float" office:value="293.586564" calcext:value-type="float">
            <text:p>293.5866</text:p>
          </table:table-cell>
          <table:table-cell table:style-name="ce16" office:value-type="float" office:value="0.037426" calcext:value-type="float">
            <text:p>0.0374</text:p>
          </table:table-cell>
          <table:table-cell table:style-name="ce51" office:value-type="float" office:value="289.882878" calcext:value-type="float">
            <text:p>289.8829</text:p>
          </table:table-cell>
          <table:table-cell table:style-name="ce16" office:value-type="float" office:value="0.028872" calcext:value-type="float">
            <text:p>0.0289</text:p>
          </table:table-cell>
          <table:table-cell table:style-name="ce16" office:value-type="float" office:value="291.199878" calcext:value-type="float">
            <text:p>291.1999</text:p>
          </table:table-cell>
          <table:table-cell table:style-name="ce16" office:value-type="float" office:value="0.031264" calcext:value-type="float">
            <text:p>0.0313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90.3511" calcext:value-type="float">
            <text:p>290.3511</text:p>
          </table:table-cell>
          <table:table-cell table:style-name="ce18" office:value-type="float" office:value="0.035169" calcext:value-type="float">
            <text:p>0.0352</text:p>
          </table:table-cell>
          <table:table-cell table:style-name="ce28" office:value-type="float" office:value="279.0831" calcext:value-type="float">
            <text:p>279.0831</text:p>
          </table:table-cell>
          <table:table-cell table:style-name="ce28" office:value-type="float" office:value="0.0757361873" calcext:value-type="float">
            <text:p>0.0757</text:p>
          </table:table-cell>
          <table:table-cell table:style-name="ce115" office:value-type="float" office:value="287.1708" calcext:value-type="float">
            <text:p>287.1708</text:p>
          </table:table-cell>
          <table:table-cell table:style-name="ce115" office:value-type="float" office:value="0.118041196" calcext:value-type="float">
            <text:p>0.1180</text:p>
          </table:table-cell>
          <table:table-cell table:style-name="ce20" office:value-type="float" office:value="290.8836" calcext:value-type="float">
            <text:p>290.8836</text:p>
          </table:table-cell>
          <table:table-cell table:style-name="ce20" office:value-type="float" office:value="0.0399055466" calcext:value-type="float">
            <text:p>0.0399</text:p>
          </table:table-cell>
          <table:table-cell table:style-name="ce20" office:value-type="float" office:value="279.1699" calcext:value-type="float">
            <text:p>279.1699</text:p>
          </table:table-cell>
          <table:table-cell table:style-name="ce20" office:value-type="float" office:value="0.0924630865" calcext:value-type="float">
            <text:p>0.0925</text:p>
          </table:table-cell>
          <table:table-cell table:style-name="ce20" office:value-type="float" office:value="289.8852" calcext:value-type="float">
            <text:p>289.8852</text:p>
          </table:table-cell>
          <table:table-cell table:style-name="ce20" office:value-type="float" office:value="0.0382774719" calcext:value-type="float">
            <text:p>0.0383</text:p>
          </table:table-cell>
          <table:table-cell table:style-name="ce115" office:value-type="float" office:value="278.6843" calcext:value-type="float">
            <text:p>278.6843</text:p>
          </table:table-cell>
          <table:table-cell table:style-name="ce115" office:value-type="float" office:value="0.0335954541" calcext:value-type="float">
            <text:p>0.0336</text:p>
          </table:table-cell>
          <table:table-cell table:style-name="ce20" office:value-type="float" office:value="288.1629" calcext:value-type="float">
            <text:p>288.1629</text:p>
          </table:table-cell>
          <table:table-cell table:style-name="ce20" office:value-type="float" office:value="0.0384420893" calcext:value-type="float">
            <text:p>0.0384</text:p>
          </table:table-cell>
          <table:table-cell table:style-name="ce22" office:value-type="float" office:value="289.27811303495" calcext:value-type="float">
            <text:p>289.2781</text:p>
          </table:table-cell>
          <table:table-cell table:style-name="ce22" office:value-type="float" office:value="0.04654370774142" calcext:value-type="float">
            <text:p>0.0465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9" office:value-type="string" calcext:value-type="string">
            <text:p>7-8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298.9401" calcext:value-type="float">
            <text:p>298.9401</text:p>
          </table:table-cell>
          <table:table-cell table:style-name="ce15" office:value-type="float" office:value="0.1756017229" calcext:value-type="float">
            <text:p>0.1756</text:p>
          </table:table-cell>
          <table:table-cell table:style-name="ce16" office:value-type="float" office:value="298.945192" calcext:value-type="float">
            <text:p>298.9452</text:p>
          </table:table-cell>
          <table:table-cell table:style-name="ce16" office:value-type="float" office:value="0.177254" calcext:value-type="float">
            <text:p>0.1773</text:p>
          </table:table-cell>
          <table:table-cell table:style-name="ce16" office:value-type="float" office:value="293.586902" calcext:value-type="float">
            <text:p>293.5869</text:p>
          </table:table-cell>
          <table:table-cell table:style-name="ce16" office:value-type="float" office:value="0.11183" calcext:value-type="float">
            <text:p>0.1118</text:p>
          </table:table-cell>
          <table:table-cell table:style-name="ce51" office:value-type="float" office:value="289.883142" calcext:value-type="float">
            <text:p>289.8831</text:p>
          </table:table-cell>
          <table:table-cell table:style-name="ce16" office:value-type="float" office:value="0.086197" calcext:value-type="float">
            <text:p>0.0862</text:p>
          </table:table-cell>
          <table:table-cell table:style-name="ce16" office:value-type="float" office:value="291.200315" calcext:value-type="float">
            <text:p>291.2003</text:p>
          </table:table-cell>
          <table:table-cell table:style-name="ce16" office:value-type="float" office:value="0.100393" calcext:value-type="float">
            <text:p>0.100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290.3514" calcext:value-type="float">
            <text:p>290.3514</text:p>
          </table:table-cell>
          <table:table-cell table:style-name="ce18" office:value-type="float" office:value="0.105309" calcext:value-type="float">
            <text:p>0.1053</text:p>
          </table:table-cell>
          <table:table-cell table:style-name="ce114" office:value-type="float" office:value="280.48" calcext:value-type="float">
            <text:p>280.4800</text:p>
          </table:table-cell>
          <table:table-cell table:style-name="ce114" office:value-type="float" office:value="0.0225503458" calcext:value-type="float">
            <text:p>0.0226</text:p>
          </table:table-cell>
          <table:table-cell table:style-name="ce115" office:value-type="float" office:value="287.1715" calcext:value-type="float">
            <text:p>287.1715</text:p>
          </table:table-cell>
          <table:table-cell table:style-name="ce115" office:value-type="float" office:value="0.0663460865" calcext:value-type="float">
            <text:p>0.0663</text:p>
          </table:table-cell>
          <table:table-cell table:style-name="ce20" office:value-type="float" office:value="290.8842" calcext:value-type="float">
            <text:p>290.8842</text:p>
          </table:table-cell>
          <table:table-cell table:style-name="ce20" office:value-type="float" office:value="0.1295643197" calcext:value-type="float">
            <text:p>0.1296</text:p>
          </table:table-cell>
          <table:table-cell table:style-name="ce20" office:value-type="float" office:value="281.3134" calcext:value-type="float">
            <text:p>281.3134</text:p>
          </table:table-cell>
          <table:table-cell table:style-name="ce20" office:value-type="float" office:value="0.0455889166" calcext:value-type="float">
            <text:p>0.0456</text:p>
          </table:table-cell>
          <table:table-cell table:style-name="ce20" office:value-type="float" office:value="292.2182" calcext:value-type="float">
            <text:p>292.2182</text:p>
          </table:table-cell>
          <table:table-cell table:style-name="ce20" office:value-type="float" office:value="0.0481805685" calcext:value-type="float">
            <text:p>0.0482</text:p>
          </table:table-cell>
          <table:table-cell table:style-name="ce115" office:value-type="float" office:value="279.4577" calcext:value-type="float">
            <text:p>279.4577</text:p>
          </table:table-cell>
          <table:table-cell table:style-name="ce115" office:value-type="float" office:value="0.0306851443" calcext:value-type="float">
            <text:p>0.0307</text:p>
          </table:table-cell>
          <table:table-cell table:style-name="ce20" office:value-type="float" office:value="288.1635" calcext:value-type="float">
            <text:p>288.1635</text:p>
          </table:table-cell>
          <table:table-cell table:style-name="ce20" office:value-type="float" office:value="0.1263827148" calcext:value-type="float">
            <text:p>0.1264</text:p>
          </table:table-cell>
          <table:table-cell table:style-name="ce22" office:value-type="float" office:value="290.5701015443" calcext:value-type="float">
            <text:p>290.5701</text:p>
          </table:table-cell>
          <table:table-cell table:style-name="ce22" office:value-type="float" office:value="0.028677305379292" calcext:value-type="float">
            <text:p>0.028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style-name="ce13"/>
          <table:table-cell table:style-name="ce23"/>
          <table:table-cell table:style-name="ce15" table:number-columns-repeated="2"/>
          <table:table-cell table:style-name="ce16" table:number-columns-repeated="8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table:number-columns-repeated="2"/>
          <table:table-cell table:style-name="ce19" table:number-columns-repeated="2"/>
          <table:table-cell table:style-name="ce17" table:number-columns-repeated="6"/>
          <table:table-cell table:style-name="ce19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 table:number-rows-repeated="2">
          <table:table-cell table:number-columns-repeated="2"/>
          <table:table-cell table:style-name="ce29"/>
          <table:table-cell table:style-name="ce12"/>
          <table:table-cell table:style-name="ce13"/>
          <table:table-cell table:style-name="ce14"/>
          <table:table-cell table:style-name="ce15" table:number-columns-repeated="2"/>
          <table:table-cell table:style-name="ce16" table:number-columns-repeated="8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table:number-columns-repeated="2"/>
          <table:table-cell table:style-name="ce19" table:number-columns-repeated="2"/>
          <table:table-cell table:style-name="ce17" table:number-columns-repeated="6"/>
          <table:table-cell table:style-name="ce19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6" office:value-type="string" calcext:value-type="string">
            <text:p>N_edge</text:p>
          </table:table-cell>
          <table:table-cell table:style-name="ce6"/>
          <table:table-cell table:style-name="ce52"/>
          <table:table-cell table:style-name="ce53"/>
          <table:table-cell table:style-name="ce54"/>
          <table:table-cell table:style-name="ce55"/>
          <table:table-cell table:style-name="ce56" table:number-columns-repeated="10"/>
          <table:table-cell table:style-name="ce176" table:number-columns-repeated="2"/>
          <table:table-cell table:style-name="ce185" table:number-columns-repeated="2"/>
          <table:table-cell table:style-name="ce9" table:number-columns-repeated="2"/>
          <table:table-cell table:style-name="ce58" table:number-columns-repeated="2"/>
          <table:table-cell table:style-name="ce59" table:number-columns-repeated="2"/>
          <table:table-cell table:style-name="ce57" table:number-columns-repeated="6"/>
          <table:table-cell table:style-name="ce59" table:number-columns-repeated="2"/>
          <table:table-cell table:style-name="ce9" table:number-columns-repeated="4"/>
          <table:table-cell table:style-name="ce5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00.6" calcext:value-type="float">
            <text:p>400.60</text:p>
          </table:table-cell>
          <table:table-cell table:style-name="ce13"/>
          <table:table-cell table:style-name="ce14" office:value-type="string" calcext:value-type="string">
            <text:p>cumulantXray2019</text:p>
          </table:table-cell>
          <table:table-cell table:style-name="ce15" office:value-type="float" office:value="411.9913" calcext:value-type="float">
            <text:p>411.9913</text:p>
          </table:table-cell>
          <table:table-cell table:style-name="ce15" office:value-type="float" office:value="0.0943458567" calcext:value-type="float">
            <text:p>0.0943</text:p>
          </table:table-cell>
          <table:table-cell table:style-name="ce16" office:value-type="float" office:value="411.995763" calcext:value-type="float">
            <text:p>411.9958</text:p>
          </table:table-cell>
          <table:table-cell table:style-name="ce16" office:value-type="float" office:value="0.095053" calcext:value-type="float">
            <text:p>0.0951</text:p>
          </table:table-cell>
          <table:table-cell table:style-name="ce15" office:value-type="float" office:value="402.507881" calcext:value-type="float">
            <text:p>402.5079</text:p>
          </table:table-cell>
          <table:table-cell table:style-name="ce15" office:value-type="float" office:value="0.048577" calcext:value-type="float">
            <text:p>0.0486</text:p>
          </table:table-cell>
          <table:table-cell table:style-name="ce16" office:value-type="float" office:value="398.90052" calcext:value-type="float">
            <text:p>398.9005</text:p>
          </table:table-cell>
          <table:table-cell table:style-name="ce16" office:value-type="float" office:value="0.043685" calcext:value-type="float">
            <text:p>0.0437</text:p>
          </table:table-cell>
          <table:table-cell table:style-name="ce16" office:value-type="float" office:value="402.567501" calcext:value-type="float">
            <text:p>402.5675</text:p>
          </table:table-cell>
          <table:table-cell table:style-name="ce16" office:value-type="float" office:value="0.057906" calcext:value-type="float">
            <text:p>0.0579</text:p>
          </table:table-cell>
          <table:table-cell table:style-name="ce166" table:formula="of:=401.41735" office:value-type="float" office:value="401.41735" calcext:value-type="float">
            <text:p>401.4174</text:p>
          </table:table-cell>
          <table:table-cell table:style-name="ce166" table:formula="of:=0.0457046" office:value-type="float" office:value="0.0457046" calcext:value-type="float">
            <text:p>0.0457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400.1921" calcext:value-type="float">
            <text:p>400.1921</text:p>
          </table:table-cell>
          <table:table-cell table:style-name="ce18" office:value-type="float" office:value="0.052789" calcext:value-type="float">
            <text:p>0.0528</text:p>
          </table:table-cell>
          <table:table-cell table:style-name="ce19" office:value-type="float" office:value="387.5537" calcext:value-type="float">
            <text:p>387.5537</text:p>
          </table:table-cell>
          <table:table-cell table:style-name="ce19" office:value-type="float" office:value="0.0463448621" calcext:value-type="float">
            <text:p>0.0463</text:p>
          </table:table-cell>
          <table:table-cell table:style-name="ce26" office:value-type="float" office:value="397.2865" calcext:value-type="float">
            <text:p>397.2865</text:p>
          </table:table-cell>
          <table:table-cell table:style-name="ce20" office:value-type="float" office:value="0.0642950067" calcext:value-type="float">
            <text:p>0.0643</text:p>
          </table:table-cell>
          <table:table-cell table:style-name="ce20" office:value-type="float" office:value="401.6621" calcext:value-type="float">
            <text:p>401.6621</text:p>
          </table:table-cell>
          <table:table-cell table:style-name="ce20" office:value-type="float" office:value="0.0695316881" calcext:value-type="float">
            <text:p>0.0695</text:p>
          </table:table-cell>
          <table:table-cell table:style-name="ce20" office:value-type="float" office:value="387.5354" calcext:value-type="float">
            <text:p>387.5354</text:p>
          </table:table-cell>
          <table:table-cell table:style-name="ce20" office:value-type="float" office:value="0.0480614514" calcext:value-type="float">
            <text:p>0.0481</text:p>
          </table:table-cell>
          <table:table-cell table:style-name="ce21" office:value-type="float" office:value="399.955" calcext:value-type="float">
            <text:p>399.9550</text:p>
          </table:table-cell>
          <table:table-cell table:style-name="ce21" office:value-type="float" office:value="0.0633776293" calcext:value-type="float">
            <text:p>0.0634</text:p>
          </table:table-cell>
          <table:table-cell table:style-name="ce34" office:value-type="float" office:value="387.848" calcext:value-type="float">
            <text:p>387.8480</text:p>
          </table:table-cell>
          <table:table-cell table:style-name="ce34" office:value-type="float" office:value="0.0479417375" calcext:value-type="float">
            <text:p>0.0479</text:p>
          </table:table-cell>
          <table:table-cell table:style-name="ce34" office:value-type="float" office:value="398.5294" calcext:value-type="float">
            <text:p>398.5294</text:p>
          </table:table-cell>
          <table:table-cell table:style-name="ce34" office:value-type="float" office:value="0.0615355867" calcext:value-type="float">
            <text:p>0.0615</text:p>
          </table:table-cell>
          <table:table-cell table:style-name="ce22" office:value-type="float" office:value="399.7991199878" calcext:value-type="float">
            <text:p>399.7991</text:p>
          </table:table-cell>
          <table:table-cell table:style-name="ce22" office:value-type="float" office:value="0.023877808596335" calcext:value-type="float">
            <text:p>0.023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14.4706" calcext:value-type="float">
            <text:p>414.4706</text:p>
          </table:table-cell>
          <table:table-cell table:style-name="ce16" office:value-type="float" office:value="0.0724579859" calcext:value-type="float">
            <text:p>0.0725</text:p>
          </table:table-cell>
          <table:table-cell table:style-name="ce16" office:value-type="float" office:value="414.473912" calcext:value-type="float">
            <text:p>414.4739</text:p>
          </table:table-cell>
          <table:table-cell table:style-name="ce16" office:value-type="float" office:value="0.072972" calcext:value-type="float">
            <text:p>0.0730</text:p>
          </table:table-cell>
          <table:table-cell table:style-name="ce16" office:value-type="float" office:value="403.069481" calcext:value-type="float">
            <text:p>403.0695</text:p>
          </table:table-cell>
          <table:table-cell table:style-name="ce16" office:value-type="float" office:value="0.03161" calcext:value-type="float">
            <text:p>0.0316</text:p>
          </table:table-cell>
          <table:table-cell table:style-name="ce16" office:value-type="float" office:value="399.853862" calcext:value-type="float">
            <text:p>399.8539</text:p>
          </table:table-cell>
          <table:table-cell table:style-name="ce16" office:value-type="float" office:value="0.03008" calcext:value-type="float">
            <text:p>0.0301</text:p>
          </table:table-cell>
          <table:table-cell table:style-name="ce16" office:value-type="float" office:value="404.317464" calcext:value-type="float">
            <text:p>404.3175</text:p>
          </table:table-cell>
          <table:table-cell table:style-name="ce16" office:value-type="float" office:value="0.043297" calcext:value-type="float">
            <text:p>0.0433</text:p>
          </table:table-cell>
          <table:table-cell table:style-name="ce166" table:formula="of:=402.26624" office:value-type="float" office:value="402.26624" calcext:value-type="float">
            <text:p>402.2662</text:p>
          </table:table-cell>
          <table:table-cell table:style-name="ce166" table:formula="of:=0.030547" office:value-type="float" office:value="0.030547" calcext:value-type="float">
            <text:p>0.0305</text:p>
          </table:table-cell>
          <table:table-cell table:style-name="ce182" table:number-columns-repeated="2"/>
          <table:table-cell table:style-name="ce10" table:number-columns-repeated="2"/>
          <table:table-cell table:style-name="ce18" office:value-type="float" office:value="401.4049" calcext:value-type="float">
            <text:p>401.4049</text:p>
          </table:table-cell>
          <table:table-cell table:style-name="ce18" office:value-type="float" office:value="0.036529" calcext:value-type="float">
            <text:p>0.0365</text:p>
          </table:table-cell>
          <table:table-cell table:style-name="ce19" office:value-type="float" office:value="388.4324" calcext:value-type="float">
            <text:p>388.4324</text:p>
          </table:table-cell>
          <table:table-cell table:style-name="ce19" office:value-type="float" office:value="0.0297147717" calcext:value-type="float">
            <text:p>0.0297</text:p>
          </table:table-cell>
          <table:table-cell table:style-name="ce20" office:value-type="float" office:value="398.7114" calcext:value-type="float">
            <text:p>398.7114</text:p>
          </table:table-cell>
          <table:table-cell table:style-name="ce20" office:value-type="float" office:value="0.0442572392" calcext:value-type="float">
            <text:p>0.0443</text:p>
          </table:table-cell>
          <table:table-cell table:style-name="ce20" office:value-type="float" office:value="403.2544" calcext:value-type="float">
            <text:p>403.2544</text:p>
          </table:table-cell>
          <table:table-cell table:style-name="ce20" office:value-type="float" office:value="0.0485502372" calcext:value-type="float">
            <text:p>0.0486</text:p>
          </table:table-cell>
          <table:table-cell table:style-name="ce20" office:value-type="float" office:value="388.3769" calcext:value-type="float">
            <text:p>388.3769</text:p>
          </table:table-cell>
          <table:table-cell table:style-name="ce20" office:value-type="float" office:value="0.0299210975" calcext:value-type="float">
            <text:p>0.0299</text:p>
          </table:table-cell>
          <table:table-cell table:style-name="ce21" office:value-type="float" office:value="401.3228" calcext:value-type="float">
            <text:p>401.3228</text:p>
          </table:table-cell>
          <table:table-cell table:style-name="ce21" office:value-type="float" office:value="0.0437123822" calcext:value-type="float">
            <text:p>0.0437</text:p>
          </table:table-cell>
          <table:table-cell table:style-name="ce34" office:value-type="float" office:value="388.6817" calcext:value-type="float">
            <text:p>388.6817</text:p>
          </table:table-cell>
          <table:table-cell table:style-name="ce34" office:value-type="float" office:value="0.0296654237" calcext:value-type="float">
            <text:p>0.0297</text:p>
          </table:table-cell>
          <table:table-cell table:style-name="ce34" office:value-type="float" office:value="400.0438" calcext:value-type="float">
            <text:p>400.0438</text:p>
          </table:table-cell>
          <table:table-cell table:style-name="ce34" office:value-type="float" office:value="0.0464501186" calcext:value-type="float">
            <text:p>0.0465</text:p>
          </table:table-cell>
          <table:table-cell table:style-name="ce22" office:value-type="float" office:value="400.73625618335" calcext:value-type="float">
            <text:p>400.7363</text:p>
          </table:table-cell>
          <table:table-cell table:style-name="ce22" office:value-type="float" office:value="0.015105523782334" calcext:value-type="float">
            <text:p>0.0151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409.4894" calcext:value-type="float">
            <text:p>409.4894</text:p>
          </table:table-cell>
          <table:table-cell table:style-name="ce15" office:value-type="float" office:value="0.1105359337" calcext:value-type="float">
            <text:p>0.1105</text:p>
          </table:table-cell>
          <table:table-cell table:style-name="ce16" office:value-type="float" office:value="409.49445" calcext:value-type="float">
            <text:p>409.4945</text:p>
          </table:table-cell>
          <table:table-cell table:style-name="ce16" office:value-type="float" office:value="0.111384" calcext:value-type="float">
            <text:p>0.1114</text:p>
          </table:table-cell>
          <table:table-cell table:style-name="ce16" office:value-type="float" office:value="402.340327" calcext:value-type="float">
            <text:p>402.3403</text:p>
          </table:table-cell>
          <table:table-cell table:style-name="ce16" office:value-type="float" office:value="0.068599" calcext:value-type="float">
            <text:p>0.0686</text:p>
          </table:table-cell>
          <table:table-cell table:style-name="ce16" office:value-type="float" office:value="398.286736" calcext:value-type="float">
            <text:p>398.2867</text:p>
          </table:table-cell>
          <table:table-cell table:style-name="ce16" office:value-type="float" office:value="0.054552" calcext:value-type="float">
            <text:p>0.0546</text:p>
          </table:table-cell>
          <table:table-cell table:style-name="ce16" office:value-type="float" office:value="400.739156" calcext:value-type="float">
            <text:p>400.7392</text:p>
          </table:table-cell>
          <table:table-cell table:style-name="ce16" office:value-type="float" office:value="0.065543" calcext:value-type="float">
            <text:p>0.0655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399.337" calcext:value-type="float">
            <text:p>399.3370</text:p>
          </table:table-cell>
          <table:table-cell table:style-name="ce24" office:value-type="float" office:value="0.0658" calcext:value-type="float">
            <text:p>0.0658</text:p>
          </table:table-cell>
          <table:table-cell table:style-name="ce19" office:value-type="float" office:value="386.7086" calcext:value-type="float">
            <text:p>386.7086</text:p>
          </table:table-cell>
          <table:table-cell table:style-name="ce19" office:value-type="float" office:value="0.0611984886" calcext:value-type="float">
            <text:p>0.0612</text:p>
          </table:table-cell>
          <table:table-cell table:style-name="ce20" office:value-type="float" office:value="395.8191" calcext:value-type="float">
            <text:p>395.8191</text:p>
          </table:table-cell>
          <table:table-cell table:style-name="ce20" office:value-type="float" office:value="0.0795277168" calcext:value-type="float">
            <text:p>0.0795</text:p>
          </table:table-cell>
          <table:table-cell table:style-name="ce20" office:value-type="float" office:value="399.9865" calcext:value-type="float">
            <text:p>399.9865</text:p>
          </table:table-cell>
          <table:table-cell table:style-name="ce20" office:value-type="float" office:value="0.0853830019" calcext:value-type="float">
            <text:p>0.0854</text:p>
          </table:table-cell>
          <table:table-cell table:style-name="ce20" office:value-type="float" office:value="386.4263" calcext:value-type="float">
            <text:p>386.4263</text:p>
          </table:table-cell>
          <table:table-cell table:style-name="ce20" office:value-type="float" office:value="0.0615842769" calcext:value-type="float">
            <text:p>0.0616</text:p>
          </table:table-cell>
          <table:table-cell table:style-name="ce19" office:value-type="float" office:value="398.7423" calcext:value-type="float">
            <text:p>398.7423</text:p>
          </table:table-cell>
          <table:table-cell table:style-name="ce19" office:value-type="float" office:value="0.0807286675" calcext:value-type="float">
            <text:p>0.0807</text:p>
          </table:table-cell>
          <table:table-cell table:style-name="ce34" office:value-type="float" office:value="386.725" calcext:value-type="float">
            <text:p>386.7250</text:p>
          </table:table-cell>
          <table:table-cell table:style-name="ce34" office:value-type="float" office:value="0.0613221266" calcext:value-type="float">
            <text:p>0.0613</text:p>
          </table:table-cell>
          <table:table-cell table:style-name="ce34" office:value-type="float" office:value="396.8935" calcext:value-type="float">
            <text:p>396.8935</text:p>
          </table:table-cell>
          <table:table-cell table:style-name="ce34" office:value-type="float" office:value="0.0822928176" calcext:value-type="float">
            <text:p>0.0823</text:p>
          </table:table-cell>
          <table:table-cell table:style-name="ce22" office:value-type="float" office:value="398.8962158611" calcext:value-type="float">
            <text:p>398.8962</text:p>
          </table:table-cell>
          <table:table-cell table:style-name="ce22" office:value-type="float" office:value="0.027751261357588" calcext:value-type="float">
            <text:p>0.0278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99.85" calcext:value-type="float">
            <text:p>399.85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412.2871" calcext:value-type="float">
            <text:p>412.2871</text:p>
          </table:table-cell>
          <table:table-cell table:style-name="ce15" office:value-type="float" office:value="0.0939027302" calcext:value-type="float">
            <text:p>0.0939</text:p>
          </table:table-cell>
          <table:table-cell table:style-name="ce16" office:value-type="float" office:value="412.287862" calcext:value-type="float">
            <text:p>412.2879</text:p>
          </table:table-cell>
          <table:table-cell table:style-name="ce15" office:value-type="float" office:value="0.09391" calcext:value-type="float">
            <text:p>0.0939</text:p>
          </table:table-cell>
          <table:table-cell table:style-name="ce16" office:value-type="float" office:value="402.674827" calcext:value-type="float">
            <text:p>402.6748</text:p>
          </table:table-cell>
          <table:table-cell table:style-name="ce16" office:value-type="float" office:value="0.047348" calcext:value-type="float">
            <text:p>0.0473</text:p>
          </table:table-cell>
          <table:table-cell table:style-name="ce16" office:value-type="float" office:value="399.087038" calcext:value-type="float">
            <text:p>399.0870</text:p>
          </table:table-cell>
          <table:table-cell table:style-name="ce16" office:value-type="float" office:value="0.042452" calcext:value-type="float">
            <text:p>0.0425</text:p>
          </table:table-cell>
          <table:table-cell table:style-name="ce16" office:value-type="float" office:value="402.886219" calcext:value-type="float">
            <text:p>402.8862</text:p>
          </table:table-cell>
          <table:table-cell table:style-name="ce16" office:value-type="float" office:value="0.057426" calcext:value-type="float">
            <text:p>0.057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0.4148" calcext:value-type="float">
            <text:p>400.4148</text:p>
          </table:table-cell>
          <table:table-cell table:style-name="ce24" office:value-type="float" office:value="0.052348" calcext:value-type="float">
            <text:p>0.0523</text:p>
          </table:table-cell>
          <table:table-cell table:style-name="ce19" office:value-type="float" office:value="387.684" calcext:value-type="float">
            <text:p>387.6840</text:p>
          </table:table-cell>
          <table:table-cell table:style-name="ce19" office:value-type="float" office:value="0.0443312011" calcext:value-type="float">
            <text:p>0.0443</text:p>
          </table:table-cell>
          <table:table-cell table:style-name="ce20" office:value-type="float" office:value="397.4916" calcext:value-type="float">
            <text:p>397.4916</text:p>
          </table:table-cell>
          <table:table-cell table:style-name="ce20" office:value-type="float" office:value="0.062999309" calcext:value-type="float">
            <text:p>0.0630</text:p>
          </table:table-cell>
          <table:table-cell table:style-name="ce20" office:value-type="float" office:value="401.8626" calcext:value-type="float">
            <text:p>401.8626</text:p>
          </table:table-cell>
          <table:table-cell table:style-name="ce20" office:value-type="float" office:value="0.068122665" calcext:value-type="float">
            <text:p>0.0681</text:p>
          </table:table-cell>
          <table:table-cell table:style-name="ce20" office:value-type="float" office:value="387.715" calcext:value-type="float">
            <text:p>387.7150</text:p>
          </table:table-cell>
          <table:table-cell table:style-name="ce20" office:value-type="float" office:value="0.046287595" calcext:value-type="float">
            <text:p>0.0463</text:p>
          </table:table-cell>
          <table:table-cell table:style-name="ce19" office:value-type="float" office:value="400.0596" calcext:value-type="float">
            <text:p>400.0596</text:p>
          </table:table-cell>
          <table:table-cell table:style-name="ce19" office:value-type="float" office:value="0.0614724802" calcext:value-type="float">
            <text:p>0.0615</text:p>
          </table:table-cell>
          <table:table-cell table:style-name="ce34" office:value-type="float" office:value="388.0334" calcext:value-type="float">
            <text:p>388.0334</text:p>
          </table:table-cell>
          <table:table-cell table:style-name="ce34" office:value-type="float" office:value="0.0461726085" calcext:value-type="float">
            <text:p>0.0462</text:p>
          </table:table-cell>
          <table:table-cell table:style-name="ce34" office:value-type="float" office:value="398.7602" calcext:value-type="float">
            <text:p>398.7602</text:p>
          </table:table-cell>
          <table:table-cell table:style-name="ce34" office:value-type="float" office:value="0.0659205934" calcext:value-type="float">
            <text:p>0.0659</text:p>
          </table:table-cell>
          <table:table-cell table:style-name="ce22" office:value-type="float" office:value="399.7268644168" calcext:value-type="float">
            <text:p>399.7269</text:p>
          </table:table-cell>
          <table:table-cell table:style-name="ce22" office:value-type="float" office:value="0.021945718688385" calcext:value-type="float">
            <text:p>0.0219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401.1" calcext:value-type="float">
            <text:p>401.10</text:p>
          </table:table-cell>
          <table:table-cell table:style-name="ce13"/>
          <table:table-cell table:style-name="ce23" office:value-type="string" calcext:value-type="string">
            <text:p>BmLBLYP</text:p>
          </table:table-cell>
          <table:table-cell table:style-name="ce16" office:value-type="float" office:value="413.4494" calcext:value-type="float">
            <text:p>413.4494</text:p>
          </table:table-cell>
          <table:table-cell table:style-name="ce16" office:value-type="float" office:value="0.0924363067" calcext:value-type="float">
            <text:p>0.0924</text:p>
          </table:table-cell>
          <table:table-cell table:style-name="ce16" office:value-type="float" office:value="413.453695" calcext:value-type="float">
            <text:p>413.4537</text:p>
          </table:table-cell>
          <table:table-cell table:style-name="ce16" office:value-type="float" office:value="0.093121" calcext:value-type="float">
            <text:p>0.0931</text:p>
          </table:table-cell>
          <table:table-cell table:style-name="ce16" office:value-type="float" office:value="404.079011" calcext:value-type="float">
            <text:p>404.0790</text:p>
          </table:table-cell>
          <table:table-cell table:style-name="ce16" office:value-type="float" office:value="0.04793" calcext:value-type="float">
            <text:p>0.0479</text:p>
          </table:table-cell>
          <table:table-cell table:style-name="ce16" office:value-type="float" office:value="400.293416" calcext:value-type="float">
            <text:p>400.2934</text:p>
          </table:table-cell>
          <table:table-cell table:style-name="ce16" office:value-type="float" office:value="0.042313" calcext:value-type="float">
            <text:p>0.0423</text:p>
          </table:table-cell>
          <table:table-cell table:style-name="ce16" office:value-type="float" office:value="403.509758" calcext:value-type="float">
            <text:p>403.5098</text:p>
          </table:table-cell>
          <table:table-cell table:style-name="ce16" office:value-type="float" office:value="0.054965" calcext:value-type="float">
            <text:p>0.055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1.6204" calcext:value-type="float">
            <text:p>401.6204</text:p>
          </table:table-cell>
          <table:table-cell table:style-name="ce24" office:value-type="float" office:value="0.052528" calcext:value-type="float">
            <text:p>0.0525</text:p>
          </table:table-cell>
          <table:table-cell table:style-name="ce19" office:value-type="float" office:value="388.7978" calcext:value-type="float">
            <text:p>388.7978</text:p>
          </table:table-cell>
          <table:table-cell table:style-name="ce19" office:value-type="float" office:value="0.045153185" calcext:value-type="float">
            <text:p>0.0452</text:p>
          </table:table-cell>
          <table:table-cell table:style-name="ce20" office:value-type="float" office:value="398.6131" calcext:value-type="float">
            <text:p>398.6131</text:p>
          </table:table-cell>
          <table:table-cell table:style-name="ce20" office:value-type="float" office:value="0.0627925217" calcext:value-type="float">
            <text:p>0.0628</text:p>
          </table:table-cell>
          <table:table-cell table:style-name="ce20" office:value-type="float" office:value="402.9692" calcext:value-type="float">
            <text:p>402.9692</text:p>
          </table:table-cell>
          <table:table-cell table:style-name="ce20" office:value-type="float" office:value="0.0681946488" calcext:value-type="float">
            <text:p>0.0682</text:p>
          </table:table-cell>
          <table:table-cell table:style-name="ce20" office:value-type="float" office:value="388.7486" calcext:value-type="float">
            <text:p>388.7486</text:p>
          </table:table-cell>
          <table:table-cell table:style-name="ce20" office:value-type="float" office:value="0.0459402726" calcext:value-type="float">
            <text:p>0.0459</text:p>
          </table:table-cell>
          <table:table-cell table:style-name="ce19" office:value-type="float" office:value="401.1904" calcext:value-type="float">
            <text:p>401.1904</text:p>
          </table:table-cell>
          <table:table-cell table:style-name="ce19" office:value-type="float" office:value="0.0632585897" calcext:value-type="float">
            <text:p>0.0633</text:p>
          </table:table-cell>
          <table:table-cell table:style-name="ce34" office:value-type="float" office:value="389.0599" calcext:value-type="float">
            <text:p>389.0599</text:p>
          </table:table-cell>
          <table:table-cell table:style-name="ce34" office:value-type="float" office:value="0.0457219011" calcext:value-type="float">
            <text:p>0.0457</text:p>
          </table:table-cell>
          <table:table-cell table:style-name="ce34" office:value-type="float" office:value="399.8662" calcext:value-type="float">
            <text:p>399.8662</text:p>
          </table:table-cell>
          <table:table-cell table:style-name="ce34" office:value-type="float" office:value="0.065474179" calcext:value-type="float">
            <text:p>0.0655</text:p>
          </table:table-cell>
          <table:table-cell table:style-name="ce22" office:value-type="float" office:value="400.6606720475" calcext:value-type="float">
            <text:p>400.6607</text:p>
          </table:table-cell>
          <table:table-cell table:style-name="ce22" office:value-type="float" office:value="0.022680439810143" calcext:value-type="float">
            <text:p>0.0227</text:p>
          </table:table-cell>
          <table:table-cell table:style-name="ce10" table:number-columns-repeated="2"/>
          <table:table-cell table:style-name="ce17" table:number-columns-repeated="2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404.7" calcext:value-type="float">
            <text:p>404.70</text:p>
          </table:table-cell>
          <table:table-cell table:style-name="ce13"/>
          <table:table-cell table:style-name="ce23" office:value-type="string" calcext:value-type="string">
            <text:p>BmLBLYP</text:p>
          </table:table-cell>
          <table:table-cell table:style-name="ce15" office:value-type="float" office:value="415.9408" calcext:value-type="float">
            <text:p>415.9408</text:p>
          </table:table-cell>
          <table:table-cell table:style-name="ce15" office:value-type="float" office:value="0.1048463481" calcext:value-type="float">
            <text:p>0.1048</text:p>
          </table:table-cell>
          <table:table-cell table:style-name="ce16" office:value-type="float" office:value="415.945889" calcext:value-type="float">
            <text:p>415.9459</text:p>
          </table:table-cell>
          <table:table-cell table:style-name="ce16" office:value-type="float" office:value="0.105675" calcext:value-type="float">
            <text:p>0.1057</text:p>
          </table:table-cell>
          <table:table-cell table:style-name="ce16" office:value-type="float" office:value="408.006375" calcext:value-type="float">
            <text:p>408.0064</text:p>
          </table:table-cell>
          <table:table-cell table:style-name="ce16" office:value-type="float" office:value="0.06249" calcext:value-type="float">
            <text:p>0.0625</text:p>
          </table:table-cell>
          <table:table-cell table:style-name="ce16" office:value-type="float" office:value="404.308379" calcext:value-type="float">
            <text:p>404.3084</text:p>
          </table:table-cell>
          <table:table-cell table:style-name="ce16" office:value-type="float" office:value="0.053878" calcext:value-type="float">
            <text:p>0.0539</text:p>
          </table:table-cell>
          <table:table-cell table:style-name="ce16" office:value-type="float" office:value="406.468717" calcext:value-type="float">
            <text:p>406.4687</text:p>
          </table:table-cell>
          <table:table-cell table:style-name="ce16" office:value-type="float" office:value="0.063795" calcext:value-type="float">
            <text:p>0.0638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5.1349" calcext:value-type="float">
            <text:p>405.1349</text:p>
          </table:table-cell>
          <table:table-cell table:style-name="ce24" office:value-type="float" office:value="0.064206" calcext:value-type="float">
            <text:p>0.0642</text:p>
          </table:table-cell>
          <table:table-cell table:style-name="ce19" office:value-type="float" office:value="392.1549" calcext:value-type="float">
            <text:p>392.1549</text:p>
          </table:table-cell>
          <table:table-cell table:style-name="ce19" office:value-type="float" office:value="0.0577171322" calcext:value-type="float">
            <text:p>0.0577</text:p>
          </table:table-cell>
          <table:table-cell table:style-name="ce20" office:value-type="float" office:value="401.6776" calcext:value-type="float">
            <text:p>401.6776</text:p>
          </table:table-cell>
          <table:table-cell table:style-name="ce20" office:value-type="float" office:value="0.0750742542" calcext:value-type="float">
            <text:p>0.0751</text:p>
          </table:table-cell>
          <table:table-cell table:style-name="ce20" office:value-type="float" office:value="405.9911" calcext:value-type="float">
            <text:p>405.9911</text:p>
          </table:table-cell>
          <table:table-cell table:style-name="ce20" office:value-type="float" office:value="0.0801701251" calcext:value-type="float">
            <text:p>0.0802</text:p>
          </table:table-cell>
          <table:table-cell table:style-name="ce20" office:value-type="float" office:value="392.0696" calcext:value-type="float">
            <text:p>392.0696</text:p>
          </table:table-cell>
          <table:table-cell table:style-name="ce20" office:value-type="float" office:value="0.0600397905" calcext:value-type="float">
            <text:p>0.0600</text:p>
          </table:table-cell>
          <table:table-cell table:style-name="ce19" office:value-type="float" office:value="404.4349" calcext:value-type="float">
            <text:p>404.4349</text:p>
          </table:table-cell>
          <table:table-cell table:style-name="ce19" office:value-type="float" office:value="0.0731265521" calcext:value-type="float">
            <text:p>0.0731</text:p>
          </table:table-cell>
          <table:table-cell table:style-name="ce34" office:value-type="float" office:value="392.3795" calcext:value-type="float">
            <text:p>392.3795</text:p>
          </table:table-cell>
          <table:table-cell table:style-name="ce34" office:value-type="float" office:value="0.0601846027" calcext:value-type="float">
            <text:p>0.0602</text:p>
          </table:table-cell>
          <table:table-cell table:style-name="ce34" office:value-type="float" office:value="402.8602" calcext:value-type="float">
            <text:p>402.8602</text:p>
          </table:table-cell>
          <table:table-cell table:style-name="ce34" office:value-type="float" office:value="0.0782844703" calcext:value-type="float">
            <text:p>0.0783</text:p>
          </table:table-cell>
          <table:table-cell table:style-name="ce22" office:value-type="float" office:value="404.2586237143" calcext:value-type="float">
            <text:p>404.2586</text:p>
          </table:table-cell>
          <table:table-cell table:style-name="ce22" office:value-type="float" office:value="0.026606760486777" calcext:value-type="float">
            <text:p>0.0266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1_fluorodiazen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410.6535" calcext:value-type="float">
            <text:p>410.6535</text:p>
          </table:table-cell>
          <table:table-cell table:style-name="ce15" office:value-type="float" office:value="0.0975705776" calcext:value-type="float">
            <text:p>0.0976</text:p>
          </table:table-cell>
          <table:table-cell table:style-name="ce16" office:value-type="float" office:value="410.657927" calcext:value-type="float">
            <text:p>410.6579</text:p>
          </table:table-cell>
          <table:table-cell table:style-name="ce16" office:value-type="float" office:value="0.098291" calcext:value-type="float">
            <text:p>0.0983</text:p>
          </table:table-cell>
          <table:table-cell table:style-name="ce16" office:value-type="float" office:value="402.225592" calcext:value-type="float">
            <text:p>402.2256</text:p>
          </table:table-cell>
          <table:table-cell table:style-name="ce16" office:value-type="float" office:value="0.056204" calcext:value-type="float">
            <text:p>0.0562</text:p>
          </table:table-cell>
          <table:table-cell table:style-name="ce16" office:value-type="float" office:value="398.376511" calcext:value-type="float">
            <text:p>398.3765</text:p>
          </table:table-cell>
          <table:table-cell table:style-name="ce16" office:value-type="float" office:value="0.04705" calcext:value-type="float">
            <text:p>0.0471</text:p>
          </table:table-cell>
          <table:table-cell table:style-name="ce16" office:value-type="float" office:value="401.454252" calcext:value-type="float">
            <text:p>401.4543</text:p>
          </table:table-cell>
          <table:table-cell table:style-name="ce16" office:value-type="float" office:value="0.058241" calcext:value-type="float">
            <text:p>0.058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399.5484" calcext:value-type="float">
            <text:p>399.5484</text:p>
          </table:table-cell>
          <table:table-cell table:style-name="ce18" office:value-type="float" office:value="0.056049" calcext:value-type="float">
            <text:p>0.0560</text:p>
          </table:table-cell>
          <table:table-cell table:style-name="ce19" office:value-type="float" office:value="386.862" calcext:value-type="float">
            <text:p>386.8620</text:p>
          </table:table-cell>
          <table:table-cell table:style-name="ce19" office:value-type="float" office:value="0.0482963167" calcext:value-type="float">
            <text:p>0.0483</text:p>
          </table:table-cell>
          <table:table-cell table:style-name="ce20" office:value-type="float" office:value="396.3639" calcext:value-type="float">
            <text:p>396.3639</text:p>
          </table:table-cell>
          <table:table-cell table:style-name="ce20" office:value-type="float" office:value="0.0663921461" calcext:value-type="float">
            <text:p>0.0664</text:p>
          </table:table-cell>
          <table:table-cell table:style-name="ce20" office:value-type="float" office:value="400.6264" calcext:value-type="float">
            <text:p>400.6264</text:p>
          </table:table-cell>
          <table:table-cell table:style-name="ce20" office:value-type="float" office:value="0.0721917584" calcext:value-type="float">
            <text:p>0.0722</text:p>
          </table:table-cell>
          <table:table-cell table:style-name="ce20" office:value-type="float" office:value="386.6426" calcext:value-type="float">
            <text:p>386.6426</text:p>
          </table:table-cell>
          <table:table-cell table:style-name="ce20" office:value-type="float" office:value="0.0493101751" calcext:value-type="float">
            <text:p>0.0493</text:p>
          </table:table-cell>
          <table:table-cell table:style-name="ce19" office:value-type="float" office:value="399.1638" calcext:value-type="float">
            <text:p>399.1638</text:p>
          </table:table-cell>
          <table:table-cell table:style-name="ce19" office:value-type="float" office:value="0.0666072194" calcext:value-type="float">
            <text:p>0.0666</text:p>
          </table:table-cell>
          <table:table-cell table:style-name="ce34" office:value-type="float" office:value="386.9394" calcext:value-type="float">
            <text:p>386.9394</text:p>
          </table:table-cell>
          <table:table-cell table:style-name="ce34" office:value-type="float" office:value="0.0491778535" calcext:value-type="float">
            <text:p>0.0492</text:p>
          </table:table-cell>
          <table:table-cell table:style-name="ce34" office:value-type="float" office:value="397.5086" calcext:value-type="float">
            <text:p>397.5086</text:p>
          </table:table-cell>
          <table:table-cell table:style-name="ce34" office:value-type="float" office:value="0.069307871" calcext:value-type="float">
            <text:p>0.0693</text:p>
          </table:table-cell>
          <table:table-cell table:style-name="ce22" office:value-type="float" office:value="398.9880067797" calcext:value-type="float">
            <text:p>398.9880</text:p>
          </table:table-cell>
          <table:table-cell table:style-name="ce22" office:value-type="float" office:value="0.022693056720854" calcext:value-type="float">
            <text:p>0.0227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412.4345" calcext:value-type="float">
            <text:p>412.4345</text:p>
          </table:table-cell>
          <table:table-cell table:style-name="ce15" office:value-type="float" office:value="0.1037140851" calcext:value-type="float">
            <text:p>0.1037</text:p>
          </table:table-cell>
          <table:table-cell table:style-name="ce16" office:value-type="float" office:value="412.43925" calcext:value-type="float">
            <text:p>412.4393</text:p>
          </table:table-cell>
          <table:table-cell table:style-name="ce16" office:value-type="float" office:value="0.104519" calcext:value-type="float">
            <text:p>0.1045</text:p>
          </table:table-cell>
          <table:table-cell table:style-name="ce16" office:value-type="float" office:value="404.726188" calcext:value-type="float">
            <text:p>404.7262</text:p>
          </table:table-cell>
          <table:table-cell table:style-name="ce16" office:value-type="float" office:value="0.065703" calcext:value-type="float">
            <text:p>0.0657</text:p>
          </table:table-cell>
          <table:table-cell table:style-name="ce16" office:value-type="float" office:value="400.659417" calcext:value-type="float">
            <text:p>400.6594</text:p>
          </table:table-cell>
          <table:table-cell table:style-name="ce16" office:value-type="float" office:value="0.053993" calcext:value-type="float">
            <text:p>0.0540</text:p>
          </table:table-cell>
          <table:table-cell table:style-name="ce16" office:value-type="float" office:value="403.014862" calcext:value-type="float">
            <text:p>403.0149</text:p>
          </table:table-cell>
          <table:table-cell table:style-name="ce16" office:value-type="float" office:value="0.063975" calcext:value-type="float">
            <text:p>0.064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1.7233" calcext:value-type="float">
            <text:p>401.7233</text:p>
          </table:table-cell>
          <table:table-cell table:style-name="ce18" office:value-type="float" office:value="0.064433" calcext:value-type="float">
            <text:p>0.0644</text:p>
          </table:table-cell>
          <table:table-cell table:style-name="ce19" office:value-type="float" office:value="388.935" calcext:value-type="float">
            <text:p>388.9350</text:p>
          </table:table-cell>
          <table:table-cell table:style-name="ce19" office:value-type="float" office:value="0.0599934161" calcext:value-type="float">
            <text:p>0.0600</text:p>
          </table:table-cell>
          <table:table-cell table:style-name="ce20" office:value-type="float" office:value="398.2599" calcext:value-type="float">
            <text:p>398.2599</text:p>
          </table:table-cell>
          <table:table-cell table:style-name="ce20" office:value-type="float" office:value="0.0762497577" calcext:value-type="float">
            <text:p>0.0762</text:p>
          </table:table-cell>
          <table:table-cell table:style-name="ce20" office:value-type="float" office:value="402.5527" calcext:value-type="float">
            <text:p>402.5527</text:p>
          </table:table-cell>
          <table:table-cell table:style-name="ce20" office:value-type="float" office:value="0.0809693183" calcext:value-type="float">
            <text:p>0.0810</text:p>
          </table:table-cell>
          <table:table-cell table:style-name="ce20" office:value-type="float" office:value="388.8056" calcext:value-type="float">
            <text:p>388.8056</text:p>
          </table:table-cell>
          <table:table-cell table:style-name="ce20" office:value-type="float" office:value="0.060705557" calcext:value-type="float">
            <text:p>0.0607</text:p>
          </table:table-cell>
          <table:table-cell table:style-name="ce19" office:value-type="float" office:value="401.0687" calcext:value-type="float">
            <text:p>401.0687</text:p>
          </table:table-cell>
          <table:table-cell table:style-name="ce19" office:value-type="float" office:value="0.076299456" calcext:value-type="float">
            <text:p>0.0763</text:p>
          </table:table-cell>
          <table:table-cell table:style-name="ce34" office:value-type="float" office:value="389.111" calcext:value-type="float">
            <text:p>389.1110</text:p>
          </table:table-cell>
          <table:table-cell table:style-name="ce34" office:value-type="float" office:value="0.0605342003" calcext:value-type="float">
            <text:p>0.0605</text:p>
          </table:table-cell>
          <table:table-cell table:style-name="ce34" office:value-type="float" office:value="399.4326" calcext:value-type="float">
            <text:p>399.4326</text:p>
          </table:table-cell>
          <table:table-cell table:style-name="ce34" office:value-type="float" office:value="0.0787172689" calcext:value-type="float">
            <text:p>0.0787</text:p>
          </table:table-cell>
          <table:table-cell table:style-name="ce22" office:value-type="float" office:value="401.0532397105" calcext:value-type="float">
            <text:p>401.0532</text:p>
          </table:table-cell>
          <table:table-cell table:style-name="ce22" office:value-type="float" office:value="0.028419711798998" calcext:value-type="float">
            <text:p>0.0284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413.8742" calcext:value-type="float">
            <text:p>413.8742</text:p>
          </table:table-cell>
          <table:table-cell table:style-name="ce15" office:value-type="float" office:value="0.1114105368" calcext:value-type="float">
            <text:p>0.1114</text:p>
          </table:table-cell>
          <table:table-cell table:style-name="ce16" office:value-type="float" office:value="413.879404" calcext:value-type="float">
            <text:p>413.8794</text:p>
          </table:table-cell>
          <table:table-cell table:style-name="ce16" office:value-type="float" office:value="0.112256" calcext:value-type="float">
            <text:p>0.1123</text:p>
          </table:table-cell>
          <table:table-cell table:style-name="ce16" office:value-type="float" office:value="406.939154" calcext:value-type="float">
            <text:p>406.9392</text:p>
          </table:table-cell>
          <table:table-cell table:style-name="ce16" office:value-type="float" office:value="0.067188" calcext:value-type="float">
            <text:p>0.0672</text:p>
          </table:table-cell>
          <table:table-cell table:style-name="ce16" office:value-type="float" office:value="403.325983" calcext:value-type="float">
            <text:p>403.3260</text:p>
          </table:table-cell>
          <table:table-cell table:style-name="ce16" office:value-type="float" office:value="0.056536" calcext:value-type="float">
            <text:p>0.0565</text:p>
          </table:table-cell>
          <table:table-cell table:style-name="ce16" office:value-type="float" office:value="405.197262" calcext:value-type="float">
            <text:p>405.1973</text:p>
          </table:table-cell>
          <table:table-cell table:style-name="ce16" office:value-type="float" office:value="0.065435" calcext:value-type="float">
            <text:p>0.065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4.018" calcext:value-type="float">
            <text:p>404.0180</text:p>
          </table:table-cell>
          <table:table-cell table:style-name="ce24" office:value-type="float" office:value="0.066456" calcext:value-type="float">
            <text:p>0.0665</text:p>
          </table:table-cell>
          <table:table-cell table:style-name="ce19" office:value-type="float" office:value="391.015" calcext:value-type="float">
            <text:p>391.0150</text:p>
          </table:table-cell>
          <table:table-cell table:style-name="ce19" office:value-type="float" office:value="0.0586864979" calcext:value-type="float">
            <text:p>0.0587</text:p>
          </table:table-cell>
          <table:table-cell table:style-name="ce20" office:value-type="float" office:value="400.2839" calcext:value-type="float">
            <text:p>400.2839</text:p>
          </table:table-cell>
          <table:table-cell table:style-name="ce20" office:value-type="float" office:value="0.0778316945" calcext:value-type="float">
            <text:p>0.0778</text:p>
          </table:table-cell>
          <table:table-cell table:style-name="ce20" office:value-type="float" office:value="404.5083" calcext:value-type="float">
            <text:p>404.5083</text:p>
          </table:table-cell>
          <table:table-cell table:style-name="ce20" office:value-type="float" office:value="0.0836964039" calcext:value-type="float">
            <text:p>0.0837</text:p>
          </table:table-cell>
          <table:table-cell table:style-name="ce20" office:value-type="float" office:value="390.812" calcext:value-type="float">
            <text:p>390.8120</text:p>
          </table:table-cell>
          <table:table-cell table:style-name="ce20" office:value-type="float" office:value="0.0616775949" calcext:value-type="float">
            <text:p>0.0617</text:p>
          </table:table-cell>
          <table:table-cell table:style-name="ce19" office:value-type="float" office:value="403.2279" calcext:value-type="float">
            <text:p>403.2279</text:p>
          </table:table-cell>
          <table:table-cell table:style-name="ce19" office:value-type="float" office:value="0.0750636249" calcext:value-type="float">
            <text:p>0.0751</text:p>
          </table:table-cell>
          <table:table-cell table:style-name="ce34" office:value-type="float" office:value="391.1004" calcext:value-type="float">
            <text:p>391.1004</text:p>
          </table:table-cell>
          <table:table-cell table:style-name="ce34" office:value-type="float" office:value="0.0619119892" calcext:value-type="float">
            <text:p>0.0619</text:p>
          </table:table-cell>
          <table:table-cell table:style-name="ce34" office:value-type="float" office:value="401.3709" calcext:value-type="float">
            <text:p>401.3709</text:p>
          </table:table-cell>
          <table:table-cell table:style-name="ce34" office:value-type="float" office:value="0.0816785976" calcext:value-type="float">
            <text:p>0.0817</text:p>
          </table:table-cell>
          <table:table-cell table:style-name="ce22" office:value-type="float" office:value="403.2898017979" calcext:value-type="float">
            <text:p>403.2898</text:p>
          </table:table-cell>
          <table:table-cell table:style-name="ce22" office:value-type="float" office:value="0.02596636663269" calcext:value-type="float">
            <text:p>0.0260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4"/>
          <table:table-cell table:style-name="ce15" office:value-type="float" office:value="412.5171" calcext:value-type="float">
            <text:p>412.5171</text:p>
          </table:table-cell>
          <table:table-cell table:style-name="ce15" office:value-type="float" office:value="0.0905771184" calcext:value-type="float">
            <text:p>0.0906</text:p>
          </table:table-cell>
          <table:table-cell table:style-name="ce15" office:value-type="float" office:value="412.518106" calcext:value-type="float">
            <text:p>412.5181</text:p>
          </table:table-cell>
          <table:table-cell table:style-name="ce15" office:value-type="float" office:value="0.091251" calcext:value-type="float">
            <text:p>0.0913</text:p>
          </table:table-cell>
          <table:table-cell table:style-name="ce15" office:value-type="float" office:value="402.525247" calcext:value-type="float">
            <text:p>402.5252</text:p>
          </table:table-cell>
          <table:table-cell table:style-name="ce15" office:value-type="float" office:value="0.035593" calcext:value-type="float">
            <text:p>0.0356</text:p>
          </table:table-cell>
          <table:table-cell table:style-name="ce16" office:value-type="float" office:value="399.275128" calcext:value-type="float">
            <text:p>399.2751</text:p>
          </table:table-cell>
          <table:table-cell table:style-name="ce16" office:value-type="float" office:value="0.03524" calcext:value-type="float">
            <text:p>0.0352</text:p>
          </table:table-cell>
          <table:table-cell table:style-name="ce15" office:value-type="float" office:value="402.954203" calcext:value-type="float">
            <text:p>402.9542</text:p>
          </table:table-cell>
          <table:table-cell table:style-name="ce15" office:value-type="float" office:value="0.054732" calcext:value-type="float">
            <text:p>0.0547</text:p>
          </table:table-cell>
          <table:table-cell table:style-name="ce167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0.5955" calcext:value-type="float">
            <text:p>400.5955</text:p>
          </table:table-cell>
          <table:table-cell table:style-name="ce24" office:value-type="float" office:value="0.048354" calcext:value-type="float">
            <text:p>0.0484</text:p>
          </table:table-cell>
          <table:table-cell table:style-name="ce21" office:value-type="float" office:value="387.4647" calcext:value-type="float">
            <text:p>387.4647</text:p>
          </table:table-cell>
          <table:table-cell table:style-name="ce21" office:value-type="float" office:value="0.0343334471" calcext:value-type="float">
            <text:p>0.0343</text:p>
          </table:table-cell>
          <table:table-cell table:style-name="ce34" office:value-type="float" office:value="397.4875" calcext:value-type="float">
            <text:p>397.4875</text:p>
          </table:table-cell>
          <table:table-cell table:style-name="ce34" office:value-type="float" office:value="0.0599286945" calcext:value-type="float">
            <text:p>0.0599</text:p>
          </table:table-cell>
          <table:table-cell table:style-name="ce20" office:value-type="float" office:value="401.9114" calcext:value-type="float">
            <text:p>401.9114</text:p>
          </table:table-cell>
          <table:table-cell table:style-name="ce20" office:value-type="float" office:value="0.0650573976" calcext:value-type="float">
            <text:p>0.0651</text:p>
          </table:table-cell>
          <table:table-cell table:style-name="ce34" office:value-type="float" office:value="387.5767" calcext:value-type="float">
            <text:p>387.5767</text:p>
          </table:table-cell>
          <table:table-cell table:style-name="ce34" office:value-type="float" office:value="0.0416290012" calcext:value-type="float">
            <text:p>0.0416</text:p>
          </table:table-cell>
          <table:table-cell table:style-name="ce21" office:value-type="float" office:value="400.0119" calcext:value-type="float">
            <text:p>400.0119</text:p>
          </table:table-cell>
          <table:table-cell table:style-name="ce21" office:value-type="float" office:value="0.0565964467" calcext:value-type="float">
            <text:p>0.0566</text:p>
          </table:table-cell>
          <table:table-cell table:style-name="ce34" office:value-type="float" office:value="387.9004" calcext:value-type="float">
            <text:p>387.9004</text:p>
          </table:table-cell>
          <table:table-cell table:style-name="ce34" office:value-type="float" office:value="0.041917404" calcext:value-type="float">
            <text:p>0.0419</text:p>
          </table:table-cell>
          <table:table-cell table:style-name="ce34" office:value-type="float" office:value="398.7876" calcext:value-type="float">
            <text:p>398.7876</text:p>
          </table:table-cell>
          <table:table-cell table:style-name="ce34" office:value-type="float" office:value="0.0631315397" calcext:value-type="float">
            <text:p>0.0631</text:p>
          </table:table-cell>
          <table:table-cell table:style-name="ce22" office:value-type="float" office:value="399.7250783956" calcext:value-type="float">
            <text:p>399.7251</text:p>
          </table:table-cell>
          <table:table-cell table:style-name="ce35" office:value-type="float" office:value="0.013339850848694" calcext:value-type="float">
            <text:p>0.0133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412.3386" calcext:value-type="float">
            <text:p>412.3386</text:p>
          </table:table-cell>
          <table:table-cell table:style-name="ce15" office:value-type="float" office:value="0.0904828526" calcext:value-type="float">
            <text:p>0.0905</text:p>
          </table:table-cell>
          <table:table-cell table:style-name="ce15" office:value-type="float" office:value="412.342775" calcext:value-type="float">
            <text:p>412.3428</text:p>
          </table:table-cell>
          <table:table-cell table:style-name="ce16" office:value-type="float" office:value="0.091148" calcext:value-type="float">
            <text:p>0.0911</text:p>
          </table:table-cell>
          <table:table-cell table:style-name="ce16" office:value-type="float" office:value="402.367484" calcext:value-type="float">
            <text:p>402.3675</text:p>
          </table:table-cell>
          <table:table-cell table:style-name="ce16" office:value-type="float" office:value="0.034145" calcext:value-type="float">
            <text:p>0.0341</text:p>
          </table:table-cell>
          <table:table-cell table:style-name="ce16" office:value-type="float" office:value="399.020918" calcext:value-type="float">
            <text:p>399.0209</text:p>
          </table:table-cell>
          <table:table-cell table:style-name="ce16" office:value-type="float" office:value="0.032971" calcext:value-type="float">
            <text:p>0.0330</text:p>
          </table:table-cell>
          <table:table-cell table:style-name="ce15" office:value-type="float" office:value="402.705258" calcext:value-type="float">
            <text:p>402.7053</text:p>
          </table:table-cell>
          <table:table-cell table:style-name="ce15" office:value-type="float" office:value="0.052831" calcext:value-type="float">
            <text:p>0.0528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400.4032" calcext:value-type="float">
            <text:p>400.4032</text:p>
          </table:table-cell>
          <table:table-cell table:style-name="ce24" office:value-type="float" office:value="0.046537" calcext:value-type="float">
            <text:p>0.0465</text:p>
          </table:table-cell>
          <table:table-cell table:style-name="ce19" office:value-type="float" office:value="387.2848" calcext:value-type="float">
            <text:p>387.2848</text:p>
          </table:table-cell>
          <table:table-cell table:style-name="ce19" office:value-type="float" office:value="0.0303231475" calcext:value-type="float">
            <text:p>0.0303</text:p>
          </table:table-cell>
          <table:table-cell table:style-name="ce20" office:value-type="float" office:value="397.3596" calcext:value-type="float">
            <text:p>397.3596</text:p>
          </table:table-cell>
          <table:table-cell table:style-name="ce20" office:value-type="float" office:value="0.058935698" calcext:value-type="float">
            <text:p>0.0589</text:p>
          </table:table-cell>
          <table:table-cell table:style-name="ce26" office:value-type="float" office:value="401.7738" calcext:value-type="float">
            <text:p>401.7738</text:p>
          </table:table-cell>
          <table:table-cell table:style-name="ce20" office:value-type="float" office:value="0.0644496" calcext:value-type="float">
            <text:p>0.0644</text:p>
          </table:table-cell>
          <table:table-cell table:style-name="ce20" office:value-type="float" office:value="387.3955" calcext:value-type="float">
            <text:p>387.3955</text:p>
          </table:table-cell>
          <table:table-cell table:style-name="ce20" office:value-type="float" office:value="0.0386163137" calcext:value-type="float">
            <text:p>0.0386</text:p>
          </table:table-cell>
          <table:table-cell table:style-name="ce19" office:value-type="float" office:value="399.9071" calcext:value-type="float">
            <text:p>399.9071</text:p>
          </table:table-cell>
          <table:table-cell table:style-name="ce19" office:value-type="float" office:value="0.0550902656" calcext:value-type="float">
            <text:p>0.0551</text:p>
          </table:table-cell>
          <table:table-cell table:style-name="ce34" office:value-type="float" office:value="387.7158" calcext:value-type="float">
            <text:p>387.7158</text:p>
          </table:table-cell>
          <table:table-cell table:style-name="ce34" office:value-type="float" office:value="0.0390377195" calcext:value-type="float">
            <text:p>0.0390</text:p>
          </table:table-cell>
          <table:table-cell table:style-name="ce34" office:value-type="float" office:value="398.6428" calcext:value-type="float">
            <text:p>398.6428</text:p>
          </table:table-cell>
          <table:table-cell table:style-name="ce34" office:value-type="float" office:value="0.062289128" calcext:value-type="float">
            <text:p>0.0623</text:p>
          </table:table-cell>
          <table:table-cell table:style-name="ce22" office:value-type="float" office:value="399.5523123389" calcext:value-type="float">
            <text:p>399.5523</text:p>
          </table:table-cell>
          <table:table-cell table:style-name="ce35" office:value-type="float" office:value="0.012617464298633" calcext:value-type="float">
            <text:p>0.0126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1" calcext:value-type="float">
            <text:p>1</text:p>
          </table:table-cell>
          <table:table-cell table:style-name="ce12" office:value-type="float" office:value="398.83" calcext:value-type="float">
            <text:p>398.83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411.5345" calcext:value-type="float">
            <text:p>411.5345</text:p>
          </table:table-cell>
          <table:table-cell table:style-name="ce15" office:value-type="float" office:value="0.0938062092" calcext:value-type="float">
            <text:p>0.0938</text:p>
          </table:table-cell>
          <table:table-cell table:style-name="ce16" office:value-type="float" office:value="411.53453" calcext:value-type="float">
            <text:p>411.5345</text:p>
          </table:table-cell>
          <table:table-cell table:style-name="ce16" office:value-type="float" office:value="0.093806" calcext:value-type="float">
            <text:p>0.0938</text:p>
          </table:table-cell>
          <table:table-cell table:style-name="ce16" office:value-type="float" office:value="401.559136" calcext:value-type="float">
            <text:p>401.5591</text:p>
          </table:table-cell>
          <table:table-cell table:style-name="ce16" office:value-type="float" office:value="0.040729" calcext:value-type="float">
            <text:p>0.0407</text:p>
          </table:table-cell>
          <table:table-cell table:style-name="ce16" office:value-type="float" office:value="398.416941" calcext:value-type="float">
            <text:p>398.4169</text:p>
          </table:table-cell>
          <table:table-cell table:style-name="ce16" office:value-type="float" office:value="0.038609" calcext:value-type="float">
            <text:p>0.0386</text:p>
          </table:table-cell>
          <table:table-cell table:style-name="ce16" office:value-type="float" office:value="402.054712" calcext:value-type="float">
            <text:p>402.0547</text:p>
          </table:table-cell>
          <table:table-cell table:style-name="ce16" office:value-type="float" office:value="0.055423" calcext:value-type="float">
            <text:p>0.055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399.6952" calcext:value-type="float">
            <text:p>399.6952</text:p>
          </table:table-cell>
          <table:table-cell table:style-name="ce18" office:value-type="float" office:value="0.05034" calcext:value-type="float">
            <text:p>0.0503</text:p>
          </table:table-cell>
          <table:table-cell table:style-name="ce19" office:value-type="float" office:value="386.4524" calcext:value-type="float">
            <text:p>386.4524</text:p>
          </table:table-cell>
          <table:table-cell table:style-name="ce19" office:value-type="float" office:value="0.0383280483" calcext:value-type="float">
            <text:p>0.0383</text:p>
          </table:table-cell>
          <table:table-cell table:style-name="ce20" office:value-type="float" office:value="396.5403" calcext:value-type="float">
            <text:p>396.5403</text:p>
          </table:table-cell>
          <table:table-cell table:style-name="ce20" office:value-type="float" office:value="0.0603508865" calcext:value-type="float">
            <text:p>0.0604</text:p>
          </table:table-cell>
          <table:table-cell table:style-name="ce20" office:value-type="float" office:value="400.9806" calcext:value-type="float">
            <text:p>400.9806</text:p>
          </table:table-cell>
          <table:table-cell table:style-name="ce20" office:value-type="float" office:value="0.0659207448" calcext:value-type="float">
            <text:p>0.0659</text:p>
          </table:table-cell>
          <table:table-cell table:style-name="ce20" office:value-type="float" office:value="386.7233" calcext:value-type="float">
            <text:p>386.7233</text:p>
          </table:table-cell>
          <table:table-cell table:style-name="ce20" office:value-type="float" office:value="0.0445114736" calcext:value-type="float">
            <text:p>0.0445</text:p>
          </table:table-cell>
          <table:table-cell table:style-name="ce19" office:value-type="float" office:value="398.986" calcext:value-type="float">
            <text:p>398.9860</text:p>
          </table:table-cell>
          <table:table-cell table:style-name="ce19" office:value-type="float" office:value="0.0545302719" calcext:value-type="float">
            <text:p>0.0545</text:p>
          </table:table-cell>
          <table:table-cell table:style-name="ce34" office:value-type="float" office:value="387.0725" calcext:value-type="float">
            <text:p>387.0725</text:p>
          </table:table-cell>
          <table:table-cell table:style-name="ce34" office:value-type="float" office:value="0.0449609697" calcext:value-type="float">
            <text:p>0.0450</text:p>
          </table:table-cell>
          <table:table-cell table:style-name="ce34" office:value-type="float" office:value="397.8768" calcext:value-type="float">
            <text:p>397.8768</text:p>
          </table:table-cell>
          <table:table-cell table:style-name="ce34" office:value-type="float" office:value="0.0644666284" calcext:value-type="float">
            <text:p>0.0645</text:p>
          </table:table-cell>
          <table:table-cell table:style-name="ce22" office:value-type="float" office:value="398.6307136116" calcext:value-type="float">
            <text:p>398.6307</text:p>
          </table:table-cell>
          <table:table-cell table:style-name="ce35" office:value-type="float" office:value="0.015071485959039" calcext:value-type="float">
            <text:p>0.0151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23"/>
          <table:table-cell table:style-name="ce15" office:value-type="float" office:value="411.3103" calcext:value-type="float">
            <text:p>411.3103</text:p>
          </table:table-cell>
          <table:table-cell table:style-name="ce15" office:value-type="float" office:value="0.1956492449" calcext:value-type="float">
            <text:p>0.1956</text:p>
          </table:table-cell>
          <table:table-cell table:style-name="ce16" office:value-type="float" office:value="411.315001" calcext:value-type="float">
            <text:p>411.3150</text:p>
          </table:table-cell>
          <table:table-cell table:style-name="ce16" office:value-type="float" office:value="0.197137" calcext:value-type="float">
            <text:p>0.1971</text:p>
          </table:table-cell>
          <table:table-cell table:style-name="ce16" office:value-type="float" office:value="402.031723" calcext:value-type="float">
            <text:p>402.0317</text:p>
          </table:table-cell>
          <table:table-cell table:style-name="ce16" office:value-type="float" office:value="0.088865" calcext:value-type="float">
            <text:p>0.0889</text:p>
          </table:table-cell>
          <table:table-cell table:style-name="ce16" office:value-type="float" office:value="398.671372" calcext:value-type="float">
            <text:p>398.6714</text:p>
          </table:table-cell>
          <table:table-cell table:style-name="ce16" office:value-type="float" office:value="0.081423" calcext:value-type="float">
            <text:p>0.0814</text:p>
          </table:table-cell>
          <table:table-cell table:style-name="ce16" office:value-type="float" office:value="402.062688" calcext:value-type="float">
            <text:p>402.0627</text:p>
          </table:table-cell>
          <table:table-cell table:style-name="ce16" office:value-type="float" office:value="0.115405" calcext:value-type="float">
            <text:p>0.115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399.9108" calcext:value-type="float">
            <text:p>399.9108</text:p>
          </table:table-cell>
          <table:table-cell table:style-name="ce18" office:value-type="float" office:value="0.107197" calcext:value-type="float">
            <text:p>0.1072</text:p>
          </table:table-cell>
          <table:table-cell table:style-name="ce19" office:value-type="float" office:value="386.728" calcext:value-type="float">
            <text:p>386.7280</text:p>
          </table:table-cell>
          <table:table-cell table:style-name="ce19" office:value-type="float" office:value="0.0815053878" calcext:value-type="float">
            <text:p>0.0815</text:p>
          </table:table-cell>
          <table:table-cell table:style-name="ce20" office:value-type="float" office:value="396.6635" calcext:value-type="float">
            <text:p>396.6635</text:p>
          </table:table-cell>
          <table:table-cell table:style-name="ce20" office:value-type="float" office:value="0.1290261846" calcext:value-type="float">
            <text:p>0.1290</text:p>
          </table:table-cell>
          <table:table-cell table:style-name="ce20" office:value-type="float" office:value="401.0479" calcext:value-type="float">
            <text:p>401.0479</text:p>
          </table:table-cell>
          <table:table-cell table:style-name="ce20" office:value-type="float" office:value="0.1406973037" calcext:value-type="float">
            <text:p>0.1407</text:p>
          </table:table-cell>
          <table:table-cell table:style-name="ce20" office:value-type="float" office:value="386.9339" calcext:value-type="float">
            <text:p>386.9339</text:p>
          </table:table-cell>
          <table:table-cell table:style-name="ce20" office:value-type="float" office:value="0.0950193198" calcext:value-type="float">
            <text:p>0.0950</text:p>
          </table:table-cell>
          <table:table-cell table:style-name="ce19" office:value-type="float" office:value="399.1883" calcext:value-type="float">
            <text:p>399.1883</text:p>
          </table:table-cell>
          <table:table-cell table:style-name="ce19" office:value-type="float" office:value="0.1186055997" calcext:value-type="float">
            <text:p>0.1186</text:p>
          </table:table-cell>
          <table:table-cell table:style-name="ce34" office:value-type="float" office:value="387.2751" calcext:value-type="float">
            <text:p>387.2751</text:p>
          </table:table-cell>
          <table:table-cell table:style-name="ce34" office:value-type="float" office:value="0.0960140885" calcext:value-type="float">
            <text:p>0.0960</text:p>
          </table:table-cell>
          <table:table-cell table:style-name="ce34" office:value-type="float" office:value="397.9495" calcext:value-type="float">
            <text:p>397.9495</text:p>
          </table:table-cell>
          <table:table-cell table:style-name="ce34" office:value-type="float" office:value="0.1373551019" calcext:value-type="float">
            <text:p>0.1374</text:p>
          </table:table-cell>
          <table:table-cell table:style-name="ce22" office:value-type="float" office:value="398.79403908765" calcext:value-type="float">
            <text:p>398.7940</text:p>
          </table:table-cell>
          <table:table-cell table:style-name="ce35" office:value-type="float" office:value="0.032216235627236" calcext:value-type="float">
            <text:p>0.0322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string" calcext:value-type="string">
            <text:p>1-3</text:p>
          </table:table-cell>
          <table:table-cell table:style-name="ce12" office:value-type="float" office:value="398.89" calcext:value-type="float">
            <text:p>398.89</text:p>
          </table:table-cell>
          <table:table-cell table:style-name="ce13"/>
          <table:table-cell table:style-name="ce14" office:value-type="string" calcext:value-type="string">
            <text:p>Hitchcock</text:p>
          </table:table-cell>
          <table:table-cell table:style-name="ce15" office:value-type="float" office:value="412.1693" calcext:value-type="float">
            <text:p>412.1693</text:p>
          </table:table-cell>
          <table:table-cell table:style-name="ce15" office:value-type="float" office:value="0.2684061239" calcext:value-type="float">
            <text:p>0.2684</text:p>
          </table:table-cell>
          <table:table-cell table:style-name="ce16" office:value-type="float" office:value="412.173442" calcext:value-type="float">
            <text:p>412.1734</text:p>
          </table:table-cell>
          <table:table-cell table:style-name="ce16" office:value-type="float" office:value="0.270374" calcext:value-type="float">
            <text:p>0.2704</text:p>
          </table:table-cell>
          <table:table-cell table:style-name="ce16" office:value-type="float" office:value="401.581676" calcext:value-type="float">
            <text:p>401.5817</text:p>
          </table:table-cell>
          <table:table-cell table:style-name="ce16" office:value-type="float" office:value="0.112408" calcext:value-type="float">
            <text:p>0.1124</text:p>
          </table:table-cell>
          <table:table-cell table:style-name="ce16" office:value-type="float" office:value="398.497046" calcext:value-type="float">
            <text:p>398.4970</text:p>
          </table:table-cell>
          <table:table-cell table:style-name="ce16" office:value-type="float" office:value="0.108405" calcext:value-type="float">
            <text:p>0.1084</text:p>
          </table:table-cell>
          <table:table-cell table:style-name="ce16" office:value-type="float" office:value="402.225078" calcext:value-type="float">
            <text:p>402.2251</text:p>
          </table:table-cell>
          <table:table-cell table:style-name="ce16" office:value-type="float" office:value="0.1791" calcext:value-type="float">
            <text:p>0.1791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399.8594" calcext:value-type="float">
            <text:p>399.8594</text:p>
          </table:table-cell>
          <table:table-cell table:style-name="ce24" office:value-type="float" office:value="0.145679" calcext:value-type="float">
            <text:p>0.1457</text:p>
          </table:table-cell>
          <table:table-cell table:style-name="ce19" office:value-type="float" office:value="386.4827" calcext:value-type="float">
            <text:p>386.4827</text:p>
          </table:table-cell>
          <table:table-cell table:style-name="ce19" office:value-type="float" office:value="0.1090155845" calcext:value-type="float">
            <text:p>0.1090</text:p>
          </table:table-cell>
          <table:table-cell table:style-name="ce20" office:value-type="float" office:value="396.7407" calcext:value-type="float">
            <text:p>396.7407</text:p>
          </table:table-cell>
          <table:table-cell table:style-name="ce20" office:value-type="float" office:value="0.1746021017" calcext:value-type="float">
            <text:p>0.1746</text:p>
          </table:table-cell>
          <table:table-cell table:style-name="ce20" office:value-type="float" office:value="401.2454" calcext:value-type="float">
            <text:p>401.2454</text:p>
          </table:table-cell>
          <table:table-cell table:style-name="ce20" office:value-type="float" office:value="0.1903015833" calcext:value-type="float">
            <text:p>0.1903</text:p>
          </table:table-cell>
          <table:table-cell table:style-name="ce20" office:value-type="float" office:value="386.8463" calcext:value-type="float">
            <text:p>386.8463</text:p>
          </table:table-cell>
          <table:table-cell table:style-name="ce20" office:value-type="float" office:value="0.1268471364" calcext:value-type="float">
            <text:p>0.1268</text:p>
          </table:table-cell>
          <table:table-cell table:style-name="ce19" office:value-type="float" office:value="399.079" calcext:value-type="float">
            <text:p>399.0790</text:p>
          </table:table-cell>
          <table:table-cell table:style-name="ce19" office:value-type="float" office:value="0.1569754578" calcext:value-type="float">
            <text:p>0.1570</text:p>
          </table:table-cell>
          <table:table-cell table:style-name="ce34" office:value-type="float" office:value="387.2121" calcext:value-type="float">
            <text:p>387.2121</text:p>
          </table:table-cell>
          <table:table-cell table:style-name="ce34" office:value-type="float" office:value="0.1280892933" calcext:value-type="float">
            <text:p>0.1281</text:p>
          </table:table-cell>
          <table:table-cell table:style-name="ce34" office:value-type="float" office:value="398.1493" calcext:value-type="float">
            <text:p>398.1493</text:p>
          </table:table-cell>
          <table:table-cell table:style-name="ce34" office:value-type="float" office:value="0.1858673016" calcext:value-type="float">
            <text:p>0.1859</text:p>
          </table:table-cell>
          <table:table-cell table:style-name="ce22" office:value-type="float" office:value="398.624108214733" calcext:value-type="float">
            <text:p>398.6241</text:p>
          </table:table-cell>
          <table:table-cell table:style-name="ce35" office:value-type="float" office:value="0.04310628814323" calcext:value-type="float">
            <text:p>0.0431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43" office:value-type="float" office:value="4" calcext:value-type="float">
            <text:p>4</text:p>
          </table:table-cell>
          <table:table-cell table:style-name="ce12" office:value-type="float" office:value="399.84" calcext:value-type="float">
            <text:p>399.84</text:p>
          </table:table-cell>
          <table:table-cell table:style-name="ce60"/>
          <table:table-cell table:style-name="ce14" office:value-type="string" calcext:value-type="string">
            <text:p>Hitchcock</text:p>
          </table:table-cell>
          <table:table-cell table:style-name="ce16" office:value-type="float" office:value="411.9105" calcext:value-type="float">
            <text:p>411.9105</text:p>
          </table:table-cell>
          <table:table-cell table:style-name="ce16" office:value-type="float" office:value="0.0958336715" calcext:value-type="float">
            <text:p>0.0958</text:p>
          </table:table-cell>
          <table:table-cell table:style-name="ce16" office:value-type="float" office:value="411.915037" calcext:value-type="float">
            <text:p>411.9150</text:p>
          </table:table-cell>
          <table:table-cell table:style-name="ce16" office:value-type="float" office:value="0.096556" calcext:value-type="float">
            <text:p>0.0966</text:p>
          </table:table-cell>
          <table:table-cell table:style-name="ce16" office:value-type="float" office:value="402.555786" calcext:value-type="float">
            <text:p>402.5558</text:p>
          </table:table-cell>
          <table:table-cell table:style-name="ce16" office:value-type="float" office:value="0.050693" calcext:value-type="float">
            <text:p>0.0507</text:p>
          </table:table-cell>
          <table:table-cell table:style-name="ce16" office:value-type="float" office:value="398.895653" calcext:value-type="float">
            <text:p>398.8957</text:p>
          </table:table-cell>
          <table:table-cell table:style-name="ce16" office:value-type="float" office:value="0.04472" calcext:value-type="float">
            <text:p>0.0447</text:p>
          </table:table-cell>
          <table:table-cell table:style-name="ce16" office:value-type="float" office:value="402.599333" calcext:value-type="float">
            <text:p>402.5993</text:p>
          </table:table-cell>
          <table:table-cell table:style-name="ce16" office:value-type="float" office:value="0.059195" calcext:value-type="float">
            <text:p>0.059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2329" calcext:value-type="float">
            <text:p>400.2329</text:p>
          </table:table-cell>
          <table:table-cell table:style-name="ce18" office:value-type="float" office:value="0.054533" calcext:value-type="float">
            <text:p>0.0545</text:p>
          </table:table-cell>
          <table:table-cell table:style-name="ce79" office:value-type="float" office:value="387.4803" calcext:value-type="float">
            <text:p>387.4803</text:p>
          </table:table-cell>
          <table:table-cell table:style-name="ce35" office:value-type="float" office:value="0.04712" calcext:value-type="float">
            <text:p>0.0471</text:p>
          </table:table-cell>
          <table:table-cell table:style-name="ce20" office:value-type="float" office:value="397.237" calcext:value-type="float">
            <text:p>397.2370</text:p>
          </table:table-cell>
          <table:table-cell table:style-name="ce20" office:value-type="float" office:value="0.065615081" calcext:value-type="float">
            <text:p>0.0656</text:p>
          </table:table-cell>
          <table:table-cell table:style-name="ce20" office:value-type="float" office:value="401.5904" calcext:value-type="float">
            <text:p>401.5904</text:p>
          </table:table-cell>
          <table:table-cell table:style-name="ce20" office:value-type="float" office:value="0.0708814173" calcext:value-type="float">
            <text:p>0.0709</text:p>
          </table:table-cell>
          <table:table-cell table:style-name="ce20" office:value-type="float" office:value="387.5151" calcext:value-type="float">
            <text:p>387.5151</text:p>
          </table:table-cell>
          <table:table-cell table:style-name="ce20" office:value-type="float" office:value="0.0493685996" calcext:value-type="float">
            <text:p>0.0494</text:p>
          </table:table-cell>
          <table:table-cell table:style-name="ce113" office:value-type="float" office:value="399.8102" calcext:value-type="float">
            <text:p>399.8102</text:p>
          </table:table-cell>
          <table:table-cell table:style-name="ce113" office:value-type="float" office:value="0.06373" calcext:value-type="float">
            <text:p>0.0637</text:p>
          </table:table-cell>
          <table:table-cell table:style-name="ce34" office:value-type="float" office:value="387.8381" calcext:value-type="float">
            <text:p>387.8381</text:p>
          </table:table-cell>
          <table:table-cell table:style-name="ce34" office:value-type="float" office:value="0.0493281861" calcext:value-type="float">
            <text:p>0.0493</text:p>
          </table:table-cell>
          <table:table-cell table:style-name="ce20" office:value-type="float" office:value="398.4877" calcext:value-type="float">
            <text:p>398.4877</text:p>
          </table:table-cell>
          <table:table-cell table:style-name="ce20" office:value-type="float" office:value="0.0686680568" calcext:value-type="float">
            <text:p>0.0687</text:p>
          </table:table-cell>
          <table:table-cell table:style-name="ce22" office:value-type="float" office:value="399.47606040845" calcext:value-type="float">
            <text:p>399.4761</text:p>
          </table:table-cell>
          <table:table-cell table:style-name="ce22" office:value-type="float" office:value="0.022882189734168" calcext:value-type="float">
            <text:p>0.0229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4" calcext:value-type="float">
            <text:p>4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3.5339" calcext:value-type="float">
            <text:p>413.5339</text:p>
          </table:table-cell>
          <table:table-cell table:style-name="ce16" office:value-type="float" office:value="0.0739483182" calcext:value-type="float">
            <text:p>0.0739</text:p>
          </table:table-cell>
          <table:table-cell table:style-name="ce16" office:value-type="float" office:value="413.537208" calcext:value-type="float">
            <text:p>413.5372</text:p>
          </table:table-cell>
          <table:table-cell table:style-name="ce16" office:value-type="float" office:value="0.074467" calcext:value-type="float">
            <text:p>0.0745</text:p>
          </table:table-cell>
          <table:table-cell table:style-name="ce16" office:value-type="float" office:value="401.108644" calcext:value-type="float">
            <text:p>401.1086</text:p>
          </table:table-cell>
          <table:table-cell table:style-name="ce16" office:value-type="float" office:value="0.018621" calcext:value-type="float">
            <text:p>0.0186</text:p>
          </table:table-cell>
          <table:table-cell table:style-name="ce16" office:value-type="float" office:value="398.234044" calcext:value-type="float">
            <text:p>398.2340</text:p>
          </table:table-cell>
          <table:table-cell table:style-name="ce16" office:value-type="float" office:value="0.018683" calcext:value-type="float">
            <text:p>0.0187</text:p>
          </table:table-cell>
          <table:table-cell table:style-name="ce16" office:value-type="float" office:value="402.834143" calcext:value-type="float">
            <text:p>402.8341</text:p>
          </table:table-cell>
          <table:table-cell table:style-name="ce16" office:value-type="float" office:value="0.037911" calcext:value-type="float">
            <text:p>0.0379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0022" calcext:value-type="float">
            <text:p>400.0022</text:p>
          </table:table-cell>
          <table:table-cell table:style-name="ce18" office:value-type="float" office:value="0.028645" calcext:value-type="float">
            <text:p>0.0286</text:p>
          </table:table-cell>
          <table:table-cell table:style-name="ce34" office:value-type="float" office:value="386.1782" calcext:value-type="float">
            <text:p>386.1782</text:p>
          </table:table-cell>
          <table:table-cell table:style-name="ce34" office:value-type="float" office:value="0.0190272154" calcext:value-type="float">
            <text:p>0.0190</text:p>
          </table:table-cell>
          <table:table-cell table:style-name="ce26" office:value-type="float" office:value="397.1399" calcext:value-type="float">
            <text:p>397.1399</text:p>
          </table:table-cell>
          <table:table-cell table:style-name="ce20" office:value-type="float" office:value="0.0383433118" calcext:value-type="float">
            <text:p>0.0383</text:p>
          </table:table-cell>
          <table:table-cell table:style-name="ce20" office:value-type="float" office:value="401.8056" calcext:value-type="float">
            <text:p>401.8056</text:p>
          </table:table-cell>
          <table:table-cell table:style-name="ce20" office:value-type="float" office:value="0.0442787322" calcext:value-type="float">
            <text:p>0.0443</text:p>
          </table:table-cell>
          <table:table-cell table:style-name="ce20" office:value-type="float" office:value="386.6606" calcext:value-type="float">
            <text:p>386.6606</text:p>
          </table:table-cell>
          <table:table-cell table:style-name="ce20" office:value-type="float" office:value="0.0211769639" calcext:value-type="float">
            <text:p>0.0212</text:p>
          </table:table-cell>
          <table:table-cell table:style-name="ce61" office:value-type="float" office:value="399.1673" calcext:value-type="float">
            <text:p>399.1673</text:p>
          </table:table-cell>
          <table:table-cell table:style-name="ce61" office:value-type="float" office:value="0.0327664248" calcext:value-type="float">
            <text:p>0.0328</text:p>
          </table:table-cell>
          <table:table-cell table:style-name="ce34" office:value-type="float" office:value="387.0246" calcext:value-type="float">
            <text:p>387.0246</text:p>
          </table:table-cell>
          <table:table-cell table:style-name="ce34" office:value-type="float" office:value="0.0210207151" calcext:value-type="float">
            <text:p>0.0210</text:p>
          </table:table-cell>
          <table:table-cell table:style-name="ce20" office:value-type="float" office:value="398.6937" calcext:value-type="float">
            <text:p>398.6937</text:p>
          </table:table-cell>
          <table:table-cell table:style-name="ce20" office:value-type="float" office:value="0.0420860411" calcext:value-type="float">
            <text:p>0.0421</text:p>
          </table:table-cell>
          <table:table-cell table:style-name="ce22" office:value-type="float" office:value="398.3377691567" calcext:value-type="float">
            <text:p>398.3378</text:p>
          </table:table-cell>
          <table:table-cell table:style-name="ce22" office:value-type="float" office:value="0.006675277541247" calcext:value-type="float">
            <text:p>0.0067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3" calcext:value-type="float">
            <text:p>3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2.5668" calcext:value-type="float">
            <text:p>412.5668</text:p>
          </table:table-cell>
          <table:table-cell table:style-name="ce16" office:value-type="float" office:value="0.0866066357" calcext:value-type="float">
            <text:p>0.0866</text:p>
          </table:table-cell>
          <table:table-cell table:style-name="ce16" office:value-type="float" office:value="412.57072" calcext:value-type="float">
            <text:p>412.5707</text:p>
          </table:table-cell>
          <table:table-cell table:style-name="ce16" office:value-type="float" office:value="0.087234" calcext:value-type="float">
            <text:p>0.0872</text:p>
          </table:table-cell>
          <table:table-cell table:style-name="ce16" office:value-type="float" office:value="402.137354" calcext:value-type="float">
            <text:p>402.1374</text:p>
          </table:table-cell>
          <table:table-cell table:style-name="ce16" office:value-type="float" office:value="0.031434" calcext:value-type="float">
            <text:p>0.0314</text:p>
          </table:table-cell>
          <table:table-cell table:style-name="ce51" office:value-type="float" office:value="398.915868" calcext:value-type="float">
            <text:p>398.9159</text:p>
          </table:table-cell>
          <table:table-cell table:style-name="ce16" office:value-type="float" office:value="0.0321" calcext:value-type="float">
            <text:p>0.0321</text:p>
          </table:table-cell>
          <table:table-cell table:style-name="ce16" office:value-type="float" office:value="402.862763" calcext:value-type="float">
            <text:p>402.8628</text:p>
          </table:table-cell>
          <table:table-cell table:style-name="ce16" office:value-type="float" office:value="0.049972" calcext:value-type="float">
            <text:p>0.050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3609" calcext:value-type="float">
            <text:p>400.3609</text:p>
          </table:table-cell>
          <table:table-cell table:style-name="ce18" office:value-type="float" office:value="0.043258" calcext:value-type="float">
            <text:p>0.0433</text:p>
          </table:table-cell>
          <table:table-cell table:style-name="ce34" office:value-type="float" office:value="386.9124" calcext:value-type="float">
            <text:p>386.9124</text:p>
          </table:table-cell>
          <table:table-cell table:style-name="ce34" office:value-type="float" office:value="0.0269753628" calcext:value-type="float">
            <text:p>0.0270</text:p>
          </table:table-cell>
          <table:table-cell table:style-name="ce20" office:value-type="float" office:value="397.3687" calcext:value-type="float">
            <text:p>397.3687</text:p>
          </table:table-cell>
          <table:table-cell table:style-name="ce20" office:value-type="float" office:value="0.0536192272" calcext:value-type="float">
            <text:p>0.0536</text:p>
          </table:table-cell>
          <table:table-cell table:style-name="ce20" office:value-type="float" office:value="401.8299" calcext:value-type="float">
            <text:p>401.8299</text:p>
          </table:table-cell>
          <table:table-cell table:style-name="ce20" office:value-type="float" office:value="0.0595923329" calcext:value-type="float">
            <text:p>0.0596</text:p>
          </table:table-cell>
          <table:table-cell table:style-name="ce20" office:value-type="float" office:value="387.2935" calcext:value-type="float">
            <text:p>387.2935</text:p>
          </table:table-cell>
          <table:table-cell table:style-name="ce20" office:value-type="float" office:value="0.0357052705" calcext:value-type="float">
            <text:p>0.0357</text:p>
          </table:table-cell>
          <table:table-cell table:style-name="ce61" office:value-type="float" office:value="399.6698" calcext:value-type="float">
            <text:p>399.6698</text:p>
          </table:table-cell>
          <table:table-cell table:style-name="ce61" office:value-type="float" office:value="0.0434558935" calcext:value-type="float">
            <text:p>0.0435</text:p>
          </table:table-cell>
          <table:table-cell table:style-name="ce34" office:value-type="float" office:value="387.6225" calcext:value-type="float">
            <text:p>387.6225</text:p>
          </table:table-cell>
          <table:table-cell table:style-name="ce34" office:value-type="float" office:value="0.0364905591" calcext:value-type="float">
            <text:p>0.0365</text:p>
          </table:table-cell>
          <table:table-cell table:style-name="ce20" office:value-type="float" office:value="398.6931" calcext:value-type="float">
            <text:p>398.6931</text:p>
          </table:table-cell>
          <table:table-cell table:style-name="ce20" office:value-type="float" office:value="0.0576825048" calcext:value-type="float">
            <text:p>0.0577</text:p>
          </table:table-cell>
          <table:table-cell table:style-name="ce22" office:value-type="float" office:value="399.0021721543" calcext:value-type="float">
            <text:p>399.0022</text:p>
          </table:table-cell>
          <table:table-cell table:style-name="ce22" office:value-type="float" office:value="0.010026575008192" calcext:value-type="float">
            <text:p>0.0100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4" calcext:value-type="float">
            <text:p>4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3.1563" calcext:value-type="float">
            <text:p>413.1563</text:p>
          </table:table-cell>
          <table:table-cell table:style-name="ce16" office:value-type="float" office:value="0.0806626347" calcext:value-type="float">
            <text:p>0.0807</text:p>
          </table:table-cell>
          <table:table-cell table:style-name="ce16" office:value-type="float" office:value="413.160031" calcext:value-type="float">
            <text:p>413.1600</text:p>
          </table:table-cell>
          <table:table-cell table:style-name="ce16" office:value-type="float" office:value="0.081206" calcext:value-type="float">
            <text:p>0.0812</text:p>
          </table:table-cell>
          <table:table-cell table:style-name="ce16" office:value-type="float" office:value="401.978786" calcext:value-type="float">
            <text:p>401.9788</text:p>
          </table:table-cell>
          <table:table-cell table:style-name="ce16" office:value-type="float" office:value="0.028364" calcext:value-type="float">
            <text:p>0.0284</text:p>
          </table:table-cell>
          <table:table-cell table:style-name="ce51" office:value-type="float" office:value="398.993256" calcext:value-type="float">
            <text:p>398.9933</text:p>
          </table:table-cell>
          <table:table-cell table:style-name="ce16" office:value-type="float" office:value="0.028721" calcext:value-type="float">
            <text:p>0.0287</text:p>
          </table:table-cell>
          <table:table-cell table:style-name="ce16" office:value-type="float" office:value="402.999933" calcext:value-type="float">
            <text:p>402.9999</text:p>
          </table:table-cell>
          <table:table-cell table:style-name="ce16" office:value-type="float" office:value="0.048282" calcext:value-type="float">
            <text:p>0.0483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481" calcext:value-type="float">
            <text:p>400.4810</text:p>
          </table:table-cell>
          <table:table-cell table:style-name="ce18" office:value-type="float" office:value="0.041518" calcext:value-type="float">
            <text:p>0.0415</text:p>
          </table:table-cell>
          <table:table-cell table:style-name="ce34" office:value-type="float" office:value="387.0741" calcext:value-type="float">
            <text:p>387.0741</text:p>
          </table:table-cell>
          <table:table-cell table:style-name="ce34" office:value-type="float" office:value="0.0268814968" calcext:value-type="float">
            <text:p>0.0269</text:p>
          </table:table-cell>
          <table:table-cell table:style-name="ce20" office:value-type="float" office:value="397.4486" calcext:value-type="float">
            <text:p>397.4486</text:p>
          </table:table-cell>
          <table:table-cell table:style-name="ce20" office:value-type="float" office:value="0.0505731328" calcext:value-type="float">
            <text:p>0.0506</text:p>
          </table:table-cell>
          <table:table-cell table:style-name="ce20" office:value-type="float" office:value="401.9916" calcext:value-type="float">
            <text:p>401.9916</text:p>
          </table:table-cell>
          <table:table-cell table:style-name="ce20" office:value-type="float" office:value="0.0552700665" calcext:value-type="float">
            <text:p>0.0553</text:p>
          </table:table-cell>
          <table:table-cell table:style-name="ce20" office:value-type="float" office:value="387.3298" calcext:value-type="float">
            <text:p>387.3298</text:p>
          </table:table-cell>
          <table:table-cell table:style-name="ce20" office:value-type="float" office:value="0.0339168031" calcext:value-type="float">
            <text:p>0.0339</text:p>
          </table:table-cell>
          <table:table-cell table:style-name="ce61" office:value-type="float" office:value="399.7764" calcext:value-type="float">
            <text:p>399.7764</text:p>
          </table:table-cell>
          <table:table-cell table:style-name="ce61" office:value-type="float" office:value="0.0485362059" calcext:value-type="float">
            <text:p>0.0485</text:p>
          </table:table-cell>
          <table:table-cell table:style-name="ce34" office:value-type="float" office:value="387.6879" calcext:value-type="float">
            <text:p>387.6879</text:p>
          </table:table-cell>
          <table:table-cell table:style-name="ce34" office:value-type="float" office:value="0.0338899901" calcext:value-type="float">
            <text:p>0.0339</text:p>
          </table:table-cell>
          <table:table-cell table:style-name="ce20" office:value-type="float" office:value="398.8896" calcext:value-type="float">
            <text:p>398.8896</text:p>
          </table:table-cell>
          <table:table-cell table:style-name="ce20" office:value-type="float" office:value="0.0540265544" calcext:value-type="float">
            <text:p>0.0540</text:p>
          </table:table-cell>
          <table:table-cell table:style-name="ce22" office:value-type="float" office:value="399.2921799409" calcext:value-type="float">
            <text:p>399.2922</text:p>
          </table:table-cell>
          <table:table-cell table:style-name="ce22" office:value-type="float" office:value="0.010635206649343" calcext:value-type="float">
            <text:p>0.0106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3.2647" calcext:value-type="float">
            <text:p>413.2647</text:p>
          </table:table-cell>
          <table:table-cell table:style-name="ce16" office:value-type="float" office:value="0.0875566307" calcext:value-type="float">
            <text:p>0.0876</text:p>
          </table:table-cell>
          <table:table-cell table:style-name="ce16" office:value-type="float" office:value="413.268312" calcext:value-type="float">
            <text:p>413.2683</text:p>
          </table:table-cell>
          <table:table-cell table:style-name="ce16" office:value-type="float" office:value="0.088197" calcext:value-type="float">
            <text:p>0.0882</text:p>
          </table:table-cell>
          <table:table-cell table:style-name="ce16" office:value-type="float" office:value="402.223014" calcext:value-type="float">
            <text:p>402.2230</text:p>
          </table:table-cell>
          <table:table-cell table:style-name="ce16" office:value-type="float" office:value="0.033497" calcext:value-type="float">
            <text:p>0.0335</text:p>
          </table:table-cell>
          <table:table-cell table:style-name="ce51" office:value-type="float" office:value="399.242688" calcext:value-type="float">
            <text:p>399.2427</text:p>
          </table:table-cell>
          <table:table-cell table:style-name="ce16" office:value-type="float" office:value="0.030325" calcext:value-type="float">
            <text:p>0.0303</text:p>
          </table:table-cell>
          <table:table-cell table:style-name="ce16" office:value-type="float" office:value="403.180057" calcext:value-type="float">
            <text:p>403.1801</text:p>
          </table:table-cell>
          <table:table-cell table:style-name="ce16" office:value-type="float" office:value="0.051181" calcext:value-type="float">
            <text:p>0.051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6598" calcext:value-type="float">
            <text:p>400.6598</text:p>
          </table:table-cell>
          <table:table-cell table:style-name="ce18" office:value-type="float" office:value="0.044686" calcext:value-type="float">
            <text:p>0.0447</text:p>
          </table:table-cell>
          <table:table-cell table:style-name="ce34" office:value-type="float" office:value="387.1688" calcext:value-type="float">
            <text:p>387.1688</text:p>
          </table:table-cell>
          <table:table-cell table:style-name="ce34" office:value-type="float" office:value="0.0291327093" calcext:value-type="float">
            <text:p>0.0291</text:p>
          </table:table-cell>
          <table:table-cell table:style-name="ce20" office:value-type="float" office:value="397.5409" calcext:value-type="float">
            <text:p>397.5409</text:p>
          </table:table-cell>
          <table:table-cell table:style-name="ce20" office:value-type="float" office:value="0.0550343984" calcext:value-type="float">
            <text:p>0.0550</text:p>
          </table:table-cell>
          <table:table-cell table:style-name="ce20" office:value-type="float" office:value="402.0712" calcext:value-type="float">
            <text:p>402.0712</text:p>
          </table:table-cell>
          <table:table-cell table:style-name="ce20" office:value-type="float" office:value="0.0607445349" calcext:value-type="float">
            <text:p>0.0607</text:p>
          </table:table-cell>
          <table:table-cell table:style-name="ce20" office:value-type="float" office:value="387.508" calcext:value-type="float">
            <text:p>387.5080</text:p>
          </table:table-cell>
          <table:table-cell table:style-name="ce20" office:value-type="float" office:value="0.0382064141" calcext:value-type="float">
            <text:p>0.0382</text:p>
          </table:table-cell>
          <table:table-cell table:style-name="ce61" office:value-type="float" office:value="399.813" calcext:value-type="float">
            <text:p>399.8130</text:p>
          </table:table-cell>
          <table:table-cell table:style-name="ce61" office:value-type="float" office:value="0.0503983216" calcext:value-type="float">
            <text:p>0.0504</text:p>
          </table:table-cell>
          <table:table-cell table:style-name="ce34" office:value-type="float" office:value="387.8705" calcext:value-type="float">
            <text:p>387.8705</text:p>
          </table:table-cell>
          <table:table-cell table:style-name="ce34" office:value-type="float" office:value="0.0383915209" calcext:value-type="float">
            <text:p>0.0384</text:p>
          </table:table-cell>
          <table:table-cell table:style-name="ce20" office:value-type="float" office:value="398.9913" calcext:value-type="float">
            <text:p>398.9913</text:p>
          </table:table-cell>
          <table:table-cell table:style-name="ce20" office:value-type="float" office:value="0.0583935625" calcext:value-type="float">
            <text:p>0.0584</text:p>
          </table:table-cell>
          <table:table-cell table:style-name="ce22" office:value-type="float" office:value="399.324948281" calcext:value-type="float">
            <text:p>399.3249</text:p>
          </table:table-cell>
          <table:table-cell table:style-name="ce22" office:value-type="float" office:value="0.012367553674204" calcext:value-type="float">
            <text:p>0.0124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2.2423" calcext:value-type="float">
            <text:p>412.2423</text:p>
          </table:table-cell>
          <table:table-cell table:style-name="ce16" office:value-type="float" office:value="0.0898325035" calcext:value-type="float">
            <text:p>0.0898</text:p>
          </table:table-cell>
          <table:table-cell table:style-name="ce16" office:value-type="float" office:value="412.246217" calcext:value-type="float">
            <text:p>412.2462</text:p>
          </table:table-cell>
          <table:table-cell table:style-name="ce16" office:value-type="float" office:value="0.090465" calcext:value-type="float">
            <text:p>0.0905</text:p>
          </table:table-cell>
          <table:table-cell table:style-name="ce16" office:value-type="float" office:value="402.273221" calcext:value-type="float">
            <text:p>402.2732</text:p>
          </table:table-cell>
          <table:table-cell table:style-name="ce16" office:value-type="float" office:value="0.039389" calcext:value-type="float">
            <text:p>0.0394</text:p>
          </table:table-cell>
          <table:table-cell table:style-name="ce51" office:value-type="float" office:value="398.973981" calcext:value-type="float">
            <text:p>398.9740</text:p>
          </table:table-cell>
          <table:table-cell table:style-name="ce16" office:value-type="float" office:value="0.03713" calcext:value-type="float">
            <text:p>0.0371</text:p>
          </table:table-cell>
          <table:table-cell table:style-name="ce16" office:value-type="string" calcext:value-type="string">
            <text:p>quadxeon6</text:p>
          </table:table-cell>
          <table:table-cell table:style-name="ce16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0.3219" calcext:value-type="float">
            <text:p>400.3219</text:p>
          </table:table-cell>
          <table:table-cell table:style-name="ce18" office:value-type="float" office:value="0.047594" calcext:value-type="float">
            <text:p>0.0476</text:p>
          </table:table-cell>
          <table:table-cell table:style-name="ce34" office:value-type="float" office:value="387.0944" calcext:value-type="float">
            <text:p>387.0944</text:p>
          </table:table-cell>
          <table:table-cell table:style-name="ce34" office:value-type="float" office:value="0.0340087944" calcext:value-type="float">
            <text:p>0.0340</text:p>
          </table:table-cell>
          <table:table-cell table:style-name="ce20" office:value-type="float" office:value="397.2222" calcext:value-type="float">
            <text:p>397.2222</text:p>
          </table:table-cell>
          <table:table-cell table:style-name="ce20" office:value-type="float" office:value="0.0578857725" calcext:value-type="float">
            <text:p>0.0579</text:p>
          </table:table-cell>
          <table:table-cell table:style-name="ce20" office:value-type="float" office:value="401.6582" calcext:value-type="float">
            <text:p>401.6582</text:p>
          </table:table-cell>
          <table:table-cell table:style-name="ce20" office:value-type="float" office:value="0.0633458489" calcext:value-type="float">
            <text:p>0.0633</text:p>
          </table:table-cell>
          <table:table-cell table:style-name="ce20" office:value-type="float" office:value="387.2813" calcext:value-type="float">
            <text:p>387.2813</text:p>
          </table:table-cell>
          <table:table-cell table:style-name="ce20" office:value-type="float" office:value="0.0411965507" calcext:value-type="float">
            <text:p>0.0412</text:p>
          </table:table-cell>
          <table:table-cell table:style-name="ce61" office:value-type="float" office:value="399.7032" calcext:value-type="float">
            <text:p>399.7032</text:p>
          </table:table-cell>
          <table:table-cell table:style-name="ce61" office:value-type="float" office:value="0.0528879516" calcext:value-type="float">
            <text:p>0.0529</text:p>
          </table:table-cell>
          <table:table-cell table:style-name="ce34" office:value-type="float" office:value="387.6104" calcext:value-type="float">
            <text:p>387.6104</text:p>
          </table:table-cell>
          <table:table-cell table:style-name="ce34" office:value-type="float" office:value="0.0415822769" calcext:value-type="float">
            <text:p>0.0416</text:p>
          </table:table-cell>
          <table:table-cell table:style-name="ce20" office:value-type="float" office:value="398.5294" calcext:value-type="float">
            <text:p>398.5294</text:p>
          </table:table-cell>
          <table:table-cell table:style-name="ce20" office:value-type="float" office:value="0.0615355867" calcext:value-type="float">
            <text:p>0.0615</text:p>
          </table:table-cell>
          <table:table-cell table:style-name="ce22" office:value-type="float" office:value="399.3625293891" calcext:value-type="float">
            <text:p>399.3625</text:p>
          </table:table-cell>
          <table:table-cell table:style-name="ce22" office:value-type="float" office:value="0.013847058505391" calcext:value-type="float">
            <text:p>0.0138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414.3892" calcext:value-type="float">
            <text:p>414.3892</text:p>
          </table:table-cell>
          <table:table-cell table:style-name="ce16" office:value-type="float" office:value="0.0763572531" calcext:value-type="float">
            <text:p>0.0764</text:p>
          </table:table-cell>
          <table:table-cell table:style-name="ce16" office:value-type="float" office:value="414.39257" calcext:value-type="float">
            <text:p>414.3926</text:p>
          </table:table-cell>
          <table:table-cell table:style-name="ce16" office:value-type="float" office:value="0.076883" calcext:value-type="float">
            <text:p>0.0769</text:p>
          </table:table-cell>
          <table:table-cell table:style-name="ce16" office:value-type="float" office:value="402.481" calcext:value-type="float">
            <text:p>402.4810</text:p>
          </table:table-cell>
          <table:table-cell table:style-name="ce16" office:value-type="float" office:value="0.015551" calcext:value-type="float">
            <text:p>0.0156</text:p>
          </table:table-cell>
          <table:table-cell table:style-name="ce51" office:value-type="float" office:value="399.456463" calcext:value-type="float">
            <text:p>399.4565</text:p>
          </table:table-cell>
          <table:table-cell table:style-name="ce16" office:value-type="float" office:value="0.017636" calcext:value-type="float">
            <text:p>0.0176</text:p>
          </table:table-cell>
          <table:table-cell table:style-name="ce16" office:value-type="string" calcext:value-type="string">
            <text:p>quadxeon6</text:p>
          </table:table-cell>
          <table:table-cell table:style-name="ce16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401.1706" calcext:value-type="float">
            <text:p>401.1706</text:p>
          </table:table-cell>
          <table:table-cell table:style-name="ce18" office:value-type="float" office:value="0.029856" calcext:value-type="float">
            <text:p>0.0299</text:p>
          </table:table-cell>
          <table:table-cell table:style-name="ce34" office:value-type="float" office:value="387.5423" calcext:value-type="float">
            <text:p>387.5423</text:p>
          </table:table-cell>
          <table:table-cell table:style-name="ce34" office:value-type="float" office:value="0.0155039355" calcext:value-type="float">
            <text:p>0.0155</text:p>
          </table:table-cell>
          <table:table-cell table:style-name="ce20" office:value-type="float" office:value="398.306" calcext:value-type="float">
            <text:p>398.3060</text:p>
          </table:table-cell>
          <table:table-cell table:style-name="ce20" office:value-type="float" office:value="0.0429662566" calcext:value-type="float">
            <text:p>0.0430</text:p>
          </table:table-cell>
          <table:table-cell table:style-name="ce20" office:value-type="float" office:value="402.8924" calcext:value-type="float">
            <text:p>402.8924</text:p>
          </table:table-cell>
          <table:table-cell table:style-name="ce20" office:value-type="float" office:value="0.0490272846" calcext:value-type="float">
            <text:p>0.0490</text:p>
          </table:table-cell>
          <table:table-cell table:style-name="ce20" office:value-type="float" office:value="387.7879" calcext:value-type="float">
            <text:p>387.7879</text:p>
          </table:table-cell>
          <table:table-cell table:style-name="ce20" office:value-type="float" office:value="0.0203541183" calcext:value-type="float">
            <text:p>0.0204</text:p>
          </table:table-cell>
          <table:table-cell table:style-name="ce61" office:value-type="float" office:value="400.5177" calcext:value-type="float">
            <text:p>400.5177</text:p>
          </table:table-cell>
          <table:table-cell table:style-name="ce61" office:value-type="float" office:value="0.0403063891" calcext:value-type="float">
            <text:p>0.0403</text:p>
          </table:table-cell>
          <table:table-cell table:style-name="ce34" office:value-type="float" office:value="388.1206" calcext:value-type="float">
            <text:p>388.1206</text:p>
          </table:table-cell>
          <table:table-cell table:style-name="ce34" office:value-type="float" office:value="0.0205700005" calcext:value-type="float">
            <text:p>0.0206</text:p>
          </table:table-cell>
          <table:table-cell table:style-name="ce20" office:value-type="float" office:value="399.7553" calcext:value-type="float">
            <text:p>399.7553</text:p>
          </table:table-cell>
          <table:table-cell table:style-name="ce20" office:value-type="float" office:value="0.0457379525" calcext:value-type="float">
            <text:p>0.0457</text:p>
          </table:table-cell>
          <table:table-cell table:style-name="ce22" office:value-type="float" office:value="399.7691015881" calcext:value-type="float">
            <text:p>399.7691</text:p>
          </table:table-cell>
          <table:table-cell table:style-name="ce22" office:value-type="float" office:value="0.006987243798604" calcext:value-type="float">
            <text:p>0.0070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 table:number-rows-repeated="3">
          <table:table-cell table:number-columns-repeated="2"/>
          <table:table-cell table:style-name="ce43"/>
          <table:table-cell table:style-name="ce12"/>
          <table:table-cell table:style-name="ce60"/>
          <table:table-cell table:style-name="ce14"/>
          <table:table-cell table:style-name="ce16" table:number-columns-repeated="10"/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table:number-columns-repeated="2"/>
          <table:table-cell table:style-name="ce19" table:number-columns-repeated="2"/>
          <table:table-cell table:style-name="ce17" table:number-columns-repeated="6"/>
          <table:table-cell table:style-name="ce21" table:number-columns-repeated="2"/>
          <table:table-cell table:style-name="ce10" table:number-columns-repeated="2"/>
          <table:table-cell table:style-name="ce17" table:number-columns-repeated="6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6" office:value-type="string" calcext:value-type="string">
            <text:p>O-edge</text:p>
          </table:table-cell>
          <table:table-cell table:style-name="ce6"/>
          <table:table-cell table:style-name="ce62"/>
          <table:table-cell table:style-name="ce53"/>
          <table:table-cell table:style-name="ce54"/>
          <table:table-cell table:style-name="ce55"/>
          <table:table-cell table:style-name="ce56" table:number-columns-repeated="10"/>
          <table:table-cell table:style-name="ce176" table:number-columns-repeated="2"/>
          <table:table-cell table:style-name="ce185" table:number-columns-repeated="2"/>
          <table:table-cell table:style-name="ce9" table:number-columns-repeated="2"/>
          <table:table-cell table:style-name="ce58" table:number-columns-repeated="2"/>
          <table:table-cell table:style-name="ce59" table:number-columns-repeated="2"/>
          <table:table-cell table:style-name="ce57" table:number-columns-repeated="6"/>
          <table:table-cell table:style-name="ce59" table:number-columns-repeated="2"/>
          <table:table-cell table:style-name="ce9" table:number-columns-repeated="4"/>
          <table:table-cell table:style-name="ce57" table:number-columns-repeated="2"/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43" office:value-type="float" office:value="1" calcext:value-type="float">
            <text:p>1</text:p>
          </table:table-cell>
          <table:table-cell table:style-name="ce12" office:value-type="float" office:value="534.19" calcext:value-type="float">
            <text:p>534.19</text:p>
          </table:table-cell>
          <table:table-cell table:style-name="ce60"/>
          <table:table-cell table:style-name="ce14" office:value-type="string" calcext:value-type="string">
            <text:p>Hitchcock</text:p>
          </table:table-cell>
          <table:table-cell table:style-name="ce15" office:value-type="float" office:value="550.0653" calcext:value-type="float">
            <text:p>550.0653</text:p>
          </table:table-cell>
          <table:table-cell table:style-name="ce15" office:value-type="float" office:value="0.0674141716" calcext:value-type="float">
            <text:p>0.0674</text:p>
          </table:table-cell>
          <table:table-cell table:style-name="ce16" office:value-type="float" office:value="550.068194" calcext:value-type="float">
            <text:p>550.0682</text:p>
          </table:table-cell>
          <table:table-cell table:style-name="ce16" office:value-type="float" office:value="0.067817" calcext:value-type="float">
            <text:p>0.0678</text:p>
          </table:table-cell>
          <table:table-cell table:style-name="ce16" office:value-type="float" office:value="535.511176" calcext:value-type="float">
            <text:p>535.5112</text:p>
          </table:table-cell>
          <table:table-cell table:style-name="ce16" office:value-type="float" office:value="0.034061" calcext:value-type="float">
            <text:p>0.0341</text:p>
          </table:table-cell>
          <table:table-cell table:style-name="ce16" office:value-type="float" office:value="532.772964" calcext:value-type="float">
            <text:p>532.7730</text:p>
          </table:table-cell>
          <table:table-cell table:style-name="ce16" office:value-type="float" office:value="0.03435" calcext:value-type="float">
            <text:p>0.0344</text:p>
          </table:table-cell>
          <table:table-cell table:style-name="ce16" office:value-type="float" office:value="538.945436" calcext:value-type="float">
            <text:p>538.9454</text:p>
          </table:table-cell>
          <table:table-cell table:style-name="ce16" office:value-type="float" office:value="0.047868" calcext:value-type="float">
            <text:p>0.0479</text:p>
          </table:table-cell>
          <table:table-cell table:style-name="ce166" table:formula="of:=534.9239" office:value-type="float" office:value="534.9239" calcext:value-type="float">
            <text:p>534.9239</text:p>
          </table:table-cell>
          <table:table-cell table:style-name="ce166" table:formula="of:=0.0334093" office:value-type="float" office:value="0.0334093" calcext:value-type="float">
            <text:p>0.0334</text:p>
          </table:table-cell>
          <table:table-cell table:style-name="ce182" table:number-columns-repeated="2"/>
          <table:table-cell table:style-name="ce10" table:number-columns-repeated="2"/>
          <table:table-cell table:style-name="ce24" office:value-type="float" office:value="534.9765" calcext:value-type="float">
            <text:p>534.9765</text:p>
          </table:table-cell>
          <table:table-cell table:style-name="ce24" office:value-type="float" office:value="0.040448" calcext:value-type="float">
            <text:p>0.0404</text:p>
          </table:table-cell>
          <table:table-cell table:style-name="ce19" office:value-type="float" office:value="519.7954" calcext:value-type="float">
            <text:p>519.7954</text:p>
          </table:table-cell>
          <table:table-cell table:style-name="ce19" office:value-type="float" office:value="0.0347688329" calcext:value-type="float">
            <text:p>0.0348</text:p>
          </table:table-cell>
          <table:table-cell table:style-name="ce20" office:value-type="float" office:value="531.6342" calcext:value-type="float">
            <text:p>531.6342</text:p>
          </table:table-cell>
          <table:table-cell table:style-name="ce20" office:value-type="float" office:value="0.0460611853" calcext:value-type="float">
            <text:p>0.0461</text:p>
          </table:table-cell>
          <table:table-cell table:style-name="ce26" office:value-type="float" office:value="536.8362" calcext:value-type="float">
            <text:p>536.8362</text:p>
          </table:table-cell>
          <table:table-cell table:style-name="ce20" office:value-type="float" office:value="0.0490321928" calcext:value-type="float">
            <text:p>0.0490</text:p>
          </table:table-cell>
          <table:table-cell table:style-name="ce20" office:value-type="float" office:value="519.8319" calcext:value-type="float">
            <text:p>519.8319</text:p>
          </table:table-cell>
          <table:table-cell table:style-name="ce20" office:value-type="float" office:value="0.0353373605" calcext:value-type="float">
            <text:p>0.0353</text:p>
          </table:table-cell>
          <table:table-cell table:style-name="ce21" office:value-type="float" office:value="534.2621" calcext:value-type="float">
            <text:p>534.2621</text:p>
          </table:table-cell>
          <table:table-cell table:style-name="ce21" office:value-type="float" office:value="0.0450704919" calcext:value-type="float">
            <text:p>0.0451</text:p>
          </table:table-cell>
          <table:table-cell table:style-name="ce34" office:value-type="float" office:value="520.202" calcext:value-type="float">
            <text:p>520.2020</text:p>
          </table:table-cell>
          <table:table-cell table:style-name="ce34" office:value-type="float" office:value="0.0351975945" calcext:value-type="float">
            <text:p>0.0352</text:p>
          </table:table-cell>
          <table:table-cell table:style-name="ce20" office:value-type="float" office:value="533.2102" calcext:value-type="float">
            <text:p>533.2102</text:p>
          </table:table-cell>
          <table:table-cell table:style-name="ce20" office:value-type="float" office:value="0.0479143177" calcext:value-type="float">
            <text:p>0.0479</text:p>
          </table:table-cell>
          <table:table-cell table:style-name="ce22" office:value-type="float" office:value="534.04012899875" calcext:value-type="float">
            <text:p>534.0401</text:p>
          </table:table-cell>
          <table:table-cell table:style-name="ce22" office:value-type="float" office:value="0.016064121176591" calcext:value-type="float">
            <text:p>0.0161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1" calcext:value-type="float">
            <text:p>1</text:p>
          </table:table-cell>
          <table:table-cell table:style-name="ce12" office:value-type="float" office:value="532.3" calcext:value-type="float">
            <text:p>532.30</text:p>
          </table:table-cell>
          <table:table-cell table:style-name="ce60"/>
          <table:table-cell table:style-name="ce14" office:value-type="string" calcext:value-type="string">
            <text:p>cumulantXray2019</text:p>
          </table:table-cell>
          <table:table-cell table:style-name="ce16" office:value-type="float" office:value="545.9621" calcext:value-type="float">
            <text:p>545.9621</text:p>
          </table:table-cell>
          <table:table-cell table:style-name="ce16" office:value-type="float" office:value="0.0790644475" calcext:value-type="float">
            <text:p>0.0791</text:p>
          </table:table-cell>
          <table:table-cell table:style-name="ce16" office:value-type="float" office:value="545.965534" calcext:value-type="float">
            <text:p>545.9655</text:p>
          </table:table-cell>
          <table:table-cell table:style-name="ce16" office:value-type="float" office:value="0.079551" calcext:value-type="float">
            <text:p>0.0796</text:p>
          </table:table-cell>
          <table:table-cell table:style-name="ce16" office:value-type="float" office:value="532.850585" calcext:value-type="float">
            <text:p>532.8506</text:p>
          </table:table-cell>
          <table:table-cell table:style-name="ce16" office:value-type="float" office:value="0.040352" calcext:value-type="float">
            <text:p>0.0404</text:p>
          </table:table-cell>
          <table:table-cell table:style-name="ce16" office:value-type="float" office:value="529.833998" calcext:value-type="float">
            <text:p>529.8340</text:p>
          </table:table-cell>
          <table:table-cell table:style-name="ce16" office:value-type="float" office:value="0.0397" calcext:value-type="float">
            <text:p>0.0397</text:p>
          </table:table-cell>
          <table:table-cell table:style-name="ce16" office:value-type="float" office:value="534.974758" calcext:value-type="float">
            <text:p>534.9748</text:p>
          </table:table-cell>
          <table:table-cell table:style-name="ce16" office:value-type="float" office:value="0.053372" calcext:value-type="float">
            <text:p>0.053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1.7257" calcext:value-type="float">
            <text:p>531.7257</text:p>
          </table:table-cell>
          <table:table-cell table:style-name="ce24" office:value-type="float" office:value="0.047849" calcext:value-type="float">
            <text:p>0.0478</text:p>
          </table:table-cell>
          <table:table-cell table:style-name="ce19" office:value-type="float" office:value="516.7142" calcext:value-type="float">
            <text:p>516.7142</text:p>
          </table:table-cell>
          <table:table-cell table:style-name="ce19" office:value-type="float" office:value="0.0415436991" calcext:value-type="float">
            <text:p>0.0415</text:p>
          </table:table-cell>
          <table:table-cell table:style-name="ce20" office:value-type="float" office:value="528.1892" calcext:value-type="float">
            <text:p>528.1892</text:p>
          </table:table-cell>
          <table:table-cell table:style-name="ce20" office:value-type="float" office:value="0.0549754743" calcext:value-type="float">
            <text:p>0.0550</text:p>
          </table:table-cell>
          <table:table-cell table:style-name="ce34" office:value-type="float" office:value="533.269" calcext:value-type="float">
            <text:p>533.2690</text:p>
          </table:table-cell>
          <table:table-cell table:style-name="ce20" office:value-type="float" office:value="0.0584191347" calcext:value-type="float">
            <text:p>0.0584</text:p>
          </table:table-cell>
          <table:table-cell table:style-name="ce20" office:value-type="float" office:value="516.6736" calcext:value-type="float">
            <text:p>516.6736</text:p>
          </table:table-cell>
          <table:table-cell table:style-name="ce20" office:value-type="float" office:value="0.0423970747" calcext:value-type="float">
            <text:p>0.0424</text:p>
          </table:table-cell>
          <table:table-cell table:style-name="ce21" office:value-type="float" office:value="530.8597" calcext:value-type="float">
            <text:p>530.8597</text:p>
          </table:table-cell>
          <table:table-cell table:style-name="ce21" office:value-type="float" office:value="0.0535742667" calcext:value-type="float">
            <text:p>0.0536</text:p>
          </table:table-cell>
          <table:table-cell table:style-name="ce34" office:value-type="float" office:value="517.0458" calcext:value-type="float">
            <text:p>517.0458</text:p>
          </table:table-cell>
          <table:table-cell table:style-name="ce34" office:value-type="float" office:value="0.0422678697" calcext:value-type="float">
            <text:p>0.0423</text:p>
          </table:table-cell>
          <table:table-cell table:style-name="ce20" office:value-type="float" office:value="529.6796" calcext:value-type="float">
            <text:p>529.6796</text:p>
          </table:table-cell>
          <table:table-cell table:style-name="ce20" office:value-type="float" office:value="0.057160501" calcext:value-type="float">
            <text:p>0.0572</text:p>
          </table:table-cell>
          <table:table-cell table:style-name="ce22" office:value-type="float" office:value="530.8491957165" calcext:value-type="float">
            <text:p>530.8492</text:p>
          </table:table-cell>
          <table:table-cell table:style-name="ce22" office:value-type="float" office:value="0.018159482917725" calcext:value-type="float">
            <text:p>0.0182</text:p>
          </table:table-cell>
          <table:table-cell table:style-name="ce17" table:number-columns-repeated="2"/>
          <table:table-cell table:style-name="ce10" table:number-columns-repeated="35"/>
          <table:table-cell table:number-columns-repeated="947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4.6591" calcext:value-type="float">
            <text:p>544.6591</text:p>
          </table:table-cell>
          <table:table-cell table:style-name="ce16" office:value-type="float" office:value="0.089442753" calcext:value-type="float">
            <text:p>0.0894</text:p>
          </table:table-cell>
          <table:table-cell table:style-name="ce16" office:value-type="float" office:value="544.663007" calcext:value-type="float">
            <text:p>544.6630</text:p>
          </table:table-cell>
          <table:table-cell table:style-name="ce16" office:value-type="float" office:value="0.090005" calcext:value-type="float">
            <text:p>0.0900</text:p>
          </table:table-cell>
          <table:table-cell table:style-name="ce16" office:value-type="float" office:value="533.017429" calcext:value-type="float">
            <text:p>533.0174</text:p>
          </table:table-cell>
          <table:table-cell table:style-name="ce16" office:value-type="float" office:value="0.051309" calcext:value-type="float">
            <text:p>0.0513</text:p>
          </table:table-cell>
          <table:table-cell table:style-name="ce16" office:value-type="float" office:value="529.383833" calcext:value-type="float">
            <text:p>529.3838</text:p>
          </table:table-cell>
          <table:table-cell table:style-name="ce16" office:value-type="float" office:value="0.046794" calcext:value-type="float">
            <text:p>0.0468</text:p>
          </table:table-cell>
          <table:table-cell table:style-name="ce16" office:value-type="float" office:value="534.086747" calcext:value-type="float">
            <text:p>534.0867</text:p>
          </table:table-cell>
          <table:table-cell table:style-name="ce16" office:value-type="float" office:value="0.059696" calcext:value-type="float">
            <text:p>0.0597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1.27" calcext:value-type="float">
            <text:p>531.2700</text:p>
          </table:table-cell>
          <table:table-cell table:style-name="ce24" office:value-type="float" office:value="0.056069" calcext:value-type="float">
            <text:p>0.0561</text:p>
          </table:table-cell>
          <table:table-cell table:style-name="ce19" office:value-type="float" office:value="516.5275" calcext:value-type="float">
            <text:p>516.5275</text:p>
          </table:table-cell>
          <table:table-cell table:style-name="ce19" office:value-type="float" office:value="0.0507494101" calcext:value-type="float">
            <text:p>0.0507</text:p>
          </table:table-cell>
          <table:table-cell table:style-name="ce20" office:value-type="float" office:value="527.5934" calcext:value-type="float">
            <text:p>527.5934</text:p>
          </table:table-cell>
          <table:table-cell table:style-name="ce20" office:value-type="float" office:value="0.0647641346" calcext:value-type="float">
            <text:p>0.0648</text:p>
          </table:table-cell>
          <table:table-cell table:style-name="ce20" office:value-type="float" office:value="532.5255" calcext:value-type="float">
            <text:p>532.5255</text:p>
          </table:table-cell>
          <table:table-cell table:style-name="ce20" office:value-type="float" office:value="0.0686078455" calcext:value-type="float">
            <text:p>0.0686</text:p>
          </table:table-cell>
          <table:table-cell table:style-name="ce20" office:value-type="float" office:value="516.3872" calcext:value-type="float">
            <text:p>516.3872</text:p>
          </table:table-cell>
          <table:table-cell table:style-name="ce20" office:value-type="float" office:value="0.0510401828" calcext:value-type="float">
            <text:p>0.0510</text:p>
          </table:table-cell>
          <table:table-cell table:style-name="ce21" office:value-type="float" office:value="530.3215" calcext:value-type="float">
            <text:p>530.3215</text:p>
          </table:table-cell>
          <table:table-cell table:style-name="ce21" office:value-type="float" office:value="0.0644803492" calcext:value-type="float">
            <text:p>0.0645</text:p>
          </table:table-cell>
          <table:table-cell table:style-name="ce34" office:value-type="float" office:value="516.7497" calcext:value-type="float">
            <text:p>516.7497</text:p>
          </table:table-cell>
          <table:table-cell table:style-name="ce34" office:value-type="float" office:value="0.0508292574" calcext:value-type="float">
            <text:p>0.0508</text:p>
          </table:table-cell>
          <table:table-cell table:style-name="ce34" office:value-type="float" office:value="528.9953" calcext:value-type="float">
            <text:p>528.9953</text:p>
          </table:table-cell>
          <table:table-cell table:style-name="ce34" office:value-type="float" office:value="0.0668867779" calcext:value-type="float">
            <text:p>0.0669</text:p>
          </table:table-cell>
          <table:table-cell table:style-name="ce22" office:value-type="float" office:value="530.5774026541" calcext:value-type="float">
            <text:p>530.5774</text:p>
          </table:table-cell>
          <table:table-cell table:style-name="ce22" office:value-type="float" office:value="0.022764033437701" calcext:value-type="float">
            <text:p>0.0228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38" office:value-type="string" calcext:value-type="string">
            <text:p>B1 / B2</text:p>
          </table:table-cell>
          <table:table-cell table:style-name="ce43" office:value-type="float" office:value="1" calcext:value-type="float">
            <text:p>1</text:p>
          </table:table-cell>
          <table:table-cell table:style-name="ce12" office:value-type="float" office:value="534.8" calcext:value-type="float">
            <text:p>534.80</text:p>
          </table:table-cell>
          <table:table-cell table:style-name="ce60"/>
          <table:table-cell table:style-name="ce51" office:value-type="string" calcext:value-type="string">
            <text:p>PCCP 17, 14360 (2015)</text:p>
          </table:table-cell>
          <table:table-cell table:style-name="ce16" office:value-type="float" office:value="553.0142" calcext:value-type="float">
            <text:p>553.0142</text:p>
          </table:table-cell>
          <table:table-cell table:style-name="ce16" office:value-type="float" office:value="0.0500039558" calcext:value-type="float">
            <text:p>0.0500</text:p>
          </table:table-cell>
          <table:table-cell table:style-name="ce16" office:value-type="float" office:value="553.016391" calcext:value-type="float">
            <text:p>553.0164</text:p>
          </table:table-cell>
          <table:table-cell table:style-name="ce15" office:value-type="float" office:value="0.050292" calcext:value-type="float">
            <text:p>0.0503</text:p>
          </table:table-cell>
          <table:table-cell table:style-name="ce16" office:value-type="float" office:value="536.124563" calcext:value-type="float">
            <text:p>536.1246</text:p>
          </table:table-cell>
          <table:table-cell table:style-name="ce16" office:value-type="float" office:value="0.019374" calcext:value-type="float">
            <text:p>0.0194</text:p>
          </table:table-cell>
          <table:table-cell table:style-name="ce16" office:value-type="float" office:value="533.896964" calcext:value-type="float">
            <text:p>533.8970</text:p>
          </table:table-cell>
          <table:table-cell table:style-name="ce16" office:value-type="float" office:value="0.021399" calcext:value-type="float">
            <text:p>0.0214</text:p>
          </table:table-cell>
          <table:table-cell table:style-name="ce16" office:value-type="float" office:value="541.099158" calcext:value-type="float">
            <text:p>541.0992</text:p>
          </table:table-cell>
          <table:table-cell table:style-name="ce16" office:value-type="float" office:value="0.035398" calcext:value-type="float">
            <text:p>0.035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6.5762" calcext:value-type="float">
            <text:p>536.5762</text:p>
          </table:table-cell>
          <table:table-cell table:style-name="ce24" office:value-type="float" office:value="0.026863" calcext:value-type="float">
            <text:p>0.0269</text:p>
          </table:table-cell>
          <table:table-cell table:style-name="ce19" office:value-type="float" office:value="520.4403" calcext:value-type="float">
            <text:p>520.4403</text:p>
          </table:table-cell>
          <table:table-cell table:style-name="ce19" office:value-type="float" office:value="0.022625951" calcext:value-type="float">
            <text:p>0.0226</text:p>
          </table:table-cell>
          <table:table-cell table:style-name="ce20" office:value-type="float" office:value="533.0599" calcext:value-type="float">
            <text:p>533.0599</text:p>
          </table:table-cell>
          <table:table-cell table:style-name="ce20" office:value-type="float" office:value="0.0313196108" calcext:value-type="float">
            <text:p>0.0313</text:p>
          </table:table-cell>
          <table:table-cell table:style-name="ce20" office:value-type="float" office:value="538.4293" calcext:value-type="float">
            <text:p>538.4293</text:p>
          </table:table-cell>
          <table:table-cell table:style-name="ce20" office:value-type="float" office:value="0.033586464" calcext:value-type="float">
            <text:p>0.0336</text:p>
          </table:table-cell>
          <table:table-cell table:style-name="ce20" office:value-type="float" office:value="520.788" calcext:value-type="float">
            <text:p>520.7880</text:p>
          </table:table-cell>
          <table:table-cell table:style-name="ce20" office:value-type="float" office:value="0.0220619591" calcext:value-type="float">
            <text:p>0.0221</text:p>
          </table:table-cell>
          <table:table-cell table:style-name="ce21" office:value-type="float" office:value="535.1145" calcext:value-type="float">
            <text:p>535.1145</text:p>
          </table:table-cell>
          <table:table-cell table:style-name="ce21" office:value-type="float" office:value="0.031127254" calcext:value-type="float">
            <text:p>0.0311</text:p>
          </table:table-cell>
          <table:table-cell table:style-name="ce34" office:value-type="float" office:value="521.2035" calcext:value-type="float">
            <text:p>521.2035</text:p>
          </table:table-cell>
          <table:table-cell table:style-name="ce34" office:value-type="float" office:value="0.0217752982" calcext:value-type="float">
            <text:p>0.0218</text:p>
          </table:table-cell>
          <table:table-cell table:style-name="ce34" office:value-type="float" office:value="534.8909" calcext:value-type="float">
            <text:p>534.8909</text:p>
          </table:table-cell>
          <table:table-cell table:style-name="ce34" office:value-type="float" office:value="0.0325423259" calcext:value-type="float">
            <text:p>0.0325</text:p>
          </table:table-cell>
          <table:table-cell table:style-name="ce22" office:value-type="float" office:value="534.24065010905" calcext:value-type="float">
            <text:p>534.2407</text:p>
          </table:table-cell>
          <table:table-cell table:style-name="ce22" office:value-type="float" office:value="0.009683330222454" calcext:value-type="float">
            <text:p>0.0097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0_ozone</text:p>
          </table:table-cell>
          <table:table-cell table:style-name="ce2" office:value-type="string" calcext:value-type="string">
            <text:p>B2</text:p>
          </table:table-cell>
          <table:table-cell table:style-name="ce63" office:value-type="string" calcext:value-type="string">
            <text:p>2-3</text:p>
          </table:table-cell>
          <table:table-cell table:style-name="ce12"/>
          <table:table-cell table:style-name="ce60"/>
          <table:table-cell table:style-name="ce14"/>
          <table:table-cell table:style-name="ce15" office:value-type="float" office:value="545.842" calcext:value-type="float">
            <text:p>545.8420</text:p>
          </table:table-cell>
          <table:table-cell table:style-name="ce15" office:value-type="float" office:value="0.1396382782" calcext:value-type="float">
            <text:p>0.1396</text:p>
          </table:table-cell>
          <table:table-cell table:style-name="ce16" office:value-type="float" office:value="545.844917" calcext:value-type="float">
            <text:p>545.8449</text:p>
          </table:table-cell>
          <table:table-cell table:style-name="ce16" office:value-type="float" office:value="0.140463" calcext:value-type="float">
            <text:p>0.1405</text:p>
          </table:table-cell>
          <table:table-cell table:style-name="ce16" office:value-type="float" office:value="532.478649" calcext:value-type="float">
            <text:p>532.4786</text:p>
          </table:table-cell>
          <table:table-cell table:style-name="ce16" office:value-type="float" office:value="0.068659" calcext:value-type="float">
            <text:p>0.0687</text:p>
          </table:table-cell>
          <table:table-cell table:style-name="ce16" office:value-type="float" office:value="528.77848" calcext:value-type="float">
            <text:p>528.7785</text:p>
          </table:table-cell>
          <table:table-cell table:style-name="ce16" office:value-type="float" office:value="0.066016" calcext:value-type="float">
            <text:p>0.0660</text:p>
          </table:table-cell>
          <table:table-cell table:style-name="ce16" office:value-type="float" office:value="533.903679" calcext:value-type="float">
            <text:p>533.9037</text:p>
          </table:table-cell>
          <table:table-cell table:style-name="ce16" office:value-type="float" office:value="0.089991" calcext:value-type="float">
            <text:p>0.090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1.1032" calcext:value-type="float">
            <text:p>531.1032</text:p>
          </table:table-cell>
          <table:table-cell table:style-name="ce24" office:value-type="float" office:value="0.087142" calcext:value-type="float">
            <text:p>0.0871</text:p>
          </table:table-cell>
          <table:table-cell table:style-name="ce19" office:value-type="float" office:value="515.8478" calcext:value-type="float">
            <text:p>515.8478</text:p>
          </table:table-cell>
          <table:table-cell table:style-name="ce19" office:value-type="float" office:value="0.0766228676" calcext:value-type="float">
            <text:p>0.0766</text:p>
          </table:table-cell>
          <table:table-cell table:style-name="ce20" office:value-type="float" office:value="527.5148" calcext:value-type="float">
            <text:p>527.5148</text:p>
          </table:table-cell>
          <table:table-cell table:style-name="ce20" office:value-type="float" office:value="0.0987432975" calcext:value-type="float">
            <text:p>0.0987</text:p>
          </table:table-cell>
          <table:table-cell table:style-name="ce20" office:value-type="float" office:value="532.5914" calcext:value-type="float">
            <text:p>532.5914</text:p>
          </table:table-cell>
          <table:table-cell table:style-name="ce20" office:value-type="float" office:value="0.1055302513" calcext:value-type="float">
            <text:p>0.1055</text:p>
          </table:table-cell>
          <table:table-cell table:style-name="ce20" office:value-type="float" office:value="515.8891" calcext:value-type="float">
            <text:p>515.8891</text:p>
          </table:table-cell>
          <table:table-cell table:style-name="ce20" office:value-type="float" office:value="0.0757458549" calcext:value-type="float">
            <text:p>0.0757</text:p>
          </table:table-cell>
          <table:table-cell table:style-name="ce21" office:value-type="float" office:value="529.8922" calcext:value-type="float">
            <text:p>529.8922</text:p>
          </table:table-cell>
          <table:table-cell table:style-name="ce21" office:value-type="float" office:value="0.1007757696" calcext:value-type="float">
            <text:p>0.1008</text:p>
          </table:table-cell>
          <table:table-cell table:style-name="ce34" office:value-type="float" office:value="516.2683" calcext:value-type="float">
            <text:p>516.2683</text:p>
          </table:table-cell>
          <table:table-cell table:style-name="ce34" office:value-type="float" office:value="0.0752109893" calcext:value-type="float">
            <text:p>0.0752</text:p>
          </table:table-cell>
          <table:table-cell table:style-name="ce34" office:value-type="float" office:value="529.0925" calcext:value-type="float">
            <text:p>529.0925</text:p>
          </table:table-cell>
          <table:table-cell table:style-name="ce34" office:value-type="float" office:value="0.10156677" calcext:value-type="float">
            <text:p>0.1016</text:p>
          </table:table-cell>
          <table:table-cell table:style-name="ce22" office:value-type="float" office:value="529.1434709354" calcext:value-type="float">
            <text:p>529.1435</text:p>
          </table:table-cell>
          <table:table-cell table:style-name="ce22" office:value-type="float" office:value="0.036474347240154" calcext:value-type="float">
            <text:p>0.0365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7.634" calcext:value-type="float">
            <text:p>547.6340</text:p>
          </table:table-cell>
          <table:table-cell table:style-name="ce16" office:value-type="float" office:value="0.0937339258" calcext:value-type="float">
            <text:p>0.0937</text:p>
          </table:table-cell>
          <table:table-cell table:style-name="ce16" office:value-type="float" office:value="547.637901" calcext:value-type="float">
            <text:p>547.6379</text:p>
          </table:table-cell>
          <table:table-cell table:style-name="ce16" office:value-type="float" office:value="0.09432" calcext:value-type="float">
            <text:p>0.0943</text:p>
          </table:table-cell>
          <table:table-cell table:style-name="ce16" office:value-type="float" office:value="537.55223" calcext:value-type="float">
            <text:p>537.5522</text:p>
          </table:table-cell>
          <table:table-cell table:style-name="ce16" office:value-type="float" office:value="0.047372" calcext:value-type="float">
            <text:p>0.0474</text:p>
          </table:table-cell>
          <table:table-cell table:style-name="ce16" office:value-type="float" office:value="533.791944" calcext:value-type="float">
            <text:p>533.7919</text:p>
          </table:table-cell>
          <table:table-cell table:style-name="ce16" office:value-type="float" office:value="0.042619" calcext:value-type="float">
            <text:p>0.0426</text:p>
          </table:table-cell>
          <table:table-cell table:style-name="ce16" office:value-type="float" office:value="537.383575" calcext:value-type="float">
            <text:p>537.3836</text:p>
          </table:table-cell>
          <table:table-cell table:style-name="ce16" office:value-type="float" office:value="0.05141" calcext:value-type="float">
            <text:p>0.051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5.49" calcext:value-type="float">
            <text:p>535.4900</text:p>
          </table:table-cell>
          <table:table-cell table:style-name="ce24" office:value-type="float" office:value="0.050615" calcext:value-type="float">
            <text:p>0.0506</text:p>
          </table:table-cell>
          <table:table-cell table:style-name="ce19" office:value-type="float" office:value="520.3274" calcext:value-type="float">
            <text:p>520.3274</text:p>
          </table:table-cell>
          <table:table-cell table:style-name="ce19" office:value-type="float" office:value="0.048916508" calcext:value-type="float">
            <text:p>0.0489</text:p>
          </table:table-cell>
          <table:table-cell table:style-name="ce20" office:value-type="float" office:value="531.3359" calcext:value-type="float">
            <text:p>531.3359</text:p>
          </table:table-cell>
          <table:table-cell table:style-name="ce20" office:value-type="float" office:value="0.0638857053" calcext:value-type="float">
            <text:p>0.0639</text:p>
          </table:table-cell>
          <table:table-cell table:style-name="ce20" office:value-type="float" office:value="536.2202" calcext:value-type="float">
            <text:p>536.2202</text:p>
          </table:table-cell>
          <table:table-cell table:style-name="ce20" office:value-type="float" office:value="0.0682401386" calcext:value-type="float">
            <text:p>0.0682</text:p>
          </table:table-cell>
          <table:table-cell table:style-name="ce20" office:value-type="float" office:value="520.1219" calcext:value-type="float">
            <text:p>520.1219</text:p>
          </table:table-cell>
          <table:table-cell table:style-name="ce20" office:value-type="float" office:value="0.0513905429" calcext:value-type="float">
            <text:p>0.0514</text:p>
          </table:table-cell>
          <table:table-cell table:style-name="ce21" office:value-type="float" office:value="534.2495" calcext:value-type="float">
            <text:p>534.2495</text:p>
          </table:table-cell>
          <table:table-cell table:style-name="ce21" office:value-type="float" office:value="0.0603013972" calcext:value-type="float">
            <text:p>0.0603</text:p>
          </table:table-cell>
          <table:table-cell table:style-name="ce34" office:value-type="float" office:value="520.4516" calcext:value-type="float">
            <text:p>520.4516</text:p>
          </table:table-cell>
          <table:table-cell table:style-name="ce34" office:value-type="float" office:value="0.0516266414" calcext:value-type="float">
            <text:p>0.0516</text:p>
          </table:table-cell>
          <table:table-cell table:style-name="ce34" office:value-type="float" office:value="532.644" calcext:value-type="float">
            <text:p>532.6440</text:p>
          </table:table-cell>
          <table:table-cell table:style-name="ce34" office:value-type="float" office:value="0.0673001217" calcext:value-type="float">
            <text:p>0.0673</text:p>
          </table:table-cell>
          <table:table-cell table:style-name="ce22" office:value-type="float" office:value="534.1408748683" calcext:value-type="float">
            <text:p>534.1409</text:p>
          </table:table-cell>
          <table:table-cell table:style-name="ce22" office:value-type="float" office:value="0.019153886138017" calcext:value-type="float">
            <text:p>0.0192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8.568" calcext:value-type="float">
            <text:p>548.5680</text:p>
          </table:table-cell>
          <table:table-cell table:style-name="ce16" office:value-type="float" office:value="0.0655239286" calcext:value-type="float">
            <text:p>0.0655</text:p>
          </table:table-cell>
          <table:table-cell table:style-name="ce16" office:value-type="float" office:value="548.568159" calcext:value-type="float">
            <text:p>548.5682</text:p>
          </table:table-cell>
          <table:table-cell table:style-name="ce16" office:value-type="float" office:value="0.065927" calcext:value-type="float">
            <text:p>0.0659</text:p>
          </table:table-cell>
          <table:table-cell table:style-name="ce16" office:value-type="float" office:value="533.511379" calcext:value-type="float">
            <text:p>533.5114</text:p>
          </table:table-cell>
          <table:table-cell table:style-name="ce16" office:value-type="float" office:value="0.02414" calcext:value-type="float">
            <text:p>0.0241</text:p>
          </table:table-cell>
          <table:table-cell table:style-name="ce16" office:value-type="float" office:value="530.995756" calcext:value-type="float">
            <text:p>530.9958</text:p>
          </table:table-cell>
          <table:table-cell table:style-name="ce16" office:value-type="float" office:value="0.027746" calcext:value-type="float">
            <text:p>0.0277</text:p>
          </table:table-cell>
          <table:table-cell table:style-name="ce16" office:value-type="float" office:value="536.993449" calcext:value-type="float">
            <text:p>536.9934</text:p>
          </table:table-cell>
          <table:table-cell table:style-name="ce16" office:value-type="float" office:value="0.043418" calcext:value-type="float">
            <text:p>0.0434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533.2134" calcext:value-type="float">
            <text:p>533.2134</text:p>
          </table:table-cell>
          <table:table-cell table:style-name="ce18" office:value-type="float" office:value="0.035212" calcext:value-type="float">
            <text:p>0.0352</text:p>
          </table:table-cell>
          <table:table-cell table:style-name="ce19" office:value-type="float" office:value="517.6109" calcext:value-type="float">
            <text:p>517.6109</text:p>
          </table:table-cell>
          <table:table-cell table:style-name="ce19" office:value-type="float" office:value="0.0276243964" calcext:value-type="float">
            <text:p>0.0276</text:p>
          </table:table-cell>
          <table:table-cell table:style-name="ce20" office:value-type="float" office:value="529.7573" calcext:value-type="float">
            <text:p>529.7573</text:p>
          </table:table-cell>
          <table:table-cell table:style-name="ce20" office:value-type="float" office:value="0.0414843602" calcext:value-type="float">
            <text:p>0.0415</text:p>
          </table:table-cell>
          <table:table-cell table:style-name="ce20" office:value-type="float" office:value="534.9705" calcext:value-type="float">
            <text:p>534.9705</text:p>
          </table:table-cell>
          <table:table-cell table:style-name="ce20" office:value-type="float" office:value="0.044947942" calcext:value-type="float">
            <text:p>0.0449</text:p>
          </table:table-cell>
          <table:table-cell table:style-name="ce20" office:value-type="float" office:value="517.7569" calcext:value-type="float">
            <text:p>517.7569</text:p>
          </table:table-cell>
          <table:table-cell table:style-name="ce20" office:value-type="float" office:value="0.0290220163" calcext:value-type="float">
            <text:p>0.0290</text:p>
          </table:table-cell>
          <table:table-cell table:style-name="ce21" office:value-type="float" office:value="532.1076" calcext:value-type="float">
            <text:p>532.1076</text:p>
          </table:table-cell>
          <table:table-cell table:style-name="ce21" office:value-type="float" office:value="0.0398433731" calcext:value-type="float">
            <text:p>0.0398</text:p>
          </table:table-cell>
          <table:table-cell table:style-name="ce34" office:value-type="float" office:value="518.1468" calcext:value-type="float">
            <text:p>518.1468</text:p>
          </table:table-cell>
          <table:table-cell table:style-name="ce34" office:value-type="float" office:value="0.0289189425" calcext:value-type="float">
            <text:p>0.0289</text:p>
          </table:table-cell>
          <table:table-cell table:style-name="ce34" office:value-type="float" office:value="531.3949" calcext:value-type="float">
            <text:p>531.3949</text:p>
          </table:table-cell>
          <table:table-cell table:style-name="ce34" office:value-type="float" office:value="0.0437177644" calcext:value-type="float">
            <text:p>0.0437</text:p>
          </table:table-cell>
          <table:table-cell table:style-name="ce22" office:value-type="float" office:value="531.7582993474" calcext:value-type="float">
            <text:p>531.7583</text:p>
          </table:table-cell>
          <table:table-cell table:style-name="ce22" office:value-type="float" office:value="0.010959249586947" calcext:value-type="float">
            <text:p>0.0110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12" office:value-type="float" office:value="531.92" calcext:value-type="float">
            <text:p>531.92</text:p>
          </table:table-cell>
          <table:table-cell table:style-name="ce60"/>
          <table:table-cell table:style-name="ce14" office:value-type="string" calcext:value-type="string">
            <text:p>Hitchcock</text:p>
          </table:table-cell>
          <table:table-cell table:style-name="ce16" office:value-type="float" office:value="547.7872" calcext:value-type="float">
            <text:p>547.7872</text:p>
          </table:table-cell>
          <table:table-cell table:style-name="ce16" office:value-type="float" office:value="0.0709947684" calcext:value-type="float">
            <text:p>0.0710</text:p>
          </table:table-cell>
          <table:table-cell table:style-name="ce16" office:value-type="float" office:value="547.785677" calcext:value-type="float">
            <text:p>547.7857</text:p>
          </table:table-cell>
          <table:table-cell table:style-name="ce16" office:value-type="float" office:value="0.071354" calcext:value-type="float">
            <text:p>0.0714</text:p>
          </table:table-cell>
          <table:table-cell table:style-name="ce16" office:value-type="float" office:value="533.736462" calcext:value-type="float">
            <text:p>533.7365</text:p>
          </table:table-cell>
          <table:table-cell table:style-name="ce16" office:value-type="float" office:value="0.033117" calcext:value-type="float">
            <text:p>0.0331</text:p>
          </table:table-cell>
          <table:table-cell table:style-name="ce16" office:value-type="float" office:value="530.956743" calcext:value-type="float">
            <text:p>530.9567</text:p>
          </table:table-cell>
          <table:table-cell table:style-name="ce16" office:value-type="float" office:value="0.033881" calcext:value-type="float">
            <text:p>0.0339</text:p>
          </table:table-cell>
          <table:table-cell table:style-name="ce16" office:value-type="float" office:value="536.445062" calcext:value-type="float">
            <text:p>536.4451</text:p>
          </table:table-cell>
          <table:table-cell table:style-name="ce16" office:value-type="float" office:value="0.047649" calcext:value-type="float">
            <text:p>0.0476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532.9904" calcext:value-type="float">
            <text:p>532.9904</text:p>
          </table:table-cell>
          <table:table-cell table:style-name="ce18" office:value-type="float" office:value="0.04083" calcext:value-type="float">
            <text:p>0.0408</text:p>
          </table:table-cell>
          <table:table-cell table:style-name="ce19" office:value-type="float" office:value="517.6069" calcext:value-type="float">
            <text:p>517.6069</text:p>
          </table:table-cell>
          <table:table-cell table:style-name="ce19" office:value-type="float" office:value="0.0339430444" calcext:value-type="float">
            <text:p>0.0339</text:p>
          </table:table-cell>
          <table:table-cell table:style-name="ce20" office:value-type="float" office:value="529.4486" calcext:value-type="float">
            <text:p>529.4486</text:p>
          </table:table-cell>
          <table:table-cell table:style-name="ce20" office:value-type="float" office:value="0.0471996503" calcext:value-type="float">
            <text:p>0.0472</text:p>
          </table:table-cell>
          <table:table-cell table:style-name="ce20" office:value-type="float" office:value="534.5915" calcext:value-type="float">
            <text:p>534.5915</text:p>
          </table:table-cell>
          <table:table-cell table:style-name="ce20" office:value-type="float" office:value="0.050616168" calcext:value-type="float">
            <text:p>0.0506</text:p>
          </table:table-cell>
          <table:table-cell table:style-name="ce20" office:value-type="float" office:value="517.6737" calcext:value-type="float">
            <text:p>517.6737</text:p>
          </table:table-cell>
          <table:table-cell table:style-name="ce20" office:value-type="float" office:value="0.034858206" calcext:value-type="float">
            <text:p>0.0349</text:p>
          </table:table-cell>
          <table:table-cell table:style-name="ce21" office:value-type="float" office:value="531.9269" calcext:value-type="float">
            <text:p>531.9269</text:p>
          </table:table-cell>
          <table:table-cell table:style-name="ce21" office:value-type="float" office:value="0.0458079164" calcext:value-type="float">
            <text:p>0.0458</text:p>
          </table:table-cell>
          <table:table-cell table:style-name="ce34" office:value-type="float" office:value="518.0552" calcext:value-type="float">
            <text:p>518.0552</text:p>
          </table:table-cell>
          <table:table-cell table:style-name="ce34" office:value-type="float" office:value="0.034743137" calcext:value-type="float">
            <text:p>0.0347</text:p>
          </table:table-cell>
          <table:table-cell table:style-name="ce34" office:value-type="float" office:value="531.0217" calcext:value-type="float">
            <text:p>531.0217</text:p>
          </table:table-cell>
          <table:table-cell table:style-name="ce34" office:value-type="float" office:value="0.0493513748" calcext:value-type="float">
            <text:p>0.0494</text:p>
          </table:table-cell>
          <table:table-cell table:style-name="ce22" office:value-type="float" office:value="531.7637469943" calcext:value-type="float">
            <text:p>531.7637</text:p>
          </table:table-cell>
          <table:table-cell table:style-name="ce22" office:value-type="float" office:value="0.013594925702951" calcext:value-type="float">
            <text:p>0.0136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23"/>
          <table:table-cell table:style-name="ce16" office:value-type="float" office:value="547.6446" calcext:value-type="float">
            <text:p>547.6446</text:p>
          </table:table-cell>
          <table:table-cell table:style-name="ce16" office:value-type="float" office:value="0.0649165924" calcext:value-type="float">
            <text:p>0.0649</text:p>
          </table:table-cell>
          <table:table-cell table:style-name="ce16" office:value-type="float" office:value="547.647401" calcext:value-type="float">
            <text:p>547.6474</text:p>
          </table:table-cell>
          <table:table-cell table:style-name="ce16" office:value-type="float" office:value="0.065298" calcext:value-type="float">
            <text:p>0.0653</text:p>
          </table:table-cell>
          <table:table-cell table:style-name="ce16" office:value-type="float" office:value="533.237744" calcext:value-type="float">
            <text:p>533.2377</text:p>
          </table:table-cell>
          <table:table-cell table:style-name="ce16" office:value-type="float" office:value="0.029842" calcext:value-type="float">
            <text:p>0.0298</text:p>
          </table:table-cell>
          <table:table-cell table:style-name="ce16" office:value-type="float" office:value="530.284713" calcext:value-type="float">
            <text:p>530.2847</text:p>
          </table:table-cell>
          <table:table-cell table:style-name="ce16" office:value-type="float" office:value="0.029924" calcext:value-type="float">
            <text:p>0.0299</text:p>
          </table:table-cell>
          <table:table-cell table:style-name="ce16" office:value-type="float" office:value="535.853678" calcext:value-type="float">
            <text:p>535.8537</text:p>
          </table:table-cell>
          <table:table-cell table:style-name="ce16" office:value-type="float" office:value="0.042881" calcext:value-type="float">
            <text:p>0.0429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2.5119" calcext:value-type="float">
            <text:p>532.5119</text:p>
          </table:table-cell>
          <table:table-cell table:style-name="ce24" office:value-type="float" office:value="0.037754" calcext:value-type="float">
            <text:p>0.0378</text:p>
          </table:table-cell>
          <table:table-cell table:style-name="ce21" office:value-type="float" office:value="516.9568" calcext:value-type="float">
            <text:p>516.9568</text:p>
          </table:table-cell>
          <table:table-cell table:style-name="ce21" office:value-type="float" office:value="0.0261519757" calcext:value-type="float">
            <text:p>0.0262</text:p>
          </table:table-cell>
          <table:table-cell table:style-name="ce20" office:value-type="float" office:value="528.9345" calcext:value-type="float">
            <text:p>528.9345</text:p>
          </table:table-cell>
          <table:table-cell table:style-name="ce20" office:value-type="float" office:value="0.0425947336" calcext:value-type="float">
            <text:p>0.0426</text:p>
          </table:table-cell>
          <table:table-cell table:style-name="ce20" office:value-type="float" office:value="534.0943" calcext:value-type="float">
            <text:p>534.0943</text:p>
          </table:table-cell>
          <table:table-cell table:style-name="ce20" office:value-type="float" office:value="0.0458510158" calcext:value-type="float">
            <text:p>0.0459</text:p>
          </table:table-cell>
          <table:table-cell table:style-name="ce20" office:value-type="float" office:value="517.0644" calcext:value-type="float">
            <text:p>517.0644</text:p>
          </table:table-cell>
          <table:table-cell table:style-name="ce20" office:value-type="float" office:value="0.0260233737" calcext:value-type="float">
            <text:p>0.0260</text:p>
          </table:table-cell>
          <table:table-cell table:style-name="ce21" office:value-type="float" office:value="531.2555" calcext:value-type="float">
            <text:p>531.2555</text:p>
          </table:table-cell>
          <table:table-cell table:style-name="ce21" office:value-type="float" office:value="0.0403739837" calcext:value-type="float">
            <text:p>0.0404</text:p>
          </table:table-cell>
          <table:table-cell table:style-name="ce34" office:value-type="float" office:value="517.4484" calcext:value-type="float">
            <text:p>517.4484</text:p>
          </table:table-cell>
          <table:table-cell table:style-name="ce34" office:value-type="float" office:value="0.0254987327" calcext:value-type="float">
            <text:p>0.0255</text:p>
          </table:table-cell>
          <table:table-cell table:style-name="ce34" office:value-type="float" office:value="530.5664" calcext:value-type="float">
            <text:p>530.5664</text:p>
          </table:table-cell>
          <table:table-cell table:style-name="ce34" office:value-type="float" office:value="0.0444931672" calcext:value-type="float">
            <text:p>0.0445</text:p>
          </table:table-cell>
          <table:table-cell table:style-name="ce22" office:value-type="float" office:value="530.7888905739" calcext:value-type="float">
            <text:p>530.7889</text:p>
          </table:table-cell>
          <table:table-cell table:style-name="ce22" office:value-type="float" office:value="0.012001109710641" calcext:value-type="float">
            <text:p>0.0120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7.8381" calcext:value-type="float">
            <text:p>547.8381</text:p>
          </table:table-cell>
          <table:table-cell table:style-name="ce16" office:value-type="float" office:value="0.0647016162" calcext:value-type="float">
            <text:p>0.0647</text:p>
          </table:table-cell>
          <table:table-cell table:style-name="ce16" office:value-type="float" office:value="547.840776" calcext:value-type="float">
            <text:p>547.8408</text:p>
          </table:table-cell>
          <table:table-cell table:style-name="ce16" office:value-type="float" office:value="0.065093" calcext:value-type="float">
            <text:p>0.0651</text:p>
          </table:table-cell>
          <table:table-cell table:style-name="ce16" office:value-type="float" office:value="533.162669" calcext:value-type="float">
            <text:p>533.1627</text:p>
          </table:table-cell>
          <table:table-cell table:style-name="ce16" office:value-type="float" office:value="0.028193" calcext:value-type="float">
            <text:p>0.0282</text:p>
          </table:table-cell>
          <table:table-cell table:style-name="ce16" office:value-type="float" office:value="530.271047" calcext:value-type="float">
            <text:p>530.2710</text:p>
          </table:table-cell>
          <table:table-cell table:style-name="ce16" office:value-type="float" office:value="0.029162" calcext:value-type="float">
            <text:p>0.0292</text:p>
          </table:table-cell>
          <table:table-cell table:style-name="ce16" office:value-type="float" office:value="535.976261" calcext:value-type="float">
            <text:p>535.9763</text:p>
          </table:table-cell>
          <table:table-cell table:style-name="ce16" office:value-type="float" office:value="0.042234" calcext:value-type="float">
            <text:p>0.042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2.552" calcext:value-type="float">
            <text:p>532.5520</text:p>
          </table:table-cell>
          <table:table-cell table:style-name="ce24" office:value-type="float" office:value="0.036658" calcext:value-type="float">
            <text:p>0.0367</text:p>
          </table:table-cell>
          <table:table-cell table:style-name="ce21" office:value-type="float" office:value="516.9683" calcext:value-type="float">
            <text:p>516.9683</text:p>
          </table:table-cell>
          <table:table-cell table:style-name="ce21" office:value-type="float" office:value="0.0374718236" calcext:value-type="float">
            <text:p>0.0375</text:p>
          </table:table-cell>
          <table:table-cell table:style-name="ce20" office:value-type="float" office:value="528.9931" calcext:value-type="float">
            <text:p>528.9931</text:p>
          </table:table-cell>
          <table:table-cell table:style-name="ce20" office:value-type="float" office:value="0.0436391099" calcext:value-type="float">
            <text:p>0.0436</text:p>
          </table:table-cell>
          <table:table-cell table:style-name="ce20" office:value-type="float" office:value="534.1653" calcext:value-type="float">
            <text:p>534.1653</text:p>
          </table:table-cell>
          <table:table-cell table:style-name="ce20" office:value-type="float" office:value="0.0469219012" calcext:value-type="float">
            <text:p>0.0469</text:p>
          </table:table-cell>
          <table:table-cell table:style-name="ce20" office:value-type="float" office:value="517.072" calcext:value-type="float">
            <text:p>517.0720</text:p>
          </table:table-cell>
          <table:table-cell table:style-name="ce20" office:value-type="float" office:value="0.03749273" calcext:value-type="float">
            <text:p>0.0375</text:p>
          </table:table-cell>
          <table:table-cell table:style-name="ce21" office:value-type="float" office:value="531.2868" calcext:value-type="float">
            <text:p>531.2868</text:p>
          </table:table-cell>
          <table:table-cell table:style-name="ce21" office:value-type="float" office:value="0.0461614861" calcext:value-type="float">
            <text:p>0.0462</text:p>
          </table:table-cell>
          <table:table-cell table:style-name="ce34" office:value-type="float" office:value="517.4558" calcext:value-type="float">
            <text:p>517.4558</text:p>
          </table:table-cell>
          <table:table-cell table:style-name="ce34" office:value-type="float" office:value="0.0375803864" calcext:value-type="float">
            <text:p>0.0376</text:p>
          </table:table-cell>
          <table:table-cell table:style-name="ce34" office:value-type="float" office:value="530.6351" calcext:value-type="float">
            <text:p>530.6351</text:p>
          </table:table-cell>
          <table:table-cell table:style-name="ce34" office:value-type="float" office:value="0.0450140452" calcext:value-type="float">
            <text:p>0.0450</text:p>
          </table:table-cell>
          <table:table-cell table:style-name="ce22" office:value-type="float" office:value="530.80787765" calcext:value-type="float">
            <text:p>530.8079</text:p>
          </table:table-cell>
          <table:table-cell table:style-name="ce22" office:value-type="float" office:value="0.012591374714311" calcext:value-type="float">
            <text:p>0.0126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12" office:value-type="float" office:value="532.72" calcext:value-type="float">
            <text:p>532.72</text:p>
          </table:table-cell>
          <table:table-cell table:style-name="ce60"/>
          <table:table-cell table:style-name="ce14" office:value-type="string" calcext:value-type="string">
            <text:p>Hitchcock</text:p>
          </table:table-cell>
          <table:table-cell table:style-name="ce16" office:value-type="float" office:value="548.5448" calcext:value-type="float">
            <text:p>548.5448</text:p>
          </table:table-cell>
          <table:table-cell table:style-name="ce16" office:value-type="float" office:value="0.0718629866" calcext:value-type="float">
            <text:p>0.0719</text:p>
          </table:table-cell>
          <table:table-cell table:style-name="ce16" office:value-type="float" office:value="548.547931" calcext:value-type="float">
            <text:p>548.5479</text:p>
          </table:table-cell>
          <table:table-cell table:style-name="ce16" office:value-type="float" office:value="0.072296" calcext:value-type="float">
            <text:p>0.0723</text:p>
          </table:table-cell>
          <table:table-cell table:style-name="ce16" office:value-type="float" office:value="534.885148" calcext:value-type="float">
            <text:p>534.8851</text:p>
          </table:table-cell>
          <table:table-cell table:style-name="ce16" office:value-type="float" office:value="0.035571" calcext:value-type="float">
            <text:p>0.0356</text:p>
          </table:table-cell>
          <table:table-cell table:style-name="ce16" office:value-type="float" office:value="531.967452" calcext:value-type="float">
            <text:p>531.9675</text:p>
          </table:table-cell>
          <table:table-cell table:style-name="ce16" office:value-type="float" office:value="0.035153" calcext:value-type="float">
            <text:p>0.0352</text:p>
          </table:table-cell>
          <table:table-cell table:style-name="ce16" office:value-type="float" office:value="537.153761" calcext:value-type="float">
            <text:p>537.1538</text:p>
          </table:table-cell>
          <table:table-cell table:style-name="ce16" office:value-type="float" office:value="0.047852" calcext:value-type="float">
            <text:p>0.0479</text:p>
          </table:table-cell>
          <table:table-cell table:style-name="ce166" table:formula="of:=534.22178" office:value-type="float" office:value="534.22178" calcext:value-type="float">
            <text:p>534.2218</text:p>
          </table:table-cell>
          <table:table-cell table:style-name="ce166" table:formula="of:=0.034111" office:value-type="float" office:value="0.034111" calcext:value-type="float">
            <text:p>0.0341</text:p>
          </table:table-cell>
          <table:table-cell table:style-name="ce182" table:number-columns-repeated="2"/>
          <table:table-cell table:style-name="ce10" table:number-columns-repeated="2"/>
          <table:table-cell table:style-name="ce24" office:value-type="float" office:value="533.8912" calcext:value-type="float">
            <text:p>533.8912</text:p>
          </table:table-cell>
          <table:table-cell table:style-name="ce24" office:value-type="float" office:value="0.042144" calcext:value-type="float">
            <text:p>0.0421</text:p>
          </table:table-cell>
          <table:table-cell table:style-name="ce19" office:value-type="float" office:value="518.5084" calcext:value-type="float">
            <text:p>518.5084</text:p>
          </table:table-cell>
          <table:table-cell table:style-name="ce19" office:value-type="float" office:value="0.0359669461" calcext:value-type="float">
            <text:p>0.0360</text:p>
          </table:table-cell>
          <table:table-cell table:style-name="ce20" office:value-type="float" office:value="530.2734" calcext:value-type="float">
            <text:p>530.2734</text:p>
          </table:table-cell>
          <table:table-cell table:style-name="ce20" office:value-type="float" office:value="0.0486901074" calcext:value-type="float">
            <text:p>0.0487</text:p>
          </table:table-cell>
          <table:table-cell table:style-name="ce20" office:value-type="float" office:value="535.3886" calcext:value-type="float">
            <text:p>535.3886</text:p>
          </table:table-cell>
          <table:table-cell table:style-name="ce20" office:value-type="float" office:value="0.0521282476" calcext:value-type="float">
            <text:p>0.0521</text:p>
          </table:table-cell>
          <table:table-cell table:style-name="ce20" office:value-type="float" office:value="518.4961" calcext:value-type="float">
            <text:p>518.4961</text:p>
          </table:table-cell>
          <table:table-cell table:style-name="ce20" office:value-type="float" office:value="0.036173728" calcext:value-type="float">
            <text:p>0.0362</text:p>
          </table:table-cell>
          <table:table-cell table:style-name="ce21" office:value-type="float" office:value="532.7909" calcext:value-type="float">
            <text:p>532.7909</text:p>
          </table:table-cell>
          <table:table-cell table:style-name="ce21" office:value-type="float" office:value="0.0481722563" calcext:value-type="float">
            <text:p>0.0482</text:p>
          </table:table-cell>
          <table:table-cell table:style-name="ce34" office:value-type="float" office:value="518.8696" calcext:value-type="float">
            <text:p>518.8696</text:p>
          </table:table-cell>
          <table:table-cell table:style-name="ce34" office:value-type="float" office:value="0.0359781286" calcext:value-type="float">
            <text:p>0.0360</text:p>
          </table:table-cell>
          <table:table-cell table:style-name="ce34" office:value-type="float" office:value="531.8146" calcext:value-type="float">
            <text:p>531.8146</text:p>
          </table:table-cell>
          <table:table-cell table:style-name="ce34" office:value-type="float" office:value="0.0505981243" calcext:value-type="float">
            <text:p>0.0506</text:p>
          </table:table-cell>
          <table:table-cell table:style-name="ce22" office:value-type="float" office:value="532.66479689" calcext:value-type="float">
            <text:p>532.6648</text:p>
          </table:table-cell>
          <table:table-cell table:style-name="ce22" office:value-type="float" office:value="0.014836599625773" calcext:value-type="float">
            <text:p>0.0148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60"/>
          <table:table-cell table:style-name="ce23"/>
          <table:table-cell table:style-name="ce16" office:value-type="float" office:value="545.9778" calcext:value-type="float">
            <text:p>545.9778</text:p>
          </table:table-cell>
          <table:table-cell table:style-name="ce16" office:value-type="float" office:value="0.0781957156" calcext:value-type="float">
            <text:p>0.0782</text:p>
          </table:table-cell>
          <table:table-cell table:style-name="ce16" office:value-type="float" office:value="545.977823" calcext:value-type="float">
            <text:p>545.9778</text:p>
          </table:table-cell>
          <table:table-cell table:style-name="ce16" office:value-type="float" office:value="0.078196" calcext:value-type="float">
            <text:p>0.0782</text:p>
          </table:table-cell>
          <table:table-cell table:style-name="ce16" office:value-type="float" office:value="532.654456" calcext:value-type="float">
            <text:p>532.6545</text:p>
          </table:table-cell>
          <table:table-cell table:style-name="ce16" office:value-type="float" office:value="0.038377" calcext:value-type="float">
            <text:p>0.0384</text:p>
          </table:table-cell>
          <table:table-cell table:style-name="ce16" office:value-type="float" office:value="529.712971" calcext:value-type="float">
            <text:p>529.7130</text:p>
          </table:table-cell>
          <table:table-cell table:style-name="ce16" office:value-type="float" office:value="0.038167" calcext:value-type="float">
            <text:p>0.0382</text:p>
          </table:table-cell>
          <table:table-cell table:style-name="ce16" office:value-type="float" office:value="535.042407" calcext:value-type="float">
            <text:p>535.0424</text:p>
          </table:table-cell>
          <table:table-cell table:style-name="ce16" office:value-type="float" office:value="0.052187" calcext:value-type="float">
            <text:p>0.0522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531.6985" calcext:value-type="float">
            <text:p>531.6985</text:p>
          </table:table-cell>
          <table:table-cell table:style-name="ce18" office:value-type="float" office:value="0.046588" calcext:value-type="float">
            <text:p>0.0466</text:p>
          </table:table-cell>
          <table:table-cell table:style-name="ce19" office:value-type="float" office:value="516.0286" calcext:value-type="float">
            <text:p>516.0286</text:p>
          </table:table-cell>
          <table:table-cell table:style-name="ce19" office:value-type="float" office:value="0.023897913" calcext:value-type="float">
            <text:p>0.0239</text:p>
          </table:table-cell>
          <table:table-cell table:style-name="ce20" office:value-type="float" office:value="528.1095" calcext:value-type="float">
            <text:p>528.1095</text:p>
          </table:table-cell>
          <table:table-cell table:style-name="ce20" office:value-type="float" office:value="0.052630528" calcext:value-type="float">
            <text:p>0.0526</text:p>
          </table:table-cell>
          <table:table-cell table:style-name="ce20" office:value-type="float" office:value="533.2042" calcext:value-type="float">
            <text:p>533.2042</text:p>
          </table:table-cell>
          <table:table-cell table:style-name="ce20" office:value-type="float" office:value="0.0563335188" calcext:value-type="float">
            <text:p>0.0563</text:p>
          </table:table-cell>
          <table:table-cell table:style-name="ce20" office:value-type="float" office:value="516.5861" calcext:value-type="float">
            <text:p>516.5861</text:p>
          </table:table-cell>
          <table:table-cell table:style-name="ce20" office:value-type="float" office:value="0.0400460802" calcext:value-type="float">
            <text:p>0.0400</text:p>
          </table:table-cell>
          <table:table-cell table:style-name="ce21" office:value-type="float" office:value="530.5818" calcext:value-type="float">
            <text:p>530.5818</text:p>
          </table:table-cell>
          <table:table-cell table:style-name="ce21" office:value-type="float" office:value="0.0362363989" calcext:value-type="float">
            <text:p>0.0362</text:p>
          </table:table-cell>
          <table:table-cell table:style-name="ce34" office:value-type="float" office:value="516.9735" calcext:value-type="float">
            <text:p>516.9735</text:p>
          </table:table-cell>
          <table:table-cell table:style-name="ce34" office:value-type="float" office:value="0.0401324631" calcext:value-type="float">
            <text:p>0.0401</text:p>
          </table:table-cell>
          <table:table-cell table:style-name="ce34" office:value-type="float" office:value="529.6508" calcext:value-type="float">
            <text:p>529.6508</text:p>
          </table:table-cell>
          <table:table-cell table:style-name="ce34" office:value-type="float" office:value="0.0552133673" calcext:value-type="float">
            <text:p>0.0552</text:p>
          </table:table-cell>
          <table:table-cell table:style-name="ce22" office:value-type="float" office:value="530.1155668497" calcext:value-type="float">
            <text:p>530.1156</text:p>
          </table:table-cell>
          <table:table-cell table:style-name="ce22" office:value-type="float" office:value="0.008193414759044" calcext:value-type="float">
            <text:p>0.0082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43" office:value-type="float" office:value="3" calcext:value-type="float">
            <text:p>3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7.0689" calcext:value-type="float">
            <text:p>547.0689</text:p>
          </table:table-cell>
          <table:table-cell table:style-name="ce16" office:value-type="float" office:value="0.0711381742" calcext:value-type="float">
            <text:p>0.0711</text:p>
          </table:table-cell>
          <table:table-cell table:style-name="ce16" office:value-type="float" office:value="547.068933" calcext:value-type="float">
            <text:p>547.0689</text:p>
          </table:table-cell>
          <table:table-cell table:style-name="ce16" office:value-type="float" office:value="0.071138" calcext:value-type="float">
            <text:p>0.0711</text:p>
          </table:table-cell>
          <table:table-cell table:style-name="ce16" office:value-type="float" office:value="532.55223" calcext:value-type="float">
            <text:p>532.5522</text:p>
          </table:table-cell>
          <table:table-cell table:style-name="ce16" office:value-type="float" office:value="0.026044" calcext:value-type="float">
            <text:p>0.0260</text:p>
          </table:table-cell>
          <table:table-cell table:style-name="ce16" office:value-type="float" office:value="530.059193" calcext:value-type="float">
            <text:p>530.0592</text:p>
          </table:table-cell>
          <table:table-cell table:style-name="ce16" office:value-type="float" office:value="0.030288" calcext:value-type="float">
            <text:p>0.0303</text:p>
          </table:table-cell>
          <table:table-cell table:style-name="ce16" office:value-type="float" office:value="535.7285" calcext:value-type="float">
            <text:p>535.7285</text:p>
          </table:table-cell>
          <table:table-cell table:style-name="ce16" office:value-type="float" office:value="0.045692" calcext:value-type="float">
            <text:p>0.0457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532.2253" calcext:value-type="float">
            <text:p>532.2253</text:p>
          </table:table-cell>
          <table:table-cell table:style-name="ce18" office:value-type="float" office:value="0.038613" calcext:value-type="float">
            <text:p>0.0386</text:p>
          </table:table-cell>
          <table:table-cell table:style-name="ce21" office:value-type="float" office:value="516.4547" calcext:value-type="float">
            <text:p>516.4547</text:p>
          </table:table-cell>
          <table:table-cell table:style-name="ce21" office:value-type="float" office:value="0.0377479144" calcext:value-type="float">
            <text:p>0.0377</text:p>
          </table:table-cell>
          <table:table-cell table:style-name="ce20" office:value-type="float" office:value="528.4827" calcext:value-type="float">
            <text:p>528.4827</text:p>
          </table:table-cell>
          <table:table-cell table:style-name="ce20" office:value-type="float" office:value="0.0432359924" calcext:value-type="float">
            <text:p>0.0432</text:p>
          </table:table-cell>
          <table:table-cell table:style-name="ce20" office:value-type="float" office:value="533.7126" calcext:value-type="float">
            <text:p>533.7126</text:p>
          </table:table-cell>
          <table:table-cell table:style-name="ce20" office:value-type="float" office:value="0.047794182" calcext:value-type="float">
            <text:p>0.0478</text:p>
          </table:table-cell>
          <table:table-cell table:style-name="ce20" office:value-type="float" office:value="516.6919" calcext:value-type="float">
            <text:p>516.6919</text:p>
          </table:table-cell>
          <table:table-cell table:style-name="ce20" office:value-type="float" office:value="0.030949884" calcext:value-type="float">
            <text:p>0.0309</text:p>
          </table:table-cell>
          <table:table-cell table:style-name="ce21" office:value-type="float" office:value="530.6278" calcext:value-type="float">
            <text:p>530.6278</text:p>
          </table:table-cell>
          <table:table-cell table:style-name="ce21" office:value-type="float" office:value="0.0503461947" calcext:value-type="float">
            <text:p>0.0503</text:p>
          </table:table-cell>
          <table:table-cell table:style-name="ce34" office:value-type="float" office:value="517.1375" calcext:value-type="float">
            <text:p>517.1375</text:p>
          </table:table-cell>
          <table:table-cell table:style-name="ce34" office:value-type="float" office:value="0.0314537132" calcext:value-type="float">
            <text:p>0.0315</text:p>
          </table:table-cell>
          <table:table-cell table:style-name="ce34" office:value-type="float" office:value="530.2001" calcext:value-type="float">
            <text:p>530.2001</text:p>
          </table:table-cell>
          <table:table-cell table:style-name="ce34" office:value-type="float" office:value="0.0469737098" calcext:value-type="float">
            <text:p>0.0470</text:p>
          </table:table-cell>
          <table:table-cell table:style-name="ce22" office:value-type="float" office:value="530.5153427286" calcext:value-type="float">
            <text:p>530.5153</text:p>
          </table:table-cell>
          <table:table-cell table:style-name="ce22" office:value-type="float" office:value="0.015304068378428" calcext:value-type="float">
            <text:p>0.0153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8.0699" calcext:value-type="float">
            <text:p>548.0699</text:p>
          </table:table-cell>
          <table:table-cell table:style-name="ce16" office:value-type="float" office:value="0.0700127384" calcext:value-type="float">
            <text:p>0.0700</text:p>
          </table:table-cell>
          <table:table-cell table:style-name="ce16" office:value-type="float" office:value="548.07292" calcext:value-type="float">
            <text:p>548.0729</text:p>
          </table:table-cell>
          <table:table-cell table:style-name="ce16" office:value-type="float" office:value="0.070433" calcext:value-type="float">
            <text:p>0.0704</text:p>
          </table:table-cell>
          <table:table-cell table:style-name="ce16" office:value-type="float" office:value="533.876267" calcext:value-type="float">
            <text:p>533.8763</text:p>
          </table:table-cell>
          <table:table-cell table:style-name="ce16" office:value-type="float" office:value="0.032372" calcext:value-type="float">
            <text:p>0.0324</text:p>
          </table:table-cell>
          <table:table-cell table:style-name="ce16" office:value-type="float" office:value="531.135089" calcext:value-type="float">
            <text:p>531.1351</text:p>
          </table:table-cell>
          <table:table-cell table:style-name="ce16" office:value-type="float" office:value="0.03297" calcext:value-type="float">
            <text:p>0.0330</text:p>
          </table:table-cell>
          <table:table-cell table:style-name="ce16" office:value-type="float" office:value="536.7014" calcext:value-type="float">
            <text:p>536.7014</text:p>
          </table:table-cell>
          <table:table-cell table:style-name="ce16" office:value-type="float" office:value="0.047" calcext:value-type="float">
            <text:p>0.0470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18" office:value-type="float" office:value="533.1885" calcext:value-type="float">
            <text:p>533.1885</text:p>
          </table:table-cell>
          <table:table-cell table:style-name="ce18" office:value-type="float" office:value="0.040316" calcext:value-type="float">
            <text:p>0.0403</text:p>
          </table:table-cell>
          <table:table-cell table:style-name="ce19" office:value-type="float" office:value="517.7479" calcext:value-type="float">
            <text:p>517.7479</text:p>
          </table:table-cell>
          <table:table-cell table:style-name="ce19" office:value-type="float" office:value="0.0336309934" calcext:value-type="float">
            <text:p>0.0336</text:p>
          </table:table-cell>
          <table:table-cell table:style-name="ce20" office:value-type="float" office:value="529.6388" calcext:value-type="float">
            <text:p>529.6388</text:p>
          </table:table-cell>
          <table:table-cell table:style-name="ce20" office:value-type="float" office:value="0.046502432" calcext:value-type="float">
            <text:p>0.0465</text:p>
          </table:table-cell>
          <table:table-cell table:style-name="ce26" office:value-type="float" office:value="534.806" calcext:value-type="float">
            <text:p>534.806</text:p>
          </table:table-cell>
          <table:table-cell table:style-name="ce34" office:value-type="float" office:value="0.0497025384" calcext:value-type="float">
            <text:p>0.0497</text:p>
          </table:table-cell>
          <table:table-cell table:style-name="ce20" office:value-type="float" office:value="517.8564" calcext:value-type="float">
            <text:p>517.8564</text:p>
          </table:table-cell>
          <table:table-cell table:style-name="ce20" office:value-type="float" office:value="0.0343183824" calcext:value-type="float">
            <text:p>0.0343</text:p>
          </table:table-cell>
          <table:table-cell table:style-name="ce21" office:value-type="float" office:value="532.0761" calcext:value-type="float">
            <text:p>532.0761</text:p>
          </table:table-cell>
          <table:table-cell table:style-name="ce21" office:value-type="float" office:value="0.04489896" calcext:value-type="float">
            <text:p>0.0449</text:p>
          </table:table-cell>
          <table:table-cell table:style-name="ce34" office:value-type="float" office:value="518.2404" calcext:value-type="float">
            <text:p>518.2404</text:p>
          </table:table-cell>
          <table:table-cell table:style-name="ce34" office:value-type="float" office:value="0.0341953948" calcext:value-type="float">
            <text:p>0.0342</text:p>
          </table:table-cell>
          <table:table-cell table:style-name="ce34" office:value-type="float" office:value="531.2389" calcext:value-type="float">
            <text:p>531.2389</text:p>
          </table:table-cell>
          <table:table-cell table:style-name="ce34" office:value-type="float" office:value="0.0485762525" calcext:value-type="float">
            <text:p>0.0486</text:p>
          </table:table-cell>
          <table:table-cell table:style-name="ce22" office:value-type="float" office:value="531.9072940236" calcext:value-type="float">
            <text:p>531.9073</text:p>
          </table:table-cell>
          <table:table-cell table:style-name="ce22" office:value-type="float" office:value="0.013101907902942" calcext:value-type="float">
            <text:p>0.0131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3_dmso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9.2588" calcext:value-type="float">
            <text:p>549.2588</text:p>
          </table:table-cell>
          <table:table-cell table:style-name="ce16" office:value-type="float" office:value="0.0722164376" calcext:value-type="float">
            <text:p>0.0722</text:p>
          </table:table-cell>
          <table:table-cell table:style-name="ce16" office:value-type="float" office:value="549.264723" calcext:value-type="float">
            <text:p>549.2647</text:p>
          </table:table-cell>
          <table:table-cell table:style-name="ce16" office:value-type="float" office:value="0.072709" calcext:value-type="float">
            <text:p>0.0727</text:p>
          </table:table-cell>
          <table:table-cell table:style-name="ce16" office:value-type="float" office:value="533.545442" calcext:value-type="float">
            <text:p>533.5454</text:p>
          </table:table-cell>
          <table:table-cell table:style-name="ce16" office:value-type="float" office:value="0.01047" calcext:value-type="float">
            <text:p>0.0105</text:p>
          </table:table-cell>
          <table:table-cell table:style-name="ce16" office:value-type="float" office:value="531.666932" calcext:value-type="float">
            <text:p>531.6669</text:p>
          </table:table-cell>
          <table:table-cell table:style-name="ce16" office:value-type="float" office:value="0.019247" calcext:value-type="float">
            <text:p>0.0192</text:p>
          </table:table-cell>
          <table:table-cell table:style-name="ce16" office:value-type="float" office:value="538.606648" calcext:value-type="float">
            <text:p>538.6066</text:p>
          </table:table-cell>
          <table:table-cell table:style-name="ce16" office:value-type="float" office:value="0.041526" calcext:value-type="float">
            <text:p>0.0415</text:p>
          </table:table-cell>
          <table:table-cell table:style-name="ce166" table:number-columns-repeated="2"/>
          <table:table-cell table:style-name="ce182" table:number-columns-repeated="2"/>
          <table:table-cell table:style-name="ce10" table:number-columns-repeated="2"/>
          <table:table-cell table:style-name="ce24" office:value-type="float" office:value="534.1402" calcext:value-type="float">
            <text:p>534.1402</text:p>
          </table:table-cell>
          <table:table-cell table:style-name="ce24" office:value-type="float" office:value="0.027125" calcext:value-type="float">
            <text:p>0.0271</text:p>
          </table:table-cell>
          <table:table-cell table:style-name="ce19" office:value-type="float" office:value="518.3362" calcext:value-type="float">
            <text:p>518.3362</text:p>
          </table:table-cell>
          <table:table-cell table:style-name="ce19" office:value-type="float" office:value="0.0183315009" calcext:value-type="float">
            <text:p>0.0183</text:p>
          </table:table-cell>
          <table:table-cell table:style-name="ce20" office:value-type="float" office:value="530.7961" calcext:value-type="float">
            <text:p>530.7961</text:p>
          </table:table-cell>
          <table:table-cell table:style-name="ce20" office:value-type="float" office:value="0.0382833789" calcext:value-type="float">
            <text:p>0.0383</text:p>
          </table:table-cell>
          <table:table-cell table:style-name="ce20" office:value-type="float" office:value="535.9916" calcext:value-type="float">
            <text:p>535.9916</text:p>
          </table:table-cell>
          <table:table-cell table:style-name="ce20" office:value-type="float" office:value="0.0454217857" calcext:value-type="float">
            <text:p>0.0454</text:p>
          </table:table-cell>
          <table:table-cell table:style-name="ce20" office:value-type="float" office:value="519.2489" calcext:value-type="float">
            <text:p>519.2489</text:p>
          </table:table-cell>
          <table:table-cell table:style-name="ce20" office:value-type="float" office:value="0.0117041977" calcext:value-type="float">
            <text:p>0.0117</text:p>
          </table:table-cell>
          <table:table-cell table:style-name="ce21" office:value-type="float" office:value="532.8196" calcext:value-type="float">
            <text:p>532.8196</text:p>
          </table:table-cell>
          <table:table-cell table:style-name="ce21" office:value-type="float" office:value="0.0379236825" calcext:value-type="float">
            <text:p>0.0379</text:p>
          </table:table-cell>
          <table:table-cell table:style-name="ce34" office:value-type="float" office:value="519.3101" calcext:value-type="float">
            <text:p>519.3101</text:p>
          </table:table-cell>
          <table:table-cell table:style-name="ce34" office:value-type="float" office:value="0.0165168556" calcext:value-type="float">
            <text:p>0.0165</text:p>
          </table:table-cell>
          <table:table-cell table:style-name="ce34" office:value-type="float" office:value="532.5597" calcext:value-type="float">
            <text:p>532.5597</text:p>
          </table:table-cell>
          <table:table-cell table:style-name="ce34" office:value-type="float" office:value="0.041757604" calcext:value-type="float">
            <text:p>0.0418</text:p>
          </table:table-cell>
          <table:table-cell table:style-name="ce22" office:value-type="float" office:value="532.1925241099" calcext:value-type="float">
            <text:p>532.1925</text:p>
          </table:table-cell>
          <table:table-cell table:style-name="ce22" office:value-type="float" office:value="0.010518576640559" calcext:value-type="float">
            <text:p>0.0105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12" office:value-type="float" office:value="532.93" calcext:value-type="float">
            <text:p>532.93</text:p>
          </table:table-cell>
          <table:table-cell table:style-name="ce60"/>
          <table:table-cell table:style-name="ce14" office:value-type="string" calcext:value-type="string">
            <text:p>carbonylxas2002</text:p>
          </table:table-cell>
          <table:table-cell table:style-name="ce16" office:value-type="float" office:value="549.3482" calcext:value-type="float">
            <text:p>549.3482</text:p>
          </table:table-cell>
          <table:table-cell table:style-name="ce16" office:value-type="float" office:value="0.0665816528" calcext:value-type="float">
            <text:p>0.0666</text:p>
          </table:table-cell>
          <table:table-cell table:style-name="ce16" office:value-type="float" office:value="549.344088" calcext:value-type="float">
            <text:p>549.3441</text:p>
          </table:table-cell>
          <table:table-cell table:style-name="ce16" office:value-type="float" office:value="0.066815" calcext:value-type="float">
            <text:p>0.0668</text:p>
          </table:table-cell>
          <table:table-cell table:style-name="ce16" office:value-type="float" office:value="534.868214" calcext:value-type="float">
            <text:p>534.8682</text:p>
          </table:table-cell>
          <table:table-cell table:style-name="ce16" office:value-type="float" office:value="0.030878" calcext:value-type="float">
            <text:p>0.0309</text:p>
          </table:table-cell>
          <table:table-cell table:style-name="ce16" office:value-type="float" office:value="532.170235" calcext:value-type="float">
            <text:p>532.1702</text:p>
          </table:table-cell>
          <table:table-cell table:style-name="ce16" office:value-type="float" office:value="0.031147" calcext:value-type="float">
            <text:p>0.0311</text:p>
          </table:table-cell>
          <table:table-cell table:style-name="ce16" office:value-type="float" office:value="537.643214" calcext:value-type="float">
            <text:p>537.6432</text:p>
          </table:table-cell>
          <table:table-cell table:style-name="ce16" office:value-type="float" office:value="0.044251" calcext:value-type="float">
            <text:p>0.0443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4.228" calcext:value-type="float">
            <text:p>534.2280</text:p>
          </table:table-cell>
          <table:table-cell table:style-name="ce18" office:value-type="float" office:value="0.037442" calcext:value-type="float">
            <text:p>0.0374</text:p>
          </table:table-cell>
          <table:table-cell table:style-name="ce19" office:value-type="float" office:value="518.5894" calcext:value-type="float">
            <text:p>518.5894</text:p>
          </table:table-cell>
          <table:table-cell table:style-name="ce19" office:value-type="float" office:value="0.0315551379" calcext:value-type="float">
            <text:p>0.0316</text:p>
          </table:table-cell>
          <table:table-cell table:style-name="ce20" office:value-type="float" office:value="530.6283" calcext:value-type="float">
            <text:p>530.6283</text:p>
          </table:table-cell>
          <table:table-cell table:style-name="ce20" office:value-type="float" office:value="0.0437316773" calcext:value-type="float">
            <text:p>0.0437</text:p>
          </table:table-cell>
          <table:table-cell table:style-name="ce20" office:value-type="float" office:value="535.8359" calcext:value-type="float">
            <text:p>535.8359</text:p>
          </table:table-cell>
          <table:table-cell table:style-name="ce20" office:value-type="float" office:value="0.0466754324" calcext:value-type="float">
            <text:p>0.0467</text:p>
          </table:table-cell>
          <table:table-cell table:style-name="ce20" office:value-type="float" office:value="518.7142" calcext:value-type="float">
            <text:p>518.7142</text:p>
          </table:table-cell>
          <table:table-cell table:style-name="ce20" office:value-type="float" office:value="0.0316575563" calcext:value-type="float">
            <text:p>0.0317</text:p>
          </table:table-cell>
          <table:table-cell table:style-name="ce34" office:value-type="float" office:value="532.994" calcext:value-type="float">
            <text:p>532.9940</text:p>
          </table:table-cell>
          <table:table-cell table:style-name="ce34" office:value-type="float" office:value="0.0422060606" calcext:value-type="float">
            <text:p>0.0422</text:p>
          </table:table-cell>
          <table:table-cell table:style-name="ce34" office:value-type="float" office:value="519.0995" calcext:value-type="float">
            <text:p>519.0995</text:p>
          </table:table-cell>
          <table:table-cell table:style-name="ce34" office:value-type="float" office:value="0.0314625131" calcext:value-type="float">
            <text:p>0.0315</text:p>
          </table:table-cell>
          <table:table-cell table:style-name="ce34" office:value-type="float" office:value="532.2619" calcext:value-type="float">
            <text:p>532.2619</text:p>
          </table:table-cell>
          <table:table-cell table:style-name="ce34" office:value-type="float" office:value="0.0456057058" calcext:value-type="float">
            <text:p>0.0456</text:p>
          </table:table-cell>
          <table:table-cell table:style-name="ce22" office:value-type="float" office:value="532.8029825328" calcext:value-type="float">
            <text:p>532.8030</text:p>
          </table:table-cell>
          <table:table-cell table:style-name="ce35" office:value-type="float" office:value="0.011955633541568" calcext:value-type="float">
            <text:p>0.0120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64" office:value-type="string" calcext:value-type="string">
            <text:p>B1u</text:p>
          </table:table-cell>
          <table:table-cell table:style-name="ce43" office:value-type="string" calcext:value-type="string">
            <text:p>1-2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55.0128" calcext:value-type="float">
            <text:p>555.0128</text:p>
          </table:table-cell>
          <table:table-cell table:style-name="ce16" office:value-type="float" office:value="0.0760152147" calcext:value-type="float">
            <text:p>0.0760</text:p>
          </table:table-cell>
          <table:table-cell table:style-name="ce16" office:value-type="float" office:value="555.014343" calcext:value-type="float">
            <text:p>555.0143</text:p>
          </table:table-cell>
          <table:table-cell table:style-name="ce16" office:value-type="float" office:value="0.076419" calcext:value-type="float">
            <text:p>0.0764</text:p>
          </table:table-cell>
          <table:table-cell table:style-name="ce16" office:value-type="float" office:value="533.915117" calcext:value-type="float">
            <text:p>533.9151</text:p>
          </table:table-cell>
          <table:table-cell table:style-name="ce16" office:value-type="float" office:value="0.013442" calcext:value-type="float">
            <text:p>0.0134</text:p>
          </table:table-cell>
          <table:table-cell table:style-name="ce51" office:value-type="float" office:value="533.09822" calcext:value-type="float">
            <text:p>533.0982</text:p>
          </table:table-cell>
          <table:table-cell table:style-name="ce16" office:value-type="float" office:value="0.021547" calcext:value-type="float">
            <text:p>0.0215</text:p>
          </table:table-cell>
          <table:table-cell table:style-name="ce15" office:value-type="float" office:value="544.071912" calcext:value-type="float">
            <text:p>544.0719</text:p>
          </table:table-cell>
          <table:table-cell table:style-name="ce16" office:value-type="float" office:value="0.053615" calcext:value-type="float">
            <text:p>0.0536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28.6205" calcext:value-type="float">
            <text:p>528.6205</text:p>
          </table:table-cell>
          <table:table-cell table:style-name="ce18" office:value-type="float" office:value="0.070507" calcext:value-type="float">
            <text:p>0.0705</text:p>
          </table:table-cell>
          <table:table-cell table:style-name="ce34" office:value-type="float" office:value="515.2959" calcext:value-type="float">
            <text:p>515.2959</text:p>
          </table:table-cell>
          <table:table-cell table:style-name="ce34" office:value-type="float" office:value="0.0593075557" calcext:value-type="float">
            <text:p>0.0593</text:p>
          </table:table-cell>
          <table:table-cell table:style-name="ce20" office:value-type="float" office:value="527.4833" calcext:value-type="float">
            <text:p>527.4833</text:p>
          </table:table-cell>
          <table:table-cell table:style-name="ce20" office:value-type="float" office:value="0.0954258724" calcext:value-type="float">
            <text:p>0.0954</text:p>
          </table:table-cell>
          <table:table-cell table:style-name="ce20" office:value-type="float" office:value="532.6741" calcext:value-type="float">
            <text:p>532.6741</text:p>
          </table:table-cell>
          <table:table-cell table:style-name="ce20" office:value-type="float" office:value="0.103676812" calcext:value-type="float">
            <text:p>0.1037</text:p>
          </table:table-cell>
          <table:table-cell table:style-name="ce20" office:value-type="float" office:value="515.959" calcext:value-type="float">
            <text:p>515.9590</text:p>
          </table:table-cell>
          <table:table-cell table:style-name="ce20" office:value-type="float" office:value="0.0717752992" calcext:value-type="float">
            <text:p>0.0718</text:p>
          </table:table-cell>
          <table:table-cell table:style-name="ce34" table:number-columns-repeated="2"/>
          <table:table-cell table:style-name="ce34" office:value-type="float" office:value="516.4075" calcext:value-type="float">
            <text:p>516.4075</text:p>
          </table:table-cell>
          <table:table-cell table:style-name="ce34" office:value-type="float" office:value="0.0726140093" calcext:value-type="float">
            <text:p>0.0726</text:p>
          </table:table-cell>
          <table:table-cell table:style-name="ce34" office:value-type="float" office:value="529.2077" calcext:value-type="float">
            <text:p>529.2077</text:p>
          </table:table-cell>
          <table:table-cell table:style-name="ce34" office:value-type="float" office:value="0.1026651657" calcext:value-type="float">
            <text:p>0.1027</text:p>
          </table:table-cell>
          <table:table-cell table:style-name="ce22" office:value-type="float" office:value="529.03696713715" calcext:value-type="float">
            <text:p>529.0370</text:p>
          </table:table-cell>
          <table:table-cell table:style-name="ce22" office:value-type="float" office:value="0.018299568310602" calcext:value-type="float">
            <text:p>0.0183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8.8628" calcext:value-type="float">
            <text:p>548.8628</text:p>
          </table:table-cell>
          <table:table-cell table:style-name="ce16" office:value-type="float" office:value="0.0633477516" calcext:value-type="float">
            <text:p>0.0633</text:p>
          </table:table-cell>
          <table:table-cell table:style-name="ce16" office:value-type="float" office:value="548.865406" calcext:value-type="float">
            <text:p>548.8654</text:p>
          </table:table-cell>
          <table:table-cell table:style-name="ce16" office:value-type="float" office:value="0.063707" calcext:value-type="float">
            <text:p>0.0637</text:p>
          </table:table-cell>
          <table:table-cell table:style-name="ce16" office:value-type="float" office:value="533.48297" calcext:value-type="float">
            <text:p>533.4830</text:p>
          </table:table-cell>
          <table:table-cell table:style-name="ce16" office:value-type="float" office:value="0.019591" calcext:value-type="float">
            <text:p>0.0196</text:p>
          </table:table-cell>
          <table:table-cell table:style-name="ce16" office:value-type="float" office:value="531.089754" calcext:value-type="float">
            <text:p>531.0898</text:p>
          </table:table-cell>
          <table:table-cell table:style-name="ce16" office:value-type="float" office:value="0.026218" calcext:value-type="float">
            <text:p>0.0262</text:p>
          </table:table-cell>
          <table:table-cell table:style-name="ce16" office:value-type="float" office:value="537.162908" calcext:value-type="float">
            <text:p>537.1629</text:p>
          </table:table-cell>
          <table:table-cell table:style-name="ce16" office:value-type="float" office:value="0.041891" calcext:value-type="float">
            <text:p>0.0419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3.331" calcext:value-type="float">
            <text:p>533.3310</text:p>
          </table:table-cell>
          <table:table-cell table:style-name="ce18" office:value-type="float" office:value="0.033811" calcext:value-type="float">
            <text:p>0.0338</text:p>
          </table:table-cell>
          <table:table-cell table:style-name="ce34" office:value-type="float" office:value="517.3651" calcext:value-type="float">
            <text:p>517.3651</text:p>
          </table:table-cell>
          <table:table-cell table:style-name="ce34" office:value-type="float" office:value="0.023985441" calcext:value-type="float">
            <text:p>0.0240</text:p>
          </table:table-cell>
          <table:table-cell table:style-name="ce20" office:value-type="float" office:value="529.7692" calcext:value-type="float">
            <text:p>529.7692</text:p>
          </table:table-cell>
          <table:table-cell table:style-name="ce20" office:value-type="float" office:value="0.0390014603" calcext:value-type="float">
            <text:p>0.0390</text:p>
          </table:table-cell>
          <table:table-cell table:style-name="ce20" office:value-type="float" office:value="535.0534" calcext:value-type="float">
            <text:p>535.0534</text:p>
          </table:table-cell>
          <table:table-cell table:style-name="ce20" office:value-type="float" office:value="0.0424564773" calcext:value-type="float">
            <text:p>0.0425</text:p>
          </table:table-cell>
          <table:table-cell table:style-name="ce20" office:value-type="float" office:value="517.7884" calcext:value-type="float">
            <text:p>517.7884</text:p>
          </table:table-cell>
          <table:table-cell table:style-name="ce20" office:value-type="float" office:value="0.0277230208" calcext:value-type="float">
            <text:p>0.0277</text:p>
          </table:table-cell>
          <table:table-cell table:style-name="ce34" office:value-type="float" office:value="531.9206" calcext:value-type="float">
            <text:p>531.9206</text:p>
          </table:table-cell>
          <table:table-cell table:style-name="ce34" office:value-type="float" office:value="0.033891167" calcext:value-type="float">
            <text:p>0.0339</text:p>
          </table:table-cell>
          <table:table-cell table:style-name="ce34" office:value-type="float" office:value="518.206" calcext:value-type="float">
            <text:p>518.2060</text:p>
          </table:table-cell>
          <table:table-cell table:style-name="ce34" office:value-type="float" office:value="0.0277675758" calcext:value-type="float">
            <text:p>0.0278</text:p>
          </table:table-cell>
          <table:table-cell table:style-name="ce34" office:value-type="float" office:value="531.5115" calcext:value-type="float">
            <text:p>531.5115</text:p>
          </table:table-cell>
          <table:table-cell table:style-name="ce34" office:value-type="float" office:value="0.0416627956" calcext:value-type="float">
            <text:p>0.0417</text:p>
          </table:table-cell>
          <table:table-cell table:style-name="ce22" office:value-type="float" office:value="531.5152414728" calcext:value-type="float">
            <text:p>531.5152</text:p>
          </table:table-cell>
          <table:table-cell table:style-name="ce22" office:value-type="float" office:value="0.008570188311939" calcext:value-type="float">
            <text:p>0.0086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8.0913" calcext:value-type="float">
            <text:p>548.0913</text:p>
          </table:table-cell>
          <table:table-cell table:style-name="ce16" office:value-type="float" office:value="0.065667324" calcext:value-type="float">
            <text:p>0.0657</text:p>
          </table:table-cell>
          <table:table-cell table:style-name="ce16" office:value-type="float" office:value="548.094056" calcext:value-type="float">
            <text:p>548.0941</text:p>
          </table:table-cell>
          <table:table-cell table:style-name="ce16" office:value-type="float" office:value="0.066056" calcext:value-type="float">
            <text:p>0.0661</text:p>
          </table:table-cell>
          <table:table-cell table:style-name="ce16" office:value-type="float" office:value="532.859847" calcext:value-type="float">
            <text:p>532.8598</text:p>
          </table:table-cell>
          <table:table-cell table:style-name="ce16" office:value-type="float" office:value="0.023172" calcext:value-type="float">
            <text:p>0.0232</text:p>
          </table:table-cell>
          <table:table-cell table:style-name="ce16" office:value-type="float" office:value="530.527152" calcext:value-type="float">
            <text:p>530.5272</text:p>
          </table:table-cell>
          <table:table-cell table:style-name="ce16" office:value-type="float" office:value="0.027718" calcext:value-type="float">
            <text:p>0.0277</text:p>
          </table:table-cell>
          <table:table-cell table:style-name="ce16" office:value-type="float" office:value="536.584725" calcext:value-type="float">
            <text:p>536.5847</text:p>
          </table:table-cell>
          <table:table-cell table:style-name="ce16" office:value-type="float" office:value="0.043619" calcext:value-type="float">
            <text:p>0.0436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2.7785" calcext:value-type="float">
            <text:p>532.7785</text:p>
          </table:table-cell>
          <table:table-cell table:style-name="ce18" office:value-type="float" office:value="0.035743" calcext:value-type="float">
            <text:p>0.0357</text:p>
          </table:table-cell>
          <table:table-cell table:style-name="ce34" office:value-type="float" office:value="516.7486" calcext:value-type="float">
            <text:p>516.7486</text:p>
          </table:table-cell>
          <table:table-cell table:style-name="ce34" office:value-type="float" office:value="0.0231426996" calcext:value-type="float">
            <text:p>0.0231</text:p>
          </table:table-cell>
          <table:table-cell table:style-name="ce20" office:value-type="float" office:value="529.1908" calcext:value-type="float">
            <text:p>529.1908</text:p>
          </table:table-cell>
          <table:table-cell table:style-name="ce20" office:value-type="float" office:value="0.0403134695" calcext:value-type="float">
            <text:p>0.0403</text:p>
          </table:table-cell>
          <table:table-cell table:style-name="ce20" office:value-type="float" office:value="534.4472" calcext:value-type="float">
            <text:p>534.4472</text:p>
          </table:table-cell>
          <table:table-cell table:style-name="ce20" office:value-type="float" office:value="0.0441641351" calcext:value-type="float">
            <text:p>0.0442</text:p>
          </table:table-cell>
          <table:table-cell table:style-name="ce20" office:value-type="float" office:value="517.3192" calcext:value-type="float">
            <text:p>517.3192</text:p>
          </table:table-cell>
          <table:table-cell table:style-name="ce20" office:value-type="float" office:value="0.0292411476" calcext:value-type="float">
            <text:p>0.0292</text:p>
          </table:table-cell>
          <table:table-cell table:style-name="ce34" office:value-type="float" office:value="531.3104" calcext:value-type="float">
            <text:p>531.3104</text:p>
          </table:table-cell>
          <table:table-cell table:style-name="ce34" office:value-type="float" office:value="0.0350714153" calcext:value-type="float">
            <text:p>0.0351</text:p>
          </table:table-cell>
          <table:table-cell table:style-name="ce34" office:value-type="float" office:value="517.7473" calcext:value-type="float">
            <text:p>517.7473</text:p>
          </table:table-cell>
          <table:table-cell table:style-name="ce34" office:value-type="float" office:value="0.0295173275" calcext:value-type="float">
            <text:p>0.0295</text:p>
          </table:table-cell>
          <table:table-cell table:style-name="ce34" office:value-type="float" office:value="530.9283" calcext:value-type="float">
            <text:p>530.9283</text:p>
          </table:table-cell>
          <table:table-cell table:style-name="ce34" office:value-type="float" office:value="0.0435117292" calcext:value-type="float">
            <text:p>0.0435</text:p>
          </table:table-cell>
          <table:table-cell table:style-name="ce22" office:value-type="float" office:value="530.7762018152" calcext:value-type="float">
            <text:p>530.7762</text:p>
          </table:table-cell>
          <table:table-cell table:style-name="ce22" office:value-type="float" office:value="0.007170976915781" calcext:value-type="float">
            <text:p>0.0072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12"/>
          <table:table-cell table:style-name="ce60"/>
          <table:table-cell table:style-name="ce14"/>
          <table:table-cell table:style-name="ce16" office:value-type="float" office:value="549.2487" calcext:value-type="float">
            <text:p>549.2487</text:p>
          </table:table-cell>
          <table:table-cell table:style-name="ce16" office:value-type="float" office:value="0.063107873" calcext:value-type="float">
            <text:p>0.0631</text:p>
          </table:table-cell>
          <table:table-cell table:style-name="ce16" office:value-type="float" office:value="549.25125" calcext:value-type="float">
            <text:p>549.2513</text:p>
          </table:table-cell>
          <table:table-cell table:style-name="ce16" office:value-type="float" office:value="0.06347" calcext:value-type="float">
            <text:p>0.0635</text:p>
          </table:table-cell>
          <table:table-cell table:style-name="ce16" office:value-type="float" office:value="533.84815" calcext:value-type="float">
            <text:p>533.8482</text:p>
          </table:table-cell>
          <table:table-cell table:style-name="ce16" office:value-type="float" office:value="0.020525" calcext:value-type="float">
            <text:p>0.0205</text:p>
          </table:table-cell>
          <table:table-cell table:style-name="ce16" office:value-type="float" office:value="531.50126" calcext:value-type="float">
            <text:p>531.5013</text:p>
          </table:table-cell>
          <table:table-cell table:style-name="ce16" office:value-type="float" office:value="0.026476" calcext:value-type="float">
            <text:p>0.0265</text:p>
          </table:table-cell>
          <table:table-cell table:style-name="ce16" office:value-type="float" office:value="537.596012" calcext:value-type="float">
            <text:p>537.5960</text:p>
          </table:table-cell>
          <table:table-cell table:style-name="ce16" office:value-type="float" office:value="0.041716" calcext:value-type="float">
            <text:p>0.0417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3.7432" calcext:value-type="float">
            <text:p>533.7432</text:p>
          </table:table-cell>
          <table:table-cell table:style-name="ce18" office:value-type="float" office:value="0.033557" calcext:value-type="float">
            <text:p>0.0336</text:p>
          </table:table-cell>
          <table:table-cell table:style-name="ce34" office:value-type="float" office:value="517.6063" calcext:value-type="float">
            <text:p>517.6063</text:p>
          </table:table-cell>
          <table:table-cell table:style-name="ce34" office:value-type="float" office:value="0.0144269672" calcext:value-type="float">
            <text:p>0.0144</text:p>
          </table:table-cell>
          <table:table-cell table:style-name="ce20" office:value-type="float" office:value="530.1804" calcext:value-type="float">
            <text:p>530.1804</text:p>
          </table:table-cell>
          <table:table-cell table:style-name="ce20" office:value-type="float" office:value="0.0390191524" calcext:value-type="float">
            <text:p>0.0390</text:p>
          </table:table-cell>
          <table:table-cell table:style-name="ce20" office:value-type="float" office:value="535.4523" calcext:value-type="float">
            <text:p>535.4523</text:p>
          </table:table-cell>
          <table:table-cell table:style-name="ce20" office:value-type="float" office:value="0.0425590415" calcext:value-type="float">
            <text:p>0.0426</text:p>
          </table:table-cell>
          <table:table-cell table:style-name="ce20" office:value-type="float" office:value="518.1697" calcext:value-type="float">
            <text:p>518.1697</text:p>
          </table:table-cell>
          <table:table-cell table:style-name="ce20" office:value-type="float" office:value="0.0277022671" calcext:value-type="float">
            <text:p>0.0277</text:p>
          </table:table-cell>
          <table:table-cell table:style-name="ce34" office:value-type="float" office:value="532.347" calcext:value-type="float">
            <text:p>532.3470</text:p>
          </table:table-cell>
          <table:table-cell table:style-name="ce34" office:value-type="float" office:value="0.0336143204" calcext:value-type="float">
            <text:p>0.0336</text:p>
          </table:table-cell>
          <table:table-cell table:style-name="ce34" office:value-type="float" office:value="518.5793" calcext:value-type="float">
            <text:p>518.5793</text:p>
          </table:table-cell>
          <table:table-cell table:style-name="ce34" office:value-type="float" office:value="0.02766897" calcext:value-type="float">
            <text:p>0.0277</text:p>
          </table:table-cell>
          <table:table-cell table:style-name="ce34" office:value-type="float" office:value="531.9006" calcext:value-type="float">
            <text:p>531.9006</text:p>
          </table:table-cell>
          <table:table-cell table:style-name="ce34" office:value-type="float" office:value="0.0415860834" calcext:value-type="float">
            <text:p>0.0416</text:p>
          </table:table-cell>
          <table:table-cell table:style-name="ce22" office:value-type="float" office:value="532.2636157575" calcext:value-type="float">
            <text:p>532.2636</text:p>
          </table:table-cell>
          <table:table-cell table:style-name="ce22" office:value-type="float" office:value="0.006167097418481" calcext:value-type="float">
            <text:p>0.0062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1-2</text:p>
          </table:table-cell>
          <table:table-cell table:style-name="ce12" office:value-type="float" office:value="531.12" calcext:value-type="float">
            <text:p>531.12</text:p>
          </table:table-cell>
          <table:table-cell table:style-name="ce60"/>
          <table:table-cell table:style-name="ce14" office:value-type="string" calcext:value-type="string">
            <text:p>Hitchcock</text:p>
          </table:table-cell>
          <table:table-cell table:style-name="ce16" office:value-type="float" office:value="546.7716" calcext:value-type="float">
            <text:p>546.7716</text:p>
          </table:table-cell>
          <table:table-cell table:style-name="ce16" office:value-type="float" office:value="0.1402838343" calcext:value-type="float">
            <text:p>0.1403</text:p>
          </table:table-cell>
          <table:table-cell table:style-name="ce16" office:value-type="float" office:value="546.774796" calcext:value-type="float">
            <text:p>546.7748</text:p>
          </table:table-cell>
          <table:table-cell table:style-name="ce16" office:value-type="float" office:value="0.141135" calcext:value-type="float">
            <text:p>0.1411</text:p>
          </table:table-cell>
          <table:table-cell table:style-name="ce16" office:value-type="float" office:value="532.922345" calcext:value-type="float">
            <text:p>532.9223</text:p>
          </table:table-cell>
          <table:table-cell table:style-name="ce16" office:value-type="float" office:value="0.065895" calcext:value-type="float">
            <text:p>0.0659</text:p>
          </table:table-cell>
          <table:table-cell table:style-name="ce16" office:value-type="float" office:value="530.094182" calcext:value-type="float">
            <text:p>530.0942</text:p>
          </table:table-cell>
          <table:table-cell table:style-name="ce16" office:value-type="float" office:value="0.067025" calcext:value-type="float">
            <text:p>0.0670</text:p>
          </table:table-cell>
          <table:table-cell table:style-name="ce16" office:value-type="float" office:value="535.721339" calcext:value-type="float">
            <text:p>535.7213</text:p>
          </table:table-cell>
          <table:table-cell table:style-name="ce16" office:value-type="float" office:value="0.095273" calcext:value-type="float">
            <text:p>0.0953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2.1503" calcext:value-type="float">
            <text:p>532.1503</text:p>
          </table:table-cell>
          <table:table-cell table:style-name="ce18" office:value-type="float" office:value="0.082212" calcext:value-type="float">
            <text:p>0.0822</text:p>
          </table:table-cell>
          <table:table-cell table:style-name="ce34" office:value-type="float" office:value="516.9087" calcext:value-type="float">
            <text:p>516.9087</text:p>
          </table:table-cell>
          <table:table-cell table:style-name="ce34" office:value-type="float" office:value="0.0681117312" calcext:value-type="float">
            <text:p>0.0681</text:p>
          </table:table-cell>
          <table:table-cell table:style-name="ce20" office:value-type="float" office:value="528.6411" calcext:value-type="float">
            <text:p>528.6411</text:p>
          </table:table-cell>
          <table:table-cell table:style-name="ce20" office:value-type="float" office:value="0.0943014668" calcext:value-type="float">
            <text:p>0.0943</text:p>
          </table:table-cell>
          <table:table-cell table:style-name="ce20" office:value-type="float" office:value="533.7661" calcext:value-type="float">
            <text:p>533.7661</text:p>
          </table:table-cell>
          <table:table-cell table:style-name="ce20" office:value-type="float" office:value="0.1009105299" calcext:value-type="float">
            <text:p>0.1009</text:p>
          </table:table-cell>
          <table:table-cell table:style-name="ce20" office:value-type="float" office:value="516.9767" calcext:value-type="float">
            <text:p>516.9767</text:p>
          </table:table-cell>
          <table:table-cell table:style-name="ce20" office:value-type="float" office:value="0.0704056732" calcext:value-type="float">
            <text:p>0.0704</text:p>
          </table:table-cell>
          <table:table-cell table:style-name="ce34" office:value-type="float" office:value="531.1687" calcext:value-type="float">
            <text:p>531.1687</text:p>
          </table:table-cell>
          <table:table-cell table:style-name="ce34" office:value-type="float" office:value="0.0912506452" calcext:value-type="float">
            <text:p>0.0913</text:p>
          </table:table-cell>
          <table:table-cell table:style-name="ce34" office:value-type="float" office:value="517.3588" calcext:value-type="float">
            <text:p>517.3588</text:p>
          </table:table-cell>
          <table:table-cell table:style-name="ce34" office:value-type="float" office:value="0.0702699552" calcext:value-type="float">
            <text:p>0.0703</text:p>
          </table:table-cell>
          <table:table-cell table:style-name="ce34" office:value-type="float" office:value="530.1975" calcext:value-type="float">
            <text:p>530.1975</text:p>
          </table:table-cell>
          <table:table-cell table:style-name="ce34" office:value-type="float" office:value="0.0985564831" calcext:value-type="float">
            <text:p>0.0986</text:p>
          </table:table-cell>
          <table:table-cell table:style-name="ce22" office:value-type="float" office:value="530.9708416602" calcext:value-type="float">
            <text:p>530.9708</text:p>
          </table:table-cell>
          <table:table-cell table:style-name="ce22" office:value-type="float" office:value="0.028860407407524" calcext:value-type="float">
            <text:p>0.0289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60" table:number-columns-repeated="2"/>
          <table:table-cell table:style-name="ce14"/>
          <table:table-cell table:style-name="ce16" office:value-type="float" office:value="548.0811" calcext:value-type="float">
            <text:p>548.0811</text:p>
          </table:table-cell>
          <table:table-cell table:style-name="ce16" office:value-type="float" office:value="0.0657785066" calcext:value-type="float">
            <text:p>0.0658</text:p>
          </table:table-cell>
          <table:table-cell table:style-name="ce16" office:value-type="float" office:value="548.083847" calcext:value-type="float">
            <text:p>548.0838</text:p>
          </table:table-cell>
          <table:table-cell table:style-name="ce16" office:value-type="float" office:value="0.066162" calcext:value-type="float">
            <text:p>0.0662</text:p>
          </table:table-cell>
          <table:table-cell table:style-name="ce16" office:value-type="float" office:value="532.873211" calcext:value-type="float">
            <text:p>532.8732</text:p>
          </table:table-cell>
          <table:table-cell table:style-name="ce16" office:value-type="float" office:value="0.023259" calcext:value-type="float">
            <text:p>0.0233</text:p>
          </table:table-cell>
          <table:table-cell table:style-name="ce15" office:value-type="float" office:value="530.533217" calcext:value-type="float">
            <text:p>530.5332</text:p>
          </table:table-cell>
          <table:table-cell table:style-name="ce15" office:value-type="float" office:value="0.027716" calcext:value-type="float">
            <text:p>0.0277</text:p>
          </table:table-cell>
          <table:table-cell table:style-name="ce16" office:value-type="float" office:value="536.607856" calcext:value-type="float">
            <text:p>536.6079</text:p>
          </table:table-cell>
          <table:table-cell table:style-name="ce16" office:value-type="float" office:value="0.043716" calcext:value-type="float">
            <text:p>0.0437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2.7862" calcext:value-type="float">
            <text:p>532.7862</text:p>
          </table:table-cell>
          <table:table-cell table:style-name="ce18" office:value-type="float" office:value="0.035699" calcext:value-type="float">
            <text:p>0.0357</text:p>
          </table:table-cell>
          <table:table-cell table:style-name="ce34" office:value-type="float" office:value="516.8026" calcext:value-type="float">
            <text:p>516.8026</text:p>
          </table:table-cell>
          <table:table-cell table:style-name="ce34" office:value-type="float" office:value="0.0236284186" calcext:value-type="float">
            <text:p>0.0236</text:p>
          </table:table-cell>
          <table:table-cell table:style-name="ce20" office:value-type="float" office:value="529.2088" calcext:value-type="float">
            <text:p>529.2088</text:p>
          </table:table-cell>
          <table:table-cell table:style-name="ce20" office:value-type="float" office:value="0.0404498477" calcext:value-type="float">
            <text:p>0.0404</text:p>
          </table:table-cell>
          <table:table-cell table:style-name="ce20" office:value-type="float" office:value="534.4608" calcext:value-type="float">
            <text:p>534.4608</text:p>
          </table:table-cell>
          <table:table-cell table:style-name="ce20" office:value-type="float" office:value="0.0442460186" calcext:value-type="float">
            <text:p>0.0442</text:p>
          </table:table-cell>
          <table:table-cell table:style-name="ce20" office:value-type="float" office:value="517.3366" calcext:value-type="float">
            <text:p>517.3366</text:p>
          </table:table-cell>
          <table:table-cell table:style-name="ce20" office:value-type="float" office:value="0.0292158003" calcext:value-type="float">
            <text:p>0.0292</text:p>
          </table:table-cell>
          <table:table-cell table:style-name="ce34" office:value-type="float" office:value="531.3501" calcext:value-type="float">
            <text:p>531.3501</text:p>
          </table:table-cell>
          <table:table-cell table:style-name="ce34" office:value-type="float" office:value="0.0354994257" calcext:value-type="float">
            <text:p>0.0355</text:p>
          </table:table-cell>
          <table:table-cell table:style-name="ce34" office:value-type="float" office:value="517.7608" calcext:value-type="float">
            <text:p>517.7608</text:p>
          </table:table-cell>
          <table:table-cell table:style-name="ce34" office:value-type="float" office:value="0.0294563333" calcext:value-type="float">
            <text:p>0.0295</text:p>
          </table:table-cell>
          <table:table-cell table:style-name="ce34" office:value-type="float" office:value="530.9397" calcext:value-type="float">
            <text:p>530.9397</text:p>
          </table:table-cell>
          <table:table-cell table:style-name="ce34" office:value-type="float" office:value="0.0435758286" calcext:value-type="float">
            <text:p>0.0436</text:p>
          </table:table-cell>
          <table:table-cell table:style-name="ce22" office:value-type="float" office:value="530.8342773222" calcext:value-type="float">
            <text:p>530.8343</text:p>
          </table:table-cell>
          <table:table-cell table:style-name="ce22" office:value-type="float" office:value="0.007458394892234" calcext:value-type="float">
            <text:p>0.0075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13" table:number-columns-repeated="2"/>
          <table:table-cell table:style-name="ce23"/>
          <table:table-cell table:style-name="ce15" office:value-type="float" office:value="549.3316" calcext:value-type="float">
            <text:p>549.3316</text:p>
          </table:table-cell>
          <table:table-cell table:style-name="ce15" office:value-type="float" office:value="0.0628090029" calcext:value-type="float">
            <text:p>0.0628</text:p>
          </table:table-cell>
          <table:table-cell table:style-name="ce16" office:value-type="float" office:value="549.334082" calcext:value-type="float">
            <text:p>549.3341</text:p>
          </table:table-cell>
          <table:table-cell table:style-name="ce15" office:value-type="float" office:value="0.063159" calcext:value-type="float">
            <text:p>0.0632</text:p>
          </table:table-cell>
          <table:table-cell table:style-name="ce15" office:value-type="float" office:value="533.915084" calcext:value-type="float">
            <text:p>533.9151</text:p>
          </table:table-cell>
          <table:table-cell table:style-name="ce15" office:value-type="float" office:value="0.020456" calcext:value-type="float">
            <text:p>0.0205</text:p>
          </table:table-cell>
          <table:table-cell table:style-name="ce15" office:value-type="float" office:value="531.558561" calcext:value-type="float">
            <text:p>531.5586</text:p>
          </table:table-cell>
          <table:table-cell table:style-name="ce15" office:value-type="float" office:value="0.02626" calcext:value-type="float">
            <text:p>0.0263</text:p>
          </table:table-cell>
          <table:table-cell table:style-name="ce16" office:value-type="float" office:value="537.665415" calcext:value-type="float">
            <text:p>537.6654</text:p>
          </table:table-cell>
          <table:table-cell table:style-name="ce15" office:value-type="float" office:value="0.041477" calcext:value-type="float">
            <text:p>0.0415</text:p>
          </table:table-cell>
          <table:table-cell table:style-name="ce167" table:number-columns-repeated="2"/>
          <table:table-cell table:style-name="ce186" table:number-columns-repeated="2"/>
          <table:table-cell table:style-name="ce10" table:number-columns-repeated="2"/>
          <table:table-cell table:style-name="ce24" office:value-type="float" office:value="533.8062" calcext:value-type="float">
            <text:p>533.8062</text:p>
          </table:table-cell>
          <table:table-cell table:style-name="ce24" office:value-type="float" office:value="0.033173" calcext:value-type="float">
            <text:p>0.0332</text:p>
          </table:table-cell>
          <table:table-cell table:style-name="ce34" office:value-type="float" office:value="517.6852" calcext:value-type="float">
            <text:p>517.6852</text:p>
          </table:table-cell>
          <table:table-cell table:style-name="ce34" office:value-type="float" office:value="0.0128999893" calcext:value-type="float">
            <text:p>0.0129</text:p>
          </table:table-cell>
          <table:table-cell table:style-name="ce34" office:value-type="float" office:value="530.2475" calcext:value-type="float">
            <text:p>530.2475</text:p>
          </table:table-cell>
          <table:table-cell table:style-name="ce34" office:value-type="float" office:value="0.0388197208" calcext:value-type="float">
            <text:p>0.0388</text:p>
          </table:table-cell>
          <table:table-cell table:style-name="ce34" office:value-type="float" office:value="535.5163" calcext:value-type="float">
            <text:p>535.5163</text:p>
          </table:table-cell>
          <table:table-cell table:style-name="ce34" office:value-type="float" office:value="0.0423070579" calcext:value-type="float">
            <text:p>0.0423</text:p>
          </table:table-cell>
          <table:table-cell table:style-name="ce34" office:value-type="float" office:value="518.2203" calcext:value-type="float">
            <text:p>518.2203</text:p>
          </table:table-cell>
          <table:table-cell table:style-name="ce34" office:value-type="float" office:value="0.0274077098" calcext:value-type="float">
            <text:p>0.0274</text:p>
          </table:table-cell>
          <table:table-cell table:style-name="ce34" office:value-type="float" office:value="532.4177" calcext:value-type="float">
            <text:p>532.4177</text:p>
          </table:table-cell>
          <table:table-cell table:style-name="ce34" office:value-type="float" office:value="0.0341339716" calcext:value-type="float">
            <text:p>0.0341</text:p>
          </table:table-cell>
          <table:table-cell table:style-name="ce34" office:value-type="float" office:value="518.6282" calcext:value-type="float">
            <text:p>518.6282</text:p>
          </table:table-cell>
          <table:table-cell table:style-name="ce34" office:value-type="float" office:value="0.0273647018" calcext:value-type="float">
            <text:p>0.0274</text:p>
          </table:table-cell>
          <table:table-cell table:style-name="ce34" office:value-type="float" office:value="531.9647" calcext:value-type="float">
            <text:p>531.9647</text:p>
          </table:table-cell>
          <table:table-cell table:style-name="ce34" office:value-type="float" office:value="0.0412618669" calcext:value-type="float">
            <text:p>0.0413</text:p>
          </table:table-cell>
          <table:table-cell table:style-name="ce22" office:value-type="float" office:value="532.2220180043" calcext:value-type="float">
            <text:p>532.2220</text:p>
          </table:table-cell>
          <table:table-cell table:style-name="ce22" office:value-type="float" office:value="0.00692501864852" calcext:value-type="float">
            <text:p>0.0069</text:p>
          </table:table-cell>
          <table:table-cell table:style-name="ce10"/>
          <table:table-cell table:style-name="ce17" table:number-columns-repeated="3"/>
          <table:table-cell table:style-name="ce10" table:number-columns-repeated="33"/>
          <table:table-cell table:number-columns-repeated="947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60" table:number-columns-repeated="2"/>
          <table:table-cell table:style-name="ce14"/>
          <table:table-cell table:style-name="ce16" office:value-type="float" office:value="548.4937" calcext:value-type="float">
            <text:p>548.4937</text:p>
          </table:table-cell>
          <table:table-cell table:style-name="ce16" office:value-type="float" office:value="0.0645425546" calcext:value-type="float">
            <text:p>0.0645</text:p>
          </table:table-cell>
          <table:table-cell table:style-name="ce16" office:value-type="float" office:value="548.496454" calcext:value-type="float">
            <text:p>548.4965</text:p>
          </table:table-cell>
          <table:table-cell table:style-name="ce16" office:value-type="float" office:value="0.06492" calcext:value-type="float">
            <text:p>0.0649</text:p>
          </table:table-cell>
          <table:table-cell table:style-name="ce16" office:value-type="float" office:value="533.228455" calcext:value-type="float">
            <text:p>533.2285</text:p>
          </table:table-cell>
          <table:table-cell table:style-name="ce16" office:value-type="float" office:value="0.024005" calcext:value-type="float">
            <text:p>0.0240</text:p>
          </table:table-cell>
          <table:table-cell table:style-name="ce51" office:value-type="float" office:value="530.873972" calcext:value-type="float">
            <text:p>530.8740</text:p>
          </table:table-cell>
          <table:table-cell table:style-name="ce51" office:value-type="float" office:value="0.027572" calcext:value-type="float">
            <text:p>0.0276</text:p>
          </table:table-cell>
          <table:table-cell table:style-name="ce16" office:value-type="float" office:value="536.934424" calcext:value-type="float">
            <text:p>536.9344</text:p>
          </table:table-cell>
          <table:table-cell table:style-name="ce16" office:value-type="float" office:value="0.042997" calcext:value-type="float">
            <text:p>0.0430</text:p>
          </table:table-cell>
          <table:table-cell table:style-name="ce166" table:number-columns-repeated="2"/>
          <table:table-cell table:style-name="ce182" table:number-columns-repeated="2"/>
          <table:table-cell table:style-name="ce17" table:number-columns-repeated="2"/>
          <table:table-cell table:style-name="ce18" office:value-type="float" office:value="533.1026" calcext:value-type="float">
            <text:p>533.1026</text:p>
          </table:table-cell>
          <table:table-cell table:style-name="ce18" office:value-type="float" office:value="0.035204" calcext:value-type="float">
            <text:p>0.0352</text:p>
          </table:table-cell>
          <table:table-cell table:style-name="ce34" office:value-type="float" office:value="517.1808" calcext:value-type="float">
            <text:p>517.1808</text:p>
          </table:table-cell>
          <table:table-cell table:style-name="ce34" office:value-type="float" office:value="0.0255396322" calcext:value-type="float">
            <text:p>0.0255</text:p>
          </table:table-cell>
          <table:table-cell table:style-name="ce20" office:value-type="float" office:value="529.5264" calcext:value-type="float">
            <text:p>529.5264</text:p>
          </table:table-cell>
          <table:table-cell table:style-name="ce20" office:value-type="float" office:value="0.0400537" calcext:value-type="float">
            <text:p>0.0401</text:p>
          </table:table-cell>
          <table:table-cell table:style-name="ce20" office:value-type="float" office:value="534.782" calcext:value-type="float">
            <text:p>534.7820</text:p>
          </table:table-cell>
          <table:table-cell table:style-name="ce20" office:value-type="float" office:value="0.0435567622" calcext:value-type="float">
            <text:p>0.0436</text:p>
          </table:table-cell>
          <table:table-cell table:style-name="ce20" office:value-type="float" office:value="517.6026" calcext:value-type="float">
            <text:p>517.6026</text:p>
          </table:table-cell>
          <table:table-cell table:style-name="ce20" office:value-type="float" office:value="0.0289230227" calcext:value-type="float">
            <text:p>0.0289</text:p>
          </table:table-cell>
          <table:table-cell table:style-name="ce34" office:value-type="float" office:value="531.7063" calcext:value-type="float">
            <text:p>531.7063</text:p>
          </table:table-cell>
          <table:table-cell table:style-name="ce34" office:value-type="float" office:value="0.0363205646" calcext:value-type="float">
            <text:p>0.0363</text:p>
          </table:table-cell>
          <table:table-cell table:style-name="ce34" office:value-type="float" office:value="518.0201" calcext:value-type="float">
            <text:p>518.0201</text:p>
          </table:table-cell>
          <table:table-cell table:style-name="ce34" office:value-type="float" office:value="0.029017678" calcext:value-type="float">
            <text:p>0.0290</text:p>
          </table:table-cell>
          <table:table-cell table:style-name="ce34" office:value-type="float" office:value="531.2494" calcext:value-type="float">
            <text:p>531.2494</text:p>
          </table:table-cell>
          <table:table-cell table:style-name="ce34" office:value-type="float" office:value="0.0428297127" calcext:value-type="float">
            <text:p>0.0428</text:p>
          </table:table-cell>
          <table:table-cell table:style-name="ce22" office:value-type="float" office:value="531.2698373071" calcext:value-type="float">
            <text:p>531.2698</text:p>
          </table:table-cell>
          <table:table-cell table:style-name="ce22" office:value-type="float" office:value="0.008472587201116" calcext:value-type="float">
            <text:p>0.0085</text:p>
          </table:table-cell>
          <table:table-cell table:style-name="ce17" table:number-columns-repeated="4"/>
          <table:table-cell table:style-name="ce10" table:number-columns-repeated="33"/>
          <table:table-cell table:number-columns-repeated="947"/>
        </table:table-row>
        <table:table-row table:style-name="ro2">
          <table:table-cell table:number-columns-repeated="2"/>
          <table:table-cell table:style-name="ce65"/>
          <table:table-cell table:style-name="ce60" table:number-columns-repeated="2"/>
          <table:table-cell table:style-name="ce14"/>
          <table:table-cell table:style-name="ce17" table:number-columns-repeated="2"/>
          <table:table-cell table:style-name="ce51" table:number-columns-repeated="4"/>
          <table:table-cell table:style-name="ce17" table:number-columns-repeated="2"/>
          <table:table-cell table:style-name="ce35" table:number-columns-repeated="2"/>
          <table:table-cell table:style-name="ce166" table:number-columns-repeated="2"/>
          <table:table-cell table:style-name="ce182" table:number-columns-repeated="2"/>
          <table:table-cell table:style-name="ce17" table:number-columns-repeated="12"/>
          <table:table-cell table:style-name="ce66" table:number-columns-repeated="2"/>
          <table:table-cell table:style-name="ce17" table:number-columns-repeated="10"/>
          <table:table-cell table:style-name="ce10" table:number-columns-repeated="33"/>
          <table:table-cell table:number-columns-repeated="947"/>
        </table:table-row>
        <table:table-row table:style-name="ro2">
          <table:table-cell table:number-columns-repeated="2"/>
          <table:table-cell table:style-name="ce65"/>
          <table:table-cell table:style-name="ce60" table:number-columns-repeated="2"/>
          <table:table-cell table:style-name="ce14"/>
          <table:table-cell table:style-name="ce17" table:number-columns-repeated="2"/>
          <table:table-cell table:style-name="ce51" table:number-columns-repeated="6"/>
          <table:table-cell table:style-name="ce35" table:number-columns-repeated="2"/>
          <table:table-cell table:style-name="ce177" table:number-columns-repeated="4"/>
          <table:table-cell table:style-name="ce17" table:number-columns-repeated="12"/>
          <table:table-cell table:style-name="ce66" table:number-columns-repeated="2"/>
          <table:table-cell table:style-name="ce17" table:number-columns-repeated="10"/>
          <table:table-cell table:style-name="ce10" table:number-columns-repeated="33"/>
          <table:table-cell table:number-columns-repeated="947"/>
        </table:table-row>
        <table:table-row table:style-name="ro2">
          <table:table-cell table:number-columns-repeated="2"/>
          <table:table-cell table:style-name="ce67"/>
          <table:table-cell table:style-name="ce13" table:number-columns-repeated="2"/>
          <table:table-cell table:style-name="ce23"/>
          <table:table-cell table:style-name="ce10" table:number-columns-repeated="2"/>
          <table:table-cell table:style-name="ce31" table:number-columns-repeated="6"/>
          <table:table-cell table:style-name="ce10" table:number-columns-repeated="2"/>
          <table:table-cell table:style-name="ce178" table:number-columns-repeated="4"/>
          <table:table-cell table:style-name="ce10" table:number-columns-repeated="12"/>
          <table:table-cell table:style-name="ce68" table:number-columns-repeated="2"/>
          <table:table-cell table:style-name="ce10" table:number-columns-repeated="43"/>
          <table:table-cell table:number-columns-repeated="947"/>
        </table:table-row>
        <table:table-row table:style-name="ro2">
          <table:table-cell table:number-columns-repeated="2"/>
          <table:table-cell table:style-name="ce65"/>
          <table:table-cell table:style-name="ce60" table:number-columns-repeated="2"/>
          <table:table-cell table:style-name="ce69"/>
          <table:table-cell table:style-name="ce17" table:number-columns-repeated="2"/>
          <table:table-cell table:style-name="ce51" table:number-columns-repeated="6"/>
          <table:table-cell table:style-name="ce17" table:number-columns-repeated="2"/>
          <table:table-cell table:style-name="ce177" table:number-columns-repeated="4"/>
          <table:table-cell table:style-name="ce17" table:number-columns-repeated="24"/>
          <table:table-cell table:style-name="ce10" table:number-columns-repeated="33"/>
          <table:table-cell table:number-columns-repeated="947"/>
        </table:table-row>
        <table:table-row table:style-name="ro2" table:number-rows-repeated="2">
          <table:table-cell table:number-columns-repeated="2"/>
          <table:table-cell table:style-name="ce70"/>
          <table:table-cell table:style-name="ce60" table:number-columns-repeated="2"/>
          <table:table-cell table:style-name="ce69"/>
          <table:table-cell table:style-name="ce17" table:number-columns-repeated="2"/>
          <table:table-cell table:style-name="ce51" table:number-columns-repeated="6"/>
          <table:table-cell table:style-name="ce17" table:number-columns-repeated="2"/>
          <table:table-cell table:style-name="ce177" table:number-columns-repeated="4"/>
          <table:table-cell table:style-name="ce17" table:number-columns-repeated="24"/>
          <table:table-cell table:style-name="ce10" table:number-columns-repeated="33"/>
          <table:table-cell table:number-columns-repeated="947"/>
        </table:table-row>
        <table:table-row table:style-name="ro3">
          <table:table-cell table:number-columns-repeated="2"/>
          <table:table-cell table:style-name="ce70"/>
          <table:table-cell table:style-name="ce60" table:number-columns-repeated="2"/>
          <table:table-cell table:style-name="ce69"/>
          <table:table-cell table:style-name="ce17" table:number-columns-repeated="2"/>
          <table:table-cell table:style-name="ce51" table:number-columns-repeated="6"/>
          <table:table-cell table:style-name="ce17" table:number-columns-repeated="30"/>
          <table:table-cell table:style-name="ce10" table:number-columns-repeated="33"/>
          <table:table-cell table:number-columns-repeated="947"/>
        </table:table-row>
        <table:table-row table:style-name="ro3" table:number-rows-repeated="10">
          <table:table-cell table:number-columns-repeated="2"/>
          <table:table-cell table:style-name="ce70" table:number-columns-repeated="3"/>
          <table:table-cell table:style-name="ce69"/>
          <table:table-cell table:style-name="ce17" table:number-columns-repeated="2"/>
          <table:table-cell table:style-name="ce51" table:number-columns-repeated="6"/>
          <table:table-cell table:style-name="ce17" table:number-columns-repeated="30"/>
          <table:table-cell table:style-name="ce10" table:number-columns-repeated="33"/>
          <table:table-cell table:number-columns-repeated="947"/>
        </table:table-row>
        <table:table-row table:style-name="ro3" table:number-rows-repeated="51">
          <table:table-cell table:number-columns-repeated="2"/>
          <table:table-cell table:style-name="ce70" table:number-columns-repeated="3"/>
          <table:table-cell table:style-name="ce60"/>
          <table:table-cell table:style-name="ce17" table:number-columns-repeated="2"/>
          <table:table-cell table:style-name="ce51" table:number-columns-repeated="6"/>
          <table:table-cell table:style-name="ce17" table:number-columns-repeated="30"/>
          <table:table-cell table:style-name="ce10" table:number-columns-repeated="33"/>
          <table:table-cell table:number-columns-repeated="947"/>
        </table:table-row>
        <table:table-row table:style-name="ro3" table:number-rows-repeated="22">
          <table:table-cell table:number-columns-repeated="2"/>
          <table:table-cell table:style-name="ce70" table:number-columns-repeated="4"/>
          <table:table-cell table:style-name="ce17" table:number-columns-repeated="2"/>
          <table:table-cell table:style-name="ce51" table:number-columns-repeated="6"/>
          <table:table-cell table:style-name="ce17" table:number-columns-repeated="30"/>
          <table:table-cell table:style-name="ce10" table:number-columns-repeated="33"/>
          <table:table-cell table:number-columns-repeated="947"/>
        </table:table-row>
        <table:table-row table:style-name="ro3" table:number-rows-repeated="37">
          <table:table-cell table:number-columns-repeated="2"/>
          <table:table-cell table:style-name="ce70" table:number-columns-repeated="6"/>
          <table:table-cell table:style-name="ce60" table:number-columns-repeated="6"/>
          <table:table-cell table:style-name="ce70" table:number-columns-repeated="30"/>
          <table:table-cell table:number-columns-repeated="980"/>
        </table:table-row>
        <table:table-row table:style-name="ro3" table:number-rows-repeated="24">
          <table:table-cell table:number-columns-repeated="8"/>
          <table:table-cell table:style-name="ce13" table:number-columns-repeated="6"/>
          <table:table-cell table:number-columns-repeated="1010"/>
        </table:table-row>
        <table:table-row table:style-name="ro4" table:number-rows-repeated="10482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pt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021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ce133" office:value-type="string" calcext:value-type="string" table:number-columns-spanned="5" table:number-rows-spanned="1">
            <text:p>Experimental data</text:p>
          </table:table-cell>
          <table:covered-table-cell table:number-columns-repeated="4"/>
          <table:table-cell table:style-name="ce133" office:value-type="string" calcext:value-type="string" table:number-columns-spanned="5" table:number-rows-spanned="1">
            <text:p>Experimental data</text:p>
          </table:table-cell>
          <table:covered-table-cell table:number-columns-repeated="4"/>
          <table:table-cell table:style-name="ce133" office:value-type="string" calcext:value-type="string" table:number-columns-spanned="5" table:number-rows-spanned="1">
            <text:p>Experimental data</text:p>
          </table:table-cell>
          <table:covered-table-cell table:number-columns-repeated="4"/>
          <table:table-cell table:style-name="ce3" table:number-columns-repeated="7"/>
          <table:table-cell table:style-name="ce75"/>
          <table:table-cell table:style-name="ce4" table:number-columns-repeated="5"/>
          <table:table-cell table:style-name="ce75"/>
          <table:table-cell table:style-name="ce3"/>
          <table:table-cell table:style-name="ce76"/>
          <table:table-cell table:style-name="ce4"/>
          <table:table-cell table:style-name="ce75"/>
          <table:table-cell table:style-name="ce4"/>
          <table:table-cell table:style-name="ce75"/>
          <table:table-cell table:style-name="ce3"/>
          <table:table-cell table:style-name="ce76"/>
          <table:table-cell table:number-columns-repeated="985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atio</text:p>
          </table:table-cell>
          <table:table-cell table:style-name="ce77" office:value-type="string" calcext:value-type="string">
            <text:p>Extracted by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atio</text:p>
          </table:table-cell>
          <table:table-cell table:style-name="ce77" office:value-type="string" calcext:value-type="string">
            <text:p>Extracted by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atio</text:p>
          </table:table-cell>
          <table:table-cell table:style-name="ce77" office:value-type="string" calcext:value-type="string">
            <text:p>Extracted by</text:p>
          </table:table-cell>
          <table:table-cell table:style-name="ce2" office:value-type="string" calcext:value-type="string">
            <text:p>Reference</text:p>
          </table:table-cell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style-name="ce2"/>
          <table:table-cell table:style-name="ce77"/>
          <table:table-cell table:number-columns-repeated="983"/>
        </table:table-row>
        <table:table-row table:style-name="ro1">
          <table:table-cell table:style-name="ce6" office:value-type="string" calcext:value-type="string">
            <text:p>C-edge</text:p>
          </table:table-cell>
          <table:table-cell table:style-name="ce7"/>
          <table:table-cell table:style-name="ce8" table:number-columns-repeated="16"/>
          <table:table-cell table:style-name="ce9"/>
          <table:table-cell table:style-name="ce8" table:number-columns-repeated="20"/>
          <table:table-cell table:number-columns-repeated="3"/>
          <table:table-cell table:style-name="ce10"/>
          <table:table-cell table:number-columns-repeated="981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11"/>
          <table:table-cell table:style-name="ce70" office:value-type="float" office:value="287" calcext:value-type="float">
            <text:p>287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13" office:value-type="float" office:value="286.4" calcext:value-type="float">
            <text:p>286.4</text:p>
          </table:table-cell>
          <table:table-cell table:style-name="ce51"/>
          <table:table-cell table:style-name="ce12"/>
          <table:table-cell table:style-name="ce51" office:value-type="string" calcext:value-type="string">
            <text:p>see refs in</text:p>
          </table:table-cell>
          <table:table-cell table:style-name="ce60" office:value-type="string" calcext:value-type="string">
            <text:p>PCCP 17, 14360 (2015)</text:p>
          </table:table-cell>
          <table:table-cell table:style-name="ce51"/>
          <table:table-cell table:style-name="ce78"/>
          <table:table-cell table:style-name="ce35"/>
          <table:table-cell table:style-name="ce79" table:number-columns-repeated="2"/>
          <table:table-cell table:style-name="ce80"/>
          <table:table-cell table:style-name="ce17"/>
          <table:table-cell table:style-name="ce70" table:number-columns-repeated="11"/>
          <table:table-cell table:style-name="ce17"/>
          <table:table-cell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11"/>
          <table:table-cell table:style-name="ce70"/>
          <table:table-cell table:number-columns-repeated="2"/>
          <table:table-cell table:style-name="ce31" table:number-columns-repeated="2"/>
          <table:table-cell table:style-name="ce51" table:number-columns-repeated="6"/>
          <table:table-cell table:style-name="ce78"/>
          <table:table-cell table:style-name="ce35"/>
          <table:table-cell table:style-name="ce79" table:number-columns-repeated="2"/>
          <table:table-cell table:style-name="ce80"/>
          <table:table-cell table:style-name="ce17"/>
          <table:table-cell table:style-name="ce70" table:number-columns-repeated="10"/>
          <table:table-cell table:style-name="ce80"/>
          <table:table-cell table:style-name="ce17"/>
          <table:table-cell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11"/>
          <table:table-cell table:style-name="ce70" office:value-type="float" office:value="287.41" calcext:value-type="float">
            <text:p>287.41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81" office:value-type="float" office:value="288" calcext:value-type="float">
            <text:p>288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 office:value-type="float" office:value="287.4" calcext:value-type="float">
            <text:p>287.4000</text:p>
          </table:table-cell>
          <table:table-cell table:style-name="ce78"/>
          <table:table-cell table:style-name="ce35"/>
          <table:table-cell table:style-name="ce51" office:value-type="string" calcext:value-type="string">
            <text:p>see refs in</text:p>
          </table:table-cell>
          <table:table-cell table:style-name="ce79" office:value-type="string" calcext:value-type="string">
            <text:p>cvseomccsd2019, coretddft2010</text:p>
          </table:table-cell>
          <table:table-cell table:style-name="ce80"/>
          <table:table-cell table:style-name="ce17"/>
          <table:table-cell table:number-columns-repeated="2"/>
          <table:table-cell table:style-name="ce70" table:number-columns-repeated="8"/>
          <table:table-cell table:style-name="ce80"/>
          <table:table-cell table:style-name="ce17"/>
          <table:table-cell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4_ethene</text:p>
          </table:table-cell>
          <table:table-cell table:style-name="ce11"/>
          <table:table-cell table:style-name="ce70" office:value-type="float" office:value="284.7" calcext:value-type="float">
            <text:p>284.7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, used in cvseomccsd2019, coretddft2010, fluoroethene2013</text:p>
          </table:table-cell>
          <table:table-cell table:style-name="ce82" office:value-type="float" office:value="285.1" calcext:value-type="float">
            <text:p>285.1</text:p>
          </table:table-cell>
          <table:table-cell table:style-name="ce3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11"/>
          <table:table-cell table:style-name="ce70" office:value-type="float" office:value="286.8" calcext:value-type="float">
            <text:p>286.8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 office:value-type="float" office:value="286" calcext:value-type="float">
            <text:p>286.0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oretddft2010</text:p>
          </table:table-cell>
          <table:table-cell table:style-name="ce51" office:value-type="float" office:value="286.03" calcext:value-type="float">
            <text:p>286.0300</text:p>
          </table:table-cell>
          <table:table-cell table:style-name="ce35" table:number-columns-repeated="2"/>
          <table:table-cell table:style-name="ce51" office:value-type="string" calcext:value-type="string">
            <text:p>see refs in</text:p>
          </table:table-cell>
          <table:table-cell table:style-name="ce35" office:value-type="string" calcext:value-type="string">
            <text:p>BmBLYP</text:p>
          </table:table-cell>
          <table:table-cell table:style-name="ce17" table:number-columns-repeated="2"/>
          <table:table-cell table:style-name="ce10" table:number-columns-repeated="2"/>
          <table:table-cell table:style-name="ce17" table:number-columns-repeated="10"/>
          <table:table-cell table:style-name="ce10"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11"/>
          <table:table-cell table:style-name="ce70" office:value-type="float" office:value="286.92" calcext:value-type="float">
            <text:p>286.92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0"/>
          <table:table-cell table:style-name="ce10"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9_vinylfluorine</text:p>
          </table:table-cell>
          <table:table-cell table:style-name="ce29"/>
          <table:table-cell table:style-name="ce31" office:value-type="float" office:value="285" calcext:value-type="float">
            <text:p>285.0000</text:p>
          </table:table-cell>
          <table:table-cell table:style-name="ce31" office:value-type="float" office:value="3.4" calcext:value-type="float">
            <text:p>3.4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4.96" calcext:value-type="float">
            <text:p>284.96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29"/>
          <table:table-cell table:style-name="ce31" office:value-type="float" office:value="287.1" calcext:value-type="float">
            <text:p>287.1000</text:p>
          </table:table-cell>
          <table:table-cell table:style-name="ce31" office:value-type="float" office:value="5.1" calcext:value-type="float">
            <text:p>5.1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7.13" calcext:value-type="float">
            <text:p>287.13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0"/>
          <table:table-cell table:style-name="ce10"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29"/>
          <table:table-cell table:style-name="ce70" office:value-type="float" office:value="288.66" calcext:value-type="float">
            <text:p>288.66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office:value-type="float" office:value="288.69" calcext:value-type="float">
            <text:p>288.69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arbonylxas2002</text:p>
          </table:table-cell>
          <table:table-cell table:style-name="ce51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0"/>
          <table:table-cell table:style-name="ce10"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5_difluoroethene</text:p>
          </table:table-cell>
          <table:table-cell table:style-name="ce29"/>
          <table:table-cell table:style-name="ce31" office:value-type="float" office:value="285.4" calcext:value-type="float">
            <text:p>285.4000</text:p>
          </table:table-cell>
          <table:table-cell table:style-name="ce31" office:value-type="float" office:value="3.4" calcext:value-type="float">
            <text:p>3.4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5.44" calcext:value-type="float">
            <text:p>285.44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 table:number-columns-repeated="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29"/>
          <table:table-cell table:style-name="ce31" office:value-type="float" office:value="289.6" calcext:value-type="float">
            <text:p>289.6000</text:p>
          </table:table-cell>
          <table:table-cell table:style-name="ce31" office:value-type="float" office:value="6.9" calcext:value-type="float">
            <text:p>6.9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9.62" calcext:value-type="float">
            <text:p>289.62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 table:number-columns-repeated="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29"/>
          <table:table-cell table:style-name="ce70" office:value-type="float" office:value="290.91" calcext:value-type="float">
            <text:p>290.91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84" office:value-type="float" office:value="290.89" calcext:value-type="float">
            <text:p>290.8900</text:p>
          </table:table-cell>
          <table:table-cell table:style-name="ce84"/>
          <table:table-cell table:style-name="ce51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BmLBLYP</text:p>
          </table:table-cell>
          <table:table-cell table:style-name="ce51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0"/>
          <table:table-cell table:style-name="ce10" table:number-columns-repeated="6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7_cyclopentadiene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4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29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4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8_furan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8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8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11"/>
          <table:table-cell table:number-columns-repeated="4"/>
          <table:table-cell table:style-name="ce13"/>
          <table:table-cell table:style-name="ce83"/>
          <table:table-cell table:style-name="ce31" table:number-columns-repeated="3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number-columns-repeated="4"/>
          <table:table-cell table:style-name="ce13"/>
          <table:table-cell table:style-name="ce83"/>
          <table:table-cell table:style-name="ce31" table:number-columns-repeated="3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7"/>
          <table:table-cell table:style-name="ce85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4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4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2"/>
          <table:table-cell table:style-name="ce51" table:number-columns-repeated="4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11"/>
          <table:table-cell table:style-name="ce70"/>
          <table:table-cell table:number-columns-repeated="2"/>
          <table:table-cell table:style-name="ce13"/>
          <table:table-cell table:style-name="ce31"/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4_benzene</text:p>
          </table:table-cell>
          <table:table-cell table:style-name="ce11"/>
          <table:table-cell table:style-name="ce70" office:value-type="float" office:value="285.22" calcext:value-type="float">
            <text:p>285.22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office:value-type="float" office:value="285.2" calcext:value-type="float">
            <text:p>285.2000</text:p>
          </table:table-cell>
          <table:table-cell table:style-name="ce51" table:number-columns-repeated="2"/>
          <table:table-cell table:style-name="ce51" office:value-type="string" calcext:value-type="string">
            <text:p>see ref</text:p>
          </table:table-cell>
          <table:table-cell table:style-name="ce51" office:value-type="string" calcext:value-type="string">
            <text:p>benzeexas1997</text:p>
          </table:table-cell>
          <table:table-cell table:style-name="ce51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 table:number-rows-repeated="2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11"/>
          <table:table-cell table:style-name="ce70" office:value-type="float" office:value="286.16" calcext:value-type="float">
            <text:p>286.16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8_trifluoroethene</text:p>
          </table:table-cell>
          <table:table-cell table:style-name="ce11"/>
          <table:table-cell table:style-name="ce31" office:value-type="float" office:value="287.6" calcext:value-type="float">
            <text:p>287.6000</text:p>
          </table:table-cell>
          <table:table-cell table:style-name="ce31" office:value-type="float" office:value="4" calcext:value-type="float">
            <text:p>4.0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7.64" calcext:value-type="float">
            <text:p>287.64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 table:number-columns-repeated="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31" office:value-type="float" office:value="289.7" calcext:value-type="float">
            <text:p>289.7000</text:p>
          </table:table-cell>
          <table:table-cell table:style-name="ce31" office:value-type="float" office:value="6.6" calcext:value-type="float">
            <text:p>6.6000</text:p>
          </table:table-cell>
          <table:table-cell table:style-name="ce31"/>
          <table:table-cell table:style-name="ce51" office:value-type="string" calcext:value-type="string">
            <text:p>see refs in</text:p>
          </table:table-cell>
          <table:table-cell table:style-name="ce83" office:value-type="string" calcext:value-type="string">
            <text:p>fluoroethene2013</text:p>
          </table:table-cell>
          <table:table-cell table:style-name="ce79" office:value-type="float" office:value="289.67" calcext:value-type="float">
            <text:p>289.67</text:p>
          </table:table-cell>
          <table:table-cell table:style-name="ce13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13" table:number-columns-repeated="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43"/>
          <table:table-cell office:value-type="float" office:value="290.33" calcext:value-type="float">
            <text:p>290.33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arbonylxas2002</text:p>
          </table:table-cell>
          <table:table-cell table:style-name="ce51" table:number-columns-repeated="6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43"/>
          <table:table-cell table:style-name="ce70" office:value-type="float" office:value="286.35" calcext:value-type="float">
            <text:p>286.35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31" table:number-columns-repeated="8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1_dichloroeth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8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>
          <table:table-cell table:number-columns-repeated="2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43"/>
          <table:table-cell table:style-name="ce70" office:value-type="float" office:value="285.08" calcext:value-type="float">
            <text:p>285.08</text:p>
          </table:table-cell>
          <table:table-cell table:number-columns-repeated="2"/>
          <table:table-cell table:style-name="ce51" office:value-type="string" calcext:value-type="string">
            <text:p>see ref</text:p>
          </table:table-cell>
          <table:table-cell table:style-name="ce51" office:value-type="string" calcext:value-type="string">
            <text:p>biogeoXAS2009</text:p>
          </table:table-cell>
          <table:table-cell table:style-name="ce51" table:number-columns-repeated="2"/>
          <table:table-cell table:style-name="ce31" table:number-columns-repeated="2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43"/>
          <table:table-cell table:style-name="ce70" office:value-type="float" office:value="286.22" calcext:value-type="float">
            <text:p>286.22</text:p>
          </table:table-cell>
          <table:table-cell table:number-columns-repeated="2"/>
          <table:table-cell table:style-name="ce51" office:value-type="string" calcext:value-type="string">
            <text:p>see ref</text:p>
          </table:table-cell>
          <table:table-cell table:style-name="ce51" office:value-type="string" calcext:value-type="string">
            <text:p>biogeoXAS2009</text:p>
          </table:table-cell>
          <table:table-cell table:style-name="ce51" table:number-columns-repeated="3"/>
          <table:table-cell table:style-name="ce31"/>
          <table:table-cell table:style-name="ce51" table:number-columns-repeated="2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4"/>
          <table:table-cell table:style-name="ce31" table:number-columns-repeated="2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/>
          <table:table-cell table:style-name="ce86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4"/>
          <table:table-cell table:style-name="ce31" table:number-columns-repeated="2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43"/>
          <table:table-cell table:style-name="ce70" office:value-type="float" office:value="286.67" calcext:value-type="float">
            <text:p>286.67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2"/>
          <table:table-cell table:style-name="ce31" table:number-columns-repeated="2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6_difluorbenzene</text:p>
          </table:table-cell>
          <table:table-cell table:style-name="ce43"/>
          <table:table-cell table:style-name="ce70" office:value-type="float" office:value="285.26" calcext:value-type="float">
            <text:p>285.26</text:p>
          </table:table-cell>
          <table:table-cell table:number-columns-repeated="2"/>
          <table:table-cell table:style-name="ce51" office:value-type="string" calcext:value-type="string">
            <text:p>see ref</text:p>
          </table:table-cell>
          <table:table-cell table:style-name="ce51" office:value-type="string" calcext:value-type="string">
            <text:p>benzenexas1997</text:p>
          </table:table-cell>
          <table:table-cell table:style-name="ce51" table:number-columns-repeated="3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 office:value-type="float" office:value="287.64" calcext:value-type="float">
            <text:p>287.64</text:p>
          </table:table-cell>
          <table:table-cell table:number-columns-repeated="2"/>
          <table:table-cell table:style-name="ce51" office:value-type="string" calcext:value-type="string">
            <text:p>see ref</text:p>
          </table:table-cell>
          <table:table-cell table:style-name="ce51" office:value-type="string" calcext:value-type="string">
            <text:p>benzenexas1998</text:p>
          </table:table-cell>
          <table:table-cell table:style-name="ce51" table:number-columns-repeated="2"/>
          <table:table-cell table:style-name="ce31" table:number-columns-repeated="2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3"/>
          <table:table-cell table:style-name="ce87"/>
          <table:table-cell table:style-name="ce51"/>
          <table:table-cell table:style-name="ce31"/>
          <table:table-cell table:style-name="ce51" table:number-columns-repeated="2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8_naphtal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50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5"/>
          <table:table-cell table:style-name="ce31"/>
          <table:table-cell table:style-name="ce51" table:number-columns-repeated="2"/>
          <table:table-cell table:style-name="ce31"/>
          <table:table-cell table:style-name="ce35" table:number-columns-repeated="3"/>
          <table:table-cell table:style-name="ce50"/>
          <table:table-cell table:style-name="ce17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 table:number-rows-repeated="4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>
          <table:table-cell/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41_perfluorodiene</text:p>
          </table:table-cell>
          <table:table-cell table:style-name="ce43"/>
          <table:table-cell table:style-name="ce70"/>
          <table:table-cell table:number-columns-repeated="2"/>
          <table:table-cell table:style-name="ce31" table:number-columns-repeated="2"/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(want to break sym?)</text:p>
          </table:table-cell>
          <table:table-cell table:style-name="ce29"/>
          <table:table-cell table:number-columns-repeated="3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>
          <table:table-cell/>
          <table:table-cell table:style-name="ce29"/>
          <table:table-cell table:style-name="ce70"/>
          <table:table-cell table:number-columns-repeated="2"/>
          <table:table-cell table:style-name="ce31" table:number-columns-repeated="2"/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>
          <table:table-cell/>
          <table:table-cell table:style-name="ce29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>
          <table:table-cell/>
          <table:table-cell table:style-name="ce29"/>
          <table:table-cell table:number-columns-repeated="3"/>
          <table:table-cell table:style-name="ce31" table:number-columns-repeated="2"/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3" table:number-rows-repeated="2">
          <table:table-cell/>
          <table:table-cell table:style-name="ce29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6" office:value-type="string" calcext:value-type="string">
            <text:p>N_edge</text:p>
          </table:table-cell>
          <table:table-cell table:style-name="ce52"/>
          <table:table-cell table:style-name="ce88"/>
          <table:table-cell table:style-name="ce8" table:number-columns-repeated="2"/>
          <table:table-cell table:style-name="ce89" table:number-columns-repeated="8"/>
          <table:table-cell table:style-name="ce90" table:number-columns-repeated="4"/>
          <table:table-cell table:style-name="ce57" table:number-columns-repeated="2"/>
          <table:table-cell table:style-name="ce9" table:number-columns-repeated="2"/>
          <table:table-cell table:style-name="ce57" table:number-columns-repeated="12"/>
          <table:table-cell table:style-name="ce9" table:number-columns-repeated="4"/>
          <table:table-cell table:style-name="ce88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11"/>
          <table:table-cell table:style-name="ce70" office:value-type="float" office:value="400.6" calcext:value-type="float">
            <text:p>400.6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 office:value-type="float" office:value="399.7" calcext:value-type="float">
            <text:p>399.7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PCCP 17, 14360 (2015)</text:p>
          </table:table-cell>
          <table:table-cell table:style-name="ce51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11"/>
          <table:table-cell table:style-name="ce70" office:value-type="float" office:value="399.85" calcext:value-type="float">
            <text:p>399.85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11"/>
          <table:table-cell table:style-name="ce70" office:value-type="float" office:value="401.1" calcext:value-type="float">
            <text:p>401.1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31" office:value-type="string" calcext:value-type="string">
            <text:p>BmLBLYP</text:p>
          </table:table-cell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number-columns-repeated="2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 office:value-type="float" office:value="404.7" calcext:value-type="float">
            <text:p>404.7</text:p>
          </table:table-cell>
          <table:table-cell table:number-columns-repeated="2"/>
          <table:table-cell table:style-name="ce51" office:value-type="string" calcext:value-type="string">
            <text:p>see refs in</text:p>
          </table:table-cell>
          <table:table-cell table:style-name="ce31" office:value-type="string" calcext:value-type="string">
            <text:p>BmLBLYP</text:p>
          </table:table-cell>
          <table:table-cell table:style-name="ce51" table:number-columns-repeated="6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1_fluorodiaze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8"/>
          <table:table-cell table:style-name="ce35" table:number-columns-repeated="4"/>
          <table:table-cell table:style-name="ce17" table:number-columns-repeated="2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2"/>
          <table:table-cell table:style-name="ce31" table:number-columns-repeated="4"/>
          <table:table-cell table:style-name="ce51" table:number-columns-repeated="2"/>
          <table:table-cell table:style-name="ce31" table:number-columns-repeated="2"/>
          <table:table-cell table:style-name="ce35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17" table:number-columns-repeated="2"/>
          <table:table-cell table:style-name="ce10" table:number-columns-repeated="8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29"/>
          <table:table-cell table:style-name="ce70"/>
          <table:table-cell table:number-columns-repeated="2"/>
          <table:table-cell table:style-name="ce31" table:number-columns-repeated="3"/>
          <table:table-cell table:style-name="ce51" table:number-columns-repeated="5"/>
          <table:table-cell table:style-name="ce83" table:number-columns-repeated="2"/>
          <table:table-cell table:style-name="ce79" table:number-columns-repeated="2"/>
          <table:table-cell table:style-name="ce70" table:number-columns-repeated="2"/>
          <table:table-cell table:number-columns-repeated="2"/>
          <table:table-cell table:style-name="ce70"/>
          <table:table-cell table:style-name="ce17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29"/>
          <table:table-cell table:style-name="ce70" office:value-type="float" office:value="398.83" calcext:value-type="float">
            <text:p>398.83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/>
          <table:table-cell table:style-name="ce17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43"/>
          <table:table-cell table:style-name="ce70"/>
          <table:table-cell table:number-columns-repeated="2"/>
          <table:table-cell table:style-name="ce31" table:number-columns-repeated="2"/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/>
          <table:table-cell table:style-name="ce17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43"/>
          <table:table-cell table:style-name="ce70" office:value-type="float" office:value="398.89" calcext:value-type="float">
            <text:p>398.89</text:p>
          </table:table-cell>
          <table:table-cell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/>
          <table:table-cell table:style-name="ce17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1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43"/>
          <table:table-cell table:style-name="ce70" office:value-type="float" office:value="399.84" calcext:value-type="float">
            <text:p>399.84</text:p>
          </table:table-cell>
          <table:table-cell table:style-name="ce70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4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4"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4"/>
          <table:table-cell table:style-name="ce80"/>
          <table:table-cell table:style-name="ce17"/>
          <table:table-cell table:number-columns-repeated="983"/>
        </table:table-row>
        <table:table-row table:style-name="ro3" table:number-rows-repeated="2">
          <table:table-cell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4"/>
          <table:table-cell table:style-name="ce80"/>
          <table:table-cell table:style-name="ce70"/>
          <table:table-cell table:number-columns-repeated="983"/>
        </table:table-row>
        <table:table-row table:style-name="ro3">
          <table:table-cell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6"/>
          <table:table-cell table:number-columns-repeated="983"/>
        </table:table-row>
        <table:table-row table:style-name="ro1">
          <table:table-cell table:style-name="ce6" office:value-type="string" calcext:value-type="string">
            <text:p>O-edge</text:p>
          </table:table-cell>
          <table:table-cell table:style-name="ce62"/>
          <table:table-cell table:style-name="ce88" table:number-columns-repeated="3"/>
          <table:table-cell table:style-name="ce89" table:number-columns-repeated="8"/>
          <table:table-cell table:style-name="ce91" table:number-columns-repeated="4"/>
          <table:table-cell table:style-name="ce88" table:number-columns-repeated="2"/>
          <table:table-cell table:style-name="ce8" table:number-columns-repeated="2"/>
          <table:table-cell table:style-name="ce88" table:number-columns-repeated="10"/>
          <table:table-cell table:style-name="ce8" table:number-columns-repeated="6"/>
          <table:table-cell table:style-name="ce88" table:number-columns-repeated="2"/>
          <table:table-cell table:style-name="ce70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43"/>
          <table:table-cell table:style-name="ce70" office:value-type="float" office:value="534.19" calcext:value-type="float">
            <text:p>534.19</text:p>
          </table:table-cell>
          <table:table-cell table:style-name="ce70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office:value-type="float" office:value="534.5" calcext:value-type="float">
            <text:p>534.5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 office:value-type="float" office:value="534.2" calcext:value-type="float">
            <text:p>534.2000</text:p>
          </table:table-cell>
          <table:table-cell table:style-name="ce79" table:number-columns-repeated="2"/>
          <table:table-cell table:style-name="ce51" office:value-type="string" calcext:value-type="string">
            <text:p>see refs in</text:p>
          </table:table-cell>
          <table:table-cell table:style-name="ce79" office:value-type="string" calcext:value-type="string">
            <text:p>cvseomccsd2019, coretddft2010</text:p>
          </table:table-cell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6"/>
          <table:table-cell table:number-columns-repeated="983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43"/>
          <table:table-cell table:style-name="ce70" office:value-type="float" office:value="532.3" calcext:value-type="float">
            <text:p>532.3</text:p>
          </table:table-cell>
          <table:table-cell table:style-name="ce70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umulantXray2019</text:p>
          </table:table-cell>
          <table:table-cell table:style-name="ce51" office:value-type="float" office:value="530.8" calcext:value-type="float">
            <text:p>530.8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oretddft2010</text:p>
          </table:table-cell>
          <table:table-cell table:style-name="ce51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6"/>
          <table:table-cell table:number-columns-repeated="983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43"/>
          <table:table-cell table:style-name="ce70" office:value-type="float" office:value="534.6" calcext:value-type="float">
            <text:p>534.6</text:p>
          </table:table-cell>
          <table:table-cell table:style-name="ce70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BmLBLYP</text:p>
          </table:table-cell>
          <table:table-cell table:style-name="ce51" office:value-type="float" office:value="534.8" calcext:value-type="float">
            <text:p>534.8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PCCP 17, 14360 (2015)</text:p>
          </table:table-cell>
          <table:table-cell table:style-name="ce51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10_ozone</text:p>
          </table:table-cell>
          <table:table-cell table:style-name="ce6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43"/>
          <table:table-cell table:style-name="ce70" office:value-type="float" office:value="531.92" calcext:value-type="float">
            <text:p>531.92</text:p>
          </table:table-cell>
          <table:table-cell table:style-name="ce70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office:value-type="float" office:value="531.95" calcext:value-type="float">
            <text:p>531.95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arbonylxas2002, carbonylxas2009</text:p>
          </table:table-cell>
          <table:table-cell table:style-name="ce51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43"/>
          <table:table-cell table:style-name="ce70" table:number-columns-repeated="3"/>
          <table:table-cell table:style-name="ce13"/>
          <table:table-cell table:style-name="ce31"/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43"/>
          <table:table-cell table:style-name="ce70" office:value-type="float" office:value="532.72" calcext:value-type="float">
            <text:p>532.72</text:p>
          </table:table-cell>
          <table:table-cell table:style-name="ce70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office:value-type="float" office:value="532.7" calcext:value-type="float">
            <text:p>532.7000</text:p>
          </table:table-cell>
          <table:table-cell table:style-name="ce51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BmLBLYP</text:p>
          </table:table-cell>
          <table:table-cell table:style-name="ce51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43"/>
          <table:table-cell table:style-name="ce70" table:number-columns-repeated="3"/>
          <table:table-cell table:style-name="ce51"/>
          <table:table-cell table:style-name="ce31"/>
          <table:table-cell table:style-name="ce51" table:number-columns-repeated="6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23_dmso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"/>
          <table:table-cell table:number-columns-repeated="2"/>
          <table:table-cell table:style-name="ce70" table:number-columns-repeated="10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43"/>
          <table:table-cell table:style-name="ce70" office:value-type="float" office:value="532.93" calcext:value-type="float">
            <text:p>532.93</text:p>
          </table:table-cell>
          <table:table-cell table:style-name="ce70" table:number-columns-repeated="2"/>
          <table:table-cell table:style-name="ce51" office:value-type="string" calcext:value-type="string">
            <text:p>see refs in</text:p>
          </table:table-cell>
          <table:table-cell table:style-name="ce51" office:value-type="string" calcext:value-type="string">
            <text:p>carbonylxas2002</text:p>
          </table:table-cell>
          <table:table-cell table:style-name="ce51" table:number-columns-repeated="6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43"/>
          <table:table-cell table:style-name="ce70" office:value-type="float" office:value="531.12" calcext:value-type="float">
            <text:p>531.12</text:p>
          </table:table-cell>
          <table:table-cell table:style-name="ce70" table:number-columns-repeated="2"/>
          <table:table-cell table:style-name="ce51" office:value-type="string" calcext:value-type="string">
            <text:p>cubic spline</text:p>
          </table:table-cell>
          <table:table-cell table:style-name="ce51" office:value-type="string" calcext:value-type="string">
            <text:p>Hitchcock</text:p>
          </table:table-cell>
          <table:table-cell table:style-name="ce51" table:number-columns-repeated="6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1">
          <table:table-cell table:style-name="ce2"/>
          <table:table-cell table:style-name="ce29"/>
          <table:table-cell table:number-columns-repeated="3"/>
          <table:table-cell table:style-name="ce31" table:number-columns-repeated="8"/>
          <table:table-cell table:style-name="ce13" table:number-columns-repeated="4"/>
          <table:table-cell table:number-columns-repeated="23"/>
          <table:table-cell table:style-name="ce70" table:number-columns-repeated="3"/>
          <table:table-cell table:number-columns-repeated="981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14"/>
          <table:table-cell table:number-columns-repeated="6"/>
          <table:table-cell table:style-name="ce70" table:number-columns-repeated="6"/>
          <table:table-cell table:number-columns-repeated="981"/>
        </table:table-row>
        <table:table-row table:style-name="ro3" table:number-rows-repeated="2">
          <table:table-cell/>
          <table:table-cell table:style-name="ce65"/>
          <table:table-cell table:style-name="ce70" table:number-columns-repeated="3"/>
          <table:table-cell table:style-name="ce51" table:number-columns-repeated="8"/>
          <table:table-cell table:style-name="ce79" table:number-columns-repeated="4"/>
          <table:table-cell table:style-name="ce70" table:number-columns-repeated="26"/>
          <table:table-cell table:number-columns-repeated="981"/>
        </table:table-row>
        <table:table-row table:style-name="ro3">
          <table:table-cell/>
          <table:table-cell table:style-name="ce67"/>
          <table:table-cell table:number-columns-repeated="3"/>
          <table:table-cell table:style-name="ce31" table:number-columns-repeated="8"/>
          <table:table-cell table:style-name="ce13" table:number-columns-repeated="4"/>
          <table:table-cell table:number-columns-repeated="1007"/>
        </table:table-row>
        <table:table-row table:style-name="ro3">
          <table:table-cell/>
          <table:table-cell table:style-name="ce65"/>
          <table:table-cell table:style-name="ce70" table:number-columns-repeated="3"/>
          <table:table-cell table:style-name="ce60" table:number-columns-repeated="2"/>
          <table:table-cell table:style-name="ce51" table:number-columns-repeated="6"/>
          <table:table-cell table:style-name="ce79" table:number-columns-repeated="4"/>
          <table:table-cell table:style-name="ce70" table:number-columns-repeated="26"/>
          <table:table-cell table:number-columns-repeated="981"/>
        </table:table-row>
        <table:table-row table:style-name="ro3" table:number-rows-repeated="3">
          <table:table-cell/>
          <table:table-cell table:style-name="ce70" table:number-columns-repeated="4"/>
          <table:table-cell table:style-name="ce60" table:number-columns-repeated="2"/>
          <table:table-cell table:style-name="ce51" table:number-columns-repeated="6"/>
          <table:table-cell table:style-name="ce79" table:number-columns-repeated="4"/>
          <table:table-cell table:style-name="ce70" table:number-columns-repeated="26"/>
          <table:table-cell table:number-columns-repeated="981"/>
        </table:table-row>
        <table:table-row table:style-name="ro3" table:number-rows-repeated="93">
          <table:table-cell/>
          <table:table-cell table:style-name="ce70" table:number-columns-repeated="4"/>
          <table:table-cell table:style-name="ce60" table:number-columns-repeated="8"/>
          <table:table-cell table:style-name="ce79" table:number-columns-repeated="4"/>
          <table:table-cell table:style-name="ce70" table:number-columns-repeated="26"/>
          <table:table-cell table:number-columns-repeated="981"/>
        </table:table-row>
        <table:table-row table:style-name="ro3" table:number-rows-repeated="27">
          <table:table-cell/>
          <table:table-cell table:style-name="ce70" table:number-columns-repeated="4"/>
          <table:table-cell table:style-name="ce60" table:number-columns-repeated="8"/>
          <table:table-cell table:style-name="ce70" table:number-columns-repeated="30"/>
          <table:table-cell table:number-columns-repeated="981"/>
        </table:table-row>
        <table:table-row table:style-name="ro3" table:number-rows-repeated="24">
          <table:table-cell table:number-columns-repeated="5"/>
          <table:table-cell table:style-name="ce13" table:number-columns-repeated="8"/>
          <table:table-cell table:number-columns-repeated="1011"/>
        </table:table-row>
        <table:table-row table:style-name="ro5" table:number-rows-repeated="10482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rrorADC(2)-x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39" table:default-cell-style-name="ce1"/>
        <table:table-column table:style-name="co4" table:number-columns-repeated="983" table:default-cell-style-name="ce1"/>
        <table:table-row table:style-name="ro1">
          <table:table-cell/>
          <table:table-cell table:style-name="ce2" office:value-type="string" calcext:value-type="string">
            <text:p>irrep</text:p>
          </table:table-cell>
          <table:table-cell table:style-name="ce116" table:number-columns-spanned="3" table:number-rows-spanned="1"/>
          <table:covered-table-cell table:number-columns-repeated="2"/>
          <table:table-cell table:style-name="ce133" office:value-type="string" calcext:value-type="string" table:number-columns-spanned="2" table:number-rows-spanned="1">
            <text:p>RPA</text:p>
          </table:table-cell>
          <table:covered-table-cell/>
          <table:table-cell table:style-name="ce133" office:value-type="string" calcext:value-type="string" table:number-columns-spanned="2" table:number-rows-spanned="1">
            <text:p>ADC(1)</text:p>
          </table:table-cell>
          <table:covered-table-cell/>
          <table:table-cell table:style-name="ce133" office:value-type="string" calcext:value-type="string" table:number-columns-spanned="2" table:number-rows-spanned="1">
            <text:p>ADC(2)</text:p>
          </table:table-cell>
          <table:covered-table-cell/>
          <table:table-cell table:style-name="ce116" table:number-columns-spanned="2" table:number-rows-spanned="1"/>
          <table:covered-table-cell/>
          <table:table-cell table:style-name="ce133" office:value-type="string" calcext:value-type="string" table:number-columns-spanned="2" table:number-rows-spanned="1">
            <text:p>ADC(3/2)</text:p>
          </table:table-cell>
          <table:covered-table-cell/>
          <table:table-cell table:style-name="ce133" office:value-type="string" calcext:value-type="string" table:number-columns-spanned="2" table:number-rows-spanned="1">
            <text:p>CC2</text:p>
          </table:table-cell>
          <table:covered-table-cell/>
          <table:table-cell table:style-name="ce133" office:value-type="string" calcext:value-type="string" table:number-columns-spanned="2" table:number-rows-spanned="1">
            <text:p>CCSD</text:p>
          </table:table-cell>
          <table:covered-table-cell/>
          <table:table-cell table:style-name="ce133" office:value-type="string" calcext:value-type="string" table:number-columns-spanned="2" table:number-rows-spanned="1">
            <text:p>CC3 / CCSDR(3)</text:p>
          </table:table-cell>
          <table:covered-table-cell/>
          <table:table-cell table:style-name="ce133" office:value-type="string" calcext:value-type="string" table:number-columns-spanned="2" table:number-rows-spanned="1">
            <text:p>fc-EOM-CCSD</text:p>
          </table:table-cell>
          <table:covered-table-cell/>
          <table:table-cell table:style-name="ce133" office:value-type="string" calcext:value-type="string" table:number-columns-spanned="2" table:number-rows-spanned="1">
            <text:p>B3LYP</text:p>
          </table:table-cell>
          <table:covered-table-cell/>
          <table:table-cell table:style-name="ce74" office:value-type="string" calcext:value-type="string" table:number-columns-spanned="2" table:number-rows-spanned="1">
            <text:p>BhandHLYP</text:p>
          </table:table-cell>
          <table:covered-table-cell/>
          <table:table-cell table:style-name="ce74" office:value-type="string" calcext:value-type="string" table:number-columns-spanned="2" table:number-rows-spanned="1">
            <text:p>B0.58LYP</text:p>
          </table:table-cell>
          <table:covered-table-cell/>
          <table:table-cell table:style-name="ce74" office:value-type="string" calcext:value-type="string" table:number-columns-spanned="2" table:number-rows-spanned="1">
            <text:p>CAM100-B3LYP</text:p>
          </table:table-cell>
          <table:covered-table-cell/>
          <table:table-cell table:style-name="ce133" office:value-type="string" calcext:value-type="string" table:number-columns-spanned="2" table:number-rows-spanned="1">
            <text:p>SRC2-R1</text:p>
          </table:table-cell>
          <table:covered-table-cell/>
          <table:table-cell table:style-name="ce74" office:value-type="string" calcext:value-type="string" table:number-columns-spanned="2" table:number-rows-spanned="1">
            <text:p>RCAM-B3LYP</text:p>
          </table:table-cell>
          <table:covered-table-cell/>
          <table:table-cell table:style-name="ce74" office:value-type="string" calcext:value-type="string" table:number-columns-spanned="2" table:number-rows-spanned="1">
            <text:p>CAM-QTP00</text:p>
          </table:table-cell>
          <table:covered-table-cell/>
          <table:table-cell table:style-name="ce133" office:value-type="string" calcext:value-type="string" table:number-columns-spanned="2" table:number-rows-spanned="1">
            <text:p>HCH</text:p>
          </table:table-cell>
          <table:covered-table-cell/>
          <table:table-cell table:number-columns-repeated="985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/>
          <table:table-cell table:style-name="ce77"/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C-edge</text:p>
          </table:table-cell>
          <table:table-cell table:style-name="ce6"/>
          <table:table-cell table:style-name="ce8" table:number-columns-repeated="16"/>
          <table:table-cell table:style-name="ce9"/>
          <table:table-cell table:style-name="ce8" table:number-columns-repeated="20"/>
          <table:table-cell/>
          <table:table-cell table:style-name="ce10"/>
          <table:table-cell table:number-columns-repeated="983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4]-[RawData.M4]" office:value-type="float" office:value="9.971971" calcext:value-type="float">
            <text:p>9.9720</text:p>
          </table:table-cell>
          <table:table-cell table:style-name="ce240" table:formula="of:=[RawData.H4]/[RawData.N4]" office:value-type="float" office:value="2.26418862418247" calcext:value-type="float">
            <text:p>2.2642</text:p>
          </table:table-cell>
          <table:table-cell table:style-name="ce240" table:formula="of:=[RawData.I4]-[RawData.M4]" office:value-type="float" office:value="9.97623299999998" calcext:value-type="float">
            <text:p>9.9762</text:p>
          </table:table-cell>
          <table:table-cell table:style-name="ce240" table:formula="of:=[RawData.J4]/[RawData.N4]" office:value-type="float" office:value="2.28361627275518" calcext:value-type="float">
            <text:p>2.2836</text:p>
          </table:table-cell>
          <table:table-cell table:style-name="ce240" table:formula="of:=[RawData.K4]-[RawData.M4]" office:value-type="float" office:value="3.61693400000001" calcext:value-type="float">
            <text:p>3.6169</text:p>
          </table:table-cell>
          <table:table-cell table:style-name="ce240" table:formula="of:=[RawData.L4]/[RawData.N4]" office:value-type="float" office:value="1.25995797228059" calcext:value-type="float">
            <text:p>1.2600</text:p>
          </table:table-cell>
          <table:table-cell table:style-name="ce247" table:number-columns-repeated="2"/>
          <table:table-cell table:style-name="ce240" table:formula="of:=[RawData.O4]-[RawData.M4]" office:value-type="float" office:value="2.108251" calcext:value-type="float">
            <text:p>2.1083</text:p>
          </table:table-cell>
          <table:table-cell table:style-name="ce240" table:formula="of:=[RawData.P4]/[RawData.N4]" office:value-type="float" office:value="1.22447052156872" calcext:value-type="float">
            <text:p>1.2245</text:p>
          </table:table-cell>
          <table:table-cell table:style-name="ce240" table:formula="of:=[RawData.Q4]-[RawData.M4]" office:value-type="float" office:value="2.45647099999996" calcext:value-type="float">
            <text:p>2.4565</text:p>
          </table:table-cell>
          <table:table-cell table:style-name="ce240" table:formula="of:=[RawData.R4]/[RawData.N4]" office:value-type="float" office:value="1.15369867541851" calcext:value-type="float">
            <text:p>1.1537</text:p>
          </table:table-cell>
          <table:table-cell table:style-name="ce240" table:formula="of:=[RawData.S4]-[RawData.M4]" office:value-type="float" office:value="1.02020099999999" calcext:value-type="float">
            <text:p>1.0202</text:p>
          </table:table-cell>
          <table:table-cell table:style-name="ce240" table:formula="of:=[RawData.T4]/[RawData.N4]" office:value-type="float" office:value="1.08852808537766" calcext:value-type="float">
            <text:p>1.0885</text:p>
          </table:table-cell>
          <table:table-cell table:style-name="ce250" table:number-columns-repeated="2"/>
          <table:table-cell table:style-name="ce240" table:formula="of:=[RawData.W4]-[RawData.M4]" office:value-type="float" office:value="0.621870999999999" calcext:value-type="float">
            <text:p>0.6219</text:p>
          </table:table-cell>
          <table:table-cell table:style-name="ce240" table:formula="of:=[RawData.X4]/[RawData.N4]" office:value-type="float" office:value="1.20111916511227" calcext:value-type="float">
            <text:p>1.2011</text:p>
          </table:table-cell>
          <table:table-cell table:style-name="ce240" table:formula="of:=[RawData.Y4]-[RawData.M4]" office:value-type="float" office:value="-10.241929" calcext:value-type="float">
            <text:p>-10.2419</text:p>
          </table:table-cell>
          <table:table-cell table:style-name="ce240" table:formula="of:=[RawData.Z4]/[RawData.N4]" office:value-type="float" office:value="0.918381583358912" calcext:value-type="float">
            <text:p>0.9184</text:p>
          </table:table-cell>
          <table:table-cell table:style-name="ce240" table:formula="of:=[RawData.AA4]-[RawData.M4]" office:value-type="float" office:value="-2.11662899999999" calcext:value-type="float">
            <text:p>-2.1166</text:p>
          </table:table-cell>
          <table:table-cell table:style-name="ce240" table:formula="of:=[RawData.AB4]/[RawData.N4]" office:value-type="float" office:value="1.41372993884731" calcext:value-type="float">
            <text:p>1.4137</text:p>
          </table:table-cell>
          <table:table-cell table:style-name="ce240" table:formula="of:=[RawData.AC4]-[RawData.M4]" office:value-type="float" office:value="1.61557099999999" calcext:value-type="float">
            <text:p>1.6156</text:p>
          </table:table-cell>
          <table:table-cell table:style-name="ce240" table:formula="of:=[RawData.AD4]/[RawData.N4]" office:value-type="float" office:value="1.58523311453734" calcext:value-type="float">
            <text:p>1.5852</text:p>
          </table:table-cell>
          <table:table-cell table:style-name="ce240" table:formula="of:=[RawData.AE4]-[RawData.M4]" office:value-type="float" office:value="-10.485729" calcext:value-type="float">
            <text:p>-10.4857</text:p>
          </table:table-cell>
          <table:table-cell table:style-name="ce240" table:formula="of:=[RawData.AF4]/[RawData.N4]" office:value-type="float" office:value="0.960030477179893" calcext:value-type="float">
            <text:p>0.9600</text:p>
          </table:table-cell>
          <table:table-cell table:style-name="ce240" table:formula="of:=[RawData.AG4]-[RawData.M4]" office:value-type="float" office:value="0.847670999999991" calcext:value-type="float">
            <text:p>0.8477</text:p>
          </table:table-cell>
          <table:table-cell table:style-name="ce240" table:formula="of:=[RawData.AH4]/[RawData.N4]" office:value-type="float" office:value="1.43936404741105" calcext:value-type="float">
            <text:p>1.4394</text:p>
          </table:table-cell>
          <table:table-cell table:style-name="ce240" table:formula="of:=[RawData.AI4]-[RawData.M4]" office:value-type="float" office:value="-10.249229" calcext:value-type="float">
            <text:p>-10.2492</text:p>
          </table:table-cell>
          <table:table-cell table:style-name="ce240" table:formula="of:=[RawData.AJ4]/[RawData.N4]" office:value-type="float" office:value="0.954662958940335" calcext:value-type="float">
            <text:p>0.9547</text:p>
          </table:table-cell>
          <table:table-cell table:style-name="ce240" table:formula="of:=[RawData.AK4]-[RawData.M4]" office:value-type="float" office:value="-1.16332900000003" calcext:value-type="float">
            <text:p>-1.1633</text:p>
          </table:table-cell>
          <table:table-cell table:style-name="ce240" table:formula="of:=[RawData.AL4]/[RawData.N4]" office:value-type="float" office:value="1.49168094349869" calcext:value-type="float">
            <text:p>1.4917</text:p>
          </table:table-cell>
          <table:table-cell table:style-name="ce240" table:formula="of:=[RawData.AM4]-[RawData.M4]" office:value-type="float" office:value="0.550164162899989" calcext:value-type="float">
            <text:p>0.5502</text:p>
          </table:table-cell>
          <table:table-cell table:style-name="ce240" table:formula="of:=[RawData.AN4]/[RawData.N4]" office:value-type="float" office:value="0.576491418206045" calcext:value-type="float">
            <text:p>0.576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5]-[RawData.M5]" office:value-type="float" office:value="8.04248100000001" calcext:value-type="float">
            <text:p>8.0425</text:p>
          </table:table-cell>
          <table:table-cell table:style-name="ce240" table:formula="of:=[RawData.H5]/[RawData.N5]" office:value-type="float" office:value="1.89527084660573" calcext:value-type="float">
            <text:p>1.8953</text:p>
          </table:table-cell>
          <table:table-cell table:style-name="ce240" table:formula="of:=[RawData.I5]-[RawData.M5]" office:value-type="float" office:value="8.04783600000002" calcext:value-type="float">
            <text:p>8.0478</text:p>
          </table:table-cell>
          <table:table-cell table:style-name="ce240" table:formula="of:=[RawData.J5]/[RawData.N5]" office:value-type="float" office:value="1.91223408512477" calcext:value-type="float">
            <text:p>1.9122</text:p>
          </table:table-cell>
          <table:table-cell table:style-name="ce240" table:formula="of:=[RawData.K5]-[RawData.M5]" office:value-type="float" office:value="3.28955100000002" calcext:value-type="float">
            <text:p>3.2896</text:p>
          </table:table-cell>
          <table:table-cell table:style-name="ce240" table:formula="of:=[RawData.L5]/[RawData.N5]" office:value-type="float" office:value="1.28532325964817" calcext:value-type="float">
            <text:p>1.2853</text:p>
          </table:table-cell>
          <table:table-cell table:style-name="ce247" table:number-columns-repeated="2"/>
          <table:table-cell table:style-name="ce240" table:formula="of:=[RawData.O5]-[RawData.M5]" office:value-type="float" office:value="1.38341600000001" calcext:value-type="float">
            <text:p>1.3834</text:p>
          </table:table-cell>
          <table:table-cell table:style-name="ce240" table:formula="of:=[RawData.P5]/[RawData.N5]" office:value-type="float" office:value="1.16168584828646" calcext:value-type="float">
            <text:p>1.1617</text:p>
          </table:table-cell>
          <table:table-cell table:style-name="ce240" table:formula="of:=[RawData.Q5]-[RawData.M5]" office:value-type="float" office:value="2.06674099999998" calcext:value-type="float">
            <text:p>2.0667</text:p>
          </table:table-cell>
          <table:table-cell table:style-name="ce240" table:formula="of:=[RawData.R5]/[RawData.N5]" office:value-type="float" office:value="1.14656571638948" calcext:value-type="float">
            <text:p>1.1466</text:p>
          </table:table-cell>
          <table:table-cell table:style-name="ce240" table:formula="of:=[RawData.S5]-[RawData.M5]" office:value-type="float" office:value="0.626711" calcext:value-type="float">
            <text:p>0.6267</text:p>
          </table:table-cell>
          <table:table-cell table:style-name="ce240" table:formula="of:=[RawData.T5]/[RawData.N5]" office:value-type="float" office:value="1.05474845133098" calcext:value-type="float">
            <text:p>1.0547</text:p>
          </table:table-cell>
          <table:table-cell table:style-name="ce250" table:number-columns-repeated="2"/>
          <table:table-cell table:style-name="ce240" table:formula="of:=[RawData.W5]-[RawData.M5]" office:value-type="float" office:value="0.251580999999987" calcext:value-type="float">
            <text:p>0.2516</text:p>
          </table:table-cell>
          <table:table-cell table:style-name="ce240" table:formula="of:=[RawData.X5]/[RawData.N5]" office:value-type="float" office:value="1.16069341955725" calcext:value-type="float">
            <text:p>1.1607</text:p>
          </table:table-cell>
          <table:table-cell table:style-name="ce240" table:formula="of:=[RawData.Y5]-[RawData.M5]" office:value-type="float" office:value="-10.724419" calcext:value-type="float">
            <text:p>-10.7244</text:p>
          </table:table-cell>
          <table:table-cell table:style-name="ce240" table:formula="of:=[RawData.Z5]/[RawData.N5]" office:value-type="float" office:value="0.963298623405311" calcext:value-type="float">
            <text:p>0.9633</text:p>
          </table:table-cell>
          <table:table-cell table:style-name="ce240" table:formula="of:=[RawData.AA5]-[RawData.M5]" office:value-type="float" office:value="-3.13201900000001" calcext:value-type="float">
            <text:p>-3.1320</text:p>
          </table:table-cell>
          <table:table-cell table:style-name="ce240" table:formula="of:=[RawData.AB5]/[RawData.N5]" office:value-type="float" office:value="1.33338707601684" calcext:value-type="float">
            <text:p>1.3334</text:p>
          </table:table-cell>
          <table:table-cell table:style-name="ce240" table:formula="of:=[RawData.AC5]-[RawData.M5]" office:value-type="float" office:value="0.432280999999989" calcext:value-type="float">
            <text:p>0.4323</text:p>
          </table:table-cell>
          <table:table-cell table:style-name="ce240" table:formula="of:=[RawData.AD5]/[RawData.N5]" office:value-type="float" office:value="1.45038844620876" calcext:value-type="float">
            <text:p>1.4504</text:p>
          </table:table-cell>
          <table:table-cell table:style-name="ce240" table:formula="of:=[RawData.AE5]-[RawData.M5]" office:value-type="float" office:value="-10.946919" calcext:value-type="float">
            <text:p>-10.9469</text:p>
          </table:table-cell>
          <table:table-cell table:style-name="ce240" table:formula="of:=[RawData.AF5]/[RawData.N5]" office:value-type="float" office:value="0.997919629279849" calcext:value-type="float">
            <text:p>0.9979</text:p>
          </table:table-cell>
          <table:table-cell table:style-name="ce240" table:formula="of:=[RawData.AG5]-[RawData.M5]" office:value-type="float" office:value="-0.139019000000019" calcext:value-type="float">
            <text:p>-0.1390</text:p>
          </table:table-cell>
          <table:table-cell table:style-name="ce240" table:formula="of:=[RawData.AH5]/[RawData.N5]" office:value-type="float" office:value="1.34462371744594" calcext:value-type="float">
            <text:p>1.3446</text:p>
          </table:table-cell>
          <table:table-cell table:style-name="ce240" table:formula="of:=[RawData.AI5]-[RawData.M5]" office:value-type="float" office:value="-10.708819" calcext:value-type="float">
            <text:p>-10.7088</text:p>
          </table:table-cell>
          <table:table-cell table:style-name="ce240" table:formula="of:=[RawData.AJ5]/[RawData.N5]" office:value-type="float" office:value="0.995093838938421" calcext:value-type="float">
            <text:p>0.9951</text:p>
          </table:table-cell>
          <table:table-cell table:style-name="ce240" table:formula="of:=[RawData.AK5]-[RawData.M5]" office:value-type="float" office:value="-2.24721900000003" calcext:value-type="float">
            <text:p>-2.2472</text:p>
          </table:table-cell>
          <table:table-cell table:style-name="ce240" table:formula="of:=[RawData.AL5]/[RawData.N5]" office:value-type="float" office:value="1.39098543210667" calcext:value-type="float">
            <text:p>1.3910</text:p>
          </table:table-cell>
          <table:table-cell table:style-name="ce240" table:formula="of:=[RawData.AM5]-[RawData.M5]" office:value-type="float" office:value="0.162215193750001" calcext:value-type="float">
            <text:p>0.1622</text:p>
          </table:table-cell>
          <table:table-cell table:style-name="ce240" table:formula="of:=[RawData.AN5]/[RawData.N5]" office:value-type="float" office:value="0.55911751846649" calcext:value-type="float">
            <text:p>0.559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6]-[RawData.M6]" office:value-type="float" office:value="7.165504" calcext:value-type="float">
            <text:p>7.1655</text:p>
          </table:table-cell>
          <table:table-cell table:style-name="ce240" table:formula="of:=[RawData.H6]/[RawData.N6]" office:value-type="float" office:value="1.73837018170019" calcext:value-type="float">
            <text:p>1.7384</text:p>
          </table:table-cell>
          <table:table-cell table:style-name="ce240" table:formula="of:=[RawData.I6]-[RawData.M6]" office:value-type="float" office:value="7.17112099999997" calcext:value-type="float">
            <text:p>7.1711</text:p>
          </table:table-cell>
          <table:table-cell table:style-name="ce240" table:formula="of:=[RawData.J6]/[RawData.N6]" office:value-type="float" office:value="1.75398527212708" calcext:value-type="float">
            <text:p>1.7540</text:p>
          </table:table-cell>
          <table:table-cell table:style-name="ce240" table:formula="of:=[RawData.K6]-[RawData.M6]" office:value-type="float" office:value="3.05428999999998" calcext:value-type="float">
            <text:p>3.0543</text:p>
          </table:table-cell>
          <table:table-cell table:style-name="ce240" table:formula="of:=[RawData.L6]/[RawData.N6]" office:value-type="float" office:value="1.25713116835482" calcext:value-type="float">
            <text:p>1.2571</text:p>
          </table:table-cell>
          <table:table-cell table:style-name="ce247" table:number-columns-repeated="2"/>
          <table:table-cell table:style-name="ce240" table:formula="of:=[RawData.O6]-[RawData.M6]" office:value-type="float" office:value="0.91543200000001" calcext:value-type="float">
            <text:p>0.9154</text:p>
          </table:table-cell>
          <table:table-cell table:style-name="ce240" table:formula="of:=[RawData.P6]/[RawData.N6]" office:value-type="float" office:value="1.11562226673814" calcext:value-type="float">
            <text:p>1.1156</text:p>
          </table:table-cell>
          <table:table-cell table:style-name="ce240" table:formula="of:=[RawData.Q6]-[RawData.M6]" office:value-type="float" office:value="1.79993400000001" calcext:value-type="float">
            <text:p>1.7999</text:p>
          </table:table-cell>
          <table:table-cell table:style-name="ce240" table:formula="of:=[RawData.R6]/[RawData.N6]" office:value-type="float" office:value="1.11202917360269" calcext:value-type="float">
            <text:p>1.1120</text:p>
          </table:table-cell>
          <table:table-cell table:style-name="ce240" table:formula="of:=[RawData.S6]-[RawData.M6]" office:value-type="float" office:value="0.426504000000023" calcext:value-type="float">
            <text:p>0.4265</text:p>
          </table:table-cell>
          <table:table-cell table:style-name="ce240" table:formula="of:=[RawData.T6]/[RawData.N6]" office:value-type="float" office:value="1.02742149366589" calcext:value-type="float">
            <text:p>1.0274</text:p>
          </table:table-cell>
          <table:table-cell table:style-name="ce251" table:number-columns-repeated="2"/>
          <table:table-cell table:style-name="ce240" table:formula="of:=[RawData.W6]-[RawData.M6]" office:value-type="float" office:value="0.0497040000000197" calcext:value-type="float">
            <text:p>0.0497</text:p>
          </table:table-cell>
          <table:table-cell table:style-name="ce240" table:formula="of:=[RawData.X6]/[RawData.N6]" office:value-type="float" office:value="1.13918122055131" calcext:value-type="float">
            <text:p>1.1392</text:p>
          </table:table-cell>
          <table:table-cell table:style-name="ce240" table:formula="of:=[RawData.Y6]-[RawData.M6]" office:value-type="float" office:value="-11.056696" calcext:value-type="float">
            <text:p>-11.0567</text:p>
          </table:table-cell>
          <table:table-cell table:style-name="ce240" table:formula="of:=[RawData.Z6]/[RawData.N6]" office:value-type="float" office:value="0.929217901983466" calcext:value-type="float">
            <text:p>0.9292</text:p>
          </table:table-cell>
          <table:table-cell table:style-name="ce240" table:formula="of:=[RawData.AA6]-[RawData.M6]" office:value-type="float" office:value="-3.67299600000001" calcext:value-type="float">
            <text:p>-3.6730</text:p>
          </table:table-cell>
          <table:table-cell table:style-name="ce240" table:formula="of:=[RawData.AB6]/[RawData.N6]" office:value-type="float" office:value="1.25315585305984" calcext:value-type="float">
            <text:p>1.2532</text:p>
          </table:table-cell>
          <table:table-cell table:style-name="ce240" table:formula="of:=[RawData.AC6]-[RawData.M6]" office:value-type="float" office:value="-0.160595999999998" calcext:value-type="float">
            <text:p>-0.1606</text:p>
          </table:table-cell>
          <table:table-cell table:style-name="ce240" table:formula="of:=[RawData.AD6]/[RawData.N6]" office:value-type="float" office:value="1.35985347036086" calcext:value-type="float">
            <text:p>1.3599</text:p>
          </table:table-cell>
          <table:table-cell table:style-name="ce240" table:formula="of:=[RawData.AE6]-[RawData.M6]" office:value-type="float" office:value="-11.358596" calcext:value-type="float">
            <text:p>-11.3586</text:p>
          </table:table-cell>
          <table:table-cell table:style-name="ce240" table:formula="of:=[RawData.AF6]/[RawData.N6]" office:value-type="float" office:value="0.951191721919702" calcext:value-type="float">
            <text:p>0.9512</text:p>
          </table:table-cell>
          <table:table-cell table:style-name="ce240" table:formula="of:=[RawData.AG6]-[RawData.M6]" office:value-type="float" office:value="-0.535796000000005" calcext:value-type="float">
            <text:p>-0.5358</text:p>
          </table:table-cell>
          <table:table-cell table:style-name="ce240" table:formula="of:=[RawData.AH6]/[RawData.N6]" office:value-type="float" office:value="1.28715129362639" calcext:value-type="float">
            <text:p>1.2872</text:p>
          </table:table-cell>
          <table:table-cell table:style-name="ce240" table:formula="of:=[RawData.AI6]-[RawData.M6]" office:value-type="float" office:value="-11.130996" calcext:value-type="float">
            <text:p>-11.1310</text:p>
          </table:table-cell>
          <table:table-cell table:style-name="ce240" table:formula="of:=[RawData.AJ6]/[RawData.N6]" office:value-type="float" office:value="0.947169302824253" calcext:value-type="float">
            <text:p>0.9472</text:p>
          </table:table-cell>
          <table:table-cell table:style-name="ce240" table:formula="of:=[RawData.AK6]-[RawData.M6]" office:value-type="float" office:value="-2.83759600000002" calcext:value-type="float">
            <text:p>-2.8376</text:p>
          </table:table-cell>
          <table:table-cell table:style-name="ce240" table:formula="of:=[RawData.AL6]/[RawData.N6]" office:value-type="float" office:value="1.30140876477725" calcext:value-type="float">
            <text:p>1.3014</text:p>
          </table:table-cell>
          <table:table-cell table:style-name="ce240" table:formula="of:=[RawData.AM6]-[RawData.M6]" office:value-type="float" office:value="0.110820861450009" calcext:value-type="float">
            <text:p>0.1108</text:p>
          </table:table-cell>
          <table:table-cell table:style-name="ce240" table:formula="of:=[RawData.AN6]/[RawData.N6]" office:value-type="float" office:value="0.555461758732994" calcext:value-type="float">
            <text:p>0.555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_eth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7]-[RawData.M7]" office:value-type="float" office:value="10.193025" calcext:value-type="float">
            <text:p>10.1930</text:p>
          </table:table-cell>
          <table:table-cell table:style-name="ce240" table:formula="of:=[RawData.H7]/[RawData.N7]" office:value-type="float" office:value="2.4175763138185" calcext:value-type="float">
            <text:p>2.4176</text:p>
          </table:table-cell>
          <table:table-cell table:style-name="ce240" table:formula="of:=[RawData.I7]-[RawData.M7]" office:value-type="float" office:value="10.19753" calcext:value-type="float">
            <text:p>10.1975</text:p>
          </table:table-cell>
          <table:table-cell table:style-name="ce240" table:formula="of:=[RawData.J7]/[RawData.N7]" office:value-type="float" office:value="2.43857196355012" calcext:value-type="float">
            <text:p>2.4386</text:p>
          </table:table-cell>
          <table:table-cell table:style-name="ce240" table:formula="of:=[RawData.K7]-[RawData.M7]" office:value-type="float" office:value="3.57110700000004" calcext:value-type="float">
            <text:p>3.5711</text:p>
          </table:table-cell>
          <table:table-cell table:style-name="ce240" table:formula="of:=[RawData.L7]/[RawData.N7]" office:value-type="float" office:value="1.28890275870678" calcext:value-type="float">
            <text:p>1.2889</text:p>
          </table:table-cell>
          <table:table-cell table:style-name="ce247" table:number-columns-repeated="2"/>
          <table:table-cell table:style-name="ce240" table:formula="of:=[RawData.O7]-[RawData.M7]" office:value-type="float" office:value="2.08456000000001" calcext:value-type="float">
            <text:p>2.0846</text:p>
          </table:table-cell>
          <table:table-cell table:style-name="ce240" table:formula="of:=[RawData.P7]/[RawData.N7]" office:value-type="float" office:value="1.27034078142554" calcext:value-type="float">
            <text:p>1.2703</text:p>
          </table:table-cell>
          <table:table-cell table:style-name="ce240" table:formula="of:=[RawData.Q7]-[RawData.M7]" office:value-type="float" office:value="2.49550500000004" calcext:value-type="float">
            <text:p>2.4955</text:p>
          </table:table-cell>
          <table:table-cell table:style-name="ce240" table:formula="of:=[RawData.R7]/[RawData.N7]" office:value-type="float" office:value="1.17718137560854" calcext:value-type="float">
            <text:p>1.1772</text:p>
          </table:table-cell>
          <table:table-cell table:style-name="ce240" table:formula="of:=[RawData.S7]-[RawData.M7]" office:value-type="float" office:value="0.988845000000026" calcext:value-type="float">
            <text:p>0.9888</text:p>
          </table:table-cell>
          <table:table-cell table:style-name="ce240" table:formula="of:=[RawData.T7]/[RawData.N7]" office:value-type="float" office:value="1.11256647110223" calcext:value-type="float">
            <text:p>1.1126</text:p>
          </table:table-cell>
          <table:table-cell table:style-name="ce240" table:number-columns-repeated="2"/>
          <table:table-cell table:style-name="ce240" table:formula="of:=[RawData.W7]-[RawData.M7]" office:value-type="float" office:value="0.600825000000043" calcext:value-type="float">
            <text:p>0.6008</text:p>
          </table:table-cell>
          <table:table-cell table:style-name="ce240" table:formula="of:=[RawData.X7]/[RawData.N7]" office:value-type="float" office:value="1.22612657595806" calcext:value-type="float">
            <text:p>1.2261</text:p>
          </table:table-cell>
          <table:table-cell table:style-name="ce240" table:formula="of:=[RawData.Y7]-[RawData.M7]" office:value-type="float" office:value="-10.281575" calcext:value-type="float">
            <text:p>-10.2816</text:p>
          </table:table-cell>
          <table:table-cell table:style-name="ce240" table:formula="of:=[RawData.Z7]/[RawData.N7]" office:value-type="float" office:value="0.991152435401323" calcext:value-type="float">
            <text:p>0.9912</text:p>
          </table:table-cell>
          <table:table-cell table:style-name="ce240" table:formula="of:=[RawData.AA7]-[RawData.M7]" office:value-type="float" office:value="-2.05857499999996" calcext:value-type="float">
            <text:p>-2.0586</text:p>
          </table:table-cell>
          <table:table-cell table:style-name="ce240" table:formula="of:=[RawData.AB7]/[RawData.N7]" office:value-type="float" office:value="1.50434516165273" calcext:value-type="float">
            <text:p>1.5043</text:p>
          </table:table-cell>
          <table:table-cell table:style-name="ce240" table:formula="of:=[RawData.AC7]-[RawData.M7]" office:value-type="float" office:value="1.70392500000003" calcext:value-type="float">
            <text:p>1.7039</text:p>
          </table:table-cell>
          <table:table-cell table:style-name="ce240" table:formula="of:=[RawData.AD7]/[RawData.N7]" office:value-type="float" office:value="1.66677769566846" calcext:value-type="float">
            <text:p>1.6668</text:p>
          </table:table-cell>
          <table:table-cell table:style-name="ce240" table:formula="of:=[RawData.AE7]-[RawData.M7]" office:value-type="float" office:value="-10.418475" calcext:value-type="float">
            <text:p>-10.4185</text:p>
          </table:table-cell>
          <table:table-cell table:style-name="ce240" table:formula="of:=[RawData.AF7]/[RawData.N7]" office:value-type="float" office:value="1.0434661465485" calcext:value-type="float">
            <text:p>1.0435</text:p>
          </table:table-cell>
          <table:table-cell table:style-name="ce240" table:formula="of:=[RawData.AG7]-[RawData.M7]" office:value-type="float" office:value="0.749825000000044" calcext:value-type="float">
            <text:p>0.7498</text:p>
          </table:table-cell>
          <table:table-cell table:style-name="ce240" table:formula="of:=[RawData.AH7]/[RawData.N7]" office:value-type="float" office:value="1.4586287205093" calcext:value-type="float">
            <text:p>1.4586</text:p>
          </table:table-cell>
          <table:table-cell table:style-name="ce240" table:formula="of:=[RawData.AI7]-[RawData.M7]" office:value-type="float" office:value="-10.154975" calcext:value-type="float">
            <text:p>-10.1550</text:p>
          </table:table-cell>
          <table:table-cell table:style-name="ce240" table:formula="of:=[RawData.AJ7]/[RawData.N7]" office:value-type="float" office:value="1.0417818199975" calcext:value-type="float">
            <text:p>1.0418</text:p>
          </table:table-cell>
          <table:table-cell table:style-name="ce240" table:formula="of:=[RawData.AK7]-[RawData.M7]" office:value-type="float" office:value="-1.06147499999997" calcext:value-type="float">
            <text:p>-1.0615</text:p>
          </table:table-cell>
          <table:table-cell table:style-name="ce240" table:formula="of:=[RawData.AL7]/[RawData.N7]" office:value-type="float" office:value="1.59065598427163" calcext:value-type="float">
            <text:p>1.5907</text:p>
          </table:table-cell>
          <table:table-cell table:style-name="ce240" table:formula="of:=[RawData.AM7]-[RawData.M7]" office:value-type="float" office:value="0.285194417599996" calcext:value-type="float">
            <text:p>0.2852</text:p>
          </table:table-cell>
          <table:table-cell table:style-name="ce240" table:formula="of:=[RawData.AN7]/[RawData.N7]" office:value-type="float" office:value="0.507291658738657" calcext:value-type="float">
            <text:p>0.507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8]-[RawData.M8]" office:value-type="float" office:value="8.52602200000001" calcext:value-type="float">
            <text:p>8.5260</text:p>
          </table:table-cell>
          <table:table-cell table:style-name="ce240" table:formula="of:=[RawData.H8]/[RawData.N8]" office:value-type="float" office:value="2.04120878956762" calcext:value-type="float">
            <text:p>2.0412</text:p>
          </table:table-cell>
          <table:table-cell table:style-name="ce240" table:formula="of:=[RawData.I8]-[RawData.M8]" office:value-type="float" office:value="8.53098999999997" calcext:value-type="float">
            <text:p>8.5310</text:p>
          </table:table-cell>
          <table:table-cell table:style-name="ce240" table:formula="of:=[RawData.J8]/[RawData.N8]" office:value-type="float" office:value="2.05910100899719" calcext:value-type="float">
            <text:p>2.0591</text:p>
          </table:table-cell>
          <table:table-cell table:style-name="ce240" table:formula="of:=[RawData.K8]-[RawData.M8]" office:value-type="float" office:value="3.46735200000001" calcext:value-type="float">
            <text:p>3.4674</text:p>
          </table:table-cell>
          <table:table-cell table:style-name="ce240" table:formula="of:=[RawData.L8]/[RawData.N8]" office:value-type="float" office:value="1.31634065493753" calcext:value-type="float">
            <text:p>1.3163</text:p>
          </table:table-cell>
          <table:table-cell table:style-name="ce247" table:number-columns-repeated="2"/>
          <table:table-cell table:style-name="ce240" table:formula="of:=[RawData.O8]-[RawData.M8]" office:value-type="float" office:value="1.39818099999997" calcext:value-type="float">
            <text:p>1.3982</text:p>
          </table:table-cell>
          <table:table-cell table:style-name="ce240" table:formula="of:=[RawData.P8]/[RawData.N8]" office:value-type="float" office:value="1.16322441991768" calcext:value-type="float">
            <text:p>1.1632</text:p>
          </table:table-cell>
          <table:table-cell table:style-name="ce240" table:formula="of:=[RawData.Q8]-[RawData.M8]" office:value-type="float" office:value="2.26261199999999" calcext:value-type="float">
            <text:p>2.2626</text:p>
          </table:table-cell>
          <table:table-cell table:style-name="ce240" table:formula="of:=[RawData.R8]/[RawData.N8]" office:value-type="float" office:value="1.17179361089863" calcext:value-type="float">
            <text:p>1.1718</text:p>
          </table:table-cell>
          <table:table-cell table:style-name="ce240" table:number-columns-repeated="4"/>
          <table:table-cell table:style-name="ce240" table:formula="of:=[RawData.W8]-[RawData.M8]" office:value-type="float" office:value="0.315922" calcext:value-type="float">
            <text:p>0.3159</text:p>
          </table:table-cell>
          <table:table-cell table:style-name="ce240" table:formula="of:=[RawData.X8]/[RawData.N8]" office:value-type="float" office:value="1.18385968746585" calcext:value-type="float">
            <text:p>1.1839</text:p>
          </table:table-cell>
          <table:table-cell table:style-name="ce240" table:formula="of:=[RawData.Y8]-[RawData.M8]" office:value-type="float" office:value="-10.604978" calcext:value-type="float">
            <text:p>-10.6050</text:p>
          </table:table-cell>
          <table:table-cell table:style-name="ce240" table:formula="of:=[RawData.Z8]/[RawData.N8]" office:value-type="float" office:value="0.982924205004917" calcext:value-type="float">
            <text:p>0.9829</text:p>
          </table:table-cell>
          <table:table-cell table:style-name="ce240" table:formula="of:=[RawData.AA8]-[RawData.M8]" office:value-type="float" office:value="-2.88157799999999" calcext:value-type="float">
            <text:p>-2.8816</text:p>
          </table:table-cell>
          <table:table-cell table:style-name="ce240" table:formula="of:=[RawData.AB8]/[RawData.N8]" office:value-type="float" office:value="1.37778224419918" calcext:value-type="float">
            <text:p>1.3778</text:p>
          </table:table-cell>
          <table:table-cell table:style-name="ce240" table:formula="of:=[RawData.AC8]-[RawData.M8]" office:value-type="float" office:value="0.728222000000017" calcext:value-type="float">
            <text:p>0.7282</text:p>
          </table:table-cell>
          <table:table-cell table:style-name="ce240" table:formula="of:=[RawData.AD8]/[RawData.N8]" office:value-type="float" office:value="1.51524396058719" calcext:value-type="float">
            <text:p>1.5152</text:p>
          </table:table-cell>
          <table:table-cell table:style-name="ce240" table:formula="of:=[RawData.AE8]-[RawData.M8]" office:value-type="float" office:value="-10.948678" calcext:value-type="float">
            <text:p>-10.9487</text:p>
          </table:table-cell>
          <table:table-cell table:style-name="ce240" table:formula="of:=[RawData.AF8]/[RawData.N8]" office:value-type="float" office:value="1.00957277893126" calcext:value-type="float">
            <text:p>1.0096</text:p>
          </table:table-cell>
          <table:table-cell table:style-name="ce240" table:formula="of:=[RawData.AG8]-[RawData.M8]" office:value-type="float" office:value="0.256721999999968" calcext:value-type="float">
            <text:p>0.2567</text:p>
          </table:table-cell>
          <table:table-cell table:style-name="ce240" table:formula="of:=[RawData.AH8]/[RawData.N8]" office:value-type="float" office:value="1.40393897206134" calcext:value-type="float">
            <text:p>1.4039</text:p>
          </table:table-cell>
          <table:table-cell table:style-name="ce240" table:formula="of:=[RawData.AI8]-[RawData.M8]" office:value-type="float" office:value="-10.703178" calcext:value-type="float">
            <text:p>-10.7032</text:p>
          </table:table-cell>
          <table:table-cell table:style-name="ce240" table:formula="of:=[RawData.AJ8]/[RawData.N8]" office:value-type="float" office:value="1.00568132444542" calcext:value-type="float">
            <text:p>1.0057</text:p>
          </table:table-cell>
          <table:table-cell table:style-name="ce240" table:formula="of:=[RawData.AK8]-[RawData.M8]" office:value-type="float" office:value="-2.02627799999999" calcext:value-type="float">
            <text:p>-2.0263</text:p>
          </table:table-cell>
          <table:table-cell table:style-name="ce240" table:formula="of:=[RawData.AL8]/[RawData.N8]" office:value-type="float" office:value="1.4404079918406" calcext:value-type="float">
            <text:p>1.4404</text:p>
          </table:table-cell>
          <table:table-cell table:style-name="ce240" table:formula="of:=[RawData.AM8]-[RawData.M8]" office:value-type="float" office:value="0.0117716377999955" calcext:value-type="float">
            <text:p>0.0118</text:p>
          </table:table-cell>
          <table:table-cell table:style-name="ce240" table:formula="of:=[RawData.AN8]/[RawData.N8]" office:value-type="float" office:value="0.546553674521291" calcext:value-type="float">
            <text:p>0.546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 <text:s/>(not sym – could be)</text:p>
          </table:table-cell>
          <table:table-cell table:style-name="ce70"/>
          <table:table-cell table:number-columns-repeated="2"/>
          <table:table-cell table:style-name="ce240" table:formula="of:=[RawData.G9]-[RawData.M9]" office:value-type="float" office:value="9.70740799999999" calcext:value-type="float">
            <text:p>9.7074</text:p>
          </table:table-cell>
          <table:table-cell table:style-name="ce240" table:formula="of:=[RawData.H9]/[RawData.N9]" office:value-type="float" office:value="2.10316468073456" calcext:value-type="float">
            <text:p>2.1032</text:p>
          </table:table-cell>
          <table:table-cell table:style-name="ce240" table:formula="of:=[RawData.I9]-[RawData.M9]" office:value-type="float" office:value="9.71589299999999" calcext:value-type="float">
            <text:p>9.7159</text:p>
          </table:table-cell>
          <table:table-cell table:style-name="ce240" table:formula="of:=[RawData.J9]/[RawData.N9]" office:value-type="float" office:value="2.12151461544941" calcext:value-type="float">
            <text:p>2.1215</text:p>
          </table:table-cell>
          <table:table-cell table:style-name="ce240" table:formula="of:=[RawData.K9]-[RawData.M9]" office:value-type="float" office:value="3.535279" calcext:value-type="float">
            <text:p>3.5353</text:p>
          </table:table-cell>
          <table:table-cell table:style-name="ce240" table:formula="of:=[RawData.L9]/[RawData.N9]" office:value-type="float" office:value="1.25762362058799" calcext:value-type="float">
            <text:p>1.2576</text:p>
          </table:table-cell>
          <table:table-cell table:style-name="ce247" table:number-columns-repeated="2"/>
          <table:table-cell table:style-name="ce240" table:formula="of:=[RawData.O9]-[RawData.M9]" office:value-type="float" office:value="2.071662" calcext:value-type="float">
            <text:p>2.0717</text:p>
          </table:table-cell>
          <table:table-cell table:style-name="ce240" table:formula="of:=[RawData.P9]/[RawData.N9]" office:value-type="float" office:value="1.20895459523208" calcext:value-type="float">
            <text:p>1.2090</text:p>
          </table:table-cell>
          <table:table-cell table:style-name="ce240" table:formula="of:=[RawData.Q9]-[RawData.M9]" office:value-type="float" office:value="2.37350800000002" calcext:value-type="float">
            <text:p>2.3735</text:p>
          </table:table-cell>
          <table:table-cell table:style-name="ce240" table:formula="of:=[RawData.R9]/[RawData.N9]" office:value-type="float" office:value="1.13301322550754" calcext:value-type="float">
            <text:p>1.1330</text:p>
          </table:table-cell>
          <table:table-cell table:style-name="ce240" table:number-columns-repeated="4"/>
          <table:table-cell table:style-name="ce240" table:formula="of:=[RawData.W9]-[RawData.M9]" office:value-type="float" office:value="0.58080799999999" calcext:value-type="float">
            <text:p>0.5808</text:p>
          </table:table-cell>
          <table:table-cell table:style-name="ce240" table:formula="of:=[RawData.X9]/[RawData.N9]" office:value-type="float" office:value="1.19431808609216" calcext:value-type="float">
            <text:p>1.1943</text:p>
          </table:table-cell>
          <table:table-cell table:style-name="ce240" table:formula="of:=[RawData.Y9]-[RawData.M9]" office:value-type="float" office:value="-10.250592" calcext:value-type="float">
            <text:p>-10.2506</text:p>
          </table:table-cell>
          <table:table-cell table:style-name="ce240" table:formula="of:=[RawData.Z9]/[RawData.N9]" office:value-type="float" office:value="0.938625935051807" calcext:value-type="float">
            <text:p>0.9386</text:p>
          </table:table-cell>
          <table:table-cell table:style-name="ce240" table:formula="of:=[RawData.AA9]-[RawData.M9]" office:value-type="float" office:value="-2.200692" calcext:value-type="float">
            <text:p>-2.2007</text:p>
          </table:table-cell>
          <table:table-cell table:style-name="ce240" table:formula="of:=[RawData.AB9]/[RawData.N9]" office:value-type="float" office:value="1.37171340451521" calcext:value-type="float">
            <text:p>1.3717</text:p>
          </table:table-cell>
          <table:table-cell table:style-name="ce240" table:formula="of:=[RawData.AC9]-[RawData.M9]" office:value-type="float" office:value="1.509908" calcext:value-type="float">
            <text:p>1.5099</text:p>
          </table:table-cell>
          <table:table-cell table:style-name="ce240" table:formula="of:=[RawData.AD9]/[RawData.N9]" office:value-type="float" office:value="1.51130507539382" calcext:value-type="float">
            <text:p>1.5113</text:p>
          </table:table-cell>
          <table:table-cell table:style-name="ce240" table:formula="of:=[RawData.AE9]-[RawData.M9]" office:value-type="float" office:value="-10.375592" calcext:value-type="float">
            <text:p>-10.3756</text:p>
          </table:table-cell>
          <table:table-cell table:style-name="ce240" table:formula="of:=[RawData.AF9]/[RawData.N9]" office:value-type="float" office:value="1.0068103761267" calcext:value-type="float">
            <text:p>1.0068</text:p>
          </table:table-cell>
          <table:table-cell table:style-name="ce240" table:formula="of:=[RawData.AG9]-[RawData.M9]" office:value-type="float" office:value="0.672608000000025" calcext:value-type="float">
            <text:p>0.6726</text:p>
          </table:table-cell>
          <table:table-cell table:style-name="ce240" table:formula="of:=[RawData.AH9]/[RawData.N9]" office:value-type="float" office:value="1.33912161359616" calcext:value-type="float">
            <text:p>1.3391</text:p>
          </table:table-cell>
          <table:table-cell table:style-name="ce240" table:formula="of:=[RawData.AI9]-[RawData.M9]" office:value-type="float" office:value="-10.127092" calcext:value-type="float">
            <text:p>-10.1271</text:p>
          </table:table-cell>
          <table:table-cell table:style-name="ce240" table:formula="of:=[RawData.AJ9]/[RawData.N9]" office:value-type="float" office:value="1.00961822298037" calcext:value-type="float">
            <text:p>1.0096</text:p>
          </table:table-cell>
          <table:table-cell table:style-name="ce240" table:formula="of:=[RawData.AK9]-[RawData.M9]" office:value-type="float" office:value="-1.23199199999999" calcext:value-type="float">
            <text:p>-1.2320</text:p>
          </table:table-cell>
          <table:table-cell table:style-name="ce240" table:formula="of:=[RawData.AL9]/[RawData.N9]" office:value-type="float" office:value="1.45003071139752" calcext:value-type="float">
            <text:p>1.4500</text:p>
          </table:table-cell>
          <table:table-cell table:style-name="ce240" table:formula="of:=[RawData.AM9]-[RawData.M9]" office:value-type="float" office:value="0.457645497800002" calcext:value-type="float">
            <text:p>0.4576</text:p>
          </table:table-cell>
          <table:table-cell table:style-name="ce240" table:formula="of:=[RawData.AN9]/[RawData.N9]" office:value-type="float" office:value="0.536444589326573" calcext:value-type="float">
            <text:p>0.536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9_vinylfluori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0]-[RawData.M10]" office:value-type="float" office:value="10.467522" calcext:value-type="float">
            <text:p>10.4675</text:p>
          </table:table-cell>
          <table:table-cell table:style-name="ce240" table:formula="of:=[RawData.H10]/[RawData.N10]" office:value-type="float" office:value="2.51676199322478" calcext:value-type="float">
            <text:p>2.5168</text:p>
          </table:table-cell>
          <table:table-cell table:style-name="ce240" table:formula="of:=[RawData.I10]-[RawData.M10]" office:value-type="float" office:value="10.471611" calcext:value-type="float">
            <text:p>10.4716</text:p>
          </table:table-cell>
          <table:table-cell table:style-name="ce240" table:formula="of:=[RawData.J10]/[RawData.N10]" office:value-type="float" office:value="2.53764615888974" calcext:value-type="float">
            <text:p>2.5376</text:p>
          </table:table-cell>
          <table:table-cell table:style-name="ce240" table:formula="of:=[RawData.K10]-[RawData.M10]" office:value-type="float" office:value="3.61937499999999" calcext:value-type="float">
            <text:p>3.6194</text:p>
          </table:table-cell>
          <table:table-cell table:style-name="ce240" table:formula="of:=[RawData.L10]/[RawData.N10]" office:value-type="float" office:value="1.28529668888646" calcext:value-type="float">
            <text:p>1.2853</text:p>
          </table:table-cell>
          <table:table-cell table:style-name="ce247" table:number-columns-repeated="2"/>
          <table:table-cell table:style-name="ce240" table:formula="of:=[RawData.O10]-[RawData.M10]" office:value-type="float" office:value="2.075714" calcext:value-type="float">
            <text:p>2.0757</text:p>
          </table:table-cell>
          <table:table-cell table:style-name="ce240" table:formula="of:=[RawData.P10]/[RawData.N10]" office:value-type="float" office:value="1.28253742760354" calcext:value-type="float">
            <text:p>1.2825</text:p>
          </table:table-cell>
          <table:table-cell table:style-name="ce240" table:formula="of:=[RawData.Q10]-[RawData.M10]" office:value-type="float" office:value="2.54817199999997" calcext:value-type="float">
            <text:p>2.5482</text:p>
          </table:table-cell>
          <table:table-cell table:style-name="ce240" table:formula="of:=[RawData.R10]/[RawData.N10]" office:value-type="float" office:value="1.16760681892689" calcext:value-type="float">
            <text:p>1.1676</text:p>
          </table:table-cell>
          <table:table-cell table:style-name="ce240" table:number-columns-repeated="4"/>
          <table:table-cell table:style-name="ce240" table:formula="of:=[RawData.W10]-[RawData.M10]" office:value-type="float" office:value="0.642321999999979" calcext:value-type="float">
            <text:p>0.6423</text:p>
          </table:table-cell>
          <table:table-cell table:style-name="ce240" table:formula="of:=[RawData.X10]/[RawData.N10]" office:value-type="float" office:value="1.24726805813572" calcext:value-type="float">
            <text:p>1.2473</text:p>
          </table:table-cell>
          <table:table-cell table:style-name="ce240" table:formula="of:=[RawData.Y10]-[RawData.M10]" office:value-type="float" office:value="-10.356678" calcext:value-type="float">
            <text:p>-10.3567</text:p>
          </table:table-cell>
          <table:table-cell table:style-name="ce240" table:formula="of:=[RawData.Z10]/[RawData.N10]" office:value-type="float" office:value="0.96053840837067" calcext:value-type="float">
            <text:p>0.9605</text:p>
          </table:table-cell>
          <table:table-cell table:style-name="ce240" table:formula="of:=[RawData.AA10]-[RawData.M10]" office:value-type="float" office:value="-2.00307800000002" calcext:value-type="float">
            <text:p>-2.0031</text:p>
          </table:table-cell>
          <table:table-cell table:style-name="ce240" table:formula="of:=[RawData.AB10]/[RawData.N10]" office:value-type="float" office:value="1.52090129767239" calcext:value-type="float">
            <text:p>1.5209</text:p>
          </table:table-cell>
          <table:table-cell table:style-name="ce240" table:formula="of:=[RawData.AC10]-[RawData.M10]" office:value-type="float" office:value="1.77032199999996" calcext:value-type="float">
            <text:p>1.7703</text:p>
          </table:table-cell>
          <table:table-cell table:style-name="ce240" table:formula="of:=[RawData.AD10]/[RawData.N10]" office:value-type="float" office:value="1.70681086220085" calcext:value-type="float">
            <text:p>1.7068</text:p>
          </table:table-cell>
          <table:table-cell table:style-name="ce240" table:formula="of:=[RawData.AE10]-[RawData.M10]" office:value-type="float" office:value="-10.492078" calcext:value-type="float">
            <text:p>-10.4921</text:p>
          </table:table-cell>
          <table:table-cell table:style-name="ce240" table:formula="of:=[RawData.AF10]/[RawData.N10]" office:value-type="float" office:value="1.01798202382253" calcext:value-type="float">
            <text:p>1.0180</text:p>
          </table:table-cell>
          <table:table-cell table:style-name="ce240" table:formula="of:=[RawData.AG10]-[RawData.M10]" office:value-type="float" office:value="0.729221999999993" calcext:value-type="float">
            <text:p>0.7292</text:p>
          </table:table-cell>
          <table:table-cell table:style-name="ce240" table:formula="of:=[RawData.AH10]/[RawData.N10]" office:value-type="float" office:value="1.49606454212654" calcext:value-type="float">
            <text:p>1.4961</text:p>
          </table:table-cell>
          <table:table-cell table:style-name="ce240" table:formula="of:=[RawData.AI10]-[RawData.M10]" office:value-type="float" office:value="-10.229778" calcext:value-type="float">
            <text:p>-10.2298</text:p>
          </table:table-cell>
          <table:table-cell table:style-name="ce240" table:formula="of:=[RawData.AJ10]/[RawData.N10]" office:value-type="float" office:value="1.0158884165665" calcext:value-type="float">
            <text:p>1.0159</text:p>
          </table:table-cell>
          <table:table-cell table:style-name="ce240" table:formula="of:=[RawData.AK10]-[RawData.M10]" office:value-type="float" office:value="-0.990578000000028" calcext:value-type="float">
            <text:p>-0.9906</text:p>
          </table:table-cell>
          <table:table-cell table:style-name="ce240" table:formula="of:=[RawData.AL10]/[RawData.N10]" office:value-type="float" office:value="1.61420137963064" calcext:value-type="float">
            <text:p>1.6142</text:p>
          </table:table-cell>
          <table:table-cell table:style-name="ce240" table:formula="of:=[RawData.AM10]-[RawData.M10]" office:value-type="float" office:value="0.182325966699977" calcext:value-type="float">
            <text:p>0.1823</text:p>
          </table:table-cell>
          <table:table-cell table:style-name="ce240" table:formula="of:=[RawData.AN10]/[RawData.N10]" office:value-type="float" office:value="0.491633348648426" calcext:value-type="float">
            <text:p>0.491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1]-[RawData.M11]" office:value-type="float" office:value="9.50973800000003" calcext:value-type="float">
            <text:p>9.5097</text:p>
          </table:table-cell>
          <table:table-cell table:style-name="ce240" table:formula="of:=[RawData.H11]/[RawData.N11]" office:value-type="float" office:value="2.1597887628298" calcext:value-type="float">
            <text:p>2.1598</text:p>
          </table:table-cell>
          <table:table-cell table:style-name="ce240" table:formula="of:=[RawData.I11]-[RawData.M11]" office:value-type="float" office:value="9.5145" calcext:value-type="float">
            <text:p>9.5145</text:p>
          </table:table-cell>
          <table:table-cell table:style-name="ce240" table:formula="of:=[RawData.J11]/[RawData.N11]" office:value-type="float" office:value="2.17928051094742" calcext:value-type="float">
            <text:p>2.1793</text:p>
          </table:table-cell>
          <table:table-cell table:style-name="ce240" table:formula="of:=[RawData.K11]-[RawData.M11]" office:value-type="float" office:value="3.62856100000005" calcext:value-type="float">
            <text:p>3.6286</text:p>
          </table:table-cell>
          <table:table-cell table:style-name="ce240" table:formula="of:=[RawData.L11]/[RawData.N11]" office:value-type="float" office:value="1.29042789805538" calcext:value-type="float">
            <text:p>1.2904</text:p>
          </table:table-cell>
          <table:table-cell table:style-name="ce247" table:number-columns-repeated="2"/>
          <table:table-cell table:style-name="ce240" table:formula="of:=[RawData.O11]-[RawData.M11]" office:value-type="float" office:value="1.68418100000002" calcext:value-type="float">
            <text:p>1.6842</text:p>
          </table:table-cell>
          <table:table-cell table:style-name="ce240" table:formula="of:=[RawData.P11]/[RawData.N11]" office:value-type="float" office:value="1.20139980002857" calcext:value-type="float">
            <text:p>1.2014</text:p>
          </table:table-cell>
          <table:table-cell table:style-name="ce240" table:formula="of:=[RawData.Q11]-[RawData.M11]" office:value-type="float" office:value="2.52869800000002" calcext:value-type="float">
            <text:p>2.5287</text:p>
          </table:table-cell>
          <table:table-cell table:style-name="ce240" table:formula="of:=[RawData.R11]/[RawData.N11]" office:value-type="float" office:value="1.17390903340339" calcext:value-type="float">
            <text:p>1.1739</text:p>
          </table:table-cell>
          <table:table-cell table:style-name="ce240" table:number-columns-repeated="4"/>
          <table:table-cell table:style-name="ce240" table:formula="of:=[RawData.W11]-[RawData.M11]" office:value-type="float" office:value="0.501937999999996" calcext:value-type="float">
            <text:p>0.5019</text:p>
          </table:table-cell>
          <table:table-cell table:style-name="ce240" table:formula="of:=[RawData.X11]/[RawData.N11]" office:value-type="float" office:value="1.2016242577591" calcext:value-type="float">
            <text:p>1.2016</text:p>
          </table:table-cell>
          <table:table-cell table:style-name="ce240" table:formula="of:=[RawData.Y11]-[RawData.M11]" office:value-type="float" office:value="-10.455762" calcext:value-type="float">
            <text:p>-10.4558</text:p>
          </table:table-cell>
          <table:table-cell table:style-name="ce240" table:formula="of:=[RawData.Z11]/[RawData.N11]" office:value-type="float" office:value="0.994722919174812" calcext:value-type="float">
            <text:p>0.9947</text:p>
          </table:table-cell>
          <table:table-cell table:style-name="ce240" table:formula="of:=[RawData.AA11]-[RawData.M11]" office:value-type="float" office:value="-2.41756199999998" calcext:value-type="float">
            <text:p>-2.4176</text:p>
          </table:table-cell>
          <table:table-cell table:style-name="ce240" table:formula="of:=[RawData.AB11]/[RawData.N11]" office:value-type="float" office:value="1.4280133001408" calcext:value-type="float">
            <text:p>1.4280</text:p>
          </table:table-cell>
          <table:table-cell table:style-name="ce240" table:formula="of:=[RawData.AC11]-[RawData.M11]" office:value-type="float" office:value="1.31953800000002" calcext:value-type="float">
            <text:p>1.3195</text:p>
          </table:table-cell>
          <table:table-cell table:style-name="ce240" table:formula="of:=[RawData.AD11]/[RawData.N11]" office:value-type="float" office:value="1.55683508070276" calcext:value-type="float">
            <text:p>1.5568</text:p>
          </table:table-cell>
          <table:table-cell table:style-name="ce240" table:formula="of:=[RawData.AE11]-[RawData.M11]" office:value-type="float" office:value="-10.575162" calcext:value-type="float">
            <text:p>-10.5752</text:p>
          </table:table-cell>
          <table:table-cell table:style-name="ce240" table:formula="of:=[RawData.AF11]/[RawData.N11]" office:value-type="float" office:value="1.04952588201685" calcext:value-type="float">
            <text:p>1.0495</text:p>
          </table:table-cell>
          <table:table-cell table:style-name="ce240" table:formula="of:=[RawData.AG11]-[RawData.M11]" office:value-type="float" office:value="0.452638000000036" calcext:value-type="float">
            <text:p>0.4526</text:p>
          </table:table-cell>
          <table:table-cell table:style-name="ce240" table:formula="of:=[RawData.AH11]/[RawData.N11]" office:value-type="float" office:value="1.38222970596037" calcext:value-type="float">
            <text:p>1.3822</text:p>
          </table:table-cell>
          <table:table-cell table:style-name="ce240" table:formula="of:=[RawData.AI11]-[RawData.M11]" office:value-type="float" office:value="-10.309262" calcext:value-type="float">
            <text:p>-10.3093</text:p>
          </table:table-cell>
          <table:table-cell table:style-name="ce240" table:formula="of:=[RawData.AJ11]/[RawData.N11]" office:value-type="float" office:value="1.04993458485522" calcext:value-type="float">
            <text:p>1.0499</text:p>
          </table:table-cell>
          <table:table-cell table:style-name="ce240" table:formula="of:=[RawData.AK11]-[RawData.M11]" office:value-type="float" office:value="-1.44156199999998" calcext:value-type="float">
            <text:p>-1.4416</text:p>
          </table:table-cell>
          <table:table-cell table:style-name="ce240" table:formula="of:=[RawData.AL11]/[RawData.N11]" office:value-type="float" office:value="1.50130636643745" calcext:value-type="float">
            <text:p>1.5013</text:p>
          </table:table-cell>
          <table:table-cell table:style-name="ce240" table:formula="of:=[RawData.AM11]-[RawData.M11]" office:value-type="float" office:value="0.0848261419000096" calcext:value-type="float">
            <text:p>0.0848</text:p>
          </table:table-cell>
          <table:table-cell table:style-name="ce240" table:formula="of:=[RawData.AN11]/[RawData.N11]" office:value-type="float" office:value="0.491133339835595" calcext:value-type="float">
            <text:p>0.491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2]-[RawData.M12]" office:value-type="float" office:value="7.62680900000004" calcext:value-type="float">
            <text:p>7.6268</text:p>
          </table:table-cell>
          <table:table-cell table:style-name="ce240" table:formula="of:=[RawData.H12]/[RawData.N12]" office:value-type="float" office:value="1.78207405531413" calcext:value-type="float">
            <text:p>1.7821</text:p>
          </table:table-cell>
          <table:table-cell table:style-name="ce240" table:formula="of:=[RawData.I12]-[RawData.M12]" office:value-type="float" office:value="7.62957700000004" calcext:value-type="float">
            <text:p>7.6296</text:p>
          </table:table-cell>
          <table:table-cell table:style-name="ce240" table:formula="of:=[RawData.J12]/[RawData.N12]" office:value-type="float" office:value="1.79786744179354" calcext:value-type="float">
            <text:p>1.7979</text:p>
          </table:table-cell>
          <table:table-cell table:style-name="ce240" table:formula="of:=[RawData.K12]-[RawData.M12]" office:value-type="float" office:value="3.00124" calcext:value-type="float">
            <text:p>3.0012</text:p>
          </table:table-cell>
          <table:table-cell table:style-name="ce240" table:formula="of:=[RawData.L12]/[RawData.N12]" office:value-type="float" office:value="1.25492848303451" calcext:value-type="float">
            <text:p>1.2549</text:p>
          </table:table-cell>
          <table:table-cell table:style-name="ce247" table:number-columns-repeated="2"/>
          <table:table-cell table:style-name="ce240" table:formula="of:=[RawData.O12]-[RawData.M12]" office:value-type="float" office:value="1.20281" calcext:value-type="float">
            <text:p>1.2028</text:p>
          </table:table-cell>
          <table:table-cell table:style-name="ce240" table:formula="of:=[RawData.P12]/[RawData.N12]" office:value-type="float" office:value="1.09996546464443" calcext:value-type="float">
            <text:p>1.1000</text:p>
          </table:table-cell>
          <table:table-cell table:style-name="ce240" table:formula="of:=[RawData.Q12]-[RawData.M12]" office:value-type="float" office:value="1.888779" calcext:value-type="float">
            <text:p>1.8888</text:p>
          </table:table-cell>
          <table:table-cell table:style-name="ce240" table:formula="of:=[RawData.R12]/[RawData.N12]" office:value-type="float" office:value="1.08917935361326" calcext:value-type="float">
            <text:p>1.0892</text:p>
          </table:table-cell>
          <table:table-cell table:style-name="ce240" table:number-columns-repeated="4"/>
          <table:table-cell table:style-name="ce240" table:formula="of:=[RawData.W12]-[RawData.M12]" office:value-type="float" office:value="0.0773090000000138" calcext:value-type="float">
            <text:p>0.0773</text:p>
          </table:table-cell>
          <table:table-cell table:style-name="ce240" table:formula="of:=[RawData.X12]/[RawData.N12]" office:value-type="float" office:value="0.574063947966731" calcext:value-type="float">
            <text:p>0.5741</text:p>
          </table:table-cell>
          <table:table-cell table:style-name="ce240" table:formula="of:=[RawData.Y12]-[RawData.M12]" office:value-type="float" office:value="-10.946991" calcext:value-type="float">
            <text:p>-10.9470</text:p>
          </table:table-cell>
          <table:table-cell table:style-name="ce240" table:formula="of:=[RawData.Z12]/[RawData.N12]" office:value-type="float" office:value="0.920379326272772" calcext:value-type="float">
            <text:p>0.9204</text:p>
          </table:table-cell>
          <table:table-cell table:style-name="ce240" table:formula="of:=[RawData.AA12]-[RawData.M12]" office:value-type="float" office:value="-3.352891" calcext:value-type="float">
            <text:p>-3.3529</text:p>
          </table:table-cell>
          <table:table-cell table:style-name="ce240" table:formula="of:=[RawData.AB12]/[RawData.N12]" office:value-type="float" office:value="1.2404149624428" calcext:value-type="float">
            <text:p>1.2404</text:p>
          </table:table-cell>
          <table:table-cell table:style-name="ce240" table:formula="of:=[RawData.AC12]-[RawData.M12]" office:value-type="float" office:value="0.222409000000027" calcext:value-type="float">
            <text:p>0.2224</text:p>
          </table:table-cell>
          <table:table-cell table:style-name="ce240" table:formula="of:=[RawData.AD12]/[RawData.N12]" office:value-type="float" office:value="1.35039668748381" calcext:value-type="float">
            <text:p>1.3504</text:p>
          </table:table-cell>
          <table:table-cell table:style-name="ce240" table:formula="of:=[RawData.AE12]-[RawData.M12]" office:value-type="float" office:value="-11.154091" calcext:value-type="float">
            <text:p>-11.1541</text:p>
          </table:table-cell>
          <table:table-cell table:style-name="ce240" table:formula="of:=[RawData.AF12]/[RawData.N12]" office:value-type="float" office:value="0.974716869082223" calcext:value-type="float">
            <text:p>0.9747</text:p>
          </table:table-cell>
          <table:table-cell table:style-name="ce240" table:formula="of:=[RawData.AG12]-[RawData.M12]" office:value-type="float" office:value="-0.281690999999967" calcext:value-type="float">
            <text:p>-0.2817</text:p>
          </table:table-cell>
          <table:table-cell table:style-name="ce240" table:formula="of:=[RawData.AH12]/[RawData.N12]" office:value-type="float" office:value="1.21506418827525" calcext:value-type="float">
            <text:p>1.2151</text:p>
          </table:table-cell>
          <table:table-cell table:style-name="ce240" table:formula="of:=[RawData.AI12]-[RawData.M12]" office:value-type="float" office:value="-10.899191" calcext:value-type="float">
            <text:p>-10.8992</text:p>
          </table:table-cell>
          <table:table-cell table:style-name="ce240" table:formula="of:=[RawData.AJ12]/[RawData.N12]" office:value-type="float" office:value="0.980738751546896" calcext:value-type="float">
            <text:p>0.9807</text:p>
          </table:table-cell>
          <table:table-cell table:style-name="ce240" table:formula="of:=[RawData.AK12]-[RawData.M12]" office:value-type="float" office:value="-2.50299100000001" calcext:value-type="float">
            <text:p>-2.5030</text:p>
          </table:table-cell>
          <table:table-cell table:style-name="ce240" table:formula="of:=[RawData.AL12]/[RawData.N12]" office:value-type="float" office:value="1.30779880565229" calcext:value-type="float">
            <text:p>1.3078</text:p>
          </table:table-cell>
          <table:table-cell table:style-name="ce240" table:formula="of:=[RawData.AM12]-[RawData.M12]" office:value-type="float" office:value="-0.280215997899973" calcext:value-type="float">
            <text:p>-0.2802</text:p>
          </table:table-cell>
          <table:table-cell table:style-name="ce240" table:formula="of:=[RawData.AN12]/[RawData.N12]" office:value-type="float" office:value="0.453094784646876" calcext:value-type="float">
            <text:p>0.453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3]-[RawData.M13]" office:value-type="float" office:value="7.68714599999998" calcext:value-type="float">
            <text:p>7.6871</text:p>
          </table:table-cell>
          <table:table-cell table:style-name="ce240" table:formula="of:=[RawData.H13]/[RawData.N13]" office:value-type="float" office:value="1.81078200402096" calcext:value-type="float">
            <text:p>1.8108</text:p>
          </table:table-cell>
          <table:table-cell table:style-name="ce240" table:formula="of:=[RawData.I13]-[RawData.M13]" office:value-type="float" office:value="7.69384500000001" calcext:value-type="float">
            <text:p>7.6938</text:p>
          </table:table-cell>
          <table:table-cell table:style-name="ce240" table:formula="of:=[RawData.J13]/[RawData.N13]" office:value-type="float" office:value="1.82736304536049" calcext:value-type="float">
            <text:p>1.8274</text:p>
          </table:table-cell>
          <table:table-cell table:style-name="ce240" table:formula="of:=[RawData.K13]-[RawData.M13]" office:value-type="float" office:value="3.15706799999998" calcext:value-type="float">
            <text:p>3.1571</text:p>
          </table:table-cell>
          <table:table-cell table:style-name="ce240" table:formula="of:=[RawData.L13]/[RawData.N13]" office:value-type="float" office:value="1.28557592122448" calcext:value-type="float">
            <text:p>1.2856</text:p>
          </table:table-cell>
          <table:table-cell table:style-name="ce247" table:number-columns-repeated="2"/>
          <table:table-cell table:style-name="ce240" table:formula="of:=[RawData.O13]-[RawData.M13]" office:value-type="float" office:value="1.14127500000001" calcext:value-type="float">
            <text:p>1.1413</text:p>
          </table:table-cell>
          <table:table-cell table:style-name="ce240" table:formula="of:=[RawData.P13]/[RawData.N13]" office:value-type="float" office:value="1.09353858796942" calcext:value-type="float">
            <text:p>1.0935</text:p>
          </table:table-cell>
          <table:table-cell table:style-name="ce240" table:formula="of:=[RawData.Q13]-[RawData.M13]" office:value-type="float" office:value="1.98315600000001" calcext:value-type="float">
            <text:p>1.9832</text:p>
          </table:table-cell>
          <table:table-cell table:style-name="ce240" table:formula="of:=[RawData.R13]/[RawData.N13]" office:value-type="float" office:value="1.11691296244662" calcext:value-type="float">
            <text:p>1.1169</text:p>
          </table:table-cell>
          <table:table-cell table:style-name="ce240" table:number-columns-repeated="4"/>
          <table:table-cell table:style-name="ce240" table:formula="of:=[RawData.W13]-[RawData.M13]" office:value-type="float" office:value="0.127046000000007" calcext:value-type="float">
            <text:p>0.1270</text:p>
          </table:table-cell>
          <table:table-cell table:style-name="ce240" table:formula="of:=[RawData.X13]/[RawData.N13]" office:value-type="float" office:value="1.21030773520391" calcext:value-type="float">
            <text:p>1.2103</text:p>
          </table:table-cell>
          <table:table-cell table:style-name="ce240" table:formula="of:=[RawData.Y13]-[RawData.M13]" office:value-type="float" office:value="-10.868054" calcext:value-type="float">
            <text:p>-10.8681</text:p>
          </table:table-cell>
          <table:table-cell table:style-name="ce240" table:formula="of:=[RawData.Z13]/[RawData.N13]" office:value-type="float" office:value="0.975988936501181" calcext:value-type="float">
            <text:p>0.9760</text:p>
          </table:table-cell>
          <table:table-cell table:style-name="ce240" table:formula="of:=[RawData.AA13]-[RawData.M13]" office:value-type="float" office:value="-3.30495400000001" calcext:value-type="float">
            <text:p>-3.3050</text:p>
          </table:table-cell>
          <table:table-cell table:style-name="ce240" table:formula="of:=[RawData.AB13]/[RawData.N13]" office:value-type="float" office:value="1.26813099658072" calcext:value-type="float">
            <text:p>1.2681</text:p>
          </table:table-cell>
          <table:table-cell table:style-name="ce240" table:formula="of:=[RawData.AC13]-[RawData.M13]" office:value-type="float" office:value="0.26584600000001" calcext:value-type="float">
            <text:p>0.2658</text:p>
          </table:table-cell>
          <table:table-cell table:style-name="ce240" table:formula="of:=[RawData.AD13]/[RawData.N13]" office:value-type="float" office:value="1.38221829388198" calcext:value-type="float">
            <text:p>1.3822</text:p>
          </table:table-cell>
          <table:table-cell table:style-name="ce240" table:formula="of:=[RawData.AE13]-[RawData.M13]" office:value-type="float" office:value="-11.097054" calcext:value-type="float">
            <text:p>-11.0971</text:p>
          </table:table-cell>
          <table:table-cell table:style-name="ce240" table:formula="of:=[RawData.AF13]/[RawData.N13]" office:value-type="float" office:value="0.998400551780814" calcext:value-type="float">
            <text:p>0.9984</text:p>
          </table:table-cell>
          <table:table-cell table:style-name="ce240" table:formula="of:=[RawData.AG13]-[RawData.M13]" office:value-type="float" office:value="-0.21875399999999" calcext:value-type="float">
            <text:p>-0.2188</text:p>
          </table:table-cell>
          <table:table-cell table:style-name="ce240" table:formula="of:=[RawData.AH13]/[RawData.N13]" office:value-type="float" office:value="1.25878715788856" calcext:value-type="float">
            <text:p>1.2588</text:p>
          </table:table-cell>
          <table:table-cell table:style-name="ce240" table:formula="of:=[RawData.AI13]-[RawData.M13]" office:value-type="float" office:value="-10.843054" calcext:value-type="float">
            <text:p>-10.8431</text:p>
          </table:table-cell>
          <table:table-cell table:style-name="ce240" table:formula="of:=[RawData.AJ13]/[RawData.N13]" office:value-type="float" office:value="1.00287851723581" calcext:value-type="float">
            <text:p>1.0029</text:p>
          </table:table-cell>
          <table:table-cell table:style-name="ce240" table:formula="of:=[RawData.AK13]-[RawData.M13]" office:value-type="float" office:value="-2.45525400000002" calcext:value-type="float">
            <text:p>-2.4553</text:p>
          </table:table-cell>
          <table:table-cell table:style-name="ce240" table:formula="of:=[RawData.AL13]/[RawData.N13]" office:value-type="float" office:value="1.33536913109197" calcext:value-type="float">
            <text:p>1.3354</text:p>
          </table:table-cell>
          <table:table-cell table:style-name="ce240" table:formula="of:=[RawData.AM13]-[RawData.M13]" office:value-type="float" office:value="-0.273296907200006" calcext:value-type="float">
            <text:p>-0.2733</text:p>
          </table:table-cell>
          <table:table-cell table:style-name="ce240" table:formula="of:=[RawData.AN13]/[RawData.N13]" office:value-type="float" office:value="0.480522038833248" calcext:value-type="float">
            <text:p>0.480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5_difluoroeth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4]-[RawData.M14]" office:value-type="float" office:value="10.761688" calcext:value-type="float">
            <text:p>10.7617</text:p>
          </table:table-cell>
          <table:table-cell table:style-name="ce240" table:formula="of:=[RawData.H14]/[RawData.N14]" office:value-type="float" office:value="2.75949303576484" calcext:value-type="float">
            <text:p>2.7595</text:p>
          </table:table-cell>
          <table:table-cell table:style-name="ce240" table:formula="of:=[RawData.I14]-[RawData.M14]" office:value-type="float" office:value="10.765527" calcext:value-type="float">
            <text:p>10.7655</text:p>
          </table:table-cell>
          <table:table-cell table:style-name="ce240" table:formula="of:=[RawData.J14]/[RawData.N14]" office:value-type="float" office:value="2.78248560913466" calcext:value-type="float">
            <text:p>2.7825</text:p>
          </table:table-cell>
          <table:table-cell table:style-name="ce240" table:formula="of:=[RawData.K14]-[RawData.M14]" office:value-type="float" office:value="3.66125499999998" calcext:value-type="float">
            <text:p>3.6613</text:p>
          </table:table-cell>
          <table:table-cell table:style-name="ce240" table:formula="of:=[RawData.L14]/[RawData.N14]" office:value-type="float" office:value="1.26466610046869" calcext:value-type="float">
            <text:p>1.2647</text:p>
          </table:table-cell>
          <table:table-cell table:style-name="ce247" table:number-columns-repeated="2"/>
          <table:table-cell table:style-name="ce240" table:formula="of:=[RawData.O14]-[RawData.M14]" office:value-type="float" office:value="2.09752700000001" calcext:value-type="float">
            <text:p>2.0975</text:p>
          </table:table-cell>
          <table:table-cell table:style-name="ce240" table:formula="of:=[RawData.P14]/[RawData.N14]" office:value-type="float" office:value="1.32144317574156" calcext:value-type="float">
            <text:p>1.3214</text:p>
          </table:table-cell>
          <table:table-cell table:style-name="ce240" table:formula="of:=[RawData.Q14]-[RawData.M14]" office:value-type="float" office:value="2.61093800000003" calcext:value-type="float">
            <text:p>2.6109</text:p>
          </table:table-cell>
          <table:table-cell table:style-name="ce240" table:formula="of:=[RawData.R14]/[RawData.N14]" office:value-type="float" office:value="1.14762008115504" calcext:value-type="float">
            <text:p>1.1476</text:p>
          </table:table-cell>
          <table:table-cell table:style-name="ce240" table:number-columns-repeated="4"/>
          <table:table-cell table:style-name="ce240" table:formula="of:=[RawData.W14]-[RawData.M14]" office:value-type="float" office:value="0.692788000000007" calcext:value-type="float">
            <text:p>0.6928</text:p>
          </table:table-cell>
          <table:table-cell table:style-name="ce240" table:formula="of:=[RawData.X14]/[RawData.N14]" office:value-type="float" office:value="1.26894404076625" calcext:value-type="float">
            <text:p>1.2689</text:p>
          </table:table-cell>
          <table:table-cell table:style-name="ce240" table:formula="of:=[RawData.Y14]-[RawData.M14]" office:value-type="float" office:value="-10.449312" calcext:value-type="float">
            <text:p>-10.4493</text:p>
          </table:table-cell>
          <table:table-cell table:style-name="ce240" table:formula="of:=[RawData.Z14]/[RawData.N14]" office:value-type="float" office:value="0.932893177314334" calcext:value-type="float">
            <text:p>0.9329</text:p>
          </table:table-cell>
          <table:table-cell table:style-name="ce240" table:formula="of:=[RawData.AA14]-[RawData.M14]" office:value-type="float" office:value="-1.94801200000001" calcext:value-type="float">
            <text:p>-1.9480</text:p>
          </table:table-cell>
          <table:table-cell table:style-name="ce240" table:formula="of:=[RawData.AB14]/[RawData.N14]" office:value-type="float" office:value="1.59239873549118" calcext:value-type="float">
            <text:p>1.5924</text:p>
          </table:table-cell>
          <table:table-cell table:style-name="ce240" table:formula="of:=[RawData.AC14]-[RawData.M14]" office:value-type="float" office:value="1.826888" calcext:value-type="float">
            <text:p>1.8269</text:p>
          </table:table-cell>
          <table:table-cell table:style-name="ce240" table:formula="of:=[RawData.AD14]/[RawData.N14]" office:value-type="float" office:value="1.82141568682961" calcext:value-type="float">
            <text:p>1.8214</text:p>
          </table:table-cell>
          <table:table-cell table:style-name="ce240" table:formula="of:=[RawData.AE14]-[RawData.M14]" office:value-type="float" office:value="-10.579312" calcext:value-type="float">
            <text:p>-10.5793</text:p>
          </table:table-cell>
          <table:table-cell table:style-name="ce240" table:formula="of:=[RawData.AF14]/[RawData.N14]" office:value-type="float" office:value="1.01179274322922" calcext:value-type="float">
            <text:p>1.0118</text:p>
          </table:table-cell>
          <table:table-cell table:style-name="ce240" table:formula="of:=[RawData.AG14]-[RawData.M14]" office:value-type="float" office:value="0.675187999999991" calcext:value-type="float">
            <text:p>0.6752</text:p>
          </table:table-cell>
          <table:table-cell table:style-name="ce240" table:formula="of:=[RawData.AH14]/[RawData.N14]" office:value-type="float" office:value="1.60319184674908" calcext:value-type="float">
            <text:p>1.6032</text:p>
          </table:table-cell>
          <table:table-cell table:style-name="ce240" table:formula="of:=[RawData.AI14]-[RawData.M14]" office:value-type="float" office:value="-10.317812" calcext:value-type="float">
            <text:p>-10.3178</text:p>
          </table:table-cell>
          <table:table-cell table:style-name="ce240" table:formula="of:=[RawData.AJ14]/[RawData.N14]" office:value-type="float" office:value="1.00961543518606" calcext:value-type="float">
            <text:p>1.0096</text:p>
          </table:table-cell>
          <table:table-cell table:style-name="ce240" table:formula="of:=[RawData.AK14]-[RawData.M14]" office:value-type="float" office:value="-0.920112000000017" calcext:value-type="float">
            <text:p>-0.9201</text:p>
          </table:table-cell>
          <table:table-cell table:style-name="ce240" table:formula="of:=[RawData.AL14]/[RawData.N14]" office:value-type="float" office:value="1.69970000943663" calcext:value-type="float">
            <text:p>1.6997</text:p>
          </table:table-cell>
          <table:table-cell table:style-name="ce240" table:formula="of:=[RawData.AM14]-[RawData.M14]" office:value-type="float" office:value="0.0820539325000027" calcext:value-type="float">
            <text:p>0.0821</text:p>
          </table:table-cell>
          <table:table-cell table:style-name="ce240" table:formula="of:=[RawData.AN14]/[RawData.N14]" office:value-type="float" office:value="0.500072466515555" calcext:value-type="float">
            <text:p>0.500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5]-[RawData.M15]" office:value-type="float" office:value="8.82973399999997" calcext:value-type="float">
            <text:p>8.8297</text:p>
          </table:table-cell>
          <table:table-cell table:style-name="ce240" table:formula="of:=[RawData.H15]/[RawData.N15]" office:value-type="float" office:value="1.89981936095139" calcext:value-type="float">
            <text:p>1.8998</text:p>
          </table:table-cell>
          <table:table-cell table:style-name="ce240" table:formula="of:=[RawData.I15]-[RawData.M15]" office:value-type="float" office:value="8.83489600000002" calcext:value-type="float">
            <text:p>8.8349</text:p>
          </table:table-cell>
          <table:table-cell table:style-name="ce240" table:formula="of:=[RawData.J15]/[RawData.N15]" office:value-type="float" office:value="1.91683546785154" calcext:value-type="float">
            <text:p>1.9168</text:p>
          </table:table-cell>
          <table:table-cell table:style-name="ce240" table:formula="of:=[RawData.K15]-[RawData.M15]" office:value-type="float" office:value="3.62440399999997" calcext:value-type="float">
            <text:p>3.6244</text:p>
          </table:table-cell>
          <table:table-cell table:style-name="ce240" table:formula="of:=[RawData.L15]/[RawData.N15]" office:value-type="float" office:value="1.30220857292211" calcext:value-type="float">
            <text:p>1.3022</text:p>
          </table:table-cell>
          <table:table-cell table:style-name="ce247" table:number-columns-repeated="2"/>
          <table:table-cell table:style-name="ce240" table:formula="of:=[RawData.O15]-[RawData.M15]" office:value-type="float" office:value="1.29412100000002" calcext:value-type="float">
            <text:p>1.2941</text:p>
          </table:table-cell>
          <table:table-cell table:style-name="ce240" table:formula="of:=[RawData.P15]/[RawData.N15]" office:value-type="float" office:value="1.11238891792995" calcext:value-type="float">
            <text:p>1.1124</text:p>
          </table:table-cell>
          <table:table-cell table:style-name="ce240" table:formula="of:=[RawData.Q15]-[RawData.M15]" office:value-type="float" office:value="2.47913399999999" calcext:value-type="float">
            <text:p>2.4791</text:p>
          </table:table-cell>
          <table:table-cell table:style-name="ce240" table:formula="of:=[RawData.R15]/[RawData.N15]" office:value-type="float" office:value="1.1787566975954" calcext:value-type="float">
            <text:p>1.1788</text:p>
          </table:table-cell>
          <table:table-cell table:style-name="ce240" table:number-columns-repeated="4"/>
          <table:table-cell table:style-name="ce240" table:formula="of:=[RawData.W15]-[RawData.M15]" office:value-type="float" office:value="0.385833999999988" calcext:value-type="float">
            <text:p>0.3858</text:p>
          </table:table-cell>
          <table:table-cell table:style-name="ce240" table:formula="of:=[RawData.X15]/[RawData.N15]" office:value-type="float" office:value="1.194017903816" calcext:value-type="float">
            <text:p>1.1940</text:p>
          </table:table-cell>
          <table:table-cell table:style-name="ce240" table:formula="of:=[RawData.Y15]-[RawData.M15]" office:value-type="float" office:value="-10.605466" calcext:value-type="float">
            <text:p>-10.6055</text:p>
          </table:table-cell>
          <table:table-cell table:style-name="ce240" table:formula="of:=[RawData.Z15]/[RawData.N15]" office:value-type="float" office:value="1.02054420739676" calcext:value-type="float">
            <text:p>1.0205</text:p>
          </table:table-cell>
          <table:table-cell table:style-name="ce240" table:formula="of:=[RawData.AA15]-[RawData.M15]" office:value-type="float" office:value="-2.76396599999998" calcext:value-type="float">
            <text:p>-2.7640</text:p>
          </table:table-cell>
          <table:table-cell table:style-name="ce240" table:formula="of:=[RawData.AB15]/[RawData.N15]" office:value-type="float" office:value="1.30780609807893" calcext:value-type="float">
            <text:p>1.3078</text:p>
          </table:table-cell>
          <table:table-cell table:style-name="ce240" table:formula="of:=[RawData.AC15]-[RawData.M15]" office:value-type="float" office:value="0.944233999999994" calcext:value-type="float">
            <text:p>0.9442</text:p>
          </table:table-cell>
          <table:table-cell table:style-name="ce240" table:formula="of:=[RawData.AD15]/[RawData.N15]" office:value-type="float" office:value="1.43517442662049" calcext:value-type="float">
            <text:p>1.4352</text:p>
          </table:table-cell>
          <table:table-cell table:style-name="ce240" table:formula="of:=[RawData.AE15]-[RawData.M15]" office:value-type="float" office:value="-10.686066" calcext:value-type="float">
            <text:p>-10.6861</text:p>
          </table:table-cell>
          <table:table-cell table:style-name="ce240" table:formula="of:=[RawData.AF15]/[RawData.N15]" office:value-type="float" office:value="1.08143848013591" calcext:value-type="float">
            <text:p>1.0814</text:p>
          </table:table-cell>
          <table:table-cell table:style-name="ce240" table:formula="of:=[RawData.AG15]-[RawData.M15]" office:value-type="float" office:value="0.147334000000001" calcext:value-type="float">
            <text:p>0.1473</text:p>
          </table:table-cell>
          <table:table-cell table:style-name="ce240" table:formula="of:=[RawData.AH15]/[RawData.N15]" office:value-type="float" office:value="1.33786436715891" calcext:value-type="float">
            <text:p>1.3379</text:p>
          </table:table-cell>
          <table:table-cell table:style-name="ce240" table:formula="of:=[RawData.AI15]-[RawData.M15]" office:value-type="float" office:value="-10.413166" calcext:value-type="float">
            <text:p>-10.4132</text:p>
          </table:table-cell>
          <table:table-cell table:style-name="ce240" table:formula="of:=[RawData.AJ15]/[RawData.N15]" office:value-type="float" office:value="1.08608565734449" calcext:value-type="float">
            <text:p>1.0861</text:p>
          </table:table-cell>
          <table:table-cell table:style-name="ce240" table:formula="of:=[RawData.AK15]-[RawData.M15]" office:value-type="float" office:value="-1.80886600000002" calcext:value-type="float">
            <text:p>-1.8089</text:p>
          </table:table-cell>
          <table:table-cell table:style-name="ce240" table:formula="of:=[RawData.AL15]/[RawData.N15]" office:value-type="float" office:value="1.3985336872713" calcext:value-type="float">
            <text:p>1.3985</text:p>
          </table:table-cell>
          <table:table-cell table:style-name="ce240" table:formula="of:=[RawData.AM15]-[RawData.M15]" office:value-type="float" office:value="-0.164365319199987" calcext:value-type="float">
            <text:p>-0.1644</text:p>
          </table:table-cell>
          <table:table-cell table:style-name="ce240" table:formula="of:=[RawData.AN15]/[RawData.N15]" office:value-type="float" office:value="0.473264018041247" calcext:value-type="float">
            <text:p>0.473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6]-[RawData.M16]" office:value-type="float" office:value="7.193309" calcext:value-type="float">
            <text:p>7.1933</text:p>
          </table:table-cell>
          <table:table-cell table:style-name="ce240" table:formula="of:=[RawData.H16]/[RawData.N16]" office:value-type="float" office:value="1.68870262097538" calcext:value-type="float">
            <text:p>1.6887</text:p>
          </table:table-cell>
          <table:table-cell table:style-name="ce240" table:formula="of:=[RawData.I16]-[RawData.M16]" office:value-type="float" office:value="7.19941700000004" calcext:value-type="float">
            <text:p>7.1994</text:p>
          </table:table-cell>
          <table:table-cell table:style-name="ce240" table:formula="of:=[RawData.J16]/[RawData.N16]" office:value-type="float" office:value="1.70401293435562" calcext:value-type="float">
            <text:p>1.7040</text:p>
          </table:table-cell>
          <table:table-cell table:style-name="ce240" table:formula="of:=[RawData.K16]-[RawData.M16]" office:value-type="float" office:value="3.16298499999999" calcext:value-type="float">
            <text:p>3.1630</text:p>
          </table:table-cell>
          <table:table-cell table:style-name="ce240" table:formula="of:=[RawData.L16]/[RawData.N16]" office:value-type="float" office:value="1.26395432555672" calcext:value-type="float">
            <text:p>1.2640</text:p>
          </table:table-cell>
          <table:table-cell table:style-name="ce247" table:number-columns-repeated="2"/>
          <table:table-cell table:style-name="ce240" table:formula="of:=[RawData.O16]-[RawData.M16]" office:value-type="float" office:value="0.675512000000026" calcext:value-type="float">
            <text:p>0.6755</text:p>
          </table:table-cell>
          <table:table-cell table:style-name="ce240" table:formula="of:=[RawData.P16]/[RawData.N16]" office:value-type="float" office:value="1.10403061804494" calcext:value-type="float">
            <text:p>1.1040</text:p>
          </table:table-cell>
          <table:table-cell table:style-name="ce240" table:formula="of:=[RawData.Q16]-[RawData.M16]" office:value-type="float" office:value="1.87232900000004" calcext:value-type="float">
            <text:p>1.8723</text:p>
          </table:table-cell>
          <table:table-cell table:style-name="ce240" table:formula="of:=[RawData.R16]/[RawData.N16]" office:value-type="float" office:value="1.11531912743624" calcext:value-type="float">
            <text:p>1.1153</text:p>
          </table:table-cell>
          <table:table-cell table:style-name="ce240" table:number-columns-repeated="4"/>
          <table:table-cell table:style-name="ce240" table:formula="of:=[RawData.W16]-[RawData.M16]" office:value-type="float" office:value="-0.0282909999999674" calcext:value-type="float">
            <text:p>-0.0283</text:p>
          </table:table-cell>
          <table:table-cell table:style-name="ce240" table:formula="of:=[RawData.X16]/[RawData.N16]" office:value-type="float" office:value="1.15303969988253" calcext:value-type="float">
            <text:p>1.1530</text:p>
          </table:table-cell>
          <table:table-cell table:style-name="ce240" table:formula="of:=[RawData.Y16]-[RawData.M16]" office:value-type="float" office:value="-11.087291" calcext:value-type="float">
            <text:p>-11.0873</text:p>
          </table:table-cell>
          <table:table-cell table:style-name="ce240" table:formula="of:=[RawData.Z16]/[RawData.N16]" office:value-type="float" office:value="0.979773202895072" calcext:value-type="float">
            <text:p>0.9798</text:p>
          </table:table-cell>
          <table:table-cell table:style-name="ce240" table:formula="of:=[RawData.AA16]-[RawData.M16]" office:value-type="float" office:value="-3.66429099999999" calcext:value-type="float">
            <text:p>-3.6643</text:p>
          </table:table-cell>
          <table:table-cell table:style-name="ce240" table:formula="of:=[RawData.AB16]/[RawData.N16]" office:value-type="float" office:value="1.25293408278493" calcext:value-type="float">
            <text:p>1.2529</text:p>
          </table:table-cell>
          <table:table-cell table:style-name="ce240" table:formula="of:=[RawData.AC16]-[RawData.M16]" office:value-type="float" office:value="-0.106290999999999" calcext:value-type="float">
            <text:p>-0.1063</text:p>
          </table:table-cell>
          <table:table-cell table:style-name="ce240" table:formula="of:=[RawData.AD16]/[RawData.N16]" office:value-type="float" office:value="1.33873729742702" calcext:value-type="float">
            <text:p>1.3387</text:p>
          </table:table-cell>
          <table:table-cell table:style-name="ce240" table:formula="of:=[RawData.AE16]-[RawData.M16]" office:value-type="float" office:value="-11.364591" calcext:value-type="float">
            <text:p>-11.3646</text:p>
          </table:table-cell>
          <table:table-cell table:style-name="ce240" table:formula="of:=[RawData.AF16]/[RawData.N16]" office:value-type="float" office:value="1.00567951723528" calcext:value-type="float">
            <text:p>1.0057</text:p>
          </table:table-cell>
          <table:table-cell table:style-name="ce240" table:formula="of:=[RawData.AG16]-[RawData.M16]" office:value-type="float" office:value="-0.512190999999973" calcext:value-type="float">
            <text:p>-0.5122</text:p>
          </table:table-cell>
          <table:table-cell table:style-name="ce240" table:formula="of:=[RawData.AH16]/[RawData.N16]" office:value-type="float" office:value="1.24938155843828" calcext:value-type="float">
            <text:p>1.2494</text:p>
          </table:table-cell>
          <table:table-cell table:style-name="ce240" table:formula="of:=[RawData.AI16]-[RawData.M16]" office:value-type="float" office:value="-11.100691" calcext:value-type="float">
            <text:p>-11.1007</text:p>
          </table:table-cell>
          <table:table-cell table:style-name="ce240" table:formula="of:=[RawData.AJ16]/[RawData.N16]" office:value-type="float" office:value="1.00621375664717" calcext:value-type="float">
            <text:p>1.0062</text:p>
          </table:table-cell>
          <table:table-cell table:style-name="ce240" table:formula="of:=[RawData.AK16]-[RawData.M16]" office:value-type="float" office:value="-2.838391" calcext:value-type="float">
            <text:p>-2.8384</text:p>
          </table:table-cell>
          <table:table-cell table:style-name="ce240" table:formula="of:=[RawData.AL16]/[RawData.N16]" office:value-type="float" office:value="1.29792386287562" calcext:value-type="float">
            <text:p>1.2979</text:p>
          </table:table-cell>
          <table:table-cell table:style-name="ce240" table:formula="of:=[RawData.AM16]-[RawData.M16]" office:value-type="float" office:value="-0.710804320600005" calcext:value-type="float">
            <text:p>-0.7108</text:p>
          </table:table-cell>
          <table:table-cell table:style-name="ce240" table:formula="of:=[RawData.AN16]/[RawData.N16]" office:value-type="float" office:value="0.481623291275019" calcext:value-type="float">
            <text:p>0.481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7_cyclopentadi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7]-[RawData.M17]" office:value-type="float" office:value="10.503182" calcext:value-type="float">
            <text:p>10.5032</text:p>
          </table:table-cell>
          <table:table-cell table:style-name="ce240" table:formula="of:=[RawData.H17]/[RawData.N17]" office:value-type="float" office:value="2.30019544956899" calcext:value-type="float">
            <text:p>2.3002</text:p>
          </table:table-cell>
          <table:table-cell table:style-name="ce240" table:formula="of:=[RawData.I17]-[RawData.M17]" office:value-type="float" office:value="10.507129" calcext:value-type="float">
            <text:p>10.5071</text:p>
          </table:table-cell>
          <table:table-cell table:style-name="ce240" table:formula="of:=[RawData.J17]/[RawData.N17]" office:value-type="float" office:value="2.31729692317372" calcext:value-type="float">
            <text:p>2.3173</text:p>
          </table:table-cell>
          <table:table-cell table:style-name="ce240" table:formula="of:=[RawData.K18]-[RawData.M17]" office:value-type="float" office:value="3.87275599999998" calcext:value-type="float">
            <text:p>3.8728</text:p>
          </table:table-cell>
          <table:table-cell table:style-name="ce240" table:formula="of:=[RawData.L18]/[RawData.N17]" office:value-type="float" office:value="0.914314478072107" calcext:value-type="float">
            <text:p>0.9143</text:p>
          </table:table-cell>
          <table:table-cell table:style-name="ce247" table:number-columns-repeated="2"/>
          <table:table-cell table:style-name="ce240" table:formula="of:=[RawData.O17]-[RawData.M17]" office:value-type="float" office:value="2.35594599999996" calcext:value-type="float">
            <text:p>2.3559</text:p>
          </table:table-cell>
          <table:table-cell table:style-name="ce240" table:formula="of:=[RawData.P17]/[RawData.N17]" office:value-type="float" office:value="1.27965771094192" calcext:value-type="float">
            <text:p>1.2797</text:p>
          </table:table-cell>
          <table:table-cell table:style-name="ce240" table:formula="of:=[RawData.Q17]-[RawData.M17]" office:value-type="float" office:value="2.42717199999998" calcext:value-type="float">
            <text:p>2.4272</text:p>
          </table:table-cell>
          <table:table-cell table:style-name="ce240" table:formula="of:=[RawData.R17]/[RawData.N17]" office:value-type="float" office:value="1.11381111181023" calcext:value-type="float">
            <text:p>1.1138</text:p>
          </table:table-cell>
          <table:table-cell table:style-name="ce240" table:number-columns-repeated="4"/>
          <table:table-cell table:style-name="ce240" table:formula="of:=[RawData.W17]-[RawData.M17]" office:value-type="float" office:value="0.728081999999972" calcext:value-type="float">
            <text:p>0.7281</text:p>
          </table:table-cell>
          <table:table-cell table:style-name="ce240" table:formula="of:=[RawData.X17]/[RawData.N17]" office:value-type="float" office:value="1.26401560435412" calcext:value-type="float">
            <text:p>1.2640</text:p>
          </table:table-cell>
          <table:table-cell table:style-name="ce240" table:formula="of:=[RawData.Y17]-[RawData.M17]" office:value-type="float" office:value="-10.394818" calcext:value-type="float">
            <text:p>-10.3948</text:p>
          </table:table-cell>
          <table:table-cell table:style-name="ce240" table:formula="of:=[RawData.Z17]/[RawData.N17]" office:value-type="float" office:value="0.900578369093312" calcext:value-type="float">
            <text:p>0.9006</text:p>
          </table:table-cell>
          <table:table-cell table:style-name="ce240" table:formula="of:=[RawData.AA17]-[RawData.M17]" office:value-type="float" office:value="-1.92371800000001" calcext:value-type="float">
            <text:p>-1.9237</text:p>
          </table:table-cell>
          <table:table-cell table:style-name="ce240" table:formula="of:=[RawData.AB17]/[RawData.N17]" office:value-type="float" office:value="1.44282299880451" calcext:value-type="float">
            <text:p>1.4428</text:p>
          </table:table-cell>
          <table:table-cell table:style-name="ce240" table:formula="of:=[RawData.AC17]-[RawData.M17]" office:value-type="float" office:value="1.87438199999997" calcext:value-type="float">
            <text:p>1.8744</text:p>
          </table:table-cell>
          <table:table-cell table:style-name="ce240" table:formula="of:=[RawData.AD17]/[RawData.N17]" office:value-type="float" office:value="1.5993500320896" calcext:value-type="float">
            <text:p>1.5994</text:p>
          </table:table-cell>
          <table:table-cell table:style-name="ce240" table:formula="of:=[RawData.AE17]-[RawData.M17]" office:value-type="float" office:value="-10.245118" calcext:value-type="float">
            <text:p>-10.2451</text:p>
          </table:table-cell>
          <table:table-cell table:style-name="ce240" table:formula="of:=[RawData.AF17]/[RawData.N17]" office:value-type="float" office:value="1.04887320833071" calcext:value-type="float">
            <text:p>1.0489</text:p>
          </table:table-cell>
          <table:table-cell table:style-name="ce240" table:formula="of:=[RawData.AG17]-[RawData.M17]" office:value-type="float" office:value="0.614581999999984" calcext:value-type="float">
            <text:p>0.6146</text:p>
          </table:table-cell>
          <table:table-cell table:style-name="ce240" table:formula="of:=[RawData.AH17]/[RawData.N17]" office:value-type="float" office:value="1.27193691562323" calcext:value-type="float">
            <text:p>1.2719</text:p>
          </table:table-cell>
          <table:table-cell table:style-name="ce240" table:formula="of:=[RawData.AI17]-[RawData.M17]" office:value-type="float" office:value="-9.96141800000004" calcext:value-type="float">
            <text:p>-9.9614</text:p>
          </table:table-cell>
          <table:table-cell table:style-name="ce240" table:formula="of:=[RawData.AJ17]/[RawData.N17]" office:value-type="float" office:value="1.05710057132071" calcext:value-type="float">
            <text:p>1.0571</text:p>
          </table:table-cell>
          <table:table-cell table:style-name="ce240" table:formula="of:=[RawData.AK17]-[RawData.M17]" office:value-type="float" office:value="-0.850218000000041" calcext:value-type="float">
            <text:p>-0.8502</text:p>
          </table:table-cell>
          <table:table-cell table:style-name="ce240" table:formula="of:=[RawData.AL17]/[RawData.N17]" office:value-type="float" office:value="1.55032656892972" calcext:value-type="float">
            <text:p>1.5503</text:p>
          </table:table-cell>
          <table:table-cell table:style-name="ce240" table:formula="of:=[RawData.AM17]-[RawData.M17]" office:value-type="float" office:value="-0.0339663772500103" calcext:value-type="float">
            <text:p>-0.0340</text:p>
          </table:table-cell>
          <table:table-cell table:style-name="ce240" table:formula="of:=[RawData.AN17]/[RawData.N17]" office:value-type="float" office:value="0.370640489806456" calcext:value-type="float">
            <text:p>0.370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8]-[RawData.M18]" office:value-type="float" office:value="10.620467" calcext:value-type="float">
            <text:p>10.6205</text:p>
          </table:table-cell>
          <table:table-cell table:style-name="ce240" table:formula="of:=[RawData.H18]/[RawData.N18]" office:value-type="float" office:value="3.45828573211611" calcext:value-type="float">
            <text:p>3.4583</text:p>
          </table:table-cell>
          <table:table-cell table:style-name="ce240" table:formula="of:=[RawData.I18]-[RawData.M18]" office:value-type="float" office:value="10.624457" calcext:value-type="float">
            <text:p>10.6245</text:p>
          </table:table-cell>
          <table:table-cell table:style-name="ce240" table:formula="of:=[RawData.J18]/[RawData.N18]" office:value-type="float" office:value="3.49038941587619" calcext:value-type="float">
            <text:p>3.4904</text:p>
          </table:table-cell>
          <table:table-cell table:style-name="ce240" table:formula="of:=[RawData.K17]-[RawData.M18]" office:value-type="float" office:value="3.18399599999998" calcext:value-type="float">
            <text:p>3.1840</text:p>
          </table:table-cell>
          <table:table-cell table:style-name="ce240" table:formula="of:=[RawData.L17]/[RawData.N18]" office:value-type="float" office:value="1.75977105769917" calcext:value-type="float">
            <text:p>1.7598</text:p>
          </table:table-cell>
          <table:table-cell table:style-name="ce247" table:number-columns-repeated="2"/>
          <table:table-cell table:style-name="ce240" table:formula="of:=[RawData.O18]-[RawData.M18]" office:value-type="float" office:value="2.41146099999997" calcext:value-type="float">
            <text:p>2.4115</text:p>
          </table:table-cell>
          <table:table-cell table:style-name="ce240" table:formula="of:=[RawData.P18]/[RawData.N18]" office:value-type="float" office:value="1.53380643320733" calcext:value-type="float">
            <text:p>1.5338</text:p>
          </table:table-cell>
          <table:table-cell table:style-name="ce240" table:formula="of:=[RawData.Q18]-[RawData.M18]" office:value-type="float" office:value="2.50442699999996" calcext:value-type="float">
            <text:p>2.5044</text:p>
          </table:table-cell>
          <table:table-cell table:style-name="ce240" table:formula="of:=[RawData.R18]/[RawData.N18]" office:value-type="float" office:value="1.14042864275016" calcext:value-type="float">
            <text:p>1.1404</text:p>
          </table:table-cell>
          <table:table-cell table:style-name="ce240" table:number-columns-repeated="4"/>
          <table:table-cell table:style-name="ce240" table:formula="of:=[RawData.W18]-[RawData.M18]" office:value-type="float" office:value="0.751566999999966" calcext:value-type="float">
            <text:p>0.7516</text:p>
          </table:table-cell>
          <table:table-cell table:style-name="ce240" table:formula="of:=[RawData.X18]/[RawData.N18]" office:value-type="float" office:value="1.38290778118536" calcext:value-type="float">
            <text:p>1.3829</text:p>
          </table:table-cell>
          <table:table-cell table:style-name="ce240" table:formula="of:=[RawData.Y18]-[RawData.M18]" office:value-type="float" office:value="-10.525833" calcext:value-type="float">
            <text:p>-10.5258</text:p>
          </table:table-cell>
          <table:table-cell table:style-name="ce240" table:formula="of:=[RawData.Z18]/[RawData.N18]" office:value-type="float" office:value="0.716540205762784" calcext:value-type="float">
            <text:p>0.7165</text:p>
          </table:table-cell>
          <table:table-cell table:style-name="ce240" table:formula="of:=[RawData.AA18]-[RawData.M18]" office:value-type="float" office:value="-1.81963300000001" calcext:value-type="float">
            <text:p>-1.8196</text:p>
          </table:table-cell>
          <table:table-cell table:style-name="ce240" table:formula="of:=[RawData.AB18]/[RawData.N18]" office:value-type="float" office:value="1.85024810284573" calcext:value-type="float">
            <text:p>1.8502</text:p>
          </table:table-cell>
          <table:table-cell table:style-name="ce240" table:formula="of:=[RawData.AC18]-[RawData.M18]" office:value-type="float" office:value="2.00136700000002" calcext:value-type="float">
            <text:p>2.0014</text:p>
          </table:table-cell>
          <table:table-cell table:style-name="ce240" table:formula="of:=[RawData.AD18]/[RawData.N18]" office:value-type="float" office:value="2.16653535411169" calcext:value-type="float">
            <text:p>2.1665</text:p>
          </table:table-cell>
          <table:table-cell table:style-name="ce240" table:formula="of:=[RawData.AE18]-[RawData.M18]" office:value-type="float" office:value="-10.362733" calcext:value-type="float">
            <text:p>-10.3627</text:p>
          </table:table-cell>
          <table:table-cell table:style-name="ce240" table:formula="of:=[RawData.AF18]/[RawData.N18]" office:value-type="float" office:value="1.06174180158334" calcext:value-type="float">
            <text:p>1.0617</text:p>
          </table:table-cell>
          <table:table-cell table:style-name="ce240" table:formula="of:=[RawData.AG18]-[RawData.M18]" office:value-type="float" office:value="0.76826699999998" calcext:value-type="float">
            <text:p>0.7683</text:p>
          </table:table-cell>
          <table:table-cell table:style-name="ce240" table:formula="of:=[RawData.AH18]/[RawData.N18]" office:value-type="float" office:value="1.49537269274659" calcext:value-type="float">
            <text:p>1.4954</text:p>
          </table:table-cell>
          <table:table-cell table:style-name="ce240" table:formula="of:=[RawData.AI18]-[RawData.M18]" office:value-type="float" office:value="-10.080033" calcext:value-type="float">
            <text:p>-10.0800</text:p>
          </table:table-cell>
          <table:table-cell table:style-name="ce240" table:formula="of:=[RawData.AJ18]/[RawData.N18]" office:value-type="float" office:value="1.09464613436987" calcext:value-type="float">
            <text:p>1.0946</text:p>
          </table:table-cell>
          <table:table-cell table:style-name="ce240" table:formula="of:=[RawData.AK18]-[RawData.M18]" office:value-type="float" office:value="-0.758332999999993" calcext:value-type="float">
            <text:p>-0.7583</text:p>
          </table:table-cell>
          <table:table-cell table:style-name="ce240" table:formula="of:=[RawData.AL18]/[RawData.N18]" office:value-type="float" office:value="2.05870323443406" calcext:value-type="float">
            <text:p>2.0587</text:p>
          </table:table-cell>
          <table:table-cell table:style-name="ce240" table:formula="of:=[RawData.AM18]-[RawData.M18]" office:value-type="float" office:value="0.0519370828999968" calcext:value-type="float">
            <text:p>0.0519</text:p>
          </table:table-cell>
          <table:table-cell table:style-name="ce240" table:formula="of:=[RawData.AN18]/[RawData.N18]" office:value-type="float" office:value="0.388535361592843" calcext:value-type="float">
            <text:p>0.388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8_furan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9]-[RawData.M19]" office:value-type="float" office:value="10.55133" calcext:value-type="float">
            <text:p>10.5513</text:p>
          </table:table-cell>
          <table:table-cell table:style-name="ce240" table:formula="of:=[RawData.H19]/[RawData.N19]" office:value-type="float" office:value="3.05445326137189" calcext:value-type="float">
            <text:p>3.0545</text:p>
          </table:table-cell>
          <table:table-cell table:style-name="ce240" table:formula="of:=[RawData.I19]-[RawData.M19]" office:value-type="float" office:value="10.55579" calcext:value-type="float">
            <text:p>10.5558</text:p>
          </table:table-cell>
          <table:table-cell table:style-name="ce240" table:formula="of:=[RawData.J19]/[RawData.N19]" office:value-type="float" office:value="3.07876147091833" calcext:value-type="float">
            <text:p>3.0788</text:p>
          </table:table-cell>
          <table:table-cell table:style-name="ce240" table:formula="of:=[RawData.K19]-[RawData.M19]" office:value-type="float" office:value="3.48086800000004" calcext:value-type="float">
            <text:p>3.4809</text:p>
          </table:table-cell>
          <table:table-cell table:style-name="ce240" table:formula="of:=[RawData.L19]/[RawData.N19]" office:value-type="float" office:value="1.32054202152241" calcext:value-type="float">
            <text:p>1.3205</text:p>
          </table:table-cell>
          <table:table-cell table:style-name="ce247" table:number-columns-repeated="2"/>
          <table:table-cell table:style-name="ce240" table:formula="of:=[RawData.O19]-[RawData.M19]" office:value-type="float" office:value="2.347083" calcext:value-type="float">
            <text:p>2.3471</text:p>
          </table:table-cell>
          <table:table-cell table:style-name="ce240" table:formula="of:=[RawData.P19]/[RawData.N19]" office:value-type="float" office:value="1.57067406087014" calcext:value-type="float">
            <text:p>1.5707</text:p>
          </table:table-cell>
          <table:table-cell table:style-name="ce240" table:formula="of:=[RawData.Q19]-[RawData.M19]" office:value-type="float" office:value="2.48919000000001" calcext:value-type="float">
            <text:p>2.4892</text:p>
          </table:table-cell>
          <table:table-cell table:style-name="ce240" table:formula="of:=[RawData.R19]/[RawData.N19]" office:value-type="float" office:value="1.19841602297485" calcext:value-type="float">
            <text:p>1.1984</text:p>
          </table:table-cell>
          <table:table-cell table:style-name="ce240" table:number-columns-repeated="4"/>
          <table:table-cell table:style-name="ce240" table:formula="of:=[RawData.W19]-[RawData.M19]" office:value-type="float" office:value="0.763329999999996" calcext:value-type="float">
            <text:p>0.7633</text:p>
          </table:table-cell>
          <table:table-cell table:style-name="ce240" table:formula="of:=[RawData.X19]/[RawData.N19]" office:value-type="float" office:value="1.4623687858982" calcext:value-type="float">
            <text:p>1.4624</text:p>
          </table:table-cell>
          <table:table-cell table:style-name="ce240" table:formula="of:=[RawData.Y19]-[RawData.M19]" office:value-type="float" office:value="-10.52817" calcext:value-type="float">
            <text:p>-10.5282</text:p>
          </table:table-cell>
          <table:table-cell table:style-name="ce240" table:formula="of:=[RawData.Z19]/[RawData.N19]" office:value-type="float" office:value="0.684818766092296" calcext:value-type="float">
            <text:p>0.6848</text:p>
          </table:table-cell>
          <table:table-cell table:style-name="ce240" table:formula="of:=[RawData.AA19]-[RawData.M19]" office:value-type="float" office:value="-1.86986999999999" calcext:value-type="float">
            <text:p>-1.8699</text:p>
          </table:table-cell>
          <table:table-cell table:style-name="ce240" table:formula="of:=[RawData.AB19]/[RawData.N19]" office:value-type="float" office:value="1.82048485673731" calcext:value-type="float">
            <text:p>1.8205</text:p>
          </table:table-cell>
          <table:table-cell table:style-name="ce240" table:formula="of:=[RawData.AC19]-[RawData.M19]" office:value-type="float" office:value="1.92873000000003" calcext:value-type="float">
            <text:p>1.9287</text:p>
          </table:table-cell>
          <table:table-cell table:style-name="ce240" table:formula="of:=[RawData.AD19]/[RawData.N19]" office:value-type="float" office:value="2.06885530633129" calcext:value-type="float">
            <text:p>2.0689</text:p>
          </table:table-cell>
          <table:table-cell table:style-name="ce240" table:formula="of:=[RawData.AE19]-[RawData.M19]" office:value-type="float" office:value="-10.36697" calcext:value-type="float">
            <text:p>-10.3670</text:p>
          </table:table-cell>
          <table:table-cell table:style-name="ce240" table:formula="of:=[RawData.AF19]/[RawData.N19]" office:value-type="float" office:value="1.07663582722651" calcext:value-type="float">
            <text:p>1.0766</text:p>
          </table:table-cell>
          <table:table-cell table:style-name="ce240" table:formula="of:=[RawData.AG19]-[RawData.M19]" office:value-type="float" office:value="0.706029999999999" calcext:value-type="float">
            <text:p>0.7060</text:p>
          </table:table-cell>
          <table:table-cell table:style-name="ce240" table:formula="of:=[RawData.AH19]/[RawData.N19]" office:value-type="float" office:value="1.51718179342444" calcext:value-type="float">
            <text:p>1.5172</text:p>
          </table:table-cell>
          <table:table-cell table:style-name="ce240" table:formula="of:=[RawData.AI19]-[RawData.M19]" office:value-type="float" office:value="-10.08617" calcext:value-type="float">
            <text:p>-10.0862</text:p>
          </table:table-cell>
          <table:table-cell table:style-name="ce240" table:formula="of:=[RawData.AJ19]/[RawData.N19]" office:value-type="float" office:value="1.10324927543408" calcext:value-type="float">
            <text:p>1.1032</text:p>
          </table:table-cell>
          <table:table-cell table:style-name="ce240" table:formula="of:=[RawData.AK19]-[RawData.M19]" office:value-type="float" office:value="-0.813069999999982" calcext:value-type="float">
            <text:p>-0.8131</text:p>
          </table:table-cell>
          <table:table-cell table:style-name="ce240" table:formula="of:=[RawData.AL19]/[RawData.N19]" office:value-type="float" office:value="1.97792080279923" calcext:value-type="float">
            <text:p>1.9779</text:p>
          </table:table-cell>
          <table:table-cell table:style-name="ce240" table:formula="of:=[RawData.AM19]-[RawData.M19]" office:value-type="float" office:value="0.0296424466500298" calcext:value-type="float">
            <text:p>0.0296</text:p>
          </table:table-cell>
          <table:table-cell table:style-name="ce240" table:formula="of:=[RawData.AN19]/[RawData.N19]" office:value-type="float" office:value="0.3306009435034" calcext:value-type="float">
            <text:p>0.330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20]-[RawData.M20]" office:value-type="float" office:value="9.96955600000001" calcext:value-type="float">
            <text:p>9.9696</text:p>
          </table:table-cell>
          <table:table-cell table:style-name="ce240" table:formula="of:=[RawData.H20]/[RawData.N20]" office:value-type="float" office:value="2.63842611361473" calcext:value-type="float">
            <text:p>2.6384</text:p>
          </table:table-cell>
          <table:table-cell table:style-name="ce240" table:formula="of:=[RawData.I20]-[RawData.M20]" office:value-type="float" office:value="9.97395599999999" calcext:value-type="float">
            <text:p>9.9740</text:p>
          </table:table-cell>
          <table:table-cell table:style-name="ce240" table:formula="of:=[RawData.J20]/[RawData.N20]" office:value-type="float" office:value="2.66320533164075" calcext:value-type="float">
            <text:p>2.6632</text:p>
          </table:table-cell>
          <table:table-cell table:style-name="ce240" table:formula="of:=[RawData.K20]-[RawData.M20]" office:value-type="float" office:value="3.53438699999998" calcext:value-type="float">
            <text:p>3.5344</text:p>
          </table:table-cell>
          <table:table-cell table:style-name="ce240" table:formula="of:=[RawData.L20]/[RawData.N20]" office:value-type="float" office:value="1.26933671850206" calcext:value-type="float">
            <text:p>1.2693</text:p>
          </table:table-cell>
          <table:table-cell table:style-name="ce247" table:number-columns-repeated="2"/>
          <table:table-cell table:style-name="ce240" table:formula="of:=[RawData.O20]-[RawData.M20]" office:value-type="float" office:value="2.00089300000002" calcext:value-type="float">
            <text:p>2.0009</text:p>
          </table:table-cell>
          <table:table-cell table:style-name="ce240" table:formula="of:=[RawData.P20]/[RawData.N20]" office:value-type="float" office:value="1.32081244049508" calcext:value-type="float">
            <text:p>1.3208</text:p>
          </table:table-cell>
          <table:table-cell table:style-name="ce240" table:formula="of:=[RawData.Q20]-[RawData.M20]" office:value-type="float" office:value="2.44706600000001" calcext:value-type="float">
            <text:p>2.4471</text:p>
          </table:table-cell>
          <table:table-cell table:style-name="ce240" table:formula="of:=[RawData.R20]/[RawData.N20]" office:value-type="float" office:value="1.13100387178673" calcext:value-type="float">
            <text:p>1.1310</text:p>
          </table:table-cell>
          <table:table-cell table:style-name="ce240" table:number-columns-repeated="4"/>
          <table:table-cell table:style-name="ce240" table:formula="of:=[RawData.W20]-[RawData.M20]" office:value-type="float" office:value="0.612156000000027" calcext:value-type="float">
            <text:p>0.6122</text:p>
          </table:table-cell>
          <table:table-cell table:style-name="ce240" table:formula="of:=[RawData.X20]/[RawData.N20]" office:value-type="float" office:value="1.28988892415106" calcext:value-type="float">
            <text:p>1.2899</text:p>
          </table:table-cell>
          <table:table-cell table:style-name="ce240" table:formula="of:=[RawData.Y20]-[RawData.M20]" office:value-type="float" office:value="-10.613544" calcext:value-type="float">
            <text:p>-10.6135</text:p>
          </table:table-cell>
          <table:table-cell table:style-name="ce240" table:formula="of:=[RawData.Z20]/[RawData.N20]" office:value-type="float" office:value="0.905369709933354" calcext:value-type="float">
            <text:p>0.9054</text:p>
          </table:table-cell>
          <table:table-cell table:style-name="ce240" table:formula="of:=[RawData.AA20]-[RawData.M20]" office:value-type="float" office:value="-2.25204400000001" calcext:value-type="float">
            <text:p>-2.2520</text:p>
          </table:table-cell>
          <table:table-cell table:style-name="ce240" table:formula="of:=[RawData.AB20]/[RawData.N20]" office:value-type="float" office:value="1.58150555252301" calcext:value-type="float">
            <text:p>1.5815</text:p>
          </table:table-cell>
          <table:table-cell table:style-name="ce240" table:formula="of:=[RawData.AC20]-[RawData.M20]" office:value-type="float" office:value="1.50975599999998" calcext:value-type="float">
            <text:p>1.5098</text:p>
          </table:table-cell>
          <table:table-cell table:style-name="ce240" table:formula="of:=[RawData.AD20]/[RawData.N20]" office:value-type="float" office:value="1.76910719136782" calcext:value-type="float">
            <text:p>1.7691</text:p>
          </table:table-cell>
          <table:table-cell table:style-name="ce240" table:formula="of:=[RawData.AE20]-[RawData.M20]" office:value-type="float" office:value="-10.570244" calcext:value-type="float">
            <text:p>-10.5702</text:p>
          </table:table-cell>
          <table:table-cell table:style-name="ce240" table:formula="of:=[RawData.AF20]/[RawData.N20]" office:value-type="float" office:value="1.08308976959695" calcext:value-type="float">
            <text:p>1.0831</text:p>
          </table:table-cell>
          <table:table-cell table:style-name="ce240" table:formula="of:=[RawData.AG20]-[RawData.M20]" office:value-type="float" office:value="0.379456000000005" calcext:value-type="float">
            <text:p>0.3795</text:p>
          </table:table-cell>
          <table:table-cell table:style-name="ce240" table:formula="of:=[RawData.AH20]/[RawData.N20]" office:value-type="float" office:value="1.44781447159632" calcext:value-type="float">
            <text:p>1.4478</text:p>
          </table:table-cell>
          <table:table-cell table:style-name="ce240" table:formula="of:=[RawData.AI20]-[RawData.M20]" office:value-type="float" office:value="-10.292844" calcext:value-type="float">
            <text:p>-10.2928</text:p>
          </table:table-cell>
          <table:table-cell table:style-name="ce240" table:formula="of:=[RawData.AJ20]/[RawData.N20]" office:value-type="float" office:value="1.09157038400508" calcext:value-type="float">
            <text:p>1.0916</text:p>
          </table:table-cell>
          <table:table-cell table:style-name="ce240" table:formula="of:=[RawData.AK20]-[RawData.M20]" office:value-type="float" office:value="-1.21384399999999" calcext:value-type="float">
            <text:p>-1.2138</text:p>
          </table:table-cell>
          <table:table-cell table:style-name="ce240" table:formula="of:=[RawData.AL20]/[RawData.N20]" office:value-type="float" office:value="1.69622876166296" calcext:value-type="float">
            <text:p>1.6962</text:p>
          </table:table-cell>
          <table:table-cell table:style-name="ce240" table:formula="of:=[RawData.AM20]-[RawData.M20]" office:value-type="float" office:value="-0.201773204949973" calcext:value-type="float">
            <text:p>-0.2018</text:p>
          </table:table-cell>
          <table:table-cell table:style-name="ce240" table:formula="of:=[RawData.AN20]/[RawData.N20]" office:value-type="float" office:value="0.419099933935741" calcext:value-type="float">
            <text:p>0.419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1]-[RawData.M21]" office:value-type="float" office:value="10.1133589999999" calcext:value-type="float">
            <text:p>10.1134</text:p>
          </table:table-cell>
          <table:table-cell table:style-name="ce240" table:formula="of:=[RawData.H21]/[RawData.N21]" office:value-type="float" office:value="2.07241471479816" calcext:value-type="float">
            <text:p>2.0724</text:p>
          </table:table-cell>
          <table:table-cell table:style-name="ce240" table:formula="of:=[RawData.I21]-[RawData.M21]" office:value-type="float" office:value="10.1206769999999" calcext:value-type="float">
            <text:p>10.1207</text:p>
          </table:table-cell>
          <table:table-cell table:style-name="ce240" table:formula="of:=[RawData.J21]/[RawData.N21]" office:value-type="float" office:value="2.11082200778053" calcext:value-type="float">
            <text:p>2.1108</text:p>
          </table:table-cell>
          <table:table-cell table:style-name="ce240" table:formula="of:=[RawData.K21]-[RawData.M21]" office:value-type="float" office:value="3.42169799999999" calcext:value-type="float">
            <text:p>3.4217</text:p>
          </table:table-cell>
          <table:table-cell table:style-name="ce240" table:formula="of:=[RawData.L21]/[RawData.N21]" office:value-type="float" office:value="1.31589450815945" calcext:value-type="float">
            <text:p>1.3159</text:p>
          </table:table-cell>
          <table:table-cell table:style-name="ce247" table:number-columns-repeated="2"/>
          <table:table-cell table:style-name="ce240" table:formula="of:=[RawData.O21]-[RawData.M21]" office:value-type="float" office:value="2.21991899999995" calcext:value-type="float">
            <text:p>2.2199</text:p>
          </table:table-cell>
          <table:table-cell table:style-name="ce240" table:formula="of:=[RawData.P21]/[RawData.N21]" office:value-type="float" office:value="1.42272520588087" calcext:value-type="float">
            <text:p>1.4227</text:p>
          </table:table-cell>
          <table:table-cell table:style-name="ce240" table:formula="of:=[RawData.Q21]-[RawData.M21]" office:value-type="float" office:value="2.39105899999998" calcext:value-type="float">
            <text:p>2.3911</text:p>
          </table:table-cell>
          <table:table-cell table:style-name="ce240" table:formula="of:=[RawData.R21]/[RawData.N21]" office:value-type="float" office:value="1.20092962158339" calcext:value-type="float">
            <text:p>1.2009</text:p>
          </table:table-cell>
          <table:table-cell table:style-name="ce240" table:number-columns-repeated="4"/>
          <table:table-cell table:style-name="ce240" table:formula="of:=[RawData.W21]-[RawData.M21]" office:value-type="float" office:value="0.632358999999951" calcext:value-type="float">
            <text:p>0.6324</text:p>
          </table:table-cell>
          <table:table-cell table:style-name="ce240" table:formula="of:=[RawData.X21]/[RawData.N21]" office:value-type="float" office:value="1.36558379224979" calcext:value-type="float">
            <text:p>1.3656</text:p>
          </table:table-cell>
          <table:table-cell table:style-name="ce240" table:formula="of:=[RawData.Y21]-[RawData.M21]" office:value-type="float" office:value="-10.542241" calcext:value-type="float">
            <text:p>-10.5422</text:p>
          </table:table-cell>
          <table:table-cell table:style-name="ce240" table:formula="of:=[RawData.Z21]/[RawData.N21]" office:value-type="float" office:value="0.699219635729803" calcext:value-type="float">
            <text:p>0.6992</text:p>
          </table:table-cell>
          <table:table-cell table:style-name="ce240" table:formula="of:=[RawData.AA21]-[RawData.M21]" office:value-type="float" office:value="-2.12254100000001" calcext:value-type="float">
            <text:p>-2.1225</text:p>
          </table:table-cell>
          <table:table-cell table:style-name="ce240" table:formula="of:=[RawData.AB21]/[RawData.N21]" office:value-type="float" office:value="1.52673871318143" calcext:value-type="float">
            <text:p>1.5267</text:p>
          </table:table-cell>
          <table:table-cell table:style-name="ce240" table:formula="of:=[RawData.AC21]-[RawData.M21]" office:value-type="float" office:value="1.638959" calcext:value-type="float">
            <text:p>1.6390</text:p>
          </table:table-cell>
          <table:table-cell table:style-name="ce240" table:formula="of:=[RawData.AD21]/[RawData.N21]" office:value-type="float" office:value="1.67582528924367" calcext:value-type="float">
            <text:p>1.6758</text:p>
          </table:table-cell>
          <table:table-cell table:style-name="ce240" table:formula="of:=[RawData.AE21]-[RawData.M21]" office:value-type="float" office:value="-10.468541" calcext:value-type="float">
            <text:p>-10.4685</text:p>
          </table:table-cell>
          <table:table-cell table:style-name="ce240" table:formula="of:=[RawData.AF21]/[RawData.N21]" office:value-type="float" office:value="1.05134189865104" calcext:value-type="float">
            <text:p>1.0513</text:p>
          </table:table-cell>
          <table:table-cell table:style-name="ce240" table:formula="of:=[RawData.AG21]-[RawData.M21]" office:value-type="float" office:value="0.547958999999992" calcext:value-type="float">
            <text:p>0.5480</text:p>
          </table:table-cell>
          <table:table-cell table:style-name="ce240" table:formula="of:=[RawData.AH21]/[RawData.N21]" office:value-type="float" office:value="1.33974235335725" calcext:value-type="float">
            <text:p>1.3397</text:p>
          </table:table-cell>
          <table:table-cell table:style-name="ce240" table:formula="of:=[RawData.AI21]-[RawData.M21]" office:value-type="float" office:value="-10.1939410000001" calcext:value-type="float">
            <text:p>-10.1939</text:p>
          </table:table-cell>
          <table:table-cell table:style-name="ce240" table:formula="of:=[RawData.AJ21]/[RawData.N21]" office:value-type="float" office:value="1.06023603041479" calcext:value-type="float">
            <text:p>1.0602</text:p>
          </table:table-cell>
          <table:table-cell table:style-name="ce240" table:formula="of:=[RawData.AK21]-[RawData.M21]" office:value-type="float" office:value="-1.09284100000002" calcext:value-type="float">
            <text:p>-1.0928</text:p>
          </table:table-cell>
          <table:table-cell table:style-name="ce240" table:formula="of:=[RawData.AL21]/[RawData.N21]" office:value-type="float" office:value="1.61950084373263" calcext:value-type="float">
            <text:p>1.6195</text:p>
          </table:table-cell>
          <table:table-cell table:style-name="ce240" table:formula="of:=[RawData.AM21]-[RawData.M21]" office:value-type="float" office:value="-0.0898641099000201" calcext:value-type="float">
            <text:p>-0.0899</text:p>
          </table:table-cell>
          <table:table-cell table:style-name="ce240" table:formula="of:=[RawData.AN21]/[RawData.N21]" office:value-type="float" office:value="0.292738458834411" calcext:value-type="float">
            <text:p>0.292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2]-[RawData.M22]" office:value-type="float" office:value="10.216487" calcext:value-type="float">
            <text:p>10.2165</text:p>
          </table:table-cell>
          <table:table-cell table:style-name="ce240" table:formula="of:=[RawData.H22]/[RawData.N22]" office:value-type="float" office:value="2.98688951056888" calcext:value-type="float">
            <text:p>2.9869</text:p>
          </table:table-cell>
          <table:table-cell table:style-name="ce240" table:formula="of:=[RawData.I22]-[RawData.M22]" office:value-type="float" office:value="10.220222" calcext:value-type="float">
            <text:p>10.2202</text:p>
          </table:table-cell>
          <table:table-cell table:style-name="ce240" table:formula="of:=[RawData.J22]/[RawData.N22]" office:value-type="float" office:value="3.02343594836147" calcext:value-type="float">
            <text:p>3.0234</text:p>
          </table:table-cell>
          <table:table-cell table:style-name="ce240" table:formula="of:=[RawData.K22]-[RawData.M22]" office:value-type="float" office:value="3.42170700000003" calcext:value-type="float">
            <text:p>3.4217</text:p>
          </table:table-cell>
          <table:table-cell table:style-name="ce240" table:formula="of:=[RawData.L22]/[RawData.N22]" office:value-type="float" office:value="1.255525606469" calcext:value-type="float">
            <text:p>1.2555</text:p>
          </table:table-cell>
          <table:table-cell table:style-name="ce247" table:number-columns-repeated="2"/>
          <table:table-cell table:style-name="ce240" table:formula="of:=[RawData.O22]-[RawData.M22]" office:value-type="float" office:value="2.14895000000001" calcext:value-type="float">
            <text:p>2.1490</text:p>
          </table:table-cell>
          <table:table-cell table:style-name="ce240" table:formula="of:=[RawData.P22]/[RawData.N22]" office:value-type="float" office:value="1.35590863952334" calcext:value-type="float">
            <text:p>1.3559</text:p>
          </table:table-cell>
          <table:table-cell table:style-name="ce240" table:formula="of:=[RawData.Q22]-[RawData.M22]" office:value-type="float" office:value="2.38818700000002" calcext:value-type="float">
            <text:p>2.3882</text:p>
          </table:table-cell>
          <table:table-cell table:style-name="ce240" table:formula="of:=[RawData.R22]/[RawData.N22]" office:value-type="float" office:value="1.15562491133494" calcext:value-type="float">
            <text:p>1.1556</text:p>
          </table:table-cell>
          <table:table-cell table:style-name="ce240" table:number-columns-repeated="4"/>
          <table:table-cell table:style-name="ce240" table:formula="of:=[RawData.W22]-[RawData.M22]" office:value-type="float" office:value="0.62968699999999" calcext:value-type="float">
            <text:p>0.6297</text:p>
          </table:table-cell>
          <table:table-cell table:style-name="ce240" table:formula="of:=[RawData.X22]/[RawData.N22]" office:value-type="float" office:value="1.31979004114059" calcext:value-type="float">
            <text:p>1.3198</text:p>
          </table:table-cell>
          <table:table-cell table:style-name="ce240" table:formula="of:=[RawData.Y22]-[RawData.M22]" office:value-type="float" office:value="-10.605313" calcext:value-type="float">
            <text:p>-10.6053</text:p>
          </table:table-cell>
          <table:table-cell table:style-name="ce240" table:formula="of:=[RawData.Z22]/[RawData.N22]" office:value-type="float" office:value="0.944174402042843" calcext:value-type="float">
            <text:p>0.9442</text:p>
          </table:table-cell>
          <table:table-cell table:style-name="ce240" table:formula="of:=[RawData.AA22]-[RawData.M22]" office:value-type="float" office:value="-2.18781300000001" calcext:value-type="float">
            <text:p>-2.1878</text:p>
          </table:table-cell>
          <table:table-cell table:style-name="ce240" table:formula="of:=[RawData.AB22]/[RawData.N22]" office:value-type="float" office:value="1.69058873315364" calcext:value-type="float">
            <text:p>1.6906</text:p>
          </table:table-cell>
          <table:table-cell table:style-name="ce240" table:formula="of:=[RawData.AC22]-[RawData.M22]" office:value-type="float" office:value="1.59348699999998" calcext:value-type="float">
            <text:p>1.5935</text:p>
          </table:table-cell>
          <table:table-cell table:style-name="ce240" table:formula="of:=[RawData.AD22]/[RawData.N22]" office:value-type="float" office:value="1.82706791601646" calcext:value-type="float">
            <text:p>1.8271</text:p>
          </table:table-cell>
          <table:table-cell table:style-name="ce240" table:formula="of:=[RawData.AE22]-[RawData.M22]" office:value-type="float" office:value="-10.562213" calcext:value-type="float">
            <text:p>-10.5622</text:p>
          </table:table-cell>
          <table:table-cell table:style-name="ce240" table:formula="of:=[RawData.AF22]/[RawData.N22]" office:value-type="float" office:value="1.13613018300468" calcext:value-type="float">
            <text:p>1.1361</text:p>
          </table:table-cell>
          <table:table-cell table:style-name="ce240" table:formula="of:=[RawData.AG22]-[RawData.M22]" office:value-type="float" office:value="0.399487000000022" calcext:value-type="float">
            <text:p>0.3995</text:p>
          </table:table-cell>
          <table:table-cell table:style-name="ce240" table:formula="of:=[RawData.AH22]/[RawData.N22]" office:value-type="float" office:value="1.66835469712016" calcext:value-type="float">
            <text:p>1.6684</text:p>
          </table:table-cell>
          <table:table-cell table:style-name="ce240" table:formula="of:=[RawData.AI22]-[RawData.M22]" office:value-type="float" office:value="-10.284813" calcext:value-type="float">
            <text:p>-10.2848</text:p>
          </table:table-cell>
          <table:table-cell table:style-name="ce240" table:formula="of:=[RawData.AJ22]/[RawData.N22]" office:value-type="float" office:value="1.14285046957015" calcext:value-type="float">
            <text:p>1.1429</text:p>
          </table:table-cell>
          <table:table-cell table:style-name="ce240" table:formula="of:=[RawData.AK22]-[RawData.M22]" office:value-type="float" office:value="-1.130313" calcext:value-type="float">
            <text:p>-1.1303</text:p>
          </table:table-cell>
          <table:table-cell table:style-name="ce240" table:formula="of:=[RawData.AL22]/[RawData.N22]" office:value-type="float" office:value="1.73926325152504" calcext:value-type="float">
            <text:p>1.7393</text:p>
          </table:table-cell>
          <table:table-cell table:style-name="ce240" table:formula="of:=[RawData.AM22]-[RawData.M22]" office:value-type="float" office:value="-0.128051566900012" calcext:value-type="float">
            <text:p>-0.1281</text:p>
          </table:table-cell>
          <table:table-cell table:style-name="ce240" table:formula="of:=[RawData.AN22]/[RawData.N22]" office:value-type="float" office:value="0.450479726356391" calcext:value-type="float">
            <text:p>0.450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3]-[RawData.M23]" office:value-type="float" office:value="9.44174500000003" calcext:value-type="float">
            <text:p>9.4417</text:p>
          </table:table-cell>
          <table:table-cell table:style-name="ce240" table:formula="of:=[RawData.H23]/[RawData.N23]" office:value-type="float" office:value="2.53768461521701" calcext:value-type="float">
            <text:p>2.5377</text:p>
          </table:table-cell>
          <table:table-cell table:style-name="ce240" table:formula="of:=[RawData.I23]-[RawData.M23]" office:value-type="float" office:value="9.45419199999998" calcext:value-type="float">
            <text:p>9.4542</text:p>
          </table:table-cell>
          <table:table-cell table:style-name="ce240" table:formula="of:=[RawData.J23]/[RawData.N23]" office:value-type="float" office:value="2.53608157573645" calcext:value-type="float">
            <text:p>2.5361</text:p>
          </table:table-cell>
          <table:table-cell table:style-name="ce240" table:formula="of:=[RawData.K23]-[RawData.M23]" office:value-type="float" office:value="3.43297000000001" calcext:value-type="float">
            <text:p>3.4330</text:p>
          </table:table-cell>
          <table:table-cell table:style-name="ce240" table:formula="of:=[RawData.L23]/[RawData.N23]" office:value-type="float" office:value="1.29606065888095" calcext:value-type="float">
            <text:p>1.2961</text:p>
          </table:table-cell>
          <table:table-cell table:style-name="ce247" table:number-columns-repeated="2"/>
          <table:table-cell table:style-name="ce240" table:formula="of:=[RawData.O23]-[RawData.M23]" office:value-type="float" office:value="1.83901900000001" calcext:value-type="float">
            <text:p>1.8390</text:p>
          </table:table-cell>
          <table:table-cell table:style-name="ce240" table:formula="of:=[RawData.P23]/[RawData.N23]" office:value-type="float" office:value="1.28882691302074" calcext:value-type="float">
            <text:p>1.2888</text:p>
          </table:table-cell>
          <table:table-cell table:style-name="ce240" table:formula="of:=[RawData.Q23]-[RawData.M23]" office:value-type="float" office:value="2.28404499999999" calcext:value-type="float">
            <text:p>2.2840</text:p>
          </table:table-cell>
          <table:table-cell table:style-name="ce240" table:formula="of:=[RawData.R23]/[RawData.N23]" office:value-type="float" office:value="1.13624280983092" calcext:value-type="float">
            <text:p>1.1362</text:p>
          </table:table-cell>
          <table:table-cell table:style-name="ce240" table:number-columns-repeated="4"/>
          <table:table-cell table:style-name="ce240" table:formula="of:=[RawData.W23]-[RawData.M23]" office:value-type="float" office:value="0.461144999999988" calcext:value-type="float">
            <text:p>0.4611</text:p>
          </table:table-cell>
          <table:table-cell table:style-name="ce240" table:formula="of:=[RawData.X23]/[RawData.N23]" office:value-type="float" office:value="1.23686160013945" calcext:value-type="float">
            <text:p>1.2369</text:p>
          </table:table-cell>
          <table:table-cell table:style-name="ce240" table:formula="of:=[RawData.Y23]-[RawData.M23]" office:value-type="float" office:value="-10.711355" calcext:value-type="float">
            <text:p>-10.7114</text:p>
          </table:table-cell>
          <table:table-cell table:style-name="ce240" table:formula="of:=[RawData.Z23]/[RawData.N23]" office:value-type="float" office:value="1.22337413935855" calcext:value-type="float">
            <text:p>1.2234</text:p>
          </table:table-cell>
          <table:table-cell table:style-name="ce240" table:formula="of:=[RawData.AA23]-[RawData.M23]" office:value-type="float" office:value="-2.52015499999999" calcext:value-type="float">
            <text:p>-2.5202</text:p>
          </table:table-cell>
          <table:table-cell table:style-name="ce240" table:formula="of:=[RawData.AB23]/[RawData.N23]" office:value-type="float" office:value="1.52777895677183" calcext:value-type="float">
            <text:p>1.5278</text:p>
          </table:table-cell>
          <table:table-cell table:style-name="ce240" table:formula="of:=[RawData.AC23]-[RawData.M23]" office:value-type="float" office:value="1.18774500000001" calcext:value-type="float">
            <text:p>1.1877</text:p>
          </table:table-cell>
          <table:table-cell table:style-name="ce240" table:formula="of:=[RawData.AD23]/[RawData.N23]" office:value-type="float" office:value="1.74779041746557" calcext:value-type="float">
            <text:p>1.7478</text:p>
          </table:table-cell>
          <table:table-cell table:style-name="ce240" table:formula="of:=[RawData.AE23]-[RawData.M23]" office:value-type="float" office:value="-10.799755" calcext:value-type="float">
            <text:p>-10.7998</text:p>
          </table:table-cell>
          <table:table-cell table:style-name="ce240" table:formula="of:=[RawData.AF23]/[RawData.N23]" office:value-type="float" office:value="1.03953811879031" calcext:value-type="float">
            <text:p>1.0395</text:p>
          </table:table-cell>
          <table:table-cell table:style-name="ce240" table:formula="of:=[RawData.AG23]-[RawData.M23]" office:value-type="float" office:value="0.226845000000026" calcext:value-type="float">
            <text:p>0.2268</text:p>
          </table:table-cell>
          <table:table-cell table:style-name="ce240" table:formula="of:=[RawData.AH23]/[RawData.N23]" office:value-type="float" office:value="1.4354293228168" calcext:value-type="float">
            <text:p>1.4354</text:p>
          </table:table-cell>
          <table:table-cell table:style-name="ce240" table:formula="of:=[RawData.AI23]-[RawData.M23]" office:value-type="float" office:value="-10.534455" calcext:value-type="float">
            <text:p>-10.5345</text:p>
          </table:table-cell>
          <table:table-cell table:style-name="ce240" table:formula="of:=[RawData.AJ23]/[RawData.N23]" office:value-type="float" office:value="1.04370916855499" calcext:value-type="float">
            <text:p>1.0437</text:p>
          </table:table-cell>
          <table:table-cell table:style-name="ce240" table:formula="of:=[RawData.AK23]-[RawData.M23]" office:value-type="float" office:value="-1.54105499999997" calcext:value-type="float">
            <text:p>-1.5411</text:p>
          </table:table-cell>
          <table:table-cell table:style-name="ce240" table:formula="of:=[RawData.AL23]/[RawData.N23]" office:value-type="float" office:value="1.67160073862646" calcext:value-type="float">
            <text:p>1.6716</text:p>
          </table:table-cell>
          <table:table-cell table:style-name="ce240" table:formula="of:=[RawData.AM23]-[RawData.M23]" office:value-type="float" office:value="-0.24621193385002" calcext:value-type="float">
            <text:p>-0.2462</text:p>
          </table:table-cell>
          <table:table-cell table:style-name="ce240" table:formula="of:=[RawData.AN23]/[RawData.N23]" office:value-type="float" office:value="0.612296533714986" calcext:value-type="float">
            <text:p>0.61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4]-[RawData.M24]" office:value-type="float" office:value="10.279172" calcext:value-type="float">
            <text:p>10.2792</text:p>
          </table:table-cell>
          <table:table-cell table:style-name="ce240" table:formula="of:=[RawData.H24]/[RawData.N24]" office:value-type="float" office:value="2.50575007744688" calcext:value-type="float">
            <text:p>2.5058</text:p>
          </table:table-cell>
          <table:table-cell table:style-name="ce240" table:formula="of:=[RawData.I24]-[RawData.M24]" office:value-type="float" office:value="10.283705" calcext:value-type="float">
            <text:p>10.2837</text:p>
          </table:table-cell>
          <table:table-cell table:style-name="ce240" table:formula="of:=[RawData.J24]/[RawData.N24]" office:value-type="float" office:value="2.52362860566385" calcext:value-type="float">
            <text:p>2.5236</text:p>
          </table:table-cell>
          <table:table-cell table:style-name="ce240" table:formula="of:=[RawData.K24]-[RawData.M24]" office:value-type="float" office:value="3.52434800000003" calcext:value-type="float">
            <text:p>3.5243</text:p>
          </table:table-cell>
          <table:table-cell table:style-name="ce240" table:formula="of:=[RawData.L24]/[RawData.N24]" office:value-type="float" office:value="1.33772686091709" calcext:value-type="float">
            <text:p>1.3377</text:p>
          </table:table-cell>
          <table:table-cell table:style-name="ce247" table:number-columns-repeated="2"/>
          <table:table-cell table:style-name="ce240" table:formula="of:=[RawData.O24]-[RawData.M24]" office:value-type="float" office:value="2.24268599999999" calcext:value-type="float">
            <text:p>2.2427</text:p>
          </table:table-cell>
          <table:table-cell table:style-name="ce240" table:formula="of:=[RawData.P24]/[RawData.N24]" office:value-type="float" office:value="1.52614197621066" calcext:value-type="float">
            <text:p>1.5261</text:p>
          </table:table-cell>
          <table:table-cell table:style-name="ce240" table:formula="of:=[RawData.Q24]-[RawData.M24]" office:value-type="float" office:value="2.50479200000001" calcext:value-type="float">
            <text:p>2.5048</text:p>
          </table:table-cell>
          <table:table-cell table:style-name="ce240" table:formula="of:=[RawData.R24]/[RawData.N24]" office:value-type="float" office:value="1.21173977847269" calcext:value-type="float">
            <text:p>1.2117</text:p>
          </table:table-cell>
          <table:table-cell table:style-name="ce240" table:number-columns-repeated="4"/>
          <table:table-cell table:style-name="ce240" table:formula="of:=[RawData.W24]-[RawData.M24]" office:value-type="float" office:value="0.708572000000004" calcext:value-type="float">
            <text:p>0.7086</text:p>
          </table:table-cell>
          <table:table-cell table:style-name="ce240" table:formula="of:=[RawData.X24]/[RawData.N24]" office:value-type="float" office:value="1.43609901510945" calcext:value-type="float">
            <text:p>1.4361</text:p>
          </table:table-cell>
          <table:table-cell table:style-name="ce240" table:formula="of:=[RawData.Y24]-[RawData.M24]" office:value-type="float" office:value="-10.556928" calcext:value-type="float">
            <text:p>-10.5569</text:p>
          </table:table-cell>
          <table:table-cell table:style-name="ce240" table:formula="of:=[RawData.Z24]/[RawData.N24]" office:value-type="float" office:value="0.625458731040126" calcext:value-type="float">
            <text:p>0.6255</text:p>
          </table:table-cell>
          <table:table-cell table:style-name="ce240" table:formula="of:=[RawData.AA24]-[RawData.M24]" office:value-type="float" office:value="-1.97852799999998" calcext:value-type="float">
            <text:p>-1.9785</text:p>
          </table:table-cell>
          <table:table-cell table:style-name="ce240" table:formula="of:=[RawData.AB24]/[RawData.N24]" office:value-type="float" office:value="1.73811779524798" calcext:value-type="float">
            <text:p>1.7381</text:p>
          </table:table-cell>
          <table:table-cell table:style-name="ce240" table:formula="of:=[RawData.AC24]-[RawData.M24]" office:value-type="float" office:value="1.79257200000001" calcext:value-type="float">
            <text:p>1.7926</text:p>
          </table:table-cell>
          <table:table-cell table:style-name="ce240" table:formula="of:=[RawData.AD24]/[RawData.N24]" office:value-type="float" office:value="1.94302316684689" calcext:value-type="float">
            <text:p>1.9430</text:p>
          </table:table-cell>
          <table:table-cell table:style-name="ce240" table:formula="of:=[RawData.AE24]-[RawData.M24]" office:value-type="float" office:value="-10.397328" calcext:value-type="float">
            <text:p>-10.3973</text:p>
          </table:table-cell>
          <table:table-cell table:style-name="ce240" table:formula="of:=[RawData.AF24]/[RawData.N24]" office:value-type="float" office:value="1.08928013268258" calcext:value-type="float">
            <text:p>1.0893</text:p>
          </table:table-cell>
          <table:table-cell table:style-name="ce240" table:formula="of:=[RawData.AG24]-[RawData.M24]" office:value-type="float" office:value="0.664872000000003" calcext:value-type="float">
            <text:p>0.6649</text:p>
          </table:table-cell>
          <table:table-cell table:style-name="ce240" table:formula="of:=[RawData.AH24]/[RawData.N24]" office:value-type="float" office:value="1.47403640588012" calcext:value-type="float">
            <text:p>1.4740</text:p>
          </table:table-cell>
          <table:table-cell table:style-name="ce240" table:formula="of:=[RawData.AI24]-[RawData.M24]" office:value-type="float" office:value="-10.117128" calcext:value-type="float">
            <text:p>-10.1171</text:p>
          </table:table-cell>
          <table:table-cell table:style-name="ce240" table:formula="of:=[RawData.AJ24]/[RawData.N24]" office:value-type="float" office:value="1.11647691498378" calcext:value-type="float">
            <text:p>1.1165</text:p>
          </table:table-cell>
          <table:table-cell table:style-name="ce240" table:formula="of:=[RawData.AK24]-[RawData.M24]" office:value-type="float" office:value="-0.949827999999968" calcext:value-type="float">
            <text:p>-0.9498</text:p>
          </table:table-cell>
          <table:table-cell table:style-name="ce240" table:formula="of:=[RawData.AL24]/[RawData.N24]" office:value-type="float" office:value="1.86536459654558" calcext:value-type="float">
            <text:p>1.8654</text:p>
          </table:table-cell>
          <table:table-cell table:style-name="ce240" table:formula="of:=[RawData.AM24]-[RawData.M24]" office:value-type="float" office:value="-0.0715052183999774" calcext:value-type="float">
            <text:p>-0.0715</text:p>
          </table:table-cell>
          <table:table-cell table:style-name="ce240" table:formula="of:=[RawData.AN24]/[RawData.N24]" office:value-type="float" office:value="0.296679508345588" calcext:value-type="float">
            <text:p>0.296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5]-[RawData.M25]" office:value-type="float" office:value="10.141968" calcext:value-type="float">
            <text:p>10.1420</text:p>
          </table:table-cell>
          <table:table-cell table:style-name="ce240" table:formula="of:=[RawData.H25]/[RawData.N25]" office:value-type="float" office:value="2.75195742642571" calcext:value-type="float">
            <text:p>2.7520</text:p>
          </table:table-cell>
          <table:table-cell table:style-name="ce240" table:formula="of:=[RawData.I25]-[RawData.M25]" office:value-type="float" office:value="10.146193" calcext:value-type="float">
            <text:p>10.1462</text:p>
          </table:table-cell>
          <table:table-cell table:style-name="ce240" table:formula="of:=[RawData.J25]/[RawData.N25]" office:value-type="float" office:value="2.77875965289388" calcext:value-type="float">
            <text:p>2.7788</text:p>
          </table:table-cell>
          <table:table-cell table:style-name="ce240" table:formula="of:=[RawData.K25]-[RawData.M25]" office:value-type="float" office:value="3.545252" calcext:value-type="float">
            <text:p>3.5453</text:p>
          </table:table-cell>
          <table:table-cell table:style-name="ce240" table:formula="of:=[RawData.L25]/[RawData.N25]" office:value-type="float" office:value="1.26054188891543" calcext:value-type="float">
            <text:p>1.2605</text:p>
          </table:table-cell>
          <table:table-cell table:style-name="ce247" table:number-columns-repeated="2"/>
          <table:table-cell table:style-name="ce240" table:formula="of:=[RawData.O25]-[RawData.M25]" office:value-type="float" office:value="2.03208799999999" calcext:value-type="float">
            <text:p>2.0321</text:p>
          </table:table-cell>
          <table:table-cell table:style-name="ce240" table:formula="of:=[RawData.P25]/[RawData.N25]" office:value-type="float" office:value="1.29878194411273" calcext:value-type="float">
            <text:p>1.2988</text:p>
          </table:table-cell>
          <table:table-cell table:style-name="ce240" table:formula="of:=[RawData.Q25]-[RawData.M25]" office:value-type="float" office:value="2.490678" calcext:value-type="float">
            <text:p>2.4907</text:p>
          </table:table-cell>
          <table:table-cell table:style-name="ce240" table:formula="of:=[RawData.R25]/[RawData.N25]" office:value-type="float" office:value="1.15021362418067" calcext:value-type="float">
            <text:p>1.1502</text:p>
          </table:table-cell>
          <table:table-cell table:style-name="ce240" table:number-columns-repeated="4"/>
          <table:table-cell table:style-name="ce240" table:formula="of:=[RawData.W25]-[RawData.M25]" office:value-type="float" office:value="0.631867999999997" calcext:value-type="float">
            <text:p>0.6319</text:p>
          </table:table-cell>
          <table:table-cell table:style-name="ce240" table:formula="of:=[RawData.X25]/[RawData.N25]" office:value-type="float" office:value="1.28888358145583" calcext:value-type="float">
            <text:p>1.2889</text:p>
          </table:table-cell>
          <table:table-cell table:style-name="ce240" table:formula="of:=[RawData.Y25]-[RawData.M25]" office:value-type="float" office:value="-10.612732" calcext:value-type="float">
            <text:p>-10.6127</text:p>
          </table:table-cell>
          <table:table-cell table:style-name="ce240" table:formula="of:=[RawData.Z25]/[RawData.N25]" office:value-type="float" office:value="0.909708011570204" calcext:value-type="float">
            <text:p>0.9097</text:p>
          </table:table-cell>
          <table:table-cell table:style-name="ce240" table:formula="of:=[RawData.AA25]-[RawData.M25]" office:value-type="float" office:value="-2.20023199999997" calcext:value-type="float">
            <text:p>-2.2002</text:p>
          </table:table-cell>
          <table:table-cell table:style-name="ce240" table:formula="of:=[RawData.AB25]/[RawData.N25]" office:value-type="float" office:value="1.55733632407186" calcext:value-type="float">
            <text:p>1.5573</text:p>
          </table:table-cell>
          <table:table-cell table:style-name="ce240" table:formula="of:=[RawData.AC25]-[RawData.M25]" office:value-type="float" office:value="1.57646799999998" calcext:value-type="float">
            <text:p>1.5765</text:p>
          </table:table-cell>
          <table:table-cell table:style-name="ce240" table:formula="of:=[RawData.AD25]/[RawData.N25]" office:value-type="float" office:value="1.66558870843616" calcext:value-type="float">
            <text:p>1.6656</text:p>
          </table:table-cell>
          <table:table-cell table:style-name="ce240" table:formula="of:=[RawData.AE25]-[RawData.M25]" office:value-type="float" office:value="-10.542132" calcext:value-type="float">
            <text:p>-10.5421</text:p>
          </table:table-cell>
          <table:table-cell table:style-name="ce240" table:formula="of:=[RawData.AF25]/[RawData.N25]" office:value-type="float" office:value="1.09143852134915" calcext:value-type="float">
            <text:p>1.0914</text:p>
          </table:table-cell>
          <table:table-cell table:style-name="ce240" table:formula="of:=[RawData.AG25]-[RawData.M25]" office:value-type="float" office:value="0.398167999999998" calcext:value-type="float">
            <text:p>0.3982</text:p>
          </table:table-cell>
          <table:table-cell table:style-name="ce240" table:formula="of:=[RawData.AH25]/[RawData.N25]" office:value-type="float" office:value="1.45032373484064" calcext:value-type="float">
            <text:p>1.4503</text:p>
          </table:table-cell>
          <table:table-cell table:style-name="ce240" table:formula="of:=[RawData.AI25]-[RawData.M25]" office:value-type="float" office:value="-10.261932" calcext:value-type="float">
            <text:p>-10.2619</text:p>
          </table:table-cell>
          <table:table-cell table:style-name="ce240" table:formula="of:=[RawData.AJ25]/[RawData.N25]" office:value-type="float" office:value="1.10018520287663" calcext:value-type="float">
            <text:p>1.1002</text:p>
          </table:table-cell>
          <table:table-cell table:style-name="ce240" table:formula="of:=[RawData.AK25]-[RawData.M25]" office:value-type="float" office:value="-1.14843200000001" calcext:value-type="float">
            <text:p>-1.1484</text:p>
          </table:table-cell>
          <table:table-cell table:style-name="ce240" table:formula="of:=[RawData.AL25]/[RawData.N25]" office:value-type="float" office:value="1.59306747339649" calcext:value-type="float">
            <text:p>1.5931</text:p>
          </table:table-cell>
          <table:table-cell table:style-name="ce240" table:formula="of:=[RawData.AM25]-[RawData.M25]" office:value-type="float" office:value="-0.195453349399997" calcext:value-type="float">
            <text:p>-0.1955</text:p>
          </table:table-cell>
          <table:table-cell table:style-name="ce240" table:formula="of:=[RawData.AN25]/[RawData.N25]" office:value-type="float" office:value="0.420000092230608" calcext:value-type="float">
            <text:p>0.420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6]-[RawData.M26]" office:value-type="float" office:value="9.216588" calcext:value-type="float">
            <text:p>9.2166</text:p>
          </table:table-cell>
          <table:table-cell table:style-name="ce240" table:formula="of:=[RawData.H26]/[RawData.N26]" office:value-type="float" office:value="2.40084234091237" calcext:value-type="float">
            <text:p>2.4008</text:p>
          </table:table-cell>
          <table:table-cell table:style-name="ce240" table:formula="of:=[RawData.I26]-[RawData.M26]" office:value-type="float" office:value="9.22134699999998" calcext:value-type="float">
            <text:p>9.2213</text:p>
          </table:table-cell>
          <table:table-cell table:style-name="ce240" table:formula="of:=[RawData.J26]/[RawData.N26]" office:value-type="float" office:value="2.4223990435159" calcext:value-type="float">
            <text:p>2.4224</text:p>
          </table:table-cell>
          <table:table-cell table:style-name="ce240" table:formula="of:=[RawData.K26]-[RawData.M26]" office:value-type="float" office:value="3.51029299999999" calcext:value-type="float">
            <text:p>3.5103</text:p>
          </table:table-cell>
          <table:table-cell table:style-name="ce240" table:formula="of:=[RawData.L26]/[RawData.N26]" office:value-type="float" office:value="1.30403413658758" calcext:value-type="float">
            <text:p>1.3040</text:p>
          </table:table-cell>
          <table:table-cell table:style-name="ce247" table:number-columns-repeated="2"/>
          <table:table-cell table:style-name="ce240" table:formula="of:=[RawData.O26]-[RawData.M26]" office:value-type="float" office:value="1.66023000000001" calcext:value-type="float">
            <text:p>1.6602</text:p>
          </table:table-cell>
          <table:table-cell table:style-name="ce240" table:formula="of:=[RawData.P26]/[RawData.N26]" office:value-type="float" office:value="1.25229329430438" calcext:value-type="float">
            <text:p>1.2523</text:p>
          </table:table-cell>
          <table:table-cell table:style-name="ce240" table:formula="of:=[RawData.Q26]-[RawData.M26]" office:value-type="float" office:value="2.34882799999997" calcext:value-type="float">
            <text:p>2.3488</text:p>
          </table:table-cell>
          <table:table-cell table:style-name="ce240" table:formula="of:=[RawData.R26]/[RawData.N26]" office:value-type="float" office:value="1.1349941250438" calcext:value-type="float">
            <text:p>1.1350</text:p>
          </table:table-cell>
          <table:table-cell table:style-name="ce240" table:number-columns-repeated="4"/>
          <table:table-cell table:style-name="ce240" table:formula="of:=[RawData.W26]-[RawData.M26]" office:value-type="float" office:value="0.429888000000005" calcext:value-type="float">
            <text:p>0.4299</text:p>
          </table:table-cell>
          <table:table-cell table:style-name="ce240" table:formula="of:=[RawData.X26]/[RawData.N26]" office:value-type="float" office:value="1.23965698501371" calcext:value-type="float">
            <text:p>1.2397</text:p>
          </table:table-cell>
          <table:table-cell table:style-name="ce240" table:formula="of:=[RawData.Y26]-[RawData.M26]" office:value-type="float" office:value="-10.721612" calcext:value-type="float">
            <text:p>-10.7216</text:p>
          </table:table-cell>
          <table:table-cell table:style-name="ce240" table:formula="of:=[RawData.Z26]/[RawData.N26]" office:value-type="float" office:value="0.866608948485911" calcext:value-type="float">
            <text:p>0.8666</text:p>
          </table:table-cell>
          <table:table-cell table:style-name="ce240" table:formula="of:=[RawData.AA26]-[RawData.M26]" office:value-type="float" office:value="-2.59851200000003" calcext:value-type="float">
            <text:p>-2.5985</text:p>
          </table:table-cell>
          <table:table-cell table:style-name="ce240" table:formula="of:=[RawData.AB26]/[RawData.N26]" office:value-type="float" office:value="1.49465125847746" calcext:value-type="float">
            <text:p>1.4947</text:p>
          </table:table-cell>
          <table:table-cell table:style-name="ce240" table:formula="of:=[RawData.AC26]-[RawData.M26]" office:value-type="float" office:value="1.09078799999998" calcext:value-type="float">
            <text:p>1.0908</text:p>
          </table:table-cell>
          <table:table-cell table:style-name="ce240" table:formula="of:=[RawData.AD26]/[RawData.N26]" office:value-type="float" office:value="1.72080404032075" calcext:value-type="float">
            <text:p>1.7208</text:p>
          </table:table-cell>
          <table:table-cell table:style-name="ce240" table:formula="of:=[RawData.AE26]-[RawData.M26]" office:value-type="float" office:value="-10.814212" calcext:value-type="float">
            <text:p>-10.8142</text:p>
          </table:table-cell>
          <table:table-cell table:style-name="ce240" table:formula="of:=[RawData.AF26]/[RawData.N26]" office:value-type="float" office:value="1.03881681062027" calcext:value-type="float">
            <text:p>1.0388</text:p>
          </table:table-cell>
          <table:table-cell table:style-name="ce240" table:formula="of:=[RawData.AG26]-[RawData.M26]" office:value-type="float" office:value="0.20108799999997" calcext:value-type="float">
            <text:p>0.2011</text:p>
          </table:table-cell>
          <table:table-cell table:style-name="ce240" table:formula="of:=[RawData.AH26]/[RawData.N26]" office:value-type="float" office:value="1.40018205149348" calcext:value-type="float">
            <text:p>1.4002</text:p>
          </table:table-cell>
          <table:table-cell table:style-name="ce240" table:formula="of:=[RawData.AI26]-[RawData.M26]" office:value-type="float" office:value="-10.549012" calcext:value-type="float">
            <text:p>-10.5490</text:p>
          </table:table-cell>
          <table:table-cell table:style-name="ce240" table:formula="of:=[RawData.AJ26]/[RawData.N26]" office:value-type="float" office:value="1.04386947908722" calcext:value-type="float">
            <text:p>1.0439</text:p>
          </table:table-cell>
          <table:table-cell table:style-name="ce240" table:formula="of:=[RawData.AK26]-[RawData.M26]" office:value-type="float" office:value="-1.63881200000003" calcext:value-type="float">
            <text:p>-1.6388</text:p>
          </table:table-cell>
          <table:table-cell table:style-name="ce240" table:formula="of:=[RawData.AL26]/[RawData.N26]" office:value-type="float" office:value="1.64682364824473" calcext:value-type="float">
            <text:p>1.6468</text:p>
          </table:table-cell>
          <table:table-cell table:style-name="ce240" table:formula="of:=[RawData.AM26]-[RawData.M26]" office:value-type="float" office:value="-0.348299294699984" calcext:value-type="float">
            <text:p>-0.3483</text:p>
          </table:table-cell>
          <table:table-cell table:style-name="ce240" table:formula="of:=[RawData.AN26]/[RawData.N26]" office:value-type="float" office:value="0.42228370728474" calcext:value-type="float">
            <text:p>0.42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7]-[RawData.M27]" office:value-type="float" office:value="8.68802099999999" calcext:value-type="float">
            <text:p>8.6880</text:p>
          </table:table-cell>
          <table:table-cell table:style-name="ce240" table:formula="of:=[RawData.H27]/[RawData.N27]" office:value-type="float" office:value="2.15148958441558" calcext:value-type="float">
            <text:p>2.1515</text:p>
          </table:table-cell>
          <table:table-cell table:style-name="ce240" table:formula="of:=[RawData.I27]-[RawData.M27]" office:value-type="float" office:value="8.69303499999995" calcext:value-type="float">
            <text:p>8.6930</text:p>
          </table:table-cell>
          <table:table-cell table:style-name="ce240" table:formula="of:=[RawData.J27]/[RawData.N27]" office:value-type="float" office:value="2.17052947052947" calcext:value-type="float">
            <text:p>2.1705</text:p>
          </table:table-cell>
          <table:table-cell table:style-name="ce240" table:formula="of:=[RawData.K27]-[RawData.M27]" office:value-type="float" office:value="3.501597" calcext:value-type="float">
            <text:p>3.5016</text:p>
          </table:table-cell>
          <table:table-cell table:style-name="ce240" table:formula="of:=[RawData.L27]/[RawData.N27]" office:value-type="float" office:value="1.32721278721279" calcext:value-type="float">
            <text:p>1.3272</text:p>
          </table:table-cell>
          <table:table-cell table:style-name="ce247" table:number-columns-repeated="2"/>
          <table:table-cell table:style-name="ce240" table:formula="of:=[RawData.O27]-[RawData.M27]" office:value-type="float" office:value="1.39955499999996" calcext:value-type="float">
            <text:p>1.3996</text:p>
          </table:table-cell>
          <table:table-cell table:style-name="ce240" table:formula="of:=[RawData.P27]/[RawData.N27]" office:value-type="float" office:value="1.17672327672328" calcext:value-type="float">
            <text:p>1.1767</text:p>
          </table:table-cell>
          <table:table-cell table:style-name="ce240" table:formula="of:=[RawData.Q27]-[RawData.M27]" office:value-type="float" office:value="2.32427099999995" calcext:value-type="float">
            <text:p>2.3243</text:p>
          </table:table-cell>
          <table:table-cell table:style-name="ce240" table:formula="of:=[RawData.R27]/[RawData.N27]" office:value-type="float" office:value="1.17362837162837" calcext:value-type="float">
            <text:p>1.1736</text:p>
          </table:table-cell>
          <table:table-cell table:style-name="ce240" table:number-columns-repeated="4"/>
          <table:table-cell table:style-name="ce240" table:formula="of:=[RawData.W27]-[RawData.M27]" office:value-type="float" office:value="0.381821000000002" calcext:value-type="float">
            <text:p>0.3818</text:p>
          </table:table-cell>
          <table:table-cell table:style-name="ce240" table:formula="of:=[RawData.X27]/[RawData.N27]" office:value-type="float" office:value="1.21724275724276" calcext:value-type="float">
            <text:p>1.2172</text:p>
          </table:table-cell>
          <table:table-cell table:style-name="ce240" table:formula="of:=[RawData.Y27]-[RawData.M27]" office:value-type="float" office:value="-10.706579" calcext:value-type="float">
            <text:p>-10.7066</text:p>
          </table:table-cell>
          <table:table-cell table:style-name="ce240" table:formula="of:=[RawData.Z27]/[RawData.N27]" office:value-type="float" office:value="0.891982407592408" calcext:value-type="float">
            <text:p>0.8920</text:p>
          </table:table-cell>
          <table:table-cell table:style-name="ce240" table:formula="of:=[RawData.AA27]-[RawData.M27]" office:value-type="float" office:value="-2.78457900000001" calcext:value-type="float">
            <text:p>-2.7846</text:p>
          </table:table-cell>
          <table:table-cell table:style-name="ce240" table:formula="of:=[RawData.AB27]/[RawData.N27]" office:value-type="float" office:value="1.39729209190809" calcext:value-type="float">
            <text:p>1.3973</text:p>
          </table:table-cell>
          <table:table-cell table:style-name="ce240" table:formula="of:=[RawData.AC27]-[RawData.M27]" office:value-type="float" office:value="0.869920999999977" calcext:value-type="float">
            <text:p>0.8699</text:p>
          </table:table-cell>
          <table:table-cell table:style-name="ce240" table:formula="of:=[RawData.AD27]/[RawData.N27]" office:value-type="float" office:value="1.55509992807193" calcext:value-type="float">
            <text:p>1.5551</text:p>
          </table:table-cell>
          <table:table-cell table:style-name="ce240" table:formula="of:=[RawData.AE27]-[RawData.M27]" office:value-type="float" office:value="-10.915279" calcext:value-type="float">
            <text:p>-10.9153</text:p>
          </table:table-cell>
          <table:table-cell table:style-name="ce240" table:formula="of:=[RawData.AF27]/[RawData.N27]" office:value-type="float" office:value="0.999066821178821" calcext:value-type="float">
            <text:p>0.9991</text:p>
          </table:table-cell>
          <table:table-cell table:style-name="ce240" table:formula="of:=[RawData.AG27]-[RawData.M27]" office:value-type="float" office:value="0.299920999999983" calcext:value-type="float">
            <text:p>0.2999</text:p>
          </table:table-cell>
          <table:table-cell table:style-name="ce240" table:formula="of:=[RawData.AH27]/[RawData.N27]" office:value-type="float" office:value="1.3375342017982" calcext:value-type="float">
            <text:p>1.3375</text:p>
          </table:table-cell>
          <table:table-cell table:style-name="ce240" table:formula="of:=[RawData.AI27]-[RawData.M27]" office:value-type="float" office:value="-10.659279" calcext:value-type="float">
            <text:p>-10.6593</text:p>
          </table:table-cell>
          <table:table-cell table:style-name="ce240" table:formula="of:=[RawData.AJ27]/[RawData.N27]" office:value-type="float" office:value="1.00569241358641" calcext:value-type="float">
            <text:p>1.0057</text:p>
          </table:table-cell>
          <table:table-cell table:style-name="ce240" table:formula="of:=[RawData.AK27]-[RawData.M27]" office:value-type="float" office:value="-1.89947900000004" calcext:value-type="float">
            <text:p>-1.8995</text:p>
          </table:table-cell>
          <table:table-cell table:style-name="ce240" table:formula="of:=[RawData.AL27]/[RawData.N27]" office:value-type="float" office:value="1.48487233166833" calcext:value-type="float">
            <text:p>1.4849</text:p>
          </table:table-cell>
          <table:table-cell table:style-name="ce240" table:formula="of:=[RawData.AM27]-[RawData.M27]" office:value-type="float" office:value="-0.0898273467000195" calcext:value-type="float">
            <text:p>-0.0898</text:p>
          </table:table-cell>
          <table:table-cell table:style-name="ce240" table:formula="of:=[RawData.AN27]/[RawData.N27]" office:value-type="float" office:value="0.503627594483736" calcext:value-type="float">
            <text:p>0.503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8]-[RawData.M28]" office:value-type="float" office:value="8.61922800000002" calcext:value-type="float">
            <text:p>8.6192</text:p>
          </table:table-cell>
          <table:table-cell table:style-name="ce240" table:formula="of:=[RawData.H28]/[RawData.N28]" office:value-type="float" office:value="2.82573365552552" calcext:value-type="float">
            <text:p>2.8257</text:p>
          </table:table-cell>
          <table:table-cell table:style-name="ce240" table:formula="of:=[RawData.I28]-[RawData.M28]" office:value-type="float" office:value="8.624484" calcext:value-type="float">
            <text:p>8.6245</text:p>
          </table:table-cell>
          <table:table-cell table:style-name="ce240" table:formula="of:=[RawData.J28]/[RawData.N28]" office:value-type="float" office:value="2.85166399502357" calcext:value-type="float">
            <text:p>2.8517</text:p>
          </table:table-cell>
          <table:table-cell table:style-name="ce240" table:formula="of:=[RawData.K28]-[RawData.M28]" office:value-type="float" office:value="3.43387799999999" calcext:value-type="float">
            <text:p>3.4339</text:p>
          </table:table-cell>
          <table:table-cell table:style-name="ce240" table:formula="of:=[RawData.L28]/[RawData.N28]" office:value-type="float" office:value="1.42120247864679" calcext:value-type="float">
            <text:p>1.4212</text:p>
          </table:table-cell>
          <table:table-cell table:style-name="ce247" table:number-columns-repeated="2"/>
          <table:table-cell table:style-name="ce240" table:formula="of:=[RawData.O28]-[RawData.M28]" office:value-type="float" office:value="1.34650099999999" calcext:value-type="float">
            <text:p>1.3465</text:p>
          </table:table-cell>
          <table:table-cell table:style-name="ce240" table:formula="of:=[RawData.P28]/[RawData.N28]" office:value-type="float" office:value="1.31047682848051" calcext:value-type="float">
            <text:p>1.3105</text:p>
          </table:table-cell>
          <table:table-cell table:style-name="ce240" table:formula="of:=[RawData.Q28]-[RawData.M28]" office:value-type="float" office:value="2.22368799999998" calcext:value-type="float">
            <text:p>2.2237</text:p>
          </table:table-cell>
          <table:table-cell table:style-name="ce240" table:formula="of:=[RawData.R28]/[RawData.N28]" office:value-type="float" office:value="1.20256238486016" calcext:value-type="float">
            <text:p>1.2026</text:p>
          </table:table-cell>
          <table:table-cell table:style-name="ce240" table:number-columns-repeated="4"/>
          <table:table-cell table:style-name="ce240" table:formula="of:=[RawData.W28]-[RawData.M28]" office:value-type="float" office:value="0.387027999999987" calcext:value-type="float">
            <text:p>0.3870</text:p>
          </table:table-cell>
          <table:table-cell table:style-name="ce240" table:formula="of:=[RawData.X28]/[RawData.N28]" office:value-type="float" office:value="1.34485728640812" calcext:value-type="float">
            <text:p>1.3449</text:p>
          </table:table-cell>
          <table:table-cell table:style-name="ce240" table:formula="of:=[RawData.Y28]-[RawData.M28]" office:value-type="float" office:value="-11.630772" calcext:value-type="float">
            <text:p>-11.6308</text:p>
          </table:table-cell>
          <table:table-cell table:style-name="ce240" table:formula="of:=[RawData.Z28]/[RawData.N28]" office:value-type="float" office:value="0.493579957891715" calcext:value-type="float">
            <text:p>0.4936</text:p>
          </table:table-cell>
          <table:table-cell table:style-name="ce240" table:formula="of:=[RawData.AA28]-[RawData.M28]" office:value-type="float" office:value="-2.948172" calcext:value-type="float">
            <text:p>-2.9482</text:p>
          </table:table-cell>
          <table:table-cell table:style-name="ce240" table:formula="of:=[RawData.AB28]/[RawData.N28]" office:value-type="float" office:value="1.51403607196689" calcext:value-type="float">
            <text:p>1.5140</text:p>
          </table:table-cell>
          <table:table-cell table:style-name="ce240" table:formula="of:=[RawData.AC28]-[RawData.M28]" office:value-type="float" office:value="0.797928000000013" calcext:value-type="float">
            <text:p>0.7979</text:p>
          </table:table-cell>
          <table:table-cell table:style-name="ce240" table:formula="of:=[RawData.AD28]/[RawData.N28]" office:value-type="float" office:value="1.82180593104768" calcext:value-type="float">
            <text:p>1.8218</text:p>
          </table:table-cell>
          <table:table-cell table:style-name="ce240" table:formula="of:=[RawData.AE28]-[RawData.M28]" office:value-type="float" office:value="-11.427372" calcext:value-type="float">
            <text:p>-11.4274</text:p>
          </table:table-cell>
          <table:table-cell table:style-name="ce240" table:formula="of:=[RawData.AF28]/[RawData.N28]" office:value-type="float" office:value="0.815637517046678" calcext:value-type="float">
            <text:p>0.8156</text:p>
          </table:table-cell>
          <table:table-cell table:style-name="ce240" table:formula="of:=[RawData.AG28]-[RawData.M28]" office:value-type="float" office:value="-0.115871999999968" calcext:value-type="float">
            <text:p>-0.1159</text:p>
          </table:table-cell>
          <table:table-cell table:style-name="ce240" table:formula="of:=[RawData.AH28]/[RawData.N28]" office:value-type="float" office:value="1.14570663205493" calcext:value-type="float">
            <text:p>1.1457</text:p>
          </table:table-cell>
          <table:table-cell table:style-name="ce240" table:formula="of:=[RawData.AI28]-[RawData.M28]" office:value-type="float" office:value="-11.124872" calcext:value-type="float">
            <text:p>-11.1249</text:p>
          </table:table-cell>
          <table:table-cell table:style-name="ce240" table:formula="of:=[RawData.AJ28]/[RawData.N28]" office:value-type="float" office:value="0.855696583486853" calcext:value-type="float">
            <text:p>0.8557</text:p>
          </table:table-cell>
          <table:table-cell table:style-name="ce240" table:formula="of:=[RawData.AK28]-[RawData.M28]" office:value-type="float" office:value="-1.984172" calcext:value-type="float">
            <text:p>-1.9842</text:p>
          </table:table-cell>
          <table:table-cell table:style-name="ce240" table:formula="of:=[RawData.AL28]/[RawData.N28]" office:value-type="float" office:value="1.72974788381941" calcext:value-type="float">
            <text:p>1.7297</text:p>
          </table:table-cell>
          <table:table-cell table:style-name="ce240" table:formula="of:=[RawData.AM28]-[RawData.M28]" office:value-type="float" office:value="-0.776697849000016" calcext:value-type="float">
            <text:p>-0.7767</text:p>
          </table:table-cell>
          <table:table-cell table:style-name="ce240" table:formula="of:=[RawData.AN28]/[RawData.N28]" office:value-type="float" office:value="0.278190918750341" calcext:value-type="float">
            <text:p>0.278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9]-[RawData.M29]" office:value-type="float" office:value="7.610725" calcext:value-type="float">
            <text:p>7.6107</text:p>
          </table:table-cell>
          <table:table-cell table:style-name="ce240" table:formula="of:=[RawData.H29]/[RawData.N29]" office:value-type="float" office:value="1.82067846784825" calcext:value-type="float">
            <text:p>1.8207</text:p>
          </table:table-cell>
          <table:table-cell table:style-name="ce240" table:formula="of:=[RawData.I29]-[RawData.M29]" office:value-type="float" office:value="7.616422" calcext:value-type="float">
            <text:p>7.6164</text:p>
          </table:table-cell>
          <table:table-cell table:style-name="ce240" table:formula="of:=[RawData.J29]/[RawData.N29]" office:value-type="float" office:value="1.83713197597774" calcext:value-type="float">
            <text:p>1.8371</text:p>
          </table:table-cell>
          <table:table-cell table:style-name="ce240" table:formula="of:=[RawData.K29]-[RawData.M29]" office:value-type="float" office:value="3.10142099999996" calcext:value-type="float">
            <text:p>3.1014</text:p>
          </table:table-cell>
          <table:table-cell table:style-name="ce240" table:formula="of:=[RawData.L29]/[RawData.N29]" office:value-type="float" office:value="1.26468434158488" calcext:value-type="float">
            <text:p>1.2647</text:p>
          </table:table-cell>
          <table:table-cell table:style-name="ce247" table:number-columns-repeated="2"/>
          <table:table-cell table:style-name="ce240" table:formula="of:=[RawData.O29]-[RawData.M29]" office:value-type="float" office:value="1.12009499999999" calcext:value-type="float">
            <text:p>1.1201</text:p>
          </table:table-cell>
          <table:table-cell table:style-name="ce240" table:formula="of:=[RawData.P29]/[RawData.N29]" office:value-type="float" office:value="1.10354474879156" calcext:value-type="float">
            <text:p>1.1035</text:p>
          </table:table-cell>
          <table:table-cell table:style-name="ce240" table:formula="of:=[RawData.Q29]-[RawData.M29]" office:value-type="float" office:value="1.947475" calcext:value-type="float">
            <text:p>1.9475</text:p>
          </table:table-cell>
          <table:table-cell table:style-name="ce240" table:formula="of:=[RawData.R29]/[RawData.N29]" office:value-type="float" office:value="1.09499516625165" calcext:value-type="float">
            <text:p>1.0950</text:p>
          </table:table-cell>
          <table:table-cell table:style-name="ce240" table:number-columns-repeated="4"/>
          <table:table-cell table:style-name="ce240" table:formula="of:=[RawData.W29]-[RawData.M29]" office:value-type="float" office:value="0.107724999999959" calcext:value-type="float">
            <text:p>0.1077</text:p>
          </table:table-cell>
          <table:table-cell table:style-name="ce240" table:formula="of:=[RawData.X29]/[RawData.N29]" office:value-type="float" office:value="1.18797422000879" calcext:value-type="float">
            <text:p>1.1880</text:p>
          </table:table-cell>
          <table:table-cell table:style-name="ce240" table:formula="of:=[RawData.Y29]-[RawData.M29]" office:value-type="float" office:value="-10.902975" calcext:value-type="float">
            <text:p>-10.9030</text:p>
          </table:table-cell>
          <table:table-cell table:style-name="ce240" table:formula="of:=[RawData.Z29]/[RawData.N29]" office:value-type="float" office:value="0.948384168741761" calcext:value-type="float">
            <text:p>0.9484</text:p>
          </table:table-cell>
          <table:table-cell table:style-name="ce240" table:formula="of:=[RawData.AA29]-[RawData.M29]" office:value-type="float" office:value="-3.34077500000001" calcext:value-type="float">
            <text:p>-3.3408</text:p>
          </table:table-cell>
          <table:table-cell table:style-name="ce240" table:formula="of:=[RawData.AB29]/[RawData.N29]" office:value-type="float" office:value="1.2691609228065" calcext:value-type="float">
            <text:p>1.2692</text:p>
          </table:table-cell>
          <table:table-cell table:style-name="ce240" table:formula="of:=[RawData.AC29]-[RawData.M29]" office:value-type="float" office:value="0.22222499999998" calcext:value-type="float">
            <text:p>0.2222</text:p>
          </table:table-cell>
          <table:table-cell table:style-name="ce240" table:formula="of:=[RawData.AD29]/[RawData.N29]" office:value-type="float" office:value="1.38762538889703" calcext:value-type="float">
            <text:p>1.3876</text:p>
          </table:table-cell>
          <table:table-cell table:style-name="ce240" table:formula="of:=[RawData.AE29]-[RawData.M29]" office:value-type="float" office:value="-11.125675" calcext:value-type="float">
            <text:p>-11.1257</text:p>
          </table:table-cell>
          <table:table-cell table:style-name="ce240" table:formula="of:=[RawData.AF29]/[RawData.N29]" office:value-type="float" office:value="0.99675405009521" calcext:value-type="float">
            <text:p>0.9968</text:p>
          </table:table-cell>
          <table:table-cell table:style-name="ce240" table:formula="of:=[RawData.AG29]-[RawData.M29]" office:value-type="float" office:value="-0.263175000000047" calcext:value-type="float">
            <text:p>-0.2632</text:p>
          </table:table-cell>
          <table:table-cell table:style-name="ce240" table:formula="of:=[RawData.AH29]/[RawData.N29]" office:value-type="float" office:value="1.2573564347444" calcext:value-type="float">
            <text:p>1.2574</text:p>
          </table:table-cell>
          <table:table-cell table:style-name="ce240" table:formula="of:=[RawData.AI29]-[RawData.M29]" office:value-type="float" office:value="-10.8711750000001" calcext:value-type="float">
            <text:p>-10.8712</text:p>
          </table:table-cell>
          <table:table-cell table:style-name="ce240" table:formula="of:=[RawData.AJ29]/[RawData.N29]" office:value-type="float" office:value="1.00175029588399" calcext:value-type="float">
            <text:p>1.0018</text:p>
          </table:table-cell>
          <table:table-cell table:style-name="ce240" table:formula="of:=[RawData.AK29]-[RawData.M29]" office:value-type="float" office:value="-2.49407500000001" calcext:value-type="float">
            <text:p>-2.4941</text:p>
          </table:table-cell>
          <table:table-cell table:style-name="ce240" table:formula="of:=[RawData.AL29]/[RawData.N29]" office:value-type="float" office:value="1.34092207411747" calcext:value-type="float">
            <text:p>1.3409</text:p>
          </table:table-cell>
          <table:table-cell table:style-name="ce240" table:formula="of:=[RawData.AM29]-[RawData.M29]" office:value-type="float" office:value="-0.389588213400032" calcext:value-type="float">
            <text:p>-0.3896</text:p>
          </table:table-cell>
          <table:table-cell table:style-name="ce240" table:formula="of:=[RawData.AN29]/[RawData.N29]" office:value-type="float" office:value="0.472373168746814" calcext:value-type="float">
            <text:p>0.472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4_benz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30]-[RawData.M30]" office:value-type="float" office:value="10.244454" calcext:value-type="float">
            <text:p>10.2445</text:p>
          </table:table-cell>
          <table:table-cell table:style-name="ce240" table:formula="of:=[RawData.H30]/[RawData.N30]" office:value-type="float" office:value="2.57243299859281" calcext:value-type="float">
            <text:p>2.5724</text:p>
          </table:table-cell>
          <table:table-cell table:style-name="ce240" table:formula="of:=[RawData.I30]-[RawData.M30]" office:value-type="float" office:value="10.2495029999999" calcext:value-type="float">
            <text:p>10.2495</text:p>
          </table:table-cell>
          <table:table-cell table:style-name="ce240" table:formula="of:=[RawData.J30]/[RawData.N30]" office:value-type="float" office:value="2.59580828109675" calcext:value-type="float">
            <text:p>2.5958</text:p>
          </table:table-cell>
          <table:table-cell table:style-name="ce240" table:formula="of:=[RawData.K30]-[RawData.M30]" office:value-type="float" office:value="3.25050399999998" calcext:value-type="float">
            <text:p>3.2505</text:p>
          </table:table-cell>
          <table:table-cell table:style-name="ce240" table:formula="of:=[RawData.L30]/[RawData.N30]" office:value-type="float" office:value="1.23552087331031" calcext:value-type="float">
            <text:p>1.2355</text:p>
          </table:table-cell>
          <table:table-cell table:style-name="ce247" table:number-columns-repeated="2"/>
          <table:table-cell table:style-name="ce240" table:formula="of:=[RawData.O30]-[RawData.M30]" office:value-type="float" office:value="2.29697699999997" calcext:value-type="float">
            <text:p>2.2970</text:p>
          </table:table-cell>
          <table:table-cell table:style-name="ce240" table:formula="of:=[RawData.P30]/[RawData.N30]" office:value-type="float" office:value="1.37497761289497" calcext:value-type="float">
            <text:p>1.3750</text:p>
          </table:table-cell>
          <table:table-cell table:style-name="ce240" table:formula="of:=[RawData.Q30]-[RawData.M30]" office:value-type="float" office:value="2.253514" calcext:value-type="float">
            <text:p>2.2535</text:p>
          </table:table-cell>
          <table:table-cell table:style-name="ce240" table:formula="of:=[RawData.R30]/[RawData.N30]" office:value-type="float" office:value="1.12967076030873" calcext:value-type="float">
            <text:p>1.1297</text:p>
          </table:table-cell>
          <table:table-cell table:style-name="ce240" table:number-columns-repeated="4"/>
          <table:table-cell table:style-name="ce240" table:formula="of:=[RawData.W30]-[RawData.M30]" office:value-type="float" office:value="0.639253999999994" calcext:value-type="float">
            <text:p>0.6393</text:p>
          </table:table-cell>
          <table:table-cell table:style-name="ce240" table:formula="of:=[RawData.X30]/[RawData.N30]" office:value-type="float" office:value="1.30032407999659" calcext:value-type="float">
            <text:p>1.3003</text:p>
          </table:table-cell>
          <table:table-cell table:style-name="ce240" table:formula="of:=[RawData.Y30]-[RawData.M30]" office:value-type="float" office:value="-10.606346" calcext:value-type="float">
            <text:p>-10.6063</text:p>
          </table:table-cell>
          <table:table-cell table:style-name="ce240" table:formula="of:=[RawData.Z30]/[RawData.N30]" office:value-type="float" office:value="0.931928266598439" calcext:value-type="float">
            <text:p>0.9319</text:p>
          </table:table-cell>
          <table:table-cell table:style-name="ce240" table:formula="of:=[RawData.AA30]-[RawData.M30]" office:value-type="float" office:value="-2.10744600000004" calcext:value-type="float">
            <text:p>-2.1074</text:p>
          </table:table-cell>
          <table:table-cell table:style-name="ce240" table:formula="of:=[RawData.AB30]/[RawData.N30]" office:value-type="float" office:value="1.5650668436314" calcext:value-type="float">
            <text:p>1.5651</text:p>
          </table:table-cell>
          <table:table-cell table:style-name="ce240" table:formula="of:=[RawData.AC30]-[RawData.M30]" office:value-type="float" office:value="1.69665399999997" calcext:value-type="float">
            <text:p>1.6967</text:p>
          </table:table-cell>
          <table:table-cell table:style-name="ce240" table:formula="of:=[RawData.AD30]/[RawData.N30]" office:value-type="float" office:value="1.74773439554816" calcext:value-type="float">
            <text:p>1.7477</text:p>
          </table:table-cell>
          <table:table-cell table:style-name="ce240" table:formula="of:=[RawData.AE30]-[RawData.M30]" office:value-type="float" office:value="-10.378746" calcext:value-type="float">
            <text:p>-10.3787</text:p>
          </table:table-cell>
          <table:table-cell table:style-name="ce240" table:formula="of:=[RawData.AF30]/[RawData.N30]" office:value-type="float" office:value="1.10778349324123" calcext:value-type="float">
            <text:p>1.1078</text:p>
          </table:table-cell>
          <table:table-cell table:style-name="ce240" table:formula="of:=[RawData.AG30]-[RawData.M30]" office:value-type="float" office:value="0.418753999999979" calcext:value-type="float">
            <text:p>0.4188</text:p>
          </table:table-cell>
          <table:table-cell table:style-name="ce240" table:formula="of:=[RawData.AH30]/[RawData.N30]" office:value-type="float" office:value="1.3791637196708" calcext:value-type="float">
            <text:p>1.3792</text:p>
          </table:table-cell>
          <table:table-cell table:style-name="ce240" table:formula="of:=[RawData.AI30]-[RawData.M30]" office:value-type="float" office:value="-10.076946" calcext:value-type="float">
            <text:p>-10.0769</text:p>
          </table:table-cell>
          <table:table-cell table:style-name="ce240" table:formula="of:=[RawData.AJ30]/[RawData.N30]" office:value-type="float" office:value="1.12045650078888" calcext:value-type="float">
            <text:p>1.1205</text:p>
          </table:table-cell>
          <table:table-cell table:style-name="ce240" table:formula="of:=[RawData.AK30]-[RawData.M30]" office:value-type="float" office:value="-1.01124600000003" calcext:value-type="float">
            <text:p>-1.0112</text:p>
          </table:table-cell>
          <table:table-cell table:style-name="ce240" table:formula="of:=[RawData.AL30]/[RawData.N30]" office:value-type="float" office:value="1.69396064901284" calcext:value-type="float">
            <text:p>1.6940</text:p>
          </table:table-cell>
          <table:table-cell table:style-name="ce240" table:formula="of:=[RawData.AM30]-[RawData.M30]" office:value-type="float" office:value="-0.149331703933001" calcext:value-type="float">
            <text:p>-0.1493</text:p>
          </table:table-cell>
          <table:table-cell table:style-name="ce240" table:formula="of:=[RawData.AN30]/[RawData.N30]" office:value-type="float" office:value="0.40146785442643" calcext:value-type="float">
            <text:p>0.401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number-columns-repeated="6"/>
          <table:table-cell table:style-name="ce247" table:number-columns-repeated="2"/>
          <table:table-cell table:style-name="ce240" table:number-columns-repeated="26"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2]-[RawData.M32]" office:value-type="float" office:value="9.74568099999999" calcext:value-type="float">
            <text:p>9.7457</text:p>
          </table:table-cell>
          <table:table-cell table:style-name="ce240" table:formula="of:=[RawData.H32]/[RawData.N32]" office:value-type="float" office:value="2.86476127984115" calcext:value-type="float">
            <text:p>2.8648</text:p>
          </table:table-cell>
          <table:table-cell table:style-name="ce240" table:formula="of:=[RawData.I32]-[RawData.M32]" office:value-type="float" office:value="9.74566899999996" calcext:value-type="float">
            <text:p>9.7457</text:p>
          </table:table-cell>
          <table:table-cell table:style-name="ce240" table:formula="of:=[RawData.J32]/[RawData.N32]" office:value-type="float" office:value="2.86476525715661" calcext:value-type="float">
            <text:p>2.8648</text:p>
          </table:table-cell>
          <table:table-cell table:style-name="ce240" table:formula="of:=[RawData.K32]-[RawData.M32]" office:value-type="float" office:value="3.29542299999997" calcext:value-type="float">
            <text:p>3.2954</text:p>
          </table:table-cell>
          <table:table-cell table:style-name="ce240" table:formula="of:=[RawData.L32]/[RawData.N32]" office:value-type="float" office:value="1.73688644192728" calcext:value-type="float">
            <text:p>1.7369</text:p>
          </table:table-cell>
          <table:table-cell table:style-name="ce247" table:number-columns-repeated="2"/>
          <table:table-cell table:style-name="ce240" table:formula="of:=[RawData.O32]-[RawData.M32]" office:value-type="float" office:value="2.11252999999999" calcext:value-type="float">
            <text:p>2.1125</text:p>
          </table:table-cell>
          <table:table-cell table:style-name="ce240" table:formula="of:=[RawData.P32]/[RawData.N32]" office:value-type="float" office:value="1.81559035455872" calcext:value-type="float">
            <text:p>1.8156</text:p>
          </table:table-cell>
          <table:table-cell table:style-name="ce240" table:formula="of:=[RawData.Q32]-[RawData.M32]" office:value-type="float" office:value="2.25014099999998" calcext:value-type="float">
            <text:p>2.2501</text:p>
          </table:table-cell>
          <table:table-cell table:style-name="ce240" table:formula="of:=[RawData.R32]/[RawData.N32]" office:value-type="float" office:value="1.52299742768175" calcext:value-type="float">
            <text:p>1.5230</text:p>
          </table:table-cell>
          <table:table-cell table:style-name="ce240" table:number-columns-repeated="4"/>
          <table:table-cell table:style-name="ce240" table:formula="of:=[RawData.W32]-[RawData.M32]" office:value-type="float" office:value="0.557980999999984" calcext:value-type="float">
            <text:p>0.5580</text:p>
          </table:table-cell>
          <table:table-cell table:style-name="ce240" table:formula="of:=[RawData.X32]/[RawData.N32]" office:value-type="float" office:value="1.72483716172511" calcext:value-type="float">
            <text:p>1.7248</text:p>
          </table:table-cell>
          <table:table-cell table:style-name="ce240" table:formula="of:=[RawData.Y32]-[RawData.M32]" office:value-type="float" office:value="-10.713219" calcext:value-type="float">
            <text:p>-10.7132</text:p>
          </table:table-cell>
          <table:table-cell table:style-name="ce240" table:formula="of:=[RawData.Z32]/[RawData.N32]" office:value-type="float" office:value="1.05761847255442" calcext:value-type="float">
            <text:p>1.0576</text:p>
          </table:table-cell>
          <table:table-cell table:style-name="ce240" table:formula="of:=[RawData.AA32]-[RawData.M32]" office:value-type="float" office:value="-2.56131900000003" calcext:value-type="float">
            <text:p>-2.5613</text:p>
          </table:table-cell>
          <table:table-cell table:style-name="ce240" table:formula="of:=[RawData.AB32]/[RawData.N32]" office:value-type="float" office:value="1.69852095612016" calcext:value-type="float">
            <text:p>1.6985</text:p>
          </table:table-cell>
          <table:table-cell table:style-name="ce240" table:formula="of:=[RawData.AC32]-[RawData.M32]" office:value-type="float" office:value="1.26948099999998" calcext:value-type="float">
            <text:p>1.2695</text:p>
          </table:table-cell>
          <table:table-cell table:style-name="ce240" table:formula="of:=[RawData.AD32]/[RawData.N32]" office:value-type="float" office:value="1.80082771033591" calcext:value-type="float">
            <text:p>1.8008</text:p>
          </table:table-cell>
          <table:table-cell table:style-name="ce240" table:formula="of:=[RawData.AE32]-[RawData.M32]" office:value-type="float" office:value="-10.886619" calcext:value-type="float">
            <text:p>-10.8866</text:p>
          </table:table-cell>
          <table:table-cell table:style-name="ce240" table:formula="of:=[RawData.AF32]/[RawData.N32]" office:value-type="float" office:value="1.15105290702047" calcext:value-type="float">
            <text:p>1.1511</text:p>
          </table:table-cell>
          <table:table-cell table:style-name="ce240" table:formula="of:=[RawData.AG32]-[RawData.M32]" office:value-type="float" office:value="0.315980999999965" calcext:value-type="float">
            <text:p>0.3160</text:p>
          </table:table-cell>
          <table:table-cell table:style-name="ce240" table:formula="of:=[RawData.AH32]/[RawData.N32]" office:value-type="float" office:value="1.86221360620967" calcext:value-type="float">
            <text:p>1.8622</text:p>
          </table:table-cell>
          <table:table-cell table:style-name="ce240" table:formula="of:=[RawData.AI32]-[RawData.M32]" office:value-type="float" office:value="-10.574319" calcext:value-type="float">
            <text:p>-10.5743</text:p>
          </table:table-cell>
          <table:table-cell table:style-name="ce240" table:formula="of:=[RawData.AJ32]/[RawData.N32]" office:value-type="float" office:value="1.17409940881809" calcext:value-type="float">
            <text:p>1.1741</text:p>
          </table:table-cell>
          <table:table-cell table:style-name="ce240" table:formula="of:=[RawData.AK32]-[RawData.M32]" office:value-type="float" office:value="-1.43101899999999" calcext:value-type="float">
            <text:p>-1.4310</text:p>
          </table:table-cell>
          <table:table-cell table:style-name="ce240" table:formula="of:=[RawData.AL32]/[RawData.N32]" office:value-type="float" office:value="1.72653208177264" calcext:value-type="float">
            <text:p>1.7265</text:p>
          </table:table-cell>
          <table:table-cell table:style-name="ce240" table:formula="of:=[RawData.AM32]-[RawData.M32]" office:value-type="float" office:value="-0.74693377760002" calcext:value-type="float">
            <text:p>-0.7469</text:p>
          </table:table-cell>
          <table:table-cell table:style-name="ce240" table:formula="of:=[RawData.AN32]/[RawData.N32]" office:value-type="float" office:value="0.354968392772508" calcext:value-type="float">
            <text:p>0.355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3]-[RawData.M33]" office:value-type="float" office:value="10.570768" calcext:value-type="float">
            <text:p>10.5708</text:p>
          </table:table-cell>
          <table:table-cell table:style-name="ce240" table:formula="of:=[RawData.H33]/[RawData.N33]" office:value-type="float" office:value="2.22921491161239" calcext:value-type="float">
            <text:p>2.2292</text:p>
          </table:table-cell>
          <table:table-cell table:style-name="ce240" table:formula="of:=[RawData.I33]-[RawData.M33]" office:value-type="float" office:value="10.570729" calcext:value-type="float">
            <text:p>10.5707</text:p>
          </table:table-cell>
          <table:table-cell table:style-name="ce240" table:formula="of:=[RawData.J33]/[RawData.N33]" office:value-type="float" office:value="2.22921950796115" calcext:value-type="float">
            <text:p>2.2292</text:p>
          </table:table-cell>
          <table:table-cell table:style-name="ce240" table:formula="of:=[RawData.K33]-[RawData.M33]" office:value-type="float" office:value="3.27758900000003" calcext:value-type="float">
            <text:p>3.2776</text:p>
          </table:table-cell>
          <table:table-cell table:style-name="ce240" table:formula="of:=[RawData.L33]/[RawData.N33]" office:value-type="float" office:value="0.537597284238748" calcext:value-type="float">
            <text:p>0.5376</text:p>
          </table:table-cell>
          <table:table-cell table:style-name="ce247" table:number-columns-repeated="2"/>
          <table:table-cell table:style-name="ce240" table:formula="of:=[RawData.O33]-[RawData.M33]" office:value-type="float" office:value="2.38091700000001" calcext:value-type="float">
            <text:p>2.3809</text:p>
          </table:table-cell>
          <table:table-cell table:style-name="ce240" table:formula="of:=[RawData.P33]/[RawData.N33]" office:value-type="float" office:value="0.968251825134293" calcext:value-type="float">
            <text:p>0.9683</text:p>
          </table:table-cell>
          <table:table-cell table:style-name="ce240" table:formula="of:=[RawData.Q33]-[RawData.M33]" office:value-type="float" office:value="2.308448" calcext:value-type="float">
            <text:p>2.3084</text:p>
          </table:table-cell>
          <table:table-cell table:style-name="ce240" table:formula="of:=[RawData.R33]/[RawData.N33]" office:value-type="float" office:value="0.700702086005536" calcext:value-type="float">
            <text:p>0.7007</text:p>
          </table:table-cell>
          <table:table-cell table:style-name="ce240" table:number-columns-repeated="4"/>
          <table:table-cell table:style-name="ce240" table:formula="of:=[RawData.W33]-[RawData.M33]" office:value-type="float" office:value="0.734568000000024" calcext:value-type="float">
            <text:p>0.7346</text:p>
          </table:table-cell>
          <table:table-cell table:style-name="ce240" table:formula="of:=[RawData.X33]/[RawData.N33]" office:value-type="float" office:value="0.896683415146927" calcext:value-type="float">
            <text:p>0.8967</text:p>
          </table:table-cell>
          <table:table-cell table:style-name="ce240" table:formula="of:=[RawData.Y33]-[RawData.M33]" office:value-type="float" office:value="-10.624432" calcext:value-type="float">
            <text:p>-10.6244</text:p>
          </table:table-cell>
          <table:table-cell table:style-name="ce240" table:formula="of:=[RawData.Z33]/[RawData.N33]" office:value-type="float" office:value="0.473778555515908" calcext:value-type="float">
            <text:p>0.4738</text:p>
          </table:table-cell>
          <table:table-cell table:style-name="ce240" table:formula="of:=[RawData.AA33]-[RawData.M33]" office:value-type="float" office:value="-1.74153199999995" calcext:value-type="float">
            <text:p>-1.7415</text:p>
          </table:table-cell>
          <table:table-cell table:style-name="ce240" table:formula="of:=[RawData.AB33]/[RawData.N33]" office:value-type="float" office:value="1.37880826397662" calcext:value-type="float">
            <text:p>1.3788</text:p>
          </table:table-cell>
          <table:table-cell table:style-name="ce240" table:formula="of:=[RawData.AC33]-[RawData.M33]" office:value-type="float" office:value="2.01406800000001" calcext:value-type="float">
            <text:p>2.0141</text:p>
          </table:table-cell>
          <table:table-cell table:style-name="ce240" table:formula="of:=[RawData.AD33]/[RawData.N33]" office:value-type="float" office:value="1.60488992197973" calcext:value-type="float">
            <text:p>1.6049</text:p>
          </table:table-cell>
          <table:table-cell table:style-name="ce240" table:formula="of:=[RawData.AE33]-[RawData.M33]" office:value-type="float" office:value="-9.97113199999995" calcext:value-type="float">
            <text:p>-9.9711</text:p>
          </table:table-cell>
          <table:table-cell table:style-name="ce240" table:formula="of:=[RawData.AF33]/[RawData.N33]" office:value-type="float" office:value="0.939013617382415" calcext:value-type="float">
            <text:p>0.9390</text:p>
          </table:table-cell>
          <table:table-cell table:style-name="ce240" table:formula="of:=[RawData.AG33]-[RawData.M33]" office:value-type="float" office:value="0.471768000000054" calcext:value-type="float">
            <text:p>0.4718</text:p>
          </table:table-cell>
          <table:table-cell table:style-name="ce240" table:formula="of:=[RawData.AH33]/[RawData.N33]" office:value-type="float" office:value="0.997034667425331" calcext:value-type="float">
            <text:p>0.9970</text:p>
          </table:table-cell>
          <table:table-cell table:style-name="ce240" table:formula="of:=[RawData.AI33]-[RawData.M33]" office:value-type="float" office:value="-9.67583199999996" calcext:value-type="float">
            <text:p>-9.6758</text:p>
          </table:table-cell>
          <table:table-cell table:style-name="ce240" table:formula="of:=[RawData.AJ33]/[RawData.N33]" office:value-type="float" office:value="0.952455049136376" calcext:value-type="float">
            <text:p>0.9525</text:p>
          </table:table-cell>
          <table:table-cell table:style-name="ce240" table:formula="of:=[RawData.AK33]-[RawData.M33]" office:value-type="float" office:value="-0.699831999999958" calcext:value-type="float">
            <text:p>-0.6998</text:p>
          </table:table-cell>
          <table:table-cell table:style-name="ce240" table:formula="of:=[RawData.AL33]/[RawData.N33]" office:value-type="float" office:value="1.558809809916" calcext:value-type="float">
            <text:p>1.5588</text:p>
          </table:table-cell>
          <table:table-cell table:style-name="ce240" table:formula="of:=[RawData.AM33]-[RawData.M33]" office:value-type="float" office:value="0.283835694050026" calcext:value-type="float">
            <text:p>0.2838</text:p>
          </table:table-cell>
          <table:table-cell table:style-name="ce240" table:formula="of:=[RawData.AN33]/[RawData.N33]" office:value-type="float" office:value="0.297898229052473" calcext:value-type="float">
            <text:p>0.297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4]-[RawData.M34]" office:value-type="float" office:value="10.236971" calcext:value-type="float">
            <text:p>10.2370</text:p>
          </table:table-cell>
          <table:table-cell table:style-name="ce240" table:formula="of:=[RawData.H34]/[RawData.N34]" office:value-type="float" office:value="2.64784845580708" calcext:value-type="float">
            <text:p>2.6478</text:p>
          </table:table-cell>
          <table:table-cell table:style-name="ce240" table:formula="of:=[RawData.I34]-[RawData.M34]" office:value-type="float" office:value="10.236959" calcext:value-type="float">
            <text:p>10.2370</text:p>
          </table:table-cell>
          <table:table-cell table:style-name="ce240" table:formula="of:=[RawData.J34]/[RawData.N34]" office:value-type="float" office:value="2.64785007393926" calcext:value-type="float">
            <text:p>2.6479</text:p>
          </table:table-cell>
          <table:table-cell table:style-name="ce240" table:formula="of:=[RawData.K34]-[RawData.M34]" office:value-type="float" office:value="3.30190600000003" calcext:value-type="float">
            <text:p>3.3019</text:p>
          </table:table-cell>
          <table:table-cell table:style-name="ce240" table:formula="of:=[RawData.L34]/[RawData.N34]" office:value-type="float" office:value="1.30613695825276" calcext:value-type="float">
            <text:p>1.3061</text:p>
          </table:table-cell>
          <table:table-cell table:style-name="ce247" table:number-columns-repeated="2"/>
          <table:table-cell table:style-name="ce240" table:formula="of:=[RawData.O34]-[RawData.M34]" office:value-type="float" office:value="2.27806700000002" calcext:value-type="float">
            <text:p>2.2781</text:p>
          </table:table-cell>
          <table:table-cell table:style-name="ce240" table:formula="of:=[RawData.P34]/[RawData.N34]" office:value-type="float" office:value="1.44508588328973" calcext:value-type="float">
            <text:p>1.4451</text:p>
          </table:table-cell>
          <table:table-cell table:style-name="ce240" table:formula="of:=[RawData.Q34]-[RawData.M34]" office:value-type="float" office:value="2.05762100000004" calcext:value-type="float">
            <text:p>2.0576</text:p>
          </table:table-cell>
          <table:table-cell table:style-name="ce240" table:formula="of:=[RawData.R34]/[RawData.N34]" office:value-type="float" office:value="0.788714310089865" calcext:value-type="float">
            <text:p>0.7887</text:p>
          </table:table-cell>
          <table:table-cell table:style-name="ce240" table:number-columns-repeated="4"/>
          <table:table-cell table:style-name="ce240" table:formula="of:=[RawData.W34]-[RawData.M34]" office:value-type="float" office:value="0.697471000000007" calcext:value-type="float">
            <text:p>0.6975</text:p>
          </table:table-cell>
          <table:table-cell table:style-name="ce240" table:formula="of:=[RawData.X34]/[RawData.N34]" office:value-type="float" office:value="1.3882379706518" calcext:value-type="float">
            <text:p>1.3882</text:p>
          </table:table-cell>
          <table:table-cell table:style-name="ce240" table:formula="of:=[RawData.Y34]-[RawData.M34]" office:value-type="float" office:value="-10.636029" calcext:value-type="float">
            <text:p>-10.6360</text:p>
          </table:table-cell>
          <table:table-cell table:style-name="ce240" table:formula="of:=[RawData.Z34]/[RawData.N34]" office:value-type="float" office:value="0.912380544022296" calcext:value-type="float">
            <text:p>0.9124</text:p>
          </table:table-cell>
          <table:table-cell table:style-name="ce240" table:formula="of:=[RawData.AA34]-[RawData.M34]" office:value-type="float" office:value="-2.09702899999996" calcext:value-type="float">
            <text:p>-2.0970</text:p>
          </table:table-cell>
          <table:table-cell table:style-name="ce240" table:formula="of:=[RawData.AB34]/[RawData.N34]" office:value-type="float" office:value="1.649077821067" calcext:value-type="float">
            <text:p>1.6491</text:p>
          </table:table-cell>
          <table:table-cell table:style-name="ce240" table:formula="of:=[RawData.AC34]-[RawData.M34]" office:value-type="float" office:value="1.69717100000003" calcext:value-type="float">
            <text:p>1.6972</text:p>
          </table:table-cell>
          <table:table-cell table:style-name="ce240" table:formula="of:=[RawData.AD34]/[RawData.N34]" office:value-type="float" office:value="1.83895760010238" calcext:value-type="float">
            <text:p>1.8390</text:p>
          </table:table-cell>
          <table:table-cell table:style-name="ce240" table:formula="of:=[RawData.AE34]-[RawData.M34]" office:value-type="float" office:value="-10.385229" calcext:value-type="float">
            <text:p>-10.3852</text:p>
          </table:table-cell>
          <table:table-cell table:style-name="ce240" table:formula="of:=[RawData.AF34]/[RawData.N34]" office:value-type="float" office:value="1.12850708679331" calcext:value-type="float">
            <text:p>1.1285</text:p>
          </table:table-cell>
          <table:table-cell table:style-name="ce240" table:formula="of:=[RawData.AG34]-[RawData.M34]" office:value-type="float" office:value="0.392771000000039" calcext:value-type="float">
            <text:p>0.3928</text:p>
          </table:table-cell>
          <table:table-cell table:style-name="ce240" table:formula="of:=[RawData.AH34]/[RawData.N34]" office:value-type="float" office:value="1.43601519451712" calcext:value-type="float">
            <text:p>1.4360</text:p>
          </table:table-cell>
          <table:table-cell table:style-name="ce240" table:formula="of:=[RawData.AI34]-[RawData.M34]" office:value-type="float" office:value="-10.079929" calcext:value-type="float">
            <text:p>-10.0799</text:p>
          </table:table-cell>
          <table:table-cell table:style-name="ce240" table:formula="of:=[RawData.AJ34]/[RawData.N34]" office:value-type="float" office:value="1.14574664145148" calcext:value-type="float">
            <text:p>1.1457</text:p>
          </table:table-cell>
          <table:table-cell table:style-name="ce240" table:formula="of:=[RawData.AK34]-[RawData.M34]" office:value-type="float" office:value="-1.00482899999997" calcext:value-type="float">
            <text:p>-1.0048</text:p>
          </table:table-cell>
          <table:table-cell table:style-name="ce240" table:formula="of:=[RawData.AL34]/[RawData.N34]" office:value-type="float" office:value="1.78140135081333" calcext:value-type="float">
            <text:p>1.7814</text:p>
          </table:table-cell>
          <table:table-cell table:style-name="ce240" table:formula="of:=[RawData.AM34]-[RawData.M34]" office:value-type="float" office:value="-0.211903453899993" calcext:value-type="float">
            <text:p>-0.2119</text:p>
          </table:table-cell>
          <table:table-cell table:style-name="ce240" table:formula="of:=[RawData.AN34]/[RawData.N34]" office:value-type="float" office:value="0.404140716072461" calcext:value-type="float">
            <text:p>0.404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5]-[RawData.M35]" office:value-type="float" office:value="10.068783" calcext:value-type="float">
            <text:p>10.0688</text:p>
          </table:table-cell>
          <table:table-cell table:style-name="ce240" table:formula="of:=[RawData.H35]/[RawData.N35]" office:value-type="float" office:value="3.33692382378101" calcext:value-type="float">
            <text:p>3.3369</text:p>
          </table:table-cell>
          <table:table-cell table:style-name="ce240" table:formula="of:=[RawData.I35]-[RawData.M35]" office:value-type="float" office:value="10.06879" calcext:value-type="float">
            <text:p>10.0688</text:p>
          </table:table-cell>
          <table:table-cell table:style-name="ce240" table:formula="of:=[RawData.J35]/[RawData.N35]" office:value-type="float" office:value="3.33692221468393" calcext:value-type="float">
            <text:p>3.3369</text:p>
          </table:table-cell>
          <table:table-cell table:style-name="ce240" table:formula="of:=[RawData.K35]-[RawData.M35]" office:value-type="float" office:value="3.38080500000001" calcext:value-type="float">
            <text:p>3.3808</text:p>
          </table:table-cell>
          <table:table-cell table:style-name="ce240" table:formula="of:=[RawData.L35]/[RawData.N35]" office:value-type="float" office:value="1.5577269107106" calcext:value-type="float">
            <text:p>1.5577</text:p>
          </table:table-cell>
          <table:table-cell table:style-name="ce247" table:number-columns-repeated="2"/>
          <table:table-cell table:style-name="ce240" table:formula="of:=[RawData.O35]-[RawData.M35]" office:value-type="float" office:value="2.21786100000003" calcext:value-type="float">
            <text:p>2.2179</text:p>
          </table:table-cell>
          <table:table-cell table:style-name="ce240" table:formula="of:=[RawData.P35]/[RawData.N35]" office:value-type="float" office:value="1.70645408690009" calcext:value-type="float">
            <text:p>1.7065</text:p>
          </table:table-cell>
          <table:table-cell table:style-name="ce240" table:formula="of:=[RawData.Q35]-[RawData.M35]" office:value-type="float" office:value="3.03585300000003" calcext:value-type="float">
            <text:p>3.0359</text:p>
          </table:table-cell>
          <table:table-cell table:style-name="ce240" table:formula="of:=[RawData.R35]/[RawData.N35]" office:value-type="float" office:value="1.4151514704581" calcext:value-type="float">
            <text:p>1.4152</text:p>
          </table:table-cell>
          <table:table-cell table:style-name="ce240" table:number-columns-repeated="4"/>
          <table:table-cell table:style-name="ce240" table:formula="of:=[RawData.W35]-[RawData.M35]" office:value-type="float" office:value="0.680682999999988" calcext:value-type="float">
            <text:p>0.6807</text:p>
          </table:table-cell>
          <table:table-cell table:style-name="ce240" table:formula="of:=[RawData.X35]/[RawData.N35]" office:value-type="float" office:value="1.62865402200525" calcext:value-type="float">
            <text:p>1.6287</text:p>
          </table:table-cell>
          <table:table-cell table:style-name="ce240" table:formula="of:=[RawData.Y35]-[RawData.M35]" office:value-type="float" office:value="-10.677117" calcext:value-type="float">
            <text:p>-10.6771</text:p>
          </table:table-cell>
          <table:table-cell table:style-name="ce240" table:formula="of:=[RawData.Z35]/[RawData.N35]" office:value-type="float" office:value="0.47164402377511" calcext:value-type="float">
            <text:p>0.4716</text:p>
          </table:table-cell>
          <table:table-cell table:style-name="ce240" table:formula="of:=[RawData.AA35]-[RawData.M35]" office:value-type="float" office:value="-2.14701700000001" calcext:value-type="float">
            <text:p>-2.1470</text:p>
          </table:table-cell>
          <table:table-cell table:style-name="ce240" table:formula="of:=[RawData.AB35]/[RawData.N35]" office:value-type="float" office:value="1.97683588537211" calcext:value-type="float">
            <text:p>1.9768</text:p>
          </table:table-cell>
          <table:table-cell table:style-name="ce240" table:formula="of:=[RawData.AC35]-[RawData.M35]" office:value-type="float" office:value="1.62338299999999" calcext:value-type="float">
            <text:p>1.6234</text:p>
          </table:table-cell>
          <table:table-cell table:style-name="ce240" table:formula="of:=[RawData.AD35]/[RawData.N35]" office:value-type="float" office:value="2.22239735553523" calcext:value-type="float">
            <text:p>2.2224</text:p>
          </table:table-cell>
          <table:table-cell table:style-name="ce240" table:formula="of:=[RawData.AE35]-[RawData.M35]" office:value-type="float" office:value="-10.455517" calcext:value-type="float">
            <text:p>-10.4555</text:p>
          </table:table-cell>
          <table:table-cell table:style-name="ce240" table:formula="of:=[RawData.AF35]/[RawData.N35]" office:value-type="float" office:value="1.20834682457745" calcext:value-type="float">
            <text:p>1.2083</text:p>
          </table:table-cell>
          <table:table-cell table:style-name="ce240" table:formula="of:=[RawData.AG35]-[RawData.M35]" office:value-type="float" office:value="0.466482999999982" calcext:value-type="float">
            <text:p>0.4665</text:p>
          </table:table-cell>
          <table:table-cell table:style-name="ce240" table:formula="of:=[RawData.AH35]/[RawData.N35]" office:value-type="float" office:value="1.76691606147311" calcext:value-type="float">
            <text:p>1.7669</text:p>
          </table:table-cell>
          <table:table-cell table:style-name="ce240" table:formula="of:=[RawData.AI35]-[RawData.M35]" office:value-type="float" office:value="-10.159417" calcext:value-type="float">
            <text:p>-10.1594</text:p>
          </table:table-cell>
          <table:table-cell table:style-name="ce240" table:formula="of:=[RawData.AJ35]/[RawData.N35]" office:value-type="float" office:value="1.24456145983894" calcext:value-type="float">
            <text:p>1.2446</text:p>
          </table:table-cell>
          <table:table-cell table:style-name="ce240" table:formula="of:=[RawData.AK35]-[RawData.M35]" office:value-type="float" office:value="-1.09161699999999" calcext:value-type="float">
            <text:p>-1.0916</text:p>
          </table:table-cell>
          <table:table-cell table:style-name="ce240" table:formula="of:=[RawData.AL35]/[RawData.N35]" office:value-type="float" office:value="2.14025910150143" calcext:value-type="float">
            <text:p>2.1403</text:p>
          </table:table-cell>
          <table:table-cell table:style-name="ce240" table:formula="of:=[RawData.AM35]-[RawData.M35]" office:value-type="float" office:value="-0.0413658121000253" calcext:value-type="float">
            <text:p>-0.0414</text:p>
          </table:table-cell>
          <table:table-cell table:style-name="ce240" table:formula="of:=[RawData.AN35]/[RawData.N35]" office:value-type="float" office:value="0.340046764863131" calcext:value-type="float">
            <text:p>0.340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6]-[RawData.M36]" office:value-type="float" office:value="8.82432399999999" calcext:value-type="float">
            <text:p>8.8243</text:p>
          </table:table-cell>
          <table:table-cell table:style-name="ce240" table:formula="of:=[RawData.H36]/[RawData.N36]" office:value-type="float" office:value="2.18987195557068" calcext:value-type="float">
            <text:p>2.1899</text:p>
          </table:table-cell>
          <table:table-cell table:style-name="ce240" table:formula="of:=[RawData.I36]-[RawData.M36]" office:value-type="float" office:value="8.82435899999996" calcext:value-type="float">
            <text:p>8.8244</text:p>
          </table:table-cell>
          <table:table-cell table:style-name="ce240" table:formula="of:=[RawData.J36]/[RawData.N36]" office:value-type="float" office:value="2.18987102386626" calcext:value-type="float">
            <text:p>2.1899</text:p>
          </table:table-cell>
          <table:table-cell table:style-name="ce240" table:formula="of:=[RawData.K36]-[RawData.M36]" office:value-type="float" office:value="3.185137" calcext:value-type="float">
            <text:p>3.1851</text:p>
          </table:table-cell>
          <table:table-cell table:style-name="ce240" table:formula="of:=[RawData.L36]/[RawData.N36]" office:value-type="float" office:value="1.27378746044354" calcext:value-type="float">
            <text:p>1.2738</text:p>
          </table:table-cell>
          <table:table-cell table:style-name="ce247" table:number-columns-repeated="2"/>
          <table:table-cell table:style-name="ce240" table:formula="of:=[RawData.O36]-[RawData.M36]" office:value-type="float" office:value="1.777942" calcext:value-type="float">
            <text:p>1.7779</text:p>
          </table:table-cell>
          <table:table-cell table:style-name="ce240" table:formula="of:=[RawData.P36]/[RawData.N36]" office:value-type="float" office:value="1.24387583998386" calcext:value-type="float">
            <text:p>1.2439</text:p>
          </table:table-cell>
          <table:table-cell table:style-name="ce240" table:formula="of:=[RawData.Q36]-[RawData.M36]" office:value-type="float" office:value="2.09648399999998" calcext:value-type="float">
            <text:p>2.0965</text:p>
          </table:table-cell>
          <table:table-cell table:style-name="ce240" table:formula="of:=[RawData.R36]/[RawData.N36]" office:value-type="float" office:value="1.10099096032376" calcext:value-type="float">
            <text:p>1.1010</text:p>
          </table:table-cell>
          <table:table-cell table:style-name="ce240" table:number-columns-repeated="4"/>
          <table:table-cell table:style-name="ce240" table:formula="of:=[RawData.W36]-[RawData.M36]" office:value-type="float" office:value="0.358323999999982" calcext:value-type="float">
            <text:p>0.3583</text:p>
          </table:table-cell>
          <table:table-cell table:style-name="ce240" table:formula="of:=[RawData.X36]/[RawData.N36]" office:value-type="float" office:value="1.22275804682477" calcext:value-type="float">
            <text:p>1.2228</text:p>
          </table:table-cell>
          <table:table-cell table:style-name="ce240" table:formula="of:=[RawData.Y36]-[RawData.M36]" office:value-type="float" office:value="-10.860476" calcext:value-type="float">
            <text:p>-10.8605</text:p>
          </table:table-cell>
          <table:table-cell table:style-name="ce240" table:formula="of:=[RawData.Z36]/[RawData.N36]" office:value-type="float" office:value="0.908317812070552" calcext:value-type="float">
            <text:p>0.9083</text:p>
          </table:table-cell>
          <table:table-cell table:style-name="ce240" table:formula="of:=[RawData.AA36]-[RawData.M36]" office:value-type="float" office:value="-2.75077600000003" calcext:value-type="float">
            <text:p>-2.7508</text:p>
          </table:table-cell>
          <table:table-cell table:style-name="ce240" table:formula="of:=[RawData.AB36]/[RawData.N36]" office:value-type="float" office:value="1.40628121209829" calcext:value-type="float">
            <text:p>1.4063</text:p>
          </table:table-cell>
          <table:table-cell table:style-name="ce240" table:formula="of:=[RawData.AC36]-[RawData.M36]" office:value-type="float" office:value="0.926123999999959" calcext:value-type="float">
            <text:p>0.9261</text:p>
          </table:table-cell>
          <table:table-cell table:style-name="ce240" table:formula="of:=[RawData.AD36]/[RawData.N36]" office:value-type="float" office:value="1.5574116406319" calcext:value-type="float">
            <text:p>1.5574</text:p>
          </table:table-cell>
          <table:table-cell table:style-name="ce240" table:formula="of:=[RawData.AE36]-[RawData.M36]" office:value-type="float" office:value="-10.824976" calcext:value-type="float">
            <text:p>-10.8250</text:p>
          </table:table-cell>
          <table:table-cell table:style-name="ce240" table:formula="of:=[RawData.AF36]/[RawData.N36]" office:value-type="float" office:value="1.04340429605255" calcext:value-type="float">
            <text:p>1.0434</text:p>
          </table:table-cell>
          <table:table-cell table:style-name="ce240" table:formula="of:=[RawData.AG36]-[RawData.M36]" office:value-type="float" office:value="0.0339239999999563" calcext:value-type="float">
            <text:p>0.0339</text:p>
          </table:table-cell>
          <table:table-cell table:style-name="ce240" table:formula="of:=[RawData.AH36]/[RawData.N36]" office:value-type="float" office:value="1.29694934125093" calcext:value-type="float">
            <text:p>1.2969</text:p>
          </table:table-cell>
          <table:table-cell table:style-name="ce240" table:formula="of:=[RawData.AI36]-[RawData.M36]" office:value-type="float" office:value="-10.541476" calcext:value-type="float">
            <text:p>-10.5415</text:p>
          </table:table-cell>
          <table:table-cell table:style-name="ce240" table:formula="of:=[RawData.AJ36]/[RawData.N36]" office:value-type="float" office:value="1.05374086072343" calcext:value-type="float">
            <text:p>1.0537</text:p>
          </table:table-cell>
          <table:table-cell table:style-name="ce240" table:formula="of:=[RawData.AK36]-[RawData.M36]" office:value-type="float" office:value="-1.79357600000003" calcext:value-type="float">
            <text:p>-1.7936</text:p>
          </table:table-cell>
          <table:table-cell table:style-name="ce240" table:formula="of:=[RawData.AL36]/[RawData.N36]" office:value-type="float" office:value="1.50552753760228" calcext:value-type="float">
            <text:p>1.5055</text:p>
          </table:table-cell>
          <table:table-cell table:style-name="ce240" table:formula="of:=[RawData.AM36]-[RawData.M36]" office:value-type="float" office:value="-0.463995817267005" calcext:value-type="float">
            <text:p>-0.4640</text:p>
          </table:table-cell>
          <table:table-cell table:style-name="ce240" table:formula="of:=[RawData.AN36]/[RawData.N36]" office:value-type="float" office:value="0.409744420857483" calcext:value-type="float">
            <text:p>0.409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8_trifluoroethe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37]-[RawData.M37]" office:value-type="float" office:value="10.108732" calcext:value-type="float">
            <text:p>10.1087</text:p>
          </table:table-cell>
          <table:table-cell table:style-name="ce240" table:formula="of:=[RawData.H37]/[RawData.N37]" office:value-type="float" office:value="2.30040498959516" calcext:value-type="float">
            <text:p>2.3004</text:p>
          </table:table-cell>
          <table:table-cell table:style-name="ce240" table:formula="of:=[RawData.I37]-[RawData.M37]" office:value-type="float" office:value="10.113068" calcext:value-type="float">
            <text:p>10.1131</text:p>
          </table:table-cell>
          <table:table-cell table:style-name="ce240" table:formula="of:=[RawData.J37]/[RawData.N37]" office:value-type="float" office:value="2.31933409004919" calcext:value-type="float">
            <text:p>2.3193</text:p>
          </table:table-cell>
          <table:table-cell table:style-name="ce240" table:formula="of:=[RawData.K37]-[RawData.M37]" office:value-type="float" office:value="3.77944600000001" calcext:value-type="float">
            <text:p>3.7794</text:p>
          </table:table-cell>
          <table:table-cell table:style-name="ce240" table:formula="of:=[RawData.L37]/[RawData.N37]" office:value-type="float" office:value="1.30533484676504" calcext:value-type="float">
            <text:p>1.3053</text:p>
          </table:table-cell>
          <table:table-cell table:style-name="ce247" table:number-columns-repeated="2"/>
          <table:table-cell table:style-name="ce240" table:formula="of:=[RawData.O37]-[RawData.M37]" office:value-type="float" office:value="1.697092" calcext:value-type="float">
            <text:p>1.6971</text:p>
          </table:table-cell>
          <table:table-cell table:style-name="ce240" table:formula="of:=[RawData.P37]/[RawData.N37]" office:value-type="float" office:value="1.22729852440409" calcext:value-type="float">
            <text:p>1.2273</text:p>
          </table:table-cell>
          <table:table-cell table:style-name="ce240" table:formula="of:=[RawData.Q37]-[RawData.M37]" office:value-type="float" office:value="2.69578200000001" calcext:value-type="float">
            <text:p>2.6958</text:p>
          </table:table-cell>
          <table:table-cell table:style-name="ce240" table:formula="of:=[RawData.R37]/[RawData.N37]" office:value-type="float" office:value="1.19159572455543" calcext:value-type="float">
            <text:p>1.1916</text:p>
          </table:table-cell>
          <table:table-cell table:style-name="ce240" table:number-columns-repeated="4"/>
          <table:table-cell table:style-name="ce240" table:formula="of:=[RawData.W37]-[RawData.M37]" office:value-type="float" office:value="0.610731999999985" calcext:value-type="float">
            <text:p>0.6107</text:p>
          </table:table-cell>
          <table:table-cell table:style-name="ce240" table:formula="of:=[RawData.X37]/[RawData.N37]" office:value-type="float" office:value="1.23950056753689" calcext:value-type="float">
            <text:p>1.2395</text:p>
          </table:table-cell>
          <table:table-cell table:style-name="ce240" table:formula="of:=[RawData.Y37]-[RawData.M37]" office:value-type="float" office:value="-10.539768" calcext:value-type="float">
            <text:p>-10.5398</text:p>
          </table:table-cell>
          <table:table-cell table:style-name="ce240" table:formula="of:=[RawData.Z37]/[RawData.N37]" office:value-type="float" office:value="0.957041995365115" calcext:value-type="float">
            <text:p>0.9570</text:p>
          </table:table-cell>
          <table:table-cell table:style-name="ce240" table:formula="of:=[RawData.AA37]-[RawData.M37]" office:value-type="float" office:value="-2.25476800000001" calcext:value-type="float">
            <text:p>-2.2548</text:p>
          </table:table-cell>
          <table:table-cell table:style-name="ce240" table:formula="of:=[RawData.AB37]/[RawData.N37]" office:value-type="float" office:value="1.46622883796822" calcext:value-type="float">
            <text:p>1.4662</text:p>
          </table:table-cell>
          <table:table-cell table:style-name="ce240" table:formula="of:=[RawData.AC37]-[RawData.M37]" office:value-type="float" office:value="1.49923200000001" calcext:value-type="float">
            <text:p>1.4992</text:p>
          </table:table-cell>
          <table:table-cell table:style-name="ce240" table:formula="of:=[RawData.AD37]/[RawData.N37]" office:value-type="float" office:value="1.62478107027998" calcext:value-type="float">
            <text:p>1.6248</text:p>
          </table:table-cell>
          <table:table-cell table:style-name="ce240" table:formula="of:=[RawData.AE37]-[RawData.M37]" office:value-type="float" office:value="-10.661968" calcext:value-type="float">
            <text:p>-10.6620</text:p>
          </table:table-cell>
          <table:table-cell table:style-name="ce240" table:formula="of:=[RawData.AF37]/[RawData.N37]" office:value-type="float" office:value="1.01190784856224" calcext:value-type="float">
            <text:p>1.0119</text:p>
          </table:table-cell>
          <table:table-cell table:style-name="ce240" table:formula="of:=[RawData.AG37]-[RawData.M37]" office:value-type="float" office:value="0.447631999999999" calcext:value-type="float">
            <text:p>0.4476</text:p>
          </table:table-cell>
          <table:table-cell table:style-name="ce240" table:formula="of:=[RawData.AH37]/[RawData.N37]" office:value-type="float" office:value="1.45106037646614" calcext:value-type="float">
            <text:p>1.4511</text:p>
          </table:table-cell>
          <table:table-cell table:style-name="ce240" table:formula="of:=[RawData.AI37]-[RawData.M37]" office:value-type="float" office:value="-10.397268" calcext:value-type="float">
            <text:p>-10.3973</text:p>
          </table:table-cell>
          <table:table-cell table:style-name="ce240" table:formula="of:=[RawData.AJ37]/[RawData.N37]" office:value-type="float" office:value="1.01059200482406" calcext:value-type="float">
            <text:p>1.0106</text:p>
          </table:table-cell>
          <table:table-cell table:style-name="ce240" table:formula="of:=[RawData.AK37]-[RawData.M37]" office:value-type="float" office:value="-1.24736799999999" calcext:value-type="float">
            <text:p>-1.2474</text:p>
          </table:table-cell>
          <table:table-cell table:style-name="ce240" table:formula="of:=[RawData.AL37]/[RawData.N37]" office:value-type="float" office:value="1.54667011208854" calcext:value-type="float">
            <text:p>1.5467</text:p>
          </table:table-cell>
          <table:table-cell table:style-name="ce240" table:formula="of:=[RawData.AM37]-[RawData.M37]" office:value-type="float" office:value="-0.129682267300041" calcext:value-type="float">
            <text:p>-0.1297</text:p>
          </table:table-cell>
          <table:table-cell table:style-name="ce240" table:formula="of:=[RawData.AN37]/[RawData.N37]" office:value-type="float" office:value="0.46946948030193" calcext:value-type="float">
            <text:p>0.469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38]-[RawData.M38]" office:value-type="float" office:value="9.10882199999998" calcext:value-type="float">
            <text:p>9.1088</text:p>
          </table:table-cell>
          <table:table-cell table:style-name="ce240" table:formula="of:=[RawData.H38]/[RawData.N38]" office:value-type="float" office:value="1.95101983680651" calcext:value-type="float">
            <text:p>1.9510</text:p>
          </table:table-cell>
          <table:table-cell table:style-name="ce240" table:formula="of:=[RawData.I38]-[RawData.M38]" office:value-type="float" office:value="9.11385000000001" calcext:value-type="float">
            <text:p>9.1139</text:p>
          </table:table-cell>
          <table:table-cell table:style-name="ce240" table:formula="of:=[RawData.J38]/[RawData.N38]" office:value-type="float" office:value="1.96862061827215" calcext:value-type="float">
            <text:p>1.9686</text:p>
          </table:table-cell>
          <table:table-cell table:style-name="ce240" table:formula="of:=[RawData.K38]-[RawData.M38]" office:value-type="float" office:value="3.73506099999997" calcext:value-type="float">
            <text:p>3.7351</text:p>
          </table:table-cell>
          <table:table-cell table:style-name="ce240" table:formula="of:=[RawData.L38]/[RawData.N38]" office:value-type="float" office:value="1.29100538227988" calcext:value-type="float">
            <text:p>1.2910</text:p>
          </table:table-cell>
          <table:table-cell table:style-name="ce247" table:number-columns-repeated="2"/>
          <table:table-cell table:style-name="ce240" table:formula="of:=[RawData.O38]-[RawData.M38]" office:value-type="float" office:value="1.28052700000001" calcext:value-type="float">
            <text:p>1.2805</text:p>
          </table:table-cell>
          <table:table-cell table:style-name="ce240" table:formula="of:=[RawData.P38]/[RawData.N38]" office:value-type="float" office:value="1.14332045266354" calcext:value-type="float">
            <text:p>1.1433</text:p>
          </table:table-cell>
          <table:table-cell table:style-name="ce240" table:formula="of:=[RawData.Q38]-[RawData.M38]" office:value-type="float" office:value="2.58306199999998" calcext:value-type="float">
            <text:p>2.5831</text:p>
          </table:table-cell>
          <table:table-cell table:style-name="ce240" table:formula="of:=[RawData.R38]/[RawData.N38]" office:value-type="float" office:value="1.16798406017113" calcext:value-type="float">
            <text:p>1.1680</text:p>
          </table:table-cell>
          <table:table-cell table:style-name="ce240" table:number-columns-repeated="4"/>
          <table:table-cell table:style-name="ce240" table:formula="of:=[RawData.W38]-[RawData.M38]" office:value-type="float" office:value="0.442722000000003" calcext:value-type="float">
            <text:p>0.4427</text:p>
          </table:table-cell>
          <table:table-cell table:style-name="ce240" table:formula="of:=[RawData.X38]/[RawData.N38]" office:value-type="float" office:value="1.19162296439415" calcext:value-type="float">
            <text:p>1.1916</text:p>
          </table:table-cell>
          <table:table-cell table:style-name="ce240" table:formula="of:=[RawData.Y38]-[RawData.M38]" office:value-type="float" office:value="-10.597978" calcext:value-type="float">
            <text:p>-10.5980</text:p>
          </table:table-cell>
          <table:table-cell table:style-name="ce240" table:formula="of:=[RawData.Z38]/[RawData.N38]" office:value-type="float" office:value="1.00876495135247" calcext:value-type="float">
            <text:p>1.0088</text:p>
          </table:table-cell>
          <table:table-cell table:style-name="ce240" table:formula="of:=[RawData.AA38]-[RawData.M38]" office:value-type="float" office:value="-2.663478" calcext:value-type="float">
            <text:p>-2.6635</text:p>
          </table:table-cell>
          <table:table-cell table:style-name="ce240" table:formula="of:=[RawData.AB38]/[RawData.N38]" office:value-type="float" office:value="1.36636148219707" calcext:value-type="float">
            <text:p>1.3664</text:p>
          </table:table-cell>
          <table:table-cell table:style-name="ce240" table:formula="of:=[RawData.AC38]-[RawData.M38]" office:value-type="float" office:value="1.057322" calcext:value-type="float">
            <text:p>1.0573</text:p>
          </table:table-cell>
          <table:table-cell table:style-name="ce240" table:formula="of:=[RawData.AD38]/[RawData.N38]" office:value-type="float" office:value="1.46789418472261" calcext:value-type="float">
            <text:p>1.4679</text:p>
          </table:table-cell>
          <table:table-cell table:style-name="ce240" table:formula="of:=[RawData.AE38]-[RawData.M38]" office:value-type="float" office:value="-10.684578" calcext:value-type="float">
            <text:p>-10.6846</text:p>
          </table:table-cell>
          <table:table-cell table:style-name="ce240" table:formula="of:=[RawData.AF38]/[RawData.N38]" office:value-type="float" office:value="1.07059641526359" calcext:value-type="float">
            <text:p>1.0706</text:p>
          </table:table-cell>
          <table:table-cell table:style-name="ce240" table:formula="of:=[RawData.AG38]-[RawData.M38]" office:value-type="float" office:value="0.190622000000019" calcext:value-type="float">
            <text:p>0.1906</text:p>
          </table:table-cell>
          <table:table-cell table:style-name="ce240" table:formula="of:=[RawData.AH38]/[RawData.N38]" office:value-type="float" office:value="1.32054196453216" calcext:value-type="float">
            <text:p>1.3205</text:p>
          </table:table-cell>
          <table:table-cell table:style-name="ce240" table:formula="of:=[RawData.AI38]-[RawData.M38]" office:value-type="float" office:value="-10.411878" calcext:value-type="float">
            <text:p>-10.4119</text:p>
          </table:table-cell>
          <table:table-cell table:style-name="ce240" table:formula="of:=[RawData.AJ38]/[RawData.N38]" office:value-type="float" office:value="1.0739288210737" calcext:value-type="float">
            <text:p>1.0739</text:p>
          </table:table-cell>
          <table:table-cell table:style-name="ce240" table:formula="of:=[RawData.AK38]-[RawData.M38]" office:value-type="float" office:value="-1.69467800000001" calcext:value-type="float">
            <text:p>-1.6947</text:p>
          </table:table-cell>
          <table:table-cell table:style-name="ce240" table:formula="of:=[RawData.AL38]/[RawData.N38]" office:value-type="float" office:value="1.4283579595639" calcext:value-type="float">
            <text:p>1.4284</text:p>
          </table:table-cell>
          <table:table-cell table:style-name="ce240" table:formula="of:=[RawData.AM38]-[RawData.M38]" office:value-type="float" office:value="-0.272469099299997" calcext:value-type="float">
            <text:p>-0.2725</text:p>
          </table:table-cell>
          <table:table-cell table:style-name="ce240" table:formula="of:=[RawData.AN38]/[RawData.N38]" office:value-type="float" office:value="0.465238028527601" calcext:value-type="float">
            <text:p>0.465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1" table:formula="of:=[RawData.G39]-[RawData.M39]" office:value-type="float" office:value="7.113158" calcext:value-type="float">
            <text:p>7.1132</text:p>
          </table:table-cell>
          <table:table-cell table:style-name="ce240" table:formula="of:=[RawData.H39]/[RawData.N39]" office:value-type="float" office:value="1.70956809128897" calcext:value-type="float">
            <text:p>1.7096</text:p>
          </table:table-cell>
          <table:table-cell table:style-name="ce241" table:formula="of:=[RawData.I39]-[RawData.M39]" office:value-type="float" office:value="7.11792099999997" calcext:value-type="float">
            <text:p>7.1179</text:p>
          </table:table-cell>
          <table:table-cell table:style-name="ce240" table:formula="of:=[RawData.J39]/[RawData.N39]" office:value-type="float" office:value="1.72519447123112" calcext:value-type="float">
            <text:p>1.7252</text:p>
          </table:table-cell>
          <table:table-cell table:style-name="ce240" table:formula="of:=[RawData.K39]-[RawData.M39]" office:value-type="float" office:value="2.94755700000002" calcext:value-type="float">
            <text:p>2.9476</text:p>
          </table:table-cell>
          <table:table-cell table:style-name="ce240" table:formula="of:=[RawData.L39]/[RawData.N39]" office:value-type="float" office:value="1.2425843780135" calcext:value-type="float">
            <text:p>1.2426</text:p>
          </table:table-cell>
          <table:table-cell table:style-name="ce247" table:number-columns-repeated="2"/>
          <table:table-cell table:style-name="ce240" table:formula="of:=[RawData.O39]-[RawData.M39]" office:value-type="float" office:value="0.418320999999992" calcext:value-type="float">
            <text:p>0.4183</text:p>
          </table:table-cell>
          <table:table-cell table:style-name="ce240" table:formula="of:=[RawData.P39]/[RawData.N39]" office:value-type="float" office:value="0.869418193506911" calcext:value-type="float">
            <text:p>0.8694</text:p>
          </table:table-cell>
          <table:table-cell table:style-name="ce240" table:formula="of:=[RawData.Q39]-[RawData.M39]" office:value-type="float" office:value="1.74480799999998" calcext:value-type="float">
            <text:p>1.7448</text:p>
          </table:table-cell>
          <table:table-cell table:style-name="ce240" table:formula="of:=[RawData.R39]/[RawData.N39]" office:value-type="float" office:value="1.0243381549341" calcext:value-type="float">
            <text:p>1.0243</text:p>
          </table:table-cell>
          <table:table-cell table:style-name="ce240" table:number-columns-repeated="4"/>
          <table:table-cell table:style-name="ce240" table:formula="of:=[RawData.W39]-[RawData.M39]" office:value-type="float" office:value="-0.0720420000000104" calcext:value-type="float">
            <text:p>-0.0720</text:p>
          </table:table-cell>
          <table:table-cell table:style-name="ce240" table:formula="of:=[RawData.X39]/[RawData.N39]" office:value-type="float" office:value="1.12884603021536" calcext:value-type="float">
            <text:p>1.1288</text:p>
          </table:table-cell>
          <table:table-cell table:style-name="ce240" table:formula="of:=[RawData.Y39]-[RawData.M39]" office:value-type="float" office:value="-11.154242" calcext:value-type="float">
            <text:p>-11.1542</text:p>
          </table:table-cell>
          <table:table-cell table:style-name="ce240" table:formula="of:=[RawData.Z39]/[RawData.N39]" office:value-type="float" office:value="0.928395026679524" calcext:value-type="float">
            <text:p>0.9284</text:p>
          </table:table-cell>
          <table:table-cell table:style-name="ce240" table:formula="of:=[RawData.AA39]-[RawData.M39]" office:value-type="float" office:value="-3.68294200000003" calcext:value-type="float">
            <text:p>-3.6829</text:p>
          </table:table-cell>
          <table:table-cell table:style-name="ce240" table:formula="of:=[RawData.AB39]/[RawData.N39]" office:value-type="float" office:value="1.235228252009" calcext:value-type="float">
            <text:p>1.2352</text:p>
          </table:table-cell>
          <table:table-cell table:style-name="ce240" table:formula="of:=[RawData.AC39]-[RawData.M39]" office:value-type="float" office:value="-0.144942000000015" calcext:value-type="float">
            <text:p>-0.1449</text:p>
          </table:table-cell>
          <table:table-cell table:style-name="ce240" table:formula="of:=[RawData.AD39]/[RawData.N39]" office:value-type="float" office:value="1.33071437737062" calcext:value-type="float">
            <text:p>1.3307</text:p>
          </table:table-cell>
          <table:table-cell table:style-name="ce240" table:formula="of:=[RawData.AE39]-[RawData.M39]" office:value-type="float" office:value="-11.393142" calcext:value-type="float">
            <text:p>-11.3931</text:p>
          </table:table-cell>
          <table:table-cell table:style-name="ce240" table:formula="of:=[RawData.AF39]/[RawData.N39]" office:value-type="float" office:value="0.963539108968178" calcext:value-type="float">
            <text:p>0.9635</text:p>
          </table:table-cell>
          <table:table-cell table:style-name="ce240" table:formula="of:=[RawData.AG39]-[RawData.M39]" office:value-type="float" office:value="-0.594142000000034" calcext:value-type="float">
            <text:p>-0.5941</text:p>
          </table:table-cell>
          <table:table-cell table:style-name="ce240" table:formula="of:=[RawData.AH39]/[RawData.N39]" office:value-type="float" office:value="1.21451997685632" calcext:value-type="float">
            <text:p>1.2145</text:p>
          </table:table-cell>
          <table:table-cell table:style-name="ce240" table:formula="of:=[RawData.AI39]-[RawData.M39]" office:value-type="float" office:value="-11.130742" calcext:value-type="float">
            <text:p>-11.1307</text:p>
          </table:table-cell>
          <table:table-cell table:style-name="ce240" table:formula="of:=[RawData.AJ39]/[RawData.N39]" office:value-type="float" office:value="0.972001542912247" calcext:value-type="float">
            <text:p>0.9720</text:p>
          </table:table-cell>
          <table:table-cell table:style-name="ce240" table:formula="of:=[RawData.AK39]-[RawData.M39]" office:value-type="float" office:value="-2.85644200000002" calcext:value-type="float">
            <text:p>-2.8564</text:p>
          </table:table-cell>
          <table:table-cell table:style-name="ce240" table:formula="of:=[RawData.AL39]/[RawData.N39]" office:value-type="float" office:value="1.29089099067824" calcext:value-type="float">
            <text:p>1.2909</text:p>
          </table:table-cell>
          <table:table-cell table:style-name="ce240" table:formula="of:=[RawData.AM39]-[RawData.M39]" office:value-type="float" office:value="-0.77608983990001" calcext:value-type="float">
            <text:p>-0.7761</text:p>
          </table:table-cell>
          <table:table-cell table:style-name="ce240" table:formula="of:=[RawData.AN39]/[RawData.N39]" office:value-type="float" office:value="0.447475165604873" calcext:value-type="float">
            <text:p>0.447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70"/>
          <table:table-cell table:number-columns-repeated="2"/>
          <table:table-cell table:style-name="ce240" table:formula="of:=[RawData.G40]-[RawData.M40]" office:value-type="float" office:value="10.104557" calcext:value-type="float">
            <text:p>10.1046</text:p>
          </table:table-cell>
          <table:table-cell table:style-name="ce240" table:formula="of:=[RawData.H40]/[RawData.N40]" office:value-type="float" office:value="2.15373697747684" calcext:value-type="float">
            <text:p>2.1537</text:p>
          </table:table-cell>
          <table:table-cell table:style-name="ce240" table:formula="of:=[RawData.I40]-[RawData.M40]" office:value-type="float" office:value="10.108705" calcext:value-type="float">
            <text:p>10.1087</text:p>
          </table:table-cell>
          <table:table-cell table:style-name="ce240" table:formula="of:=[RawData.J40]/[RawData.N40]" office:value-type="float" office:value="2.17249729628062" calcext:value-type="float">
            <text:p>2.1725</text:p>
          </table:table-cell>
          <table:table-cell table:style-name="ce240" table:formula="of:=[RawData.K40]-[RawData.M40]" office:value-type="float" office:value="3.60547200000002" calcext:value-type="float">
            <text:p>3.6055</text:p>
          </table:table-cell>
          <table:table-cell table:style-name="ce240" table:formula="of:=[RawData.L40]/[RawData.N40]" office:value-type="float" office:value="1.24453378473692" calcext:value-type="float">
            <text:p>1.2445</text:p>
          </table:table-cell>
          <table:table-cell table:style-name="ce247" table:number-columns-repeated="2"/>
          <table:table-cell table:style-name="ce240" table:formula="of:=[RawData.O40]-[RawData.M40]" office:value-type="float" office:value="2.12544600000001" calcext:value-type="float">
            <text:p>2.1254</text:p>
          </table:table-cell>
          <table:table-cell table:style-name="ce240" table:formula="of:=[RawData.P40]/[RawData.N40]" office:value-type="float" office:value="1.20223820943245" calcext:value-type="float">
            <text:p>1.2022</text:p>
          </table:table-cell>
          <table:table-cell table:style-name="ce240" table:formula="of:=[RawData.Q40]-[RawData.M40]" office:value-type="float" office:value="2.48990700000002" calcext:value-type="float">
            <text:p>2.4899</text:p>
          </table:table-cell>
          <table:table-cell table:style-name="ce240" table:formula="of:=[RawData.R40]/[RawData.N40]" office:value-type="float" office:value="1.13591009545305" calcext:value-type="float">
            <text:p>1.1359</text:p>
          </table:table-cell>
          <table:table-cell table:style-name="ce240" table:number-columns-repeated="4"/>
          <table:table-cell table:style-name="ce240" table:formula="of:=[RawData.W40]-[RawData.M40]" office:value-type="float" office:value="0.696056999999996" calcext:value-type="float">
            <text:p>0.6961</text:p>
          </table:table-cell>
          <table:table-cell table:style-name="ce240" table:formula="of:=[RawData.X40]/[RawData.N40]" office:value-type="float" office:value="1.20146235952415" calcext:value-type="float">
            <text:p>1.2015</text:p>
          </table:table-cell>
          <table:table-cell table:style-name="ce240" table:formula="of:=[RawData.Y40]-[RawData.M40]" office:value-type="float" office:value="-10.202043" calcext:value-type="float">
            <text:p>-10.2020</text:p>
          </table:table-cell>
          <table:table-cell table:style-name="ce240" table:formula="of:=[RawData.Z40]/[RawData.N40]" office:value-type="float" office:value="0.905158226360089" calcext:value-type="float">
            <text:p>0.9052</text:p>
          </table:table-cell>
          <table:table-cell table:style-name="ce240" table:formula="of:=[RawData.AA40]-[RawData.M40]" office:value-type="float" office:value="-2.039243" calcext:value-type="float">
            <text:p>-2.0392</text:p>
          </table:table-cell>
          <table:table-cell table:style-name="ce240" table:formula="of:=[RawData.AB40]/[RawData.N40]" office:value-type="float" office:value="1.35565763624395" calcext:value-type="float">
            <text:p>1.3557</text:p>
          </table:table-cell>
          <table:table-cell table:style-name="ce240" table:formula="of:=[RawData.AC40]-[RawData.M40]" office:value-type="float" office:value="1.72385700000001" calcext:value-type="float">
            <text:p>1.7239</text:p>
          </table:table-cell>
          <table:table-cell table:style-name="ce240" table:formula="of:=[RawData.AD40]/[RawData.N40]" office:value-type="float" office:value="1.49984001034467" calcext:value-type="float">
            <text:p>1.4998</text:p>
          </table:table-cell>
          <table:table-cell table:style-name="ce240" table:formula="of:=[RawData.AE40]-[RawData.M40]" office:value-type="float" office:value="-10.405143" calcext:value-type="float">
            <text:p>-10.4051</text:p>
          </table:table-cell>
          <table:table-cell table:style-name="ce240" table:formula="of:=[RawData.AF40]/[RawData.N40]" office:value-type="float" office:value="0.95736089011144" calcext:value-type="float">
            <text:p>0.9574</text:p>
          </table:table-cell>
          <table:table-cell table:style-name="ce240" table:formula="of:=[RawData.AG40]-[RawData.M40]" office:value-type="float" office:value="0.914957000000015" calcext:value-type="float">
            <text:p>0.9150</text:p>
          </table:table-cell>
          <table:table-cell table:style-name="ce240" table:formula="of:=[RawData.AH40]/[RawData.N40]" office:value-type="float" office:value="1.3201203742888" calcext:value-type="float">
            <text:p>1.3201</text:p>
          </table:table-cell>
          <table:table-cell table:style-name="ce240" table:formula="of:=[RawData.AI40]-[RawData.M40]" office:value-type="float" office:value="-10.160443" calcext:value-type="float">
            <text:p>-10.1604</text:p>
          </table:table-cell>
          <table:table-cell table:style-name="ce240" table:formula="of:=[RawData.AJ40]/[RawData.N40]" office:value-type="float" office:value="0.959822161094654" calcext:value-type="float">
            <text:p>0.9598</text:p>
          </table:table-cell>
          <table:table-cell table:style-name="ce240" table:formula="of:=[RawData.AK40]-[RawData.M40]" office:value-type="float" office:value="-1.07194300000003" calcext:value-type="float">
            <text:p>-1.0719</text:p>
          </table:table-cell>
          <table:table-cell table:style-name="ce240" table:formula="of:=[RawData.AL40]/[RawData.N40]" office:value-type="float" office:value="1.42914208397988" calcext:value-type="float">
            <text:p>1.4291</text:p>
          </table:table-cell>
          <table:table-cell table:style-name="ce240" table:formula="of:=[RawData.AM40]-[RawData.M40]" office:value-type="float" office:value="0.496868484250001" calcext:value-type="float">
            <text:p>0.4969</text:p>
          </table:table-cell>
          <table:table-cell table:style-name="ce240" table:formula="of:=[RawData.AN40]/[RawData.N40]" office:value-type="float" office:value="0.52872033308525" calcext:value-type="float">
            <text:p>0.528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1_dichloroeth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41]-[RawData.M41]" office:value-type="float" office:value="10.399254" calcext:value-type="float">
            <text:p>10.3993</text:p>
          </table:table-cell>
          <table:table-cell table:style-name="ce240" table:formula="of:=[RawData.H41]/[RawData.N41]" office:value-type="float" office:value="2.50547812315773" calcext:value-type="float">
            <text:p>2.5055</text:p>
          </table:table-cell>
          <table:table-cell table:style-name="ce240" table:formula="of:=[RawData.I41]-[RawData.M41]" office:value-type="float" office:value="10.403396" calcext:value-type="float">
            <text:p>10.4034</text:p>
          </table:table-cell>
          <table:table-cell table:style-name="ce240" table:formula="of:=[RawData.J41]/[RawData.N41]" office:value-type="float" office:value="2.5267431266413" calcext:value-type="float">
            <text:p>2.5267</text:p>
          </table:table-cell>
          <table:table-cell table:style-name="ce240" table:formula="of:=[RawData.K41]-[RawData.M41]" office:value-type="float" office:value="3.61706500000002" calcext:value-type="float">
            <text:p>3.6171</text:p>
          </table:table-cell>
          <table:table-cell table:style-name="ce240" table:formula="of:=[RawData.L41]/[RawData.N41]" office:value-type="float" office:value="1.28474194758562" calcext:value-type="float">
            <text:p>1.2847</text:p>
          </table:table-cell>
          <table:table-cell table:style-name="ce247" table:number-columns-repeated="2"/>
          <table:table-cell table:style-name="ce240" table:formula="of:=[RawData.O41]-[RawData.M41]" office:value-type="float" office:value="2.18175000000002" calcext:value-type="float">
            <text:p>2.1818</text:p>
          </table:table-cell>
          <table:table-cell table:style-name="ce240" table:formula="of:=[RawData.P41]/[RawData.N41]" office:value-type="float" office:value="1.27908783964843" calcext:value-type="float">
            <text:p>1.2791</text:p>
          </table:table-cell>
          <table:table-cell table:style-name="ce240" table:formula="of:=[RawData.Q41]-[RawData.M41]" office:value-type="float" office:value="2.55915399999998" calcext:value-type="float">
            <text:p>2.5592</text:p>
          </table:table-cell>
          <table:table-cell table:style-name="ce240" table:formula="of:=[RawData.R41]/[RawData.N41]" office:value-type="float" office:value="1.14481912213945" calcext:value-type="float">
            <text:p>1.1448</text:p>
          </table:table-cell>
          <table:table-cell table:style-name="ce240" table:number-columns-repeated="4"/>
          <table:table-cell table:style-name="ce240" table:formula="of:=[RawData.W41]-[RawData.M41]" office:value-type="float" office:value="0.678053999999975" calcext:value-type="float">
            <text:p>0.6781</text:p>
          </table:table-cell>
          <table:table-cell table:style-name="ce240" table:formula="of:=[RawData.X41]/[RawData.N41]" office:value-type="float" office:value="1.23664183503939" calcext:value-type="float">
            <text:p>1.2366</text:p>
          </table:table-cell>
          <table:table-cell table:style-name="ce240" table:formula="of:=[RawData.Y41]-[RawData.M41]" office:value-type="float" office:value="-10.344246" calcext:value-type="float">
            <text:p>-10.3442</text:p>
          </table:table-cell>
          <table:table-cell table:style-name="ce240" table:formula="of:=[RawData.Z41]/[RawData.N41]" office:value-type="float" office:value="0.963690406774211" calcext:value-type="float">
            <text:p>0.9637</text:p>
          </table:table-cell>
          <table:table-cell table:style-name="ce240" table:formula="of:=[RawData.AA41]-[RawData.M41]" office:value-type="float" office:value="-1.99654600000002" calcext:value-type="float">
            <text:p>-1.9965</text:p>
          </table:table-cell>
          <table:table-cell table:style-name="ce240" table:formula="of:=[RawData.AB41]/[RawData.N41]" office:value-type="float" office:value="1.5143723431052" calcext:value-type="float">
            <text:p>1.5144</text:p>
          </table:table-cell>
          <table:table-cell table:style-name="ce240" table:formula="of:=[RawData.AC41]-[RawData.M41]" office:value-type="float" office:value="1.76675399999999" calcext:value-type="float">
            <text:p>1.7668</text:p>
          </table:table-cell>
          <table:table-cell table:style-name="ce240" table:formula="of:=[RawData.AD41]/[RawData.N41]" office:value-type="float" office:value="1.70545617396431" calcext:value-type="float">
            <text:p>1.7055</text:p>
          </table:table-cell>
          <table:table-cell table:style-name="ce240" table:formula="of:=[RawData.AE41]-[RawData.M41]" office:value-type="float" office:value="-10.447346" calcext:value-type="float">
            <text:p>-10.4473</text:p>
          </table:table-cell>
          <table:table-cell table:style-name="ce240" table:formula="of:=[RawData.AF41]/[RawData.N41]" office:value-type="float" office:value="1.0354011870947" calcext:value-type="float">
            <text:p>1.0354</text:p>
          </table:table-cell>
          <table:table-cell table:style-name="ce240" table:formula="of:=[RawData.AG41]-[RawData.M41]" office:value-type="float" office:value="0.716854000000012" calcext:value-type="float">
            <text:p>0.7169</text:p>
          </table:table-cell>
          <table:table-cell table:style-name="ce240" table:formula="of:=[RawData.AH41]/[RawData.N41]" office:value-type="float" office:value="1.48398214266574" calcext:value-type="float">
            <text:p>1.4840</text:p>
          </table:table-cell>
          <table:table-cell table:style-name="ce240" table:formula="of:=[RawData.AI41]-[RawData.M41]" office:value-type="float" office:value="-10.182046" calcext:value-type="float">
            <text:p>-10.1820</text:p>
          </table:table-cell>
          <table:table-cell table:style-name="ce240" table:formula="of:=[RawData.AJ41]/[RawData.N41]" office:value-type="float" office:value="1.03635874912911" calcext:value-type="float">
            <text:p>1.0364</text:p>
          </table:table-cell>
          <table:table-cell table:style-name="ce240" table:formula="of:=[RawData.AK41]-[RawData.M41]" office:value-type="float" office:value="-0.984645999999998" calcext:value-type="float">
            <text:p>-0.9846</text:p>
          </table:table-cell>
          <table:table-cell table:style-name="ce240" table:formula="of:=[RawData.AL41]/[RawData.N41]" office:value-type="float" office:value="1.61459222091216" calcext:value-type="float">
            <text:p>1.6146</text:p>
          </table:table-cell>
          <table:table-cell table:style-name="ce240" table:formula="of:=[RawData.AM41]-[RawData.M41]" office:value-type="float" office:value="0.0954491829999711" calcext:value-type="float">
            <text:p>0.0954</text:p>
          </table:table-cell>
          <table:table-cell table:style-name="ce240" table:formula="of:=[RawData.AN41]/[RawData.N41]" office:value-type="float" office:value="0.450250028911732" calcext:value-type="float">
            <text:p>0.450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42]-[RawData.M42]" office:value-type="float" office:value="10.2443" calcext:value-type="float">
            <text:p>10.2443</text:p>
          </table:table-cell>
          <table:table-cell table:style-name="ce240" table:formula="of:=[RawData.H42]/[RawData.N42]" office:value-type="float" office:value="2.18151194711644" calcext:value-type="float">
            <text:p>2.1815</text:p>
          </table:table-cell>
          <table:table-cell table:style-name="ce240" table:formula="of:=[RawData.I42]-[RawData.M42]" office:value-type="float" office:value="10.248654" calcext:value-type="float">
            <text:p>10.2487</text:p>
          </table:table-cell>
          <table:table-cell table:style-name="ce240" table:formula="of:=[RawData.J42]/[RawData.N42]" office:value-type="float" office:value="2.20053147098871" calcext:value-type="float">
            <text:p>2.2005</text:p>
          </table:table-cell>
          <table:table-cell table:style-name="ce240" table:formula="of:=[RawData.K42]-[RawData.M42]" office:value-type="float" office:value="3.59574000000003" calcext:value-type="float">
            <text:p>3.5957</text:p>
          </table:table-cell>
          <table:table-cell table:style-name="ce240" table:formula="of:=[RawData.L42]/[RawData.N42]" office:value-type="float" office:value="1.23674616769886" calcext:value-type="float">
            <text:p>1.2367</text:p>
          </table:table-cell>
          <table:table-cell table:style-name="ce247" table:number-columns-repeated="2"/>
          <table:table-cell table:style-name="ce240" table:formula="of:=[RawData.O42]-[RawData.M42]" office:value-type="float" office:value="2.03085299999998" calcext:value-type="float">
            <text:p>2.0309</text:p>
          </table:table-cell>
          <table:table-cell table:style-name="ce240" table:formula="of:=[RawData.P42]/[RawData.N42]" office:value-type="float" office:value="1.23033337725656" calcext:value-type="float">
            <text:p>1.2303</text:p>
          </table:table-cell>
          <table:table-cell table:style-name="ce240" table:formula="of:=[RawData.Q42]-[RawData.M42]" office:value-type="float" office:value="2.49099999999999" calcext:value-type="float">
            <text:p>2.4910</text:p>
          </table:table-cell>
          <table:table-cell table:style-name="ce240" table:formula="of:=[RawData.R42]/[RawData.N42]" office:value-type="float" office:value="1.12823252953837" calcext:value-type="float">
            <text:p>1.1282</text:p>
          </table:table-cell>
          <table:table-cell table:style-name="ce240" table:number-columns-repeated="4"/>
          <table:table-cell table:style-name="ce240" table:formula="of:=[RawData.W42]-[RawData.M42]" office:value-type="float" office:value="0.680200000000013" calcext:value-type="float">
            <text:p>0.6802</text:p>
          </table:table-cell>
          <table:table-cell table:style-name="ce240" table:formula="of:=[RawData.X42]/[RawData.N42]" office:value-type="float" office:value="1.21395001537313" calcext:value-type="float">
            <text:p>1.2140</text:p>
          </table:table-cell>
          <table:table-cell table:style-name="ce240" table:formula="of:=[RawData.Y42]-[RawData.M42]" office:value-type="float" office:value="-10.1139" calcext:value-type="float">
            <text:p>-10.1139</text:p>
          </table:table-cell>
          <table:table-cell table:style-name="ce240" table:formula="of:=[RawData.Z42]/[RawData.N42]" office:value-type="float" office:value="1.03597690077744" calcext:value-type="float">
            <text:p>1.0360</text:p>
          </table:table-cell>
          <table:table-cell table:style-name="ce240" table:formula="of:=[RawData.AA42]-[RawData.M42]" office:value-type="float" office:value="-1.9427" calcext:value-type="float">
            <text:p>-1.9427</text:p>
          </table:table-cell>
          <table:table-cell table:style-name="ce240" table:formula="of:=[RawData.AB42]/[RawData.N42]" office:value-type="float" office:value="1.44452275442526" calcext:value-type="float">
            <text:p>1.4445</text:p>
          </table:table-cell>
          <table:table-cell table:style-name="ce240" table:formula="of:=[RawData.AC42]-[RawData.M42]" office:value-type="float" office:value="1.85160000000002" calcext:value-type="float">
            <text:p>1.8516</text:p>
          </table:table-cell>
          <table:table-cell table:style-name="ce240" table:formula="of:=[RawData.AD42]/[RawData.N42]" office:value-type="float" office:value="1.57004491588703" calcext:value-type="float">
            <text:p>1.5700</text:p>
          </table:table-cell>
          <table:table-cell table:style-name="ce240" table:formula="of:=[RawData.AE42]-[RawData.M42]" office:value-type="float" office:value="-10.1487" calcext:value-type="float">
            <text:p>-10.1487</text:p>
          </table:table-cell>
          <table:table-cell table:style-name="ce240" table:formula="of:=[RawData.AF42]/[RawData.N42]" office:value-type="float" office:value="1.10756849606887" calcext:value-type="float">
            <text:p>1.1076</text:p>
          </table:table-cell>
          <table:table-cell table:style-name="ce240" table:formula="of:=[RawData.AG42]-[RawData.M42]" office:value-type="float" office:value="0.805900000000008" calcext:value-type="float">
            <text:p>0.8059</text:p>
          </table:table-cell>
          <table:table-cell table:style-name="ce240" table:formula="of:=[RawData.AH42]/[RawData.N42]" office:value-type="float" office:value="1.37444658277331" calcext:value-type="float">
            <text:p>1.3744</text:p>
          </table:table-cell>
          <table:table-cell table:style-name="ce240" table:formula="of:=[RawData.AI42]-[RawData.M42]" office:value-type="float" office:value="-9.88959999999997" calcext:value-type="float">
            <text:p>-9.8896</text:p>
          </table:table-cell>
          <table:table-cell table:style-name="ce240" table:formula="of:=[RawData.AJ42]/[RawData.N42]" office:value-type="float" office:value="1.11252563139632" calcext:value-type="float">
            <text:p>1.1125</text:p>
          </table:table-cell>
          <table:table-cell table:style-name="ce240" table:formula="of:=[RawData.AK42]-[RawData.M42]" office:value-type="float" office:value="-0.919600000000003" calcext:value-type="float">
            <text:p>-0.9196</text:p>
          </table:table-cell>
          <table:table-cell table:style-name="ce240" table:formula="of:=[RawData.AL42]/[RawData.N42]" office:value-type="float" office:value="1.52357311020336" calcext:value-type="float">
            <text:p>1.5236</text:p>
          </table:table-cell>
          <table:table-cell table:style-name="ce240" table:formula="of:=[RawData.AM42]-[RawData.M42]" office:value-type="float" office:value="0.291005324299988" calcext:value-type="float">
            <text:p>0.2910</text:p>
          </table:table-cell>
          <table:table-cell table:style-name="ce240" table:formula="of:=[RawData.AN42]/[RawData.N42]" office:value-type="float" office:value="0.483787222422651" calcext:value-type="float">
            <text:p>0.483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43]-[RawData.M43]" office:value-type="float" office:value="10.799512" calcext:value-type="float">
            <text:p>10.7995</text:p>
          </table:table-cell>
          <table:table-cell table:style-name="ce240" table:formula="of:=[RawData.H43]/[RawData.N43]" office:value-type="float" office:value="2.93909152683884" calcext:value-type="float">
            <text:p>2.9391</text:p>
          </table:table-cell>
          <table:table-cell table:style-name="ce240" table:formula="of:=[RawData.I43]-[RawData.M43]" office:value-type="float" office:value="10.803978" calcext:value-type="float">
            <text:p>10.8040</text:p>
          </table:table-cell>
          <table:table-cell table:style-name="ce240" table:formula="of:=[RawData.J43]/[RawData.N43]" office:value-type="float" office:value="2.9640500624159" calcext:value-type="float">
            <text:p>2.9641</text:p>
          </table:table-cell>
          <table:table-cell table:style-name="ce240" table:formula="of:=[RawData.K43]-[RawData.M43]" office:value-type="float" office:value="3.19006900000005" calcext:value-type="float">
            <text:p>3.1901</text:p>
          </table:table-cell>
          <table:table-cell table:style-name="ce240" table:formula="of:=[RawData.L43]/[RawData.N43]" office:value-type="float" office:value="1.18501045668985" calcext:value-type="float">
            <text:p>1.1850</text:p>
          </table:table-cell>
          <table:table-cell table:style-name="ce247" table:number-columns-repeated="2"/>
          <table:table-cell table:style-name="ce240" table:formula="of:=[RawData.O43]-[RawData.M43]" office:value-type="float" office:value="1.98159800000002" calcext:value-type="float">
            <text:p>1.9816</text:p>
          </table:table-cell>
          <table:table-cell table:style-name="ce240" table:formula="of:=[RawData.P43]/[RawData.N43]" office:value-type="float" office:value="1.34235526806413" calcext:value-type="float">
            <text:p>1.3424</text:p>
          </table:table-cell>
          <table:table-cell table:style-name="ce240" table:formula="of:=[RawData.Q43]-[RawData.M43]" office:value-type="float" office:value="0.324342000000001" calcext:value-type="float">
            <text:p>0.3243</text:p>
          </table:table-cell>
          <table:table-cell table:style-name="ce240" table:formula="of:=[RawData.R43]/[RawData.N43]" office:value-type="float" office:value="0.929895595220725" calcext:value-type="float">
            <text:p>0.9299</text:p>
          </table:table-cell>
          <table:table-cell table:style-name="ce240" table:number-columns-repeated="4"/>
          <table:table-cell table:style-name="ce240" table:formula="of:=[RawData.W43]-[RawData.M43]" office:value-type="float" office:value="0.754812000000015" calcext:value-type="float">
            <text:p>0.7548</text:p>
          </table:table-cell>
          <table:table-cell table:style-name="ce240" table:formula="of:=[RawData.X43]/[RawData.N43]" office:value-type="float" office:value="1.43255029748877" calcext:value-type="float">
            <text:p>1.4326</text:p>
          </table:table-cell>
          <table:table-cell table:style-name="ce240" table:formula="of:=[RawData.Y43]-[RawData.M43]" office:value-type="float" office:value="-13.056388" calcext:value-type="float">
            <text:p>-13.0564</text:p>
          </table:table-cell>
          <table:table-cell table:style-name="ce240" table:formula="of:=[RawData.Z43]/[RawData.N43]" office:value-type="float" office:value="0.502701615518052" calcext:value-type="float">
            <text:p>0.5027</text:p>
          </table:table-cell>
          <table:table-cell table:style-name="ce240" table:formula="of:=[RawData.AA43]-[RawData.M43]" office:value-type="float" office:value="-3.99118799999997" calcext:value-type="float">
            <text:p>-3.9912</text:p>
          </table:table-cell>
          <table:table-cell table:style-name="ce240" table:formula="of:=[RawData.AB43]/[RawData.N43]" office:value-type="float" office:value="1.41971945592789" calcext:value-type="float">
            <text:p>1.4197</text:p>
          </table:table-cell>
          <table:table-cell table:style-name="ce240" table:formula="of:=[RawData.AC43]-[RawData.M43]" office:value-type="float" office:value="-0.101287999999954" calcext:value-type="float">
            <text:p>-0.1013</text:p>
          </table:table-cell>
          <table:table-cell table:style-name="ce240" table:formula="of:=[RawData.AD43]/[RawData.N43]" office:value-type="float" office:value="1.68975898383671" calcext:value-type="float">
            <text:p>1.6898</text:p>
          </table:table-cell>
          <table:table-cell table:style-name="ce240" table:formula="of:=[RawData.AE43]-[RawData.M43]" office:value-type="float" office:value="-12.649788" calcext:value-type="float">
            <text:p>-12.6498</text:p>
          </table:table-cell>
          <table:table-cell table:style-name="ce240" table:formula="of:=[RawData.AF43]/[RawData.N43]" office:value-type="float" office:value="0.823649514452929" calcext:value-type="float">
            <text:p>0.8236</text:p>
          </table:table-cell>
          <table:table-cell table:style-name="ce240" table:number-columns-repeated="2"/>
          <table:table-cell table:style-name="ce240" table:formula="of:=[RawData.AI43]-[RawData.M43]" office:value-type="float" office:value="-12.334388" calcext:value-type="float">
            <text:p>-12.3344</text:p>
          </table:table-cell>
          <table:table-cell table:style-name="ce240" table:formula="of:=[RawData.AJ43]/[RawData.N43]" office:value-type="float" office:value="0.858866502926252" calcext:value-type="float">
            <text:p>0.8589</text:p>
          </table:table-cell>
          <table:table-cell table:style-name="ce240" table:formula="of:=[RawData.AK43]-[RawData.M43]" office:value-type="float" office:value="-2.86008799999996" calcext:value-type="float">
            <text:p>-2.8601</text:p>
          </table:table-cell>
          <table:table-cell table:style-name="ce240" table:formula="of:=[RawData.AL43]/[RawData.N43]" office:value-type="float" office:value="1.62274932720523" calcext:value-type="float">
            <text:p>1.6227</text:p>
          </table:table-cell>
          <table:table-cell table:style-name="ce240" table:formula="of:=[RawData.AM43]-[RawData.M43]" office:value-type="float" office:value="-2.56222251447497" calcext:value-type="float">
            <text:p>-2.5622</text:p>
          </table:table-cell>
          <table:table-cell table:style-name="ce240" table:formula="of:=[RawData.AN43]/[RawData.N43]" office:value-type="float" office:value="0.227519434923139" calcext:value-type="float">
            <text:p>0.227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44]-[RawData.M44]" office:value-type="float" office:value="9.33866500000005" calcext:value-type="float">
            <text:p>9.3387</text:p>
          </table:table-cell>
          <table:table-cell table:style-name="ce240" table:formula="of:=[RawData.H44]/[RawData.N44]" office:value-type="float" office:value="2.9301317564957" calcext:value-type="float">
            <text:p>2.9301</text:p>
          </table:table-cell>
          <table:table-cell table:style-name="ce240" table:formula="of:=[RawData.I44]-[RawData.M44]" office:value-type="float" office:value="9.34369000000004" calcext:value-type="float">
            <text:p>9.3437</text:p>
          </table:table-cell>
          <table:table-cell table:style-name="ce240" table:formula="of:=[RawData.J44]/[RawData.N44]" office:value-type="float" office:value="2.95804356225249" calcext:value-type="float">
            <text:p>2.9580</text:p>
          </table:table-cell>
          <table:table-cell table:style-name="ce240" table:formula="of:=[RawData.K44]-[RawData.M44]" office:value-type="float" office:value="3.05728900000003" calcext:value-type="float">
            <text:p>3.0573</text:p>
          </table:table-cell>
          <table:table-cell table:style-name="ce240" table:formula="of:=[RawData.L44]/[RawData.N44]" office:value-type="float" office:value="1.15629527673138" calcext:value-type="float">
            <text:p>1.1563</text:p>
          </table:table-cell>
          <table:table-cell table:style-name="ce247" table:number-columns-repeated="2"/>
          <table:table-cell table:style-name="ce240" table:formula="of:=[RawData.O44]-[RawData.M44]" office:value-type="float" office:value="0.937689000000034" calcext:value-type="float">
            <text:p>0.9377</text:p>
          </table:table-cell>
          <table:table-cell table:style-name="ce240" table:formula="of:=[RawData.P44]/[RawData.N44]" office:value-type="float" office:value="1.37592968221771" calcext:value-type="float">
            <text:p>1.3759</text:p>
          </table:table-cell>
          <table:table-cell table:style-name="ce241" table:formula="of:=[RawData.Q44]-[RawData.M44]" office:value-type="float" office:value="-0.219454999999982" calcext:value-type="float">
            <text:p>-0.2195</text:p>
          </table:table-cell>
          <table:table-cell table:style-name="ce240" table:formula="of:=[RawData.R44]/[RawData.N44]" office:value-type="float" office:value="1.03609943977591" calcext:value-type="float">
            <text:p>1.0361</text:p>
          </table:table-cell>
          <table:table-cell table:style-name="ce240" table:number-columns-repeated="4"/>
          <table:table-cell table:style-name="ce240" table:formula="of:=[RawData.W44]-[RawData.M44]" office:value-type="float" office:value="0.420365000000004" calcext:value-type="float">
            <text:p>0.4204</text:p>
          </table:table-cell>
          <table:table-cell table:style-name="ce240" table:formula="of:=[RawData.X44]/[RawData.N44]" office:value-type="float" office:value="1.58065295083551" calcext:value-type="float">
            <text:p>1.5807</text:p>
          </table:table-cell>
          <table:table-cell table:style-name="ce240" table:formula="of:=[RawData.Y44]-[RawData.M44]" office:value-type="float" office:value="-12.881835" calcext:value-type="float">
            <text:p>-12.8818</text:p>
          </table:table-cell>
          <table:table-cell table:style-name="ce240" table:formula="of:=[RawData.Z44]/[RawData.N44]" office:value-type="float" office:value="1.06815753525548" calcext:value-type="float">
            <text:p>1.0682</text:p>
          </table:table-cell>
          <table:table-cell table:style-name="ce241" table:formula="of:=[RawData.AA44]-[RawData.M44]" office:value-type="float" office:value="-5.09153499999997" calcext:value-type="float">
            <text:p>-5.0915</text:p>
          </table:table-cell>
          <table:table-cell table:style-name="ce240" table:formula="of:=[RawData.AB44]/[RawData.N44]" office:value-type="float" office:value="1.42960891891239" calcext:value-type="float">
            <text:p>1.4296</text:p>
          </table:table-cell>
          <table:table-cell table:style-name="ce240" table:formula="of:=[RawData.AC44]-[RawData.M44]" office:value-type="float" office:value="-1.309935" calcext:value-type="float">
            <text:p>-1.3099</text:p>
          </table:table-cell>
          <table:table-cell table:style-name="ce240" table:formula="of:=[RawData.AD44]/[RawData.N44]" office:value-type="float" office:value="1.73216383415435" calcext:value-type="float">
            <text:p>1.7322</text:p>
          </table:table-cell>
          <table:table-cell table:style-name="ce240" table:formula="of:=[RawData.AE44]-[RawData.M44]" office:value-type="float" office:value="-13.520035" calcext:value-type="float">
            <text:p>-13.5200</text:p>
          </table:table-cell>
          <table:table-cell table:style-name="ce240" table:formula="of:=[RawData.AF44]/[RawData.N44]" office:value-type="float" office:value="0.874565582439872" calcext:value-type="float">
            <text:p>0.8746</text:p>
          </table:table-cell>
          <table:table-cell table:style-name="ce240" table:number-columns-repeated="2"/>
          <table:table-cell table:style-name="ce240" table:formula="of:=[RawData.AI44]-[RawData.M44]" office:value-type="float" office:value="-13.217935" calcext:value-type="float">
            <text:p>-13.2179</text:p>
          </table:table-cell>
          <table:table-cell table:style-name="ce240" table:formula="of:=[RawData.AJ44]/[RawData.N44]" office:value-type="float" office:value="0.919030262967256" calcext:value-type="float">
            <text:p>0.9190</text:p>
          </table:table-cell>
          <table:table-cell table:style-name="ce240" table:formula="of:=[RawData.AK44]-[RawData.M44]" office:value-type="float" office:value="-4.09603499999997" calcext:value-type="float">
            <text:p>-4.0960</text:p>
          </table:table-cell>
          <table:table-cell table:style-name="ce240" table:formula="of:=[RawData.AL44]/[RawData.N44]" office:value-type="float" office:value="1.67642446875302" calcext:value-type="float">
            <text:p>1.6764</text:p>
          </table:table-cell>
          <table:table-cell table:style-name="ce241" table:formula="of:=[RawData.AM44]-[RawData.M44]" office:value-type="float" office:value="-3.07803359819997" calcext:value-type="float">
            <text:p>-3.0780</text:p>
          </table:table-cell>
          <table:table-cell table:style-name="ce240" table:formula="of:=[RawData.AN44]/[RawData.N44]" office:value-type="float" office:value="0.242084486625978" calcext:value-type="float">
            <text:p>0.242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5]-[RawData.M45]" office:value-type="float" office:value="11.975769" calcext:value-type="float">
            <text:p>11.9758</text:p>
          </table:table-cell>
          <table:table-cell table:style-name="ce240" table:formula="of:=[RawData.H45]/[RawData.N45]" office:value-type="float" office:value="4.89844810654104" calcext:value-type="float">
            <text:p>4.8984</text:p>
          </table:table-cell>
          <table:table-cell table:style-name="ce240" table:formula="of:=[RawData.I45]-[RawData.M45]" office:value-type="float" office:value="11.979279" calcext:value-type="float">
            <text:p>11.9793</text:p>
          </table:table-cell>
          <table:table-cell table:style-name="ce240" table:formula="of:=[RawData.J45]/[RawData.N45]" office:value-type="float" office:value="4.94455517303859" calcext:value-type="float">
            <text:p>4.9446</text:p>
          </table:table-cell>
          <table:table-cell table:style-name="ce240" table:formula="of:=[RawData.K45]-[RawData.M45]" office:value-type="float" office:value="3.48235099999999" calcext:value-type="float">
            <text:p>3.4824</text:p>
          </table:table-cell>
          <table:table-cell table:style-name="ce240" table:formula="of:=[RawData.L45]/[RawData.N45]" office:value-type="float" office:value="1.30391979223289" calcext:value-type="float">
            <text:p>1.3039</text:p>
          </table:table-cell>
          <table:table-cell table:style-name="ce247" table:number-columns-repeated="2"/>
          <table:table-cell table:style-name="ce240" table:formula="of:=[RawData.O45]-[RawData.M45]" office:value-type="float" office:value="2.80384800000002" calcext:value-type="float">
            <text:p>2.8038</text:p>
          </table:table-cell>
          <table:table-cell table:style-name="ce240" table:formula="of:=[RawData.P45]/[RawData.N45]" office:value-type="float" office:value="1.86313945763121" calcext:value-type="float">
            <text:p>1.8631</text:p>
          </table:table-cell>
          <table:table-cell table:style-name="ce240" table:formula="of:=[RawData.Q45]-[RawData.M45]" office:value-type="float" office:value="2.61995899999999" calcext:value-type="float">
            <text:p>2.6200</text:p>
          </table:table-cell>
          <table:table-cell table:style-name="ce240" table:formula="of:=[RawData.R45]/[RawData.N45]" office:value-type="float" office:value="1.27718185661654" calcext:value-type="float">
            <text:p>1.2772</text:p>
          </table:table-cell>
          <table:table-cell table:style-name="ce240" table:number-columns-repeated="4"/>
          <table:table-cell table:style-name="ce240" table:formula="of:=[RawData.W45]-[RawData.M45]" office:value-type="float" office:value="1.00896899999998" calcext:value-type="float">
            <text:p>1.0090</text:p>
          </table:table-cell>
          <table:table-cell table:style-name="ce240" table:formula="of:=[RawData.X45]/[RawData.N45]" office:value-type="float" office:value="1.56272271546778" calcext:value-type="float">
            <text:p>1.5627</text:p>
          </table:table-cell>
          <table:table-cell table:style-name="ce240" table:formula="of:=[RawData.Y45]-[RawData.M45]" office:value-type="float" office:value="-10.463431" calcext:value-type="float">
            <text:p>-10.4634</text:p>
          </table:table-cell>
          <table:table-cell table:style-name="ce240" table:formula="of:=[RawData.Z45]/[RawData.N45]" office:value-type="float" office:value="0.756240454188561" calcext:value-type="float">
            <text:p>0.7562</text:p>
          </table:table-cell>
          <table:table-cell table:style-name="ce240" table:formula="of:=[RawData.AA45]-[RawData.M45]" office:value-type="float" office:value="-1.38483100000002" calcext:value-type="float">
            <text:p>-1.3848</text:p>
          </table:table-cell>
          <table:table-cell table:style-name="ce240" table:formula="of:=[RawData.AB45]/[RawData.N45]" office:value-type="float" office:value="2.09109561514767" calcext:value-type="float">
            <text:p>2.0911</text:p>
          </table:table-cell>
          <table:table-cell table:style-name="ce240" table:formula="of:=[RawData.AC45]-[RawData.M45]" office:value-type="float" office:value="2.56316900000002" calcext:value-type="float">
            <text:p>2.5632</text:p>
          </table:table-cell>
          <table:table-cell table:style-name="ce240" table:formula="of:=[RawData.AD45]/[RawData.N45]" office:value-type="float" office:value="5.82533447484448" calcext:value-type="float">
            <text:p>5.8253</text:p>
          </table:table-cell>
          <table:table-cell table:style-name="ce240" table:formula="of:=[RawData.AE45]-[RawData.M45]" office:value-type="float" office:value="-10.328231" calcext:value-type="float">
            <text:p>-10.3282</text:p>
          </table:table-cell>
          <table:table-cell table:style-name="ce240" table:formula="of:=[RawData.AF45]/[RawData.N45]" office:value-type="float" office:value="0.99556563387087" calcext:value-type="float">
            <text:p>0.9956</text:p>
          </table:table-cell>
          <table:table-cell table:style-name="ce240" table:formula="of:=[RawData.AG45]-[RawData.M45]" office:value-type="float" office:value="1.04246899999998" calcext:value-type="float">
            <text:p>1.0425</text:p>
          </table:table-cell>
          <table:table-cell table:style-name="ce240" table:formula="of:=[RawData.AH45]/[RawData.N45]" office:value-type="float" office:value="1.70843547744157" calcext:value-type="float">
            <text:p>1.7084</text:p>
          </table:table-cell>
          <table:table-cell table:style-name="ce240" table:formula="of:=[RawData.AI45]-[RawData.M45]" office:value-type="float" office:value="-10.042331" calcext:value-type="float">
            <text:p>-10.0423</text:p>
          </table:table-cell>
          <table:table-cell table:style-name="ce240" table:formula="of:=[RawData.AJ45]/[RawData.N45]" office:value-type="float" office:value="1.01675151295525" calcext:value-type="float">
            <text:p>1.0168</text:p>
          </table:table-cell>
          <table:table-cell table:style-name="ce240" table:formula="of:=[RawData.AK45]-[RawData.M45]" office:value-type="float" office:value="-0.214831000000004" calcext:value-type="float">
            <text:p>-0.2148</text:p>
          </table:table-cell>
          <table:table-cell table:style-name="ce240" table:formula="of:=[RawData.AL45]/[RawData.N45]" office:value-type="float" office:value="2.65192727547261" calcext:value-type="float">
            <text:p>2.6519</text:p>
          </table:table-cell>
          <table:table-cell table:style-name="ce240" table:formula="of:=[RawData.AM45]-[RawData.M45]" office:value-type="float" office:value="0.0758817588999818" calcext:value-type="float">
            <text:p>0.0759</text:p>
          </table:table-cell>
          <table:table-cell table:style-name="ce240" table:formula="of:=[RawData.AN45]/[RawData.N45]" office:value-type="float" office:value="0.369872393388839" calcext:value-type="float">
            <text:p>0.369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6]-[RawData.M46]" office:value-type="float" office:value="8.93878100000001" calcext:value-type="float">
            <text:p>8.9388</text:p>
          </table:table-cell>
          <table:table-cell table:style-name="ce240" table:formula="of:=[RawData.H46]/[RawData.N46]" office:value-type="float" office:value="2.1756058405445" calcext:value-type="float">
            <text:p>2.1756</text:p>
          </table:table-cell>
          <table:table-cell table:style-name="ce240" table:formula="of:=[RawData.I46]-[RawData.M46]" office:value-type="float" office:value="8.94386700000001" calcext:value-type="float">
            <text:p>8.9439</text:p>
          </table:table-cell>
          <table:table-cell table:style-name="ce240" table:formula="of:=[RawData.J46]/[RawData.N46]" office:value-type="float" office:value="2.19451081173329" calcext:value-type="float">
            <text:p>2.1945</text:p>
          </table:table-cell>
          <table:table-cell table:style-name="ce240" table:formula="of:=[RawData.K46]-[RawData.M46]" office:value-type="float" office:value="3.27157" calcext:value-type="float">
            <text:p>3.2716</text:p>
          </table:table-cell>
          <table:table-cell table:style-name="ce240" table:formula="of:=[RawData.L46]/[RawData.N46]" office:value-type="float" office:value="1.2709458509848" calcext:value-type="float">
            <text:p>1.2709</text:p>
          </table:table-cell>
          <table:table-cell table:style-name="ce247" table:number-columns-repeated="2"/>
          <table:table-cell table:style-name="ce240" table:formula="of:=[RawData.O46]-[RawData.M46]" office:value-type="float" office:value="1.760514" calcext:value-type="float">
            <text:p>1.7605</text:p>
          </table:table-cell>
          <table:table-cell table:style-name="ce240" table:formula="of:=[RawData.P46]/[RawData.N46]" office:value-type="float" office:value="1.19527375670087" calcext:value-type="float">
            <text:p>1.1953</text:p>
          </table:table-cell>
          <table:table-cell table:style-name="ce240" table:formula="of:=[RawData.Q46]-[RawData.M46]" office:value-type="float" office:value="2.18645099999998" calcext:value-type="float">
            <text:p>2.1865</text:p>
          </table:table-cell>
          <table:table-cell table:style-name="ce240" table:formula="of:=[RawData.R46]/[RawData.N46]" office:value-type="float" office:value="1.09286646455318" calcext:value-type="float">
            <text:p>1.0929</text:p>
          </table:table-cell>
          <table:table-cell table:style-name="ce240" table:number-columns-repeated="4"/>
          <table:table-cell table:style-name="ce240" table:formula="of:=[RawData.W46]-[RawData.M46]" office:value-type="float" office:value="0.368180999999993" calcext:value-type="float">
            <text:p>0.3682</text:p>
          </table:table-cell>
          <table:table-cell table:style-name="ce240" table:formula="of:=[RawData.X46]/[RawData.N46]" office:value-type="float" office:value="1.19121810187323" calcext:value-type="float">
            <text:p>1.1912</text:p>
          </table:table-cell>
          <table:table-cell table:style-name="ce240" table:formula="of:=[RawData.Y46]-[RawData.M46]" office:value-type="float" office:value="-10.802519" calcext:value-type="float">
            <text:p>-10.8025</text:p>
          </table:table-cell>
          <table:table-cell table:style-name="ce240" table:formula="of:=[RawData.Z46]/[RawData.N46]" office:value-type="float" office:value="0.895095942337422" calcext:value-type="float">
            <text:p>0.8951</text:p>
          </table:table-cell>
          <table:table-cell table:style-name="ce240" table:formula="of:=[RawData.AA46]-[RawData.M46]" office:value-type="float" office:value="-2.70101900000003" calcext:value-type="float">
            <text:p>-2.7010</text:p>
          </table:table-cell>
          <table:table-cell table:style-name="ce240" table:formula="of:=[RawData.AB46]/[RawData.N46]" office:value-type="float" office:value="1.38557960929187" calcext:value-type="float">
            <text:p>1.3856</text:p>
          </table:table-cell>
          <table:table-cell table:style-name="ce240" table:formula="of:=[RawData.AC46]-[RawData.M46]" office:value-type="float" office:value="0.999980999999991" calcext:value-type="float">
            <text:p>1.0000</text:p>
          </table:table-cell>
          <table:table-cell table:style-name="ce240" table:formula="of:=[RawData.AD46]/[RawData.N46]" office:value-type="float" office:value="0.42820987812958" calcext:value-type="float">
            <text:p>0.4282</text:p>
          </table:table-cell>
          <table:table-cell table:style-name="ce240" table:formula="of:=[RawData.AE46]-[RawData.M46]" office:value-type="float" office:value="-10.791519" calcext:value-type="float">
            <text:p>-10.7915</text:p>
          </table:table-cell>
          <table:table-cell table:style-name="ce240" table:formula="of:=[RawData.AF46]/[RawData.N46]" office:value-type="float" office:value="1.03684750336298" calcext:value-type="float">
            <text:p>1.0368</text:p>
          </table:table-cell>
          <table:table-cell table:style-name="ce240" table:formula="of:=[RawData.AG46]-[RawData.M46]" office:value-type="float" office:value="0.0607809999999631" calcext:value-type="float">
            <text:p>0.0608</text:p>
          </table:table-cell>
          <table:table-cell table:style-name="ce240" table:formula="of:=[RawData.AH46]/[RawData.N46]" office:value-type="float" office:value="1.27922919870701" calcext:value-type="float">
            <text:p>1.2792</text:p>
          </table:table-cell>
          <table:table-cell table:style-name="ce240" table:formula="of:=[RawData.AI46]-[RawData.M46]" office:value-type="float" office:value="-10.514719" calcext:value-type="float">
            <text:p>-10.5147</text:p>
          </table:table-cell>
          <table:table-cell table:style-name="ce240" table:formula="of:=[RawData.AJ46]/[RawData.N46]" office:value-type="float" office:value="1.04699848214106" calcext:value-type="float">
            <text:p>1.0470</text:p>
          </table:table-cell>
          <table:table-cell table:style-name="ce240" table:formula="of:=[RawData.AK46]-[RawData.M46]" office:value-type="float" office:value="-1.73931900000002" calcext:value-type="float">
            <text:p>-1.7393</text:p>
          </table:table-cell>
          <table:table-cell table:style-name="ce240" table:formula="of:=[RawData.AL46]/[RawData.N46]" office:value-type="float" office:value="1.36939531190395" calcext:value-type="float">
            <text:p>1.3694</text:p>
          </table:table-cell>
          <table:table-cell table:style-name="ce240" table:formula="of:=[RawData.AM46]-[RawData.M46]" office:value-type="float" office:value="-0.282249200400031" calcext:value-type="float">
            <text:p>-0.2822</text:p>
          </table:table-cell>
          <table:table-cell table:style-name="ce240" table:formula="of:=[RawData.AN46]/[RawData.N46]" office:value-type="float" office:value="0.411945801070753" calcext:value-type="float">
            <text:p>0.411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7]-[RawData.M47]" office:value-type="float" office:value="8.332043" calcext:value-type="float">
            <text:p>8.3320</text:p>
          </table:table-cell>
          <table:table-cell table:style-name="ce240" table:formula="of:=[RawData.H47]/[RawData.N47]" office:value-type="float" office:value="2.23574594758255" calcext:value-type="float">
            <text:p>2.2357</text:p>
          </table:table-cell>
          <table:table-cell table:style-name="ce240" table:formula="of:=[RawData.I47]-[RawData.M47]" office:value-type="float" office:value="8.337717" calcext:value-type="float">
            <text:p>8.3377</text:p>
          </table:table-cell>
          <table:table-cell table:style-name="ce240" table:formula="of:=[RawData.J47]/[RawData.N47]" office:value-type="float" office:value="2.25584255842558" calcext:value-type="float">
            <text:p>2.2558</text:p>
          </table:table-cell>
          <table:table-cell table:style-name="ce240" table:formula="of:=[RawData.K47]-[RawData.M47]" office:value-type="float" office:value="3.04187100000001" calcext:value-type="float">
            <text:p>3.0419</text:p>
          </table:table-cell>
          <table:table-cell table:style-name="ce240" table:formula="of:=[RawData.L47]/[RawData.N47]" office:value-type="float" office:value="1.30479704797048" calcext:value-type="float">
            <text:p>1.3048</text:p>
          </table:table-cell>
          <table:table-cell table:style-name="ce247" table:number-columns-repeated="2"/>
          <table:table-cell table:style-name="ce240" table:formula="of:=[RawData.O47]-[RawData.M47]" office:value-type="float" office:value="1.67710799999998" calcext:value-type="float">
            <text:p>1.6771</text:p>
          </table:table-cell>
          <table:table-cell table:style-name="ce240" table:formula="of:=[RawData.P47]/[RawData.N47]" office:value-type="float" office:value="1.34423313463904" calcext:value-type="float">
            <text:p>1.3442</text:p>
          </table:table-cell>
          <table:table-cell table:style-name="ce240" table:formula="of:=[RawData.Q47]-[RawData.M47]" office:value-type="float" office:value="1.99314299999998" calcext:value-type="float">
            <text:p>1.9931</text:p>
          </table:table-cell>
          <table:table-cell table:style-name="ce240" table:formula="of:=[RawData.R47]/[RawData.N47]" office:value-type="float" office:value="1.05862806320371" calcext:value-type="float">
            <text:p>1.0586</text:p>
          </table:table-cell>
          <table:table-cell table:style-name="ce240" table:number-columns-repeated="4"/>
          <table:table-cell table:style-name="ce240" table:formula="of:=[RawData.W47]-[RawData.M47]" office:value-type="float" office:value="0.275442999999996" calcext:value-type="float">
            <text:p>0.2754</text:p>
          </table:table-cell>
          <table:table-cell table:style-name="ce240" table:formula="of:=[RawData.X47]/[RawData.N47]" office:value-type="float" office:value="1.3205222821459" calcext:value-type="float">
            <text:p>1.3205</text:p>
          </table:table-cell>
          <table:table-cell table:style-name="ce240" table:formula="of:=[RawData.Y47]-[RawData.M47]" office:value-type="float" office:value="-11.133857" calcext:value-type="float">
            <text:p>-11.1339</text:p>
          </table:table-cell>
          <table:table-cell table:style-name="ce240" table:formula="of:=[RawData.Z47]/[RawData.N47]" office:value-type="float" office:value="0.737949590311288" calcext:value-type="float">
            <text:p>0.7379</text:p>
          </table:table-cell>
          <table:table-cell table:style-name="ce240" table:formula="of:=[RawData.AA47]-[RawData.M47]" office:value-type="float" office:value="-2.95325700000001" calcext:value-type="float">
            <text:p>-2.9533</text:p>
          </table:table-cell>
          <table:table-cell table:style-name="ce240" table:formula="of:=[RawData.AB47]/[RawData.N47]" office:value-type="float" office:value="1.49406867442521" calcext:value-type="float">
            <text:p>1.4941</text:p>
          </table:table-cell>
          <table:table-cell table:style-name="ce240" table:formula="of:=[RawData.AC47]-[RawData.M47]" office:value-type="float" office:value="0.712243000000001" calcext:value-type="float">
            <text:p>0.7122</text:p>
          </table:table-cell>
          <table:table-cell table:style-name="ce240" table:formula="of:=[RawData.AD47]/[RawData.N47]" office:value-type="float" office:value="1.68337808307314" calcext:value-type="float">
            <text:p>1.6834</text:p>
          </table:table-cell>
          <table:table-cell table:style-name="ce240" table:formula="of:=[RawData.AE47]-[RawData.M47]" office:value-type="float" office:value="-10.977557" calcext:value-type="float">
            <text:p>-10.9776</text:p>
          </table:table-cell>
          <table:table-cell table:style-name="ce240" table:formula="of:=[RawData.AF47]/[RawData.N47]" office:value-type="float" office:value="1.02678630144763" calcext:value-type="float">
            <text:p>1.0268</text:p>
          </table:table-cell>
          <table:table-cell table:style-name="ce240" table:formula="of:=[RawData.AG47]-[RawData.M47]" office:value-type="float" office:value="-0.148857000000021" calcext:value-type="float">
            <text:p>-0.1489</text:p>
          </table:table-cell>
          <table:table-cell table:style-name="ce240" table:formula="of:=[RawData.AH47]/[RawData.N47]" office:value-type="float" office:value="1.18477741697417" calcext:value-type="float">
            <text:p>1.1848</text:p>
          </table:table-cell>
          <table:table-cell table:style-name="ce240" table:formula="of:=[RawData.AI47]-[RawData.M47]" office:value-type="float" office:value="-10.689557" calcext:value-type="float">
            <text:p>-10.6896</text:p>
          </table:table-cell>
          <table:table-cell table:style-name="ce240" table:formula="of:=[RawData.AJ47]/[RawData.N47]" office:value-type="float" office:value="1.06221114391144" calcext:value-type="float">
            <text:p>1.0622</text:p>
          </table:table-cell>
          <table:table-cell table:style-name="ce240" table:formula="of:=[RawData.AK47]-[RawData.M47]" office:value-type="float" office:value="-2.02115700000002" calcext:value-type="float">
            <text:p>-2.0212</text:p>
          </table:table-cell>
          <table:table-cell table:style-name="ce240" table:formula="of:=[RawData.AL47]/[RawData.N47]" office:value-type="float" office:value="1.63809987321412" calcext:value-type="float">
            <text:p>1.6381</text:p>
          </table:table-cell>
          <table:table-cell table:style-name="ce240" table:formula="of:=[RawData.AM47]-[RawData.M47]" office:value-type="float" office:value="-0.499925630300027" calcext:value-type="float">
            <text:p>-0.4999</text:p>
          </table:table-cell>
          <table:table-cell table:style-name="ce240" table:formula="of:=[RawData.AN47]/[RawData.N47]" office:value-type="float" office:value="0.334365647243997" calcext:value-type="float">
            <text:p>0.334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8]-[RawData.M48]" office:value-type="float" office:value="7.846768" calcext:value-type="float">
            <text:p>7.8468</text:p>
          </table:table-cell>
          <table:table-cell table:style-name="ce240" table:formula="of:=[RawData.H48]/[RawData.N48]" office:value-type="float" office:value="2.06025952624349" calcext:value-type="float">
            <text:p>2.0603</text:p>
          </table:table-cell>
          <table:table-cell table:style-name="ce240" table:formula="of:=[RawData.I48]-[RawData.M48]" office:value-type="float" office:value="7.85233599999998" calcext:value-type="float">
            <text:p>7.8523</text:p>
          </table:table-cell>
          <table:table-cell table:style-name="ce240" table:formula="of:=[RawData.J48]/[RawData.N48]" office:value-type="float" office:value="2.07885825639715" calcext:value-type="float">
            <text:p>2.0789</text:p>
          </table:table-cell>
          <table:table-cell table:style-name="ce240" table:formula="of:=[RawData.K48]-[RawData.M48]" office:value-type="float" office:value="2.981964" calcext:value-type="float">
            <text:p>2.9820</text:p>
          </table:table-cell>
          <table:table-cell table:style-name="ce240" table:formula="of:=[RawData.L48]/[RawData.N48]" office:value-type="float" office:value="1.2813308628566" calcext:value-type="float">
            <text:p>1.2813</text:p>
          </table:table-cell>
          <table:table-cell table:style-name="ce247" table:number-columns-repeated="2"/>
          <table:table-cell table:style-name="ce240" table:formula="of:=[RawData.O48]-[RawData.M48]" office:value-type="float" office:value="1.29266799999999" calcext:value-type="float">
            <text:p>1.2927</text:p>
          </table:table-cell>
          <table:table-cell table:style-name="ce240" table:formula="of:=[RawData.P48]/[RawData.N48]" office:value-type="float" office:value="1.23119189854008" calcext:value-type="float">
            <text:p>1.2312</text:p>
          </table:table-cell>
          <table:table-cell table:style-name="ce240" table:formula="of:=[RawData.Q48]-[RawData.M48]" office:value-type="float" office:value="1.851068" calcext:value-type="float">
            <text:p>1.8511</text:p>
          </table:table-cell>
          <table:table-cell table:style-name="ce240" table:formula="of:=[RawData.R48]/[RawData.N48]" office:value-type="float" office:value="1.0815321215219" calcext:value-type="float">
            <text:p>1.0815</text:p>
          </table:table-cell>
          <table:table-cell table:style-name="ce240" table:number-columns-repeated="4"/>
          <table:table-cell table:style-name="ce240" table:formula="of:=[RawData.W48]-[RawData.M48]" office:value-type="float" office:value="0.0933679999999981" calcext:value-type="float">
            <text:p>0.0934</text:p>
          </table:table-cell>
          <table:table-cell table:style-name="ce240" table:formula="of:=[RawData.X48]/[RawData.N48]" office:value-type="float" office:value="1.22772577708207" calcext:value-type="float">
            <text:p>1.2277</text:p>
          </table:table-cell>
          <table:table-cell table:style-name="ce240" table:formula="of:=[RawData.Y48]-[RawData.M48]" office:value-type="float" office:value="-11.257232" calcext:value-type="float">
            <text:p>-11.2572</text:p>
          </table:table-cell>
          <table:table-cell table:style-name="ce240" table:formula="of:=[RawData.Z48]/[RawData.N48]" office:value-type="float" office:value="0.781857056831614" calcext:value-type="float">
            <text:p>0.7819</text:p>
          </table:table-cell>
          <table:table-cell table:style-name="ce240" table:formula="of:=[RawData.AA48]-[RawData.M48]" office:value-type="float" office:value="-3.31863199999998" calcext:value-type="float">
            <text:p>-3.3186</text:p>
          </table:table-cell>
          <table:table-cell table:style-name="ce240" table:formula="of:=[RawData.AB48]/[RawData.N48]" office:value-type="float" office:value="1.36411843752995" calcext:value-type="float">
            <text:p>1.3641</text:p>
          </table:table-cell>
          <table:table-cell table:style-name="ce240" table:formula="of:=[RawData.AC48]-[RawData.M48]" office:value-type="float" office:value="0.317367999999988" calcext:value-type="float">
            <text:p>0.3174</text:p>
          </table:table-cell>
          <table:table-cell table:style-name="ce240" table:formula="of:=[RawData.AD48]/[RawData.N48]" office:value-type="float" office:value="1.49765238315816" calcext:value-type="float">
            <text:p>1.4977</text:p>
          </table:table-cell>
          <table:table-cell table:style-name="ce240" table:formula="of:=[RawData.AE48]-[RawData.M48]" office:value-type="float" office:value="-11.259832" calcext:value-type="float">
            <text:p>-11.2598</text:p>
          </table:table-cell>
          <table:table-cell table:style-name="ce240" table:formula="of:=[RawData.AF48]/[RawData.N48]" office:value-type="float" office:value="1.00519245599463" calcext:value-type="float">
            <text:p>1.0052</text:p>
          </table:table-cell>
          <table:table-cell table:style-name="ce240" table:formula="of:=[RawData.AG48]-[RawData.M48]" office:value-type="float" office:value="-0.407032000000015" calcext:value-type="float">
            <text:p>-0.4070</text:p>
          </table:table-cell>
          <table:table-cell table:style-name="ce240" table:formula="of:=[RawData.AH48]/[RawData.N48]" office:value-type="float" office:value="1.19603080056225" calcext:value-type="float">
            <text:p>1.1960</text:p>
          </table:table-cell>
          <table:table-cell table:style-name="ce240" table:formula="of:=[RawData.AI48]-[RawData.M48]" office:value-type="float" office:value="-10.976632" calcext:value-type="float">
            <text:p>-10.9766</text:p>
          </table:table-cell>
          <table:table-cell table:style-name="ce240" table:formula="of:=[RawData.AJ48]/[RawData.N48]" office:value-type="float" office:value="1.0270353672172" calcext:value-type="float">
            <text:p>1.0270</text:p>
          </table:table-cell>
          <table:table-cell table:style-name="ce240" table:formula="of:=[RawData.AK48]-[RawData.M48]" office:value-type="float" office:value="-2.42043200000001" calcext:value-type="float">
            <text:p>-2.4204</text:p>
          </table:table-cell>
          <table:table-cell table:style-name="ce240" table:formula="of:=[RawData.AL48]/[RawData.N48]" office:value-type="float" office:value="1.45658165830751" calcext:value-type="float">
            <text:p>1.4566</text:p>
          </table:table-cell>
          <table:table-cell table:style-name="ce240" table:formula="of:=[RawData.AM48]-[RawData.M48]" office:value-type="float" office:value="-0.676680900400015" calcext:value-type="float">
            <text:p>-0.6767</text:p>
          </table:table-cell>
          <table:table-cell table:style-name="ce240" table:formula="of:=[RawData.AN48]/[RawData.N48]" office:value-type="float" office:value="0.383351005794413" calcext:value-type="float">
            <text:p>0.383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9]-[RawData.M49]" office:value-type="float" office:value="11.594501" calcext:value-type="float">
            <text:p>11.5945</text:p>
          </table:table-cell>
          <table:table-cell table:style-name="ce240" table:formula="of:=[RawData.H49]/[RawData.N49]" office:value-type="float" office:value="2.47353138321591" calcext:value-type="float">
            <text:p>2.4735</text:p>
          </table:table-cell>
          <table:table-cell table:style-name="ce240" table:formula="of:=[RawData.I49]-[RawData.M49]" office:value-type="float" office:value="11.598047" calcext:value-type="float">
            <text:p>11.5980</text:p>
          </table:table-cell>
          <table:table-cell table:style-name="ce240" table:formula="of:=[RawData.J49]/[RawData.N49]" office:value-type="float" office:value="2.50071345759386" calcext:value-type="float">
            <text:p>2.5007</text:p>
          </table:table-cell>
          <table:table-cell table:style-name="ce240" table:formula="of:=[RawData.K49]-[RawData.M49]" office:value-type="float" office:value="3.54167100000001" calcext:value-type="float">
            <text:p>3.5417</text:p>
          </table:table-cell>
          <table:table-cell table:style-name="ce240" table:formula="of:=[RawData.L49]/[RawData.N49]" office:value-type="float" office:value="1.30353161508963" calcext:value-type="float">
            <text:p>1.3035</text:p>
          </table:table-cell>
          <table:table-cell table:style-name="ce247" table:number-columns-repeated="2"/>
          <table:table-cell table:style-name="ce240" table:formula="of:=[RawData.O49]-[RawData.M49]" office:value-type="float" office:value="2.58118300000001" calcext:value-type="float">
            <text:p>2.5812</text:p>
          </table:table-cell>
          <table:table-cell table:style-name="ce240" table:formula="of:=[RawData.P49]/[RawData.N49]" office:value-type="float" office:value="1.52853830375457" calcext:value-type="float">
            <text:p>1.5285</text:p>
          </table:table-cell>
          <table:table-cell table:style-name="ce240" table:formula="of:=[RawData.Q49]-[RawData.M49]" office:value-type="float" office:value="2.645601" calcext:value-type="float">
            <text:p>2.6456</text:p>
          </table:table-cell>
          <table:table-cell table:style-name="ce240" table:formula="of:=[RawData.R49]/[RawData.N49]" office:value-type="float" office:value="1.227093106216" calcext:value-type="float">
            <text:p>1.2271</text:p>
          </table:table-cell>
          <table:table-cell table:style-name="ce240" table:number-columns-repeated="4"/>
          <table:table-cell table:style-name="ce240" table:formula="of:=[RawData.W49]-[RawData.M49]" office:value-type="float" office:value="0.918901000000005" calcext:value-type="float">
            <text:p>0.9189</text:p>
          </table:table-cell>
          <table:table-cell table:style-name="ce240" table:formula="of:=[RawData.X49]/[RawData.N49]" office:value-type="float" office:value="1.40207794524213" calcext:value-type="float">
            <text:p>1.4021</text:p>
          </table:table-cell>
          <table:table-cell table:style-name="ce240" table:formula="of:=[RawData.Y49]-[RawData.M49]" office:value-type="float" office:value="-10.437099" calcext:value-type="float">
            <text:p>-10.4371</text:p>
          </table:table-cell>
          <table:table-cell table:style-name="ce240" table:formula="of:=[RawData.Z49]/[RawData.N49]" office:value-type="float" office:value="0.806007567109605" calcext:value-type="float">
            <text:p>0.8060</text:p>
          </table:table-cell>
          <table:table-cell table:style-name="ce240" table:formula="of:=[RawData.AA49]-[RawData.M49]" office:value-type="float" office:value="-1.54019899999997" calcext:value-type="float">
            <text:p>-1.5402</text:p>
          </table:table-cell>
          <table:table-cell table:style-name="ce240" table:formula="of:=[RawData.AB49]/[RawData.N49]" office:value-type="float" office:value="1.7349192945688" calcext:value-type="float">
            <text:p>1.7349</text:p>
          </table:table-cell>
          <table:table-cell table:style-name="ce240" table:formula="of:=[RawData.AC49]-[RawData.M49]" office:value-type="float" office:value="2.38440100000003" calcext:value-type="float">
            <text:p>2.3844</text:p>
          </table:table-cell>
          <table:table-cell table:style-name="ce240" table:formula="of:=[RawData.AD49]/[RawData.N49]" office:value-type="float" office:value="2.04485926157139" calcext:value-type="float">
            <text:p>2.0449</text:p>
          </table:table-cell>
          <table:table-cell table:style-name="ce240" table:formula="of:=[RawData.AE49]-[RawData.M49]" office:value-type="float" office:value="-10.377699" calcext:value-type="float">
            <text:p>-10.3777</text:p>
          </table:table-cell>
          <table:table-cell table:style-name="ce240" table:formula="of:=[RawData.AF49]/[RawData.N49]" office:value-type="float" office:value="0.953811932578257" calcext:value-type="float">
            <text:p>0.9538</text:p>
          </table:table-cell>
          <table:table-cell table:style-name="ce240" table:formula="of:=[RawData.AG49]-[RawData.M49]" office:value-type="float" office:value="0.972001000000034" calcext:value-type="float">
            <text:p>0.9720</text:p>
          </table:table-cell>
          <table:table-cell table:style-name="ce240" table:formula="of:=[RawData.AH49]/[RawData.N49]" office:value-type="float" office:value="1.51940001783644" calcext:value-type="float">
            <text:p>1.5194</text:p>
          </table:table-cell>
          <table:table-cell table:style-name="ce240" table:formula="of:=[RawData.AI49]-[RawData.M49]" office:value-type="float" office:value="-10.098899" calcext:value-type="float">
            <text:p>-10.0989</text:p>
          </table:table-cell>
          <table:table-cell table:style-name="ce240" table:formula="of:=[RawData.AJ49]/[RawData.N49]" office:value-type="float" office:value="0.966992700436993" calcext:value-type="float">
            <text:p>0.9670</text:p>
          </table:table-cell>
          <table:table-cell table:style-name="ce240" table:formula="of:=[RawData.AK49]-[RawData.M49]" office:value-type="float" office:value="-0.41279899999995" calcext:value-type="float">
            <text:p>-0.4128</text:p>
          </table:table-cell>
          <table:table-cell table:style-name="ce240" table:formula="of:=[RawData.AL49]/[RawData.N49]" office:value-type="float" office:value="1.90416204405601" calcext:value-type="float">
            <text:p>1.9042</text:p>
          </table:table-cell>
          <table:table-cell table:style-name="ce240" table:formula="of:=[RawData.AM49]-[RawData.M49]" office:value-type="float" office:value="0.0910987716000022" calcext:value-type="float">
            <text:p>0.0911</text:p>
          </table:table-cell>
          <table:table-cell table:style-name="ce240" table:formula="of:=[RawData.AN49]/[RawData.N49]" office:value-type="float" office:value="0.376644204443637" calcext:value-type="float">
            <text:p>0.376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0]-[RawData.M50]" office:value-type="float" office:value="9.19710699999996" calcext:value-type="float">
            <text:p>9.1971</text:p>
          </table:table-cell>
          <table:table-cell table:style-name="ce240" table:formula="of:=[RawData.H50]/[RawData.N50]" office:value-type="float" office:value="2.19998774558159" calcext:value-type="float">
            <text:p>2.2000</text:p>
          </table:table-cell>
          <table:table-cell table:style-name="ce240" table:formula="of:=[RawData.I50]-[RawData.M50]" office:value-type="float" office:value="9.20210199999997" calcext:value-type="float">
            <text:p>9.2021</text:p>
          </table:table-cell>
          <table:table-cell table:style-name="ce240" table:formula="of:=[RawData.J50]/[RawData.N50]" office:value-type="float" office:value="2.2187011919441" calcext:value-type="float">
            <text:p>2.2187</text:p>
          </table:table-cell>
          <table:table-cell table:style-name="ce240" table:formula="of:=[RawData.K50]-[RawData.M50]" office:value-type="float" office:value="3.371218" calcext:value-type="float">
            <text:p>3.3712</text:p>
          </table:table-cell>
          <table:table-cell table:style-name="ce240" table:formula="of:=[RawData.L50]/[RawData.N50]" office:value-type="float" office:value="1.27897657213317" calcext:value-type="float">
            <text:p>1.2790</text:p>
          </table:table-cell>
          <table:table-cell table:style-name="ce247" table:number-columns-repeated="2"/>
          <table:table-cell table:style-name="ce240" table:formula="of:=[RawData.O50]-[RawData.M50]" office:value-type="float" office:value="1.80160999999998" calcext:value-type="float">
            <text:p>1.8016</text:p>
          </table:table-cell>
          <table:table-cell table:style-name="ce240" table:formula="of:=[RawData.P50]/[RawData.N50]" office:value-type="float" office:value="1.20363748458693" calcext:value-type="float">
            <text:p>1.2036</text:p>
          </table:table-cell>
          <table:table-cell table:style-name="ce240" table:formula="of:=[RawData.Q50]-[RawData.M50]" office:value-type="float" office:value="2.28400699999997" calcext:value-type="float">
            <text:p>2.2840</text:p>
          </table:table-cell>
          <table:table-cell table:style-name="ce240" table:formula="of:=[RawData.R50]/[RawData.N50]" office:value-type="float" office:value="1.11405672009864" calcext:value-type="float">
            <text:p>1.1141</text:p>
          </table:table-cell>
          <table:table-cell table:style-name="ce240" table:number-columns-repeated="4"/>
          <table:table-cell table:style-name="ce240" table:formula="of:=[RawData.W50]-[RawData.M50]" office:value-type="float" office:value="0.439606999999967" calcext:value-type="float">
            <text:p>0.4396</text:p>
          </table:table-cell>
          <table:table-cell table:style-name="ce240" table:formula="of:=[RawData.X50]/[RawData.N50]" office:value-type="float" office:value="1.19739005343198" calcext:value-type="float">
            <text:p>1.1974</text:p>
          </table:table-cell>
          <table:table-cell table:style-name="ce240" table:formula="of:=[RawData.Y50]-[RawData.M50]" office:value-type="float" office:value="-10.719393" calcext:value-type="float">
            <text:p>-10.7194</text:p>
          </table:table-cell>
          <table:table-cell table:style-name="ce240" table:formula="of:=[RawData.Z50]/[RawData.N50]" office:value-type="float" office:value="0.917482786683107" calcext:value-type="float">
            <text:p>0.9175</text:p>
          </table:table-cell>
          <table:table-cell table:style-name="ce240" table:formula="of:=[RawData.AA50]-[RawData.M50]" office:value-type="float" office:value="-2.56949300000002" calcext:value-type="float">
            <text:p>-2.5695</text:p>
          </table:table-cell>
          <table:table-cell table:style-name="ce240" table:formula="of:=[RawData.AB50]/[RawData.N50]" office:value-type="float" office:value="1.414221783806" calcext:value-type="float">
            <text:p>1.4142</text:p>
          </table:table-cell>
          <table:table-cell table:style-name="ce240" table:formula="of:=[RawData.AC50]-[RawData.M50]" office:value-type="float" office:value="1.133307" calcext:value-type="float">
            <text:p>1.1333</text:p>
          </table:table-cell>
          <table:table-cell table:style-name="ce240" table:formula="of:=[RawData.AD50]/[RawData.N50]" office:value-type="float" office:value="1.55718516029593" calcext:value-type="float">
            <text:p>1.5572</text:p>
          </table:table-cell>
          <table:table-cell table:style-name="ce240" table:formula="of:=[RawData.AE50]-[RawData.M50]" office:value-type="float" office:value="-10.685393" calcext:value-type="float">
            <text:p>-10.6854</text:p>
          </table:table-cell>
          <table:table-cell table:style-name="ce240" table:formula="of:=[RawData.AF50]/[RawData.N50]" office:value-type="float" office:value="1.04782525893958" calcext:value-type="float">
            <text:p>1.0478</text:p>
          </table:table-cell>
          <table:table-cell table:style-name="ce240" table:formula="of:=[RawData.AG50]-[RawData.M50]" office:value-type="float" office:value="0.153306999999984" calcext:value-type="float">
            <text:p>0.1533</text:p>
          </table:table-cell>
          <table:table-cell table:style-name="ce240" table:formula="of:=[RawData.AH50]/[RawData.N50]" office:value-type="float" office:value="1.29586564529388" calcext:value-type="float">
            <text:p>1.2959</text:p>
          </table:table-cell>
          <table:table-cell table:style-name="ce240" table:formula="of:=[RawData.AI50]-[RawData.M50]" office:value-type="float" office:value="-10.405693" calcext:value-type="float">
            <text:p>-10.4057</text:p>
          </table:table-cell>
          <table:table-cell table:style-name="ce240" table:formula="of:=[RawData.AJ50]/[RawData.N50]" office:value-type="float" office:value="1.05730105836416" calcext:value-type="float">
            <text:p>1.0573</text:p>
          </table:table-cell>
          <table:table-cell table:style-name="ce240" table:formula="of:=[RawData.AK50]-[RawData.M50]" office:value-type="float" office:value="-1.589493" calcext:value-type="float">
            <text:p>-1.5895</text:p>
          </table:table-cell>
          <table:table-cell table:style-name="ce240" table:formula="of:=[RawData.AL50]/[RawData.N50]" office:value-type="float" office:value="1.51034525482943" calcext:value-type="float">
            <text:p>1.5103</text:p>
          </table:table-cell>
          <table:table-cell table:style-name="ce240" table:formula="of:=[RawData.AM50]-[RawData.M50]" office:value-type="float" office:value="-0.215190941600042" calcext:value-type="float">
            <text:p>-0.2152</text:p>
          </table:table-cell>
          <table:table-cell table:style-name="ce240" table:formula="of:=[RawData.AN50]/[RawData.N50]" office:value-type="float" office:value="0.417193595146959" calcext:value-type="float">
            <text:p>0.417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1]-[RawData.M51]" office:value-type="float" office:value="8.169667" calcext:value-type="float">
            <text:p>8.1697</text:p>
          </table:table-cell>
          <table:table-cell table:style-name="ce240" table:formula="of:=[RawData.H51]/[RawData.N51]" office:value-type="float" office:value="2.75772185599335" calcext:value-type="float">
            <text:p>2.7577</text:p>
          </table:table-cell>
          <table:table-cell table:style-name="ce240" table:formula="of:=[RawData.I51]-[RawData.M51]" office:value-type="float" office:value="8.17527699999999" calcext:value-type="float">
            <text:p>8.1753</text:p>
          </table:table-cell>
          <table:table-cell table:style-name="ce240" table:formula="of:=[RawData.J51]/[RawData.N51]" office:value-type="float" office:value="2.78130784632239" calcext:value-type="float">
            <text:p>2.7813</text:p>
          </table:table-cell>
          <table:table-cell table:style-name="ce240" table:formula="of:=[RawData.K51]-[RawData.M51]" office:value-type="float" office:value="3.133804" calcext:value-type="float">
            <text:p>3.1338</text:p>
          </table:table-cell>
          <table:table-cell table:style-name="ce240" table:formula="of:=[RawData.L51]/[RawData.N51]" office:value-type="float" office:value="1.29524762948132" calcext:value-type="float">
            <text:p>1.2952</text:p>
          </table:table-cell>
          <table:table-cell table:style-name="ce247" table:number-columns-repeated="2"/>
          <table:table-cell table:style-name="ce240" table:formula="of:=[RawData.O51]-[RawData.M51]" office:value-type="float" office:value="1.39639600000004" calcext:value-type="float">
            <text:p>1.3964</text:p>
          </table:table-cell>
          <table:table-cell table:style-name="ce240" table:formula="of:=[RawData.P51]/[RawData.N51]" office:value-type="float" office:value="1.30115975973707" calcext:value-type="float">
            <text:p>1.3012</text:p>
          </table:table-cell>
          <table:table-cell table:style-name="ce240" table:formula="of:=[RawData.Q51]-[RawData.M51]" office:value-type="float" office:value="2.00656700000002" calcext:value-type="float">
            <text:p>2.0066</text:p>
          </table:table-cell>
          <table:table-cell table:style-name="ce240" table:formula="of:=[RawData.R51]/[RawData.N51]" office:value-type="float" office:value="1.11691341468022" calcext:value-type="float">
            <text:p>1.1169</text:p>
          </table:table-cell>
          <table:table-cell table:style-name="ce240" table:number-columns-repeated="4"/>
          <table:table-cell table:style-name="ce240" table:formula="of:=[RawData.W51]-[RawData.M51]" office:value-type="float" office:value="0.222167000000013" calcext:value-type="float">
            <text:p>0.2222</text:p>
          </table:table-cell>
          <table:table-cell table:style-name="ce240" table:formula="of:=[RawData.X51]/[RawData.N51]" office:value-type="float" office:value="1.29046881492955" calcext:value-type="float">
            <text:p>1.2905</text:p>
          </table:table-cell>
          <table:table-cell table:style-name="ce240" table:formula="of:=[RawData.Y51]-[RawData.M51]" office:value-type="float" office:value="-11.342733" calcext:value-type="float">
            <text:p>-11.3427</text:p>
          </table:table-cell>
          <table:table-cell table:style-name="ce240" table:formula="of:=[RawData.Z51]/[RawData.N51]" office:value-type="float" office:value="0.660312071701107" calcext:value-type="float">
            <text:p>0.6603</text:p>
          </table:table-cell>
          <table:table-cell table:style-name="ce240" table:formula="of:=[RawData.AA51]-[RawData.M51]" office:value-type="float" office:value="-3.11233299999998" calcext:value-type="float">
            <text:p>-3.1123</text:p>
          </table:table-cell>
          <table:table-cell table:style-name="ce240" table:formula="of:=[RawData.AB51]/[RawData.N51]" office:value-type="float" office:value="1.45755125986929" calcext:value-type="float">
            <text:p>1.4576</text:p>
          </table:table-cell>
          <table:table-cell table:style-name="ce240" table:formula="of:=[RawData.AC51]-[RawData.M51]" office:value-type="float" office:value="0.551367000000028" calcext:value-type="float">
            <text:p>0.5514</text:p>
          </table:table-cell>
          <table:table-cell table:style-name="ce240" table:formula="of:=[RawData.AD51]/[RawData.N51]" office:value-type="float" office:value="1.64816335612557" calcext:value-type="float">
            <text:p>1.6482</text:p>
          </table:table-cell>
          <table:table-cell table:style-name="ce240" table:formula="of:=[RawData.AE51]-[RawData.M51]" office:value-type="float" office:value="-11.196533" calcext:value-type="float">
            <text:p>-11.1965</text:p>
          </table:table-cell>
          <table:table-cell table:style-name="ce240" table:formula="of:=[RawData.AF51]/[RawData.N51]" office:value-type="float" office:value="0.97187840655812" calcext:value-type="float">
            <text:p>0.9719</text:p>
          </table:table-cell>
          <table:table-cell table:style-name="ce240" table:formula="of:=[RawData.AG51]-[RawData.M51]" office:value-type="float" office:value="-0.240532999999971" calcext:value-type="float">
            <text:p>-0.2405</text:p>
          </table:table-cell>
          <table:table-cell table:style-name="ce240" table:formula="of:=[RawData.AH51]/[RawData.N51]" office:value-type="float" office:value="1.22715655434249" calcext:value-type="float">
            <text:p>1.2272</text:p>
          </table:table-cell>
          <table:table-cell table:style-name="ce240" table:formula="of:=[RawData.AI51]-[RawData.M51]" office:value-type="float" office:value="-10.909033" calcext:value-type="float">
            <text:p>-10.9090</text:p>
          </table:table-cell>
          <table:table-cell table:style-name="ce240" table:formula="of:=[RawData.AJ51]/[RawData.N51]" office:value-type="float" office:value="1.01558079785426" calcext:value-type="float">
            <text:p>1.0156</text:p>
          </table:table-cell>
          <table:table-cell table:style-name="ce240" table:formula="of:=[RawData.AK51]-[RawData.M51]" office:value-type="float" office:value="-2.19593299999997" calcext:value-type="float">
            <text:p>-2.1959</text:p>
          </table:table-cell>
          <table:table-cell table:style-name="ce240" table:formula="of:=[RawData.AL51]/[RawData.N51]" office:value-type="float" office:value="1.59764344187979" calcext:value-type="float">
            <text:p>1.5976</text:p>
          </table:table-cell>
          <table:table-cell table:style-name="ce240" table:formula="of:=[RawData.AM51]-[RawData.M51]" office:value-type="float" office:value="-0.641525693099993" calcext:value-type="float">
            <text:p>-0.6415</text:p>
          </table:table-cell>
          <table:table-cell table:style-name="ce240" table:formula="of:=[RawData.AN51]/[RawData.N51]" office:value-type="float" office:value="0.330271989853595" calcext:value-type="float">
            <text:p>0.330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2]-[RawData.M52]" office:value-type="float" office:value="7.56638500000003" calcext:value-type="float">
            <text:p>7.5664</text:p>
          </table:table-cell>
          <table:table-cell table:style-name="ce240" table:formula="of:=[RawData.H52]/[RawData.N52]" office:value-type="float" office:value="1.88587309618948" calcext:value-type="float">
            <text:p>1.8859</text:p>
          </table:table-cell>
          <table:table-cell table:style-name="ce240" table:formula="of:=[RawData.I52]-[RawData.M52]" office:value-type="float" office:value="7.57201900000001" calcext:value-type="float">
            <text:p>7.5720</text:p>
          </table:table-cell>
          <table:table-cell table:style-name="ce240" table:formula="of:=[RawData.J52]/[RawData.N52]" office:value-type="float" office:value="1.90286946953903" calcext:value-type="float">
            <text:p>1.9029</text:p>
          </table:table-cell>
          <table:table-cell table:style-name="ce240" table:formula="of:=[RawData.K52]-[RawData.M52]" office:value-type="float" office:value="2.938016" calcext:value-type="float">
            <text:p>2.9380</text:p>
          </table:table-cell>
          <table:table-cell table:style-name="ce240" table:formula="of:=[RawData.L52]/[RawData.N52]" office:value-type="float" office:value="1.25015925411165" calcext:value-type="float">
            <text:p>1.2502</text:p>
          </table:table-cell>
          <table:table-cell table:style-name="ce247" table:number-columns-repeated="2"/>
          <table:table-cell table:style-name="ce240" table:formula="of:=[RawData.O52]-[RawData.M52]" office:value-type="float" office:value="1.11534800000004" calcext:value-type="float">
            <text:p>1.1153</text:p>
          </table:table-cell>
          <table:table-cell table:style-name="ce240" table:formula="of:=[RawData.P52]/[RawData.N52]" office:value-type="float" office:value="1.17197996293723" calcext:value-type="float">
            <text:p>1.1720</text:p>
          </table:table-cell>
          <table:table-cell table:style-name="ce240" table:formula="of:=[RawData.Q52]-[RawData.M52]" office:value-type="float" office:value="1.775485" calcext:value-type="float">
            <text:p>1.7755</text:p>
          </table:table-cell>
          <table:table-cell table:style-name="ce240" table:formula="of:=[RawData.R52]/[RawData.N52]" office:value-type="float" office:value="1.0783559184619" calcext:value-type="float">
            <text:p>1.0784</text:p>
          </table:table-cell>
          <table:table-cell table:style-name="ce240" table:number-columns-repeated="6"/>
          <table:table-cell table:style-name="ce240" table:formula="of:=[RawData.Y52]-[RawData.M52]" office:value-type="float" office:value="-11.469115" calcext:value-type="float">
            <text:p>-11.4691</text:p>
          </table:table-cell>
          <table:table-cell table:style-name="ce240" table:formula="of:=[RawData.Z52]/[RawData.N52]" office:value-type="float" office:value="0.453838555420431" calcext:value-type="float">
            <text:p>0.4538</text:p>
          </table:table-cell>
          <table:table-cell table:style-name="ce240" table:formula="of:=[RawData.AA52]-[RawData.M52]" office:value-type="float" office:value="-3.48181499999998" calcext:value-type="float">
            <text:p>-3.4818</text:p>
          </table:table-cell>
          <table:table-cell table:style-name="ce240" table:formula="of:=[RawData.AB52]/[RawData.N52]" office:value-type="float" office:value="1.2985611564744" calcext:value-type="float">
            <text:p>1.2986</text:p>
          </table:table-cell>
          <table:table-cell table:style-name="ce240" table:formula="of:=[RawData.AC52]-[RawData.M52]" office:value-type="float" office:value="0.125285000000019" calcext:value-type="float">
            <text:p>0.1253</text:p>
          </table:table-cell>
          <table:table-cell table:style-name="ce240" table:formula="of:=[RawData.AD52]/[RawData.N52]" office:value-type="float" office:value="1.41236085244383" calcext:value-type="float">
            <text:p>1.4124</text:p>
          </table:table-cell>
          <table:table-cell table:style-name="ce240" table:formula="of:=[RawData.AE52]-[RawData.M52]" office:value-type="float" office:value="-11.328015" calcext:value-type="float">
            <text:p>-11.3280</text:p>
          </table:table-cell>
          <table:table-cell table:style-name="ce240" table:formula="of:=[RawData.AF52]/[RawData.N52]" office:value-type="float" office:value="0.990429172457725" calcext:value-type="float">
            <text:p>0.9904</text:p>
          </table:table-cell>
          <table:table-cell table:style-name="ce240" table:formula="of:=[RawData.AG52]-[RawData.M52]" office:value-type="float" office:value="-0.511114999999961" calcext:value-type="float">
            <text:p>-0.5111</text:p>
          </table:table-cell>
          <table:table-cell table:style-name="ce240" table:formula="of:=[RawData.AH52]/[RawData.N52]" office:value-type="float" office:value="1.17917632904795" calcext:value-type="float">
            <text:p>1.1792</text:p>
          </table:table-cell>
          <table:table-cell table:style-name="ce240" table:formula="of:=[RawData.AI52]-[RawData.M52]" office:value-type="float" office:value="-11.049915" calcext:value-type="float">
            <text:p>-11.0499</text:p>
          </table:table-cell>
          <table:table-cell table:style-name="ce240" table:formula="of:=[RawData.AJ52]/[RawData.N52]" office:value-type="float" office:value="1.00760599519342" calcext:value-type="float">
            <text:p>1.0076</text:p>
          </table:table-cell>
          <table:table-cell table:style-name="ce240" table:formula="of:=[RawData.AK52]-[RawData.M52]" office:value-type="float" office:value="-2.60551499999997" calcext:value-type="float">
            <text:p>-2.6055</text:p>
          </table:table-cell>
          <table:table-cell table:style-name="ce240" table:formula="of:=[RawData.AL52]/[RawData.N52]" office:value-type="float" office:value="1.37382675034746" calcext:value-type="float">
            <text:p>1.3738</text:p>
          </table:table-cell>
          <table:table-cell table:style-name="ce240" table:formula="of:=[RawData.AM52]-[RawData.M52]" office:value-type="float" office:value="-0.845325383099976" calcext:value-type="float">
            <text:p>-0.8453</text:p>
          </table:table-cell>
          <table:table-cell table:style-name="ce240" table:formula="of:=[RawData.AN52]/[RawData.N52]" office:value-type="float" office:value="0.295337848005849" calcext:value-type="float">
            <text:p>0.295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3]-[RawData.M53]" office:value-type="float" office:value="8.22167099999996" calcext:value-type="float">
            <text:p>8.2217</text:p>
          </table:table-cell>
          <table:table-cell table:style-name="ce240" table:formula="of:=[RawData.H53]/[RawData.N53]" office:value-type="float" office:value="1.97231800891476" calcext:value-type="float">
            <text:p>1.9723</text:p>
          </table:table-cell>
          <table:table-cell table:style-name="ce240" table:formula="of:=[RawData.I53]-[RawData.M53]" office:value-type="float" office:value="8.22693099999998" calcext:value-type="float">
            <text:p>8.2269</text:p>
          </table:table-cell>
          <table:table-cell table:style-name="ce240" table:formula="of:=[RawData.J53]/[RawData.N53]" office:value-type="float" office:value="1.9899960643254" calcext:value-type="float">
            <text:p>1.9900</text:p>
          </table:table-cell>
          <table:table-cell table:style-name="ce240" table:formula="of:=[RawData.K53]-[RawData.M53]" office:value-type="float" office:value="3.27565999999996" calcext:value-type="float">
            <text:p>3.2757</text:p>
          </table:table-cell>
          <table:table-cell table:style-name="ce240" table:formula="of:=[RawData.L53]/[RawData.N53]" office:value-type="float" office:value="1.28574828157464" calcext:value-type="float">
            <text:p>1.2857</text:p>
          </table:table-cell>
          <table:table-cell table:style-name="ce247" table:number-columns-repeated="2"/>
          <table:table-cell table:style-name="ce240" table:formula="of:=[RawData.O53]-[RawData.M53]" office:value-type="float" office:value="1.450872" calcext:value-type="float">
            <text:p>1.4509</text:p>
          </table:table-cell>
          <table:table-cell table:style-name="ce240" table:formula="of:=[RawData.P53]/[RawData.N53]" office:value-type="float" office:value="1.17632737490504" calcext:value-type="float">
            <text:p>1.1763</text:p>
          </table:table-cell>
          <table:table-cell table:style-name="ce240" table:formula="of:=[RawData.Q53]-[RawData.M53]" office:value-type="float" office:value="2.16687099999996" calcext:value-type="float">
            <text:p>2.1669</text:p>
          </table:table-cell>
          <table:table-cell table:style-name="ce240" table:formula="of:=[RawData.R53]/[RawData.N53]" office:value-type="float" office:value="1.11475237284568" calcext:value-type="float">
            <text:p>1.1148</text:p>
          </table:table-cell>
          <table:table-cell table:style-name="ce240" table:number-columns-repeated="4"/>
          <table:table-cell table:style-name="ce240" table:formula="of:=[RawData.W53]-[RawData.M53]" office:value-type="float" office:value="0.29767099999998" calcext:value-type="float">
            <text:p>0.2977</text:p>
          </table:table-cell>
          <table:table-cell table:style-name="ce240" table:formula="of:=[RawData.X53]/[RawData.N53]" office:value-type="float" office:value="1.18558078658576" calcext:value-type="float">
            <text:p>1.1856</text:p>
          </table:table-cell>
          <table:table-cell table:style-name="ce240" table:formula="of:=[RawData.Y53]-[RawData.M53]" office:value-type="float" office:value="-10.534529" calcext:value-type="float">
            <text:p>-10.5345</text:p>
          </table:table-cell>
          <table:table-cell table:style-name="ce240" table:formula="of:=[RawData.Z53]/[RawData.N53]" office:value-type="float" office:value="0.987497950703387" calcext:value-type="float">
            <text:p>0.9875</text:p>
          </table:table-cell>
          <table:table-cell table:style-name="ce240" table:formula="of:=[RawData.AA53]-[RawData.M53]" office:value-type="float" office:value="-2.90692900000005" calcext:value-type="float">
            <text:p>-2.9069</text:p>
          </table:table-cell>
          <table:table-cell table:style-name="ce240" table:formula="of:=[RawData.AB53]/[RawData.N53]" office:value-type="float" office:value="1.36409727065543" calcext:value-type="float">
            <text:p>1.3641</text:p>
          </table:table-cell>
          <table:table-cell table:style-name="ce240" table:formula="of:=[RawData.AC53]-[RawData.M53]" office:value-type="float" office:value="0.688870999999949" calcext:value-type="float">
            <text:p>0.6889</text:p>
          </table:table-cell>
          <table:table-cell table:style-name="ce240" table:formula="of:=[RawData.AD53]/[RawData.N53]" office:value-type="float" office:value="1.48797104075711" calcext:value-type="float">
            <text:p>1.4880</text:p>
          </table:table-cell>
          <table:table-cell table:style-name="ce240" table:formula="of:=[RawData.AE53]-[RawData.M53]" office:value-type="float" office:value="-10.773229" calcext:value-type="float">
            <text:p>-10.7732</text:p>
          </table:table-cell>
          <table:table-cell table:style-name="ce240" table:formula="of:=[RawData.AF53]/[RawData.N53]" office:value-type="float" office:value="1.03255837612235" calcext:value-type="float">
            <text:p>1.0326</text:p>
          </table:table-cell>
          <table:table-cell table:style-name="ce240" table:formula="of:=[RawData.AG53]-[RawData.M53]" office:value-type="float" office:value="0.193070999999975" calcext:value-type="float">
            <text:p>0.1931</text:p>
          </table:table-cell>
          <table:table-cell table:style-name="ce240" table:formula="of:=[RawData.AH53]/[RawData.N53]" office:value-type="float" office:value="1.34707326304035" calcext:value-type="float">
            <text:p>1.3471</text:p>
          </table:table-cell>
          <table:table-cell table:style-name="ce240" table:formula="of:=[RawData.AI53]-[RawData.M53]" office:value-type="float" office:value="-10.529229" calcext:value-type="float">
            <text:p>-10.5292</text:p>
          </table:table-cell>
          <table:table-cell table:style-name="ce240" table:formula="of:=[RawData.AJ53]/[RawData.N53]" office:value-type="float" office:value="1.04840228726764" calcext:value-type="float">
            <text:p>1.0484</text:p>
          </table:table-cell>
          <table:table-cell table:style-name="ce240" table:formula="of:=[RawData.AK53]-[RawData.M53]" office:value-type="float" office:value="-2.045029" calcext:value-type="float">
            <text:p>-2.0450</text:p>
          </table:table-cell>
          <table:table-cell table:style-name="ce240" table:formula="of:=[RawData.AL53]/[RawData.N53]" office:value-type="float" office:value="1.43272593151926" calcext:value-type="float">
            <text:p>1.4327</text:p>
          </table:table-cell>
          <table:table-cell table:style-name="ce240" table:formula="of:=[RawData.AM53]-[RawData.M53]" office:value-type="float" office:value="-0.108144593200052" calcext:value-type="float">
            <text:p>-0.1081</text:p>
          </table:table-cell>
          <table:table-cell table:style-name="ce240" table:formula="of:=[RawData.AN53]/[RawData.N53]" office:value-type="float" office:value="0.561537535957312" calcext:value-type="float">
            <text:p>0.561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6_difluorbenz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54]-[RawData.M54]" office:value-type="float" office:value="10.385588" calcext:value-type="float">
            <text:p>10.3856</text:p>
          </table:table-cell>
          <table:table-cell table:style-name="ce240" table:formula="of:=[RawData.H54]/[RawData.N54]" office:value-type="float" office:value="2.6812924079541" calcext:value-type="float">
            <text:p>2.6813</text:p>
          </table:table-cell>
          <table:table-cell table:style-name="ce240" table:formula="of:=[RawData.I54]-[RawData.M54]" office:value-type="float" office:value="10.390303" calcext:value-type="float">
            <text:p>10.3903</text:p>
          </table:table-cell>
          <table:table-cell table:style-name="ce240" table:formula="of:=[RawData.J54]/[RawData.N54]" office:value-type="float" office:value="2.70488219239124" calcext:value-type="float">
            <text:p>2.7049</text:p>
          </table:table-cell>
          <table:table-cell table:style-name="ce240" table:formula="of:=[RawData.K54]-[RawData.M54]" office:value-type="float" office:value="3.27751899999998" calcext:value-type="float">
            <text:p>3.2775</text:p>
          </table:table-cell>
          <table:table-cell table:style-name="ce240" table:formula="of:=[RawData.L54]/[RawData.N54]" office:value-type="float" office:value="1.24119924246644" calcext:value-type="float">
            <text:p>1.2412</text:p>
          </table:table-cell>
          <table:table-cell table:style-name="ce247" table:number-columns-repeated="2"/>
          <table:table-cell table:style-name="ce240" table:formula="of:=[RawData.O54]-[RawData.M54]" office:value-type="float" office:value="2.277041" calcext:value-type="float">
            <text:p>2.2770</text:p>
          </table:table-cell>
          <table:table-cell table:style-name="ce240" table:formula="of:=[RawData.P54]/[RawData.N54]" office:value-type="float" office:value="1.40616470784827" calcext:value-type="float">
            <text:p>1.4062</text:p>
          </table:table-cell>
          <table:table-cell table:style-name="ce240" table:formula="of:=[RawData.Q54]-[RawData.M54]" office:value-type="float" office:value="2.27437800000001" calcext:value-type="float">
            <text:p>2.2744</text:p>
          </table:table-cell>
          <table:table-cell table:style-name="ce240" table:formula="of:=[RawData.R54]/[RawData.N54]" office:value-type="float" office:value="1.13102273993204" calcext:value-type="float">
            <text:p>1.1310</text:p>
          </table:table-cell>
          <table:table-cell table:style-name="ce240" table:number-columns-repeated="4"/>
          <table:table-cell table:style-name="ce240" table:formula="of:=[RawData.W54]-[RawData.M54]" office:value-type="float" office:value="0.667888000000005" calcext:value-type="float">
            <text:p>0.6679</text:p>
          </table:table-cell>
          <table:table-cell table:style-name="ce240" table:formula="of:=[RawData.X54]/[RawData.N54]" office:value-type="float" office:value="1.33991533448449" calcext:value-type="float">
            <text:p>1.3399</text:p>
          </table:table-cell>
          <table:table-cell table:style-name="ce240" table:formula="of:=[RawData.Y54]-[RawData.M54]" office:value-type="float" office:value="-10.678712" calcext:value-type="float">
            <text:p>-10.6787</text:p>
          </table:table-cell>
          <table:table-cell table:style-name="ce240" table:formula="of:=[RawData.Z54]/[RawData.N54]" office:value-type="float" office:value="0.888320326686348" calcext:value-type="float">
            <text:p>0.8883</text:p>
          </table:table-cell>
          <table:table-cell table:style-name="ce240" table:formula="of:=[RawData.AA54]-[RawData.M54]" office:value-type="float" office:value="-2.07751200000001" calcext:value-type="float">
            <text:p>-2.0775</text:p>
          </table:table-cell>
          <table:table-cell table:style-name="ce240" table:formula="of:=[RawData.AB54]/[RawData.N54]" office:value-type="float" office:value="1.60304481632596" calcext:value-type="float">
            <text:p>1.6030</text:p>
          </table:table-cell>
          <table:table-cell table:style-name="ce240" table:formula="of:=[RawData.AC54]-[RawData.M54]" office:value-type="float" office:value="1.74618800000002" calcext:value-type="float">
            <text:p>1.7462</text:p>
          </table:table-cell>
          <table:table-cell table:style-name="ce240" table:formula="of:=[RawData.AD54]/[RawData.N54]" office:value-type="float" office:value="1.80954848841419" calcext:value-type="float">
            <text:p>1.8095</text:p>
          </table:table-cell>
          <table:table-cell table:style-name="ce240" table:formula="of:=[RawData.AE54]-[RawData.M54]" office:value-type="float" office:value="-10.413012" calcext:value-type="float">
            <text:p>-10.4130</text:p>
          </table:table-cell>
          <table:table-cell table:style-name="ce240" table:formula="of:=[RawData.AF54]/[RawData.N54]" office:value-type="float" office:value="1.10824051481647" calcext:value-type="float">
            <text:p>1.1082</text:p>
          </table:table-cell>
          <table:table-cell table:style-name="ce240" table:formula="of:=[RawData.AG54]-[RawData.M54]" office:value-type="float" office:value="0.418687999999975" calcext:value-type="float">
            <text:p>0.4187</text:p>
          </table:table-cell>
          <table:table-cell table:style-name="ce240" table:formula="of:=[RawData.AH54]/[RawData.N54]" office:value-type="float" office:value="1.41226764259455" calcext:value-type="float">
            <text:p>1.4123</text:p>
          </table:table-cell>
          <table:table-cell table:style-name="ce240" table:formula="of:=[RawData.AI54]-[RawData.M54]" office:value-type="float" office:value="-10.107912" calcext:value-type="float">
            <text:p>-10.1079</text:p>
          </table:table-cell>
          <table:table-cell table:style-name="ce240" table:formula="of:=[RawData.AJ54]/[RawData.N54]" office:value-type="float" office:value="1.12548825614103" calcext:value-type="float">
            <text:p>1.1255</text:p>
          </table:table-cell>
          <table:table-cell table:style-name="ce240" table:formula="of:=[RawData.AK54]-[RawData.M54]" office:value-type="float" office:value="-0.964312000000007" calcext:value-type="float">
            <text:p>-0.9643</text:p>
          </table:table-cell>
          <table:table-cell table:style-name="ce240" table:formula="of:=[RawData.AL54]/[RawData.N54]" office:value-type="float" office:value="1.74700321185874" calcext:value-type="float">
            <text:p>1.7470</text:p>
          </table:table-cell>
          <table:table-cell table:style-name="ce240" table:formula="of:=[RawData.AM54]-[RawData.M54]" office:value-type="float" office:value="-0.189627020550006" calcext:value-type="float">
            <text:p>-0.1896</text:p>
          </table:table-cell>
          <table:table-cell table:style-name="ce240" table:formula="of:=[RawData.AN54]/[RawData.N54]" office:value-type="float" office:value="0.380586745451707" calcext:value-type="float">
            <text:p>0.380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55]-[RawData.M55]" office:value-type="float" office:value="9.668677" calcext:value-type="float">
            <text:p>9.6687</text:p>
          </table:table-cell>
          <table:table-cell table:style-name="ce240" table:formula="of:=[RawData.H55]/[RawData.N55]" office:value-type="float" office:value="2.36487469382153" calcext:value-type="float">
            <text:p>2.3649</text:p>
          </table:table-cell>
          <table:table-cell table:style-name="ce240" table:formula="of:=[RawData.I55]-[RawData.M55]" office:value-type="float" office:value="9.67336499999999" calcext:value-type="float">
            <text:p>9.6734</text:p>
          </table:table-cell>
          <table:table-cell table:style-name="ce240" table:formula="of:=[RawData.J55]/[RawData.N55]" office:value-type="float" office:value="2.38693568140546" calcext:value-type="float">
            <text:p>2.3869</text:p>
          </table:table-cell>
          <table:table-cell table:style-name="ce240" table:formula="of:=[RawData.K55]-[RawData.M55]" office:value-type="float" office:value="3.32115599999997" calcext:value-type="float">
            <text:p>3.3212</text:p>
          </table:table-cell>
          <table:table-cell table:style-name="ce240" table:formula="of:=[RawData.L55]/[RawData.N55]" office:value-type="float" office:value="1.24339076819122" calcext:value-type="float">
            <text:p>1.2434</text:p>
          </table:table-cell>
          <table:table-cell table:style-name="ce247" table:number-columns-repeated="2"/>
          <table:table-cell table:style-name="ce240" table:formula="of:=[RawData.O55]-[RawData.M55]" office:value-type="float" office:value="1.89225699999997" calcext:value-type="float">
            <text:p>1.8923</text:p>
          </table:table-cell>
          <table:table-cell table:style-name="ce240" table:formula="of:=[RawData.P55]/[RawData.N55]" office:value-type="float" office:value="1.34039655390853" calcext:value-type="float">
            <text:p>1.3404</text:p>
          </table:table-cell>
          <table:table-cell table:style-name="ce240" table:formula="of:=[RawData.Q55]-[RawData.M55]" office:value-type="float" office:value="2.301447" calcext:value-type="float">
            <text:p>2.3014</text:p>
          </table:table-cell>
          <table:table-cell table:style-name="ce240" table:formula="of:=[RawData.R55]/[RawData.N55]" office:value-type="float" office:value="1.13501087461464" calcext:value-type="float">
            <text:p>1.1350</text:p>
          </table:table-cell>
          <table:table-cell table:style-name="ce240" table:number-columns-repeated="4"/>
          <table:table-cell table:style-name="ce240" table:formula="of:=[RawData.W55]-[RawData.M55]" office:value-type="float" office:value="0.547176999999977" calcext:value-type="float">
            <text:p>0.5472</text:p>
          </table:table-cell>
          <table:table-cell table:style-name="ce240" table:formula="of:=[RawData.X55]/[RawData.N55]" office:value-type="float" office:value="1.26539338654504" calcext:value-type="float">
            <text:p>1.2654</text:p>
          </table:table-cell>
          <table:table-cell table:style-name="ce240" table:formula="of:=[RawData.Y55]-[RawData.M55]" office:value-type="float" office:value="-10.760523" calcext:value-type="float">
            <text:p>-10.7605</text:p>
          </table:table-cell>
          <table:table-cell table:style-name="ce240" table:formula="of:=[RawData.Z55]/[RawData.N55]" office:value-type="float" office:value="0.939929715148444" calcext:value-type="float">
            <text:p>0.9399</text:p>
          </table:table-cell>
          <table:table-cell table:style-name="ce240" table:formula="of:=[RawData.AA55]-[RawData.M55]" office:value-type="float" office:value="-2.42762299999998" calcext:value-type="float">
            <text:p>-2.4276</text:p>
          </table:table-cell>
          <table:table-cell table:style-name="ce240" table:formula="of:=[RawData.AB55]/[RawData.N55]" office:value-type="float" office:value="1.53191746378648" calcext:value-type="float">
            <text:p>1.5319</text:p>
          </table:table-cell>
          <table:table-cell table:style-name="ce240" table:formula="of:=[RawData.AC55]-[RawData.M55]" office:value-type="float" office:value="1.35577699999999" calcext:value-type="float">
            <text:p>1.3558</text:p>
          </table:table-cell>
          <table:table-cell table:style-name="ce240" table:formula="of:=[RawData.AD55]/[RawData.N55]" office:value-type="float" office:value="1.67508395096921" calcext:value-type="float">
            <text:p>1.6751</text:p>
          </table:table-cell>
          <table:table-cell table:style-name="ce240" table:formula="of:=[RawData.AE55]-[RawData.M55]" office:value-type="float" office:value="-10.522423" calcext:value-type="float">
            <text:p>-10.5224</text:p>
          </table:table-cell>
          <table:table-cell table:style-name="ce240" table:formula="of:=[RawData.AF55]/[RawData.N55]" office:value-type="float" office:value="1.13025315997297" calcext:value-type="float">
            <text:p>1.1303</text:p>
          </table:table-cell>
          <table:table-cell table:style-name="ce240" table:formula="of:=[RawData.AG55]-[RawData.M55]" office:value-type="float" office:value="0.159276999999975" calcext:value-type="float">
            <text:p>0.1593</text:p>
          </table:table-cell>
          <table:table-cell table:style-name="ce240" table:formula="of:=[RawData.AH55]/[RawData.N55]" office:value-type="float" office:value="1.33205286329659" calcext:value-type="float">
            <text:p>1.3321</text:p>
          </table:table-cell>
          <table:table-cell table:style-name="ce240" table:formula="of:=[RawData.AI55]-[RawData.M55]" office:value-type="float" office:value="-10.220123" calcext:value-type="float">
            <text:p>-10.2201</text:p>
          </table:table-cell>
          <table:table-cell table:style-name="ce240" table:formula="of:=[RawData.AJ55]/[RawData.N55]" office:value-type="float" office:value="1.14636888170953" calcext:value-type="float">
            <text:p>1.1464</text:p>
          </table:table-cell>
          <table:table-cell table:style-name="ce240" table:formula="of:=[RawData.AK55]-[RawData.M55]" office:value-type="float" office:value="-1.35432300000002" calcext:value-type="float">
            <text:p>-1.3543</text:p>
          </table:table-cell>
          <table:table-cell table:style-name="ce240" table:formula="of:=[RawData.AL55]/[RawData.N55]" office:value-type="float" office:value="1.63560502766164" calcext:value-type="float">
            <text:p>1.6356</text:p>
          </table:table-cell>
          <table:table-cell table:style-name="ce240" table:formula="of:=[RawData.AM55]-[RawData.M55]" office:value-type="float" office:value="-0.372600030000001" calcext:value-type="float">
            <text:p>-0.3726</text:p>
          </table:table-cell>
          <table:table-cell table:style-name="ce240" table:formula="of:=[RawData.AN55]/[RawData.N55]" office:value-type="float" office:value="0.392813720089235" calcext:value-type="float">
            <text:p>0.392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6]-[RawData.M56]" office:value-type="float" office:value="9.91358100000002" calcext:value-type="float">
            <text:p>9.9136</text:p>
          </table:table-cell>
          <table:table-cell table:style-name="ce240" table:formula="of:=[RawData.H56]/[RawData.N56]" office:value-type="float" office:value="0.953541890454666" calcext:value-type="float">
            <text:p>0.9535</text:p>
          </table:table-cell>
          <table:table-cell table:style-name="ce240" table:formula="of:=[RawData.I56]-[RawData.M56]" office:value-type="float" office:value="9.91726900000003" calcext:value-type="float">
            <text:p>9.9173</text:p>
          </table:table-cell>
          <table:table-cell table:style-name="ce240" table:formula="of:=[RawData.J56]/[RawData.N56]" office:value-type="float" office:value="0.970331472126208" calcext:value-type="float">
            <text:p>0.9703</text:p>
          </table:table-cell>
          <table:table-cell table:style-name="ce240" table:formula="of:=[RawData.K56]-[RawData.M56]" office:value-type="float" office:value="2.01973900000002" calcext:value-type="float">
            <text:p>2.0197</text:p>
          </table:table-cell>
          <table:table-cell table:style-name="ce240" table:formula="of:=[RawData.L56]/[RawData.N56]" office:value-type="float" office:value="0.681401223078968" calcext:value-type="float">
            <text:p>0.6814</text:p>
          </table:table-cell>
          <table:table-cell table:style-name="ce247" table:number-columns-repeated="2"/>
          <table:table-cell table:style-name="ce240" table:formula="of:=[RawData.O56]-[RawData.M56]" office:value-type="float" office:value="1.12644" calcext:value-type="float">
            <text:p>1.1264</text:p>
          </table:table-cell>
          <table:table-cell table:style-name="ce240" table:formula="of:=[RawData.P56]/[RawData.N56]" office:value-type="float" office:value="0.808184879907826" calcext:value-type="float">
            <text:p>0.8082</text:p>
          </table:table-cell>
          <table:table-cell table:style-name="ce240" table:number-columns-repeated="6"/>
          <table:table-cell table:style-name="ce240" table:formula="of:=[RawData.W56]-[RawData.M56]" office:value-type="float" office:value="-0.561318999999969" calcext:value-type="float">
            <text:p>-0.5613</text:p>
          </table:table-cell>
          <table:table-cell table:style-name="ce240" table:formula="of:=[RawData.X56]/[RawData.N56]" office:value-type="float" office:value="0.750775502969068" calcext:value-type="float">
            <text:p>0.7508</text:p>
          </table:table-cell>
          <table:table-cell table:style-name="ce240" table:formula="of:=[RawData.Y56]-[RawData.M56]" office:value-type="float" office:value="-11.841019" calcext:value-type="float">
            <text:p>-11.8410</text:p>
          </table:table-cell>
          <table:table-cell table:style-name="ce240" table:formula="of:=[RawData.Z56]/[RawData.N56]" office:value-type="float" office:value="0.410298943100239" calcext:value-type="float">
            <text:p>0.4103</text:p>
          </table:table-cell>
          <table:table-cell table:style-name="ce240" table:formula="of:=[RawData.AA56]-[RawData.M56]" office:value-type="float" office:value="-2.995519" calcext:value-type="float">
            <text:p>-2.9955</text:p>
          </table:table-cell>
          <table:table-cell table:style-name="ce240" table:formula="of:=[RawData.AB56]/[RawData.N56]" office:value-type="float" office:value="0.922325323495524" calcext:value-type="float">
            <text:p>0.9223</text:p>
          </table:table-cell>
          <table:table-cell table:style-name="ce240" table:formula="of:=[RawData.AC56]-[RawData.M56]" office:value-type="float" office:value="0.919281000000012" calcext:value-type="float">
            <text:p>0.9193</text:p>
          </table:table-cell>
          <table:table-cell table:style-name="ce240" table:formula="of:=[RawData.AD56]/[RawData.N56]" office:value-type="float" office:value="1.0846176039174" calcext:value-type="float">
            <text:p>1.0846</text:p>
          </table:table-cell>
          <table:table-cell table:style-name="ce240" table:formula="of:=[RawData.AE56]-[RawData.M56]" office:value-type="float" office:value="-11.758719" calcext:value-type="float">
            <text:p>-11.7587</text:p>
          </table:table-cell>
          <table:table-cell table:style-name="ce240" table:formula="of:=[RawData.AF56]/[RawData.N56]" office:value-type="float" office:value="0.502108621377293" calcext:value-type="float">
            <text:p>0.5021</text:p>
          </table:table-cell>
          <table:table-cell table:style-name="ce240" table:formula="of:=[RawData.AG56]-[RawData.M56]" office:value-type="float" office:value="-0.445418999999959" calcext:value-type="float">
            <text:p>-0.4454</text:p>
          </table:table-cell>
          <table:table-cell table:style-name="ce240" table:formula="of:=[RawData.AH56]/[RawData.N56]" office:value-type="float" office:value="0.793688285473722" calcext:value-type="float">
            <text:p>0.7937</text:p>
          </table:table-cell>
          <table:table-cell table:style-name="ce240" table:formula="of:=[RawData.AI56]-[RawData.M56]" office:value-type="float" office:value="-11.485419" calcext:value-type="float">
            <text:p>-11.4854</text:p>
          </table:table-cell>
          <table:table-cell table:style-name="ce240" table:formula="of:=[RawData.AJ56]/[RawData.N56]" office:value-type="float" office:value="0.511835172383231" calcext:value-type="float">
            <text:p>0.5118</text:p>
          </table:table-cell>
          <table:table-cell table:style-name="ce240" table:formula="of:=[RawData.AK56]-[RawData.M56]" office:value-type="float" office:value="-1.87931899999995" calcext:value-type="float">
            <text:p>-1.8793</text:p>
          </table:table-cell>
          <table:table-cell table:style-name="ce240" table:formula="of:=[RawData.AL56]/[RawData.N56]" office:value-type="float" office:value="1.01649641052911" calcext:value-type="float">
            <text:p>1.0165</text:p>
          </table:table-cell>
          <table:table-cell table:style-name="ce240" table:formula="of:=[RawData.AM56]-[RawData.M56]" office:value-type="float" office:value="-1.32133276419995" calcext:value-type="float">
            <text:p>-1.3213</text:p>
          </table:table-cell>
          <table:table-cell table:style-name="ce240" table:formula="of:=[RawData.AN56]/[RawData.N56]" office:value-type="float" office:value="0.192252143108925" calcext:value-type="float">
            <text:p>0.19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7]-[RawData.M57]" office:value-type="float" office:value="10.999479" calcext:value-type="float">
            <text:p>10.9995</text:p>
          </table:table-cell>
          <table:table-cell table:style-name="ce240" table:formula="of:=[RawData.H57]/[RawData.N57]" office:value-type="float" office:value="4.39466380258279" calcext:value-type="float">
            <text:p>4.3947</text:p>
          </table:table-cell>
          <table:table-cell table:style-name="ce240" table:formula="of:=[RawData.I57]-[RawData.M57]" office:value-type="float" office:value="11.00426" calcext:value-type="float">
            <text:p>11.0043</text:p>
          </table:table-cell>
          <table:table-cell table:style-name="ce240" table:formula="of:=[RawData.J57]/[RawData.N57]" office:value-type="float" office:value="4.43029450624387" calcext:value-type="float">
            <text:p>4.4303</text:p>
          </table:table-cell>
          <table:table-cell table:style-name="ce241" table:formula="of:=[RawData.K57]-[RawData.M57]" office:value-type="float" office:value="4.91639600000002" calcext:value-type="float">
            <text:p>4.9164</text:p>
          </table:table-cell>
          <table:table-cell table:style-name="ce240" table:formula="of:=[RawData.L57]/[RawData.N57]" office:value-type="float" office:value="2.4496441205302" calcext:value-type="float">
            <text:p>2.4496</text:p>
          </table:table-cell>
          <table:table-cell table:style-name="ce247" table:number-columns-repeated="2"/>
          <table:table-cell table:style-name="ce241" table:formula="of:=[RawData.O57]-[RawData.M57]" office:value-type="float" office:value="3.42047000000002" calcext:value-type="float">
            <text:p>3.4205</text:p>
          </table:table-cell>
          <table:table-cell table:style-name="ce240" table:formula="of:=[RawData.P57]/[RawData.N57]" office:value-type="float" office:value="2.36146272855134" calcext:value-type="float">
            <text:p>2.3615</text:p>
          </table:table-cell>
          <table:table-cell table:style-name="ce240" table:number-columns-repeated="6"/>
          <table:table-cell table:style-name="ce241" table:formula="of:=[RawData.W57]-[RawData.M57]" office:value-type="float" office:value="2.02587900000003" calcext:value-type="float">
            <text:p>2.0259</text:p>
          </table:table-cell>
          <table:table-cell table:style-name="ce252" table:formula="of:=[RawData.X57]/[RawData.N57]" office:value-type="float" office:value="2.31611473383625" calcext:value-type="float">
            <text:p>2.3161</text:p>
          </table:table-cell>
          <table:table-cell table:style-name="ce240" table:formula="of:=[RawData.Y57]-[RawData.M57]" office:value-type="float" office:value="-9.19872099999998" calcext:value-type="float">
            <text:p>-9.1987</text:p>
          </table:table-cell>
          <table:table-cell table:style-name="ce240" table:formula="of:=[RawData.Z57]/[RawData.N57]" office:value-type="float" office:value="1.76408082512893" calcext:value-type="float">
            <text:p>1.7641</text:p>
          </table:table-cell>
          <table:table-cell table:style-name="ce240" table:formula="of:=[RawData.AA57]-[RawData.M57]" office:value-type="float" office:value="-0.93282099999999" calcext:value-type="float">
            <text:p>-0.9328</text:p>
          </table:table-cell>
          <table:table-cell table:style-name="ce240" table:formula="of:=[RawData.AB57]/[RawData.N57]" office:value-type="float" office:value="2.78615671056557" calcext:value-type="float">
            <text:p>2.7862</text:p>
          </table:table-cell>
          <table:table-cell table:style-name="ce240" table:formula="of:=[RawData.AC57]-[RawData.M57]" office:value-type="float" office:value="2.79507899999999" calcext:value-type="float">
            <text:p>2.7951</text:p>
          </table:table-cell>
          <table:table-cell table:style-name="ce240" table:formula="of:=[RawData.AD57]/[RawData.N57]" office:value-type="float" office:value="3.08713112560201" calcext:value-type="float">
            <text:p>3.0871</text:p>
          </table:table-cell>
          <table:table-cell table:style-name="ce240" table:formula="of:=[RawData.AE57]-[RawData.M57]" office:value-type="float" office:value="-9.11722099999997" calcext:value-type="float">
            <text:p>-9.1172</text:p>
          </table:table-cell>
          <table:table-cell table:style-name="ce240" table:formula="of:=[RawData.AF57]/[RawData.N57]" office:value-type="float" office:value="2.02673333333333" calcext:value-type="float">
            <text:p>2.0267</text:p>
          </table:table-cell>
          <table:table-cell table:style-name="ce240" table:formula="of:=[RawData.AG57]-[RawData.M57]" office:value-type="float" office:value="1.72407900000002" calcext:value-type="float">
            <text:p>1.7241</text:p>
          </table:table-cell>
          <table:table-cell table:style-name="ce240" table:formula="of:=[RawData.AH57]/[RawData.N57]" office:value-type="float" office:value="2.54732318117888" calcext:value-type="float">
            <text:p>2.5473</text:p>
          </table:table-cell>
          <table:table-cell table:style-name="ce240" table:formula="of:=[RawData.AI57]-[RawData.M57]" office:value-type="float" office:value="-8.83302099999997" calcext:value-type="float">
            <text:p>-8.8330</text:p>
          </table:table-cell>
          <table:table-cell table:style-name="ce240" table:formula="of:=[RawData.AJ57]/[RawData.N57]" office:value-type="float" office:value="2.04631071900439" calcext:value-type="float">
            <text:p>2.0463</text:p>
          </table:table-cell>
          <table:table-cell table:style-name="ce240" table:formula="of:=[RawData.AK57]-[RawData.M57]" office:value-type="float" office:value="0.0770790000000261" calcext:value-type="float">
            <text:p>0.0771</text:p>
          </table:table-cell>
          <table:table-cell table:style-name="ce240" table:formula="of:=[RawData.AL57]/[RawData.N57]" office:value-type="float" office:value="2.98499325320718" calcext:value-type="float">
            <text:p>2.9850</text:p>
          </table:table-cell>
          <table:table-cell table:style-name="ce240" table:formula="of:=[RawData.AM57]-[RawData.M57]" office:value-type="float" office:value="1.24938788579999" calcext:value-type="float">
            <text:p>1.2494</text:p>
          </table:table-cell>
          <table:table-cell table:style-name="ce240" table:formula="of:=[RawData.AN57]/[RawData.N57]" office:value-type="float" office:value="0.779216817186933" calcext:value-type="float">
            <text:p>0.779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8]-[RawData.M58]" office:value-type="float" office:value="8.19453500000003" calcext:value-type="float">
            <text:p>8.1945</text:p>
          </table:table-cell>
          <table:table-cell table:style-name="ce240" table:formula="of:=[RawData.H58]/[RawData.N58]" office:value-type="float" office:value="3.06778428690512" calcext:value-type="float">
            <text:p>3.0678</text:p>
          </table:table-cell>
          <table:table-cell table:style-name="ce240" table:formula="of:=[RawData.I58]-[RawData.M58]" office:value-type="float" office:value="8.20001200000002" calcext:value-type="float">
            <text:p>8.2000</text:p>
          </table:table-cell>
          <table:table-cell table:style-name="ce240" table:formula="of:=[RawData.J58]/[RawData.N58]" office:value-type="float" office:value="3.08961048802667" calcext:value-type="float">
            <text:p>3.0896</text:p>
          </table:table-cell>
          <table:table-cell table:style-name="ce240" table:formula="of:=[RawData.K58]-[RawData.M58]" office:value-type="float" office:value="3.13409999999999" calcext:value-type="float">
            <text:p>3.1341</text:p>
          </table:table-cell>
          <table:table-cell table:style-name="ce240" table:formula="of:=[RawData.L58]/[RawData.N58]" office:value-type="float" office:value="1.32058957259776" calcext:value-type="float">
            <text:p>1.3206</text:p>
          </table:table-cell>
          <table:table-cell table:style-name="ce247" table:number-columns-repeated="2"/>
          <table:table-cell table:style-name="ce240" table:formula="of:=[RawData.O58]-[RawData.M58]" office:value-type="float" office:value="1.400128" calcext:value-type="float">
            <text:p>1.4001</text:p>
          </table:table-cell>
          <table:table-cell table:style-name="ce240" table:formula="of:=[RawData.P58]/[RawData.N58]" office:value-type="float" office:value="1.2943316156411" calcext:value-type="float">
            <text:p>1.2943</text:p>
          </table:table-cell>
          <table:table-cell table:style-name="ce240" table:number-columns-repeated="6"/>
          <table:table-cell table:style-name="ce240" table:formula="of:=[RawData.W58]-[RawData.M58]" office:value-type="float" office:value="0.22393500000004" calcext:value-type="float">
            <text:p>0.2239</text:p>
          </table:table-cell>
          <table:table-cell table:style-name="ce240" table:formula="of:=[RawData.X58]/[RawData.N58]" office:value-type="float" office:value="1.34067141558048" calcext:value-type="float">
            <text:p>1.3407</text:p>
          </table:table-cell>
          <table:table-cell table:style-name="ce240" table:formula="of:=[RawData.Y58]-[RawData.M58]" office:value-type="float" office:value="-11.299365" calcext:value-type="float">
            <text:p>-11.2994</text:p>
          </table:table-cell>
          <table:table-cell table:style-name="ce240" table:formula="of:=[RawData.Z58]/[RawData.N58]" office:value-type="float" office:value="0.707686789557442" calcext:value-type="float">
            <text:p>0.7077</text:p>
          </table:table-cell>
          <table:table-cell table:style-name="ce240" table:formula="of:=[RawData.AA58]-[RawData.M58]" office:value-type="float" office:value="-3.100865" calcext:value-type="float">
            <text:p>-3.1009</text:p>
          </table:table-cell>
          <table:table-cell table:style-name="ce240" table:formula="of:=[RawData.AB58]/[RawData.N58]" office:value-type="float" office:value="1.45577220748712" calcext:value-type="float">
            <text:p>1.4558</text:p>
          </table:table-cell>
          <table:table-cell table:style-name="ce240" table:formula="of:=[RawData.AC58]-[RawData.M58]" office:value-type="float" office:value="0.56403499999999" calcext:value-type="float">
            <text:p>0.5640</text:p>
          </table:table-cell>
          <table:table-cell table:style-name="ce240" table:formula="of:=[RawData.AD58]/[RawData.N58]" office:value-type="float" office:value="1.64800466050318" calcext:value-type="float">
            <text:p>1.6480</text:p>
          </table:table-cell>
          <table:table-cell table:style-name="ce240" table:formula="of:=[RawData.AE58]-[RawData.M58]" office:value-type="float" office:value="-11.186765" calcext:value-type="float">
            <text:p>-11.1868</text:p>
          </table:table-cell>
          <table:table-cell table:style-name="ce240" table:formula="of:=[RawData.AF58]/[RawData.N58]" office:value-type="float" office:value="0.99347515724462" calcext:value-type="float">
            <text:p>0.9935</text:p>
          </table:table-cell>
          <table:table-cell table:style-name="ce240" table:formula="of:=[RawData.AG58]-[RawData.M58]" office:value-type="float" office:value="-0.218064999999967" calcext:value-type="float">
            <text:p>-0.2181</text:p>
          </table:table-cell>
          <table:table-cell table:style-name="ce240" table:formula="of:=[RawData.AH58]/[RawData.N58]" office:value-type="float" office:value="1.25688531183692" calcext:value-type="float">
            <text:p>1.2569</text:p>
          </table:table-cell>
          <table:table-cell table:style-name="ce240" table:formula="of:=[RawData.AI58]-[RawData.M58]" office:value-type="float" office:value="-10.902365" calcext:value-type="float">
            <text:p>-10.9024</text:p>
          </table:table-cell>
          <table:table-cell table:style-name="ce240" table:formula="of:=[RawData.AJ58]/[RawData.N58]" office:value-type="float" office:value="1.02328222188542" calcext:value-type="float">
            <text:p>1.0233</text:p>
          </table:table-cell>
          <table:table-cell table:style-name="ce240" table:formula="of:=[RawData.AK58]-[RawData.M58]" office:value-type="float" office:value="-2.18416500000001" calcext:value-type="float">
            <text:p>-2.1842</text:p>
          </table:table-cell>
          <table:table-cell table:style-name="ce240" table:formula="of:=[RawData.AL58]/[RawData.N58]" office:value-type="float" office:value="1.59626781411034" calcext:value-type="float">
            <text:p>1.5963</text:p>
          </table:table-cell>
          <table:table-cell table:style-name="ce240" table:formula="of:=[RawData.AM58]-[RawData.M58]" office:value-type="float" office:value="-0.653765497800009" calcext:value-type="float">
            <text:p>-0.6538</text:p>
          </table:table-cell>
          <table:table-cell table:style-name="ce240" table:formula="of:=[RawData.AN58]/[RawData.N58]" office:value-type="float" office:value="0.345724097081123" calcext:value-type="float">
            <text:p>0.345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9]-[RawData.M59]" office:value-type="float" office:value="7.54326400000002" calcext:value-type="float">
            <text:p>7.5433</text:p>
          </table:table-cell>
          <table:table-cell table:style-name="ce240" table:formula="of:=[RawData.H59]/[RawData.N59]" office:value-type="float" office:value="1.85862682658984" calcext:value-type="float">
            <text:p>1.8586</text:p>
          </table:table-cell>
          <table:table-cell table:style-name="ce240" table:formula="of:=[RawData.I59]-[RawData.M59]" office:value-type="float" office:value="7.54888499999998" calcext:value-type="float">
            <text:p>7.5489</text:p>
          </table:table-cell>
          <table:table-cell table:style-name="ce240" table:formula="of:=[RawData.J59]/[RawData.N59]" office:value-type="float" office:value="1.8752371036981" calcext:value-type="float">
            <text:p>1.8752</text:p>
          </table:table-cell>
          <table:table-cell table:style-name="ce240" table:formula="of:=[RawData.K59]-[RawData.M59]" office:value-type="float" office:value="2.92749900000001" calcext:value-type="float">
            <text:p>2.9275</text:p>
          </table:table-cell>
          <table:table-cell table:style-name="ce240" table:formula="of:=[RawData.L59]/[RawData.N59]" office:value-type="float" office:value="1.23874381391103" calcext:value-type="float">
            <text:p>1.2387</text:p>
          </table:table-cell>
          <table:table-cell table:style-name="ce247" table:number-columns-repeated="2"/>
          <table:table-cell table:style-name="ce240" table:formula="of:=[RawData.O59]-[RawData.M59]" office:value-type="float" office:value="1.10717" calcext:value-type="float">
            <text:p>1.1072</text:p>
          </table:table-cell>
          <table:table-cell table:style-name="ce240" table:formula="of:=[RawData.P59]/[RawData.N59]" office:value-type="float" office:value="1.16339831995094" calcext:value-type="float">
            <text:p>1.1634</text:p>
          </table:table-cell>
          <table:table-cell table:style-name="ce240" table:number-columns-repeated="8"/>
          <table:table-cell table:style-name="ce240" table:formula="of:=[RawData.Y59]-[RawData.M59]" office:value-type="float" office:value="-11.439436" calcext:value-type="float">
            <text:p>-11.4394</text:p>
          </table:table-cell>
          <table:table-cell table:style-name="ce240" table:formula="of:=[RawData.Z59]/[RawData.N59]" office:value-type="float" office:value="0.432982222570846" calcext:value-type="float">
            <text:p>0.4330</text:p>
          </table:table-cell>
          <table:table-cell table:style-name="ce240" table:formula="of:=[RawData.AA59]-[RawData.M59]" office:value-type="float" office:value="-3.49553600000002" calcext:value-type="float">
            <text:p>-3.4955</text:p>
          </table:table-cell>
          <table:table-cell table:style-name="ce240" table:formula="of:=[RawData.AB59]/[RawData.N59]" office:value-type="float" office:value="1.29982082661837" calcext:value-type="float">
            <text:p>1.2998</text:p>
          </table:table-cell>
          <table:table-cell table:style-name="ce240" table:formula="of:=[RawData.AC59]-[RawData.M59]" office:value-type="float" office:value="0.106863999999973" calcext:value-type="float">
            <text:p>0.1069</text:p>
          </table:table-cell>
          <table:table-cell table:style-name="ce240" table:formula="of:=[RawData.AD59]/[RawData.N59]" office:value-type="float" office:value="1.39374411483663" calcext:value-type="float">
            <text:p>1.3937</text:p>
          </table:table-cell>
          <table:table-cell table:style-name="ce240" table:formula="of:=[RawData.AE59]-[RawData.M59]" office:value-type="float" office:value="-11.330236" calcext:value-type="float">
            <text:p>-11.3302</text:p>
          </table:table-cell>
          <table:table-cell table:style-name="ce240" table:formula="of:=[RawData.AF59]/[RawData.N59]" office:value-type="float" office:value="0.991687459531925" calcext:value-type="float">
            <text:p>0.9917</text:p>
          </table:table-cell>
          <table:table-cell table:style-name="ce240" table:formula="of:=[RawData.AG59]-[RawData.M59]" office:value-type="float" office:value="-0.523935999999992" calcext:value-type="float">
            <text:p>-0.5239</text:p>
          </table:table-cell>
          <table:table-cell table:style-name="ce240" table:formula="of:=[RawData.AH59]/[RawData.N59]" office:value-type="float" office:value="1.17563091546986" calcext:value-type="float">
            <text:p>1.1756</text:p>
          </table:table-cell>
          <table:table-cell table:style-name="ce240" table:formula="of:=[RawData.AI59]-[RawData.M59]" office:value-type="float" office:value="-11.054636" calcext:value-type="float">
            <text:p>-11.0546</text:p>
          </table:table-cell>
          <table:table-cell table:style-name="ce240" table:formula="of:=[RawData.AJ59]/[RawData.N59]" office:value-type="float" office:value="1.00488485673945" calcext:value-type="float">
            <text:p>1.0049</text:p>
          </table:table-cell>
          <table:table-cell table:style-name="ce240" table:formula="of:=[RawData.AK59]-[RawData.M59]" office:value-type="float" office:value="-2.62183600000003" calcext:value-type="float">
            <text:p>-2.6218</text:p>
          </table:table-cell>
          <table:table-cell table:style-name="ce240" table:formula="of:=[RawData.AL59]/[RawData.N59]" office:value-type="float" office:value="1.35590384928049" calcext:value-type="float">
            <text:p>1.3559</text:p>
          </table:table-cell>
          <table:table-cell table:style-name="ce240" table:formula="of:=[RawData.AM59]-[RawData.M59]" office:value-type="float" office:value="-0.854496556699985" calcext:value-type="float">
            <text:p>-0.8545</text:p>
          </table:table-cell>
          <table:table-cell table:style-name="ce240" table:formula="of:=[RawData.AN59]/[RawData.N59]" office:value-type="float" office:value="0.297150822969194" calcext:value-type="float">
            <text:p>0.297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8_naphtal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0]-[RawData.M60]" office:value-type="float" office:value="10.495802" calcext:value-type="float">
            <text:p>10.4958</text:p>
          </table:table-cell>
          <table:table-cell table:style-name="ce240" table:formula="of:=[RawData.H60]/[RawData.N60]" office:value-type="float" office:value="2.03332290218342" calcext:value-type="float">
            <text:p>2.0333</text:p>
          </table:table-cell>
          <table:table-cell table:style-name="ce240" table:formula="of:=[RawData.I60]-[RawData.M60]" office:value-type="float" office:value="10.500124" calcext:value-type="float">
            <text:p>10.5001</text:p>
          </table:table-cell>
          <table:table-cell table:style-name="ce240" table:formula="of:=[RawData.J60]/[RawData.N60]" office:value-type="float" office:value="2.04155326962429" calcext:value-type="float">
            <text:p>2.0416</text:p>
          </table:table-cell>
          <table:table-cell table:style-name="ce240" table:formula="of:=[RawData.K60]-[RawData.M60]" office:value-type="float" office:value="3.251327" calcext:value-type="float">
            <text:p>3.2513</text:p>
          </table:table-cell>
          <table:table-cell table:style-name="ce240" table:formula="of:=[RawData.L60]/[RawData.N60]" office:value-type="float" office:value="1.17842895431276" calcext:value-type="float">
            <text:p>1.1784</text:p>
          </table:table-cell>
          <table:table-cell table:style-name="ce247" table:number-columns-repeated="2"/>
          <table:table-cell table:style-name="ce240" table:formula="of:=[RawData.O60]-[RawData.M60]" office:value-type="float" office:value="2.425949" calcext:value-type="float">
            <text:p>2.4259</text:p>
          </table:table-cell>
          <table:table-cell table:style-name="ce240" table:formula="of:=[RawData.P60]/[RawData.N60]" office:value-type="float" office:value="1.35826345778874" calcext:value-type="float">
            <text:p>1.3583</text:p>
          </table:table-cell>
          <table:table-cell table:style-name="ce240" table:formula="of:=[RawData.Q60]-[RawData.M60]" office:value-type="float" office:value="2.27380199999999" calcext:value-type="float">
            <text:p>2.2738</text:p>
          </table:table-cell>
          <table:table-cell table:style-name="ce240" table:formula="of:=[RawData.R60]/[RawData.N60]" office:value-type="float" office:value="1.08146370031487" calcext:value-type="float">
            <text:p>1.0815</text:p>
          </table:table-cell>
          <table:table-cell table:style-name="ce240" table:number-columns-repeated="4"/>
          <table:table-cell table:style-name="ce240" table:formula="of:=[RawData.W60]-[RawData.M60]" office:value-type="float" office:value="0.725502000000006" calcext:value-type="float">
            <text:p>0.7255</text:p>
          </table:table-cell>
          <table:table-cell table:style-name="ce240" table:formula="of:=[RawData.X60]/[RawData.N60]" office:value-type="float" office:value="1.31362349196288" calcext:value-type="float">
            <text:p>1.3136</text:p>
          </table:table-cell>
          <table:table-cell table:style-name="ce240" table:formula="of:=[RawData.Y60]-[RawData.M60]" office:value-type="float" office:value="-10.746298" calcext:value-type="float">
            <text:p>-10.7463</text:p>
          </table:table-cell>
          <table:table-cell table:style-name="ce240" table:formula="of:=[RawData.Z60]/[RawData.N60]" office:value-type="float" office:value="0.775981722348921" calcext:value-type="float">
            <text:p>0.7760</text:p>
          </table:table-cell>
          <table:table-cell table:style-name="ce240" table:formula="of:=[RawData.AA60]-[RawData.M60]" office:value-type="float" office:value="-1.998198" calcext:value-type="float">
            <text:p>-1.9982</text:p>
          </table:table-cell>
          <table:table-cell table:style-name="ce240" table:formula="of:=[RawData.AB60]/[RawData.N60]" office:value-type="float" office:value="1.43406607183459" calcext:value-type="float">
            <text:p>1.4341</text:p>
          </table:table-cell>
          <table:table-cell table:style-name="ce240" table:formula="of:=[RawData.AC60]-[RawData.M60]" office:value-type="float" office:value="1.84230200000002" calcext:value-type="float">
            <text:p>1.8423</text:p>
          </table:table-cell>
          <table:table-cell table:style-name="ce240" table:formula="of:=[RawData.AD60]/[RawData.N60]" office:value-type="float" office:value="1.589434371189" calcext:value-type="float">
            <text:p>1.5894</text:p>
          </table:table-cell>
          <table:table-cell table:style-name="ce240" table:formula="of:=[RawData.AE60]-[RawData.M60]" office:value-type="float" office:value="-10.337098" calcext:value-type="float">
            <text:p>-10.3371</text:p>
          </table:table-cell>
          <table:table-cell table:style-name="ce240" table:formula="of:=[RawData.AF60]/[RawData.N60]" office:value-type="float" office:value="1.04419762227933" calcext:value-type="float">
            <text:p>1.0442</text:p>
          </table:table-cell>
          <table:table-cell table:style-name="ce240" table:formula="of:=[RawData.AG60]-[RawData.M60]" office:value-type="float" office:value="0.386801999999989" calcext:value-type="float">
            <text:p>0.3868</text:p>
          </table:table-cell>
          <table:table-cell table:style-name="ce240" table:formula="of:=[RawData.AH60]/[RawData.N60]" office:value-type="float" office:value="1.16495470066626" calcext:value-type="float">
            <text:p>1.1650</text:p>
          </table:table-cell>
          <table:table-cell table:style-name="ce240" table:formula="of:=[RawData.AI60]-[RawData.M60]" office:value-type="float" office:value="-10.023398" calcext:value-type="float">
            <text:p>-10.0234</text:p>
          </table:table-cell>
          <table:table-cell table:style-name="ce240" table:formula="of:=[RawData.AJ60]/[RawData.N60]" office:value-type="float" office:value="1.06226777227348" calcext:value-type="float">
            <text:p>1.0623</text:p>
          </table:table-cell>
          <table:table-cell table:style-name="ce240" table:formula="of:=[RawData.AK60]-[RawData.M60]" office:value-type="float" office:value="-0.864798000000008" calcext:value-type="float">
            <text:p>-0.8648</text:p>
          </table:table-cell>
          <table:table-cell table:style-name="ce240" table:formula="of:=[RawData.AL60]/[RawData.N60]" office:value-type="float" office:value="1.55923876973109" calcext:value-type="float">
            <text:p>1.5592</text:p>
          </table:table-cell>
          <table:table-cell table:style-name="ce240" table:formula="of:=[RawData.AM60]-[RawData.M60]" office:value-type="float" office:value="-0.363936067349982" calcext:value-type="float">
            <text:p>-0.3639</text:p>
          </table:table-cell>
          <table:table-cell table:style-name="ce240" table:formula="of:=[RawData.AN60]/[RawData.N60]" office:value-type="float" office:value="0.303878764204576" calcext:value-type="float">
            <text:p>0.303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1]-[RawData.M61]" office:value-type="float" office:value="10.42748" calcext:value-type="float">
            <text:p>10.4275</text:p>
          </table:table-cell>
          <table:table-cell table:style-name="ce240" table:formula="of:=[RawData.H61]/[RawData.N61]" office:value-type="float" office:value="4.16727163360645" calcext:value-type="float">
            <text:p>4.1673</text:p>
          </table:table-cell>
          <table:table-cell table:style-name="ce240" table:formula="of:=[RawData.I61]-[RawData.M61]" office:value-type="float" office:value="10.431936" calcext:value-type="float">
            <text:p>10.4319</text:p>
          </table:table-cell>
          <table:table-cell table:style-name="ce240" table:formula="of:=[RawData.J61]/[RawData.N61]" office:value-type="float" office:value="4.21334330918447" calcext:value-type="float">
            <text:p>4.2133</text:p>
          </table:table-cell>
          <table:table-cell table:style-name="ce240" table:formula="of:=[RawData.K61]-[RawData.M61]" office:value-type="float" office:value="3.28142700000001" calcext:value-type="float">
            <text:p>3.2814</text:p>
          </table:table-cell>
          <table:table-cell table:style-name="ce240" table:formula="of:=[RawData.L61]/[RawData.N61]" office:value-type="float" office:value="1.33837296301027" calcext:value-type="float">
            <text:p>1.3384</text:p>
          </table:table-cell>
          <table:table-cell table:style-name="ce247" table:number-columns-repeated="2"/>
          <table:table-cell table:style-name="ce240" table:formula="of:=[RawData.O61]-[RawData.M61]" office:value-type="float" office:value="2.42453399999999" calcext:value-type="float">
            <text:p>2.4245</text:p>
          </table:table-cell>
          <table:table-cell table:style-name="ce240" table:formula="of:=[RawData.P61]/[RawData.N61]" office:value-type="float" office:value="1.7898593040019" calcext:value-type="float">
            <text:p>1.7899</text:p>
          </table:table-cell>
          <table:table-cell table:style-name="ce240" table:formula="of:=[RawData.Q61]-[RawData.M61]" office:value-type="float" office:value="2.30817000000002" calcext:value-type="float">
            <text:p>2.3082</text:p>
          </table:table-cell>
          <table:table-cell table:style-name="ce240" table:formula="of:=[RawData.R61]/[RawData.N61]" office:value-type="float" office:value="1.23294211573204" calcext:value-type="float">
            <text:p>1.2329</text:p>
          </table:table-cell>
          <table:table-cell table:style-name="ce240" table:number-columns-repeated="4"/>
          <table:table-cell table:style-name="ce240" table:formula="of:=[RawData.W61]-[RawData.M61]" office:value-type="float" office:value="0.740880000000004" calcext:value-type="float">
            <text:p>0.7409</text:p>
          </table:table-cell>
          <table:table-cell table:style-name="ce240" table:formula="of:=[RawData.X61]/[RawData.N61]" office:value-type="float" office:value="1.59255643351156" calcext:value-type="float">
            <text:p>1.5926</text:p>
          </table:table-cell>
          <table:table-cell table:style-name="ce240" table:formula="of:=[RawData.Y61]-[RawData.M61]" office:value-type="float" office:value="-10.79972" calcext:value-type="float">
            <text:p>-10.7997</text:p>
          </table:table-cell>
          <table:table-cell table:style-name="ce240" table:formula="of:=[RawData.Z61]/[RawData.N61]" office:value-type="float" office:value="0.711156270187412" calcext:value-type="float">
            <text:p>0.7112</text:p>
          </table:table-cell>
          <table:table-cell table:style-name="ce240" table:formula="of:=[RawData.AA61]-[RawData.M61]" office:value-type="float" office:value="-1.99511999999999" calcext:value-type="float">
            <text:p>-1.9951</text:p>
          </table:table-cell>
          <table:table-cell table:style-name="ce240" table:formula="of:=[RawData.AB61]/[RawData.N61]" office:value-type="float" office:value="2.15031465993905" calcext:value-type="float">
            <text:p>2.1503</text:p>
          </table:table-cell>
          <table:table-cell table:style-name="ce240" table:formula="of:=[RawData.AC61]-[RawData.M61]" office:value-type="float" office:value="1.83088000000004" calcext:value-type="float">
            <text:p>1.8309</text:p>
          </table:table-cell>
          <table:table-cell table:style-name="ce240" table:formula="of:=[RawData.AD61]/[RawData.N61]" office:value-type="float" office:value="2.5030913100604" calcext:value-type="float">
            <text:p>2.5031</text:p>
          </table:table-cell>
          <table:table-cell table:style-name="ce240" table:formula="of:=[RawData.AE61]-[RawData.M61]" office:value-type="float" office:value="-10.35762" calcext:value-type="float">
            <text:p>-10.3576</text:p>
          </table:table-cell>
          <table:table-cell table:style-name="ce240" table:formula="of:=[RawData.AF61]/[RawData.N61]" office:value-type="float" office:value="1.28089233197686" calcext:value-type="float">
            <text:p>1.2809</text:p>
          </table:table-cell>
          <table:table-cell table:style-name="ce240" table:formula="of:=[RawData.AG61]-[RawData.M61]" office:value-type="float" office:value="0.402480000000026" calcext:value-type="float">
            <text:p>0.4025</text:p>
          </table:table-cell>
          <table:table-cell table:style-name="ce240" table:formula="of:=[RawData.AH61]/[RawData.N61]" office:value-type="float" office:value="1.64711464351539" calcext:value-type="float">
            <text:p>1.6471</text:p>
          </table:table-cell>
          <table:table-cell table:style-name="ce240" table:formula="of:=[RawData.AI61]-[RawData.M61]" office:value-type="float" office:value="-10.04602" calcext:value-type="float">
            <text:p>-10.0460</text:p>
          </table:table-cell>
          <table:table-cell table:style-name="ce240" table:formula="of:=[RawData.AJ61]/[RawData.N61]" office:value-type="float" office:value="1.32538082173032" calcext:value-type="float">
            <text:p>1.3254</text:p>
          </table:table-cell>
          <table:table-cell table:style-name="ce240" table:formula="of:=[RawData.AK61]-[RawData.M61]" office:value-type="float" office:value="-0.869120000000009" calcext:value-type="float">
            <text:p>-0.8691</text:p>
          </table:table-cell>
          <table:table-cell table:style-name="ce240" table:formula="of:=[RawData.AL61]/[RawData.N61]" office:value-type="float" office:value="2.4053778618223" calcext:value-type="float">
            <text:p>2.4054</text:p>
          </table:table-cell>
          <table:table-cell table:style-name="ce240" table:formula="of:=[RawData.AM61]-[RawData.M61]" office:value-type="float" office:value="-0.386702764949973" calcext:value-type="float">
            <text:p>-0.3867</text:p>
          </table:table-cell>
          <table:table-cell table:style-name="ce240" table:formula="of:=[RawData.AN61]/[RawData.N61]" office:value-type="float" office:value="0.28759552402438" calcext:value-type="float">
            <text:p>0.287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2]-[RawData.M62]" office:value-type="float" office:value="10.27683" calcext:value-type="float">
            <text:p>10.2768</text:p>
          </table:table-cell>
          <table:table-cell table:style-name="ce240" table:formula="of:=[RawData.H62]/[RawData.N62]" office:value-type="float" office:value="3.25684366775986" calcext:value-type="float">
            <text:p>3.2568</text:p>
          </table:table-cell>
          <table:table-cell table:style-name="ce240" table:formula="of:=[RawData.I62]-[RawData.M62]" office:value-type="float" office:value="10.281346" calcext:value-type="float">
            <text:p>10.2813</text:p>
          </table:table-cell>
          <table:table-cell table:style-name="ce240" table:formula="of:=[RawData.J62]/[RawData.N62]" office:value-type="float" office:value="3.28976641456395" calcext:value-type="float">
            <text:p>3.2898</text:p>
          </table:table-cell>
          <table:table-cell table:style-name="ce240" table:formula="of:=[RawData.K62]-[RawData.M62]" office:value-type="float" office:value="3.07746300000002" calcext:value-type="float">
            <text:p>3.0775</text:p>
          </table:table-cell>
          <table:table-cell table:style-name="ce240" table:formula="of:=[RawData.L62]/[RawData.N62]" office:value-type="float" office:value="1.26821497891707" calcext:value-type="float">
            <text:p>1.2682</text:p>
          </table:table-cell>
          <table:table-cell table:style-name="ce247" table:number-columns-repeated="2"/>
          <table:table-cell table:style-name="ce240" table:formula="of:=[RawData.O62]-[RawData.M62]" office:value-type="float" office:value="2.47514700000005" calcext:value-type="float">
            <text:p>2.4751</text:p>
          </table:table-cell>
          <table:table-cell table:style-name="ce240" table:formula="of:=[RawData.P62]/[RawData.N62]" office:value-type="float" office:value="1.57906431965732" calcext:value-type="float">
            <text:p>1.5791</text:p>
          </table:table-cell>
          <table:table-cell table:style-name="ce240" table:formula="of:=[RawData.Q62]-[RawData.M62]" office:value-type="float" office:value="2.14752000000004" calcext:value-type="float">
            <text:p>2.1475</text:p>
          </table:table-cell>
          <table:table-cell table:style-name="ce240" table:formula="of:=[RawData.R62]/[RawData.N62]" office:value-type="float" office:value="1.14187551034067" calcext:value-type="float">
            <text:p>1.1419</text:p>
          </table:table-cell>
          <table:table-cell table:style-name="ce240" table:number-columns-repeated="4"/>
          <table:table-cell table:style-name="ce240" table:formula="of:=[RawData.W62]-[RawData.M62]" office:value-type="float" office:value="0.687730000000045" calcext:value-type="float">
            <text:p>0.6877</text:p>
          </table:table-cell>
          <table:table-cell table:style-name="ce240" table:formula="of:=[RawData.X62]/[RawData.N62]" office:value-type="float" office:value="1.45428016866341" calcext:value-type="float">
            <text:p>1.4543</text:p>
          </table:table-cell>
          <table:table-cell table:style-name="ce240" table:formula="of:=[RawData.Y62]-[RawData.M62]" office:value-type="float" office:value="-10.71037" calcext:value-type="float">
            <text:p>-10.7104</text:p>
          </table:table-cell>
          <table:table-cell table:style-name="ce240" table:formula="of:=[RawData.Z62]/[RawData.N62]" office:value-type="float" office:value="0.776021108359548" calcext:value-type="float">
            <text:p>0.7760</text:p>
          </table:table-cell>
          <table:table-cell table:style-name="ce240" table:formula="of:=[RawData.AA62]-[RawData.M62]" office:value-type="float" office:value="-2.05366999999995" calcext:value-type="float">
            <text:p>-2.0537</text:p>
          </table:table-cell>
          <table:table-cell table:style-name="ce240" table:formula="of:=[RawData.AB62]/[RawData.N62]" office:value-type="float" office:value="1.79456435981527" calcext:value-type="float">
            <text:p>1.7946</text:p>
          </table:table-cell>
          <table:table-cell table:style-name="ce240" table:formula="of:=[RawData.AC62]-[RawData.M62]" office:value-type="float" office:value="1.78233" calcext:value-type="float">
            <text:p>1.7823</text:p>
          </table:table-cell>
          <table:table-cell table:style-name="ce240" table:formula="of:=[RawData.AD62]/[RawData.N62]" office:value-type="float" office:value="2.04396075095375" calcext:value-type="float">
            <text:p>2.0440</text:p>
          </table:table-cell>
          <table:table-cell table:style-name="ce240" table:formula="of:=[RawData.AE62]-[RawData.M62]" office:value-type="float" office:value="-10.31467" calcext:value-type="float">
            <text:p>-10.3147</text:p>
          </table:table-cell>
          <table:table-cell table:style-name="ce240" table:formula="of:=[RawData.AF62]/[RawData.N62]" office:value-type="float" office:value="1.16724404658323" calcext:value-type="float">
            <text:p>1.1672</text:p>
          </table:table-cell>
          <table:table-cell table:style-name="ce240" table:formula="of:=[RawData.AG62]-[RawData.M62]" office:value-type="float" office:value="0.397130000000004" calcext:value-type="float">
            <text:p>0.3971</text:p>
          </table:table-cell>
          <table:table-cell table:style-name="ce240" table:formula="of:=[RawData.AH62]/[RawData.N62]" office:value-type="float" office:value="1.4393160176695" calcext:value-type="float">
            <text:p>1.4393</text:p>
          </table:table-cell>
          <table:table-cell table:style-name="ce240" table:formula="of:=[RawData.AI62]-[RawData.M62]" office:value-type="float" office:value="-9.99906999999996" calcext:value-type="float">
            <text:p>-9.9991</text:p>
          </table:table-cell>
          <table:table-cell table:style-name="ce240" table:formula="of:=[RawData.AJ62]/[RawData.N62]" office:value-type="float" office:value="1.1988044280838" calcext:value-type="float">
            <text:p>1.1988</text:p>
          </table:table-cell>
          <table:table-cell table:style-name="ce240" table:formula="of:=[RawData.AK62]-[RawData.M62]" office:value-type="float" office:value="-0.922469999999976" calcext:value-type="float">
            <text:p>-0.9225</text:p>
          </table:table-cell>
          <table:table-cell table:style-name="ce240" table:formula="of:=[RawData.AL62]/[RawData.N62]" office:value-type="float" office:value="1.98870386051804" calcext:value-type="float">
            <text:p>1.9887</text:p>
          </table:table-cell>
          <table:table-cell table:style-name="ce240" table:formula="of:=[RawData.AM62]-[RawData.M62]" office:value-type="float" office:value="-0.19714659914996" calcext:value-type="float">
            <text:p>-0.1971</text:p>
          </table:table-cell>
          <table:table-cell table:style-name="ce240" table:formula="of:=[RawData.AN62]/[RawData.N62]" office:value-type="float" office:value="0.342507196885563" calcext:value-type="float">
            <text:p>0.342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3]-[RawData.M63]" office:value-type="float" office:value="8.86391499999996" calcext:value-type="float">
            <text:p>8.8639</text:p>
          </table:table-cell>
          <table:table-cell table:style-name="ce240" table:formula="of:=[RawData.H63]/[RawData.N63]" office:value-type="float" office:value="2.16776136515946" calcext:value-type="float">
            <text:p>2.1678</text:p>
          </table:table-cell>
          <table:table-cell table:style-name="ce240" table:formula="of:=[RawData.I63]-[RawData.M63]" office:value-type="float" office:value="8.869125" calcext:value-type="float">
            <text:p>8.8691</text:p>
          </table:table-cell>
          <table:table-cell table:style-name="ce240" table:formula="of:=[RawData.J63]/[RawData.N63]" office:value-type="float" office:value="2.18656128040367" calcext:value-type="float">
            <text:p>2.1866</text:p>
          </table:table-cell>
          <table:table-cell table:style-name="ce240" table:formula="of:=[RawData.K63]-[RawData.M63]" office:value-type="float" office:value="3.23091999999997" calcext:value-type="float">
            <text:p>3.2309</text:p>
          </table:table-cell>
          <table:table-cell table:style-name="ce240" table:formula="of:=[RawData.L63]/[RawData.N63]" office:value-type="float" office:value="1.27180983167107" calcext:value-type="float">
            <text:p>1.2718</text:p>
          </table:table-cell>
          <table:table-cell table:style-name="ce247" table:number-columns-repeated="2"/>
          <table:table-cell table:style-name="ce240" table:formula="of:=[RawData.O63]-[RawData.M63]" office:value-type="float" office:value="1.74145999999996" calcext:value-type="float">
            <text:p>1.7415</text:p>
          </table:table-cell>
          <table:table-cell table:style-name="ce240" table:formula="of:=[RawData.P63]/[RawData.N63]" office:value-type="float" office:value="1.23390625615958" calcext:value-type="float">
            <text:p>1.2339</text:p>
          </table:table-cell>
          <table:table-cell table:style-name="ce240" table:number-columns-repeated="6"/>
          <table:table-cell table:style-name="ce240" table:formula="of:=[RawData.W63]-[RawData.M63]" office:value-type="float" office:value="0.346814999999992" calcext:value-type="float">
            <text:p>0.3468</text:p>
          </table:table-cell>
          <table:table-cell table:style-name="ce240" table:formula="of:=[RawData.X63]/[RawData.N63]" office:value-type="float" office:value="1.21730989080301" calcext:value-type="float">
            <text:p>1.2173</text:p>
          </table:table-cell>
          <table:table-cell table:style-name="ce240" table:formula="of:=[RawData.Y63]-[RawData.M63]" office:value-type="float" office:value="-10.913785" calcext:value-type="float">
            <text:p>-10.9138</text:p>
          </table:table-cell>
          <table:table-cell table:style-name="ce240" table:formula="of:=[RawData.Z63]/[RawData.N63]" office:value-type="float" office:value="0.791176128434581" calcext:value-type="float">
            <text:p>0.7912</text:p>
          </table:table-cell>
          <table:table-cell table:style-name="ce240" table:formula="of:=[RawData.AA63]-[RawData.M63]" office:value-type="float" office:value="-2.74518499999999" calcext:value-type="float">
            <text:p>-2.7452</text:p>
          </table:table-cell>
          <table:table-cell table:style-name="ce240" table:formula="of:=[RawData.AB63]/[RawData.N63]" office:value-type="float" office:value="1.40941794654472" calcext:value-type="float">
            <text:p>1.4094</text:p>
          </table:table-cell>
          <table:table-cell table:style-name="ce240" table:formula="of:=[RawData.AC63]-[RawData.M63]" office:value-type="float" office:value="0.934214999999995" calcext:value-type="float">
            <text:p>0.9342</text:p>
          </table:table-cell>
          <table:table-cell table:style-name="ce240" table:formula="of:=[RawData.AD63]/[RawData.N63]" office:value-type="float" office:value="1.56037222178421" calcext:value-type="float">
            <text:p>1.5604</text:p>
          </table:table-cell>
          <table:table-cell table:style-name="ce240" table:formula="of:=[RawData.AE63]-[RawData.M63]" office:value-type="float" office:value="-10.844585" calcext:value-type="float">
            <text:p>-10.8446</text:p>
          </table:table-cell>
          <table:table-cell table:style-name="ce240" table:formula="of:=[RawData.AF63]/[RawData.N63]" office:value-type="float" office:value="1.03967039460717" calcext:value-type="float">
            <text:p>1.0397</text:p>
          </table:table-cell>
          <table:table-cell table:style-name="ce240" table:formula="of:=[RawData.AG63]-[RawData.M63]" office:value-type="float" office:value="0.00181499999996504" calcext:value-type="float">
            <text:p>0.0018</text:p>
          </table:table-cell>
          <table:table-cell table:style-name="ce240" table:formula="of:=[RawData.AH63]/[RawData.N63]" office:value-type="float" office:value="1.26513181889857" calcext:value-type="float">
            <text:p>1.2651</text:p>
          </table:table-cell>
          <table:table-cell table:style-name="ce240" table:formula="of:=[RawData.AI63]-[RawData.M63]" office:value-type="float" office:value="-10.565585" calcext:value-type="float">
            <text:p>-10.5656</text:p>
          </table:table-cell>
          <table:table-cell table:style-name="ce240" table:formula="of:=[RawData.AJ63]/[RawData.N63]" office:value-type="float" office:value="1.05183960854654" calcext:value-type="float">
            <text:p>1.0518</text:p>
          </table:table-cell>
          <table:table-cell table:style-name="ce240" table:formula="of:=[RawData.AK63]-[RawData.M63]" office:value-type="float" office:value="-1.78498500000001" calcext:value-type="float">
            <text:p>-1.7850</text:p>
          </table:table-cell>
          <table:table-cell table:style-name="ce240" table:formula="of:=[RawData.AL63]/[RawData.N63]" office:value-type="float" office:value="1.51196403398116" calcext:value-type="float">
            <text:p>1.5120</text:p>
          </table:table-cell>
          <table:table-cell table:style-name="ce240" table:formula="of:=[RawData.AM63]-[RawData.M63]" office:value-type="float" office:value="-0.56012234770003" calcext:value-type="float">
            <text:p>-0.5601</text:p>
          </table:table-cell>
          <table:table-cell table:style-name="ce240" table:formula="of:=[RawData.AN63]/[RawData.N63]" office:value-type="float" office:value="0.359515412945973" calcext:value-type="float">
            <text:p>0.359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4]-[RawData.M64]" office:value-type="float" office:value="8.57872500000002" calcext:value-type="float">
            <text:p>8.5787</text:p>
          </table:table-cell>
          <table:table-cell table:style-name="ce240" table:formula="of:=[RawData.H64]/[RawData.N64]" office:value-type="float" office:value="2.15105420409067" calcext:value-type="float">
            <text:p>2.1511</text:p>
          </table:table-cell>
          <table:table-cell table:style-name="ce240" table:formula="of:=[RawData.I64]-[RawData.M64]" office:value-type="float" office:value="8.58430800000002" calcext:value-type="float">
            <text:p>8.5843</text:p>
          </table:table-cell>
          <table:table-cell table:style-name="ce240" table:formula="of:=[RawData.J64]/[RawData.N64]" office:value-type="float" office:value="2.17056122166688" calcext:value-type="float">
            <text:p>2.1706</text:p>
          </table:table-cell>
          <table:table-cell table:style-name="ce240" table:formula="of:=[RawData.K64]-[RawData.M64]" office:value-type="float" office:value="3.02760799999999" calcext:value-type="float">
            <text:p>3.0276</text:p>
          </table:table-cell>
          <table:table-cell table:style-name="ce240" table:formula="of:=[RawData.L64]/[RawData.N64]" office:value-type="float" office:value="1.29569723907711" calcext:value-type="float">
            <text:p>1.2957</text:p>
          </table:table-cell>
          <table:table-cell table:style-name="ce247" table:number-columns-repeated="2"/>
          <table:table-cell table:style-name="ce240" table:formula="of:=[RawData.O64]-[RawData.M64]" office:value-type="float" office:value="1.74560700000001" calcext:value-type="float">
            <text:p>1.7456</text:p>
          </table:table-cell>
          <table:table-cell table:style-name="ce240" table:formula="of:=[RawData.P64]/[RawData.N64]" office:value-type="float" office:value="0.689677431253573" calcext:value-type="float">
            <text:p>0.6897</text:p>
          </table:table-cell>
          <table:table-cell table:style-name="ce240" table:number-columns-repeated="6"/>
          <table:table-cell table:style-name="ce240" table:formula="of:=[RawData.W64]-[RawData.M64]" office:value-type="float" office:value="0.307825000000037" calcext:value-type="float">
            <text:p>0.3078</text:p>
          </table:table-cell>
          <table:table-cell table:style-name="ce240" table:formula="of:=[RawData.X64]/[RawData.N64]" office:value-type="float" office:value="1.29590011250254" calcext:value-type="float">
            <text:p>1.2959</text:p>
          </table:table-cell>
          <table:table-cell table:style-name="ce240" table:formula="of:=[RawData.Y64]-[RawData.M64]" office:value-type="float" office:value="-11.712775" calcext:value-type="float">
            <text:p>-11.7128</text:p>
          </table:table-cell>
          <table:table-cell table:style-name="ce240" table:formula="of:=[RawData.Z64]/[RawData.N64]" office:value-type="float" office:value="0.387921473229929" calcext:value-type="float">
            <text:p>0.3879</text:p>
          </table:table-cell>
          <table:table-cell table:style-name="ce240" table:formula="of:=[RawData.AA64]-[RawData.M64]" office:value-type="float" office:value="-3.08907499999998" calcext:value-type="float">
            <text:p>-3.0891</text:p>
          </table:table-cell>
          <table:table-cell table:style-name="ce240" table:formula="of:=[RawData.AB64]/[RawData.N64]" office:value-type="float" office:value="1.22998559229819" calcext:value-type="float">
            <text:p>1.2300</text:p>
          </table:table-cell>
          <table:table-cell table:style-name="ce240" table:formula="of:=[RawData.AC64]-[RawData.M64]" office:value-type="float" office:value="0.61242500000003" calcext:value-type="float">
            <text:p>0.6124</text:p>
          </table:table-cell>
          <table:table-cell table:style-name="ce240" table:formula="of:=[RawData.AD64]/[RawData.N64]" office:value-type="float" office:value="1.36419635565556" calcext:value-type="float">
            <text:p>1.3642</text:p>
          </table:table-cell>
          <table:table-cell table:style-name="ce240" table:formula="of:=[RawData.AE64]-[RawData.M64]" office:value-type="float" office:value="-11.260375" calcext:value-type="float">
            <text:p>-11.2604</text:p>
          </table:table-cell>
          <table:table-cell table:style-name="ce240" table:formula="of:=[RawData.AF64]/[RawData.N64]" office:value-type="float" office:value="0.827667007248114" calcext:value-type="float">
            <text:p>0.8277</text:p>
          </table:table-cell>
          <table:table-cell table:style-name="ce240" table:formula="of:=[RawData.AG64]-[RawData.M64]" office:value-type="float" office:value="-0.612975000000006" calcext:value-type="float">
            <text:p>-0.6130</text:p>
          </table:table-cell>
          <table:table-cell table:style-name="ce240" table:formula="of:=[RawData.AH64]/[RawData.N64]" office:value-type="float" office:value="0.520934945869682" calcext:value-type="float">
            <text:p>0.5209</text:p>
          </table:table-cell>
          <table:table-cell table:style-name="ce240" table:formula="of:=[RawData.AI64]-[RawData.M64]" office:value-type="float" office:value="-10.987675" calcext:value-type="float">
            <text:p>-10.9877</text:p>
          </table:table-cell>
          <table:table-cell table:style-name="ce240" table:formula="of:=[RawData.AJ64]/[RawData.N64]" office:value-type="float" office:value="0.885757724866749" calcext:value-type="float">
            <text:p>0.8858</text:p>
          </table:table-cell>
          <table:table-cell table:style-name="ce240" table:formula="of:=[RawData.AK64]-[RawData.M64]" office:value-type="float" office:value="-2.09947499999998" calcext:value-type="float">
            <text:p>-2.0995</text:p>
          </table:table-cell>
          <table:table-cell table:style-name="ce240" table:formula="of:=[RawData.AL64]/[RawData.N64]" office:value-type="float" office:value="1.31462265542871" calcext:value-type="float">
            <text:p>1.3146</text:p>
          </table:table-cell>
          <table:table-cell table:style-name="ce240" table:formula="of:=[RawData.AM64]-[RawData.M64]" office:value-type="float" office:value="-1.23119616790001" calcext:value-type="float">
            <text:p>-1.2312</text:p>
          </table:table-cell>
          <table:table-cell table:style-name="ce240" table:formula="of:=[RawData.AN64]/[RawData.N64]" office:value-type="float" office:value="0.134656876330462" calcext:value-type="float">
            <text:p>0.134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5]-[RawData.M65]" office:value-type="float" office:value="9.32102000000003" calcext:value-type="float">
            <text:p>9.3210</text:p>
          </table:table-cell>
          <table:table-cell table:style-name="ce240" table:formula="of:=[RawData.H65]/[RawData.N65]" office:value-type="float" office:value="2.22050633804295" calcext:value-type="float">
            <text:p>2.2205</text:p>
          </table:table-cell>
          <table:table-cell table:style-name="ce240" table:formula="of:=[RawData.I65]-[RawData.M65]" office:value-type="float" office:value="9.32571200000001" calcext:value-type="float">
            <text:p>9.3257</text:p>
          </table:table-cell>
          <table:table-cell table:style-name="ce240" table:formula="of:=[RawData.J65]/[RawData.N65]" office:value-type="float" office:value="2.23970776562467" calcext:value-type="float">
            <text:p>2.2397</text:p>
          </table:table-cell>
          <table:table-cell table:style-name="ce240" table:formula="of:=[RawData.K65]-[RawData.M65]" office:value-type="float" office:value="3.39219400000002" calcext:value-type="float">
            <text:p>3.3922</text:p>
          </table:table-cell>
          <table:table-cell table:style-name="ce240" table:formula="of:=[RawData.L65]/[RawData.N65]" office:value-type="float" office:value="1.24619486490458" calcext:value-type="float">
            <text:p>1.2462</text:p>
          </table:table-cell>
          <table:table-cell table:style-name="ce247" table:number-columns-repeated="2"/>
          <table:table-cell table:style-name="ce240" table:formula="of:=[RawData.O65]-[RawData.M65]" office:value-type="float" office:value="2.27260200000001" calcext:value-type="float">
            <text:p>2.2726</text:p>
          </table:table-cell>
          <table:table-cell table:style-name="ce240" table:formula="of:=[RawData.P65]/[RawData.N65]" office:value-type="float" office:value="1.21783217517267" calcext:value-type="float">
            <text:p>1.2178</text:p>
          </table:table-cell>
          <table:table-cell table:style-name="ce240" table:number-columns-repeated="6"/>
          <table:table-cell table:style-name="ce240" table:formula="of:=[RawData.W65]-[RawData.M65]" office:value-type="float" office:value="0.473720000000014" calcext:value-type="float">
            <text:p>0.4737</text:p>
          </table:table-cell>
          <table:table-cell table:style-name="ce240" table:formula="of:=[RawData.X65]/[RawData.N65]" office:value-type="float" office:value="0.986647912161737" calcext:value-type="float">
            <text:p>0.9866</text:p>
          </table:table-cell>
          <table:table-cell table:style-name="ce240" table:formula="of:=[RawData.Y65]-[RawData.M65]" office:value-type="float" office:value="-10.78128" calcext:value-type="float">
            <text:p>-10.7813</text:p>
          </table:table-cell>
          <table:table-cell table:style-name="ce240" table:formula="of:=[RawData.Z65]/[RawData.N65]" office:value-type="float" office:value="0.892522627170239" calcext:value-type="float">
            <text:p>0.8925</text:p>
          </table:table-cell>
          <table:table-cell table:style-name="ce240" table:formula="of:=[RawData.AA65]-[RawData.M65]" office:value-type="float" office:value="-2.35248000000001" calcext:value-type="float">
            <text:p>-2.3525</text:p>
          </table:table-cell>
          <table:table-cell table:style-name="ce240" table:formula="of:=[RawData.AB65]/[RawData.N65]" office:value-type="float" office:value="1.46035335376735" calcext:value-type="float">
            <text:p>1.4604</text:p>
          </table:table-cell>
          <table:table-cell table:style-name="ce240" table:formula="of:=[RawData.AC65]-[RawData.M65]" office:value-type="float" office:value="1.33902000000001" calcext:value-type="float">
            <text:p>1.3390</text:p>
          </table:table-cell>
          <table:table-cell table:style-name="ce240" table:formula="of:=[RawData.AD65]/[RawData.N65]" office:value-type="float" office:value="1.71196545672118" calcext:value-type="float">
            <text:p>1.7120</text:p>
          </table:table-cell>
          <table:table-cell table:style-name="ce240" table:formula="of:=[RawData.AE65]-[RawData.M65]" office:value-type="float" office:value="-10.69248" calcext:value-type="float">
            <text:p>-10.6925</text:p>
          </table:table-cell>
          <table:table-cell table:style-name="ce240" table:formula="of:=[RawData.AF65]/[RawData.N65]" office:value-type="float" office:value="0.691287542250121" calcext:value-type="float">
            <text:p>0.6913</text:p>
          </table:table-cell>
          <table:table-cell table:style-name="ce240" table:formula="of:=[RawData.AG65]-[RawData.M65]" office:value-type="float" office:value="0.129020000000025" calcext:value-type="float">
            <text:p>0.1290</text:p>
          </table:table-cell>
          <table:table-cell table:style-name="ce240" table:formula="of:=[RawData.AH65]/[RawData.N65]" office:value-type="float" office:value="1.3259147880671" calcext:value-type="float">
            <text:p>1.3259</text:p>
          </table:table-cell>
          <table:table-cell table:style-name="ce240" table:formula="of:=[RawData.AI65]-[RawData.M65]" office:value-type="float" office:value="-10.34768" calcext:value-type="float">
            <text:p>-10.3477</text:p>
          </table:table-cell>
          <table:table-cell table:style-name="ce240" table:formula="of:=[RawData.AJ65]/[RawData.N65]" office:value-type="float" office:value="0.639633970146747" calcext:value-type="float">
            <text:p>0.6396</text:p>
          </table:table-cell>
          <table:table-cell table:style-name="ce240" table:formula="of:=[RawData.AK65]-[RawData.M65]" office:value-type="float" office:value="-1.38038" calcext:value-type="float">
            <text:p>-1.3804</text:p>
          </table:table-cell>
          <table:table-cell table:style-name="ce240" table:formula="of:=[RawData.AL65]/[RawData.N65]" office:value-type="float" office:value="1.68940208888796" calcext:value-type="float">
            <text:p>1.6894</text:p>
          </table:table-cell>
          <table:table-cell table:style-name="ce240" table:formula="of:=[RawData.AM65]-[RawData.M65]" office:value-type="float" office:value="-0.44928224749998" calcext:value-type="float">
            <text:p>-0.4493</text:p>
          </table:table-cell>
          <table:table-cell table:style-name="ce240" table:formula="of:=[RawData.AN65]/[RawData.N65]" office:value-type="float" office:value="0.377157189391556" calcext:value-type="float">
            <text:p>0.377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6]-[RawData.M66]" office:value-type="float" office:value="9.18025699999998" calcext:value-type="float">
            <text:p>9.1803</text:p>
          </table:table-cell>
          <table:table-cell table:style-name="ce240" table:formula="of:=[RawData.H66]/[RawData.N66]" office:value-type="float" office:value="2.30547521758224" calcext:value-type="float">
            <text:p>2.3055</text:p>
          </table:table-cell>
          <table:table-cell table:style-name="ce240" table:formula="of:=[RawData.I66]-[RawData.M66]" office:value-type="float" office:value="9.18526999999995" calcext:value-type="float">
            <text:p>9.1853</text:p>
          </table:table-cell>
          <table:table-cell table:style-name="ce240" table:formula="of:=[RawData.J66]/[RawData.N66]" office:value-type="float" office:value="2.32633343979559" calcext:value-type="float">
            <text:p>2.3263</text:p>
          </table:table-cell>
          <table:table-cell table:style-name="ce240" table:formula="of:=[RawData.K66]-[RawData.M66]" office:value-type="float" office:value="3.09987899999999" calcext:value-type="float">
            <text:p>3.0999</text:p>
          </table:table-cell>
          <table:table-cell table:style-name="ce240" table:formula="of:=[RawData.L66]/[RawData.N66]" office:value-type="float" office:value="1.2489420312999" calcext:value-type="float">
            <text:p>1.2489</text:p>
          </table:table-cell>
          <table:table-cell table:style-name="ce247" table:number-columns-repeated="2"/>
          <table:table-cell table:style-name="ce240" table:formula="of:=[RawData.O66]-[RawData.M66]" office:value-type="float" office:value="1.97292199999998" calcext:value-type="float">
            <text:p>1.9729</text:p>
          </table:table-cell>
          <table:table-cell table:style-name="ce240" table:formula="of:=[RawData.P66]/[RawData.N66]" office:value-type="float" office:value="1.33485707441712" calcext:value-type="float">
            <text:p>1.3349</text:p>
          </table:table-cell>
          <table:table-cell table:style-name="ce240" table:number-columns-repeated="6"/>
          <table:table-cell table:style-name="ce240" table:formula="of:=[RawData.W66]-[RawData.M66]" office:value-type="float" office:value="0.445357000000001" calcext:value-type="float">
            <text:p>0.4454</text:p>
          </table:table-cell>
          <table:table-cell table:style-name="ce240" table:formula="of:=[RawData.X66]/[RawData.N66]" office:value-type="float" office:value="1.30409613541999" calcext:value-type="float">
            <text:p>1.3041</text:p>
          </table:table-cell>
          <table:table-cell table:style-name="ce240" table:formula="of:=[RawData.Y66]-[RawData.M66]" office:value-type="float" office:value="-11.177343" calcext:value-type="float">
            <text:p>-11.1773</text:p>
          </table:table-cell>
          <table:table-cell table:style-name="ce240" table:formula="of:=[RawData.Z66]/[RawData.N66]" office:value-type="float" office:value="0.91394340266688" calcext:value-type="float">
            <text:p>0.9139</text:p>
          </table:table-cell>
          <table:table-cell table:style-name="ce240" table:formula="of:=[RawData.AA66]-[RawData.M66]" office:value-type="float" office:value="-2.80064300000004" calcext:value-type="float">
            <text:p>-2.8006</text:p>
          </table:table-cell>
          <table:table-cell table:style-name="ce240" table:formula="of:=[RawData.AB66]/[RawData.N66]" office:value-type="float" office:value="1.15032588430214" calcext:value-type="float">
            <text:p>1.1503</text:p>
          </table:table-cell>
          <table:table-cell table:style-name="ce240" table:formula="of:=[RawData.AC66]-[RawData.M66]" office:value-type="float" office:value="1.117457" calcext:value-type="float">
            <text:p>1.1175</text:p>
          </table:table-cell>
          <table:table-cell table:style-name="ce240" table:formula="of:=[RawData.AD66]/[RawData.N66]" office:value-type="float" office:value="0.269451447221335" calcext:value-type="float">
            <text:p>0.2695</text:p>
          </table:table-cell>
          <table:table-cell table:style-name="ce240" table:formula="of:=[RawData.AE66]-[RawData.M66]" office:value-type="float" office:value="-10.961643" calcext:value-type="float">
            <text:p>-10.9616</text:p>
          </table:table-cell>
          <table:table-cell table:style-name="ce240" table:formula="of:=[RawData.AF66]/[RawData.N66]" office:value-type="float" office:value="1.20933920073459" calcext:value-type="float">
            <text:p>1.2093</text:p>
          </table:table-cell>
          <table:table-cell table:style-name="ce240" table:formula="of:=[RawData.AG66]-[RawData.M66]" office:value-type="float" office:value="-0.273842999999999" calcext:value-type="float">
            <text:p>-0.2738</text:p>
          </table:table-cell>
          <table:table-cell table:style-name="ce240" table:formula="of:=[RawData.AH66]/[RawData.N66]" office:value-type="float" office:value="1.5348298985947" calcext:value-type="float">
            <text:p>1.5348</text:p>
          </table:table-cell>
          <table:table-cell table:style-name="ce240" table:formula="of:=[RawData.AI66]-[RawData.M66]" office:value-type="float" office:value="-10.666243" calcext:value-type="float">
            <text:p>-10.6662</text:p>
          </table:table-cell>
          <table:table-cell table:style-name="ce240" table:formula="of:=[RawData.AJ66]/[RawData.N66]" office:value-type="float" office:value="1.23924853481316" calcext:value-type="float">
            <text:p>1.2392</text:p>
          </table:table-cell>
          <table:table-cell table:style-name="ce240" table:formula="of:=[RawData.AK66]-[RawData.M66]" office:value-type="float" office:value="-1.58304300000003" calcext:value-type="float">
            <text:p>-1.5830</text:p>
          </table:table-cell>
          <table:table-cell table:style-name="ce240" table:formula="of:=[RawData.AL66]/[RawData.N66]" office:value-type="float" office:value="1.07070120568508" calcext:value-type="float">
            <text:p>1.0707</text:p>
          </table:table-cell>
          <table:table-cell table:style-name="ce240" table:formula="of:=[RawData.AM66]-[RawData.M66]" office:value-type="float" office:value="-0.715457600600018" calcext:value-type="float">
            <text:p>-0.7155</text:p>
          </table:table-cell>
          <table:table-cell table:style-name="ce240" table:formula="of:=[RawData.AN66]/[RawData.N66]" office:value-type="float" office:value="0.37735903561959" calcext:value-type="float">
            <text:p>0.377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7]-[RawData.M67]" office:value-type="float" office:value="11.32525" calcext:value-type="float">
            <text:p>11.3253</text:p>
          </table:table-cell>
          <table:table-cell table:style-name="ce240" table:formula="of:=[RawData.H67]/[RawData.N67]" office:value-type="float" office:value="4.35296692615371" calcext:value-type="float">
            <text:p>4.3530</text:p>
          </table:table-cell>
          <table:table-cell table:style-name="ce240" table:formula="of:=[RawData.I67]-[RawData.M67]" office:value-type="float" office:value="11.329583" calcext:value-type="float">
            <text:p>11.3296</text:p>
          </table:table-cell>
          <table:table-cell table:style-name="ce240" table:formula="of:=[RawData.J67]/[RawData.N67]" office:value-type="float" office:value="4.39589695066879" calcext:value-type="float">
            <text:p>4.3959</text:p>
          </table:table-cell>
          <table:table-cell table:style-name="ce240" table:formula="of:=[RawData.K67]-[RawData.M67]" office:value-type="float" office:value="3.22142100000002" calcext:value-type="float">
            <text:p>3.2214</text:p>
          </table:table-cell>
          <table:table-cell table:style-name="ce240" table:formula="of:=[RawData.L67]/[RawData.N67]" office:value-type="float" office:value="0.847748483936175" calcext:value-type="float">
            <text:p>0.8477</text:p>
          </table:table-cell>
          <table:table-cell table:style-name="ce247" table:number-columns-repeated="2"/>
          <table:table-cell table:style-name="ce240" table:formula="of:=[RawData.O67]-[RawData.M67]" office:value-type="float" office:value="2.77415400000001" calcext:value-type="float">
            <text:p>2.7742</text:p>
          </table:table-cell>
          <table:table-cell table:style-name="ce240" table:formula="of:=[RawData.P67]/[RawData.N67]" office:value-type="float" office:value="3.44617435809212" calcext:value-type="float">
            <text:p>3.4462</text:p>
          </table:table-cell>
          <table:table-cell table:style-name="ce240" table:number-columns-repeated="6"/>
          <table:table-cell table:style-name="ce240" table:formula="of:=[RawData.W67]-[RawData.M67]" office:value-type="float" office:value="0.959749999999985" calcext:value-type="float">
            <text:p>0.9597</text:p>
          </table:table-cell>
          <table:table-cell table:style-name="ce240" table:formula="of:=[RawData.X67]/[RawData.N67]" office:value-type="float" office:value="2.17547632359899" calcext:value-type="float">
            <text:p>2.1755</text:p>
          </table:table-cell>
          <table:table-cell table:style-name="ce240" table:formula="of:=[RawData.Y67]-[RawData.M67]" office:value-type="float" office:value="-9.76315" calcext:value-type="float">
            <text:p>-9.7632</text:p>
          </table:table-cell>
          <table:table-cell table:style-name="ce240" table:formula="of:=[RawData.Z67]/[RawData.N67]" office:value-type="float" office:value="1.65258439206916" calcext:value-type="float">
            <text:p>1.6526</text:p>
          </table:table-cell>
          <table:table-cell table:style-name="ce240" table:formula="of:=[RawData.AA67]-[RawData.M67]" office:value-type="float" office:value="-1.50605000000002" calcext:value-type="float">
            <text:p>-1.5061</text:p>
          </table:table-cell>
          <table:table-cell table:style-name="ce240" table:formula="of:=[RawData.AB67]/[RawData.N67]" office:value-type="float" office:value="3.39724254870758" calcext:value-type="float">
            <text:p>3.3972</text:p>
          </table:table-cell>
          <table:table-cell table:style-name="ce240" table:formula="of:=[RawData.AC67]-[RawData.M67]" office:value-type="float" office:value="2.23045000000002" calcext:value-type="float">
            <text:p>2.2305</text:p>
          </table:table-cell>
          <table:table-cell table:style-name="ce240" table:formula="of:=[RawData.AD67]/[RawData.N67]" office:value-type="float" office:value="5.85428079222399" calcext:value-type="float">
            <text:p>5.8543</text:p>
          </table:table-cell>
          <table:table-cell table:style-name="ce240" table:formula="of:=[RawData.AE67]-[RawData.M67]" office:value-type="float" office:value="-9.59275000000002" calcext:value-type="float">
            <text:p>-9.5928</text:p>
          </table:table-cell>
          <table:table-cell table:style-name="ce240" table:formula="of:=[RawData.AF67]/[RawData.N67]" office:value-type="float" office:value="2.39191304460023" calcext:value-type="float">
            <text:p>2.3919</text:p>
          </table:table-cell>
          <table:table-cell table:style-name="ce240" table:formula="of:=[RawData.AG67]-[RawData.M67]" office:value-type="float" office:value="1.10275000000001" calcext:value-type="float">
            <text:p>1.1028</text:p>
          </table:table-cell>
          <table:table-cell table:style-name="ce240" table:formula="of:=[RawData.AH67]/[RawData.N67]" office:value-type="float" office:value="2.8472118618554" calcext:value-type="float">
            <text:p>2.8472</text:p>
          </table:table-cell>
          <table:table-cell table:style-name="ce240" table:formula="of:=[RawData.AI67]-[RawData.M67]" office:value-type="float" office:value="-9.29795000000001" calcext:value-type="float">
            <text:p>-9.2980</text:p>
          </table:table-cell>
          <table:table-cell table:style-name="ce240" table:formula="of:=[RawData.AJ67]/[RawData.N67]" office:value-type="float" office:value="2.43959645606641" calcext:value-type="float">
            <text:p>2.4396</text:p>
          </table:table-cell>
          <table:table-cell table:style-name="ce240" table:formula="of:=[RawData.AK67]-[RawData.M67]" office:value-type="float" office:value="-0.453249999999969" calcext:value-type="float">
            <text:p>-0.4532</text:p>
          </table:table-cell>
          <table:table-cell table:style-name="ce240" table:formula="of:=[RawData.AL67]/[RawData.N67]" office:value-type="float" office:value="3.90761466173498" calcext:value-type="float">
            <text:p>3.9076</text:p>
          </table:table-cell>
          <table:table-cell table:style-name="ce240" table:formula="of:=[RawData.AM67]-[RawData.M67]" office:value-type="float" office:value="0.64889570470001" calcext:value-type="float">
            <text:p>0.6489</text:p>
          </table:table-cell>
          <table:table-cell table:style-name="ce240" table:formula="of:=[RawData.AN67]/[RawData.N67]" office:value-type="float" office:value="0.63680491231289" calcext:value-type="float">
            <text:p>0.636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8]-[RawData.M68]" office:value-type="float" office:value="8.05461800000001" calcext:value-type="float">
            <text:p>8.0546</text:p>
          </table:table-cell>
          <table:table-cell table:style-name="ce240" table:formula="of:=[RawData.H68]/[RawData.N68]" office:value-type="float" office:value="1.85746370992575" calcext:value-type="float">
            <text:p>1.8575</text:p>
          </table:table-cell>
          <table:table-cell table:style-name="ce240" table:formula="of:=[RawData.I68]-[RawData.M68]" office:value-type="float" office:value="8.06012200000004" calcext:value-type="float">
            <text:p>8.0601</text:p>
          </table:table-cell>
          <table:table-cell table:style-name="ce240" table:formula="of:=[RawData.J68]/[RawData.N68]" office:value-type="float" office:value="1.87154001437027" calcext:value-type="float">
            <text:p>1.8715</text:p>
          </table:table-cell>
          <table:table-cell table:style-name="ce240" table:formula="of:=[RawData.K68]-[RawData.M68]" office:value-type="float" office:value="3.06105100000002" calcext:value-type="float">
            <text:p>3.0611</text:p>
          </table:table-cell>
          <table:table-cell table:style-name="ce240" table:formula="of:=[RawData.L68]/[RawData.N68]" office:value-type="float" office:value="1.27166660964177" calcext:value-type="float">
            <text:p>1.2717</text:p>
          </table:table-cell>
          <table:table-cell table:style-name="ce247" table:number-columns-repeated="2"/>
          <table:table-cell table:style-name="ce240" table:number-columns-repeated="8"/>
          <table:table-cell table:style-name="ce240" table:formula="of:=[RawData.W68]-[RawData.M68]" office:value-type="float" office:value="0.125718000000006" calcext:value-type="float">
            <text:p>0.1257</text:p>
          </table:table-cell>
          <table:table-cell table:style-name="ce240" table:formula="of:=[RawData.X68]/[RawData.N68]" office:value-type="float" office:value="1.25228384712766" calcext:value-type="float">
            <text:p>1.2523</text:p>
          </table:table-cell>
          <table:table-cell table:style-name="ce240" table:formula="of:=[RawData.Y68]-[RawData.M68]" office:value-type="float" office:value="-13.154182" calcext:value-type="float">
            <text:p>-13.1542</text:p>
          </table:table-cell>
          <table:table-cell table:style-name="ce240" table:formula="of:=[RawData.Z68]/[RawData.N68]" office:value-type="float" office:value="0.167383339035823" calcext:value-type="float">
            <text:p>0.1674</text:p>
          </table:table-cell>
          <table:table-cell table:style-name="ce240" table:formula="of:=[RawData.AA68]-[RawData.M68]" office:value-type="float" office:value="-3.87958199999997" calcext:value-type="float">
            <text:p>-3.8796</text:p>
          </table:table-cell>
          <table:table-cell table:style-name="ce240" table:formula="of:=[RawData.AB68]/[RawData.N68]" office:value-type="float" office:value="0.863262900742464" calcext:value-type="float">
            <text:p>0.8633</text:p>
          </table:table-cell>
          <table:table-cell table:style-name="ce240" table:formula="of:=[RawData.AC68]-[RawData.M68]" office:value-type="float" office:value="-0.167181999999968" calcext:value-type="float">
            <text:p>-0.1672</text:p>
          </table:table-cell>
          <table:table-cell table:style-name="ce240" table:formula="of:=[RawData.AD68]/[RawData.N68]" office:value-type="float" office:value="1.2252901392548" calcext:value-type="float">
            <text:p>1.2253</text:p>
          </table:table-cell>
          <table:table-cell table:style-name="ce240" table:formula="of:=[RawData.AE68]-[RawData.M68]" office:value-type="float" office:value="-12.899382" calcext:value-type="float">
            <text:p>-12.8994</text:p>
          </table:table-cell>
          <table:table-cell table:style-name="ce240" table:formula="of:=[RawData.AF68]/[RawData.N68]" office:value-type="float" office:value="0.19496914667944" calcext:value-type="float">
            <text:p>0.1950</text:p>
          </table:table-cell>
          <table:table-cell table:style-name="ce240" table:formula="of:=[RawData.AG68]-[RawData.M68]" office:value-type="float" office:value="-1.652582" calcext:value-type="float">
            <text:p>-1.6526</text:p>
          </table:table-cell>
          <table:table-cell table:style-name="ce240" table:formula="of:=[RawData.AH68]/[RawData.N68]" office:value-type="float" office:value="0.482714522530537" calcext:value-type="float">
            <text:p>0.4827</text:p>
          </table:table-cell>
          <table:table-cell table:style-name="ce240" table:formula="of:=[RawData.AI68]-[RawData.M68]" office:value-type="float" office:value="-12.602082" calcext:value-type="float">
            <text:p>-12.6021</text:p>
          </table:table-cell>
          <table:table-cell table:style-name="ce240" table:formula="of:=[RawData.AJ68]/[RawData.N68]" office:value-type="float" office:value="0.200038390871454" calcext:value-type="float">
            <text:p>0.2000</text:p>
          </table:table-cell>
          <table:table-cell table:style-name="ce240" table:formula="of:=[RawData.AK68]-[RawData.M68]" office:value-type="float" office:value="-2.881282" calcext:value-type="float">
            <text:p>-2.8813</text:p>
          </table:table-cell>
          <table:table-cell table:style-name="ce240" table:formula="of:=[RawData.AL68]/[RawData.N68]" office:value-type="float" office:value="1.17373908885619" calcext:value-type="float">
            <text:p>1.1737</text:p>
          </table:table-cell>
          <table:table-cell table:style-name="ce240" table:formula="of:=[RawData.AM68]-[RawData.M68]" office:value-type="float" office:value="-2.59002311259997" calcext:value-type="float">
            <text:p>-2.5900</text:p>
          </table:table-cell>
          <table:table-cell table:style-name="ce240" table:formula="of:=[RawData.AN68]/[RawData.N68]" office:value-type="float" office:value="0.0869219745898484" calcext:value-type="float">
            <text:p>0.086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9]-[RawData.M69]" office:value-type="float" office:value="9.526837" calcext:value-type="float">
            <text:p>9.5268</text:p>
          </table:table-cell>
          <table:table-cell table:style-name="ce240" table:formula="of:=[RawData.H69]/[RawData.N69]" office:value-type="float" office:value="2.2527776941156" calcext:value-type="float">
            <text:p>2.2528</text:p>
          </table:table-cell>
          <table:table-cell table:style-name="ce240" table:formula="of:=[RawData.I69]-[RawData.M69]" office:value-type="float" office:value="9.53151600000001" calcext:value-type="float">
            <text:p>9.5315</text:p>
          </table:table-cell>
          <table:table-cell table:style-name="ce240" table:formula="of:=[RawData.J69]/[RawData.N69]" office:value-type="float" office:value="2.27356807103064" calcext:value-type="float">
            <text:p>2.2736</text:p>
          </table:table-cell>
          <table:table-cell table:style-name="ce240" table:formula="of:=[RawData.K69]-[RawData.M69]" office:value-type="float" office:value="3.43913500000002" calcext:value-type="float">
            <text:p>3.4391</text:p>
          </table:table-cell>
          <table:table-cell table:style-name="ce240" table:formula="of:=[RawData.L69]/[RawData.N69]" office:value-type="float" office:value="1.25169742339833" calcext:value-type="float">
            <text:p>1.2517</text:p>
          </table:table-cell>
          <table:table-cell table:style-name="ce247" table:number-columns-repeated="2"/>
          <table:table-cell table:style-name="ce240" table:number-columns-repeated="8"/>
          <table:table-cell table:style-name="ce240" table:formula="of:=[RawData.W69]-[RawData.M69]" office:value-type="float" office:value="0.52173700000003" calcext:value-type="float">
            <text:p>0.5217</text:p>
          </table:table-cell>
          <table:table-cell table:style-name="ce240" table:formula="of:=[RawData.X69]/[RawData.N69]" office:value-type="float" office:value="1.23489728412256" calcext:value-type="float">
            <text:p>1.2349</text:p>
          </table:table-cell>
          <table:table-cell table:style-name="ce240" table:formula="of:=[RawData.Y69]-[RawData.M69]" office:value-type="float" office:value="-10.704363" calcext:value-type="float">
            <text:p>-10.7044</text:p>
          </table:table-cell>
          <table:table-cell table:style-name="ce240" table:formula="of:=[RawData.Z69]/[RawData.N69]" office:value-type="float" office:value="0.909286507660167" calcext:value-type="float">
            <text:p>0.9093</text:p>
          </table:table-cell>
          <table:table-cell table:style-name="ce240" table:formula="of:=[RawData.AA69]-[RawData.M69]" office:value-type="float" office:value="-2.45326299999999" calcext:value-type="float">
            <text:p>-2.4533</text:p>
          </table:table-cell>
          <table:table-cell table:style-name="ce240" table:formula="of:=[RawData.AB69]/[RawData.N69]" office:value-type="float" office:value="1.03828427924791" calcext:value-type="float">
            <text:p>1.0383</text:p>
          </table:table-cell>
          <table:table-cell table:style-name="ce240" table:formula="of:=[RawData.AC69]-[RawData.M69]" office:value-type="float" office:value="1.55433700000003" calcext:value-type="float">
            <text:p>1.5543</text:p>
          </table:table-cell>
          <table:table-cell table:style-name="ce240" table:formula="of:=[RawData.AD69]/[RawData.N69]" office:value-type="float" office:value="0.820088150678969" calcext:value-type="float">
            <text:p>0.8201</text:p>
          </table:table-cell>
          <table:table-cell table:style-name="ce240" table:formula="of:=[RawData.AE69]-[RawData.M69]" office:value-type="float" office:value="-10.697363" calcext:value-type="float">
            <text:p>-10.6974</text:p>
          </table:table-cell>
          <table:table-cell table:style-name="ce240" table:formula="of:=[RawData.AF69]/[RawData.N69]" office:value-type="float" office:value="1.02855772110028" calcext:value-type="float">
            <text:p>1.0286</text:p>
          </table:table-cell>
          <table:table-cell table:style-name="ce240" table:formula="of:=[RawData.AG69]-[RawData.M69]" office:value-type="float" office:value="0.210937000000001" calcext:value-type="float">
            <text:p>0.2109</text:p>
          </table:table-cell>
          <table:table-cell table:style-name="ce240" table:formula="of:=[RawData.AH69]/[RawData.N69]" office:value-type="float" office:value="1.35222485854805" calcext:value-type="float">
            <text:p>1.3522</text:p>
          </table:table-cell>
          <table:table-cell table:style-name="ce240" table:formula="of:=[RawData.AI69]-[RawData.M69]" office:value-type="float" office:value="-10.427763" calcext:value-type="float">
            <text:p>-10.4278</text:p>
          </table:table-cell>
          <table:table-cell table:style-name="ce240" table:formula="of:=[RawData.AJ69]/[RawData.N69]" office:value-type="float" office:value="1.03197905640669" calcext:value-type="float">
            <text:p>1.0320</text:p>
          </table:table-cell>
          <table:table-cell table:style-name="ce240" table:formula="of:=[RawData.AK69]-[RawData.M69]" office:value-type="float" office:value="-1.212763" calcext:value-type="float">
            <text:p>-1.2128</text:p>
          </table:table-cell>
          <table:table-cell table:style-name="ce240" table:formula="of:=[RawData.AL69]/[RawData.N69]" office:value-type="float" office:value="0.754708628568941" calcext:value-type="float">
            <text:p>0.7547</text:p>
          </table:table-cell>
          <table:table-cell table:style-name="ce240" table:formula="of:=[RawData.AM69]-[RawData.M69]" office:value-type="float" office:value="-0.376051457500012" calcext:value-type="float">
            <text:p>-0.3761</text:p>
          </table:table-cell>
          <table:table-cell table:style-name="ce240" table:formula="of:=[RawData.AN69]/[RawData.N69]" office:value-type="float" office:value="0.392492132259075" calcext:value-type="float">
            <text:p>0.392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0]-[RawData.M70]" office:value-type="float" office:value="9.30000999999999" calcext:value-type="float">
            <text:p>9.3000</text:p>
          </table:table-cell>
          <table:table-cell table:style-name="ce240" table:formula="of:=[RawData.H70]/[RawData.N70]" office:value-type="float" office:value="0.928633656874164" calcext:value-type="float">
            <text:p>0.9286</text:p>
          </table:table-cell>
          <table:table-cell table:style-name="ce240" table:formula="of:=[RawData.I70]-[RawData.M70]" office:value-type="float" office:value="9.30515400000002" calcext:value-type="float">
            <text:p>9.3052</text:p>
          </table:table-cell>
          <table:table-cell table:style-name="ce240" table:formula="of:=[RawData.J70]/[RawData.N70]" office:value-type="float" office:value="0.941331262672016" calcext:value-type="float">
            <text:p>0.9413</text:p>
          </table:table-cell>
          <table:table-cell table:style-name="ce240" table:formula="of:=[RawData.K70]-[RawData.M70]" office:value-type="float" office:value="3.176807" calcext:value-type="float">
            <text:p>3.1768</text:p>
          </table:table-cell>
          <table:table-cell table:style-name="ce240" table:formula="of:=[RawData.L70]/[RawData.N70]" office:value-type="float" office:value="1.25980328717484" calcext:value-type="float">
            <text:p>1.2598</text:p>
          </table:table-cell>
          <table:table-cell table:style-name="ce247" table:number-columns-repeated="2"/>
          <table:table-cell table:style-name="ce240" table:number-columns-repeated="8"/>
          <table:table-cell table:style-name="ce240" table:formula="of:=[RawData.W70]-[RawData.M70]" office:value-type="float" office:value="0.487210000000005" calcext:value-type="float">
            <text:p>0.4872</text:p>
          </table:table-cell>
          <table:table-cell table:style-name="ce240" table:formula="of:=[RawData.X70]/[RawData.N70]" office:value-type="float" office:value="1.2684741814417" calcext:value-type="float">
            <text:p>1.2685</text:p>
          </table:table-cell>
          <table:table-cell table:style-name="ce240" table:formula="of:=[RawData.Y70]-[RawData.M70]" office:value-type="float" office:value="-10.91539" calcext:value-type="float">
            <text:p>-10.9154</text:p>
          </table:table-cell>
          <table:table-cell table:style-name="ce240" table:formula="of:=[RawData.Z70]/[RawData.N70]" office:value-type="float" office:value="0.82438135110651" calcext:value-type="float">
            <text:p>0.8244</text:p>
          </table:table-cell>
          <table:table-cell table:style-name="ce240" table:formula="of:=[RawData.AA70]-[RawData.M70]" office:value-type="float" office:value="-2.53419000000002" calcext:value-type="float">
            <text:p>-2.5342</text:p>
          </table:table-cell>
          <table:table-cell table:style-name="ce240" table:formula="of:=[RawData.AB70]/[RawData.N70]" office:value-type="float" office:value="1.46064433803546" calcext:value-type="float">
            <text:p>1.4606</text:p>
          </table:table-cell>
          <table:table-cell table:style-name="ce240" table:formula="of:=[RawData.AC70]-[RawData.M70]" office:value-type="float" office:value="1.20411000000001" calcext:value-type="float">
            <text:p>1.2041</text:p>
          </table:table-cell>
          <table:table-cell table:style-name="ce240" table:formula="of:=[RawData.AD70]/[RawData.N70]" office:value-type="float" office:value="1.59279848367197" calcext:value-type="float">
            <text:p>1.5928</text:p>
          </table:table-cell>
          <table:table-cell table:style-name="ce240" table:formula="of:=[RawData.AE70]-[RawData.M70]" office:value-type="float" office:value="-10.67369" calcext:value-type="float">
            <text:p>-10.6737</text:p>
          </table:table-cell>
          <table:table-cell table:style-name="ce240" table:formula="of:=[RawData.AF70]/[RawData.N70]" office:value-type="float" office:value="1.07747835296148" calcext:value-type="float">
            <text:p>1.0775</text:p>
          </table:table-cell>
          <table:table-cell table:style-name="ce240" table:formula="of:=[RawData.AG70]-[RawData.M70]" office:value-type="float" office:value="0.0403099999999768" calcext:value-type="float">
            <text:p>0.0403</text:p>
          </table:table-cell>
          <table:table-cell table:style-name="ce240" table:formula="of:=[RawData.AH70]/[RawData.N70]" office:value-type="float" office:value="1.31550448858979" calcext:value-type="float">
            <text:p>1.3155</text:p>
          </table:table-cell>
          <table:table-cell table:style-name="ce240" table:formula="of:=[RawData.AI70]-[RawData.M70]" office:value-type="float" office:value="-10.37669" calcext:value-type="float">
            <text:p>-10.3767</text:p>
          </table:table-cell>
          <table:table-cell table:style-name="ce240" table:formula="of:=[RawData.AJ70]/[RawData.N70]" office:value-type="float" office:value="1.11911111254907" calcext:value-type="float">
            <text:p>1.1191</text:p>
          </table:table-cell>
          <table:table-cell table:style-name="ce240" table:formula="of:=[RawData.AK70]-[RawData.M70]" office:value-type="float" office:value="-1.50279" calcext:value-type="float">
            <text:p>-1.5028</text:p>
          </table:table-cell>
          <table:table-cell table:style-name="ce240" table:formula="of:=[RawData.AL70]/[RawData.N70]" office:value-type="float" office:value="1.51046898537595" calcext:value-type="float">
            <text:p>1.5105</text:p>
          </table:table-cell>
          <table:table-cell table:style-name="ce240" table:formula="of:=[RawData.AM70]-[RawData.M70]" office:value-type="float" office:value="-0.48898632060002" calcext:value-type="float">
            <text:p>-0.4890</text:p>
          </table:table-cell>
          <table:table-cell table:style-name="ce240" table:formula="of:=[RawData.AN70]/[RawData.N70]" office:value-type="float" office:value="0.358459546588219" calcext:value-type="float">
            <text:p>0.358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1]-[RawData.M71]" office:value-type="float" office:value="8.04985099999999" calcext:value-type="float">
            <text:p>8.0499</text:p>
          </table:table-cell>
          <table:table-cell table:style-name="ce240" table:formula="of:=[RawData.H71]/[RawData.N71]" office:value-type="float" office:value="3.03115618279974" calcext:value-type="float">
            <text:p>3.0312</text:p>
          </table:table-cell>
          <table:table-cell table:style-name="ce240" table:formula="of:=[RawData.I71]-[RawData.M71]" office:value-type="float" office:value="8.05521199999998" calcext:value-type="float">
            <text:p>8.0552</text:p>
          </table:table-cell>
          <table:table-cell table:style-name="ce240" table:formula="of:=[RawData.J71]/[RawData.N71]" office:value-type="float" office:value="3.05583542609663" calcext:value-type="float">
            <text:p>3.0558</text:p>
          </table:table-cell>
          <table:table-cell table:style-name="ce240" table:formula="of:=[RawData.K71]-[RawData.M71]" office:value-type="float" office:value="3.04844700000001" calcext:value-type="float">
            <text:p>3.0484</text:p>
          </table:table-cell>
          <table:table-cell table:style-name="ce240" table:formula="of:=[RawData.L71]/[RawData.N71]" office:value-type="float" office:value="1.25373313884419" calcext:value-type="float">
            <text:p>1.2537</text:p>
          </table:table-cell>
          <table:table-cell table:style-name="ce247" table:number-columns-repeated="2"/>
          <table:table-cell table:style-name="ce240" table:number-columns-repeated="8"/>
          <table:table-cell table:style-name="ce240" table:formula="of:=[RawData.W71]-[RawData.M71]" office:value-type="float" office:value="0.163351000000034" calcext:value-type="float">
            <text:p>0.1634</text:p>
          </table:table-cell>
          <table:table-cell table:style-name="ce240" table:formula="of:=[RawData.X71]/[RawData.N71]" office:value-type="float" office:value="1.17269432623047" calcext:value-type="float">
            <text:p>1.1727</text:p>
          </table:table-cell>
          <table:table-cell table:style-name="ce240" table:formula="of:=[RawData.Y71]-[RawData.M71]" office:value-type="float" office:value="-11.643549" calcext:value-type="float">
            <text:p>-11.6435</text:p>
          </table:table-cell>
          <table:table-cell table:style-name="ce240" table:formula="of:=[RawData.Z71]/[RawData.N71]" office:value-type="float" office:value="0.714330617001759" calcext:value-type="float">
            <text:p>0.7143</text:p>
          </table:table-cell>
          <table:table-cell table:style-name="ce240" table:formula="of:=[RawData.AA71]-[RawData.M71]" office:value-type="float" office:value="-3.59904899999998" calcext:value-type="float">
            <text:p>-3.5990</text:p>
          </table:table-cell>
          <table:table-cell table:style-name="ce240" table:formula="of:=[RawData.AB71]/[RawData.N71]" office:value-type="float" office:value="1.2527244439766" calcext:value-type="float">
            <text:p>1.2527</text:p>
          </table:table-cell>
          <table:table-cell table:style-name="ce240" table:formula="of:=[RawData.AC71]-[RawData.M71]" office:value-type="float" office:value="0.0614510000000337" calcext:value-type="float">
            <text:p>0.0615</text:p>
          </table:table-cell>
          <table:table-cell table:style-name="ce240" table:formula="of:=[RawData.AD71]/[RawData.N71]" office:value-type="float" office:value="1.48516897848088" calcext:value-type="float">
            <text:p>1.4852</text:p>
          </table:table-cell>
          <table:table-cell table:style-name="ce240" table:formula="of:=[RawData.AE71]-[RawData.M71]" office:value-type="float" office:value="-11.588549" calcext:value-type="float">
            <text:p>-11.5885</text:p>
          </table:table-cell>
          <table:table-cell table:style-name="ce240" table:formula="of:=[RawData.AF71]/[RawData.N71]" office:value-type="float" office:value="0.895299224048482" calcext:value-type="float">
            <text:p>0.8953</text:p>
          </table:table-cell>
          <table:table-cell table:style-name="ce240" table:formula="of:=[RawData.AG71]-[RawData.M71]" office:value-type="float" office:value="-0.716748999999993" calcext:value-type="float">
            <text:p>-0.7167</text:p>
          </table:table-cell>
          <table:table-cell table:style-name="ce240" table:formula="of:=[RawData.AH71]/[RawData.N71]" office:value-type="float" office:value="1.06913243056287" calcext:value-type="float">
            <text:p>1.0691</text:p>
          </table:table-cell>
          <table:table-cell table:style-name="ce240" table:formula="of:=[RawData.AI71]-[RawData.M71]" office:value-type="float" office:value="-11.306349" calcext:value-type="float">
            <text:p>-11.3063</text:p>
          </table:table-cell>
          <table:table-cell table:style-name="ce240" table:formula="of:=[RawData.AJ71]/[RawData.N71]" office:value-type="float" office:value="0.915225798884194" calcext:value-type="float">
            <text:p>0.9152</text:p>
          </table:table-cell>
          <table:table-cell table:style-name="ce240" table:formula="of:=[RawData.AK71]-[RawData.M71]" office:value-type="float" office:value="-2.67874899999998" calcext:value-type="float">
            <text:p>-2.6787</text:p>
          </table:table-cell>
          <table:table-cell table:style-name="ce240" table:formula="of:=[RawData.AL71]/[RawData.N71]" office:value-type="float" office:value="1.45268440728432" calcext:value-type="float">
            <text:p>1.4527</text:p>
          </table:table-cell>
          <table:table-cell table:style-name="ce240" table:formula="of:=[RawData.AM71]-[RawData.M71]" office:value-type="float" office:value="-1.10082158659998" calcext:value-type="float">
            <text:p>-1.1008</text:p>
          </table:table-cell>
          <table:table-cell table:style-name="ce240" table:formula="of:=[RawData.AN71]/[RawData.N71]" office:value-type="float" office:value="0.334749331618009" calcext:value-type="float">
            <text:p>0.334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2]-[RawData.M72]" office:value-type="float" office:value="11.965329" calcext:value-type="float">
            <text:p>11.9653</text:p>
          </table:table-cell>
          <table:table-cell table:style-name="ce240" table:formula="of:=[RawData.H72]/[RawData.N72]" office:value-type="float" office:value="6.42057844062153" calcext:value-type="float">
            <text:p>6.4206</text:p>
          </table:table-cell>
          <table:table-cell table:style-name="ce240" table:formula="of:=[RawData.I72]-[RawData.M72]" office:value-type="float" office:value="11.969293" calcext:value-type="float">
            <text:p>11.9693</text:p>
          </table:table-cell>
          <table:table-cell table:style-name="ce240" table:formula="of:=[RawData.J72]/[RawData.N72]" office:value-type="float" office:value="6.48251942286348" calcext:value-type="float">
            <text:p>6.4825</text:p>
          </table:table-cell>
          <table:table-cell table:style-name="ce240" table:formula="of:=[RawData.K72]-[RawData.M72]" office:value-type="float" office:value="3.33261499999998" calcext:value-type="float">
            <text:p>3.3326</text:p>
          </table:table-cell>
          <table:table-cell table:style-name="ce240" table:formula="of:=[RawData.L72]/[RawData.N72]" office:value-type="float" office:value="1.4498473917869" calcext:value-type="float">
            <text:p>1.4498</text:p>
          </table:table-cell>
          <table:table-cell table:style-name="ce247" table:number-columns-repeated="2"/>
          <table:table-cell table:style-name="ce240" table:number-columns-repeated="8"/>
          <table:table-cell table:style-name="ce240" table:formula="of:=[RawData.W72]-[RawData.M72]" office:value-type="float" office:value="1.07202899999999" calcext:value-type="float">
            <text:p>1.0720</text:p>
          </table:table-cell>
          <table:table-cell table:style-name="ce240" table:formula="of:=[RawData.X72]/[RawData.N72]" office:value-type="float" office:value="1.71233351831299" calcext:value-type="float">
            <text:p>1.7123</text:p>
          </table:table-cell>
          <table:table-cell table:style-name="ce241" table:formula="of:=[RawData.Y72]-[RawData.M72]" office:value-type="float" office:value="-8.20397100000002" calcext:value-type="float">
            <text:p>-8.2040</text:p>
          </table:table-cell>
          <table:table-cell table:style-name="ce240" table:formula="of:=[RawData.Z72]/[RawData.N72]" office:value-type="float" office:value="4.08663310210877" calcext:value-type="float">
            <text:p>4.0866</text:p>
          </table:table-cell>
          <table:table-cell table:style-name="ce240" table:formula="of:=[RawData.AA72]-[RawData.M72]" office:value-type="float" office:value="-0.347870999999998" calcext:value-type="float">
            <text:p>-0.3479</text:p>
          </table:table-cell>
          <table:table-cell table:style-name="ce241" table:formula="of:=[RawData.AB72]/[RawData.N72]" office:value-type="float" office:value="6.05487891925638" calcext:value-type="float">
            <text:p>6.0549</text:p>
          </table:table-cell>
          <table:table-cell table:style-name="ce240" table:formula="of:=[RawData.AC72]-[RawData.M72]" office:value-type="float" office:value="3.282129" calcext:value-type="float">
            <text:p>3.2821</text:p>
          </table:table-cell>
          <table:table-cell table:style-name="ce241" table:formula="of:=[RawData.AD72]/[RawData.N72]" office:value-type="float" office:value="6.65205558407325" calcext:value-type="float">
            <text:p>6.6521</text:p>
          </table:table-cell>
          <table:table-cell table:style-name="ce240" table:formula="of:=[RawData.AE72]-[RawData.M72]" office:value-type="float" office:value="-8.202271" calcext:value-type="float">
            <text:p>-8.2023</text:p>
          </table:table-cell>
          <table:table-cell table:style-name="ce241" table:formula="of:=[RawData.AF72]/[RawData.N72]" office:value-type="float" office:value="4.78431659267481" calcext:value-type="float">
            <text:p>4.7843</text:p>
          </table:table-cell>
          <table:table-cell table:style-name="ce240" table:formula="of:=[RawData.AG72]-[RawData.M72]" office:value-type="float" office:value="2.521029" calcext:value-type="float">
            <text:p>2.5210</text:p>
          </table:table-cell>
          <table:table-cell table:style-name="ce241" table:formula="of:=[RawData.AH72]/[RawData.N72]" office:value-type="float" office:value="5.41957835044395" calcext:value-type="float">
            <text:p>5.4196</text:p>
          </table:table-cell>
          <table:table-cell table:style-name="ce240" table:formula="of:=[RawData.AI72]-[RawData.M72]" office:value-type="float" office:value="-7.92787099999998" calcext:value-type="float">
            <text:p>-7.9279</text:p>
          </table:table-cell>
          <table:table-cell table:style-name="ce241" table:formula="of:=[RawData.AJ72]/[RawData.N72]" office:value-type="float" office:value="4.74139346559379" calcext:value-type="float">
            <text:p>4.7414</text:p>
          </table:table-cell>
          <table:table-cell table:style-name="ce240" table:formula="of:=[RawData.AK72]-[RawData.M72]" office:value-type="float" office:value="0.562028999999995" calcext:value-type="float">
            <text:p>0.5620</text:p>
          </table:table-cell>
          <table:table-cell table:style-name="ce241" table:formula="of:=[RawData.AL72]/[RawData.N72]" office:value-type="float" office:value="6.48974642758047" calcext:value-type="float">
            <text:p>6.4897</text:p>
          </table:table-cell>
          <table:table-cell table:style-name="ce240" table:formula="of:=[RawData.AM72]-[RawData.M72]" office:value-type="float" office:value="2.16790337110001" calcext:value-type="float">
            <text:p>2.1679</text:p>
          </table:table-cell>
          <table:table-cell table:style-name="ce240" table:formula="of:=[RawData.AN72]/[RawData.N72]" office:value-type="float" office:value="1.77093645100111" calcext:value-type="float">
            <text:p>1.770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1_perfluorodie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3]-[RawData.M73]" office:value-type="float" office:value="10.528359" calcext:value-type="float">
            <text:p>10.5284</text:p>
          </table:table-cell>
          <table:table-cell table:style-name="ce240" table:formula="of:=[RawData.H73]/[RawData.N73]" office:value-type="float" office:value="2.89753452826194" calcext:value-type="float">
            <text:p>2.8975</text:p>
          </table:table-cell>
          <table:table-cell table:style-name="ce240" table:formula="of:=[RawData.I73]-[RawData.M73]" office:value-type="float" office:value="10.53251" calcext:value-type="float">
            <text:p>10.5325</text:p>
          </table:table-cell>
          <table:table-cell table:style-name="ce240" table:formula="of:=[RawData.J73]/[RawData.N73]" office:value-type="float" office:value="2.92040081857314" calcext:value-type="float">
            <text:p>2.9204</text:p>
          </table:table-cell>
          <table:table-cell table:style-name="ce240" table:formula="of:=[RawData.K73]-[RawData.M73]" office:value-type="float" office:value="3.73708099999999" calcext:value-type="float">
            <text:p>3.7371</text:p>
          </table:table-cell>
          <table:table-cell table:style-name="ce240" table:formula="of:=[RawData.L73]/[RawData.N73]" office:value-type="float" office:value="1.15651683014607" calcext:value-type="float">
            <text:p>1.1565</text:p>
          </table:table-cell>
          <table:table-cell table:style-name="ce247" table:number-columns-repeated="2"/>
          <table:table-cell table:style-name="ce240" table:formula="of:=[RawData.O73]-[RawData.M73]" office:value-type="float" office:value="1.832765" calcext:value-type="float">
            <text:p>1.8328</text:p>
          </table:table-cell>
          <table:table-cell table:style-name="ce240" table:formula="of:=[RawData.P73]/[RawData.N73]" office:value-type="float" office:value="1.44019476395456" calcext:value-type="float">
            <text:p>1.4402</text:p>
          </table:table-cell>
          <table:table-cell table:style-name="ce240" table:number-columns-repeated="6"/>
          <table:table-cell table:style-name="ce240" table:formula="of:=[RawData.W73]-[RawData.M73]" office:value-type="float" office:value="0.69255899999996" calcext:value-type="float">
            <text:p>0.6926</text:p>
          </table:table-cell>
          <table:table-cell table:style-name="ce240" table:formula="of:=[RawData.X73]/[RawData.N73]" office:value-type="float" office:value="1.36758168089761" calcext:value-type="float">
            <text:p>1.3676</text:p>
          </table:table-cell>
          <table:table-cell table:style-name="ce240" table:formula="of:=[RawData.Y73]-[RawData.M73]" office:value-type="float" office:value="-10.734441" calcext:value-type="float">
            <text:p>-10.7344</text:p>
          </table:table-cell>
          <table:table-cell table:style-name="ce240" table:formula="of:=[RawData.Z73]/[RawData.N73]" office:value-type="float" office:value="3.15497004445699" calcext:value-type="float">
            <text:p>3.1550</text:p>
          </table:table-cell>
          <table:table-cell table:style-name="ce240" table:formula="of:=[RawData.AA73]-[RawData.M73]" office:value-type="float" office:value="-2.08674100000002" calcext:value-type="float">
            <text:p>-2.0867</text:p>
          </table:table-cell>
          <table:table-cell table:style-name="ce240" table:formula="of:=[RawData.AB73]/[RawData.N73]" office:value-type="float" office:value="1.58978498341684" calcext:value-type="float">
            <text:p>1.5898</text:p>
          </table:table-cell>
          <table:table-cell table:style-name="ce240" table:formula="of:=[RawData.AC73]-[RawData.M73]" office:value-type="float" office:value="1.75945899999999" calcext:value-type="float">
            <text:p>1.7595</text:p>
          </table:table-cell>
          <table:table-cell table:style-name="ce240" table:formula="of:=[RawData.AD73]/[RawData.N73]" office:value-type="float" office:value="1.87153734387129" calcext:value-type="float">
            <text:p>1.8715</text:p>
          </table:table-cell>
          <table:table-cell table:style-name="ce240" table:formula="of:=[RawData.AE73]-[RawData.M73]" office:value-type="float" office:value="-10.645541" calcext:value-type="float">
            <text:p>-10.6455</text:p>
          </table:table-cell>
          <table:table-cell table:style-name="ce240" table:formula="of:=[RawData.AF73]/[RawData.N73]" office:value-type="float" office:value="3.95864384305977" calcext:value-type="float">
            <text:p>3.9586</text:p>
          </table:table-cell>
          <table:table-cell table:style-name="ce240" table:formula="of:=[RawData.AG73]-[RawData.M73]" office:value-type="float" office:value="0.53385899999995" calcext:value-type="float">
            <text:p>0.5339</text:p>
          </table:table-cell>
          <table:table-cell table:style-name="ce240" table:formula="of:=[RawData.AH73]/[RawData.N73]" office:value-type="float" office:value="1.17573562204502" calcext:value-type="float">
            <text:p>1.1757</text:p>
          </table:table-cell>
          <table:table-cell table:style-name="ce240" table:formula="of:=[RawData.AI73]-[RawData.M73]" office:value-type="float" office:value="-10.366941" calcext:value-type="float">
            <text:p>-10.3669</text:p>
          </table:table-cell>
          <table:table-cell table:style-name="ce240" table:formula="of:=[RawData.AJ73]/[RawData.N73]" office:value-type="float" office:value="4.01621517888646" calcext:value-type="float">
            <text:p>4.0162</text:p>
          </table:table-cell>
          <table:table-cell table:style-name="ce240" table:formula="of:=[RawData.AK73]-[RawData.M73]" office:value-type="float" office:value="-1.02464100000003" calcext:value-type="float">
            <text:p>-1.0246</text:p>
          </table:table-cell>
          <table:table-cell table:style-name="ce240" table:formula="of:=[RawData.AL73]/[RawData.N73]" office:value-type="float" office:value="1.78486654435114" calcext:value-type="float">
            <text:p>1.7849</text:p>
          </table:table-cell>
          <table:table-cell table:style-name="ce240" table:formula="of:=[RawData.AM73]-[RawData.M73]" office:value-type="float" office:value="-0.277959262900026" calcext:value-type="float">
            <text:p>-0.2780</text:p>
          </table:table-cell>
          <table:table-cell table:style-name="ce240" table:formula="of:=[RawData.AN73]/[RawData.N73]" office:value-type="float" office:value="1.91171194161993" calcext:value-type="float">
            <text:p>1.911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want to break sym?)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  <table:table-cell table:style-name="ce240" table:formula="of:=[RawData.G74]-[RawData.M74]" office:value-type="float" office:value="10.528444" calcext:value-type="float">
            <text:p>10.5284</text:p>
          </table:table-cell>
          <table:table-cell table:style-name="ce240" table:formula="of:=[RawData.H74]/[RawData.N74]" office:value-type="float" office:value="2.39824626283725" calcext:value-type="float">
            <text:p>2.3982</text:p>
          </table:table-cell>
          <table:table-cell table:style-name="ce240" table:formula="of:=[RawData.I74]-[RawData.M74]" office:value-type="float" office:value="10.532814" calcext:value-type="float">
            <text:p>10.5328</text:p>
          </table:table-cell>
          <table:table-cell table:style-name="ce240" table:formula="of:=[RawData.J74]/[RawData.N74]" office:value-type="float" office:value="2.41763272410792" calcext:value-type="float">
            <text:p>2.4176</text:p>
          </table:table-cell>
          <table:table-cell table:style-name="ce240" table:formula="of:=[RawData.K74]-[RawData.M74]" office:value-type="float" office:value="3.74192800000003" calcext:value-type="float">
            <text:p>3.7419</text:p>
          </table:table-cell>
          <table:table-cell table:style-name="ce240" table:formula="of:=[RawData.L74]/[RawData.N74]" office:value-type="float" office:value="1.29406440382942" calcext:value-type="float">
            <text:p>1.2941</text:p>
          </table:table-cell>
          <table:table-cell table:style-name="ce247" table:number-columns-repeated="2"/>
          <table:table-cell table:style-name="ce240" table:formula="of:=[RawData.O74]-[RawData.M74]" office:value-type="float" office:value="1.83072400000003" calcext:value-type="float">
            <text:p>1.8307</text:p>
          </table:table-cell>
          <table:table-cell table:style-name="ce240" table:formula="of:=[RawData.P74]/[RawData.N74]" office:value-type="float" office:value="1.25716275021758" calcext:value-type="float">
            <text:p>1.2572</text:p>
          </table:table-cell>
          <table:table-cell table:style-name="ce240" table:number-columns-repeated="6"/>
          <table:table-cell table:style-name="ce240" table:formula="of:=[RawData.W74]-[RawData.M74]" office:value-type="float" office:value="0.692343999999991" calcext:value-type="float">
            <text:p>0.6923</text:p>
          </table:table-cell>
          <table:table-cell table:style-name="ce240" table:formula="of:=[RawData.X74]/[RawData.N74]" office:value-type="float" office:value="1.27065274151436" calcext:value-type="float">
            <text:p>1.2707</text:p>
          </table:table-cell>
          <table:table-cell table:style-name="ce240" table:formula="of:=[RawData.Y74]-[RawData.M74]" office:value-type="float" office:value="-9.93695600000001" calcext:value-type="float">
            <text:p>-9.9370</text:p>
          </table:table-cell>
          <table:table-cell table:style-name="ce240" table:formula="of:=[RawData.Z74]/[RawData.N74]" office:value-type="float" office:value="0.511951009573542" calcext:value-type="float">
            <text:p>0.5120</text:p>
          </table:table-cell>
          <table:table-cell table:style-name="ce240" table:formula="of:=[RawData.AA74]-[RawData.M74]" office:value-type="float" office:value="-2.089156" calcext:value-type="float">
            <text:p>-2.0892</text:p>
          </table:table-cell>
          <table:table-cell table:style-name="ce240" table:formula="of:=[RawData.AB74]/[RawData.N74]" office:value-type="float" office:value="1.46201670322019" calcext:value-type="float">
            <text:p>1.4620</text:p>
          </table:table-cell>
          <table:table-cell table:style-name="ce240" table:formula="of:=[RawData.AC74]-[RawData.M74]" office:value-type="float" office:value="1.75694400000003" calcext:value-type="float">
            <text:p>1.7569</text:p>
          </table:table-cell>
          <table:table-cell table:style-name="ce240" table:formula="of:=[RawData.AD74]/[RawData.N74]" office:value-type="float" office:value="1.63924704786771" calcext:value-type="float">
            <text:p>1.6392</text:p>
          </table:table-cell>
          <table:table-cell table:style-name="ce240" table:formula="of:=[RawData.AE74]-[RawData.M74]" office:value-type="float" office:value="-9.52285599999999" calcext:value-type="float">
            <text:p>-9.5229</text:p>
          </table:table-cell>
          <table:table-cell table:style-name="ce240" table:formula="of:=[RawData.AF74]/[RawData.N74]" office:value-type="float" office:value="0.578953763272411" calcext:value-type="float">
            <text:p>0.5790</text:p>
          </table:table-cell>
          <table:table-cell table:style-name="ce240" table:formula="of:=[RawData.AG74]-[RawData.M74]" office:value-type="float" office:value="1.67954400000002" calcext:value-type="float">
            <text:p>1.6795</text:p>
          </table:table-cell>
          <table:table-cell table:style-name="ce240" table:formula="of:=[RawData.AH74]/[RawData.N74]" office:value-type="float" office:value="0.781352405570061" calcext:value-type="float">
            <text:p>0.7814</text:p>
          </table:table-cell>
          <table:table-cell table:style-name="ce240" table:formula="of:=[RawData.AI74]-[RawData.M74]" office:value-type="float" office:value="-9.21785599999998" calcext:value-type="float">
            <text:p>-9.2179</text:p>
          </table:table-cell>
          <table:table-cell table:style-name="ce240" table:formula="of:=[RawData.AJ74]/[RawData.N74]" office:value-type="float" office:value="0.200759606614447" calcext:value-type="float">
            <text:p>0.2008</text:p>
          </table:table-cell>
          <table:table-cell table:style-name="ce240" table:formula="of:=[RawData.AK74]-[RawData.M74]" office:value-type="float" office:value="-1.027556" calcext:value-type="float">
            <text:p>-1.0276</text:p>
          </table:table-cell>
          <table:table-cell table:style-name="ce240" table:formula="of:=[RawData.AL74]/[RawData.N74]" office:value-type="float" office:value="1.56781615491732" calcext:value-type="float">
            <text:p>1.5678</text:p>
          </table:table-cell>
          <table:table-cell table:style-name="ce240" table:formula="of:=[RawData.AM74]-[RawData.M74]" office:value-type="float" office:value="0.615728352650024" calcext:value-type="float">
            <text:p>0.6157</text:p>
          </table:table-cell>
          <table:table-cell table:style-name="ce240" table:formula="of:=[RawData.AN74]/[RawData.N74]" office:value-type="float" office:value="0.322846845981271" calcext:value-type="float">
            <text:p>0.322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5]-[RawData.M75]" office:value-type="float" office:value="9.05652199999997" calcext:value-type="float">
            <text:p>9.0565</text:p>
          </table:table-cell>
          <table:table-cell table:style-name="ce240" table:formula="of:=[RawData.H75]/[RawData.N75]" office:value-type="float" office:value="1.86555462385702" calcext:value-type="float">
            <text:p>1.8656</text:p>
          </table:table-cell>
          <table:table-cell table:style-name="ce240" table:formula="of:=[RawData.I75]-[RawData.M75]" office:value-type="float" office:value="9.061555" calcext:value-type="float">
            <text:p>9.0616</text:p>
          </table:table-cell>
          <table:table-cell table:style-name="ce240" table:formula="of:=[RawData.J75]/[RawData.N75]" office:value-type="float" office:value="1.8830008312552" calcext:value-type="float">
            <text:p>1.8830</text:p>
          </table:table-cell>
          <table:table-cell table:style-name="ce240" table:formula="of:=[RawData.K75]-[RawData.M75]" office:value-type="float" office:value="3.703686" calcext:value-type="float">
            <text:p>3.7037</text:p>
          </table:table-cell>
          <table:table-cell table:style-name="ce240" table:formula="of:=[RawData.L75]/[RawData.N75]" office:value-type="float" office:value="1.2962732058742" calcext:value-type="float">
            <text:p>1.2963</text:p>
          </table:table-cell>
          <table:table-cell table:style-name="ce247" table:number-columns-repeated="2"/>
          <table:table-cell table:style-name="ce240" table:formula="of:=[RawData.O75]-[RawData.M75]" office:value-type="float" office:value="1.31700000000001" calcext:value-type="float">
            <text:p>1.3170</text:p>
          </table:table-cell>
          <table:table-cell table:style-name="ce240" table:formula="of:=[RawData.P75]/[RawData.N75]" office:value-type="float" office:value="1.08284843446938" calcext:value-type="float">
            <text:p>1.0828</text:p>
          </table:table-cell>
          <table:table-cell table:style-name="ce240" table:number-columns-repeated="6"/>
          <table:table-cell table:style-name="ce240" table:formula="of:=[RawData.W75]-[RawData.M75]" office:value-type="float" office:value="0.468221999999969" calcext:value-type="float">
            <text:p>0.4682</text:p>
          </table:table-cell>
          <table:table-cell table:style-name="ce240" table:formula="of:=[RawData.X75]/[RawData.N75]" office:value-type="float" office:value="1.21810058187864" calcext:value-type="float">
            <text:p>1.2181</text:p>
          </table:table-cell>
          <table:table-cell table:style-name="ce240" table:formula="of:=[RawData.Y75]-[RawData.M75]" office:value-type="float" office:value="-10.799778" calcext:value-type="float">
            <text:p>-10.7998</text:p>
          </table:table-cell>
          <table:table-cell table:style-name="ce240" table:formula="of:=[RawData.Z75]/[RawData.N75]" office:value-type="float" office:value="2.6231707986977" calcext:value-type="float">
            <text:p>2.6232</text:p>
          </table:table-cell>
          <table:table-cell table:style-name="ce240" table:formula="of:=[RawData.AA75]-[RawData.M75]" office:value-type="float" office:value="-2.71207800000002" calcext:value-type="float">
            <text:p>-2.7121</text:p>
          </table:table-cell>
          <table:table-cell table:style-name="ce240" table:formula="of:=[RawData.AB75]/[RawData.N75]" office:value-type="float" office:value="4.08843155998892" calcext:value-type="float">
            <text:p>4.0884</text:p>
          </table:table-cell>
          <table:table-cell table:style-name="ce240" table:formula="of:=[RawData.AC75]-[RawData.M75]" office:value-type="float" office:value="1.000722" calcext:value-type="float">
            <text:p>1.0007</text:p>
          </table:table-cell>
          <table:table-cell table:style-name="ce240" table:formula="of:=[RawData.AD75]/[RawData.N75]" office:value-type="float" office:value="1.38215387226379" calcext:value-type="float">
            <text:p>1.3822</text:p>
          </table:table-cell>
          <table:table-cell table:style-name="ce240" table:formula="of:=[RawData.AE75]-[RawData.M75]" office:value-type="float" office:value="-10.712978" calcext:value-type="float">
            <text:p>-10.7130</text:p>
          </table:table-cell>
          <table:table-cell table:style-name="ce240" table:formula="of:=[RawData.AF75]/[RawData.N75]" office:value-type="float" office:value="3.20251754294819" calcext:value-type="float">
            <text:p>3.2025</text:p>
          </table:table-cell>
          <table:table-cell table:style-name="ce240" table:formula="of:=[RawData.AG75]-[RawData.M75]" office:value-type="float" office:value="0.00232199999999239" calcext:value-type="float">
            <text:p>0.0023</text:p>
          </table:table-cell>
          <table:table-cell table:style-name="ce240" table:formula="of:=[RawData.AH75]/[RawData.N75]" office:value-type="float" office:value="1.32576447423109" calcext:value-type="float">
            <text:p>1.3258</text:p>
          </table:table-cell>
          <table:table-cell table:style-name="ce240" table:formula="of:=[RawData.AI75]-[RawData.M75]" office:value-type="float" office:value="-11.198578" calcext:value-type="float">
            <text:p>-11.1986</text:p>
          </table:table-cell>
          <table:table-cell table:style-name="ce240" table:formula="of:=[RawData.AJ75]/[RawData.N75]" office:value-type="float" office:value="1.16359982335827" calcext:value-type="float">
            <text:p>1.1636</text:p>
          </table:table-cell>
          <table:table-cell table:style-name="ce240" table:formula="of:=[RawData.AK75]-[RawData.M75]" office:value-type="float" office:value="-1.71997800000003" calcext:value-type="float">
            <text:p>-1.7200</text:p>
          </table:table-cell>
          <table:table-cell table:style-name="ce240" table:formula="of:=[RawData.AL75]/[RawData.N75]" office:value-type="float" office:value="1.33146610210585" calcext:value-type="float">
            <text:p>1.3315</text:p>
          </table:table-cell>
          <table:table-cell table:style-name="ce240" table:formula="of:=[RawData.AM75]-[RawData.M75]" office:value-type="float" office:value="-0.604764965049981" calcext:value-type="float">
            <text:p>-0.6048</text:p>
          </table:table-cell>
          <table:table-cell table:style-name="ce240" table:formula="of:=[RawData.AN75]/[RawData.N75]" office:value-type="float" office:value="1.61207078627806" calcext:value-type="float">
            <text:p>1.612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70"/>
          <table:table-cell table:number-columns-repeated="2"/>
          <table:table-cell table:style-name="ce240" table:formula="of:=[RawData.G76]-[RawData.M76]" office:value-type="float" office:value="9.05695799999995" calcext:value-type="float">
            <text:p>9.0570</text:p>
          </table:table-cell>
          <table:table-cell table:style-name="ce240" table:formula="of:=[RawData.H76]/[RawData.N76]" office:value-type="float" office:value="2.03721385779087" calcext:value-type="float">
            <text:p>2.0372</text:p>
          </table:table-cell>
          <table:table-cell table:style-name="ce240" table:formula="of:=[RawData.I76]-[RawData.M76]" office:value-type="float" office:value="9.06205" calcext:value-type="float">
            <text:p>9.0621</text:p>
          </table:table-cell>
          <table:table-cell table:style-name="ce240" table:formula="of:=[RawData.J76]/[RawData.N76]" office:value-type="float" office:value="2.05638247270787" calcext:value-type="float">
            <text:p>2.0564</text:p>
          </table:table-cell>
          <table:table-cell table:style-name="ce240" table:formula="of:=[RawData.K76]-[RawData.M76]" office:value-type="float" office:value="3.70375999999999" calcext:value-type="float">
            <text:p>3.7038</text:p>
          </table:table-cell>
          <table:table-cell table:style-name="ce240" table:formula="of:=[RawData.L76]/[RawData.N76]" office:value-type="float" office:value="1.29737693887258" calcext:value-type="float">
            <text:p>1.2974</text:p>
          </table:table-cell>
          <table:table-cell table:style-name="ce247" table:number-columns-repeated="2"/>
          <table:table-cell table:style-name="ce240" table:formula="of:=[RawData.O76]-[RawData.M76]" office:value-type="float" office:value="1.31717299999997" calcext:value-type="float">
            <text:p>1.3172</text:p>
          </table:table-cell>
          <table:table-cell table:style-name="ce240" table:formula="of:=[RawData.P76]/[RawData.N76]" office:value-type="float" office:value="1.16469250669977" calcext:value-type="float">
            <text:p>1.1647</text:p>
          </table:table-cell>
          <table:table-cell table:style-name="ce240" table:number-columns-repeated="6"/>
          <table:table-cell table:style-name="ce240" table:formula="of:=[RawData.W76]-[RawData.M76]" office:value-type="float" office:value="0.468257999999992" calcext:value-type="float">
            <text:p>0.4683</text:p>
          </table:table-cell>
          <table:table-cell table:style-name="ce240" table:formula="of:=[RawData.X76]/[RawData.N76]" office:value-type="float" office:value="1.22172465399028" calcext:value-type="float">
            <text:p>1.2217</text:p>
          </table:table-cell>
          <table:table-cell table:style-name="ce240" table:formula="of:=[RawData.Y76]-[RawData.M76]" office:value-type="float" office:value="-9.403142" calcext:value-type="float">
            <text:p>-9.4031</text:p>
          </table:table-cell>
          <table:table-cell table:style-name="ce240" table:formula="of:=[RawData.Z76]/[RawData.N76]" office:value-type="float" office:value="0.261614044572317" calcext:value-type="float">
            <text:p>0.2616</text:p>
          </table:table-cell>
          <table:table-cell table:style-name="ce240" table:formula="of:=[RawData.AA76]-[RawData.M76]" office:value-type="float" office:value="-2.71164200000004" calcext:value-type="float">
            <text:p>-2.7116</text:p>
          </table:table-cell>
          <table:table-cell table:style-name="ce240" table:formula="of:=[RawData.AB76]/[RawData.N76]" office:value-type="float" office:value="0.769702965300416" calcext:value-type="float">
            <text:p>0.7697</text:p>
          </table:table-cell>
          <table:table-cell table:style-name="ce240" table:formula="of:=[RawData.AC76]-[RawData.M76]" office:value-type="float" office:value="1.001058" calcext:value-type="float">
            <text:p>1.0011</text:p>
          </table:table-cell>
          <table:table-cell table:style-name="ce240" table:formula="of:=[RawData.AD76]/[RawData.N76]" office:value-type="float" office:value="1.50311866654292" calcext:value-type="float">
            <text:p>1.5031</text:p>
          </table:table-cell>
          <table:table-cell table:style-name="ce240" table:formula="of:=[RawData.AE76]-[RawData.M76]" office:value-type="float" office:value="-8.56974200000002" calcext:value-type="float">
            <text:p>-8.5697</text:p>
          </table:table-cell>
          <table:table-cell table:style-name="ce240" table:formula="of:=[RawData.AF76]/[RawData.N76]" office:value-type="float" office:value="0.528892149378749" calcext:value-type="float">
            <text:p>0.5289</text:p>
          </table:table-cell>
          <table:table-cell table:style-name="ce240" table:formula="of:=[RawData.AG76]-[RawData.M76]" office:value-type="float" office:value="2.335058" calcext:value-type="float">
            <text:p>2.3351</text:p>
          </table:table-cell>
          <table:table-cell table:style-name="ce240" table:formula="of:=[RawData.AH76]/[RawData.N76]" office:value-type="float" office:value="0.558958763066" calcext:value-type="float">
            <text:p>0.5590</text:p>
          </table:table-cell>
          <table:table-cell table:style-name="ce240" table:formula="of:=[RawData.AI76]-[RawData.M76]" office:value-type="float" office:value="-10.425442" calcext:value-type="float">
            <text:p>-10.4254</text:p>
          </table:table-cell>
          <table:table-cell table:style-name="ce240" table:formula="of:=[RawData.AJ76]/[RawData.N76]" office:value-type="float" office:value="0.355988541364549" calcext:value-type="float">
            <text:p>0.3560</text:p>
          </table:table-cell>
          <table:table-cell table:style-name="ce240" table:formula="of:=[RawData.AK76]-[RawData.M76]" office:value-type="float" office:value="-1.71964200000002" calcext:value-type="float">
            <text:p>-1.7196</text:p>
          </table:table-cell>
          <table:table-cell table:style-name="ce240" table:formula="of:=[RawData.AL76]/[RawData.N76]" office:value-type="float" office:value="1.46620781233686" calcext:value-type="float">
            <text:p>1.4662</text:p>
          </table:table-cell>
          <table:table-cell table:style-name="ce240" table:formula="of:=[RawData.AM76]-[RawData.M76]" office:value-type="float" office:value="0.686959544299953" calcext:value-type="float">
            <text:p>0.6870</text:p>
          </table:table-cell>
          <table:table-cell table:style-name="ce240" table:formula="of:=[RawData.AN76]/[RawData.N76]" office:value-type="float" office:value="0.332694935778415" calcext:value-type="float">
            <text:p>0.332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 table:number-columns-repeated="4"/>
          <table:table-cell table:style-name="ce242" table:formula="of:=AVERAGE([.F4:.F76])" office:value-type="float" office:value="9.46730818055556" calcext:value-type="float">
            <text:p>9.47</text:p>
          </table:table-cell>
          <table:table-cell table:style-name="ce242" table:formula="of:=AVERAGE([.G4:.G76])" office:value-type="float" office:value="2.49192549339277" calcext:value-type="float">
            <text:p>2.49</text:p>
          </table:table-cell>
          <table:table-cell table:style-name="ce242" table:formula="of:=AVERAGE([.H4:.H76])" office:value-type="float" office:value="9.47193270833333" calcext:value-type="float">
            <text:p>9.47</text:p>
          </table:table-cell>
          <table:table-cell table:style-name="ce242" table:formula="of:=AVERAGE([.I4:.I76])" office:value-type="float" office:value="2.51262016428729" calcext:value-type="float">
            <text:p>2.51</text:p>
          </table:table-cell>
          <table:table-cell table:style-name="ce242" table:formula="of:=AVERAGE([.J4:.J76])" office:value-type="float" office:value="3.35742941666667" calcext:value-type="float">
            <text:p>3.36</text:p>
          </table:table-cell>
          <table:table-cell table:style-name="ce242" table:formula="of:=AVERAGE([.K4:.K76])" office:value-type="float" office:value="1.28095982446009" calcext:value-type="float">
            <text:p>1.28</text:p>
          </table:table-cell>
          <table:table-cell table:style-name="ce242" table:number-columns-repeated="2"/>
          <table:table-cell table:style-name="ce242" table:formula="of:=AVERAGE([.N4:.N76])" office:value-type="float" office:value="1.82399594029851" calcext:value-type="float">
            <text:p>1.82</text:p>
          </table:table-cell>
          <table:table-cell table:style-name="ce242" table:formula="of:=AVERAGE([.O4:.O76])" office:value-type="float" office:value="1.3284797883399" calcext:value-type="float">
            <text:p>1.33</text:p>
          </table:table-cell>
          <table:table-cell table:style-name="ce242" table:formula="of:=AVERAGE([.P4:.P76])" office:value-type="float" office:value="2.21559231481481" calcext:value-type="float">
            <text:p>2.22</text:p>
          </table:table-cell>
          <table:table-cell table:style-name="ce242" table:formula="of:=AVERAGE([.Q4:.Q76])" office:value-type="float" office:value="1.13386987056109" calcext:value-type="float">
            <text:p>1.13</text:p>
          </table:table-cell>
          <table:table-cell table:style-name="ce242" table:formula="of:=AVERAGE([.R4:.R76])" office:value-type="float" office:value="0.765565250000009" calcext:value-type="float">
            <text:p>0.77</text:p>
          </table:table-cell>
          <table:table-cell table:style-name="ce242" table:formula="of:=AVERAGE([.S4:.S76])" office:value-type="float" office:value="1.07081612536919" calcext:value-type="float">
            <text:p>1.07</text:p>
          </table:table-cell>
          <table:table-cell table:style-name="ce242" table:number-columns-repeated="2"/>
          <table:table-cell table:style-name="ce242" table:formula="of:=AVERAGE([.V4:.V76])" office:value-type="float" office:value="0.511870571428571" calcext:value-type="float">
            <text:p>0.51</text:p>
          </table:table-cell>
          <table:table-cell table:style-name="ce242" table:formula="of:=AVERAGE([.W4:.W76])" office:value-type="float" office:value="1.29752322890995" calcext:value-type="float">
            <text:p>1.30</text:p>
          </table:table-cell>
          <table:table-cell table:style-name="ce242" table:formula="of:=AVERAGE([.X4:.X76])" office:value-type="float" office:value="-10.7704001527778" calcext:value-type="float">
            <text:p>-10.77</text:p>
          </table:table-cell>
          <table:table-cell table:style-name="ce242" table:formula="of:=AVERAGE([.Y4:.Y76])" office:value-type="float" office:value="0.940811130336729" calcext:value-type="float">
            <text:p>0.94</text:p>
          </table:table-cell>
          <table:table-cell table:style-name="ce242" table:formula="of:=AVERAGE([.Z4:.Z76])" office:value-type="float" office:value="-2.54282931944445" calcext:value-type="float">
            <text:p>-2.54</text:p>
          </table:table-cell>
          <table:table-cell table:style-name="ce242" table:formula="of:=AVERAGE([.AA4:.AA76])" office:value-type="float" office:value="1.59709747435382" calcext:value-type="float">
            <text:p>1.60</text:p>
          </table:table-cell>
          <table:table-cell table:style-name="ce242" table:formula="of:=AVERAGE([.AB4:.AB76])" office:value-type="float" office:value="1.192102625" calcext:value-type="float">
            <text:p>1.19</text:p>
          </table:table-cell>
          <table:table-cell table:style-name="ce242" table:formula="of:=AVERAGE([.AC4:.AC76])" office:value-type="float" office:value="1.79684994930555" calcext:value-type="float">
            <text:p>1.80</text:p>
          </table:table-cell>
          <table:table-cell table:style-name="ce242" table:formula="of:=AVERAGE([.AD4:.AD76])" office:value-type="float" office:value="-10.719622375" calcext:value-type="float">
            <text:p>-10.72</text:p>
          </table:table-cell>
          <table:table-cell table:style-name="ce242" table:formula="of:=AVERAGE([.AE4:.AE76])" office:value-type="float" office:value="1.14965002693731" calcext:value-type="float">
            <text:p>1.15</text:p>
          </table:table-cell>
          <table:table-cell table:style-name="ce242" table:formula="of:=AVERAGE([.AF4:.AF76])" office:value-type="float" office:value="0.299550171428572" calcext:value-type="float">
            <text:p>0.30</text:p>
          </table:table-cell>
          <table:table-cell table:style-name="ce242" table:formula="of:=AVERAGE([.AG4:.AG76])" office:value-type="float" office:value="1.40915307058134" calcext:value-type="float">
            <text:p>1.41</text:p>
          </table:table-cell>
          <table:table-cell table:style-name="ce242" table:formula="of:=AVERAGE([.AH4:.AH76])" office:value-type="float" office:value="-10.4811001527778" calcext:value-type="float">
            <text:p>-10.48</text:p>
          </table:table-cell>
          <table:table-cell table:style-name="ce242" table:formula="of:=AVERAGE([.AI4:.AI76])" office:value-type="float" office:value="1.12708987295034" calcext:value-type="float">
            <text:p>1.13</text:p>
          </table:table-cell>
          <table:table-cell table:style-name="ce242" table:formula="of:=AVERAGE([.AJ4:.AJ76])" office:value-type="float" office:value="-1.54357376388889" calcext:value-type="float">
            <text:p>-1.54</text:p>
          </table:table-cell>
          <table:table-cell table:style-name="ce242" table:formula="of:=AVERAGE([.AK4:.AK76])" office:value-type="float" office:value="1.68866031223802" calcext:value-type="float">
            <text:p>1.69</text:p>
          </table:table-cell>
          <table:table-cell table:style-name="ce242" table:formula="of:=AVERAGE([.AL4:.AL76])" office:value-type="float" office:value="-0.273939613728821" calcext:value-type="float">
            <text:p>-0.27</text:p>
          </table:table-cell>
          <table:table-cell table:style-name="ce242" table:formula="of:=AVERAGE([.AM4:.AM76])" office:value-type="float" office:value="0.461717835083932" calcext:value-type="float">
            <text:p>0.4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/>
          <table:table-cell table:style-name="ce70"/>
          <table:table-cell table:number-columns-repeated="2"/>
          <table:table-cell table:style-name="ce242" table:formula="of:=STDEV([.F4:.F76])" office:value-type="float" office:value="1.17808259676245" calcext:value-type="float">
            <text:p>1.18</text:p>
          </table:table-cell>
          <table:table-cell table:style-name="ce242" table:formula="of:=STDEV([.G4:.G76])" office:value-type="float" office:value="0.831260839895356" calcext:value-type="float">
            <text:p>0.83</text:p>
          </table:table-cell>
          <table:table-cell table:style-name="ce242" table:formula="of:=STDEV([.H4:.H76])" office:value-type="float" office:value="1.17752449882717" calcext:value-type="float">
            <text:p>1.18</text:p>
          </table:table-cell>
          <table:table-cell table:style-name="ce242" table:formula="of:=STDEV([.I4:.I76])" office:value-type="float" office:value="0.838568662080853" calcext:value-type="float">
            <text:p>0.84</text:p>
          </table:table-cell>
          <table:table-cell table:style-name="ce242" table:formula="of:=STDEV([.J4:.J76])" office:value-type="float" office:value="0.339839054419355" calcext:value-type="float">
            <text:p>0.34</text:p>
          </table:table-cell>
          <table:table-cell table:style-name="ce242" table:formula="of:=STDEV([.K4:.K76])" office:value-type="float" office:value="0.214080653531043" calcext:value-type="float">
            <text:p>0.21</text:p>
          </table:table-cell>
          <table:table-cell table:style-name="ce242" table:number-columns-repeated="2"/>
          <table:table-cell table:style-name="ce242" table:formula="of:=STDEV([.N4:.N76])" office:value-type="float" office:value="0.551994714443922" calcext:value-type="float">
            <text:p>0.55</text:p>
          </table:table-cell>
          <table:table-cell table:style-name="ce242" table:formula="of:=STDEV([.O4:.O76])" office:value-type="float" office:value="0.358644422864757" calcext:value-type="float">
            <text:p>0.36</text:p>
          </table:table-cell>
          <table:table-cell table:style-name="ce242" table:formula="of:=STDEV([.P4:.P76])" office:value-type="float" office:value="0.505509428841828" calcext:value-type="float">
            <text:p>0.51</text:p>
          </table:table-cell>
          <table:table-cell table:style-name="ce242" table:formula="of:=STDEV([.Q4:.Q76])" office:value-type="float" office:value="0.11475574505949" calcext:value-type="float">
            <text:p>0.11</text:p>
          </table:table-cell>
          <table:table-cell table:style-name="ce242" table:formula="of:=STDEV([.R4:.R76])" office:value-type="float" office:value="0.288060321190278" calcext:value-type="float">
            <text:p>0.29</text:p>
          </table:table-cell>
          <table:table-cell table:style-name="ce242" table:formula="of:=STDEV([.S4:.S76])" office:value-type="float" office:value="0.0374079719927631" calcext:value-type="float">
            <text:p>0.04</text:p>
          </table:table-cell>
          <table:table-cell table:style-name="ce242" table:number-columns-repeated="2"/>
          <table:table-cell table:style-name="ce242" table:formula="of:=STDEV([.V4:.V76])" office:value-type="float" office:value="0.33145945817824" calcext:value-type="float">
            <text:p>0.33</text:p>
          </table:table-cell>
          <table:table-cell table:style-name="ce242" table:formula="of:=STDEV([.W4:.W76])" office:value-type="float" office:value="0.241745271636098" calcext:value-type="float">
            <text:p>0.24</text:p>
          </table:table-cell>
          <table:table-cell table:style-name="ce242" table:formula="of:=STDEV([.X4:.X76])" office:value-type="float" office:value="0.722845775464935" calcext:value-type="float">
            <text:p>0.72</text:p>
          </table:table-cell>
          <table:table-cell table:style-name="ce242" table:formula="of:=STDEV([.Y4:.Y76])" office:value-type="float" office:value="0.567402380321829" calcext:value-type="float">
            <text:p>0.57</text:p>
          </table:table-cell>
          <table:table-cell table:style-name="ce242" table:formula="of:=STDEV([.Z4:.Z76])" office:value-type="float" office:value="0.749976588011501" calcext:value-type="float">
            <text:p>0.75</text:p>
          </table:table-cell>
          <table:table-cell table:style-name="ce242" table:formula="of:=STDEV([.AA4:.AA76])" office:value-type="float" office:value="0.712622820307003" calcext:value-type="float">
            <text:p>0.71</text:p>
          </table:table-cell>
          <table:table-cell table:style-name="ce242" table:formula="of:=STDEV([.AB4:.AB76])" office:value-type="float" office:value="0.799222443122494" calcext:value-type="float">
            <text:p>0.80</text:p>
          </table:table-cell>
          <table:table-cell table:style-name="ce242" table:formula="of:=STDEV([.AC4:.AC76])" office:value-type="float" office:value="0.982521113448803" calcext:value-type="float">
            <text:p>0.98</text:p>
          </table:table-cell>
          <table:table-cell table:style-name="ce242" table:formula="of:=STDEV([.AD4:.AD76])" office:value-type="float" office:value="0.769778319184923" calcext:value-type="float">
            <text:p>0.77</text:p>
          </table:table-cell>
          <table:table-cell table:style-name="ce242" table:formula="of:=STDEV([.AE4:.AE76])" office:value-type="float" office:value="0.663027730903674" calcext:value-type="float">
            <text:p>0.66</text:p>
          </table:table-cell>
          <table:table-cell table:style-name="ce242" table:formula="of:=STDEV([.AF4:.AF76])" office:value-type="float" office:value="0.664619750270938" calcext:value-type="float">
            <text:p>0.66</text:p>
          </table:table-cell>
          <table:table-cell table:style-name="ce242" table:formula="of:=STDEV([.AG4:.AG76])" office:value-type="float" office:value="0.593439334308241" calcext:value-type="float">
            <text:p>0.59</text:p>
          </table:table-cell>
          <table:table-cell table:style-name="ce242" table:formula="of:=STDEV([.AH4:.AH76])" office:value-type="float" office:value="0.730710836869673" calcext:value-type="float">
            <text:p>0.73</text:p>
          </table:table-cell>
          <table:table-cell table:style-name="ce242" table:formula="of:=STDEV([.AI4:.AI76])" office:value-type="float" office:value="0.625572547913581" calcext:value-type="float">
            <text:p>0.63</text:p>
          </table:table-cell>
          <table:table-cell table:style-name="ce242" table:formula="of:=STDEV([.AJ4:.AJ76])" office:value-type="float" office:value="0.797738988190957" calcext:value-type="float">
            <text:p>0.80</text:p>
          </table:table-cell>
          <table:table-cell table:style-name="ce242" table:formula="of:=STDEV([.AK4:.AK76])" office:value-type="float" office:value="0.713949666924323" calcext:value-type="float">
            <text:p>0.71</text:p>
          </table:table-cell>
          <table:table-cell table:style-name="ce242" table:formula="of:=STDEV([.AL4:.AL76])" office:value-type="float" office:value="0.743237775483619" calcext:value-type="float">
            <text:p>0.74</text:p>
          </table:table-cell>
          <table:table-cell table:style-name="ce242" table:formula="of:=STDEV([.AM4:.AM76])" office:value-type="float" office:value="0.297265818057588" calcext:value-type="float">
            <text:p>0.3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/>
          <table:table-cell table:style-name="ce70"/>
          <table:table-cell table:number-columns-repeated="2"/>
          <table:table-cell table:style-name="ce243" table:formula="of:=MAX(MAX([.F4:.F76])-[.F77];ABS(MIN([.F4:.F76])-[.F77]))" office:value-type="float" office:value="2.50846081944444" calcext:value-type="float">
            <text:p>2.51</text:p>
          </table:table-cell>
          <table:table-cell table:style-name="ce243" table:formula="of:=MAX(MAX([.G4:.G76])-[.G77];ABS(MIN([.G4:.G76])-[.G77]))" office:value-type="float" office:value="3.92865294722876" calcext:value-type="float">
            <text:p>3.93</text:p>
          </table:table-cell>
          <table:table-cell table:style-name="ce243" table:formula="of:=MAX(MAX([.H4:.H76])-[.H77];ABS(MIN([.H4:.H76])-[.H77]))" office:value-type="float" office:value="2.50734629166667" calcext:value-type="float">
            <text:p>2.51</text:p>
          </table:table-cell>
          <table:table-cell table:style-name="ce243" table:formula="of:=MAX(MAX([.I4:.I76])-[.I77];ABS(MIN([.I4:.I76])-[.I77]))" office:value-type="float" office:value="3.96989925857619" calcext:value-type="float">
            <text:p>3.97</text:p>
          </table:table-cell>
          <table:table-cell table:style-name="ce243" table:formula="of:=MAX(MAX([.J4:.J76])-[.J77];ABS(MIN([.J4:.J76])-[.J77]))" office:value-type="float" office:value="1.55896658333335" calcext:value-type="float">
            <text:p>1.56</text:p>
          </table:table-cell>
          <table:table-cell table:style-name="ce243" table:formula="of:=MAX(MAX([.K4:.K76])-[.K77];ABS(MIN([.K4:.K76])-[.K77]))" office:value-type="float" office:value="1.16868429607011" calcext:value-type="float">
            <text:p>1.17</text:p>
          </table:table-cell>
          <table:table-cell table:style-name="ce243" table:number-columns-repeated="2"/>
          <table:table-cell table:style-name="ce243" table:formula="of:=MAX(MAX([.N4:.N76])-[.N77];ABS(MIN([.N4:.N76])-[.N77]))" office:value-type="float" office:value="1.59647405970151" calcext:value-type="float">
            <text:p>1.60</text:p>
          </table:table-cell>
          <table:table-cell table:style-name="ce243" table:formula="of:=MAX(MAX([.O4:.O76])-[.O77];ABS(MIN([.O4:.O76])-[.O77]))" office:value-type="float" office:value="2.11769456975222" calcext:value-type="float">
            <text:p>2.12</text:p>
          </table:table-cell>
          <table:table-cell table:style-name="ce243" table:formula="of:=MAX(MAX([.P4:.P76])-[.P77];ABS(MIN([.P4:.P76])-[.P77]))" office:value-type="float" office:value="2.43504731481479" calcext:value-type="float">
            <text:p>2.44</text:p>
          </table:table-cell>
          <table:table-cell table:style-name="ce243" table:formula="of:=MAX(MAX([.Q4:.Q76])-[.Q77];ABS(MIN([.Q4:.Q76])-[.Q77]))" office:value-type="float" office:value="0.433167784555551" calcext:value-type="float">
            <text:p>0.43</text:p>
          </table:table-cell>
          <table:table-cell table:style-name="ce243" table:formula="of:=MAX(MAX([.R4:.R76])-[.R77];ABS(MIN([.R4:.R76])-[.R77]))" office:value-type="float" office:value="0.339061249999986" calcext:value-type="float">
            <text:p>0.34</text:p>
          </table:table-cell>
          <table:table-cell table:style-name="ce243" table:formula="of:=MAX(MAX([.S4:.S76])-[.S77];ABS(MIN([.S4:.S76])-[.S77]))" office:value-type="float" office:value="0.0433946317033025" calcext:value-type="float">
            <text:p>0.04</text:p>
          </table:table-cell>
          <table:table-cell table:style-name="ce243" table:number-columns-repeated="2"/>
          <table:table-cell table:style-name="ce243" table:formula="of:=MAX(MAX([.V4:.V76])-[.V77];ABS(MIN([.V4:.V76])-[.V77]))" office:value-type="float" office:value="1.51400842857146" calcext:value-type="float">
            <text:p>1.51</text:p>
          </table:table-cell>
          <table:table-cell table:style-name="ce243" table:formula="of:=MAX(MAX([.W4:.W76])-[.W77];ABS(MIN([.W4:.W76])-[.W77]))" office:value-type="float" office:value="1.01859150492631" calcext:value-type="float">
            <text:p>1.02</text:p>
          </table:table-cell>
          <table:table-cell table:style-name="ce243" table:formula="of:=MAX(MAX([.X4:.X76])-[.X77];ABS(MIN([.X4:.X76])-[.X77]))" office:value-type="float" office:value="2.56642915277775" calcext:value-type="float">
            <text:p>2.57</text:p>
          </table:table-cell>
          <table:table-cell table:style-name="ce243" table:formula="of:=MAX(MAX([.Y4:.Y76])-[.Y77];ABS(MIN([.Y4:.Y76])-[.Y77]))" office:value-type="float" office:value="3.14582197177204" calcext:value-type="float">
            <text:p>3.15</text:p>
          </table:table-cell>
          <table:table-cell table:style-name="ce243" table:formula="of:=MAX(MAX([.Z4:.Z76])-[.Z77];ABS(MIN([.Z4:.Z76])-[.Z77]))" office:value-type="float" office:value="2.54870568055552" calcext:value-type="float">
            <text:p>2.55</text:p>
          </table:table-cell>
          <table:table-cell table:style-name="ce243" table:formula="of:=MAX(MAX([.AA4:.AA76])-[.AA77];ABS(MIN([.AA4:.AA76])-[.AA77]))" office:value-type="float" office:value="4.45778144490256" calcext:value-type="float">
            <text:p>4.46</text:p>
          </table:table-cell>
          <table:table-cell table:style-name="ce243" table:formula="of:=MAX(MAX([.AB4:.AB76])-[.AB77];ABS(MIN([.AB4:.AB76])-[.AB77]))" office:value-type="float" office:value="2.502037625" calcext:value-type="float">
            <text:p>2.50</text:p>
          </table:table-cell>
          <table:table-cell table:style-name="ce243" table:formula="of:=MAX(MAX([.AC4:.AC76])-[.AC77];ABS(MIN([.AC4:.AC76])-[.AC77]))" office:value-type="float" office:value="4.8552056347677" calcext:value-type="float">
            <text:p>4.86</text:p>
          </table:table-cell>
          <table:table-cell table:style-name="ce243" table:formula="of:=MAX(MAX([.AD4:.AD76])-[.AD77];ABS(MIN([.AD4:.AD76])-[.AD77]))" office:value-type="float" office:value="2.80041262499995" calcext:value-type="float">
            <text:p>2.80</text:p>
          </table:table-cell>
          <table:table-cell table:style-name="ce243" table:formula="of:=MAX(MAX([.AE4:.AE76])-[.AE77];ABS(MIN([.AE4:.AE76])-[.AE77]))" office:value-type="float" office:value="3.6346665657375" calcext:value-type="float">
            <text:p>3.63</text:p>
          </table:table-cell>
          <table:table-cell table:style-name="ce243" table:formula="of:=MAX(MAX([.AF4:.AF76])-[.AF77];ABS(MIN([.AF4:.AF76])-[.AF77]))" office:value-type="float" office:value="2.22147882857143" calcext:value-type="float">
            <text:p>2.22</text:p>
          </table:table-cell>
          <table:table-cell table:style-name="ce243" table:formula="of:=MAX(MAX([.AG4:.AG76])-[.AG77];ABS(MIN([.AG4:.AG76])-[.AG77]))" office:value-type="float" office:value="4.01042527986261" calcext:value-type="float">
            <text:p>4.01</text:p>
          </table:table-cell>
          <table:table-cell table:style-name="ce243" table:formula="of:=MAX(MAX([.AH4:.AH76])-[.AH77];ABS(MIN([.AH4:.AH76])-[.AH77]))" office:value-type="float" office:value="2.73683484722217" calcext:value-type="float">
            <text:p>2.74</text:p>
          </table:table-cell>
          <table:table-cell table:style-name="ce243" table:formula="of:=MAX(MAX([.AI4:.AI76])-[.AI77];ABS(MIN([.AI4:.AI76])-[.AI77]))" office:value-type="float" office:value="3.61430359264345" calcext:value-type="float">
            <text:p>3.61</text:p>
          </table:table-cell>
          <table:table-cell table:style-name="ce243" table:formula="of:=MAX(MAX([.AJ4:.AJ76])-[.AJ77];ABS(MIN([.AJ4:.AJ76])-[.AJ77]))" office:value-type="float" office:value="2.55246123611108" calcext:value-type="float">
            <text:p>2.55</text:p>
          </table:table-cell>
          <table:table-cell table:style-name="ce243" table:formula="of:=MAX(MAX([.AK4:.AK76])-[.AK77];ABS(MIN([.AK4:.AK76])-[.AK77]))" office:value-type="float" office:value="4.80108611534245" calcext:value-type="float">
            <text:p>4.80</text:p>
          </table:table-cell>
          <table:table-cell table:style-name="ce243" table:formula="of:=MAX(MAX([.AL4:.AL76])-[.AL77];ABS(MIN([.AL4:.AL76])-[.AL77]))" office:value-type="float" office:value="2.80409398447114" calcext:value-type="float">
            <text:p>2.80</text:p>
          </table:table-cell>
          <table:table-cell table:style-name="ce243" table:formula="of:=MAX(MAX([.AM4:.AM76])-[.AM77];ABS(MIN([.AM4:.AM76])-[.AM77]))" office:value-type="float" office:value="1.449994106536" calcext:value-type="float">
            <text:p>1.4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6" office:value-type="string" calcext:value-type="string">
            <text:p>N_edge</text:p>
          </table:table-cell>
          <table:table-cell table:style-name="ce6"/>
          <table:table-cell table:style-name="ce88"/>
          <table:table-cell table:style-name="ce8" table:number-columns-repeated="2"/>
          <table:table-cell table:style-name="ce244" table:number-columns-repeated="2"/>
          <table:table-cell table:style-name="ce245"/>
          <table:table-cell table:style-name="ce246"/>
          <table:table-cell table:style-name="ce245"/>
          <table:table-cell table:style-name="ce246" table:number-columns-repeated="3"/>
          <table:table-cell table:style-name="ce245"/>
          <table:table-cell table:style-name="ce246"/>
          <table:table-cell table:style-name="ce248" table:number-columns-repeated="4"/>
          <table:table-cell table:style-name="ce246" table:number-columns-repeated="20"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1]-[RawData.M81]" office:value-type="float" office:value="13.0907800000001" calcext:value-type="float">
            <text:p>13.0908</text:p>
          </table:table-cell>
          <table:table-cell table:style-name="ce240" table:formula="of:=[RawData.H81]/[RawData.N81]" office:value-type="float" office:value="2.15968540002289" calcext:value-type="float">
            <text:p>2.1597</text:p>
          </table:table-cell>
          <table:table-cell table:style-name="ce240" table:formula="of:=[RawData.I81]-[RawData.M81]" office:value-type="float" office:value="13.095243" calcext:value-type="float">
            <text:p>13.0952</text:p>
          </table:table-cell>
          <table:table-cell table:style-name="ce240" table:formula="of:=[RawData.J81]/[RawData.N81]" office:value-type="float" office:value="2.17587272519171" calcext:value-type="float">
            <text:p>2.1759</text:p>
          </table:table-cell>
          <table:table-cell table:style-name="ce240" table:formula="of:=[RawData.K81]-[RawData.M81]" office:value-type="float" office:value="3.60736100000003" calcext:value-type="float">
            <text:p>3.6074</text:p>
          </table:table-cell>
          <table:table-cell table:style-name="ce240" table:formula="of:=[RawData.L81]/[RawData.N81]" office:value-type="float" office:value="1.11198351837015" calcext:value-type="float">
            <text:p>1.1120</text:p>
          </table:table-cell>
          <table:table-cell table:style-name="ce247" table:number-columns-repeated="2"/>
          <table:table-cell table:style-name="ce240" table:formula="of:=[RawData.O81]-[RawData.M81]" office:value-type="float" office:value="3.66698100000002" calcext:value-type="float">
            <text:p>3.6670</text:p>
          </table:table-cell>
          <table:table-cell table:style-name="ce240" table:formula="of:=[RawData.P81]/[RawData.N81]" office:value-type="float" office:value="1.32553508069131" calcext:value-type="float">
            <text:p>1.3255</text:p>
          </table:table-cell>
          <table:table-cell table:style-name="ce240" table:formula="of:=[RawData.Q81]-[RawData.M81]" office:value-type="float" office:value="2.51683000000003" calcext:value-type="float">
            <text:p>2.5168</text:p>
          </table:table-cell>
          <table:table-cell table:style-name="ce240" table:formula="of:=[RawData.R81]/[RawData.N81]" office:value-type="float" office:value="1.04623097172943" calcext:value-type="float">
            <text:p>1.0462</text:p>
          </table:table-cell>
          <table:table-cell table:style-name="ce240" table:number-columns-repeated="4"/>
          <table:table-cell table:style-name="ce240" table:formula="of:=[RawData.W81]-[RawData.M81]" office:value-type="float" office:value="1.29158000000001" calcext:value-type="float">
            <text:p>1.2916</text:p>
          </table:table-cell>
          <table:table-cell table:style-name="ce240" table:formula="of:=[RawData.X81]/[RawData.N81]" office:value-type="float" office:value="1.20840105299302" calcext:value-type="float">
            <text:p>1.2084</text:p>
          </table:table-cell>
          <table:table-cell table:style-name="ce240" table:formula="of:=[RawData.Y81]-[RawData.M81]" office:value-type="float" office:value="-11.34682" calcext:value-type="float">
            <text:p>-11.3468</text:p>
          </table:table-cell>
          <table:table-cell table:style-name="ce240" table:formula="of:=[RawData.Z81]/[RawData.N81]" office:value-type="float" office:value="1.06088730914502" calcext:value-type="float">
            <text:p>1.0609</text:p>
          </table:table-cell>
          <table:table-cell table:style-name="ce240" table:formula="of:=[RawData.AA81]-[RawData.M81]" office:value-type="float" office:value="-1.61401999999998" calcext:value-type="float">
            <text:p>-1.6140</text:p>
          </table:table-cell>
          <table:table-cell table:style-name="ce240" table:formula="of:=[RawData.AB81]/[RawData.N81]" office:value-type="float" office:value="1.47178680782877" calcext:value-type="float">
            <text:p>1.4718</text:p>
          </table:table-cell>
          <table:table-cell table:style-name="ce240" table:formula="of:=[RawData.AC81]-[RawData.M81]" office:value-type="float" office:value="2.76158000000004" calcext:value-type="float">
            <text:p>2.7616</text:p>
          </table:table-cell>
          <table:table-cell table:style-name="ce240" table:formula="of:=[RawData.AD81]/[RawData.N81]" office:value-type="float" office:value="1.5916604807142" calcext:value-type="float">
            <text:p>1.5917</text:p>
          </table:table-cell>
          <table:table-cell table:style-name="ce240" table:formula="of:=[RawData.AE81]-[RawData.M81]" office:value-type="float" office:value="-11.36512" calcext:value-type="float">
            <text:p>-11.3651</text:p>
          </table:table-cell>
          <table:table-cell table:style-name="ce240" table:formula="of:=[RawData.AF81]/[RawData.N81]" office:value-type="float" office:value="1.10018201671054" calcext:value-type="float">
            <text:p>1.1002</text:p>
          </table:table-cell>
          <table:table-cell table:style-name="ce240" table:formula="of:=[RawData.AG81]-[RawData.M81]" office:value-type="float" office:value="1.05448000000001" calcext:value-type="float">
            <text:p>1.0545</text:p>
          </table:table-cell>
          <table:table-cell table:style-name="ce240" table:formula="of:=[RawData.AH81]/[RawData.N81]" office:value-type="float" office:value="1.45078698180153" calcext:value-type="float">
            <text:p>1.4508</text:p>
          </table:table-cell>
          <table:table-cell table:style-name="ce240" table:formula="of:=[RawData.AI81]-[RawData.M81]" office:value-type="float" office:value="-11.05252" calcext:value-type="float">
            <text:p>-11.0525</text:p>
          </table:table-cell>
          <table:table-cell table:style-name="ce240" table:formula="of:=[RawData.AJ81]/[RawData.N81]" office:value-type="float" office:value="1.09744162756095" calcext:value-type="float">
            <text:p>1.0974</text:p>
          </table:table-cell>
          <table:table-cell table:style-name="ce240" table:formula="of:=[RawData.AK81]-[RawData.M81]" office:value-type="float" office:value="-0.371119999999962" calcext:value-type="float">
            <text:p>-0.3711</text:p>
          </table:table-cell>
          <table:table-cell table:style-name="ce240" table:formula="of:=[RawData.AL81]/[RawData.N81]" office:value-type="float" office:value="1.40862050360536" calcext:value-type="float">
            <text:p>1.4086</text:p>
          </table:table-cell>
          <table:table-cell table:style-name="ce241" table:formula="of:=[RawData.AM81]-[RawData.M81]" office:value-type="float" office:value="0.898599987800026" calcext:value-type="float">
            <text:p>0.8986</text:p>
          </table:table-cell>
          <table:table-cell table:style-name="ce240" table:formula="of:=[RawData.AN81]/[RawData.N81]" office:value-type="float" office:value="0.546590559604784" calcext:value-type="float">
            <text:p>0.546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2]-[RawData.M82]" office:value-type="float" office:value="14.616738" calcext:value-type="float">
            <text:p>14.6167</text:p>
          </table:table-cell>
          <table:table-cell table:style-name="ce240" table:formula="of:=[RawData.H82]/[RawData.N82]" office:value-type="float" office:value="2.40884261635638" calcext:value-type="float">
            <text:p>2.4088</text:p>
          </table:table-cell>
          <table:table-cell table:style-name="ce240" table:formula="of:=[RawData.I82]-[RawData.M82]" office:value-type="float" office:value="14.62005" calcext:value-type="float">
            <text:p>14.6201</text:p>
          </table:table-cell>
          <table:table-cell table:style-name="ce240" table:formula="of:=[RawData.J82]/[RawData.N82]" office:value-type="float" office:value="2.42593085106383" calcext:value-type="float">
            <text:p>2.4259</text:p>
          </table:table-cell>
          <table:table-cell table:style-name="ce240" table:formula="of:=[RawData.K82]-[RawData.M82]" office:value-type="float" office:value="3.215619" calcext:value-type="float">
            <text:p>3.2156</text:p>
          </table:table-cell>
          <table:table-cell table:style-name="ce240" table:formula="of:=[RawData.L82]/[RawData.N82]" office:value-type="float" office:value="1.05086436170213" calcext:value-type="float">
            <text:p>1.0509</text:p>
          </table:table-cell>
          <table:table-cell table:style-name="ce247" table:number-columns-repeated="2"/>
          <table:table-cell table:style-name="ce240" table:formula="of:=[RawData.O82]-[RawData.M82]" office:value-type="float" office:value="4.46360199999998" calcext:value-type="float">
            <text:p>4.4636</text:p>
          </table:table-cell>
          <table:table-cell table:style-name="ce240" table:formula="of:=[RawData.P82]/[RawData.N82]" office:value-type="float" office:value="1.43939494680851" calcext:value-type="float">
            <text:p>1.4394</text:p>
          </table:table-cell>
          <table:table-cell table:style-name="ce240" table:formula="of:=[RawData.Q82]-[RawData.M82]" office:value-type="float" office:value="2.41237799999999" calcext:value-type="float">
            <text:p>2.4124</text:p>
          </table:table-cell>
          <table:table-cell table:style-name="ce240" table:formula="of:=[RawData.R82]/[RawData.N82]" office:value-type="float" office:value="1.01552526595745" calcext:value-type="float">
            <text:p>1.0155</text:p>
          </table:table-cell>
          <table:table-cell table:style-name="ce240" table:number-columns-repeated="4"/>
          <table:table-cell table:style-name="ce240" table:formula="of:=[RawData.W82]-[RawData.M82]" office:value-type="float" office:value="1.55103800000001" calcext:value-type="float">
            <text:p>1.5510</text:p>
          </table:table-cell>
          <table:table-cell table:style-name="ce240" table:formula="of:=[RawData.X82]/[RawData.N82]" office:value-type="float" office:value="1.21439494680851" calcext:value-type="float">
            <text:p>1.2144</text:p>
          </table:table-cell>
          <table:table-cell table:style-name="ce240" table:formula="of:=[RawData.Y82]-[RawData.M82]" office:value-type="float" office:value="-11.421462" calcext:value-type="float">
            <text:p>-11.4215</text:p>
          </table:table-cell>
          <table:table-cell table:style-name="ce240" table:formula="of:=[RawData.Z82]/[RawData.N82]" office:value-type="float" office:value="0.987858101728723" calcext:value-type="float">
            <text:p>0.9879</text:p>
          </table:table-cell>
          <table:table-cell table:style-name="ce240" table:formula="of:=[RawData.AA82]-[RawData.M82]" office:value-type="float" office:value="-1.14246199999997" calcext:value-type="float">
            <text:p>-1.1425</text:p>
          </table:table-cell>
          <table:table-cell table:style-name="ce240" table:formula="of:=[RawData.AB82]/[RawData.N82]" office:value-type="float" office:value="1.47131779255319" calcext:value-type="float">
            <text:p>1.4713</text:p>
          </table:table-cell>
          <table:table-cell table:style-name="ce240" table:formula="of:=[RawData.AC82]-[RawData.M82]" office:value-type="float" office:value="3.40053799999998" calcext:value-type="float">
            <text:p>3.4005</text:p>
          </table:table-cell>
          <table:table-cell table:style-name="ce240" table:formula="of:=[RawData.AD82]/[RawData.N82]" office:value-type="float" office:value="1.61403714095745" calcext:value-type="float">
            <text:p>1.6140</text:p>
          </table:table-cell>
          <table:table-cell table:style-name="ce240" table:formula="of:=[RawData.AE82]-[RawData.M82]" office:value-type="float" office:value="-11.476962" calcext:value-type="float">
            <text:p>-11.4770</text:p>
          </table:table-cell>
          <table:table-cell table:style-name="ce240" table:formula="of:=[RawData.AF82]/[RawData.N82]" office:value-type="float" office:value="0.994717337101064" calcext:value-type="float">
            <text:p>0.9947</text:p>
          </table:table-cell>
          <table:table-cell table:style-name="ce240" table:formula="of:=[RawData.AG82]-[RawData.M82]" office:value-type="float" office:value="1.46893799999998" calcext:value-type="float">
            <text:p>1.4689</text:p>
          </table:table-cell>
          <table:table-cell table:style-name="ce240" table:formula="of:=[RawData.AH82]/[RawData.N82]" office:value-type="float" office:value="1.45320419547872" calcext:value-type="float">
            <text:p>1.4532</text:p>
          </table:table-cell>
          <table:table-cell table:style-name="ce240" table:formula="of:=[RawData.AI82]-[RawData.M82]" office:value-type="float" office:value="-11.172162" calcext:value-type="float">
            <text:p>-11.1722</text:p>
          </table:table-cell>
          <table:table-cell table:style-name="ce240" table:formula="of:=[RawData.AJ82]/[RawData.N82]" office:value-type="float" office:value="0.986217543218085" calcext:value-type="float">
            <text:p>0.9862</text:p>
          </table:table-cell>
          <table:table-cell table:style-name="ce240" table:formula="of:=[RawData.AK82]-[RawData.M82]" office:value-type="float" office:value="0.189937999999984" calcext:value-type="float">
            <text:p>0.1899</text:p>
          </table:table-cell>
          <table:table-cell table:style-name="ce240" table:formula="of:=[RawData.AL82]/[RawData.N82]" office:value-type="float" office:value="1.54421936835106" calcext:value-type="float">
            <text:p>1.5442</text:p>
          </table:table-cell>
          <table:table-cell table:style-name="ce240" table:formula="of:=[RawData.AM82]-[RawData.M82]" office:value-type="float" office:value="0.882394183350016" calcext:value-type="float">
            <text:p>0.8824</text:p>
          </table:table-cell>
          <table:table-cell table:style-name="ce240" table:formula="of:=[RawData.AN82]/[RawData.N82]" office:value-type="float" office:value="0.502178317231848" calcext:value-type="float">
            <text:p>0.502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3]-[RawData.M83]" office:value-type="float" office:value="11.202664" calcext:value-type="float">
            <text:p>11.2027</text:p>
          </table:table-cell>
          <table:table-cell table:style-name="ce240" table:formula="of:=[RawData.H83]/[RawData.N83]" office:value-type="float" office:value="2.02624896795718" calcext:value-type="float">
            <text:p>2.0262</text:p>
          </table:table-cell>
          <table:table-cell table:style-name="ce240" table:formula="of:=[RawData.I83]-[RawData.M83]" office:value-type="float" office:value="11.207714" calcext:value-type="float">
            <text:p>11.2077</text:p>
          </table:table-cell>
          <table:table-cell table:style-name="ce240" table:formula="of:=[RawData.J83]/[RawData.N83]" office:value-type="float" office:value="2.04179498460185" calcext:value-type="float">
            <text:p>2.0418</text:p>
          </table:table-cell>
          <table:table-cell table:style-name="ce240" table:formula="of:=[RawData.K83]-[RawData.M83]" office:value-type="float" office:value="4.05359099999998" calcext:value-type="float">
            <text:p>4.0536</text:p>
          </table:table-cell>
          <table:table-cell table:style-name="ce240" table:formula="of:=[RawData.L83]/[RawData.N83]" office:value-type="float" office:value="1.2574974336413" calcext:value-type="float">
            <text:p>1.2575</text:p>
          </table:table-cell>
          <table:table-cell table:style-name="ce247" table:number-columns-repeated="2"/>
          <table:table-cell table:style-name="ce240" table:formula="of:=[RawData.O83]-[RawData.M83]" office:value-type="float" office:value="2.45241999999996" calcext:value-type="float">
            <text:p>2.4524</text:p>
          </table:table-cell>
          <table:table-cell table:style-name="ce240" table:formula="of:=[RawData.P83]/[RawData.N83]" office:value-type="float" office:value="1.20147748936794" calcext:value-type="float">
            <text:p>1.2015</text:p>
          </table:table-cell>
          <table:table-cell table:style-name="ce240" table:number-columns-repeated="6"/>
          <table:table-cell table:style-name="ce240" table:formula="of:=[RawData.W83]-[RawData.M83]" office:value-type="float" office:value="1.05026399999997" calcext:value-type="float">
            <text:p>1.0503</text:p>
          </table:table-cell>
          <table:table-cell table:style-name="ce240" table:formula="of:=[RawData.X83]/[RawData.N83]" office:value-type="float" office:value="1.20618859070245" calcext:value-type="float">
            <text:p>1.2062</text:p>
          </table:table-cell>
          <table:table-cell table:style-name="ce240" table:formula="of:=[RawData.Y83]-[RawData.M83]" office:value-type="float" office:value="-11.578136" calcext:value-type="float">
            <text:p>-11.5781</text:p>
          </table:table-cell>
          <table:table-cell table:style-name="ce240" table:formula="of:=[RawData.Z83]/[RawData.N83]" office:value-type="float" office:value="1.12183767047954" calcext:value-type="float">
            <text:p>1.1218</text:p>
          </table:table-cell>
          <table:table-cell table:style-name="ce240" table:formula="of:=[RawData.AA83]-[RawData.M83]" office:value-type="float" office:value="-2.46763600000003" calcext:value-type="float">
            <text:p>-2.4676</text:p>
          </table:table-cell>
          <table:table-cell table:style-name="ce240" table:formula="of:=[RawData.AB83]/[RawData.N83]" office:value-type="float" office:value="1.45783320134917" calcext:value-type="float">
            <text:p>1.4578</text:p>
          </table:table-cell>
          <table:table-cell table:style-name="ce240" table:formula="of:=[RawData.AC83]-[RawData.M83]" office:value-type="float" office:value="1.69976399999996" calcext:value-type="float">
            <text:p>1.6998</text:p>
          </table:table-cell>
          <table:table-cell table:style-name="ce240" table:formula="of:=[RawData.AD83]/[RawData.N83]" office:value-type="float" office:value="1.56516721476756" calcext:value-type="float">
            <text:p>1.5652</text:p>
          </table:table-cell>
          <table:table-cell table:style-name="ce240" table:formula="of:=[RawData.AE83]-[RawData.M83]" office:value-type="float" office:value="-11.860436" calcext:value-type="float">
            <text:p>-11.8604</text:p>
          </table:table-cell>
          <table:table-cell table:style-name="ce240" table:formula="of:=[RawData.AF83]/[RawData.N83]" office:value-type="float" office:value="1.12890960734712" calcext:value-type="float">
            <text:p>1.1289</text:p>
          </table:table-cell>
          <table:table-cell table:style-name="ce240" table:formula="of:=[RawData.AG83]-[RawData.M83]" office:value-type="float" office:value="0.455563999999981" calcext:value-type="float">
            <text:p>0.4556</text:p>
          </table:table-cell>
          <table:table-cell table:style-name="ce240" table:formula="of:=[RawData.AH83]/[RawData.N83]" office:value-type="float" office:value="1.47984798907464" calcext:value-type="float">
            <text:p>1.4798</text:p>
          </table:table-cell>
          <table:table-cell table:style-name="ce240" table:formula="of:=[RawData.AI83]-[RawData.M83]" office:value-type="float" office:value="-11.561736" calcext:value-type="float">
            <text:p>-11.5617</text:p>
          </table:table-cell>
          <table:table-cell table:style-name="ce240" table:formula="of:=[RawData.AJ83]/[RawData.N83]" office:value-type="float" office:value="1.12410409517525" calcext:value-type="float">
            <text:p>1.1241</text:p>
          </table:table-cell>
          <table:table-cell table:style-name="ce240" table:formula="of:=[RawData.AK83]-[RawData.M83]" office:value-type="float" office:value="-1.393236" calcext:value-type="float">
            <text:p>-1.3932</text:p>
          </table:table-cell>
          <table:table-cell table:style-name="ce240" table:formula="of:=[RawData.AL83]/[RawData.N83]" office:value-type="float" office:value="1.50852063352398" calcext:value-type="float">
            <text:p>1.5085</text:p>
          </table:table-cell>
          <table:table-cell table:style-name="ce240" table:formula="of:=[RawData.AM83]-[RawData.M83]" office:value-type="float" office:value="0.609479861099999" calcext:value-type="float">
            <text:p>0.6095</text:p>
          </table:table-cell>
          <table:table-cell table:style-name="ce240" table:formula="of:=[RawData.AN83]/[RawData.N83]" office:value-type="float" office:value="0.508712079439581" calcext:value-type="float">
            <text:p>0.508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84]-[RawData.M84]" office:value-type="float" office:value="13.200062" calcext:value-type="float">
            <text:p>13.2001</text:p>
          </table:table-cell>
          <table:table-cell table:style-name="ce240" table:formula="of:=[RawData.H84]/[RawData.N84]" office:value-type="float" office:value="2.21197423442947" calcext:value-type="float">
            <text:p>2.2120</text:p>
          </table:table-cell>
          <table:table-cell table:style-name="ce240" table:formula="of:=[RawData.I84]-[RawData.M84]" office:value-type="float" office:value="13.200824" calcext:value-type="float">
            <text:p>13.2008</text:p>
          </table:table-cell>
          <table:table-cell table:style-name="ce240" table:formula="of:=[RawData.J84]/[RawData.N84]" office:value-type="float" office:value="2.21214548195609" calcext:value-type="float">
            <text:p>2.2121</text:p>
          </table:table-cell>
          <table:table-cell table:style-name="ce240" table:formula="of:=[RawData.K84]-[RawData.M84]" office:value-type="float" office:value="3.58778899999999" calcext:value-type="float">
            <text:p>3.5878</text:p>
          </table:table-cell>
          <table:table-cell table:style-name="ce240" table:formula="of:=[RawData.L84]/[RawData.N84]" office:value-type="float" office:value="1.11533025534722" calcext:value-type="float">
            <text:p>1.1153</text:p>
          </table:table-cell>
          <table:table-cell table:style-name="ce247" table:number-columns-repeated="2"/>
          <table:table-cell table:style-name="ce240" table:formula="of:=[RawData.O84]-[RawData.M84]" office:value-type="float" office:value="3.79918099999998" calcext:value-type="float">
            <text:p>3.7992</text:p>
          </table:table-cell>
          <table:table-cell table:style-name="ce240" table:formula="of:=[RawData.P84]/[RawData.N84]" office:value-type="float" office:value="1.35272778667672" calcext:value-type="float">
            <text:p>1.3527</text:p>
          </table:table-cell>
          <table:table-cell table:style-name="ce240" table:number-columns-repeated="6"/>
          <table:table-cell table:style-name="ce240" table:formula="of:=[RawData.W84]-[RawData.M84]" office:value-type="float" office:value="1.32776200000001" calcext:value-type="float">
            <text:p>1.3278</text:p>
          </table:table-cell>
          <table:table-cell table:style-name="ce240" table:formula="of:=[RawData.X84]/[RawData.N84]" office:value-type="float" office:value="1.23311033637991" calcext:value-type="float">
            <text:p>1.2331</text:p>
          </table:table-cell>
          <table:table-cell table:style-name="ce240" table:formula="of:=[RawData.Y84]-[RawData.M84]" office:value-type="float" office:value="-11.403038" calcext:value-type="float">
            <text:p>-11.4030</text:p>
          </table:table-cell>
          <table:table-cell table:style-name="ce240" table:formula="of:=[RawData.Z84]/[RawData.N84]" office:value-type="float" office:value="1.04426649156695" calcext:value-type="float">
            <text:p>1.0443</text:p>
          </table:table-cell>
          <table:table-cell table:style-name="ce240" table:formula="of:=[RawData.AA84]-[RawData.M84]" office:value-type="float" office:value="-1.595438" calcext:value-type="float">
            <text:p>-1.5954</text:p>
          </table:table-cell>
          <table:table-cell table:style-name="ce240" table:formula="of:=[RawData.AB84]/[RawData.N84]" office:value-type="float" office:value="1.48401274380477" calcext:value-type="float">
            <text:p>1.4840</text:p>
          </table:table-cell>
          <table:table-cell table:style-name="ce240" table:formula="of:=[RawData.AC84]-[RawData.M84]" office:value-type="float" office:value="2.77556199999998" calcext:value-type="float">
            <text:p>2.7756</text:p>
          </table:table-cell>
          <table:table-cell table:style-name="ce240" table:formula="of:=[RawData.AD84]/[RawData.N84]" office:value-type="float" office:value="1.60469860077264" calcext:value-type="float">
            <text:p>1.6047</text:p>
          </table:table-cell>
          <table:table-cell table:style-name="ce240" table:formula="of:=[RawData.AE84]-[RawData.M84]" office:value-type="float" office:value="-11.372038" calcext:value-type="float">
            <text:p>-11.3720</text:p>
          </table:table-cell>
          <table:table-cell table:style-name="ce240" table:formula="of:=[RawData.AF84]/[RawData.N84]" office:value-type="float" office:value="1.09035133798172" calcext:value-type="float">
            <text:p>1.0904</text:p>
          </table:table-cell>
          <table:table-cell table:style-name="ce240" table:formula="of:=[RawData.AG84]-[RawData.M84]" office:value-type="float" office:value="0.972561999999982" calcext:value-type="float">
            <text:p>0.9726</text:p>
          </table:table-cell>
          <table:table-cell table:style-name="ce240" table:formula="of:=[RawData.AH84]/[RawData.N84]" office:value-type="float" office:value="1.44804673984736" calcext:value-type="float">
            <text:p>1.4480</text:p>
          </table:table-cell>
          <table:table-cell table:style-name="ce240" table:formula="of:=[RawData.AI84]-[RawData.M84]" office:value-type="float" office:value="-11.053638" calcext:value-type="float">
            <text:p>-11.0536</text:p>
          </table:table-cell>
          <table:table-cell table:style-name="ce240" table:formula="of:=[RawData.AJ84]/[RawData.N84]" office:value-type="float" office:value="1.08764271412419" calcext:value-type="float">
            <text:p>1.0876</text:p>
          </table:table-cell>
          <table:table-cell table:style-name="ce240" table:formula="of:=[RawData.AK84]-[RawData.M84]" office:value-type="float" office:value="-0.326838000000009" calcext:value-type="float">
            <text:p>-0.3268</text:p>
          </table:table-cell>
          <table:table-cell table:style-name="ce240" table:formula="of:=[RawData.AL84]/[RawData.N84]" office:value-type="float" office:value="1.55282656647508" calcext:value-type="float">
            <text:p>1.5528</text:p>
          </table:table-cell>
          <table:table-cell table:style-name="ce240" table:formula="of:=[RawData.AM84]-[RawData.M84]" office:value-type="float" office:value="0.63982641680002" calcext:value-type="float">
            <text:p>0.6398</text:p>
          </table:table-cell>
          <table:table-cell table:style-name="ce240" table:formula="of:=[RawData.AN84]/[RawData.N84]" office:value-type="float" office:value="0.516953705087746" calcext:value-type="float">
            <text:p>0.517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5]-[RawData.M85]" office:value-type="float" office:value="13.155984" calcext:value-type="float">
            <text:p>13.1560</text:p>
          </table:table-cell>
          <table:table-cell table:style-name="ce240" table:formula="of:=[RawData.H85]/[RawData.N85]" office:value-type="float" office:value="2.18458409235932" calcext:value-type="float">
            <text:p>2.1846</text:p>
          </table:table-cell>
          <table:table-cell table:style-name="ce240" table:formula="of:=[RawData.I85]-[RawData.M85]" office:value-type="float" office:value="13.160279" calcext:value-type="float">
            <text:p>13.1603</text:p>
          </table:table-cell>
          <table:table-cell table:style-name="ce240" table:formula="of:=[RawData.J85]/[RawData.N85]" office:value-type="float" office:value="2.2007657221185" calcext:value-type="float">
            <text:p>2.2008</text:p>
          </table:table-cell>
          <table:table-cell table:style-name="ce240" table:formula="of:=[RawData.K85]-[RawData.M85]" office:value-type="float" office:value="3.785595" calcext:value-type="float">
            <text:p>3.7856</text:p>
          </table:table-cell>
          <table:table-cell table:style-name="ce240" table:formula="of:=[RawData.L85]/[RawData.N85]" office:value-type="float" office:value="1.13274880060501" calcext:value-type="float">
            <text:p>1.1327</text:p>
          </table:table-cell>
          <table:table-cell table:style-name="ce247" table:number-columns-repeated="2"/>
          <table:table-cell table:style-name="ce240" table:formula="of:=[RawData.O85]-[RawData.M85]" office:value-type="float" office:value="3.216342" calcext:value-type="float">
            <text:p>3.2163</text:p>
          </table:table-cell>
          <table:table-cell table:style-name="ce240" table:formula="of:=[RawData.P85]/[RawData.N85]" office:value-type="float" office:value="1.29900976059367" calcext:value-type="float">
            <text:p>1.2990</text:p>
          </table:table-cell>
          <table:table-cell table:style-name="ce240" table:number-columns-repeated="6"/>
          <table:table-cell table:style-name="ce240" table:formula="of:=[RawData.W85]-[RawData.M85]" office:value-type="float" office:value="1.32698400000004" calcext:value-type="float">
            <text:p>1.3270</text:p>
          </table:table-cell>
          <table:table-cell table:style-name="ce240" table:formula="of:=[RawData.X85]/[RawData.N85]" office:value-type="float" office:value="1.2414151679153" calcext:value-type="float">
            <text:p>1.2414</text:p>
          </table:table-cell>
          <table:table-cell table:style-name="ce240" table:formula="of:=[RawData.Y85]-[RawData.M85]" office:value-type="float" office:value="-11.495616" calcext:value-type="float">
            <text:p>-11.4956</text:p>
          </table:table-cell>
          <table:table-cell table:style-name="ce240" table:formula="of:=[RawData.Z85]/[RawData.N85]" office:value-type="float" office:value="1.06712322454092" calcext:value-type="float">
            <text:p>1.0671</text:p>
          </table:table-cell>
          <table:table-cell table:style-name="ce240" table:formula="of:=[RawData.AA85]-[RawData.M85]" office:value-type="float" office:value="-1.680316" calcext:value-type="float">
            <text:p>-1.6803</text:p>
          </table:table-cell>
          <table:table-cell table:style-name="ce240" table:formula="of:=[RawData.AB85]/[RawData.N85]" office:value-type="float" office:value="1.48400070191194" calcext:value-type="float">
            <text:p>1.4840</text:p>
          </table:table-cell>
          <table:table-cell table:style-name="ce240" table:formula="of:=[RawData.AC85]-[RawData.M85]" office:value-type="float" office:value="2.67578400000002" calcext:value-type="float">
            <text:p>2.6758</text:p>
          </table:table-cell>
          <table:table-cell table:style-name="ce240" table:formula="of:=[RawData.AD85]/[RawData.N85]" office:value-type="float" office:value="1.61167132559733" calcext:value-type="float">
            <text:p>1.6117</text:p>
          </table:table-cell>
          <table:table-cell table:style-name="ce240" table:formula="of:=[RawData.AE85]-[RawData.M85]" office:value-type="float" office:value="-11.544816" calcext:value-type="float">
            <text:p>-11.5448</text:p>
          </table:table-cell>
          <table:table-cell table:style-name="ce240" table:formula="of:=[RawData.AF85]/[RawData.N85]" office:value-type="float" office:value="1.08572477961856" calcext:value-type="float">
            <text:p>1.0857</text:p>
          </table:table-cell>
          <table:table-cell table:style-name="ce240" table:formula="of:=[RawData.AG85]-[RawData.M85]" office:value-type="float" office:value="0.896984000000032" calcext:value-type="float">
            <text:p>0.8970</text:p>
          </table:table-cell>
          <table:table-cell table:style-name="ce240" table:formula="of:=[RawData.AH85]/[RawData.N85]" office:value-type="float" office:value="1.49501547278614" calcext:value-type="float">
            <text:p>1.4950</text:p>
          </table:table-cell>
          <table:table-cell table:style-name="ce240" table:formula="of:=[RawData.AI85]-[RawData.M85]" office:value-type="float" office:value="-11.233516" calcext:value-type="float">
            <text:p>-11.2335</text:p>
          </table:table-cell>
          <table:table-cell table:style-name="ce240" table:formula="of:=[RawData.AJ85]/[RawData.N85]" office:value-type="float" office:value="1.08056391889018" calcext:value-type="float">
            <text:p>1.0806</text:p>
          </table:table-cell>
          <table:table-cell table:style-name="ce240" table:formula="of:=[RawData.AK85]-[RawData.M85]" office:value-type="float" office:value="-0.427215999999987" calcext:value-type="float">
            <text:p>-0.4272</text:p>
          </table:table-cell>
          <table:table-cell table:style-name="ce240" table:formula="of:=[RawData.AL85]/[RawData.N85]" office:value-type="float" office:value="1.54737737811075" calcext:value-type="float">
            <text:p>1.5474</text:p>
          </table:table-cell>
          <table:table-cell table:style-name="ce240" table:formula="of:=[RawData.AM85]-[RawData.M85]" office:value-type="float" office:value="0.367256047500007" calcext:value-type="float">
            <text:p>0.3673</text:p>
          </table:table-cell>
          <table:table-cell table:style-name="ce240" table:formula="of:=[RawData.AN85]/[RawData.N85]" office:value-type="float" office:value="0.536015877156973" calcext:value-type="float">
            <text:p>0.536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6]-[RawData.M86]" office:value-type="float" office:value="11.632421" calcext:value-type="float">
            <text:p>11.6324</text:p>
          </table:table-cell>
          <table:table-cell table:style-name="ce240" table:formula="of:=[RawData.H86]/[RawData.N86]" office:value-type="float" office:value="1.94599554734771" calcext:value-type="float">
            <text:p>1.9460</text:p>
          </table:table-cell>
          <table:table-cell table:style-name="ce240" table:formula="of:=[RawData.I86]-[RawData.M86]" office:value-type="float" office:value="11.63751" calcext:value-type="float">
            <text:p>11.6375</text:p>
          </table:table-cell>
          <table:table-cell table:style-name="ce240" table:formula="of:=[RawData.J86]/[RawData.N86]" office:value-type="float" office:value="1.96137570065704" calcext:value-type="float">
            <text:p>1.9614</text:p>
          </table:table-cell>
          <table:table-cell table:style-name="ce240" table:formula="of:=[RawData.K86]-[RawData.M86]" office:value-type="float" office:value="3.69799599999999" calcext:value-type="float">
            <text:p>3.6980</text:p>
          </table:table-cell>
          <table:table-cell table:style-name="ce240" table:formula="of:=[RawData.L86]/[RawData.N86]" office:value-type="float" office:value="1.15984260737221" calcext:value-type="float">
            <text:p>1.1598</text:p>
          </table:table-cell>
          <table:table-cell table:style-name="ce247" table:number-columns-repeated="2"/>
          <table:table-cell table:style-name="ce240" table:formula="of:=[RawData.O86]-[RawData.M86]" office:value-type="float" office:value="2.16033800000002" calcext:value-type="float">
            <text:p>2.1603</text:p>
          </table:table-cell>
          <table:table-cell table:style-name="ce240" table:formula="of:=[RawData.P86]/[RawData.N86]" office:value-type="float" office:value="1.18406399643639" calcext:value-type="float">
            <text:p>1.1841</text:p>
          </table:table-cell>
          <table:table-cell table:style-name="ce240" table:number-columns-repeated="6"/>
          <table:table-cell table:style-name="ce240" table:formula="of:=[RawData.W86]-[RawData.M86]" office:value-type="float" office:value="0.826521000000014" calcext:value-type="float">
            <text:p>0.8265</text:p>
          </table:table-cell>
          <table:table-cell table:style-name="ce240" table:formula="of:=[RawData.X86]/[RawData.N86]" office:value-type="float" office:value="1.19169234195776" calcext:value-type="float">
            <text:p>1.1917</text:p>
          </table:table-cell>
          <table:table-cell table:style-name="ce240" table:formula="of:=[RawData.Y86]-[RawData.M86]" office:value-type="float" office:value="-12.153479" calcext:value-type="float">
            <text:p>-12.1535</text:p>
          </table:table-cell>
          <table:table-cell table:style-name="ce240" table:formula="of:=[RawData.Z86]/[RawData.N86]" office:value-type="float" office:value="1.07125602657857" calcext:value-type="float">
            <text:p>1.0713</text:p>
          </table:table-cell>
          <table:table-cell table:style-name="ce240" table:formula="of:=[RawData.AA86]-[RawData.M86]" office:value-type="float" office:value="-2.63077900000002" calcext:value-type="float">
            <text:p>-2.6308</text:p>
          </table:table-cell>
          <table:table-cell table:style-name="ce240" table:formula="of:=[RawData.AB86]/[RawData.N86]" office:value-type="float" office:value="1.39341204573295" calcext:value-type="float">
            <text:p>1.3934</text:p>
          </table:table-cell>
          <table:table-cell table:style-name="ce240" table:formula="of:=[RawData.AC86]-[RawData.M86]" office:value-type="float" office:value="1.68272100000002" calcext:value-type="float">
            <text:p>1.6827</text:p>
          </table:table-cell>
          <table:table-cell table:style-name="ce240" table:formula="of:=[RawData.AD86]/[RawData.N86]" office:value-type="float" office:value="1.48799370986302" calcext:value-type="float">
            <text:p>1.4880</text:p>
          </table:table-cell>
          <table:table-cell table:style-name="ce240" table:formula="of:=[RawData.AE86]-[RawData.M86]" office:value-type="float" office:value="-12.238779" calcext:value-type="float">
            <text:p>-12.2388</text:p>
          </table:table-cell>
          <table:table-cell table:style-name="ce240" table:formula="of:=[RawData.AF86]/[RawData.N86]" office:value-type="float" office:value="1.11436561305171" calcext:value-type="float">
            <text:p>1.1144</text:p>
          </table:table-cell>
          <table:table-cell table:style-name="ce240" table:formula="of:=[RawData.AG86]-[RawData.M86]" office:value-type="float" office:value="0.126521000000025" calcext:value-type="float">
            <text:p>0.1265</text:p>
          </table:table-cell>
          <table:table-cell table:style-name="ce240" table:formula="of:=[RawData.AH86]/[RawData.N86]" office:value-type="float" office:value="1.35726181558336" calcext:value-type="float">
            <text:p>1.3573</text:p>
          </table:table-cell>
          <table:table-cell table:style-name="ce240" table:formula="of:=[RawData.AI86]-[RawData.M86]" office:value-type="float" office:value="-11.928879" calcext:value-type="float">
            <text:p>-11.9289</text:p>
          </table:table-cell>
          <table:table-cell table:style-name="ce240" table:formula="of:=[RawData.AJ86]/[RawData.N86]" office:value-type="float" office:value="1.11705339285051" calcext:value-type="float">
            <text:p>1.1171</text:p>
          </table:table-cell>
          <table:table-cell table:style-name="ce240" table:formula="of:=[RawData.AK86]-[RawData.M86]" office:value-type="float" office:value="-1.44817899999998" calcext:value-type="float">
            <text:p>-1.4482</text:p>
          </table:table-cell>
          <table:table-cell table:style-name="ce240" table:formula="of:=[RawData.AL86]/[RawData.N86]" office:value-type="float" office:value="1.45299510560897" calcext:value-type="float">
            <text:p>1.4530</text:p>
          </table:table-cell>
          <table:table-cell table:style-name="ce240" table:formula="of:=[RawData.AM86]-[RawData.M86]" office:value-type="float" office:value="-0.0497552857000301" calcext:value-type="float">
            <text:p>-0.0498</text:p>
          </table:table-cell>
          <table:table-cell table:style-name="ce240" table:formula="of:=[RawData.AN86]/[RawData.N86]" office:value-type="float" office:value="0.493833484664928" calcext:value-type="float">
            <text:p>0.493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1_fluorodiaze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7]-[RawData.M87]" office:value-type="float" office:value="12.276989" calcext:value-type="float">
            <text:p>12.2770</text:p>
          </table:table-cell>
          <table:table-cell table:style-name="ce240" table:formula="of:=[RawData.H87]/[RawData.N87]" office:value-type="float" office:value="2.07376360467588" calcext:value-type="float">
            <text:p>2.0738</text:p>
          </table:table-cell>
          <table:table-cell table:style-name="ce240" table:formula="of:=[RawData.I87]-[RawData.M87]" office:value-type="float" office:value="12.281416" calcext:value-type="float">
            <text:p>12.2814</text:p>
          </table:table-cell>
          <table:table-cell table:style-name="ce240" table:formula="of:=[RawData.J87]/[RawData.N87]" office:value-type="float" office:value="2.08907545164718" calcext:value-type="float">
            <text:p>2.0891</text:p>
          </table:table-cell>
          <table:table-cell table:style-name="ce240" table:formula="of:=[RawData.K87]-[RawData.M87]" office:value-type="float" office:value="3.84908100000001" calcext:value-type="float">
            <text:p>3.8491</text:p>
          </table:table-cell>
          <table:table-cell table:style-name="ce240" table:formula="of:=[RawData.L87]/[RawData.N87]" office:value-type="float" office:value="1.19455897980871" calcext:value-type="float">
            <text:p>1.1946</text:p>
          </table:table-cell>
          <table:table-cell table:style-name="ce247" table:number-columns-repeated="2"/>
          <table:table-cell table:style-name="ce240" table:formula="of:=[RawData.O87]-[RawData.M87]" office:value-type="float" office:value="3.077741" calcext:value-type="float">
            <text:p>3.0777</text:p>
          </table:table-cell>
          <table:table-cell table:style-name="ce240" table:formula="of:=[RawData.P87]/[RawData.N87]" office:value-type="float" office:value="1.23785334750266" calcext:value-type="float">
            <text:p>1.2379</text:p>
          </table:table-cell>
          <table:table-cell table:style-name="ce240" table:number-columns-repeated="6"/>
          <table:table-cell table:style-name="ce240" table:formula="of:=[RawData.W87]-[RawData.M87]" office:value-type="float" office:value="1.17188900000002" calcext:value-type="float">
            <text:p>1.1719</text:p>
          </table:table-cell>
          <table:table-cell table:style-name="ce240" table:formula="of:=[RawData.X87]/[RawData.N87]" office:value-type="float" office:value="1.19126461211477" calcext:value-type="float">
            <text:p>1.1913</text:p>
          </table:table-cell>
          <table:table-cell table:style-name="ce240" table:formula="of:=[RawData.Y87]-[RawData.M87]" office:value-type="float" office:value="-11.514511" calcext:value-type="float">
            <text:p>-11.5145</text:p>
          </table:table-cell>
          <table:table-cell table:style-name="ce240" table:formula="of:=[RawData.Z87]/[RawData.N87]" office:value-type="float" office:value="1.02648919659936" calcext:value-type="float">
            <text:p>1.0265</text:p>
          </table:table-cell>
          <table:table-cell table:style-name="ce240" table:formula="of:=[RawData.AA87]-[RawData.M87]" office:value-type="float" office:value="-2.01261099999999" calcext:value-type="float">
            <text:p>-2.0126</text:p>
          </table:table-cell>
          <table:table-cell table:style-name="ce240" table:formula="of:=[RawData.AB87]/[RawData.N87]" office:value-type="float" office:value="1.41109768544102" calcext:value-type="float">
            <text:p>1.4111</text:p>
          </table:table-cell>
          <table:table-cell table:style-name="ce240" table:formula="of:=[RawData.AC87]-[RawData.M87]" office:value-type="float" office:value="2.249889" calcext:value-type="float">
            <text:p>2.2499</text:p>
          </table:table-cell>
          <table:table-cell table:style-name="ce240" table:formula="of:=[RawData.AD87]/[RawData.N87]" office:value-type="float" office:value="1.53436255897981" calcext:value-type="float">
            <text:p>1.5344</text:p>
          </table:table-cell>
          <table:table-cell table:style-name="ce240" table:formula="of:=[RawData.AE87]-[RawData.M87]" office:value-type="float" office:value="-11.733911" calcext:value-type="float">
            <text:p>-11.7339</text:p>
          </table:table-cell>
          <table:table-cell table:style-name="ce240" table:formula="of:=[RawData.AF87]/[RawData.N87]" office:value-type="float" office:value="1.04803772794899" calcext:value-type="float">
            <text:p>1.0480</text:p>
          </table:table-cell>
          <table:table-cell table:style-name="ce240" table:formula="of:=[RawData.AG87]-[RawData.M87]" office:value-type="float" office:value="0.787288999999987" calcext:value-type="float">
            <text:p>0.7873</text:p>
          </table:table-cell>
          <table:table-cell table:style-name="ce240" table:formula="of:=[RawData.AH87]/[RawData.N87]" office:value-type="float" office:value="1.4156688501594" calcext:value-type="float">
            <text:p>1.4157</text:p>
          </table:table-cell>
          <table:table-cell table:style-name="ce240" table:formula="of:=[RawData.AI87]-[RawData.M87]" office:value-type="float" office:value="-11.437111" calcext:value-type="float">
            <text:p>-11.4371</text:p>
          </table:table-cell>
          <table:table-cell table:style-name="ce240" table:formula="of:=[RawData.AJ87]/[RawData.N87]" office:value-type="float" office:value="1.04522536663124" calcext:value-type="float">
            <text:p>1.0452</text:p>
          </table:table-cell>
          <table:table-cell table:style-name="ce240" table:formula="of:=[RawData.AK87]-[RawData.M87]" office:value-type="float" office:value="-0.867910999999992" calcext:value-type="float">
            <text:p>-0.8679</text:p>
          </table:table-cell>
          <table:table-cell table:style-name="ce240" table:formula="of:=[RawData.AL87]/[RawData.N87]" office:value-type="float" office:value="1.47306845908608" calcext:value-type="float">
            <text:p>1.4731</text:p>
          </table:table-cell>
          <table:table-cell table:style-name="ce240" table:formula="of:=[RawData.AM87]-[RawData.M87]" office:value-type="float" office:value="0.611495779700022" calcext:value-type="float">
            <text:p>0.6115</text:p>
          </table:table-cell>
          <table:table-cell table:style-name="ce240" table:formula="of:=[RawData.AN87]/[RawData.N87]" office:value-type="float" office:value="0.482317889922508" calcext:value-type="float">
            <text:p>0.48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8]-[RawData.M88]" office:value-type="float" office:value="11.775083" calcext:value-type="float">
            <text:p>11.7751</text:p>
          </table:table-cell>
          <table:table-cell table:style-name="ce240" table:formula="of:=[RawData.H88]/[RawData.N88]" office:value-type="float" office:value="1.92088020854555" calcext:value-type="float">
            <text:p>1.9209</text:p>
          </table:table-cell>
          <table:table-cell table:style-name="ce240" table:formula="of:=[RawData.I88]-[RawData.M88]" office:value-type="float" office:value="11.779833" calcext:value-type="float">
            <text:p>11.7798</text:p>
          </table:table-cell>
          <table:table-cell table:style-name="ce240" table:formula="of:=[RawData.J88]/[RawData.N88]" office:value-type="float" office:value="1.93578797251496" calcext:value-type="float">
            <text:p>1.9358</text:p>
          </table:table-cell>
          <table:table-cell table:style-name="ce240" table:formula="of:=[RawData.K88]-[RawData.M88]" office:value-type="float" office:value="4.06677099999996" calcext:value-type="float">
            <text:p>4.0668</text:p>
          </table:table-cell>
          <table:table-cell table:style-name="ce240" table:formula="of:=[RawData.L88]/[RawData.N88]" office:value-type="float" office:value="1.21687996592151" calcext:value-type="float">
            <text:p>1.2169</text:p>
          </table:table-cell>
          <table:table-cell table:style-name="ce247" table:number-columns-repeated="2"/>
          <table:table-cell table:style-name="ce240" table:formula="of:=[RawData.O88]-[RawData.M88]" office:value-type="float" office:value="2.35544499999997" calcext:value-type="float">
            <text:p>2.3554</text:p>
          </table:table-cell>
          <table:table-cell table:style-name="ce240" table:formula="of:=[RawData.P88]/[RawData.N88]" office:value-type="float" office:value="1.18487581723557" calcext:value-type="float">
            <text:p>1.1849</text:p>
          </table:table-cell>
          <table:table-cell table:style-name="ce240" table:number-columns-repeated="6"/>
          <table:table-cell table:style-name="ce240" table:formula="of:=[RawData.W88]-[RawData.M88]" office:value-type="float" office:value="1.06388299999998" calcext:value-type="float">
            <text:p>1.0639</text:p>
          </table:table-cell>
          <table:table-cell table:style-name="ce240" table:formula="of:=[RawData.X88]/[RawData.N88]" office:value-type="float" office:value="1.19335839831089" calcext:value-type="float">
            <text:p>1.1934</text:p>
          </table:table-cell>
          <table:table-cell table:style-name="ce240" table:formula="of:=[RawData.Y88]-[RawData.M88]" office:value-type="float" office:value="-11.724417" calcext:value-type="float">
            <text:p>-11.7244</text:p>
          </table:table-cell>
          <table:table-cell table:style-name="ce240" table:formula="of:=[RawData.Z88]/[RawData.N88]" office:value-type="float" office:value="1.11113322282518" calcext:value-type="float">
            <text:p>1.1111</text:p>
          </table:table-cell>
          <table:table-cell table:style-name="ce240" table:formula="of:=[RawData.AA88]-[RawData.M88]" office:value-type="float" office:value="-2.399517" calcext:value-type="float">
            <text:p>-2.3995</text:p>
          </table:table-cell>
          <table:table-cell table:style-name="ce240" table:formula="of:=[RawData.AB88]/[RawData.N88]" office:value-type="float" office:value="1.41221561498713" calcext:value-type="float">
            <text:p>1.4122</text:p>
          </table:table-cell>
          <table:table-cell table:style-name="ce240" table:formula="of:=[RawData.AC88]-[RawData.M88]" office:value-type="float" office:value="1.893283" calcext:value-type="float">
            <text:p>1.8933</text:p>
          </table:table-cell>
          <table:table-cell table:style-name="ce240" table:formula="of:=[RawData.AD88]/[RawData.N88]" office:value-type="float" office:value="1.49962621636138" calcext:value-type="float">
            <text:p>1.4996</text:p>
          </table:table-cell>
          <table:table-cell table:style-name="ce240" table:formula="of:=[RawData.AE88]-[RawData.M88]" office:value-type="float" office:value="-11.853817" calcext:value-type="float">
            <text:p>-11.8538</text:p>
          </table:table-cell>
          <table:table-cell table:style-name="ce240" table:formula="of:=[RawData.AF88]/[RawData.N88]" office:value-type="float" office:value="1.12432272702017" calcext:value-type="float">
            <text:p>1.1243</text:p>
          </table:table-cell>
          <table:table-cell table:style-name="ce240" table:formula="of:=[RawData.AG88]-[RawData.M88]" office:value-type="float" office:value="0.409282999999959" calcext:value-type="float">
            <text:p>0.4093</text:p>
          </table:table-cell>
          <table:table-cell table:style-name="ce240" table:formula="of:=[RawData.AH88]/[RawData.N88]" office:value-type="float" office:value="1.41313607319467" calcext:value-type="float">
            <text:p>1.4131</text:p>
          </table:table-cell>
          <table:table-cell table:style-name="ce240" table:formula="of:=[RawData.AI88]-[RawData.M88]" office:value-type="float" office:value="-11.548417" calcext:value-type="float">
            <text:p>-11.5484</text:p>
          </table:table-cell>
          <table:table-cell table:style-name="ce240" table:formula="of:=[RawData.AJ88]/[RawData.N88]" office:value-type="float" office:value="1.12114904339451" calcext:value-type="float">
            <text:p>1.1211</text:p>
          </table:table-cell>
          <table:table-cell table:style-name="ce240" table:formula="of:=[RawData.AK88]-[RawData.M88]" office:value-type="float" office:value="-1.22681700000004" calcext:value-type="float">
            <text:p>-1.2268</text:p>
          </table:table-cell>
          <table:table-cell table:style-name="ce240" table:formula="of:=[RawData.AL88]/[RawData.N88]" office:value-type="float" office:value="1.45791619098772" calcext:value-type="float">
            <text:p>1.4579</text:p>
          </table:table-cell>
          <table:table-cell table:style-name="ce240" table:formula="of:=[RawData.AM88]-[RawData.M88]" office:value-type="float" office:value="0.39382271049999" calcext:value-type="float">
            <text:p>0.3938</text:p>
          </table:table-cell>
          <table:table-cell table:style-name="ce240" table:formula="of:=[RawData.AN88]/[RawData.N88]" office:value-type="float" office:value="0.526359190987684" calcext:value-type="float">
            <text:p>0.526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70"/>
          <table:table-cell table:number-columns-repeated="2"/>
          <table:table-cell table:style-name="ce241" table:formula="of:=[RawData.G89]-[RawData.M89]" office:value-type="float" office:value="10.548217" calcext:value-type="float">
            <text:p>10.5482</text:p>
          </table:table-cell>
          <table:table-cell table:style-name="ce240" table:formula="of:=[RawData.H89]/[RawData.N89]" office:value-type="float" office:value="1.97061229658978" calcext:value-type="float">
            <text:p>1.9706</text:p>
          </table:table-cell>
          <table:table-cell table:style-name="ce241" table:formula="of:=[RawData.I89]-[RawData.M89]" office:value-type="float" office:value="10.553421" calcext:value-type="float">
            <text:p>10.5534</text:p>
          </table:table-cell>
          <table:table-cell table:style-name="ce240" table:formula="of:=[RawData.J89]/[RawData.N89]" office:value-type="float" office:value="1.98556671855101" calcext:value-type="float">
            <text:p>1.9856</text:p>
          </table:table-cell>
          <table:table-cell table:style-name="ce240" table:formula="of:=[RawData.K89]-[RawData.M89]" office:value-type="float" office:value="3.61317099999997" calcext:value-type="float">
            <text:p>3.6132</text:p>
          </table:table-cell>
          <table:table-cell table:style-name="ce240" table:formula="of:=[RawData.L89]/[RawData.N89]" office:value-type="float" office:value="1.18841092401302" calcext:value-type="float">
            <text:p>1.1884</text:p>
          </table:table-cell>
          <table:table-cell table:style-name="ce247" table:number-columns-repeated="2"/>
          <table:table-cell table:style-name="ce241" table:formula="of:=[RawData.O89]-[RawData.M89]" office:value-type="float" office:value="1.87127900000002" calcext:value-type="float">
            <text:p>1.8713</text:p>
          </table:table-cell>
          <table:table-cell table:style-name="ce240" table:formula="of:=[RawData.P89]/[RawData.N89]" office:value-type="float" office:value="1.15740413188057" calcext:value-type="float">
            <text:p>1.1574</text:p>
          </table:table-cell>
          <table:table-cell table:style-name="ce240" table:number-columns-repeated="6"/>
          <table:table-cell table:style-name="ce241" table:formula="of:=[RawData.W89]-[RawData.M89]" office:value-type="float" office:value="0.692016999999964" calcext:value-type="float">
            <text:p>0.6920</text:p>
          </table:table-cell>
          <table:table-cell table:style-name="ce240" table:formula="of:=[RawData.X89]/[RawData.N89]" office:value-type="float" office:value="1.17546342153672" calcext:value-type="float">
            <text:p>1.1755</text:p>
          </table:table-cell>
          <table:table-cell table:style-name="ce240" table:formula="of:=[RawData.Y89]-[RawData.M89]" office:value-type="float" office:value="-12.310983" calcext:value-type="float">
            <text:p>-12.3110</text:p>
          </table:table-cell>
          <table:table-cell table:style-name="ce240" table:formula="of:=[RawData.Z89]/[RawData.N89]" office:value-type="float" office:value="1.03803767334088" calcext:value-type="float">
            <text:p>1.0380</text:p>
          </table:table-cell>
          <table:table-cell table:style-name="ce241" table:formula="of:=[RawData.AA89]-[RawData.M89]" office:value-type="float" office:value="-3.04208299999999" calcext:value-type="float">
            <text:p>-3.0421</text:p>
          </table:table-cell>
          <table:table-cell table:style-name="ce240" table:formula="of:=[RawData.AB89]/[RawData.N89]" office:value-type="float" office:value="1.37667494163011" calcext:value-type="float">
            <text:p>1.3767</text:p>
          </table:table-cell>
          <table:table-cell table:style-name="ce241" table:formula="of:=[RawData.AC89]-[RawData.M89]" office:value-type="float" office:value="1.18231700000001" calcext:value-type="float">
            <text:p>1.1823</text:p>
          </table:table-cell>
          <table:table-cell table:style-name="ce240" table:formula="of:=[RawData.AD89]/[RawData.N89]" office:value-type="float" office:value="1.48040901195698" calcext:value-type="float">
            <text:p>1.4804</text:p>
          </table:table-cell>
          <table:table-cell table:style-name="ce241" table:formula="of:=[RawData.AE89]-[RawData.M89]" office:value-type="float" office:value="-12.513983" calcext:value-type="float">
            <text:p>-12.5140</text:p>
          </table:table-cell>
          <table:table-cell table:style-name="ce240" table:formula="of:=[RawData.AF89]/[RawData.N89]" office:value-type="float" office:value="1.09094373319655" calcext:value-type="float">
            <text:p>1.0909</text:p>
          </table:table-cell>
          <table:table-cell table:style-name="ce241" table:formula="of:=[RawData.AG89]-[RawData.M89]" office:value-type="float" office:value="-0.098083000000031" calcext:value-type="float">
            <text:p>-0.0981</text:p>
          </table:table-cell>
          <table:table-cell table:style-name="ce240" table:formula="of:=[RawData.AH89]/[RawData.N89]" office:value-type="float" office:value="1.32771375583699" calcext:value-type="float">
            <text:p>1.3277</text:p>
          </table:table-cell>
          <table:table-cell table:style-name="ce241" table:formula="of:=[RawData.AI89]-[RawData.M89]" office:value-type="float" office:value="-12.225583" calcext:value-type="float">
            <text:p>-12.2256</text:p>
          </table:table-cell>
          <table:table-cell table:style-name="ce240" table:formula="of:=[RawData.AJ89]/[RawData.N89]" office:value-type="float" office:value="1.09508966322343" calcext:value-type="float">
            <text:p>1.0951</text:p>
          </table:table-cell>
          <table:table-cell table:style-name="ce241" table:formula="of:=[RawData.AK89]-[RawData.M89]" office:value-type="float" office:value="-1.955083" calcext:value-type="float">
            <text:p>-1.9551</text:p>
          </table:table-cell>
          <table:table-cell table:style-name="ce240" table:formula="of:=[RawData.AL89]/[RawData.N89]" office:value-type="float" office:value="1.44471836705816" calcext:value-type="float">
            <text:p>1.4447</text:p>
          </table:table-cell>
          <table:table-cell table:style-name="ce240" table:formula="of:=[RawData.AM89]-[RawData.M89]" office:value-type="float" office:value="-0.0361812021000105" calcext:value-type="float">
            <text:p>-0.0362</text:p>
          </table:table-cell>
          <table:table-cell table:style-name="ce240" table:formula="of:=[RawData.AN89]/[RawData.N89]" office:value-type="float" office:value="0.45928906595249" calcext:value-type="float">
            <text:p>0.459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90]-[RawData.M90]" office:value-type="float" office:value="13.241972" calcext:value-type="float">
            <text:p>13.2420</text:p>
          </table:table-cell>
          <table:table-cell table:style-name="ce240" table:formula="of:=[RawData.H90]/[RawData.N90]" office:value-type="float" office:value="2.57029280363224" calcext:value-type="float">
            <text:p>2.5703</text:p>
          </table:table-cell>
          <table:table-cell table:style-name="ce240" table:formula="of:=[RawData.I90]-[RawData.M90]" office:value-type="float" office:value="13.242978" calcext:value-type="float">
            <text:p>13.2430</text:p>
          </table:table-cell>
          <table:table-cell table:style-name="ce240" table:formula="of:=[RawData.J90]/[RawData.N90]" office:value-type="float" office:value="2.58941543700341" calcext:value-type="float">
            <text:p>2.5894</text:p>
          </table:table-cell>
          <table:table-cell table:style-name="ce240" table:formula="of:=[RawData.K90]-[RawData.M90]" office:value-type="float" office:value="3.25011899999998" calcext:value-type="float">
            <text:p>3.2501</text:p>
          </table:table-cell>
          <table:table-cell table:style-name="ce240" table:formula="of:=[RawData.L90]/[RawData.N90]" office:value-type="float" office:value="1.0100170261067" calcext:value-type="float">
            <text:p>1.0100</text:p>
          </table:table-cell>
          <table:table-cell table:style-name="ce247" table:number-columns-repeated="2"/>
          <table:table-cell table:style-name="ce240" table:formula="of:=[RawData.O90]-[RawData.M90]" office:value-type="float" office:value="3.67907500000001" calcext:value-type="float">
            <text:p>3.6791</text:p>
          </table:table-cell>
          <table:table-cell table:style-name="ce240" table:formula="of:=[RawData.P90]/[RawData.N90]" office:value-type="float" office:value="1.55312145289444" calcext:value-type="float">
            <text:p>1.5531</text:p>
          </table:table-cell>
          <table:table-cell table:style-name="ce240" table:number-columns-repeated="6"/>
          <table:table-cell table:style-name="ce240" table:formula="of:=[RawData.W90]-[RawData.M90]" office:value-type="float" office:value="1.32037200000002" calcext:value-type="float">
            <text:p>1.3204</text:p>
          </table:table-cell>
          <table:table-cell table:style-name="ce240" table:formula="of:=[RawData.X90]/[RawData.N90]" office:value-type="float" office:value="1.37213393870602" calcext:value-type="float">
            <text:p>1.3721</text:p>
          </table:table-cell>
          <table:table-cell table:style-name="ce240" table:formula="of:=[RawData.Y90]-[RawData.M90]" office:value-type="float" office:value="-11.810428" calcext:value-type="float">
            <text:p>-11.8104</text:p>
          </table:table-cell>
          <table:table-cell table:style-name="ce240" table:formula="of:=[RawData.Z90]/[RawData.N90]" office:value-type="float" office:value="0.974274889330306" calcext:value-type="float">
            <text:p>0.9743</text:p>
          </table:table-cell>
          <table:table-cell table:style-name="ce240" table:formula="of:=[RawData.AA90]-[RawData.M90]" office:value-type="float" office:value="-1.78762799999998" calcext:value-type="float">
            <text:p>-1.7876</text:p>
          </table:table-cell>
          <table:table-cell table:style-name="ce240" table:formula="of:=[RawData.AB90]/[RawData.N90]" office:value-type="float" office:value="1.7005872446084" calcext:value-type="float">
            <text:p>1.7006</text:p>
          </table:table-cell>
          <table:table-cell table:style-name="ce240" table:formula="of:=[RawData.AC90]-[RawData.M90]" office:value-type="float" office:value="2.63627200000002" calcext:value-type="float">
            <text:p>2.6363</text:p>
          </table:table-cell>
          <table:table-cell table:style-name="ce240" table:formula="of:=[RawData.AD90]/[RawData.N90]" office:value-type="float" office:value="1.84612365493757" calcext:value-type="float">
            <text:p>1.8461</text:p>
          </table:table-cell>
          <table:table-cell table:style-name="ce240" table:formula="of:=[RawData.AE90]-[RawData.M90]" office:value-type="float" office:value="-11.698428" calcext:value-type="float">
            <text:p>-11.6984</text:p>
          </table:table-cell>
          <table:table-cell table:style-name="ce240" table:formula="of:=[RawData.AF90]/[RawData.N90]" office:value-type="float" office:value="1.18129969353008" calcext:value-type="float">
            <text:p>1.1813</text:p>
          </table:table-cell>
          <table:table-cell table:style-name="ce240" table:formula="of:=[RawData.AG90]-[RawData.M90]" office:value-type="float" office:value="0.73677200000003" calcext:value-type="float">
            <text:p>0.7368</text:p>
          </table:table-cell>
          <table:table-cell table:style-name="ce240" table:formula="of:=[RawData.AH90]/[RawData.N90]" office:value-type="float" office:value="1.60602856696935" calcext:value-type="float">
            <text:p>1.6060</text:p>
          </table:table-cell>
          <table:table-cell table:style-name="ce240" table:formula="of:=[RawData.AI90]-[RawData.M90]" office:value-type="float" office:value="-11.374728" calcext:value-type="float">
            <text:p>-11.3747</text:p>
          </table:table-cell>
          <table:table-cell table:style-name="ce240" table:formula="of:=[RawData.AJ90]/[RawData.N90]" office:value-type="float" office:value="1.18948365493757" calcext:value-type="float">
            <text:p>1.1895</text:p>
          </table:table-cell>
          <table:table-cell table:style-name="ce240" table:formula="of:=[RawData.AK90]-[RawData.M90]" office:value-type="float" office:value="-0.487527999999998" calcext:value-type="float">
            <text:p>-0.4875</text:p>
          </table:table-cell>
          <table:table-cell table:style-name="ce240" table:formula="of:=[RawData.AL90]/[RawData.N90]" office:value-type="float" office:value="1.79147388479001" calcext:value-type="float">
            <text:p>1.7915</text:p>
          </table:table-cell>
          <table:table-cell table:style-name="ce240" table:formula="of:=[RawData.AM90]-[RawData.M90]" office:value-type="float" office:value="0.449950395600013" calcext:value-type="float">
            <text:p>0.4500</text:p>
          </table:table-cell>
          <table:table-cell table:style-name="ce240" table:formula="of:=[RawData.AN90]/[RawData.N90]" office:value-type="float" office:value="0.378542873118445" calcext:value-type="float">
            <text:p>0.378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91]-[RawData.M91]" office:value-type="float" office:value="13.317682" calcext:value-type="float">
            <text:p>13.3177</text:p>
          </table:table-cell>
          <table:table-cell table:style-name="ce240" table:formula="of:=[RawData.H91]/[RawData.N91]" office:value-type="float" office:value="2.74431629613903" calcext:value-type="float">
            <text:p>2.7443</text:p>
          </table:table-cell>
          <table:table-cell table:style-name="ce240" table:formula="of:=[RawData.I91]-[RawData.M91]" office:value-type="float" office:value="13.321857" calcext:value-type="float">
            <text:p>13.3219</text:p>
          </table:table-cell>
          <table:table-cell table:style-name="ce240" table:formula="of:=[RawData.J91]/[RawData.N91]" office:value-type="float" office:value="2.76449000636923" calcext:value-type="float">
            <text:p>2.7645</text:p>
          </table:table-cell>
          <table:table-cell table:style-name="ce240" table:formula="of:=[RawData.K91]-[RawData.M91]" office:value-type="float" office:value="3.346566" calcext:value-type="float">
            <text:p>3.3466</text:p>
          </table:table-cell>
          <table:table-cell table:style-name="ce240" table:formula="of:=[RawData.L91]/[RawData.N91]" office:value-type="float" office:value="1.03560704861848" calcext:value-type="float">
            <text:p>1.0356</text:p>
          </table:table-cell>
          <table:table-cell table:style-name="ce247" table:number-columns-repeated="2"/>
          <table:table-cell table:style-name="ce240" table:formula="of:=[RawData.O91]-[RawData.M91]" office:value-type="float" office:value="3.68434000000002" calcext:value-type="float">
            <text:p>3.6843</text:p>
          </table:table-cell>
          <table:table-cell table:style-name="ce240" table:formula="of:=[RawData.P91]/[RawData.N91]" office:value-type="float" office:value="1.60234751751539" calcext:value-type="float">
            <text:p>1.6023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1]-[RawData.M91]" office:value-type="float" office:value="1.38228200000003" calcext:value-type="float">
            <text:p>1.3823</text:p>
          </table:table-cell>
          <table:table-cell table:style-name="ce240" table:formula="of:=[RawData.X91]/[RawData.N91]" office:value-type="float" office:value="1.41145248855054" calcext:value-type="float">
            <text:p>1.4115</text:p>
          </table:table-cell>
          <table:table-cell table:style-name="ce240" table:formula="of:=[RawData.Y91]-[RawData.M91]" office:value-type="float" office:value="-11.736118" calcext:value-type="float">
            <text:p>-11.7361</text:p>
          </table:table-cell>
          <table:table-cell table:style-name="ce240" table:formula="of:=[RawData.Z91]/[RawData.N91]" office:value-type="float" office:value="0.919691471292955" calcext:value-type="float">
            <text:p>0.9197</text:p>
          </table:table-cell>
          <table:table-cell table:style-name="ce240" table:formula="of:=[RawData.AA91]-[RawData.M91]" office:value-type="float" office:value="-1.66131799999999" calcext:value-type="float">
            <text:p>-1.6613</text:p>
          </table:table-cell>
          <table:table-cell table:style-name="ce240" table:formula="of:=[RawData.AB91]/[RawData.N91]" office:value-type="float" office:value="1.78750107670377" calcext:value-type="float">
            <text:p>1.7875</text:p>
          </table:table-cell>
          <table:table-cell table:style-name="ce240" table:formula="of:=[RawData.AC91]-[RawData.M91]" office:value-type="float" office:value="2.752882" calcext:value-type="float">
            <text:p>2.7529</text:p>
          </table:table-cell>
          <table:table-cell table:style-name="ce240" table:formula="of:=[RawData.AD91]/[RawData.N91]" office:value-type="float" office:value="1.95473598010373" calcext:value-type="float">
            <text:p>1.9547</text:p>
          </table:table-cell>
          <table:table-cell table:style-name="ce240" table:formula="of:=[RawData.AE91]-[RawData.M91]" office:value-type="float" office:value="-11.625418" calcext:value-type="float">
            <text:p>-11.6254</text:p>
          </table:table-cell>
          <table:table-cell table:style-name="ce240" table:formula="of:=[RawData.AF91]/[RawData.N91]" office:value-type="float" office:value="1.17122057869036" calcext:value-type="float">
            <text:p>1.1712</text:p>
          </table:table-cell>
          <table:table-cell table:style-name="ce240" table:formula="of:=[RawData.AG91]-[RawData.M91]" office:value-type="float" office:value="0.886182000000019" calcext:value-type="float">
            <text:p>0.8862</text:p>
          </table:table-cell>
          <table:table-cell table:style-name="ce240" table:formula="of:=[RawData.AH91]/[RawData.N91]" office:value-type="float" office:value="1.67087032847047" calcext:value-type="float">
            <text:p>1.6709</text:p>
          </table:table-cell>
          <table:table-cell table:style-name="ce240" table:formula="of:=[RawData.AI91]-[RawData.M91]" office:value-type="float" office:value="-11.305118" calcext:value-type="float">
            <text:p>-11.3051</text:p>
          </table:table-cell>
          <table:table-cell table:style-name="ce240" table:formula="of:=[RawData.AJ91]/[RawData.N91]" office:value-type="float" office:value="1.18400168329744" calcext:value-type="float">
            <text:p>1.1840</text:p>
          </table:table-cell>
          <table:table-cell table:style-name="ce240" table:formula="of:=[RawData.AK91]-[RawData.M91]" office:value-type="float" office:value="-0.378117999999972" calcext:value-type="float">
            <text:p>-0.3781</text:p>
          </table:table-cell>
          <table:table-cell table:style-name="ce240" table:formula="of:=[RawData.AL91]/[RawData.N91]" office:value-type="float" office:value="1.88920954778442" calcext:value-type="float">
            <text:p>1.8892</text:p>
          </table:table-cell>
          <table:table-cell table:style-name="ce240" table:formula="of:=[RawData.AM91]-[RawData.M91]" office:value-type="float" office:value="0.531394338899986" calcext:value-type="float">
            <text:p>0.5314</text:p>
          </table:table-cell>
          <table:table-cell table:style-name="ce240" table:formula="of:=[RawData.AN91]/[RawData.N91]" office:value-type="float" office:value="0.38268370078654" calcext:value-type="float">
            <text:p>0.382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2]-[RawData.M92]" office:value-type="float" office:value="13.117559" calcext:value-type="float">
            <text:p>13.1176</text:p>
          </table:table-cell>
          <table:table-cell table:style-name="ce240" table:formula="of:=[RawData.H92]/[RawData.N92]" office:value-type="float" office:value="2.42964617576213" calcext:value-type="float">
            <text:p>2.4296</text:p>
          </table:table-cell>
          <table:table-cell table:style-name="ce240" table:formula="of:=[RawData.I92]-[RawData.M92]" office:value-type="float" office:value="13.117589" calcext:value-type="float">
            <text:p>13.1176</text:p>
          </table:table-cell>
          <table:table-cell table:style-name="ce240" table:formula="of:=[RawData.J92]/[RawData.N92]" office:value-type="float" office:value="2.42964075733637" calcext:value-type="float">
            <text:p>2.4296</text:p>
          </table:table-cell>
          <table:table-cell table:style-name="ce240" table:formula="of:=[RawData.K92]-[RawData.M92]" office:value-type="float" office:value="3.14219500000002" calcext:value-type="float">
            <text:p>3.1422</text:p>
          </table:table-cell>
          <table:table-cell table:style-name="ce240" table:formula="of:=[RawData.L92]/[RawData.N92]" office:value-type="float" office:value="1.05490947706493" calcext:value-type="float">
            <text:p>1.0549</text:p>
          </table:table-cell>
          <table:table-cell table:style-name="ce247" table:number-columns-repeated="2"/>
          <table:table-cell table:style-name="ce240" table:formula="of:=[RawData.O92]-[RawData.M92]" office:value-type="float" office:value="3.63777099999999" calcext:value-type="float">
            <text:p>3.6378</text:p>
          </table:table-cell>
          <table:table-cell table:style-name="ce240" table:formula="of:=[RawData.P92]/[RawData.N92]" office:value-type="float" office:value="1.43549431479707" calcext:value-type="float">
            <text:p>1.4355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2]-[RawData.M92]" office:value-type="float" office:value="1.27825899999999" calcext:value-type="float">
            <text:p>1.2783</text:p>
          </table:table-cell>
          <table:table-cell table:style-name="ce240" table:formula="of:=[RawData.X92]/[RawData.N92]" office:value-type="float" office:value="1.30384107332487" calcext:value-type="float">
            <text:p>1.3038</text:p>
          </table:table-cell>
          <table:table-cell table:style-name="ce240" table:formula="of:=[RawData.Y92]-[RawData.M92]" office:value-type="float" office:value="-11.964541" calcext:value-type="float">
            <text:p>-11.9645</text:p>
          </table:table-cell>
          <table:table-cell table:style-name="ce240" table:formula="of:=[RawData.Z92]/[RawData.N92]" office:value-type="float" office:value="0.992723155222876" calcext:value-type="float">
            <text:p>0.9927</text:p>
          </table:table-cell>
          <table:table-cell table:style-name="ce240" table:formula="of:=[RawData.AA92]-[RawData.M92]" office:value-type="float" office:value="-1.87664100000001" calcext:value-type="float">
            <text:p>-1.8766</text:p>
          </table:table-cell>
          <table:table-cell table:style-name="ce240" table:formula="of:=[RawData.AB92]/[RawData.N92]" office:value-type="float" office:value="1.56313000854723" calcext:value-type="float">
            <text:p>1.5631</text:p>
          </table:table-cell>
          <table:table-cell table:style-name="ce240" table:formula="of:=[RawData.AC92]-[RawData.M92]" office:value-type="float" office:value="2.56365899999997" calcext:value-type="float">
            <text:p>2.5637</text:p>
          </table:table-cell>
          <table:table-cell table:style-name="ce240" table:formula="of:=[RawData.AD92]/[RawData.N92]" office:value-type="float" office:value="1.7073932191976" calcext:value-type="float">
            <text:p>1.7074</text:p>
          </table:table-cell>
          <table:table-cell table:style-name="ce240" table:formula="of:=[RawData.AE92]-[RawData.M92]" office:value-type="float" office:value="-11.693641" calcext:value-type="float">
            <text:p>-11.6936</text:p>
          </table:table-cell>
          <table:table-cell table:style-name="ce240" table:formula="of:=[RawData.AF92]/[RawData.N92]" office:value-type="float" office:value="1.15287817866301" calcext:value-type="float">
            <text:p>1.1529</text:p>
          </table:table-cell>
          <table:table-cell table:style-name="ce240" table:formula="of:=[RawData.AG92]-[RawData.M92]" office:value-type="float" office:value="0.569058999999982" calcext:value-type="float">
            <text:p>0.5691</text:p>
          </table:table-cell>
          <table:table-cell table:style-name="ce240" table:formula="of:=[RawData.AH92]/[RawData.N92]" office:value-type="float" office:value="1.41237203501774" calcext:value-type="float">
            <text:p>1.4124</text:p>
          </table:table-cell>
          <table:table-cell table:style-name="ce240" table:formula="of:=[RawData.AI92]-[RawData.M92]" office:value-type="float" office:value="-11.344441" calcext:value-type="float">
            <text:p>-11.3444</text:p>
          </table:table-cell>
          <table:table-cell table:style-name="ce240" table:formula="of:=[RawData.AJ92]/[RawData.N92]" office:value-type="float" office:value="1.16452044082986" calcext:value-type="float">
            <text:p>1.1645</text:p>
          </table:table-cell>
          <table:table-cell table:style-name="ce240" table:formula="of:=[RawData.AK92]-[RawData.M92]" office:value-type="float" office:value="-0.540141000000006" calcext:value-type="float">
            <text:p>-0.5401</text:p>
          </table:table-cell>
          <table:table-cell table:style-name="ce240" table:formula="of:=[RawData.AL92]/[RawData.N92]" office:value-type="float" office:value="1.66973059131291" calcext:value-type="float">
            <text:p>1.6697</text:p>
          </table:table-cell>
          <table:table-cell table:style-name="ce240" table:formula="of:=[RawData.AM92]-[RawData.M92]" office:value-type="float" office:value="0.213772611600007" calcext:value-type="float">
            <text:p>0.2138</text:p>
          </table:table-cell>
          <table:table-cell table:style-name="ce240" table:formula="of:=[RawData.AN92]/[RawData.N92]" office:value-type="float" office:value="0.390361987076563" calcext:value-type="float">
            <text:p>0.390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3]-[RawData.M93]" office:value-type="float" office:value="12.638928" calcext:value-type="float">
            <text:p>12.6389</text:p>
          </table:table-cell>
          <table:table-cell table:style-name="ce240" table:formula="of:=[RawData.H93]/[RawData.N93]" office:value-type="float" office:value="2.40287443228572" calcext:value-type="float">
            <text:p>2.4029</text:p>
          </table:table-cell>
          <table:table-cell table:style-name="ce240" table:formula="of:=[RawData.I93]-[RawData.M93]" office:value-type="float" office:value="12.643629" calcext:value-type="float">
            <text:p>12.6436</text:p>
          </table:table-cell>
          <table:table-cell table:style-name="ce240" table:formula="of:=[RawData.J93]/[RawData.N93]" office:value-type="float" office:value="2.42114635913685" calcext:value-type="float">
            <text:p>2.4211</text:p>
          </table:table-cell>
          <table:table-cell table:style-name="ce240" table:formula="of:=[RawData.K93]-[RawData.M93]" office:value-type="float" office:value="3.36035099999998" calcext:value-type="float">
            <text:p>3.3604</text:p>
          </table:table-cell>
          <table:table-cell table:style-name="ce240" table:formula="of:=[RawData.L93]/[RawData.N93]" office:value-type="float" office:value="1.09139923608808" calcext:value-type="float">
            <text:p>1.0914</text:p>
          </table:table-cell>
          <table:table-cell table:style-name="ce247" table:number-columns-repeated="2"/>
          <table:table-cell table:style-name="ce240" table:formula="of:=[RawData.O93]-[RawData.M93]" office:value-type="float" office:value="3.39131599999996" calcext:value-type="float">
            <text:p>3.3913</text:p>
          </table:table-cell>
          <table:table-cell table:style-name="ce240" table:formula="of:=[RawData.P93]/[RawData.N93]" office:value-type="float" office:value="1.41735136263709" calcext:value-type="float">
            <text:p>1.4174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3]-[RawData.M93]" office:value-type="float" office:value="1.23942799999998" calcext:value-type="float">
            <text:p>1.2394</text:p>
          </table:table-cell>
          <table:table-cell table:style-name="ce240" table:formula="of:=[RawData.X93]/[RawData.N93]" office:value-type="float" office:value="1.31654446532307" calcext:value-type="float">
            <text:p>1.3165</text:p>
          </table:table-cell>
          <table:table-cell table:style-name="ce240" table:formula="of:=[RawData.Y93]-[RawData.M93]" office:value-type="float" office:value="-11.943372" calcext:value-type="float">
            <text:p>-11.9434</text:p>
          </table:table-cell>
          <table:table-cell table:style-name="ce240" table:formula="of:=[RawData.Z93]/[RawData.N93]" office:value-type="float" office:value="1.00101184923179" calcext:value-type="float">
            <text:p>1.0010</text:p>
          </table:table-cell>
          <table:table-cell table:style-name="ce240" table:formula="of:=[RawData.AA93]-[RawData.M93]" office:value-type="float" office:value="-2.00787200000002" calcext:value-type="float">
            <text:p>-2.0079</text:p>
          </table:table-cell>
          <table:table-cell table:style-name="ce240" table:formula="of:=[RawData.AB93]/[RawData.N93]" office:value-type="float" office:value="1.58464051435098" calcext:value-type="float">
            <text:p>1.5846</text:p>
          </table:table-cell>
          <table:table-cell table:style-name="ce240" table:formula="of:=[RawData.AC93]-[RawData.M93]" office:value-type="float" office:value="2.37652800000001" calcext:value-type="float">
            <text:p>2.3765</text:p>
          </table:table-cell>
          <table:table-cell table:style-name="ce240" table:formula="of:=[RawData.AD93]/[RawData.N93]" office:value-type="float" office:value="1.72797985458654" calcext:value-type="float">
            <text:p>1.7280</text:p>
          </table:table-cell>
          <table:table-cell table:style-name="ce240" table:formula="of:=[RawData.AE93]-[RawData.M93]" office:value-type="float" office:value="-11.737472" calcext:value-type="float">
            <text:p>-11.7375</text:p>
          </table:table-cell>
          <table:table-cell table:style-name="ce240" table:formula="of:=[RawData.AF93]/[RawData.N93]" office:value-type="float" office:value="1.16698377362662" calcext:value-type="float">
            <text:p>1.1670</text:p>
          </table:table-cell>
          <table:table-cell table:style-name="ce240" table:formula="of:=[RawData.AG93]-[RawData.M93]" office:value-type="float" office:value="0.516928000000007" calcext:value-type="float">
            <text:p>0.5169</text:p>
          </table:table-cell>
          <table:table-cell table:style-name="ce240" table:formula="of:=[RawData.AH93]/[RawData.N93]" office:value-type="float" office:value="1.45665966250322" calcext:value-type="float">
            <text:p>1.4567</text:p>
          </table:table-cell>
          <table:table-cell table:style-name="ce240" table:formula="of:=[RawData.AI93]-[RawData.M93]" office:value-type="float" office:value="-11.396272" calcext:value-type="float">
            <text:p>-11.3963</text:p>
          </table:table-cell>
          <table:table-cell table:style-name="ce240" table:formula="of:=[RawData.AJ93]/[RawData.N93]" office:value-type="float" office:value="1.17920106726601" calcext:value-type="float">
            <text:p>1.1792</text:p>
          </table:table-cell>
          <table:table-cell table:style-name="ce240" table:formula="of:=[RawData.AK93]-[RawData.M93]" office:value-type="float" office:value="-0.721872000000019" calcext:value-type="float">
            <text:p>-0.7219</text:p>
          </table:table-cell>
          <table:table-cell table:style-name="ce240" table:formula="of:=[RawData.AL93]/[RawData.N93]" office:value-type="float" office:value="1.686932462572" calcext:value-type="float">
            <text:p>1.6869</text:p>
          </table:table-cell>
          <table:table-cell table:style-name="ce240" table:formula="of:=[RawData.AM93]-[RawData.M93]" office:value-type="float" office:value="0.122667087649972" calcext:value-type="float">
            <text:p>0.1227</text:p>
          </table:table-cell>
          <table:table-cell table:style-name="ce240" table:formula="of:=[RawData.AN93]/[RawData.N93]" office:value-type="float" office:value="0.395665053206539" calcext:value-type="float">
            <text:p>0.395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4]-[RawData.M94]" office:value-type="float" office:value="13.672254" calcext:value-type="float">
            <text:p>13.6723</text:p>
          </table:table-cell>
          <table:table-cell table:style-name="ce240" table:formula="of:=[RawData.H94]/[RawData.N94]" office:value-type="float" office:value="2.4759570490291" calcext:value-type="float">
            <text:p>2.4760</text:p>
          </table:table-cell>
          <table:table-cell table:style-name="ce240" table:formula="of:=[RawData.I94]-[RawData.M94]" office:value-type="float" office:value="13.676396" calcext:value-type="float">
            <text:p>13.6764</text:p>
          </table:table-cell>
          <table:table-cell table:style-name="ce240" table:formula="of:=[RawData.J94]/[RawData.N94]" office:value-type="float" office:value="2.49411005027443" calcext:value-type="float">
            <text:p>2.4941</text:p>
          </table:table-cell>
          <table:table-cell table:style-name="ce240" table:formula="of:=[RawData.K94]-[RawData.M94]" office:value-type="float" office:value="3.08463" calcext:value-type="float">
            <text:p>3.0846</text:p>
          </table:table-cell>
          <table:table-cell table:style-name="ce240" table:formula="of:=[RawData.L94]/[RawData.N94]" office:value-type="float" office:value="1.03692634103593" calcext:value-type="float">
            <text:p>1.0369</text:p>
          </table:table-cell>
          <table:table-cell table:style-name="ce247" table:number-columns-repeated="2"/>
          <table:table-cell table:style-name="ce240" table:formula="of:=[RawData.O94]-[RawData.M94]" office:value-type="float" office:value="3.72803199999998" calcext:value-type="float">
            <text:p>3.7280</text:p>
          </table:table-cell>
          <table:table-cell table:style-name="ce240" table:formula="of:=[RawData.P94]/[RawData.N94]" office:value-type="float" office:value="1.65213781652138" calcext:value-type="float">
            <text:p>1.6521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4]-[RawData.M94]" office:value-type="float" office:value="1.36235399999998" calcext:value-type="float">
            <text:p>1.3624</text:p>
          </table:table-cell>
          <table:table-cell table:style-name="ce240" table:formula="of:=[RawData.X94]/[RawData.N94]" office:value-type="float" office:value="1.34384022877174" calcext:value-type="float">
            <text:p>1.3438</text:p>
          </table:table-cell>
          <table:table-cell table:style-name="ce240" table:formula="of:=[RawData.Y94]-[RawData.M94]" office:value-type="float" office:value="-12.014346" calcext:value-type="float">
            <text:p>-12.0143</text:p>
          </table:table-cell>
          <table:table-cell table:style-name="ce240" table:formula="of:=[RawData.Z94]/[RawData.N94]" office:value-type="float" office:value="1.00563243854066" calcext:value-type="float">
            <text:p>1.0056</text:p>
          </table:table-cell>
          <table:table-cell table:style-name="ce240" table:formula="of:=[RawData.AA94]-[RawData.M94]" office:value-type="float" office:value="-1.75634600000001" calcext:value-type="float">
            <text:p>-1.7563</text:p>
          </table:table-cell>
          <table:table-cell table:style-name="ce240" table:formula="of:=[RawData.AB94]/[RawData.N94]" office:value-type="float" office:value="1.6106462035884" calcext:value-type="float">
            <text:p>1.6106</text:p>
          </table:table-cell>
          <table:table-cell table:style-name="ce240" table:formula="of:=[RawData.AC94]-[RawData.M94]" office:value-type="float" office:value="2.74835400000001" calcext:value-type="float">
            <text:p>2.7484</text:p>
          </table:table-cell>
          <table:table-cell table:style-name="ce240" table:formula="of:=[RawData.AD94]/[RawData.N94]" office:value-type="float" office:value="1.75546868963609" calcext:value-type="float">
            <text:p>1.7555</text:p>
          </table:table-cell>
          <table:table-cell table:style-name="ce240" table:formula="of:=[RawData.AE94]-[RawData.M94]" office:value-type="float" office:value="-11.650746" calcext:value-type="float">
            <text:p>-11.6507</text:p>
          </table:table-cell>
          <table:table-cell table:style-name="ce240" table:formula="of:=[RawData.AF94]/[RawData.N94]" office:value-type="float" office:value="1.17012256261243" calcext:value-type="float">
            <text:p>1.1701</text:p>
          </table:table-cell>
          <table:table-cell table:style-name="ce240" table:formula="of:=[RawData.AG94]-[RawData.M94]" office:value-type="float" office:value="0.581953999999996" calcext:value-type="float">
            <text:p>0.5820</text:p>
          </table:table-cell>
          <table:table-cell table:style-name="ce240" table:formula="of:=[RawData.AH94]/[RawData.N94]" office:value-type="float" office:value="1.44804628753286" calcext:value-type="float">
            <text:p>1.4480</text:p>
          </table:table-cell>
          <table:table-cell table:style-name="ce240" table:formula="of:=[RawData.AI94]-[RawData.M94]" office:value-type="float" office:value="-11.284946" calcext:value-type="float">
            <text:p>-11.2849</text:p>
          </table:table-cell>
          <table:table-cell table:style-name="ce240" table:formula="of:=[RawData.AJ94]/[RawData.N94]" office:value-type="float" office:value="1.18158104607721" calcext:value-type="float">
            <text:p>1.1816</text:p>
          </table:table-cell>
          <table:table-cell table:style-name="ce240" table:formula="of:=[RawData.AK94]-[RawData.M94]" office:value-type="float" office:value="-0.347746000000029" calcext:value-type="float">
            <text:p>-0.3477</text:p>
          </table:table-cell>
          <table:table-cell table:style-name="ce240" table:formula="of:=[RawData.AL94]/[RawData.N94]" office:value-type="float" office:value="1.71456391863844" calcext:value-type="float">
            <text:p>1.7146</text:p>
          </table:table-cell>
          <table:table-cell table:style-name="ce240" table:formula="of:=[RawData.AM94]-[RawData.M94]" office:value-type="float" office:value="0.127062214732973" calcext:value-type="float">
            <text:p>0.1271</text:p>
          </table:table-cell>
          <table:table-cell table:style-name="ce240" table:formula="of:=[RawData.AN94]/[RawData.N94]" office:value-type="float" office:value="0.397641143334994" calcext:value-type="float">
            <text:p>0.397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70" table:number-columns-repeated="3"/>
          <table:table-cell table:style-name="ce240" table:formula="of:=[RawData.G95]-[RawData.M95]" office:value-type="float" office:value="13.014847" calcext:value-type="float">
            <text:p>13.0148</text:p>
          </table:table-cell>
          <table:table-cell table:style-name="ce240" table:formula="of:=[RawData.H95]/[RawData.N95]" office:value-type="float" office:value="2.14297118738819" calcext:value-type="float">
            <text:p>2.1430</text:p>
          </table:table-cell>
          <table:table-cell table:style-name="ce240" table:formula="of:=[RawData.I95]-[RawData.M95]" office:value-type="float" office:value="13.019384" calcext:value-type="float">
            <text:p>13.0194</text:p>
          </table:table-cell>
          <table:table-cell table:style-name="ce240" table:formula="of:=[RawData.J95]/[RawData.N95]" office:value-type="float" office:value="2.15912343470483" calcext:value-type="float">
            <text:p>2.1591</text:p>
          </table:table-cell>
          <table:table-cell table:style-name="ce240" table:formula="of:=[RawData.K95]-[RawData.M95]" office:value-type="float" office:value="3.66013300000003" calcext:value-type="float">
            <text:p>3.6601</text:p>
          </table:table-cell>
          <table:table-cell table:style-name="ce240" table:formula="of:=[RawData.L95]/[RawData.N95]" office:value-type="float" office:value="1.13356440071556" calcext:value-type="float">
            <text:p>1.1336</text:p>
          </table:table-cell>
          <table:table-cell table:style-name="ce247" table:number-columns-repeated="2"/>
          <table:table-cell table:style-name="ce240" table:formula="of:=[RawData.O95]-[RawData.M95]" office:value-type="float" office:value="3.70368000000002" calcext:value-type="float">
            <text:p>3.7037</text:p>
          </table:table-cell>
          <table:table-cell table:style-name="ce240" table:formula="of:=[RawData.P95]/[RawData.N95]" office:value-type="float" office:value="1.32368067978533" calcext:value-type="float">
            <text:p>1.3237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5]-[RawData.M95]" office:value-type="float" office:value="1.33724699999999" calcext:value-type="float">
            <text:p>1.3372</text:p>
          </table:table-cell>
          <table:table-cell table:style-name="ce240" table:formula="of:=[RawData.X95]/[RawData.N95]" office:value-type="float" office:value="1.21943202146691" calcext:value-type="float">
            <text:p>1.2194</text:p>
          </table:table-cell>
          <table:table-cell table:style-name="ce240" table:formula="of:=[RawData.Y95]-[RawData.M95]" office:value-type="float" office:value="-11.415353" calcext:value-type="float">
            <text:p>-11.4154</text:p>
          </table:table-cell>
          <table:table-cell table:style-name="ce240" table:formula="of:=[RawData.Z95]/[RawData.N95]" office:value-type="float" office:value="1.05366726296959" calcext:value-type="float">
            <text:p>1.0537</text:p>
          </table:table-cell>
          <table:table-cell table:style-name="ce240" table:formula="of:=[RawData.AA95]-[RawData.M95]" office:value-type="float" office:value="-1.65865299999996" calcext:value-type="float">
            <text:p>-1.6587</text:p>
          </table:table-cell>
          <table:table-cell table:style-name="ce240" table:formula="of:=[RawData.AB95]/[RawData.N95]" office:value-type="float" office:value="1.46724241949911" calcext:value-type="float">
            <text:p>1.4672</text:p>
          </table:table-cell>
          <table:table-cell table:style-name="ce240" table:formula="of:=[RawData.AC95]-[RawData.M95]" office:value-type="float" office:value="2.69474700000001" calcext:value-type="float">
            <text:p>2.6947</text:p>
          </table:table-cell>
          <table:table-cell table:style-name="ce240" table:formula="of:=[RawData.AD95]/[RawData.N95]" office:value-type="float" office:value="1.58500485912343" calcext:value-type="float">
            <text:p>1.5850</text:p>
          </table:table-cell>
          <table:table-cell table:style-name="ce240" table:formula="of:=[RawData.AE95]-[RawData.M95]" office:value-type="float" office:value="-11.380553" calcext:value-type="float">
            <text:p>-11.3806</text:p>
          </table:table-cell>
          <table:table-cell table:style-name="ce240" table:formula="of:=[RawData.AF95]/[RawData.N95]" office:value-type="float" office:value="1.10394900715564" calcext:value-type="float">
            <text:p>1.1039</text:p>
          </table:table-cell>
          <table:table-cell table:style-name="ce240" table:formula="of:=[RawData.AG95]-[RawData.M95]" office:value-type="float" office:value="0.914547000000027" calcext:value-type="float">
            <text:p>0.9145</text:p>
          </table:table-cell>
          <table:table-cell table:style-name="ce240" table:formula="of:=[RawData.AH95]/[RawData.N95]" office:value-type="float" office:value="1.42508944543828" calcext:value-type="float">
            <text:p>1.4251</text:p>
          </table:table-cell>
          <table:table-cell table:style-name="ce240" table:formula="of:=[RawData.AI95]-[RawData.M95]" office:value-type="float" office:value="-11.057553" calcext:value-type="float">
            <text:p>-11.0576</text:p>
          </table:table-cell>
          <table:table-cell table:style-name="ce240" table:formula="of:=[RawData.AJ95]/[RawData.N95]" office:value-type="float" office:value="1.10304530635063" calcext:value-type="float">
            <text:p>1.1030</text:p>
          </table:table-cell>
          <table:table-cell table:style-name="ce240" table:formula="of:=[RawData.AK95]-[RawData.M95]" office:value-type="float" office:value="-0.407952999999964" calcext:value-type="float">
            <text:p>-0.4080</text:p>
          </table:table-cell>
          <table:table-cell table:style-name="ce240" table:formula="of:=[RawData.AL95]/[RawData.N95]" office:value-type="float" office:value="1.53551110912343" calcext:value-type="float">
            <text:p>1.5355</text:p>
          </table:table-cell>
          <table:table-cell table:style-name="ce240" table:formula="of:=[RawData.AM95]-[RawData.M95]" office:value-type="float" office:value="0.580407408450014" calcext:value-type="float">
            <text:p>0.5804</text:p>
          </table:table-cell>
          <table:table-cell table:style-name="ce240" table:formula="of:=[RawData.AN95]/[RawData.N95]" office:value-type="float" office:value="0.511676872409839" calcext:value-type="float">
            <text:p>0.5117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6]-[RawData.M96]" office:value-type="float" office:value="15.299856" calcext:value-type="float">
            <text:p>15.2999</text:p>
          </table:table-cell>
          <table:table-cell table:style-name="ce240" table:formula="of:=[RawData.H96]/[RawData.N96]" office:value-type="float" office:value="3.95805374939785" calcext:value-type="float">
            <text:p>3.9581</text:p>
          </table:table-cell>
          <table:table-cell table:style-name="ce240" table:formula="of:=[RawData.I96]-[RawData.M96]" office:value-type="float" office:value="15.303164" calcext:value-type="float">
            <text:p>15.3032</text:p>
          </table:table-cell>
          <table:table-cell table:style-name="ce240" table:formula="of:=[RawData.J96]/[RawData.N96]" office:value-type="float" office:value="3.98581598244393" calcext:value-type="float">
            <text:p>3.9858</text:p>
          </table:table-cell>
          <table:table-cell table:style-name="ce240" table:formula="of:=[RawData.K96]-[RawData.M96]" office:value-type="float" office:value="2.87460000000004" calcext:value-type="float">
            <text:p>2.8746</text:p>
          </table:table-cell>
          <table:table-cell table:style-name="ce240" table:formula="of:=[RawData.L96]/[RawData.N96]" office:value-type="float" office:value="0.996681475137826" calcext:value-type="float">
            <text:p>0.9967</text:p>
          </table:table-cell>
          <table:table-cell table:style-name="ce247" table:number-columns-repeated="2"/>
          <table:table-cell table:style-name="ce240" table:formula="of:=[RawData.O96]-[RawData.M96]" office:value-type="float" office:value="4.600099" calcext:value-type="float">
            <text:p>4.6001</text:p>
          </table:table-cell>
          <table:table-cell table:style-name="ce240" table:formula="of:=[RawData.P96]/[RawData.N96]" office:value-type="float" office:value="2.0291709040304" calcext:value-type="float">
            <text:p>2.0292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6]-[RawData.M96]" office:value-type="float" office:value="1.76815600000003" calcext:value-type="float">
            <text:p>1.7682</text:p>
          </table:table-cell>
          <table:table-cell table:style-name="ce240" table:formula="of:=[RawData.X96]/[RawData.N96]" office:value-type="float" office:value="1.53321201091902" calcext:value-type="float">
            <text:p>1.5332</text:p>
          </table:table-cell>
          <table:table-cell table:style-name="ce240" table:formula="of:=[RawData.Y96]-[RawData.M96]" office:value-type="float" office:value="-12.055844" calcext:value-type="float">
            <text:p>-12.0558</text:p>
          </table:table-cell>
          <table:table-cell table:style-name="ce240" table:formula="of:=[RawData.Z96]/[RawData.N96]" office:value-type="float" office:value="1.01842398972328" calcext:value-type="float">
            <text:p>1.0184</text:p>
          </table:table-cell>
          <table:table-cell table:style-name="ce240" table:formula="of:=[RawData.AA96]-[RawData.M96]" office:value-type="float" office:value="-1.09414399999997" calcext:value-type="float">
            <text:p>-1.0941</text:p>
          </table:table-cell>
          <table:table-cell table:style-name="ce240" table:formula="of:=[RawData.AB96]/[RawData.N96]" office:value-type="float" office:value="2.0523102178451" calcext:value-type="float">
            <text:p>2.0523</text:p>
          </table:table-cell>
          <table:table-cell table:style-name="ce240" table:formula="of:=[RawData.AC96]-[RawData.M96]" office:value-type="float" office:value="3.57155600000004" calcext:value-type="float">
            <text:p>3.5716</text:p>
          </table:table-cell>
          <table:table-cell table:style-name="ce240" table:formula="of:=[RawData.AD96]/[RawData.N96]" office:value-type="float" office:value="2.370001188246" calcext:value-type="float">
            <text:p>2.3700</text:p>
          </table:table-cell>
          <table:table-cell table:style-name="ce240" table:formula="of:=[RawData.AE96]-[RawData.M96]" office:value-type="float" office:value="-11.573444" calcext:value-type="float">
            <text:p>-11.5734</text:p>
          </table:table-cell>
          <table:table-cell table:style-name="ce240" table:formula="of:=[RawData.AF96]/[RawData.N96]" office:value-type="float" office:value="1.13348840657282" calcext:value-type="float">
            <text:p>1.1335</text:p>
          </table:table-cell>
          <table:table-cell table:style-name="ce240" table:formula="of:=[RawData.AG96]-[RawData.M96]" office:value-type="float" office:value="0.933256000000029" calcext:value-type="float">
            <text:p>0.9333</text:p>
          </table:table-cell>
          <table:table-cell table:style-name="ce240" table:formula="of:=[RawData.AH96]/[RawData.N96]" office:value-type="float" office:value="1.75380960231226" calcext:value-type="float">
            <text:p>1.7538</text:p>
          </table:table-cell>
          <table:table-cell table:style-name="ce240" table:formula="of:=[RawData.AI96]-[RawData.M96]" office:value-type="float" office:value="-11.209444" calcext:value-type="float">
            <text:p>-11.2094</text:p>
          </table:table-cell>
          <table:table-cell table:style-name="ce240" table:formula="of:=[RawData.AJ96]/[RawData.N96]" office:value-type="float" office:value="1.12512525290371" calcext:value-type="float">
            <text:p>1.1251</text:p>
          </table:table-cell>
          <table:table-cell table:style-name="ce240" table:formula="of:=[RawData.AK96]-[RawData.M96]" office:value-type="float" office:value="0.459655999999995" calcext:value-type="float">
            <text:p>0.4597</text:p>
          </table:table-cell>
          <table:table-cell table:style-name="ce240" table:formula="of:=[RawData.AL96]/[RawData.N96]" office:value-type="float" office:value="2.25263828614248" calcext:value-type="float">
            <text:p>2.2526</text:p>
          </table:table-cell>
          <table:table-cell table:style-name="ce240" table:formula="of:=[RawData.AM96]-[RawData.M96]" office:value-type="float" office:value="0.103725156700023" calcext:value-type="float">
            <text:p>0.1037</text:p>
          </table:table-cell>
          <table:table-cell table:style-name="ce240" table:formula="of:=[RawData.AN96]/[RawData.N96]" office:value-type="float" office:value="0.357291523911952" calcext:value-type="float">
            <text:p>0.3573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7]-[RawData.M97]" office:value-type="float" office:value="13.650932" calcext:value-type="float">
            <text:p>13.6509</text:p>
          </table:table-cell>
          <table:table-cell table:style-name="ce240" table:formula="of:=[RawData.H97]/[RawData.N97]" office:value-type="float" office:value="2.69802603426791" calcext:value-type="float">
            <text:p>2.6980</text:p>
          </table:table-cell>
          <table:table-cell table:style-name="ce240" table:formula="of:=[RawData.I97]-[RawData.M97]" office:value-type="float" office:value="13.654852" calcext:value-type="float">
            <text:p>13.6549</text:p>
          </table:table-cell>
          <table:table-cell table:style-name="ce240" table:formula="of:=[RawData.J97]/[RawData.N97]" office:value-type="float" office:value="2.71757009345794" calcext:value-type="float">
            <text:p>2.7176</text:p>
          </table:table-cell>
          <table:table-cell table:style-name="ce240" table:formula="of:=[RawData.K97]-[RawData.M97]" office:value-type="float" office:value="3.22148600000003" calcext:value-type="float">
            <text:p>3.2215</text:p>
          </table:table-cell>
          <table:table-cell table:style-name="ce240" table:formula="of:=[RawData.L97]/[RawData.N97]" office:value-type="float" office:value="0.979252336448598" calcext:value-type="float">
            <text:p>0.9793</text:p>
          </table:table-cell>
          <table:table-cell table:style-name="ce247" table:number-columns-repeated="2"/>
          <table:table-cell table:style-name="ce240" table:formula="of:=[RawData.O97]-[RawData.M97]" office:value-type="float" office:value="3.94689499999998" calcext:value-type="float">
            <text:p>3.9469</text:p>
          </table:table-cell>
          <table:table-cell table:style-name="ce240" table:formula="of:=[RawData.P97]/[RawData.N97]" office:value-type="float" office:value="1.55676012461059" calcext:value-type="float">
            <text:p>1.5568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7]-[RawData.M97]" office:value-type="float" office:value="1.44503200000003" calcext:value-type="float">
            <text:p>1.4450</text:p>
          </table:table-cell>
          <table:table-cell table:style-name="ce240" table:formula="of:=[RawData.X97]/[RawData.N97]" office:value-type="float" office:value="1.34760124610592" calcext:value-type="float">
            <text:p>1.3476</text:p>
          </table:table-cell>
          <table:table-cell table:style-name="ce240" table:formula="of:=[RawData.Y97]-[RawData.M97]" office:value-type="float" office:value="-12.003468" calcext:value-type="float">
            <text:p>-12.0035</text:p>
          </table:table-cell>
          <table:table-cell table:style-name="ce240" table:formula="of:=[RawData.Z97]/[RawData.N97]" office:value-type="float" office:value="0.840353981308411" calcext:value-type="float">
            <text:p>0.8404</text:p>
          </table:table-cell>
          <table:table-cell table:style-name="ce240" table:formula="of:=[RawData.AA97]-[RawData.M97]" office:value-type="float" office:value="-1.547168" calcext:value-type="float">
            <text:p>-1.5472</text:p>
          </table:table-cell>
          <table:table-cell table:style-name="ce240" table:formula="of:=[RawData.AB97]/[RawData.N97]" office:value-type="float" office:value="1.67038090965732" calcext:value-type="float">
            <text:p>1.6704</text:p>
          </table:table-cell>
          <table:table-cell table:style-name="ce240" table:formula="of:=[RawData.AC97]-[RawData.M97]" office:value-type="float" office:value="2.91403200000002" calcext:value-type="float">
            <text:p>2.9140</text:p>
          </table:table-cell>
          <table:table-cell table:style-name="ce240" table:formula="of:=[RawData.AD97]/[RawData.N97]" office:value-type="float" office:value="1.85645896884735" calcext:value-type="float">
            <text:p>1.8565</text:p>
          </table:table-cell>
          <table:table-cell table:style-name="ce240" table:formula="of:=[RawData.AE97]-[RawData.M97]" office:value-type="float" office:value="-11.622368" calcext:value-type="float">
            <text:p>-11.6224</text:p>
          </table:table-cell>
          <table:table-cell table:style-name="ce240" table:formula="of:=[RawData.AF97]/[RawData.N97]" office:value-type="float" office:value="1.11231372274143" calcext:value-type="float">
            <text:p>1.1123</text:p>
          </table:table-cell>
          <table:table-cell table:style-name="ce240" table:formula="of:=[RawData.AG97]-[RawData.M97]" office:value-type="float" office:value="0.75393200000002" calcext:value-type="float">
            <text:p>0.7539</text:p>
          </table:table-cell>
          <table:table-cell table:style-name="ce240" table:formula="of:=[RawData.AH97]/[RawData.N97]" office:value-type="float" office:value="1.35376615264798" calcext:value-type="float">
            <text:p>1.3538</text:p>
          </table:table-cell>
          <table:table-cell table:style-name="ce240" table:formula="of:=[RawData.AI97]-[RawData.M97]" office:value-type="float" office:value="-11.293368" calcext:value-type="float">
            <text:p>-11.2934</text:p>
          </table:table-cell>
          <table:table-cell table:style-name="ce240" table:formula="of:=[RawData.AJ97]/[RawData.N97]" office:value-type="float" office:value="1.13677754205607" calcext:value-type="float">
            <text:p>1.1368</text:p>
          </table:table-cell>
          <table:table-cell table:style-name="ce240" table:formula="of:=[RawData.AK97]-[RawData.M97]" office:value-type="float" office:value="-0.222767999999974" calcext:value-type="float">
            <text:p>-0.2228</text:p>
          </table:table-cell>
          <table:table-cell table:style-name="ce240" table:formula="of:=[RawData.AL97]/[RawData.N97]" office:value-type="float" office:value="1.79696276635514" calcext:value-type="float">
            <text:p>1.7970</text:p>
          </table:table-cell>
          <table:table-cell table:style-name="ce240" table:formula="of:=[RawData.AM97]-[RawData.M97]" office:value-type="float" office:value="0.0863041543000236" calcext:value-type="float">
            <text:p>0.0863</text:p>
          </table:table-cell>
          <table:table-cell table:style-name="ce240" table:formula="of:=[RawData.AN97]/[RawData.N97]" office:value-type="float" office:value="0.312354361625919" calcext:value-type="float">
            <text:p>0.3124</text:p>
          </table:table-cell>
          <table:table-cell table:number-columns-repeated="985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8]-[RawData.M98]" office:value-type="float" office:value="14.163044" calcext:value-type="float">
            <text:p>14.1630</text:p>
          </table:table-cell>
          <table:table-cell table:style-name="ce240" table:formula="of:=[RawData.H98]/[RawData.N98]" office:value-type="float" office:value="2.80848977055116" calcext:value-type="float">
            <text:p>2.8085</text:p>
          </table:table-cell>
          <table:table-cell table:style-name="ce240" table:formula="of:=[RawData.I98]-[RawData.M98]" office:value-type="float" office:value="14.166775" calcext:value-type="float">
            <text:p>14.1668</text:p>
          </table:table-cell>
          <table:table-cell table:style-name="ce240" table:formula="of:=[RawData.J98]/[RawData.N98]" office:value-type="float" office:value="2.82740851641656" calcext:value-type="float">
            <text:p>2.8274</text:p>
          </table:table-cell>
          <table:table-cell table:style-name="ce240" table:formula="of:=[RawData.K98]-[RawData.M98]" office:value-type="float" office:value="2.98553000000004" calcext:value-type="float">
            <text:p>2.9855</text:p>
          </table:table-cell>
          <table:table-cell table:style-name="ce240" table:formula="of:=[RawData.L98]/[RawData.N98]" office:value-type="float" office:value="0.98757007067999" calcext:value-type="float">
            <text:p>0.9876</text:p>
          </table:table-cell>
          <table:table-cell table:style-name="ce247" table:number-columns-repeated="2"/>
          <table:table-cell table:style-name="ce240" table:formula="of:=[RawData.O98]-[RawData.M98]" office:value-type="float" office:value="4.00667700000003" calcext:value-type="float">
            <text:p>4.0067</text:p>
          </table:table-cell>
          <table:table-cell table:style-name="ce240" table:formula="of:=[RawData.P98]/[RawData.N98]" office:value-type="float" office:value="1.68106960064065" calcext:value-type="float">
            <text:p>1.6811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8]-[RawData.M98]" office:value-type="float" office:value="1.48774400000002" calcext:value-type="float">
            <text:p>1.4877</text:p>
          </table:table-cell>
          <table:table-cell table:style-name="ce240" table:formula="of:=[RawData.X98]/[RawData.N98]" office:value-type="float" office:value="1.44556248041503" calcext:value-type="float">
            <text:p>1.4456</text:p>
          </table:table-cell>
          <table:table-cell table:style-name="ce240" table:formula="of:=[RawData.Y98]-[RawData.M98]" office:value-type="float" office:value="-11.919156" calcext:value-type="float">
            <text:p>-11.9192</text:p>
          </table:table-cell>
          <table:table-cell table:style-name="ce240" table:formula="of:=[RawData.Z98]/[RawData.N98]" office:value-type="float" office:value="0.935952675742488" calcext:value-type="float">
            <text:p>0.9360</text:p>
          </table:table-cell>
          <table:table-cell table:style-name="ce240" table:formula="of:=[RawData.AA98]-[RawData.M98]" office:value-type="float" office:value="-1.54465599999998" calcext:value-type="float">
            <text:p>-1.5447</text:p>
          </table:table-cell>
          <table:table-cell table:style-name="ce240" table:formula="of:=[RawData.AB98]/[RawData.N98]" office:value-type="float" office:value="1.76084164200411" calcext:value-type="float">
            <text:p>1.7608</text:p>
          </table:table-cell>
          <table:table-cell table:style-name="ce240" table:formula="of:=[RawData.AC98]-[RawData.M98]" office:value-type="float" office:value="2.99834400000003" calcext:value-type="float">
            <text:p>2.9983</text:p>
          </table:table-cell>
          <table:table-cell table:style-name="ce240" table:formula="of:=[RawData.AD98]/[RawData.N98]" office:value-type="float" office:value="1.9243782075833" calcext:value-type="float">
            <text:p>1.9244</text:p>
          </table:table-cell>
          <table:table-cell table:style-name="ce240" table:formula="of:=[RawData.AE98]-[RawData.M98]" office:value-type="float" office:value="-11.663456" calcext:value-type="float">
            <text:p>-11.6635</text:p>
          </table:table-cell>
          <table:table-cell table:style-name="ce240" table:formula="of:=[RawData.AF98]/[RawData.N98]" office:value-type="float" office:value="1.18090606524842" calcext:value-type="float">
            <text:p>1.1809</text:p>
          </table:table-cell>
          <table:table-cell table:style-name="ce240" table:formula="of:=[RawData.AG98]-[RawData.M98]" office:value-type="float" office:value="0.78314400000005" calcext:value-type="float">
            <text:p>0.7831</text:p>
          </table:table-cell>
          <table:table-cell table:style-name="ce240" table:formula="of:=[RawData.AH98]/[RawData.N98]" office:value-type="float" office:value="1.68992047282476" calcext:value-type="float">
            <text:p>1.6899</text:p>
          </table:table-cell>
          <table:table-cell table:style-name="ce240" table:formula="of:=[RawData.AI98]-[RawData.M98]" office:value-type="float" office:value="-11.305356" calcext:value-type="float">
            <text:p>-11.3054</text:p>
          </table:table-cell>
          <table:table-cell table:style-name="ce240" table:formula="of:=[RawData.AJ98]/[RawData.N98]" office:value-type="float" office:value="1.17997249747571" calcext:value-type="float">
            <text:p>1.1800</text:p>
          </table:table-cell>
          <table:table-cell table:style-name="ce240" table:formula="of:=[RawData.AK98]-[RawData.M98]" office:value-type="float" office:value="-0.103656000000001" calcext:value-type="float">
            <text:p>-0.1037</text:p>
          </table:table-cell>
          <table:table-cell table:style-name="ce240" table:formula="of:=[RawData.AL98]/[RawData.N98]" office:value-type="float" office:value="1.88108194004387" calcext:value-type="float">
            <text:p>1.8811</text:p>
          </table:table-cell>
          <table:table-cell table:style-name="ce240" table:formula="of:=[RawData.AM98]-[RawData.M98]" office:value-type="float" office:value="0.298923940900011" calcext:value-type="float">
            <text:p>0.2989</text:p>
          </table:table-cell>
          <table:table-cell table:style-name="ce240" table:formula="of:=[RawData.AN98]/[RawData.N98]" office:value-type="float" office:value="0.370293744972076" calcext:value-type="float">
            <text:p>0.3703</text:p>
          </table:table-cell>
          <table:table-cell table:number-columns-repeated="985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9]-[RawData.M99]" office:value-type="float" office:value="14.022012" calcext:value-type="float">
            <text:p>14.0220</text:p>
          </table:table-cell>
          <table:table-cell table:style-name="ce240" table:formula="of:=[RawData.H99]/[RawData.N99]" office:value-type="float" office:value="2.88727553833471" calcext:value-type="float">
            <text:p>2.8873</text:p>
          </table:table-cell>
          <table:table-cell table:style-name="ce240" table:formula="of:=[RawData.I99]-[RawData.M99]" office:value-type="float" office:value="14.025624" calcext:value-type="float">
            <text:p>14.0256</text:p>
          </table:table-cell>
          <table:table-cell table:style-name="ce240" table:formula="of:=[RawData.J99]/[RawData.N99]" office:value-type="float" office:value="2.90839241549876" calcext:value-type="float">
            <text:p>2.9084</text:p>
          </table:table-cell>
          <table:table-cell table:style-name="ce240" table:formula="of:=[RawData.K99]-[RawData.M99]" office:value-type="float" office:value="2.98032599999999" calcext:value-type="float">
            <text:p>2.9803</text:p>
          </table:table-cell>
          <table:table-cell table:style-name="ce240" table:formula="of:=[RawData.L99]/[RawData.N99]" office:value-type="float" office:value="1.10460016488046" calcext:value-type="float">
            <text:p>1.1046</text:p>
          </table:table-cell>
          <table:table-cell table:style-name="ce247" table:number-columns-repeated="2"/>
          <table:table-cell table:style-name="ce240" table:formula="of:=[RawData.O99]-[RawData.M99]" office:value-type="float" office:value="3.93736899999999" calcext:value-type="float">
            <text:p>3.9374</text:p>
          </table:table-cell>
          <table:table-cell table:style-name="ce240" table:formula="of:=[RawData.P99]/[RawData.N99]" office:value-type="float" office:value="1.68774938169827" calcext:value-type="float">
            <text:p>1.6877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99]-[RawData.M99]" office:value-type="float" office:value="1.41711200000003" calcext:value-type="float">
            <text:p>1.4171</text:p>
          </table:table-cell>
          <table:table-cell table:style-name="ce240" table:formula="of:=[RawData.X99]/[RawData.N99]" office:value-type="float" office:value="1.47356966199505" calcext:value-type="float">
            <text:p>1.4736</text:p>
          </table:table-cell>
          <table:table-cell table:style-name="ce240" table:formula="of:=[RawData.Y99]-[RawData.M99]" office:value-type="float" office:value="-12.073888" calcext:value-type="float">
            <text:p>-12.0739</text:p>
          </table:table-cell>
          <table:table-cell table:style-name="ce240" table:formula="of:=[RawData.Z99]/[RawData.N99]" office:value-type="float" office:value="0.960682911788953" calcext:value-type="float">
            <text:p>0.9607</text:p>
          </table:table-cell>
          <table:table-cell table:style-name="ce240" table:formula="of:=[RawData.AA99]-[RawData.M99]" office:value-type="float" office:value="-1.70178799999997" calcext:value-type="float">
            <text:p>-1.7018</text:p>
          </table:table-cell>
          <table:table-cell table:style-name="ce240" table:formula="of:=[RawData.AB99]/[RawData.N99]" office:value-type="float" office:value="1.81481940313273" calcext:value-type="float">
            <text:p>1.8148</text:p>
          </table:table-cell>
          <table:table-cell table:style-name="ce240" table:formula="of:=[RawData.AC99]-[RawData.M99]" office:value-type="float" office:value="2.82851199999999" calcext:value-type="float">
            <text:p>2.8285</text:p>
          </table:table-cell>
          <table:table-cell table:style-name="ce240" table:formula="of:=[RawData.AD99]/[RawData.N99]" office:value-type="float" office:value="2.0031173915911" calcext:value-type="float">
            <text:p>2.0031</text:p>
          </table:table-cell>
          <table:table-cell table:style-name="ce240" table:formula="of:=[RawData.AE99]-[RawData.M99]" office:value-type="float" office:value="-11.734688" calcext:value-type="float">
            <text:p>-11.7347</text:p>
          </table:table-cell>
          <table:table-cell table:style-name="ce240" table:formula="of:=[RawData.AF99]/[RawData.N99]" office:value-type="float" office:value="1.25989823907667" calcext:value-type="float">
            <text:p>1.2599</text:p>
          </table:table-cell>
          <table:table-cell table:style-name="ce240" table:formula="of:=[RawData.AG99]-[RawData.M99]" office:value-type="float" office:value="0.570312000000001" calcext:value-type="float">
            <text:p>0.5703</text:p>
          </table:table-cell>
          <table:table-cell table:style-name="ce240" table:formula="of:=[RawData.AH99]/[RawData.N99]" office:value-type="float" office:value="1.66193970651278" calcext:value-type="float">
            <text:p>1.6619</text:p>
          </table:table-cell>
          <table:table-cell table:style-name="ce240" table:formula="of:=[RawData.AI99]-[RawData.M99]" office:value-type="float" office:value="-11.372188" calcext:value-type="float">
            <text:p>-11.3722</text:p>
          </table:table-cell>
          <table:table-cell table:style-name="ce240" table:formula="of:=[RawData.AJ99]/[RawData.N99]" office:value-type="float" office:value="1.26600233800495" calcext:value-type="float">
            <text:p>1.2660</text:p>
          </table:table-cell>
          <table:table-cell table:style-name="ce240" table:formula="of:=[RawData.AK99]-[RawData.M99]" office:value-type="float" office:value="-0.251387999999963" calcext:value-type="float">
            <text:p>-0.2514</text:p>
          </table:table-cell>
          <table:table-cell table:style-name="ce240" table:formula="of:=[RawData.AL99]/[RawData.N99]" office:value-type="float" office:value="1.92559150865622" calcext:value-type="float">
            <text:p>1.9256</text:p>
          </table:table-cell>
          <table:table-cell table:style-name="ce240" table:formula="of:=[RawData.AM99]-[RawData.M99]" office:value-type="float" office:value="0.0822602810000035" calcext:value-type="float">
            <text:p>0.0823</text:p>
          </table:table-cell>
          <table:table-cell table:style-name="ce240" table:formula="of:=[RawData.AN99]/[RawData.N99]" office:value-type="float" office:value="0.407833591894608" calcext:value-type="float">
            <text:p>0.4078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00]-[RawData.M100]" office:value-type="float" office:value="13.268319" calcext:value-type="float">
            <text:p>13.2683</text:p>
          </table:table-cell>
          <table:table-cell table:style-name="ce240" table:formula="of:=[RawData.H100]/[RawData.N100]" office:value-type="float" office:value="2.41940488823054" calcext:value-type="float">
            <text:p>2.4194</text:p>
          </table:table-cell>
          <table:table-cell table:style-name="ce240" table:formula="of:=[RawData.I100]-[RawData.M100]" office:value-type="float" office:value="13.272236" calcext:value-type="float">
            <text:p>13.2722</text:p>
          </table:table-cell>
          <table:table-cell table:style-name="ce240" table:formula="of:=[RawData.J100]/[RawData.N100]" office:value-type="float" office:value="2.43643953676272" calcext:value-type="float">
            <text:p>2.4364</text:p>
          </table:table-cell>
          <table:table-cell table:style-name="ce240" table:formula="of:=[RawData.K100]-[RawData.M100]" office:value-type="float" office:value="3.29924" calcext:value-type="float">
            <text:p>3.2992</text:p>
          </table:table-cell>
          <table:table-cell table:style-name="ce240" table:formula="of:=[RawData.L100]/[RawData.N100]" office:value-type="float" office:value="1.06084029086992" calcext:value-type="float">
            <text:p>1.0608</text:p>
          </table:table-cell>
          <table:table-cell table:style-name="ce247" table:number-columns-repeated="2"/>
          <table:table-cell table:style-name="ce240" table:number-columns-repeated="6"/>
          <table:table-cell table:style-name="ce251" table:number-columns-repeated="2"/>
          <table:table-cell table:style-name="ce240" table:formula="of:=[RawData.W100]-[RawData.M100]" office:value-type="float" office:value="1.34791900000005" calcext:value-type="float">
            <text:p>1.3479</text:p>
          </table:table-cell>
          <table:table-cell table:style-name="ce240" table:formula="of:=[RawData.X100]/[RawData.N100]" office:value-type="float" office:value="1.28182063021815" calcext:value-type="float">
            <text:p>1.2818</text:p>
          </table:table-cell>
          <table:table-cell table:style-name="ce240" table:formula="of:=[RawData.Y100]-[RawData.M100]" office:value-type="float" office:value="-11.879581" calcext:value-type="float">
            <text:p>-11.8796</text:p>
          </table:table-cell>
          <table:table-cell table:style-name="ce240" table:formula="of:=[RawData.Z100]/[RawData.N100]" office:value-type="float" office:value="0.915938443307299" calcext:value-type="float">
            <text:p>0.9159</text:p>
          </table:table-cell>
          <table:table-cell table:style-name="ce240" table:formula="of:=[RawData.AA100]-[RawData.M100]" office:value-type="float" office:value="-1.75178099999999" calcext:value-type="float">
            <text:p>-1.7518</text:p>
          </table:table-cell>
          <table:table-cell table:style-name="ce240" table:formula="of:=[RawData.AB100]/[RawData.N100]" office:value-type="float" office:value="1.55900276057097" calcext:value-type="float">
            <text:p>1.5590</text:p>
          </table:table-cell>
          <table:table-cell table:style-name="ce240" table:formula="of:=[RawData.AC100]-[RawData.M100]" office:value-type="float" office:value="2.68421900000004" calcext:value-type="float">
            <text:p>2.6842</text:p>
          </table:table-cell>
          <table:table-cell table:style-name="ce240" table:formula="of:=[RawData.AD100]/[RawData.N100]" office:value-type="float" office:value="1.70605572044169" calcext:value-type="float">
            <text:p>1.7061</text:p>
          </table:table-cell>
          <table:table-cell table:style-name="ce240" table:formula="of:=[RawData.AE100]-[RawData.M100]" office:value-type="float" office:value="-11.692681" calcext:value-type="float">
            <text:p>-11.6927</text:p>
          </table:table-cell>
          <table:table-cell table:style-name="ce240" table:formula="of:=[RawData.AF100]/[RawData.N100]" office:value-type="float" office:value="1.10952196875842" calcext:value-type="float">
            <text:p>1.1095</text:p>
          </table:table-cell>
          <table:table-cell table:style-name="ce240" table:formula="of:=[RawData.AG100]-[RawData.M100]" office:value-type="float" office:value="0.729219000000001" calcext:value-type="float">
            <text:p>0.7292</text:p>
          </table:table-cell>
          <table:table-cell table:style-name="ce240" table:formula="of:=[RawData.AH100]/[RawData.N100]" office:value-type="float" office:value="1.42439945057905" calcext:value-type="float">
            <text:p>1.4244</text:p>
          </table:table-cell>
          <table:table-cell table:style-name="ce240" table:formula="of:=[RawData.AI100]-[RawData.M100]" office:value-type="float" office:value="-11.363581" calcext:value-type="float">
            <text:p>-11.3636</text:p>
          </table:table-cell>
          <table:table-cell table:style-name="ce240" table:formula="of:=[RawData.AJ100]/[RawData.N100]" office:value-type="float" office:value="1.11991050094263" calcext:value-type="float">
            <text:p>1.1199</text:p>
          </table:table-cell>
          <table:table-cell table:style-name="ce240" table:formula="of:=[RawData.AK100]-[RawData.M100]" office:value-type="float" office:value="-0.444580999999971" calcext:value-type="float">
            <text:p>-0.4446</text:p>
          </table:table-cell>
          <table:table-cell table:style-name="ce240" table:formula="of:=[RawData.AL100]/[RawData.N100]" office:value-type="float" office:value="1.65730101535147" calcext:value-type="float">
            <text:p>1.6573</text:p>
          </table:table-cell>
          <table:table-cell table:style-name="ce240" table:formula="of:=[RawData.AM100]-[RawData.M100]" office:value-type="float" office:value="0.388548389100038" calcext:value-type="float">
            <text:p>0.3885</text:p>
          </table:table-cell>
          <table:table-cell table:style-name="ce240" table:formula="of:=[RawData.AN100]/[RawData.N100]" office:value-type="float" office:value="0.372934514015378" calcext:value-type="float">
            <text:p>0.3729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01]-[RawData.M101]" office:value-type="float" office:value="14.932737" calcext:value-type="float">
            <text:p>14.9327</text:p>
          </table:table-cell>
          <table:table-cell table:style-name="ce240" table:formula="of:=[RawData.H101]/[RawData.N101]" office:value-type="float" office:value="4.32962424019052" calcext:value-type="float">
            <text:p>4.3296</text:p>
          </table:table-cell>
          <table:table-cell table:style-name="ce240" table:formula="of:=[RawData.I101]-[RawData.M101]" office:value-type="float" office:value="14.936107" calcext:value-type="float">
            <text:p>14.9361</text:p>
          </table:table-cell>
          <table:table-cell table:style-name="ce241" table:formula="of:=[RawData.J101]/[RawData.N101]" office:value-type="float" office:value="4.35943524608755" calcext:value-type="float">
            <text:p>4.3594</text:p>
          </table:table-cell>
          <table:table-cell table:style-name="ce240" table:formula="of:=[RawData.K101]-[RawData.M101]" office:value-type="float" office:value="3.02453700000001" calcext:value-type="float">
            <text:p>3.0245</text:p>
          </table:table-cell>
          <table:table-cell table:style-name="ce240" table:formula="of:=[RawData.L101]/[RawData.N101]" office:value-type="float" office:value="0.881775912905421" calcext:value-type="float">
            <text:p>0.8818</text:p>
          </table:table-cell>
          <table:table-cell table:style-name="ce247" table:number-columns-repeated="2"/>
          <table:table-cell table:style-name="ce240" table:number-columns-repeated="6"/>
          <table:table-cell table:style-name="ce251" table:number-columns-repeated="2"/>
          <table:table-cell table:style-name="ce240" table:formula="of:=[RawData.W101]-[RawData.M101]" office:value-type="float" office:value="1.71413699999999" calcext:value-type="float">
            <text:p>1.7141</text:p>
          </table:table-cell>
          <table:table-cell table:style-name="ce240" table:formula="of:=[RawData.X101]/[RawData.N101]" office:value-type="float" office:value="1.69290088455432" calcext:value-type="float">
            <text:p>1.6929</text:p>
          </table:table-cell>
          <table:table-cell table:style-name="ce240" table:formula="of:=[RawData.Y101]-[RawData.M101]" office:value-type="float" office:value="-11.914163" calcext:value-type="float">
            <text:p>-11.9142</text:p>
          </table:table-cell>
          <table:table-cell table:style-name="ce240" table:formula="of:=[RawData.Z101]/[RawData.N101]" office:value-type="float" office:value="0.879107252211386" calcext:value-type="float">
            <text:p>0.8791</text:p>
          </table:table-cell>
          <table:table-cell table:style-name="ce240" table:formula="of:=[RawData.AA101]-[RawData.M101]" office:value-type="float" office:value="-1.150463" calcext:value-type="float">
            <text:p>-1.1505</text:p>
          </table:table-cell>
          <table:table-cell table:style-name="ce240" table:formula="of:=[RawData.AB101]/[RawData.N101]" office:value-type="float" office:value="2.43628127693355" calcext:value-type="float">
            <text:p>2.4363</text:p>
          </table:table-cell>
          <table:table-cell table:style-name="ce240" table:formula="of:=[RawData.AC101]-[RawData.M101]" office:value-type="float" office:value="3.43593700000002" calcext:value-type="float">
            <text:p>3.4359</text:p>
          </table:table-cell>
          <table:table-cell table:style-name="ce240" table:formula="of:=[RawData.AD101]/[RawData.N101]" office:value-type="float" office:value="2.77995489907008" calcext:value-type="float">
            <text:p>2.7800</text:p>
          </table:table-cell>
          <table:table-cell table:style-name="ce240" table:formula="of:=[RawData.AE101]-[RawData.M101]" office:value-type="float" office:value="-11.668563" calcext:value-type="float">
            <text:p>-11.6686</text:p>
          </table:table-cell>
          <table:table-cell table:style-name="ce240" table:formula="of:=[RawData.AF101]/[RawData.N101]" office:value-type="float" office:value="1.15412328759356" calcext:value-type="float">
            <text:p>1.1541</text:p>
          </table:table-cell>
          <table:table-cell table:style-name="ce240" table:formula="of:=[RawData.AG101]-[RawData.M101]" office:value-type="float" office:value="1.06123700000001" calcext:value-type="float">
            <text:p>1.0612</text:p>
          </table:table-cell>
          <table:table-cell table:style-name="ce240" table:formula="of:=[RawData.AH101]/[RawData.N101]" office:value-type="float" office:value="2.28546093785439" calcext:value-type="float">
            <text:p>2.2855</text:p>
          </table:table-cell>
          <table:table-cell table:style-name="ce240" table:formula="of:=[RawData.AI101]-[RawData.M101]" office:value-type="float" office:value="-11.335863" calcext:value-type="float">
            <text:p>-11.3359</text:p>
          </table:table-cell>
          <table:table-cell table:style-name="ce240" table:formula="of:=[RawData.AJ101]/[RawData.N101]" office:value-type="float" office:value="1.16636428328419" calcext:value-type="float">
            <text:p>1.1664</text:p>
          </table:table-cell>
          <table:table-cell table:style-name="ce240" table:formula="of:=[RawData.AK101]-[RawData.M101]" office:value-type="float" office:value="0.298836999999992" calcext:value-type="float">
            <text:p>0.2988</text:p>
          </table:table-cell>
          <table:table-cell table:style-name="ce240" table:formula="of:=[RawData.AL101]/[RawData.N101]" office:value-type="float" office:value="2.59344253232025" calcext:value-type="float">
            <text:p>2.5934</text:p>
          </table:table-cell>
          <table:table-cell table:style-name="ce240" table:formula="of:=[RawData.AM101]-[RawData.M101]" office:value-type="float" office:value="0.312638588100015" calcext:value-type="float">
            <text:p>0.3126</text:p>
          </table:table-cell>
          <table:table-cell table:style-name="ce240" table:formula="of:=[RawData.AN101]/[RawData.N101]" office:value-type="float" office:value="0.396192095634157" calcext:value-type="float">
            <text:p>0.3962</text:p>
          </table:table-cell>
          <table:table-cell table:number-columns-repeated="985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/>
          <table:table-cell table:style-name="ce70" table:number-columns-repeated="3"/>
          <table:table-cell table:style-name="ce243" table:formula="of:=AVERAGE([.F81:.F101])" office:value-type="float" office:value="13.1351942857143" calcext:value-type="float">
            <text:p>13.14</text:p>
          </table:table-cell>
          <table:table-cell table:style-name="ce243" table:formula="of:=AVERAGE([.G81:.G101])" office:value-type="float" office:value="2.51283424445206" calcext:value-type="float">
            <text:p>2.51</text:p>
          </table:table-cell>
          <table:table-cell table:style-name="ce243" table:formula="of:=AVERAGE([.H81:.H101])" office:value-type="float" office:value="13.1388990952381" calcext:value-type="float">
            <text:p>13.14</text:p>
          </table:table-cell>
          <table:table-cell table:style-name="ce243" table:formula="of:=AVERAGE([.I81:.I101])" office:value-type="float" office:value="2.52958587827594" calcext:value-type="float">
            <text:p>2.53</text:p>
          </table:table-cell>
          <table:table-cell table:style-name="ce243" table:formula="of:=AVERAGE([.J81:.J101])" office:value-type="float" office:value="3.41460414285714" calcext:value-type="float">
            <text:p>3.41</text:p>
          </table:table-cell>
          <table:table-cell table:style-name="ce243" table:formula="of:=AVERAGE([.K81:.K101])" office:value-type="float" office:value="1.08577431558729" calcext:value-type="float">
            <text:p>1.09</text:p>
          </table:table-cell>
          <table:table-cell table:style-name="ce243" table:number-columns-repeated="2"/>
          <table:table-cell table:style-name="ce243" table:formula="of:=AVERAGE([.N81:.N101])" office:value-type="float" office:value="3.44097805263158" calcext:value-type="float">
            <text:p>3.44</text:p>
          </table:table-cell>
          <table:table-cell table:style-name="ce243" table:formula="of:=AVERAGE([.O81:.O101])" office:value-type="float" office:value="1.43795923749073" calcext:value-type="float">
            <text:p>1.44</text:p>
          </table:table-cell>
          <table:table-cell table:style-name="ce243" table:formula="of:=AVERAGE([.P81:.P101])" office:value-type="float" office:value="2.46460400000001" calcext:value-type="float">
            <text:p>2.46</text:p>
          </table:table-cell>
          <table:table-cell table:style-name="ce243" table:formula="of:=AVERAGE([.Q81:.Q101])" office:value-type="float" office:value="1.03087811884344" calcext:value-type="float">
            <text:p>1.03</text:p>
          </table:table-cell>
          <table:table-cell table:style-name="ce243" table:number-columns-repeated="4"/>
          <table:table-cell table:style-name="ce243" table:formula="of:=AVERAGE([.V81:.V101])" office:value-type="float" office:value="1.3048561904762" calcext:value-type="float">
            <text:p>1.30</text:p>
          </table:table-cell>
          <table:table-cell table:style-name="ce243" table:formula="of:=AVERAGE([.W81:.W101])" office:value-type="float" office:value="1.31415238090809" calcext:value-type="float">
            <text:p>1.31</text:p>
          </table:table-cell>
          <table:table-cell table:style-name="ce243" table:formula="of:=AVERAGE([.X81:.X101])" office:value-type="float" office:value="-11.7942247619048" calcext:value-type="float">
            <text:p>-11.79</text:p>
          </table:table-cell>
          <table:table-cell table:style-name="ce243" table:formula="of:=AVERAGE([.Y81:.Y101])" office:value-type="float" office:value="1.00125472559405" calcext:value-type="float">
            <text:p>1.00</text:p>
          </table:table-cell>
          <table:table-cell table:style-name="ce243" table:formula="of:=AVERAGE([.Z81:.Z101])" office:value-type="float" office:value="-1.81539619047618" calcext:value-type="float">
            <text:p>-1.82</text:p>
          </table:table-cell>
          <table:table-cell table:style-name="ce243" table:formula="of:=AVERAGE([.AA81:.AA101])" office:value-type="float" office:value="1.61760643869908" calcext:value-type="float">
            <text:p>1.62</text:p>
          </table:table-cell>
          <table:table-cell table:style-name="ce243" table:formula="of:=AVERAGE([.AB81:.AB101])" office:value-type="float" office:value="2.59649904761906" calcext:value-type="float">
            <text:p>2.60</text:p>
          </table:table-cell>
          <table:table-cell table:style-name="ce243" table:formula="of:=AVERAGE([.AC81:.AC101])" office:value-type="float" office:value="1.77172851873023" calcext:value-type="float">
            <text:p>1.77</text:p>
          </table:table-cell>
          <table:table-cell table:style-name="ce243" table:formula="of:=AVERAGE([.AD81:.AD101])" office:value-type="float" office:value="-11.7000628571429" calcext:value-type="float">
            <text:p>-11.70</text:p>
          </table:table-cell>
          <table:table-cell table:style-name="ce243" table:formula="of:=AVERAGE([.AE81:.AE101])" office:value-type="float" office:value="1.12734573163076" calcext:value-type="float">
            <text:p>1.13</text:p>
          </table:table-cell>
          <table:table-cell table:style-name="ce243" table:formula="of:=AVERAGE([.AF81:.AF101])" office:value-type="float" office:value="0.719527619047623" calcext:value-type="float">
            <text:p>0.72</text:p>
          </table:table-cell>
          <table:table-cell table:style-name="ce243" table:formula="of:=AVERAGE([.AG81:.AG101])" office:value-type="float" office:value="1.525192596306" calcext:value-type="float">
            <text:p>1.53</text:p>
          </table:table-cell>
          <table:table-cell table:style-name="ce243" table:formula="of:=AVERAGE([.AH81:.AH101])" office:value-type="float" office:value="-11.3741152380952" calcext:value-type="float">
            <text:p>-11.37</text:p>
          </table:table-cell>
          <table:table-cell table:style-name="ce243" table:formula="of:=AVERAGE([.AI81:.AI101])" office:value-type="float" office:value="1.13097490373783" calcext:value-type="float">
            <text:p>1.13</text:p>
          </table:table-cell>
          <table:table-cell table:style-name="ce243" table:formula="of:=AVERAGE([.AJ81:.AJ101])" office:value-type="float" office:value="-0.52255809523809" calcext:value-type="float">
            <text:p>-0.52</text:p>
          </table:table-cell>
          <table:table-cell table:style-name="ce243" table:formula="of:=AVERAGE([.AK81:.AK101])" office:value-type="float" office:value="1.70403343504275" calcext:value-type="float">
            <text:p>1.70</text:p>
          </table:table-cell>
          <table:table-cell table:style-name="ce243" table:formula="of:=AVERAGE([.AL81:.AL101])" office:value-type="float" office:value="0.36259966980872" calcext:value-type="float">
            <text:p>0.36</text:p>
          </table:table-cell>
          <table:table-cell table:style-name="ce243" table:formula="of:=AVERAGE([.AM81:.AM101])" office:value-type="float" office:value="0.44027245866836" calcext:value-type="float">
            <text:p>0.44</text:p>
          </table:table-cell>
          <table:table-cell table:number-columns-repeated="985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/>
          <table:table-cell table:style-name="ce70" table:number-columns-repeated="3"/>
          <table:table-cell table:style-name="ce243" table:formula="of:=STDEV([.F81:.F101])" office:value-type="float" office:value="1.18556347979689" calcext:value-type="float">
            <text:p>1.19</text:p>
          </table:table-cell>
          <table:table-cell table:style-name="ce243" table:formula="of:=STDEV([.G81:.G101])" office:value-type="float" office:value="0.61656897964404" calcext:value-type="float">
            <text:p>0.62</text:p>
          </table:table-cell>
          <table:table-cell table:style-name="ce243" table:formula="of:=STDEV([.H81:.H101])" office:value-type="float" office:value="1.18500463932307" calcext:value-type="float">
            <text:p>1.19</text:p>
          </table:table-cell>
          <table:table-cell table:style-name="ce243" table:formula="of:=STDEV([.I81:.I101])" office:value-type="float" office:value="0.620980029578683" calcext:value-type="float">
            <text:p>0.62</text:p>
          </table:table-cell>
          <table:table-cell table:style-name="ce243" table:formula="of:=STDEV([.J81:.J101])" office:value-type="float" office:value="0.35577926629305" calcext:value-type="float">
            <text:p>0.36</text:p>
          </table:table-cell>
          <table:table-cell table:style-name="ce243" table:formula="of:=STDEV([.K81:.K101])" office:value-type="float" office:value="0.0908152011310482" calcext:value-type="float">
            <text:p>0.09</text:p>
          </table:table-cell>
          <table:table-cell table:style-name="ce243" table:number-columns-repeated="2"/>
          <table:table-cell table:style-name="ce243" table:formula="of:=STDEV([.N81:.N101])" office:value-type="float" office:value="0.750615520948232" calcext:value-type="float">
            <text:p>0.75</text:p>
          </table:table-cell>
          <table:table-cell table:style-name="ce243" table:formula="of:=STDEV([.O81:.O101])" office:value-type="float" office:value="0.226959991320828" calcext:value-type="float">
            <text:p>0.23</text:p>
          </table:table-cell>
          <table:table-cell table:style-name="ce243" table:formula="of:=STDEV([.P81:.P101])" office:value-type="float" office:value="0.0738587175085238" calcext:value-type="float">
            <text:p>0.07</text:p>
          </table:table-cell>
          <table:table-cell table:style-name="ce243" table:formula="of:=STDEV([.Q81:.Q101])" office:value-type="float" office:value="0.0217122127724859" calcext:value-type="float">
            <text:p>0.02</text:p>
          </table:table-cell>
          <table:table-cell table:style-name="ce243" table:number-columns-repeated="4"/>
          <table:table-cell table:style-name="ce243" table:formula="of:=STDEV([.V81:.V101])" office:value-type="float" office:value="0.252193121748329" calcext:value-type="float">
            <text:p>0.25</text:p>
          </table:table-cell>
          <table:table-cell table:style-name="ce243" table:formula="of:=STDEV([.W81:.W101])" office:value-type="float" office:value="0.135582446794566" calcext:value-type="float">
            <text:p>0.14</text:p>
          </table:table-cell>
          <table:table-cell table:style-name="ce243" table:formula="of:=STDEV([.X81:.X101])" office:value-type="float" office:value="0.281232423626064" calcext:value-type="float">
            <text:p>0.28</text:p>
          </table:table-cell>
          <table:table-cell table:style-name="ce243" table:formula="of:=STDEV([.Y81:.Y101])" office:value-type="float" office:value="0.0734643994508123" calcext:value-type="float">
            <text:p>0.07</text:p>
          </table:table-cell>
          <table:table-cell table:style-name="ce243" table:formula="of:=STDEV([.Z81:.Z101])" office:value-type="float" office:value="0.487495838830621" calcext:value-type="float">
            <text:p>0.49</text:p>
          </table:table-cell>
          <table:table-cell table:style-name="ce243" table:formula="of:=STDEV([.AA81:.AA101])" office:value-type="float" office:value="0.253408588454786" calcext:value-type="float">
            <text:p>0.25</text:p>
          </table:table-cell>
          <table:table-cell table:style-name="ce243" table:formula="of:=STDEV([.AB81:.AB101])" office:value-type="float" office:value="0.593852068179825" calcext:value-type="float">
            <text:p>0.59</text:p>
          </table:table-cell>
          <table:table-cell table:style-name="ce243" table:formula="of:=STDEV([.AC81:.AC101])" office:value-type="float" office:value="0.31561255312384" calcext:value-type="float">
            <text:p>0.32</text:p>
          </table:table-cell>
          <table:table-cell table:style-name="ce243" table:formula="of:=STDEV([.AD81:.AD101])" office:value-type="float" office:value="0.267772076333268" calcext:value-type="float">
            <text:p>0.27</text:p>
          </table:table-cell>
          <table:table-cell table:style-name="ce243" table:formula="of:=STDEV([.AE81:.AE101])" office:value-type="float" office:value="0.0549534578945473" calcext:value-type="float">
            <text:p>0.05</text:p>
          </table:table-cell>
          <table:table-cell table:style-name="ce243" table:formula="of:=STDEV([.AF81:.AF101])" office:value-type="float" office:value="0.339023808148412" calcext:value-type="float">
            <text:p>0.34</text:p>
          </table:table-cell>
          <table:table-cell table:style-name="ce243" table:formula="of:=STDEV([.AG81:.AG101])" office:value-type="float" office:value="0.210736383079274" calcext:value-type="float">
            <text:p>0.21</text:p>
          </table:table-cell>
          <table:table-cell table:style-name="ce243" table:formula="of:=STDEV([.AH81:.AH101])" office:value-type="float" office:value="0.275973864665827" calcext:value-type="float">
            <text:p>0.28</text:p>
          </table:table-cell>
          <table:table-cell table:style-name="ce243" table:formula="of:=STDEV([.AI81:.AI101])" office:value-type="float" office:value="0.059405189751568" calcext:value-type="float">
            <text:p>0.06</text:p>
          </table:table-cell>
          <table:table-cell table:style-name="ce243" table:formula="of:=STDEV([.AJ81:.AJ101])" office:value-type="float" office:value="0.58950960743536" calcext:value-type="float">
            <text:p>0.59</text:p>
          </table:table-cell>
          <table:table-cell table:style-name="ce243" table:formula="of:=STDEV([.AK81:.AK101])" office:value-type="float" office:value="0.291359560557687" calcext:value-type="float">
            <text:p>0.29</text:p>
          </table:table-cell>
          <table:table-cell table:style-name="ce243" table:formula="of:=STDEV([.AL81:.AL101])" office:value-type="float" office:value="0.277057961010545" calcext:value-type="float">
            <text:p>0.28</text:p>
          </table:table-cell>
          <table:table-cell table:style-name="ce243" table:formula="of:=STDEV([.AM81:.AM101])" office:value-type="float" office:value="0.0712303954107311" calcext:value-type="float">
            <text:p>0.07</text:p>
          </table:table-cell>
          <table:table-cell table:number-columns-repeated="985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/>
          <table:table-cell table:style-name="ce70" table:number-columns-repeated="3"/>
          <table:table-cell table:style-name="ce243" table:formula="of:=MAX(MAX([.F81:.F101])-[.F102];ABS(MIN([.F81:.F101])-[.F102]))" office:value-type="float" office:value="2.5869772857143" calcext:value-type="float">
            <text:p>2.59</text:p>
          </table:table-cell>
          <table:table-cell table:style-name="ce243" table:formula="of:=MAX(MAX([.G81:.G101])-[.G102];ABS(MIN([.G81:.G101])-[.G102]))" office:value-type="float" office:value="1.81678999573846" calcext:value-type="float">
            <text:p>1.82</text:p>
          </table:table-cell>
          <table:table-cell table:style-name="ce243" table:formula="of:=MAX(MAX([.H81:.H101])-[.H102];ABS(MIN([.H81:.H101])-[.H102]))" office:value-type="float" office:value="2.58547809523809" calcext:value-type="float">
            <text:p>2.59</text:p>
          </table:table-cell>
          <table:table-cell table:style-name="ce243" table:formula="of:=MAX(MAX([.I81:.I101])-[.I102];ABS(MIN([.I81:.I101])-[.I102]))" office:value-type="float" office:value="1.82984936781161" calcext:value-type="float">
            <text:p>1.83</text:p>
          </table:table-cell>
          <table:table-cell table:style-name="ce243" table:formula="of:=MAX(MAX([.J81:.J101])-[.J102];ABS(MIN([.J81:.J101])-[.J102]))" office:value-type="float" office:value="0.652166857142815" calcext:value-type="float">
            <text:p>0.65</text:p>
          </table:table-cell>
          <table:table-cell table:style-name="ce243" table:formula="of:=MAX(MAX([.K81:.K101])-[.K102];ABS(MIN([.K81:.K101])-[.K102]))" office:value-type="float" office:value="0.203998402681872" calcext:value-type="float">
            <text:p>0.20</text:p>
          </table:table-cell>
          <table:table-cell table:style-name="ce243" table:number-columns-repeated="2"/>
          <table:table-cell table:style-name="ce243" table:formula="of:=MAX(MAX([.N81:.N101])-[.N102];ABS(MIN([.N81:.N101])-[.N102]))" office:value-type="float" office:value="1.56969905263156" calcext:value-type="float">
            <text:p>1.57</text:p>
          </table:table-cell>
          <table:table-cell table:style-name="ce243" table:formula="of:=MAX(MAX([.O81:.O101])-[.O102];ABS(MIN([.O81:.O101])-[.O102]))" office:value-type="float" office:value="0.591211666539668" calcext:value-type="float">
            <text:p>0.59</text:p>
          </table:table-cell>
          <table:table-cell table:style-name="ce243" table:formula="of:=MAX(MAX([.P81:.P101])-[.P102];ABS(MIN([.P81:.P101])-[.P102]))" office:value-type="float" office:value="0.0522260000000188" calcext:value-type="float">
            <text:p>0.05</text:p>
          </table:table-cell>
          <table:table-cell table:style-name="ce243" table:formula="of:=MAX(MAX([.Q81:.Q101])-[.Q102];ABS(MIN([.Q81:.Q101])-[.Q102]))" office:value-type="float" office:value="0.0153528528859901" calcext:value-type="float">
            <text:p>0.02</text:p>
          </table:table-cell>
          <table:table-cell table:style-name="ce243" table:number-columns-repeated="4"/>
          <table:table-cell table:style-name="ce243" table:formula="of:=MAX(MAX([.V81:.V101])-[.V102];ABS(MIN([.V81:.V101])-[.V102]))" office:value-type="float" office:value="0.612839190476234" calcext:value-type="float">
            <text:p>0.61</text:p>
          </table:table-cell>
          <table:table-cell table:style-name="ce243" table:formula="of:=MAX(MAX([.W81:.W101])-[.W102];ABS(MIN([.W81:.W101])-[.W102]))" office:value-type="float" office:value="0.378748503646228" calcext:value-type="float">
            <text:p>0.38</text:p>
          </table:table-cell>
          <table:table-cell table:style-name="ce243" table:formula="of:=MAX(MAX([.X81:.X101])-[.X102];ABS(MIN([.X81:.X101])-[.X102]))" office:value-type="float" office:value="0.516758238095242" calcext:value-type="float">
            <text:p>0.52</text:p>
          </table:table-cell>
          <table:table-cell table:style-name="ce243" table:formula="of:=MAX(MAX([.Y81:.Y101])-[.Y102];ABS(MIN([.Y81:.Y101])-[.Y102]))" office:value-type="float" office:value="0.160900744285643" calcext:value-type="float">
            <text:p>0.16</text:p>
          </table:table-cell>
          <table:table-cell table:style-name="ce243" table:formula="of:=MAX(MAX([.Z81:.Z101])-[.Z102];ABS(MIN([.Z81:.Z101])-[.Z102]))" office:value-type="float" office:value="1.22668680952381" calcext:value-type="float">
            <text:p>1.23</text:p>
          </table:table-cell>
          <table:table-cell table:style-name="ce243" table:formula="of:=MAX(MAX([.AA81:.AA101])-[.AA102];ABS(MIN([.AA81:.AA101])-[.AA102]))" office:value-type="float" office:value="0.818674838234464" calcext:value-type="float">
            <text:p>0.82</text:p>
          </table:table-cell>
          <table:table-cell table:style-name="ce243" table:formula="of:=MAX(MAX([.AB81:.AB101])-[.AB102];ABS(MIN([.AB81:.AB101])-[.AB102]))" office:value-type="float" office:value="1.41418204761905" calcext:value-type="float">
            <text:p>1.41</text:p>
          </table:table-cell>
          <table:table-cell table:style-name="ce243" table:formula="of:=MAX(MAX([.AC81:.AC101])-[.AC102];ABS(MIN([.AC81:.AC101])-[.AC102]))" office:value-type="float" office:value="1.00822638033985" calcext:value-type="float">
            <text:p>1.01</text:p>
          </table:table-cell>
          <table:table-cell table:style-name="ce243" table:formula="of:=MAX(MAX([.AD81:.AD101])-[.AD102];ABS(MIN([.AD81:.AD101])-[.AD102]))" office:value-type="float" office:value="0.813920142857143" calcext:value-type="float">
            <text:p>0.81</text:p>
          </table:table-cell>
          <table:table-cell table:style-name="ce243" table:formula="of:=MAX(MAX([.AE81:.AE101])-[.AE102];ABS(MIN([.AE81:.AE101])-[.AE102]))" office:value-type="float" office:value="0.132628394529692" calcext:value-type="float">
            <text:p>0.13</text:p>
          </table:table-cell>
          <table:table-cell table:style-name="ce243" table:formula="of:=MAX(MAX([.AF81:.AF101])-[.AF102];ABS(MIN([.AF81:.AF101])-[.AF102]))" office:value-type="float" office:value="0.817610619047655" calcext:value-type="float">
            <text:p>0.82</text:p>
          </table:table-cell>
          <table:table-cell table:style-name="ce243" table:formula="of:=MAX(MAX([.AG81:.AG101])-[.AG102];ABS(MIN([.AG81:.AG101])-[.AG102]))" office:value-type="float" office:value="0.760268341548391" calcext:value-type="float">
            <text:p>0.76</text:p>
          </table:table-cell>
          <table:table-cell table:style-name="ce243" table:formula="of:=MAX(MAX([.AH81:.AH101])-[.AH102];ABS(MIN([.AH81:.AH101])-[.AH102]))" office:value-type="float" office:value="0.851467761904772" calcext:value-type="float">
            <text:p>0.85</text:p>
          </table:table-cell>
          <table:table-cell table:style-name="ce243" table:formula="of:=MAX(MAX([.AI81:.AI101])-[.AI102];ABS(MIN([.AI81:.AI101])-[.AI102]))" office:value-type="float" office:value="0.14475736051974" calcext:value-type="float">
            <text:p>0.14</text:p>
          </table:table-cell>
          <table:table-cell table:style-name="ce243" table:formula="of:=MAX(MAX([.AJ81:.AJ101])-[.AJ102];ABS(MIN([.AJ81:.AJ101])-[.AJ102]))" office:value-type="float" office:value="1.43252490476191" calcext:value-type="float">
            <text:p>1.43</text:p>
          </table:table-cell>
          <table:table-cell table:style-name="ce243" table:formula="of:=MAX(MAX([.AK81:.AK101])-[.AK102];ABS(MIN([.AK81:.AK101])-[.AK102]))" office:value-type="float" office:value="0.889409097277501" calcext:value-type="float">
            <text:p>0.89</text:p>
          </table:table-cell>
          <table:table-cell table:style-name="ce243" table:formula="of:=MAX(MAX([.AL81:.AL101])-[.AL102];ABS(MIN([.AL81:.AL101])-[.AL102]))" office:value-type="float" office:value="0.536000317991306" calcext:value-type="float">
            <text:p>0.54</text:p>
          </table:table-cell>
          <table:table-cell table:style-name="ce243" table:formula="of:=MAX(MAX([.AM81:.AM101])-[.AM102];ABS(MIN([.AM81:.AM101])-[.AM102]))" office:value-type="float" office:value="0.127918097042441" calcext:value-type="float">
            <text:p>0.13</text:p>
          </table:table-cell>
          <table:table-cell table:number-columns-repeated="985"/>
        </table:table-row>
        <table:table-row table:style-name="ro2">
          <table:table-cell table:style-name="ce6" office:value-type="string" calcext:value-type="string">
            <text:p>O-edge</text:p>
          </table:table-cell>
          <table:table-cell table:style-name="ce6"/>
          <table:table-cell table:style-name="ce88" table:number-columns-repeated="3"/>
          <table:table-cell table:style-name="ce244" table:number-columns-repeated="2"/>
          <table:table-cell table:style-name="ce245"/>
          <table:table-cell table:style-name="ce246"/>
          <table:table-cell table:style-name="ce245"/>
          <table:table-cell table:style-name="ce246" table:number-columns-repeated="3"/>
          <table:table-cell table:style-name="ce245"/>
          <table:table-cell table:style-name="ce246"/>
          <table:table-cell table:style-name="ce249" table:number-columns-repeated="4"/>
          <table:table-cell table:style-name="ce244" table:number-columns-repeated="2"/>
          <table:table-cell table:style-name="ce246" table:number-columns-repeated="17"/>
          <table:table-cell table:style-name="ce253"/>
          <table:table-cell table:number-columns-repeated="985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70" table:number-columns-repeated="2"/>
          <table:table-cell/>
          <table:table-cell table:style-name="ce240" table:formula="of:=[RawData.G106]-[RawData.M106]" office:value-type="float" office:value="17.292336" calcext:value-type="float">
            <text:p>17.2923</text:p>
          </table:table-cell>
          <table:table-cell table:style-name="ce240" table:formula="of:=[RawData.H106]/[RawData.N106]" office:value-type="float" office:value="1.9625668588064" calcext:value-type="float">
            <text:p>1.9626</text:p>
          </table:table-cell>
          <table:table-cell table:style-name="ce240" table:formula="of:=[RawData.I106]-[RawData.M106]" office:value-type="float" office:value="17.2952299999999" calcext:value-type="float">
            <text:p>17.2952</text:p>
          </table:table-cell>
          <table:table-cell table:style-name="ce240" table:formula="of:=[RawData.J106]/[RawData.N106]" office:value-type="float" office:value="1.97429403202329" calcext:value-type="float">
            <text:p>1.9743</text:p>
          </table:table-cell>
          <table:table-cell table:style-name="ce240" table:formula="of:=[RawData.K106]-[RawData.M106]" office:value-type="float" office:value="2.73821199999998" calcext:value-type="float">
            <text:p>2.7382</text:p>
          </table:table-cell>
          <table:table-cell table:style-name="ce240" table:formula="of:=[RawData.L106]/[RawData.N106]" office:value-type="float" office:value="0.991586608442503" calcext:value-type="float">
            <text:p>0.9916</text:p>
          </table:table-cell>
          <table:table-cell table:style-name="ce247" table:number-columns-repeated="2"/>
          <table:table-cell table:style-name="ce240" table:formula="of:=[RawData.O106]-[RawData.M106]" office:value-type="float" office:value="6.17247199999997" calcext:value-type="float">
            <text:p>6.1725</text:p>
          </table:table-cell>
          <table:table-cell table:style-name="ce240" table:formula="of:=[RawData.P106]/[RawData.N106]" office:value-type="float" office:value="1.39353711790393" calcext:value-type="float">
            <text:p>1.3935</text:p>
          </table:table-cell>
          <table:table-cell table:style-name="ce240" table:formula="of:=[RawData.Q106]-[RawData.M106]" office:value-type="float" office:value="2.150936" calcext:value-type="float">
            <text:p>2.1509</text:p>
          </table:table-cell>
          <table:table-cell table:style-name="ce240" table:formula="of:=[RawData.R106]/[RawData.N106]" office:value-type="float" office:value="0.972614264919942" calcext:value-type="float">
            <text:p>0.9726</text:p>
          </table:table-cell>
          <table:table-cell table:style-name="ce240" table:number-columns-repeated="2"/>
          <table:table-cell table:style-name="ce251" table:number-columns-repeated="2"/>
          <table:table-cell table:style-name="ce240" table:formula="of:=[RawData.W106]-[RawData.M106]" office:value-type="float" office:value="2.20353599999999" calcext:value-type="float">
            <text:p>2.2035</text:p>
          </table:table-cell>
          <table:table-cell table:style-name="ce240" table:formula="of:=[RawData.X106]/[RawData.N106]" office:value-type="float" office:value="1.17752547307132" calcext:value-type="float">
            <text:p>1.1775</text:p>
          </table:table-cell>
          <table:table-cell table:style-name="ce240" table:formula="of:=[RawData.Y106]-[RawData.M106]" office:value-type="float" office:value="-12.977564" calcext:value-type="float">
            <text:p>-12.9776</text:p>
          </table:table-cell>
          <table:table-cell table:style-name="ce240" table:formula="of:=[RawData.Z106]/[RawData.N106]" office:value-type="float" office:value="1.01219309752547" calcext:value-type="float">
            <text:p>1.0122</text:p>
          </table:table-cell>
          <table:table-cell table:style-name="ce240" table:formula="of:=[RawData.AA106]-[RawData.M106]" office:value-type="float" office:value="-1.13876400000004" calcext:value-type="float">
            <text:p>-1.1388</text:p>
          </table:table-cell>
          <table:table-cell table:style-name="ce240" table:formula="of:=[RawData.AB106]/[RawData.N106]" office:value-type="float" office:value="1.34093698107715" calcext:value-type="float">
            <text:p>1.3409</text:p>
          </table:table-cell>
          <table:table-cell table:style-name="ce240" table:formula="of:=[RawData.AC106]-[RawData.M106]" office:value-type="float" office:value="4.06323599999996" calcext:value-type="float">
            <text:p>4.0632</text:p>
          </table:table-cell>
          <table:table-cell table:style-name="ce240" table:formula="of:=[RawData.AD106]/[RawData.N106]" office:value-type="float" office:value="1.42742919359534" calcext:value-type="float">
            <text:p>1.4274</text:p>
          </table:table-cell>
          <table:table-cell table:style-name="ce240" table:formula="of:=[RawData.AE106]-[RawData.M106]" office:value-type="float" office:value="-12.941064" calcext:value-type="float">
            <text:p>-12.9411</text:p>
          </table:table-cell>
          <table:table-cell table:style-name="ce240" table:formula="of:=[RawData.AF106]/[RawData.N106]" office:value-type="float" office:value="1.02874411935953" calcext:value-type="float">
            <text:p>1.0287</text:p>
          </table:table-cell>
          <table:table-cell table:style-name="ce240" table:formula="of:=[RawData.AG106]-[RawData.M106]" office:value-type="float" office:value="1.48913600000003" calcext:value-type="float">
            <text:p>1.4891</text:p>
          </table:table-cell>
          <table:table-cell table:style-name="ce240" table:formula="of:=[RawData.AH106]/[RawData.N106]" office:value-type="float" office:value="1.31209583406114" calcext:value-type="float">
            <text:p>1.3121</text:p>
          </table:table-cell>
          <table:table-cell table:style-name="ce240" table:formula="of:=[RawData.AI106]-[RawData.M106]" office:value-type="float" office:value="-12.570964" calcext:value-type="float">
            <text:p>-12.5710</text:p>
          </table:table-cell>
          <table:table-cell table:style-name="ce240" table:formula="of:=[RawData.AJ106]/[RawData.N106]" office:value-type="float" office:value="1.02467524017467" calcext:value-type="float">
            <text:p>1.0247</text:p>
          </table:table-cell>
          <table:table-cell table:style-name="ce240" table:formula="of:=[RawData.AK106]-[RawData.M106]" office:value-type="float" office:value="0.437235999999984" calcext:value-type="float">
            <text:p>0.4372</text:p>
          </table:table-cell>
          <table:table-cell table:style-name="ce240" table:formula="of:=[RawData.AL106]/[RawData.N106]" office:value-type="float" office:value="1.39488552256186" calcext:value-type="float">
            <text:p>1.3949</text:p>
          </table:table-cell>
          <table:table-cell table:style-name="ce241" table:formula="of:=[RawData.AM106]-[RawData.M106]" office:value-type="float" office:value="1.26716499874999" calcext:value-type="float">
            <text:p>1.2672</text:p>
          </table:table-cell>
          <table:table-cell table:style-name="ce240" table:formula="of:=[RawData.AN106]/[RawData.N106]" office:value-type="float" office:value="0.467660005140932" calcext:value-type="float">
            <text:p>0.4677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07]-[RawData.M107]" office:value-type="float" office:value="16.128102" calcext:value-type="float">
            <text:p>16.1281</text:p>
          </table:table-cell>
          <table:table-cell table:style-name="ce240" table:formula="of:=[RawData.H107]/[RawData.N107]" office:value-type="float" office:value="1.99154779596977" calcext:value-type="float">
            <text:p>1.9915</text:p>
          </table:table-cell>
          <table:table-cell table:style-name="ce240" table:formula="of:=[RawData.I107]-[RawData.M107]" office:value-type="float" office:value="16.1315360000001" calcext:value-type="float">
            <text:p>16.1315</text:p>
          </table:table-cell>
          <table:table-cell table:style-name="ce240" table:formula="of:=[RawData.J107]/[RawData.N107]" office:value-type="float" office:value="2.00380352644836" calcext:value-type="float">
            <text:p>2.0038</text:p>
          </table:table-cell>
          <table:table-cell table:style-name="ce240" table:formula="of:=[RawData.K107]-[RawData.M107]" office:value-type="float" office:value="3.01658700000007" calcext:value-type="float">
            <text:p>3.0166</text:p>
          </table:table-cell>
          <table:table-cell table:style-name="ce240" table:formula="of:=[RawData.L107]/[RawData.N107]" office:value-type="float" office:value="1.01642317380353" calcext:value-type="float">
            <text:p>1.0164</text:p>
          </table:table-cell>
          <table:table-cell table:style-name="ce247" table:number-columns-repeated="2"/>
          <table:table-cell table:style-name="ce240" table:formula="of:=[RawData.O107]-[RawData.M107]" office:value-type="float" office:value="5.14076" calcext:value-type="float">
            <text:p>5.1408</text:p>
          </table:table-cell>
          <table:table-cell table:style-name="ce240" table:formula="of:=[RawData.P107]/[RawData.N107]" office:value-type="float" office:value="1.34438287153652" calcext:value-type="float">
            <text:p>1.3444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07]-[RawData.M107]" office:value-type="float" office:value="1.89170200000001" calcext:value-type="float">
            <text:p>1.8917</text:p>
          </table:table-cell>
          <table:table-cell table:style-name="ce240" table:formula="of:=[RawData.X107]/[RawData.N107]" office:value-type="float" office:value="1.2052644836272" calcext:value-type="float">
            <text:p>1.2053</text:p>
          </table:table-cell>
          <table:table-cell table:style-name="ce240" table:formula="of:=[RawData.Y107]-[RawData.M107]" office:value-type="float" office:value="-13.1197979999999" calcext:value-type="float">
            <text:p>-13.1198</text:p>
          </table:table-cell>
          <table:table-cell table:style-name="ce240" table:formula="of:=[RawData.Z107]/[RawData.N107]" office:value-type="float" office:value="1.04644078337531" calcext:value-type="float">
            <text:p>1.0464</text:p>
          </table:table-cell>
          <table:table-cell table:style-name="ce240" table:formula="of:=[RawData.AA107]-[RawData.M107]" office:value-type="float" office:value="-1.64479799999992" calcext:value-type="float">
            <text:p>-1.6448</text:p>
          </table:table-cell>
          <table:table-cell table:style-name="ce240" table:formula="of:=[RawData.AB107]/[RawData.N107]" office:value-type="float" office:value="1.38477265239295" calcext:value-type="float">
            <text:p>1.3848</text:p>
          </table:table-cell>
          <table:table-cell table:style-name="ce240" table:formula="of:=[RawData.AC107]-[RawData.M107]" office:value-type="float" office:value="3.43500200000005" calcext:value-type="float">
            <text:p>3.4350</text:p>
          </table:table-cell>
          <table:table-cell table:style-name="ce240" table:formula="of:=[RawData.AD107]/[RawData.N107]" office:value-type="float" office:value="1.4715147279597" calcext:value-type="float">
            <text:p>1.4715</text:p>
          </table:table-cell>
          <table:table-cell table:style-name="ce240" table:formula="of:=[RawData.AE107]-[RawData.M107]" office:value-type="float" office:value="-13.160398" calcext:value-type="float">
            <text:p>-13.1604</text:p>
          </table:table-cell>
          <table:table-cell table:style-name="ce240" table:formula="of:=[RawData.AF107]/[RawData.N107]" office:value-type="float" office:value="1.06793639042821" calcext:value-type="float">
            <text:p>1.0679</text:p>
          </table:table-cell>
          <table:table-cell table:style-name="ce240" table:formula="of:=[RawData.AG107]-[RawData.M107]" office:value-type="float" office:value="1.02570200000002" calcext:value-type="float">
            <text:p>1.0257</text:p>
          </table:table-cell>
          <table:table-cell table:style-name="ce240" table:formula="of:=[RawData.AH107]/[RawData.N107]" office:value-type="float" office:value="1.34947775062972" calcext:value-type="float">
            <text:p>1.3495</text:p>
          </table:table-cell>
          <table:table-cell table:style-name="ce240" table:formula="of:=[RawData.AI107]-[RawData.M107]" office:value-type="float" office:value="-12.788198" calcext:value-type="float">
            <text:p>-12.7882</text:p>
          </table:table-cell>
          <table:table-cell table:style-name="ce240" table:formula="of:=[RawData.AJ107]/[RawData.N107]" office:value-type="float" office:value="1.06468185642317" calcext:value-type="float">
            <text:p>1.0647</text:p>
          </table:table-cell>
          <table:table-cell table:style-name="ce240" table:formula="of:=[RawData.AK107]-[RawData.M107]" office:value-type="float" office:value="-0.154397999999901" calcext:value-type="float">
            <text:p>-0.1544</text:p>
          </table:table-cell>
          <table:table-cell table:style-name="ce240" table:formula="of:=[RawData.AL107]/[RawData.N107]" office:value-type="float" office:value="1.43981110831234" calcext:value-type="float">
            <text:p>1.4398</text:p>
          </table:table-cell>
          <table:table-cell table:style-name="ce240" table:formula="of:=[RawData.AM107]-[RawData.M107]" office:value-type="float" office:value="1.0151977165001" calcext:value-type="float">
            <text:p>1.0152</text:p>
          </table:table-cell>
          <table:table-cell table:style-name="ce240" table:formula="of:=[RawData.AN107]/[RawData.N107]" office:value-type="float" office:value="0.457417705736146" calcext:value-type="float">
            <text:p>0.4574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08]-[RawData.M108]" office:value-type="float" office:value="15.275267" calcext:value-type="float">
            <text:p>15.2753</text:p>
          </table:table-cell>
          <table:table-cell table:style-name="ce240" table:formula="of:=[RawData.H108]/[RawData.N108]" office:value-type="float" office:value="1.91141498910117" calcext:value-type="float">
            <text:p>1.9114</text:p>
          </table:table-cell>
          <table:table-cell table:style-name="ce240" table:formula="of:=[RawData.I108]-[RawData.M108]" office:value-type="float" office:value="15.279174" calcext:value-type="float">
            <text:p>15.2792</text:p>
          </table:table-cell>
          <table:table-cell table:style-name="ce240" table:formula="of:=[RawData.J108]/[RawData.N108]" office:value-type="float" office:value="1.92343035431893" calcext:value-type="float">
            <text:p>1.9234</text:p>
          </table:table-cell>
          <table:table-cell table:style-name="ce240" table:formula="of:=[RawData.K108]-[RawData.M108]" office:value-type="float" office:value="3.63359600000001" calcext:value-type="float">
            <text:p>3.6336</text:p>
          </table:table-cell>
          <table:table-cell table:style-name="ce240" table:formula="of:=[RawData.L108]/[RawData.N108]" office:value-type="float" office:value="1.09648672906783" calcext:value-type="float">
            <text:p>1.0965</text:p>
          </table:table-cell>
          <table:table-cell table:style-name="ce247" table:number-columns-repeated="2"/>
          <table:table-cell table:style-name="ce240" table:formula="of:=[RawData.O108]-[RawData.M108]" office:value-type="float" office:value="4.70291399999996" calcext:value-type="float">
            <text:p>4.7029</text:p>
          </table:table-cell>
          <table:table-cell table:style-name="ce240" table:formula="of:=[RawData.P108]/[RawData.N108]" office:value-type="float" office:value="1.27571910928752" calcext:value-type="float">
            <text:p>1.2757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08]-[RawData.M108]" office:value-type="float" office:value="1.886167" calcext:value-type="float">
            <text:p>1.8862</text:p>
          </table:table-cell>
          <table:table-cell table:style-name="ce240" table:formula="of:=[RawData.X108]/[RawData.N108]" office:value-type="float" office:value="1.19820917211608" calcext:value-type="float">
            <text:p>1.1982</text:p>
          </table:table-cell>
          <table:table-cell table:style-name="ce240" table:formula="of:=[RawData.Y108]-[RawData.M108]" office:value-type="float" office:value="-12.8563329999999" calcext:value-type="float">
            <text:p>-12.8563</text:p>
          </table:table-cell>
          <table:table-cell table:style-name="ce240" table:formula="of:=[RawData.Z108]/[RawData.N108]" office:value-type="float" office:value="1.08452814677095" calcext:value-type="float">
            <text:p>1.0845</text:p>
          </table:table-cell>
          <table:table-cell table:style-name="ce240" table:formula="of:=[RawData.AA108]-[RawData.M108]" office:value-type="float" office:value="-1.79043300000001" calcext:value-type="float">
            <text:p>-1.7904</text:p>
          </table:table-cell>
          <table:table-cell table:style-name="ce240" table:formula="of:=[RawData.AB108]/[RawData.N108]" office:value-type="float" office:value="1.38402646920545" calcext:value-type="float">
            <text:p>1.3840</text:p>
          </table:table-cell>
          <table:table-cell table:style-name="ce240" table:formula="of:=[RawData.AC108]-[RawData.M108]" office:value-type="float" office:value="3.14166699999998" calcext:value-type="float">
            <text:p>3.1417</text:p>
          </table:table-cell>
          <table:table-cell table:style-name="ce240" table:formula="of:=[RawData.AD108]/[RawData.N108]" office:value-type="float" office:value="1.46616757490277" calcext:value-type="float">
            <text:p>1.4662</text:p>
          </table:table-cell>
          <table:table-cell table:style-name="ce240" table:formula="of:=[RawData.AE108]-[RawData.M108]" office:value-type="float" office:value="-12.996633" calcext:value-type="float">
            <text:p>-12.9966</text:p>
          </table:table-cell>
          <table:table-cell table:style-name="ce240" table:formula="of:=[RawData.AF108]/[RawData.N108]" office:value-type="float" office:value="1.09074203530367" calcext:value-type="float">
            <text:p>1.0907</text:p>
          </table:table-cell>
          <table:table-cell table:style-name="ce240" table:formula="of:=[RawData.AG108]-[RawData.M108]" office:value-type="float" office:value="0.937667000000033" calcext:value-type="float">
            <text:p>0.9377</text:p>
          </table:table-cell>
          <table:table-cell table:style-name="ce240" table:formula="of:=[RawData.AH108]/[RawData.N108]" office:value-type="float" office:value="1.37796190109843" calcext:value-type="float">
            <text:p>1.3780</text:p>
          </table:table-cell>
          <table:table-cell table:style-name="ce240" table:formula="of:=[RawData.AI108]-[RawData.M108]" office:value-type="float" office:value="-12.634133" calcext:value-type="float">
            <text:p>-12.6341</text:p>
          </table:table-cell>
          <table:table-cell table:style-name="ce240" table:formula="of:=[RawData.AJ108]/[RawData.N108]" office:value-type="float" office:value="1.08623450442364" calcext:value-type="float">
            <text:p>1.0862</text:p>
          </table:table-cell>
          <table:table-cell table:style-name="ce240" table:formula="of:=[RawData.AK108]-[RawData.M108]" office:value-type="float" office:value="-0.388532999999939" calcext:value-type="float">
            <text:p>-0.3885</text:p>
          </table:table-cell>
          <table:table-cell table:style-name="ce240" table:formula="of:=[RawData.AL108]/[RawData.N108]" office:value-type="float" office:value="1.42938791084327" calcext:value-type="float">
            <text:p>1.4294</text:p>
          </table:table-cell>
          <table:table-cell table:style-name="ce240" table:formula="of:=[RawData.AM108]-[RawData.M108]" office:value-type="float" office:value="1.19356965409997" calcext:value-type="float">
            <text:p>1.1936</text:p>
          </table:table-cell>
          <table:table-cell table:style-name="ce240" table:formula="of:=[RawData.AN108]/[RawData.N108]" office:value-type="float" office:value="0.486473339267876" calcext:value-type="float">
            <text:p>0.486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38" office:value-type="string" calcext:value-type="string">
            <text:p>B1 / B2</text:p>
          </table:table-cell>
          <table:table-cell table:style-name="ce70" table:number-columns-repeated="3"/>
          <table:table-cell table:style-name="ce240" table:formula="of:=[RawData.G109]-[RawData.M109]" office:value-type="float" office:value="19.1172359999999" calcext:value-type="float">
            <text:p>19.1172</text:p>
          </table:table-cell>
          <table:table-cell table:style-name="ce240" table:formula="of:=[RawData.H109]/[RawData.N109]" office:value-type="float" office:value="2.33674264217954" calcext:value-type="float">
            <text:p>2.3367</text:p>
          </table:table-cell>
          <table:table-cell table:style-name="ce240" table:formula="of:=[RawData.I109]-[RawData.M109]" office:value-type="float" office:value="19.119427" calcext:value-type="float">
            <text:p>19.1194</text:p>
          </table:table-cell>
          <table:table-cell table:style-name="ce240" table:formula="of:=[RawData.J109]/[RawData.N109]" office:value-type="float" office:value="2.35020328052713" calcext:value-type="float">
            <text:p>2.3502</text:p>
          </table:table-cell>
          <table:table-cell table:style-name="ce240" table:formula="of:=[RawData.K109]-[RawData.M109]" office:value-type="float" office:value="2.22759899999994" calcext:value-type="float">
            <text:p>2.2276</text:p>
          </table:table-cell>
          <table:table-cell table:style-name="ce240" table:formula="of:=[RawData.L109]/[RawData.N109]" office:value-type="float" office:value="0.905369409785504" calcext:value-type="float">
            <text:p>0.9054</text:p>
          </table:table-cell>
          <table:table-cell table:style-name="ce247" table:number-columns-repeated="2"/>
          <table:table-cell table:style-name="ce240" table:formula="of:=[RawData.O109]-[RawData.M109]" office:value-type="float" office:value="7.20219399999996" calcext:value-type="float">
            <text:p>7.2022</text:p>
          </table:table-cell>
          <table:table-cell table:style-name="ce240" table:formula="of:=[RawData.P109]/[RawData.N109]" office:value-type="float" office:value="1.65418944810505" calcext:value-type="float">
            <text:p>1.6542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09]-[RawData.M109]" office:value-type="float" office:value="2.67923599999995" calcext:value-type="float">
            <text:p>2.6792</text:p>
          </table:table-cell>
          <table:table-cell table:style-name="ce240" table:formula="of:=[RawData.X109]/[RawData.N109]" office:value-type="float" office:value="1.25533903453432" calcext:value-type="float">
            <text:p>1.2553</text:p>
          </table:table-cell>
          <table:table-cell table:style-name="ce240" table:formula="of:=[RawData.Y109]-[RawData.M109]" office:value-type="float" office:value="-13.456664" calcext:value-type="float">
            <text:p>-13.4567</text:p>
          </table:table-cell>
          <table:table-cell table:style-name="ce240" table:formula="of:=[RawData.Z109]/[RawData.N109]" office:value-type="float" office:value="1.05733683817001" calcext:value-type="float">
            <text:p>1.0573</text:p>
          </table:table-cell>
          <table:table-cell table:style-name="ce240" table:formula="of:=[RawData.AA109]-[RawData.M109]" office:value-type="float" office:value="-0.837064000000055" calcext:value-type="float">
            <text:p>-0.8371</text:p>
          </table:table-cell>
          <table:table-cell table:style-name="ce240" table:formula="of:=[RawData.AB109]/[RawData.N109]" office:value-type="float" office:value="1.46360160755175" calcext:value-type="float">
            <text:p>1.4636</text:p>
          </table:table-cell>
          <table:table-cell table:style-name="ce240" table:formula="of:=[RawData.AC109]-[RawData.M109]" office:value-type="float" office:value="4.53233599999999" calcext:value-type="float">
            <text:p>4.5323</text:p>
          </table:table-cell>
          <table:table-cell table:style-name="ce240" table:formula="of:=[RawData.AD109]/[RawData.N109]" office:value-type="float" office:value="1.56953427730268" calcext:value-type="float">
            <text:p>1.5695</text:p>
          </table:table-cell>
          <table:table-cell table:style-name="ce240" table:formula="of:=[RawData.AE109]-[RawData.M109]" office:value-type="float" office:value="-13.108964" calcext:value-type="float">
            <text:p>-13.1090</text:p>
          </table:table-cell>
          <table:table-cell table:style-name="ce240" table:formula="of:=[RawData.AF109]/[RawData.N109]" office:value-type="float" office:value="1.03098084489929" calcext:value-type="float">
            <text:p>1.0310</text:p>
          </table:table-cell>
          <table:table-cell table:style-name="ce240" table:formula="of:=[RawData.AG109]-[RawData.M109]" office:value-type="float" office:value="1.217536" calcext:value-type="float">
            <text:p>1.2175</text:p>
          </table:table-cell>
          <table:table-cell table:style-name="ce240" table:formula="of:=[RawData.AH109]/[RawData.N109]" office:value-type="float" office:value="1.45461255198841" calcext:value-type="float">
            <text:p>1.4546</text:p>
          </table:table-cell>
          <table:table-cell table:style-name="ce240" table:formula="of:=[RawData.AI109]-[RawData.M109]" office:value-type="float" office:value="-12.6934640000001" calcext:value-type="float">
            <text:p>-12.6935</text:p>
          </table:table-cell>
          <table:table-cell table:style-name="ce240" table:formula="of:=[RawData.AJ109]/[RawData.N109]" office:value-type="float" office:value="1.01758484975933" calcext:value-type="float">
            <text:p>1.0176</text:p>
          </table:table-cell>
          <table:table-cell table:style-name="ce240" table:formula="of:=[RawData.AK109]-[RawData.M109]" office:value-type="float" office:value="0.993935999999962" calcext:value-type="float">
            <text:p>0.9939</text:p>
          </table:table-cell>
          <table:table-cell table:style-name="ce240" table:formula="of:=[RawData.AL109]/[RawData.N109]" office:value-type="float" office:value="1.5207404972195" calcext:value-type="float">
            <text:p>1.5207</text:p>
          </table:table-cell>
          <table:table-cell table:style-name="ce240" table:formula="of:=[RawData.AM109]-[RawData.M109]" office:value-type="float" office:value="0.343686109049941" calcext:value-type="float">
            <text:p>0.3437</text:p>
          </table:table-cell>
          <table:table-cell table:style-name="ce240" table:formula="of:=[RawData.AN109]/[RawData.N109]" office:value-type="float" office:value="0.452513211947007" calcext:value-type="float">
            <text:p>0.452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0_ozon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10]-[RawData.M110]" office:value-type="float" office:value="17.06352" calcext:value-type="float">
            <text:p>17.0635</text:p>
          </table:table-cell>
          <table:table-cell table:style-name="ce240" table:formula="of:=[RawData.H110]/[RawData.N110]" office:value-type="float" office:value="2.11521870758604" calcext:value-type="float">
            <text:p>2.1152</text:p>
          </table:table-cell>
          <table:table-cell table:style-name="ce240" table:formula="of:=[RawData.I110]-[RawData.M110]" office:value-type="float" office:value="17.0664370000001" calcext:value-type="float">
            <text:p>17.0664</text:p>
          </table:table-cell>
          <table:table-cell table:style-name="ce240" table:formula="of:=[RawData.J110]/[RawData.N110]" office:value-type="float" office:value="2.12771146388754" calcext:value-type="float">
            <text:p>2.1277</text:p>
          </table:table-cell>
          <table:table-cell table:style-name="ce240" table:formula="of:=[RawData.K110]-[RawData.M110]" office:value-type="float" office:value="3.70016900000007" calcext:value-type="float">
            <text:p>3.7002</text:p>
          </table:table-cell>
          <table:table-cell table:style-name="ce240" table:formula="of:=[RawData.L110]/[RawData.N110]" office:value-type="float" office:value="1.04003574890936" calcext:value-type="float">
            <text:p>1.0400</text:p>
          </table:table-cell>
          <table:table-cell table:style-name="ce247" table:number-columns-repeated="2"/>
          <table:table-cell table:style-name="ce240" table:formula="of:=[RawData.O110]-[RawData.M110]" office:value-type="float" office:value="5.12519900000007" calcext:value-type="float">
            <text:p>5.1252</text:p>
          </table:table-cell>
          <table:table-cell table:style-name="ce240" table:formula="of:=[RawData.P110]/[RawData.N110]" office:value-type="float" office:value="1.36316953465826" calcext:value-type="float">
            <text:p>1.3632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0]-[RawData.M110]" office:value-type="float" office:value="2.32472000000007" calcext:value-type="float">
            <text:p>2.3247</text:p>
          </table:table-cell>
          <table:table-cell table:style-name="ce240" table:formula="of:=[RawData.X110]/[RawData.N110]" office:value-type="float" office:value="1.32001333010179" calcext:value-type="float">
            <text:p>1.3200</text:p>
          </table:table-cell>
          <table:table-cell table:style-name="ce240" table:formula="of:=[RawData.Y110]-[RawData.M110]" office:value-type="float" office:value="-12.9306799999999" calcext:value-type="float">
            <text:p>-12.9307</text:p>
          </table:table-cell>
          <table:table-cell table:style-name="ce240" table:formula="of:=[RawData.Z110]/[RawData.N110]" office:value-type="float" office:value="1.16067116456617" calcext:value-type="float">
            <text:p>1.1607</text:p>
          </table:table-cell>
          <table:table-cell table:style-name="ce240" table:formula="of:=[RawData.AA110]-[RawData.M110]" office:value-type="float" office:value="-1.26367999999991" calcext:value-type="float">
            <text:p>-1.2637</text:p>
          </table:table-cell>
          <table:table-cell table:style-name="ce240" table:formula="of:=[RawData.AB110]/[RawData.N110]" office:value-type="float" office:value="1.49574796261512" calcext:value-type="float">
            <text:p>1.4957</text:p>
          </table:table-cell>
          <table:table-cell table:style-name="ce240" table:formula="of:=[RawData.AC110]-[RawData.M110]" office:value-type="float" office:value="3.81292000000008" calcext:value-type="float">
            <text:p>3.8129</text:p>
          </table:table-cell>
          <table:table-cell table:style-name="ce240" table:formula="of:=[RawData.AD110]/[RawData.N110]" office:value-type="float" office:value="1.59855567286718" calcext:value-type="float">
            <text:p>1.5986</text:p>
          </table:table-cell>
          <table:table-cell table:style-name="ce240" table:formula="of:=[RawData.AE110]-[RawData.M110]" office:value-type="float" office:value="-12.88938" calcext:value-type="float">
            <text:p>-12.8894</text:p>
          </table:table-cell>
          <table:table-cell table:style-name="ce240" table:formula="of:=[RawData.AF110]/[RawData.N110]" office:value-type="float" office:value="1.1473863139239" calcext:value-type="float">
            <text:p>1.1474</text:p>
          </table:table-cell>
          <table:table-cell table:style-name="ce240" table:formula="of:=[RawData.AG110]-[RawData.M110]" office:value-type="float" office:value="1.11372000000006" calcext:value-type="float">
            <text:p>1.1137</text:p>
          </table:table-cell>
          <table:table-cell table:style-name="ce240" table:formula="of:=[RawData.AH110]/[RawData.N110]" office:value-type="float" office:value="1.52653553078042" calcext:value-type="float">
            <text:p>1.5265</text:p>
          </table:table-cell>
          <table:table-cell table:style-name="ce240" table:formula="of:=[RawData.AI110]-[RawData.M110]" office:value-type="float" office:value="-12.51018" calcext:value-type="float">
            <text:p>-12.5102</text:p>
          </table:table-cell>
          <table:table-cell table:style-name="ce240" table:formula="of:=[RawData.AJ110]/[RawData.N110]" office:value-type="float" office:value="1.13928425381726" calcext:value-type="float">
            <text:p>1.1393</text:p>
          </table:table-cell>
          <table:table-cell table:style-name="ce240" table:formula="of:=[RawData.AK110]-[RawData.M110]" office:value-type="float" office:value="0.314020000000028" calcext:value-type="float">
            <text:p>0.3140</text:p>
          </table:table-cell>
          <table:table-cell table:style-name="ce240" table:formula="of:=[RawData.AL110]/[RawData.N110]" office:value-type="float" office:value="1.53851748061076" calcext:value-type="float">
            <text:p>1.5385</text:p>
          </table:table-cell>
          <table:table-cell table:style-name="ce240" table:formula="of:=[RawData.AM110]-[RawData.M110]" office:value-type="float" office:value="0.364990935400101" calcext:value-type="float">
            <text:p>0.3650</text:p>
          </table:table-cell>
          <table:table-cell table:style-name="ce240" table:formula="of:=[RawData.AN110]/[RawData.N110]" office:value-type="float" office:value="0.552507683594189" calcext:value-type="float">
            <text:p>0.552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1" table:formula="of:=[RawData.G111]-[RawData.M111]" office:value-type="float" office:value="13.8420560000001" calcext:value-type="float">
            <text:p>13.8421</text:p>
          </table:table-cell>
          <table:table-cell table:style-name="ce240" table:formula="of:=[RawData.H111]/[RawData.N111]" office:value-type="float" office:value="2.19934596776086" calcext:value-type="float">
            <text:p>2.1993</text:p>
          </table:table-cell>
          <table:table-cell table:style-name="ce241" table:formula="of:=[RawData.I111]-[RawData.M111]" office:value-type="float" office:value="13.8459570000001" calcext:value-type="float">
            <text:p>13.8460</text:p>
          </table:table-cell>
          <table:table-cell table:style-name="ce240" table:formula="of:=[RawData.J111]/[RawData.N111]" office:value-type="float" office:value="2.21309744480161" calcext:value-type="float">
            <text:p>2.2131</text:p>
          </table:table-cell>
          <table:table-cell table:style-name="ce241" table:formula="of:=[RawData.K111]-[RawData.M111]" office:value-type="float" office:value="3.76028600000006" calcext:value-type="float">
            <text:p>3.7603</text:p>
          </table:table-cell>
          <table:table-cell table:style-name="ce240" table:formula="of:=[RawData.L111]/[RawData.N111]" office:value-type="float" office:value="1.11152302963467" calcext:value-type="float">
            <text:p>1.1115</text:p>
          </table:table-cell>
          <table:table-cell table:style-name="ce247" table:number-columns-repeated="2"/>
          <table:table-cell table:style-name="ce241" table:formula="of:=[RawData.O111]-[RawData.M111]" office:value-type="float" office:value="3.59163100000001" calcext:value-type="float">
            <text:p>3.5916</text:p>
          </table:table-cell>
          <table:table-cell table:style-name="ce240" table:formula="of:=[RawData.P111]/[RawData.N111]" office:value-type="float" office:value="1.20626950421174" calcext:value-type="float">
            <text:p>1.2063</text:p>
          </table:table-cell>
          <table:table-cell table:style-name="ce240" table:number-columns-repeated="4"/>
          <table:table-cell table:style-name="ce251" table:number-columns-repeated="2"/>
          <table:table-cell table:style-name="ce241" table:formula="of:=[RawData.W111]-[RawData.M111]" office:value-type="float" office:value="1.69805600000007" calcext:value-type="float">
            <text:p>1.6981</text:p>
          </table:table-cell>
          <table:table-cell table:style-name="ce240" table:formula="of:=[RawData.X111]/[RawData.N111]" office:value-type="float" office:value="1.18761585208475" calcext:value-type="float">
            <text:p>1.1876</text:p>
          </table:table-cell>
          <table:table-cell table:style-name="ce240" table:formula="of:=[RawData.Y111]-[RawData.M111]" office:value-type="float" office:value="-13.4645439999999" calcext:value-type="float">
            <text:p>-13.4645</text:p>
          </table:table-cell>
          <table:table-cell table:style-name="ce240" table:formula="of:=[RawData.Z111]/[RawData.N111]" office:value-type="float" office:value="1.14776292264014" calcext:value-type="float">
            <text:p>1.1478</text:p>
          </table:table-cell>
          <table:table-cell table:style-name="ce241" table:formula="of:=[RawData.AA111]-[RawData.M111]" office:value-type="float" office:value="-2.45604399999991" calcext:value-type="float">
            <text:p>-2.4560</text:p>
          </table:table-cell>
          <table:table-cell table:style-name="ce240" table:formula="of:=[RawData.AB111]/[RawData.N111]" office:value-type="float" office:value="1.49899587742556" calcext:value-type="float">
            <text:p>1.4990</text:p>
          </table:table-cell>
          <table:table-cell table:style-name="ce241" table:formula="of:=[RawData.AC111]-[RawData.M111]" office:value-type="float" office:value="2.42825600000003" calcext:value-type="float">
            <text:p>2.4283</text:p>
          </table:table-cell>
          <table:table-cell table:style-name="ce240" table:formula="of:=[RawData.AD111]/[RawData.N111]" office:value-type="float" office:value="1.60116705225369" calcext:value-type="float">
            <text:p>1.6012</text:p>
          </table:table-cell>
          <table:table-cell table:style-name="ce240" table:formula="of:=[RawData.AE111]-[RawData.M111]" office:value-type="float" office:value="-13.670044" calcext:value-type="float">
            <text:p>-13.6700</text:p>
          </table:table-cell>
          <table:table-cell table:style-name="ce240" table:formula="of:=[RawData.AF111]/[RawData.N111]" office:value-type="float" office:value="1.20581296839438" calcext:value-type="float">
            <text:p>1.2058</text:p>
          </table:table-cell>
          <table:table-cell table:style-name="ce240" table:formula="of:=[RawData.AG111]-[RawData.M111]" office:value-type="float" office:value="0.457556000000068" calcext:value-type="float">
            <text:p>0.4576</text:p>
          </table:table-cell>
          <table:table-cell table:style-name="ce240" table:formula="of:=[RawData.AH111]/[RawData.N111]" office:value-type="float" office:value="1.41489469954715" calcext:value-type="float">
            <text:p>1.4149</text:p>
          </table:table-cell>
          <table:table-cell table:style-name="ce240" table:formula="of:=[RawData.AI111]-[RawData.M111]" office:value-type="float" office:value="-13.340344" calcext:value-type="float">
            <text:p>-13.3403</text:p>
          </table:table-cell>
          <table:table-cell table:style-name="ce240" table:formula="of:=[RawData.AJ111]/[RawData.N111]" office:value-type="float" office:value="1.21135271592482" calcext:value-type="float">
            <text:p>1.2114</text:p>
          </table:table-cell>
          <table:table-cell table:style-name="ce241" table:formula="of:=[RawData.AK111]-[RawData.M111]" office:value-type="float" office:value="-1.14794399999994" calcext:value-type="float">
            <text:p>-1.1479</text:p>
          </table:table-cell>
          <table:table-cell table:style-name="ce240" table:formula="of:=[RawData.AL111]/[RawData.N111]" office:value-type="float" office:value="1.57911076515169" calcext:value-type="float">
            <text:p>1.5791</text:p>
          </table:table-cell>
          <table:table-cell table:style-name="ce240" table:formula="of:=[RawData.AM111]-[RawData.M111]" office:value-type="float" office:value="0.348930868300044" calcext:value-type="float">
            <text:p>0.3489</text:p>
          </table:table-cell>
          <table:table-cell table:style-name="ce240" table:formula="of:=[RawData.AN111]/[RawData.N111]" office:value-type="float" office:value="0.449421294211901" calcext:value-type="float">
            <text:p>0.4494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2]-[RawData.M112]" office:value-type="float" office:value="17.572244" calcext:value-type="float">
            <text:p>17.5722</text:p>
          </table:table-cell>
          <table:table-cell table:style-name="ce240" table:formula="of:=[RawData.H112]/[RawData.N112]" office:value-type="float" office:value="2.36156305773805" calcext:value-type="float">
            <text:p>2.3616</text:p>
          </table:table-cell>
          <table:table-cell table:style-name="ce240" table:formula="of:=[RawData.I112]-[RawData.M112]" office:value-type="float" office:value="17.572403" calcext:value-type="float">
            <text:p>17.5724</text:p>
          </table:table-cell>
          <table:table-cell table:style-name="ce240" table:formula="of:=[RawData.J112]/[RawData.N112]" office:value-type="float" office:value="2.37609024724285" calcext:value-type="float">
            <text:p>2.3761</text:p>
          </table:table-cell>
          <table:table-cell table:style-name="ce240" table:formula="of:=[RawData.K112]-[RawData.M112]" office:value-type="float" office:value="2.515623" calcext:value-type="float">
            <text:p>2.5156</text:p>
          </table:table-cell>
          <table:table-cell table:style-name="ce240" table:formula="of:=[RawData.L112]/[RawData.N112]" office:value-type="float" office:value="0.870035320406545" calcext:value-type="float">
            <text:p>0.8700</text:p>
          </table:table-cell>
          <table:table-cell table:style-name="ce247" table:number-columns-repeated="2"/>
          <table:table-cell table:style-name="ce240" table:formula="of:=[RawData.O112]-[RawData.M112]" office:value-type="float" office:value="5.99769300000003" calcext:value-type="float">
            <text:p>5.9977</text:p>
          </table:table-cell>
          <table:table-cell table:style-name="ce240" table:formula="of:=[RawData.P112]/[RawData.N112]" office:value-type="float" office:value="1.56483817487205" calcext:value-type="float">
            <text:p>1.5648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2]-[RawData.M112]" office:value-type="float" office:value="2.21764399999995" calcext:value-type="float">
            <text:p>2.2176</text:p>
          </table:table-cell>
          <table:table-cell table:style-name="ce240" table:formula="of:=[RawData.X112]/[RawData.N112]" office:value-type="float" office:value="1.2690838319037" calcext:value-type="float">
            <text:p>1.2691</text:p>
          </table:table-cell>
          <table:table-cell table:style-name="ce240" table:formula="of:=[RawData.Y112]-[RawData.M112]" office:value-type="float" office:value="-13.384856" calcext:value-type="float">
            <text:p>-13.3849</text:p>
          </table:table-cell>
          <table:table-cell table:style-name="ce240" table:formula="of:=[RawData.Z112]/[RawData.N112]" office:value-type="float" office:value="0.995617256541484" calcext:value-type="float">
            <text:p>0.9956</text:p>
          </table:table-cell>
          <table:table-cell table:style-name="ce240" table:formula="of:=[RawData.AA112]-[RawData.M112]" office:value-type="float" office:value="-1.23845600000004" calcext:value-type="float">
            <text:p>-1.2385</text:p>
          </table:table-cell>
          <table:table-cell table:style-name="ce240" table:formula="of:=[RawData.AB112]/[RawData.N112]" office:value-type="float" office:value="1.49514741584373" calcext:value-type="float">
            <text:p>1.4951</text:p>
          </table:table-cell>
          <table:table-cell table:style-name="ce240" table:formula="of:=[RawData.AC112]-[RawData.M112]" office:value-type="float" office:value="3.97474399999999" calcext:value-type="float">
            <text:p>3.9747</text:p>
          </table:table-cell>
          <table:table-cell table:style-name="ce240" table:formula="of:=[RawData.AD112]/[RawData.N112]" office:value-type="float" office:value="1.61997916816838" calcext:value-type="float">
            <text:p>1.6200</text:p>
          </table:table-cell>
          <table:table-cell table:style-name="ce240" table:formula="of:=[RawData.AE112]-[RawData.M112]" office:value-type="float" office:value="-13.2388560000001" calcext:value-type="float">
            <text:p>-13.2389</text:p>
          </table:table-cell>
          <table:table-cell table:style-name="ce240" table:formula="of:=[RawData.AF112]/[RawData.N112]" office:value-type="float" office:value="1.04598919844302" calcext:value-type="float">
            <text:p>1.0460</text:p>
          </table:table-cell>
          <table:table-cell table:style-name="ce240" table:formula="of:=[RawData.AG112]-[RawData.M112]" office:value-type="float" office:value="1.11184400000002" calcext:value-type="float">
            <text:p>1.1118</text:p>
          </table:table-cell>
          <table:table-cell table:style-name="ce240" table:formula="of:=[RawData.AH112]/[RawData.N112]" office:value-type="float" office:value="1.43600422042817" calcext:value-type="float">
            <text:p>1.4360</text:p>
          </table:table-cell>
          <table:table-cell table:style-name="ce240" table:formula="of:=[RawData.AI112]-[RawData.M112]" office:value-type="float" office:value="-12.848956" calcext:value-type="float">
            <text:p>-12.8490</text:p>
          </table:table-cell>
          <table:table-cell table:style-name="ce240" table:formula="of:=[RawData.AJ112]/[RawData.N112]" office:value-type="float" office:value="1.04227429178981" calcext:value-type="float">
            <text:p>1.0423</text:p>
          </table:table-cell>
          <table:table-cell table:style-name="ce240" table:formula="of:=[RawData.AK112]-[RawData.M112]" office:value-type="float" office:value="0.399143999999978" calcext:value-type="float">
            <text:p>0.3991</text:p>
          </table:table-cell>
          <table:table-cell table:style-name="ce240" table:formula="of:=[RawData.AL112]/[RawData.N112]" office:value-type="float" office:value="1.57564205290853" calcext:value-type="float">
            <text:p>1.5756</text:p>
          </table:table-cell>
          <table:table-cell table:style-name="ce240" table:formula="of:=[RawData.AM112]-[RawData.M112]" office:value-type="float" office:value="0.762543347399969" calcext:value-type="float">
            <text:p>0.7625</text:p>
          </table:table-cell>
          <table:table-cell table:style-name="ce240" table:formula="of:=[RawData.AN112]/[RawData.N112]" office:value-type="float" office:value="0.394984847795971" calcext:value-type="float">
            <text:p>0.395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3]-[RawData.M113]" office:value-type="float" office:value="16.830457" calcext:value-type="float">
            <text:p>16.8305</text:p>
          </table:table-cell>
          <table:table-cell table:style-name="ce240" table:formula="of:=[RawData.H113]/[RawData.N113]" office:value-type="float" office:value="2.09541537735014" calcext:value-type="float">
            <text:p>2.0954</text:p>
          </table:table-cell>
          <table:table-cell table:style-name="ce240" table:formula="of:=[RawData.I113]-[RawData.M113]" office:value-type="float" office:value="16.828934" calcext:value-type="float">
            <text:p>16.8289</text:p>
          </table:table-cell>
          <table:table-cell table:style-name="ce240" table:formula="of:=[RawData.J113]/[RawData.N113]" office:value-type="float" office:value="2.10601812225141" calcext:value-type="float">
            <text:p>2.1060</text:p>
          </table:table-cell>
          <table:table-cell table:style-name="ce240" table:formula="of:=[RawData.K113]-[RawData.M113]" office:value-type="float" office:value="2.779719" calcext:value-type="float">
            <text:p>2.7797</text:p>
          </table:table-cell>
          <table:table-cell table:style-name="ce240" table:formula="of:=[RawData.L113]/[RawData.N113]" office:value-type="float" office:value="0.977450488474366" calcext:value-type="float">
            <text:p>0.9775</text:p>
          </table:table-cell>
          <table:table-cell table:style-name="ce247" table:number-columns-repeated="2"/>
          <table:table-cell table:style-name="ce240" table:formula="of:=[RawData.O113]-[RawData.M113]" office:value-type="float" office:value="5.48831900000005" calcext:value-type="float">
            <text:p>5.4883</text:p>
          </table:table-cell>
          <table:table-cell table:style-name="ce240" table:formula="of:=[RawData.P113]/[RawData.N113]" office:value-type="float" office:value="1.40636344854048" calcext:value-type="float">
            <text:p>1.4064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3]-[RawData.M113]" office:value-type="float" office:value="2.03365700000006" calcext:value-type="float">
            <text:p>2.0337</text:p>
          </table:table-cell>
          <table:table-cell table:style-name="ce240" table:formula="of:=[RawData.X113]/[RawData.N113]" office:value-type="float" office:value="1.20510020365397" calcext:value-type="float">
            <text:p>1.2051</text:p>
          </table:table-cell>
          <table:table-cell table:style-name="ce240" table:formula="of:=[RawData.Y113]-[RawData.M113]" office:value-type="float" office:value="-13.349843" calcext:value-type="float">
            <text:p>-13.3498</text:p>
          </table:table-cell>
          <table:table-cell table:style-name="ce240" table:formula="of:=[RawData.Z113]/[RawData.N113]" office:value-type="float" office:value="1.00183124465039" calcext:value-type="float">
            <text:p>1.0018</text:p>
          </table:table-cell>
          <table:table-cell table:style-name="ce240" table:formula="of:=[RawData.AA113]-[RawData.M113]" office:value-type="float" office:value="-1.5081429999999" calcext:value-type="float">
            <text:p>-1.5081</text:p>
          </table:table-cell>
          <table:table-cell table:style-name="ce240" table:formula="of:=[RawData.AB113]/[RawData.N113]" office:value-type="float" office:value="1.39310086183997" calcext:value-type="float">
            <text:p>1.3931</text:p>
          </table:table-cell>
          <table:table-cell table:style-name="ce240" table:formula="of:=[RawData.AC113]-[RawData.M113]" office:value-type="float" office:value="3.63475700000004" calcext:value-type="float">
            <text:p>3.6348</text:p>
          </table:table-cell>
          <table:table-cell table:style-name="ce240" table:formula="of:=[RawData.AD113]/[RawData.N113]" office:value-type="float" office:value="1.49393961217201" calcext:value-type="float">
            <text:p>1.4939</text:p>
          </table:table-cell>
          <table:table-cell table:style-name="ce240" table:formula="of:=[RawData.AE113]-[RawData.M113]" office:value-type="float" office:value="-13.2830429999999" calcext:value-type="float">
            <text:p>-13.2830</text:p>
          </table:table-cell>
          <table:table-cell table:style-name="ce240" table:formula="of:=[RawData.AF113]/[RawData.N113]" office:value-type="float" office:value="1.02884230099466" calcext:value-type="float">
            <text:p>1.0288</text:p>
          </table:table-cell>
          <table:table-cell table:style-name="ce240" table:formula="of:=[RawData.AG113]-[RawData.M113]" office:value-type="float" office:value="0.970157000000086" calcext:value-type="float">
            <text:p>0.9702</text:p>
          </table:table-cell>
          <table:table-cell table:style-name="ce240" table:formula="of:=[RawData.AH113]/[RawData.N113]" office:value-type="float" office:value="1.35202374192025" calcext:value-type="float">
            <text:p>1.3520</text:p>
          </table:table-cell>
          <table:table-cell table:style-name="ce240" table:formula="of:=[RawData.AI113]-[RawData.M113]" office:value-type="float" office:value="-12.9015429999999" calcext:value-type="float">
            <text:p>-12.9015</text:p>
          </table:table-cell>
          <table:table-cell table:style-name="ce240" table:formula="of:=[RawData.AJ113]/[RawData.N113]" office:value-type="float" office:value="1.02544603169918" calcext:value-type="float">
            <text:p>1.0254</text:p>
          </table:table-cell>
          <table:table-cell table:style-name="ce240" table:formula="of:=[RawData.AK113]-[RawData.M113]" office:value-type="float" office:value="0.0649570000000495" calcext:value-type="float">
            <text:p>0.0650</text:p>
          </table:table-cell>
          <table:table-cell table:style-name="ce240" table:formula="of:=[RawData.AL113]/[RawData.N113]" office:value-type="float" office:value="1.45660915557392" calcext:value-type="float">
            <text:p>1.4566</text:p>
          </table:table-cell>
          <table:table-cell table:style-name="ce240" table:formula="of:=[RawData.AM113]-[RawData.M113]" office:value-type="float" office:value="0.807003994300089" calcext:value-type="float">
            <text:p>0.8070</text:p>
          </table:table-cell>
          <table:table-cell table:style-name="ce240" table:formula="of:=[RawData.AN113]/[RawData.N113]" office:value-type="float" office:value="0.401255148990614" calcext:value-type="float">
            <text:p>0.4013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70" table:number-columns-repeated="3"/>
          <table:table-cell table:style-name="ce240" table:formula="of:=[RawData.G114]-[RawData.M114]" office:value-type="float" office:value="17.359887" calcext:value-type="float">
            <text:p>17.3599</text:p>
          </table:table-cell>
          <table:table-cell table:style-name="ce240" table:formula="of:=[RawData.H114]/[RawData.N114]" office:value-type="float" office:value="2.16938218152653" calcext:value-type="float">
            <text:p>2.1694</text:p>
          </table:table-cell>
          <table:table-cell table:style-name="ce240" table:formula="of:=[RawData.I114]-[RawData.M114]" office:value-type="float" office:value="17.3626879999999" calcext:value-type="float">
            <text:p>17.3627</text:p>
          </table:table-cell>
          <table:table-cell table:style-name="ce240" table:formula="of:=[RawData.J114]/[RawData.N114]" office:value-type="float" office:value="2.18212805774629" calcext:value-type="float">
            <text:p>2.1821</text:p>
          </table:table-cell>
          <table:table-cell table:style-name="ce240" table:formula="of:=[RawData.K114]-[RawData.M114]" office:value-type="float" office:value="2.95303100000001" calcext:value-type="float">
            <text:p>2.9530</text:p>
          </table:table-cell>
          <table:table-cell table:style-name="ce240" table:formula="of:=[RawData.L114]/[RawData.N114]" office:value-type="float" office:value="0.997259724635744" calcext:value-type="float">
            <text:p>0.9973</text:p>
          </table:table-cell>
          <table:table-cell table:style-name="ce247" table:number-columns-repeated="2"/>
          <table:table-cell table:style-name="ce240" table:formula="of:=[RawData.O114]-[RawData.M114]" office:value-type="float" office:value="5.56896499999993" calcext:value-type="float">
            <text:p>5.5690</text:p>
          </table:table-cell>
          <table:table-cell table:style-name="ce240" table:formula="of:=[RawData.P114]/[RawData.N114]" office:value-type="float" office:value="1.43299692554471" calcext:value-type="float">
            <text:p>1.4330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4]-[RawData.M114]" office:value-type="float" office:value="2.22718699999996" calcext:value-type="float">
            <text:p>2.2272</text:p>
          </table:table-cell>
          <table:table-cell table:style-name="ce240" table:formula="of:=[RawData.X114]/[RawData.N114]" office:value-type="float" office:value="1.26166287929421" calcext:value-type="float">
            <text:p>1.2617</text:p>
          </table:table-cell>
          <table:table-cell table:style-name="ce240" table:formula="of:=[RawData.Y114]-[RawData.M114]" office:value-type="float" office:value="-13.327913" calcext:value-type="float">
            <text:p>-13.3279</text:p>
          </table:table-cell>
          <table:table-cell table:style-name="ce240" table:formula="of:=[RawData.Z114]/[RawData.N114]" office:value-type="float" office:value="0.873946521187007" calcext:value-type="float">
            <text:p>0.8739</text:p>
          </table:table-cell>
          <table:table-cell table:style-name="ce240" table:formula="of:=[RawData.AA114]-[RawData.M114]" office:value-type="float" office:value="-1.35021300000005" calcext:value-type="float">
            <text:p>-1.3502</text:p>
          </table:table-cell>
          <table:table-cell table:style-name="ce240" table:formula="of:=[RawData.AB114]/[RawData.N114]" office:value-type="float" office:value="1.42343047720893" calcext:value-type="float">
            <text:p>1.4234</text:p>
          </table:table-cell>
          <table:table-cell table:style-name="ce240" table:formula="of:=[RawData.AC114]-[RawData.M114]" office:value-type="float" office:value="3.80958699999996" calcext:value-type="float">
            <text:p>3.8096</text:p>
          </table:table-cell>
          <table:table-cell table:style-name="ce240" table:formula="of:=[RawData.AD114]/[RawData.N114]" office:value-type="float" office:value="1.53224889052266" calcext:value-type="float">
            <text:p>1.5322</text:p>
          </table:table-cell>
          <table:table-cell table:style-name="ce240" table:formula="of:=[RawData.AE114]-[RawData.M114]" office:value-type="float" office:value="-13.220313" calcext:value-type="float">
            <text:p>-13.2203</text:p>
          </table:table-cell>
          <table:table-cell table:style-name="ce241" table:formula="of:=[RawData.AF114]/[RawData.N114]" office:value-type="float" office:value="0.869648900548055" calcext:value-type="float">
            <text:p>0.8696</text:p>
          </table:table-cell>
          <table:table-cell table:style-name="ce240" table:formula="of:=[RawData.AG114]-[RawData.M114]" office:value-type="float" office:value="0.970786999999973" calcext:value-type="float">
            <text:p>0.9708</text:p>
          </table:table-cell>
          <table:table-cell table:style-name="ce240" table:formula="of:=[RawData.AH114]/[RawData.N114]" office:value-type="float" office:value="1.34921747426815" calcext:value-type="float">
            <text:p>1.3492</text:p>
          </table:table-cell>
          <table:table-cell table:style-name="ce240" table:formula="of:=[RawData.AI114]-[RawData.M114]" office:value-type="float" office:value="-12.836313" calcext:value-type="float">
            <text:p>-12.8363</text:p>
          </table:table-cell>
          <table:table-cell table:style-name="ce240" table:formula="of:=[RawData.AJ114]/[RawData.N114]" office:value-type="float" office:value="0.852116451677583" calcext:value-type="float">
            <text:p>0.8521</text:p>
          </table:table-cell>
          <table:table-cell table:style-name="ce240" table:formula="of:=[RawData.AK114]-[RawData.M114]" office:value-type="float" office:value="0.281687000000034" calcext:value-type="float">
            <text:p>0.2817</text:p>
          </table:table-cell>
          <table:table-cell table:style-name="ce240" table:formula="of:=[RawData.AL114]/[RawData.N114]" office:value-type="float" office:value="1.48687231653522" calcext:value-type="float">
            <text:p>1.4869</text:p>
          </table:table-cell>
          <table:table-cell table:style-name="ce240" table:formula="of:=[RawData.AM114]-[RawData.M114]" office:value-type="float" office:value="0.504177573899938" calcext:value-type="float">
            <text:p>0.5042</text:p>
          </table:table-cell>
          <table:table-cell table:style-name="ce240" table:formula="of:=[RawData.AN114]/[RawData.N114]" office:value-type="float" office:value="0.401052991265907" calcext:value-type="float">
            <text:p>0.4011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 (not sym – could be)</text:p>
          </table:table-cell>
          <table:table-cell table:style-name="ce70" table:number-columns-repeated="3"/>
          <table:table-cell table:style-name="ce240" table:formula="of:=[RawData.G115]-[RawData.M115]" office:value-type="float" office:value="17.5670530000001" calcext:value-type="float">
            <text:p>17.5671</text:p>
          </table:table-cell>
          <table:table-cell table:style-name="ce240" table:formula="of:=[RawData.H115]/[RawData.N115]" office:value-type="float" office:value="2.21869611823606" calcext:value-type="float">
            <text:p>2.2187</text:p>
          </table:table-cell>
          <table:table-cell table:style-name="ce240" table:formula="of:=[RawData.I115]-[RawData.M115]" office:value-type="float" office:value="17.5697290000001" calcext:value-type="float">
            <text:p>17.5697</text:p>
          </table:table-cell>
          <table:table-cell table:style-name="ce240" table:formula="of:=[RawData.J115]/[RawData.N115]" office:value-type="float" office:value="2.2321171387422" calcext:value-type="float">
            <text:p>2.2321</text:p>
          </table:table-cell>
          <table:table-cell table:style-name="ce240" table:formula="of:=[RawData.K115]-[RawData.M115]" office:value-type="float" office:value="2.8916220000001" calcext:value-type="float">
            <text:p>2.8916</text:p>
          </table:table-cell>
          <table:table-cell table:style-name="ce240" table:formula="of:=[RawData.L115]/[RawData.N115]" office:value-type="float" office:value="0.966771826349359" calcext:value-type="float">
            <text:p>0.9668</text:p>
          </table:table-cell>
          <table:table-cell table:style-name="ce247" table:number-columns-repeated="2"/>
          <table:table-cell table:style-name="ce240" table:formula="of:=[RawData.O115]-[RawData.M115]" office:value-type="float" office:value="5.70521400000007" calcext:value-type="float">
            <text:p>5.7052</text:p>
          </table:table-cell>
          <table:table-cell table:style-name="ce240" table:formula="of:=[RawData.P115]/[RawData.N115]" office:value-type="float" office:value="1.44825457787532" calcext:value-type="float">
            <text:p>1.4483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5]-[RawData.M115]" office:value-type="float" office:value="2.28095300000007" calcext:value-type="float">
            <text:p>2.2810</text:p>
          </table:table-cell>
          <table:table-cell table:style-name="ce240" table:formula="of:=[RawData.X115]/[RawData.N115]" office:value-type="float" office:value="1.2570468417804" calcext:value-type="float">
            <text:p>1.2570</text:p>
          </table:table-cell>
          <table:table-cell table:style-name="ce240" table:formula="of:=[RawData.Y115]-[RawData.M115]" office:value-type="float" office:value="-13.302747" calcext:value-type="float">
            <text:p>-13.3027</text:p>
          </table:table-cell>
          <table:table-cell table:style-name="ce240" table:formula="of:=[RawData.Z115]/[RawData.N115]" office:value-type="float" office:value="1.28495383032714" calcext:value-type="float">
            <text:p>1.2850</text:p>
          </table:table-cell>
          <table:table-cell table:style-name="ce240" table:formula="of:=[RawData.AA115]-[RawData.M115]" office:value-type="float" office:value="-1.27794699999993" calcext:value-type="float">
            <text:p>-1.2779</text:p>
          </table:table-cell>
          <table:table-cell table:style-name="ce240" table:formula="of:=[RawData.AB115]/[RawData.N115]" office:value-type="float" office:value="1.49643748371168" calcext:value-type="float">
            <text:p>1.4964</text:p>
          </table:table-cell>
          <table:table-cell table:style-name="ce240" table:formula="of:=[RawData.AC115]-[RawData.M115]" office:value-type="float" office:value="3.89425300000005" calcext:value-type="float">
            <text:p>3.8943</text:p>
          </table:table-cell>
          <table:table-cell table:style-name="ce240" table:formula="of:=[RawData.AD115]/[RawData.N115]" office:value-type="float" office:value="1.60900833962005" calcext:value-type="float">
            <text:p>1.6090</text:p>
          </table:table-cell>
          <table:table-cell table:style-name="ce240" table:formula="of:=[RawData.AE115]-[RawData.M115]" office:value-type="float" office:value="-13.199047" calcext:value-type="float">
            <text:p>-13.1990</text:p>
          </table:table-cell>
          <table:table-cell table:style-name="ce240" table:formula="of:=[RawData.AF115]/[RawData.N115]" office:value-type="float" office:value="1.28567073588917" calcext:value-type="float">
            <text:p>1.2857</text:p>
          </table:table-cell>
          <table:table-cell table:style-name="ce240" table:formula="of:=[RawData.AG115]-[RawData.M115]" office:value-type="float" office:value="1.01575300000002" calcext:value-type="float">
            <text:p>1.0158</text:p>
          </table:table-cell>
          <table:table-cell table:style-name="ce240" table:formula="of:=[RawData.AH115]/[RawData.N115]" office:value-type="float" office:value="1.5829327926754" calcext:value-type="float">
            <text:p>1.5829</text:p>
          </table:table-cell>
          <table:table-cell table:style-name="ce240" table:formula="of:=[RawData.AI115]-[RawData.M115]" office:value-type="float" office:value="-12.815247" calcext:value-type="float">
            <text:p>-12.8152</text:p>
          </table:table-cell>
          <table:table-cell table:style-name="ce240" table:formula="of:=[RawData.AJ115]/[RawData.N115]" office:value-type="float" office:value="1.2886765791098" calcext:value-type="float">
            <text:p>1.2887</text:p>
          </table:table-cell>
          <table:table-cell table:style-name="ce240" table:formula="of:=[RawData.AK115]-[RawData.M115]" office:value-type="float" office:value="0.364053000000013" calcext:value-type="float">
            <text:p>0.3641</text:p>
          </table:table-cell>
          <table:table-cell table:style-name="ce240" table:formula="of:=[RawData.AL115]/[RawData.N115]" office:value-type="float" office:value="1.54358566627803" calcext:value-type="float">
            <text:p>1.5436</text:p>
          </table:table-cell>
          <table:table-cell table:style-name="ce240" table:formula="of:=[RawData.AM115]-[RawData.M115]" office:value-type="float" office:value="0.53683065000007" calcext:value-type="float">
            <text:p>0.5368</text:p>
          </table:table-cell>
          <table:table-cell table:style-name="ce240" table:formula="of:=[RawData.AN115]/[RawData.N115]" office:value-type="float" office:value="0.43177335965678" calcext:value-type="float">
            <text:p>0.4318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16]-[RawData.M116]" office:value-type="float" office:value="16.577348" calcext:value-type="float">
            <text:p>16.5773</text:p>
          </table:table-cell>
          <table:table-cell table:style-name="ce240" table:formula="of:=[RawData.H116]/[RawData.N116]" office:value-type="float" office:value="2.04429171336728" calcext:value-type="float">
            <text:p>2.0443</text:p>
          </table:table-cell>
          <table:table-cell table:style-name="ce240" table:formula="of:=[RawData.I116]-[RawData.M116]" office:value-type="float" office:value="16.580479" calcext:value-type="float">
            <text:p>16.5805</text:p>
          </table:table-cell>
          <table:table-cell table:style-name="ce240" table:formula="of:=[RawData.J116]/[RawData.N116]" office:value-type="float" office:value="2.05660967769465" calcext:value-type="float">
            <text:p>2.0566</text:p>
          </table:table-cell>
          <table:table-cell table:style-name="ce240" table:formula="of:=[RawData.K116]-[RawData.M116]" office:value-type="float" office:value="2.91769599999998" calcext:value-type="float">
            <text:p>2.9177</text:p>
          </table:table-cell>
          <table:table-cell table:style-name="ce240" table:formula="of:=[RawData.L116]/[RawData.N116]" office:value-type="float" office:value="1.0118908770233" calcext:value-type="float">
            <text:p>1.0119</text:p>
          </table:table-cell>
          <table:table-cell table:style-name="ce247" table:number-columns-repeated="2"/>
          <table:table-cell table:style-name="ce240" table:formula="of:=[RawData.O116]-[RawData.M116]" office:value-type="float" office:value="5.18630900000005" calcext:value-type="float">
            <text:p>5.1863</text:p>
          </table:table-cell>
          <table:table-cell table:style-name="ce240" table:formula="of:=[RawData.P116]/[RawData.N116]" office:value-type="float" office:value="1.36124939549967" calcext:value-type="float">
            <text:p>1.3612</text:p>
          </table:table-cell>
          <table:table-cell table:style-name="ce240" table:formula="of:=[RawData.Q116]-[RawData.M116]" office:value-type="float" office:value="2.25432799999999" calcext:value-type="float">
            <text:p>2.2543</text:p>
          </table:table-cell>
          <table:table-cell table:style-name="ce240" table:formula="of:=[RawData.R116]/[RawData.N116]" office:value-type="float" office:value="0.97035814866441" calcext:value-type="float">
            <text:p>0.9704</text:p>
          </table:table-cell>
          <table:table-cell table:style-name="ce240" table:number-columns-repeated="2"/>
          <table:table-cell table:style-name="ce251" table:number-columns-repeated="2"/>
          <table:table-cell table:style-name="ce240" table:formula="of:=[RawData.W116]-[RawData.M116]" office:value-type="float" office:value="1.92374800000005" calcext:value-type="float">
            <text:p>1.9237</text:p>
          </table:table-cell>
          <table:table-cell table:style-name="ce240" table:formula="of:=[RawData.X116]/[RawData.N116]" office:value-type="float" office:value="1.19887349586095" calcext:value-type="float">
            <text:p>1.1989</text:p>
          </table:table-cell>
          <table:table-cell table:style-name="ce240" table:formula="of:=[RawData.Y116]-[RawData.M116]" office:value-type="float" office:value="-13.4590519999999" calcext:value-type="float">
            <text:p>-13.4591</text:p>
          </table:table-cell>
          <table:table-cell table:style-name="ce240" table:formula="of:=[RawData.Z116]/[RawData.N116]" office:value-type="float" office:value="1.02315438511649" calcext:value-type="float">
            <text:p>1.0232</text:p>
          </table:table-cell>
          <table:table-cell table:style-name="ce240" table:formula="of:=[RawData.AA116]-[RawData.M116]" office:value-type="float" office:value="-1.69405199999994" calcext:value-type="float">
            <text:p>-1.6941</text:p>
          </table:table-cell>
          <table:table-cell table:style-name="ce240" table:formula="of:=[RawData.AB116]/[RawData.N116]" office:value-type="float" office:value="1.38509109891048" calcext:value-type="float">
            <text:p>1.3851</text:p>
          </table:table-cell>
          <table:table-cell table:style-name="ce240" table:formula="of:=[RawData.AC116]-[RawData.M116]" office:value-type="float" office:value="3.42114800000002" calcext:value-type="float">
            <text:p>3.4211</text:p>
          </table:table-cell>
          <table:table-cell table:style-name="ce240" table:formula="of:=[RawData.AD116]/[RawData.N116]" office:value-type="float" office:value="1.4828961283532" calcext:value-type="float">
            <text:p>1.4829</text:p>
          </table:table-cell>
          <table:table-cell table:style-name="ce240" table:formula="of:=[RawData.AE116]-[RawData.M116]" office:value-type="float" office:value="-13.471352" calcext:value-type="float">
            <text:p>-13.4714</text:p>
          </table:table-cell>
          <table:table-cell table:style-name="ce240" table:formula="of:=[RawData.AF116]/[RawData.N116]" office:value-type="float" office:value="1.02903672517282" calcext:value-type="float">
            <text:p>1.0290</text:p>
          </table:table-cell>
          <table:table-cell table:style-name="ce240" table:formula="of:=[RawData.AG116]-[RawData.M116]" office:value-type="float" office:value="0.823447999999985" calcext:value-type="float">
            <text:p>0.8234</text:p>
          </table:table-cell>
          <table:table-cell table:style-name="ce240" table:formula="of:=[RawData.AH116]/[RawData.N116]" office:value-type="float" office:value="1.37035975023469" calcext:value-type="float">
            <text:p>1.3704</text:p>
          </table:table-cell>
          <table:table-cell table:style-name="ce240" table:formula="of:=[RawData.AI116]-[RawData.M116]" office:value-type="float" office:value="-13.097852" calcext:value-type="float">
            <text:p>-13.0979</text:p>
          </table:table-cell>
          <table:table-cell table:style-name="ce240" table:formula="of:=[RawData.AJ116]/[RawData.N116]" office:value-type="float" office:value="1.02347249452394" calcext:value-type="float">
            <text:p>1.0235</text:p>
          </table:table-cell>
          <table:table-cell table:style-name="ce240" table:formula="of:=[RawData.AK116]-[RawData.M116]" office:value-type="float" office:value="-0.152851999999939" calcext:value-type="float">
            <text:p>-0.1529</text:p>
          </table:table-cell>
          <table:table-cell table:style-name="ce240" table:formula="of:=[RawData.AL116]/[RawData.N116]" office:value-type="float" office:value="1.43936859727477" calcext:value-type="float">
            <text:p>1.4394</text:p>
          </table:table-cell>
          <table:table-cell table:style-name="ce240" table:formula="of:=[RawData.AM116]-[RawData.M116]" office:value-type="float" office:value="0.697344890000068" calcext:value-type="float">
            <text:p>0.6973</text:p>
          </table:table-cell>
          <table:table-cell table:style-name="ce240" table:formula="of:=[RawData.AN116]/[RawData.N116]" office:value-type="float" office:value="0.422057850703297" calcext:value-type="float">
            <text:p>0.4221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7]-[RawData.M117]" office:value-type="float" office:value="16.264829" calcext:value-type="float">
            <text:p>16.2648</text:p>
          </table:table-cell>
          <table:table-cell table:style-name="ce240" table:formula="of:=[RawData.H117]/[RawData.N117]" office:value-type="float" office:value="2.04877814866246" calcext:value-type="float">
            <text:p>2.0488</text:p>
          </table:table-cell>
          <table:table-cell table:style-name="ce240" table:formula="of:=[RawData.I117]-[RawData.M117]" office:value-type="float" office:value="16.2648519999999" calcext:value-type="float">
            <text:p>16.2649</text:p>
          </table:table-cell>
          <table:table-cell table:style-name="ce240" table:formula="of:=[RawData.J117]/[RawData.N117]" office:value-type="float" office:value="2.04878560012576" calcext:value-type="float">
            <text:p>2.0488</text:p>
          </table:table-cell>
          <table:table-cell table:style-name="ce240" table:formula="of:=[RawData.K117]-[RawData.M117]" office:value-type="float" office:value="2.94148499999994" calcext:value-type="float">
            <text:p>2.9415</text:p>
          </table:table-cell>
          <table:table-cell table:style-name="ce240" table:formula="of:=[RawData.L117]/[RawData.N117]" office:value-type="float" office:value="1.00550213535253" calcext:value-type="float">
            <text:p>1.0055</text:p>
          </table:table-cell>
          <table:table-cell table:style-name="ce247" table:number-columns-repeated="2"/>
          <table:table-cell table:style-name="ce240" table:formula="of:=[RawData.O117]-[RawData.M117]" office:value-type="float" office:value="5.32943599999999" calcext:value-type="float">
            <text:p>5.3294</text:p>
          </table:table-cell>
          <table:table-cell table:style-name="ce240" table:formula="of:=[RawData.P117]/[RawData.N117]" office:value-type="float" office:value="1.3673330363927" calcext:value-type="float">
            <text:p>1.3673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7]-[RawData.M117]" office:value-type="float" office:value="1.98552899999993" calcext:value-type="float">
            <text:p>1.9855</text:p>
          </table:table-cell>
          <table:table-cell table:style-name="ce240" table:formula="of:=[RawData.X117]/[RawData.N117]" office:value-type="float" office:value="1.22063562763644" calcext:value-type="float">
            <text:p>1.2206</text:p>
          </table:table-cell>
          <table:table-cell table:style-name="ce240" table:formula="of:=[RawData.Y117]-[RawData.M117]" office:value-type="float" office:value="-13.6843710000001" calcext:value-type="float">
            <text:p>-13.6844</text:p>
          </table:table-cell>
          <table:table-cell table:style-name="ce240" table:formula="of:=[RawData.Z117]/[RawData.N117]" office:value-type="float" office:value="0.626140723661802" calcext:value-type="float">
            <text:p>0.6261</text:p>
          </table:table-cell>
          <table:table-cell table:style-name="ce240" table:formula="of:=[RawData.AA117]-[RawData.M117]" office:value-type="float" office:value="-1.60347100000001" calcext:value-type="float">
            <text:p>-1.6035</text:p>
          </table:table-cell>
          <table:table-cell table:style-name="ce240" table:formula="of:=[RawData.AB117]/[RawData.N117]" office:value-type="float" office:value="1.37895375586239" calcext:value-type="float">
            <text:p>1.3790</text:p>
          </table:table-cell>
          <table:table-cell table:style-name="ce240" table:formula="of:=[RawData.AC117]-[RawData.M117]" office:value-type="float" office:value="3.49122899999998" calcext:value-type="float">
            <text:p>3.4912</text:p>
          </table:table-cell>
          <table:table-cell table:style-name="ce240" table:formula="of:=[RawData.AD117]/[RawData.N117]" office:value-type="float" office:value="1.47597450153274" calcext:value-type="float">
            <text:p>1.4760</text:p>
          </table:table-cell>
          <table:table-cell table:style-name="ce240" table:formula="of:=[RawData.AE117]-[RawData.M117]" office:value-type="float" office:value="-13.1268710000001" calcext:value-type="float">
            <text:p>-13.1269</text:p>
          </table:table-cell>
          <table:table-cell table:style-name="ce240" table:formula="of:=[RawData.AF117]/[RawData.N117]" office:value-type="float" office:value="1.04923311237456" calcext:value-type="float">
            <text:p>1.0492</text:p>
          </table:table-cell>
          <table:table-cell table:style-name="ce240" table:formula="of:=[RawData.AG117]-[RawData.M117]" office:value-type="float" office:value="0.868829000000005" calcext:value-type="float">
            <text:p>0.8688</text:p>
          </table:table-cell>
          <table:table-cell table:style-name="ce241" table:formula="of:=[RawData.AH117]/[RawData.N117]" office:value-type="float" office:value="0.949417006838368" calcext:value-type="float">
            <text:p>0.9494</text:p>
          </table:table-cell>
          <table:table-cell table:style-name="ce240" table:formula="of:=[RawData.AI117]-[RawData.M117]" office:value-type="float" office:value="-12.7394710000001" calcext:value-type="float">
            <text:p>-12.7395</text:p>
          </table:table-cell>
          <table:table-cell table:style-name="ce240" table:formula="of:=[RawData.AJ117]/[RawData.N117]" office:value-type="float" office:value="1.05149640003144" calcext:value-type="float">
            <text:p>1.0515</text:p>
          </table:table-cell>
          <table:table-cell table:style-name="ce240" table:formula="of:=[RawData.AK117]-[RawData.M117]" office:value-type="float" office:value="-0.0621710000000348" calcext:value-type="float">
            <text:p>-0.0622</text:p>
          </table:table-cell>
          <table:table-cell table:style-name="ce240" table:formula="of:=[RawData.AL117]/[RawData.N117]" office:value-type="float" office:value="1.44662581025493" calcext:value-type="float">
            <text:p>1.4466</text:p>
          </table:table-cell>
          <table:table-cell table:style-name="ce240" table:formula="of:=[RawData.AM117]-[RawData.M117]" office:value-type="float" office:value="0.402595849699992" calcext:value-type="float">
            <text:p>0.4026</text:p>
          </table:table-cell>
          <table:table-cell table:style-name="ce240" table:formula="of:=[RawData.AN117]/[RawData.N117]" office:value-type="float" office:value="0.214672747636545" calcext:value-type="float">
            <text:p>0.2147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8]-[RawData.M118]" office:value-type="float" office:value="17.0097069999999" calcext:value-type="float">
            <text:p>17.0097</text:p>
          </table:table-cell>
          <table:table-cell table:style-name="ce240" table:formula="of:=[RawData.H118]/[RawData.N118]" office:value-type="float" office:value="2.34872471605917" calcext:value-type="float">
            <text:p>2.3487</text:p>
          </table:table-cell>
          <table:table-cell table:style-name="ce240" table:formula="of:=[RawData.I118]-[RawData.M118]" office:value-type="float" office:value="17.00974" calcext:value-type="float">
            <text:p>17.0097</text:p>
          </table:table-cell>
          <table:table-cell table:style-name="ce240" table:formula="of:=[RawData.J118]/[RawData.N118]" office:value-type="float" office:value="2.34871896460645" calcext:value-type="float">
            <text:p>2.3487</text:p>
          </table:table-cell>
          <table:table-cell table:style-name="ce240" table:formula="of:=[RawData.K118]-[RawData.M118]" office:value-type="float" office:value="2.49303699999996" calcext:value-type="float">
            <text:p>2.4930</text:p>
          </table:table-cell>
          <table:table-cell table:style-name="ce240" table:formula="of:=[RawData.L118]/[RawData.N118]" office:value-type="float" office:value="0.859878499735869" calcext:value-type="float">
            <text:p>0.8599</text:p>
          </table:table-cell>
          <table:table-cell table:style-name="ce247" table:number-columns-repeated="2"/>
          <table:table-cell table:style-name="ce240" table:formula="of:=[RawData.O118]-[RawData.M118]" office:value-type="float" office:value="5.669307" calcext:value-type="float">
            <text:p>5.6693</text:p>
          </table:table-cell>
          <table:table-cell table:style-name="ce240" table:formula="of:=[RawData.P118]/[RawData.N118]" office:value-type="float" office:value="1.50858425779186" calcext:value-type="float">
            <text:p>1.5086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8]-[RawData.M118]" office:value-type="float" office:value="2.1661069999999" calcext:value-type="float">
            <text:p>2.1661</text:p>
          </table:table-cell>
          <table:table-cell table:style-name="ce240" table:formula="of:=[RawData.X118]/[RawData.N118]" office:value-type="float" office:value="1.27486133122029" calcext:value-type="float">
            <text:p>1.2749</text:p>
          </table:table-cell>
          <table:table-cell table:style-name="ce240" table:formula="of:=[RawData.Y118]-[RawData.M118]" office:value-type="float" office:value="-13.604493" calcext:value-type="float">
            <text:p>-13.6045</text:p>
          </table:table-cell>
          <table:table-cell table:style-name="ce240" table:formula="of:=[RawData.Z118]/[RawData.N118]" office:value-type="float" office:value="1.24629933967248" calcext:value-type="float">
            <text:p>1.2463</text:p>
          </table:table-cell>
          <table:table-cell table:style-name="ce240" table:formula="of:=[RawData.AA118]-[RawData.M118]" office:value-type="float" office:value="-1.57649300000003" calcext:value-type="float">
            <text:p>-1.5765</text:p>
          </table:table-cell>
          <table:table-cell table:style-name="ce240" table:formula="of:=[RawData.AB118]/[RawData.N118]" office:value-type="float" office:value="1.42749578711041" calcext:value-type="float">
            <text:p>1.4275</text:p>
          </table:table-cell>
          <table:table-cell table:style-name="ce240" table:formula="of:=[RawData.AC118]-[RawData.M118]" office:value-type="float" office:value="3.6534069999999" calcext:value-type="float">
            <text:p>3.6534</text:p>
          </table:table-cell>
          <table:table-cell table:style-name="ce240" table:formula="of:=[RawData.AD118]/[RawData.N118]" office:value-type="float" office:value="1.57799068938193" calcext:value-type="float">
            <text:p>1.5780</text:p>
          </table:table-cell>
          <table:table-cell table:style-name="ce240" table:formula="of:=[RawData.AE118]-[RawData.M118]" office:value-type="float" office:value="-13.367293" calcext:value-type="float">
            <text:p>-13.3673</text:p>
          </table:table-cell>
          <table:table-cell table:style-name="ce240" table:formula="of:=[RawData.AF118]/[RawData.N118]" office:value-type="float" office:value="1.0218530110935" calcext:value-type="float">
            <text:p>1.0219</text:p>
          </table:table-cell>
          <table:table-cell table:style-name="ce240" table:formula="of:=[RawData.AG118]-[RawData.M118]" office:value-type="float" office:value="0.568606999999929" calcext:value-type="float">
            <text:p>0.5686</text:p>
          </table:table-cell>
          <table:table-cell table:style-name="ce240" table:formula="of:=[RawData.AH118]/[RawData.N118]" office:value-type="float" office:value="1.66224890055468" calcext:value-type="float">
            <text:p>1.6622</text:p>
          </table:table-cell>
          <table:table-cell table:style-name="ce240" table:formula="of:=[RawData.AI118]-[RawData.M118]" office:value-type="float" office:value="-12.921693" calcext:value-type="float">
            <text:p>-12.9217</text:p>
          </table:table-cell>
          <table:table-cell table:style-name="ce240" table:formula="of:=[RawData.AJ118]/[RawData.N118]" office:value-type="float" office:value="1.03848762546223" calcext:value-type="float">
            <text:p>1.0385</text:p>
          </table:table-cell>
          <table:table-cell table:style-name="ce240" table:formula="of:=[RawData.AK118]-[RawData.M118]" office:value-type="float" office:value="0.14090699999997" calcext:value-type="float">
            <text:p>0.1409</text:p>
          </table:table-cell>
          <table:table-cell table:style-name="ce240" table:formula="of:=[RawData.AL118]/[RawData.N118]" office:value-type="float" office:value="1.55090167062863" calcext:value-type="float">
            <text:p>1.5509</text:p>
          </table:table-cell>
          <table:table-cell table:style-name="ce240" table:formula="of:=[RawData.AM118]-[RawData.M118]" office:value-type="float" office:value="0.456149728599939" calcext:value-type="float">
            <text:p>0.4561</text:p>
          </table:table-cell>
          <table:table-cell table:style-name="ce240" table:formula="of:=[RawData.AN118]/[RawData.N118]" office:value-type="float" office:value="0.505284877787507" calcext:value-type="float">
            <text:p>0.5053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9]-[RawData.M119]" office:value-type="float" office:value="16.934811" calcext:value-type="float">
            <text:p>16.9348</text:p>
          </table:table-cell>
          <table:table-cell table:style-name="ce240" table:formula="of:=[RawData.H119]/[RawData.N119]" office:value-type="float" office:value="2.12352861389142" calcext:value-type="float">
            <text:p>2.1235</text:p>
          </table:table-cell>
          <table:table-cell table:style-name="ce240" table:formula="of:=[RawData.I119]-[RawData.M119]" office:value-type="float" office:value="16.937831" calcext:value-type="float">
            <text:p>16.9378</text:p>
          </table:table-cell>
          <table:table-cell table:style-name="ce240" table:formula="of:=[RawData.J119]/[RawData.N119]" office:value-type="float" office:value="2.1362754018805" calcext:value-type="float">
            <text:p>2.1363</text:p>
          </table:table-cell>
          <table:table-cell table:style-name="ce240" table:formula="of:=[RawData.K119]-[RawData.M119]" office:value-type="float" office:value="2.74117799999999" calcext:value-type="float">
            <text:p>2.7412</text:p>
          </table:table-cell>
          <table:table-cell table:style-name="ce240" table:formula="of:=[RawData.L119]/[RawData.N119]" office:value-type="float" office:value="0.981862299059751" calcext:value-type="float">
            <text:p>0.9819</text:p>
          </table:table-cell>
          <table:table-cell table:style-name="ce247" table:number-columns-repeated="2"/>
          <table:table-cell table:style-name="ce240" table:formula="of:=[RawData.O119]-[RawData.M119]" office:value-type="float" office:value="5.56631100000004" calcext:value-type="float">
            <text:p>5.5663</text:p>
          </table:table-cell>
          <table:table-cell table:style-name="ce240" table:formula="of:=[RawData.P119]/[RawData.N119]" office:value-type="float" office:value="1.42553836821353" calcext:value-type="float">
            <text:p>1.4255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19]-[RawData.M119]" office:value-type="float" office:value="2.05341099999998" calcext:value-type="float">
            <text:p>2.0534</text:p>
          </table:table-cell>
          <table:table-cell table:style-name="ce240" table:formula="of:=[RawData.X119]/[RawData.N119]" office:value-type="float" office:value="1.22280861389142" calcext:value-type="float">
            <text:p>1.2228</text:p>
          </table:table-cell>
          <table:table-cell table:style-name="ce240" table:formula="of:=[RawData.Y119]-[RawData.M119]" office:value-type="float" office:value="-13.387189" calcext:value-type="float">
            <text:p>-13.3872</text:p>
          </table:table-cell>
          <table:table-cell table:style-name="ce240" table:formula="of:=[RawData.Z119]/[RawData.N119]" office:value-type="float" office:value="1.02004832878374" calcext:value-type="float">
            <text:p>1.0200</text:p>
          </table:table-cell>
          <table:table-cell table:style-name="ce240" table:formula="of:=[RawData.AA119]-[RawData.M119]" office:value-type="float" office:value="-1.49628900000005" calcext:value-type="float">
            <text:p>-1.4963</text:p>
          </table:table-cell>
          <table:table-cell table:style-name="ce240" table:formula="of:=[RawData.AB119]/[RawData.N119]" office:value-type="float" office:value="1.41044683045193" calcext:value-type="float">
            <text:p>1.4104</text:p>
          </table:table-cell>
          <table:table-cell table:style-name="ce240" table:formula="of:=[RawData.AC119]-[RawData.M119]" office:value-type="float" office:value="3.67091100000005" calcext:value-type="float">
            <text:p>3.6709</text:p>
          </table:table-cell>
          <table:table-cell table:style-name="ce240" table:formula="of:=[RawData.AD119]/[RawData.N119]" office:value-type="float" office:value="1.50750798908098" calcext:value-type="float">
            <text:p>1.5075</text:p>
          </table:table-cell>
          <table:table-cell table:style-name="ce240" table:formula="of:=[RawData.AE119]-[RawData.M119]" office:value-type="float" office:value="-13.278689" calcext:value-type="float">
            <text:p>-13.2787</text:p>
          </table:table-cell>
          <table:table-cell table:style-name="ce240" table:formula="of:=[RawData.AF119]/[RawData.N119]" office:value-type="float" office:value="1.04089725204732" calcext:value-type="float">
            <text:p>1.0409</text:p>
          </table:table-cell>
          <table:table-cell table:style-name="ce240" table:formula="of:=[RawData.AG119]-[RawData.M119]" office:value-type="float" office:value="0.941011000000003" calcext:value-type="float">
            <text:p>0.9410</text:p>
          </table:table-cell>
          <table:table-cell table:style-name="ce240" table:formula="of:=[RawData.AH119]/[RawData.N119]" office:value-type="float" office:value="1.36181255686988" calcext:value-type="float">
            <text:p>1.3618</text:p>
          </table:table-cell>
          <table:table-cell table:style-name="ce240" table:formula="of:=[RawData.AI119]-[RawData.M119]" office:value-type="float" office:value="-12.894689" calcext:value-type="float">
            <text:p>-12.8947</text:p>
          </table:table-cell>
          <table:table-cell table:style-name="ce240" table:formula="of:=[RawData.AJ119]/[RawData.N119]" office:value-type="float" office:value="1.03716696390658" calcext:value-type="float">
            <text:p>1.0372</text:p>
          </table:table-cell>
          <table:table-cell table:style-name="ce240" table:formula="of:=[RawData.AK119]-[RawData.M119]" office:value-type="float" office:value="0.103810999999951" calcext:value-type="float">
            <text:p>0.1038</text:p>
          </table:table-cell>
          <table:table-cell table:style-name="ce240" table:formula="of:=[RawData.AL119]/[RawData.N119]" office:value-type="float" office:value="1.47334705793145" calcext:value-type="float">
            <text:p>1.4733</text:p>
          </table:table-cell>
          <table:table-cell table:style-name="ce240" table:formula="of:=[RawData.AM119]-[RawData.M119]" office:value-type="float" office:value="0.772205023600009" calcext:value-type="float">
            <text:p>0.7722</text:p>
          </table:table-cell>
          <table:table-cell table:style-name="ce240" table:formula="of:=[RawData.AN119]/[RawData.N119]" office:value-type="float" office:value="0.397388774732848" calcext:value-type="float">
            <text:p>0.3974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3_dmso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0]-[RawData.M120]" office:value-type="float" office:value="17.591868" calcext:value-type="float">
            <text:p>17.5919</text:p>
          </table:table-cell>
          <table:table-cell table:style-name="ce240" table:formula="of:=[RawData.H120]/[RawData.N120]" office:value-type="float" office:value="3.75208799293396" calcext:value-type="float">
            <text:p>3.7521</text:p>
          </table:table-cell>
          <table:table-cell table:style-name="ce240" table:formula="of:=[RawData.I120]-[RawData.M120]" office:value-type="float" office:value="17.597791" calcext:value-type="float">
            <text:p>17.5978</text:p>
          </table:table-cell>
          <table:table-cell table:style-name="ce240" table:formula="of:=[RawData.J120]/[RawData.N120]" office:value-type="float" office:value="3.7776796383852" calcext:value-type="float">
            <text:p>3.7777</text:p>
          </table:table-cell>
          <table:table-cell table:style-name="ce240" table:formula="of:=[RawData.K120]-[RawData.M120]" office:value-type="float" office:value="1.87851000000001" calcext:value-type="float">
            <text:p>1.8785</text:p>
          </table:table-cell>
          <table:table-cell table:style-name="ce240" table:formula="of:=[RawData.L120]/[RawData.N120]" office:value-type="float" office:value="0.543980880137164" calcext:value-type="float">
            <text:p>0.5440</text:p>
          </table:table-cell>
          <table:table-cell table:style-name="ce247" table:number-columns-repeated="2"/>
          <table:table-cell table:style-name="ce240" table:formula="of:=[RawData.O120]-[RawData.M120]" office:value-type="float" office:value="6.93971599999998" calcext:value-type="float">
            <text:p>6.9397</text:p>
          </table:table-cell>
          <table:table-cell table:style-name="ce240" table:formula="of:=[RawData.P120]/[RawData.N120]" office:value-type="float" office:value="2.15753104379903" calcext:value-type="float">
            <text:p>2.1575</text:p>
          </table:table-cell>
          <table:table-cell table:style-name="ce240" table:number-columns-repeated="4"/>
          <table:table-cell table:style-name="ce251" table:number-columns-repeated="2"/>
          <table:table-cell table:style-name="ce240" table:formula="of:=[RawData.W120]-[RawData.M120]" office:value-type="float" office:value="2.47326800000008" calcext:value-type="float">
            <text:p>2.4733</text:p>
          </table:table-cell>
          <table:table-cell table:style-name="ce240" table:formula="of:=[RawData.X120]/[RawData.N120]" office:value-type="float" office:value="1.40931054190263" calcext:value-type="float">
            <text:p>1.4093</text:p>
          </table:table-cell>
          <table:table-cell table:style-name="ce240" table:formula="of:=[RawData.Y120]-[RawData.M120]" office:value-type="float" office:value="-13.330732" calcext:value-type="float">
            <text:p>-13.3307</text:p>
          </table:table-cell>
          <table:table-cell table:style-name="ce240" table:formula="of:=[RawData.Z120]/[RawData.N120]" office:value-type="float" office:value="0.952434192341664" calcext:value-type="float">
            <text:p>0.9524</text:p>
          </table:table-cell>
          <table:table-cell table:style-name="ce240" table:formula="of:=[RawData.AA120]-[RawData.M120]" office:value-type="float" office:value="-0.87083199999995" calcext:value-type="float">
            <text:p>-0.8708</text:p>
          </table:table-cell>
          <table:table-cell table:style-name="ce240" table:formula="of:=[RawData.AB120]/[RawData.N120]" office:value-type="float" office:value="1.9890569387437" calcext:value-type="float">
            <text:p>1.9891</text:p>
          </table:table-cell>
          <table:table-cell table:style-name="ce240" table:formula="of:=[RawData.AC120]-[RawData.M120]" office:value-type="float" office:value="4.32466799999997" calcext:value-type="float">
            <text:p>4.3247</text:p>
          </table:table-cell>
          <table:table-cell table:style-name="ce240" table:formula="of:=[RawData.AD120]/[RawData.N120]" office:value-type="float" office:value="2.35994106614018" calcext:value-type="float">
            <text:p>2.3599</text:p>
          </table:table-cell>
          <table:table-cell table:style-name="ce240" table:formula="of:=[RawData.AE120]-[RawData.M120]" office:value-type="float" office:value="-12.4180319999999" calcext:value-type="float">
            <text:p>-12.4180</text:p>
          </table:table-cell>
          <table:table-cell table:style-name="ce240" table:formula="of:=[RawData.AF120]/[RawData.N120]" office:value-type="float" office:value="0.608105039746454" calcext:value-type="float">
            <text:p>0.6081</text:p>
          </table:table-cell>
          <table:table-cell table:style-name="ce240" table:formula="of:=[RawData.AG120]-[RawData.M120]" office:value-type="float" office:value="1.15266800000006" calcext:value-type="float">
            <text:p>1.1527</text:p>
          </table:table-cell>
          <table:table-cell table:style-name="ce240" table:formula="of:=[RawData.AH120]/[RawData.N120]" office:value-type="float" office:value="1.97036849898686" calcext:value-type="float">
            <text:p>1.9704</text:p>
          </table:table-cell>
          <table:table-cell table:style-name="ce240" table:formula="of:=[RawData.AI120]-[RawData.M120]" office:value-type="float" office:value="-12.3568319999999" calcext:value-type="float">
            <text:p>-12.3568</text:p>
          </table:table-cell>
          <table:table-cell table:style-name="ce240" table:formula="of:=[RawData.AJ120]/[RawData.N120]" office:value-type="float" office:value="0.858152210734141" calcext:value-type="float">
            <text:p>0.8582</text:p>
          </table:table-cell>
          <table:table-cell table:style-name="ce240" table:formula="of:=[RawData.AK120]-[RawData.M120]" office:value-type="float" office:value="0.892768000000046" calcext:value-type="float">
            <text:p>0.8928</text:p>
          </table:table-cell>
          <table:table-cell table:style-name="ce240" table:formula="of:=[RawData.AL120]/[RawData.N120]" office:value-type="float" office:value="2.1695642957344" calcext:value-type="float">
            <text:p>2.1696</text:p>
          </table:table-cell>
          <table:table-cell table:style-name="ce240" table:formula="of:=[RawData.AM120]-[RawData.M120]" office:value-type="float" office:value="0.525592109900003" calcext:value-type="float">
            <text:p>0.5256</text:p>
          </table:table-cell>
          <table:table-cell table:style-name="ce240" table:formula="of:=[RawData.AN120]/[RawData.N120]" office:value-type="float" office:value="0.546504735312464" calcext:value-type="float">
            <text:p>0.546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21]-[RawData.M121]" office:value-type="float" office:value="17.177965" calcext:value-type="float">
            <text:p>17.1780</text:p>
          </table:table-cell>
          <table:table-cell table:style-name="ce240" table:formula="of:=[RawData.H121]/[RawData.N121]" office:value-type="float" office:value="2.13765861238643" calcext:value-type="float">
            <text:p>2.1377</text:p>
          </table:table-cell>
          <table:table-cell table:style-name="ce240" table:formula="of:=[RawData.I121]-[RawData.M121]" office:value-type="float" office:value="17.173853" calcext:value-type="float">
            <text:p>17.1739</text:p>
          </table:table-cell>
          <table:table-cell table:style-name="ce240" table:formula="of:=[RawData.J121]/[RawData.N121]" office:value-type="float" office:value="2.14515041577038" calcext:value-type="float">
            <text:p>2.1452</text:p>
          </table:table-cell>
          <table:table-cell table:style-name="ce240" table:formula="of:=[RawData.K121]-[RawData.M121]" office:value-type="float" office:value="2.69797899999992" calcext:value-type="float">
            <text:p>2.6980</text:p>
          </table:table-cell>
          <table:table-cell table:style-name="ce240" table:formula="of:=[RawData.L121]/[RawData.N121]" office:value-type="float" office:value="0.991363534208752" calcext:value-type="float">
            <text:p>0.9914</text:p>
          </table:table-cell>
          <table:table-cell table:style-name="ce247" table:number-columns-repeated="2"/>
          <table:table-cell table:style-name="ce240" table:formula="of:=[RawData.O121]-[RawData.M121]" office:value-type="float" office:value="5.4729789999999" calcext:value-type="float">
            <text:p>5.4730</text:p>
          </table:table-cell>
          <table:table-cell table:style-name="ce240" table:formula="of:=[RawData.P121]/[RawData.N121]" office:value-type="float" office:value="1.42071467557068" calcext:value-type="float">
            <text:p>1.4207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1]-[RawData.M121]" office:value-type="float" office:value="2.0577649999999" calcext:value-type="float">
            <text:p>2.0578</text:p>
          </table:table-cell>
          <table:table-cell table:style-name="ce240" table:formula="of:=[RawData.X121]/[RawData.N121]" office:value-type="float" office:value="1.20210614184352" calcext:value-type="float">
            <text:p>1.2021</text:p>
          </table:table-cell>
          <table:table-cell table:style-name="ce240" table:formula="of:=[RawData.Y121]-[RawData.M121]" office:value-type="float" office:value="-13.5808350000001" calcext:value-type="float">
            <text:p>-13.5808</text:p>
          </table:table-cell>
          <table:table-cell table:style-name="ce240" table:formula="of:=[RawData.Z121]/[RawData.N121]" office:value-type="float" office:value="1.01310360227309" calcext:value-type="float">
            <text:p>1.0131</text:p>
          </table:table-cell>
          <table:table-cell table:style-name="ce240" table:formula="of:=[RawData.AA121]-[RawData.M121]" office:value-type="float" office:value="-1.54193500000008" calcext:value-type="float">
            <text:p>-1.5419</text:p>
          </table:table-cell>
          <table:table-cell table:style-name="ce240" table:formula="of:=[RawData.AB121]/[RawData.N121]" office:value-type="float" office:value="1.40404139403474" calcext:value-type="float">
            <text:p>1.4040</text:p>
          </table:table-cell>
          <table:table-cell table:style-name="ce240" table:formula="of:=[RawData.AC121]-[RawData.M121]" office:value-type="float" office:value="3.66566499999999" calcext:value-type="float">
            <text:p>3.6657</text:p>
          </table:table-cell>
          <table:table-cell table:style-name="ce240" table:formula="of:=[RawData.AD121]/[RawData.N121]" office:value-type="float" office:value="1.49855306771118" calcext:value-type="float">
            <text:p>1.4986</text:p>
          </table:table-cell>
          <table:table-cell table:style-name="ce240" table:formula="of:=[RawData.AE121]-[RawData.M121]" office:value-type="float" office:value="-13.456035" calcext:value-type="float">
            <text:p>-13.4560</text:p>
          </table:table-cell>
          <table:table-cell table:style-name="ce240" table:formula="of:=[RawData.AF121]/[RawData.N121]" office:value-type="float" office:value="1.01639182906861" calcext:value-type="float">
            <text:p>1.0164</text:p>
          </table:table-cell>
          <table:table-cell table:style-name="ce240" table:formula="of:=[RawData.AG121]-[RawData.M121]" office:value-type="float" office:value="0.82376499999998" calcext:value-type="float">
            <text:p>0.8238</text:p>
          </table:table-cell>
          <table:table-cell table:style-name="ce240" table:formula="of:=[RawData.AH121]/[RawData.N121]" office:value-type="float" office:value="1.35506021767746" calcext:value-type="float">
            <text:p>1.3551</text:p>
          </table:table-cell>
          <table:table-cell table:style-name="ce240" table:formula="of:=[RawData.AI121]-[RawData.M121]" office:value-type="float" office:value="-13.070735" calcext:value-type="float">
            <text:p>-13.0707</text:p>
          </table:table-cell>
          <table:table-cell table:style-name="ce240" table:formula="of:=[RawData.AJ121]/[RawData.N121]" office:value-type="float" office:value="1.01012980704402" calcext:value-type="float">
            <text:p>1.0101</text:p>
          </table:table-cell>
          <table:table-cell table:style-name="ce240" table:formula="of:=[RawData.AK121]-[RawData.M121]" office:value-type="float" office:value="0.0916649999999208" calcext:value-type="float">
            <text:p>0.0917</text:p>
          </table:table-cell>
          <table:table-cell table:style-name="ce240" table:formula="of:=[RawData.AL121]/[RawData.N121]" office:value-type="float" office:value="1.4642086172023" calcext:value-type="float">
            <text:p>1.4642</text:p>
          </table:table-cell>
          <table:table-cell table:style-name="ce240" table:formula="of:=[RawData.AM121]-[RawData.M121]" office:value-type="float" office:value="0.632747532799954" calcext:value-type="float">
            <text:p>0.6327</text:p>
          </table:table-cell>
          <table:table-cell table:style-name="ce240" table:formula="of:=[RawData.AN121]/[RawData.N121]" office:value-type="float" office:value="0.383845427860404" calcext:value-type="float">
            <text:p>0.3838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64" office:value-type="string" calcext:value-type="string">
            <text:p>B1u</text:p>
          </table:table-cell>
          <table:table-cell table:style-name="ce70" table:number-columns-repeated="3"/>
          <table:table-cell table:style-name="ce240" table:number-columns-repeated="6"/>
          <table:table-cell table:style-name="ce247" table:number-columns-repeated="2"/>
          <table:table-cell table:style-name="ce240" table:number-columns-repeated="6"/>
          <table:table-cell table:style-name="ce250" table:number-columns-repeated="2"/>
          <table:table-cell table:style-name="ce240" table:number-columns-repeated="18"/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3]-[RawData.M123]" office:value-type="float" office:value="17.773046" calcext:value-type="float">
            <text:p>17.7730</text:p>
          </table:table-cell>
          <table:table-cell table:style-name="ce240" table:formula="of:=[RawData.H123]/[RawData.N123]" office:value-type="float" office:value="2.41619313448776" calcext:value-type="float">
            <text:p>2.4162</text:p>
          </table:table-cell>
          <table:table-cell table:style-name="ce240" table:formula="of:=[RawData.I123]-[RawData.M123]" office:value-type="float" office:value="17.775652" calcext:value-type="float">
            <text:p>17.7757</text:p>
          </table:table-cell>
          <table:table-cell table:style-name="ce240" table:formula="of:=[RawData.J123]/[RawData.N123]" office:value-type="float" office:value="2.42989549164696" calcext:value-type="float">
            <text:p>2.4299</text:p>
          </table:table-cell>
          <table:table-cell table:style-name="ce240" table:formula="of:=[RawData.K123]-[RawData.M123]" office:value-type="float" office:value="2.39321600000005" calcext:value-type="float">
            <text:p>2.3932</text:p>
          </table:table-cell>
          <table:table-cell table:style-name="ce240" table:formula="of:=[RawData.L123]/[RawData.N123]" office:value-type="float" office:value="0.747234724235258" calcext:value-type="float">
            <text:p>0.7472</text:p>
          </table:table-cell>
          <table:table-cell table:style-name="ce247" table:number-columns-repeated="2"/>
          <table:table-cell table:style-name="ce240" table:formula="of:=[RawData.O123]-[RawData.M123]" office:value-type="float" office:value="6.07315400000005" calcext:value-type="float">
            <text:p>6.0732</text:p>
          </table:table-cell>
          <table:table-cell table:style-name="ce240" table:formula="of:=[RawData.P123]/[RawData.N123]" office:value-type="float" office:value="1.59779540773514" calcext:value-type="float">
            <text:p>1.5978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3]-[RawData.M123]" office:value-type="float" office:value="2.24124600000005" calcext:value-type="float">
            <text:p>2.2412</text:p>
          </table:table-cell>
          <table:table-cell table:style-name="ce240" table:formula="of:=[RawData.X123]/[RawData.N123]" office:value-type="float" office:value="1.28961019147151" calcext:value-type="float">
            <text:p>1.2896</text:p>
          </table:table-cell>
          <table:table-cell table:style-name="ce240" table:formula="of:=[RawData.Y123]-[RawData.M123]" office:value-type="float" office:value="-13.724654" calcext:value-type="float">
            <text:p>-13.7247</text:p>
          </table:table-cell>
          <table:table-cell table:style-name="ce240" table:formula="of:=[RawData.Z123]/[RawData.N123]" office:value-type="float" office:value="0.91484632695095" calcext:value-type="float">
            <text:p>0.9148</text:p>
          </table:table-cell>
          <table:table-cell table:style-name="ce240" table:formula="of:=[RawData.AA123]-[RawData.M123]" office:value-type="float" office:value="-1.32055400000002" calcext:value-type="float">
            <text:p>-1.3206</text:p>
          </table:table-cell>
          <table:table-cell table:style-name="ce240" table:formula="of:=[RawData.AB123]/[RawData.N123]" office:value-type="float" office:value="1.48758335113281" calcext:value-type="float">
            <text:p>1.4876</text:p>
          </table:table-cell>
          <table:table-cell table:style-name="ce240" table:formula="of:=[RawData.AC123]-[RawData.M123]" office:value-type="float" office:value="3.96364600000004" calcext:value-type="float">
            <text:p>3.9636</text:p>
          </table:table-cell>
          <table:table-cell table:style-name="ce240" table:formula="of:=[RawData.AD123]/[RawData.N123]" office:value-type="float" office:value="1.61936369288275" calcext:value-type="float">
            <text:p>1.6194</text:p>
          </table:table-cell>
          <table:table-cell table:style-name="ce240" table:formula="of:=[RawData.AE123]-[RawData.M123]" office:value-type="float" office:value="-13.3013539999999" calcext:value-type="float">
            <text:p>-13.3014</text:p>
          </table:table-cell>
          <table:table-cell table:style-name="ce240" table:formula="of:=[RawData.AF123]/[RawData.N123]" office:value-type="float" office:value="1.05740410405065" calcext:value-type="float">
            <text:p>1.0574</text:p>
          </table:table-cell>
          <table:table-cell table:style-name="ce240" table:formula="of:=[RawData.AG123]-[RawData.M123]" office:value-type="float" office:value="0.830846000000065" calcext:value-type="float">
            <text:p>0.8308</text:p>
          </table:table-cell>
          <table:table-cell table:style-name="ce240" table:formula="of:=[RawData.AH123]/[RawData.N123]" office:value-type="float" office:value="1.29266789991609" calcext:value-type="float">
            <text:p>1.2927</text:p>
          </table:table-cell>
          <table:table-cell table:style-name="ce240" table:formula="of:=[RawData.AI123]-[RawData.M123]" office:value-type="float" office:value="-12.883754" calcext:value-type="float">
            <text:p>-12.8838</text:p>
          </table:table-cell>
          <table:table-cell table:style-name="ce240" table:formula="of:=[RawData.AJ123]/[RawData.N123]" office:value-type="float" office:value="1.05910350903959" calcext:value-type="float">
            <text:p>1.0591</text:p>
          </table:table-cell>
          <table:table-cell table:style-name="ce240" table:formula="of:=[RawData.AK123]-[RawData.M123]" office:value-type="float" office:value="0.421745999999985" calcext:value-type="float">
            <text:p>0.4217</text:p>
          </table:table-cell>
          <table:table-cell table:style-name="ce240" table:formula="of:=[RawData.AL123]/[RawData.N123]" office:value-type="float" office:value="1.58909129605615" calcext:value-type="float">
            <text:p>1.5891</text:p>
          </table:table-cell>
          <table:table-cell table:style-name="ce240" table:formula="of:=[RawData.AM123]-[RawData.M123]" office:value-type="float" office:value="0.4254874728" calcext:value-type="float">
            <text:p>0.4255</text:p>
          </table:table-cell>
          <table:table-cell table:style-name="ce240" table:formula="of:=[RawData.AN123]/[RawData.N123]" office:value-type="float" office:value="0.326881848803837" calcext:value-type="float">
            <text:p>0.326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4]-[RawData.M124]" office:value-type="float" office:value="17.564148" calcext:value-type="float">
            <text:p>17.5641</text:p>
          </table:table-cell>
          <table:table-cell table:style-name="ce240" table:formula="of:=[RawData.H124]/[RawData.N124]" office:value-type="float" office:value="2.36912201457537" calcext:value-type="float">
            <text:p>2.3691</text:p>
          </table:table-cell>
          <table:table-cell table:style-name="ce240" table:formula="of:=[RawData.I124]-[RawData.M124]" office:value-type="float" office:value="17.566904" calcext:value-type="float">
            <text:p>17.5669</text:p>
          </table:table-cell>
          <table:table-cell table:style-name="ce240" table:formula="of:=[RawData.J124]/[RawData.N124]" office:value-type="float" office:value="2.38314452702215" calcext:value-type="float">
            <text:p>2.3831</text:p>
          </table:table-cell>
          <table:table-cell table:style-name="ce240" table:formula="of:=[RawData.K124]-[RawData.M124]" office:value-type="float" office:value="2.33269499999994" calcext:value-type="float">
            <text:p>2.3327</text:p>
          </table:table-cell>
          <table:table-cell table:style-name="ce240" table:formula="of:=[RawData.L124]/[RawData.N124]" office:value-type="float" office:value="0.835991052745508" calcext:value-type="float">
            <text:p>0.8360</text:p>
          </table:table-cell>
          <table:table-cell table:style-name="ce247" table:number-columns-repeated="2"/>
          <table:table-cell table:style-name="ce240" table:formula="of:=[RawData.O124]-[RawData.M124]" office:value-type="float" office:value="6.05757300000005" calcext:value-type="float">
            <text:p>6.0576</text:p>
          </table:table-cell>
          <table:table-cell table:style-name="ce240" table:formula="of:=[RawData.P124]/[RawData.N124]" office:value-type="float" office:value="1.57367053899993" calcext:value-type="float">
            <text:p>1.5737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4]-[RawData.M124]" office:value-type="float" office:value="2.25134800000001" calcext:value-type="float">
            <text:p>2.2513</text:p>
          </table:table-cell>
          <table:table-cell table:style-name="ce240" table:formula="of:=[RawData.X124]/[RawData.N124]" office:value-type="float" office:value="1.28952305361137" calcext:value-type="float">
            <text:p>1.2895</text:p>
          </table:table-cell>
          <table:table-cell table:style-name="ce240" table:formula="of:=[RawData.Y124]-[RawData.M124]" office:value-type="float" office:value="-13.778552" calcext:value-type="float">
            <text:p>-13.7786</text:p>
          </table:table-cell>
          <table:table-cell table:style-name="ce240" table:formula="of:=[RawData.Z124]/[RawData.N124]" office:value-type="float" office:value="0.834933963489429" calcext:value-type="float">
            <text:p>0.8349</text:p>
          </table:table-cell>
          <table:table-cell table:style-name="ce240" table:formula="of:=[RawData.AA124]-[RawData.M124]" office:value-type="float" office:value="-1.33635200000003" calcext:value-type="float">
            <text:p>-1.3364</text:p>
          </table:table-cell>
          <table:table-cell table:style-name="ce240" table:formula="of:=[RawData.AB124]/[RawData.N124]" office:value-type="float" office:value="1.45441480265531" calcext:value-type="float">
            <text:p>1.4544</text:p>
          </table:table-cell>
          <table:table-cell table:style-name="ce240" table:formula="of:=[RawData.AC124]-[RawData.M124]" office:value-type="float" office:value="3.92004799999995" calcext:value-type="float">
            <text:p>3.9200</text:p>
          </table:table-cell>
          <table:table-cell table:style-name="ce240" table:formula="of:=[RawData.AD124]/[RawData.N124]" office:value-type="float" office:value="1.59333772638719" calcext:value-type="float">
            <text:p>1.5933</text:p>
          </table:table-cell>
          <table:table-cell table:style-name="ce240" table:formula="of:=[RawData.AE124]-[RawData.M124]" office:value-type="float" office:value="-13.207952" calcext:value-type="float">
            <text:p>-13.2080</text:p>
          </table:table-cell>
          <table:table-cell table:style-name="ce240" table:formula="of:=[RawData.AF124]/[RawData.N124]" office:value-type="float" office:value="1.0549515693773" calcext:value-type="float">
            <text:p>1.0550</text:p>
          </table:table-cell>
          <table:table-cell table:style-name="ce240" table:formula="of:=[RawData.AG124]-[RawData.M124]" office:value-type="float" office:value="0.783247999999958" calcext:value-type="float">
            <text:p>0.7832</text:p>
          </table:table-cell>
          <table:table-cell table:style-name="ce240" table:formula="of:=[RawData.AH124]/[RawData.N124]" office:value-type="float" office:value="1.26529386319359" calcext:value-type="float">
            <text:p>1.2653</text:p>
          </table:table-cell>
          <table:table-cell table:style-name="ce240" table:formula="of:=[RawData.AI124]-[RawData.M124]" office:value-type="float" office:value="-12.779852" calcext:value-type="float">
            <text:p>-12.7799</text:p>
          </table:table-cell>
          <table:table-cell table:style-name="ce240" table:formula="of:=[RawData.AJ124]/[RawData.N124]" office:value-type="float" office:value="1.06491548813046" calcext:value-type="float">
            <text:p>1.0649</text:p>
          </table:table-cell>
          <table:table-cell table:style-name="ce240" table:formula="of:=[RawData.AK124]-[RawData.M124]" office:value-type="float" office:value="0.401148000000035" calcext:value-type="float">
            <text:p>0.4011</text:p>
          </table:table-cell>
          <table:table-cell table:style-name="ce240" table:formula="of:=[RawData.AL124]/[RawData.N124]" office:value-type="float" office:value="1.56980046179378" calcext:value-type="float">
            <text:p>1.5698</text:p>
          </table:table-cell>
          <table:table-cell table:style-name="ce240" table:formula="of:=[RawData.AM124]-[RawData.M124]" office:value-type="float" office:value="0.24904981520001" calcext:value-type="float">
            <text:p>0.2490</text:p>
          </table:table-cell>
          <table:table-cell table:style-name="ce240" table:formula="of:=[RawData.AN124]/[RawData.N124]" office:value-type="float" office:value="0.258711917013529" calcext:value-type="float">
            <text:p>0.2587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5]-[RawData.M125]" office:value-type="float" office:value="17.74744" calcext:value-type="float">
            <text:p>17.7474</text:p>
          </table:table-cell>
          <table:table-cell table:style-name="ce240" table:formula="of:=[RawData.H125]/[RawData.N125]" office:value-type="float" office:value="2.38358789092008" calcext:value-type="float">
            <text:p>2.3836</text:p>
          </table:table-cell>
          <table:table-cell table:style-name="ce240" table:formula="of:=[RawData.I125]-[RawData.M125]" office:value-type="float" office:value="17.74999" calcext:value-type="float">
            <text:p>17.7500</text:p>
          </table:table-cell>
          <table:table-cell table:style-name="ce240" table:formula="of:=[RawData.J125]/[RawData.N125]" office:value-type="float" office:value="2.39726544795286" calcext:value-type="float">
            <text:p>2.3973</text:p>
          </table:table-cell>
          <table:table-cell table:style-name="ce240" table:formula="of:=[RawData.K125]-[RawData.M125]" office:value-type="float" office:value="2.34689000000003" calcext:value-type="float">
            <text:p>2.3469</text:p>
          </table:table-cell>
          <table:table-cell table:style-name="ce240" table:formula="of:=[RawData.L125]/[RawData.N125]" office:value-type="float" office:value="0.775230397340988" calcext:value-type="float">
            <text:p>0.7752</text:p>
          </table:table-cell>
          <table:table-cell table:style-name="ce247" table:number-columns-repeated="2"/>
          <table:table-cell table:style-name="ce240" table:formula="of:=[RawData.O125]-[RawData.M125]" office:value-type="float" office:value="6.09475199999997" calcext:value-type="float">
            <text:p>6.0948</text:p>
          </table:table-cell>
          <table:table-cell table:style-name="ce240" table:formula="of:=[RawData.P125]/[RawData.N125]" office:value-type="float" office:value="1.57561565191116" calcext:value-type="float">
            <text:p>1.5756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5]-[RawData.M125]" office:value-type="float" office:value="2.24194" calcext:value-type="float">
            <text:p>2.2419</text:p>
          </table:table-cell>
          <table:table-cell table:style-name="ce240" table:formula="of:=[RawData.X125]/[RawData.N125]" office:value-type="float" office:value="1.26744976582565" calcext:value-type="float">
            <text:p>1.2674</text:p>
          </table:table-cell>
          <table:table-cell table:style-name="ce240" table:formula="of:=[RawData.Y125]-[RawData.M125]" office:value-type="float" office:value="-13.89496" calcext:value-type="float">
            <text:p>-13.8950</text:p>
          </table:table-cell>
          <table:table-cell table:style-name="ce240" table:formula="of:=[RawData.Z125]/[RawData.N125]" office:value-type="float" office:value="0.544907357606889" calcext:value-type="float">
            <text:p>0.5449</text:p>
          </table:table-cell>
          <table:table-cell table:style-name="ce240" table:formula="of:=[RawData.AA125]-[RawData.M125]" office:value-type="float" office:value="-1.32086000000004" calcext:value-type="float">
            <text:p>-1.3209</text:p>
          </table:table-cell>
          <table:table-cell table:style-name="ce240" table:formula="of:=[RawData.AB125]/[RawData.N125]" office:value-type="float" office:value="1.47375556730624" calcext:value-type="float">
            <text:p>1.4738</text:p>
          </table:table-cell>
          <table:table-cell table:style-name="ce240" table:formula="of:=[RawData.AC125]-[RawData.M125]" office:value-type="float" office:value="3.95104000000003" calcext:value-type="float">
            <text:p>3.9510</text:p>
          </table:table-cell>
          <table:table-cell table:style-name="ce240" table:formula="of:=[RawData.AD125]/[RawData.N125]" office:value-type="float" office:value="1.60745737649192" calcext:value-type="float">
            <text:p>1.6075</text:p>
          </table:table-cell>
          <table:table-cell table:style-name="ce240" table:formula="of:=[RawData.AE125]-[RawData.M125]" office:value-type="float" office:value="-13.33156" calcext:value-type="float">
            <text:p>-13.3316</text:p>
          </table:table-cell>
          <table:table-cell table:style-name="ce240" table:formula="of:=[RawData.AF125]/[RawData.N125]" office:value-type="float" office:value="1.04631617691494" calcext:value-type="float">
            <text:p>1.0463</text:p>
          </table:table-cell>
          <table:table-cell table:style-name="ce240" table:formula="of:=[RawData.AG125]-[RawData.M125]" office:value-type="float" office:value="0.845739999999978" calcext:value-type="float">
            <text:p>0.8457</text:p>
          </table:table-cell>
          <table:table-cell table:style-name="ce240" table:formula="of:=[RawData.AH125]/[RawData.N125]" office:value-type="float" office:value="1.26961476053785" calcext:value-type="float">
            <text:p>1.2696</text:p>
          </table:table-cell>
          <table:table-cell table:style-name="ce240" table:formula="of:=[RawData.AI125]-[RawData.M125]" office:value-type="float" office:value="-12.92196" calcext:value-type="float">
            <text:p>-12.9220</text:p>
          </table:table-cell>
          <table:table-cell table:style-name="ce240" table:formula="of:=[RawData.AJ125]/[RawData.N125]" office:value-type="float" office:value="1.04505854358664" calcext:value-type="float">
            <text:p>1.0451</text:p>
          </table:table-cell>
          <table:table-cell table:style-name="ce240" table:formula="of:=[RawData.AK125]-[RawData.M125]" office:value-type="float" office:value="0.399340000000052" calcext:value-type="float">
            <text:p>0.3993</text:p>
          </table:table-cell>
          <table:table-cell table:style-name="ce240" table:formula="of:=[RawData.AL125]/[RawData.N125]" office:value-type="float" office:value="1.57070869466687" calcext:value-type="float">
            <text:p>1.5707</text:p>
          </table:table-cell>
          <table:table-cell table:style-name="ce240" table:formula="of:=[RawData.AM125]-[RawData.M125]" office:value-type="float" office:value="0.762355757500018" calcext:value-type="float">
            <text:p>0.7624</text:p>
          </table:table-cell>
          <table:table-cell table:style-name="ce240" table:formula="of:=[RawData.AN125]/[RawData.N125]" office:value-type="float" office:value="0.232931614234816" calcext:value-type="float">
            <text:p>0.232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6]-[RawData.M126]" office:value-type="float" office:value="16.677418" calcext:value-type="float">
            <text:p>16.6774</text:p>
          </table:table-cell>
          <table:table-cell table:style-name="ce240" table:formula="of:=[RawData.H126]/[RawData.N126]" office:value-type="float" office:value="2.09300759865722" calcext:value-type="float">
            <text:p>2.0930</text:p>
          </table:table-cell>
          <table:table-cell table:style-name="ce240" table:formula="of:=[RawData.I126]-[RawData.M126]" office:value-type="float" office:value="16.680614" calcext:value-type="float">
            <text:p>16.6806</text:p>
          </table:table-cell>
          <table:table-cell table:style-name="ce240" table:formula="of:=[RawData.J126]/[RawData.N126]" office:value-type="float" office:value="2.10570682581126" calcext:value-type="float">
            <text:p>2.1057</text:p>
          </table:table-cell>
          <table:table-cell table:style-name="ce240" table:formula="of:=[RawData.K126]-[RawData.M126]" office:value-type="float" office:value="2.8281629999999" calcext:value-type="float">
            <text:p>2.8282</text:p>
          </table:table-cell>
          <table:table-cell table:style-name="ce240" table:formula="of:=[RawData.L126]/[RawData.N126]" office:value-type="float" office:value="0.983140619171951" calcext:value-type="float">
            <text:p>0.9831</text:p>
          </table:table-cell>
          <table:table-cell table:style-name="ce247" table:number-columns-repeated="2"/>
          <table:table-cell table:style-name="ce240" table:formula="of:=[RawData.O126]-[RawData.M126]" office:value-type="float" office:value="5.6271569999999" calcext:value-type="float">
            <text:p>5.6272</text:p>
          </table:table-cell>
          <table:table-cell table:style-name="ce240" table:formula="of:=[RawData.P126]/[RawData.N126]" office:value-type="float" office:value="1.42145468108915" calcext:value-type="float">
            <text:p>1.4215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6]-[RawData.M126]" office:value-type="float" office:value="2.05611799999997" calcext:value-type="float">
            <text:p>2.0561</text:p>
          </table:table-cell>
          <table:table-cell table:style-name="ce240" table:formula="of:=[RawData.X126]/[RawData.N126]" office:value-type="float" office:value="1.22658709436777" calcext:value-type="float">
            <text:p>1.2266</text:p>
          </table:table-cell>
          <table:table-cell table:style-name="ce240" table:formula="of:=[RawData.Y126]-[RawData.M126]" office:value-type="float" office:value="-13.1854820000001" calcext:value-type="float">
            <text:p>-13.1855</text:p>
          </table:table-cell>
          <table:table-cell table:style-name="ce240" table:formula="of:=[RawData.Z126]/[RawData.N126]" office:value-type="float" office:value="1.01621381872436" calcext:value-type="float">
            <text:p>1.0162</text:p>
          </table:table-cell>
          <table:table-cell table:style-name="ce240" table:formula="of:=[RawData.AA126]-[RawData.M126]" office:value-type="float" office:value="-1.453082" calcext:value-type="float">
            <text:p>-1.4531</text:p>
          </table:table-cell>
          <table:table-cell table:style-name="ce240" table:formula="of:=[RawData.AB126]/[RawData.N126]" office:value-type="float" office:value="1.40695959418128" calcext:value-type="float">
            <text:p>1.4070</text:p>
          </table:table-cell>
          <table:table-cell table:style-name="ce240" table:formula="of:=[RawData.AC126]-[RawData.M126]" office:value-type="float" office:value="3.67191800000001" calcext:value-type="float">
            <text:p>3.6719</text:p>
          </table:table-cell>
          <table:table-cell table:style-name="ce240" table:formula="of:=[RawData.AD126]/[RawData.N126]" office:value-type="float" office:value="1.50556553375606" calcext:value-type="float">
            <text:p>1.5056</text:p>
          </table:table-cell>
          <table:table-cell table:style-name="ce240" table:formula="of:=[RawData.AE126]-[RawData.M126]" office:value-type="float" office:value="-13.117482" calcext:value-type="float">
            <text:p>-13.1175</text:p>
          </table:table-cell>
          <table:table-cell table:style-name="ce240" table:formula="of:=[RawData.AF126]/[RawData.N126]" office:value-type="float" office:value="1.05043898843715" calcext:value-type="float">
            <text:p>1.0504</text:p>
          </table:table-cell>
          <table:table-cell table:style-name="ce240" table:formula="of:=[RawData.AG126]-[RawData.M126]" office:value-type="float" office:value="1.0745179999999" calcext:value-type="float">
            <text:p>1.0745</text:p>
          </table:table-cell>
          <table:table-cell table:style-name="ce240" table:formula="of:=[RawData.AH126]/[RawData.N126]" office:value-type="float" office:value="1.36144192763894" calcext:value-type="float">
            <text:p>1.3614</text:p>
          </table:table-cell>
          <table:table-cell table:style-name="ce240" table:formula="of:=[RawData.AI126]-[RawData.M126]" office:value-type="float" office:value="-12.7353820000001" calcext:value-type="float">
            <text:p>-12.7354</text:p>
          </table:table-cell>
          <table:table-cell table:style-name="ce240" table:formula="of:=[RawData.AJ126]/[RawData.N126]" office:value-type="float" office:value="1.04841410220067" calcext:value-type="float">
            <text:p>1.0484</text:p>
          </table:table-cell>
          <table:table-cell table:style-name="ce240" table:formula="of:=[RawData.AK126]-[RawData.M126]" office:value-type="float" office:value="0.103317999999945" calcext:value-type="float">
            <text:p>0.1033</text:p>
          </table:table-cell>
          <table:table-cell table:style-name="ce240" table:formula="of:=[RawData.AL126]/[RawData.N126]" office:value-type="float" office:value="1.47044361208504" calcext:value-type="float">
            <text:p>1.4704</text:p>
          </table:table-cell>
          <table:table-cell table:style-name="ce240" table:formula="of:=[RawData.AM126]-[RawData.M126]" office:value-type="float" office:value="0.876659660199948" calcext:value-type="float">
            <text:p>0.8767</text:p>
          </table:table-cell>
          <table:table-cell table:style-name="ce240" table:formula="of:=[RawData.AN126]/[RawData.N126]" office:value-type="float" office:value="0.430591680828407" calcext:value-type="float">
            <text:p>0.4306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7]-[RawData.M127]" office:value-type="float" office:value="17.547883" calcext:value-type="float">
            <text:p>17.5479</text:p>
          </table:table-cell>
          <table:table-cell table:style-name="ce240" table:formula="of:=[RawData.H127]/[RawData.N127]" office:value-type="float" office:value="2.37330446673402" calcext:value-type="float">
            <text:p>2.3733</text:p>
          </table:table-cell>
          <table:table-cell table:style-name="ce240" table:formula="of:=[RawData.I127]-[RawData.M127]" office:value-type="float" office:value="17.55063" calcext:value-type="float">
            <text:p>17.5506</text:p>
          </table:table-cell>
          <table:table-cell table:style-name="ce240" table:formula="of:=[RawData.J127]/[RawData.N127]" office:value-type="float" office:value="2.38714100158753" calcext:value-type="float">
            <text:p>2.3871</text:p>
          </table:table-cell>
          <table:table-cell table:style-name="ce240" table:formula="of:=[RawData.K127]-[RawData.M127]" office:value-type="float" office:value="2.33999399999993" calcext:value-type="float">
            <text:p>2.3400</text:p>
          </table:table-cell>
          <table:table-cell table:style-name="ce240" table:formula="of:=[RawData.L127]/[RawData.N127]" office:value-type="float" office:value="0.839190359359215" calcext:value-type="float">
            <text:p>0.8392</text:p>
          </table:table-cell>
          <table:table-cell table:style-name="ce247" table:number-columns-repeated="2"/>
          <table:table-cell table:style-name="ce240" table:formula="of:=[RawData.O127]-[RawData.M127]" office:value-type="float" office:value="6.07463899999993" calcext:value-type="float">
            <text:p>6.0746</text:p>
          </table:table-cell>
          <table:table-cell table:style-name="ce240" table:formula="of:=[RawData.P127]/[RawData.N127]" office:value-type="float" office:value="1.57728387934767" calcext:value-type="float">
            <text:p>1.5773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7]-[RawData.M127]" office:value-type="float" office:value="2.25298299999997" calcext:value-type="float">
            <text:p>2.2530</text:p>
          </table:table-cell>
          <table:table-cell table:style-name="ce240" table:formula="of:=[RawData.X127]/[RawData.N127]" office:value-type="float" office:value="1.28802857555203" calcext:value-type="float">
            <text:p>1.2880</text:p>
          </table:table-cell>
          <table:table-cell table:style-name="ce240" table:formula="of:=[RawData.Y127]-[RawData.M127]" office:value-type="float" office:value="-13.7306170000001" calcext:value-type="float">
            <text:p>-13.7306</text:p>
          </table:table-cell>
          <table:table-cell table:style-name="ce240" table:formula="of:=[RawData.Z127]/[RawData.N127]" office:value-type="float" office:value="0.852519072016164" calcext:value-type="float">
            <text:p>0.8525</text:p>
          </table:table-cell>
          <table:table-cell table:style-name="ce240" table:formula="of:=[RawData.AA127]-[RawData.M127]" office:value-type="float" office:value="-1.32441700000004" calcext:value-type="float">
            <text:p>-1.3244</text:p>
          </table:table-cell>
          <table:table-cell table:style-name="ce240" table:formula="of:=[RawData.AB127]/[RawData.N127]" office:value-type="float" office:value="1.4594403124549" calcext:value-type="float">
            <text:p>1.4594</text:p>
          </table:table-cell>
          <table:table-cell table:style-name="ce240" table:formula="of:=[RawData.AC127]-[RawData.M127]" office:value-type="float" office:value="3.92758299999991" calcext:value-type="float">
            <text:p>3.9276</text:p>
          </table:table-cell>
          <table:table-cell table:style-name="ce240" table:formula="of:=[RawData.AD127]/[RawData.N127]" office:value-type="float" office:value="1.59640707894357" calcext:value-type="float">
            <text:p>1.5964</text:p>
          </table:table-cell>
          <table:table-cell table:style-name="ce240" table:formula="of:=[RawData.AE127]-[RawData.M127]" office:value-type="float" office:value="-13.1966170000001" calcext:value-type="float">
            <text:p>-13.1966</text:p>
          </table:table-cell>
          <table:table-cell table:style-name="ce240" table:formula="of:=[RawData.AF127]/[RawData.N127]" office:value-type="float" office:value="1.05411315846443" calcext:value-type="float">
            <text:p>1.0541</text:p>
          </table:table-cell>
          <table:table-cell table:style-name="ce240" table:formula="of:=[RawData.AG127]-[RawData.M127]" office:value-type="float" office:value="0.816882999999962" calcext:value-type="float">
            <text:p>0.8169</text:p>
          </table:table-cell>
          <table:table-cell table:style-name="ce240" table:formula="of:=[RawData.AH127]/[RawData.N127]" office:value-type="float" office:value="1.2808278864194" calcext:value-type="float">
            <text:p>1.2808</text:p>
          </table:table-cell>
          <table:table-cell table:style-name="ce240" table:formula="of:=[RawData.AI127]-[RawData.M127]" office:value-type="float" office:value="-12.772417" calcext:value-type="float">
            <text:p>-12.7724</text:p>
          </table:table-cell>
          <table:table-cell table:style-name="ce240" table:formula="of:=[RawData.AJ127]/[RawData.N127]" office:value-type="float" office:value="1.06279164742387" calcext:value-type="float">
            <text:p>1.0628</text:p>
          </table:table-cell>
          <table:table-cell table:style-name="ce240" table:formula="of:=[RawData.AK127]-[RawData.M127]" office:value-type="float" office:value="0.40648299999998" calcext:value-type="float">
            <text:p>0.4065</text:p>
          </table:table-cell>
          <table:table-cell table:style-name="ce240" table:formula="of:=[RawData.AL127]/[RawData.N127]" office:value-type="float" office:value="1.57222646124982" calcext:value-type="float">
            <text:p>1.5722</text:p>
          </table:table-cell>
          <table:table-cell table:style-name="ce240" table:formula="of:=[RawData.AM127]-[RawData.M127]" office:value-type="float" office:value="0.301060322199987" calcext:value-type="float">
            <text:p>0.3011</text:p>
          </table:table-cell>
          <table:table-cell table:style-name="ce240" table:formula="of:=[RawData.AN127]/[RawData.N127]" office:value-type="float" office:value="0.26910069606848" calcext:value-type="float">
            <text:p>0.2691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240" table:formula="of:=[RawData.G128]-[RawData.M128]" office:value-type="float" office:value="17.7730389999999" calcext:value-type="float">
            <text:p>17.7730</text:p>
          </table:table-cell>
          <table:table-cell table:style-name="ce240" table:formula="of:=[RawData.H128]/[RawData.N128]" office:value-type="float" office:value="2.39181275323686" calcext:value-type="float">
            <text:p>2.3918</text:p>
          </table:table-cell>
          <table:table-cell table:style-name="ce240" table:formula="of:=[RawData.I128]-[RawData.M128]" office:value-type="float" office:value="17.7755209999999" calcext:value-type="float">
            <text:p>17.7755</text:p>
          </table:table-cell>
          <table:table-cell table:style-name="ce240" table:formula="of:=[RawData.J128]/[RawData.N128]" office:value-type="float" office:value="2.40514089870525" calcext:value-type="float">
            <text:p>2.4051</text:p>
          </table:table-cell>
          <table:table-cell table:style-name="ce240" table:formula="of:=[RawData.K128]-[RawData.M128]" office:value-type="float" office:value="2.35652299999992" calcext:value-type="float">
            <text:p>2.3565</text:p>
          </table:table-cell>
          <table:table-cell table:style-name="ce240" table:formula="of:=[RawData.L128]/[RawData.N128]" office:value-type="float" office:value="0.778979436405179" calcext:value-type="float">
            <text:p>0.7790</text:p>
          </table:table-cell>
          <table:table-cell table:style-name="ce247" table:number-columns-repeated="2"/>
          <table:table-cell table:style-name="ce240" table:formula="of:=[RawData.O128]-[RawData.M128]" office:value-type="float" office:value="6.106854" calcext:value-type="float">
            <text:p>6.1069</text:p>
          </table:table-cell>
          <table:table-cell table:style-name="ce240" table:formula="of:=[RawData.P128]/[RawData.N128]" office:value-type="float" office:value="1.57947448591013" calcext:value-type="float">
            <text:p>1.5795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8]-[RawData.M128]" office:value-type="float" office:value="2.24763899999994" calcext:value-type="float">
            <text:p>2.2476</text:p>
          </table:table-cell>
          <table:table-cell table:style-name="ce240" table:formula="of:=[RawData.X128]/[RawData.N128]" office:value-type="float" office:value="1.26325209444021" calcext:value-type="float">
            <text:p>1.2633</text:p>
          </table:table-cell>
          <table:table-cell table:style-name="ce240" table:formula="of:=[RawData.Y128]-[RawData.M128]" office:value-type="float" office:value="-13.873361" calcext:value-type="float">
            <text:p>-13.8734</text:p>
          </table:table-cell>
          <table:table-cell table:style-name="ce240" table:formula="of:=[RawData.Z128]/[RawData.N128]" office:value-type="float" office:value="0.491241024371668" calcext:value-type="float">
            <text:p>0.4912</text:p>
          </table:table-cell>
          <table:table-cell table:style-name="ce240" table:formula="of:=[RawData.AA128]-[RawData.M128]" office:value-type="float" office:value="-1.31106100000011" calcext:value-type="float">
            <text:p>-1.3111</text:p>
          </table:table-cell>
          <table:table-cell table:style-name="ce240" table:formula="of:=[RawData.AB128]/[RawData.N128]" office:value-type="float" office:value="1.47828335110434" calcext:value-type="float">
            <text:p>1.4783</text:p>
          </table:table-cell>
          <table:table-cell table:style-name="ce240" table:formula="of:=[RawData.AC128]-[RawData.M128]" office:value-type="float" office:value="3.95773899999995" calcext:value-type="float">
            <text:p>3.9577</text:p>
          </table:table-cell>
          <table:table-cell table:style-name="ce240" table:formula="of:=[RawData.AD128]/[RawData.N128]" office:value-type="float" office:value="1.61108369763899" calcext:value-type="float">
            <text:p>1.6111</text:p>
          </table:table-cell>
          <table:table-cell table:style-name="ce240" table:formula="of:=[RawData.AE128]-[RawData.M128]" office:value-type="float" office:value="-13.3382610000001" calcext:value-type="float">
            <text:p>-13.3383</text:p>
          </table:table-cell>
          <table:table-cell table:style-name="ce240" table:formula="of:=[RawData.AF128]/[RawData.N128]" office:value-type="float" office:value="1.04370562833206" calcext:value-type="float">
            <text:p>1.0437</text:p>
          </table:table-cell>
          <table:table-cell table:style-name="ce240" table:formula="of:=[RawData.AG128]-[RawData.M128]" office:value-type="float" office:value="0.859138999999914" calcext:value-type="float">
            <text:p>0.8591</text:p>
          </table:table-cell>
          <table:table-cell table:style-name="ce240" table:formula="of:=[RawData.AH128]/[RawData.N128]" office:value-type="float" office:value="1.29984659558264" calcext:value-type="float">
            <text:p>1.2998</text:p>
          </table:table-cell>
          <table:table-cell table:style-name="ce240" table:formula="of:=[RawData.AI128]-[RawData.M128]" office:value-type="float" office:value="-12.9303610000001" calcext:value-type="float">
            <text:p>-12.9304</text:p>
          </table:table-cell>
          <table:table-cell table:style-name="ce240" table:formula="of:=[RawData.AJ128]/[RawData.N128]" office:value-type="float" office:value="1.04206785224676" calcext:value-type="float">
            <text:p>1.0421</text:p>
          </table:table-cell>
          <table:table-cell table:style-name="ce240" table:formula="of:=[RawData.AK128]-[RawData.M128]" office:value-type="float" office:value="0.406138999999939" calcext:value-type="float">
            <text:p>0.4061</text:p>
          </table:table-cell>
          <table:table-cell table:style-name="ce240" table:formula="of:=[RawData.AL128]/[RawData.N128]" office:value-type="float" office:value="1.57128206016756" calcext:value-type="float">
            <text:p>1.5713</text:p>
          </table:table-cell>
          <table:table-cell table:style-name="ce240" table:formula="of:=[RawData.AM128]-[RawData.M128]" office:value-type="float" office:value="0.663457004299971" calcext:value-type="float">
            <text:p>0.6635</text:p>
          </table:table-cell>
          <table:table-cell table:style-name="ce240" table:formula="of:=[RawData.AN128]/[RawData.N128]" office:value-type="float" office:value="0.26370977336329" calcext:value-type="float">
            <text:p>0.2637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9]-[RawData.M129]" office:value-type="float" office:value="17.619728" calcext:value-type="float">
            <text:p>17.6197</text:p>
          </table:table-cell>
          <table:table-cell table:style-name="ce240" table:formula="of:=[RawData.H129]/[RawData.N129]" office:value-type="float" office:value="2.34087315392427" calcext:value-type="float">
            <text:p>2.3409</text:p>
          </table:table-cell>
          <table:table-cell table:style-name="ce240" table:formula="of:=[RawData.I129]-[RawData.M129]" office:value-type="float" office:value="17.622482" calcext:value-type="float">
            <text:p>17.6225</text:p>
          </table:table-cell>
          <table:table-cell table:style-name="ce240" table:formula="of:=[RawData.J129]/[RawData.N129]" office:value-type="float" office:value="2.35456259973887" calcext:value-type="float">
            <text:p>2.3546</text:p>
          </table:table-cell>
          <table:table-cell table:style-name="ce240" table:formula="of:=[RawData.K129]-[RawData.M129]" office:value-type="float" office:value="2.35448300000007" calcext:value-type="float">
            <text:p>2.3545</text:p>
          </table:table-cell>
          <table:table-cell table:style-name="ce240" table:formula="of:=[RawData.L129]/[RawData.N129]" office:value-type="float" office:value="0.870629624256492" calcext:value-type="float">
            <text:p>0.8706</text:p>
          </table:table-cell>
          <table:table-cell table:style-name="ce247" table:number-columns-repeated="2"/>
          <table:table-cell table:style-name="ce240" table:formula="of:=[RawData.O129]-[RawData.M129]" office:value-type="float" office:value="6.06045200000006" calcext:value-type="float">
            <text:p>6.0605</text:p>
          </table:table-cell>
          <table:table-cell table:style-name="ce240" table:formula="of:=[RawData.P129]/[RawData.N129]" office:value-type="float" office:value="1.55944436384738" calcext:value-type="float">
            <text:p>1.5594</text:p>
          </table:table-cell>
          <table:table-cell table:style-name="ce240" table:number-columns-repeated="4"/>
          <table:table-cell table:style-name="ce250" table:number-columns-repeated="2"/>
          <table:table-cell table:style-name="ce240" table:formula="of:=[RawData.W129]-[RawData.M129]" office:value-type="float" office:value="2.22862800000007" calcext:value-type="float">
            <text:p>2.2286</text:p>
          </table:table-cell>
          <table:table-cell table:style-name="ce240" table:formula="of:=[RawData.X129]/[RawData.N129]" office:value-type="float" office:value="1.27680255331496" calcext:value-type="float">
            <text:p>1.2768</text:p>
          </table:table-cell>
          <table:table-cell table:style-name="ce240" table:formula="of:=[RawData.Y129]-[RawData.M129]" office:value-type="float" office:value="-13.693172" calcext:value-type="float">
            <text:p>-13.6932</text:p>
          </table:table-cell>
          <table:table-cell table:style-name="ce240" table:formula="of:=[RawData.Z129]/[RawData.N129]" office:value-type="float" office:value="0.926288705933556" calcext:value-type="float">
            <text:p>0.9263</text:p>
          </table:table-cell>
          <table:table-cell table:style-name="ce240" table:formula="of:=[RawData.AA129]-[RawData.M129]" office:value-type="float" office:value="-1.34757200000001" calcext:value-type="float">
            <text:p>-1.3476</text:p>
          </table:table-cell>
          <table:table-cell table:style-name="ce240" table:formula="of:=[RawData.AB129]/[RawData.N129]" office:value-type="float" office:value="1.45269476280284" calcext:value-type="float">
            <text:p>1.4527</text:p>
          </table:table-cell>
          <table:table-cell table:style-name="ce240" table:formula="of:=[RawData.AC129]-[RawData.M129]" office:value-type="float" office:value="3.90802800000006" calcext:value-type="float">
            <text:p>3.9080</text:p>
          </table:table-cell>
          <table:table-cell table:style-name="ce240" table:formula="of:=[RawData.AD129]/[RawData.N129]" office:value-type="float" office:value="1.57974619904251" calcext:value-type="float">
            <text:p>1.5797</text:p>
          </table:table-cell>
          <table:table-cell table:style-name="ce240" table:formula="of:=[RawData.AE129]-[RawData.M129]" office:value-type="float" office:value="-13.2713719999999" calcext:value-type="float">
            <text:p>-13.2714</text:p>
          </table:table-cell>
          <table:table-cell table:style-name="ce240" table:formula="of:=[RawData.AF129]/[RawData.N129]" office:value-type="float" office:value="1.048999807776" calcext:value-type="float">
            <text:p>1.0490</text:p>
          </table:table-cell>
          <table:table-cell table:style-name="ce240" table:formula="of:=[RawData.AG129]-[RawData.M129]" office:value-type="float" office:value="0.832328000000075" calcext:value-type="float">
            <text:p>0.8323</text:p>
          </table:table-cell>
          <table:table-cell table:style-name="ce240" table:formula="of:=[RawData.AH129]/[RawData.N129]" office:value-type="float" office:value="1.31729887567097" calcext:value-type="float">
            <text:p>1.3173</text:p>
          </table:table-cell>
          <table:table-cell table:style-name="ce240" table:formula="of:=[RawData.AI129]-[RawData.M129]" office:value-type="float" office:value="-12.853872" calcext:value-type="float">
            <text:p>-12.8539</text:p>
          </table:table-cell>
          <table:table-cell table:style-name="ce240" table:formula="of:=[RawData.AJ129]/[RawData.N129]" office:value-type="float" office:value="1.05243283040766" calcext:value-type="float">
            <text:p>1.0524</text:p>
          </table:table-cell>
          <table:table-cell table:style-name="ce240" table:formula="of:=[RawData.AK129]-[RawData.M129]" office:value-type="float" office:value="0.375428000000056" calcext:value-type="float">
            <text:p>0.3754</text:p>
          </table:table-cell>
          <table:table-cell table:style-name="ce240" table:formula="of:=[RawData.AL129]/[RawData.N129]" office:value-type="float" office:value="1.5533770745684" calcext:value-type="float">
            <text:p>1.5534</text:p>
          </table:table-cell>
          <table:table-cell table:style-name="ce240" table:formula="of:=[RawData.AM129]-[RawData.M129]" office:value-type="float" office:value="0.395865307100053" calcext:value-type="float">
            <text:p>0.3959</text:p>
          </table:table-cell>
          <table:table-cell table:style-name="ce240" table:formula="of:=[RawData.AN129]/[RawData.N129]" office:value-type="float" office:value="0.307289540153634" calcext:value-type="float">
            <text:p>0.3073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 table:style-name="ce65"/>
          <table:table-cell table:style-name="ce70" table:number-columns-repeated="3"/>
          <table:table-cell table:style-name="ce243" table:formula="of:=AVERAGE([.F106:.F129])" office:value-type="float" office:value="17.0568429565217" calcext:value-type="float">
            <text:p>17.06</text:p>
          </table:table-cell>
          <table:table-cell table:style-name="ce243" table:formula="of:=AVERAGE([.G106:.G129])" office:value-type="float" office:value="2.26890715243873" calcext:value-type="float">
            <text:p>2.27</text:p>
          </table:table-cell>
          <table:table-cell table:style-name="ce243" table:formula="of:=AVERAGE([.H106:.H129])" office:value-type="float" office:value="17.0590371304348" calcext:value-type="float">
            <text:p>17.06</text:p>
          </table:table-cell>
          <table:table-cell table:style-name="ce243" table:formula="of:=AVERAGE([.I106:.I129])" office:value-type="float" office:value="2.28108565908337" calcext:value-type="float">
            <text:p>2.28</text:p>
          </table:table-cell>
          <table:table-cell table:style-name="ce243" table:formula="of:=AVERAGE([.J106:.J129])" office:value-type="float" office:value="2.73209969565217" calcext:value-type="float">
            <text:p>2.73</text:p>
          </table:table-cell>
          <table:table-cell table:style-name="ce243" table:formula="of:=AVERAGE([.K106:.K129])" office:value-type="float" office:value="0.921644195588755" calcext:value-type="float">
            <text:p>0.92</text:p>
          </table:table-cell>
          <table:table-cell table:style-name="ce243" table:number-columns-repeated="2"/>
          <table:table-cell table:style-name="ce243" table:formula="of:=AVERAGE([.N106:.N129])" office:value-type="float" office:value="5.69365217391304" calcext:value-type="float">
            <text:p>5.69</text:p>
          </table:table-cell>
          <table:table-cell table:style-name="ce243" table:formula="of:=AVERAGE([.O106:.O129])" office:value-type="float" office:value="1.48762654341929" calcext:value-type="float">
            <text:p>1.49</text:p>
          </table:table-cell>
          <table:table-cell table:style-name="ce243" table:formula="of:=AVERAGE([.P106:.P129])" office:value-type="float" office:value="2.20263199999999" calcext:value-type="float">
            <text:p>2.20</text:p>
          </table:table-cell>
          <table:table-cell table:style-name="ce243" table:formula="of:=AVERAGE([.Q106:.Q129])" office:value-type="float" office:value="0.971486206792176" calcext:value-type="float">
            <text:p>0.97</text:p>
          </table:table-cell>
          <table:table-cell table:style-name="ce243" table:number-columns-repeated="4"/>
          <table:table-cell table:style-name="ce243" table:formula="of:=AVERAGE([.V106:.V129])" office:value-type="float" office:value="2.15750382608695" calcext:value-type="float">
            <text:p>2.16</text:p>
          </table:table-cell>
          <table:table-cell table:style-name="ce243" table:formula="of:=AVERAGE([.W106:.W129])" office:value-type="float" office:value="1.25072652970028" calcext:value-type="float">
            <text:p>1.25</text:p>
          </table:table-cell>
          <table:table-cell table:style-name="ce243" table:formula="of:=AVERAGE([.X106:.X129])" office:value-type="float" office:value="-13.4390613913043" calcext:value-type="float">
            <text:p>-13.44</text:p>
          </table:table-cell>
          <table:table-cell table:style-name="ce243" table:formula="of:=AVERAGE([.Y106:.Y129])" office:value-type="float" office:value="0.96206141942158" calcext:value-type="float">
            <text:p>0.96</text:p>
          </table:table-cell>
          <table:table-cell table:style-name="ce243" table:formula="of:=AVERAGE([.Z106:.Z129])" office:value-type="float" office:value="-1.42184834782609" calcext:value-type="float">
            <text:p>-1.42</text:p>
          </table:table-cell>
          <table:table-cell table:style-name="ce243" table:formula="of:=AVERAGE([.AA106:.AA129])" office:value-type="float" office:value="1.46019197111407" calcext:value-type="float">
            <text:p>1.46</text:p>
          </table:table-cell>
          <table:table-cell table:style-name="ce243" table:formula="of:=AVERAGE([.AB106:.AB129])" office:value-type="float" office:value="3.75016469565217" calcext:value-type="float">
            <text:p>3.75</text:p>
          </table:table-cell>
          <table:table-cell table:style-name="ce243" table:formula="of:=AVERAGE([.AC106:.AC129])" office:value-type="float" office:value="1.58284214159599" calcext:value-type="float">
            <text:p>1.58</text:p>
          </table:table-cell>
          <table:table-cell table:style-name="ce243" table:formula="of:=AVERAGE([.AD106:.AD129])" office:value-type="float" office:value="-13.199591826087" calcext:value-type="float">
            <text:p>-13.20</text:p>
          </table:table-cell>
          <table:table-cell table:style-name="ce243" table:formula="of:=AVERAGE([.AE106:.AE129])" office:value-type="float" office:value="1.04013913961042" calcext:value-type="float">
            <text:p>1.04</text:p>
          </table:table-cell>
          <table:table-cell table:style-name="ce243" table:formula="of:=AVERAGE([.AF106:.AF129])" office:value-type="float" office:value="0.936125565217397" calcext:value-type="float">
            <text:p>0.94</text:p>
          </table:table-cell>
          <table:table-cell table:style-name="ce243" table:formula="of:=AVERAGE([.AG106:.AG129])" office:value-type="float" office:value="1.38747892337038" calcext:value-type="float">
            <text:p>1.39</text:p>
          </table:table-cell>
          <table:table-cell table:style-name="ce243" table:formula="of:=AVERAGE([.AH106:.AH129])" office:value-type="float" office:value="-12.8216613913044" calcext:value-type="float">
            <text:p>-12.82</text:p>
          </table:table-cell>
          <table:table-cell table:style-name="ce243" table:formula="of:=AVERAGE([.AI106:.AI129])" office:value-type="float" office:value="1.04982679345814" calcext:value-type="float">
            <text:p>1.05</text:p>
          </table:table-cell>
          <table:table-cell table:style-name="ce243" table:formula="of:=AVERAGE([.AJ106:.AJ129])" office:value-type="float" office:value="0.20399513043479" calcext:value-type="float">
            <text:p>0.20</text:p>
          </table:table-cell>
          <table:table-cell table:style-name="ce243" table:formula="of:=AVERAGE([.AK106:.AK129])" office:value-type="float" office:value="1.53939600806997" calcext:value-type="float">
            <text:p>1.54</text:p>
          </table:table-cell>
          <table:table-cell table:style-name="ce243" table:formula="of:=AVERAGE([.AL106:.AL129])" office:value-type="float" office:value="0.621942013982616" calcext:value-type="float">
            <text:p>0.62</text:p>
          </table:table-cell>
          <table:table-cell table:style-name="ce243" table:formula="of:=AVERAGE([.AM106:.AM129])" office:value-type="float" office:value="0.39365352487419" calcext:value-type="float">
            <text:p>0.3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 table:style-name="ce67"/>
          <table:table-cell table:number-columns-repeated="3"/>
          <table:table-cell table:style-name="ce243" table:formula="of:=STDEV([.F106:.F129])" office:value-type="float" office:value="1.0219970336784" calcext:value-type="float">
            <text:p>1.02</text:p>
          </table:table-cell>
          <table:table-cell table:style-name="ce243" table:formula="of:=STDEV([.G106:.G129])" office:value-type="float" office:value="0.358863299025792" calcext:value-type="float">
            <text:p>0.36</text:p>
          </table:table-cell>
          <table:table-cell table:style-name="ce243" table:formula="of:=STDEV([.H106:.H129])" office:value-type="float" office:value="1.02175163999548" calcext:value-type="float">
            <text:p>1.02</text:p>
          </table:table-cell>
          <table:table-cell table:style-name="ce243" table:formula="of:=STDEV([.I106:.I129])" office:value-type="float" office:value="0.361859670689083" calcext:value-type="float">
            <text:p>0.36</text:p>
          </table:table-cell>
          <table:table-cell table:style-name="ce243" table:formula="of:=STDEV([.J106:.J129])" office:value-type="float" office:value="0.476758999279094" calcext:value-type="float">
            <text:p>0.48</text:p>
          </table:table-cell>
          <table:table-cell table:style-name="ce243" table:formula="of:=STDEV([.K106:.K129])" office:value-type="float" office:value="0.129886109551719" calcext:value-type="float">
            <text:p>0.13</text:p>
          </table:table-cell>
          <table:table-cell table:style-name="ce243" table:number-columns-repeated="2"/>
          <table:table-cell table:style-name="ce243" table:formula="of:=STDEV([.N106:.N129])" office:value-type="float" office:value="0.725651934951759" calcext:value-type="float">
            <text:p>0.73</text:p>
          </table:table-cell>
          <table:table-cell table:style-name="ce243" table:formula="of:=STDEV([.O106:.O129])" office:value-type="float" office:value="0.185257766353148" calcext:value-type="float">
            <text:p>0.19</text:p>
          </table:table-cell>
          <table:table-cell table:style-name="ce243" table:formula="of:=STDEV([.P106:.P129])" office:value-type="float" office:value="0.0731091843204291" calcext:value-type="float">
            <text:p>0.07</text:p>
          </table:table-cell>
          <table:table-cell table:style-name="ce243" table:formula="of:=STDEV([.Q106:.Q129])" office:value-type="float" office:value="0.00159531510343165" calcext:value-type="float">
            <text:p>0.00</text:p>
          </table:table-cell>
          <table:table-cell table:style-name="ce243" table:number-columns-repeated="4"/>
          <table:table-cell table:style-name="ce243" table:formula="of:=STDEV([.V106:.V129])" office:value-type="float" office:value="0.208567646465697" calcext:value-type="float">
            <text:p>0.21</text:p>
          </table:table-cell>
          <table:table-cell table:style-name="ce243" table:formula="of:=STDEV([.W106:.W129])" office:value-type="float" office:value="0.0522855663969251" calcext:value-type="float">
            <text:p>0.05</text:p>
          </table:table-cell>
          <table:table-cell table:style-name="ce243" table:formula="of:=STDEV([.X106:.X129])" office:value-type="float" office:value="0.292741881371921" calcext:value-type="float">
            <text:p>0.29</text:p>
          </table:table-cell>
          <table:table-cell table:style-name="ce243" table:formula="of:=STDEV([.Y106:.Y129])" office:value-type="float" office:value="0.197264158237975" calcext:value-type="float">
            <text:p>0.20</text:p>
          </table:table-cell>
          <table:table-cell table:style-name="ce243" table:formula="of:=STDEV([.Z106:.Z129])" office:value-type="float" office:value="0.32191000588271" calcext:value-type="float">
            <text:p>0.32</text:p>
          </table:table-cell>
          <table:table-cell table:style-name="ce243" table:formula="of:=STDEV([.AA106:.AA129])" office:value-type="float" office:value="0.124261581305406" calcext:value-type="float">
            <text:p>0.12</text:p>
          </table:table-cell>
          <table:table-cell table:style-name="ce243" table:formula="of:=STDEV([.AB106:.AB129])" office:value-type="float" office:value="0.413815998406555" calcext:value-type="float">
            <text:p>0.41</text:p>
          </table:table-cell>
          <table:table-cell table:style-name="ce243" table:formula="of:=STDEV([.AC106:.AC129])" office:value-type="float" office:value="0.17971640696859" calcext:value-type="float">
            <text:p>0.18</text:p>
          </table:table-cell>
          <table:table-cell table:style-name="ce243" table:formula="of:=STDEV([.AD106:.AD129])" office:value-type="float" office:value="0.242465067938516" calcext:value-type="float">
            <text:p>0.24</text:p>
          </table:table-cell>
          <table:table-cell table:style-name="ce243" table:formula="of:=STDEV([.AE106:.AE129])" office:value-type="float" office:value="0.120739749564618" calcext:value-type="float">
            <text:p>0.12</text:p>
          </table:table-cell>
          <table:table-cell table:style-name="ce243" table:formula="of:=STDEV([.AF106:.AF129])" office:value-type="float" office:value="0.212957070519531" calcext:value-type="float">
            <text:p>0.21</text:p>
          </table:table-cell>
          <table:table-cell table:style-name="ce243" table:formula="of:=STDEV([.AG106:.AG129])" office:value-type="float" office:value="0.184232763341958" calcext:value-type="float">
            <text:p>0.18</text:p>
          </table:table-cell>
          <table:table-cell table:style-name="ce243" table:formula="of:=STDEV([.AH106:.AH129])" office:value-type="float" office:value="0.202694365598857" calcext:value-type="float">
            <text:p>0.20</text:p>
          </table:table-cell>
          <table:table-cell table:style-name="ce243" table:formula="of:=STDEV([.AI106:.AI129])" office:value-type="float" office:value="0.0889270331800759" calcext:value-type="float">
            <text:p>0.09</text:p>
          </table:table-cell>
          <table:table-cell table:style-name="ce243" table:formula="of:=STDEV([.AJ106:.AJ129])" office:value-type="float" office:value="0.428099261277543" calcext:value-type="float">
            <text:p>0.43</text:p>
          </table:table-cell>
          <table:table-cell table:style-name="ce243" table:formula="of:=STDEV([.AK106:.AK129])" office:value-type="float" office:value="0.149706205632656" calcext:value-type="float">
            <text:p>0.15</text:p>
          </table:table-cell>
          <table:table-cell table:style-name="ce243" table:formula="of:=STDEV([.AL106:.AL129])" office:value-type="float" office:value="0.279783929356373" calcext:value-type="float">
            <text:p>0.28</text:p>
          </table:table-cell>
          <table:table-cell table:style-name="ce243" table:formula="of:=STDEV([.AM106:.AM129])" office:value-type="float" office:value="0.0977083400866808" calcext:value-type="float">
            <text:p>0.10</text:p>
          </table:table-cell>
          <table:table-cell table:number-columns-repeated="985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 table:style-name="ce65"/>
          <table:table-cell table:style-name="ce70" table:number-columns-repeated="3"/>
          <table:table-cell table:style-name="ce243" table:formula="of:=MAX(MAX([.F106:.F129])-[.F130];ABS(MIN([.F106:.F129])-[.F130]))" office:value-type="float" office:value="3.21478695652163" calcext:value-type="float">
            <text:p>3.21</text:p>
          </table:table-cell>
          <table:table-cell table:style-name="ce243" table:formula="of:=MAX(MAX([.G106:.G129])-[.G130];ABS(MIN([.G106:.G129])-[.G130]))" office:value-type="float" office:value="1.48318084049523" calcext:value-type="float">
            <text:p>1.48</text:p>
          </table:table-cell>
          <table:table-cell table:style-name="ce243" table:formula="of:=MAX(MAX([.H106:.H129])-[.H130];ABS(MIN([.H106:.H129])-[.H130]))" office:value-type="float" office:value="3.21308013043468" calcext:value-type="float">
            <text:p>3.21</text:p>
          </table:table-cell>
          <table:table-cell table:style-name="ce243" table:formula="of:=MAX(MAX([.I106:.I129])-[.I130];ABS(MIN([.I106:.I129])-[.I130]))" office:value-type="float" office:value="1.49659397930183" calcext:value-type="float">
            <text:p>1.50</text:p>
          </table:table-cell>
          <table:table-cell table:style-name="ce243" table:formula="of:=MAX(MAX([.J106:.J129])-[.J130];ABS(MIN([.J106:.J129])-[.J130]))" office:value-type="float" office:value="1.02818630434789" calcext:value-type="float">
            <text:p>1.03</text:p>
          </table:table-cell>
          <table:table-cell table:style-name="ce243" table:formula="of:=MAX(MAX([.K106:.K129])-[.K130];ABS(MIN([.K106:.K129])-[.K130]))" office:value-type="float" office:value="0.377663315451591" calcext:value-type="float">
            <text:p>0.38</text:p>
          </table:table-cell>
          <table:table-cell table:style-name="ce243" table:number-columns-repeated="2"/>
          <table:table-cell table:style-name="ce243" table:formula="of:=MAX(MAX([.N106:.N129])-[.N130];ABS(MIN([.N106:.N129])-[.N130]))" office:value-type="float" office:value="2.10202117391303" calcext:value-type="float">
            <text:p>2.10</text:p>
          </table:table-cell>
          <table:table-cell table:style-name="ce243" table:formula="of:=MAX(MAX([.O106:.O129])-[.O130];ABS(MIN([.O106:.O129])-[.O130]))" office:value-type="float" office:value="0.669904500379743" calcext:value-type="float">
            <text:p>0.67</text:p>
          </table:table-cell>
          <table:table-cell table:style-name="ce243" table:formula="of:=MAX(MAX([.P106:.P129])-[.P130];ABS(MIN([.P106:.P129])-[.P130]))" office:value-type="float" office:value="0.0516959999999926" calcext:value-type="float">
            <text:p>0.05</text:p>
          </table:table-cell>
          <table:table-cell table:style-name="ce243" table:formula="of:=MAX(MAX([.Q106:.Q129])-[.Q130];ABS(MIN([.Q106:.Q129])-[.Q130]))" office:value-type="float" office:value="0.00112805812776584" calcext:value-type="float">
            <text:p>0.00</text:p>
          </table:table-cell>
          <table:table-cell table:style-name="ce243" table:number-columns-repeated="4"/>
          <table:table-cell table:style-name="ce243" table:formula="of:=MAX(MAX([.V106:.V129])-[.V130];ABS(MIN([.V106:.V129])-[.V130]))" office:value-type="float" office:value="0.521732173912995" calcext:value-type="float">
            <text:p>0.52</text:p>
          </table:table-cell>
          <table:table-cell table:style-name="ce243" table:formula="of:=MAX(MAX([.W106:.W129])-[.W130];ABS(MIN([.W106:.W129])-[.W130]))" office:value-type="float" office:value="0.158584012202348" calcext:value-type="float">
            <text:p>0.16</text:p>
          </table:table-cell>
          <table:table-cell table:style-name="ce243" table:formula="of:=MAX(MAX([.X106:.X129])-[.X130];ABS(MIN([.X106:.X129])-[.X130]))" office:value-type="float" office:value="0.582728391304441" calcext:value-type="float">
            <text:p>0.58</text:p>
          </table:table-cell>
          <table:table-cell table:style-name="ce243" table:formula="of:=MAX(MAX([.Y106:.Y129])-[.Y130];ABS(MIN([.Y106:.Y129])-[.Y130]))" office:value-type="float" office:value="0.470820395049913" calcext:value-type="float">
            <text:p>0.47</text:p>
          </table:table-cell>
          <table:table-cell table:style-name="ce243" table:formula="of:=MAX(MAX([.Z106:.Z129])-[.Z130];ABS(MIN([.Z106:.Z129])-[.Z130]))" office:value-type="float" office:value="1.03419565217382" calcext:value-type="float">
            <text:p>1.03</text:p>
          </table:table-cell>
          <table:table-cell table:style-name="ce243" table:formula="of:=MAX(MAX([.AA106:.AA129])-[.AA130];ABS(MIN([.AA106:.AA129])-[.AA130]))" office:value-type="float" office:value="0.528864967629628" calcext:value-type="float">
            <text:p>0.53</text:p>
          </table:table-cell>
          <table:table-cell table:style-name="ce243" table:formula="of:=MAX(MAX([.AB106:.AB129])-[.AB130];ABS(MIN([.AB106:.AB129])-[.AB130]))" office:value-type="float" office:value="1.32190869565214" calcext:value-type="float">
            <text:p>1.32</text:p>
          </table:table-cell>
          <table:table-cell table:style-name="ce243" table:formula="of:=MAX(MAX([.AC106:.AC129])-[.AC130];ABS(MIN([.AC106:.AC129])-[.AC130]))" office:value-type="float" office:value="0.777098924544194" calcext:value-type="float">
            <text:p>0.78</text:p>
          </table:table-cell>
          <table:table-cell table:style-name="ce243" table:formula="of:=MAX(MAX([.AD106:.AD129])-[.AD130];ABS(MIN([.AD106:.AD129])-[.AD130]))" office:value-type="float" office:value="0.781559826087054" calcext:value-type="float">
            <text:p>0.78</text:p>
          </table:table-cell>
          <table:table-cell table:style-name="ce243" table:formula="of:=MAX(MAX([.AE106:.AE129])-[.AE130];ABS(MIN([.AE106:.AE129])-[.AE130]))" office:value-type="float" office:value="0.432034099863967" calcext:value-type="float">
            <text:p>0.43</text:p>
          </table:table-cell>
          <table:table-cell table:style-name="ce243" table:formula="of:=MAX(MAX([.AF106:.AF129])-[.AF130];ABS(MIN([.AF106:.AF129])-[.AF130]))" office:value-type="float" office:value="0.553010434782634" calcext:value-type="float">
            <text:p>0.55</text:p>
          </table:table-cell>
          <table:table-cell table:style-name="ce243" table:formula="of:=MAX(MAX([.AG106:.AG129])-[.AG130];ABS(MIN([.AG106:.AG129])-[.AG130]))" office:value-type="float" office:value="0.582889575616484" calcext:value-type="float">
            <text:p>0.58</text:p>
          </table:table-cell>
          <table:table-cell table:style-name="ce243" table:formula="of:=MAX(MAX([.AH106:.AH129])-[.AH130];ABS(MIN([.AH106:.AH129])-[.AH130]))" office:value-type="float" office:value="0.518682608695645" calcext:value-type="float">
            <text:p>0.52</text:p>
          </table:table-cell>
          <table:table-cell table:style-name="ce243" table:formula="of:=MAX(MAX([.AI106:.AI129])-[.AI130];ABS(MIN([.AI106:.AI129])-[.AI130]))" office:value-type="float" office:value="0.238849785651658" calcext:value-type="float">
            <text:p>0.24</text:p>
          </table:table-cell>
          <table:table-cell table:style-name="ce243" table:formula="of:=MAX(MAX([.AJ106:.AJ129])-[.AJ130];ABS(MIN([.AJ106:.AJ129])-[.AJ130]))" office:value-type="float" office:value="1.35193913043473" calcext:value-type="float">
            <text:p>1.35</text:p>
          </table:table-cell>
          <table:table-cell table:style-name="ce243" table:formula="of:=MAX(MAX([.AK106:.AK129])-[.AK130];ABS(MIN([.AK106:.AK129])-[.AK130]))" office:value-type="float" office:value="0.630168287664434" calcext:value-type="float">
            <text:p>0.63</text:p>
          </table:table-cell>
          <table:table-cell table:style-name="ce243" table:formula="of:=MAX(MAX([.AL106:.AL129])-[.AL130];ABS(MIN([.AL106:.AL129])-[.AL130]))" office:value-type="float" office:value="0.645222984767374" calcext:value-type="float">
            <text:p>0.65</text:p>
          </table:table-cell>
          <table:table-cell table:style-name="ce243" table:formula="of:=MAX(MAX([.AM106:.AM129])-[.AM130];ABS(MIN([.AM106:.AM129])-[.AM130]))" office:value-type="float" office:value="0.178980777237646" calcext:value-type="float">
            <text:p>0.18</text:p>
          </table:table-cell>
          <table:table-cell table:style-name="ce70" table:number-columns-repeated="2"/>
          <table:table-cell table:number-columns-repeated="983"/>
        </table:table-row>
        <table:table-row table:style-name="ro2" table:number-rows-repeated="2">
          <table:table-cell/>
          <table:table-cell table:style-name="ce70" table:number-columns-repeated="4"/>
          <table:table-cell table:style-name="ce60" table:number-columns-repeated="2"/>
          <table:table-cell table:style-name="ce51" table:number-columns-repeated="4"/>
          <table:table-cell table:style-name="ce70" table:number-columns-repeated="30"/>
          <table:table-cell table:number-columns-repeated="983"/>
        </table:table-row>
        <table:table-row table:style-name="ro3">
          <table:table-cell/>
          <table:table-cell table:style-name="ce70" table:number-columns-repeated="4"/>
          <table:table-cell table:style-name="ce60" table:number-columns-repeated="2"/>
          <table:table-cell table:style-name="ce51" table:number-columns-repeated="4"/>
          <table:table-cell table:style-name="ce70" table:number-columns-repeated="30"/>
          <table:table-cell table:number-columns-repeated="983"/>
        </table:table-row>
        <table:table-row table:style-name="ro3" table:number-rows-repeated="120">
          <table:table-cell/>
          <table:table-cell table:style-name="ce70" table:number-columns-repeated="4"/>
          <table:table-cell table:style-name="ce60" table:number-columns-repeated="6"/>
          <table:table-cell table:style-name="ce70" table:number-columns-repeated="30"/>
          <table:table-cell table:number-columns-repeated="983"/>
        </table:table-row>
        <table:table-row table:style-name="ro3" table:number-rows-repeated="24">
          <table:table-cell table:number-columns-repeated="5"/>
          <table:table-cell table:style-name="ce13" table:number-columns-repeated="6"/>
          <table:table-cell table:number-columns-repeated="1013"/>
        </table:table-row>
        <table:table-row table:style-name="ro4" table:number-rows-repeated="10482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rrorEOM-CCSD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39" table:default-cell-style-name="ce1"/>
        <table:table-column table:style-name="co4" table:number-columns-repeated="983" table:default-cell-style-name="ce1"/>
        <table:table-row table:style-name="ro2">
          <table:table-cell/>
          <table:table-cell table:style-name="ce2" office:value-type="string" calcext:value-type="string">
            <text:p>irrep</text:p>
          </table:table-cell>
          <table:table-cell table:style-name="ce116" table:number-columns-spanned="3" table:number-rows-spanned="1"/>
          <table:covered-table-cell table:number-columns-repeated="2"/>
          <table:table-cell table:style-name="ce133" office:value-type="string" calcext:value-type="string" table:number-columns-spanned="2" table:number-rows-spanned="1">
            <text:p>RPA</text:p>
          </table:table-cell>
          <table:covered-table-cell/>
          <table:table-cell table:style-name="ce133" office:value-type="string" calcext:value-type="string" table:number-columns-spanned="2" table:number-rows-spanned="1">
            <text:p>ADC(1)</text:p>
          </table:table-cell>
          <table:covered-table-cell/>
          <table:table-cell table:style-name="ce133" office:value-type="string" calcext:value-type="string" table:number-columns-spanned="2" table:number-rows-spanned="1">
            <text:p>ADC(2)</text:p>
          </table:table-cell>
          <table:covered-table-cell/>
          <table:table-cell table:style-name="ce133" office:value-type="string" calcext:value-type="string" table:number-columns-spanned="2" table:number-rows-spanned="1">
            <text:p>ADC(2)-x</text:p>
          </table:table-cell>
          <table:covered-table-cell/>
          <table:table-cell table:style-name="ce133" office:value-type="string" calcext:value-type="string" table:number-columns-spanned="2" table:number-rows-spanned="1">
            <text:p>ADC(3/2)</text:p>
          </table:table-cell>
          <table:covered-table-cell/>
          <table:table-cell table:style-name="ce133" office:value-type="string" calcext:value-type="string" table:number-columns-spanned="2" table:number-rows-spanned="1">
            <text:p>CC2</text:p>
          </table:table-cell>
          <table:covered-table-cell/>
          <table:table-cell table:style-name="ce133" office:value-type="string" calcext:value-type="string" table:number-columns-spanned="2" table:number-rows-spanned="1">
            <text:p>CCSD</text:p>
          </table:table-cell>
          <table:covered-table-cell/>
          <table:table-cell table:style-name="ce133" office:value-type="string" calcext:value-type="string" table:number-columns-spanned="2" table:number-rows-spanned="1">
            <text:p>CC3 / CCSDR(3)</text:p>
          </table:table-cell>
          <table:covered-table-cell/>
          <table:table-cell table:style-name="ce133" table:number-columns-spanned="2" table:number-rows-spanned="1"/>
          <table:covered-table-cell/>
          <table:table-cell table:style-name="ce133" office:value-type="string" calcext:value-type="string" table:number-columns-spanned="2" table:number-rows-spanned="1">
            <text:p>B3LYP</text:p>
          </table:table-cell>
          <table:covered-table-cell/>
          <table:table-cell table:style-name="ce74" office:value-type="string" calcext:value-type="string" table:number-columns-spanned="2" table:number-rows-spanned="1">
            <text:p>BhandHLYP</text:p>
          </table:table-cell>
          <table:covered-table-cell/>
          <table:table-cell table:style-name="ce74" office:value-type="string" calcext:value-type="string" table:number-columns-spanned="2" table:number-rows-spanned="1">
            <text:p>B0.58LYP</text:p>
          </table:table-cell>
          <table:covered-table-cell/>
          <table:table-cell table:style-name="ce74" office:value-type="string" calcext:value-type="string" table:number-columns-spanned="2" table:number-rows-spanned="1">
            <text:p>CAM100-B3LYP</text:p>
          </table:table-cell>
          <table:covered-table-cell/>
          <table:table-cell table:style-name="ce133" office:value-type="string" calcext:value-type="string" table:number-columns-spanned="2" table:number-rows-spanned="1">
            <text:p>SRC2-R1</text:p>
          </table:table-cell>
          <table:covered-table-cell/>
          <table:table-cell table:style-name="ce74" office:value-type="string" calcext:value-type="string" table:number-columns-spanned="2" table:number-rows-spanned="1">
            <text:p>RCAM-B3LYP</text:p>
          </table:table-cell>
          <table:covered-table-cell/>
          <table:table-cell table:style-name="ce74" office:value-type="string" calcext:value-type="string" table:number-columns-spanned="2" table:number-rows-spanned="1">
            <text:p>CAM-QTP00</text:p>
          </table:table-cell>
          <table:covered-table-cell/>
          <table:table-cell table:style-name="ce133" office:value-type="string" calcext:value-type="string" table:number-columns-spanned="2" table:number-rows-spanned="1">
            <text:p>HCH</text:p>
          </table:table-cell>
          <table:covered-table-cell/>
          <table:table-cell table:number-columns-repeated="985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/>
          <table:table-cell table:style-name="ce77"/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C-edge</text:p>
          </table:table-cell>
          <table:table-cell table:style-name="ce6"/>
          <table:table-cell table:style-name="ce8" table:number-columns-repeated="16"/>
          <table:table-cell table:style-name="ce9"/>
          <table:table-cell table:style-name="ce8" table:number-columns-repeated="20"/>
          <table:table-cell/>
          <table:table-cell table:style-name="ce10"/>
          <table:table-cell table:number-columns-repeated="983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4]-[RawData.W4]" office:value-type="float" office:value="9.3501" calcext:value-type="float">
            <text:p>9.3501</text:p>
          </table:table-cell>
          <table:table-cell table:style-name="ce240" table:formula="of:=[RawData.H4]/[RawData.X4]" office:value-type="float" office:value="1.88506577028169" calcext:value-type="float">
            <text:p>1.8851</text:p>
          </table:table-cell>
          <table:table-cell table:style-name="ce240" table:formula="of:=[RawData.I4]-[RawData.W4]" office:value-type="float" office:value="9.35436199999998" calcext:value-type="float">
            <text:p>9.3544</text:p>
          </table:table-cell>
          <table:table-cell table:style-name="ce240" table:formula="of:=[RawData.J4]/[RawData.X4]" office:value-type="float" office:value="1.901240392365" calcext:value-type="float">
            <text:p>1.9012</text:p>
          </table:table-cell>
          <table:table-cell table:style-name="ce240" table:formula="of:=[RawData.K4]-[RawData.W4]" office:value-type="float" office:value="2.99506300000002" calcext:value-type="float">
            <text:p>2.9951</text:p>
          </table:table-cell>
          <table:table-cell table:style-name="ce240" table:formula="of:=[RawData.L4]/[RawData.X4]" office:value-type="float" office:value="1.04898665251322" calcext:value-type="float">
            <text:p>1.0490</text:p>
          </table:table-cell>
          <table:table-cell table:style-name="ce240" table:formula="of:=[RawData.M4]-[RawData.W4]" office:value-type="float" office:value="-0.621870999999999" calcext:value-type="float">
            <text:p>-0.6219</text:p>
          </table:table-cell>
          <table:table-cell table:style-name="ce240" table:formula="of:=[RawData.N4]/[RawData.X4]" office:value-type="float" office:value="0.832556859507381" calcext:value-type="float">
            <text:p>0.8326</text:p>
          </table:table-cell>
          <table:table-cell table:style-name="ce240" table:formula="of:=[RawData.O4]-[RawData.W4]" office:value-type="float" office:value="1.48638" calcext:value-type="float">
            <text:p>1.4864</text:p>
          </table:table-cell>
          <table:table-cell table:style-name="ce240" table:formula="of:=[RawData.P4]/[RawData.X4]" office:value-type="float" office:value="1.01944133199662" calcext:value-type="float">
            <text:p>1.0194</text:p>
          </table:table-cell>
          <table:table-cell table:style-name="ce240" table:formula="of:=[RawData.Q4]-[RawData.W4]" office:value-type="float" office:value="1.83459999999997" calcext:value-type="float">
            <text:p>1.8346</text:p>
          </table:table-cell>
          <table:table-cell table:style-name="ce240" table:formula="of:=[RawData.R4]/[RawData.X4]" office:value-type="float" office:value="0.960519746024257" calcext:value-type="float">
            <text:p>0.9605</text:p>
          </table:table-cell>
          <table:table-cell table:style-name="ce240" table:formula="of:=[RawData.S4]-[RawData.W4]" office:value-type="float" office:value="0.398329999999987" calcext:value-type="float">
            <text:p>0.3983</text:p>
          </table:table-cell>
          <table:table-cell table:style-name="ce240" table:formula="of:=[RawData.T4]/[RawData.X4]" office:value-type="float" office:value="0.906261524247607" calcext:value-type="float">
            <text:p>0.9063</text:p>
          </table:table-cell>
          <table:table-cell table:style-name="ce250" table:number-columns-repeated="2"/>
          <table:table-cell table:style-name="ce240" table:number-columns-repeated="2"/>
          <table:table-cell table:style-name="ce240" table:formula="of:=[RawData.Y4]-[RawData.W4]" office:value-type="float" office:value="-10.8638" calcext:value-type="float">
            <text:p>-10.8638</text:p>
          </table:table-cell>
          <table:table-cell table:style-name="ce240" table:formula="of:=[RawData.Z4]/[RawData.X4]" office:value-type="float" office:value="0.764604886870712" calcext:value-type="float">
            <text:p>0.7646</text:p>
          </table:table-cell>
          <table:table-cell table:style-name="ce240" table:formula="of:=[RawData.AA4]-[RawData.W4]" office:value-type="float" office:value="-2.73849999999999" calcext:value-type="float">
            <text:p>-2.7385</text:p>
          </table:table-cell>
          <table:table-cell table:style-name="ce240" table:formula="of:=[RawData.AB4]/[RawData.X4]" office:value-type="float" office:value="1.17701055807828" calcext:value-type="float">
            <text:p>1.1770</text:p>
          </table:table-cell>
          <table:table-cell table:style-name="ce240" table:formula="of:=[RawData.AC4]-[RawData.W4]" office:value-type="float" office:value="0.99369999999999" calcext:value-type="float">
            <text:p>0.9937</text:p>
          </table:table-cell>
          <table:table-cell table:style-name="ce240" table:formula="of:=[RawData.AD4]/[RawData.X4]" office:value-type="float" office:value="1.31979670342631" calcext:value-type="float">
            <text:p>1.3198</text:p>
          </table:table-cell>
          <table:table-cell table:style-name="ce240" table:formula="of:=[RawData.AE4]-[RawData.W4]" office:value-type="float" office:value="-11.1076" calcext:value-type="float">
            <text:p>-11.1076</text:p>
          </table:table-cell>
          <table:table-cell table:style-name="ce240" table:formula="of:=[RawData.AF4]/[RawData.X4]" office:value-type="float" office:value="0.799279959112264" calcext:value-type="float">
            <text:p>0.7993</text:p>
          </table:table-cell>
          <table:table-cell table:style-name="ce240" table:formula="of:=[RawData.AG4]-[RawData.W4]" office:value-type="float" office:value="0.225799999999992" calcext:value-type="float">
            <text:p>0.2258</text:p>
          </table:table-cell>
          <table:table-cell table:style-name="ce240" table:formula="of:=[RawData.AH4]/[RawData.X4]" office:value-type="float" office:value="1.19835241100037" calcext:value-type="float">
            <text:p>1.1984</text:p>
          </table:table-cell>
          <table:table-cell table:style-name="ce240" table:formula="of:=[RawData.AI4]-[RawData.W4]" office:value-type="float" office:value="-10.8711" calcext:value-type="float">
            <text:p>-10.8711</text:p>
          </table:table-cell>
          <table:table-cell table:style-name="ce240" table:formula="of:=[RawData.AJ4]/[RawData.X4]" office:value-type="float" office:value="0.794811194983389" calcext:value-type="float">
            <text:p>0.7948</text:p>
          </table:table-cell>
          <table:table-cell table:style-name="ce240" table:formula="of:=[RawData.AK4]-[RawData.W4]" office:value-type="float" office:value="-1.78520000000003" calcext:value-type="float">
            <text:p>-1.7852</text:p>
          </table:table-cell>
          <table:table-cell table:style-name="ce240" table:formula="of:=[RawData.AL4]/[RawData.X4]" office:value-type="float" office:value="1.24190920170628" calcext:value-type="float">
            <text:p>1.2419</text:p>
          </table:table-cell>
          <table:table-cell table:style-name="ce240" table:formula="of:=[RawData.AM4]-[RawData.W4]" office:value-type="float" office:value="-0.0717068371000096" calcext:value-type="float">
            <text:p>-0.0717</text:p>
          </table:table-cell>
          <table:table-cell table:style-name="ce240" table:formula="of:=[RawData.AN4]/[RawData.X4]" office:value-type="float" office:value="0.479961884674581" calcext:value-type="float">
            <text:p>0.480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5]-[RawData.W5]" office:value-type="float" office:value="7.79090000000002" calcext:value-type="float">
            <text:p>7.7909</text:p>
          </table:table-cell>
          <table:table-cell table:style-name="ce240" table:formula="of:=[RawData.H5]/[RawData.X5]" office:value-type="float" office:value="1.63287808362754" calcext:value-type="float">
            <text:p>1.6329</text:p>
          </table:table-cell>
          <table:table-cell table:style-name="ce240" table:formula="of:=[RawData.I5]-[RawData.W5]" office:value-type="float" office:value="7.79625500000003" calcext:value-type="float">
            <text:p>7.7963</text:p>
          </table:table-cell>
          <table:table-cell table:style-name="ce240" table:formula="of:=[RawData.J5]/[RawData.X5]" office:value-type="float" office:value="1.64749282877317" calcext:value-type="float">
            <text:p>1.6475</text:p>
          </table:table-cell>
          <table:table-cell table:style-name="ce240" table:formula="of:=[RawData.K5]-[RawData.W5]" office:value-type="float" office:value="3.03797000000003" calcext:value-type="float">
            <text:p>3.0380</text:p>
          </table:table-cell>
          <table:table-cell table:style-name="ce240" table:formula="of:=[RawData.L5]/[RawData.X5]" office:value-type="float" office:value="1.1073753309797" calcext:value-type="float">
            <text:p>1.1074</text:p>
          </table:table-cell>
          <table:table-cell table:style-name="ce240" table:formula="of:=[RawData.M5]-[RawData.W5]" office:value-type="float" office:value="-0.251580999999987" calcext:value-type="float">
            <text:p>-0.2516</text:p>
          </table:table-cell>
          <table:table-cell table:style-name="ce240" table:formula="of:=[RawData.N5]/[RawData.X5]" office:value-type="float" office:value="0.861553949691086" calcext:value-type="float">
            <text:p>0.8616</text:p>
          </table:table-cell>
          <table:table-cell table:style-name="ce240" table:formula="of:=[RawData.O5]-[RawData.W5]" office:value-type="float" office:value="1.13183500000002" calcext:value-type="float">
            <text:p>1.1318</text:p>
          </table:table-cell>
          <table:table-cell table:style-name="ce240" table:formula="of:=[RawData.P5]/[RawData.X5]" office:value-type="float" office:value="1.00085503089144" calcext:value-type="float">
            <text:p>1.0009</text:p>
          </table:table-cell>
          <table:table-cell table:style-name="ce240" table:formula="of:=[RawData.Q5]-[RawData.W5]" office:value-type="float" office:value="1.81515999999999" calcext:value-type="float">
            <text:p>1.8152</text:p>
          </table:table-cell>
          <table:table-cell table:style-name="ce240" table:formula="of:=[RawData.R5]/[RawData.X5]" office:value-type="float" office:value="0.987828221535746" calcext:value-type="float">
            <text:p>0.9878</text:p>
          </table:table-cell>
          <table:table-cell table:style-name="ce240" table:formula="of:=[RawData.S5]-[RawData.W5]" office:value-type="float" office:value="0.375130000000013" calcext:value-type="float">
            <text:p>0.3751</text:p>
          </table:table-cell>
          <table:table-cell table:style-name="ce240" table:formula="of:=[RawData.T5]/[RawData.X5]" office:value-type="float" office:value="0.908722694174757" calcext:value-type="float">
            <text:p>0.9087</text:p>
          </table:table-cell>
          <table:table-cell table:style-name="ce250" table:number-columns-repeated="2"/>
          <table:table-cell table:style-name="ce240" table:number-columns-repeated="2"/>
          <table:table-cell table:style-name="ce240" table:formula="of:=[RawData.Y5]-[RawData.W5]" office:value-type="float" office:value="-10.976" calcext:value-type="float">
            <text:p>-10.9760</text:p>
          </table:table-cell>
          <table:table-cell table:style-name="ce240" table:formula="of:=[RawData.Z5]/[RawData.X5]" office:value-type="float" office:value="0.829933733726831" calcext:value-type="float">
            <text:p>0.8299</text:p>
          </table:table-cell>
          <table:table-cell table:style-name="ce240" table:formula="of:=[RawData.AA5]-[RawData.W5]" office:value-type="float" office:value="-3.3836" calcext:value-type="float">
            <text:p>-3.3836</text:p>
          </table:table-cell>
          <table:table-cell table:style-name="ce240" table:formula="of:=[RawData.AB5]/[RawData.X5]" office:value-type="float" office:value="1.14878490180936" calcext:value-type="float">
            <text:p>1.1488</text:p>
          </table:table-cell>
          <table:table-cell table:style-name="ce240" table:formula="of:=[RawData.AC5]-[RawData.W5]" office:value-type="float" office:value="0.180700000000002" calcext:value-type="float">
            <text:p>0.1807</text:p>
          </table:table-cell>
          <table:table-cell table:style-name="ce240" table:formula="of:=[RawData.AD5]/[RawData.X5]" office:value-type="float" office:value="1.24958789441748" calcext:value-type="float">
            <text:p>1.2496</text:p>
          </table:table-cell>
          <table:table-cell table:style-name="ce240" table:formula="of:=[RawData.AE5]-[RawData.W5]" office:value-type="float" office:value="-11.1985" calcext:value-type="float">
            <text:p>-11.1985</text:p>
          </table:table-cell>
          <table:table-cell table:style-name="ce240" table:formula="of:=[RawData.AF5]/[RawData.X5]" office:value-type="float" office:value="0.859761598080318" calcext:value-type="float">
            <text:p>0.8598</text:p>
          </table:table-cell>
          <table:table-cell table:style-name="ce240" table:formula="of:=[RawData.AG5]-[RawData.W5]" office:value-type="float" office:value="-0.390600000000006" calcext:value-type="float">
            <text:p>-0.3906</text:p>
          </table:table-cell>
          <table:table-cell table:style-name="ce240" table:formula="of:=[RawData.AH5]/[RawData.X5]" office:value-type="float" office:value="1.15846587461386" calcext:value-type="float">
            <text:p>1.1585</text:p>
          </table:table-cell>
          <table:table-cell table:style-name="ce240" table:formula="of:=[RawData.AI5]-[RawData.W5]" office:value-type="float" office:value="-10.9604" calcext:value-type="float">
            <text:p>-10.9604</text:p>
          </table:table-cell>
          <table:table-cell table:style-name="ce240" table:formula="of:=[RawData.AJ5]/[RawData.X5]" office:value-type="float" office:value="0.857327027250662" calcext:value-type="float">
            <text:p>0.8573</text:p>
          </table:table-cell>
          <table:table-cell table:style-name="ce240" table:formula="of:=[RawData.AK5]-[RawData.W5]" office:value-type="float" office:value="-2.49880000000002" calcext:value-type="float">
            <text:p>-2.4988</text:p>
          </table:table-cell>
          <table:table-cell table:style-name="ce240" table:formula="of:=[RawData.AL5]/[RawData.X5]" office:value-type="float" office:value="1.19840899299426" calcext:value-type="float">
            <text:p>1.1984</text:p>
          </table:table-cell>
          <table:table-cell table:style-name="ce240" table:formula="of:=[RawData.AM5]-[RawData.W5]" office:value-type="float" office:value="-0.0893658062499867" calcext:value-type="float">
            <text:p>-0.0894</text:p>
          </table:table-cell>
          <table:table-cell table:style-name="ce240" table:formula="of:=[RawData.AN5]/[RawData.X5]" office:value-type="float" office:value="0.481709906376283" calcext:value-type="float">
            <text:p>0.481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1" table:formula="of:=[RawData.G6]-[RawData.W6]" office:value-type="float" office:value="7.11579999999998" calcext:value-type="float">
            <text:p>7.1158</text:p>
          </table:table-cell>
          <table:table-cell table:style-name="ce240" table:formula="of:=[RawData.H6]/[RawData.X6]" office:value-type="float" office:value="1.52598212675847" calcext:value-type="float">
            <text:p>1.5260</text:p>
          </table:table-cell>
          <table:table-cell table:style-name="ce241" table:formula="of:=[RawData.I6]-[RawData.W6]" office:value-type="float" office:value="7.12141699999995" calcext:value-type="float">
            <text:p>7.1214</text:p>
          </table:table-cell>
          <table:table-cell table:style-name="ce240" table:formula="of:=[RawData.J6]/[RawData.X6]" office:value-type="float" office:value="1.5396894194571" calcext:value-type="float">
            <text:p>1.5397</text:p>
          </table:table-cell>
          <table:table-cell table:style-name="ce240" table:formula="of:=[RawData.K6]-[RawData.W6]" office:value-type="float" office:value="3.00458599999996" calcext:value-type="float">
            <text:p>3.0046</text:p>
          </table:table-cell>
          <table:table-cell table:style-name="ce240" table:formula="of:=[RawData.L6]/[RawData.X6]" office:value-type="float" office:value="1.10353923122647" calcext:value-type="float">
            <text:p>1.1035</text:p>
          </table:table-cell>
          <table:table-cell table:style-name="ce240" table:formula="of:=[RawData.M6]-[RawData.W6]" office:value-type="float" office:value="-0.0497040000000197" calcext:value-type="float">
            <text:p>-0.0497</text:p>
          </table:table-cell>
          <table:table-cell table:style-name="ce240" table:formula="of:=[RawData.N6]/[RawData.X6]" office:value-type="float" office:value="0.87782345948088" calcext:value-type="float">
            <text:p>0.8778</text:p>
          </table:table-cell>
          <table:table-cell table:style-name="ce240" table:formula="of:=[RawData.O6]-[RawData.W6]" office:value-type="float" office:value="0.86572799999999" calcext:value-type="float">
            <text:p>0.8657</text:p>
          </table:table-cell>
          <table:table-cell table:style-name="ce240" table:formula="of:=[RawData.P6]/[RawData.X6]" office:value-type="float" office:value="0.979319397661977" calcext:value-type="float">
            <text:p>0.9793</text:p>
          </table:table-cell>
          <table:table-cell table:style-name="ce240" table:formula="of:=[RawData.Q6]-[RawData.W6]" office:value-type="float" office:value="1.75022999999999" calcext:value-type="float">
            <text:p>1.7502</text:p>
          </table:table-cell>
          <table:table-cell table:style-name="ce240" table:formula="of:=[RawData.R6]/[RawData.X6]" office:value-type="float" office:value="0.976165296215574" calcext:value-type="float">
            <text:p>0.9762</text:p>
          </table:table-cell>
          <table:table-cell table:style-name="ce240" table:formula="of:=[RawData.S6]-[RawData.W6]" office:value-type="float" office:value="0.376800000000003" calcext:value-type="float">
            <text:p>0.3768</text:p>
          </table:table-cell>
          <table:table-cell table:style-name="ce240" table:formula="of:=[RawData.T6]/[RawData.X6]" office:value-type="float" office:value="0.901894689914801" calcext:value-type="float">
            <text:p>0.9019</text:p>
          </table:table-cell>
          <table:table-cell table:style-name="ce250" table:number-columns-repeated="2"/>
          <table:table-cell table:style-name="ce240" table:number-columns-repeated="2"/>
          <table:table-cell table:style-name="ce240" table:formula="of:=[RawData.Y6]-[RawData.W6]" office:value-type="float" office:value="-11.1064" calcext:value-type="float">
            <text:p>-11.1064</text:p>
          </table:table-cell>
          <table:table-cell table:style-name="ce240" table:formula="of:=[RawData.Z6]/[RawData.X6]" office:value-type="float" office:value="0.815689273330692" calcext:value-type="float">
            <text:p>0.8157</text:p>
          </table:table-cell>
          <table:table-cell table:style-name="ce240" table:formula="of:=[RawData.AA6]-[RawData.W6]" office:value-type="float" office:value="-3.72270000000003" calcext:value-type="float">
            <text:p>-3.7227</text:p>
          </table:table-cell>
          <table:table-cell table:style-name="ce240" table:formula="of:=[RawData.AB6]/[RawData.X6]" office:value-type="float" office:value="1.1000496062017" calcext:value-type="float">
            <text:p>1.1000</text:p>
          </table:table-cell>
          <table:table-cell table:style-name="ce240" table:formula="of:=[RawData.AC6]-[RawData.W6]" office:value-type="float" office:value="-0.210300000000018" calcext:value-type="float">
            <text:p>-0.2103</text:p>
          </table:table-cell>
          <table:table-cell table:style-name="ce240" table:formula="of:=[RawData.AD6]/[RawData.X6]" office:value-type="float" office:value="1.19371127773925" calcext:value-type="float">
            <text:p>1.1937</text:p>
          </table:table-cell>
          <table:table-cell table:style-name="ce240" table:formula="of:=[RawData.AE6]-[RawData.W6]" office:value-type="float" office:value="-11.4083" calcext:value-type="float">
            <text:p>-11.4083</text:p>
          </table:table-cell>
          <table:table-cell table:style-name="ce240" table:formula="of:=[RawData.AF6]/[RawData.X6]" office:value-type="float" office:value="0.834978407965128" calcext:value-type="float">
            <text:p>0.8350</text:p>
          </table:table-cell>
          <table:table-cell table:style-name="ce240" table:formula="of:=[RawData.AG6]-[RawData.W6]" office:value-type="float" office:value="-0.585500000000025" calcext:value-type="float">
            <text:p>-0.5855</text:p>
          </table:table-cell>
          <table:table-cell table:style-name="ce240" table:formula="of:=[RawData.AH6]/[RawData.X6]" office:value-type="float" office:value="1.1298916014464" calcext:value-type="float">
            <text:p>1.1299</text:p>
          </table:table-cell>
          <table:table-cell table:style-name="ce240" table:formula="of:=[RawData.AI6]-[RawData.W6]" office:value-type="float" office:value="-11.1807" calcext:value-type="float">
            <text:p>-11.1807</text:p>
          </table:table-cell>
          <table:table-cell table:style-name="ce240" table:formula="of:=[RawData.AJ6]/[RawData.X6]" office:value-type="float" office:value="0.831447434119279" calcext:value-type="float">
            <text:p>0.8314</text:p>
          </table:table-cell>
          <table:table-cell table:style-name="ce240" table:formula="of:=[RawData.AK6]-[RawData.W6]" office:value-type="float" office:value="-2.88730000000004" calcext:value-type="float">
            <text:p>-2.8873</text:p>
          </table:table-cell>
          <table:table-cell table:style-name="ce240" table:formula="of:=[RawData.AL6]/[RawData.X6]" office:value-type="float" office:value="1.1424071440955" calcext:value-type="float">
            <text:p>1.1424</text:p>
          </table:table-cell>
          <table:table-cell table:style-name="ce240" table:formula="of:=[RawData.AM6]-[RawData.W6]" office:value-type="float" office:value="0.0611168614499888" calcext:value-type="float">
            <text:p>0.0611</text:p>
          </table:table-cell>
          <table:table-cell table:style-name="ce240" table:formula="of:=[RawData.AN6]/[RawData.X6]" office:value-type="float" office:value="0.48759736266033" calcext:value-type="float">
            <text:p>0.487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_eth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7]-[RawData.W7]" office:value-type="float" office:value="9.59219999999999" calcext:value-type="float">
            <text:p>9.5922</text:p>
          </table:table-cell>
          <table:table-cell table:style-name="ce240" table:formula="of:=[RawData.H7]/[RawData.X7]" office:value-type="float" office:value="1.97171838635785" calcext:value-type="float">
            <text:p>1.9717</text:p>
          </table:table-cell>
          <table:table-cell table:style-name="ce240" table:formula="of:=[RawData.I7]-[RawData.W7]" office:value-type="float" office:value="9.59670499999999" calcext:value-type="float">
            <text:p>9.5967</text:p>
          </table:table-cell>
          <table:table-cell table:style-name="ce240" table:formula="of:=[RawData.J7]/[RawData.X7]" office:value-type="float" office:value="1.98884194451514" calcext:value-type="float">
            <text:p>1.9888</text:p>
          </table:table-cell>
          <table:table-cell table:style-name="ce240" table:formula="of:=[RawData.K7]-[RawData.W7]" office:value-type="float" office:value="2.970282" calcext:value-type="float">
            <text:p>2.9703</text:p>
          </table:table-cell>
          <table:table-cell table:style-name="ce240" table:formula="of:=[RawData.L7]/[RawData.X7]" office:value-type="float" office:value="1.05119877831509" calcext:value-type="float">
            <text:p>1.0512</text:p>
          </table:table-cell>
          <table:table-cell table:style-name="ce240" table:formula="of:=[RawData.M7]-[RawData.W7]" office:value-type="float" office:value="-0.600825000000043" calcext:value-type="float">
            <text:p>-0.6008</text:p>
          </table:table-cell>
          <table:table-cell table:style-name="ce240" table:formula="of:=[RawData.N7]/[RawData.X7]" office:value-type="float" office:value="0.815576482565538" calcext:value-type="float">
            <text:p>0.8156</text:p>
          </table:table-cell>
          <table:table-cell table:style-name="ce240" table:formula="of:=[RawData.O7]-[RawData.W7]" office:value-type="float" office:value="1.48373499999997" calcext:value-type="float">
            <text:p>1.4837</text:p>
          </table:table-cell>
          <table:table-cell table:style-name="ce240" table:formula="of:=[RawData.P7]/[RawData.X7]" office:value-type="float" office:value="1.0360600661746" calcext:value-type="float">
            <text:p>1.0361</text:p>
          </table:table-cell>
          <table:table-cell table:style-name="ce240" table:formula="of:=[RawData.Q7]-[RawData.W7]" office:value-type="float" office:value="1.89467999999999" calcext:value-type="float">
            <text:p>1.8947</text:p>
          </table:table-cell>
          <table:table-cell table:style-name="ce240" table:formula="of:=[RawData.R7]/[RawData.X7]" office:value-type="float" office:value="0.960081445660473" calcext:value-type="float">
            <text:p>0.9601</text:p>
          </table:table-cell>
          <table:table-cell table:style-name="ce240" table:formula="of:=[RawData.S7]-[RawData.W7]" office:value-type="float" office:value="0.388019999999983" calcext:value-type="float">
            <text:p>0.3880</text:p>
          </table:table-cell>
          <table:table-cell table:style-name="ce240" table:formula="of:=[RawData.T7]/[RawData.X7]" office:value-type="float" office:value="0.907383049121914" calcext:value-type="float">
            <text:p>0.9074</text:p>
          </table:table-cell>
          <table:table-cell table:style-name="ce250" table:number-columns-repeated="2"/>
          <table:table-cell table:style-name="ce240" table:number-columns-repeated="2"/>
          <table:table-cell table:style-name="ce240" table:formula="of:=[RawData.Y7]-[RawData.W7]" office:value-type="float" office:value="-10.8824" calcext:value-type="float">
            <text:p>-10.8824</text:p>
          </table:table-cell>
          <table:table-cell table:style-name="ce240" table:formula="of:=[RawData.Z7]/[RawData.X7]" office:value-type="float" office:value="0.808360616950878" calcext:value-type="float">
            <text:p>0.8084</text:p>
          </table:table-cell>
          <table:table-cell table:style-name="ce240" table:formula="of:=[RawData.AA7]-[RawData.W7]" office:value-type="float" office:value="-2.6594" calcext:value-type="float">
            <text:p>-2.6594</text:p>
          </table:table-cell>
          <table:table-cell table:style-name="ce240" table:formula="of:=[RawData.AB7]/[RawData.X7]" office:value-type="float" office:value="1.22690853550522" calcext:value-type="float">
            <text:p>1.2269</text:p>
          </table:table-cell>
          <table:table-cell table:style-name="ce240" table:formula="of:=[RawData.AC7]-[RawData.W7]" office:value-type="float" office:value="1.10309999999998" calcext:value-type="float">
            <text:p>1.1031</text:p>
          </table:table-cell>
          <table:table-cell table:style-name="ce240" table:formula="of:=[RawData.AD7]/[RawData.X7]" office:value-type="float" office:value="1.35938469025197" calcext:value-type="float">
            <text:p>1.3594</text:p>
          </table:table-cell>
          <table:table-cell table:style-name="ce240" table:formula="of:=[RawData.AE7]-[RawData.W7]" office:value-type="float" office:value="-11.0193" calcext:value-type="float">
            <text:p>-11.0193</text:p>
          </table:table-cell>
          <table:table-cell table:style-name="ce240" table:formula="of:=[RawData.AF7]/[RawData.X7]" office:value-type="float" office:value="0.851026449478239" calcext:value-type="float">
            <text:p>0.8510</text:p>
          </table:table-cell>
          <table:table-cell table:style-name="ce240" table:formula="of:=[RawData.AG7]-[RawData.W7]" office:value-type="float" office:value="0.149000000000001" calcext:value-type="float">
            <text:p>0.1490</text:p>
          </table:table-cell>
          <table:table-cell table:style-name="ce240" table:formula="of:=[RawData.AH7]/[RawData.X7]" office:value-type="float" office:value="1.18962328124205" calcext:value-type="float">
            <text:p>1.1896</text:p>
          </table:table-cell>
          <table:table-cell table:style-name="ce240" table:formula="of:=[RawData.AI7]-[RawData.W7]" office:value-type="float" office:value="-10.7558" calcext:value-type="float">
            <text:p>-10.7558</text:p>
          </table:table-cell>
          <table:table-cell table:style-name="ce240" table:formula="of:=[RawData.AJ7]/[RawData.X7]" office:value-type="float" office:value="0.849652752354289" calcext:value-type="float">
            <text:p>0.8497</text:p>
          </table:table-cell>
          <table:table-cell table:style-name="ce240" table:formula="of:=[RawData.AK7]-[RawData.W7]" office:value-type="float" office:value="-1.66230000000002" calcext:value-type="float">
            <text:p>-1.6623</text:p>
          </table:table-cell>
          <table:table-cell table:style-name="ce240" table:formula="of:=[RawData.AL7]/[RawData.X7]" office:value-type="float" office:value="1.29730161262408" calcext:value-type="float">
            <text:p>1.2973</text:p>
          </table:table-cell>
          <table:table-cell table:style-name="ce240" table:formula="of:=[RawData.AM7]-[RawData.W7]" office:value-type="float" office:value="-0.315630582400047" calcext:value-type="float">
            <text:p>-0.3156</text:p>
          </table:table-cell>
          <table:table-cell table:style-name="ce240" table:formula="of:=[RawData.AN7]/[RawData.X7]" office:value-type="float" office:value="0.413735146668911" calcext:value-type="float">
            <text:p>0.413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8]-[RawData.W8]" office:value-type="float" office:value="8.21010000000001" calcext:value-type="float">
            <text:p>8.2101</text:p>
          </table:table-cell>
          <table:table-cell table:style-name="ce240" table:formula="of:=[RawData.H8]/[RawData.X8]" office:value-type="float" office:value="1.72419824002708" calcext:value-type="float">
            <text:p>1.7242</text:p>
          </table:table-cell>
          <table:table-cell table:style-name="ce240" table:formula="of:=[RawData.I8]-[RawData.W8]" office:value-type="float" office:value="8.21506799999997" calcext:value-type="float">
            <text:p>8.2151</text:p>
          </table:table-cell>
          <table:table-cell table:style-name="ce240" table:formula="of:=[RawData.J8]/[RawData.X8]" office:value-type="float" office:value="1.73931170289688" calcext:value-type="float">
            <text:p>1.7393</text:p>
          </table:table-cell>
          <table:table-cell table:style-name="ce240" table:formula="of:=[RawData.K8]-[RawData.W8]" office:value-type="float" office:value="3.15143" calcext:value-type="float">
            <text:p>3.1514</text:p>
          </table:table-cell>
          <table:table-cell table:style-name="ce240" table:formula="of:=[RawData.L8]/[RawData.X8]" office:value-type="float" office:value="1.11190597067737" calcext:value-type="float">
            <text:p>1.1119</text:p>
          </table:table-cell>
          <table:table-cell table:style-name="ce240" table:formula="of:=[RawData.M8]-[RawData.W8]" office:value-type="float" office:value="-0.315922" calcext:value-type="float">
            <text:p>-0.3159</text:p>
          </table:table-cell>
          <table:table-cell table:style-name="ce240" table:formula="of:=[RawData.N8]/[RawData.X8]" office:value-type="float" office:value="0.844694697004661" calcext:value-type="float">
            <text:p>0.8447</text:p>
          </table:table-cell>
          <table:table-cell table:style-name="ce240" table:formula="of:=[RawData.O8]-[RawData.W8]" office:value-type="float" office:value="1.08225899999997" calcext:value-type="float">
            <text:p>1.0823</text:p>
          </table:table-cell>
          <table:table-cell table:style-name="ce240" table:formula="of:=[RawData.P8]/[RawData.X8]" office:value-type="float" office:value="0.982569498930785" calcext:value-type="float">
            <text:p>0.9826</text:p>
          </table:table-cell>
          <table:table-cell table:style-name="ce240" table:formula="of:=[RawData.Q8]-[RawData.W8]" office:value-type="float" office:value="1.94668999999999" calcext:value-type="float">
            <text:p>1.9467</text:p>
          </table:table-cell>
          <table:table-cell table:style-name="ce240" table:formula="of:=[RawData.R8]/[RawData.X8]" office:value-type="float" office:value="0.989807849110014" calcext:value-type="float">
            <text:p>0.9898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8]-[RawData.W8]" office:value-type="float" office:value="-10.9209" calcext:value-type="float">
            <text:p>-10.9209</text:p>
          </table:table-cell>
          <table:table-cell table:style-name="ce240" table:formula="of:=[RawData.Z8]/[RawData.X8]" office:value-type="float" office:value="0.830270863525177" calcext:value-type="float">
            <text:p>0.8303</text:p>
          </table:table-cell>
          <table:table-cell table:style-name="ce240" table:formula="of:=[RawData.AA8]-[RawData.W8]" office:value-type="float" office:value="-3.19749999999999" calcext:value-type="float">
            <text:p>-3.1975</text:p>
          </table:table-cell>
          <table:table-cell table:style-name="ce240" table:formula="of:=[RawData.AB8]/[RawData.X8]" office:value-type="float" office:value="1.16380535530223" calcext:value-type="float">
            <text:p>1.1638</text:p>
          </table:table-cell>
          <table:table-cell table:style-name="ce240" table:formula="of:=[RawData.AC8]-[RawData.W8]" office:value-type="float" office:value="0.412300000000016" calcext:value-type="float">
            <text:p>0.4123</text:p>
          </table:table-cell>
          <table:table-cell table:style-name="ce240" table:formula="of:=[RawData.AD8]/[RawData.X8]" office:value-type="float" office:value="1.27991853817634" calcext:value-type="float">
            <text:p>1.2799</text:p>
          </table:table-cell>
          <table:table-cell table:style-name="ce240" table:formula="of:=[RawData.AE8]-[RawData.W8]" office:value-type="float" office:value="-11.2646" calcext:value-type="float">
            <text:p>-11.2646</text:p>
          </table:table-cell>
          <table:table-cell table:style-name="ce240" table:formula="of:=[RawData.AF8]/[RawData.X8]" office:value-type="float" office:value="0.852780772603498" calcext:value-type="float">
            <text:p>0.8528</text:p>
          </table:table-cell>
          <table:table-cell table:style-name="ce240" table:formula="of:=[RawData.AG8]-[RawData.W8]" office:value-type="float" office:value="-0.0592000000000326" calcext:value-type="float">
            <text:p>-0.0592</text:p>
          </table:table-cell>
          <table:table-cell table:style-name="ce240" table:formula="of:=[RawData.AH8]/[RawData.X8]" office:value-type="float" office:value="1.18589980461839" calcext:value-type="float">
            <text:p>1.1859</text:p>
          </table:table-cell>
          <table:table-cell table:style-name="ce240" table:formula="of:=[RawData.AI8]-[RawData.W8]" office:value-type="float" office:value="-11.0191" calcext:value-type="float">
            <text:p>-11.0191</text:p>
          </table:table-cell>
          <table:table-cell table:style-name="ce240" table:formula="of:=[RawData.AJ8]/[RawData.X8]" office:value-type="float" office:value="0.849493681635667" calcext:value-type="float">
            <text:p>0.8495</text:p>
          </table:table-cell>
          <table:table-cell table:style-name="ce240" table:formula="of:=[RawData.AK8]-[RawData.W8]" office:value-type="float" office:value="-2.34219999999999" calcext:value-type="float">
            <text:p>-2.3422</text:p>
          </table:table-cell>
          <table:table-cell table:style-name="ce240" table:formula="of:=[RawData.AL8]/[RawData.X8]" office:value-type="float" office:value="1.21670499223089" calcext:value-type="float">
            <text:p>1.2167</text:p>
          </table:table-cell>
          <table:table-cell table:style-name="ce240" table:formula="of:=[RawData.AM8]-[RawData.W8]" office:value-type="float" office:value="-0.304150362200005" calcext:value-type="float">
            <text:p>-0.3042</text:p>
          </table:table-cell>
          <table:table-cell table:style-name="ce240" table:formula="of:=[RawData.AN8]/[RawData.X8]" office:value-type="float" office:value="0.461670990496546" calcext:value-type="float">
            <text:p>0.461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 <text:s/>(not sym – could be)</text:p>
          </table:table-cell>
          <table:table-cell table:style-name="ce70"/>
          <table:table-cell table:number-columns-repeated="2"/>
          <table:table-cell table:style-name="ce240" table:formula="of:=[RawData.G9]-[RawData.W9]" office:value-type="float" office:value="9.1266" calcext:value-type="float">
            <text:p>9.1266</text:p>
          </table:table-cell>
          <table:table-cell table:style-name="ce240" table:formula="of:=[RawData.H9]/[RawData.X9]" office:value-type="float" office:value="1.76097532577454" calcext:value-type="float">
            <text:p>1.7610</text:p>
          </table:table-cell>
          <table:table-cell table:style-name="ce240" table:formula="of:=[RawData.I9]-[RawData.W9]" office:value-type="float" office:value="9.135085" calcext:value-type="float">
            <text:p>9.1351</text:p>
          </table:table-cell>
          <table:table-cell table:style-name="ce240" table:formula="of:=[RawData.J9]/[RawData.X9]" office:value-type="float" office:value="1.77633968718591" calcext:value-type="float">
            <text:p>1.7763</text:p>
          </table:table-cell>
          <table:table-cell table:style-name="ce240" table:formula="of:=[RawData.K9]-[RawData.W9]" office:value-type="float" office:value="2.95447100000001" calcext:value-type="float">
            <text:p>2.9545</text:p>
          </table:table-cell>
          <table:table-cell table:style-name="ce240" table:formula="of:=[RawData.L9]/[RawData.X9]" office:value-type="float" office:value="1.05300558974449" calcext:value-type="float">
            <text:p>1.0530</text:p>
          </table:table-cell>
          <table:table-cell table:style-name="ce240" table:formula="of:=[RawData.M9]-[RawData.W9]" office:value-type="float" office:value="-0.58080799999999" calcext:value-type="float">
            <text:p>-0.5808</text:p>
          </table:table-cell>
          <table:table-cell table:style-name="ce240" table:formula="of:=[RawData.N9]/[RawData.X9]" office:value-type="float" office:value="0.837297878718414" calcext:value-type="float">
            <text:p>0.8373</text:p>
          </table:table-cell>
          <table:table-cell table:style-name="ce240" table:formula="of:=[RawData.O9]-[RawData.W9]" office:value-type="float" office:value="1.49085400000001" calcext:value-type="float">
            <text:p>1.4909</text:p>
          </table:table-cell>
          <table:table-cell table:style-name="ce240" table:formula="of:=[RawData.P9]/[RawData.X9]" office:value-type="float" office:value="1.0122551180547" calcext:value-type="float">
            <text:p>1.0123</text:p>
          </table:table-cell>
          <table:table-cell table:style-name="ce240" table:formula="of:=[RawData.Q9]-[RawData.W9]" office:value-type="float" office:value="1.79270000000002" calcext:value-type="float">
            <text:p>1.7927</text:p>
          </table:table-cell>
          <table:table-cell table:style-name="ce240" table:formula="of:=[RawData.R9]/[RawData.X9]" office:value-type="float" office:value="0.948669570277371" calcext:value-type="float">
            <text:p>0.9487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9]-[RawData.W9]" office:value-type="float" office:value="-10.8314" calcext:value-type="float">
            <text:p>-10.8314</text:p>
          </table:table-cell>
          <table:table-cell table:style-name="ce240" table:formula="of:=[RawData.Z9]/[RawData.X9]" office:value-type="float" office:value="0.785909504328966" calcext:value-type="float">
            <text:p>0.7859</text:p>
          </table:table-cell>
          <table:table-cell table:style-name="ce240" table:formula="of:=[RawData.AA9]-[RawData.W9]" office:value-type="float" office:value="-2.78149999999999" calcext:value-type="float">
            <text:p>-2.7815</text:p>
          </table:table-cell>
          <table:table-cell table:style-name="ce240" table:formula="of:=[RawData.AB9]/[RawData.X9]" office:value-type="float" office:value="1.1485327238102" calcext:value-type="float">
            <text:p>1.1485</text:p>
          </table:table-cell>
          <table:table-cell table:style-name="ce240" table:formula="of:=[RawData.AC9]-[RawData.W9]" office:value-type="float" office:value="0.929100000000005" calcext:value-type="float">
            <text:p>0.9291</text:p>
          </table:table-cell>
          <table:table-cell table:style-name="ce240" table:formula="of:=[RawData.AD9]/[RawData.X9]" office:value-type="float" office:value="1.26541253372362" calcext:value-type="float">
            <text:p>1.2654</text:p>
          </table:table-cell>
          <table:table-cell table:style-name="ce240" table:formula="of:=[RawData.AE9]-[RawData.W9]" office:value-type="float" office:value="-10.9564" calcext:value-type="float">
            <text:p>-10.9564</text:p>
          </table:table-cell>
          <table:table-cell table:style-name="ce240" table:formula="of:=[RawData.AF9]/[RawData.X9]" office:value-type="float" office:value="0.843000192202571" calcext:value-type="float">
            <text:p>0.8430</text:p>
          </table:table-cell>
          <table:table-cell table:style-name="ce240" table:formula="of:=[RawData.AG9]-[RawData.W9]" office:value-type="float" office:value="0.0918000000000347" calcext:value-type="float">
            <text:p>0.0918</text:p>
          </table:table-cell>
          <table:table-cell table:style-name="ce240" table:formula="of:=[RawData.AH9]/[RawData.X9]" office:value-type="float" office:value="1.12124368641004" calcext:value-type="float">
            <text:p>1.1212</text:p>
          </table:table-cell>
          <table:table-cell table:style-name="ce240" table:formula="of:=[RawData.AI9]-[RawData.W9]" office:value-type="float" office:value="-10.7079" calcext:value-type="float">
            <text:p>-10.7079</text:p>
          </table:table-cell>
          <table:table-cell table:style-name="ce240" table:formula="of:=[RawData.AJ9]/[RawData.X9]" office:value-type="float" office:value="0.845351196416921" calcext:value-type="float">
            <text:p>0.8454</text:p>
          </table:table-cell>
          <table:table-cell table:style-name="ce240" table:formula="of:=[RawData.AK9]-[RawData.W9]" office:value-type="float" office:value="-1.81279999999998" calcext:value-type="float">
            <text:p>-1.8128</text:p>
          </table:table-cell>
          <table:table-cell table:style-name="ce240" table:formula="of:=[RawData.AL9]/[RawData.X9]" office:value-type="float" office:value="1.2141076387297" calcext:value-type="float">
            <text:p>1.2141</text:p>
          </table:table-cell>
          <table:table-cell table:style-name="ce240" table:formula="of:=[RawData.AM9]-[RawData.W9]" office:value-type="float" office:value="-0.123162502199989" calcext:value-type="float">
            <text:p>-0.1232</text:p>
          </table:table-cell>
          <table:table-cell table:style-name="ce240" table:formula="of:=[RawData.AN9]/[RawData.X9]" office:value-type="float" office:value="0.449163916693111" calcext:value-type="float">
            <text:p>0.449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9_vinylfluori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0]-[RawData.W10]" office:value-type="float" office:value="9.8252" calcext:value-type="float">
            <text:p>9.8252</text:p>
          </table:table-cell>
          <table:table-cell table:style-name="ce240" table:formula="of:=[RawData.H10]/[RawData.X10]" office:value-type="float" office:value="2.01781964735516" calcext:value-type="float">
            <text:p>2.0178</text:p>
          </table:table-cell>
          <table:table-cell table:style-name="ce240" table:formula="of:=[RawData.I10]-[RawData.W10]" office:value-type="float" office:value="9.82928900000002" calcext:value-type="float">
            <text:p>9.8293</text:p>
          </table:table-cell>
          <table:table-cell table:style-name="ce240" table:formula="of:=[RawData.J10]/[RawData.X10]" office:value-type="float" office:value="2.03456357463586" calcext:value-type="float">
            <text:p>2.0346</text:p>
          </table:table-cell>
          <table:table-cell table:style-name="ce240" table:formula="of:=[RawData.K10]-[RawData.W10]" office:value-type="float" office:value="2.97705300000001" calcext:value-type="float">
            <text:p>2.9771</text:p>
          </table:table-cell>
          <table:table-cell table:style-name="ce240" table:formula="of:=[RawData.L10]/[RawData.X10]" office:value-type="float" office:value="1.03048954112364" calcext:value-type="float">
            <text:p>1.0305</text:p>
          </table:table-cell>
          <table:table-cell table:style-name="ce240" table:formula="of:=[RawData.M10]-[RawData.W10]" office:value-type="float" office:value="-0.642321999999979" calcext:value-type="float">
            <text:p>-0.6423</text:p>
          </table:table-cell>
          <table:table-cell table:style-name="ce240" table:formula="of:=[RawData.N10]/[RawData.X10]" office:value-type="float" office:value="0.80175227247837" calcext:value-type="float">
            <text:p>0.8018</text:p>
          </table:table-cell>
          <table:table-cell table:style-name="ce240" table:formula="of:=[RawData.O10]-[RawData.W10]" office:value-type="float" office:value="1.43339200000003" calcext:value-type="float">
            <text:p>1.4334</text:p>
          </table:table-cell>
          <table:table-cell table:style-name="ce240" table:formula="of:=[RawData.P10]/[RawData.X10]" office:value-type="float" office:value="1.0282772971197" calcext:value-type="float">
            <text:p>1.0283</text:p>
          </table:table-cell>
          <table:table-cell table:style-name="ce240" table:formula="of:=[RawData.Q10]-[RawData.W10]" office:value-type="float" office:value="1.90584999999999" calcext:value-type="float">
            <text:p>1.9058</text:p>
          </table:table-cell>
          <table:table-cell table:style-name="ce240" table:formula="of:=[RawData.R10]/[RawData.X10]" office:value-type="float" office:value="0.936131420435878" calcext:value-type="float">
            <text:p>0.9361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0]-[RawData.W10]" office:value-type="float" office:value="-10.999" calcext:value-type="float">
            <text:p>-10.9990</text:p>
          </table:table-cell>
          <table:table-cell table:style-name="ce240" table:formula="of:=[RawData.Z10]/[RawData.X10]" office:value-type="float" office:value="0.770113851713942" calcext:value-type="float">
            <text:p>0.7701</text:p>
          </table:table-cell>
          <table:table-cell table:style-name="ce240" table:formula="of:=[RawData.AA10]-[RawData.W10]" office:value-type="float" office:value="-2.64539999999999" calcext:value-type="float">
            <text:p>-2.6454</text:p>
          </table:table-cell>
          <table:table-cell table:style-name="ce240" table:formula="of:=[RawData.AB10]/[RawData.X10]" office:value-type="float" office:value="1.21938607162414" calcext:value-type="float">
            <text:p>1.2194</text:p>
          </table:table-cell>
          <table:table-cell table:style-name="ce240" table:formula="of:=[RawData.AC10]-[RawData.W10]" office:value-type="float" office:value="1.12799999999999" calcext:value-type="float">
            <text:p>1.1280</text:p>
          </table:table-cell>
          <table:table-cell table:style-name="ce240" table:formula="of:=[RawData.AD10]/[RawData.X10]" office:value-type="float" office:value="1.3684394874603" calcext:value-type="float">
            <text:p>1.3684</text:p>
          </table:table-cell>
          <table:table-cell table:style-name="ce240" table:formula="of:=[RawData.AE10]-[RawData.W10]" office:value-type="float" office:value="-11.1344" calcext:value-type="float">
            <text:p>-11.1344</text:p>
          </table:table-cell>
          <table:table-cell table:style-name="ce240" table:formula="of:=[RawData.AF10]/[RawData.X10]" office:value-type="float" office:value="0.816169400941846" calcext:value-type="float">
            <text:p>0.8162</text:p>
          </table:table-cell>
          <table:table-cell table:style-name="ce240" table:formula="of:=[RawData.AG10]-[RawData.W10]" office:value-type="float" office:value="0.0869000000000142" calcext:value-type="float">
            <text:p>0.0869</text:p>
          </table:table-cell>
          <table:table-cell table:style-name="ce240" table:formula="of:=[RawData.AH10]/[RawData.X10]" office:value-type="float" office:value="1.19947314642427" calcext:value-type="float">
            <text:p>1.1995</text:p>
          </table:table-cell>
          <table:table-cell table:style-name="ce240" table:formula="of:=[RawData.AI10]-[RawData.W10]" office:value-type="float" office:value="-10.8721" calcext:value-type="float">
            <text:p>-10.8721</text:p>
          </table:table-cell>
          <table:table-cell table:style-name="ce240" table:formula="of:=[RawData.AJ10]/[RawData.X10]" office:value-type="float" office:value="0.814490846566641" calcext:value-type="float">
            <text:p>0.8145</text:p>
          </table:table-cell>
          <table:table-cell table:style-name="ce240" table:formula="of:=[RawData.AK10]-[RawData.W10]" office:value-type="float" office:value="-1.63290000000001" calcext:value-type="float">
            <text:p>-1.6329</text:p>
          </table:table-cell>
          <table:table-cell table:style-name="ce240" table:formula="of:=[RawData.AL10]/[RawData.X10]" office:value-type="float" office:value="1.29418962435659" calcext:value-type="float">
            <text:p>1.2942</text:p>
          </table:table-cell>
          <table:table-cell table:style-name="ce240" table:formula="of:=[RawData.AM10]-[RawData.W10]" office:value-type="float" office:value="-0.459996033300001" calcext:value-type="float">
            <text:p>-0.4600</text:p>
          </table:table-cell>
          <table:table-cell table:style-name="ce240" table:formula="of:=[RawData.AN10]/[RawData.X10]" office:value-type="float" office:value="0.394168154505027" calcext:value-type="float">
            <text:p>0.394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1]-[RawData.W11]" office:value-type="float" office:value="9.00780000000003" calcext:value-type="float">
            <text:p>9.0078</text:p>
          </table:table-cell>
          <table:table-cell table:style-name="ce240" table:formula="of:=[RawData.H11]/[RawData.X11]" office:value-type="float" office:value="1.79739111363945" calcext:value-type="float">
            <text:p>1.7974</text:p>
          </table:table-cell>
          <table:table-cell table:style-name="ce240" table:formula="of:=[RawData.I11]-[RawData.W11]" office:value-type="float" office:value="9.012562" calcext:value-type="float">
            <text:p>9.0126</text:p>
          </table:table-cell>
          <table:table-cell table:style-name="ce240" table:formula="of:=[RawData.J11]/[RawData.X11]" office:value-type="float" office:value="1.81361228094009" calcext:value-type="float">
            <text:p>1.8136</text:p>
          </table:table-cell>
          <table:table-cell table:style-name="ce240" table:formula="of:=[RawData.K11]-[RawData.W11]" office:value-type="float" office:value="3.12662300000005" calcext:value-type="float">
            <text:p>3.1266</text:p>
          </table:table-cell>
          <table:table-cell table:style-name="ce240" table:formula="of:=[RawData.L11]/[RawData.X11]" office:value-type="float" office:value="1.07390300230947" calcext:value-type="float">
            <text:p>1.0739</text:p>
          </table:table-cell>
          <table:table-cell table:style-name="ce240" table:formula="of:=[RawData.M11]-[RawData.W11]" office:value-type="float" office:value="-0.501937999999996" calcext:value-type="float">
            <text:p>-0.5019</text:p>
          </table:table-cell>
          <table:table-cell table:style-name="ce240" table:formula="of:=[RawData.N11]/[RawData.X11]" office:value-type="float" office:value="0.832206901236245" calcext:value-type="float">
            <text:p>0.8322</text:p>
          </table:table-cell>
          <table:table-cell table:style-name="ce240" table:formula="of:=[RawData.O11]-[RawData.W11]" office:value-type="float" office:value="1.18224300000003" calcext:value-type="float">
            <text:p>1.1822</text:p>
          </table:table-cell>
          <table:table-cell table:style-name="ce240" table:formula="of:=[RawData.P11]/[RawData.X11]" office:value-type="float" office:value="0.999813204727619" calcext:value-type="float">
            <text:p>0.9998</text:p>
          </table:table-cell>
          <table:table-cell table:style-name="ce240" table:formula="of:=[RawData.Q11]-[RawData.W11]" office:value-type="float" office:value="2.02676000000002" calcext:value-type="float">
            <text:p>2.0268</text:p>
          </table:table-cell>
          <table:table-cell table:style-name="ce240" table:formula="of:=[RawData.R11]/[RawData.X11]" office:value-type="float" office:value="0.976935199021872" calcext:value-type="float">
            <text:p>0.9769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1]-[RawData.W11]" office:value-type="float" office:value="-10.9577" calcext:value-type="float">
            <text:p>-10.9577</text:p>
          </table:table-cell>
          <table:table-cell table:style-name="ce240" table:formula="of:=[RawData.Z11]/[RawData.X11]" office:value-type="float" office:value="0.827815278155142" calcext:value-type="float">
            <text:p>0.8278</text:p>
          </table:table-cell>
          <table:table-cell table:style-name="ce240" table:formula="of:=[RawData.AA11]-[RawData.W11]" office:value-type="float" office:value="-2.91949999999997" calcext:value-type="float">
            <text:p>-2.9195</text:p>
          </table:table-cell>
          <table:table-cell table:style-name="ce240" table:formula="of:=[RawData.AB11]/[RawData.X11]" office:value-type="float" office:value="1.18840252343432" calcext:value-type="float">
            <text:p>1.1884</text:p>
          </table:table-cell>
          <table:table-cell table:style-name="ce240" table:formula="of:=[RawData.AC11]-[RawData.W11]" office:value-type="float" office:value="0.817600000000027" calcext:value-type="float">
            <text:p>0.8176</text:p>
          </table:table-cell>
          <table:table-cell table:style-name="ce240" table:formula="of:=[RawData.AD11]/[RawData.X11]" office:value-type="float" office:value="1.29560889824752" calcext:value-type="float">
            <text:p>1.2956</text:p>
          </table:table-cell>
          <table:table-cell table:style-name="ce240" table:formula="of:=[RawData.AE11]-[RawData.W11]" office:value-type="float" office:value="-11.0771" calcext:value-type="float">
            <text:p>-11.0771</text:p>
          </table:table-cell>
          <table:table-cell table:style-name="ce240" table:formula="of:=[RawData.AF11]/[RawData.X11]" office:value-type="float" office:value="0.873422682040484" calcext:value-type="float">
            <text:p>0.8734</text:p>
          </table:table-cell>
          <table:table-cell table:style-name="ce240" table:formula="of:=[RawData.AG11]-[RawData.W11]" office:value-type="float" office:value="-0.0492999999999597" calcext:value-type="float">
            <text:p>-0.0493</text:p>
          </table:table-cell>
          <table:table-cell table:style-name="ce240" table:formula="of:=[RawData.AH11]/[RawData.X11]" office:value-type="float" office:value="1.15030110039397" calcext:value-type="float">
            <text:p>1.1503</text:p>
          </table:table-cell>
          <table:table-cell table:style-name="ce240" table:formula="of:=[RawData.AI11]-[RawData.W11]" office:value-type="float" office:value="-10.8112" calcext:value-type="float">
            <text:p>-10.8112</text:p>
          </table:table-cell>
          <table:table-cell table:style-name="ce240" table:formula="of:=[RawData.AJ11]/[RawData.X11]" office:value-type="float" office:value="0.87376280736313" calcext:value-type="float">
            <text:p>0.8738</text:p>
          </table:table-cell>
          <table:table-cell table:style-name="ce240" table:formula="of:=[RawData.AK11]-[RawData.W11]" office:value-type="float" office:value="-1.94349999999997" calcext:value-type="float">
            <text:p>-1.9435</text:p>
          </table:table-cell>
          <table:table-cell table:style-name="ce240" table:formula="of:=[RawData.AL11]/[RawData.X11]" office:value-type="float" office:value="1.24939751901916" calcext:value-type="float">
            <text:p>1.2494</text:p>
          </table:table-cell>
          <table:table-cell table:style-name="ce240" table:formula="of:=[RawData.AM11]-[RawData.W11]" office:value-type="float" office:value="-0.417111858099986" calcext:value-type="float">
            <text:p>-0.4171</text:p>
          </table:table-cell>
          <table:table-cell table:style-name="ce240" table:formula="of:=[RawData.AN11]/[RawData.X11]" office:value-type="float" office:value="0.408724554838388" calcext:value-type="float">
            <text:p>0.408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2]-[RawData.W12]" office:value-type="float" office:value="7.54950000000002" calcext:value-type="float">
            <text:p>7.5495</text:p>
          </table:table-cell>
          <table:table-cell table:style-name="ce240" table:formula="of:=[RawData.H12]/[RawData.X12]" office:value-type="float" office:value="3.10431278889056" calcext:value-type="float">
            <text:p>3.1043</text:p>
          </table:table-cell>
          <table:table-cell table:style-name="ce240" table:formula="of:=[RawData.I12]-[RawData.W12]" office:value-type="float" office:value="7.55226800000003" calcext:value-type="float">
            <text:p>7.5523</text:p>
          </table:table-cell>
          <table:table-cell table:style-name="ce240" table:formula="of:=[RawData.J12]/[RawData.X12]" office:value-type="float" office:value="3.13182433448639" calcext:value-type="float">
            <text:p>3.1318</text:p>
          </table:table-cell>
          <table:table-cell table:style-name="ce240" table:formula="of:=[RawData.K12]-[RawData.W12]" office:value-type="float" office:value="2.92393099999998" calcext:value-type="float">
            <text:p>2.9239</text:p>
          </table:table-cell>
          <table:table-cell table:style-name="ce240" table:formula="of:=[RawData.L12]/[RawData.X12]" office:value-type="float" office:value="2.18604301398707" calcext:value-type="float">
            <text:p>2.1860</text:p>
          </table:table-cell>
          <table:table-cell table:style-name="ce240" table:formula="of:=[RawData.M12]-[RawData.W12]" office:value-type="float" office:value="-0.0773090000000138" calcext:value-type="float">
            <text:p>-0.0773</text:p>
          </table:table-cell>
          <table:table-cell table:style-name="ce240" table:formula="of:=[RawData.N12]/[RawData.X12]" office:value-type="float" office:value="1.74196621045771" calcext:value-type="float">
            <text:p>1.7420</text:p>
          </table:table-cell>
          <table:table-cell table:style-name="ce240" table:formula="of:=[RawData.O12]-[RawData.W12]" office:value-type="float" office:value="1.12550099999999" calcext:value-type="float">
            <text:p>1.1255</text:p>
          </table:table-cell>
          <table:table-cell table:style-name="ce240" table:formula="of:=[RawData.P12]/[RawData.X12]" office:value-type="float" office:value="1.91610267208101" calcext:value-type="float">
            <text:p>1.9161</text:p>
          </table:table-cell>
          <table:table-cell table:style-name="ce240" table:formula="of:=[RawData.Q12]-[RawData.W12]" office:value-type="float" office:value="1.81146999999999" calcext:value-type="float">
            <text:p>1.8115</text:p>
          </table:table-cell>
          <table:table-cell table:style-name="ce240" table:formula="of:=[RawData.R12]/[RawData.X12]" office:value-type="float" office:value="1.89731363112247" calcext:value-type="float">
            <text:p>1.8973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2]-[RawData.W12]" office:value-type="float" office:value="-11.0243" calcext:value-type="float">
            <text:p>-11.0243</text:p>
          </table:table-cell>
          <table:table-cell table:style-name="ce240" table:formula="of:=[RawData.Z12]/[RawData.X12]" office:value-type="float" office:value="1.603269687171" calcext:value-type="float">
            <text:p>1.6033</text:p>
          </table:table-cell>
          <table:table-cell table:style-name="ce240" table:formula="of:=[RawData.AA12]-[RawData.W12]" office:value-type="float" office:value="-3.43020000000001" calcext:value-type="float">
            <text:p>-3.4302</text:p>
          </table:table-cell>
          <table:table-cell table:style-name="ce240" table:formula="of:=[RawData.AB12]/[RawData.X12]" office:value-type="float" office:value="2.16076095152153" calcext:value-type="float">
            <text:p>2.1608</text:p>
          </table:table-cell>
          <table:table-cell table:style-name="ce240" table:formula="of:=[RawData.AC12]-[RawData.W12]" office:value-type="float" office:value="0.145100000000014" calcext:value-type="float">
            <text:p>0.1451</text:p>
          </table:table-cell>
          <table:table-cell table:style-name="ce240" table:formula="of:=[RawData.AD12]/[RawData.X12]" office:value-type="float" office:value="2.35234540031082" calcext:value-type="float">
            <text:p>2.3523</text:p>
          </table:table-cell>
          <table:table-cell table:style-name="ce240" table:formula="of:=[RawData.AE12]-[RawData.W12]" office:value-type="float" office:value="-11.2314" calcext:value-type="float">
            <text:p>-11.2314</text:p>
          </table:table-cell>
          <table:table-cell table:style-name="ce240" table:formula="of:=[RawData.AF12]/[RawData.X12]" office:value-type="float" office:value="1.69792385070437" calcext:value-type="float">
            <text:p>1.6979</text:p>
          </table:table-cell>
          <table:table-cell table:style-name="ce240" table:formula="of:=[RawData.AG12]-[RawData.W12]" office:value-type="float" office:value="-0.35899999999998" calcext:value-type="float">
            <text:p>-0.3590</text:p>
          </table:table-cell>
          <table:table-cell table:style-name="ce240" table:formula="of:=[RawData.AH12]/[RawData.X12]" office:value-type="float" office:value="2.11660075951271" calcext:value-type="float">
            <text:p>2.1166</text:p>
          </table:table-cell>
          <table:table-cell table:style-name="ce240" table:formula="of:=[RawData.AI12]-[RawData.W12]" office:value-type="float" office:value="-10.9765" calcext:value-type="float">
            <text:p>-10.9765</text:p>
          </table:table-cell>
          <table:table-cell table:style-name="ce240" table:formula="of:=[RawData.AJ12]/[RawData.X12]" office:value-type="float" office:value="1.70841376648118" calcext:value-type="float">
            <text:p>1.7084</text:p>
          </table:table-cell>
          <table:table-cell table:style-name="ce240" table:formula="of:=[RawData.AK12]-[RawData.W12]" office:value-type="float" office:value="-2.58030000000002" calcext:value-type="float">
            <text:p>-2.5803</text:p>
          </table:table-cell>
          <table:table-cell table:style-name="ce240" table:formula="of:=[RawData.AL12]/[RawData.X12]" office:value-type="float" office:value="2.27814132952324" calcext:value-type="float">
            <text:p>2.2781</text:p>
          </table:table-cell>
          <table:table-cell table:style-name="ce240" table:formula="of:=[RawData.AM12]-[RawData.W12]" office:value-type="float" office:value="-0.357524997899986" calcext:value-type="float">
            <text:p>-0.3575</text:p>
          </table:table-cell>
          <table:table-cell table:style-name="ce240" table:formula="of:=[RawData.AN12]/[RawData.X12]" office:value-type="float" office:value="0.789275804989472" calcext:value-type="float">
            <text:p>0.789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13]-[RawData.W13]" office:value-type="float" office:value="7.56009999999998" calcext:value-type="float">
            <text:p>7.5601</text:p>
          </table:table-cell>
          <table:table-cell table:style-name="ce240" table:formula="of:=[RawData.H13]/[RawData.X13]" office:value-type="float" office:value="1.49613354632975" calcext:value-type="float">
            <text:p>1.4961</text:p>
          </table:table-cell>
          <table:table-cell table:style-name="ce240" table:formula="of:=[RawData.I13]-[RawData.W13]" office:value-type="float" office:value="7.566799" calcext:value-type="float">
            <text:p>7.5668</text:p>
          </table:table-cell>
          <table:table-cell table:style-name="ce240" table:formula="of:=[RawData.J13]/[RawData.X13]" office:value-type="float" office:value="1.50983340204186" calcext:value-type="float">
            <text:p>1.5098</text:p>
          </table:table-cell>
          <table:table-cell table:style-name="ce240" table:formula="of:=[RawData.K13]-[RawData.W13]" office:value-type="float" office:value="3.03002199999997" calcext:value-type="float">
            <text:p>3.0300</text:p>
          </table:table-cell>
          <table:table-cell table:style-name="ce240" table:formula="of:=[RawData.L13]/[RawData.X13]" office:value-type="float" office:value="1.06218929602056" calcext:value-type="float">
            <text:p>1.0622</text:p>
          </table:table-cell>
          <table:table-cell table:style-name="ce240" table:formula="of:=[RawData.M13]-[RawData.W13]" office:value-type="float" office:value="-0.127046000000007" calcext:value-type="float">
            <text:p>-0.1270</text:p>
          </table:table-cell>
          <table:table-cell table:style-name="ce240" table:formula="of:=[RawData.N13]/[RawData.X13]" office:value-type="float" office:value="0.826236147149405" calcext:value-type="float">
            <text:p>0.8262</text:p>
          </table:table-cell>
          <table:table-cell table:style-name="ce240" table:formula="of:=[RawData.O13]-[RawData.W13]" office:value-type="float" office:value="1.014229" calcext:value-type="float">
            <text:p>1.0142</text:p>
          </table:table-cell>
          <table:table-cell table:style-name="ce240" table:formula="of:=[RawData.P13]/[RawData.X13]" office:value-type="float" office:value="0.903521109683052" calcext:value-type="float">
            <text:p>0.9035</text:p>
          </table:table-cell>
          <table:table-cell table:style-name="ce240" table:formula="of:=[RawData.Q13]-[RawData.W13]" office:value-type="float" office:value="1.85611" calcext:value-type="float">
            <text:p>1.8561</text:p>
          </table:table-cell>
          <table:table-cell table:style-name="ce240" table:formula="of:=[RawData.R13]/[RawData.X13]" office:value-type="float" office:value="0.922833862793123" calcext:value-type="float">
            <text:p>0.9228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3]-[RawData.W13]" office:value-type="float" office:value="-10.9951" calcext:value-type="float">
            <text:p>-10.9951</text:p>
          </table:table-cell>
          <table:table-cell table:style-name="ce240" table:formula="of:=[RawData.Z13]/[RawData.X13]" office:value-type="float" office:value="0.806397338555181" calcext:value-type="float">
            <text:p>0.8064</text:p>
          </table:table-cell>
          <table:table-cell table:style-name="ce240" table:formula="of:=[RawData.AA13]-[RawData.W13]" office:value-type="float" office:value="-3.43200000000002" calcext:value-type="float">
            <text:p>-3.4320</text:p>
          </table:table-cell>
          <table:table-cell table:style-name="ce240" table:formula="of:=[RawData.AB13]/[RawData.X13]" office:value-type="float" office:value="1.04777566869559" calcext:value-type="float">
            <text:p>1.0478</text:p>
          </table:table-cell>
          <table:table-cell table:style-name="ce240" table:formula="of:=[RawData.AC13]-[RawData.W13]" office:value-type="float" office:value="0.138800000000003" calcext:value-type="float">
            <text:p>0.1388</text:p>
          </table:table-cell>
          <table:table-cell table:style-name="ce240" table:formula="of:=[RawData.AD13]/[RawData.X13]" office:value-type="float" office:value="1.14203871765647" calcext:value-type="float">
            <text:p>1.1420</text:p>
          </table:table-cell>
          <table:table-cell table:style-name="ce240" table:formula="of:=[RawData.AE13]-[RawData.W13]" office:value-type="float" office:value="-11.2241" calcext:value-type="float">
            <text:p>-11.2241</text:p>
          </table:table-cell>
          <table:table-cell table:style-name="ce240" table:formula="of:=[RawData.AF13]/[RawData.X13]" office:value-type="float" office:value="0.824914625215219" calcext:value-type="float">
            <text:p>0.8249</text:p>
          </table:table-cell>
          <table:table-cell table:style-name="ce240" table:formula="of:=[RawData.AG13]-[RawData.W13]" office:value-type="float" office:value="-0.345799999999997" calcext:value-type="float">
            <text:p>-0.3458</text:p>
          </table:table-cell>
          <table:table-cell table:style-name="ce240" table:formula="of:=[RawData.AH13]/[RawData.X13]" office:value-type="float" office:value="1.04005545141499" calcext:value-type="float">
            <text:p>1.0401</text:p>
          </table:table-cell>
          <table:table-cell table:style-name="ce240" table:formula="of:=[RawData.AI13]-[RawData.W13]" office:value-type="float" office:value="-10.9701" calcext:value-type="float">
            <text:p>-10.9701</text:p>
          </table:table-cell>
          <table:table-cell table:style-name="ce240" table:formula="of:=[RawData.AJ13]/[RawData.X13]" office:value-type="float" office:value="0.828614482139826" calcext:value-type="float">
            <text:p>0.8286</text:p>
          </table:table-cell>
          <table:table-cell table:style-name="ce240" table:formula="of:=[RawData.AK13]-[RawData.W13]" office:value-type="float" office:value="-2.58230000000003" calcext:value-type="float">
            <text:p>-2.5823</text:p>
          </table:table-cell>
          <table:table-cell table:style-name="ce240" table:formula="of:=[RawData.AL13]/[RawData.X13]" office:value-type="float" office:value="1.10333024589568" calcext:value-type="float">
            <text:p>1.1033</text:p>
          </table:table-cell>
          <table:table-cell table:style-name="ce240" table:formula="of:=[RawData.AM13]-[RawData.W13]" office:value-type="float" office:value="-0.400342907200013" calcext:value-type="float">
            <text:p>-0.4003</text:p>
          </table:table-cell>
          <table:table-cell table:style-name="ce240" table:formula="of:=[RawData.AN13]/[RawData.X13]" office:value-type="float" office:value="0.397024677985959" calcext:value-type="float">
            <text:p>0.397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5_difluoroeth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4]-[RawData.W14]" office:value-type="float" office:value="10.0689" calcext:value-type="float">
            <text:p>10.0689</text:p>
          </table:table-cell>
          <table:table-cell table:style-name="ce240" table:formula="of:=[RawData.H14]/[RawData.X14]" office:value-type="float" office:value="2.17463729456384" calcext:value-type="float">
            <text:p>2.1746</text:p>
          </table:table-cell>
          <table:table-cell table:style-name="ce240" table:formula="of:=[RawData.I14]-[RawData.W14]" office:value-type="float" office:value="10.072739" calcext:value-type="float">
            <text:p>10.0727</text:p>
          </table:table-cell>
          <table:table-cell table:style-name="ce240" table:formula="of:=[RawData.J14]/[RawData.X14]" office:value-type="float" office:value="2.19275674871719" calcext:value-type="float">
            <text:p>2.1928</text:p>
          </table:table-cell>
          <table:table-cell table:style-name="ce240" table:formula="of:=[RawData.K14]-[RawData.W14]" office:value-type="float" office:value="2.96846699999998" calcext:value-type="float">
            <text:p>2.9685</text:p>
          </table:table-cell>
          <table:table-cell table:style-name="ce240" table:formula="of:=[RawData.L14]/[RawData.X14]" office:value-type="float" office:value="0.996628739991572" calcext:value-type="float">
            <text:p>0.9966</text:p>
          </table:table-cell>
          <table:table-cell table:style-name="ce240" table:formula="of:=[RawData.M14]-[RawData.W14]" office:value-type="float" office:value="-0.692788000000007" calcext:value-type="float">
            <text:p>-0.6928</text:p>
          </table:table-cell>
          <table:table-cell table:style-name="ce240" table:formula="of:=[RawData.N14]/[RawData.X14]" office:value-type="float" office:value="0.788056815646613" calcext:value-type="float">
            <text:p>0.7881</text:p>
          </table:table-cell>
          <table:table-cell table:style-name="ce240" table:formula="of:=[RawData.O14]-[RawData.W14]" office:value-type="float" office:value="1.40473900000001" calcext:value-type="float">
            <text:p>1.4047</text:p>
          </table:table-cell>
          <table:table-cell table:style-name="ce240" table:formula="of:=[RawData.P14]/[RawData.X14]" office:value-type="float" office:value="1.04137230113284" calcext:value-type="float">
            <text:p>1.0414</text:p>
          </table:table-cell>
          <table:table-cell table:style-name="ce240" table:formula="of:=[RawData.Q14]-[RawData.W14]" office:value-type="float" office:value="1.91815000000003" calcext:value-type="float">
            <text:p>1.9182</text:p>
          </table:table-cell>
          <table:table-cell table:style-name="ce240" table:formula="of:=[RawData.R14]/[RawData.X14]" office:value-type="float" office:value="0.904389826727151" calcext:value-type="float">
            <text:p>0.904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4]-[RawData.W14]" office:value-type="float" office:value="-11.1421" calcext:value-type="float">
            <text:p>-11.1421</text:p>
          </table:table-cell>
          <table:table-cell table:style-name="ce240" table:formula="of:=[RawData.Z14]/[RawData.X14]" office:value-type="float" office:value="0.735172826652785" calcext:value-type="float">
            <text:p>0.7352</text:p>
          </table:table-cell>
          <table:table-cell table:style-name="ce240" table:formula="of:=[RawData.AA14]-[RawData.W14]" office:value-type="float" office:value="-2.64080000000001" calcext:value-type="float">
            <text:p>-2.6408</text:p>
          </table:table-cell>
          <table:table-cell table:style-name="ce240" table:formula="of:=[RawData.AB14]/[RawData.X14]" office:value-type="float" office:value="1.25490067673087" calcext:value-type="float">
            <text:p>1.2549</text:p>
          </table:table-cell>
          <table:table-cell table:style-name="ce240" table:formula="of:=[RawData.AC14]-[RawData.W14]" office:value-type="float" office:value="1.13409999999999" calcext:value-type="float">
            <text:p>1.1341</text:p>
          </table:table-cell>
          <table:table-cell table:style-name="ce240" table:formula="of:=[RawData.AD14]/[RawData.X14]" office:value-type="float" office:value="1.43537904613173" calcext:value-type="float">
            <text:p>1.4354</text:p>
          </table:table-cell>
          <table:table-cell table:style-name="ce240" table:formula="of:=[RawData.AE14]-[RawData.W14]" office:value-type="float" office:value="-11.2721" calcext:value-type="float">
            <text:p>-11.2721</text:p>
          </table:table-cell>
          <table:table-cell table:style-name="ce240" table:formula="of:=[RawData.AF14]/[RawData.X14]" office:value-type="float" office:value="0.797350167323567" calcext:value-type="float">
            <text:p>0.7974</text:p>
          </table:table-cell>
          <table:table-cell table:style-name="ce240" table:formula="of:=[RawData.AG14]-[RawData.W14]" office:value-type="float" office:value="-0.0176000000000158" calcext:value-type="float">
            <text:p>-0.0176</text:p>
          </table:table-cell>
          <table:table-cell table:style-name="ce240" table:formula="of:=[RawData.AH14]/[RawData.X14]" office:value-type="float" office:value="1.26340626161969" calcext:value-type="float">
            <text:p>1.2634</text:p>
          </table:table-cell>
          <table:table-cell table:style-name="ce240" table:formula="of:=[RawData.AI14]-[RawData.W14]" office:value-type="float" office:value="-11.0106" calcext:value-type="float">
            <text:p>-11.0106</text:p>
          </table:table-cell>
          <table:table-cell table:style-name="ce240" table:formula="of:=[RawData.AJ14]/[RawData.X14]" office:value-type="float" office:value="0.795634324880395" calcext:value-type="float">
            <text:p>0.7956</text:p>
          </table:table-cell>
          <table:table-cell table:style-name="ce240" table:formula="of:=[RawData.AK14]-[RawData.W14]" office:value-type="float" office:value="-1.61290000000002" calcext:value-type="float">
            <text:p>-1.6129</text:p>
          </table:table-cell>
          <table:table-cell table:style-name="ce240" table:formula="of:=[RawData.AL14]/[RawData.X14]" office:value-type="float" office:value="1.33946017699115" calcext:value-type="float">
            <text:p>1.3395</text:p>
          </table:table-cell>
          <table:table-cell table:style-name="ce240" table:formula="of:=[RawData.AM14]-[RawData.W14]" office:value-type="float" office:value="-0.610734067500005" calcext:value-type="float">
            <text:p>-0.6107</text:p>
          </table:table-cell>
          <table:table-cell table:style-name="ce240" table:formula="of:=[RawData.AN14]/[RawData.X14]" office:value-type="float" office:value="0.394085515554795" calcext:value-type="float">
            <text:p>0.394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5]-[RawData.W15]" office:value-type="float" office:value="8.44389999999999" calcext:value-type="float">
            <text:p>8.4439</text:p>
          </table:table-cell>
          <table:table-cell table:style-name="ce240" table:formula="of:=[RawData.H15]/[RawData.X15]" office:value-type="float" office:value="1.59111463478035" calcext:value-type="float">
            <text:p>1.5911</text:p>
          </table:table-cell>
          <table:table-cell table:style-name="ce240" table:formula="of:=[RawData.I15]-[RawData.W15]" office:value-type="float" office:value="8.44906200000003" calcext:value-type="float">
            <text:p>8.4491</text:p>
          </table:table-cell>
          <table:table-cell table:style-name="ce240" table:formula="of:=[RawData.J15]/[RawData.X15]" office:value-type="float" office:value="1.6053657668997" calcext:value-type="float">
            <text:p>1.6054</text:p>
          </table:table-cell>
          <table:table-cell table:style-name="ce240" table:formula="of:=[RawData.K15]-[RawData.W15]" office:value-type="float" office:value="3.23856999999998" calcext:value-type="float">
            <text:p>3.2386</text:p>
          </table:table-cell>
          <table:table-cell table:style-name="ce240" table:formula="of:=[RawData.L15]/[RawData.X15]" office:value-type="float" office:value="1.09061059198555" calcext:value-type="float">
            <text:p>1.0906</text:p>
          </table:table-cell>
          <table:table-cell table:style-name="ce240" table:formula="of:=[RawData.M15]-[RawData.W15]" office:value-type="float" office:value="-0.385833999999988" calcext:value-type="float">
            <text:p>-0.3858</text:p>
          </table:table-cell>
          <table:table-cell table:style-name="ce240" table:formula="of:=[RawData.N15]/[RawData.X15]" office:value-type="float" office:value="0.837508379735406" calcext:value-type="float">
            <text:p>0.8375</text:p>
          </table:table-cell>
          <table:table-cell table:style-name="ce240" table:formula="of:=[RawData.O15]-[RawData.W15]" office:value-type="float" office:value="0.90828700000003" calcext:value-type="float">
            <text:p>0.9083</text:p>
          </table:table-cell>
          <table:table-cell table:style-name="ce240" table:formula="of:=[RawData.P15]/[RawData.X15]" office:value-type="float" office:value="0.931635040291136" calcext:value-type="float">
            <text:p>0.9316</text:p>
          </table:table-cell>
          <table:table-cell table:style-name="ce240" table:formula="of:=[RawData.Q15]-[RawData.W15]" office:value-type="float" office:value="2.0933" calcext:value-type="float">
            <text:p>2.0933</text:p>
          </table:table-cell>
          <table:table-cell table:style-name="ce240" table:formula="of:=[RawData.R15]/[RawData.X15]" office:value-type="float" office:value="0.987218611905381" calcext:value-type="float">
            <text:p>0.987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5]-[RawData.W15]" office:value-type="float" office:value="-10.9913" calcext:value-type="float">
            <text:p>-10.9913</text:p>
          </table:table-cell>
          <table:table-cell table:style-name="ce240" table:formula="of:=[RawData.Z15]/[RawData.X15]" office:value-type="float" office:value="0.854714325585213" calcext:value-type="float">
            <text:p>0.8547</text:p>
          </table:table-cell>
          <table:table-cell table:style-name="ce240" table:formula="of:=[RawData.AA15]-[RawData.W15]" office:value-type="float" office:value="-3.14979999999997" calcext:value-type="float">
            <text:p>-3.1498</text:p>
          </table:table-cell>
          <table:table-cell table:style-name="ce240" table:formula="of:=[RawData.AB15]/[RawData.X15]" office:value-type="float" office:value="1.09529856621017" calcext:value-type="float">
            <text:p>1.0953</text:p>
          </table:table-cell>
          <table:table-cell table:style-name="ce240" table:formula="of:=[RawData.AC15]-[RawData.W15]" office:value-type="float" office:value="0.558400000000006" calcext:value-type="float">
            <text:p>0.5584</text:p>
          </table:table-cell>
          <table:table-cell table:style-name="ce240" table:formula="of:=[RawData.AD15]/[RawData.X15]" office:value-type="float" office:value="1.20197060867662" calcext:value-type="float">
            <text:p>1.2020</text:p>
          </table:table-cell>
          <table:table-cell table:style-name="ce240" table:formula="of:=[RawData.AE15]-[RawData.W15]" office:value-type="float" office:value="-11.0719" calcext:value-type="float">
            <text:p>-11.0719</text:p>
          </table:table-cell>
          <table:table-cell table:style-name="ce240" table:formula="of:=[RawData.AF15]/[RawData.X15]" office:value-type="float" office:value="0.905713789282147" calcext:value-type="float">
            <text:p>0.9057</text:p>
          </table:table-cell>
          <table:table-cell table:style-name="ce240" table:formula="of:=[RawData.AG15]-[RawData.W15]" office:value-type="float" office:value="-0.238499999999988" calcext:value-type="float">
            <text:p>-0.2385</text:p>
          </table:table-cell>
          <table:table-cell table:style-name="ce240" table:formula="of:=[RawData.AH15]/[RawData.X15]" office:value-type="float" office:value="1.120472618445" calcext:value-type="float">
            <text:p>1.1205</text:p>
          </table:table-cell>
          <table:table-cell table:style-name="ce240" table:formula="of:=[RawData.AI15]-[RawData.W15]" office:value-type="float" office:value="-10.799" calcext:value-type="float">
            <text:p>-10.7990</text:p>
          </table:table-cell>
          <table:table-cell table:style-name="ce240" table:formula="of:=[RawData.AJ15]/[RawData.X15]" office:value-type="float" office:value="0.909605839136443" calcext:value-type="float">
            <text:p>0.9096</text:p>
          </table:table-cell>
          <table:table-cell table:style-name="ce240" table:formula="of:=[RawData.AK15]-[RawData.W15]" office:value-type="float" office:value="-2.19470000000001" calcext:value-type="float">
            <text:p>-2.1947</text:p>
          </table:table-cell>
          <table:table-cell table:style-name="ce240" table:formula="of:=[RawData.AL15]/[RawData.X15]" office:value-type="float" office:value="1.17128368243197" calcext:value-type="float">
            <text:p>1.1713</text:p>
          </table:table-cell>
          <table:table-cell table:style-name="ce240" table:formula="of:=[RawData.AM15]-[RawData.W15]" office:value-type="float" office:value="-0.550199319199976" calcext:value-type="float">
            <text:p>-0.5502</text:p>
          </table:table-cell>
          <table:table-cell table:style-name="ce240" table:formula="of:=[RawData.AN15]/[RawData.X15]" office:value-type="float" office:value="0.396362580936793" calcext:value-type="float">
            <text:p>0.396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6]-[RawData.W16]" office:value-type="float" office:value="7.22159999999997" calcext:value-type="float">
            <text:p>7.2216</text:p>
          </table:table-cell>
          <table:table-cell table:style-name="ce240" table:formula="of:=[RawData.H16]/[RawData.X16]" office:value-type="float" office:value="1.46456589582078" calcext:value-type="float">
            <text:p>1.4646</text:p>
          </table:table-cell>
          <table:table-cell table:style-name="ce240" table:formula="of:=[RawData.I16]-[RawData.W16]" office:value-type="float" office:value="7.22770800000001" calcext:value-type="float">
            <text:p>7.2277</text:p>
          </table:table-cell>
          <table:table-cell table:style-name="ce240" table:formula="of:=[RawData.J16]/[RawData.X16]" office:value-type="float" office:value="1.47784411458619" calcext:value-type="float">
            <text:p>1.4778</text:p>
          </table:table-cell>
          <table:table-cell table:style-name="ce240" table:formula="of:=[RawData.K16]-[RawData.W16]" office:value-type="float" office:value="3.19127599999996" calcext:value-type="float">
            <text:p>3.1913</text:p>
          </table:table-cell>
          <table:table-cell table:style-name="ce240" table:formula="of:=[RawData.L16]/[RawData.X16]" office:value-type="float" office:value="1.09619324094868" calcext:value-type="float">
            <text:p>1.0962</text:p>
          </table:table-cell>
          <table:table-cell table:style-name="ce240" table:formula="of:=[RawData.M16]-[RawData.W16]" office:value-type="float" office:value="0.0282909999999674" calcext:value-type="float">
            <text:p>0.0283</text:p>
          </table:table-cell>
          <table:table-cell table:style-name="ce240" table:formula="of:=[RawData.N16]/[RawData.X16]" office:value-type="float" office:value="0.86727282686093" calcext:value-type="float">
            <text:p>0.8673</text:p>
          </table:table-cell>
          <table:table-cell table:style-name="ce240" table:formula="of:=[RawData.O16]-[RawData.W16]" office:value-type="float" office:value="0.703802999999994" calcext:value-type="float">
            <text:p>0.7038</text:p>
          </table:table-cell>
          <table:table-cell table:style-name="ce240" table:formula="of:=[RawData.P16]/[RawData.X16]" office:value-type="float" office:value="0.957495755052856" calcext:value-type="float">
            <text:p>0.9575</text:p>
          </table:table-cell>
          <table:table-cell table:style-name="ce240" table:formula="of:=[RawData.Q16]-[RawData.W16]" office:value-type="float" office:value="1.90062" calcext:value-type="float">
            <text:p>1.9006</text:p>
          </table:table-cell>
          <table:table-cell table:style-name="ce240" table:formula="of:=[RawData.R16]/[RawData.X16]" office:value-type="float" office:value="0.967285972503697" calcext:value-type="float">
            <text:p>0.9673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6]-[RawData.W16]" office:value-type="float" office:value="-11.059" calcext:value-type="float">
            <text:p>-11.0590</text:p>
          </table:table-cell>
          <table:table-cell table:style-name="ce240" table:formula="of:=[RawData.Z16]/[RawData.X16]" office:value-type="float" office:value="0.849730675357397" calcext:value-type="float">
            <text:p>0.8497</text:p>
          </table:table-cell>
          <table:table-cell table:style-name="ce240" table:formula="of:=[RawData.AA16]-[RawData.W16]" office:value-type="float" office:value="-3.63600000000002" calcext:value-type="float">
            <text:p>-3.6360</text:p>
          </table:table-cell>
          <table:table-cell table:style-name="ce240" table:formula="of:=[RawData.AB16]/[RawData.X16]" office:value-type="float" office:value="1.08663568384729" calcext:value-type="float">
            <text:p>1.0866</text:p>
          </table:table-cell>
          <table:table-cell table:style-name="ce240" table:formula="of:=[RawData.AC16]-[RawData.W16]" office:value-type="float" office:value="-0.0780000000000314" calcext:value-type="float">
            <text:p>-0.0780</text:p>
          </table:table-cell>
          <table:table-cell table:style-name="ce240" table:formula="of:=[RawData.AD16]/[RawData.X16]" office:value-type="float" office:value="1.1610504803637" calcext:value-type="float">
            <text:p>1.1611</text:p>
          </table:table-cell>
          <table:table-cell table:style-name="ce240" table:formula="of:=[RawData.AE16]-[RawData.W16]" office:value-type="float" office:value="-11.3363" calcext:value-type="float">
            <text:p>-11.3363</text:p>
          </table:table-cell>
          <table:table-cell table:style-name="ce240" table:formula="of:=[RawData.AF16]/[RawData.X16]" office:value-type="float" office:value="0.872198517828778" calcext:value-type="float">
            <text:p>0.8722</text:p>
          </table:table-cell>
          <table:table-cell table:style-name="ce240" table:formula="of:=[RawData.AG16]-[RawData.W16]" office:value-type="float" office:value="-0.483900000000006" calcext:value-type="float">
            <text:p>-0.4839</text:p>
          </table:table-cell>
          <table:table-cell table:style-name="ce240" table:formula="of:=[RawData.AH16]/[RawData.X16]" office:value-type="float" office:value="1.08355467601468" calcext:value-type="float">
            <text:p>1.0836</text:p>
          </table:table-cell>
          <table:table-cell table:style-name="ce240" table:formula="of:=[RawData.AI16]-[RawData.W16]" office:value-type="float" office:value="-11.0724" calcext:value-type="float">
            <text:p>-11.0724</text:p>
          </table:table-cell>
          <table:table-cell table:style-name="ce240" table:formula="of:=[RawData.AJ16]/[RawData.X16]" office:value-type="float" office:value="0.872661849153749" calcext:value-type="float">
            <text:p>0.8727</text:p>
          </table:table-cell>
          <table:table-cell table:style-name="ce240" table:formula="of:=[RawData.AK16]-[RawData.W16]" office:value-type="float" office:value="-2.81010000000003" calcext:value-type="float">
            <text:p>-2.8101</text:p>
          </table:table-cell>
          <table:table-cell table:style-name="ce240" table:formula="of:=[RawData.AL16]/[RawData.X16]" office:value-type="float" office:value="1.1256540976064" calcext:value-type="float">
            <text:p>1.1257</text:p>
          </table:table-cell>
          <table:table-cell table:style-name="ce240" table:formula="of:=[RawData.AM16]-[RawData.W16]" office:value-type="float" office:value="-0.682513320600037" calcext:value-type="float">
            <text:p>-0.6825</text:p>
          </table:table-cell>
          <table:table-cell table:style-name="ce240" table:formula="of:=[RawData.AN16]/[RawData.X16]" office:value-type="float" office:value="0.417698793306151" calcext:value-type="float">
            <text:p>0.417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7_cyclopentadi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7]-[RawData.W17]" office:value-type="float" office:value="9.77510000000001" calcext:value-type="float">
            <text:p>9.7751</text:p>
          </table:table-cell>
          <table:table-cell table:style-name="ce240" table:formula="of:=[RawData.H17]/[RawData.X17]" office:value-type="float" office:value="1.81975241574991" calcext:value-type="float">
            <text:p>1.8198</text:p>
          </table:table-cell>
          <table:table-cell table:style-name="ce240" table:formula="of:=[RawData.I17]-[RawData.W17]" office:value-type="float" office:value="9.77904699999999" calcext:value-type="float">
            <text:p>9.7790</text:p>
          </table:table-cell>
          <table:table-cell table:style-name="ce240" table:formula="of:=[RawData.J17]/[RawData.X17]" office:value-type="float" office:value="1.83328189556474" calcext:value-type="float">
            <text:p>1.8333</text:p>
          </table:table-cell>
          <table:table-cell table:style-name="ce240" table:formula="of:=[RawData.K17]-[RawData.W17]" office:value-type="float" office:value="2.769429" calcext:value-type="float">
            <text:p>2.7694</text:p>
          </table:table-cell>
          <table:table-cell table:style-name="ce240" table:formula="of:=[RawData.L17]/[RawData.X17]" office:value-type="float" office:value="0.982577529991538" calcext:value-type="float">
            <text:p>0.9826</text:p>
          </table:table-cell>
          <table:table-cell table:style-name="ce240" table:formula="of:=[RawData.M17]-[RawData.W17]" office:value-type="float" office:value="-0.728081999999972" calcext:value-type="float">
            <text:p>-0.7281</text:p>
          </table:table-cell>
          <table:table-cell table:style-name="ce240" table:formula="of:=[RawData.N17]/[RawData.X17]" office:value-type="float" office:value="0.791129473841406" calcext:value-type="float">
            <text:p>0.7911</text:p>
          </table:table-cell>
          <table:table-cell table:style-name="ce240" table:formula="of:=[RawData.O17]-[RawData.W17]" office:value-type="float" office:value="1.62786399999999" calcext:value-type="float">
            <text:p>1.6279</text:p>
          </table:table-cell>
          <table:table-cell table:style-name="ce240" table:formula="of:=[RawData.P17]/[RawData.X17]" office:value-type="float" office:value="1.01237493155458" calcext:value-type="float">
            <text:p>1.0124</text:p>
          </table:table-cell>
          <table:table-cell table:style-name="ce240" table:formula="of:=[RawData.Q17]-[RawData.W17]" office:value-type="float" office:value="1.69909000000001" calcext:value-type="float">
            <text:p>1.6991</text:p>
          </table:table-cell>
          <table:table-cell table:style-name="ce240" table:formula="of:=[RawData.R17]/[RawData.X17]" office:value-type="float" office:value="0.881168798845139" calcext:value-type="float">
            <text:p>0.881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7]-[RawData.W17]" office:value-type="float" office:value="-11.1229" calcext:value-type="float">
            <text:p>-11.1229</text:p>
          </table:table-cell>
          <table:table-cell table:style-name="ce240" table:formula="of:=[RawData.Z17]/[RawData.X17]" office:value-type="float" office:value="0.712474091293743" calcext:value-type="float">
            <text:p>0.7125</text:p>
          </table:table-cell>
          <table:table-cell table:style-name="ce240" table:formula="of:=[RawData.AA17]-[RawData.W17]" office:value-type="float" office:value="-2.65179999999998" calcext:value-type="float">
            <text:p>-2.6518</text:p>
          </table:table-cell>
          <table:table-cell table:style-name="ce240" table:formula="of:=[RawData.AB17]/[RawData.X17]" office:value-type="float" office:value="1.14145979989049" calcext:value-type="float">
            <text:p>1.1415</text:p>
          </table:table-cell>
          <table:table-cell table:style-name="ce240" table:formula="of:=[RawData.AC17]-[RawData.W17]" office:value-type="float" office:value="1.1463" calcext:value-type="float">
            <text:p>1.1463</text:p>
          </table:table-cell>
          <table:table-cell table:style-name="ce240" table:formula="of:=[RawData.AD17]/[RawData.X17]" office:value-type="float" office:value="1.26529294937528" calcext:value-type="float">
            <text:p>1.2653</text:p>
          </table:table-cell>
          <table:table-cell table:style-name="ce240" table:formula="of:=[RawData.AE17]-[RawData.W17]" office:value-type="float" office:value="-10.9732" calcext:value-type="float">
            <text:p>-10.9732</text:p>
          </table:table-cell>
          <table:table-cell table:style-name="ce240" table:formula="of:=[RawData.AF17]/[RawData.X17]" office:value-type="float" office:value="0.829794509433023" calcext:value-type="float">
            <text:p>0.8298</text:p>
          </table:table-cell>
          <table:table-cell table:style-name="ce240" table:formula="of:=[RawData.AG17]-[RawData.W17]" office:value-type="float" office:value="-0.113499999999988" calcext:value-type="float">
            <text:p>-0.1135</text:p>
          </table:table-cell>
          <table:table-cell table:style-name="ce240" table:formula="of:=[RawData.AH17]/[RawData.X17]" office:value-type="float" office:value="1.00626678281647" calcext:value-type="float">
            <text:p>1.0063</text:p>
          </table:table-cell>
          <table:table-cell table:style-name="ce240" table:formula="of:=[RawData.AI17]-[RawData.W17]" office:value-type="float" office:value="-10.6895" calcext:value-type="float">
            <text:p>-10.6895</text:p>
          </table:table-cell>
          <table:table-cell table:style-name="ce240" table:formula="of:=[RawData.AJ17]/[RawData.X17]" office:value-type="float" office:value="0.836303418786401" calcext:value-type="float">
            <text:p>0.8363</text:p>
          </table:table-cell>
          <table:table-cell table:style-name="ce240" table:formula="of:=[RawData.AK17]-[RawData.W17]" office:value-type="float" office:value="-1.57830000000001" calcext:value-type="float">
            <text:p>-1.5783</text:p>
          </table:table-cell>
          <table:table-cell table:style-name="ce240" table:formula="of:=[RawData.AL17]/[RawData.X17]" office:value-type="float" office:value="1.22650904275972" calcext:value-type="float">
            <text:p>1.2265</text:p>
          </table:table-cell>
          <table:table-cell table:style-name="ce240" table:formula="of:=[RawData.AM17]-[RawData.W17]" office:value-type="float" office:value="-0.762048377249982" calcext:value-type="float">
            <text:p>-0.7620</text:p>
          </table:table-cell>
          <table:table-cell table:style-name="ce240" table:formula="of:=[RawData.AN17]/[RawData.X17]" office:value-type="float" office:value="0.293224615684902" calcext:value-type="float">
            <text:p>0.293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8]-[RawData.W18]" office:value-type="float" office:value="9.86890000000005" calcext:value-type="float">
            <text:p>9.8689</text:p>
          </table:table-cell>
          <table:table-cell table:style-name="ce240" table:formula="of:=[RawData.H18]/[RawData.X18]" office:value-type="float" office:value="2.50073488569992" calcext:value-type="float">
            <text:p>2.5007</text:p>
          </table:table-cell>
          <table:table-cell table:style-name="ce240" table:formula="of:=[RawData.I18]-[RawData.W18]" office:value-type="float" office:value="9.87289000000004" calcext:value-type="float">
            <text:p>9.8729</text:p>
          </table:table-cell>
          <table:table-cell table:style-name="ce240" table:formula="of:=[RawData.J18]/[RawData.X18]" office:value-type="float" office:value="2.52394950940574" calcext:value-type="float">
            <text:p>2.5239</text:p>
          </table:table-cell>
          <table:table-cell table:style-name="ce240" table:formula="of:=[RawData.K18]-[RawData.W18]" office:value-type="float" office:value="2.80767400000002" calcext:value-type="float">
            <text:p>2.8077</text:p>
          </table:table-cell>
          <table:table-cell table:style-name="ce240" table:formula="of:=[RawData.L18]/[RawData.X18]" office:value-type="float" office:value="0.936783609896982" calcext:value-type="float">
            <text:p>0.9368</text:p>
          </table:table-cell>
          <table:table-cell table:style-name="ce240" table:formula="of:=[RawData.M18]-[RawData.W18]" office:value-type="float" office:value="-0.751566999999966" calcext:value-type="float">
            <text:p>-0.7516</text:p>
          </table:table-cell>
          <table:table-cell table:style-name="ce240" table:formula="of:=[RawData.N18]/[RawData.X18]" office:value-type="float" office:value="0.723114016426204" calcext:value-type="float">
            <text:p>0.7231</text:p>
          </table:table-cell>
          <table:table-cell table:style-name="ce240" table:formula="of:=[RawData.O18]-[RawData.W18]" office:value-type="float" office:value="1.65989400000001" calcext:value-type="float">
            <text:p>1.6599</text:p>
          </table:table-cell>
          <table:table-cell table:style-name="ce240" table:formula="of:=[RawData.P18]/[RawData.X18]" office:value-type="float" office:value="1.1091169303369" calcext:value-type="float">
            <text:p>1.1091</text:p>
          </table:table-cell>
          <table:table-cell table:style-name="ce240" table:formula="of:=[RawData.Q18]-[RawData.W18]" office:value-type="float" office:value="1.75286" calcext:value-type="float">
            <text:p>1.7529</text:p>
          </table:table-cell>
          <table:table-cell table:style-name="ce240" table:formula="of:=[RawData.R18]/[RawData.X18]" office:value-type="float" office:value="0.824659936306554" calcext:value-type="float">
            <text:p>0.8247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8]-[RawData.W18]" office:value-type="float" office:value="-11.2774" calcext:value-type="float">
            <text:p>-11.2774</text:p>
          </table:table-cell>
          <table:table-cell table:style-name="ce240" table:formula="of:=[RawData.Z18]/[RawData.X18]" office:value-type="float" office:value="0.518140266119986" calcext:value-type="float">
            <text:p>0.5181</text:p>
          </table:table-cell>
          <table:table-cell table:style-name="ce240" table:formula="of:=[RawData.AA18]-[RawData.W18]" office:value-type="float" office:value="-2.57119999999998" calcext:value-type="float">
            <text:p>-2.5712</text:p>
          </table:table-cell>
          <table:table-cell table:style-name="ce240" table:formula="of:=[RawData.AB18]/[RawData.X18]" office:value-type="float" office:value="1.33794033703374" calcext:value-type="float">
            <text:p>1.3379</text:p>
          </table:table-cell>
          <table:table-cell table:style-name="ce240" table:formula="of:=[RawData.AC18]-[RawData.W18]" office:value-type="float" office:value="1.24980000000005" calcext:value-type="float">
            <text:p>1.2498</text:p>
          </table:table-cell>
          <table:table-cell table:style-name="ce240" table:formula="of:=[RawData.AD18]/[RawData.X18]" office:value-type="float" office:value="1.56665208164107" calcext:value-type="float">
            <text:p>1.5667</text:p>
          </table:table-cell>
          <table:table-cell table:style-name="ce240" table:formula="of:=[RawData.AE18]-[RawData.W18]" office:value-type="float" office:value="-11.1143" calcext:value-type="float">
            <text:p>-11.1143</text:p>
          </table:table-cell>
          <table:table-cell table:style-name="ce240" table:formula="of:=[RawData.AF18]/[RawData.X18]" office:value-type="float" office:value="0.767760378550523" calcext:value-type="float">
            <text:p>0.7678</text:p>
          </table:table-cell>
          <table:table-cell table:style-name="ce240" table:formula="of:=[RawData.AG18]-[RawData.W18]" office:value-type="float" office:value="0.0167000000000144" calcext:value-type="float">
            <text:p>0.0167</text:p>
          </table:table-cell>
          <table:table-cell table:style-name="ce240" table:formula="of:=[RawData.AH18]/[RawData.X18]" office:value-type="float" office:value="1.08132495390606" calcext:value-type="float">
            <text:p>1.0813</text:p>
          </table:table-cell>
          <table:table-cell table:style-name="ce240" table:formula="of:=[RawData.AI18]-[RawData.W18]" office:value-type="float" office:value="-10.8316" calcext:value-type="float">
            <text:p>-10.8316</text:p>
          </table:table-cell>
          <table:table-cell table:style-name="ce240" table:formula="of:=[RawData.AJ18]/[RawData.X18]" office:value-type="float" office:value="0.791553962789618" calcext:value-type="float">
            <text:p>0.7916</text:p>
          </table:table-cell>
          <table:table-cell table:style-name="ce240" table:formula="of:=[RawData.AK18]-[RawData.W18]" office:value-type="float" office:value="-1.50989999999996" calcext:value-type="float">
            <text:p>-1.5099</text:p>
          </table:table-cell>
          <table:table-cell table:style-name="ce240" table:formula="of:=[RawData.AL18]/[RawData.X18]" office:value-type="float" office:value="1.48867716448123" calcext:value-type="float">
            <text:p>1.4887</text:p>
          </table:table-cell>
          <table:table-cell table:style-name="ce240" table:formula="of:=[RawData.AM18]-[RawData.W18]" office:value-type="float" office:value="-0.699629917099969" calcext:value-type="float">
            <text:p>-0.6996</text:p>
          </table:table-cell>
          <table:table-cell table:style-name="ce240" table:formula="of:=[RawData.AN18]/[RawData.X18]" office:value-type="float" office:value="0.280955365845008" calcext:value-type="float">
            <text:p>0.281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8_furan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19]-[RawData.W19]" office:value-type="float" office:value="9.78800000000001" calcext:value-type="float">
            <text:p>9.7880</text:p>
          </table:table-cell>
          <table:table-cell table:style-name="ce240" table:formula="of:=[RawData.H19]/[RawData.X19]" office:value-type="float" office:value="2.08870244689736" calcext:value-type="float">
            <text:p>2.0887</text:p>
          </table:table-cell>
          <table:table-cell table:style-name="ce240" table:formula="of:=[RawData.I19]-[RawData.W19]" office:value-type="float" office:value="9.79246000000001" calcext:value-type="float">
            <text:p>9.7925</text:p>
          </table:table-cell>
          <table:table-cell table:style-name="ce240" table:formula="of:=[RawData.J19]/[RawData.X19]" office:value-type="float" office:value="2.10532493623169" calcext:value-type="float">
            <text:p>2.1053</text:p>
          </table:table-cell>
          <table:table-cell table:style-name="ce240" table:formula="of:=[RawData.K19]-[RawData.W19]" office:value-type="float" office:value="2.71753800000005" calcext:value-type="float">
            <text:p>2.7175</text:p>
          </table:table-cell>
          <table:table-cell table:style-name="ce240" table:formula="of:=[RawData.L19]/[RawData.X19]" office:value-type="float" office:value="0.903015733279158" calcext:value-type="float">
            <text:p>0.9030</text:p>
          </table:table-cell>
          <table:table-cell table:style-name="ce240" table:formula="of:=[RawData.M19]-[RawData.W19]" office:value-type="float" office:value="-0.763329999999996" calcext:value-type="float">
            <text:p>-0.7633</text:p>
          </table:table-cell>
          <table:table-cell table:style-name="ce240" table:formula="of:=[RawData.N19]/[RawData.X19]" office:value-type="float" office:value="0.683822035619963" calcext:value-type="float">
            <text:p>0.6838</text:p>
          </table:table-cell>
          <table:table-cell table:style-name="ce240" table:formula="of:=[RawData.O19]-[RawData.W19]" office:value-type="float" office:value="1.583753" calcext:value-type="float">
            <text:p>1.5838</text:p>
          </table:table-cell>
          <table:table-cell table:style-name="ce240" table:formula="of:=[RawData.P19]/[RawData.X19]" office:value-type="float" office:value="1.07406153359969" calcext:value-type="float">
            <text:p>1.0741</text:p>
          </table:table-cell>
          <table:table-cell table:style-name="ce240" table:formula="of:=[RawData.Q19]-[RawData.W19]" office:value-type="float" office:value="1.72586000000001" calcext:value-type="float">
            <text:p>1.7259</text:p>
          </table:table-cell>
          <table:table-cell table:style-name="ce240" table:formula="of:=[RawData.R19]/[RawData.X19]" office:value-type="float" office:value="0.81950328435024" calcext:value-type="float">
            <text:p>0.8195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19]-[RawData.W19]" office:value-type="float" office:value="-11.2915" calcext:value-type="float">
            <text:p>-11.2915</text:p>
          </table:table-cell>
          <table:table-cell table:style-name="ce240" table:formula="of:=[RawData.Z19]/[RawData.X19]" office:value-type="float" office:value="0.468294162659985" calcext:value-type="float">
            <text:p>0.4683</text:p>
          </table:table-cell>
          <table:table-cell table:style-name="ce240" table:formula="of:=[RawData.AA19]-[RawData.W19]" office:value-type="float" office:value="-2.63319999999999" calcext:value-type="float">
            <text:p>-2.6332</text:p>
          </table:table-cell>
          <table:table-cell table:style-name="ce240" table:formula="of:=[RawData.AB19]/[RawData.X19]" office:value-type="float" office:value="1.24488766054942" calcext:value-type="float">
            <text:p>1.2449</text:p>
          </table:table-cell>
          <table:table-cell table:style-name="ce240" table:formula="of:=[RawData.AC19]-[RawData.W19]" office:value-type="float" office:value="1.16540000000003" calcext:value-type="float">
            <text:p>1.1654</text:p>
          </table:table-cell>
          <table:table-cell table:style-name="ce240" table:formula="of:=[RawData.AD19]/[RawData.X19]" office:value-type="float" office:value="1.41472884697862" calcext:value-type="float">
            <text:p>1.4147</text:p>
          </table:table-cell>
          <table:table-cell table:style-name="ce240" table:formula="of:=[RawData.AE19]-[RawData.W19]" office:value-type="float" office:value="-11.1303" calcext:value-type="float">
            <text:p>-11.1303</text:p>
          </table:table-cell>
          <table:table-cell table:style-name="ce240" table:formula="of:=[RawData.AF19]/[RawData.X19]" office:value-type="float" office:value="0.736227302995418" calcext:value-type="float">
            <text:p>0.7362</text:p>
          </table:table-cell>
          <table:table-cell table:style-name="ce240" table:formula="of:=[RawData.AG19]-[RawData.W19]" office:value-type="float" office:value="-0.0572999999999979" calcext:value-type="float">
            <text:p>-0.0573</text:p>
          </table:table-cell>
          <table:table-cell table:style-name="ce240" table:formula="of:=[RawData.AH19]/[RawData.X19]" office:value-type="float" office:value="1.03748234238505" calcext:value-type="float">
            <text:p>1.0375</text:p>
          </table:table-cell>
          <table:table-cell table:style-name="ce240" table:formula="of:=[RawData.AI19]-[RawData.W19]" office:value-type="float" office:value="-10.8495" calcext:value-type="float">
            <text:p>-10.8495</text:p>
          </table:table-cell>
          <table:table-cell table:style-name="ce240" table:formula="of:=[RawData.AJ19]/[RawData.X19]" office:value-type="float" office:value="0.754426165323582" calcext:value-type="float">
            <text:p>0.7544</text:p>
          </table:table-cell>
          <table:table-cell table:style-name="ce240" table:formula="of:=[RawData.AK19]-[RawData.W19]" office:value-type="float" office:value="-1.57639999999998" calcext:value-type="float">
            <text:p>-1.5764</text:p>
          </table:table-cell>
          <table:table-cell table:style-name="ce240" table:formula="of:=[RawData.AL19]/[RawData.X19]" office:value-type="float" office:value="1.35254582966524" calcext:value-type="float">
            <text:p>1.3525</text:p>
          </table:table-cell>
          <table:table-cell table:style-name="ce240" table:formula="of:=[RawData.AM19]-[RawData.W19]" office:value-type="float" office:value="-0.733687553349967" calcext:value-type="float">
            <text:p>-0.7337</text:p>
          </table:table-cell>
          <table:table-cell table:style-name="ce240" table:formula="of:=[RawData.AN19]/[RawData.X19]" office:value-type="float" office:value="0.226072210164375" calcext:value-type="float">
            <text:p>0.226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20]-[RawData.W20]" office:value-type="float" office:value="9.35739999999998" calcext:value-type="float">
            <text:p>9.3574</text:p>
          </table:table-cell>
          <table:table-cell table:style-name="ce240" table:formula="of:=[RawData.H20]/[RawData.X20]" office:value-type="float" office:value="2.04546768656937" calcext:value-type="float">
            <text:p>2.0455</text:p>
          </table:table-cell>
          <table:table-cell table:style-name="ce240" table:formula="of:=[RawData.I20]-[RawData.W20]" office:value-type="float" office:value="9.36179999999996" calcext:value-type="float">
            <text:p>9.3618</text:p>
          </table:table-cell>
          <table:table-cell table:style-name="ce240" table:formula="of:=[RawData.J20]/[RawData.X20]" office:value-type="float" office:value="2.06467803682672" calcext:value-type="float">
            <text:p>2.0647</text:p>
          </table:table-cell>
          <table:table-cell table:style-name="ce240" table:formula="of:=[RawData.K20]-[RawData.W20]" office:value-type="float" office:value="2.92223099999995" calcext:value-type="float">
            <text:p>2.9222</text:p>
          </table:table-cell>
          <table:table-cell table:style-name="ce240" table:formula="of:=[RawData.L20]/[RawData.X20]" office:value-type="float" office:value="0.984066685693478" calcext:value-type="float">
            <text:p>0.9841</text:p>
          </table:table-cell>
          <table:table-cell table:style-name="ce240" table:formula="of:=[RawData.M20]-[RawData.W20]" office:value-type="float" office:value="-0.612156000000027" calcext:value-type="float">
            <text:p>-0.6122</text:p>
          </table:table-cell>
          <table:table-cell table:style-name="ce240" table:formula="of:=[RawData.N20]/[RawData.X20]" office:value-type="float" office:value="0.775260552499237" calcext:value-type="float">
            <text:p>0.7753</text:p>
          </table:table-cell>
          <table:table-cell table:style-name="ce240" table:formula="of:=[RawData.O20]-[RawData.W20]" office:value-type="float" office:value="1.38873699999999" calcext:value-type="float">
            <text:p>1.3887</text:p>
          </table:table-cell>
          <table:table-cell table:style-name="ce240" table:formula="of:=[RawData.P20]/[RawData.X20]" office:value-type="float" office:value="1.02397378236608" calcext:value-type="float">
            <text:p>1.0240</text:p>
          </table:table-cell>
          <table:table-cell table:style-name="ce240" table:formula="of:=[RawData.Q20]-[RawData.W20]" office:value-type="float" office:value="1.83490999999998" calcext:value-type="float">
            <text:p>1.8349</text:p>
          </table:table-cell>
          <table:table-cell table:style-name="ce240" table:formula="of:=[RawData.R20]/[RawData.X20]" office:value-type="float" office:value="0.87682268652016" calcext:value-type="float">
            <text:p>0.8768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0]-[RawData.W20]" office:value-type="float" office:value="-11.2257" calcext:value-type="float">
            <text:p>-11.2257</text:p>
          </table:table-cell>
          <table:table-cell table:style-name="ce240" table:formula="of:=[RawData.Z20]/[RawData.X20]" office:value-type="float" office:value="0.701897421539007" calcext:value-type="float">
            <text:p>0.7019</text:p>
          </table:table-cell>
          <table:table-cell table:style-name="ce240" table:formula="of:=[RawData.AA20]-[RawData.W20]" office:value-type="float" office:value="-2.86420000000004" calcext:value-type="float">
            <text:p>-2.8642</text:p>
          </table:table-cell>
          <table:table-cell table:style-name="ce240" table:formula="of:=[RawData.AB20]/[RawData.X20]" office:value-type="float" office:value="1.2260788684296" calcext:value-type="float">
            <text:p>1.2261</text:p>
          </table:table-cell>
          <table:table-cell table:style-name="ce240" table:formula="of:=[RawData.AC20]-[RawData.W20]" office:value-type="float" office:value="0.897599999999954" calcext:value-type="float">
            <text:p>0.8976</text:p>
          </table:table-cell>
          <table:table-cell table:style-name="ce240" table:formula="of:=[RawData.AD20]/[RawData.X20]" office:value-type="float" office:value="1.37151901861019" calcext:value-type="float">
            <text:p>1.3715</text:p>
          </table:table-cell>
          <table:table-cell table:style-name="ce240" table:formula="of:=[RawData.AE20]-[RawData.W20]" office:value-type="float" office:value="-11.1824" calcext:value-type="float">
            <text:p>-11.1824</text:p>
          </table:table-cell>
          <table:table-cell table:style-name="ce240" table:formula="of:=[RawData.AF20]/[RawData.X20]" office:value-type="float" office:value="0.839676773184006" calcext:value-type="float">
            <text:p>0.8397</text:p>
          </table:table-cell>
          <table:table-cell table:style-name="ce240" table:formula="of:=[RawData.AG20]-[RawData.W20]" office:value-type="float" office:value="-0.232700000000023" calcext:value-type="float">
            <text:p>-0.2327</text:p>
          </table:table-cell>
          <table:table-cell table:style-name="ce240" table:formula="of:=[RawData.AH20]/[RawData.X20]" office:value-type="float" office:value="1.12243344716615" calcext:value-type="float">
            <text:p>1.1224</text:p>
          </table:table-cell>
          <table:table-cell table:style-name="ce240" table:formula="of:=[RawData.AI20]-[RawData.W20]" office:value-type="float" office:value="-10.905" calcext:value-type="float">
            <text:p>-10.9050</text:p>
          </table:table-cell>
          <table:table-cell table:style-name="ce240" table:formula="of:=[RawData.AJ20]/[RawData.X20]" office:value-type="float" office:value="0.846251458995581" calcext:value-type="float">
            <text:p>0.8463</text:p>
          </table:table-cell>
          <table:table-cell table:style-name="ce240" table:formula="of:=[RawData.AK20]-[RawData.W20]" office:value-type="float" office:value="-1.82600000000002" calcext:value-type="float">
            <text:p>-1.8260</text:p>
          </table:table-cell>
          <table:table-cell table:style-name="ce240" table:formula="of:=[RawData.AL20]/[RawData.X20]" office:value-type="float" office:value="1.31501924693193" calcext:value-type="float">
            <text:p>1.3150</text:p>
          </table:table-cell>
          <table:table-cell table:style-name="ce240" table:formula="of:=[RawData.AM20]-[RawData.W20]" office:value-type="float" office:value="-0.81392920495" calcext:value-type="float">
            <text:p>-0.8139</text:p>
          </table:table-cell>
          <table:table-cell table:style-name="ce240" table:formula="of:=[RawData.AN20]/[RawData.X20]" office:value-type="float" office:value="0.324911646335417" calcext:value-type="float">
            <text:p>0.324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1]-[RawData.W21]" office:value-type="float" office:value="9.48099999999999" calcext:value-type="float">
            <text:p>9.4810</text:p>
          </table:table-cell>
          <table:table-cell table:style-name="ce240" table:formula="of:=[RawData.H21]/[RawData.X21]" office:value-type="float" office:value="1.51760347959599" calcext:value-type="float">
            <text:p>1.5176</text:p>
          </table:table-cell>
          <table:table-cell table:style-name="ce240" table:formula="of:=[RawData.I21]-[RawData.W21]" office:value-type="float" office:value="9.48831799999999" calcext:value-type="float">
            <text:p>9.4883</text:p>
          </table:table-cell>
          <table:table-cell table:style-name="ce240" table:formula="of:=[RawData.J21]/[RawData.X21]" office:value-type="float" office:value="1.54572866180769" calcext:value-type="float">
            <text:p>1.5457</text:p>
          </table:table-cell>
          <table:table-cell table:style-name="ce240" table:formula="of:=[RawData.K21]-[RawData.W21]" office:value-type="float" office:value="2.78933900000004" calcext:value-type="float">
            <text:p>2.7893</text:p>
          </table:table-cell>
          <table:table-cell table:style-name="ce240" table:formula="of:=[RawData.L21]/[RawData.X21]" office:value-type="float" office:value="0.963613156239595" calcext:value-type="float">
            <text:p>0.9636</text:p>
          </table:table-cell>
          <table:table-cell table:style-name="ce240" table:formula="of:=[RawData.M21]-[RawData.W21]" office:value-type="float" office:value="-0.632358999999951" calcext:value-type="float">
            <text:p>-0.6324</text:p>
          </table:table-cell>
          <table:table-cell table:style-name="ce240" table:formula="of:=[RawData.N21]/[RawData.X21]" office:value-type="float" office:value="0.73228754300936" calcext:value-type="float">
            <text:p>0.7323</text:p>
          </table:table-cell>
          <table:table-cell table:style-name="ce240" table:formula="of:=[RawData.O21]-[RawData.W21]" office:value-type="float" office:value="1.58756" calcext:value-type="float">
            <text:p>1.5876</text:p>
          </table:table-cell>
          <table:table-cell table:style-name="ce240" table:formula="of:=[RawData.P21]/[RawData.X21]" office:value-type="float" office:value="1.04184394539199" calcext:value-type="float">
            <text:p>1.0418</text:p>
          </table:table-cell>
          <table:table-cell table:style-name="ce240" table:formula="of:=[RawData.Q21]-[RawData.W21]" office:value-type="float" office:value="1.75870000000003" calcext:value-type="float">
            <text:p>1.7587</text:p>
          </table:table-cell>
          <table:table-cell table:style-name="ce240" table:formula="of:=[RawData.R21]/[RawData.X21]" office:value-type="float" office:value="0.87942580191646" calcext:value-type="float">
            <text:p>0.879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1]-[RawData.W21]" office:value-type="float" office:value="-11.1746" calcext:value-type="float">
            <text:p>-11.1746</text:p>
          </table:table-cell>
          <table:table-cell table:style-name="ce240" table:formula="of:=[RawData.Z21]/[RawData.X21]" office:value-type="float" office:value="0.512029829072478" calcext:value-type="float">
            <text:p>0.5120</text:p>
          </table:table-cell>
          <table:table-cell table:style-name="ce240" table:formula="of:=[RawData.AA21]-[RawData.W21]" office:value-type="float" office:value="-2.75489999999996" calcext:value-type="float">
            <text:p>-2.7549</text:p>
          </table:table-cell>
          <table:table-cell table:style-name="ce240" table:formula="of:=[RawData.AB21]/[RawData.X21]" office:value-type="float" office:value="1.1180117410929" calcext:value-type="float">
            <text:p>1.1180</text:p>
          </table:table-cell>
          <table:table-cell table:style-name="ce240" table:formula="of:=[RawData.AC21]-[RawData.W21]" office:value-type="float" office:value="1.00660000000005" calcext:value-type="float">
            <text:p>1.0066</text:p>
          </table:table-cell>
          <table:table-cell table:style-name="ce240" table:formula="of:=[RawData.AD21]/[RawData.X21]" office:value-type="float" office:value="1.2271859835732" calcext:value-type="float">
            <text:p>1.2272</text:p>
          </table:table-cell>
          <table:table-cell table:style-name="ce240" table:formula="of:=[RawData.AE21]-[RawData.W21]" office:value-type="float" office:value="-11.1009" calcext:value-type="float">
            <text:p>-11.1009</text:p>
          </table:table-cell>
          <table:table-cell table:style-name="ce240" table:formula="of:=[RawData.AF21]/[RawData.X21]" office:value-type="float" office:value="0.769884575825965" calcext:value-type="float">
            <text:p>0.7699</text:p>
          </table:table-cell>
          <table:table-cell table:style-name="ce240" table:formula="of:=[RawData.AG21]-[RawData.W21]" office:value-type="float" office:value="-0.0843999999999596" calcext:value-type="float">
            <text:p>-0.0844</text:p>
          </table:table-cell>
          <table:table-cell table:style-name="ce240" table:formula="of:=[RawData.AH21]/[RawData.X21]" office:value-type="float" office:value="0.981076636205557" calcext:value-type="float">
            <text:p>0.9811</text:p>
          </table:table-cell>
          <table:table-cell table:style-name="ce240" table:formula="of:=[RawData.AI21]-[RawData.W21]" office:value-type="float" office:value="-10.8263" calcext:value-type="float">
            <text:p>-10.8263</text:p>
          </table:table-cell>
          <table:table-cell table:style-name="ce240" table:formula="of:=[RawData.AJ21]/[RawData.X21]" office:value-type="float" office:value="0.776397637722446" calcext:value-type="float">
            <text:p>0.7764</text:p>
          </table:table-cell>
          <table:table-cell table:style-name="ce240" table:formula="of:=[RawData.AK21]-[RawData.W21]" office:value-type="float" office:value="-1.72519999999997" calcext:value-type="float">
            <text:p>-1.7252</text:p>
          </table:table-cell>
          <table:table-cell table:style-name="ce240" table:formula="of:=[RawData.AL21]/[RawData.X21]" office:value-type="float" office:value="1.18594029375856" calcext:value-type="float">
            <text:p>1.1859</text:p>
          </table:table-cell>
          <table:table-cell table:style-name="ce240" table:formula="of:=[RawData.AM21]-[RawData.W21]" office:value-type="float" office:value="-0.722223109899971" calcext:value-type="float">
            <text:p>-0.7222</text:p>
          </table:table-cell>
          <table:table-cell table:style-name="ce240" table:formula="of:=[RawData.AN21]/[RawData.X21]" office:value-type="float" office:value="0.214368726764198" calcext:value-type="float">
            <text:p>0.214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2]-[RawData.W22]" office:value-type="float" office:value="9.58680000000004" calcext:value-type="float">
            <text:p>9.5868</text:p>
          </table:table-cell>
          <table:table-cell table:style-name="ce240" table:formula="of:=[RawData.H22]/[RawData.X22]" office:value-type="float" office:value="2.2631550606243" calcext:value-type="float">
            <text:p>2.2632</text:p>
          </table:table-cell>
          <table:table-cell table:style-name="ce240" table:formula="of:=[RawData.I22]-[RawData.W22]" office:value-type="float" office:value="9.59053499999999" calcext:value-type="float">
            <text:p>9.5905</text:p>
          </table:table-cell>
          <table:table-cell table:style-name="ce240" table:formula="of:=[RawData.J22]/[RawData.X22]" office:value-type="float" office:value="2.29084616046092" calcext:value-type="float">
            <text:p>2.2908</text:p>
          </table:table-cell>
          <table:table-cell table:style-name="ce240" table:formula="of:=[RawData.K22]-[RawData.W22]" office:value-type="float" office:value="2.79202000000004" calcext:value-type="float">
            <text:p>2.7920</text:p>
          </table:table-cell>
          <table:table-cell table:style-name="ce240" table:formula="of:=[RawData.L22]/[RawData.X22]" office:value-type="float" office:value="0.951307077134749" calcext:value-type="float">
            <text:p>0.9513</text:p>
          </table:table-cell>
          <table:table-cell table:style-name="ce240" table:formula="of:=[RawData.M22]-[RawData.W22]" office:value-type="float" office:value="-0.62968699999999" calcext:value-type="float">
            <text:p>-0.6297</text:p>
          </table:table-cell>
          <table:table-cell table:style-name="ce240" table:formula="of:=[RawData.N22]/[RawData.X22]" office:value-type="float" office:value="0.757696276550004" calcext:value-type="float">
            <text:p>0.7577</text:p>
          </table:table-cell>
          <table:table-cell table:style-name="ce240" table:formula="of:=[RawData.O22]-[RawData.W22]" office:value-type="float" office:value="1.51926300000002" calcext:value-type="float">
            <text:p>1.5193</text:p>
          </table:table-cell>
          <table:table-cell table:style-name="ce240" table:formula="of:=[RawData.P22]/[RawData.X22]" office:value-type="float" office:value="1.02736692750881" calcext:value-type="float">
            <text:p>1.0274</text:p>
          </table:table-cell>
          <table:table-cell table:style-name="ce240" table:formula="of:=[RawData.Q22]-[RawData.W22]" office:value-type="float" office:value="1.75850000000003" calcext:value-type="float">
            <text:p>1.7585</text:p>
          </table:table-cell>
          <table:table-cell table:style-name="ce240" table:formula="of:=[RawData.R22]/[RawData.X22]" office:value-type="float" office:value="0.875612692406914" calcext:value-type="float">
            <text:p>0.8756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2]-[RawData.W22]" office:value-type="float" office:value="-11.235" calcext:value-type="float">
            <text:p>-11.2350</text:p>
          </table:table-cell>
          <table:table-cell table:style-name="ce240" table:formula="of:=[RawData.Z22]/[RawData.X22]" office:value-type="float" office:value="0.715397428841689" calcext:value-type="float">
            <text:p>0.7154</text:p>
          </table:table-cell>
          <table:table-cell table:style-name="ce240" table:formula="of:=[RawData.AA22]-[RawData.W22]" office:value-type="float" office:value="-2.8175" calcext:value-type="float">
            <text:p>-2.8175</text:p>
          </table:table-cell>
          <table:table-cell table:style-name="ce240" table:formula="of:=[RawData.AB22]/[RawData.X22]" office:value-type="float" office:value="1.2809527882879" calcext:value-type="float">
            <text:p>1.2810</text:p>
          </table:table-cell>
          <table:table-cell table:style-name="ce240" table:formula="of:=[RawData.AC22]-[RawData.W22]" office:value-type="float" office:value="0.963799999999992" calcext:value-type="float">
            <text:p>0.9638</text:p>
          </table:table-cell>
          <table:table-cell table:style-name="ce240" table:formula="of:=[RawData.AD22]/[RawData.X22]" office:value-type="float" office:value="1.38436255696965" calcext:value-type="float">
            <text:p>1.3844</text:p>
          </table:table-cell>
          <table:table-cell table:style-name="ce240" table:formula="of:=[RawData.AE22]-[RawData.W22]" office:value-type="float" office:value="-11.1919" calcext:value-type="float">
            <text:p>-11.1919</text:p>
          </table:table-cell>
          <table:table-cell table:style-name="ce240" table:formula="of:=[RawData.AF22]/[RawData.X22]" office:value-type="float" office:value="0.860841609338722" calcext:value-type="float">
            <text:p>0.8608</text:p>
          </table:table-cell>
          <table:table-cell table:style-name="ce240" table:formula="of:=[RawData.AG22]-[RawData.W22]" office:value-type="float" office:value="-0.230199999999968" calcext:value-type="float">
            <text:p>-0.2302</text:p>
          </table:table-cell>
          <table:table-cell table:style-name="ce240" table:formula="of:=[RawData.AH22]/[RawData.X22]" office:value-type="float" office:value="1.26410614197265" calcext:value-type="float">
            <text:p>1.2641</text:p>
          </table:table-cell>
          <table:table-cell table:style-name="ce240" table:formula="of:=[RawData.AI22]-[RawData.W22]" office:value-type="float" office:value="-10.9145" calcext:value-type="float">
            <text:p>-10.9145</text:p>
          </table:table-cell>
          <table:table-cell table:style-name="ce240" table:formula="of:=[RawData.AJ22]/[RawData.X22]" office:value-type="float" office:value="0.865933545446728" calcext:value-type="float">
            <text:p>0.8659</text:p>
          </table:table-cell>
          <table:table-cell table:style-name="ce240" table:formula="of:=[RawData.AK22]-[RawData.W22]" office:value-type="float" office:value="-1.75999999999999" calcext:value-type="float">
            <text:p>-1.7600</text:p>
          </table:table-cell>
          <table:table-cell table:style-name="ce240" table:formula="of:=[RawData.AL22]/[RawData.X22]" office:value-type="float" office:value="1.31783328962078" calcext:value-type="float">
            <text:p>1.3178</text:p>
          </table:table-cell>
          <table:table-cell table:style-name="ce240" table:formula="of:=[RawData.AM22]-[RawData.W22]" office:value-type="float" office:value="-0.757738566900002" calcext:value-type="float">
            <text:p>-0.7577</text:p>
          </table:table-cell>
          <table:table-cell table:style-name="ce240" table:formula="of:=[RawData.AN22]/[RawData.X22]" office:value-type="float" office:value="0.341326811321502" calcext:value-type="float">
            <text:p>0.341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3]-[RawData.W23]" office:value-type="float" office:value="8.98060000000004" calcext:value-type="float">
            <text:p>8.9806</text:p>
          </table:table-cell>
          <table:table-cell table:style-name="ce240" table:formula="of:=[RawData.H23]/[RawData.X23]" office:value-type="float" office:value="2.05171266933253" calcext:value-type="float">
            <text:p>2.0517</text:p>
          </table:table-cell>
          <table:table-cell table:style-name="ce240" table:formula="of:=[RawData.I23]-[RawData.W23]" office:value-type="float" office:value="8.99304699999999" calcext:value-type="float">
            <text:p>8.9930</text:p>
          </table:table-cell>
          <table:table-cell table:style-name="ce240" table:formula="of:=[RawData.J23]/[RawData.X23]" office:value-type="float" office:value="2.05041661528705" calcext:value-type="float">
            <text:p>2.0504</text:p>
          </table:table-cell>
          <table:table-cell table:style-name="ce240" table:formula="of:=[RawData.K23]-[RawData.W23]" office:value-type="float" office:value="2.97182500000002" calcext:value-type="float">
            <text:p>2.9718</text:p>
          </table:table-cell>
          <table:table-cell table:style-name="ce240" table:formula="of:=[RawData.L23]/[RawData.X23]" office:value-type="float" office:value="1.04786231437279" calcext:value-type="float">
            <text:p>1.0479</text:p>
          </table:table-cell>
          <table:table-cell table:style-name="ce240" table:formula="of:=[RawData.M23]-[RawData.W23]" office:value-type="float" office:value="-0.461144999999988" calcext:value-type="float">
            <text:p>-0.4611</text:p>
          </table:table-cell>
          <table:table-cell table:style-name="ce240" table:formula="of:=[RawData.N23]/[RawData.X23]" office:value-type="float" office:value="0.808497894903729" calcext:value-type="float">
            <text:p>0.8085</text:p>
          </table:table-cell>
          <table:table-cell table:style-name="ce240" table:formula="of:=[RawData.O23]-[RawData.W23]" office:value-type="float" office:value="1.37787400000002" calcext:value-type="float">
            <text:p>1.3779</text:p>
          </table:table-cell>
          <table:table-cell table:style-name="ce240" table:formula="of:=[RawData.P23]/[RawData.X23]" office:value-type="float" office:value="1.04201384607254" calcext:value-type="float">
            <text:p>1.0420</text:p>
          </table:table-cell>
          <table:table-cell table:style-name="ce240" table:formula="of:=[RawData.Q23]-[RawData.W23]" office:value-type="float" office:value="1.8229" calcext:value-type="float">
            <text:p>1.8229</text:p>
          </table:table-cell>
          <table:table-cell table:style-name="ce240" table:formula="of:=[RawData.R23]/[RawData.X23]" office:value-type="float" office:value="0.918649919847799" calcext:value-type="float">
            <text:p>0.9186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3]-[RawData.W23]" office:value-type="float" office:value="-11.1725" calcext:value-type="float">
            <text:p>-11.1725</text:p>
          </table:table-cell>
          <table:table-cell table:style-name="ce240" table:formula="of:=[RawData.Z23]/[RawData.X23]" office:value-type="float" office:value="0.989095416351049" calcext:value-type="float">
            <text:p>0.9891</text:p>
          </table:table-cell>
          <table:table-cell table:style-name="ce240" table:formula="of:=[RawData.AA23]-[RawData.W23]" office:value-type="float" office:value="-2.98129999999998" calcext:value-type="float">
            <text:p>-2.9813</text:p>
          </table:table-cell>
          <table:table-cell table:style-name="ce240" table:formula="of:=[RawData.AB23]/[RawData.X23]" office:value-type="float" office:value="1.23520607042824" calcext:value-type="float">
            <text:p>1.2352</text:p>
          </table:table-cell>
          <table:table-cell table:style-name="ce240" table:formula="of:=[RawData.AC23]-[RawData.W23]" office:value-type="float" office:value="0.726600000000019" calcext:value-type="float">
            <text:p>0.7266</text:p>
          </table:table-cell>
          <table:table-cell table:style-name="ce240" table:formula="of:=[RawData.AD23]/[RawData.X23]" office:value-type="float" office:value="1.41308487325383" calcext:value-type="float">
            <text:p>1.4131</text:p>
          </table:table-cell>
          <table:table-cell table:style-name="ce240" table:formula="of:=[RawData.AE23]-[RawData.W23]" office:value-type="float" office:value="-11.2609" calcext:value-type="float">
            <text:p>-11.2609</text:p>
          </table:table-cell>
          <table:table-cell table:style-name="ce240" table:formula="of:=[RawData.AF23]/[RawData.X23]" office:value-type="float" office:value="0.840464380714147" calcext:value-type="float">
            <text:p>0.8405</text:p>
          </table:table-cell>
          <table:table-cell table:style-name="ce240" table:formula="of:=[RawData.AG23]-[RawData.W23]" office:value-type="float" office:value="-0.234299999999962" calcext:value-type="float">
            <text:p>-0.2343</text:p>
          </table:table-cell>
          <table:table-cell table:style-name="ce240" table:formula="of:=[RawData.AH23]/[RawData.X23]" office:value-type="float" office:value="1.16054158578047" calcext:value-type="float">
            <text:p>1.1605</text:p>
          </table:table-cell>
          <table:table-cell table:style-name="ce240" table:formula="of:=[RawData.AI23]-[RawData.W23]" office:value-type="float" office:value="-10.9956" calcext:value-type="float">
            <text:p>-10.9956</text:p>
          </table:table-cell>
          <table:table-cell table:style-name="ce240" table:formula="of:=[RawData.AJ23]/[RawData.X23]" office:value-type="float" office:value="0.843836665668434" calcext:value-type="float">
            <text:p>0.8438</text:p>
          </table:table-cell>
          <table:table-cell table:style-name="ce240" table:formula="of:=[RawData.AK23]-[RawData.W23]" office:value-type="float" office:value="-2.00219999999996" calcext:value-type="float">
            <text:p>-2.0022</text:p>
          </table:table-cell>
          <table:table-cell table:style-name="ce240" table:formula="of:=[RawData.AL23]/[RawData.X23]" office:value-type="float" office:value="1.35148567829901" calcext:value-type="float">
            <text:p>1.3515</text:p>
          </table:table-cell>
          <table:table-cell table:style-name="ce240" table:formula="of:=[RawData.AM23]-[RawData.W23]" office:value-type="float" office:value="-0.707356933850008" calcext:value-type="float">
            <text:p>-0.7074</text:p>
          </table:table-cell>
          <table:table-cell table:style-name="ce240" table:formula="of:=[RawData.AN23]/[RawData.X23]" office:value-type="float" office:value="0.495040458565417" calcext:value-type="float">
            <text:p>0.495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4]-[RawData.W24]" office:value-type="float" office:value="9.57060000000001" calcext:value-type="float">
            <text:p>9.5706</text:p>
          </table:table-cell>
          <table:table-cell table:style-name="ce240" table:formula="of:=[RawData.H24]/[RawData.X24]" office:value-type="float" office:value="1.7448309977818" calcext:value-type="float">
            <text:p>1.7448</text:p>
          </table:table-cell>
          <table:table-cell table:style-name="ce240" table:formula="of:=[RawData.I24]-[RawData.W24]" office:value-type="float" office:value="9.57513299999999" calcext:value-type="float">
            <text:p>9.5751</text:p>
          </table:table-cell>
          <table:table-cell table:style-name="ce240" table:formula="of:=[RawData.J24]/[RawData.X24]" office:value-type="float" office:value="1.75728036793586" calcext:value-type="float">
            <text:p>1.7573</text:p>
          </table:table-cell>
          <table:table-cell table:style-name="ce240" table:formula="of:=[RawData.K24]-[RawData.W24]" office:value-type="float" office:value="2.81577600000003" calcext:value-type="float">
            <text:p>2.8158</text:p>
          </table:table-cell>
          <table:table-cell table:style-name="ce240" table:formula="of:=[RawData.L24]/[RawData.X24]" office:value-type="float" office:value="0.931500437534341" calcext:value-type="float">
            <text:p>0.9315</text:p>
          </table:table-cell>
          <table:table-cell table:style-name="ce240" table:formula="of:=[RawData.M24]-[RawData.W24]" office:value-type="float" office:value="-0.708572000000004" calcext:value-type="float">
            <text:p>-0.7086</text:p>
          </table:table-cell>
          <table:table-cell table:style-name="ce240" table:formula="of:=[RawData.N24]/[RawData.X24]" office:value-type="float" office:value="0.696330816662936" calcext:value-type="float">
            <text:p>0.6963</text:p>
          </table:table-cell>
          <table:table-cell table:style-name="ce240" table:formula="of:=[RawData.O24]-[RawData.W24]" office:value-type="float" office:value="1.53411399999999" calcext:value-type="float">
            <text:p>1.5341</text:p>
          </table:table-cell>
          <table:table-cell table:style-name="ce240" table:formula="of:=[RawData.P24]/[RawData.X24]" office:value-type="float" office:value="1.06269968863835" calcext:value-type="float">
            <text:p>1.0627</text:p>
          </table:table-cell>
          <table:table-cell table:style-name="ce240" table:formula="of:=[RawData.Q24]-[RawData.W24]" office:value-type="float" office:value="1.79622000000001" calcext:value-type="float">
            <text:p>1.7962</text:p>
          </table:table-cell>
          <table:table-cell table:style-name="ce240" table:formula="of:=[RawData.R24]/[RawData.X24]" office:value-type="float" office:value="0.843771749526852" calcext:value-type="float">
            <text:p>0.8438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4]-[RawData.W24]" office:value-type="float" office:value="-11.2655" calcext:value-type="float">
            <text:p>-11.2655</text:p>
          </table:table-cell>
          <table:table-cell table:style-name="ce240" table:formula="of:=[RawData.Z24]/[RawData.X24]" office:value-type="float" office:value="0.435526188974135" calcext:value-type="float">
            <text:p>0.4355</text:p>
          </table:table-cell>
          <table:table-cell table:style-name="ce240" table:formula="of:=[RawData.AA24]-[RawData.W24]" office:value-type="float" office:value="-2.68709999999999" calcext:value-type="float">
            <text:p>-2.6871</text:p>
          </table:table-cell>
          <table:table-cell table:style-name="ce240" table:formula="of:=[RawData.AB24]/[RawData.X24]" office:value-type="float" office:value="1.2103049838214" calcext:value-type="float">
            <text:p>1.2103</text:p>
          </table:table-cell>
          <table:table-cell table:style-name="ce240" table:formula="of:=[RawData.AC24]-[RawData.W24]" office:value-type="float" office:value="1.084" calcext:value-type="float">
            <text:p>1.0840</text:p>
          </table:table-cell>
          <table:table-cell table:style-name="ce240" table:formula="of:=[RawData.AD24]/[RawData.X24]" office:value-type="float" office:value="1.3529869085655" calcext:value-type="float">
            <text:p>1.3530</text:p>
          </table:table-cell>
          <table:table-cell table:style-name="ce240" table:formula="of:=[RawData.AE24]-[RawData.W24]" office:value-type="float" office:value="-11.1059" calcext:value-type="float">
            <text:p>-11.1059</text:p>
          </table:table-cell>
          <table:table-cell table:style-name="ce240" table:formula="of:=[RawData.AF24]/[RawData.X24]" office:value-type="float" office:value="0.758499324365575" calcext:value-type="float">
            <text:p>0.7585</text:p>
          </table:table-cell>
          <table:table-cell table:style-name="ce240" table:formula="of:=[RawData.AG24]-[RawData.W24]" office:value-type="float" office:value="-0.0437000000000012" calcext:value-type="float">
            <text:p>-0.0437</text:p>
          </table:table-cell>
          <table:table-cell table:style-name="ce240" table:formula="of:=[RawData.AH24]/[RawData.X24]" office:value-type="float" office:value="1.0264169742974" calcext:value-type="float">
            <text:p>1.0264</text:p>
          </table:table-cell>
          <table:table-cell table:style-name="ce240" table:formula="of:=[RawData.AI24]-[RawData.W24]" office:value-type="float" office:value="-10.8257" calcext:value-type="float">
            <text:p>-10.8257</text:p>
          </table:table-cell>
          <table:table-cell table:style-name="ce240" table:formula="of:=[RawData.AJ24]/[RawData.X24]" office:value-type="float" office:value="0.777437281995971" calcext:value-type="float">
            <text:p>0.7774</text:p>
          </table:table-cell>
          <table:table-cell table:style-name="ce240" table:formula="of:=[RawData.AK24]-[RawData.W24]" office:value-type="float" office:value="-1.65839999999997" calcext:value-type="float">
            <text:p>-1.6584</text:p>
          </table:table-cell>
          <table:table-cell table:style-name="ce240" table:formula="of:=[RawData.AL24]/[RawData.X24]" office:value-type="float" office:value="1.29891085288671" calcext:value-type="float">
            <text:p>1.2989</text:p>
          </table:table-cell>
          <table:table-cell table:style-name="ce240" table:formula="of:=[RawData.AM24]-[RawData.W24]" office:value-type="float" office:value="-0.780077218399981" calcext:value-type="float">
            <text:p>-0.7801</text:p>
          </table:table-cell>
          <table:table-cell table:style-name="ce240" table:formula="of:=[RawData.AN24]/[RawData.X24]" office:value-type="float" office:value="0.206587084333442" calcext:value-type="float">
            <text:p>0.206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5]-[RawData.W25]" office:value-type="float" office:value="9.51010000000002" calcext:value-type="float">
            <text:p>9.5101</text:p>
          </table:table-cell>
          <table:table-cell table:style-name="ce240" table:formula="of:=[RawData.H25]/[RawData.X25]" office:value-type="float" office:value="2.13514817476168" calcext:value-type="float">
            <text:p>2.1351</text:p>
          </table:table-cell>
          <table:table-cell table:style-name="ce240" table:formula="of:=[RawData.I25]-[RawData.W25]" office:value-type="float" office:value="9.51432499999999" calcext:value-type="float">
            <text:p>9.5143</text:p>
          </table:table-cell>
          <table:table-cell table:style-name="ce240" table:formula="of:=[RawData.J25]/[RawData.X25]" office:value-type="float" office:value="2.15594309127221" calcext:value-type="float">
            <text:p>2.1559</text:p>
          </table:table-cell>
          <table:table-cell table:style-name="ce240" table:formula="of:=[RawData.K25]-[RawData.W25]" office:value-type="float" office:value="2.91338400000001" calcext:value-type="float">
            <text:p>2.9134</text:p>
          </table:table-cell>
          <table:table-cell table:style-name="ce240" table:formula="of:=[RawData.L25]/[RawData.X25]" office:value-type="float" office:value="0.978010665239144" calcext:value-type="float">
            <text:p>0.9780</text:p>
          </table:table-cell>
          <table:table-cell table:style-name="ce240" table:formula="of:=[RawData.M25]-[RawData.W25]" office:value-type="float" office:value="-0.631867999999997" calcext:value-type="float">
            <text:p>-0.6319</text:p>
          </table:table-cell>
          <table:table-cell table:style-name="ce240" table:formula="of:=[RawData.N25]/[RawData.X25]" office:value-type="float" office:value="0.775865263851428" calcext:value-type="float">
            <text:p>0.7759</text:p>
          </table:table-cell>
          <table:table-cell table:style-name="ce240" table:formula="of:=[RawData.O25]-[RawData.W25]" office:value-type="float" office:value="1.40021999999999" calcext:value-type="float">
            <text:p>1.4002</text:p>
          </table:table-cell>
          <table:table-cell table:style-name="ce240" table:formula="of:=[RawData.P25]/[RawData.X25]" office:value-type="float" office:value="1.00767979575449" calcext:value-type="float">
            <text:p>1.0077</text:p>
          </table:table-cell>
          <table:table-cell table:style-name="ce240" table:formula="of:=[RawData.Q25]-[RawData.W25]" office:value-type="float" office:value="1.85881000000001" calcext:value-type="float">
            <text:p>1.8588</text:p>
          </table:table-cell>
          <table:table-cell table:style-name="ce240" table:formula="of:=[RawData.R25]/[RawData.X25]" office:value-type="float" office:value="0.892410797010439" calcext:value-type="float">
            <text:p>0.892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5]-[RawData.W25]" office:value-type="float" office:value="-11.2446" calcext:value-type="float">
            <text:p>-11.2446</text:p>
          </table:table-cell>
          <table:table-cell table:style-name="ce240" table:formula="of:=[RawData.Z25]/[RawData.X25]" office:value-type="float" office:value="0.705810846424674" calcext:value-type="float">
            <text:p>0.7058</text:p>
          </table:table-cell>
          <table:table-cell table:style-name="ce240" table:formula="of:=[RawData.AA25]-[RawData.W25]" office:value-type="float" office:value="-2.83209999999997" calcext:value-type="float">
            <text:p>-2.8321</text:p>
          </table:table-cell>
          <table:table-cell table:style-name="ce240" table:formula="of:=[RawData.AB25]/[RawData.X25]" office:value-type="float" office:value="1.20828315798143" calcext:value-type="float">
            <text:p>1.2083</text:p>
          </table:table-cell>
          <table:table-cell table:style-name="ce240" table:formula="of:=[RawData.AC25]-[RawData.W25]" office:value-type="float" office:value="0.94459999999998" calcext:value-type="float">
            <text:p>0.9446</text:p>
          </table:table-cell>
          <table:table-cell table:style-name="ce240" table:formula="of:=[RawData.AD25]/[RawData.X25]" office:value-type="float" office:value="1.29227242273878" calcext:value-type="float">
            <text:p>1.2923</text:p>
          </table:table-cell>
          <table:table-cell table:style-name="ce240" table:formula="of:=[RawData.AE25]-[RawData.W25]" office:value-type="float" office:value="-11.174" calcext:value-type="float">
            <text:p>-11.1740</text:p>
          </table:table-cell>
          <table:table-cell table:style-name="ce240" table:formula="of:=[RawData.AF25]/[RawData.X25]" office:value-type="float" office:value="0.84680923634417" calcext:value-type="float">
            <text:p>0.8468</text:p>
          </table:table-cell>
          <table:table-cell table:style-name="ce240" table:formula="of:=[RawData.AG25]-[RawData.W25]" office:value-type="float" office:value="-0.233699999999999" calcext:value-type="float">
            <text:p>-0.2337</text:p>
          </table:table-cell>
          <table:table-cell table:style-name="ce240" table:formula="of:=[RawData.AH25]/[RawData.X25]" office:value-type="float" office:value="1.12525580720212" calcext:value-type="float">
            <text:p>1.1253</text:p>
          </table:table-cell>
          <table:table-cell table:style-name="ce240" table:formula="of:=[RawData.AI25]-[RawData.W25]" office:value-type="float" office:value="-10.8938" calcext:value-type="float">
            <text:p>-10.8938</text:p>
          </table:table-cell>
          <table:table-cell table:style-name="ce240" table:formula="of:=[RawData.AJ25]/[RawData.X25]" office:value-type="float" office:value="0.853595482715312" calcext:value-type="float">
            <text:p>0.8536</text:p>
          </table:table-cell>
          <table:table-cell table:style-name="ce240" table:formula="of:=[RawData.AK25]-[RawData.W25]" office:value-type="float" office:value="-1.78030000000001" calcext:value-type="float">
            <text:p>-1.7803</text:p>
          </table:table-cell>
          <table:table-cell table:style-name="ce240" table:formula="of:=[RawData.AL25]/[RawData.X25]" office:value-type="float" office:value="1.2360057155799" calcext:value-type="float">
            <text:p>1.2360</text:p>
          </table:table-cell>
          <table:table-cell table:style-name="ce240" table:formula="of:=[RawData.AM25]-[RawData.W25]" office:value-type="float" office:value="-0.827321349399995" calcext:value-type="float">
            <text:p>-0.8273</text:p>
          </table:table-cell>
          <table:table-cell table:style-name="ce240" table:formula="of:=[RawData.AN25]/[RawData.X25]" office:value-type="float" office:value="0.325863482376125" calcext:value-type="float">
            <text:p>0.325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6]-[RawData.W26]" office:value-type="float" office:value="8.7867" calcext:value-type="float">
            <text:p>8.7867</text:p>
          </table:table-cell>
          <table:table-cell table:style-name="ce240" table:formula="of:=[RawData.H26]/[RawData.X26]" office:value-type="float" office:value="1.93669891747177" calcext:value-type="float">
            <text:p>1.9367</text:p>
          </table:table-cell>
          <table:table-cell table:style-name="ce240" table:formula="of:=[RawData.I26]-[RawData.W26]" office:value-type="float" office:value="8.79145899999998" calcext:value-type="float">
            <text:p>8.7915</text:p>
          </table:table-cell>
          <table:table-cell table:style-name="ce240" table:formula="of:=[RawData.J26]/[RawData.X26]" office:value-type="float" office:value="1.95408816535577" calcext:value-type="float">
            <text:p>1.9541</text:p>
          </table:table-cell>
          <table:table-cell table:style-name="ce240" table:formula="of:=[RawData.K26]-[RawData.W26]" office:value-type="float" office:value="3.08040499999998" calcext:value-type="float">
            <text:p>3.0804</text:p>
          </table:table-cell>
          <table:table-cell table:style-name="ce240" table:formula="of:=[RawData.L26]/[RawData.X26]" office:value-type="float" office:value="1.05193142325025" calcext:value-type="float">
            <text:p>1.0519</text:p>
          </table:table-cell>
          <table:table-cell table:style-name="ce240" table:formula="of:=[RawData.M26]-[RawData.W26]" office:value-type="float" office:value="-0.429888000000005" calcext:value-type="float">
            <text:p>-0.4299</text:p>
          </table:table-cell>
          <table:table-cell table:style-name="ce240" table:formula="of:=[RawData.N26]/[RawData.X26]" office:value-type="float" office:value="0.806674759299599" calcext:value-type="float">
            <text:p>0.8067</text:p>
          </table:table-cell>
          <table:table-cell table:style-name="ce240" table:formula="of:=[RawData.O26]-[RawData.W26]" office:value-type="float" office:value="1.23034200000001" calcext:value-type="float">
            <text:p>1.2303</text:p>
          </table:table-cell>
          <table:table-cell table:style-name="ce240" table:formula="of:=[RawData.P26]/[RawData.X26]" office:value-type="float" office:value="1.01019339175549" calcext:value-type="float">
            <text:p>1.0102</text:p>
          </table:table-cell>
          <table:table-cell table:style-name="ce240" table:formula="of:=[RawData.Q26]-[RawData.W26]" office:value-type="float" office:value="1.91893999999996" calcext:value-type="float">
            <text:p>1.9189</text:p>
          </table:table-cell>
          <table:table-cell table:style-name="ce240" table:formula="of:=[RawData.R26]/[RawData.X26]" office:value-type="float" office:value="0.91557111262617" calcext:value-type="float">
            <text:p>0.9156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6]-[RawData.W26]" office:value-type="float" office:value="-11.1515" calcext:value-type="float">
            <text:p>-11.1515</text:p>
          </table:table-cell>
          <table:table-cell table:style-name="ce240" table:formula="of:=[RawData.Z26]/[RawData.X26]" office:value-type="float" office:value="0.699071564926751" calcext:value-type="float">
            <text:p>0.6991</text:p>
          </table:table-cell>
          <table:table-cell table:style-name="ce240" table:formula="of:=[RawData.AA26]-[RawData.W26]" office:value-type="float" office:value="-3.02840000000003" calcext:value-type="float">
            <text:p>-3.0284</text:p>
          </table:table-cell>
          <table:table-cell table:style-name="ce240" table:formula="of:=[RawData.AB26]/[RawData.X26]" office:value-type="float" office:value="1.20569744416915" calcext:value-type="float">
            <text:p>1.2057</text:p>
          </table:table-cell>
          <table:table-cell table:style-name="ce240" table:formula="of:=[RawData.AC26]-[RawData.W26]" office:value-type="float" office:value="0.66089999999997" calcext:value-type="float">
            <text:p>0.6609</text:p>
          </table:table-cell>
          <table:table-cell table:style-name="ce240" table:formula="of:=[RawData.AD26]/[RawData.X26]" office:value-type="float" office:value="1.38812918502752" calcext:value-type="float">
            <text:p>1.3881</text:p>
          </table:table-cell>
          <table:table-cell table:style-name="ce240" table:formula="of:=[RawData.AE26]-[RawData.W26]" office:value-type="float" office:value="-11.2441" calcext:value-type="float">
            <text:p>-11.2441</text:p>
          </table:table-cell>
          <table:table-cell table:style-name="ce240" table:formula="of:=[RawData.AF26]/[RawData.X26]" office:value-type="float" office:value="0.837987300663485" calcext:value-type="float">
            <text:p>0.8380</text:p>
          </table:table-cell>
          <table:table-cell table:style-name="ce240" table:formula="of:=[RawData.AG26]-[RawData.W26]" office:value-type="float" office:value="-0.228800000000035" calcext:value-type="float">
            <text:p>-0.2288</text:p>
          </table:table-cell>
          <table:table-cell table:style-name="ce240" table:formula="of:=[RawData.AH26]/[RawData.X26]" office:value-type="float" office:value="1.12949151936412" calcext:value-type="float">
            <text:p>1.1295</text:p>
          </table:table-cell>
          <table:table-cell table:style-name="ce240" table:formula="of:=[RawData.AI26]-[RawData.W26]" office:value-type="float" office:value="-10.9789" calcext:value-type="float">
            <text:p>-10.9789</text:p>
          </table:table-cell>
          <table:table-cell table:style-name="ce240" table:formula="of:=[RawData.AJ26]/[RawData.X26]" office:value-type="float" office:value="0.842063160782879" calcext:value-type="float">
            <text:p>0.8421</text:p>
          </table:table-cell>
          <table:table-cell table:style-name="ce240" table:formula="of:=[RawData.AK26]-[RawData.W26]" office:value-type="float" office:value="-2.06870000000004" calcext:value-type="float">
            <text:p>-2.0687</text:p>
          </table:table-cell>
          <table:table-cell table:style-name="ce240" table:formula="of:=[RawData.AL26]/[RawData.X26]" office:value-type="float" office:value="1.3284510700567" calcext:value-type="float">
            <text:p>1.3285</text:p>
          </table:table-cell>
          <table:table-cell table:style-name="ce240" table:formula="of:=[RawData.AM26]-[RawData.W26]" office:value-type="float" office:value="-0.77818729469999" calcext:value-type="float">
            <text:p>-0.7782</text:p>
          </table:table-cell>
          <table:table-cell table:style-name="ce240" table:formula="of:=[RawData.AN26]/[RawData.X26]" office:value-type="float" office:value="0.34064560793006" calcext:value-type="float">
            <text:p>0.340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7]-[RawData.W27]" office:value-type="float" office:value="8.30619999999999" calcext:value-type="float">
            <text:p>8.3062</text:p>
          </table:table-cell>
          <table:table-cell table:style-name="ce240" table:formula="of:=[RawData.H27]/[RawData.X27]" office:value-type="float" office:value="1.76751068890239" calcext:value-type="float">
            <text:p>1.7675</text:p>
          </table:table-cell>
          <table:table-cell table:style-name="ce240" table:formula="of:=[RawData.I27]-[RawData.W27]" office:value-type="float" office:value="8.31121399999995" calcext:value-type="float">
            <text:p>8.3112</text:p>
          </table:table-cell>
          <table:table-cell table:style-name="ce240" table:formula="of:=[RawData.J27]/[RawData.X27]" office:value-type="float" office:value="1.78315250398043" calcext:value-type="float">
            <text:p>1.7832</text:p>
          </table:table-cell>
          <table:table-cell table:style-name="ce240" table:formula="of:=[RawData.K27]-[RawData.W27]" office:value-type="float" office:value="3.119776" calcext:value-type="float">
            <text:p>3.1198</text:p>
          </table:table-cell>
          <table:table-cell table:style-name="ce240" table:formula="of:=[RawData.L27]/[RawData.X27]" office:value-type="float" office:value="1.09034354841357" calcext:value-type="float">
            <text:p>1.0903</text:p>
          </table:table-cell>
          <table:table-cell table:style-name="ce240" table:formula="of:=[RawData.M27]-[RawData.W27]" office:value-type="float" office:value="-0.381821000000002" calcext:value-type="float">
            <text:p>-0.3818</text:p>
          </table:table-cell>
          <table:table-cell table:style-name="ce240" table:formula="of:=[RawData.N27]/[RawData.X27]" office:value-type="float" office:value="0.821528815061635" calcext:value-type="float">
            <text:p>0.8215</text:p>
          </table:table-cell>
          <table:table-cell table:style-name="ce240" table:formula="of:=[RawData.O27]-[RawData.W27]" office:value-type="float" office:value="1.01773399999996" calcext:value-type="float">
            <text:p>1.0177</text:p>
          </table:table-cell>
          <table:table-cell table:style-name="ce240" table:formula="of:=[RawData.P27]/[RawData.X27]" office:value-type="float" office:value="0.966712079181918" calcext:value-type="float">
            <text:p>0.9667</text:p>
          </table:table-cell>
          <table:table-cell table:style-name="ce240" table:formula="of:=[RawData.Q27]-[RawData.W27]" office:value-type="float" office:value="1.94244999999995" calcext:value-type="float">
            <text:p>1.9424</text:p>
          </table:table-cell>
          <table:table-cell table:style-name="ce240" table:formula="of:=[RawData.R27]/[RawData.X27]" office:value-type="float" office:value="0.964169525466573" calcext:value-type="float">
            <text:p>0.964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7]-[RawData.W27]" office:value-type="float" office:value="-11.0884" calcext:value-type="float">
            <text:p>-11.0884</text:p>
          </table:table-cell>
          <table:table-cell table:style-name="ce240" table:formula="of:=[RawData.Z27]/[RawData.X27]" office:value-type="float" office:value="0.732789250365215" calcext:value-type="float">
            <text:p>0.7328</text:p>
          </table:table-cell>
          <table:table-cell table:style-name="ce240" table:formula="of:=[RawData.AA27]-[RawData.W27]" office:value-type="float" office:value="-3.16640000000001" calcext:value-type="float">
            <text:p>-3.1664</text:p>
          </table:table-cell>
          <table:table-cell table:style-name="ce240" table:formula="of:=[RawData.AB27]/[RawData.X27]" office:value-type="float" office:value="1.14791571656025" calcext:value-type="float">
            <text:p>1.1479</text:p>
          </table:table-cell>
          <table:table-cell table:style-name="ce240" table:formula="of:=[RawData.AC27]-[RawData.W27]" office:value-type="float" office:value="0.488099999999974" calcext:value-type="float">
            <text:p>0.4881</text:p>
          </table:table-cell>
          <table:table-cell table:style-name="ce240" table:formula="of:=[RawData.AD27]/[RawData.X27]" office:value-type="float" office:value="1.27755940121137" calcext:value-type="float">
            <text:p>1.2776</text:p>
          </table:table-cell>
          <table:table-cell table:style-name="ce240" table:formula="of:=[RawData.AE27]-[RawData.W27]" office:value-type="float" office:value="-11.2971" calcext:value-type="float">
            <text:p>-11.2971</text:p>
          </table:table-cell>
          <table:table-cell table:style-name="ce240" table:formula="of:=[RawData.AF27]/[RawData.X27]" office:value-type="float" office:value="0.820762181770431" calcext:value-type="float">
            <text:p>0.8208</text:p>
          </table:table-cell>
          <table:table-cell table:style-name="ce240" table:formula="of:=[RawData.AG27]-[RawData.W27]" office:value-type="float" office:value="-0.0819000000000187" calcext:value-type="float">
            <text:p>-0.0819</text:p>
          </table:table-cell>
          <table:table-cell table:style-name="ce240" table:formula="of:=[RawData.AH27]/[RawData.X27]" office:value-type="float" office:value="1.09882288790769" calcext:value-type="float">
            <text:p>1.0988</text:p>
          </table:table-cell>
          <table:table-cell table:style-name="ce240" table:formula="of:=[RawData.AI27]-[RawData.W27]" office:value-type="float" office:value="-11.0411" calcext:value-type="float">
            <text:p>-11.0411</text:p>
          </table:table-cell>
          <table:table-cell table:style-name="ce240" table:formula="of:=[RawData.AJ27]/[RawData.X27]" office:value-type="float" office:value="0.826205296850122" calcext:value-type="float">
            <text:p>0.8262</text:p>
          </table:table-cell>
          <table:table-cell table:style-name="ce240" table:formula="of:=[RawData.AK27]-[RawData.W27]" office:value-type="float" office:value="-2.28130000000004" calcext:value-type="float">
            <text:p>-2.2813</text:p>
          </table:table-cell>
          <table:table-cell table:style-name="ce240" table:formula="of:=[RawData.AL27]/[RawData.X27]" office:value-type="float" office:value="1.21986540715329" calcext:value-type="float">
            <text:p>1.2199</text:p>
          </table:table-cell>
          <table:table-cell table:style-name="ce240" table:formula="of:=[RawData.AM27]-[RawData.W27]" office:value-type="float" office:value="-0.471648346700022" calcext:value-type="float">
            <text:p>-0.4716</text:p>
          </table:table-cell>
          <table:table-cell table:style-name="ce240" table:formula="of:=[RawData.AN27]/[RawData.X27]" office:value-type="float" office:value="0.413744580928566" calcext:value-type="float">
            <text:p>0.413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8]-[RawData.W28]" office:value-type="float" office:value="8.23220000000003" calcext:value-type="float">
            <text:p>8.2322</text:p>
          </table:table-cell>
          <table:table-cell table:style-name="ce240" table:formula="of:=[RawData.H28]/[RawData.X28]" office:value-type="float" office:value="2.10114016117842" calcext:value-type="float">
            <text:p>2.1011</text:p>
          </table:table-cell>
          <table:table-cell table:style-name="ce240" table:formula="of:=[RawData.I28]-[RawData.W28]" office:value-type="float" office:value="8.23745600000001" calcext:value-type="float">
            <text:p>8.2375</text:p>
          </table:table-cell>
          <table:table-cell table:style-name="ce240" table:formula="of:=[RawData.J28]/[RawData.X28]" office:value-type="float" office:value="2.12042126985821" calcext:value-type="float">
            <text:p>2.1204</text:p>
          </table:table-cell>
          <table:table-cell table:style-name="ce240" table:formula="of:=[RawData.K28]-[RawData.W28]" office:value-type="float" office:value="3.04685000000001" calcext:value-type="float">
            <text:p>3.0469</text:p>
          </table:table-cell>
          <table:table-cell table:style-name="ce240" table:formula="of:=[RawData.L28]/[RawData.X28]" office:value-type="float" office:value="1.05676824820765" calcext:value-type="float">
            <text:p>1.0568</text:p>
          </table:table-cell>
          <table:table-cell table:style-name="ce240" table:formula="of:=[RawData.M28]-[RawData.W28]" office:value-type="float" office:value="-0.387027999999987" calcext:value-type="float">
            <text:p>-0.3870</text:p>
          </table:table-cell>
          <table:table-cell table:style-name="ce240" table:formula="of:=[RawData.N28]/[RawData.X28]" office:value-type="float" office:value="0.743573321947662" calcext:value-type="float">
            <text:p>0.7436</text:p>
          </table:table-cell>
          <table:table-cell table:style-name="ce240" table:formula="of:=[RawData.O28]-[RawData.W28]" office:value-type="float" office:value="0.959473000000003" calcext:value-type="float">
            <text:p>0.9595</text:p>
          </table:table-cell>
          <table:table-cell table:style-name="ce240" table:formula="of:=[RawData.P28]/[RawData.X28]" office:value-type="float" office:value="0.974435608688691" calcext:value-type="float">
            <text:p>0.9744</text:p>
          </table:table-cell>
          <table:table-cell table:style-name="ce240" table:formula="of:=[RawData.Q28]-[RawData.W28]" office:value-type="float" office:value="1.83666" calcext:value-type="float">
            <text:p>1.8367</text:p>
          </table:table-cell>
          <table:table-cell table:style-name="ce240" table:formula="of:=[RawData.R28]/[RawData.X28]" office:value-type="float" office:value="0.894193307359769" calcext:value-type="float">
            <text:p>0.894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8]-[RawData.W28]" office:value-type="float" office:value="-12.0178" calcext:value-type="float">
            <text:p>-12.0178</text:p>
          </table:table-cell>
          <table:table-cell table:style-name="ce240" table:formula="of:=[RawData.Z28]/[RawData.X28]" office:value-type="float" office:value="0.367012888936329" calcext:value-type="float">
            <text:p>0.3670</text:p>
          </table:table-cell>
          <table:table-cell table:style-name="ce240" table:formula="of:=[RawData.AA28]-[RawData.W28]" office:value-type="float" office:value="-3.33519999999999" calcext:value-type="float">
            <text:p>-3.3352</text:p>
          </table:table-cell>
          <table:table-cell table:style-name="ce240" table:formula="of:=[RawData.AB28]/[RawData.X28]" office:value-type="float" office:value="1.12579683158101" calcext:value-type="float">
            <text:p>1.1258</text:p>
          </table:table-cell>
          <table:table-cell table:style-name="ce240" table:formula="of:=[RawData.AC28]-[RawData.W28]" office:value-type="float" office:value="0.410900000000026" calcext:value-type="float">
            <text:p>0.4109</text:p>
          </table:table-cell>
          <table:table-cell table:style-name="ce240" table:formula="of:=[RawData.AD28]/[RawData.X28]" office:value-type="float" office:value="1.35464628809308" calcext:value-type="float">
            <text:p>1.3546</text:p>
          </table:table-cell>
          <table:table-cell table:style-name="ce240" table:formula="of:=[RawData.AE28]-[RawData.W28]" office:value-type="float" office:value="-11.8144" calcext:value-type="float">
            <text:p>-11.8144</text:p>
          </table:table-cell>
          <table:table-cell table:style-name="ce240" table:formula="of:=[RawData.AF28]/[RawData.X28]" office:value-type="float" office:value="0.606486298055541" calcext:value-type="float">
            <text:p>0.6065</text:p>
          </table:table-cell>
          <table:table-cell table:style-name="ce240" table:formula="of:=[RawData.AG28]-[RawData.W28]" office:value-type="float" office:value="-0.502899999999954" calcext:value-type="float">
            <text:p>-0.5029</text:p>
          </table:table-cell>
          <table:table-cell table:style-name="ce240" table:formula="of:=[RawData.AH28]/[RawData.X28]" office:value-type="float" office:value="0.851916886374553" calcext:value-type="float">
            <text:p>0.8519</text:p>
          </table:table-cell>
          <table:table-cell table:style-name="ce240" table:formula="of:=[RawData.AI28]-[RawData.W28]" office:value-type="float" office:value="-11.5119" calcext:value-type="float">
            <text:p>-11.5119</text:p>
          </table:table-cell>
          <table:table-cell table:style-name="ce240" table:formula="of:=[RawData.AJ28]/[RawData.X28]" office:value-type="float" office:value="0.636273151162584" calcext:value-type="float">
            <text:p>0.6363</text:p>
          </table:table-cell>
          <table:table-cell table:style-name="ce240" table:formula="of:=[RawData.AK28]-[RawData.W28]" office:value-type="float" office:value="-2.37119999999999" calcext:value-type="float">
            <text:p>-2.3712</text:p>
          </table:table-cell>
          <table:table-cell table:style-name="ce240" table:formula="of:=[RawData.AL28]/[RawData.X28]" office:value-type="float" office:value="1.28619438010354" calcext:value-type="float">
            <text:p>1.2862</text:p>
          </table:table-cell>
          <table:table-cell table:style-name="ce240" table:formula="of:=[RawData.AM28]-[RawData.W28]" office:value-type="float" office:value="-1.163725849" calcext:value-type="float">
            <text:p>-1.1637</text:p>
          </table:table-cell>
          <table:table-cell table:style-name="ce240" table:formula="of:=[RawData.AN28]/[RawData.X28]" office:value-type="float" office:value="0.206855345590863" calcext:value-type="float">
            <text:p>0.206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29]-[RawData.W29]" office:value-type="float" office:value="7.50300000000004" calcext:value-type="float">
            <text:p>7.5030</text:p>
          </table:table-cell>
          <table:table-cell table:style-name="ce240" table:formula="of:=[RawData.H29]/[RawData.X29]" office:value-type="float" office:value="1.53259089059591" calcext:value-type="float">
            <text:p>1.5326</text:p>
          </table:table-cell>
          <table:table-cell table:style-name="ce240" table:formula="of:=[RawData.I29]-[RawData.W29]" office:value-type="float" office:value="7.50869700000004" calcext:value-type="float">
            <text:p>7.5087</text:p>
          </table:table-cell>
          <table:table-cell table:style-name="ce240" table:formula="of:=[RawData.J29]/[RawData.X29]" office:value-type="float" office:value="1.54644094546441" calcext:value-type="float">
            <text:p>1.5464</text:p>
          </table:table-cell>
          <table:table-cell table:style-name="ce240" table:formula="of:=[RawData.K29]-[RawData.W29]" office:value-type="float" office:value="2.993696" calcext:value-type="float">
            <text:p>2.9937</text:p>
          </table:table-cell>
          <table:table-cell table:style-name="ce240" table:formula="of:=[RawData.L29]/[RawData.X29]" office:value-type="float" office:value="1.06457221064572" calcext:value-type="float">
            <text:p>1.0646</text:p>
          </table:table-cell>
          <table:table-cell table:style-name="ce240" table:formula="of:=[RawData.M29]-[RawData.W29]" office:value-type="float" office:value="-0.107724999999959" calcext:value-type="float">
            <text:p>-0.1077</text:p>
          </table:table-cell>
          <table:table-cell table:style-name="ce240" table:formula="of:=[RawData.N29]/[RawData.X29]" office:value-type="float" office:value="0.841769108417691" calcext:value-type="float">
            <text:p>0.8418</text:p>
          </table:table-cell>
          <table:table-cell table:style-name="ce240" table:formula="of:=[RawData.O29]-[RawData.W29]" office:value-type="float" office:value="1.01237000000003" calcext:value-type="float">
            <text:p>1.0124</text:p>
          </table:table-cell>
          <table:table-cell table:style-name="ce240" table:formula="of:=[RawData.P29]/[RawData.X29]" office:value-type="float" office:value="0.928929879289299" calcext:value-type="float">
            <text:p>0.9289</text:p>
          </table:table-cell>
          <table:table-cell table:style-name="ce240" table:formula="of:=[RawData.Q29]-[RawData.W29]" office:value-type="float" office:value="1.83975000000004" calcext:value-type="float">
            <text:p>1.8398</text:p>
          </table:table-cell>
          <table:table-cell table:style-name="ce240" table:formula="of:=[RawData.R29]/[RawData.X29]" office:value-type="float" office:value="0.921733104817331" calcext:value-type="float">
            <text:p>0.9217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29]-[RawData.W29]" office:value-type="float" office:value="-11.0107" calcext:value-type="float">
            <text:p>-11.0107</text:p>
          </table:table-cell>
          <table:table-cell table:style-name="ce240" table:formula="of:=[RawData.Z29]/[RawData.X29]" office:value-type="float" office:value="0.798320496159205" calcext:value-type="float">
            <text:p>0.7983</text:p>
          </table:table-cell>
          <table:table-cell table:style-name="ce240" table:formula="of:=[RawData.AA29]-[RawData.W29]" office:value-type="float" office:value="-3.44849999999997" calcext:value-type="float">
            <text:p>-3.4485</text:p>
          </table:table-cell>
          <table:table-cell table:style-name="ce240" table:formula="of:=[RawData.AB29]/[RawData.X29]" office:value-type="float" office:value="1.0683404584294" calcext:value-type="float">
            <text:p>1.0683</text:p>
          </table:table-cell>
          <table:table-cell table:style-name="ce240" table:formula="of:=[RawData.AC29]-[RawData.W29]" office:value-type="float" office:value="0.114500000000021" calcext:value-type="float">
            <text:p>0.1145</text:p>
          </table:table-cell>
          <table:table-cell table:style-name="ce240" table:formula="of:=[RawData.AD29]/[RawData.X29]" office:value-type="float" office:value="1.1680601864296" calcext:value-type="float">
            <text:p>1.1681</text:p>
          </table:table-cell>
          <table:table-cell table:style-name="ce240" table:formula="of:=[RawData.AE29]-[RawData.W29]" office:value-type="float" office:value="-11.2334" calcext:value-type="float">
            <text:p>-11.2334</text:p>
          </table:table-cell>
          <table:table-cell table:style-name="ce240" table:formula="of:=[RawData.AF29]/[RawData.X29]" office:value-type="float" office:value="0.839036768060368" calcext:value-type="float">
            <text:p>0.8390</text:p>
          </table:table-cell>
          <table:table-cell table:style-name="ce240" table:formula="of:=[RawData.AG29]-[RawData.W29]" office:value-type="float" office:value="-0.370900000000006" calcext:value-type="float">
            <text:p>-0.3709</text:p>
          </table:table-cell>
          <table:table-cell table:style-name="ce240" table:formula="of:=[RawData.AH29]/[RawData.X29]" office:value-type="float" office:value="1.05840380503804" calcext:value-type="float">
            <text:p>1.0584</text:p>
          </table:table-cell>
          <table:table-cell table:style-name="ce240" table:formula="of:=[RawData.AI29]-[RawData.W29]" office:value-type="float" office:value="-10.9789" calcext:value-type="float">
            <text:p>-10.9789</text:p>
          </table:table-cell>
          <table:table-cell table:style-name="ce240" table:formula="of:=[RawData.AJ29]/[RawData.X29]" office:value-type="float" office:value="0.843242453423425" calcext:value-type="float">
            <text:p>0.8432</text:p>
          </table:table-cell>
          <table:table-cell table:style-name="ce240" table:formula="of:=[RawData.AK29]-[RawData.W29]" office:value-type="float" office:value="-2.60179999999997" calcext:value-type="float">
            <text:p>-2.6018</text:p>
          </table:table-cell>
          <table:table-cell table:style-name="ce240" table:formula="of:=[RawData.AL29]/[RawData.X29]" office:value-type="float" office:value="1.12874677878747" calcext:value-type="float">
            <text:p>1.1287</text:p>
          </table:table-cell>
          <table:table-cell table:style-name="ce240" table:formula="of:=[RawData.AM29]-[RawData.W29]" office:value-type="float" office:value="-0.497313213399991" calcext:value-type="float">
            <text:p>-0.4973</text:p>
          </table:table-cell>
          <table:table-cell table:style-name="ce240" table:formula="of:=[RawData.AN29]/[RawData.X29]" office:value-type="float" office:value="0.397629141096445" calcext:value-type="float">
            <text:p>0.397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4_benz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30]-[RawData.W30]" office:value-type="float" office:value="9.60519999999997" calcext:value-type="float">
            <text:p>9.6052</text:p>
          </table:table-cell>
          <table:table-cell table:style-name="ce240" table:formula="of:=[RawData.H30]/[RawData.X30]" office:value-type="float" office:value="1.97830143897632" calcext:value-type="float">
            <text:p>1.9783</text:p>
          </table:table-cell>
          <table:table-cell table:style-name="ce240" table:formula="of:=[RawData.I30]-[RawData.W30]" office:value-type="float" office:value="9.61024899999995" calcext:value-type="float">
            <text:p>9.6102</text:p>
          </table:table-cell>
          <table:table-cell table:style-name="ce240" table:formula="of:=[RawData.J30]/[RawData.X30]" office:value-type="float" office:value="1.99627794411341" calcext:value-type="float">
            <text:p>1.9963</text:p>
          </table:table-cell>
          <table:table-cell table:style-name="ce240" table:formula="of:=[RawData.K30]-[RawData.W30]" office:value-type="float" office:value="2.61124999999998" calcext:value-type="float">
            <text:p>2.6112</text:p>
          </table:table-cell>
          <table:table-cell table:style-name="ce240" table:formula="of:=[RawData.L30]/[RawData.X30]" office:value-type="float" office:value="0.950163803252454" calcext:value-type="float">
            <text:p>0.9502</text:p>
          </table:table-cell>
          <table:table-cell table:style-name="ce240" table:formula="of:=[RawData.M30]-[RawData.W30]" office:value-type="float" office:value="-0.639253999999994" calcext:value-type="float">
            <text:p>-0.6393</text:p>
          </table:table-cell>
          <table:table-cell table:style-name="ce240" table:formula="of:=[RawData.N30]/[RawData.X30]" office:value-type="float" office:value="0.769039053712382" calcext:value-type="float">
            <text:p>0.7690</text:p>
          </table:table-cell>
          <table:table-cell table:style-name="ce240" table:formula="of:=[RawData.O30]-[RawData.W30]" office:value-type="float" office:value="1.65772299999998" calcext:value-type="float">
            <text:p>1.6577</text:p>
          </table:table-cell>
          <table:table-cell table:style-name="ce240" table:formula="of:=[RawData.P30]/[RawData.X30]" office:value-type="float" office:value="1.05741148229646" calcext:value-type="float">
            <text:p>1.0574</text:p>
          </table:table-cell>
          <table:table-cell table:style-name="ce240" table:formula="of:=[RawData.Q30]-[RawData.W30]" office:value-type="float" office:value="1.61426" calcext:value-type="float">
            <text:p>1.6143</text:p>
          </table:table-cell>
          <table:table-cell table:style-name="ce240" table:formula="of:=[RawData.R30]/[RawData.X30]" office:value-type="float" office:value="0.868760932514372" calcext:value-type="float">
            <text:p>0.8688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0]-[RawData.W30]" office:value-type="float" office:value="-11.2456" calcext:value-type="float">
            <text:p>-11.2456</text:p>
          </table:table-cell>
          <table:table-cell table:style-name="ce240" table:formula="of:=[RawData.Z30]/[RawData.X30]" office:value-type="float" office:value="0.716689232272684" calcext:value-type="float">
            <text:p>0.7167</text:p>
          </table:table-cell>
          <table:table-cell table:style-name="ce240" table:formula="of:=[RawData.AA30]-[RawData.W30]" office:value-type="float" office:value="-2.74670000000003" calcext:value-type="float">
            <text:p>-2.7467</text:p>
          </table:table-cell>
          <table:table-cell table:style-name="ce240" table:formula="of:=[RawData.AB30]/[RawData.X30]" office:value-type="float" office:value="1.20359752442292" calcext:value-type="float">
            <text:p>1.2036</text:p>
          </table:table-cell>
          <table:table-cell table:style-name="ce240" table:formula="of:=[RawData.AC30]-[RawData.W30]" office:value-type="float" office:value="1.05739999999997" calcext:value-type="float">
            <text:p>1.0574</text:p>
          </table:table-cell>
          <table:table-cell table:style-name="ce240" table:formula="of:=[RawData.AD30]/[RawData.X30]" office:value-type="float" office:value="1.34407600569294" calcext:value-type="float">
            <text:p>1.3441</text:p>
          </table:table-cell>
          <table:table-cell table:style-name="ce240" table:formula="of:=[RawData.AE30]-[RawData.W30]" office:value-type="float" office:value="-11.018" calcext:value-type="float">
            <text:p>-11.0180</text:p>
          </table:table-cell>
          <table:table-cell table:style-name="ce240" table:formula="of:=[RawData.AF30]/[RawData.X30]" office:value-type="float" office:value="0.85192876936043" calcext:value-type="float">
            <text:p>0.8519</text:p>
          </table:table-cell>
          <table:table-cell table:style-name="ce240" table:formula="of:=[RawData.AG30]-[RawData.W30]" office:value-type="float" office:value="-0.220500000000015" calcext:value-type="float">
            <text:p>-0.2205</text:p>
          </table:table-cell>
          <table:table-cell table:style-name="ce240" table:formula="of:=[RawData.AH30]/[RawData.X30]" office:value-type="float" office:value="1.06063076189008" calcext:value-type="float">
            <text:p>1.0606</text:p>
          </table:table-cell>
          <table:table-cell table:style-name="ce240" table:formula="of:=[RawData.AI30]-[RawData.W30]" office:value-type="float" office:value="-10.7162" calcext:value-type="float">
            <text:p>-10.7162</text:p>
          </table:table-cell>
          <table:table-cell table:style-name="ce240" table:formula="of:=[RawData.AJ30]/[RawData.X30]" office:value-type="float" office:value="0.861674807092566" calcext:value-type="float">
            <text:p>0.8617</text:p>
          </table:table-cell>
          <table:table-cell table:style-name="ce240" table:formula="of:=[RawData.AK30]-[RawData.W30]" office:value-type="float" office:value="-1.65050000000002" calcext:value-type="float">
            <text:p>-1.6505</text:p>
          </table:table-cell>
          <table:table-cell table:style-name="ce240" table:formula="of:=[RawData.AL30]/[RawData.X30]" office:value-type="float" office:value="1.30272189454284" calcext:value-type="float">
            <text:p>1.3027</text:p>
          </table:table-cell>
          <table:table-cell table:style-name="ce240" table:formula="of:=[RawData.AM30]-[RawData.W30]" office:value-type="float" office:value="-0.788585703932995" calcext:value-type="float">
            <text:p>-0.7886</text:p>
          </table:table-cell>
          <table:table-cell table:style-name="ce240" table:formula="of:=[RawData.AN30]/[RawData.X30]" office:value-type="float" office:value="0.308744458864042" calcext:value-type="float">
            <text:p>0.308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1]-[RawData.W31]" office:value-type="float" office:value="9.26220000000001" calcext:value-type="float">
            <text:p>9.2622</text:p>
          </table:table-cell>
          <table:table-cell table:style-name="ce240" table:formula="of:=[RawData.H31]/[RawData.X31]" office:value-type="float" office:value="1.75857184948197" calcext:value-type="float">
            <text:p>1.7586</text:p>
          </table:table-cell>
          <table:table-cell table:style-name="ce240" table:formula="of:=[RawData.I31]-[RawData.W31]" office:value-type="float" office:value="9.26222200000001" calcext:value-type="float">
            <text:p>9.2622</text:p>
          </table:table-cell>
          <table:table-cell table:style-name="ce240" table:formula="of:=[RawData.J31]/[RawData.X31]" office:value-type="float" office:value="1.75857963951563" calcext:value-type="float">
            <text:p>1.7586</text:p>
          </table:table-cell>
          <table:table-cell table:style-name="ce240" table:formula="of:=[RawData.K31]-[RawData.W31]" office:value-type="float" office:value="2.67094900000001" calcext:value-type="float">
            <text:p>2.6709</text:p>
          </table:table-cell>
          <table:table-cell table:style-name="ce240" table:formula="of:=[RawData.L31]/[RawData.X31]" office:value-type="float" office:value="1.48285932181321" calcext:value-type="float">
            <text:p>1.4829</text:p>
          </table:table-cell>
          <table:table-cell table:style-name="ce240" table:number-columns-repeated="2"/>
          <table:table-cell table:style-name="ce240" table:formula="of:=[RawData.O31]-[RawData.W31]" office:value-type="float" office:value="1.59591" calcext:value-type="float">
            <text:p>1.5959</text:p>
          </table:table-cell>
          <table:table-cell table:style-name="ce240" table:formula="of:=[RawData.P31]/[RawData.X31]" office:value-type="float" office:value="0.987611837577426" calcext:value-type="float">
            <text:p>0.9876</text:p>
          </table:table-cell>
          <table:table-cell table:style-name="ce240" table:formula="of:=[RawData.Q31]-[RawData.W31]" office:value-type="float" office:value="1.64409000000001" calcext:value-type="float">
            <text:p>1.6441</text:p>
          </table:table-cell>
          <table:table-cell table:style-name="ce240" table:formula="of:=[RawData.R31]/[RawData.X31]" office:value-type="float" office:value="0.984085117464333" calcext:value-type="float">
            <text:p>0.9841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1]-[RawData.W31]" office:value-type="float" office:value="-11.2385" calcext:value-type="float">
            <text:p>-11.2385</text:p>
          </table:table-cell>
          <table:table-cell table:style-name="ce240" table:formula="of:=[RawData.Z31]/[RawData.X31]" office:value-type="float" office:value="0.720181281970202" calcext:value-type="float">
            <text:p>0.7202</text:p>
          </table:table-cell>
          <table:table-cell table:style-name="ce240" table:formula="of:=[RawData.AA31]-[RawData.W31]" office:value-type="float" office:value="-2.84519999999998" calcext:value-type="float">
            <text:p>-2.8452</text:p>
          </table:table-cell>
          <table:table-cell table:style-name="ce240" table:formula="of:=[RawData.AB31]/[RawData.X31]" office:value-type="float" office:value="1.06093845352579" calcext:value-type="float">
            <text:p>1.0609</text:p>
          </table:table-cell>
          <table:table-cell table:style-name="ce240" table:formula="of:=[RawData.AC31]-[RawData.W31]" office:value-type="float" office:value="0.9178" calcext:value-type="float">
            <text:p>0.9178</text:p>
          </table:table-cell>
          <table:table-cell table:style-name="ce240" table:formula="of:=[RawData.AD31]/[RawData.X31]" office:value-type="float" office:value="1.18667292275069" calcext:value-type="float">
            <text:p>1.1867</text:p>
          </table:table-cell>
          <table:table-cell table:style-name="ce240" table:formula="of:=[RawData.AE31]-[RawData.W31]" office:value-type="float" office:value="-11.0581" calcext:value-type="float">
            <text:p>-11.0581</text:p>
          </table:table-cell>
          <table:table-cell table:style-name="ce240" table:formula="of:=[RawData.AF31]/[RawData.X31]" office:value-type="float" office:value="0.777022187087294" calcext:value-type="float">
            <text:p>0.7770</text:p>
          </table:table-cell>
          <table:table-cell table:style-name="ce240" table:formula="of:=[RawData.AG31]-[RawData.W31]" office:value-type="float" office:value="-0.273399999999981" calcext:value-type="float">
            <text:p>-0.2734</text:p>
          </table:table-cell>
          <table:table-cell table:style-name="ce240" table:formula="of:=[RawData.AH31]/[RawData.X31]" office:value-type="float" office:value="0.900580723944867" calcext:value-type="float">
            <text:p>0.9006</text:p>
          </table:table-cell>
          <table:table-cell table:style-name="ce240" table:formula="of:=[RawData.AI31]-[RawData.W31]" office:value-type="float" office:value="-10.7626" calcext:value-type="float">
            <text:p>-10.7626</text:p>
          </table:table-cell>
          <table:table-cell table:style-name="ce240" table:formula="of:=[RawData.AJ31]/[RawData.X31]" office:value-type="float" office:value="0.787596893658972" calcext:value-type="float">
            <text:p>0.7876</text:p>
          </table:table-cell>
          <table:table-cell table:style-name="ce240" table:formula="of:=[RawData.AK31]-[RawData.W31]" office:value-type="float" office:value="-1.79119999999995" calcext:value-type="float">
            <text:p>-1.7912</text:p>
          </table:table-cell>
          <table:table-cell table:style-name="ce240" table:formula="of:=[RawData.AL31]/[RawData.X31]" office:value-type="float" office:value="1.15873512025446" calcext:value-type="float">
            <text:p>1.1587</text:p>
          </table:table-cell>
          <table:table-cell table:style-name="ce240" table:formula="of:=[RawData.AM31]-[RawData.W31]" office:value-type="float" office:value="-0.770030749499995" calcext:value-type="float">
            <text:p>-0.7700</text:p>
          </table:table-cell>
          <table:table-cell table:style-name="ce240" table:formula="of:=[RawData.AN31]/[RawData.X31]" office:value-type="float" office:value="0.311355321698592" calcext:value-type="float">
            <text:p>0.311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2]-[RawData.W32]" office:value-type="float" office:value="9.18770000000001" calcext:value-type="float">
            <text:p>9.1877</text:p>
          </table:table-cell>
          <table:table-cell table:style-name="ce240" table:formula="of:=[RawData.H32]/[RawData.X32]" office:value-type="float" office:value="1.66088796288221" calcext:value-type="float">
            <text:p>1.6609</text:p>
          </table:table-cell>
          <table:table-cell table:style-name="ce240" table:formula="of:=[RawData.I32]-[RawData.W32]" office:value-type="float" office:value="9.18768799999998" calcext:value-type="float">
            <text:p>9.1877</text:p>
          </table:table-cell>
          <table:table-cell table:style-name="ce240" table:formula="of:=[RawData.J32]/[RawData.X32]" office:value-type="float" office:value="1.66089026879001" calcext:value-type="float">
            <text:p>1.6609</text:p>
          </table:table-cell>
          <table:table-cell table:style-name="ce240" table:formula="of:=[RawData.K32]-[RawData.W32]" office:value-type="float" office:value="2.73744199999999" calcext:value-type="float">
            <text:p>2.7374</text:p>
          </table:table-cell>
          <table:table-cell table:style-name="ce240" table:formula="of:=[RawData.L32]/[RawData.X32]" office:value-type="float" office:value="1.00698574942003" calcext:value-type="float">
            <text:p>1.0070</text:p>
          </table:table-cell>
          <table:table-cell table:style-name="ce240" table:formula="of:=[RawData.M32]-[RawData.W32]" office:value-type="float" office:value="-0.557980999999984" calcext:value-type="float">
            <text:p>-0.5580</text:p>
          </table:table-cell>
          <table:table-cell table:style-name="ce240" table:formula="of:=[RawData.N32]/[RawData.X32]" office:value-type="float" office:value="0.579764874151855" calcext:value-type="float">
            <text:p>0.5798</text:p>
          </table:table-cell>
          <table:table-cell table:style-name="ce240" table:formula="of:=[RawData.O32]-[RawData.W32]" office:value-type="float" office:value="1.55454900000001" calcext:value-type="float">
            <text:p>1.5545</text:p>
          </table:table-cell>
          <table:table-cell table:style-name="ce240" table:formula="of:=[RawData.P32]/[RawData.X32]" office:value-type="float" office:value="1.05261551342206" calcext:value-type="float">
            <text:p>1.0526</text:p>
          </table:table-cell>
          <table:table-cell table:style-name="ce240" table:formula="of:=[RawData.Q32]-[RawData.W32]" office:value-type="float" office:value="1.69216" calcext:value-type="float">
            <text:p>1.6922</text:p>
          </table:table-cell>
          <table:table-cell table:style-name="ce240" table:formula="of:=[RawData.R32]/[RawData.X32]" office:value-type="float" office:value="0.882980411993511" calcext:value-type="float">
            <text:p>0.8830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2]-[RawData.W32]" office:value-type="float" office:value="-11.2712" calcext:value-type="float">
            <text:p>-11.2712</text:p>
          </table:table-cell>
          <table:table-cell table:style-name="ce240" table:formula="of:=[RawData.Z32]/[RawData.X32]" office:value-type="float" office:value="0.613170040641189" calcext:value-type="float">
            <text:p>0.6132</text:p>
          </table:table-cell>
          <table:table-cell table:style-name="ce240" table:formula="of:=[RawData.AA32]-[RawData.W32]" office:value-type="float" office:value="-3.11930000000001" calcext:value-type="float">
            <text:p>-3.1193</text:p>
          </table:table-cell>
          <table:table-cell table:style-name="ce240" table:formula="of:=[RawData.AB32]/[RawData.X32]" office:value-type="float" office:value="0.984742788369294" calcext:value-type="float">
            <text:p>0.9847</text:p>
          </table:table-cell>
          <table:table-cell table:style-name="ce240" table:formula="of:=[RawData.AC32]-[RawData.W32]" office:value-type="float" office:value="0.711500000000001" calcext:value-type="float">
            <text:p>0.7115</text:p>
          </table:table-cell>
          <table:table-cell table:style-name="ce240" table:formula="of:=[RawData.AD32]/[RawData.X32]" office:value-type="float" office:value="1.04405665085207" calcext:value-type="float">
            <text:p>1.0441</text:p>
          </table:table-cell>
          <table:table-cell table:style-name="ce240" table:formula="of:=[RawData.AE32]-[RawData.W32]" office:value-type="float" office:value="-11.4446" calcext:value-type="float">
            <text:p>-11.4446</text:p>
          </table:table-cell>
          <table:table-cell table:style-name="ce240" table:formula="of:=[RawData.AF32]/[RawData.X32]" office:value-type="float" office:value="0.667340043780852" calcext:value-type="float">
            <text:p>0.6673</text:p>
          </table:table-cell>
          <table:table-cell table:style-name="ce240" table:formula="of:=[RawData.AG32]-[RawData.W32]" office:value-type="float" office:value="-0.242000000000019" calcext:value-type="float">
            <text:p>-0.2420</text:p>
          </table:table-cell>
          <table:table-cell table:style-name="ce240" table:formula="of:=[RawData.AH32]/[RawData.X32]" office:value-type="float" office:value="1.07964603704802" calcext:value-type="float">
            <text:p>1.0796</text:p>
          </table:table-cell>
          <table:table-cell table:style-name="ce240" table:formula="of:=[RawData.AI32]-[RawData.W32]" office:value-type="float" office:value="-11.1323" calcext:value-type="float">
            <text:p>-11.1323</text:p>
          </table:table-cell>
          <table:table-cell table:style-name="ce240" table:formula="of:=[RawData.AJ32]/[RawData.X32]" office:value-type="float" office:value="0.680701595995186" calcext:value-type="float">
            <text:p>0.6807</text:p>
          </table:table-cell>
          <table:table-cell table:style-name="ce240" table:formula="of:=[RawData.AK32]-[RawData.W32]" office:value-type="float" office:value="-1.98899999999998" calcext:value-type="float">
            <text:p>-1.9890</text:p>
          </table:table-cell>
          <table:table-cell table:style-name="ce240" table:formula="of:=[RawData.AL32]/[RawData.X32]" office:value-type="float" office:value="1.00098265510806" calcext:value-type="float">
            <text:p>1.0010</text:p>
          </table:table-cell>
          <table:table-cell table:style-name="ce240" table:formula="of:=[RawData.AM32]-[RawData.W32]" office:value-type="float" office:value="-1.3049147776" calcext:value-type="float">
            <text:p>-1.3049</text:p>
          </table:table-cell>
          <table:table-cell table:style-name="ce240" table:formula="of:=[RawData.AN32]/[RawData.X32]" office:value-type="float" office:value="0.205798205563639" calcext:value-type="float">
            <text:p>0.205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3]-[RawData.W33]" office:value-type="float" office:value="9.83620000000002" calcext:value-type="float">
            <text:p>9.8362</text:p>
          </table:table-cell>
          <table:table-cell table:style-name="ce240" table:formula="of:=[RawData.H33]/[RawData.X33]" office:value-type="float" office:value="2.48606684807159" calcext:value-type="float">
            <text:p>2.4861</text:p>
          </table:table-cell>
          <table:table-cell table:style-name="ce240" table:formula="of:=[RawData.I33]-[RawData.W33]" office:value-type="float" office:value="9.836161" calcext:value-type="float">
            <text:p>9.8362</text:p>
          </table:table-cell>
          <table:table-cell table:style-name="ce240" table:formula="of:=[RawData.J33]/[RawData.X33]" office:value-type="float" office:value="2.48607197401536" calcext:value-type="float">
            <text:p>2.4861</text:p>
          </table:table-cell>
          <table:table-cell table:style-name="ce240" table:formula="of:=[RawData.K33]-[RawData.W33]" office:value-type="float" office:value="2.54302100000001" calcext:value-type="float">
            <text:p>2.5430</text:p>
          </table:table-cell>
          <table:table-cell table:style-name="ce240" table:formula="of:=[RawData.L33]/[RawData.X33]" office:value-type="float" office:value="0.599539676052399" calcext:value-type="float">
            <text:p>0.5995</text:p>
          </table:table-cell>
          <table:table-cell table:style-name="ce240" table:formula="of:=[RawData.M33]-[RawData.W33]" office:value-type="float" office:value="-0.734568000000024" calcext:value-type="float">
            <text:p>-0.7346</text:p>
          </table:table-cell>
          <table:table-cell table:style-name="ce240" table:formula="of:=[RawData.N33]/[RawData.X33]" office:value-type="float" office:value="1.11522080492159" calcext:value-type="float">
            <text:p>1.1152</text:p>
          </table:table-cell>
          <table:table-cell table:style-name="ce240" table:formula="of:=[RawData.O33]-[RawData.W33]" office:value-type="float" office:value="1.64634899999999" calcext:value-type="float">
            <text:p>1.6463</text:p>
          </table:table-cell>
          <table:table-cell table:style-name="ce240" table:formula="of:=[RawData.P33]/[RawData.X33]" office:value-type="float" office:value="1.07981457979307" calcext:value-type="float">
            <text:p>1.0798</text:p>
          </table:table-cell>
          <table:table-cell table:style-name="ce240" table:formula="of:=[RawData.Q33]-[RawData.W33]" office:value-type="float" office:value="1.57387999999997" calcext:value-type="float">
            <text:p>1.5739</text:p>
          </table:table-cell>
          <table:table-cell table:style-name="ce240" table:formula="of:=[RawData.R33]/[RawData.X33]" office:value-type="float" office:value="0.781437544365334" calcext:value-type="float">
            <text:p>0.781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3]-[RawData.W33]" office:value-type="float" office:value="-11.359" calcext:value-type="float">
            <text:p>-11.3590</text:p>
          </table:table-cell>
          <table:table-cell table:style-name="ce240" table:formula="of:=[RawData.Z33]/[RawData.X33]" office:value-type="float" office:value="0.528367702037041" calcext:value-type="float">
            <text:p>0.5284</text:p>
          </table:table-cell>
          <table:table-cell table:style-name="ce240" table:formula="of:=[RawData.AA33]-[RawData.W33]" office:value-type="float" office:value="-2.47609999999997" calcext:value-type="float">
            <text:p>-2.4761</text:p>
          </table:table-cell>
          <table:table-cell table:style-name="ce240" table:formula="of:=[RawData.AB33]/[RawData.X33]" office:value-type="float" office:value="1.53767566198456" calcext:value-type="float">
            <text:p>1.5377</text:p>
          </table:table-cell>
          <table:table-cell table:style-name="ce240" table:formula="of:=[RawData.AC33]-[RawData.W33]" office:value-type="float" office:value="1.27949999999998" calcext:value-type="float">
            <text:p>1.2795</text:p>
          </table:table-cell>
          <table:table-cell table:style-name="ce240" table:formula="of:=[RawData.AD33]/[RawData.X33]" office:value-type="float" office:value="1.78980663060079" calcext:value-type="float">
            <text:p>1.7898</text:p>
          </table:table-cell>
          <table:table-cell table:style-name="ce240" table:formula="of:=[RawData.AE33]-[RawData.W33]" office:value-type="float" office:value="-10.7057" calcext:value-type="float">
            <text:p>-10.7057</text:p>
          </table:table-cell>
          <table:table-cell table:style-name="ce240" table:formula="of:=[RawData.AF33]/[RawData.X33]" office:value-type="float" office:value="1.04720752220956" calcext:value-type="float">
            <text:p>1.0472</text:p>
          </table:table-cell>
          <table:table-cell table:style-name="ce240" table:formula="of:=[RawData.AG33]-[RawData.W33]" office:value-type="float" office:value="-0.26279999999997" calcext:value-type="float">
            <text:p>-0.2628</text:p>
          </table:table-cell>
          <table:table-cell table:style-name="ce240" table:formula="of:=[RawData.AH33]/[RawData.X33]" office:value-type="float" office:value="1.11191380434081" calcext:value-type="float">
            <text:p>1.1119</text:p>
          </table:table-cell>
          <table:table-cell table:style-name="ce240" table:formula="of:=[RawData.AI33]-[RawData.W33]" office:value-type="float" office:value="-10.4104" calcext:value-type="float">
            <text:p>-10.4104</text:p>
          </table:table-cell>
          <table:table-cell table:style-name="ce240" table:formula="of:=[RawData.AJ33]/[RawData.X33]" office:value-type="float" office:value="1.06219768654951" calcext:value-type="float">
            <text:p>1.0622</text:p>
          </table:table-cell>
          <table:table-cell table:style-name="ce240" table:formula="of:=[RawData.AK33]-[RawData.W33]" office:value-type="float" office:value="-1.43439999999998" calcext:value-type="float">
            <text:p>-1.4344</text:p>
          </table:table-cell>
          <table:table-cell table:style-name="ce240" table:formula="of:=[RawData.AL33]/[RawData.X33]" office:value-type="float" office:value="1.7384171309342" calcext:value-type="float">
            <text:p>1.7384</text:p>
          </table:table-cell>
          <table:table-cell table:style-name="ce240" table:formula="of:=[RawData.AM33]-[RawData.W33]" office:value-type="float" office:value="-0.450732305949998" calcext:value-type="float">
            <text:p>-0.4507</text:p>
          </table:table-cell>
          <table:table-cell table:style-name="ce240" table:formula="of:=[RawData.AN33]/[RawData.X33]" office:value-type="float" office:value="0.332222302788617" calcext:value-type="float">
            <text:p>0.332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4]-[RawData.W34]" office:value-type="float" office:value="9.53950000000003" calcext:value-type="float">
            <text:p>9.5395</text:p>
          </table:table-cell>
          <table:table-cell table:style-name="ce240" table:formula="of:=[RawData.H34]/[RawData.X34]" office:value-type="float" office:value="1.9073447865454" calcext:value-type="float">
            <text:p>1.9073</text:p>
          </table:table-cell>
          <table:table-cell table:style-name="ce240" table:formula="of:=[RawData.I34]-[RawData.W34]" office:value-type="float" office:value="9.53948800000001" calcext:value-type="float">
            <text:p>9.5395</text:p>
          </table:table-cell>
          <table:table-cell table:style-name="ce240" table:formula="of:=[RawData.J34]/[RawData.X34]" office:value-type="float" office:value="1.90734595214684" calcext:value-type="float">
            <text:p>1.9073</text:p>
          </table:table-cell>
          <table:table-cell table:style-name="ce240" table:formula="of:=[RawData.K34]-[RawData.W34]" office:value-type="float" office:value="2.60443500000002" calcext:value-type="float">
            <text:p>2.6044</text:p>
          </table:table-cell>
          <table:table-cell table:style-name="ce240" table:formula="of:=[RawData.L34]/[RawData.X34]" office:value-type="float" office:value="0.94085955424451" calcext:value-type="float">
            <text:p>0.9409</text:p>
          </table:table-cell>
          <table:table-cell table:style-name="ce240" table:formula="of:=[RawData.M34]-[RawData.W34]" office:value-type="float" office:value="-0.697471000000007" calcext:value-type="float">
            <text:p>-0.6975</text:p>
          </table:table-cell>
          <table:table-cell table:style-name="ce240" table:formula="of:=[RawData.N34]/[RawData.X34]" office:value-type="float" office:value="0.7203375942314" calcext:value-type="float">
            <text:p>0.7203</text:p>
          </table:table-cell>
          <table:table-cell table:style-name="ce240" table:formula="of:=[RawData.O34]-[RawData.W34]" office:value-type="float" office:value="1.58059600000001" calcext:value-type="float">
            <text:p>1.5806</text:p>
          </table:table-cell>
          <table:table-cell table:style-name="ce240" table:formula="of:=[RawData.P34]/[RawData.X34]" office:value-type="float" office:value="1.04094968862668" calcext:value-type="float">
            <text:p>1.0409</text:p>
          </table:table-cell>
          <table:table-cell table:style-name="ce240" table:formula="of:=[RawData.Q34]-[RawData.W34]" office:value-type="float" office:value="1.36015000000003" calcext:value-type="float">
            <text:p>1.3602</text:p>
          </table:table-cell>
          <table:table-cell table:style-name="ce240" table:formula="of:=[RawData.R34]/[RawData.X34]" office:value-type="float" office:value="0.568140568666011" calcext:value-type="float">
            <text:p>0.5681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4]-[RawData.W34]" office:value-type="float" office:value="-11.3335" calcext:value-type="float">
            <text:p>-11.3335</text:p>
          </table:table-cell>
          <table:table-cell table:style-name="ce240" table:formula="of:=[RawData.Z34]/[RawData.X34]" office:value-type="float" office:value="0.657222006104556" calcext:value-type="float">
            <text:p>0.6572</text:p>
          </table:table-cell>
          <table:table-cell table:style-name="ce240" table:formula="of:=[RawData.AA34]-[RawData.W34]" office:value-type="float" office:value="-2.79449999999997" calcext:value-type="float">
            <text:p>-2.7945</text:p>
          </table:table-cell>
          <table:table-cell table:style-name="ce240" table:formula="of:=[RawData.AB34]/[RawData.X34]" office:value-type="float" office:value="1.18789275032776" calcext:value-type="float">
            <text:p>1.1879</text:p>
          </table:table-cell>
          <table:table-cell table:style-name="ce240" table:formula="of:=[RawData.AC34]-[RawData.W34]" office:value-type="float" office:value="0.999700000000018" calcext:value-type="float">
            <text:p>0.9997</text:p>
          </table:table-cell>
          <table:table-cell table:style-name="ce240" table:formula="of:=[RawData.AD34]/[RawData.X34]" office:value-type="float" office:value="1.32467029355129" calcext:value-type="float">
            <text:p>1.3247</text:p>
          </table:table-cell>
          <table:table-cell table:style-name="ce240" table:formula="of:=[RawData.AE34]-[RawData.W34]" office:value-type="float" office:value="-11.0827" calcext:value-type="float">
            <text:p>-11.0827</text:p>
          </table:table-cell>
          <table:table-cell table:style-name="ce240" table:formula="of:=[RawData.AF34]/[RawData.X34]" office:value-type="float" office:value="0.812906079973779" calcext:value-type="float">
            <text:p>0.8129</text:p>
          </table:table-cell>
          <table:table-cell table:style-name="ce240" table:formula="of:=[RawData.AG34]-[RawData.W34]" office:value-type="float" office:value="-0.304699999999968" calcext:value-type="float">
            <text:p>-0.3047</text:p>
          </table:table-cell>
          <table:table-cell table:style-name="ce240" table:formula="of:=[RawData.AH34]/[RawData.X34]" office:value-type="float" office:value="1.0344157304982" calcext:value-type="float">
            <text:p>1.0344</text:p>
          </table:table-cell>
          <table:table-cell table:style-name="ce240" table:formula="of:=[RawData.AI34]-[RawData.W34]" office:value-type="float" office:value="-10.7774" calcext:value-type="float">
            <text:p>-10.7774</text:p>
          </table:table-cell>
          <table:table-cell table:style-name="ce240" table:formula="of:=[RawData.AJ34]/[RawData.X34]" office:value-type="float" office:value="0.825324379301868" calcext:value-type="float">
            <text:p>0.8253</text:p>
          </table:table-cell>
          <table:table-cell table:style-name="ce240" table:formula="of:=[RawData.AK34]-[RawData.W34]" office:value-type="float" office:value="-1.70229999999998" calcext:value-type="float">
            <text:p>-1.7023</text:p>
          </table:table-cell>
          <table:table-cell table:style-name="ce240" table:formula="of:=[RawData.AL34]/[RawData.X34]" office:value-type="float" office:value="1.28321036340544" calcext:value-type="float">
            <text:p>1.2832</text:p>
          </table:table-cell>
          <table:table-cell table:style-name="ce240" table:formula="of:=[RawData.AM34]-[RawData.W34]" office:value-type="float" office:value="-0.9093744539" calcext:value-type="float">
            <text:p>-0.9094</text:p>
          </table:table-cell>
          <table:table-cell table:style-name="ce240" table:formula="of:=[RawData.AN34]/[RawData.X34]" office:value-type="float" office:value="0.291117751146591" calcext:value-type="float">
            <text:p>0.291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5]-[RawData.W35]" office:value-type="float" office:value="9.38810000000001" calcext:value-type="float">
            <text:p>9.3881</text:p>
          </table:table-cell>
          <table:table-cell table:style-name="ce240" table:formula="of:=[RawData.H35]/[RawData.X35]" office:value-type="float" office:value="2.0488844031297" calcext:value-type="float">
            <text:p>2.0489</text:p>
          </table:table-cell>
          <table:table-cell table:style-name="ce240" table:formula="of:=[RawData.I35]-[RawData.W35]" office:value-type="float" office:value="9.38810699999999" calcext:value-type="float">
            <text:p>9.3881</text:p>
          </table:table-cell>
          <table:table-cell table:style-name="ce240" table:formula="of:=[RawData.J35]/[RawData.X35]" office:value-type="float" office:value="2.04888341513774" calcext:value-type="float">
            <text:p>2.0489</text:p>
          </table:table-cell>
          <table:table-cell table:style-name="ce240" table:formula="of:=[RawData.K35]-[RawData.W35]" office:value-type="float" office:value="2.70012200000002" calcext:value-type="float">
            <text:p>2.7001</text:p>
          </table:table-cell>
          <table:table-cell table:style-name="ce240" table:formula="of:=[RawData.L35]/[RawData.X35]" office:value-type="float" office:value="0.956450473620343" calcext:value-type="float">
            <text:p>0.9565</text:p>
          </table:table-cell>
          <table:table-cell table:style-name="ce240" table:formula="of:=[RawData.M35]-[RawData.W35]" office:value-type="float" office:value="-0.680682999999988" calcext:value-type="float">
            <text:p>-0.6807</text:p>
          </table:table-cell>
          <table:table-cell table:style-name="ce240" table:formula="of:=[RawData.N35]/[RawData.X35]" office:value-type="float" office:value="0.614003948345498" calcext:value-type="float">
            <text:p>0.6140</text:p>
          </table:table-cell>
          <table:table-cell table:style-name="ce240" table:formula="of:=[RawData.O35]-[RawData.W35]" office:value-type="float" office:value="1.53717800000004" calcext:value-type="float">
            <text:p>1.5372</text:p>
          </table:table-cell>
          <table:table-cell table:style-name="ce240" table:formula="of:=[RawData.P35]/[RawData.X35]" office:value-type="float" office:value="1.04776954702697" calcext:value-type="float">
            <text:p>1.0478</text:p>
          </table:table-cell>
          <table:table-cell table:style-name="ce240" table:formula="of:=[RawData.Q35]-[RawData.W35]" office:value-type="float" office:value="2.35517000000004" calcext:value-type="float">
            <text:p>2.3552</text:p>
          </table:table-cell>
          <table:table-cell table:style-name="ce240" table:formula="of:=[RawData.R35]/[RawData.X35]" office:value-type="float" office:value="0.86890859036821" calcext:value-type="float">
            <text:p>0.8689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5]-[RawData.W35]" office:value-type="float" office:value="-11.3578" calcext:value-type="float">
            <text:p>-11.3578</text:p>
          </table:table-cell>
          <table:table-cell table:style-name="ce240" table:formula="of:=[RawData.Z35]/[RawData.X35]" office:value-type="float" office:value="0.289591292811476" calcext:value-type="float">
            <text:p>0.2896</text:p>
          </table:table-cell>
          <table:table-cell table:style-name="ce240" table:formula="of:=[RawData.AA35]-[RawData.W35]" office:value-type="float" office:value="-2.82769999999999" calcext:value-type="float">
            <text:p>-2.8277</text:p>
          </table:table-cell>
          <table:table-cell table:style-name="ce240" table:formula="of:=[RawData.AB35]/[RawData.X35]" office:value-type="float" office:value="1.21378503884955" calcext:value-type="float">
            <text:p>1.2138</text:p>
          </table:table-cell>
          <table:table-cell table:style-name="ce240" table:formula="of:=[RawData.AC35]-[RawData.W35]" office:value-type="float" office:value="0.942700000000002" calcext:value-type="float">
            <text:p>0.9427</text:p>
          </table:table-cell>
          <table:table-cell table:style-name="ce240" table:formula="of:=[RawData.AD35]/[RawData.X35]" office:value-type="float" office:value="1.36456075109123" calcext:value-type="float">
            <text:p>1.3646</text:p>
          </table:table-cell>
          <table:table-cell table:style-name="ce240" table:formula="of:=[RawData.AE35]-[RawData.W35]" office:value-type="float" office:value="-11.1362" calcext:value-type="float">
            <text:p>-11.1362</text:p>
          </table:table-cell>
          <table:table-cell table:style-name="ce240" table:formula="of:=[RawData.AF35]/[RawData.X35]" office:value-type="float" office:value="0.741929721261297" calcext:value-type="float">
            <text:p>0.7419</text:p>
          </table:table-cell>
          <table:table-cell table:style-name="ce240" table:formula="of:=[RawData.AG35]-[RawData.W35]" office:value-type="float" office:value="-0.214200000000005" calcext:value-type="float">
            <text:p>-0.2142</text:p>
          </table:table-cell>
          <table:table-cell table:style-name="ce240" table:formula="of:=[RawData.AH35]/[RawData.X35]" office:value-type="float" office:value="1.08489343813957" calcext:value-type="float">
            <text:p>1.0849</text:p>
          </table:table-cell>
          <table:table-cell table:style-name="ce240" table:formula="of:=[RawData.AI35]-[RawData.W35]" office:value-type="float" office:value="-10.8401" calcext:value-type="float">
            <text:p>-10.8401</text:p>
          </table:table-cell>
          <table:table-cell table:style-name="ce240" table:formula="of:=[RawData.AJ35]/[RawData.X35]" office:value-type="float" office:value="0.764165650299748" calcext:value-type="float">
            <text:p>0.7642</text:p>
          </table:table-cell>
          <table:table-cell table:style-name="ce240" table:formula="of:=[RawData.AK35]-[RawData.W35]" office:value-type="float" office:value="-1.77229999999997" calcext:value-type="float">
            <text:p>-1.7723</text:p>
          </table:table-cell>
          <table:table-cell table:style-name="ce240" table:formula="of:=[RawData.AL35]/[RawData.X35]" office:value-type="float" office:value="1.31412753880427" calcext:value-type="float">
            <text:p>1.3141</text:p>
          </table:table-cell>
          <table:table-cell table:style-name="ce240" table:formula="of:=[RawData.AM35]-[RawData.W35]" office:value-type="float" office:value="-0.722048812100013" calcext:value-type="float">
            <text:p>-0.7220</text:p>
          </table:table-cell>
          <table:table-cell table:style-name="ce240" table:formula="of:=[RawData.AN35]/[RawData.X35]" office:value-type="float" office:value="0.208790056248076" calcext:value-type="float">
            <text:p>0.208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6]-[RawData.W36]" office:value-type="float" office:value="8.46600000000001" calcext:value-type="float">
            <text:p>8.4660</text:p>
          </table:table-cell>
          <table:table-cell table:style-name="ce240" table:formula="of:=[RawData.H36]/[RawData.X36]" office:value-type="float" office:value="1.79092827175196" calcext:value-type="float">
            <text:p>1.7909</text:p>
          </table:table-cell>
          <table:table-cell table:style-name="ce240" table:formula="of:=[RawData.I36]-[RawData.W36]" office:value-type="float" office:value="8.46603499999998" calcext:value-type="float">
            <text:p>8.4660</text:p>
          </table:table-cell>
          <table:table-cell table:style-name="ce240" table:formula="of:=[RawData.J36]/[RawData.X36]" office:value-type="float" office:value="1.79092750978239" calcext:value-type="float">
            <text:p>1.7909</text:p>
          </table:table-cell>
          <table:table-cell table:style-name="ce240" table:formula="of:=[RawData.K36]-[RawData.W36]" office:value-type="float" office:value="2.82681300000002" calcext:value-type="float">
            <text:p>2.8268</text:p>
          </table:table-cell>
          <table:table-cell table:style-name="ce240" table:formula="of:=[RawData.L36]/[RawData.X36]" office:value-type="float" office:value="1.04173304256822" calcext:value-type="float">
            <text:p>1.0417</text:p>
          </table:table-cell>
          <table:table-cell table:style-name="ce240" table:formula="of:=[RawData.M36]-[RawData.W36]" office:value-type="float" office:value="-0.358323999999982" calcext:value-type="float">
            <text:p>-0.3583</text:p>
          </table:table-cell>
          <table:table-cell table:style-name="ce240" table:formula="of:=[RawData.N36]/[RawData.X36]" office:value-type="float" office:value="0.817823282861871" calcext:value-type="float">
            <text:p>0.8178</text:p>
          </table:table-cell>
          <table:table-cell table:style-name="ce240" table:formula="of:=[RawData.O36]-[RawData.W36]" office:value-type="float" office:value="1.41961800000001" calcext:value-type="float">
            <text:p>1.4196</text:p>
          </table:table-cell>
          <table:table-cell table:style-name="ce240" table:formula="of:=[RawData.P36]/[RawData.X36]" office:value-type="float" office:value="1.01727062292817" calcext:value-type="float">
            <text:p>1.0173</text:p>
          </table:table-cell>
          <table:table-cell table:style-name="ce240" table:formula="of:=[RawData.Q36]-[RawData.W36]" office:value-type="float" office:value="1.73815999999999" calcext:value-type="float">
            <text:p>1.7382</text:p>
          </table:table-cell>
          <table:table-cell table:style-name="ce240" table:formula="of:=[RawData.R36]/[RawData.X36]" office:value-type="float" office:value="0.900416041573225" calcext:value-type="float">
            <text:p>0.900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6]-[RawData.W36]" office:value-type="float" office:value="-11.2188" calcext:value-type="float">
            <text:p>-11.2188</text:p>
          </table:table-cell>
          <table:table-cell table:style-name="ce240" table:formula="of:=[RawData.Z36]/[RawData.X36]" office:value-type="float" office:value="0.742843454949451" calcext:value-type="float">
            <text:p>0.7428</text:p>
          </table:table-cell>
          <table:table-cell table:style-name="ce240" table:formula="of:=[RawData.AA36]-[RawData.W36]" office:value-type="float" office:value="-3.10910000000001" calcext:value-type="float">
            <text:p>-3.1091</text:p>
          </table:table-cell>
          <table:table-cell table:style-name="ce240" table:formula="of:=[RawData.AB36]/[RawData.X36]" office:value-type="float" office:value="1.15008951750519" calcext:value-type="float">
            <text:p>1.1501</text:p>
          </table:table-cell>
          <table:table-cell table:style-name="ce240" table:formula="of:=[RawData.AC36]-[RawData.W36]" office:value-type="float" office:value="0.567799999999977" calcext:value-type="float">
            <text:p>0.5678</text:p>
          </table:table-cell>
          <table:table-cell table:style-name="ce240" table:formula="of:=[RawData.AD36]/[RawData.X36]" office:value-type="float" office:value="1.27368750070887" calcext:value-type="float">
            <text:p>1.2737</text:p>
          </table:table-cell>
          <table:table-cell table:style-name="ce240" table:formula="of:=[RawData.AE36]-[RawData.W36]" office:value-type="float" office:value="-11.1833" calcext:value-type="float">
            <text:p>-11.1833</text:p>
          </table:table-cell>
          <table:table-cell table:style-name="ce240" table:formula="of:=[RawData.AF36]/[RawData.X36]" office:value-type="float" office:value="0.853320326749875" calcext:value-type="float">
            <text:p>0.8533</text:p>
          </table:table-cell>
          <table:table-cell table:style-name="ce240" table:formula="of:=[RawData.AG36]-[RawData.W36]" office:value-type="float" office:value="-0.324400000000026" calcext:value-type="float">
            <text:p>-0.3244</text:p>
          </table:table-cell>
          <table:table-cell table:style-name="ce240" table:formula="of:=[RawData.AH36]/[RawData.X36]" office:value-type="float" office:value="1.06067536796738" calcext:value-type="float">
            <text:p>1.0607</text:p>
          </table:table-cell>
          <table:table-cell table:style-name="ce240" table:formula="of:=[RawData.AI36]-[RawData.W36]" office:value-type="float" office:value="-10.8998" calcext:value-type="float">
            <text:p>-10.8998</text:p>
          </table:table-cell>
          <table:table-cell table:style-name="ce240" table:formula="of:=[RawData.AJ36]/[RawData.X36]" office:value-type="float" office:value="0.861773810002526" calcext:value-type="float">
            <text:p>0.8618</text:p>
          </table:table-cell>
          <table:table-cell table:style-name="ce240" table:formula="of:=[RawData.AK36]-[RawData.W36]" office:value-type="float" office:value="-2.15190000000001" calcext:value-type="float">
            <text:p>-2.1519</text:p>
          </table:table-cell>
          <table:table-cell table:style-name="ce240" table:formula="of:=[RawData.AL36]/[RawData.X36]" office:value-type="float" office:value="1.23125547324085" calcext:value-type="float">
            <text:p>1.2313</text:p>
          </table:table-cell>
          <table:table-cell table:style-name="ce240" table:formula="of:=[RawData.AM36]-[RawData.W36]" office:value-type="float" office:value="-0.822319817266987" calcext:value-type="float">
            <text:p>-0.8223</text:p>
          </table:table-cell>
          <table:table-cell table:style-name="ce240" table:formula="of:=[RawData.AN36]/[RawData.X36]" office:value-type="float" office:value="0.335098527400003" calcext:value-type="float">
            <text:p>0.335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8_trifluoroethe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37]-[RawData.W37]" office:value-type="float" office:value="9.49799999999999" calcext:value-type="float">
            <text:p>9.4980</text:p>
          </table:table-cell>
          <table:table-cell table:style-name="ce240" table:formula="of:=[RawData.H37]/[RawData.X37]" office:value-type="float" office:value="1.85591281669719" calcext:value-type="float">
            <text:p>1.8559</text:p>
          </table:table-cell>
          <table:table-cell table:style-name="ce240" table:formula="of:=[RawData.I37]-[RawData.W37]" office:value-type="float" office:value="9.50233600000001" calcext:value-type="float">
            <text:p>9.5023</text:p>
          </table:table-cell>
          <table:table-cell table:style-name="ce240" table:formula="of:=[RawData.J37]/[RawData.X37]" office:value-type="float" office:value="1.87118437118437" calcext:value-type="float">
            <text:p>1.8712</text:p>
          </table:table-cell>
          <table:table-cell table:style-name="ce240" table:formula="of:=[RawData.K37]-[RawData.W37]" office:value-type="float" office:value="3.16871400000002" calcext:value-type="float">
            <text:p>3.1687</text:p>
          </table:table-cell>
          <table:table-cell table:style-name="ce240" table:formula="of:=[RawData.L37]/[RawData.X37]" office:value-type="float" office:value="1.05311355311355" calcext:value-type="float">
            <text:p>1.0531</text:p>
          </table:table-cell>
          <table:table-cell table:style-name="ce240" table:formula="of:=[RawData.M37]-[RawData.W37]" office:value-type="float" office:value="-0.610731999999985" calcext:value-type="float">
            <text:p>-0.6107</text:p>
          </table:table-cell>
          <table:table-cell table:style-name="ce240" table:formula="of:=[RawData.N37]/[RawData.X37]" office:value-type="float" office:value="0.806776556776557" calcext:value-type="float">
            <text:p>0.8068</text:p>
          </table:table-cell>
          <table:table-cell table:style-name="ce240" table:formula="of:=[RawData.O37]-[RawData.W37]" office:value-type="float" office:value="1.08636000000001" calcext:value-type="float">
            <text:p>1.0864</text:p>
          </table:table-cell>
          <table:table-cell table:style-name="ce240" table:formula="of:=[RawData.P37]/[RawData.X37]" office:value-type="float" office:value="0.990155677655678" calcext:value-type="float">
            <text:p>0.9902</text:p>
          </table:table-cell>
          <table:table-cell table:style-name="ce240" table:formula="of:=[RawData.Q37]-[RawData.W37]" office:value-type="float" office:value="2.08505000000002" calcext:value-type="float">
            <text:p>2.0851</text:p>
          </table:table-cell>
          <table:table-cell table:style-name="ce240" table:formula="of:=[RawData.R37]/[RawData.X37]" office:value-type="float" office:value="0.961351495726496" calcext:value-type="float">
            <text:p>0.961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7]-[RawData.W37]" office:value-type="float" office:value="-11.1505" calcext:value-type="float">
            <text:p>-11.1505</text:p>
          </table:table-cell>
          <table:table-cell table:style-name="ce240" table:formula="of:=[RawData.Z37]/[RawData.X37]" office:value-type="float" office:value="0.772119045711233" calcext:value-type="float">
            <text:p>0.7721</text:p>
          </table:table-cell>
          <table:table-cell table:style-name="ce240" table:formula="of:=[RawData.AA37]-[RawData.W37]" office:value-type="float" office:value="-2.8655" calcext:value-type="float">
            <text:p>-2.8655</text:p>
          </table:table-cell>
          <table:table-cell table:style-name="ce240" table:formula="of:=[RawData.AB37]/[RawData.X37]" office:value-type="float" office:value="1.18291905334249" calcext:value-type="float">
            <text:p>1.1829</text:p>
          </table:table-cell>
          <table:table-cell table:style-name="ce240" table:formula="of:=[RawData.AC37]-[RawData.W37]" office:value-type="float" office:value="0.888500000000022" calcext:value-type="float">
            <text:p>0.8885</text:p>
          </table:table-cell>
          <table:table-cell table:style-name="ce240" table:formula="of:=[RawData.AD37]/[RawData.X37]" office:value-type="float" office:value="1.31083527739622" calcext:value-type="float">
            <text:p>1.3108</text:p>
          </table:table-cell>
          <table:table-cell table:style-name="ce240" table:formula="of:=[RawData.AE37]-[RawData.W37]" office:value-type="float" office:value="-11.2727" calcext:value-type="float">
            <text:p>-11.2727</text:p>
          </table:table-cell>
          <table:table-cell table:style-name="ce240" table:formula="of:=[RawData.AF37]/[RawData.X37]" office:value-type="float" office:value="0.816383529838217" calcext:value-type="float">
            <text:p>0.8164</text:p>
          </table:table-cell>
          <table:table-cell table:style-name="ce240" table:formula="of:=[RawData.AG37]-[RawData.W37]" office:value-type="float" office:value="-0.163099999999986" calcext:value-type="float">
            <text:p>-0.1631</text:p>
          </table:table-cell>
          <table:table-cell table:style-name="ce240" table:formula="of:=[RawData.AH37]/[RawData.X37]" office:value-type="float" office:value="1.17068149420024" calcext:value-type="float">
            <text:p>1.1707</text:p>
          </table:table-cell>
          <table:table-cell table:style-name="ce240" table:formula="of:=[RawData.AI37]-[RawData.W37]" office:value-type="float" office:value="-11.008" calcext:value-type="float">
            <text:p>-11.0080</text:p>
          </table:table-cell>
          <table:table-cell table:style-name="ce240" table:formula="of:=[RawData.AJ37]/[RawData.X37]" office:value-type="float" office:value="0.815321937957875" calcext:value-type="float">
            <text:p>0.8153</text:p>
          </table:table-cell>
          <table:table-cell table:style-name="ce240" table:formula="of:=[RawData.AK37]-[RawData.W37]" office:value-type="float" office:value="-1.85809999999998" calcext:value-type="float">
            <text:p>-1.8581</text:p>
          </table:table-cell>
          <table:table-cell table:style-name="ce240" table:formula="of:=[RawData.AL37]/[RawData.X37]" office:value-type="float" office:value="1.2478171875" calcext:value-type="float">
            <text:p>1.2478</text:p>
          </table:table-cell>
          <table:table-cell table:style-name="ce240" table:formula="of:=[RawData.AM37]-[RawData.W37]" office:value-type="float" office:value="-0.740414267300025" calcext:value-type="float">
            <text:p>-0.7404</text:p>
          </table:table-cell>
          <table:table-cell table:style-name="ce240" table:formula="of:=[RawData.AN37]/[RawData.X37]" office:value-type="float" office:value="0.37875697082967" calcext:value-type="float">
            <text:p>0.378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38]-[RawData.W38]" office:value-type="float" office:value="8.66609999999997" calcext:value-type="float">
            <text:p>8.6661</text:p>
          </table:table-cell>
          <table:table-cell table:style-name="ce240" table:formula="of:=[RawData.H38]/[RawData.X38]" office:value-type="float" office:value="1.63727948781053" calcext:value-type="float">
            <text:p>1.6373</text:p>
          </table:table-cell>
          <table:table-cell table:style-name="ce240" table:formula="of:=[RawData.I38]-[RawData.W38]" office:value-type="float" office:value="8.67112800000001" calcext:value-type="float">
            <text:p>8.6711</text:p>
          </table:table-cell>
          <table:table-cell table:style-name="ce240" table:formula="of:=[RawData.J38]/[RawData.X38]" office:value-type="float" office:value="1.65204991603451" calcext:value-type="float">
            <text:p>1.6520</text:p>
          </table:table-cell>
          <table:table-cell table:style-name="ce240" table:formula="of:=[RawData.K38]-[RawData.W38]" office:value-type="float" office:value="3.29233899999997" calcext:value-type="float">
            <text:p>3.2923</text:p>
          </table:table-cell>
          <table:table-cell table:style-name="ce240" table:formula="of:=[RawData.L38]/[RawData.X38]" office:value-type="float" office:value="1.08340089177138" calcext:value-type="float">
            <text:p>1.0834</text:p>
          </table:table-cell>
          <table:table-cell table:style-name="ce240" table:formula="of:=[RawData.M38]-[RawData.W38]" office:value-type="float" office:value="-0.442722000000003" calcext:value-type="float">
            <text:p>-0.4427</text:p>
          </table:table-cell>
          <table:table-cell table:style-name="ce240" table:formula="of:=[RawData.N38]/[RawData.X38]" office:value-type="float" office:value="0.839191615032718" calcext:value-type="float">
            <text:p>0.8392</text:p>
          </table:table-cell>
          <table:table-cell table:style-name="ce240" table:formula="of:=[RawData.O38]-[RawData.W38]" office:value-type="float" office:value="0.837805000000003" calcext:value-type="float">
            <text:p>0.8378</text:p>
          </table:table-cell>
          <table:table-cell table:style-name="ce240" table:formula="of:=[RawData.P38]/[RawData.X38]" office:value-type="float" office:value="0.959464937170653" calcext:value-type="float">
            <text:p>0.9595</text:p>
          </table:table-cell>
          <table:table-cell table:style-name="ce240" table:formula="of:=[RawData.Q38]-[RawData.W38]" office:value-type="float" office:value="2.14033999999998" calcext:value-type="float">
            <text:p>2.1403</text:p>
          </table:table-cell>
          <table:table-cell table:style-name="ce240" table:formula="of:=[RawData.R38]/[RawData.X38]" office:value-type="float" office:value="0.98016242978748" calcext:value-type="float">
            <text:p>0.980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8]-[RawData.W38]" office:value-type="float" office:value="-11.0407" calcext:value-type="float">
            <text:p>-11.0407</text:p>
          </table:table-cell>
          <table:table-cell table:style-name="ce240" table:formula="of:=[RawData.Z38]/[RawData.X38]" office:value-type="float" office:value="0.84654708871388" calcext:value-type="float">
            <text:p>0.8465</text:p>
          </table:table-cell>
          <table:table-cell table:style-name="ce240" table:formula="of:=[RawData.AA38]-[RawData.W38]" office:value-type="float" office:value="-3.1062" calcext:value-type="float">
            <text:p>-3.1062</text:p>
          </table:table-cell>
          <table:table-cell table:style-name="ce240" table:formula="of:=[RawData.AB38]/[RawData.X38]" office:value-type="float" office:value="1.14663909896346" calcext:value-type="float">
            <text:p>1.1466</text:p>
          </table:table-cell>
          <table:table-cell table:style-name="ce240" table:formula="of:=[RawData.AC38]-[RawData.W38]" office:value-type="float" office:value="0.614599999999996" calcext:value-type="float">
            <text:p>0.6146</text:p>
          </table:table-cell>
          <table:table-cell table:style-name="ce240" table:formula="of:=[RawData.AD38]/[RawData.X38]" office:value-type="float" office:value="1.2318444915745" calcext:value-type="float">
            <text:p>1.2318</text:p>
          </table:table-cell>
          <table:table-cell table:style-name="ce240" table:formula="of:=[RawData.AE38]-[RawData.W38]" office:value-type="float" office:value="-11.1273" calcext:value-type="float">
            <text:p>-11.1273</text:p>
          </table:table-cell>
          <table:table-cell table:style-name="ce240" table:formula="of:=[RawData.AF38]/[RawData.X38]" office:value-type="float" office:value="0.898435534773293" calcext:value-type="float">
            <text:p>0.8984</text:p>
          </table:table-cell>
          <table:table-cell table:style-name="ce240" table:formula="of:=[RawData.AG38]-[RawData.W38]" office:value-type="float" office:value="-0.252099999999984" calcext:value-type="float">
            <text:p>-0.2521</text:p>
          </table:table-cell>
          <table:table-cell table:style-name="ce240" table:formula="of:=[RawData.AH38]/[RawData.X38]" office:value-type="float" office:value="1.10818774393422" calcext:value-type="float">
            <text:p>1.1082</text:p>
          </table:table-cell>
          <table:table-cell table:style-name="ce240" table:formula="of:=[RawData.AI38]-[RawData.W38]" office:value-type="float" office:value="-10.8546" calcext:value-type="float">
            <text:p>-10.8546</text:p>
          </table:table-cell>
          <table:table-cell table:style-name="ce240" table:formula="of:=[RawData.AJ38]/[RawData.X38]" office:value-type="float" office:value="0.901232061787017" calcext:value-type="float">
            <text:p>0.9012</text:p>
          </table:table-cell>
          <table:table-cell table:style-name="ce240" table:formula="of:=[RawData.AK38]-[RawData.W38]" office:value-type="float" office:value="-2.13740000000001" calcext:value-type="float">
            <text:p>-2.1374</text:p>
          </table:table-cell>
          <table:table-cell table:style-name="ce240" table:formula="of:=[RawData.AL38]/[RawData.X38]" office:value-type="float" office:value="1.19866602293126" calcext:value-type="float">
            <text:p>1.1987</text:p>
          </table:table-cell>
          <table:table-cell table:style-name="ce240" table:formula="of:=[RawData.AM38]-[RawData.W38]" office:value-type="float" office:value="-0.7151910993" calcext:value-type="float">
            <text:p>-0.7152</text:p>
          </table:table-cell>
          <table:table-cell table:style-name="ce240" table:formula="of:=[RawData.AN38]/[RawData.X38]" office:value-type="float" office:value="0.390423852534715" calcext:value-type="float">
            <text:p>0.390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39]-[RawData.W39]" office:value-type="float" office:value="7.18520000000001" calcext:value-type="float">
            <text:p>7.1852</text:p>
          </table:table-cell>
          <table:table-cell table:style-name="ce240" table:formula="of:=[RawData.H39]/[RawData.X39]" office:value-type="float" office:value="1.5144386794387" calcext:value-type="float">
            <text:p>1.5144</text:p>
          </table:table-cell>
          <table:table-cell table:style-name="ce240" table:formula="of:=[RawData.I39]-[RawData.W39]" office:value-type="float" office:value="7.18996299999998" calcext:value-type="float">
            <text:p>7.1900</text:p>
          </table:table-cell>
          <table:table-cell table:style-name="ce240" table:formula="of:=[RawData.J39]/[RawData.X39]" office:value-type="float" office:value="1.52828147068204" calcext:value-type="float">
            <text:p>1.5283</text:p>
          </table:table-cell>
          <table:table-cell table:style-name="ce240" table:formula="of:=[RawData.K39]-[RawData.W39]" office:value-type="float" office:value="3.01959900000003" calcext:value-type="float">
            <text:p>3.0196</text:p>
          </table:table-cell>
          <table:table-cell table:style-name="ce240" table:formula="of:=[RawData.L39]/[RawData.X39]" office:value-type="float" office:value="1.10075629869242" calcext:value-type="float">
            <text:p>1.1008</text:p>
          </table:table-cell>
          <table:table-cell table:style-name="ce240" table:formula="of:=[RawData.M39]-[RawData.W39]" office:value-type="float" office:value="0.0720420000000104" calcext:value-type="float">
            <text:p>0.0720</text:p>
          </table:table-cell>
          <table:table-cell table:style-name="ce240" table:formula="of:=[RawData.N39]/[RawData.X39]" office:value-type="float" office:value="0.885860403663037" calcext:value-type="float">
            <text:p>0.8859</text:p>
          </table:table-cell>
          <table:table-cell table:style-name="ce240" table:formula="of:=[RawData.O39]-[RawData.W39]" office:value-type="float" office:value="0.490363000000002" calcext:value-type="float">
            <text:p>0.4904</text:p>
          </table:table-cell>
          <table:table-cell table:style-name="ce240" table:formula="of:=[RawData.P39]/[RawData.X39]" office:value-type="float" office:value="0.770183151852021" calcext:value-type="float">
            <text:p>0.7702</text:p>
          </table:table-cell>
          <table:table-cell table:style-name="ce240" table:formula="of:=[RawData.Q39]-[RawData.W39]" office:value-type="float" office:value="1.81684999999999" calcext:value-type="float">
            <text:p>1.8168</text:p>
          </table:table-cell>
          <table:table-cell table:style-name="ce240" table:formula="of:=[RawData.R39]/[RawData.X39]" office:value-type="float" office:value="0.907420611417377" calcext:value-type="float">
            <text:p>0.907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39]-[RawData.W39]" office:value-type="float" office:value="-11.0822" calcext:value-type="float">
            <text:p>-11.0822</text:p>
          </table:table-cell>
          <table:table-cell table:style-name="ce240" table:formula="of:=[RawData.Z39]/[RawData.X39]" office:value-type="float" office:value="0.822428393093079" calcext:value-type="float">
            <text:p>0.8224</text:p>
          </table:table-cell>
          <table:table-cell table:style-name="ce240" table:formula="of:=[RawData.AA39]-[RawData.W39]" office:value-type="float" office:value="-3.61090000000001" calcext:value-type="float">
            <text:p>-3.6109</text:p>
          </table:table-cell>
          <table:table-cell table:style-name="ce240" table:formula="of:=[RawData.AB39]/[RawData.X39]" office:value-type="float" office:value="1.09423979794068" calcext:value-type="float">
            <text:p>1.0942</text:p>
          </table:table-cell>
          <table:table-cell table:style-name="ce240" table:formula="of:=[RawData.AC39]-[RawData.W39]" office:value-type="float" office:value="-0.0729000000000042" calcext:value-type="float">
            <text:p>-0.0729</text:p>
          </table:table-cell>
          <table:table-cell table:style-name="ce240" table:formula="of:=[RawData.AD39]/[RawData.X39]" office:value-type="float" office:value="1.17882717549774" calcext:value-type="float">
            <text:p>1.1788</text:p>
          </table:table-cell>
          <table:table-cell table:style-name="ce240" table:formula="of:=[RawData.AE39]-[RawData.W39]" office:value-type="float" office:value="-11.3211" calcext:value-type="float">
            <text:p>-11.3211</text:p>
          </table:table-cell>
          <table:table-cell table:style-name="ce240" table:formula="of:=[RawData.AF39]/[RawData.X39]" office:value-type="float" office:value="0.853561144015673" calcext:value-type="float">
            <text:p>0.8536</text:p>
          </table:table-cell>
          <table:table-cell table:style-name="ce240" table:formula="of:=[RawData.AG39]-[RawData.W39]" office:value-type="float" office:value="-0.522100000000023" calcext:value-type="float">
            <text:p>-0.5221</text:p>
          </table:table-cell>
          <table:table-cell table:style-name="ce240" table:formula="of:=[RawData.AH39]/[RawData.X39]" office:value-type="float" office:value="1.07589515695476" calcext:value-type="float">
            <text:p>1.0759</text:p>
          </table:table-cell>
          <table:table-cell table:style-name="ce240" table:formula="of:=[RawData.AI39]-[RawData.W39]" office:value-type="float" office:value="-11.0587" calcext:value-type="float">
            <text:p>-11.0587</text:p>
          </table:table-cell>
          <table:table-cell table:style-name="ce240" table:formula="of:=[RawData.AJ39]/[RawData.X39]" office:value-type="float" office:value="0.861057679165338" calcext:value-type="float">
            <text:p>0.8611</text:p>
          </table:table-cell>
          <table:table-cell table:style-name="ce240" table:formula="of:=[RawData.AK39]-[RawData.W39]" office:value-type="float" office:value="-2.7844" calcext:value-type="float">
            <text:p>-2.7844</text:p>
          </table:table-cell>
          <table:table-cell table:style-name="ce240" table:formula="of:=[RawData.AL39]/[RawData.X39]" office:value-type="float" office:value="1.1435492140872" calcext:value-type="float">
            <text:p>1.1435</text:p>
          </table:table-cell>
          <table:table-cell table:style-name="ce240" table:formula="of:=[RawData.AM39]-[RawData.W39]" office:value-type="float" office:value="-0.704047839899999" calcext:value-type="float">
            <text:p>-0.7040</text:p>
          </table:table-cell>
          <table:table-cell table:style-name="ce240" table:formula="of:=[RawData.AN39]/[RawData.X39]" office:value-type="float" office:value="0.396400530831917" calcext:value-type="float">
            <text:p>0.396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70"/>
          <table:table-cell table:number-columns-repeated="2"/>
          <table:table-cell table:style-name="ce240" table:formula="of:=[RawData.G40]-[RawData.W40]" office:value-type="float" office:value="9.4085" calcext:value-type="float">
            <text:p>9.4085</text:p>
          </table:table-cell>
          <table:table-cell table:style-name="ce240" table:formula="of:=[RawData.H40]/[RawData.X40]" office:value-type="float" office:value="1.79259629767333" calcext:value-type="float">
            <text:p>1.7926</text:p>
          </table:table-cell>
          <table:table-cell table:style-name="ce240" table:formula="of:=[RawData.I40]-[RawData.W40]" office:value-type="float" office:value="9.41264799999999" calcext:value-type="float">
            <text:p>9.4126</text:p>
          </table:table-cell>
          <table:table-cell table:style-name="ce240" table:formula="of:=[RawData.J40]/[RawData.X40]" office:value-type="float" office:value="1.80821086824648" calcext:value-type="float">
            <text:p>1.8082</text:p>
          </table:table-cell>
          <table:table-cell table:style-name="ce240" table:formula="of:=[RawData.K40]-[RawData.W40]" office:value-type="float" office:value="2.90941500000002" calcext:value-type="float">
            <text:p>2.9094</text:p>
          </table:table-cell>
          <table:table-cell table:style-name="ce240" table:formula="of:=[RawData.L40]/[RawData.X40]" office:value-type="float" office:value="1.03584916736787" calcext:value-type="float">
            <text:p>1.0358</text:p>
          </table:table-cell>
          <table:table-cell table:style-name="ce240" table:formula="of:=[RawData.M40]-[RawData.W40]" office:value-type="float" office:value="-0.696056999999996" calcext:value-type="float">
            <text:p>-0.6961</text:p>
          </table:table-cell>
          <table:table-cell table:style-name="ce240" table:formula="of:=[RawData.N40]/[RawData.X40]" office:value-type="float" office:value="0.832319041934916" calcext:value-type="float">
            <text:p>0.8323</text:p>
          </table:table-cell>
          <table:table-cell table:style-name="ce240" table:formula="of:=[RawData.O40]-[RawData.W40]" office:value-type="float" office:value="1.42938900000001" calcext:value-type="float">
            <text:p>1.4294</text:p>
          </table:table-cell>
          <table:table-cell table:style-name="ce240" table:formula="of:=[RawData.P40]/[RawData.X40]" office:value-type="float" office:value="1.00064575465237" calcext:value-type="float">
            <text:p>1.0006</text:p>
          </table:table-cell>
          <table:table-cell table:style-name="ce240" table:formula="of:=[RawData.Q40]-[RawData.W40]" office:value-type="float" office:value="1.79385000000002" calcext:value-type="float">
            <text:p>1.7939</text:p>
          </table:table-cell>
          <table:table-cell table:style-name="ce240" table:formula="of:=[RawData.R40]/[RawData.X40]" office:value-type="float" office:value="0.945439602371681" calcext:value-type="float">
            <text:p>0.945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0]-[RawData.W40]" office:value-type="float" office:value="-10.8981" calcext:value-type="float">
            <text:p>-10.8981</text:p>
          </table:table-cell>
          <table:table-cell table:style-name="ce240" table:formula="of:=[RawData.Z40]/[RawData.X40]" office:value-type="float" office:value="0.753380427763536" calcext:value-type="float">
            <text:p>0.7534</text:p>
          </table:table-cell>
          <table:table-cell table:style-name="ce240" table:formula="of:=[RawData.AA40]-[RawData.W40]" office:value-type="float" office:value="-2.7353" calcext:value-type="float">
            <text:p>-2.7353</text:p>
          </table:table-cell>
          <table:table-cell table:style-name="ce240" table:formula="of:=[RawData.AB40]/[RawData.X40]" office:value-type="float" office:value="1.12833966499031" calcext:value-type="float">
            <text:p>1.1283</text:p>
          </table:table-cell>
          <table:table-cell table:style-name="ce240" table:formula="of:=[RawData.AC40]-[RawData.W40]" office:value-type="float" office:value="1.02780000000001" calcext:value-type="float">
            <text:p>1.0278</text:p>
          </table:table-cell>
          <table:table-cell table:style-name="ce240" table:formula="of:=[RawData.AD40]/[RawData.X40]" office:value-type="float" office:value="1.24834540046573" calcext:value-type="float">
            <text:p>1.2483</text:p>
          </table:table-cell>
          <table:table-cell table:style-name="ce240" table:formula="of:=[RawData.AE40]-[RawData.W40]" office:value-type="float" office:value="-11.1012" calcext:value-type="float">
            <text:p>-11.1012</text:p>
          </table:table-cell>
          <table:table-cell table:style-name="ce240" table:formula="of:=[RawData.AF40]/[RawData.X40]" office:value-type="float" office:value="0.796829698843512" calcext:value-type="float">
            <text:p>0.7968</text:p>
          </table:table-cell>
          <table:table-cell table:style-name="ce240" table:formula="of:=[RawData.AG40]-[RawData.W40]" office:value-type="float" office:value="0.218900000000019" calcext:value-type="float">
            <text:p>0.2189</text:p>
          </table:table-cell>
          <table:table-cell table:style-name="ce240" table:formula="of:=[RawData.AH40]/[RawData.X40]" office:value-type="float" office:value="1.09876132516682" calcext:value-type="float">
            <text:p>1.0988</text:p>
          </table:table-cell>
          <table:table-cell table:style-name="ce240" table:formula="of:=[RawData.AI40]-[RawData.W40]" office:value-type="float" office:value="-10.8565" calcext:value-type="float">
            <text:p>-10.8565</text:p>
          </table:table-cell>
          <table:table-cell table:style-name="ce240" table:formula="of:=[RawData.AJ40]/[RawData.X40]" office:value-type="float" office:value="0.798878261550203" calcext:value-type="float">
            <text:p>0.7989</text:p>
          </table:table-cell>
          <table:table-cell table:style-name="ce240" table:formula="of:=[RawData.AK40]-[RawData.W40]" office:value-type="float" office:value="-1.76800000000003" calcext:value-type="float">
            <text:p>-1.7680</text:p>
          </table:table-cell>
          <table:table-cell table:style-name="ce240" table:formula="of:=[RawData.AL40]/[RawData.X40]" office:value-type="float" office:value="1.189502170127" calcext:value-type="float">
            <text:p>1.1895</text:p>
          </table:table-cell>
          <table:table-cell table:style-name="ce240" table:formula="of:=[RawData.AM40]-[RawData.W40]" office:value-type="float" office:value="-0.199188515749995" calcext:value-type="float">
            <text:p>-0.1992</text:p>
          </table:table-cell>
          <table:table-cell table:style-name="ce240" table:formula="of:=[RawData.AN40]/[RawData.X40]" office:value-type="float" office:value="0.440064001085024" calcext:value-type="float">
            <text:p>0.440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1_dichloroeth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41]-[RawData.W41]" office:value-type="float" office:value="9.72120000000001" calcext:value-type="float">
            <text:p>9.7212</text:p>
          </table:table-cell>
          <table:table-cell table:style-name="ce240" table:formula="of:=[RawData.H41]/[RawData.X41]" office:value-type="float" office:value="2.02603377321285" calcext:value-type="float">
            <text:p>2.0260</text:p>
          </table:table-cell>
          <table:table-cell table:style-name="ce240" table:formula="of:=[RawData.I41]-[RawData.W41]" office:value-type="float" office:value="9.72534200000001" calcext:value-type="float">
            <text:p>9.7253</text:p>
          </table:table-cell>
          <table:table-cell table:style-name="ce240" table:formula="of:=[RawData.J41]/[RawData.X41]" office:value-type="float" office:value="2.04322953910161" calcext:value-type="float">
            <text:p>2.0432</text:p>
          </table:table-cell>
          <table:table-cell table:style-name="ce240" table:formula="of:=[RawData.K41]-[RawData.W41]" office:value-type="float" office:value="2.93901100000005" calcext:value-type="float">
            <text:p>2.9390</text:p>
          </table:table-cell>
          <table:table-cell table:style-name="ce240" table:formula="of:=[RawData.L41]/[RawData.X41]" office:value-type="float" office:value="1.03889575072049" calcext:value-type="float">
            <text:p>1.0389</text:p>
          </table:table-cell>
          <table:table-cell table:style-name="ce240" table:formula="of:=[RawData.M41]-[RawData.W41]" office:value-type="float" office:value="-0.678053999999975" calcext:value-type="float">
            <text:p>-0.6781</text:p>
          </table:table-cell>
          <table:table-cell table:style-name="ce240" table:formula="of:=[RawData.N41]/[RawData.X41]" office:value-type="float" office:value="0.80864157403194" calcext:value-type="float">
            <text:p>0.8086</text:p>
          </table:table-cell>
          <table:table-cell table:style-name="ce240" table:formula="of:=[RawData.O41]-[RawData.W41]" office:value-type="float" office:value="1.50369600000005" calcext:value-type="float">
            <text:p>1.5037</text:p>
          </table:table-cell>
          <table:table-cell table:style-name="ce240" table:formula="of:=[RawData.P41]/[RawData.X41]" office:value-type="float" office:value="1.03432360397842" calcext:value-type="float">
            <text:p>1.0343</text:p>
          </table:table-cell>
          <table:table-cell table:style-name="ce240" table:formula="of:=[RawData.Q41]-[RawData.W41]" office:value-type="float" office:value="1.8811" calcext:value-type="float">
            <text:p>1.8811</text:p>
          </table:table-cell>
          <table:table-cell table:style-name="ce240" table:formula="of:=[RawData.R41]/[RawData.X41]" office:value-type="float" office:value="0.925748336908709" calcext:value-type="float">
            <text:p>0.9257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1]-[RawData.W41]" office:value-type="float" office:value="-11.0223" calcext:value-type="float">
            <text:p>-11.0223</text:p>
          </table:table-cell>
          <table:table-cell table:style-name="ce240" table:formula="of:=[RawData.Z41]/[RawData.X41]" office:value-type="float" office:value="0.779280127413379" calcext:value-type="float">
            <text:p>0.7793</text:p>
          </table:table-cell>
          <table:table-cell table:style-name="ce240" table:formula="of:=[RawData.AA41]-[RawData.W41]" office:value-type="float" office:value="-2.6746" calcext:value-type="float">
            <text:p>-2.6746</text:p>
          </table:table-cell>
          <table:table-cell table:style-name="ce240" table:formula="of:=[RawData.AB41]/[RawData.X41]" office:value-type="float" office:value="1.22458443519903" calcext:value-type="float">
            <text:p>1.2246</text:p>
          </table:table-cell>
          <table:table-cell table:style-name="ce240" table:formula="of:=[RawData.AC41]-[RawData.W41]" office:value-type="float" office:value="1.08870000000002" calcext:value-type="float">
            <text:p>1.0887</text:p>
          </table:table-cell>
          <table:table-cell table:style-name="ce240" table:formula="of:=[RawData.AD41]/[RawData.X41]" office:value-type="float" office:value="1.37910276495699" calcext:value-type="float">
            <text:p>1.3791</text:p>
          </table:table-cell>
          <table:table-cell table:style-name="ce240" table:formula="of:=[RawData.AE41]-[RawData.W41]" office:value-type="float" office:value="-11.1254" calcext:value-type="float">
            <text:p>-11.1254</text:p>
          </table:table-cell>
          <table:table-cell table:style-name="ce240" table:formula="of:=[RawData.AF41]/[RawData.X41]" office:value-type="float" office:value="0.837268445686797" calcext:value-type="float">
            <text:p>0.8373</text:p>
          </table:table-cell>
          <table:table-cell table:style-name="ce240" table:formula="of:=[RawData.AG41]-[RawData.W41]" office:value-type="float" office:value="0.0388000000000375" calcext:value-type="float">
            <text:p>0.0388</text:p>
          </table:table-cell>
          <table:table-cell table:style-name="ce240" table:formula="of:=[RawData.AH41]/[RawData.X41]" office:value-type="float" office:value="1.20000965568051" calcext:value-type="float">
            <text:p>1.2000</text:p>
          </table:table-cell>
          <table:table-cell table:style-name="ce240" table:formula="of:=[RawData.AI41]-[RawData.W41]" office:value-type="float" office:value="-10.8601" calcext:value-type="float">
            <text:p>-10.8601</text:p>
          </table:table-cell>
          <table:table-cell table:style-name="ce240" table:formula="of:=[RawData.AJ41]/[RawData.X41]" office:value-type="float" office:value="0.838042770157533" calcext:value-type="float">
            <text:p>0.8380</text:p>
          </table:table-cell>
          <table:table-cell table:style-name="ce240" table:formula="of:=[RawData.AK41]-[RawData.W41]" office:value-type="float" office:value="-1.66269999999997" calcext:value-type="float">
            <text:p>-1.6627</text:p>
          </table:table-cell>
          <table:table-cell table:style-name="ce240" table:formula="of:=[RawData.AL41]/[RawData.X41]" office:value-type="float" office:value="1.30562639493814" calcext:value-type="float">
            <text:p>1.3056</text:p>
          </table:table-cell>
          <table:table-cell table:style-name="ce240" table:formula="of:=[RawData.AM41]-[RawData.W41]" office:value-type="float" office:value="-0.582604817000004" calcext:value-type="float">
            <text:p>-0.5826</text:p>
          </table:table-cell>
          <table:table-cell table:style-name="ce240" table:formula="of:=[RawData.AN41]/[RawData.X41]" office:value-type="float" office:value="0.364090892087109" calcext:value-type="float">
            <text:p>0.364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42]-[RawData.W42]" office:value-type="float" office:value="9.5641" calcext:value-type="float">
            <text:p>9.5641</text:p>
          </table:table-cell>
          <table:table-cell table:style-name="ce240" table:formula="of:=[RawData.H42]/[RawData.X42]" office:value-type="float" office:value="1.79703605543093" calcext:value-type="float">
            <text:p>1.7970</text:p>
          </table:table-cell>
          <table:table-cell table:style-name="ce240" table:formula="of:=[RawData.I42]-[RawData.W42]" office:value-type="float" office:value="9.56845399999997" calcext:value-type="float">
            <text:p>9.5685</text:p>
          </table:table-cell>
          <table:table-cell table:style-name="ce240" table:formula="of:=[RawData.J42]/[RawData.X42]" office:value-type="float" office:value="1.81270352413344" calcext:value-type="float">
            <text:p>1.8127</text:p>
          </table:table-cell>
          <table:table-cell table:style-name="ce240" table:formula="of:=[RawData.K42]-[RawData.W42]" office:value-type="float" office:value="2.91554000000002" calcext:value-type="float">
            <text:p>2.9155</text:p>
          </table:table-cell>
          <table:table-cell table:style-name="ce240" table:formula="of:=[RawData.L42]/[RawData.X42]" office:value-type="float" office:value="1.01877849337868" calcext:value-type="float">
            <text:p>1.0188</text:p>
          </table:table-cell>
          <table:table-cell table:style-name="ce240" table:formula="of:=[RawData.M42]-[RawData.W42]" office:value-type="float" office:value="-0.680200000000013" calcext:value-type="float">
            <text:p>-0.6802</text:p>
          </table:table-cell>
          <table:table-cell table:style-name="ce240" table:formula="of:=[RawData.N42]/[RawData.X42]" office:value-type="float" office:value="0.823757145958463" calcext:value-type="float">
            <text:p>0.8238</text:p>
          </table:table-cell>
          <table:table-cell table:style-name="ce240" table:formula="of:=[RawData.O42]-[RawData.W42]" office:value-type="float" office:value="1.35065299999997" calcext:value-type="float">
            <text:p>1.3507</text:p>
          </table:table-cell>
          <table:table-cell table:style-name="ce240" table:formula="of:=[RawData.P42]/[RawData.X42]" office:value-type="float" office:value="1.0134959114263" calcext:value-type="float">
            <text:p>1.0135</text:p>
          </table:table-cell>
          <table:table-cell table:style-name="ce240" table:formula="of:=[RawData.Q42]-[RawData.W42]" office:value-type="float" office:value="1.81079999999997" calcext:value-type="float">
            <text:p>1.8108</text:p>
          </table:table-cell>
          <table:table-cell table:style-name="ce240" table:formula="of:=[RawData.R42]/[RawData.X42]" office:value-type="float" office:value="0.929389608510022" calcext:value-type="float">
            <text:p>0.929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2]-[RawData.W42]" office:value-type="float" office:value="-10.7941" calcext:value-type="float">
            <text:p>-10.7941</text:p>
          </table:table-cell>
          <table:table-cell table:style-name="ce240" table:formula="of:=[RawData.Z42]/[RawData.X42]" office:value-type="float" office:value="0.853393375063319" calcext:value-type="float">
            <text:p>0.8534</text:p>
          </table:table-cell>
          <table:table-cell table:style-name="ce240" table:formula="of:=[RawData.AA42]-[RawData.W42]" office:value-type="float" office:value="-2.62290000000002" calcext:value-type="float">
            <text:p>-2.6229</text:p>
          </table:table-cell>
          <table:table-cell table:style-name="ce240" table:formula="of:=[RawData.AB42]/[RawData.X42]" office:value-type="float" office:value="1.18993594145741" calcext:value-type="float">
            <text:p>1.1899</text:p>
          </table:table-cell>
          <table:table-cell table:style-name="ce240" table:formula="of:=[RawData.AC42]-[RawData.W42]" office:value-type="float" office:value="1.17140000000001" calcext:value-type="float">
            <text:p>1.1714</text:p>
          </table:table-cell>
          <table:table-cell table:style-name="ce240" table:formula="of:=[RawData.AD42]/[RawData.X42]" office:value-type="float" office:value="1.29333571893769" calcext:value-type="float">
            <text:p>1.2933</text:p>
          </table:table-cell>
          <table:table-cell table:style-name="ce240" table:formula="of:=[RawData.AE42]-[RawData.W42]" office:value-type="float" office:value="-10.8289" calcext:value-type="float">
            <text:p>-10.8289</text:p>
          </table:table-cell>
          <table:table-cell table:style-name="ce240" table:formula="of:=[RawData.AF42]/[RawData.X42]" office:value-type="float" office:value="0.912367463275201" calcext:value-type="float">
            <text:p>0.9124</text:p>
          </table:table-cell>
          <table:table-cell table:style-name="ce240" table:formula="of:=[RawData.AG42]-[RawData.W42]" office:value-type="float" office:value="0.125699999999995" calcext:value-type="float">
            <text:p>0.1257</text:p>
          </table:table-cell>
          <table:table-cell table:style-name="ce240" table:formula="of:=[RawData.AH42]/[RawData.X42]" office:value-type="float" office:value="1.13221019429771" calcext:value-type="float">
            <text:p>1.1322</text:p>
          </table:table-cell>
          <table:table-cell table:style-name="ce240" table:formula="of:=[RawData.AI42]-[RawData.W42]" office:value-type="float" office:value="-10.5698" calcext:value-type="float">
            <text:p>-10.5698</text:p>
          </table:table-cell>
          <table:table-cell table:style-name="ce240" table:formula="of:=[RawData.AJ42]/[RawData.X42]" office:value-type="float" office:value="0.916450938924669" calcext:value-type="float">
            <text:p>0.9165</text:p>
          </table:table-cell>
          <table:table-cell table:style-name="ce240" table:formula="of:=[RawData.AK42]-[RawData.W42]" office:value-type="float" office:value="-1.59980000000002" calcext:value-type="float">
            <text:p>-1.5998</text:p>
          </table:table-cell>
          <table:table-cell table:style-name="ce240" table:formula="of:=[RawData.AL42]/[RawData.X42]" office:value-type="float" office:value="1.25505423692018" calcext:value-type="float">
            <text:p>1.2551</text:p>
          </table:table-cell>
          <table:table-cell table:style-name="ce240" table:formula="of:=[RawData.AM42]-[RawData.W42]" office:value-type="float" office:value="-0.389194675700026" calcext:value-type="float">
            <text:p>-0.3892</text:p>
          </table:table-cell>
          <table:table-cell table:style-name="ce240" table:formula="of:=[RawData.AN42]/[RawData.X42]" office:value-type="float" office:value="0.398523181594055" calcext:value-type="float">
            <text:p>0.398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43]-[RawData.W43]" office:value-type="float" office:value="10.0447" calcext:value-type="float">
            <text:p>10.0447</text:p>
          </table:table-cell>
          <table:table-cell table:style-name="ce240" table:formula="of:=[RawData.H43]/[RawData.X43]" office:value-type="float" office:value="2.05164979686298" calcext:value-type="float">
            <text:p>2.0516</text:p>
          </table:table-cell>
          <table:table-cell table:style-name="ce240" table:formula="of:=[RawData.I43]-[RawData.W43]" office:value-type="float" office:value="10.049166" calcext:value-type="float">
            <text:p>10.0492</text:p>
          </table:table-cell>
          <table:table-cell table:style-name="ce240" table:formula="of:=[RawData.J43]/[RawData.X43]" office:value-type="float" office:value="2.06907224661627" calcext:value-type="float">
            <text:p>2.0691</text:p>
          </table:table-cell>
          <table:table-cell table:style-name="ce240" table:formula="of:=[RawData.K43]-[RawData.W43]" office:value-type="float" office:value="2.43525700000004" calcext:value-type="float">
            <text:p>2.4353</text:p>
          </table:table-cell>
          <table:table-cell table:style-name="ce240" table:formula="of:=[RawData.L43]/[RawData.X43]" office:value-type="float" office:value="0.827203385994296" calcext:value-type="float">
            <text:p>0.8272</text:p>
          </table:table-cell>
          <table:table-cell table:style-name="ce240" table:formula="of:=[RawData.M43]-[RawData.W43]" office:value-type="float" office:value="-0.754812000000015" calcext:value-type="float">
            <text:p>-0.7548</text:p>
          </table:table-cell>
          <table:table-cell table:style-name="ce240" table:formula="of:=[RawData.N43]/[RawData.X43]" office:value-type="float" office:value="0.698055769317822" calcext:value-type="float">
            <text:p>0.6981</text:p>
          </table:table-cell>
          <table:table-cell table:style-name="ce240" table:formula="of:=[RawData.O43]-[RawData.W43]" office:value-type="float" office:value="1.226786" calcext:value-type="float">
            <text:p>1.2268</text:p>
          </table:table-cell>
          <table:table-cell table:style-name="ce240" table:formula="of:=[RawData.P43]/[RawData.X43]" office:value-type="float" office:value="0.93703883934634" calcext:value-type="float">
            <text:p>0.9370</text:p>
          </table:table-cell>
          <table:table-cell table:style-name="ce240" table:formula="of:=[RawData.Q43]-[RawData.W43]" office:value-type="float" office:value="-0.430470000000014" calcext:value-type="float">
            <text:p>-0.4305</text:p>
          </table:table-cell>
          <table:table-cell table:style-name="ce240" table:formula="of:=[RawData.R43]/[RawData.X43]" office:value-type="float" office:value="0.649118985107057" calcext:value-type="float">
            <text:p>0.6491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3]-[RawData.W43]" office:value-type="float" office:value="-13.8112" calcext:value-type="float">
            <text:p>-13.8112</text:p>
          </table:table-cell>
          <table:table-cell table:style-name="ce240" table:formula="of:=[RawData.Z43]/[RawData.X43]" office:value-type="float" office:value="0.350913762957766" calcext:value-type="float">
            <text:p>0.3509</text:p>
          </table:table-cell>
          <table:table-cell table:style-name="ce240" table:formula="of:=[RawData.AA43]-[RawData.W43]" office:value-type="float" office:value="-4.74599999999998" calcext:value-type="float">
            <text:p>-4.7460</text:p>
          </table:table-cell>
          <table:table-cell table:style-name="ce240" table:formula="of:=[RawData.AB43]/[RawData.X43]" office:value-type="float" office:value="0.991043357023222" calcext:value-type="float">
            <text:p>0.9910</text:p>
          </table:table-cell>
          <table:table-cell table:style-name="ce240" table:formula="of:=[RawData.AC43]-[RawData.W43]" office:value-type="float" office:value="-0.856099999999969" calcext:value-type="float">
            <text:p>-0.8561</text:p>
          </table:table-cell>
          <table:table-cell table:style-name="ce240" table:formula="of:=[RawData.AD43]/[RawData.X43]" office:value-type="float" office:value="1.17954600742384" calcext:value-type="float">
            <text:p>1.1795</text:p>
          </table:table-cell>
          <table:table-cell table:style-name="ce240" table:formula="of:=[RawData.AE43]-[RawData.W43]" office:value-type="float" office:value="-13.4046" calcext:value-type="float">
            <text:p>-13.4046</text:p>
          </table:table-cell>
          <table:table-cell table:style-name="ce240" table:formula="of:=[RawData.AF43]/[RawData.X43]" office:value-type="float" office:value="0.57495329545969" calcext:value-type="float">
            <text:p>0.5750</text:p>
          </table:table-cell>
          <table:table-cell table:style-name="ce240" table:number-columns-repeated="2"/>
          <table:table-cell table:style-name="ce240" table:formula="of:=[RawData.AI43]-[RawData.W43]" office:value-type="float" office:value="-13.0892" calcext:value-type="float">
            <text:p>-13.0892</text:p>
          </table:table-cell>
          <table:table-cell table:style-name="ce240" table:formula="of:=[RawData.AJ43]/[RawData.X43]" office:value-type="float" office:value="0.599536717441492" calcext:value-type="float">
            <text:p>0.5995</text:p>
          </table:table-cell>
          <table:table-cell table:style-name="ce240" table:formula="of:=[RawData.AK43]-[RawData.W43]" office:value-type="float" office:value="-3.61489999999998" calcext:value-type="float">
            <text:p>-3.6149</text:p>
          </table:table-cell>
          <table:table-cell table:style-name="ce240" table:formula="of:=[RawData.AL43]/[RawData.X43]" office:value-type="float" office:value="1.13276953001222" calcext:value-type="float">
            <text:p>1.1328</text:p>
          </table:table-cell>
          <table:table-cell table:style-name="ce240" table:formula="of:=[RawData.AM43]-[RawData.W43]" office:value-type="float" office:value="-3.31703451447498" calcext:value-type="float">
            <text:p>-3.3170</text:p>
          </table:table-cell>
          <table:table-cell table:style-name="ce240" table:formula="of:=[RawData.AN43]/[RawData.X43]" office:value-type="float" office:value="0.158821254180028" calcext:value-type="float">
            <text:p>0.158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44]-[RawData.W44]" office:value-type="float" office:value="8.91830000000005" calcext:value-type="float">
            <text:p>8.9183</text:p>
          </table:table-cell>
          <table:table-cell table:style-name="ce240" table:formula="of:=[RawData.H44]/[RawData.X44]" office:value-type="float" office:value="1.85374769012191" calcext:value-type="float">
            <text:p>1.8537</text:p>
          </table:table-cell>
          <table:table-cell table:style-name="ce240" table:formula="of:=[RawData.I44]-[RawData.W44]" office:value-type="float" office:value="8.92332500000003" calcext:value-type="float">
            <text:p>8.9233</text:p>
          </table:table-cell>
          <table:table-cell table:style-name="ce240" table:formula="of:=[RawData.J44]/[RawData.X44]" office:value-type="float" office:value="1.87140609245623" calcext:value-type="float">
            <text:p>1.8714</text:p>
          </table:table-cell>
          <table:table-cell table:style-name="ce240" table:formula="of:=[RawData.K44]-[RawData.W44]" office:value-type="float" office:value="2.63692400000002" calcext:value-type="float">
            <text:p>2.6369</text:p>
          </table:table-cell>
          <table:table-cell table:style-name="ce240" table:formula="of:=[RawData.L44]/[RawData.X44]" office:value-type="float" office:value="0.731530141464756" calcext:value-type="float">
            <text:p>0.7315</text:p>
          </table:table-cell>
          <table:table-cell table:style-name="ce240" table:formula="of:=[RawData.M44]-[RawData.W44]" office:value-type="float" office:value="-0.420365000000004" calcext:value-type="float">
            <text:p>-0.4204</text:p>
          </table:table-cell>
          <table:table-cell table:style-name="ce240" table:formula="of:=[RawData.N44]/[RawData.X44]" office:value-type="float" office:value="0.632649943475205" calcext:value-type="float">
            <text:p>0.6326</text:p>
          </table:table-cell>
          <table:table-cell table:style-name="ce241" table:formula="of:=[RawData.O44]-[RawData.W44]" office:value-type="float" office:value="0.517324000000031" calcext:value-type="float">
            <text:p>0.5173</text:p>
          </table:table-cell>
          <table:table-cell table:style-name="ce240" table:formula="of:=[RawData.P44]/[RawData.X44]" office:value-type="float" office:value="0.870481835680895" calcext:value-type="float">
            <text:p>0.8705</text:p>
          </table:table-cell>
          <table:table-cell table:style-name="ce241" table:formula="of:=[RawData.Q44]-[RawData.W44]" office:value-type="float" office:value="-0.639819999999986" calcext:value-type="float">
            <text:p>-0.6398</text:p>
          </table:table-cell>
          <table:table-cell table:style-name="ce240" table:formula="of:=[RawData.R44]/[RawData.X44]" office:value-type="float" office:value="0.655488252008922" calcext:value-type="float">
            <text:p>0.6555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4]-[RawData.W44]" office:value-type="float" office:value="-13.3022" calcext:value-type="float">
            <text:p>-13.3022</text:p>
          </table:table-cell>
          <table:table-cell table:style-name="ce240" table:formula="of:=[RawData.Z44]/[RawData.X44]" office:value-type="float" office:value="0.675769804301995" calcext:value-type="float">
            <text:p>0.6758</text:p>
          </table:table-cell>
          <table:table-cell table:style-name="ce241" table:formula="of:=[RawData.AA44]-[RawData.W44]" office:value-type="float" office:value="-5.51189999999997" calcext:value-type="float">
            <text:p>-5.5119</text:p>
          </table:table-cell>
          <table:table-cell table:style-name="ce240" table:formula="of:=[RawData.AB44]/[RawData.X44]" office:value-type="float" office:value="0.904442001741575" calcext:value-type="float">
            <text:p>0.9044</text:p>
          </table:table-cell>
          <table:table-cell table:style-name="ce241" table:formula="of:=[RawData.AC44]-[RawData.W44]" office:value-type="float" office:value="-1.7303" calcext:value-type="float">
            <text:p>-1.7303</text:p>
          </table:table-cell>
          <table:table-cell table:style-name="ce240" table:formula="of:=[RawData.AD44]/[RawData.X44]" office:value-type="float" office:value="1.09585335176755" calcext:value-type="float">
            <text:p>1.0959</text:p>
          </table:table-cell>
          <table:table-cell table:style-name="ce241" table:formula="of:=[RawData.AE44]-[RawData.W44]" office:value-type="float" office:value="-13.9404" calcext:value-type="float">
            <text:p>-13.9404</text:p>
          </table:table-cell>
          <table:table-cell table:style-name="ce240" table:formula="of:=[RawData.AF44]/[RawData.X44]" office:value-type="float" office:value="0.553293866295945" calcext:value-type="float">
            <text:p>0.5533</text:p>
          </table:table-cell>
          <table:table-cell table:style-name="ce240" table:number-columns-repeated="2"/>
          <table:table-cell table:style-name="ce241" table:formula="of:=[RawData.AI44]-[RawData.W44]" office:value-type="float" office:value="-13.6383" calcext:value-type="float">
            <text:p>-13.6383</text:p>
          </table:table-cell>
          <table:table-cell table:style-name="ce240" table:formula="of:=[RawData.AJ44]/[RawData.X44]" office:value-type="float" office:value="0.581424443918238" calcext:value-type="float">
            <text:p>0.5814</text:p>
          </table:table-cell>
          <table:table-cell table:style-name="ce241" table:formula="of:=[RawData.AK44]-[RawData.W44]" office:value-type="float" office:value="-4.51639999999998" calcext:value-type="float">
            <text:p>-4.5164</text:p>
          </table:table-cell>
          <table:table-cell table:style-name="ce240" table:formula="of:=[RawData.AL44]/[RawData.X44]" office:value-type="float" office:value="1.06058984539705" calcext:value-type="float">
            <text:p>1.0606</text:p>
          </table:table-cell>
          <table:table-cell table:style-name="ce241" table:formula="of:=[RawData.AM44]-[RawData.W44]" office:value-type="float" office:value="-3.49839859819997" calcext:value-type="float">
            <text:p>-3.4984</text:p>
          </table:table-cell>
          <table:table-cell table:style-name="ce240" table:formula="of:=[RawData.AN44]/[RawData.X44]" office:value-type="float" office:value="0.153154736780149" calcext:value-type="float">
            <text:p>0.153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5]-[RawData.W45]" office:value-type="float" office:value="10.9668" calcext:value-type="float">
            <text:p>10.9668</text:p>
          </table:table-cell>
          <table:table-cell table:style-name="ce240" table:formula="of:=[RawData.H45]/[RawData.X45]" office:value-type="float" office:value="3.13455999458916" calcext:value-type="float">
            <text:p>3.1346</text:p>
          </table:table-cell>
          <table:table-cell table:style-name="ce240" table:formula="of:=[RawData.I45]-[RawData.W45]" office:value-type="float" office:value="10.97031" calcext:value-type="float">
            <text:p>10.9703</text:p>
          </table:table-cell>
          <table:table-cell table:style-name="ce240" table:formula="of:=[RawData.J45]/[RawData.X45]" office:value-type="float" office:value="3.16406431166422" calcext:value-type="float">
            <text:p>3.1641</text:p>
          </table:table-cell>
          <table:table-cell table:style-name="ce240" table:formula="of:=[RawData.K45]-[RawData.W45]" office:value-type="float" office:value="2.47338200000001" calcext:value-type="float">
            <text:p>2.4734</text:p>
          </table:table-cell>
          <table:table-cell table:style-name="ce240" table:formula="of:=[RawData.L45]/[RawData.X45]" office:value-type="float" office:value="0.83438973486898" calcext:value-type="float">
            <text:p>0.8344</text:p>
          </table:table-cell>
          <table:table-cell table:style-name="ce240" table:formula="of:=[RawData.M45]-[RawData.W45]" office:value-type="float" office:value="-1.00896899999998" calcext:value-type="float">
            <text:p>-1.0090</text:p>
          </table:table-cell>
          <table:table-cell table:style-name="ce240" table:formula="of:=[RawData.N45]/[RawData.X45]" office:value-type="float" office:value="0.639908788745459" calcext:value-type="float">
            <text:p>0.6399</text:p>
          </table:table-cell>
          <table:table-cell table:style-name="ce240" table:formula="of:=[RawData.O45]-[RawData.W45]" office:value-type="float" office:value="1.79487900000004" calcext:value-type="float">
            <text:p>1.7949</text:p>
          </table:table-cell>
          <table:table-cell table:style-name="ce240" table:formula="of:=[RawData.P45]/[RawData.X45]" office:value-type="float" office:value="1.19223931359666" calcext:value-type="float">
            <text:p>1.1922</text:p>
          </table:table-cell>
          <table:table-cell table:style-name="ce240" table:formula="of:=[RawData.Q45]-[RawData.W45]" office:value-type="float" office:value="1.61099000000002" calcext:value-type="float">
            <text:p>1.6110</text:p>
          </table:table-cell>
          <table:table-cell table:style-name="ce240" table:formula="of:=[RawData.R45]/[RawData.X45]" office:value-type="float" office:value="0.817279894875164" calcext:value-type="float">
            <text:p>0.8173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5]-[RawData.W45]" office:value-type="float" office:value="-11.4724" calcext:value-type="float">
            <text:p>-11.4724</text:p>
          </table:table-cell>
          <table:table-cell table:style-name="ce240" table:formula="of:=[RawData.Z45]/[RawData.X45]" office:value-type="float" office:value="0.483924913040118" calcext:value-type="float">
            <text:p>0.4839</text:p>
          </table:table-cell>
          <table:table-cell table:style-name="ce240" table:formula="of:=[RawData.AA45]-[RawData.W45]" office:value-type="float" office:value="-2.3938" calcext:value-type="float">
            <text:p>-2.3938</text:p>
          </table:table-cell>
          <table:table-cell table:style-name="ce240" table:formula="of:=[RawData.AB45]/[RawData.X45]" office:value-type="float" office:value="1.33811046224009" calcext:value-type="float">
            <text:p>1.3381</text:p>
          </table:table-cell>
          <table:table-cell table:style-name="ce240" table:formula="of:=[RawData.AC45]-[RawData.W45]" office:value-type="float" office:value="1.55420000000004" calcext:value-type="float">
            <text:p>1.5542</text:p>
          </table:table-cell>
          <table:table-cell table:style-name="ce240" table:formula="of:=[RawData.AD45]/[RawData.X45]" office:value-type="float" office:value="3.72768272783489" calcext:value-type="float">
            <text:p>3.7277</text:p>
          </table:table-cell>
          <table:table-cell table:style-name="ce240" table:formula="of:=[RawData.AE45]-[RawData.W45]" office:value-type="float" office:value="-11.3372" calcext:value-type="float">
            <text:p>-11.3372</text:p>
          </table:table-cell>
          <table:table-cell table:style-name="ce240" table:formula="of:=[RawData.AF45]/[RawData.X45]" office:value-type="float" office:value="0.637071198886914" calcext:value-type="float">
            <text:p>0.6371</text:p>
          </table:table-cell>
          <table:table-cell table:style-name="ce240" table:formula="of:=[RawData.AG45]-[RawData.W45]" office:value-type="float" office:value="0.0335000000000036" calcext:value-type="float">
            <text:p>0.0335</text:p>
          </table:table-cell>
          <table:table-cell table:style-name="ce240" table:formula="of:=[RawData.AH45]/[RawData.X45]" office:value-type="float" office:value="1.0932428770194" calcext:value-type="float">
            <text:p>1.0932</text:p>
          </table:table-cell>
          <table:table-cell table:style-name="ce240" table:formula="of:=[RawData.AI45]-[RawData.W45]" office:value-type="float" office:value="-11.0513" calcext:value-type="float">
            <text:p>-11.0513</text:p>
          </table:table-cell>
          <table:table-cell table:style-name="ce240" table:formula="of:=[RawData.AJ45]/[RawData.X45]" office:value-type="float" office:value="0.650628229110304" calcext:value-type="float">
            <text:p>0.6506</text:p>
          </table:table-cell>
          <table:table-cell table:style-name="ce240" table:formula="of:=[RawData.AK45]-[RawData.W45]" office:value-type="float" office:value="-1.22379999999998" calcext:value-type="float">
            <text:p>-1.2238</text:p>
          </table:table-cell>
          <table:table-cell table:style-name="ce240" table:formula="of:=[RawData.AL45]/[RawData.X45]" office:value-type="float" office:value="1.69699157068872" calcext:value-type="float">
            <text:p>1.6970</text:p>
          </table:table-cell>
          <table:table-cell table:style-name="ce240" table:formula="of:=[RawData.AM45]-[RawData.W45]" office:value-type="float" office:value="-0.933087241099997" calcext:value-type="float">
            <text:p>-0.9331</text:p>
          </table:table-cell>
          <table:table-cell table:style-name="ce240" table:formula="of:=[RawData.AN45]/[RawData.X45]" office:value-type="float" office:value="0.236684595243836" calcext:value-type="float">
            <text:p>0.236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6]-[RawData.W46]" office:value-type="float" office:value="8.57060000000001" calcext:value-type="float">
            <text:p>8.5706</text:p>
          </table:table-cell>
          <table:table-cell table:style-name="ce240" table:formula="of:=[RawData.H46]/[RawData.X46]" office:value-type="float" office:value="1.82637070165681" calcext:value-type="float">
            <text:p>1.8264</text:p>
          </table:table-cell>
          <table:table-cell table:style-name="ce240" table:formula="of:=[RawData.I46]-[RawData.W46]" office:value-type="float" office:value="8.57568600000002" calcext:value-type="float">
            <text:p>8.5757</text:p>
          </table:table-cell>
          <table:table-cell table:style-name="ce240" table:formula="of:=[RawData.J46]/[RawData.X46]" office:value-type="float" office:value="1.84224098700511" calcext:value-type="float">
            <text:p>1.8422</text:p>
          </table:table-cell>
          <table:table-cell table:style-name="ce240" table:formula="of:=[RawData.K46]-[RawData.W46]" office:value-type="float" office:value="2.903389" calcext:value-type="float">
            <text:p>2.9034</text:p>
          </table:table-cell>
          <table:table-cell table:style-name="ce240" table:formula="of:=[RawData.L46]/[RawData.X46]" office:value-type="float" office:value="1.06692959835499" calcext:value-type="float">
            <text:p>1.0669</text:p>
          </table:table-cell>
          <table:table-cell table:style-name="ce240" table:formula="of:=[RawData.M46]-[RawData.W46]" office:value-type="float" office:value="-0.368180999999993" calcext:value-type="float">
            <text:p>-0.3682</text:p>
          </table:table-cell>
          <table:table-cell table:style-name="ce240" table:formula="of:=[RawData.N46]/[RawData.X46]" office:value-type="float" office:value="0.839476833358615" calcext:value-type="float">
            <text:p>0.8395</text:p>
          </table:table-cell>
          <table:table-cell table:style-name="ce240" table:formula="of:=[RawData.O46]-[RawData.W46]" office:value-type="float" office:value="1.39233300000001" calcext:value-type="float">
            <text:p>1.3923</text:p>
          </table:table-cell>
          <table:table-cell table:style-name="ce240" table:formula="of:=[RawData.P46]/[RawData.X46]" office:value-type="float" office:value="1.0034046282719" calcext:value-type="float">
            <text:p>1.0034</text:p>
          </table:table-cell>
          <table:table-cell table:style-name="ce240" table:formula="of:=[RawData.Q46]-[RawData.W46]" office:value-type="float" office:value="1.81826999999998" calcext:value-type="float">
            <text:p>1.8183</text:p>
          </table:table-cell>
          <table:table-cell table:style-name="ce240" table:formula="of:=[RawData.R46]/[RawData.X46]" office:value-type="float" office:value="0.917436078946925" calcext:value-type="float">
            <text:p>0.917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6]-[RawData.W46]" office:value-type="float" office:value="-11.1707" calcext:value-type="float">
            <text:p>-11.1707</text:p>
          </table:table-cell>
          <table:table-cell table:style-name="ce240" table:formula="of:=[RawData.Z46]/[RawData.X46]" office:value-type="float" office:value="0.751412307225565" calcext:value-type="float">
            <text:p>0.7514</text:p>
          </table:table-cell>
          <table:table-cell table:style-name="ce240" table:formula="of:=[RawData.AA46]-[RawData.W46]" office:value-type="float" office:value="-3.06920000000002" calcext:value-type="float">
            <text:p>-3.0692</text:p>
          </table:table-cell>
          <table:table-cell table:style-name="ce240" table:formula="of:=[RawData.AB46]/[RawData.X46]" office:value-type="float" office:value="1.1631619827746" calcext:value-type="float">
            <text:p>1.1632</text:p>
          </table:table-cell>
          <table:table-cell table:style-name="ce240" table:formula="of:=[RawData.AC46]-[RawData.W46]" office:value-type="float" office:value="0.631799999999998" calcext:value-type="float">
            <text:p>0.6318</text:p>
          </table:table-cell>
          <table:table-cell table:style-name="ce240" table:formula="of:=[RawData.AD46]/[RawData.X46]" office:value-type="float" office:value="0.359472272505099" calcext:value-type="float">
            <text:p>0.3595</text:p>
          </table:table-cell>
          <table:table-cell table:style-name="ce240" table:formula="of:=[RawData.AE46]-[RawData.W46]" office:value-type="float" office:value="-11.1597" calcext:value-type="float">
            <text:p>-11.1597</text:p>
          </table:table-cell>
          <table:table-cell table:style-name="ce240" table:formula="of:=[RawData.AF46]/[RawData.X46]" office:value-type="float" office:value="0.870409458798942" calcext:value-type="float">
            <text:p>0.8704</text:p>
          </table:table-cell>
          <table:table-cell table:style-name="ce240" table:formula="of:=[RawData.AG46]-[RawData.W46]" office:value-type="float" office:value="-0.30740000000003" calcext:value-type="float">
            <text:p>-0.3074</text:p>
          </table:table-cell>
          <table:table-cell table:style-name="ce240" table:formula="of:=[RawData.AH46]/[RawData.X46]" office:value-type="float" office:value="1.07388327687044" calcext:value-type="float">
            <text:p>1.0739</text:p>
          </table:table-cell>
          <table:table-cell table:style-name="ce240" table:formula="of:=[RawData.AI46]-[RawData.W46]" office:value-type="float" office:value="-10.8829" calcext:value-type="float">
            <text:p>-10.8829</text:p>
          </table:table-cell>
          <table:table-cell table:style-name="ce240" table:formula="of:=[RawData.AJ46]/[RawData.X46]" office:value-type="float" office:value="0.878930970319058" calcext:value-type="float">
            <text:p>0.8789</text:p>
          </table:table-cell>
          <table:table-cell table:style-name="ce240" table:formula="of:=[RawData.AK46]-[RawData.W46]" office:value-type="float" office:value="-2.10750000000002" calcext:value-type="float">
            <text:p>-2.1075</text:p>
          </table:table-cell>
          <table:table-cell table:style-name="ce240" table:formula="of:=[RawData.AL46]/[RawData.X46]" office:value-type="float" office:value="1.14957564005326" calcext:value-type="float">
            <text:p>1.1496</text:p>
          </table:table-cell>
          <table:table-cell table:style-name="ce240" table:formula="of:=[RawData.AM46]-[RawData.W46]" office:value-type="float" office:value="-0.650430200400024" calcext:value-type="float">
            <text:p>-0.6504</text:p>
          </table:table-cell>
          <table:table-cell table:style-name="ce240" table:formula="of:=[RawData.AN46]/[RawData.X46]" office:value-type="float" office:value="0.345818956598254" calcext:value-type="float">
            <text:p>0.345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7]-[RawData.W47]" office:value-type="float" office:value="8.0566" calcext:value-type="float">
            <text:p>8.0566</text:p>
          </table:table-cell>
          <table:table-cell table:style-name="ce240" table:formula="of:=[RawData.H47]/[RawData.X47]" office:value-type="float" office:value="1.69307703308829" calcext:value-type="float">
            <text:p>1.6931</text:p>
          </table:table-cell>
          <table:table-cell table:style-name="ce240" table:formula="of:=[RawData.I47]-[RawData.W47]" office:value-type="float" office:value="8.062274" calcext:value-type="float">
            <text:p>8.0623</text:p>
          </table:table-cell>
          <table:table-cell table:style-name="ce240" table:formula="of:=[RawData.J47]/[RawData.X47]" office:value-type="float" office:value="1.70829571672184" calcext:value-type="float">
            <text:p>1.7083</text:p>
          </table:table-cell>
          <table:table-cell table:style-name="ce240" table:formula="of:=[RawData.K47]-[RawData.W47]" office:value-type="float" office:value="2.76642800000002" calcext:value-type="float">
            <text:p>2.7664</text:p>
          </table:table-cell>
          <table:table-cell table:style-name="ce240" table:formula="of:=[RawData.L47]/[RawData.X47]" office:value-type="float" office:value="0.98809165556081" calcext:value-type="float">
            <text:p>0.9881</text:p>
          </table:table-cell>
          <table:table-cell table:style-name="ce240" table:formula="of:=[RawData.M47]-[RawData.W47]" office:value-type="float" office:value="-0.275442999999996" calcext:value-type="float">
            <text:p>-0.2754</text:p>
          </table:table-cell>
          <table:table-cell table:style-name="ce240" table:formula="of:=[RawData.N47]/[RawData.X47]" office:value-type="float" office:value="0.757276127423584" calcext:value-type="float">
            <text:p>0.7573</text:p>
          </table:table-cell>
          <table:table-cell table:style-name="ce240" table:formula="of:=[RawData.O47]-[RawData.W47]" office:value-type="float" office:value="1.40166499999998" calcext:value-type="float">
            <text:p>1.4017</text:p>
          </table:table-cell>
          <table:table-cell table:style-name="ce240" table:formula="of:=[RawData.P47]/[RawData.X47]" office:value-type="float" office:value="1.01795566255392" calcext:value-type="float">
            <text:p>1.0180</text:p>
          </table:table-cell>
          <table:table-cell table:style-name="ce240" table:formula="of:=[RawData.Q47]-[RawData.W47]" office:value-type="float" office:value="1.71769999999998" calcext:value-type="float">
            <text:p>1.7177</text:p>
          </table:table-cell>
          <table:table-cell table:style-name="ce240" table:formula="of:=[RawData.R47]/[RawData.X47]" office:value-type="float" office:value="0.801673760084834" calcext:value-type="float">
            <text:p>0.8017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7]-[RawData.W47]" office:value-type="float" office:value="-11.4093" calcext:value-type="float">
            <text:p>-11.4093</text:p>
          </table:table-cell>
          <table:table-cell table:style-name="ce240" table:formula="of:=[RawData.Z47]/[RawData.X47]" office:value-type="float" office:value="0.558831607984753" calcext:value-type="float">
            <text:p>0.5588</text:p>
          </table:table-cell>
          <table:table-cell table:style-name="ce240" table:formula="of:=[RawData.AA47]-[RawData.W47]" office:value-type="float" office:value="-3.2287" calcext:value-type="float">
            <text:p>-3.2287</text:p>
          </table:table-cell>
          <table:table-cell table:style-name="ce240" table:formula="of:=[RawData.AB47]/[RawData.X47]" office:value-type="float" office:value="1.13142253987361" calcext:value-type="float">
            <text:p>1.1314</text:p>
          </table:table-cell>
          <table:table-cell table:style-name="ce240" table:formula="of:=[RawData.AC47]-[RawData.W47]" office:value-type="float" office:value="0.436800000000005" calcext:value-type="float">
            <text:p>0.4368</text:p>
          </table:table-cell>
          <table:table-cell table:style-name="ce240" table:formula="of:=[RawData.AD47]/[RawData.X47]" office:value-type="float" office:value="1.27478203573936" calcext:value-type="float">
            <text:p>1.2748</text:p>
          </table:table-cell>
          <table:table-cell table:style-name="ce240" table:formula="of:=[RawData.AE47]-[RawData.W47]" office:value-type="float" office:value="-11.253" calcext:value-type="float">
            <text:p>-11.2530</text:p>
          </table:table-cell>
          <table:table-cell table:style-name="ce240" table:formula="of:=[RawData.AF47]/[RawData.X47]" office:value-type="float" office:value="0.777560754051846" calcext:value-type="float">
            <text:p>0.7776</text:p>
          </table:table-cell>
          <table:table-cell table:style-name="ce240" table:formula="of:=[RawData.AG47]-[RawData.W47]" office:value-type="float" office:value="-0.424300000000017" calcext:value-type="float">
            <text:p>-0.4243</text:p>
          </table:table-cell>
          <table:table-cell table:style-name="ce240" table:formula="of:=[RawData.AH47]/[RawData.X47]" office:value-type="float" office:value="0.897203654185117" calcext:value-type="float">
            <text:p>0.8972</text:p>
          </table:table-cell>
          <table:table-cell table:style-name="ce240" table:formula="of:=[RawData.AI47]-[RawData.W47]" office:value-type="float" office:value="-10.965" calcext:value-type="float">
            <text:p>-10.9650</text:p>
          </table:table-cell>
          <table:table-cell table:style-name="ce240" table:formula="of:=[RawData.AJ47]/[RawData.X47]" office:value-type="float" office:value="0.804387141567431" calcext:value-type="float">
            <text:p>0.8044</text:p>
          </table:table-cell>
          <table:table-cell table:style-name="ce240" table:formula="of:=[RawData.AK47]-[RawData.W47]" office:value-type="float" office:value="-2.29660000000001" calcext:value-type="float">
            <text:p>-2.2966</text:p>
          </table:table-cell>
          <table:table-cell table:style-name="ce240" table:formula="of:=[RawData.AL47]/[RawData.X47]" office:value-type="float" office:value="1.24049392832065" calcext:value-type="float">
            <text:p>1.2405</text:p>
          </table:table-cell>
          <table:table-cell table:style-name="ce240" table:formula="of:=[RawData.AM47]-[RawData.W47]" office:value-type="float" office:value="-0.775368630300022" calcext:value-type="float">
            <text:p>-0.7754</text:p>
          </table:table-cell>
          <table:table-cell table:style-name="ce240" table:formula="of:=[RawData.AN47]/[RawData.X47]" office:value-type="float" office:value="0.253207122488414" calcext:value-type="float">
            <text:p>0.253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8]-[RawData.W48]" office:value-type="float" office:value="7.7534" calcext:value-type="float">
            <text:p>7.7534</text:p>
          </table:table-cell>
          <table:table-cell table:style-name="ce240" table:formula="of:=[RawData.H48]/[RawData.X48]" office:value-type="float" office:value="1.67811050700597" calcext:value-type="float">
            <text:p>1.6781</text:p>
          </table:table-cell>
          <table:table-cell table:style-name="ce240" table:formula="of:=[RawData.I48]-[RawData.W48]" office:value-type="float" office:value="7.75896799999998" calcext:value-type="float">
            <text:p>7.7590</text:p>
          </table:table-cell>
          <table:table-cell table:style-name="ce240" table:formula="of:=[RawData.J48]/[RawData.X48]" office:value-type="float" office:value="1.69325943561922" calcext:value-type="float">
            <text:p>1.6933</text:p>
          </table:table-cell>
          <table:table-cell table:style-name="ce240" table:formula="of:=[RawData.K48]-[RawData.W48]" office:value-type="float" office:value="2.88859600000001" calcext:value-type="float">
            <text:p>2.8886</text:p>
          </table:table-cell>
          <table:table-cell table:style-name="ce240" table:formula="of:=[RawData.L48]/[RawData.X48]" office:value-type="float" office:value="1.04366210010018" calcext:value-type="float">
            <text:p>1.0437</text:p>
          </table:table-cell>
          <table:table-cell table:style-name="ce240" table:formula="of:=[RawData.M48]-[RawData.W48]" office:value-type="float" office:value="-0.0933679999999981" calcext:value-type="float">
            <text:p>-0.0934</text:p>
          </table:table-cell>
          <table:table-cell table:style-name="ce240" table:formula="of:=[RawData.N48]/[RawData.X48]" office:value-type="float" office:value="0.814514135539856" calcext:value-type="float">
            <text:p>0.8145</text:p>
          </table:table-cell>
          <table:table-cell table:style-name="ce240" table:formula="of:=[RawData.O48]-[RawData.W48]" office:value-type="float" office:value="1.19929999999999" calcext:value-type="float">
            <text:p>1.1993</text:p>
          </table:table-cell>
          <table:table-cell table:style-name="ce240" table:formula="of:=[RawData.P48]/[RawData.X48]" office:value-type="float" office:value="1.00282320492305" calcext:value-type="float">
            <text:p>1.0028</text:p>
          </table:table-cell>
          <table:table-cell table:style-name="ce240" table:formula="of:=[RawData.Q48]-[RawData.W48]" office:value-type="float" office:value="1.7577" calcext:value-type="float">
            <text:p>1.7577</text:p>
          </table:table-cell>
          <table:table-cell table:style-name="ce240" table:formula="of:=[RawData.R48]/[RawData.X48]" office:value-type="float" office:value="0.880923201019996" calcext:value-type="float">
            <text:p>0.8809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8]-[RawData.W48]" office:value-type="float" office:value="-11.3506" calcext:value-type="float">
            <text:p>-11.3506</text:p>
          </table:table-cell>
          <table:table-cell table:style-name="ce240" table:formula="of:=[RawData.Z48]/[RawData.X48]" office:value-type="float" office:value="0.636833624760938" calcext:value-type="float">
            <text:p>0.6368</text:p>
          </table:table-cell>
          <table:table-cell table:style-name="ce240" table:formula="of:=[RawData.AA48]-[RawData.W48]" office:value-type="float" office:value="-3.41199999999998" calcext:value-type="float">
            <text:p>-3.4120</text:p>
          </table:table-cell>
          <table:table-cell table:style-name="ce240" table:formula="of:=[RawData.AB48]/[RawData.X48]" office:value-type="float" office:value="1.11109374991869" calcext:value-type="float">
            <text:p>1.1111</text:p>
          </table:table-cell>
          <table:table-cell table:style-name="ce240" table:formula="of:=[RawData.AC48]-[RawData.W48]" office:value-type="float" office:value="0.22399999999999" calcext:value-type="float">
            <text:p>0.2240</text:p>
          </table:table-cell>
          <table:table-cell table:style-name="ce240" table:formula="of:=[RawData.AD48]/[RawData.X48]" office:value-type="float" office:value="1.21985903620728" calcext:value-type="float">
            <text:p>1.2199</text:p>
          </table:table-cell>
          <table:table-cell table:style-name="ce240" table:formula="of:=[RawData.AE48]-[RawData.W48]" office:value-type="float" office:value="-11.3532" calcext:value-type="float">
            <text:p>-11.3532</text:p>
          </table:table-cell>
          <table:table-cell table:style-name="ce240" table:formula="of:=[RawData.AF48]/[RawData.X48]" office:value-type="float" office:value="0.818743464345654" calcext:value-type="float">
            <text:p>0.8187</text:p>
          </table:table-cell>
          <table:table-cell table:style-name="ce240" table:formula="of:=[RawData.AG48]-[RawData.W48]" office:value-type="float" office:value="-0.500400000000013" calcext:value-type="float">
            <text:p>-0.5004</text:p>
          </table:table-cell>
          <table:table-cell table:style-name="ce240" table:formula="of:=[RawData.AH48]/[RawData.X48]" office:value-type="float" office:value="0.974183993599001" calcext:value-type="float">
            <text:p>0.9742</text:p>
          </table:table-cell>
          <table:table-cell table:style-name="ce240" table:formula="of:=[RawData.AI48]-[RawData.W48]" office:value-type="float" office:value="-11.07" calcext:value-type="float">
            <text:p>-11.0700</text:p>
          </table:table-cell>
          <table:table-cell table:style-name="ce240" table:formula="of:=[RawData.AJ48]/[RawData.X48]" office:value-type="float" office:value="0.836534824297777" calcext:value-type="float">
            <text:p>0.8365</text:p>
          </table:table-cell>
          <table:table-cell table:style-name="ce240" table:formula="of:=[RawData.AK48]-[RawData.W48]" office:value-type="float" office:value="-2.5138" calcext:value-type="float">
            <text:p>-2.5138</text:p>
          </table:table-cell>
          <table:table-cell table:style-name="ce240" table:formula="of:=[RawData.AL48]/[RawData.X48]" office:value-type="float" office:value="1.18640635025955" calcext:value-type="float">
            <text:p>1.1864</text:p>
          </table:table-cell>
          <table:table-cell table:style-name="ce240" table:formula="of:=[RawData.AM48]-[RawData.W48]" office:value-type="float" office:value="-0.770048900400013" calcext:value-type="float">
            <text:p>-0.7700</text:p>
          </table:table-cell>
          <table:table-cell table:style-name="ce240" table:formula="of:=[RawData.AN48]/[RawData.X48]" office:value-type="float" office:value="0.312244813092971" calcext:value-type="float">
            <text:p>0.312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49]-[RawData.W49]" office:value-type="float" office:value="10.6756" calcext:value-type="float">
            <text:p>10.6756</text:p>
          </table:table-cell>
          <table:table-cell table:style-name="ce240" table:formula="of:=[RawData.H49]/[RawData.X49]" office:value-type="float" office:value="1.76418963839328" calcext:value-type="float">
            <text:p>1.7642</text:p>
          </table:table-cell>
          <table:table-cell table:style-name="ce240" table:formula="of:=[RawData.I49]-[RawData.W49]" office:value-type="float" office:value="10.679146" calcext:value-type="float">
            <text:p>10.6791</text:p>
          </table:table-cell>
          <table:table-cell table:style-name="ce240" table:formula="of:=[RawData.J49]/[RawData.X49]" office:value-type="float" office:value="1.78357663072862" calcext:value-type="float">
            <text:p>1.7836</text:p>
          </table:table-cell>
          <table:table-cell table:style-name="ce240" table:formula="of:=[RawData.K49]-[RawData.W49]" office:value-type="float" office:value="2.62277" calcext:value-type="float">
            <text:p>2.6228</text:p>
          </table:table-cell>
          <table:table-cell table:style-name="ce240" table:formula="of:=[RawData.L49]/[RawData.X49]" office:value-type="float" office:value="0.929714085806062" calcext:value-type="float">
            <text:p>0.9297</text:p>
          </table:table-cell>
          <table:table-cell table:style-name="ce240" table:formula="of:=[RawData.M49]-[RawData.W49]" office:value-type="float" office:value="-0.918901000000005" calcext:value-type="float">
            <text:p>-0.9189</text:p>
          </table:table-cell>
          <table:table-cell table:style-name="ce240" table:formula="of:=[RawData.N49]/[RawData.X49]" office:value-type="float" office:value="0.713227109372515" calcext:value-type="float">
            <text:p>0.7132</text:p>
          </table:table-cell>
          <table:table-cell table:style-name="ce240" table:formula="of:=[RawData.O49]-[RawData.W49]" office:value-type="float" office:value="1.662282" calcext:value-type="float">
            <text:p>1.6623</text:p>
          </table:table-cell>
          <table:table-cell table:style-name="ce240" table:formula="of:=[RawData.P49]/[RawData.X49]" office:value-type="float" office:value="1.09019495595204" calcext:value-type="float">
            <text:p>1.0902</text:p>
          </table:table-cell>
          <table:table-cell table:style-name="ce240" table:formula="of:=[RawData.Q49]-[RawData.W49]" office:value-type="float" office:value="1.72669999999999" calcext:value-type="float">
            <text:p>1.7267</text:p>
          </table:table-cell>
          <table:table-cell table:style-name="ce240" table:formula="of:=[RawData.R49]/[RawData.X49]" office:value-type="float" office:value="0.875196069077378" calcext:value-type="float">
            <text:p>0.875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49]-[RawData.W49]" office:value-type="float" office:value="-11.356" calcext:value-type="float">
            <text:p>-11.3560</text:p>
          </table:table-cell>
          <table:table-cell table:style-name="ce240" table:formula="of:=[RawData.Z49]/[RawData.X49]" office:value-type="float" office:value="0.574866447221957" calcext:value-type="float">
            <text:p>0.5749</text:p>
          </table:table-cell>
          <table:table-cell table:style-name="ce240" table:formula="of:=[RawData.AA49]-[RawData.W49]" office:value-type="float" office:value="-2.45909999999998" calcext:value-type="float">
            <text:p>-2.4591</text:p>
          </table:table-cell>
          <table:table-cell table:style-name="ce240" table:formula="of:=[RawData.AB49]/[RawData.X49]" office:value-type="float" office:value="1.23739147345991" calcext:value-type="float">
            <text:p>1.2374</text:p>
          </table:table-cell>
          <table:table-cell table:style-name="ce240" table:formula="of:=[RawData.AC49]-[RawData.W49]" office:value-type="float" office:value="1.46550000000002" calcext:value-type="float">
            <text:p>1.4655</text:p>
          </table:table-cell>
          <table:table-cell table:style-name="ce240" table:formula="of:=[RawData.AD49]/[RawData.X49]" office:value-type="float" office:value="1.45844906020418" calcext:value-type="float">
            <text:p>1.4584</text:p>
          </table:table-cell>
          <table:table-cell table:style-name="ce240" table:formula="of:=[RawData.AE49]-[RawData.W49]" office:value-type="float" office:value="-11.2966" calcext:value-type="float">
            <text:p>-11.2966</text:p>
          </table:table-cell>
          <table:table-cell table:style-name="ce240" table:formula="of:=[RawData.AF49]/[RawData.X49]" office:value-type="float" office:value="0.680284527557803" calcext:value-type="float">
            <text:p>0.6803</text:p>
          </table:table-cell>
          <table:table-cell table:style-name="ce240" table:formula="of:=[RawData.AG49]-[RawData.W49]" office:value-type="float" office:value="0.053100000000029" calcext:value-type="float">
            <text:p>0.0531</text:p>
          </table:table-cell>
          <table:table-cell table:style-name="ce240" table:formula="of:=[RawData.AH49]/[RawData.X49]" office:value-type="float" office:value="1.08367728270203" calcext:value-type="float">
            <text:p>1.0837</text:p>
          </table:table-cell>
          <table:table-cell table:style-name="ce240" table:formula="of:=[RawData.AI49]-[RawData.W49]" office:value-type="float" office:value="-11.0178" calcext:value-type="float">
            <text:p>-11.0178</text:p>
          </table:table-cell>
          <table:table-cell table:style-name="ce240" table:formula="of:=[RawData.AJ49]/[RawData.X49]" office:value-type="float" office:value="0.689685408516999" calcext:value-type="float">
            <text:p>0.6897</text:p>
          </table:table-cell>
          <table:table-cell table:style-name="ce240" table:formula="of:=[RawData.AK49]-[RawData.W49]" office:value-type="float" office:value="-1.33169999999996" calcext:value-type="float">
            <text:p>-1.3317</text:p>
          </table:table-cell>
          <table:table-cell table:style-name="ce240" table:formula="of:=[RawData.AL49]/[RawData.X49]" office:value-type="float" office:value="1.35809999045893" calcext:value-type="float">
            <text:p>1.3581</text:p>
          </table:table-cell>
          <table:table-cell table:style-name="ce240" table:formula="of:=[RawData.AM49]-[RawData.W49]" office:value-type="float" office:value="-0.827802228400003" calcext:value-type="float">
            <text:p>-0.8278</text:p>
          </table:table-cell>
          <table:table-cell table:style-name="ce240" table:formula="of:=[RawData.AN49]/[RawData.X49]" office:value-type="float" office:value="0.268632857197246" calcext:value-type="float">
            <text:p>0.268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0]-[RawData.W50]" office:value-type="float" office:value="8.75749999999999" calcext:value-type="float">
            <text:p>8.7575</text:p>
          </table:table-cell>
          <table:table-cell table:style-name="ce240" table:formula="of:=[RawData.H50]/[RawData.X50]" office:value-type="float" office:value="1.83731920878744" calcext:value-type="float">
            <text:p>1.8373</text:p>
          </table:table-cell>
          <table:table-cell table:style-name="ce240" table:formula="of:=[RawData.I50]-[RawData.W50]" office:value-type="float" office:value="8.762495" calcext:value-type="float">
            <text:p>8.7625</text:p>
          </table:table-cell>
          <table:table-cell table:style-name="ce240" table:formula="of:=[RawData.J50]/[RawData.X50]" office:value-type="float" office:value="1.85294773877971" calcext:value-type="float">
            <text:p>1.8529</text:p>
          </table:table-cell>
          <table:table-cell table:style-name="ce240" table:formula="of:=[RawData.K50]-[RawData.W50]" office:value-type="float" office:value="2.93161100000003" calcext:value-type="float">
            <text:p>2.9316</text:p>
          </table:table-cell>
          <table:table-cell table:style-name="ce240" table:formula="of:=[RawData.L50]/[RawData.X50]" office:value-type="float" office:value="1.06813696043937" calcext:value-type="float">
            <text:p>1.0681</text:p>
          </table:table-cell>
          <table:table-cell table:style-name="ce240" table:formula="of:=[RawData.M50]-[RawData.W50]" office:value-type="float" office:value="-0.439606999999967" calcext:value-type="float">
            <text:p>-0.4396</text:p>
          </table:table-cell>
          <table:table-cell table:style-name="ce240" table:formula="of:=[RawData.N50]/[RawData.X50]" office:value-type="float" office:value="0.835149746846306" calcext:value-type="float">
            <text:p>0.8351</text:p>
          </table:table-cell>
          <table:table-cell table:style-name="ce240" table:formula="of:=[RawData.O50]-[RawData.W50]" office:value-type="float" office:value="1.36200300000002" calcext:value-type="float">
            <text:p>1.3620</text:p>
          </table:table-cell>
          <table:table-cell table:style-name="ce240" table:formula="of:=[RawData.P50]/[RawData.X50]" office:value-type="float" office:value="1.0052175405475" calcext:value-type="float">
            <text:p>1.0052</text:p>
          </table:table-cell>
          <table:table-cell table:style-name="ce240" table:formula="of:=[RawData.Q50]-[RawData.W50]" office:value-type="float" office:value="1.84440000000001" calcext:value-type="float">
            <text:p>1.8444</text:p>
          </table:table-cell>
          <table:table-cell table:style-name="ce240" table:formula="of:=[RawData.R50]/[RawData.X50]" office:value-type="float" office:value="0.930404187762808" calcext:value-type="float">
            <text:p>0.9304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50]-[RawData.W50]" office:value-type="float" office:value="-11.159" calcext:value-type="float">
            <text:p>-11.1590</text:p>
          </table:table-cell>
          <table:table-cell table:style-name="ce240" table:formula="of:=[RawData.Z50]/[RawData.X50]" office:value-type="float" office:value="0.76623551703424" calcext:value-type="float">
            <text:p>0.7662</text:p>
          </table:table-cell>
          <table:table-cell table:style-name="ce240" table:formula="of:=[RawData.AA50]-[RawData.W50]" office:value-type="float" office:value="-3.00909999999999" calcext:value-type="float">
            <text:p>-3.0091</text:p>
          </table:table-cell>
          <table:table-cell table:style-name="ce240" table:formula="of:=[RawData.AB50]/[RawData.X50]" office:value-type="float" office:value="1.18108696473011" calcext:value-type="float">
            <text:p>1.1811</text:p>
          </table:table-cell>
          <table:table-cell table:style-name="ce240" table:formula="of:=[RawData.AC50]-[RawData.W50]" office:value-type="float" office:value="0.693700000000035" calcext:value-type="float">
            <text:p>0.6937</text:p>
          </table:table-cell>
          <table:table-cell table:style-name="ce240" table:formula="of:=[RawData.AD50]/[RawData.X50]" office:value-type="float" office:value="1.30048279241397" calcext:value-type="float">
            <text:p>1.3005</text:p>
          </table:table-cell>
          <table:table-cell table:style-name="ce240" table:formula="of:=[RawData.AE50]-[RawData.W50]" office:value-type="float" office:value="-11.125" calcext:value-type="float">
            <text:p>-11.1250</text:p>
          </table:table-cell>
          <table:table-cell table:style-name="ce240" table:formula="of:=[RawData.AF50]/[RawData.X50]" office:value-type="float" office:value="0.875090999742556" calcext:value-type="float">
            <text:p>0.8751</text:p>
          </table:table-cell>
          <table:table-cell table:style-name="ce240" table:formula="of:=[RawData.AG50]-[RawData.W50]" office:value-type="float" office:value="-0.286299999999983" calcext:value-type="float">
            <text:p>-0.2863</text:p>
          </table:table-cell>
          <table:table-cell table:style-name="ce240" table:formula="of:=[RawData.AH50]/[RawData.X50]" office:value-type="float" office:value="1.08224186561401" calcext:value-type="float">
            <text:p>1.0822</text:p>
          </table:table-cell>
          <table:table-cell table:style-name="ce240" table:formula="of:=[RawData.AI50]-[RawData.W50]" office:value-type="float" office:value="-10.8453" calcext:value-type="float">
            <text:p>-10.8453</text:p>
          </table:table-cell>
          <table:table-cell table:style-name="ce240" table:formula="of:=[RawData.AJ50]/[RawData.X50]" office:value-type="float" office:value="0.883004711233159" calcext:value-type="float">
            <text:p>0.8830</text:p>
          </table:table-cell>
          <table:table-cell table:style-name="ce240" table:formula="of:=[RawData.AK50]-[RawData.W50]" office:value-type="float" office:value="-2.02909999999997" calcext:value-type="float">
            <text:p>-2.0291</text:p>
          </table:table-cell>
          <table:table-cell table:style-name="ce240" table:formula="of:=[RawData.AL50]/[RawData.X50]" office:value-type="float" office:value="1.26136445722132" calcext:value-type="float">
            <text:p>1.2614</text:p>
          </table:table-cell>
          <table:table-cell table:style-name="ce240" table:formula="of:=[RawData.AM50]-[RawData.W50]" office:value-type="float" office:value="-0.654797941600009" calcext:value-type="float">
            <text:p>-0.6548</text:p>
          </table:table-cell>
          <table:table-cell table:style-name="ce240" table:formula="of:=[RawData.AN50]/[RawData.X50]" office:value-type="float" office:value="0.348419125372883" calcext:value-type="float">
            <text:p>0.348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1]-[RawData.W51]" office:value-type="float" office:value="7.94749999999999" calcext:value-type="float">
            <text:p>7.9475</text:p>
          </table:table-cell>
          <table:table-cell table:style-name="ce240" table:formula="of:=[RawData.H51]/[RawData.X51]" office:value-type="float" office:value="2.13699224970726" calcext:value-type="float">
            <text:p>2.1370</text:p>
          </table:table-cell>
          <table:table-cell table:style-name="ce240" table:formula="of:=[RawData.I51]-[RawData.W51]" office:value-type="float" office:value="7.95310999999998" calcext:value-type="float">
            <text:p>7.9531</text:p>
          </table:table-cell>
          <table:table-cell table:style-name="ce240" table:formula="of:=[RawData.J51]/[RawData.X51]" office:value-type="float" office:value="2.15526932084309" calcext:value-type="float">
            <text:p>2.1553</text:p>
          </table:table-cell>
          <table:table-cell table:style-name="ce240" table:formula="of:=[RawData.K51]-[RawData.W51]" office:value-type="float" office:value="2.91163699999998" calcext:value-type="float">
            <text:p>2.9116</text:p>
          </table:table-cell>
          <table:table-cell table:style-name="ce240" table:formula="of:=[RawData.L51]/[RawData.X51]" office:value-type="float" office:value="1.00370316159251" calcext:value-type="float">
            <text:p>1.0037</text:p>
          </table:table-cell>
          <table:table-cell table:style-name="ce240" table:formula="of:=[RawData.M51]-[RawData.W51]" office:value-type="float" office:value="-0.222167000000013" calcext:value-type="float">
            <text:p>-0.2222</text:p>
          </table:table-cell>
          <table:table-cell table:style-name="ce240" table:formula="of:=[RawData.N51]/[RawData.X51]" office:value-type="float" office:value="0.774912177985948" calcext:value-type="float">
            <text:p>0.7749</text:p>
          </table:table-cell>
          <table:table-cell table:style-name="ce240" table:formula="of:=[RawData.O51]-[RawData.W51]" office:value-type="float" office:value="1.17422900000003" calcext:value-type="float">
            <text:p>1.1742</text:p>
          </table:table-cell>
          <table:table-cell table:style-name="ce240" table:formula="of:=[RawData.P51]/[RawData.X51]" office:value-type="float" office:value="1.00828454332553" calcext:value-type="float">
            <text:p>1.0083</text:p>
          </table:table-cell>
          <table:table-cell table:style-name="ce240" table:formula="of:=[RawData.Q51]-[RawData.W51]" office:value-type="float" office:value="1.78440000000001" calcext:value-type="float">
            <text:p>1.7844</text:p>
          </table:table-cell>
          <table:table-cell table:style-name="ce240" table:formula="of:=[RawData.R51]/[RawData.X51]" office:value-type="float" office:value="0.865509806791569" calcext:value-type="float">
            <text:p>0.8655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51]-[RawData.W51]" office:value-type="float" office:value="-11.5649" calcext:value-type="float">
            <text:p>-11.5649</text:p>
          </table:table-cell>
          <table:table-cell table:style-name="ce240" table:formula="of:=[RawData.Z51]/[RawData.X51]" office:value-type="float" office:value="0.511683865632319" calcext:value-type="float">
            <text:p>0.5117</text:p>
          </table:table-cell>
          <table:table-cell table:style-name="ce240" table:formula="of:=[RawData.AA51]-[RawData.W51]" office:value-type="float" office:value="-3.33449999999999" calcext:value-type="float">
            <text:p>-3.3345</text:p>
          </table:table-cell>
          <table:table-cell table:style-name="ce240" table:formula="of:=[RawData.AB51]/[RawData.X51]" office:value-type="float" office:value="1.12947422131148" calcext:value-type="float">
            <text:p>1.1295</text:p>
          </table:table-cell>
          <table:table-cell table:style-name="ce240" table:formula="of:=[RawData.AC51]-[RawData.W51]" office:value-type="float" office:value="0.329200000000014" calcext:value-type="float">
            <text:p>0.3292</text:p>
          </table:table-cell>
          <table:table-cell table:style-name="ce240" table:formula="of:=[RawData.AD51]/[RawData.X51]" office:value-type="float" office:value="1.2771818559719" calcext:value-type="float">
            <text:p>1.2772</text:p>
          </table:table-cell>
          <table:table-cell table:style-name="ce240" table:formula="of:=[RawData.AE51]-[RawData.W51]" office:value-type="float" office:value="-11.4187" calcext:value-type="float">
            <text:p>-11.4187</text:p>
          </table:table-cell>
          <table:table-cell table:style-name="ce240" table:formula="of:=[RawData.AF51]/[RawData.X51]" office:value-type="float" office:value="0.753120412763466" calcext:value-type="float">
            <text:p>0.7531</text:p>
          </table:table-cell>
          <table:table-cell table:style-name="ce240" table:formula="of:=[RawData.AG51]-[RawData.W51]" office:value-type="float" office:value="-0.462699999999984" calcext:value-type="float">
            <text:p>-0.4627</text:p>
          </table:table-cell>
          <table:table-cell table:style-name="ce240" table:formula="of:=[RawData.AH51]/[RawData.X51]" office:value-type="float" office:value="0.950938558255269" calcext:value-type="float">
            <text:p>0.9509</text:p>
          </table:table-cell>
          <table:table-cell table:style-name="ce240" table:formula="of:=[RawData.AI51]-[RawData.W51]" office:value-type="float" office:value="-11.1312" calcext:value-type="float">
            <text:p>-11.1312</text:p>
          </table:table-cell>
          <table:table-cell table:style-name="ce240" table:formula="of:=[RawData.AJ51]/[RawData.X51]" office:value-type="float" office:value="0.786985927985948" calcext:value-type="float">
            <text:p>0.7870</text:p>
          </table:table-cell>
          <table:table-cell table:style-name="ce240" table:formula="of:=[RawData.AK51]-[RawData.W51]" office:value-type="float" office:value="-2.41809999999998" calcext:value-type="float">
            <text:p>-2.4181</text:p>
          </table:table-cell>
          <table:table-cell table:style-name="ce240" table:formula="of:=[RawData.AL51]/[RawData.X51]" office:value-type="float" office:value="1.23803335919204" calcext:value-type="float">
            <text:p>1.2380</text:p>
          </table:table-cell>
          <table:table-cell table:style-name="ce240" table:formula="of:=[RawData.AM51]-[RawData.W51]" office:value-type="float" office:value="-0.863692693100006" calcext:value-type="float">
            <text:p>-0.8637</text:p>
          </table:table-cell>
          <table:table-cell table:style-name="ce240" table:formula="of:=[RawData.AN51]/[RawData.X51]" office:value-type="float" office:value="0.255931786985202" calcext:value-type="float">
            <text:p>0.255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number-columns-repeated="14"/>
          <table:table-cell table:style-name="ce250" table:number-columns-repeated="2"/>
          <table:table-cell table:style-name="ce240" table:number-columns-repeated="18"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3]-[RawData.W53]" office:value-type="float" office:value="7.92399999999998" calcext:value-type="float">
            <text:p>7.9240</text:p>
          </table:table-cell>
          <table:table-cell table:style-name="ce240" table:formula="of:=[RawData.H53]/[RawData.X53]" office:value-type="float" office:value="1.66358803316529" calcext:value-type="float">
            <text:p>1.6636</text:p>
          </table:table-cell>
          <table:table-cell table:style-name="ce240" table:formula="of:=[RawData.I53]-[RawData.W53]" office:value-type="float" office:value="7.92926" calcext:value-type="float">
            <text:p>7.9293</text:p>
          </table:table-cell>
          <table:table-cell table:style-name="ce240" table:formula="of:=[RawData.J53]/[RawData.X53]" office:value-type="float" office:value="1.67849891533432" calcext:value-type="float">
            <text:p>1.6785</text:p>
          </table:table-cell>
          <table:table-cell table:style-name="ce240" table:formula="of:=[RawData.K53]-[RawData.W53]" office:value-type="float" office:value="2.97798899999998" calcext:value-type="float">
            <text:p>2.9780</text:p>
          </table:table-cell>
          <table:table-cell table:style-name="ce240" table:formula="of:=[RawData.L53]/[RawData.X53]" office:value-type="float" office:value="1.08448812271776" calcext:value-type="float">
            <text:p>1.0845</text:p>
          </table:table-cell>
          <table:table-cell table:style-name="ce240" table:formula="of:=[RawData.M53]-[RawData.W53]" office:value-type="float" office:value="-0.29767099999998" calcext:value-type="float">
            <text:p>-0.2977</text:p>
          </table:table-cell>
          <table:table-cell table:style-name="ce240" table:formula="of:=[RawData.N53]/[RawData.X53]" office:value-type="float" office:value="0.843468459774729" calcext:value-type="float">
            <text:p>0.8435</text:p>
          </table:table-cell>
          <table:table-cell table:style-name="ce240" table:formula="of:=[RawData.O53]-[RawData.W53]" office:value-type="float" office:value="1.15320100000002" calcext:value-type="float">
            <text:p>1.1532</text:p>
          </table:table-cell>
          <table:table-cell table:style-name="ce240" table:formula="of:=[RawData.P53]/[RawData.X53]" office:value-type="float" office:value="0.992195039102005" calcext:value-type="float">
            <text:p>0.9922</text:p>
          </table:table-cell>
          <table:table-cell table:style-name="ce240" table:formula="of:=[RawData.Q53]-[RawData.W53]" office:value-type="float" office:value="1.86919999999998" calcext:value-type="float">
            <text:p>1.8692</text:p>
          </table:table-cell>
          <table:table-cell table:style-name="ce240" table:formula="of:=[RawData.R53]/[RawData.X53]" office:value-type="float" office:value="0.940258466954367" calcext:value-type="float">
            <text:p>0.9403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53]-[RawData.W53]" office:value-type="float" office:value="-10.8322" calcext:value-type="float">
            <text:p>-10.8322</text:p>
          </table:table-cell>
          <table:table-cell table:style-name="ce240" table:formula="of:=[RawData.Z53]/[RawData.X53]" office:value-type="float" office:value="0.832923375510488" calcext:value-type="float">
            <text:p>0.8329</text:p>
          </table:table-cell>
          <table:table-cell table:style-name="ce240" table:formula="of:=[RawData.AA53]-[RawData.W53]" office:value-type="float" office:value="-3.20460000000003" calcext:value-type="float">
            <text:p>-3.2046</text:p>
          </table:table-cell>
          <table:table-cell table:style-name="ce240" table:formula="of:=[RawData.AB53]/[RawData.X53]" office:value-type="float" office:value="1.15057302386265" calcext:value-type="float">
            <text:p>1.1506</text:p>
          </table:table-cell>
          <table:table-cell table:style-name="ce240" table:formula="of:=[RawData.AC53]-[RawData.W53]" office:value-type="float" office:value="0.391199999999969" calcext:value-type="float">
            <text:p>0.3912</text:p>
          </table:table-cell>
          <table:table-cell table:style-name="ce240" table:formula="of:=[RawData.AD53]/[RawData.X53]" office:value-type="float" office:value="1.2550566419368" calcext:value-type="float">
            <text:p>1.2551</text:p>
          </table:table-cell>
          <table:table-cell table:style-name="ce240" table:formula="of:=[RawData.AE53]-[RawData.W53]" office:value-type="float" office:value="-11.0709" calcext:value-type="float">
            <text:p>-11.0709</text:p>
          </table:table-cell>
          <table:table-cell table:style-name="ce240" table:formula="of:=[RawData.AF53]/[RawData.X53]" office:value-type="float" office:value="0.870930423135417" calcext:value-type="float">
            <text:p>0.8709</text:p>
          </table:table-cell>
          <table:table-cell table:style-name="ce240" table:formula="of:=[RawData.AG53]-[RawData.W53]" office:value-type="float" office:value="-0.104600000000005" calcext:value-type="float">
            <text:p>-0.1046</text:p>
          </table:table-cell>
          <table:table-cell table:style-name="ce240" table:formula="of:=[RawData.AH53]/[RawData.X53]" office:value-type="float" office:value="1.13621381038037" calcext:value-type="float">
            <text:p>1.1362</text:p>
          </table:table-cell>
          <table:table-cell table:style-name="ce240" table:formula="of:=[RawData.AI53]-[RawData.W53]" office:value-type="float" office:value="-10.8269" calcext:value-type="float">
            <text:p>-10.8269</text:p>
          </table:table-cell>
          <table:table-cell table:style-name="ce240" table:formula="of:=[RawData.AJ53]/[RawData.X53]" office:value-type="float" office:value="0.884294262465935" calcext:value-type="float">
            <text:p>0.8843</text:p>
          </table:table-cell>
          <table:table-cell table:style-name="ce240" table:formula="of:=[RawData.AK53]-[RawData.W53]" office:value-type="float" office:value="-2.34269999999998" calcext:value-type="float">
            <text:p>-2.3427</text:p>
          </table:table-cell>
          <table:table-cell table:style-name="ce240" table:formula="of:=[RawData.AL53]/[RawData.X53]" office:value-type="float" office:value="1.20845913473787" calcext:value-type="float">
            <text:p>1.2085</text:p>
          </table:table-cell>
          <table:table-cell table:style-name="ce240" table:formula="of:=[RawData.AM53]-[RawData.W53]" office:value-type="float" office:value="-0.405815593200032" calcext:value-type="float">
            <text:p>-0.4058</text:p>
          </table:table-cell>
          <table:table-cell table:style-name="ce240" table:formula="of:=[RawData.AN53]/[RawData.X53]" office:value-type="float" office:value="0.47363920055961" calcext:value-type="float">
            <text:p>0.473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6_difluorbenz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54]-[RawData.W54]" office:value-type="float" office:value="9.71769999999998" calcext:value-type="float">
            <text:p>9.7177</text:p>
          </table:table-cell>
          <table:table-cell table:style-name="ce240" table:formula="of:=[RawData.H54]/[RawData.X54]" office:value-type="float" office:value="2.00109091891667" calcext:value-type="float">
            <text:p>2.0011</text:p>
          </table:table-cell>
          <table:table-cell table:style-name="ce240" table:formula="of:=[RawData.I54]-[RawData.W54]" office:value-type="float" office:value="9.72241500000001" calcext:value-type="float">
            <text:p>9.7224</text:p>
          </table:table-cell>
          <table:table-cell table:style-name="ce240" table:formula="of:=[RawData.J54]/[RawData.X54]" office:value-type="float" office:value="2.01869634802852" calcext:value-type="float">
            <text:p>2.0187</text:p>
          </table:table-cell>
          <table:table-cell table:style-name="ce240" table:formula="of:=[RawData.K54]-[RawData.W54]" office:value-type="float" office:value="2.60963099999998" calcext:value-type="float">
            <text:p>2.6096</text:p>
          </table:table-cell>
          <table:table-cell table:style-name="ce240" table:formula="of:=[RawData.L54]/[RawData.X54]" office:value-type="float" office:value="0.926326619691962" calcext:value-type="float">
            <text:p>0.9263</text:p>
          </table:table-cell>
          <table:table-cell table:style-name="ce240" table:formula="of:=[RawData.M54]-[RawData.W54]" office:value-type="float" office:value="-0.667888000000005" calcext:value-type="float">
            <text:p>-0.6679</text:p>
          </table:table-cell>
          <table:table-cell table:style-name="ce240" table:formula="of:=[RawData.N54]/[RawData.X54]" office:value-type="float" office:value="0.746315811352913" calcext:value-type="float">
            <text:p>0.7463</text:p>
          </table:table-cell>
          <table:table-cell table:style-name="ce240" table:formula="of:=[RawData.O54]-[RawData.W54]" office:value-type="float" office:value="1.60915299999999" calcext:value-type="float">
            <text:p>1.6092</text:p>
          </table:table-cell>
          <table:table-cell table:style-name="ce240" table:formula="of:=[RawData.P54]/[RawData.X54]" office:value-type="float" office:value="1.04944295483361" calcext:value-type="float">
            <text:p>1.0494</text:p>
          </table:table-cell>
          <table:table-cell table:style-name="ce240" table:formula="of:=[RawData.Q54]-[RawData.W54]" office:value-type="float" office:value="1.60649000000001" calcext:value-type="float">
            <text:p>1.6065</text:p>
          </table:table-cell>
          <table:table-cell table:style-name="ce240" table:formula="of:=[RawData.R54]/[RawData.X54]" office:value-type="float" office:value="0.844100153810979" calcext:value-type="float">
            <text:p>0.8441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54]-[RawData.W54]" office:value-type="float" office:value="-11.3466" calcext:value-type="float">
            <text:p>-11.3466</text:p>
          </table:table-cell>
          <table:table-cell table:style-name="ce240" table:formula="of:=[RawData.Z54]/[RawData.X54]" office:value-type="float" office:value="0.662967505352206" calcext:value-type="float">
            <text:p>0.6630</text:p>
          </table:table-cell>
          <table:table-cell table:style-name="ce240" table:formula="of:=[RawData.AA54]-[RawData.W54]" office:value-type="float" office:value="-2.74540000000002" calcext:value-type="float">
            <text:p>-2.7454</text:p>
          </table:table-cell>
          <table:table-cell table:style-name="ce240" table:formula="of:=[RawData.AB54]/[RawData.X54]" office:value-type="float" office:value="1.19637769273139" calcext:value-type="float">
            <text:p>1.1964</text:p>
          </table:table-cell>
          <table:table-cell table:style-name="ce240" table:formula="of:=[RawData.AC54]-[RawData.W54]" office:value-type="float" office:value="1.07830000000001" calcext:value-type="float">
            <text:p>1.0783</text:p>
          </table:table-cell>
          <table:table-cell table:style-name="ce240" table:formula="of:=[RawData.AD54]/[RawData.X54]" office:value-type="float" office:value="1.35049464831328" calcext:value-type="float">
            <text:p>1.3505</text:p>
          </table:table-cell>
          <table:table-cell table:style-name="ce240" table:formula="of:=[RawData.AE54]-[RawData.W54]" office:value-type="float" office:value="-11.0809" calcext:value-type="float">
            <text:p>-11.0809</text:p>
          </table:table-cell>
          <table:table-cell table:style-name="ce240" table:formula="of:=[RawData.AF54]/[RawData.X54]" office:value-type="float" office:value="0.82709741898942" calcext:value-type="float">
            <text:p>0.8271</text:p>
          </table:table-cell>
          <table:table-cell table:style-name="ce240" table:formula="of:=[RawData.AG54]-[RawData.W54]" office:value-type="float" office:value="-0.24920000000003" calcext:value-type="float">
            <text:p>-0.2492</text:p>
          </table:table-cell>
          <table:table-cell table:style-name="ce240" table:formula="of:=[RawData.AH54]/[RawData.X54]" office:value-type="float" office:value="1.05399767153042" calcext:value-type="float">
            <text:p>1.0540</text:p>
          </table:table-cell>
          <table:table-cell table:style-name="ce240" table:formula="of:=[RawData.AI54]-[RawData.W54]" office:value-type="float" office:value="-10.7758" calcext:value-type="float">
            <text:p>-10.7758</text:p>
          </table:table-cell>
          <table:table-cell table:style-name="ce240" table:formula="of:=[RawData.AJ54]/[RawData.X54]" office:value-type="float" office:value="0.839969681050072" calcext:value-type="float">
            <text:p>0.8400</text:p>
          </table:table-cell>
          <table:table-cell table:style-name="ce240" table:formula="of:=[RawData.AK54]-[RawData.W54]" office:value-type="float" office:value="-1.63220000000001" calcext:value-type="float">
            <text:p>-1.6322</text:p>
          </table:table-cell>
          <table:table-cell table:style-name="ce240" table:formula="of:=[RawData.AL54]/[RawData.X54]" office:value-type="float" office:value="1.3038161194945" calcext:value-type="float">
            <text:p>1.3038</text:p>
          </table:table-cell>
          <table:table-cell table:style-name="ce240" table:formula="of:=[RawData.AM54]-[RawData.W54]" office:value-type="float" office:value="-0.857515020550011" calcext:value-type="float">
            <text:p>-0.8575</text:p>
          </table:table-cell>
          <table:table-cell table:style-name="ce240" table:formula="of:=[RawData.AN54]/[RawData.X54]" office:value-type="float" office:value="0.284037905721955" calcext:value-type="float">
            <text:p>0.2840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55]-[RawData.W55]" office:value-type="float" office:value="9.12150000000003" calcext:value-type="float">
            <text:p>9.1215</text:p>
          </table:table-cell>
          <table:table-cell table:style-name="ce240" table:formula="of:=[RawData.H55]/[RawData.X55]" office:value-type="float" office:value="1.86888497993375" calcext:value-type="float">
            <text:p>1.8689</text:p>
          </table:table-cell>
          <table:table-cell table:style-name="ce240" table:formula="of:=[RawData.I55]-[RawData.W55]" office:value-type="float" office:value="9.12618800000001" calcext:value-type="float">
            <text:p>9.1262</text:p>
          </table:table-cell>
          <table:table-cell table:style-name="ce240" table:formula="of:=[RawData.J55]/[RawData.X55]" office:value-type="float" office:value="1.88631907419923" calcext:value-type="float">
            <text:p>1.8863</text:p>
          </table:table-cell>
          <table:table-cell table:style-name="ce240" table:formula="of:=[RawData.K55]-[RawData.W55]" office:value-type="float" office:value="2.773979" calcext:value-type="float">
            <text:p>2.7740</text:p>
          </table:table-cell>
          <table:table-cell table:style-name="ce240" table:formula="of:=[RawData.L55]/[RawData.X55]" office:value-type="float" office:value="0.982612033073849" calcext:value-type="float">
            <text:p>0.9826</text:p>
          </table:table-cell>
          <table:table-cell table:style-name="ce240" table:formula="of:=[RawData.M55]-[RawData.W55]" office:value-type="float" office:value="-0.547176999999977" calcext:value-type="float">
            <text:p>-0.5472</text:p>
          </table:table-cell>
          <table:table-cell table:style-name="ce240" table:formula="of:=[RawData.N55]/[RawData.X55]" office:value-type="float" office:value="0.790268078396035" calcext:value-type="float">
            <text:p>0.7903</text:p>
          </table:table-cell>
          <table:table-cell table:style-name="ce240" table:formula="of:=[RawData.O55]-[RawData.W55]" office:value-type="float" office:value="1.34508" calcext:value-type="float">
            <text:p>1.3451</text:p>
          </table:table-cell>
          <table:table-cell table:style-name="ce240" table:formula="of:=[RawData.P55]/[RawData.X55]" office:value-type="float" office:value="1.05927260894596" calcext:value-type="float">
            <text:p>1.0593</text:p>
          </table:table-cell>
          <table:table-cell table:style-name="ce240" table:formula="of:=[RawData.Q55]-[RawData.W55]" office:value-type="float" office:value="1.75427000000002" calcext:value-type="float">
            <text:p>1.7543</text:p>
          </table:table-cell>
          <table:table-cell table:style-name="ce240" table:formula="of:=[RawData.R55]/[RawData.X55]" office:value-type="float" office:value="0.896962862840313" calcext:value-type="float">
            <text:p>0.8970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55]-[RawData.W55]" office:value-type="float" office:value="-11.3077" calcext:value-type="float">
            <text:p>-11.3077</text:p>
          </table:table-cell>
          <table:table-cell table:style-name="ce240" table:formula="of:=[RawData.Z55]/[RawData.X55]" office:value-type="float" office:value="0.742796449817693" calcext:value-type="float">
            <text:p>0.7428</text:p>
          </table:table-cell>
          <table:table-cell table:style-name="ce240" table:formula="of:=[RawData.AA55]-[RawData.W55]" office:value-type="float" office:value="-2.97479999999996" calcext:value-type="float">
            <text:p>-2.9748</text:p>
          </table:table-cell>
          <table:table-cell table:style-name="ce240" table:formula="of:=[RawData.AB55]/[RawData.X55]" office:value-type="float" office:value="1.21062547036787" calcext:value-type="float">
            <text:p>1.2106</text:p>
          </table:table-cell>
          <table:table-cell table:style-name="ce240" table:formula="of:=[RawData.AC55]-[RawData.W55]" office:value-type="float" office:value="0.808600000000013" calcext:value-type="float">
            <text:p>0.8086</text:p>
          </table:table-cell>
          <table:table-cell table:style-name="ce240" table:formula="of:=[RawData.AD55]/[RawData.X55]" office:value-type="float" office:value="1.32376537508448" calcext:value-type="float">
            <text:p>1.3238</text:p>
          </table:table-cell>
          <table:table-cell table:style-name="ce240" table:formula="of:=[RawData.AE55]-[RawData.W55]" office:value-type="float" office:value="-11.0696" calcext:value-type="float">
            <text:p>-11.0696</text:p>
          </table:table-cell>
          <table:table-cell table:style-name="ce240" table:formula="of:=[RawData.AF55]/[RawData.X55]" office:value-type="float" office:value="0.893202992832887" calcext:value-type="float">
            <text:p>0.8932</text:p>
          </table:table-cell>
          <table:table-cell table:style-name="ce240" table:formula="of:=[RawData.AG55]-[RawData.W55]" office:value-type="float" office:value="-0.387900000000002" calcext:value-type="float">
            <text:p>-0.3879</text:p>
          </table:table-cell>
          <table:table-cell table:style-name="ce240" table:formula="of:=[RawData.AH55]/[RawData.X55]" office:value-type="float" office:value="1.05267885659933" calcext:value-type="float">
            <text:p>1.0527</text:p>
          </table:table-cell>
          <table:table-cell table:style-name="ce240" table:formula="of:=[RawData.AI55]-[RawData.W55]" office:value-type="float" office:value="-10.7673" calcext:value-type="float">
            <text:p>-10.7673</text:p>
          </table:table-cell>
          <table:table-cell table:style-name="ce240" table:formula="of:=[RawData.AJ55]/[RawData.X55]" office:value-type="float" office:value="0.905938733281603" calcext:value-type="float">
            <text:p>0.9059</text:p>
          </table:table-cell>
          <table:table-cell table:style-name="ce240" table:formula="of:=[RawData.AK55]-[RawData.W55]" office:value-type="float" office:value="-1.9015" calcext:value-type="float">
            <text:p>-1.9015</text:p>
          </table:table-cell>
          <table:table-cell table:style-name="ce240" table:formula="of:=[RawData.AL55]/[RawData.X55]" office:value-type="float" office:value="1.29256644222506" calcext:value-type="float">
            <text:p>1.2926</text:p>
          </table:table-cell>
          <table:table-cell table:style-name="ce240" table:formula="of:=[RawData.AM55]-[RawData.W55]" office:value-type="float" office:value="-0.919777029999977" calcext:value-type="float">
            <text:p>-0.9198</text:p>
          </table:table-cell>
          <table:table-cell table:style-name="ce240" table:formula="of:=[RawData.AN55]/[RawData.X55]" office:value-type="float" office:value="0.310428143742518" calcext:value-type="float">
            <text:p>0.310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6]-[RawData.W56]" office:value-type="float" office:value="10.4749" calcext:value-type="float">
            <text:p>10.4749</text:p>
          </table:table-cell>
          <table:table-cell table:style-name="ce240" table:formula="of:=[RawData.H56]/[RawData.X56]" office:value-type="float" office:value="1.27007592373982" calcext:value-type="float">
            <text:p>1.2701</text:p>
          </table:table-cell>
          <table:table-cell table:style-name="ce240" table:formula="of:=[RawData.I56]-[RawData.W56]" office:value-type="float" office:value="10.478588" calcext:value-type="float">
            <text:p>10.4786</text:p>
          </table:table-cell>
          <table:table-cell table:style-name="ce240" table:formula="of:=[RawData.J56]/[RawData.X56]" office:value-type="float" office:value="1.29243890921969" calcext:value-type="float">
            <text:p>1.2924</text:p>
          </table:table-cell>
          <table:table-cell table:style-name="ce240" table:formula="of:=[RawData.K56]-[RawData.W56]" office:value-type="float" office:value="2.58105799999998" calcext:value-type="float">
            <text:p>2.5811</text:p>
          </table:table-cell>
          <table:table-cell table:style-name="ce240" table:formula="of:=[RawData.L56]/[RawData.X56]" office:value-type="float" office:value="0.907596505725416" calcext:value-type="float">
            <text:p>0.9076</text:p>
          </table:table-cell>
          <table:table-cell table:style-name="ce240" table:formula="of:=[RawData.M56]-[RawData.W56]" office:value-type="float" office:value="0.561318999999969" calcext:value-type="float">
            <text:p>0.5613</text:p>
          </table:table-cell>
          <table:table-cell table:style-name="ce240" table:formula="of:=[RawData.N56]/[RawData.X56]" office:value-type="float" office:value="1.33195608546807" calcext:value-type="float">
            <text:p>1.3320</text:p>
          </table:table-cell>
          <table:table-cell table:style-name="ce240" table:formula="of:=[RawData.O56]-[RawData.W56]" office:value-type="float" office:value="1.68775899999997" calcext:value-type="float">
            <text:p>1.6878</text:p>
          </table:table-cell>
          <table:table-cell table:style-name="ce240" table:formula="of:=[RawData.P56]/[RawData.X56]" office:value-type="float" office:value="1.07646676897651" calcext:value-type="float">
            <text:p>1.0765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56]-[RawData.W56]" office:value-type="float" office:value="-11.2797" calcext:value-type="float">
            <text:p>-11.2797</text:p>
          </table:table-cell>
          <table:table-cell table:style-name="ce240" table:formula="of:=[RawData.Z56]/[RawData.X56]" office:value-type="float" office:value="0.54650017412348" calcext:value-type="float">
            <text:p>0.5465</text:p>
          </table:table-cell>
          <table:table-cell table:style-name="ce240" table:formula="of:=[RawData.AA56]-[RawData.W56]" office:value-type="float" office:value="-2.43420000000003" calcext:value-type="float">
            <text:p>-2.4342</text:p>
          </table:table-cell>
          <table:table-cell table:style-name="ce240" table:formula="of:=[RawData.AB56]/[RawData.X56]" office:value-type="float" office:value="1.22849682741117" calcext:value-type="float">
            <text:p>1.2285</text:p>
          </table:table-cell>
          <table:table-cell table:style-name="ce240" table:formula="of:=[RawData.AC56]-[RawData.W56]" office:value-type="float" office:value="1.48059999999998" calcext:value-type="float">
            <text:p>1.4806</text:p>
          </table:table-cell>
          <table:table-cell table:style-name="ce240" table:formula="of:=[RawData.AD56]/[RawData.X56]" office:value-type="float" office:value="1.44466301794357" calcext:value-type="float">
            <text:p>1.4447</text:p>
          </table:table-cell>
          <table:table-cell table:style-name="ce240" table:formula="of:=[RawData.AE56]-[RawData.W56]" office:value-type="float" office:value="-11.1974" calcext:value-type="float">
            <text:p>-11.1974</text:p>
          </table:table-cell>
          <table:table-cell table:style-name="ce240" table:formula="of:=[RawData.AF56]/[RawData.X56]" office:value-type="float" office:value="0.668786633809468" calcext:value-type="float">
            <text:p>0.6688</text:p>
          </table:table-cell>
          <table:table-cell table:style-name="ce240" table:formula="of:=[RawData.AG56]-[RawData.W56]" office:value-type="float" office:value="0.115900000000011" calcext:value-type="float">
            <text:p>0.1159</text:p>
          </table:table-cell>
          <table:table-cell table:style-name="ce240" table:formula="of:=[RawData.AH56]/[RawData.X56]" office:value-type="float" office:value="1.05715794180144" calcext:value-type="float">
            <text:p>1.0572</text:p>
          </table:table-cell>
          <table:table-cell table:style-name="ce240" table:formula="of:=[RawData.AI56]-[RawData.W56]" office:value-type="float" office:value="-10.9241" calcext:value-type="float">
            <text:p>-10.9241</text:p>
          </table:table-cell>
          <table:table-cell table:style-name="ce240" table:formula="of:=[RawData.AJ56]/[RawData.X56]" office:value-type="float" office:value="0.681741972612443" calcext:value-type="float">
            <text:p>0.6817</text:p>
          </table:table-cell>
          <table:table-cell table:style-name="ce240" table:formula="of:=[RawData.AK56]-[RawData.W56]" office:value-type="float" office:value="-1.31799999999998" calcext:value-type="float">
            <text:p>-1.3180</text:p>
          </table:table-cell>
          <table:table-cell table:style-name="ce240" table:formula="of:=[RawData.AL56]/[RawData.X56]" office:value-type="float" office:value="1.3539285798607" calcext:value-type="float">
            <text:p>1.3539</text:p>
          </table:table-cell>
          <table:table-cell table:style-name="ce240" table:formula="of:=[RawData.AM56]-[RawData.W56]" office:value-type="float" office:value="-0.760013764199982" calcext:value-type="float">
            <text:p>-0.7600</text:p>
          </table:table-cell>
          <table:table-cell table:style-name="ce240" table:formula="of:=[RawData.AN56]/[RawData.X56]" office:value-type="float" office:value="0.25607141195821" calcext:value-type="float">
            <text:p>0.256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7]-[RawData.W57]" office:value-type="float" office:value="8.97359999999998" calcext:value-type="float">
            <text:p>8.9736</text:p>
          </table:table-cell>
          <table:table-cell table:style-name="ce240" table:formula="of:=[RawData.H57]/[RawData.X57]" office:value-type="float" office:value="1.89742923283588" calcext:value-type="float">
            <text:p>1.8974</text:p>
          </table:table-cell>
          <table:table-cell table:style-name="ce240" table:formula="of:=[RawData.I57]-[RawData.W57]" office:value-type="float" office:value="8.97838099999996" calcext:value-type="float">
            <text:p>8.9784</text:p>
          </table:table-cell>
          <table:table-cell table:style-name="ce240" table:formula="of:=[RawData.J57]/[RawData.X57]" office:value-type="float" office:value="1.91281305779953" calcext:value-type="float">
            <text:p>1.9128</text:p>
          </table:table-cell>
          <table:table-cell table:style-name="ce240" table:formula="of:=[RawData.K57]-[RawData.W57]" office:value-type="float" office:value="2.89051699999999" calcext:value-type="float">
            <text:p>2.8905</text:p>
          </table:table-cell>
          <table:table-cell table:style-name="ce240" table:formula="of:=[RawData.L57]/[RawData.X57]" office:value-type="float" office:value="1.05765231952597" calcext:value-type="float">
            <text:p>1.0577</text:p>
          </table:table-cell>
          <table:table-cell table:style-name="ce241" table:formula="of:=[RawData.M57]-[RawData.W57]" office:value-type="float" office:value="-2.02587900000003" calcext:value-type="float">
            <text:p>-2.0259</text:p>
          </table:table-cell>
          <table:table-cell table:style-name="ce240" table:formula="of:=[RawData.N57]/[RawData.X57]" office:value-type="float" office:value="0.431757540069558" calcext:value-type="float">
            <text:p>0.4318</text:p>
          </table:table-cell>
          <table:table-cell table:style-name="ce240" table:formula="of:=[RawData.O57]-[RawData.W57]" office:value-type="float" office:value="1.39459099999999" calcext:value-type="float">
            <text:p>1.3946</text:p>
          </table:table-cell>
          <table:table-cell table:style-name="ce240" table:formula="of:=[RawData.P57]/[RawData.X57]" office:value-type="float" office:value="1.01957933864527" calcext:value-type="float">
            <text:p>1.0196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57]-[RawData.W57]" office:value-type="float" office:value="-11.2246" calcext:value-type="float">
            <text:p>-11.2246</text:p>
          </table:table-cell>
          <table:table-cell table:style-name="ce240" table:formula="of:=[RawData.Z57]/[RawData.X57]" office:value-type="float" office:value="0.761655197541542" calcext:value-type="float">
            <text:p>0.7617</text:p>
          </table:table-cell>
          <table:table-cell table:style-name="ce240" table:formula="of:=[RawData.AA57]-[RawData.W57]" office:value-type="float" office:value="-2.95870000000002" calcext:value-type="float">
            <text:p>-2.9587</text:p>
          </table:table-cell>
          <table:table-cell table:style-name="ce240" table:formula="of:=[RawData.AB57]/[RawData.X57]" office:value-type="float" office:value="1.20294416760208" calcext:value-type="float">
            <text:p>1.2029</text:p>
          </table:table-cell>
          <table:table-cell table:style-name="ce240" table:formula="of:=[RawData.AC57]-[RawData.W57]" office:value-type="float" office:value="0.769199999999955" calcext:value-type="float">
            <text:p>0.7692</text:p>
          </table:table-cell>
          <table:table-cell table:style-name="ce240" table:formula="of:=[RawData.AD57]/[RawData.X57]" office:value-type="float" office:value="1.33289214066209" calcext:value-type="float">
            <text:p>1.3329</text:p>
          </table:table-cell>
          <table:table-cell table:style-name="ce240" table:formula="of:=[RawData.AE57]-[RawData.W57]" office:value-type="float" office:value="-11.1431" calcext:value-type="float">
            <text:p>-11.1431</text:p>
          </table:table-cell>
          <table:table-cell table:style-name="ce240" table:formula="of:=[RawData.AF57]/[RawData.X57]" office:value-type="float" office:value="0.875057398376976" calcext:value-type="float">
            <text:p>0.8751</text:p>
          </table:table-cell>
          <table:table-cell table:style-name="ce240" table:formula="of:=[RawData.AG57]-[RawData.W57]" office:value-type="float" office:value="-0.301800000000014" calcext:value-type="float">
            <text:p>-0.3018</text:p>
          </table:table-cell>
          <table:table-cell table:style-name="ce240" table:formula="of:=[RawData.AH57]/[RawData.X57]" office:value-type="float" office:value="1.09982599046795" calcext:value-type="float">
            <text:p>1.0998</text:p>
          </table:table-cell>
          <table:table-cell table:style-name="ce240" table:formula="of:=[RawData.AI57]-[RawData.W57]" office:value-type="float" office:value="-10.8589" calcext:value-type="float">
            <text:p>-10.8589</text:p>
          </table:table-cell>
          <table:table-cell table:style-name="ce240" table:formula="of:=[RawData.AJ57]/[RawData.X57]" office:value-type="float" office:value="0.883510082255304" calcext:value-type="float">
            <text:p>0.8835</text:p>
          </table:table-cell>
          <table:table-cell table:style-name="ce240" table:formula="of:=[RawData.AK57]-[RawData.W57]" office:value-type="float" office:value="-1.94880000000001" calcext:value-type="float">
            <text:p>-1.9488</text:p>
          </table:table-cell>
          <table:table-cell table:style-name="ce240" table:formula="of:=[RawData.AL57]/[RawData.X57]" office:value-type="float" office:value="1.28879334412896" calcext:value-type="float">
            <text:p>1.2888</text:p>
          </table:table-cell>
          <table:table-cell table:style-name="ce240" table:formula="of:=[RawData.AM57]-[RawData.W57]" office:value-type="float" office:value="-0.776491114200041" calcext:value-type="float">
            <text:p>-0.7765</text:p>
          </table:table-cell>
          <table:table-cell table:style-name="ce240" table:formula="of:=[RawData.AN57]/[RawData.X57]" office:value-type="float" office:value="0.336432736169461" calcext:value-type="float">
            <text:p>0.336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58]-[RawData.W58]" office:value-type="float" office:value="7.97059999999999" calcext:value-type="float">
            <text:p>7.9706</text:p>
          </table:table-cell>
          <table:table-cell table:style-name="ce240" table:formula="of:=[RawData.H58]/[RawData.X58]" office:value-type="float" office:value="2.28824471921544" calcext:value-type="float">
            <text:p>2.2882</text:p>
          </table:table-cell>
          <table:table-cell table:style-name="ce240" table:formula="of:=[RawData.I58]-[RawData.W58]" office:value-type="float" office:value="7.97607699999998" calcext:value-type="float">
            <text:p>7.9761</text:p>
          </table:table-cell>
          <table:table-cell table:style-name="ce240" table:formula="of:=[RawData.J58]/[RawData.X58]" office:value-type="float" office:value="2.30452477178306" calcext:value-type="float">
            <text:p>2.3045</text:p>
          </table:table-cell>
          <table:table-cell table:style-name="ce240" table:formula="of:=[RawData.K58]-[RawData.W58]" office:value-type="float" office:value="2.91016499999995" calcext:value-type="float">
            <text:p>2.9102</text:p>
          </table:table-cell>
          <table:table-cell table:style-name="ce240" table:formula="of:=[RawData.L58]/[RawData.X58]" office:value-type="float" office:value="0.985021055309047" calcext:value-type="float">
            <text:p>0.9850</text:p>
          </table:table-cell>
          <table:table-cell table:style-name="ce240" table:formula="of:=[RawData.M58]-[RawData.W58]" office:value-type="float" office:value="-0.22393500000004" calcext:value-type="float">
            <text:p>-0.2239</text:p>
          </table:table-cell>
          <table:table-cell table:style-name="ce240" table:formula="of:=[RawData.N58]/[RawData.X58]" office:value-type="float" office:value="0.745894921289885" calcext:value-type="float">
            <text:p>0.7459</text:p>
          </table:table-cell>
          <table:table-cell table:style-name="ce240" table:formula="of:=[RawData.O58]-[RawData.W58]" office:value-type="float" office:value="1.17619299999996" calcext:value-type="float">
            <text:p>1.1762</text:p>
          </table:table-cell>
          <table:table-cell table:style-name="ce240" table:formula="of:=[RawData.P58]/[RawData.X58]" office:value-type="float" office:value="0.965435378571631" calcext:value-type="float">
            <text:p>0.9654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58]-[RawData.W58]" office:value-type="float" office:value="-11.5233" calcext:value-type="float">
            <text:p>-11.5233</text:p>
          </table:table-cell>
          <table:table-cell table:style-name="ce240" table:formula="of:=[RawData.Z58]/[RawData.X58]" office:value-type="float" office:value="0.527859982194839" calcext:value-type="float">
            <text:p>0.5279</text:p>
          </table:table-cell>
          <table:table-cell table:style-name="ce240" table:formula="of:=[RawData.AA58]-[RawData.W58]" office:value-type="float" office:value="-3.32480000000004" calcext:value-type="float">
            <text:p>-3.3248</text:p>
          </table:table-cell>
          <table:table-cell table:style-name="ce240" table:formula="of:=[RawData.AB58]/[RawData.X58]" office:value-type="float" office:value="1.08585309611961" calcext:value-type="float">
            <text:p>1.0859</text:p>
          </table:table-cell>
          <table:table-cell table:style-name="ce240" table:formula="of:=[RawData.AC58]-[RawData.W58]" office:value-type="float" office:value="0.34009999999995" calcext:value-type="float">
            <text:p>0.3401</text:p>
          </table:table-cell>
          <table:table-cell table:style-name="ce240" table:formula="of:=[RawData.AD58]/[RawData.X58]" office:value-type="float" office:value="1.22923830653139" calcext:value-type="float">
            <text:p>1.2292</text:p>
          </table:table-cell>
          <table:table-cell table:style-name="ce240" table:formula="of:=[RawData.AE58]-[RawData.W58]" office:value-type="float" office:value="-11.4107" calcext:value-type="float">
            <text:p>-11.4107</text:p>
          </table:table-cell>
          <table:table-cell table:style-name="ce240" table:formula="of:=[RawData.AF58]/[RawData.X58]" office:value-type="float" office:value="0.741028074216432" calcext:value-type="float">
            <text:p>0.7410</text:p>
          </table:table-cell>
          <table:table-cell table:style-name="ce240" table:formula="of:=[RawData.AG58]-[RawData.W58]" office:value-type="float" office:value="-0.442000000000007" calcext:value-type="float">
            <text:p>-0.4420</text:p>
          </table:table-cell>
          <table:table-cell table:style-name="ce240" table:formula="of:=[RawData.AH58]/[RawData.X58]" office:value-type="float" office:value="0.937504370743012" calcext:value-type="float">
            <text:p>0.9375</text:p>
          </table:table-cell>
          <table:table-cell table:style-name="ce240" table:formula="of:=[RawData.AI58]-[RawData.W58]" office:value-type="float" office:value="-11.1263" calcext:value-type="float">
            <text:p>-11.1263</text:p>
          </table:table-cell>
          <table:table-cell table:style-name="ce240" table:formula="of:=[RawData.AJ58]/[RawData.X58]" office:value-type="float" office:value="0.763261012350564" calcext:value-type="float">
            <text:p>0.7633</text:p>
          </table:table-cell>
          <table:table-cell table:style-name="ce240" table:formula="of:=[RawData.AK58]-[RawData.W58]" office:value-type="float" office:value="-2.40810000000005" calcext:value-type="float">
            <text:p>-2.4081</text:p>
          </table:table-cell>
          <table:table-cell table:style-name="ce240" table:formula="of:=[RawData.AL58]/[RawData.X58]" office:value-type="float" office:value="1.19064805556341" calcext:value-type="float">
            <text:p>1.1906</text:p>
          </table:table-cell>
          <table:table-cell table:style-name="ce240" table:formula="of:=[RawData.AM58]-[RawData.W58]" office:value-type="float" office:value="-0.877700497800049" calcext:value-type="float">
            <text:p>-0.8777</text:p>
          </table:table-cell>
          <table:table-cell table:style-name="ce240" table:formula="of:=[RawData.AN58]/[RawData.X58]" office:value-type="float" office:value="0.257873848180341" calcext:value-type="float">
            <text:p>0.257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number-columns-repeated="14"/>
          <table:table-cell table:style-name="ce250" table:number-columns-repeated="2"/>
          <table:table-cell table:style-name="ce240" table:number-columns-repeated="18"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8_naphtalene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0]-[RawData.W60]" office:value-type="float" office:value="9.77030000000002" calcext:value-type="float">
            <text:p>9.7703</text:p>
          </table:table-cell>
          <table:table-cell table:style-name="ce240" table:formula="of:=[RawData.H60]/[RawData.X60]" office:value-type="float" office:value="1.54787343148465" calcext:value-type="float">
            <text:p>1.5479</text:p>
          </table:table-cell>
          <table:table-cell table:style-name="ce240" table:formula="of:=[RawData.I60]-[RawData.W60]" office:value-type="float" office:value="9.77462200000002" calcext:value-type="float">
            <text:p>9.7746</text:p>
          </table:table-cell>
          <table:table-cell table:style-name="ce240" table:formula="of:=[RawData.J60]/[RawData.X60]" office:value-type="float" office:value="1.55413882449202" calcext:value-type="float">
            <text:p>1.5541</text:p>
          </table:table-cell>
          <table:table-cell table:style-name="ce240" table:formula="of:=[RawData.K60]-[RawData.W60]" office:value-type="float" office:value="2.525825" calcext:value-type="float">
            <text:p>2.5258</text:p>
          </table:table-cell>
          <table:table-cell table:style-name="ce240" table:formula="of:=[RawData.L60]/[RawData.X60]" office:value-type="float" office:value="0.897082734529891" calcext:value-type="float">
            <text:p>0.8971</text:p>
          </table:table-cell>
          <table:table-cell table:style-name="ce240" table:formula="of:=[RawData.M60]-[RawData.W60]" office:value-type="float" office:value="-0.725502000000006" calcext:value-type="float">
            <text:p>-0.7255</text:p>
          </table:table-cell>
          <table:table-cell table:style-name="ce240" table:formula="of:=[RawData.N60]/[RawData.X60]" office:value-type="float" office:value="0.761253133883708" calcext:value-type="float">
            <text:p>0.7613</text:p>
          </table:table-cell>
          <table:table-cell table:style-name="ce240" table:formula="of:=[RawData.O60]-[RawData.W60]" office:value-type="float" office:value="1.700447" calcext:value-type="float">
            <text:p>1.7004</text:p>
          </table:table-cell>
          <table:table-cell table:style-name="ce240" table:formula="of:=[RawData.P60]/[RawData.X60]" office:value-type="float" office:value="1.0339823138814" calcext:value-type="float">
            <text:p>1.0340</text:p>
          </table:table-cell>
          <table:table-cell table:style-name="ce240" table:formula="of:=[RawData.Q60]-[RawData.W60]" office:value-type="float" office:value="1.54829999999998" calcext:value-type="float">
            <text:p>1.5483</text:p>
          </table:table-cell>
          <table:table-cell table:style-name="ce240" table:formula="of:=[RawData.R60]/[RawData.X60]" office:value-type="float" office:value="0.823267631046167" calcext:value-type="float">
            <text:p>0.8233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60]-[RawData.W60]" office:value-type="float" office:value="-11.4718" calcext:value-type="float">
            <text:p>-11.4718</text:p>
          </table:table-cell>
          <table:table-cell table:style-name="ce240" table:formula="of:=[RawData.Z60]/[RawData.X60]" office:value-type="float" office:value="0.590718517974593" calcext:value-type="float">
            <text:p>0.5907</text:p>
          </table:table-cell>
          <table:table-cell table:style-name="ce240" table:formula="of:=[RawData.AA60]-[RawData.W60]" office:value-type="float" office:value="-2.72370000000001" calcext:value-type="float">
            <text:p>-2.7237</text:p>
          </table:table-cell>
          <table:table-cell table:style-name="ce240" table:formula="of:=[RawData.AB60]/[RawData.X60]" office:value-type="float" office:value="1.09168729138038" calcext:value-type="float">
            <text:p>1.0917</text:p>
          </table:table-cell>
          <table:table-cell table:style-name="ce240" table:formula="of:=[RawData.AC60]-[RawData.W60]" office:value-type="float" office:value="1.11680000000001" calcext:value-type="float">
            <text:p>1.1168</text:p>
          </table:table-cell>
          <table:table-cell table:style-name="ce240" table:formula="of:=[RawData.AD60]/[RawData.X60]" office:value-type="float" office:value="1.20996189617011" calcext:value-type="float">
            <text:p>1.2100</text:p>
          </table:table-cell>
          <table:table-cell table:style-name="ce240" table:formula="of:=[RawData.AE60]-[RawData.W60]" office:value-type="float" office:value="-11.0626" calcext:value-type="float">
            <text:p>-11.0626</text:p>
          </table:table-cell>
          <table:table-cell table:style-name="ce240" table:formula="of:=[RawData.AF60]/[RawData.X60]" office:value-type="float" office:value="0.794898712354058" calcext:value-type="float">
            <text:p>0.7949</text:p>
          </table:table-cell>
          <table:table-cell table:style-name="ce240" table:formula="of:=[RawData.AG60]-[RawData.W60]" office:value-type="float" office:value="-0.338700000000017" calcext:value-type="float">
            <text:p>-0.3387</text:p>
          </table:table-cell>
          <table:table-cell table:style-name="ce240" table:formula="of:=[RawData.AH60]/[RawData.X60]" office:value-type="float" office:value="0.886825416714746" calcext:value-type="float">
            <text:p>0.8868</text:p>
          </table:table-cell>
          <table:table-cell table:style-name="ce240" table:formula="of:=[RawData.AI60]-[RawData.W60]" office:value-type="float" office:value="-10.7489" calcext:value-type="float">
            <text:p>-10.7489</text:p>
          </table:table-cell>
          <table:table-cell table:style-name="ce240" table:formula="of:=[RawData.AJ60]/[RawData.X60]" office:value-type="float" office:value="0.808654670666848" calcext:value-type="float">
            <text:p>0.8087</text:p>
          </table:table-cell>
          <table:table-cell table:style-name="ce240" table:formula="of:=[RawData.AK60]-[RawData.W60]" office:value-type="float" office:value="-1.59030000000001" calcext:value-type="float">
            <text:p>-1.5903</text:p>
          </table:table-cell>
          <table:table-cell table:style-name="ce240" table:formula="of:=[RawData.AL60]/[RawData.X60]" office:value-type="float" office:value="1.18697539993077" calcext:value-type="float">
            <text:p>1.1870</text:p>
          </table:table-cell>
          <table:table-cell table:style-name="ce240" table:formula="of:=[RawData.AM60]-[RawData.W60]" office:value-type="float" office:value="-1.08943806734999" calcext:value-type="float">
            <text:p>-1.0894</text:p>
          </table:table-cell>
          <table:table-cell table:style-name="ce240" table:formula="of:=[RawData.AN60]/[RawData.X60]" office:value-type="float" office:value="0.231328661571442" calcext:value-type="float">
            <text:p>0.231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1]-[RawData.W61]" office:value-type="float" office:value="9.6866" calcext:value-type="float">
            <text:p>9.6866</text:p>
          </table:table-cell>
          <table:table-cell table:style-name="ce240" table:formula="of:=[RawData.H61]/[RawData.X61]" office:value-type="float" office:value="2.61671834411399" calcext:value-type="float">
            <text:p>2.6167</text:p>
          </table:table-cell>
          <table:table-cell table:style-name="ce240" table:formula="of:=[RawData.I61]-[RawData.W61]" office:value-type="float" office:value="9.691056" calcext:value-type="float">
            <text:p>9.6911</text:p>
          </table:table-cell>
          <table:table-cell table:style-name="ce240" table:formula="of:=[RawData.J61]/[RawData.X61]" office:value-type="float" office:value="2.64564772746804" calcext:value-type="float">
            <text:p>2.6456</text:p>
          </table:table-cell>
          <table:table-cell table:style-name="ce240" table:formula="of:=[RawData.K61]-[RawData.W61]" office:value-type="float" office:value="2.540547" calcext:value-type="float">
            <text:p>2.5405</text:p>
          </table:table-cell>
          <table:table-cell table:style-name="ce240" table:formula="of:=[RawData.L61]/[RawData.X61]" office:value-type="float" office:value="0.840392801691293" calcext:value-type="float">
            <text:p>0.8404</text:p>
          </table:table-cell>
          <table:table-cell table:style-name="ce240" table:formula="of:=[RawData.M61]-[RawData.W61]" office:value-type="float" office:value="-0.740880000000004" calcext:value-type="float">
            <text:p>-0.7409</text:p>
          </table:table-cell>
          <table:table-cell table:style-name="ce240" table:formula="of:=[RawData.N61]/[RawData.X61]" office:value-type="float" office:value="0.627921233406478" calcext:value-type="float">
            <text:p>0.6279</text:p>
          </table:table-cell>
          <table:table-cell table:style-name="ce240" table:formula="of:=[RawData.O61]-[RawData.W61]" office:value-type="float" office:value="1.68365399999999" calcext:value-type="float">
            <text:p>1.6837</text:p>
          </table:table-cell>
          <table:table-cell table:style-name="ce240" table:formula="of:=[RawData.P61]/[RawData.X61]" office:value-type="float" office:value="1.12389066179293" calcext:value-type="float">
            <text:p>1.1239</text:p>
          </table:table-cell>
          <table:table-cell table:style-name="ce240" table:formula="of:=[RawData.Q61]-[RawData.W61]" office:value-type="float" office:value="1.56729000000001" calcext:value-type="float">
            <text:p>1.5673</text:p>
          </table:table-cell>
          <table:table-cell table:style-name="ce240" table:formula="of:=[RawData.R61]/[RawData.X61]" office:value-type="float" office:value="0.774190534029254" calcext:value-type="float">
            <text:p>0.774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61]-[RawData.W61]" office:value-type="float" office:value="-11.5406" calcext:value-type="float">
            <text:p>-11.5406</text:p>
          </table:table-cell>
          <table:table-cell table:style-name="ce240" table:formula="of:=[RawData.Z61]/[RawData.X61]" office:value-type="float" office:value="0.44655012232083" calcext:value-type="float">
            <text:p>0.4466</text:p>
          </table:table-cell>
          <table:table-cell table:style-name="ce240" table:formula="of:=[RawData.AA61]-[RawData.W61]" office:value-type="float" office:value="-2.73599999999999" calcext:value-type="float">
            <text:p>-2.7360</text:p>
          </table:table-cell>
          <table:table-cell table:style-name="ce240" table:formula="of:=[RawData.AB61]/[RawData.X61]" office:value-type="float" office:value="1.35022823348096" calcext:value-type="float">
            <text:p>1.3502</text:p>
          </table:table-cell>
          <table:table-cell table:style-name="ce240" table:formula="of:=[RawData.AC61]-[RawData.W61]" office:value-type="float" office:value="1.09000000000003" calcext:value-type="float">
            <text:p>1.0900</text:p>
          </table:table-cell>
          <table:table-cell table:style-name="ce240" table:formula="of:=[RawData.AD61]/[RawData.X61]" office:value-type="float" office:value="1.57174418274216" calcext:value-type="float">
            <text:p>1.5717</text:p>
          </table:table-cell>
          <table:table-cell table:style-name="ce240" table:formula="of:=[RawData.AE61]-[RawData.W61]" office:value-type="float" office:value="-11.0985" calcext:value-type="float">
            <text:p>-11.0985</text:p>
          </table:table-cell>
          <table:table-cell table:style-name="ce240" table:formula="of:=[RawData.AF61]/[RawData.X61]" office:value-type="float" office:value="0.80429949295581" calcext:value-type="float">
            <text:p>0.8043</text:p>
          </table:table-cell>
          <table:table-cell table:style-name="ce240" table:formula="of:=[RawData.AG61]-[RawData.W61]" office:value-type="float" office:value="-0.338399999999979" calcext:value-type="float">
            <text:p>-0.3384</text:p>
          </table:table-cell>
          <table:table-cell table:style-name="ce240" table:formula="of:=[RawData.AH61]/[RawData.X61]" office:value-type="float" office:value="1.03425825851806" calcext:value-type="float">
            <text:p>1.0343</text:p>
          </table:table-cell>
          <table:table-cell table:style-name="ce240" table:formula="of:=[RawData.AI61]-[RawData.W61]" office:value-type="float" office:value="-10.7869" calcext:value-type="float">
            <text:p>-10.7869</text:p>
          </table:table-cell>
          <table:table-cell table:style-name="ce240" table:formula="of:=[RawData.AJ61]/[RawData.X61]" office:value-type="float" office:value="0.832234760314196" calcext:value-type="float">
            <text:p>0.8322</text:p>
          </table:table-cell>
          <table:table-cell table:style-name="ce240" table:formula="of:=[RawData.AK61]-[RawData.W61]" office:value-type="float" office:value="-1.61000000000001" calcext:value-type="float">
            <text:p>-1.6100</text:p>
          </table:table-cell>
          <table:table-cell table:style-name="ce240" table:formula="of:=[RawData.AL61]/[RawData.X61]" office:value-type="float" office:value="1.51038783380409" calcext:value-type="float">
            <text:p>1.5104</text:p>
          </table:table-cell>
          <table:table-cell table:style-name="ce240" table:formula="of:=[RawData.AM61]-[RawData.W61]" office:value-type="float" office:value="-1.12758276494998" calcext:value-type="float">
            <text:p>-1.1276</text:p>
          </table:table-cell>
          <table:table-cell table:style-name="ce240" table:formula="of:=[RawData.AN61]/[RawData.X61]" office:value-type="float" office:value="0.180587336167571" calcext:value-type="float">
            <text:p>0.180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u</text:p>
          </table:table-cell>
          <table:table-cell table:style-name="ce70"/>
          <table:table-cell table:number-columns-repeated="2"/>
          <table:table-cell table:style-name="ce240" table:formula="of:=[RawData.G62]-[RawData.W62]" office:value-type="float" office:value="9.58909999999997" calcext:value-type="float">
            <text:p>9.5891</text:p>
          </table:table-cell>
          <table:table-cell table:style-name="ce240" table:formula="of:=[RawData.H62]/[RawData.X62]" office:value-type="float" office:value="2.23948846854808" calcext:value-type="float">
            <text:p>2.2395</text:p>
          </table:table-cell>
          <table:table-cell table:style-name="ce240" table:formula="of:=[RawData.I62]-[RawData.W62]" office:value-type="float" office:value="9.593616" calcext:value-type="float">
            <text:p>9.5936</text:p>
          </table:table-cell>
          <table:table-cell table:style-name="ce240" table:formula="of:=[RawData.J62]/[RawData.X62]" office:value-type="float" office:value="2.26212698588023" calcext:value-type="float">
            <text:p>2.2621</text:p>
          </table:table-cell>
          <table:table-cell table:style-name="ce240" table:formula="of:=[RawData.K62]-[RawData.W62]" office:value-type="float" office:value="2.38973299999998" calcext:value-type="float">
            <text:p>2.3897</text:p>
          </table:table-cell>
          <table:table-cell table:style-name="ce240" table:formula="of:=[RawData.L62]/[RawData.X62]" office:value-type="float" office:value="0.872056847259807" calcext:value-type="float">
            <text:p>0.8721</text:p>
          </table:table-cell>
          <table:table-cell table:style-name="ce240" table:formula="of:=[RawData.M62]-[RawData.W62]" office:value-type="float" office:value="-0.687730000000045" calcext:value-type="float">
            <text:p>-0.6877</text:p>
          </table:table-cell>
          <table:table-cell table:style-name="ce240" table:formula="of:=[RawData.N62]/[RawData.X62]" office:value-type="float" office:value="0.687625411903315" calcext:value-type="float">
            <text:p>0.6876</text:p>
          </table:table-cell>
          <table:table-cell table:style-name="ce240" table:formula="of:=[RawData.O62]-[RawData.W62]" office:value-type="float" office:value="1.78741700000001" calcext:value-type="float">
            <text:p>1.7874</text:p>
          </table:table-cell>
          <table:table-cell table:style-name="ce240" table:formula="of:=[RawData.P62]/[RawData.X62]" office:value-type="float" office:value="1.08580475322619" calcext:value-type="float">
            <text:p>1.0858</text:p>
          </table:table-cell>
          <table:table-cell table:style-name="ce240" table:formula="of:=[RawData.Q62]-[RawData.W62]" office:value-type="float" office:value="1.45979" calcext:value-type="float">
            <text:p>1.4598</text:p>
          </table:table-cell>
          <table:table-cell table:style-name="ce240" table:formula="of:=[RawData.R62]/[RawData.X62]" office:value-type="float" office:value="0.785182618140314" calcext:value-type="float">
            <text:p>0.7852</text:p>
          </table:table-cell>
          <table:table-cell table:style-name="ce240" table:number-columns-repeated="2"/>
          <table:table-cell table:style-name="ce250" table:number-columns-repeated="2"/>
          <table:table-cell table:style-name="ce240" table:number-columns-repeated="2"/>
          <table:table-cell table:style-name="ce240" table:formula="of:=[RawData.Y62]-[RawData.W62]" office:value-type="float" office:value="-11.3981" calcext:value-type="float">
            <text:p>-11.3981</text:p>
          </table:table-cell>
          <table:table-cell table:style-name="ce240" table:formula="of:=[RawData.Z62]/[RawData.X62]" office:value-type="float" office:value="0.533611834281401" calcext:value-type="float">
            <text:p>0.5336</text:p>
          </table:table-cell>
          <table:table-cell table:style-name="ce240" table:formula="of:=[RawData.AA62]-[RawData.W62]" office:value-type="float" office:value="-2.7414" calcext:value-type="float">
            <text:p>-2.7414</text:p>
          </table:table-cell>
          <table:table-cell table:style-name="ce240" table:formula="of:=[RawData.AB62]/[RawData.X62]" office:value-type="float" office:value="1.23398805710499" calcext:value-type="float">
            <text:p>1.2340</text:p>
          </table:table-cell>
          <table:table-cell table:style-name="ce240" table:formula="of:=[RawData.AC62]-[RawData.W62]" office:value-type="float" office:value="1.09459999999996" calcext:value-type="float">
            <text:p>1.0946</text:p>
          </table:table-cell>
          <table:table-cell table:style-name="ce240" table:formula="of:=[RawData.AD62]/[RawData.X62]" office:value-type="float" office:value="1.40547935328878" calcext:value-type="float">
            <text:p>1.4055</text:p>
          </table:table-cell>
          <table:table-cell table:style-name="ce240" table:formula="of:=[RawData.AE62]-[RawData.W62]" office:value-type="float" office:value="-11.0024" calcext:value-type="float">
            <text:p>-11.0024</text:p>
          </table:table-cell>
          <table:table-cell table:style-name="ce240" table:formula="of:=[RawData.AF62]/[RawData.X62]" office:value-type="float" office:value="0.802626668323485" calcext:value-type="float">
            <text:p>0.8026</text:p>
          </table:table-cell>
          <table:table-cell table:style-name="ce240" table:formula="of:=[RawData.AG62]-[RawData.W62]" office:value-type="float" office:value="-0.29060000000004" calcext:value-type="float">
            <text:p>-0.2906</text:p>
          </table:table-cell>
          <table:table-cell table:style-name="ce240" table:formula="of:=[RawData.AH62]/[RawData.X62]" office:value-type="float" office:value="0.98971026950903" calcext:value-type="float">
            <text:p>0.9897</text:p>
          </table:table-cell>
          <table:table-cell table:style-name="ce240" table:formula="of:=[RawData.AI62]-[RawData.W62]" office:value-type="float" office:value="-10.6868" calcext:value-type="float">
            <text:p>-10.6868</text:p>
          </table:table-cell>
          <table:table-cell table:style-name="ce240" table:formula="of:=[RawData.AJ62]/[RawData.X62]" office:value-type="float" office:value="0.824328388652639" calcext:value-type="float">
            <text:p>0.8243</text:p>
          </table:table-cell>
          <table:table-cell table:style-name="ce240" table:formula="of:=[RawData.AK62]-[RawData.W62]" office:value-type="float" office:value="-1.61020000000002" calcext:value-type="float">
            <text:p>-1.6102</text:p>
          </table:table-cell>
          <table:table-cell table:style-name="ce240" table:formula="of:=[RawData.AL62]/[RawData.X62]" office:value-type="float" office:value="1.36748331124243" calcext:value-type="float">
            <text:p>1.3675</text:p>
          </table:table-cell>
          <table:table-cell table:style-name="ce240" table:formula="of:=[RawData.AM62]-[RawData.W62]" office:value-type="float" office:value="-0.884876599150005" calcext:value-type="float">
            <text:p>-0.8849</text:p>
          </table:table-cell>
          <table:table-cell table:style-name="ce240" table:formula="of:=[RawData.AN62]/[RawData.X62]" office:value-type="float" office:value="0.235516652338285" calcext:value-type="float">
            <text:p>0.235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3]-[RawData.W63]" office:value-type="float" office:value="8.51709999999997" calcext:value-type="float">
            <text:p>8.5171</text:p>
          </table:table-cell>
          <table:table-cell table:style-name="ce240" table:formula="of:=[RawData.H63]/[RawData.X63]" office:value-type="float" office:value="1.78078021179099" calcext:value-type="float">
            <text:p>1.7808</text:p>
          </table:table-cell>
          <table:table-cell table:style-name="ce240" table:formula="of:=[RawData.I63]-[RawData.W63]" office:value-type="float" office:value="8.52231" calcext:value-type="float">
            <text:p>8.5223</text:p>
          </table:table-cell>
          <table:table-cell table:style-name="ce240" table:formula="of:=[RawData.J63]/[RawData.X63]" office:value-type="float" office:value="1.79622403212487" calcext:value-type="float">
            <text:p>1.7962</text:p>
          </table:table-cell>
          <table:table-cell table:style-name="ce240" table:formula="of:=[RawData.K63]-[RawData.W63]" office:value-type="float" office:value="2.88410499999998" calcext:value-type="float">
            <text:p>2.8841</text:p>
          </table:table-cell>
          <table:table-cell table:style-name="ce240" table:formula="of:=[RawData.L63]/[RawData.X63]" office:value-type="float" office:value="1.04477080263605" calcext:value-type="float">
            <text:p>1.0448</text:p>
          </table:table-cell>
          <table:table-cell table:style-name="ce240" table:formula="of:=[RawData.M63]-[RawData.W63]" office:value-type="float" office:value="-0.346814999999992" calcext:value-type="float">
            <text:p>-0.3468</text:p>
          </table:table-cell>
          <table:table-cell table:style-name="ce240" table:formula="of:=[RawData.N63]/[RawData.X63]" office:value-type="float" office:value="0.821483508476497" calcext:value-type="float">
            <text:p>0.8215</text:p>
          </table:table-cell>
          <table:table-cell table:style-name="ce240" table:formula="of:=[RawData.O63]-[RawData.W63]" office:value-type="float" office:value="1.39464499999997" calcext:value-type="float">
            <text:p>1.3946</text:p>
          </table:table-cell>
          <table:table-cell table:style-name="ce240" table:formula="of:=[RawData.P63]/[RawData.X63]" office:value-type="float" office:value="1.01363364044107" calcext:value-type="float">
            <text:p>1.0136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63]-[RawData.W63]" office:value-type="float" office:value="-11.2606" calcext:value-type="float">
            <text:p>-11.2606</text:p>
          </table:table-cell>
          <table:table-cell table:style-name="ce240" table:formula="of:=[RawData.Z63]/[RawData.X63]" office:value-type="float" office:value="0.649938141809291" calcext:value-type="float">
            <text:p>0.6499</text:p>
          </table:table-cell>
          <table:table-cell table:style-name="ce240" table:formula="of:=[RawData.AA63]-[RawData.W63]" office:value-type="float" office:value="-3.09199999999998" calcext:value-type="float">
            <text:p>-3.0920</text:p>
          </table:table-cell>
          <table:table-cell table:style-name="ce240" table:formula="of:=[RawData.AB63]/[RawData.X63]" office:value-type="float" office:value="1.1578135996373" calcext:value-type="float">
            <text:p>1.1578</text:p>
          </table:table-cell>
          <table:table-cell table:style-name="ce240" table:formula="of:=[RawData.AC63]-[RawData.W63]" office:value-type="float" office:value="0.587400000000002" calcext:value-type="float">
            <text:p>0.5874</text:p>
          </table:table-cell>
          <table:table-cell table:style-name="ce240" table:formula="of:=[RawData.AD63]/[RawData.X63]" office:value-type="float" office:value="1.28182004728056" calcext:value-type="float">
            <text:p>1.2818</text:p>
          </table:table-cell>
          <table:table-cell table:style-name="ce240" table:formula="of:=[RawData.AE63]-[RawData.W63]" office:value-type="float" office:value="-11.1914" calcext:value-type="float">
            <text:p>-11.1914</text:p>
          </table:table-cell>
          <table:table-cell table:style-name="ce240" table:formula="of:=[RawData.AF63]/[RawData.X63]" office:value-type="float" office:value="0.85407208342104" calcext:value-type="float">
            <text:p>0.8541</text:p>
          </table:table-cell>
          <table:table-cell table:style-name="ce240" table:formula="of:=[RawData.AG63]-[RawData.W63]" office:value-type="float" office:value="-0.345000000000027" calcext:value-type="float">
            <text:p>-0.3450</text:p>
          </table:table-cell>
          <table:table-cell table:style-name="ce240" table:formula="of:=[RawData.AH63]/[RawData.X63]" office:value-type="float" office:value="1.03928492527405" calcext:value-type="float">
            <text:p>1.0393</text:p>
          </table:table-cell>
          <table:table-cell table:style-name="ce240" table:formula="of:=[RawData.AI63]-[RawData.W63]" office:value-type="float" office:value="-10.9124" calcext:value-type="float">
            <text:p>-10.9124</text:p>
          </table:table-cell>
          <table:table-cell table:style-name="ce240" table:formula="of:=[RawData.AJ63]/[RawData.X63]" office:value-type="float" office:value="0.864068891983355" calcext:value-type="float">
            <text:p>0.8641</text:p>
          </table:table-cell>
          <table:table-cell table:style-name="ce240" table:formula="of:=[RawData.AK63]-[RawData.W63]" office:value-type="float" office:value="-2.1318" calcext:value-type="float">
            <text:p>-2.1318</text:p>
          </table:table-cell>
          <table:table-cell table:style-name="ce240" table:formula="of:=[RawData.AL63]/[RawData.X63]" office:value-type="float" office:value="1.24205351932512" calcext:value-type="float">
            <text:p>1.2421</text:p>
          </table:table-cell>
          <table:table-cell table:style-name="ce240" table:formula="of:=[RawData.AM63]-[RawData.W63]" office:value-type="float" office:value="-0.906937347700023" calcext:value-type="float">
            <text:p>-0.9069</text:p>
          </table:table-cell>
          <table:table-cell table:style-name="ce240" table:formula="of:=[RawData.AN63]/[RawData.X63]" office:value-type="float" office:value="0.295335982778235" calcext:value-type="float">
            <text:p>0.295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4]-[RawData.W64]" office:value-type="float" office:value="8.27089999999998" calcext:value-type="float">
            <text:p>8.2709</text:p>
          </table:table-cell>
          <table:table-cell table:style-name="ce240" table:formula="of:=[RawData.H64]/[RawData.X64]" office:value-type="float" office:value="1.65989198036007" calcext:value-type="float">
            <text:p>1.6599</text:p>
          </table:table-cell>
          <table:table-cell table:style-name="ce240" table:formula="of:=[RawData.I64]-[RawData.W64]" office:value-type="float" office:value="8.27648299999999" calcext:value-type="float">
            <text:p>8.2765</text:p>
          </table:table-cell>
          <table:table-cell table:style-name="ce240" table:formula="of:=[RawData.J64]/[RawData.X64]" office:value-type="float" office:value="1.6749448516331" calcext:value-type="float">
            <text:p>1.6749</text:p>
          </table:table-cell>
          <table:table-cell table:style-name="ce240" table:formula="of:=[RawData.K64]-[RawData.W64]" office:value-type="float" office:value="2.71978299999995" calcext:value-type="float">
            <text:p>2.7198</text:p>
          </table:table-cell>
          <table:table-cell table:style-name="ce240" table:formula="of:=[RawData.L64]/[RawData.X64]" office:value-type="float" office:value="0.999843449797196" calcext:value-type="float">
            <text:p>0.9998</text:p>
          </table:table-cell>
          <table:table-cell table:style-name="ce240" table:formula="of:=[RawData.M64]-[RawData.W64]" office:value-type="float" office:value="-0.307825000000037" calcext:value-type="float">
            <text:p>-0.3078</text:p>
          </table:table-cell>
          <table:table-cell table:style-name="ce240" table:formula="of:=[RawData.N64]/[RawData.X64]" office:value-type="float" office:value="0.771664413292535" calcext:value-type="float">
            <text:p>0.7717</text:p>
          </table:table-cell>
          <table:table-cell table:style-name="ce240" table:formula="of:=[RawData.O64]-[RawData.W64]" office:value-type="float" office:value="1.43778199999997" calcext:value-type="float">
            <text:p>1.4378</text:p>
          </table:table-cell>
          <table:table-cell table:style-name="ce240" table:formula="of:=[RawData.P64]/[RawData.X64]" office:value-type="float" office:value="0.532199530349392" calcext:value-type="float">
            <text:p>0.5322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64]-[RawData.W64]" office:value-type="float" office:value="-12.0206" calcext:value-type="float">
            <text:p>-12.0206</text:p>
          </table:table-cell>
          <table:table-cell table:style-name="ce240" table:formula="of:=[RawData.Z64]/[RawData.X64]" office:value-type="float" office:value="0.299345196043549" calcext:value-type="float">
            <text:p>0.2993</text:p>
          </table:table-cell>
          <table:table-cell table:style-name="ce240" table:formula="of:=[RawData.AA64]-[RawData.W64]" office:value-type="float" office:value="-3.39690000000002" calcext:value-type="float">
            <text:p>-3.3969</text:p>
          </table:table-cell>
          <table:table-cell table:style-name="ce240" table:formula="of:=[RawData.AB64]/[RawData.X64]" office:value-type="float" office:value="0.949136110439052" calcext:value-type="float">
            <text:p>0.9491</text:p>
          </table:table-cell>
          <table:table-cell table:style-name="ce240" table:formula="of:=[RawData.AC64]-[RawData.W64]" office:value-type="float" office:value="0.304599999999994" calcext:value-type="float">
            <text:p>0.3046</text:p>
          </table:table-cell>
          <table:table-cell table:style-name="ce240" table:formula="of:=[RawData.AD64]/[RawData.X64]" office:value-type="float" office:value="1.05270178040276" calcext:value-type="float">
            <text:p>1.0527</text:p>
          </table:table-cell>
          <table:table-cell table:style-name="ce240" table:formula="of:=[RawData.AE64]-[RawData.W64]" office:value-type="float" office:value="-11.5682" calcext:value-type="float">
            <text:p>-11.5682</text:p>
          </table:table-cell>
          <table:table-cell table:style-name="ce240" table:formula="of:=[RawData.AF64]/[RawData.X64]" office:value-type="float" office:value="0.638681175549705" calcext:value-type="float">
            <text:p>0.6387</text:p>
          </table:table-cell>
          <table:table-cell table:style-name="ce240" table:formula="of:=[RawData.AG64]-[RawData.W64]" office:value-type="float" office:value="-0.920800000000043" calcext:value-type="float">
            <text:p>-0.9208</text:p>
          </table:table-cell>
          <table:table-cell table:style-name="ce240" table:formula="of:=[RawData.AH64]/[RawData.X64]" office:value-type="float" office:value="0.401986959368107" calcext:value-type="float">
            <text:p>0.4020</text:p>
          </table:table-cell>
          <table:table-cell table:style-name="ce240" table:formula="of:=[RawData.AI64]-[RawData.W64]" office:value-type="float" office:value="-11.2955" calcext:value-type="float">
            <text:p>-11.2955</text:p>
          </table:table-cell>
          <table:table-cell table:style-name="ce240" table:formula="of:=[RawData.AJ64]/[RawData.X64]" office:value-type="float" office:value="0.683507715078631" calcext:value-type="float">
            <text:p>0.6835</text:p>
          </table:table-cell>
          <table:table-cell table:style-name="ce240" table:formula="of:=[RawData.AK64]-[RawData.W64]" office:value-type="float" office:value="-2.40730000000002" calcext:value-type="float">
            <text:p>-2.4073</text:p>
          </table:table-cell>
          <table:table-cell table:style-name="ce240" table:formula="of:=[RawData.AL64]/[RawData.X64]" office:value-type="float" office:value="1.01444752010247" calcext:value-type="float">
            <text:p>1.0144</text:p>
          </table:table-cell>
          <table:table-cell table:style-name="ce240" table:formula="of:=[RawData.AM64]-[RawData.W64]" office:value-type="float" office:value="-1.53902116790005" calcext:value-type="float">
            <text:p>-1.5390</text:p>
          </table:table-cell>
          <table:table-cell table:style-name="ce240" table:formula="of:=[RawData.AN64]/[RawData.X64]" office:value-type="float" office:value="0.103909919469352" calcext:value-type="float">
            <text:p>0.103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5]-[RawData.W65]" office:value-type="float" office:value="8.84730000000002" calcext:value-type="float">
            <text:p>8.8473</text:p>
          </table:table-cell>
          <table:table-cell table:style-name="ce240" table:formula="of:=[RawData.H65]/[RawData.X65]" office:value-type="float" office:value="2.25055595889099" calcext:value-type="float">
            <text:p>2.2506</text:p>
          </table:table-cell>
          <table:table-cell table:style-name="ce240" table:formula="of:=[RawData.I65]-[RawData.W65]" office:value-type="float" office:value="8.851992" calcext:value-type="float">
            <text:p>8.8520</text:p>
          </table:table-cell>
          <table:table-cell table:style-name="ce240" table:formula="of:=[RawData.J65]/[RawData.X65]" office:value-type="float" office:value="2.27001723514267" calcext:value-type="float">
            <text:p>2.2700</text:p>
          </table:table-cell>
          <table:table-cell table:style-name="ce240" table:formula="of:=[RawData.K65]-[RawData.W65]" office:value-type="float" office:value="2.918474" calcext:value-type="float">
            <text:p>2.9185</text:p>
          </table:table-cell>
          <table:table-cell table:style-name="ce240" table:formula="of:=[RawData.L65]/[RawData.X65]" office:value-type="float" office:value="1.26305934421346" calcext:value-type="float">
            <text:p>1.2631</text:p>
          </table:table-cell>
          <table:table-cell table:style-name="ce240" table:formula="of:=[RawData.M65]-[RawData.W65]" office:value-type="float" office:value="-0.473720000000014" calcext:value-type="float">
            <text:p>-0.4737</text:p>
          </table:table-cell>
          <table:table-cell table:style-name="ce240" table:formula="of:=[RawData.N65]/[RawData.X65]" office:value-type="float" office:value="1.013532778688" calcext:value-type="float">
            <text:p>1.0135</text:p>
          </table:table-cell>
          <table:table-cell table:style-name="ce240" table:formula="of:=[RawData.O65]-[RawData.W65]" office:value-type="float" office:value="1.79888199999999" calcext:value-type="float">
            <text:p>1.7989</text:p>
          </table:table-cell>
          <table:table-cell table:style-name="ce240" table:formula="of:=[RawData.P65]/[RawData.X65]" office:value-type="float" office:value="1.23431282847841" calcext:value-type="float">
            <text:p>1.2343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65]-[RawData.W65]" office:value-type="float" office:value="-11.255" calcext:value-type="float">
            <text:p>-11.2550</text:p>
          </table:table-cell>
          <table:table-cell table:style-name="ce240" table:formula="of:=[RawData.Z65]/[RawData.X65]" office:value-type="float" office:value="0.904600938357768" calcext:value-type="float">
            <text:p>0.9046</text:p>
          </table:table-cell>
          <table:table-cell table:style-name="ce240" table:formula="of:=[RawData.AA65]-[RawData.W65]" office:value-type="float" office:value="-2.82620000000003" calcext:value-type="float">
            <text:p>-2.8262</text:p>
          </table:table-cell>
          <table:table-cell table:style-name="ce240" table:formula="of:=[RawData.AB65]/[RawData.X65]" office:value-type="float" office:value="1.48011599251016" calcext:value-type="float">
            <text:p>1.4801</text:p>
          </table:table-cell>
          <table:table-cell table:style-name="ce240" table:formula="of:=[RawData.AC65]-[RawData.W65]" office:value-type="float" office:value="0.865299999999991" calcext:value-type="float">
            <text:p>0.8653</text:p>
          </table:table-cell>
          <table:table-cell table:style-name="ce240" table:formula="of:=[RawData.AD65]/[RawData.X65]" office:value-type="float" office:value="1.73513310636849" calcext:value-type="float">
            <text:p>1.7351</text:p>
          </table:table-cell>
          <table:table-cell table:style-name="ce240" table:formula="of:=[RawData.AE65]-[RawData.W65]" office:value-type="float" office:value="-11.1662" calcext:value-type="float">
            <text:p>-11.1662</text:p>
          </table:table-cell>
          <table:table-cell table:style-name="ce240" table:formula="of:=[RawData.AF65]/[RawData.X65]" office:value-type="float" office:value="0.700642583569164" calcext:value-type="float">
            <text:p>0.7006</text:p>
          </table:table-cell>
          <table:table-cell table:style-name="ce240" table:formula="of:=[RawData.AG65]-[RawData.W65]" office:value-type="float" office:value="-0.344699999999989" calcext:value-type="float">
            <text:p>-0.3447</text:p>
          </table:table-cell>
          <table:table-cell table:style-name="ce240" table:formula="of:=[RawData.AH65]/[RawData.X65]" office:value-type="float" office:value="1.34385809945316" calcext:value-type="float">
            <text:p>1.3439</text:p>
          </table:table-cell>
          <table:table-cell table:style-name="ce240" table:formula="of:=[RawData.AI65]-[RawData.W65]" office:value-type="float" office:value="-10.8214" calcext:value-type="float">
            <text:p>-10.8214</text:p>
          </table:table-cell>
          <table:table-cell table:style-name="ce240" table:formula="of:=[RawData.AJ65]/[RawData.X65]" office:value-type="float" office:value="0.648289995106071" calcext:value-type="float">
            <text:p>0.6483</text:p>
          </table:table-cell>
          <table:table-cell table:style-name="ce240" table:formula="of:=[RawData.AK65]-[RawData.W65]" office:value-type="float" office:value="-1.85410000000002" calcext:value-type="float">
            <text:p>-1.8541</text:p>
          </table:table-cell>
          <table:table-cell table:style-name="ce240" table:formula="of:=[RawData.AL65]/[RawData.X65]" office:value-type="float" office:value="1.71226439347192" calcext:value-type="float">
            <text:p>1.7123</text:p>
          </table:table-cell>
          <table:table-cell table:style-name="ce240" table:formula="of:=[RawData.AM65]-[RawData.W65]" office:value-type="float" office:value="-0.923002247499994" calcext:value-type="float">
            <text:p>-0.9230</text:p>
          </table:table-cell>
          <table:table-cell table:style-name="ce240" table:formula="of:=[RawData.AN65]/[RawData.X65]" office:value-type="float" office:value="0.382261174166181" calcext:value-type="float">
            <text:p>0.38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6]-[RawData.W66]" office:value-type="float" office:value="8.73489999999998" calcext:value-type="float">
            <text:p>8.7349</text:p>
          </table:table-cell>
          <table:table-cell table:style-name="ce240" table:formula="of:=[RawData.H66]/[RawData.X66]" office:value-type="float" office:value="1.76787213378234" calcext:value-type="float">
            <text:p>1.7679</text:p>
          </table:table-cell>
          <table:table-cell table:style-name="ce240" table:formula="of:=[RawData.I66]-[RawData.W66]" office:value-type="float" office:value="8.73991299999994" calcext:value-type="float">
            <text:p>8.7399</text:p>
          </table:table-cell>
          <table:table-cell table:style-name="ce240" table:formula="of:=[RawData.J66]/[RawData.X66]" office:value-type="float" office:value="1.78386652380223" calcext:value-type="float">
            <text:p>1.7839</text:p>
          </table:table-cell>
          <table:table-cell table:style-name="ce240" table:formula="of:=[RawData.K66]-[RawData.W66]" office:value-type="float" office:value="2.65452199999999" calcext:value-type="float">
            <text:p>2.6545</text:p>
          </table:table-cell>
          <table:table-cell table:style-name="ce240" table:formula="of:=[RawData.L66]/[RawData.X66]" office:value-type="float" office:value="0.957707025868667" calcext:value-type="float">
            <text:p>0.9577</text:p>
          </table:table-cell>
          <table:table-cell table:style-name="ce240" table:formula="of:=[RawData.M66]-[RawData.W66]" office:value-type="float" office:value="-0.445357000000001" calcext:value-type="float">
            <text:p>-0.4454</text:p>
          </table:table-cell>
          <table:table-cell table:style-name="ce240" table:formula="of:=[RawData.N66]/[RawData.X66]" office:value-type="float" office:value="0.766814633399663" calcext:value-type="float">
            <text:p>0.7668</text:p>
          </table:table-cell>
          <table:table-cell table:style-name="ce240" table:formula="of:=[RawData.O66]-[RawData.W66]" office:value-type="float" office:value="1.52756499999998" calcext:value-type="float">
            <text:p>1.5276</text:p>
          </table:table-cell>
          <table:table-cell table:style-name="ce240" table:formula="of:=[RawData.P66]/[RawData.X66]" office:value-type="float" office:value="1.02358793816011" calcext:value-type="float">
            <text:p>1.0236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66]-[RawData.W66]" office:value-type="float" office:value="-11.6227" calcext:value-type="float">
            <text:p>-11.6227</text:p>
          </table:table-cell>
          <table:table-cell table:style-name="ce240" table:formula="of:=[RawData.Z66]/[RawData.X66]" office:value-type="float" office:value="0.700825175264044" calcext:value-type="float">
            <text:p>0.7008</text:p>
          </table:table-cell>
          <table:table-cell table:style-name="ce240" table:formula="of:=[RawData.AA66]-[RawData.W66]" office:value-type="float" office:value="-3.24600000000004" calcext:value-type="float">
            <text:p>-3.2460</text:p>
          </table:table-cell>
          <table:table-cell table:style-name="ce240" table:formula="of:=[RawData.AB66]/[RawData.X66]" office:value-type="float" office:value="0.882086721261289" calcext:value-type="float">
            <text:p>0.8821</text:p>
          </table:table-cell>
          <table:table-cell table:style-name="ce240" table:formula="of:=[RawData.AC66]-[RawData.W66]" office:value-type="float" office:value="0.6721" calcext:value-type="float">
            <text:p>0.6721</text:p>
          </table:table-cell>
          <table:table-cell table:style-name="ce240" table:formula="of:=[RawData.AD66]/[RawData.X66]" office:value-type="float" office:value="0.206619312720037" calcext:value-type="float">
            <text:p>0.2066</text:p>
          </table:table-cell>
          <table:table-cell table:style-name="ce240" table:formula="of:=[RawData.AE66]-[RawData.W66]" office:value-type="float" office:value="-11.407" calcext:value-type="float">
            <text:p>-11.4070</text:p>
          </table:table-cell>
          <table:table-cell table:style-name="ce240" table:formula="of:=[RawData.AF66]/[RawData.X66]" office:value-type="float" office:value="0.927338995867136" calcext:value-type="float">
            <text:p>0.9273</text:p>
          </table:table-cell>
          <table:table-cell table:style-name="ce240" table:formula="of:=[RawData.AG66]-[RawData.W66]" office:value-type="float" office:value="-0.719200000000001" calcext:value-type="float">
            <text:p>-0.7192</text:p>
          </table:table-cell>
          <table:table-cell table:style-name="ce240" table:formula="of:=[RawData.AH66]/[RawData.X66]" office:value-type="float" office:value="1.17693002602174" calcext:value-type="float">
            <text:p>1.1769</text:p>
          </table:table-cell>
          <table:table-cell table:style-name="ce240" table:formula="of:=[RawData.AI66]-[RawData.W66]" office:value-type="float" office:value="-11.1116" calcext:value-type="float">
            <text:p>-11.1116</text:p>
          </table:table-cell>
          <table:table-cell table:style-name="ce240" table:formula="of:=[RawData.AJ66]/[RawData.X66]" office:value-type="float" office:value="0.950273910913822" calcext:value-type="float">
            <text:p>0.9503</text:p>
          </table:table-cell>
          <table:table-cell table:style-name="ce240" table:formula="of:=[RawData.AK66]-[RawData.W66]" office:value-type="float" office:value="-2.02840000000003" calcext:value-type="float">
            <text:p>-2.0284</text:p>
          </table:table-cell>
          <table:table-cell table:style-name="ce240" table:formula="of:=[RawData.AL66]/[RawData.X66]" office:value-type="float" office:value="0.821029352517986" calcext:value-type="float">
            <text:p>0.8210</text:p>
          </table:table-cell>
          <table:table-cell table:style-name="ce240" table:formula="of:=[RawData.AM66]-[RawData.W66]" office:value-type="float" office:value="-1.16081460060002" calcext:value-type="float">
            <text:p>-1.1608</text:p>
          </table:table-cell>
          <table:table-cell table:style-name="ce240" table:formula="of:=[RawData.AN66]/[RawData.X66]" office:value-type="float" office:value="0.289364430558687" calcext:value-type="float">
            <text:p>0.289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7]-[RawData.W67]" office:value-type="float" office:value="10.3655" calcext:value-type="float">
            <text:p>10.3655</text:p>
          </table:table-cell>
          <table:table-cell table:style-name="ce240" table:formula="of:=[RawData.H67]/[RawData.X67]" office:value-type="float" office:value="2.00092590249496" calcext:value-type="float">
            <text:p>2.0009</text:p>
          </table:table-cell>
          <table:table-cell table:style-name="ce240" table:formula="of:=[RawData.I67]-[RawData.W67]" office:value-type="float" office:value="10.369833" calcext:value-type="float">
            <text:p>10.3698</text:p>
          </table:table-cell>
          <table:table-cell table:style-name="ce240" table:formula="of:=[RawData.J67]/[RawData.X67]" office:value-type="float" office:value="2.02065952315053" calcext:value-type="float">
            <text:p>2.0207</text:p>
          </table:table-cell>
          <table:table-cell table:style-name="ce241" table:formula="of:=[RawData.K67]-[RawData.W67]" office:value-type="float" office:value="2.26167100000004" calcext:value-type="float">
            <text:p>2.2617</text:p>
          </table:table-cell>
          <table:table-cell table:style-name="ce240" table:formula="of:=[RawData.L67]/[RawData.X67]" office:value-type="float" office:value="0.389684077339765" calcext:value-type="float">
            <text:p>0.3897</text:p>
          </table:table-cell>
          <table:table-cell table:style-name="ce240" table:formula="of:=[RawData.M67]-[RawData.W67]" office:value-type="float" office:value="-0.959749999999985" calcext:value-type="float">
            <text:p>-0.9597</text:p>
          </table:table-cell>
          <table:table-cell table:style-name="ce240" table:formula="of:=[RawData.N67]/[RawData.X67]" office:value-type="float" office:value="0.459669447629592" calcext:value-type="float">
            <text:p>0.4597</text:p>
          </table:table-cell>
          <table:table-cell table:style-name="ce240" table:formula="of:=[RawData.O67]-[RawData.W67]" office:value-type="float" office:value="1.81440400000002" calcext:value-type="float">
            <text:p>1.8144</text:p>
          </table:table-cell>
          <table:table-cell table:style-name="ce240" table:formula="of:=[RawData.P67]/[RawData.X67]" office:value-type="float" office:value="1.58410106361947" calcext:value-type="float">
            <text:p>1.5841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67]-[RawData.W67]" office:value-type="float" office:value="-10.7229" calcext:value-type="float">
            <text:p>-10.7229</text:p>
          </table:table-cell>
          <table:table-cell table:style-name="ce240" table:formula="of:=[RawData.Z67]/[RawData.X67]" office:value-type="float" office:value="0.759642554663714" calcext:value-type="float">
            <text:p>0.7596</text:p>
          </table:table-cell>
          <table:table-cell table:style-name="ce240" table:formula="of:=[RawData.AA67]-[RawData.W67]" office:value-type="float" office:value="-2.4658" calcext:value-type="float">
            <text:p>-2.4658</text:p>
          </table:table-cell>
          <table:table-cell table:style-name="ce240" table:formula="of:=[RawData.AB67]/[RawData.X67]" office:value-type="float" office:value="1.56160860582816" calcext:value-type="float">
            <text:p>1.5616</text:p>
          </table:table-cell>
          <table:table-cell table:style-name="ce240" table:formula="of:=[RawData.AC67]-[RawData.W67]" office:value-type="float" office:value="1.27070000000003" calcext:value-type="float">
            <text:p>1.2707</text:p>
          </table:table-cell>
          <table:table-cell table:style-name="ce240" table:formula="of:=[RawData.AD67]/[RawData.X67]" office:value-type="float" office:value="2.69103401803013" calcext:value-type="float">
            <text:p>2.6910</text:p>
          </table:table-cell>
          <table:table-cell table:style-name="ce240" table:formula="of:=[RawData.AE67]-[RawData.W67]" office:value-type="float" office:value="-10.5525" calcext:value-type="float">
            <text:p>-10.5525</text:p>
          </table:table-cell>
          <table:table-cell table:style-name="ce240" table:formula="of:=[RawData.AF67]/[RawData.X67]" office:value-type="float" office:value="1.0994893479894" calcext:value-type="float">
            <text:p>1.0995</text:p>
          </table:table-cell>
          <table:table-cell table:style-name="ce240" table:formula="of:=[RawData.AG67]-[RawData.W67]" office:value-type="float" office:value="0.143000000000029" calcext:value-type="float">
            <text:p>0.1430</text:p>
          </table:table-cell>
          <table:table-cell table:style-name="ce240" table:formula="of:=[RawData.AH67]/[RawData.X67]" office:value-type="float" office:value="1.30877630382349" calcext:value-type="float">
            <text:p>1.3088</text:p>
          </table:table-cell>
          <table:table-cell table:style-name="ce240" table:formula="of:=[RawData.AI67]-[RawData.W67]" office:value-type="float" office:value="-10.2577" calcext:value-type="float">
            <text:p>-10.2577</text:p>
          </table:table-cell>
          <table:table-cell table:style-name="ce240" table:formula="of:=[RawData.AJ67]/[RawData.X67]" office:value-type="float" office:value="1.12140795539915" calcext:value-type="float">
            <text:p>1.1214</text:p>
          </table:table-cell>
          <table:table-cell table:style-name="ce240" table:formula="of:=[RawData.AK67]-[RawData.W67]" office:value-type="float" office:value="-1.41299999999995" calcext:value-type="float">
            <text:p>-1.4130</text:p>
          </table:table-cell>
          <table:table-cell table:style-name="ce240" table:formula="of:=[RawData.AL67]/[RawData.X67]" office:value-type="float" office:value="1.79621107310901" calcext:value-type="float">
            <text:p>1.7962</text:p>
          </table:table-cell>
          <table:table-cell table:style-name="ce240" table:formula="of:=[RawData.AM67]-[RawData.W67]" office:value-type="float" office:value="-0.310854295299976" calcext:value-type="float">
            <text:p>-0.3109</text:p>
          </table:table-cell>
          <table:table-cell table:style-name="ce240" table:formula="of:=[RawData.AN67]/[RawData.X67]" office:value-type="float" office:value="0.292719762290677" calcext:value-type="float">
            <text:p>0.292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8]-[RawData.W68]" office:value-type="float" office:value="7.9289" calcext:value-type="float">
            <text:p>7.9289</text:p>
          </table:table-cell>
          <table:table-cell table:style-name="ce240" table:formula="of:=[RawData.H68]/[RawData.X68]" office:value-type="float" office:value="1.48326093495991" calcext:value-type="float">
            <text:p>1.4833</text:p>
          </table:table-cell>
          <table:table-cell table:style-name="ce240" table:formula="of:=[RawData.I68]-[RawData.W68]" office:value-type="float" office:value="7.93440400000003" calcext:value-type="float">
            <text:p>7.9344</text:p>
          </table:table-cell>
          <table:table-cell table:style-name="ce240" table:formula="of:=[RawData.J68]/[RawData.X68]" office:value-type="float" office:value="1.49450144123714" calcext:value-type="float">
            <text:p>1.4945</text:p>
          </table:table-cell>
          <table:table-cell table:style-name="ce240" table:formula="of:=[RawData.K68]-[RawData.W68]" office:value-type="float" office:value="2.93533300000001" calcext:value-type="float">
            <text:p>2.9353</text:p>
          </table:table-cell>
          <table:table-cell table:style-name="ce240" table:formula="of:=[RawData.L68]/[RawData.X68]" office:value-type="float" office:value="1.01547793062936" calcext:value-type="float">
            <text:p>1.0155</text:p>
          </table:table-cell>
          <table:table-cell table:style-name="ce240" table:formula="of:=[RawData.M68]-[RawData.W68]" office:value-type="float" office:value="-0.125718000000006" calcext:value-type="float">
            <text:p>-0.1257</text:p>
          </table:table-cell>
          <table:table-cell table:style-name="ce240" table:formula="of:=[RawData.N68]/[RawData.X68]" office:value-type="float" office:value="0.798541003538203" calcext:value-type="float">
            <text:p>0.7985</text:p>
          </table:table-cell>
          <table:table-cell table:style-name="ce240" table:number-columns-repeated="6"/>
          <table:table-cell table:style-name="ce250" table:number-columns-repeated="2"/>
          <table:table-cell table:style-name="ce240" table:number-columns-repeated="2"/>
          <table:table-cell table:style-name="ce240" table:formula="of:=[RawData.Y68]-[RawData.W68]" office:value-type="float" office:value="-13.2799" calcext:value-type="float">
            <text:p>-13.2799</text:p>
          </table:table-cell>
          <table:table-cell table:style-name="ce240" table:formula="of:=[RawData.Z68]/[RawData.X68]" office:value-type="float" office:value="0.133662459529241" calcext:value-type="float">
            <text:p>0.1337</text:p>
          </table:table-cell>
          <table:table-cell table:style-name="ce240" table:formula="of:=[RawData.AA68]-[RawData.W68]" office:value-type="float" office:value="-4.00529999999998" calcext:value-type="float">
            <text:p>-4.0053</text:p>
          </table:table-cell>
          <table:table-cell table:style-name="ce240" table:formula="of:=[RawData.AB68]/[RawData.X68]" office:value-type="float" office:value="0.689350823076187" calcext:value-type="float">
            <text:p>0.6894</text:p>
          </table:table-cell>
          <table:table-cell table:style-name="ce240" table:formula="of:=[RawData.AC68]-[RawData.W68]" office:value-type="float" office:value="-0.292899999999975" calcext:value-type="float">
            <text:p>-0.2929</text:p>
          </table:table-cell>
          <table:table-cell table:style-name="ce240" table:formula="of:=[RawData.AD68]/[RawData.X68]" office:value-type="float" office:value="0.978444417425991" calcext:value-type="float">
            <text:p>0.9784</text:p>
          </table:table-cell>
          <table:table-cell table:style-name="ce240" table:formula="of:=[RawData.AE68]-[RawData.W68]" office:value-type="float" office:value="-13.0251" calcext:value-type="float">
            <text:p>-13.0251</text:p>
          </table:table-cell>
          <table:table-cell table:style-name="ce240" table:formula="of:=[RawData.AF68]/[RawData.X68]" office:value-type="float" office:value="0.155690858048387" calcext:value-type="float">
            <text:p>0.1557</text:p>
          </table:table-cell>
          <table:table-cell table:style-name="ce240" table:formula="of:=[RawData.AG68]-[RawData.W68]" office:value-type="float" office:value="-1.7783" calcext:value-type="float">
            <text:p>-1.7783</text:p>
          </table:table-cell>
          <table:table-cell table:style-name="ce240" table:formula="of:=[RawData.AH68]/[RawData.X68]" office:value-type="float" office:value="0.385467339243999" calcext:value-type="float">
            <text:p>0.3855</text:p>
          </table:table-cell>
          <table:table-cell table:style-name="ce240" table:formula="of:=[RawData.AI68]-[RawData.W68]" office:value-type="float" office:value="-12.7278" calcext:value-type="float">
            <text:p>-12.7278</text:p>
          </table:table-cell>
          <table:table-cell table:style-name="ce240" table:formula="of:=[RawData.AJ68]/[RawData.X68]" office:value-type="float" office:value="0.159738857392659" calcext:value-type="float">
            <text:p>0.1597</text:p>
          </table:table-cell>
          <table:table-cell table:style-name="ce240" table:formula="of:=[RawData.AK68]-[RawData.W68]" office:value-type="float" office:value="-3.007" calcext:value-type="float">
            <text:p>-3.0070</text:p>
          </table:table-cell>
          <table:table-cell table:style-name="ce240" table:formula="of:=[RawData.AL68]/[RawData.X68]" office:value-type="float" office:value="0.937278789907242" calcext:value-type="float">
            <text:p>0.9373</text:p>
          </table:table-cell>
          <table:table-cell table:style-name="ce240" table:formula="of:=[RawData.AM68]-[RawData.W68]" office:value-type="float" office:value="-2.71574111259997" calcext:value-type="float">
            <text:p>-2.7157</text:p>
          </table:table-cell>
          <table:table-cell table:style-name="ce240" table:formula="of:=[RawData.AN68]/[RawData.X68]" office:value-type="float" office:value="0.0694107608184997" calcext:value-type="float">
            <text:p>0.069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69]-[RawData.W69]" office:value-type="float" office:value="9.00509999999997" calcext:value-type="float">
            <text:p>9.0051</text:p>
          </table:table-cell>
          <table:table-cell table:style-name="ce240" table:formula="of:=[RawData.H69]/[RawData.X69]" office:value-type="float" office:value="1.82426321855285" calcext:value-type="float">
            <text:p>1.8243</text:p>
          </table:table-cell>
          <table:table-cell table:style-name="ce240" table:formula="of:=[RawData.I69]-[RawData.W69]" office:value-type="float" office:value="9.00977899999998" calcext:value-type="float">
            <text:p>9.0098</text:p>
          </table:table-cell>
          <table:table-cell table:style-name="ce240" table:formula="of:=[RawData.J69]/[RawData.X69]" office:value-type="float" office:value="1.84109893208332" calcext:value-type="float">
            <text:p>1.8411</text:p>
          </table:table-cell>
          <table:table-cell table:style-name="ce240" table:formula="of:=[RawData.K69]-[RawData.W69]" office:value-type="float" office:value="2.91739799999999" calcext:value-type="float">
            <text:p>2.9174</text:p>
          </table:table-cell>
          <table:table-cell table:style-name="ce240" table:formula="of:=[RawData.L69]/[RawData.X69]" office:value-type="float" office:value="1.01360448313538" calcext:value-type="float">
            <text:p>1.0136</text:p>
          </table:table-cell>
          <table:table-cell table:style-name="ce240" table:formula="of:=[RawData.M69]-[RawData.W69]" office:value-type="float" office:value="-0.52173700000003" calcext:value-type="float">
            <text:p>-0.5217</text:p>
          </table:table-cell>
          <table:table-cell table:style-name="ce240" table:formula="of:=[RawData.N69]/[RawData.X69]" office:value-type="float" office:value="0.809783949529482" calcext:value-type="float">
            <text:p>0.8098</text:p>
          </table:table-cell>
          <table:table-cell table:style-name="ce240" table:number-columns-repeated="6"/>
          <table:table-cell table:style-name="ce250" table:number-columns-repeated="2"/>
          <table:table-cell table:style-name="ce240" table:number-columns-repeated="2"/>
          <table:table-cell table:style-name="ce240" table:formula="of:=[RawData.Y69]-[RawData.W69]" office:value-type="float" office:value="-11.2261" calcext:value-type="float">
            <text:p>-11.2261</text:p>
          </table:table-cell>
          <table:table-cell table:style-name="ce240" table:formula="of:=[RawData.Z69]/[RawData.X69]" office:value-type="float" office:value="0.73632561942692" calcext:value-type="float">
            <text:p>0.7363</text:p>
          </table:table-cell>
          <table:table-cell table:style-name="ce240" table:formula="of:=[RawData.AA69]-[RawData.W69]" office:value-type="float" office:value="-2.97500000000002" calcext:value-type="float">
            <text:p>-2.9750</text:p>
          </table:table-cell>
          <table:table-cell table:style-name="ce240" table:formula="of:=[RawData.AB69]/[RawData.X69]" office:value-type="float" office:value="0.840785944383745" calcext:value-type="float">
            <text:p>0.8408</text:p>
          </table:table-cell>
          <table:table-cell table:style-name="ce240" table:formula="of:=[RawData.AC69]-[RawData.W69]" office:value-type="float" office:value="1.0326" calcext:value-type="float">
            <text:p>1.0326</text:p>
          </table:table-cell>
          <table:table-cell table:style-name="ce240" table:formula="of:=[RawData.AD69]/[RawData.X69]" office:value-type="float" office:value="0.664094221619145" calcext:value-type="float">
            <text:p>0.6641</text:p>
          </table:table-cell>
          <table:table-cell table:style-name="ce240" table:formula="of:=[RawData.AE69]-[RawData.W69]" office:value-type="float" office:value="-11.2191" calcext:value-type="float">
            <text:p>-11.2191</text:p>
          </table:table-cell>
          <table:table-cell table:style-name="ce240" table:formula="of:=[RawData.AF69]/[RawData.X69]" office:value-type="float" office:value="0.832909533711627" calcext:value-type="float">
            <text:p>0.8329</text:p>
          </table:table-cell>
          <table:table-cell table:style-name="ce240" table:formula="of:=[RawData.AG69]-[RawData.W69]" office:value-type="float" office:value="-0.310800000000029" calcext:value-type="float">
            <text:p>-0.3108</text:p>
          </table:table-cell>
          <table:table-cell table:style-name="ce240" table:formula="of:=[RawData.AH69]/[RawData.X69]" office:value-type="float" office:value="1.09500998660699" calcext:value-type="float">
            <text:p>1.0950</text:p>
          </table:table-cell>
          <table:table-cell table:style-name="ce240" table:formula="of:=[RawData.AI69]-[RawData.W69]" office:value-type="float" office:value="-10.9495" calcext:value-type="float">
            <text:p>-10.9495</text:p>
          </table:table-cell>
          <table:table-cell table:style-name="ce240" table:formula="of:=[RawData.AJ69]/[RawData.X69]" office:value-type="float" office:value="0.835680076128714" calcext:value-type="float">
            <text:p>0.8357</text:p>
          </table:table-cell>
          <table:table-cell table:style-name="ce240" table:formula="of:=[RawData.AK69]-[RawData.W69]" office:value-type="float" office:value="-1.73450000000003" calcext:value-type="float">
            <text:p>-1.7345</text:p>
          </table:table-cell>
          <table:table-cell table:style-name="ce240" table:formula="of:=[RawData.AL69]/[RawData.X69]" office:value-type="float" office:value="0.611150933986537" calcext:value-type="float">
            <text:p>0.6112</text:p>
          </table:table-cell>
          <table:table-cell table:style-name="ce240" table:formula="of:=[RawData.AM69]-[RawData.W69]" office:value-type="float" office:value="-0.897788457500042" calcext:value-type="float">
            <text:p>-0.8978</text:p>
          </table:table-cell>
          <table:table-cell table:style-name="ce240" table:formula="of:=[RawData.AN69]/[RawData.X69]" office:value-type="float" office:value="0.317833829020001" calcext:value-type="float">
            <text:p>0.317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0]-[RawData.W70]" office:value-type="float" office:value="8.81279999999998" calcext:value-type="float">
            <text:p>8.8128</text:p>
          </table:table-cell>
          <table:table-cell table:style-name="ce240" table:formula="of:=[RawData.H70]/[RawData.X70]" office:value-type="float" office:value="0.732087156727712" calcext:value-type="float">
            <text:p>0.7321</text:p>
          </table:table-cell>
          <table:table-cell table:style-name="ce240" table:formula="of:=[RawData.I70]-[RawData.W70]" office:value-type="float" office:value="8.81794400000001" calcext:value-type="float">
            <text:p>8.8179</text:p>
          </table:table-cell>
          <table:table-cell table:style-name="ce240" table:formula="of:=[RawData.J70]/[RawData.X70]" office:value-type="float" office:value="0.742097298032614" calcext:value-type="float">
            <text:p>0.7421</text:p>
          </table:table-cell>
          <table:table-cell table:style-name="ce240" table:formula="of:=[RawData.K70]-[RawData.W70]" office:value-type="float" office:value="2.68959699999999" calcext:value-type="float">
            <text:p>2.6896</text:p>
          </table:table-cell>
          <table:table-cell table:style-name="ce240" table:formula="of:=[RawData.L70]/[RawData.X70]" office:value-type="float" office:value="0.993164311584962" calcext:value-type="float">
            <text:p>0.9932</text:p>
          </table:table-cell>
          <table:table-cell table:style-name="ce240" table:formula="of:=[RawData.M70]-[RawData.W70]" office:value-type="float" office:value="-0.487210000000005" calcext:value-type="float">
            <text:p>-0.4872</text:p>
          </table:table-cell>
          <table:table-cell table:style-name="ce240" table:formula="of:=[RawData.N70]/[RawData.X70]" office:value-type="float" office:value="0.788348722134367" calcext:value-type="float">
            <text:p>0.7883</text:p>
          </table:table-cell>
          <table:table-cell table:style-name="ce240" table:number-columns-repeated="6"/>
          <table:table-cell table:style-name="ce250" table:number-columns-repeated="2"/>
          <table:table-cell table:style-name="ce240" table:number-columns-repeated="2"/>
          <table:table-cell table:style-name="ce240" table:formula="of:=[RawData.Y70]-[RawData.W70]" office:value-type="float" office:value="-11.4026" calcext:value-type="float">
            <text:p>-11.4026</text:p>
          </table:table-cell>
          <table:table-cell table:style-name="ce240" table:formula="of:=[RawData.Z70]/[RawData.X70]" office:value-type="float" office:value="0.64989998469622" calcext:value-type="float">
            <text:p>0.6499</text:p>
          </table:table-cell>
          <table:table-cell table:style-name="ce240" table:formula="of:=[RawData.AA70]-[RawData.W70]" office:value-type="float" office:value="-3.02140000000003" calcext:value-type="float">
            <text:p>-3.0214</text:p>
          </table:table-cell>
          <table:table-cell table:style-name="ce240" table:formula="of:=[RawData.AB70]/[RawData.X70]" office:value-type="float" office:value="1.15149709738305" calcext:value-type="float">
            <text:p>1.1515</text:p>
          </table:table-cell>
          <table:table-cell table:style-name="ce240" table:formula="of:=[RawData.AC70]-[RawData.W70]" office:value-type="float" office:value="0.71690000000001" calcext:value-type="float">
            <text:p>0.7169</text:p>
          </table:table-cell>
          <table:table-cell table:style-name="ce240" table:formula="of:=[RawData.AD70]/[RawData.X70]" office:value-type="float" office:value="1.25568064922036" calcext:value-type="float">
            <text:p>1.2557</text:p>
          </table:table-cell>
          <table:table-cell table:style-name="ce240" table:formula="of:=[RawData.AE70]-[RawData.W70]" office:value-type="float" office:value="-11.1609" calcext:value-type="float">
            <text:p>-11.1609</text:p>
          </table:table-cell>
          <table:table-cell table:style-name="ce240" table:formula="of:=[RawData.AF70]/[RawData.X70]" office:value-type="float" office:value="0.849428682684623" calcext:value-type="float">
            <text:p>0.8494</text:p>
          </table:table-cell>
          <table:table-cell table:style-name="ce240" table:formula="of:=[RawData.AG70]-[RawData.W70]" office:value-type="float" office:value="-0.446900000000028" calcext:value-type="float">
            <text:p>-0.4469</text:p>
          </table:table-cell>
          <table:table-cell table:style-name="ce240" table:formula="of:=[RawData.AH70]/[RawData.X70]" office:value-type="float" office:value="1.03707628254179" calcext:value-type="float">
            <text:p>1.0371</text:p>
          </table:table-cell>
          <table:table-cell table:style-name="ce240" table:formula="of:=[RawData.AI70]-[RawData.W70]" office:value-type="float" office:value="-10.8639" calcext:value-type="float">
            <text:p>-10.8639</text:p>
          </table:table-cell>
          <table:table-cell table:style-name="ce240" table:formula="of:=[RawData.AJ70]/[RawData.X70]" office:value-type="float" office:value="0.88224981550443" calcext:value-type="float">
            <text:p>0.8822</text:p>
          </table:table-cell>
          <table:table-cell table:style-name="ce240" table:formula="of:=[RawData.AK70]-[RawData.W70]" office:value-type="float" office:value="-1.99000000000001" calcext:value-type="float">
            <text:p>-1.9900</text:p>
          </table:table-cell>
          <table:table-cell table:style-name="ce240" table:formula="of:=[RawData.AL70]/[RawData.X70]" office:value-type="float" office:value="1.19077629444473" calcext:value-type="float">
            <text:p>1.1908</text:p>
          </table:table-cell>
          <table:table-cell table:style-name="ce240" table:formula="of:=[RawData.AM70]-[RawData.W70]" office:value-type="float" office:value="-0.976196320600025" calcext:value-type="float">
            <text:p>-0.9762</text:p>
          </table:table-cell>
          <table:table-cell table:style-name="ce240" table:formula="of:=[RawData.AN70]/[RawData.X70]" office:value-type="float" office:value="0.282591125489687" calcext:value-type="float">
            <text:p>0.282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1]-[RawData.W71]" office:value-type="float" office:value="7.88649999999996" calcext:value-type="float">
            <text:p>7.8865</text:p>
          </table:table-cell>
          <table:table-cell table:style-name="ce240" table:formula="of:=[RawData.H71]/[RawData.X71]" office:value-type="float" office:value="2.58477943910852" calcext:value-type="float">
            <text:p>2.5848</text:p>
          </table:table-cell>
          <table:table-cell table:style-name="ce240" table:formula="of:=[RawData.I71]-[RawData.W71]" office:value-type="float" office:value="7.89186099999995" calcext:value-type="float">
            <text:p>7.8919</text:p>
          </table:table-cell>
          <table:table-cell table:style-name="ce240" table:formula="of:=[RawData.J71]/[RawData.X71]" office:value-type="float" office:value="2.60582434633189" calcext:value-type="float">
            <text:p>2.6058</text:p>
          </table:table-cell>
          <table:table-cell table:style-name="ce240" table:formula="of:=[RawData.K71]-[RawData.W71]" office:value-type="float" office:value="2.88509599999998" calcext:value-type="float">
            <text:p>2.8851</text:p>
          </table:table-cell>
          <table:table-cell table:style-name="ce240" table:formula="of:=[RawData.L71]/[RawData.X71]" office:value-type="float" office:value="1.06910480489337" calcext:value-type="float">
            <text:p>1.0691</text:p>
          </table:table-cell>
          <table:table-cell table:style-name="ce240" table:formula="of:=[RawData.M71]-[RawData.W71]" office:value-type="float" office:value="-0.163351000000034" calcext:value-type="float">
            <text:p>-0.1634</text:p>
          </table:table-cell>
          <table:table-cell table:style-name="ce240" table:formula="of:=[RawData.N71]/[RawData.X71]" office:value-type="float" office:value="0.852737135016606" calcext:value-type="float">
            <text:p>0.8527</text:p>
          </table:table-cell>
          <table:table-cell table:style-name="ce240" table:number-columns-repeated="6"/>
          <table:table-cell table:style-name="ce250" table:number-columns-repeated="2"/>
          <table:table-cell table:style-name="ce240" table:number-columns-repeated="2"/>
          <table:table-cell table:style-name="ce240" table:formula="of:=[RawData.Y71]-[RawData.W71]" office:value-type="float" office:value="-11.8069" calcext:value-type="float">
            <text:p>-11.8069</text:p>
          </table:table-cell>
          <table:table-cell table:style-name="ce240" table:formula="of:=[RawData.Z71]/[RawData.X71]" office:value-type="float" office:value="0.609136243796725" calcext:value-type="float">
            <text:p>0.6091</text:p>
          </table:table-cell>
          <table:table-cell table:style-name="ce240" table:formula="of:=[RawData.AA71]-[RawData.W71]" office:value-type="float" office:value="-3.76240000000001" calcext:value-type="float">
            <text:p>-3.7624</text:p>
          </table:table-cell>
          <table:table-cell table:style-name="ce240" table:formula="of:=[RawData.AB71]/[RawData.X71]" office:value-type="float" office:value="1.06824465332188" calcext:value-type="float">
            <text:p>1.0682</text:p>
          </table:table-cell>
          <table:table-cell table:style-name="ce240" table:formula="of:=[RawData.AC71]-[RawData.W71]" office:value-type="float" office:value="-0.101900000000001" calcext:value-type="float">
            <text:p>-0.1019</text:p>
          </table:table-cell>
          <table:table-cell table:style-name="ce240" table:formula="of:=[RawData.AD71]/[RawData.X71]" office:value-type="float" office:value="1.26645873972532" calcext:value-type="float">
            <text:p>1.2665</text:p>
          </table:table-cell>
          <table:table-cell table:style-name="ce240" table:formula="of:=[RawData.AE71]-[RawData.W71]" office:value-type="float" office:value="-11.7519" calcext:value-type="float">
            <text:p>-11.7519</text:p>
          </table:table-cell>
          <table:table-cell table:style-name="ce240" table:formula="of:=[RawData.AF71]/[RawData.X71]" office:value-type="float" office:value="0.763454895297693" calcext:value-type="float">
            <text:p>0.7635</text:p>
          </table:table-cell>
          <table:table-cell table:style-name="ce240" table:formula="of:=[RawData.AG71]-[RawData.W71]" office:value-type="float" office:value="-0.880100000000027" calcext:value-type="float">
            <text:p>-0.8801</text:p>
          </table:table-cell>
          <table:table-cell table:style-name="ce240" table:formula="of:=[RawData.AH71]/[RawData.X71]" office:value-type="float" office:value="0.911688925791519" calcext:value-type="float">
            <text:p>0.9117</text:p>
          </table:table-cell>
          <table:table-cell table:style-name="ce240" table:formula="of:=[RawData.AI71]-[RawData.W71]" office:value-type="float" office:value="-11.4697" calcext:value-type="float">
            <text:p>-11.4697</text:p>
          </table:table-cell>
          <table:table-cell table:style-name="ce240" table:formula="of:=[RawData.AJ71]/[RawData.X71]" office:value-type="float" office:value="0.780447025633792" calcext:value-type="float">
            <text:p>0.7804</text:p>
          </table:table-cell>
          <table:table-cell table:style-name="ce240" table:formula="of:=[RawData.AK71]-[RawData.W71]" office:value-type="float" office:value="-2.84210000000002" calcext:value-type="float">
            <text:p>-2.8421</text:p>
          </table:table-cell>
          <table:table-cell table:style-name="ce240" table:formula="of:=[RawData.AL71]/[RawData.X71]" office:value-type="float" office:value="1.23875793955093" calcext:value-type="float">
            <text:p>1.2388</text:p>
          </table:table-cell>
          <table:table-cell table:style-name="ce240" table:formula="of:=[RawData.AM71]-[RawData.W71]" office:value-type="float" office:value="-1.26417258660001" calcext:value-type="float">
            <text:p>-1.2642</text:p>
          </table:table-cell>
          <table:table-cell table:style-name="ce240" table:formula="of:=[RawData.AN71]/[RawData.X71]" office:value-type="float" office:value="0.285453185992665" calcext:value-type="float">
            <text:p>0.285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2]-[RawData.W72]" office:value-type="float" office:value="10.8933" calcext:value-type="float">
            <text:p>10.8933</text:p>
          </table:table-cell>
          <table:table-cell table:style-name="ce240" table:formula="of:=[RawData.H72]/[RawData.X72]" office:value-type="float" office:value="3.74960740530687" calcext:value-type="float">
            <text:p>3.7496</text:p>
          </table:table-cell>
          <table:table-cell table:style-name="ce240" table:formula="of:=[RawData.I72]-[RawData.W72]" office:value-type="float" office:value="10.897264" calcext:value-type="float">
            <text:p>10.8973</text:p>
          </table:table-cell>
          <table:table-cell table:style-name="ce240" table:formula="of:=[RawData.J72]/[RawData.X72]" office:value-type="float" office:value="3.78578083856593" calcext:value-type="float">
            <text:p>3.7858</text:p>
          </table:table-cell>
          <table:table-cell table:style-name="ce240" table:formula="of:=[RawData.K72]-[RawData.W72]" office:value-type="float" office:value="2.26058599999999" calcext:value-type="float">
            <text:p>2.2606</text:p>
          </table:table-cell>
          <table:table-cell table:style-name="ce240" table:formula="of:=[RawData.L72]/[RawData.X72]" office:value-type="float" office:value="0.846708527445817" calcext:value-type="float">
            <text:p>0.8467</text:p>
          </table:table-cell>
          <table:table-cell table:style-name="ce240" table:formula="of:=[RawData.M72]-[RawData.W72]" office:value-type="float" office:value="-1.07202899999999" calcext:value-type="float">
            <text:p>-1.0720</text:p>
          </table:table-cell>
          <table:table-cell table:style-name="ce240" table:formula="of:=[RawData.N72]/[RawData.X72]" office:value-type="float" office:value="0.583998379582743" calcext:value-type="float">
            <text:p>0.5840</text:p>
          </table:table-cell>
          <table:table-cell table:style-name="ce240" table:number-columns-repeated="6"/>
          <table:table-cell table:style-name="ce250" table:number-columns-repeated="2"/>
          <table:table-cell table:style-name="ce240" table:number-columns-repeated="2"/>
          <table:table-cell table:style-name="ce241" table:formula="of:=[RawData.Y72]-[RawData.W72]" office:value-type="float" office:value="-9.27600000000001" calcext:value-type="float">
            <text:p>-9.2760</text:p>
          </table:table-cell>
          <table:table-cell table:style-name="ce240" table:formula="of:=[RawData.Z72]/[RawData.X72]" office:value-type="float" office:value="2.38658710958072" calcext:value-type="float">
            <text:p>2.3866</text:p>
          </table:table-cell>
          <table:table-cell table:style-name="ce240" table:formula="of:=[RawData.AA72]-[RawData.W72]" office:value-type="float" office:value="-1.41989999999998" calcext:value-type="float">
            <text:p>-1.4199</text:p>
          </table:table-cell>
          <table:table-cell table:style-name="ce240" table:formula="of:=[RawData.AB72]/[RawData.X72]" office:value-type="float" office:value="3.53603947741543" calcext:value-type="float">
            <text:p>3.5360</text:p>
          </table:table-cell>
          <table:table-cell table:style-name="ce240" table:formula="of:=[RawData.AC72]-[RawData.W72]" office:value-type="float" office:value="2.21010000000001" calcext:value-type="float">
            <text:p>2.2101</text:p>
          </table:table-cell>
          <table:table-cell table:style-name="ce240" table:formula="of:=[RawData.AD72]/[RawData.X72]" office:value-type="float" office:value="3.88478968199311" calcext:value-type="float">
            <text:p>3.8848</text:p>
          </table:table-cell>
          <table:table-cell table:style-name="ce240" table:formula="of:=[RawData.AE72]-[RawData.W72]" office:value-type="float" office:value="-9.27429999999998" calcext:value-type="float">
            <text:p>-9.2743</text:p>
          </table:table-cell>
          <table:table-cell table:style-name="ce240" table:formula="of:=[RawData.AF72]/[RawData.X72]" office:value-type="float" office:value="2.79403313753291" calcext:value-type="float">
            <text:p>2.7940</text:p>
          </table:table-cell>
          <table:table-cell table:style-name="ce240" table:formula="of:=[RawData.AG72]-[RawData.W72]" office:value-type="float" office:value="1.44900000000001" calcext:value-type="float">
            <text:p>1.4490</text:p>
          </table:table-cell>
          <table:table-cell table:style-name="ce240" table:formula="of:=[RawData.AH72]/[RawData.X72]" office:value-type="float" office:value="3.16502497468098" calcext:value-type="float">
            <text:p>3.1650</text:p>
          </table:table-cell>
          <table:table-cell table:style-name="ce240" table:formula="of:=[RawData.AI72]-[RawData.W72]" office:value-type="float" office:value="-8.99989999999997" calcext:value-type="float">
            <text:p>-8.9999</text:p>
          </table:table-cell>
          <table:table-cell table:style-name="ce240" table:formula="of:=[RawData.AJ72]/[RawData.X72]" office:value-type="float" office:value="2.76896610087097" calcext:value-type="float">
            <text:p>2.7690</text:p>
          </table:table-cell>
          <table:table-cell table:style-name="ce240" table:formula="of:=[RawData.AK72]-[RawData.W72]" office:value-type="float" office:value="-0.509999999999991" calcext:value-type="float">
            <text:p>-0.5100</text:p>
          </table:table-cell>
          <table:table-cell table:style-name="ce240" table:formula="of:=[RawData.AL72]/[RawData.X72]" office:value-type="float" office:value="3.79000139760988" calcext:value-type="float">
            <text:p>3.7900</text:p>
          </table:table-cell>
          <table:table-cell table:style-name="ce240" table:formula="of:=[RawData.AM72]-[RawData.W72]" office:value-type="float" office:value="1.09587437110002" calcext:value-type="float">
            <text:p>1.0959</text:p>
          </table:table-cell>
          <table:table-cell table:style-name="ce240" table:formula="of:=[RawData.AN72]/[RawData.X72]" office:value-type="float" office:value="1.03422401772866" calcext:value-type="float">
            <text:p>1.034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41_perfluorodien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3]-[RawData.W73]" office:value-type="float" office:value="9.83580000000001" calcext:value-type="float">
            <text:p>9.8358</text:p>
          </table:table-cell>
          <table:table-cell table:style-name="ce240" table:formula="of:=[RawData.H73]/[RawData.X73]" office:value-type="float" office:value="2.11872867905057" calcext:value-type="float">
            <text:p>2.1187</text:p>
          </table:table-cell>
          <table:table-cell table:style-name="ce240" table:formula="of:=[RawData.I73]-[RawData.W73]" office:value-type="float" office:value="9.83995100000004" calcext:value-type="float">
            <text:p>9.8400</text:p>
          </table:table-cell>
          <table:table-cell table:style-name="ce240" table:formula="of:=[RawData.J73]/[RawData.X73]" office:value-type="float" office:value="2.13544891640867" calcext:value-type="float">
            <text:p>2.1354</text:p>
          </table:table-cell>
          <table:table-cell table:style-name="ce240" table:formula="of:=[RawData.K73]-[RawData.W73]" office:value-type="float" office:value="3.04452200000003" calcext:value-type="float">
            <text:p>3.0445</text:p>
          </table:table-cell>
          <table:table-cell table:style-name="ce240" table:formula="of:=[RawData.L73]/[RawData.X73]" office:value-type="float" office:value="0.845665634674923" calcext:value-type="float">
            <text:p>0.8457</text:p>
          </table:table-cell>
          <table:table-cell table:style-name="ce240" table:formula="of:=[RawData.M73]-[RawData.W73]" office:value-type="float" office:value="-0.69255899999996" calcext:value-type="float">
            <text:p>-0.6926</text:p>
          </table:table-cell>
          <table:table-cell table:style-name="ce240" table:formula="of:=[RawData.N73]/[RawData.X73]" office:value-type="float" office:value="0.731217750257998" calcext:value-type="float">
            <text:p>0.7312</text:p>
          </table:table-cell>
          <table:table-cell table:style-name="ce240" table:formula="of:=[RawData.O73]-[RawData.W73]" office:value-type="float" office:value="1.14020600000003" calcext:value-type="float">
            <text:p>1.1402</text:p>
          </table:table-cell>
          <table:table-cell table:style-name="ce240" table:formula="of:=[RawData.P73]/[RawData.X73]" office:value-type="float" office:value="1.0530959752322" calcext:value-type="float">
            <text:p>1.0531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73]-[RawData.W73]" office:value-type="float" office:value="-11.427" calcext:value-type="float">
            <text:p>-11.4270</text:p>
          </table:table-cell>
          <table:table-cell table:style-name="ce240" table:formula="of:=[RawData.Z73]/[RawData.X73]" office:value-type="float" office:value="2.30697009803922" calcext:value-type="float">
            <text:p>2.3070</text:p>
          </table:table-cell>
          <table:table-cell table:style-name="ce240" table:formula="of:=[RawData.AA73]-[RawData.W73]" office:value-type="float" office:value="-2.77929999999998" calcext:value-type="float">
            <text:p>-2.7793</text:p>
          </table:table-cell>
          <table:table-cell table:style-name="ce240" table:formula="of:=[RawData.AB73]/[RawData.X73]" office:value-type="float" office:value="1.16247899896801" calcext:value-type="float">
            <text:p>1.1625</text:p>
          </table:table-cell>
          <table:table-cell table:style-name="ce240" table:formula="of:=[RawData.AC73]-[RawData.W73]" office:value-type="float" office:value="1.06690000000003" calcext:value-type="float">
            <text:p>1.0669</text:p>
          </table:table-cell>
          <table:table-cell table:style-name="ce240" table:formula="of:=[RawData.AD73]/[RawData.X73]" office:value-type="float" office:value="1.36850132610939" calcext:value-type="float">
            <text:p>1.3685</text:p>
          </table:table-cell>
          <table:table-cell table:style-name="ce240" table:formula="of:=[RawData.AE73]-[RawData.W73]" office:value-type="float" office:value="-11.3381" calcext:value-type="float">
            <text:p>-11.3381</text:p>
          </table:table-cell>
          <table:table-cell table:style-name="ce240" table:formula="of:=[RawData.AF73]/[RawData.X73]" office:value-type="float" office:value="2.89463064499484" calcext:value-type="float">
            <text:p>2.8946</text:p>
          </table:table-cell>
          <table:table-cell table:style-name="ce240" table:formula="of:=[RawData.AG73]-[RawData.W73]" office:value-type="float" office:value="-0.15870000000001" calcext:value-type="float">
            <text:p>-0.1587</text:p>
          </table:table-cell>
          <table:table-cell table:style-name="ce240" table:formula="of:=[RawData.AH73]/[RawData.X73]" office:value-type="float" office:value="0.859718756449948" calcext:value-type="float">
            <text:p>0.8597</text:p>
          </table:table-cell>
          <table:table-cell table:style-name="ce240" table:formula="of:=[RawData.AI73]-[RawData.W73]" office:value-type="float" office:value="-11.0595" calcext:value-type="float">
            <text:p>-11.0595</text:p>
          </table:table-cell>
          <table:table-cell table:style-name="ce240" table:formula="of:=[RawData.AJ73]/[RawData.X73]" office:value-type="float" office:value="2.93672782765738" calcext:value-type="float">
            <text:p>2.9367</text:p>
          </table:table-cell>
          <table:table-cell table:style-name="ce240" table:formula="of:=[RawData.AK73]-[RawData.W73]" office:value-type="float" office:value="-1.71719999999999" calcext:value-type="float">
            <text:p>-1.7172</text:p>
          </table:table-cell>
          <table:table-cell table:style-name="ce240" table:formula="of:=[RawData.AL73]/[RawData.X73]" office:value-type="float" office:value="1.30512609907121" calcext:value-type="float">
            <text:p>1.3051</text:p>
          </table:table-cell>
          <table:table-cell table:style-name="ce240" table:formula="of:=[RawData.AM73]-[RawData.W73]" office:value-type="float" office:value="-0.970518262899986" calcext:value-type="float">
            <text:p>-0.9705</text:p>
          </table:table-cell>
          <table:table-cell table:style-name="ce240" table:formula="of:=[RawData.AN73]/[RawData.X73]" office:value-type="float" office:value="1.39787770509267" calcext:value-type="float">
            <text:p>1.397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(want to break sym?)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  <table:table-cell table:style-name="ce240" table:formula="of:=[RawData.G74]-[RawData.W74]" office:value-type="float" office:value="9.83610000000004" calcext:value-type="float">
            <text:p>9.8361</text:p>
          </table:table-cell>
          <table:table-cell table:style-name="ce240" table:formula="of:=[RawData.H74]/[RawData.X74]" office:value-type="float" office:value="1.8874128111344" calcext:value-type="float">
            <text:p>1.8874</text:p>
          </table:table-cell>
          <table:table-cell table:style-name="ce240" table:formula="of:=[RawData.I74]-[RawData.W74]" office:value-type="float" office:value="9.84047000000004" calcext:value-type="float">
            <text:p>9.8405</text:p>
          </table:table-cell>
          <table:table-cell table:style-name="ce240" table:formula="of:=[RawData.J74]/[RawData.X74]" office:value-type="float" office:value="1.90266989958767" calcext:value-type="float">
            <text:p>1.9027</text:p>
          </table:table-cell>
          <table:table-cell table:style-name="ce240" table:formula="of:=[RawData.K74]-[RawData.W74]" office:value-type="float" office:value="3.04958400000004" calcext:value-type="float">
            <text:p>3.0496</text:p>
          </table:table-cell>
          <table:table-cell table:style-name="ce240" table:formula="of:=[RawData.L74]/[RawData.X74]" office:value-type="float" office:value="1.01842490993027" calcext:value-type="float">
            <text:p>1.0184</text:p>
          </table:table-cell>
          <table:table-cell table:style-name="ce240" table:formula="of:=[RawData.M74]-[RawData.W74]" office:value-type="float" office:value="-0.692343999999991" calcext:value-type="float">
            <text:p>-0.6923</text:p>
          </table:table-cell>
          <table:table-cell table:style-name="ce240" table:formula="of:=[RawData.N74]/[RawData.X74]" office:value-type="float" office:value="0.78699708215181" calcext:value-type="float">
            <text:p>0.7870</text:p>
          </table:table-cell>
          <table:table-cell table:style-name="ce240" table:formula="of:=[RawData.O74]-[RawData.W74]" office:value-type="float" office:value="1.13838000000004" calcext:value-type="float">
            <text:p>1.1384</text:p>
          </table:table-cell>
          <table:table-cell table:style-name="ce240" table:formula="of:=[RawData.P74]/[RawData.X74]" office:value-type="float" office:value="0.989383416211181" calcext:value-type="float">
            <text:p>0.9894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74]-[RawData.W74]" office:value-type="float" office:value="-10.6293" calcext:value-type="float">
            <text:p>-10.6293</text:p>
          </table:table-cell>
          <table:table-cell table:style-name="ce240" table:formula="of:=[RawData.Z74]/[RawData.X74]" office:value-type="float" office:value="0.402903950739051" calcext:value-type="float">
            <text:p>0.4029</text:p>
          </table:table-cell>
          <table:table-cell table:style-name="ce240" table:formula="of:=[RawData.AA74]-[RawData.W74]" office:value-type="float" office:value="-2.78149999999999" calcext:value-type="float">
            <text:p>-2.7815</text:p>
          </table:table-cell>
          <table:table-cell table:style-name="ce240" table:formula="of:=[RawData.AB74]/[RawData.X74]" office:value-type="float" office:value="1.1506028794915" calcext:value-type="float">
            <text:p>1.1506</text:p>
          </table:table-cell>
          <table:table-cell table:style-name="ce240" table:formula="of:=[RawData.AC74]-[RawData.W74]" office:value-type="float" office:value="1.06460000000004" calcext:value-type="float">
            <text:p>1.0646</text:p>
          </table:table-cell>
          <table:table-cell table:style-name="ce240" table:formula="of:=[RawData.AD74]/[RawData.X74]" office:value-type="float" office:value="1.29008264359786" calcext:value-type="float">
            <text:p>1.2901</text:p>
          </table:table-cell>
          <table:table-cell table:style-name="ce240" table:formula="of:=[RawData.AE74]-[RawData.W74]" office:value-type="float" office:value="-10.2152" calcext:value-type="float">
            <text:p>-10.2152</text:p>
          </table:table-cell>
          <table:table-cell table:style-name="ce240" table:formula="of:=[RawData.AF74]/[RawData.X74]" office:value-type="float" office:value="0.455634922396197" calcext:value-type="float">
            <text:p>0.4556</text:p>
          </table:table-cell>
          <table:table-cell table:style-name="ce240" table:formula="of:=[RawData.AG74]-[RawData.W74]" office:value-type="float" office:value="0.98720000000003" calcext:value-type="float">
            <text:p>0.9872</text:p>
          </table:table-cell>
          <table:table-cell table:style-name="ce240" table:formula="of:=[RawData.AH74]/[RawData.X74]" office:value-type="float" office:value="0.614922063315936" calcext:value-type="float">
            <text:p>0.6149</text:p>
          </table:table-cell>
          <table:table-cell table:style-name="ce240" table:formula="of:=[RawData.AI74]-[RawData.W74]" office:value-type="float" office:value="-9.91019999999998" calcext:value-type="float">
            <text:p>-9.9102</text:p>
          </table:table-cell>
          <table:table-cell table:style-name="ce240" table:formula="of:=[RawData.AJ74]/[RawData.X74]" office:value-type="float" office:value="0.157997224619515" calcext:value-type="float">
            <text:p>0.1580</text:p>
          </table:table-cell>
          <table:table-cell table:style-name="ce240" table:formula="of:=[RawData.AK74]-[RawData.W74]" office:value-type="float" office:value="-1.7199" calcext:value-type="float">
            <text:p>-1.7199</text:p>
          </table:table-cell>
          <table:table-cell table:style-name="ce240" table:formula="of:=[RawData.AL74]/[RawData.X74]" office:value-type="float" office:value="1.2338667392704" calcext:value-type="float">
            <text:p>1.2339</text:p>
          </table:table-cell>
          <table:table-cell table:style-name="ce240" table:formula="of:=[RawData.AM74]-[RawData.W74]" office:value-type="float" office:value="-0.0766156473499677" calcext:value-type="float">
            <text:p>-0.0766</text:p>
          </table:table-cell>
          <table:table-cell table:style-name="ce240" table:formula="of:=[RawData.AN74]/[RawData.X74]" office:value-type="float" office:value="0.254079525769175" calcext:value-type="float">
            <text:p>0.254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75]-[RawData.W75]" office:value-type="float" office:value="8.5883" calcext:value-type="float">
            <text:p>8.5883</text:p>
          </table:table-cell>
          <table:table-cell table:style-name="ce240" table:formula="of:=[RawData.H75]/[RawData.X75]" office:value-type="float" office:value="1.53152756973471" calcext:value-type="float">
            <text:p>1.5315</text:p>
          </table:table-cell>
          <table:table-cell table:style-name="ce240" table:formula="of:=[RawData.I75]-[RawData.W75]" office:value-type="float" office:value="8.59333300000003" calcext:value-type="float">
            <text:p>8.5933</text:p>
          </table:table-cell>
          <table:table-cell table:style-name="ce240" table:formula="of:=[RawData.J75]/[RawData.X75]" office:value-type="float" office:value="1.54585003838608" calcext:value-type="float">
            <text:p>1.5459</text:p>
          </table:table-cell>
          <table:table-cell table:style-name="ce240" table:formula="of:=[RawData.K75]-[RawData.W75]" office:value-type="float" office:value="3.23546400000004" calcext:value-type="float">
            <text:p>3.2355</text:p>
          </table:table-cell>
          <table:table-cell table:style-name="ce240" table:formula="of:=[RawData.L75]/[RawData.X75]" office:value-type="float" office:value="1.06417583667434" calcext:value-type="float">
            <text:p>1.0642</text:p>
          </table:table-cell>
          <table:table-cell table:style-name="ce240" table:formula="of:=[RawData.M75]-[RawData.W75]" office:value-type="float" office:value="-0.468221999999969" calcext:value-type="float">
            <text:p>-0.4682</text:p>
          </table:table-cell>
          <table:table-cell table:style-name="ce240" table:formula="of:=[RawData.N75]/[RawData.X75]" office:value-type="float" office:value="0.82095026870255" calcext:value-type="float">
            <text:p>0.8210</text:p>
          </table:table-cell>
          <table:table-cell table:style-name="ce240" table:formula="of:=[RawData.O75]-[RawData.W75]" office:value-type="float" office:value="0.848778000000038" calcext:value-type="float">
            <text:p>0.8488</text:p>
          </table:table-cell>
          <table:table-cell table:style-name="ce240" table:formula="of:=[RawData.P75]/[RawData.X75]" office:value-type="float" office:value="0.888964713241776" calcext:value-type="float">
            <text:p>0.8890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75]-[RawData.W75]" office:value-type="float" office:value="-11.268" calcext:value-type="float">
            <text:p>-11.2680</text:p>
          </table:table-cell>
          <table:table-cell table:style-name="ce240" table:formula="of:=[RawData.Z75]/[RawData.X75]" office:value-type="float" office:value="2.15349277204356" calcext:value-type="float">
            <text:p>2.1535</text:p>
          </table:table-cell>
          <table:table-cell table:style-name="ce240" table:formula="of:=[RawData.AA75]-[RawData.W75]" office:value-type="float" office:value="-3.18029999999999" calcext:value-type="float">
            <text:p>-3.1803</text:p>
          </table:table-cell>
          <table:table-cell table:style-name="ce240" table:formula="of:=[RawData.AB75]/[RawData.X75]" office:value-type="float" office:value="3.35639898774489" calcext:value-type="float">
            <text:p>3.3564</text:p>
          </table:table-cell>
          <table:table-cell table:style-name="ce240" table:formula="of:=[RawData.AC75]-[RawData.W75]" office:value-type="float" office:value="0.532500000000027" calcext:value-type="float">
            <text:p>0.5325</text:p>
          </table:table-cell>
          <table:table-cell table:style-name="ce240" table:formula="of:=[RawData.AD75]/[RawData.X75]" office:value-type="float" office:value="1.13467959282323" calcext:value-type="float">
            <text:p>1.1347</text:p>
          </table:table-cell>
          <table:table-cell table:style-name="ce240" table:formula="of:=[RawData.AE75]-[RawData.W75]" office:value-type="float" office:value="-11.1812" calcext:value-type="float">
            <text:p>-11.1812</text:p>
          </table:table-cell>
          <table:table-cell table:style-name="ce240" table:formula="of:=[RawData.AF75]/[RawData.X75]" office:value-type="float" office:value="2.62910763740794" calcext:value-type="float">
            <text:p>2.6291</text:p>
          </table:table-cell>
          <table:table-cell table:style-name="ce240" table:formula="of:=[RawData.AG75]-[RawData.W75]" office:value-type="float" office:value="-0.465899999999976" calcext:value-type="float">
            <text:p>-0.4659</text:p>
          </table:table-cell>
          <table:table-cell table:style-name="ce240" table:formula="of:=[RawData.AH75]/[RawData.X75]" office:value-type="float" office:value="1.08838670135631" calcext:value-type="float">
            <text:p>1.0884</text:p>
          </table:table-cell>
          <table:table-cell table:style-name="ce240" table:formula="of:=[RawData.AI75]-[RawData.W75]" office:value-type="float" office:value="-11.6668" calcext:value-type="float">
            <text:p>-11.6668</text:p>
          </table:table-cell>
          <table:table-cell table:style-name="ce240" table:formula="of:=[RawData.AJ75]/[RawData.X75]" office:value-type="float" office:value="0.955257587648213" calcext:value-type="float">
            <text:p>0.9553</text:p>
          </table:table-cell>
          <table:table-cell table:style-name="ce240" table:formula="of:=[RawData.AK75]-[RawData.W75]" office:value-type="float" office:value="-2.18819999999999" calcext:value-type="float">
            <text:p>-2.1882</text:p>
          </table:table-cell>
          <table:table-cell table:style-name="ce240" table:formula="of:=[RawData.AL75]/[RawData.X75]" office:value-type="float" office:value="1.09306745429213" calcext:value-type="float">
            <text:p>1.0931</text:p>
          </table:table-cell>
          <table:table-cell table:style-name="ce240" table:formula="of:=[RawData.AM75]-[RawData.W75]" office:value-type="float" office:value="-1.07298696504995" calcext:value-type="float">
            <text:p>-1.0730</text:p>
          </table:table-cell>
          <table:table-cell table:style-name="ce240" table:formula="of:=[RawData.AN75]/[RawData.X75]" office:value-type="float" office:value="1.3234299451625" calcext:value-type="float">
            <text:p>1.323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70"/>
          <table:table-cell table:number-columns-repeated="2"/>
          <table:table-cell table:style-name="ce240" table:formula="of:=[RawData.G76]-[RawData.W76]" office:value-type="float" office:value="8.58869999999996" calcext:value-type="float">
            <text:p>8.5887</text:p>
          </table:table-cell>
          <table:table-cell table:style-name="ce240" table:formula="of:=[RawData.H76]/[RawData.X76]" office:value-type="float" office:value="1.66749017557854" calcext:value-type="float">
            <text:p>1.6675</text:p>
          </table:table-cell>
          <table:table-cell table:style-name="ce240" table:formula="of:=[RawData.I76]-[RawData.W76]" office:value-type="float" office:value="8.59379200000001" calcext:value-type="float">
            <text:p>8.5938</text:p>
          </table:table-cell>
          <table:table-cell table:style-name="ce240" table:formula="of:=[RawData.J76]/[RawData.X76]" office:value-type="float" office:value="1.68317997512083" calcext:value-type="float">
            <text:p>1.6832</text:p>
          </table:table-cell>
          <table:table-cell table:style-name="ce240" table:formula="of:=[RawData.K76]-[RawData.W76]" office:value-type="float" office:value="3.235502" calcext:value-type="float">
            <text:p>3.2355</text:p>
          </table:table-cell>
          <table:table-cell table:style-name="ce240" table:formula="of:=[RawData.L76]/[RawData.X76]" office:value-type="float" office:value="1.06192253273699" calcext:value-type="float">
            <text:p>1.0619</text:p>
          </table:table-cell>
          <table:table-cell table:style-name="ce240" table:formula="of:=[RawData.M76]-[RawData.W76]" office:value-type="float" office:value="-0.468257999999992" calcext:value-type="float">
            <text:p>-0.4683</text:p>
          </table:table-cell>
          <table:table-cell table:style-name="ce240" table:formula="of:=[RawData.N76]/[RawData.X76]" office:value-type="float" office:value="0.818515036701517" calcext:value-type="float">
            <text:p>0.8185</text:p>
          </table:table-cell>
          <table:table-cell table:style-name="ce240" table:formula="of:=[RawData.O76]-[RawData.W76]" office:value-type="float" office:value="0.848914999999977" calcext:value-type="float">
            <text:p>0.8489</text:p>
          </table:table-cell>
          <table:table-cell table:style-name="ce240" table:formula="of:=[RawData.P76]/[RawData.X76]" office:value-type="float" office:value="0.953318329867343" calcext:value-type="float">
            <text:p>0.9533</text:p>
          </table:table-cell>
          <table:table-cell table:style-name="ce240" table:number-columns-repeated="4"/>
          <table:table-cell table:style-name="ce250" table:number-columns-repeated="2"/>
          <table:table-cell table:style-name="ce240" table:number-columns-repeated="2"/>
          <table:table-cell table:style-name="ce240" table:formula="of:=[RawData.Y76]-[RawData.W76]" office:value-type="float" office:value="-9.87139999999999" calcext:value-type="float">
            <text:p>-9.8714</text:p>
          </table:table-cell>
          <table:table-cell table:style-name="ce240" table:formula="of:=[RawData.Z76]/[RawData.X76]" office:value-type="float" office:value="0.214135029294742" calcext:value-type="float">
            <text:p>0.2141</text:p>
          </table:table-cell>
          <table:table-cell table:style-name="ce240" table:formula="of:=[RawData.AA76]-[RawData.W76]" office:value-type="float" office:value="-3.17990000000003" calcext:value-type="float">
            <text:p>-3.1799</text:p>
          </table:table-cell>
          <table:table-cell table:style-name="ce240" table:formula="of:=[RawData.AB76]/[RawData.X76]" office:value-type="float" office:value="0.630013450892136" calcext:value-type="float">
            <text:p>0.6300</text:p>
          </table:table-cell>
          <table:table-cell table:style-name="ce240" table:formula="of:=[RawData.AC76]-[RawData.W76]" office:value-type="float" office:value="0.532800000000009" calcext:value-type="float">
            <text:p>0.5328</text:p>
          </table:table-cell>
          <table:table-cell table:style-name="ce240" table:formula="of:=[RawData.AD76]/[RawData.X76]" office:value-type="float" office:value="1.23032523051211" calcext:value-type="float">
            <text:p>1.2303</text:p>
          </table:table-cell>
          <table:table-cell table:style-name="ce240" table:formula="of:=[RawData.AE76]-[RawData.W76]" office:value-type="float" office:value="-9.03800000000001" calcext:value-type="float">
            <text:p>-9.0380</text:p>
          </table:table-cell>
          <table:table-cell table:style-name="ce240" table:formula="of:=[RawData.AF76]/[RawData.X76]" office:value-type="float" office:value="0.43290617705989" calcext:value-type="float">
            <text:p>0.4329</text:p>
          </table:table-cell>
          <table:table-cell table:style-name="ce240" table:formula="of:=[RawData.AG76]-[RawData.W76]" office:value-type="float" office:value="1.86680000000001" calcext:value-type="float">
            <text:p>1.8668</text:p>
          </table:table-cell>
          <table:table-cell table:style-name="ce240" table:formula="of:=[RawData.AH76]/[RawData.X76]" office:value-type="float" office:value="0.457516152465601" calcext:value-type="float">
            <text:p>0.4575</text:p>
          </table:table-cell>
          <table:table-cell table:style-name="ce240" table:formula="of:=[RawData.AI76]-[RawData.W76]" office:value-type="float" office:value="-10.8937" calcext:value-type="float">
            <text:p>-10.8937</text:p>
          </table:table-cell>
          <table:table-cell table:style-name="ce240" table:formula="of:=[RawData.AJ76]/[RawData.X76]" office:value-type="float" office:value="0.291381974000323" calcext:value-type="float">
            <text:p>0.2914</text:p>
          </table:table-cell>
          <table:table-cell table:style-name="ce240" table:formula="of:=[RawData.AK76]-[RawData.W76]" office:value-type="float" office:value="-2.18790000000001" calcext:value-type="float">
            <text:p>-2.1879</text:p>
          </table:table-cell>
          <table:table-cell table:style-name="ce240" table:formula="of:=[RawData.AL76]/[RawData.X76]" office:value-type="float" office:value="1.20011314132695" calcext:value-type="float">
            <text:p>1.2001</text:p>
          </table:table-cell>
          <table:table-cell table:style-name="ce240" table:formula="of:=[RawData.AM76]-[RawData.W76]" office:value-type="float" office:value="0.218701544299961" calcext:value-type="float">
            <text:p>0.2187</text:p>
          </table:table-cell>
          <table:table-cell table:style-name="ce240" table:formula="of:=[RawData.AN76]/[RawData.X76]" office:value-type="float" office:value="0.272315807569078" calcext:value-type="float">
            <text:p>0.27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 table:number-columns-repeated="4"/>
          <table:table-cell table:style-name="ce242" table:formula="of:=AVERAGE([.F4:.F76])" office:value-type="float" office:value="9.0136309859155" calcext:value-type="float">
            <text:p>9.01</text:p>
          </table:table-cell>
          <table:table-cell table:style-name="ce242" table:formula="of:=AVERAGE([.G4:.G76])" office:value-type="float" office:value="1.9199256119734" calcext:value-type="float">
            <text:p>1.92</text:p>
          </table:table-cell>
          <table:table-cell table:style-name="ce242" table:formula="of:=AVERAGE([.H4:.H76])" office:value-type="float" office:value="9.01816243661971" calcext:value-type="float">
            <text:p>9.02</text:p>
          </table:table-cell>
          <table:table-cell table:style-name="ce242" table:formula="of:=AVERAGE([.I4:.I76])" office:value-type="float" office:value="1.93566768586031" calcext:value-type="float">
            <text:p>1.94</text:p>
          </table:table-cell>
          <table:table-cell table:style-name="ce242" table:formula="of:=AVERAGE([.J4:.J76])" office:value-type="float" office:value="2.85506214084507" calcext:value-type="float">
            <text:p>2.86</text:p>
          </table:table-cell>
          <table:table-cell table:style-name="ce242" table:formula="of:=AVERAGE([.K4:.K76])" office:value-type="float" office:value="1.01258747790148" calcext:value-type="float">
            <text:p>1.01</text:p>
          </table:table-cell>
          <table:table-cell table:style-name="ce242" table:formula="of:=AVERAGE([.L4:.L76])" office:value-type="float" office:value="-0.511870571428571" calcext:value-type="float">
            <text:p>-0.51</text:p>
          </table:table-cell>
          <table:table-cell table:style-name="ce242" table:formula="of:=AVERAGE([.M4:.M76])" office:value-type="float" office:value="0.797581058156533" calcext:value-type="float">
            <text:p>0.80</text:p>
          </table:table-cell>
          <table:table-cell table:style-name="ce242" table:formula="of:=AVERAGE([.N4:.N76])" office:value-type="float" office:value="1.33515492424243" calcext:value-type="float">
            <text:p>1.34</text:p>
          </table:table-cell>
          <table:table-cell table:style-name="ce242" table:formula="of:=AVERAGE([.O4:.O76])" office:value-type="float" office:value="1.02951727651694" calcext:value-type="float">
            <text:p>1.03</text:p>
          </table:table-cell>
          <table:table-cell table:style-name="ce242" table:formula="of:=AVERAGE([.P4:.P76])" office:value-type="float" office:value="1.71468592592593" calcext:value-type="float">
            <text:p>1.71</text:p>
          </table:table-cell>
          <table:table-cell table:style-name="ce242" table:formula="of:=AVERAGE([.Q4:.Q76])" office:value-type="float" office:value="0.905261243786967" calcext:value-type="float">
            <text:p>0.91</text:p>
          </table:table-cell>
          <table:table-cell table:style-name="ce242" table:formula="of:=AVERAGE([.R4:.R76])" office:value-type="float" office:value="0.384569999999997" calcext:value-type="float">
            <text:p>0.38</text:p>
          </table:table-cell>
          <table:table-cell table:style-name="ce242" table:formula="of:=AVERAGE([.S4:.S76])" office:value-type="float" office:value="0.90606548936477" calcext:value-type="float">
            <text:p>0.91</text:p>
          </table:table-cell>
          <table:table-cell table:style-name="ce242" table:number-columns-repeated="4"/>
          <table:table-cell table:style-name="ce242" table:formula="of:=AVERAGE([.X4:.X76])" office:value-type="float" office:value="-11.2623901408451" calcext:value-type="float">
            <text:p>-11.26</text:p>
          </table:table-cell>
          <table:table-cell table:style-name="ce242" table:formula="of:=AVERAGE([.Y4:.Y76])" office:value-type="float" office:value="0.740796851615418" calcext:value-type="float">
            <text:p>0.74</text:p>
          </table:table-cell>
          <table:table-cell table:style-name="ce242" table:formula="of:=AVERAGE([.Z4:.Z76])" office:value-type="float" office:value="-3.02510563380282" calcext:value-type="float">
            <text:p>-3.03</text:p>
          </table:table-cell>
          <table:table-cell table:style-name="ce242" table:formula="of:=AVERAGE([.AA4:.AA76])" office:value-type="float" office:value="1.23138987835763" calcext:value-type="float">
            <text:p>1.23</text:p>
          </table:table-cell>
          <table:table-cell table:style-name="ce242" table:formula="of:=AVERAGE([.AB4:.AB76])" office:value-type="float" office:value="0.71388873239437" calcext:value-type="float">
            <text:p>0.71</text:p>
          </table:table-cell>
          <table:table-cell table:style-name="ce242" table:formula="of:=AVERAGE([.AC4:.AC76])" office:value-type="float" office:value="1.367998817376" calcext:value-type="float">
            <text:p>1.37</text:p>
          </table:table-cell>
          <table:table-cell table:style-name="ce242" table:formula="of:=AVERAGE([.AD4:.AD76])" office:value-type="float" office:value="-11.2118816901408" calcext:value-type="float">
            <text:p>-11.21</text:p>
          </table:table-cell>
          <table:table-cell table:style-name="ce242" table:formula="of:=AVERAGE([.AE4:.AE76])" office:value-type="float" office:value="0.885855323765674" calcext:value-type="float">
            <text:p>0.89</text:p>
          </table:table-cell>
          <table:table-cell table:style-name="ce242" table:formula="of:=AVERAGE([.AF4:.AF76])" office:value-type="float" office:value="-0.187327536231883" calcext:value-type="float">
            <text:p>-0.19</text:p>
          </table:table-cell>
          <table:table-cell table:style-name="ce242" table:formula="of:=AVERAGE([.AG4:.AG76])" office:value-type="float" office:value="1.09142860099332" calcext:value-type="float">
            <text:p>1.09</text:p>
          </table:table-cell>
          <table:table-cell table:style-name="ce242" table:formula="of:=AVERAGE([.AH4:.AH76])" office:value-type="float" office:value="-10.9736366197183" calcext:value-type="float">
            <text:p>-10.97</text:p>
          </table:table-cell>
          <table:table-cell table:style-name="ce242" table:formula="of:=AVERAGE([.AI4:.AI76])" office:value-type="float" office:value="0.865778200740348" calcext:value-type="float">
            <text:p>0.87</text:p>
          </table:table-cell>
          <table:table-cell table:style-name="ce242" table:formula="of:=AVERAGE([.AJ4:.AJ76])" office:value-type="float" office:value="-2.02157887323944" calcext:value-type="float">
            <text:p>-2.02</text:p>
          </table:table-cell>
          <table:table-cell table:style-name="ce242" table:formula="of:=AVERAGE([.AK4:.AK76])" office:value-type="float" office:value="1.29847428100931" calcext:value-type="float">
            <text:p>1.30</text:p>
          </table:table-cell>
          <table:table-cell table:style-name="ce242" table:formula="of:=AVERAGE([.AL4:.AL76])" office:value-type="float" office:value="-0.769363394340494" calcext:value-type="float">
            <text:p>-0.77</text:p>
          </table:table-cell>
          <table:table-cell table:style-name="ce242" table:formula="of:=AVERAGE([.AM4:.AM76])" office:value-type="float" office:value="0.364780686416185" calcext:value-type="float">
            <text:p>0.36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/>
          <table:table-cell table:style-name="ce70"/>
          <table:table-cell table:number-columns-repeated="2"/>
          <table:table-cell table:style-name="ce242" table:formula="of:=STDEV([.F4:.F76])" office:value-type="float" office:value="0.903432545919267" calcext:value-type="float">
            <text:p>0.90</text:p>
          </table:table-cell>
          <table:table-cell table:style-name="ce242" table:formula="of:=STDEV([.G4:.G76])" office:value-type="float" office:value="0.429965657508779" calcext:value-type="float">
            <text:p>0.43</text:p>
          </table:table-cell>
          <table:table-cell table:style-name="ce242" table:formula="of:=STDEV([.H4:.H76])" office:value-type="float" office:value="0.90286818385114" calcext:value-type="float">
            <text:p>0.90</text:p>
          </table:table-cell>
          <table:table-cell table:style-name="ce242" table:formula="of:=STDEV([.I4:.I76])" office:value-type="float" office:value="0.433433836844374" calcext:value-type="float">
            <text:p>0.43</text:p>
          </table:table-cell>
          <table:table-cell table:style-name="ce242" table:formula="of:=STDEV([.J4:.J76])" office:value-type="float" office:value="0.228105153910289" calcext:value-type="float">
            <text:p>0.23</text:p>
          </table:table-cell>
          <table:table-cell table:style-name="ce242" table:formula="of:=STDEV([.K4:.K76])" office:value-type="float" office:value="0.195105787313997" calcext:value-type="float">
            <text:p>0.20</text:p>
          </table:table-cell>
          <table:table-cell table:style-name="ce242" table:formula="of:=STDEV([.L4:.L76])" office:value-type="float" office:value="0.33145945817824" calcext:value-type="float">
            <text:p>0.33</text:p>
          </table:table-cell>
          <table:table-cell table:style-name="ce242" table:formula="of:=STDEV([.M4:.M76])" office:value-type="float" office:value="0.166791408300205" calcext:value-type="float">
            <text:p>0.17</text:p>
          </table:table-cell>
          <table:table-cell table:style-name="ce242" table:formula="of:=STDEV([.N4:.N76])" office:value-type="float" office:value="0.309350840316013" calcext:value-type="float">
            <text:p>0.31</text:p>
          </table:table-cell>
          <table:table-cell table:style-name="ce242" table:formula="of:=STDEV([.O4:.O76])" office:value-type="float" office:value="0.159099780160152" calcext:value-type="float">
            <text:p>0.16</text:p>
          </table:table-cell>
          <table:table-cell table:style-name="ce242" table:formula="of:=STDEV([.P4:.P76])" office:value-type="float" office:value="0.475235755946729" calcext:value-type="float">
            <text:p>0.48</text:p>
          </table:table-cell>
          <table:table-cell table:style-name="ce242" table:formula="of:=STDEV([.Q4:.Q76])" office:value-type="float" office:value="0.162316698097229" calcext:value-type="float">
            <text:p>0.16</text:p>
          </table:table-cell>
          <table:table-cell table:style-name="ce242" table:formula="of:=STDEV([.R4:.R76])" office:value-type="float" office:value="0.0108124403659125" calcext:value-type="float">
            <text:p>0.01</text:p>
          </table:table-cell>
          <table:table-cell table:style-name="ce242" table:formula="of:=STDEV([.S4:.S76])" office:value-type="float" office:value="0.00295695219457559" calcext:value-type="float">
            <text:p>0.00</text:p>
          </table:table-cell>
          <table:table-cell table:style-name="ce242" table:number-columns-repeated="4"/>
          <table:table-cell table:style-name="ce242" table:formula="of:=STDEV([.X4:.X76])" office:value-type="float" office:value="0.601462406414545" calcext:value-type="float">
            <text:p>0.60</text:p>
          </table:table-cell>
          <table:table-cell table:style-name="ce242" table:formula="of:=STDEV([.Y4:.Y76])" office:value-type="float" office:value="0.384862151863969" calcext:value-type="float">
            <text:p>0.38</text:p>
          </table:table-cell>
          <table:table-cell table:style-name="ce242" table:formula="of:=STDEV([.Z4:.Z76])" office:value-type="float" office:value="0.53525266340495" calcext:value-type="float">
            <text:p>0.54</text:p>
          </table:table-cell>
          <table:table-cell table:style-name="ce242" table:formula="of:=STDEV([.AA4:.AA76])" office:value-type="float" office:value="0.424812805017128" calcext:value-type="float">
            <text:p>0.42</text:p>
          </table:table-cell>
          <table:table-cell table:style-name="ce242" table:formula="of:=STDEV([.AB4:.AB76])" office:value-type="float" office:value="0.572283598913612" calcext:value-type="float">
            <text:p>0.57</text:p>
          </table:table-cell>
          <table:table-cell table:style-name="ce242" table:formula="of:=STDEV([.AC4:.AC76])" office:value-type="float" office:value="0.52070561168732" calcext:value-type="float">
            <text:p>0.52</text:p>
          </table:table-cell>
          <table:table-cell table:style-name="ce242" table:formula="of:=STDEV([.AD4:.AD76])" office:value-type="float" office:value="0.626573122698805" calcext:value-type="float">
            <text:p>0.63</text:p>
          </table:table-cell>
          <table:table-cell table:style-name="ce242" table:formula="of:=STDEV([.AE4:.AE76])" office:value-type="float" office:value="0.434668658019572" calcext:value-type="float">
            <text:p>0.43</text:p>
          </table:table-cell>
          <table:table-cell table:style-name="ce242" table:formula="of:=STDEV([.AF4:.AF76])" office:value-type="float" office:value="0.4640544002986" calcext:value-type="float">
            <text:p>0.46</text:p>
          </table:table-cell>
          <table:table-cell table:style-name="ce242" table:formula="of:=STDEV([.AG4:.AG76])" office:value-type="float" office:value="0.334120286147982" calcext:value-type="float">
            <text:p>0.33</text:p>
          </table:table-cell>
          <table:table-cell table:style-name="ce242" table:formula="of:=STDEV([.AH4:.AH76])" office:value-type="float" office:value="0.572214468594084" calcext:value-type="float">
            <text:p>0.57</text:p>
          </table:table-cell>
          <table:table-cell table:style-name="ce242" table:formula="of:=STDEV([.AI4:.AI76])" office:value-type="float" office:value="0.389601816486156" calcext:value-type="float">
            <text:p>0.39</text:p>
          </table:table-cell>
          <table:table-cell table:style-name="ce242" table:formula="of:=STDEV([.AJ4:.AJ76])" office:value-type="float" office:value="0.570766097180049" calcext:value-type="float">
            <text:p>0.57</text:p>
          </table:table-cell>
          <table:table-cell table:style-name="ce242" table:formula="of:=STDEV([.AK4:.AK76])" office:value-type="float" office:value="0.369243205816675" calcext:value-type="float">
            <text:p>0.37</text:p>
          </table:table-cell>
          <table:table-cell table:style-name="ce242" table:formula="of:=STDEV([.AL4:.AL76])" office:value-type="float" office:value="0.642862348785806" calcext:value-type="float">
            <text:p>0.64</text:p>
          </table:table-cell>
          <table:table-cell table:style-name="ce242" table:formula="of:=STDEV([.AM4:.AM76])" office:value-type="float" office:value="0.218634643356787" calcext:value-type="float">
            <text:p>0.2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/>
          <table:table-cell table:style-name="ce70"/>
          <table:table-cell table:number-columns-repeated="2"/>
          <table:table-cell table:style-name="ce243" table:formula="of:=MAX(MAX([.F4:.F76])-[.F77];ABS(MIN([.F4:.F76])-[.F77]))" office:value-type="float" office:value="1.95316901408454" calcext:value-type="float">
            <text:p>1.95</text:p>
          </table:table-cell>
          <table:table-cell table:style-name="ce243" table:formula="of:=MAX(MAX([.G4:.G76])-[.G77];ABS(MIN([.G4:.G76])-[.G77]))" office:value-type="float" office:value="1.82968179333347" calcext:value-type="float">
            <text:p>1.83</text:p>
          </table:table-cell>
          <table:table-cell table:style-name="ce243" table:formula="of:=MAX(MAX([.H4:.H76])-[.H77];ABS(MIN([.H4:.H76])-[.H77]))" office:value-type="float" office:value="1.95214756338027" calcext:value-type="float">
            <text:p>1.95</text:p>
          </table:table-cell>
          <table:table-cell table:style-name="ce243" table:formula="of:=MAX(MAX([.I4:.I76])-[.I77];ABS(MIN([.I4:.I76])-[.I77]))" office:value-type="float" office:value="1.85011315270562" calcext:value-type="float">
            <text:p>1.85</text:p>
          </table:table-cell>
          <table:table-cell table:style-name="ce243" table:formula="of:=MAX(MAX([.J4:.J76])-[.J77];ABS(MIN([.J4:.J76])-[.J77]))" office:value-type="float" office:value="0.594476140845085" calcext:value-type="float">
            <text:p>0.59</text:p>
          </table:table-cell>
          <table:table-cell table:style-name="ce243" table:formula="of:=MAX(MAX([.K4:.K76])-[.K77];ABS(MIN([.K4:.K76])-[.K77]))" office:value-type="float" office:value="1.17345553608559" calcext:value-type="float">
            <text:p>1.17</text:p>
          </table:table-cell>
          <table:table-cell table:style-name="ce243" table:formula="of:=MAX(MAX([.L4:.L76])-[.L77];ABS(MIN([.L4:.L76])-[.L77]))" office:value-type="float" office:value="1.51400842857146" calcext:value-type="float">
            <text:p>1.51</text:p>
          </table:table-cell>
          <table:table-cell table:style-name="ce243" table:formula="of:=MAX(MAX([.M4:.M76])-[.M77];ABS(MIN([.M4:.M76])-[.M77]))" office:value-type="float" office:value="0.94438515230118" calcext:value-type="float">
            <text:p>0.94</text:p>
          </table:table-cell>
          <table:table-cell table:style-name="ce243" table:formula="of:=MAX(MAX([.N4:.N76])-[.N77];ABS(MIN([.N4:.N76])-[.N77]))" office:value-type="float" office:value="0.844791924242425" calcext:value-type="float">
            <text:p>0.84</text:p>
          </table:table-cell>
          <table:table-cell table:style-name="ce243" table:formula="of:=MAX(MAX([.O4:.O76])-[.O77];ABS(MIN([.O4:.O76])-[.O77]))" office:value-type="float" office:value="0.886585395564079" calcext:value-type="float">
            <text:p>0.89</text:p>
          </table:table-cell>
          <table:table-cell table:style-name="ce243" table:formula="of:=MAX(MAX([.P4:.P76])-[.P77];ABS(MIN([.P4:.P76])-[.P77]))" office:value-type="float" office:value="2.35450592592591" calcext:value-type="float">
            <text:p>2.35</text:p>
          </table:table-cell>
          <table:table-cell table:style-name="ce243" table:formula="of:=MAX(MAX([.Q4:.Q76])-[.Q77];ABS(MIN([.Q4:.Q76])-[.Q77]))" office:value-type="float" office:value="0.992052387335508" calcext:value-type="float">
            <text:p>0.99</text:p>
          </table:table-cell>
          <table:table-cell table:style-name="ce243" table:formula="of:=MAX(MAX([.R4:.R76])-[.R77];ABS(MIN([.R4:.R76])-[.R77]))" office:value-type="float" office:value="0.0137599999999907" calcext:value-type="float">
            <text:p>0.01</text:p>
          </table:table-cell>
          <table:table-cell table:style-name="ce243" table:formula="of:=MAX(MAX([.S4:.S76])-[.S77];ABS(MIN([.S4:.S76])-[.S77]))" office:value-type="float" office:value="0.00417079944996879" calcext:value-type="float">
            <text:p>0.00</text:p>
          </table:table-cell>
          <table:table-cell table:style-name="ce243" table:number-columns-repeated="4"/>
          <table:table-cell table:style-name="ce243" table:formula="of:=MAX(MAX([.X4:.X76])-[.X77];ABS(MIN([.X4:.X76])-[.X77]))" office:value-type="float" office:value="2.54880985915491" calcext:value-type="float">
            <text:p>2.55</text:p>
          </table:table-cell>
          <table:table-cell table:style-name="ce243" table:formula="of:=MAX(MAX([.Y4:.Y76])-[.Y77];ABS(MIN([.Y4:.Y76])-[.Y77]))" office:value-type="float" office:value="1.6457902579653" calcext:value-type="float">
            <text:p>1.65</text:p>
          </table:table-cell>
          <table:table-cell table:style-name="ce243" table:formula="of:=MAX(MAX([.Z4:.Z76])-[.Z77];ABS(MIN([.Z4:.Z76])-[.Z77]))" office:value-type="float" office:value="2.48679436619715" calcext:value-type="float">
            <text:p>2.49</text:p>
          </table:table-cell>
          <table:table-cell table:style-name="ce243" table:formula="of:=MAX(MAX([.AA4:.AA76])-[.AA77];ABS(MIN([.AA4:.AA76])-[.AA77]))" office:value-type="float" office:value="2.30464959905781" calcext:value-type="float">
            <text:p>2.30</text:p>
          </table:table-cell>
          <table:table-cell table:style-name="ce243" table:formula="of:=MAX(MAX([.AB4:.AB76])-[.AB77];ABS(MIN([.AB4:.AB76])-[.AB77]))" office:value-type="float" office:value="2.44418873239437" calcext:value-type="float">
            <text:p>2.44</text:p>
          </table:table-cell>
          <table:table-cell table:style-name="ce243" table:formula="of:=MAX(MAX([.AC4:.AC76])-[.AC77];ABS(MIN([.AC4:.AC76])-[.AC77]))" office:value-type="float" office:value="2.51679086461712" calcext:value-type="float">
            <text:p>2.52</text:p>
          </table:table-cell>
          <table:table-cell table:style-name="ce243" table:formula="of:=MAX(MAX([.AD4:.AD76])-[.AD77];ABS(MIN([.AD4:.AD76])-[.AD77]))" office:value-type="float" office:value="2.72851830985912" calcext:value-type="float">
            <text:p>2.73</text:p>
          </table:table-cell>
          <table:table-cell table:style-name="ce243" table:formula="of:=MAX(MAX([.AE4:.AE76])-[.AE77];ABS(MIN([.AE4:.AE76])-[.AE77]))" office:value-type="float" office:value="2.00877532122917" calcext:value-type="float">
            <text:p>2.01</text:p>
          </table:table-cell>
          <table:table-cell table:style-name="ce243" table:formula="of:=MAX(MAX([.AF4:.AF76])-[.AF77];ABS(MIN([.AF4:.AF76])-[.AF77]))" office:value-type="float" office:value="2.05412753623189" calcext:value-type="float">
            <text:p>2.05</text:p>
          </table:table-cell>
          <table:table-cell table:style-name="ce243" table:formula="of:=MAX(MAX([.AG4:.AG76])-[.AG77];ABS(MIN([.AG4:.AG76])-[.AG77]))" office:value-type="float" office:value="2.07359637368766" calcext:value-type="float">
            <text:p>2.07</text:p>
          </table:table-cell>
          <table:table-cell table:style-name="ce243" table:formula="of:=MAX(MAX([.AH4:.AH76])-[.AH77];ABS(MIN([.AH4:.AH76])-[.AH77]))" office:value-type="float" office:value="2.66466338028165" calcext:value-type="float">
            <text:p>2.66</text:p>
          </table:table-cell>
          <table:table-cell table:style-name="ce243" table:formula="of:=MAX(MAX([.AI4:.AI76])-[.AI77];ABS(MIN([.AI4:.AI76])-[.AI77]))" office:value-type="float" office:value="2.07094962691703" calcext:value-type="float">
            <text:p>2.07</text:p>
          </table:table-cell>
          <table:table-cell table:style-name="ce243" table:formula="of:=MAX(MAX([.AJ4:.AJ76])-[.AJ77];ABS(MIN([.AJ4:.AJ76])-[.AJ77]))" office:value-type="float" office:value="2.49482112676054" calcext:value-type="float">
            <text:p>2.49</text:p>
          </table:table-cell>
          <table:table-cell table:style-name="ce243" table:formula="of:=MAX(MAX([.AK4:.AK76])-[.AK77];ABS(MIN([.AK4:.AK76])-[.AK77]))" office:value-type="float" office:value="2.49152711660058" calcext:value-type="float">
            <text:p>2.49</text:p>
          </table:table-cell>
          <table:table-cell table:style-name="ce243" table:formula="of:=MAX(MAX([.AL4:.AL76])-[.AL77];ABS(MIN([.AL4:.AL76])-[.AL77]))" office:value-type="float" office:value="2.72903520385948" calcext:value-type="float">
            <text:p>2.73</text:p>
          </table:table-cell>
          <table:table-cell table:style-name="ce243" table:formula="of:=MAX(MAX([.AM4:.AM76])-[.AM77];ABS(MIN([.AM4:.AM76])-[.AM77]))" office:value-type="float" office:value="1.03309701867649" calcext:value-type="float">
            <text:p>1.0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6" office:value-type="string" calcext:value-type="string">
            <text:p>N_edge</text:p>
          </table:table-cell>
          <table:table-cell table:style-name="ce6"/>
          <table:table-cell table:style-name="ce88"/>
          <table:table-cell table:style-name="ce8" table:number-columns-repeated="2"/>
          <table:table-cell table:style-name="ce244" table:number-columns-repeated="2"/>
          <table:table-cell table:style-name="ce245"/>
          <table:table-cell table:style-name="ce246"/>
          <table:table-cell table:style-name="ce245"/>
          <table:table-cell table:style-name="ce246" table:number-columns-repeated="3"/>
          <table:table-cell table:style-name="ce245"/>
          <table:table-cell table:style-name="ce246"/>
          <table:table-cell table:style-name="ce248" table:number-columns-repeated="4"/>
          <table:table-cell table:style-name="ce246" table:number-columns-repeated="18"/>
          <table:table-cell table:style-name="ce9" table:number-columns-repeated="2"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1]-[RawData.W81]" office:value-type="float" office:value="11.7992" calcext:value-type="float">
            <text:p>11.7992</text:p>
          </table:table-cell>
          <table:table-cell table:style-name="ce240" table:formula="of:=[RawData.H81]/[RawData.X81]" office:value-type="float" office:value="1.78722568527534" calcext:value-type="float">
            <text:p>1.7872</text:p>
          </table:table-cell>
          <table:table-cell table:style-name="ce240" table:formula="of:=[RawData.I81]-[RawData.W81]" office:value-type="float" office:value="11.803663" calcext:value-type="float">
            <text:p>11.8037</text:p>
          </table:table-cell>
          <table:table-cell table:style-name="ce240" table:formula="of:=[RawData.J81]/[RawData.X81]" office:value-type="float" office:value="1.80062134156737" calcext:value-type="float">
            <text:p>1.8006</text:p>
          </table:table-cell>
          <table:table-cell table:style-name="ce240" table:formula="of:=[RawData.K81]-[RawData.W81]" office:value-type="float" office:value="2.31578100000002" calcext:value-type="float">
            <text:p>2.3158</text:p>
          </table:table-cell>
          <table:table-cell table:style-name="ce240" table:formula="of:=[RawData.L81]/[RawData.X81]" office:value-type="float" office:value="0.920210649946011" calcext:value-type="float">
            <text:p>0.9202</text:p>
          </table:table-cell>
          <table:table-cell table:style-name="ce240" table:formula="of:=[RawData.M81]-[RawData.W81]" office:value-type="float" office:value="-1.29158000000001" calcext:value-type="float">
            <text:p>-1.2916</text:p>
          </table:table-cell>
          <table:table-cell table:style-name="ce240" table:formula="of:=[RawData.N81]/[RawData.X81]" office:value-type="float" office:value="0.827539828373335" calcext:value-type="float">
            <text:p>0.8275</text:p>
          </table:table-cell>
          <table:table-cell table:style-name="ce240" table:formula="of:=[RawData.O81]-[RawData.W81]" office:value-type="float" office:value="2.37540100000001" calcext:value-type="float">
            <text:p>2.3754</text:p>
          </table:table-cell>
          <table:table-cell table:style-name="ce240" table:formula="of:=[RawData.P81]/[RawData.X81]" office:value-type="float" office:value="1.09693307317812" calcext:value-type="float">
            <text:p>1.0969</text:p>
          </table:table-cell>
          <table:table-cell table:style-name="ce240" table:formula="of:=[RawData.Q81]-[RawData.W81]" office:value-type="float" office:value="1.22525000000002" calcext:value-type="float">
            <text:p>1.2253</text:p>
          </table:table-cell>
          <table:table-cell table:style-name="ce240" table:formula="of:=[RawData.R81]/[RawData.X81]" office:value-type="float" office:value="0.865797798783838" calcext:value-type="float">
            <text:p>0.8658</text:p>
          </table:table-cell>
          <table:table-cell table:style-name="ce240" table:number-columns-repeated="6"/>
          <table:table-cell table:style-name="ce240" table:formula="of:=[RawData.Y81]-[RawData.W81]" office:value-type="float" office:value="-12.6384" calcext:value-type="float">
            <text:p>-12.6384</text:p>
          </table:table-cell>
          <table:table-cell table:style-name="ce240" table:formula="of:=[RawData.Z81]/[RawData.X81]" office:value-type="float" office:value="0.877926501733315" calcext:value-type="float">
            <text:p>0.8779</text:p>
          </table:table-cell>
          <table:table-cell table:style-name="ce240" table:formula="of:=[RawData.AA81]-[RawData.W81]" office:value-type="float" office:value="-2.90559999999999" calcext:value-type="float">
            <text:p>-2.9056</text:p>
          </table:table-cell>
          <table:table-cell table:style-name="ce240" table:formula="of:=[RawData.AB81]/[RawData.X81]" office:value-type="float" office:value="1.21796220235276" calcext:value-type="float">
            <text:p>1.2180</text:p>
          </table:table-cell>
          <table:table-cell table:style-name="ce240" table:formula="of:=[RawData.AC81]-[RawData.W81]" office:value-type="float" office:value="1.47000000000003" calcext:value-type="float">
            <text:p>1.4700</text:p>
          </table:table-cell>
          <table:table-cell table:style-name="ce240" table:formula="of:=[RawData.AD81]/[RawData.X81]" office:value-type="float" office:value="1.31716244103885" calcext:value-type="float">
            <text:p>1.3172</text:p>
          </table:table-cell>
          <table:table-cell table:style-name="ce240" table:formula="of:=[RawData.AE81]-[RawData.W81]" office:value-type="float" office:value="-12.6567" calcext:value-type="float">
            <text:p>-12.6567</text:p>
          </table:table-cell>
          <table:table-cell table:style-name="ce240" table:formula="of:=[RawData.AF81]/[RawData.X81]" office:value-type="float" office:value="0.910444437288071" calcext:value-type="float">
            <text:p>0.9104</text:p>
          </table:table-cell>
          <table:table-cell table:style-name="ce240" table:formula="of:=[RawData.AG81]-[RawData.W81]" office:value-type="float" office:value="-0.237099999999998" calcext:value-type="float">
            <text:p>-0.2371</text:p>
          </table:table-cell>
          <table:table-cell table:style-name="ce240" table:formula="of:=[RawData.AH81]/[RawData.X81]" office:value-type="float" office:value="1.20058400992631" calcext:value-type="float">
            <text:p>1.2006</text:p>
          </table:table-cell>
          <table:table-cell table:style-name="ce240" table:formula="of:=[RawData.AI81]-[RawData.W81]" office:value-type="float" office:value="-12.3441" calcext:value-type="float">
            <text:p>-12.3441</text:p>
          </table:table-cell>
          <table:table-cell table:style-name="ce240" table:formula="of:=[RawData.AJ81]/[RawData.X81]" office:value-type="float" office:value="0.908176656121541" calcext:value-type="float">
            <text:p>0.9082</text:p>
          </table:table-cell>
          <table:table-cell table:style-name="ce240" table:formula="of:=[RawData.AK81]-[RawData.W81]" office:value-type="float" office:value="-1.66269999999997" calcext:value-type="float">
            <text:p>-1.6627</text:p>
          </table:table-cell>
          <table:table-cell table:style-name="ce240" table:formula="of:=[RawData.AL81]/[RawData.X81]" office:value-type="float" office:value="1.16568956979674" calcext:value-type="float">
            <text:p>1.1657</text:p>
          </table:table-cell>
          <table:table-cell table:style-name="ce240" table:formula="of:=[RawData.AM81]-[RawData.W81]" office:value-type="float" office:value="-0.392980012199985" calcext:value-type="float">
            <text:p>-0.3930</text:p>
          </table:table-cell>
          <table:table-cell table:style-name="ce240" table:formula="of:=[RawData.AN81]/[RawData.X81]" office:value-type="float" office:value="0.452325457885829" calcext:value-type="float">
            <text:p>0.4523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2]-[RawData.W82]" office:value-type="float" office:value="13.0657" calcext:value-type="float">
            <text:p>13.0657</text:p>
          </table:table-cell>
          <table:table-cell table:style-name="ce240" table:formula="of:=[RawData.H82]/[RawData.X82]" office:value-type="float" office:value="1.98357430808399" calcext:value-type="float">
            <text:p>1.9836</text:p>
          </table:table-cell>
          <table:table-cell table:style-name="ce240" table:formula="of:=[RawData.I82]-[RawData.W82]" office:value-type="float" office:value="13.069012" calcext:value-type="float">
            <text:p>13.0690</text:p>
          </table:table-cell>
          <table:table-cell table:style-name="ce240" table:formula="of:=[RawData.J82]/[RawData.X82]" office:value-type="float" office:value="1.99764570615128" calcext:value-type="float">
            <text:p>1.9976</text:p>
          </table:table-cell>
          <table:table-cell table:style-name="ce240" table:formula="of:=[RawData.K82]-[RawData.W82]" office:value-type="float" office:value="1.664581" calcext:value-type="float">
            <text:p>1.6646</text:p>
          </table:table-cell>
          <table:table-cell table:style-name="ce240" table:formula="of:=[RawData.L82]/[RawData.X82]" office:value-type="float" office:value="0.865339866955022" calcext:value-type="float">
            <text:p>0.8653</text:p>
          </table:table-cell>
          <table:table-cell table:style-name="ce240" table:formula="of:=[RawData.M82]-[RawData.W82]" office:value-type="float" office:value="-1.55103800000001" calcext:value-type="float">
            <text:p>-1.5510</text:p>
          </table:table-cell>
          <table:table-cell table:style-name="ce240" table:formula="of:=[RawData.N82]/[RawData.X82]" office:value-type="float" office:value="0.823455336855649" calcext:value-type="float">
            <text:p>0.8235</text:p>
          </table:table-cell>
          <table:table-cell table:style-name="ce240" table:formula="of:=[RawData.O82]-[RawData.W82]" office:value-type="float" office:value="2.91256399999997" calcext:value-type="float">
            <text:p>2.9126</text:p>
          </table:table-cell>
          <table:table-cell table:style-name="ce240" table:formula="of:=[RawData.P82]/[RawData.X82]" office:value-type="float" office:value="1.18527745079252" calcext:value-type="float">
            <text:p>1.1853</text:p>
          </table:table-cell>
          <table:table-cell table:style-name="ce240" table:formula="of:=[RawData.Q82]-[RawData.W82]" office:value-type="float" office:value="0.861339999999984" calcext:value-type="float">
            <text:p>0.8613</text:p>
          </table:table-cell>
          <table:table-cell table:style-name="ce240" table:formula="of:=[RawData.R82]/[RawData.X82]" office:value-type="float" office:value="0.836239699964412" calcext:value-type="float">
            <text:p>0.8362</text:p>
          </table:table-cell>
          <table:table-cell table:style-name="ce240" table:number-columns-repeated="6"/>
          <table:table-cell table:style-name="ce240" table:formula="of:=[RawData.Y82]-[RawData.W82]" office:value-type="float" office:value="-12.9725" calcext:value-type="float">
            <text:p>-12.9725</text:p>
          </table:table-cell>
          <table:table-cell table:style-name="ce240" table:formula="of:=[RawData.Z82]/[RawData.X82]" office:value-type="float" office:value="0.813457025924608" calcext:value-type="float">
            <text:p>0.8135</text:p>
          </table:table-cell>
          <table:table-cell table:style-name="ce240" table:formula="of:=[RawData.AA82]-[RawData.W82]" office:value-type="float" office:value="-2.69349999999997" calcext:value-type="float">
            <text:p>-2.6935</text:p>
          </table:table-cell>
          <table:table-cell table:style-name="ce240" table:formula="of:=[RawData.AB82]/[RawData.X82]" office:value-type="float" office:value="1.2115644884886" calcext:value-type="float">
            <text:p>1.2116</text:p>
          </table:table-cell>
          <table:table-cell table:style-name="ce240" table:formula="of:=[RawData.AC82]-[RawData.W82]" office:value-type="float" office:value="1.84949999999998" calcext:value-type="float">
            <text:p>1.8495</text:p>
          </table:table-cell>
          <table:table-cell table:style-name="ce240" table:formula="of:=[RawData.AD82]/[RawData.X82]" office:value-type="float" office:value="1.32908749760464" calcext:value-type="float">
            <text:p>1.3291</text:p>
          </table:table-cell>
          <table:table-cell table:style-name="ce240" table:formula="of:=[RawData.AE82]-[RawData.W82]" office:value-type="float" office:value="-13.028" calcext:value-type="float">
            <text:p>-13.0280</text:p>
          </table:table-cell>
          <table:table-cell table:style-name="ce240" table:formula="of:=[RawData.AF82]/[RawData.X82]" office:value-type="float" office:value="0.819105299898711" calcext:value-type="float">
            <text:p>0.8191</text:p>
          </table:table-cell>
          <table:table-cell table:style-name="ce241" table:formula="of:=[RawData.AG82]-[RawData.W82]" office:value-type="float" office:value="-0.0821000000000254" calcext:value-type="float">
            <text:p>-0.0821</text:p>
          </table:table-cell>
          <table:table-cell table:style-name="ce240" table:formula="of:=[RawData.AH82]/[RawData.X82]" office:value-type="float" office:value="1.19664875030797" calcext:value-type="float">
            <text:p>1.1966</text:p>
          </table:table-cell>
          <table:table-cell table:style-name="ce240" table:formula="of:=[RawData.AI82]-[RawData.W82]" office:value-type="float" office:value="-12.7232" calcext:value-type="float">
            <text:p>-12.7232</text:p>
          </table:table-cell>
          <table:table-cell table:style-name="ce240" table:formula="of:=[RawData.AJ82]/[RawData.X82]" office:value-type="float" office:value="0.812106099263599" calcext:value-type="float">
            <text:p>0.8121</text:p>
          </table:table-cell>
          <table:table-cell table:style-name="ce240" table:formula="of:=[RawData.AK82]-[RawData.W82]" office:value-type="float" office:value="-1.36110000000002" calcext:value-type="float">
            <text:p>-1.3611</text:p>
          </table:table-cell>
          <table:table-cell table:style-name="ce240" table:formula="of:=[RawData.AL82]/[RawData.X82]" office:value-type="float" office:value="1.27159568014454" calcext:value-type="float">
            <text:p>1.2716</text:p>
          </table:table-cell>
          <table:table-cell table:style-name="ce240" table:formula="of:=[RawData.AM82]-[RawData.W82]" office:value-type="float" office:value="-0.66864381664999" calcext:value-type="float">
            <text:p>-0.6686</text:p>
          </table:table-cell>
          <table:table-cell table:style-name="ce240" table:formula="of:=[RawData.AN82]/[RawData.X82]" office:value-type="float" office:value="0.413521415377755" calcext:value-type="float">
            <text:p>0.413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3]-[RawData.W83]" office:value-type="float" office:value="10.1524" calcext:value-type="float">
            <text:p>10.1524</text:p>
          </table:table-cell>
          <table:table-cell table:style-name="ce240" table:formula="of:=[RawData.H83]/[RawData.X83]" office:value-type="float" office:value="1.6798774118541" calcext:value-type="float">
            <text:p>1.6799</text:p>
          </table:table-cell>
          <table:table-cell table:style-name="ce240" table:formula="of:=[RawData.I83]-[RawData.W83]" office:value-type="float" office:value="10.15745" calcext:value-type="float">
            <text:p>10.1575</text:p>
          </table:table-cell>
          <table:table-cell table:style-name="ce240" table:formula="of:=[RawData.J83]/[RawData.X83]" office:value-type="float" office:value="1.69276595744681" calcext:value-type="float">
            <text:p>1.6928</text:p>
          </table:table-cell>
          <table:table-cell table:style-name="ce240" table:formula="of:=[RawData.K83]-[RawData.W83]" office:value-type="float" office:value="3.00332700000001" calcext:value-type="float">
            <text:p>3.0033</text:p>
          </table:table-cell>
          <table:table-cell table:style-name="ce240" table:formula="of:=[RawData.L83]/[RawData.X83]" office:value-type="float" office:value="1.04253799392097" calcext:value-type="float">
            <text:p>1.0425</text:p>
          </table:table-cell>
          <table:table-cell table:style-name="ce240" table:formula="of:=[RawData.M83]-[RawData.W83]" office:value-type="float" office:value="-1.05026399999997" calcext:value-type="float">
            <text:p>-1.0503</text:p>
          </table:table-cell>
          <table:table-cell table:style-name="ce240" table:formula="of:=[RawData.N83]/[RawData.X83]" office:value-type="float" office:value="0.829057750759878" calcext:value-type="float">
            <text:p>0.8291</text:p>
          </table:table-cell>
          <table:table-cell table:style-name="ce240" table:formula="of:=[RawData.O83]-[RawData.W83]" office:value-type="float" office:value="1.40215599999999" calcext:value-type="float">
            <text:p>1.4022</text:p>
          </table:table-cell>
          <table:table-cell table:style-name="ce240" table:formula="of:=[RawData.P83]/[RawData.X83]" office:value-type="float" office:value="0.996094224924012" calcext:value-type="float">
            <text:p>0.9961</text:p>
          </table:table-cell>
          <table:table-cell table:style-name="ce240" table:number-columns-repeated="8"/>
          <table:table-cell table:style-name="ce240" table:formula="of:=[RawData.Y83]-[RawData.W83]" office:value-type="float" office:value="-12.6284" calcext:value-type="float">
            <text:p>-12.6284</text:p>
          </table:table-cell>
          <table:table-cell table:style-name="ce240" table:formula="of:=[RawData.Z83]/[RawData.X83]" office:value-type="float" office:value="0.930068215805471" calcext:value-type="float">
            <text:p>0.9301</text:p>
          </table:table-cell>
          <table:table-cell table:style-name="ce240" table:formula="of:=[RawData.AA83]-[RawData.W83]" office:value-type="float" office:value="-3.5179" calcext:value-type="float">
            <text:p>-3.5179</text:p>
          </table:table-cell>
          <table:table-cell table:style-name="ce240" table:formula="of:=[RawData.AB83]/[RawData.X83]" office:value-type="float" office:value="1.20862791489362" calcext:value-type="float">
            <text:p>1.2086</text:p>
          </table:table-cell>
          <table:table-cell table:style-name="ce240" table:formula="of:=[RawData.AC83]-[RawData.W83]" office:value-type="float" office:value="0.649499999999989" calcext:value-type="float">
            <text:p>0.6495</text:p>
          </table:table-cell>
          <table:table-cell table:style-name="ce240" table:formula="of:=[RawData.AD83]/[RawData.X83]" office:value-type="float" office:value="1.2976140106383" calcext:value-type="float">
            <text:p>1.2976</text:p>
          </table:table-cell>
          <table:table-cell table:style-name="ce240" table:formula="of:=[RawData.AE83]-[RawData.W83]" office:value-type="float" office:value="-12.9107" calcext:value-type="float">
            <text:p>-12.9107</text:p>
          </table:table-cell>
          <table:table-cell table:style-name="ce240" table:formula="of:=[RawData.AF83]/[RawData.X83]" office:value-type="float" office:value="0.93593125987842" calcext:value-type="float">
            <text:p>0.9359</text:p>
          </table:table-cell>
          <table:table-cell table:style-name="ce240" table:formula="of:=[RawData.AG83]-[RawData.W83]" office:value-type="float" office:value="-0.594699999999989" calcext:value-type="float">
            <text:p>-0.5947</text:p>
          </table:table-cell>
          <table:table-cell table:style-name="ce240" table:formula="of:=[RawData.AH83]/[RawData.X83]" office:value-type="float" office:value="1.22687944528875" calcext:value-type="float">
            <text:p>1.2269</text:p>
          </table:table-cell>
          <table:table-cell table:style-name="ce240" table:formula="of:=[RawData.AI83]-[RawData.W83]" office:value-type="float" office:value="-12.612" calcext:value-type="float">
            <text:p>-12.6120</text:p>
          </table:table-cell>
          <table:table-cell table:style-name="ce240" table:formula="of:=[RawData.AJ83]/[RawData.X83]" office:value-type="float" office:value="0.931947212765957" calcext:value-type="float">
            <text:p>0.9319</text:p>
          </table:table-cell>
          <table:table-cell table:style-name="ce240" table:formula="of:=[RawData.AK83]-[RawData.W83]" office:value-type="float" office:value="-2.44349999999997" calcext:value-type="float">
            <text:p>-2.4435</text:p>
          </table:table-cell>
          <table:table-cell table:style-name="ce240" table:formula="of:=[RawData.AL83]/[RawData.X83]" office:value-type="float" office:value="1.25065072340426" calcext:value-type="float">
            <text:p>1.2507</text:p>
          </table:table-cell>
          <table:table-cell table:style-name="ce240" table:formula="of:=[RawData.AM83]-[RawData.W83]" office:value-type="float" office:value="-0.440784138899971" calcext:value-type="float">
            <text:p>-0.4408</text:p>
          </table:table-cell>
          <table:table-cell table:style-name="ce240" table:formula="of:=[RawData.AN83]/[RawData.X83]" office:value-type="float" office:value="0.421751692364559" calcext:value-type="float">
            <text:p>0.421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</text:p>
          </table:table-cell>
          <table:table-cell table:style-name="ce70"/>
          <table:table-cell table:number-columns-repeated="2"/>
          <table:table-cell table:style-name="ce240" table:formula="of:=[RawData.G84]-[RawData.W84]" office:value-type="float" office:value="11.8723" calcext:value-type="float">
            <text:p>11.8723</text:p>
          </table:table-cell>
          <table:table-cell table:style-name="ce240" table:formula="of:=[RawData.H84]/[RawData.X84]" office:value-type="float" office:value="1.79381695957821" calcext:value-type="float">
            <text:p>1.7938</text:p>
          </table:table-cell>
          <table:table-cell table:style-name="ce240" table:formula="of:=[RawData.I84]-[RawData.W84]" office:value-type="float" office:value="11.873062" calcext:value-type="float">
            <text:p>11.8731</text:p>
          </table:table-cell>
          <table:table-cell table:style-name="ce240" table:formula="of:=[RawData.J84]/[RawData.X84]" office:value-type="float" office:value="1.79395583403377" calcext:value-type="float">
            <text:p>1.7940</text:p>
          </table:table-cell>
          <table:table-cell table:style-name="ce240" table:formula="of:=[RawData.K84]-[RawData.W84]" office:value-type="float" office:value="2.26002699999998" calcext:value-type="float">
            <text:p>2.2600</text:p>
          </table:table-cell>
          <table:table-cell table:style-name="ce240" table:formula="of:=[RawData.L84]/[RawData.X84]" office:value-type="float" office:value="0.904485367158249" calcext:value-type="float">
            <text:p>0.9045</text:p>
          </table:table-cell>
          <table:table-cell table:style-name="ce240" table:formula="of:=[RawData.M84]-[RawData.W84]" office:value-type="float" office:value="-1.32776200000001" calcext:value-type="float">
            <text:p>-1.3278</text:p>
          </table:table-cell>
          <table:table-cell table:style-name="ce240" table:formula="of:=[RawData.N84]/[RawData.X84]" office:value-type="float" office:value="0.810957438679606" calcext:value-type="float">
            <text:p>0.8110</text:p>
          </table:table-cell>
          <table:table-cell table:style-name="ce240" table:formula="of:=[RawData.O84]-[RawData.W84]" office:value-type="float" office:value="2.47141899999997" calcext:value-type="float">
            <text:p>2.4714</text:p>
          </table:table-cell>
          <table:table-cell table:style-name="ce240" table:formula="of:=[RawData.P84]/[RawData.X84]" office:value-type="float" office:value="1.09700466111408" calcext:value-type="float">
            <text:p>1.0970</text:p>
          </table:table-cell>
          <table:table-cell table:style-name="ce240" table:number-columns-repeated="8"/>
          <table:table-cell table:style-name="ce240" table:formula="of:=[RawData.Y84]-[RawData.W84]" office:value-type="float" office:value="-12.7308" calcext:value-type="float">
            <text:p>-12.7308</text:p>
          </table:table-cell>
          <table:table-cell table:style-name="ce240" table:formula="of:=[RawData.Z84]/[RawData.X84]" office:value-type="float" office:value="0.846855679300069" calcext:value-type="float">
            <text:p>0.8469</text:p>
          </table:table-cell>
          <table:table-cell table:style-name="ce240" table:formula="of:=[RawData.AA84]-[RawData.W84]" office:value-type="float" office:value="-2.92320000000001" calcext:value-type="float">
            <text:p>-2.9232</text:p>
          </table:table-cell>
          <table:table-cell table:style-name="ce240" table:formula="of:=[RawData.AB84]/[RawData.X84]" office:value-type="float" office:value="1.20347117368381" calcext:value-type="float">
            <text:p>1.2035</text:p>
          </table:table-cell>
          <table:table-cell table:style-name="ce240" table:formula="of:=[RawData.AC84]-[RawData.W84]" office:value-type="float" office:value="1.44779999999997" calcext:value-type="float">
            <text:p>1.4478</text:p>
          </table:table-cell>
          <table:table-cell table:style-name="ce240" table:formula="of:=[RawData.AD84]/[RawData.X84]" office:value-type="float" office:value="1.30134226713533" calcext:value-type="float">
            <text:p>1.3013</text:p>
          </table:table-cell>
          <table:table-cell table:style-name="ce240" table:formula="of:=[RawData.AE84]-[RawData.W84]" office:value-type="float" office:value="-12.6998" calcext:value-type="float">
            <text:p>-12.6998</text:p>
          </table:table-cell>
          <table:table-cell table:style-name="ce240" table:formula="of:=[RawData.AF84]/[RawData.X84]" office:value-type="float" office:value="0.884228528310537" calcext:value-type="float">
            <text:p>0.8842</text:p>
          </table:table-cell>
          <table:table-cell table:style-name="ce240" table:formula="of:=[RawData.AG84]-[RawData.W84]" office:value-type="float" office:value="-0.355200000000025" calcext:value-type="float">
            <text:p>-0.3552</text:p>
          </table:table-cell>
          <table:table-cell table:style-name="ce240" table:formula="of:=[RawData.AH84]/[RawData.X84]" office:value-type="float" office:value="1.17430427523497" calcext:value-type="float">
            <text:p>1.1743</text:p>
          </table:table-cell>
          <table:table-cell table:style-name="ce240" table:formula="of:=[RawData.AI84]-[RawData.W84]" office:value-type="float" office:value="-12.3814" calcext:value-type="float">
            <text:p>-12.3814</text:p>
          </table:table-cell>
          <table:table-cell table:style-name="ce240" table:formula="of:=[RawData.AJ84]/[RawData.X84]" office:value-type="float" office:value="0.882031949644686" calcext:value-type="float">
            <text:p>0.8820</text:p>
          </table:table-cell>
          <table:table-cell table:style-name="ce240" table:formula="of:=[RawData.AK84]-[RawData.W84]" office:value-type="float" office:value="-1.65460000000002" calcext:value-type="float">
            <text:p>-1.6546</text:p>
          </table:table-cell>
          <table:table-cell table:style-name="ce240" table:formula="of:=[RawData.AL84]/[RawData.X84]" office:value-type="float" office:value="1.25927625506228" calcext:value-type="float">
            <text:p>1.2593</text:p>
          </table:table-cell>
          <table:table-cell table:style-name="ce240" table:formula="of:=[RawData.AM84]-[RawData.W84]" office:value-type="float" office:value="-0.687935583199987" calcext:value-type="float">
            <text:p>-0.6879</text:p>
          </table:table-cell>
          <table:table-cell table:style-name="ce240" table:formula="of:=[RawData.AN84]/[RawData.X84]" office:value-type="float" office:value="0.419227452593891" calcext:value-type="float">
            <text:p>0.4192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5]-[RawData.W85]" office:value-type="float" office:value="11.829" calcext:value-type="float">
            <text:p>11.8290</text:p>
          </table:table-cell>
          <table:table-cell table:style-name="ce240" table:formula="of:=[RawData.H85]/[RawData.X85]" office:value-type="float" office:value="1.75975302124581" calcext:value-type="float">
            <text:p>1.7598</text:p>
          </table:table-cell>
          <table:table-cell table:style-name="ce240" table:formula="of:=[RawData.I85]-[RawData.W85]" office:value-type="float" office:value="11.833295" calcext:value-type="float">
            <text:p>11.8333</text:p>
          </table:table-cell>
          <table:table-cell table:style-name="ce240" table:formula="of:=[RawData.J85]/[RawData.X85]" office:value-type="float" office:value="1.77278784648188" calcext:value-type="float">
            <text:p>1.7728</text:p>
          </table:table-cell>
          <table:table-cell table:style-name="ce240" table:formula="of:=[RawData.K85]-[RawData.W85]" office:value-type="float" office:value="2.45861099999996" calcext:value-type="float">
            <text:p>2.4586</text:p>
          </table:table-cell>
          <table:table-cell table:style-name="ce240" table:formula="of:=[RawData.L85]/[RawData.X85]" office:value-type="float" office:value="0.912465732561681" calcext:value-type="float">
            <text:p>0.9125</text:p>
          </table:table-cell>
          <table:table-cell table:style-name="ce240" table:formula="of:=[RawData.M85]-[RawData.W85]" office:value-type="float" office:value="-1.32698400000004" calcext:value-type="float">
            <text:p>-1.3270</text:p>
          </table:table-cell>
          <table:table-cell table:style-name="ce240" table:formula="of:=[RawData.N85]/[RawData.X85]" office:value-type="float" office:value="0.805532287541882" calcext:value-type="float">
            <text:p>0.8055</text:p>
          </table:table-cell>
          <table:table-cell table:style-name="ce240" table:formula="of:=[RawData.O85]-[RawData.W85]" office:value-type="float" office:value="1.88935799999996" calcext:value-type="float">
            <text:p>1.8894</text:p>
          </table:table-cell>
          <table:table-cell table:style-name="ce240" table:formula="of:=[RawData.P85]/[RawData.X85]" office:value-type="float" office:value="1.04639430399025" calcext:value-type="float">
            <text:p>1.0464</text:p>
          </table:table-cell>
          <table:table-cell table:style-name="ce240" table:number-columns-repeated="8"/>
          <table:table-cell table:style-name="ce240" table:formula="of:=[RawData.Y85]-[RawData.W85]" office:value-type="float" office:value="-12.8226" calcext:value-type="float">
            <text:p>-12.8226</text:p>
          </table:table-cell>
          <table:table-cell table:style-name="ce240" table:formula="of:=[RawData.Z85]/[RawData.X85]" office:value-type="float" office:value="0.859602212153518" calcext:value-type="float">
            <text:p>0.8596</text:p>
          </table:table-cell>
          <table:table-cell table:style-name="ce240" table:formula="of:=[RawData.AA85]-[RawData.W85]" office:value-type="float" office:value="-3.00730000000004" calcext:value-type="float">
            <text:p>-3.0073</text:p>
          </table:table-cell>
          <table:table-cell table:style-name="ce240" table:formula="of:=[RawData.AB85]/[RawData.X85]" office:value-type="float" office:value="1.19541048012489" calcext:value-type="float">
            <text:p>1.1954</text:p>
          </table:table-cell>
          <table:table-cell table:style-name="ce240" table:formula="of:=[RawData.AC85]-[RawData.W85]" office:value-type="float" office:value="1.34879999999998" calcext:value-type="float">
            <text:p>1.3488</text:p>
          </table:table-cell>
          <table:table-cell table:style-name="ce240" table:formula="of:=[RawData.AD85]/[RawData.X85]" office:value-type="float" office:value="1.29825328967408" calcext:value-type="float">
            <text:p>1.2983</text:p>
          </table:table-cell>
          <table:table-cell table:style-name="ce240" table:formula="of:=[RawData.AE85]-[RawData.W85]" office:value-type="float" office:value="-12.8718" calcext:value-type="float">
            <text:p>-12.8718</text:p>
          </table:table-cell>
          <table:table-cell table:style-name="ce240" table:formula="of:=[RawData.AF85]/[RawData.X85]" office:value-type="float" office:value="0.874586365367042" calcext:value-type="float">
            <text:p>0.8746</text:p>
          </table:table-cell>
          <table:table-cell table:style-name="ce240" table:formula="of:=[RawData.AG85]-[RawData.W85]" office:value-type="float" office:value="-0.430000000000007" calcext:value-type="float">
            <text:p>-0.4300</text:p>
          </table:table-cell>
          <table:table-cell table:style-name="ce240" table:formula="of:=[RawData.AH85]/[RawData.X85]" office:value-type="float" office:value="1.20428323370393" calcext:value-type="float">
            <text:p>1.2043</text:p>
          </table:table-cell>
          <table:table-cell table:style-name="ce240" table:formula="of:=[RawData.AI85]-[RawData.W85]" office:value-type="float" office:value="-12.5605" calcext:value-type="float">
            <text:p>-12.5605</text:p>
          </table:table-cell>
          <table:table-cell table:style-name="ce240" table:formula="of:=[RawData.AJ85]/[RawData.X85]" office:value-type="float" office:value="0.870429125418824" calcext:value-type="float">
            <text:p>0.8704</text:p>
          </table:table-cell>
          <table:table-cell table:style-name="ce240" table:formula="of:=[RawData.AK85]-[RawData.W85]" office:value-type="float" office:value="-1.75420000000003" calcext:value-type="float">
            <text:p>-1.7542</text:p>
          </table:table-cell>
          <table:table-cell table:style-name="ce240" table:formula="of:=[RawData.AL85]/[RawData.X85]" office:value-type="float" office:value="1.24646243908011" calcext:value-type="float">
            <text:p>1.2465</text:p>
          </table:table-cell>
          <table:table-cell table:style-name="ce240" table:formula="of:=[RawData.AM85]-[RawData.W85]" office:value-type="float" office:value="-0.959727952500032" calcext:value-type="float">
            <text:p>-0.9597</text:p>
          </table:table-cell>
          <table:table-cell table:style-name="ce240" table:formula="of:=[RawData.AN85]/[RawData.X85]" office:value-type="float" office:value="0.431778095685025" calcext:value-type="float">
            <text:p>0.4318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1 / B2</text:p>
          </table:table-cell>
          <table:table-cell table:style-name="ce70"/>
          <table:table-cell table:number-columns-repeated="2"/>
          <table:table-cell table:style-name="ce240" table:formula="of:=[RawData.G86]-[RawData.W86]" office:value-type="float" office:value="10.8059" calcext:value-type="float">
            <text:p>10.8059</text:p>
          </table:table-cell>
          <table:table-cell table:style-name="ce240" table:formula="of:=[RawData.H86]/[RawData.X86]" office:value-type="float" office:value="1.63296807307728" calcext:value-type="float">
            <text:p>1.6330</text:p>
          </table:table-cell>
          <table:table-cell table:style-name="ce240" table:formula="of:=[RawData.I86]-[RawData.W86]" office:value-type="float" office:value="10.810989" calcext:value-type="float">
            <text:p>10.8110</text:p>
          </table:table-cell>
          <table:table-cell table:style-name="ce240" table:formula="of:=[RawData.J86]/[RawData.X86]" office:value-type="float" office:value="1.64587421736286" calcext:value-type="float">
            <text:p>1.6459</text:p>
          </table:table-cell>
          <table:table-cell table:style-name="ce240" table:formula="of:=[RawData.K86]-[RawData.W86]" office:value-type="float" office:value="2.87147499999998" calcext:value-type="float">
            <text:p>2.8715</text:p>
          </table:table-cell>
          <table:table-cell table:style-name="ce240" table:formula="of:=[RawData.L86]/[RawData.X86]" office:value-type="float" office:value="0.973273525838707" calcext:value-type="float">
            <text:p>0.9733</text:p>
          </table:table-cell>
          <table:table-cell table:style-name="ce240" table:formula="of:=[RawData.M86]-[RawData.W86]" office:value-type="float" office:value="-0.826521000000014" calcext:value-type="float">
            <text:p>-0.8265</text:p>
          </table:table-cell>
          <table:table-cell table:style-name="ce240" table:formula="of:=[RawData.N86]/[RawData.X86]" office:value-type="float" office:value="0.839142759243684" calcext:value-type="float">
            <text:p>0.8391</text:p>
          </table:table-cell>
          <table:table-cell table:style-name="ce240" table:formula="of:=[RawData.O86]-[RawData.W86]" office:value-type="float" office:value="1.33381700000001" calcext:value-type="float">
            <text:p>1.3338</text:p>
          </table:table-cell>
          <table:table-cell table:style-name="ce240" table:formula="of:=[RawData.P86]/[RawData.X86]" office:value-type="float" office:value="0.993598729090739" calcext:value-type="float">
            <text:p>0.9936</text:p>
          </table:table-cell>
          <table:table-cell table:style-name="ce240" table:number-columns-repeated="8"/>
          <table:table-cell table:style-name="ce240" table:formula="of:=[RawData.Y86]-[RawData.W86]" office:value-type="float" office:value="-12.98" calcext:value-type="float">
            <text:p>-12.9800</text:p>
          </table:table-cell>
          <table:table-cell table:style-name="ce240" table:formula="of:=[RawData.Z86]/[RawData.X86]" office:value-type="float" office:value="0.898936737999564" calcext:value-type="float">
            <text:p>0.8989</text:p>
          </table:table-cell>
          <table:table-cell table:style-name="ce240" table:formula="of:=[RawData.AA86]-[RawData.W86]" office:value-type="float" office:value="-3.45730000000003" calcext:value-type="float">
            <text:p>-3.4573</text:p>
          </table:table-cell>
          <table:table-cell table:style-name="ce240" table:formula="of:=[RawData.AB86]/[RawData.X86]" office:value-type="float" office:value="1.16927162881974" calcext:value-type="float">
            <text:p>1.1693</text:p>
          </table:table-cell>
          <table:table-cell table:style-name="ce240" table:formula="of:=[RawData.AC86]-[RawData.W86]" office:value-type="float" office:value="0.856200000000001" calcext:value-type="float">
            <text:p>0.8562</text:p>
          </table:table-cell>
          <table:table-cell table:style-name="ce240" table:formula="of:=[RawData.AD86]/[RawData.X86]" office:value-type="float" office:value="1.2486391474317" calcext:value-type="float">
            <text:p>1.2486</text:p>
          </table:table-cell>
          <table:table-cell table:style-name="ce240" table:formula="of:=[RawData.AE86]-[RawData.W86]" office:value-type="float" office:value="-13.0653" calcext:value-type="float">
            <text:p>-13.0653</text:p>
          </table:table-cell>
          <table:table-cell table:style-name="ce240" table:formula="of:=[RawData.AF86]/[RawData.X86]" office:value-type="float" office:value="0.935111835342491" calcext:value-type="float">
            <text:p>0.9351</text:p>
          </table:table-cell>
          <table:table-cell table:style-name="ce240" table:formula="of:=[RawData.AG86]-[RawData.W86]" office:value-type="float" office:value="-0.699999999999989" calcext:value-type="float">
            <text:p>-0.7000</text:p>
          </table:table-cell>
          <table:table-cell table:style-name="ce240" table:formula="of:=[RawData.AH86]/[RawData.X86]" office:value-type="float" office:value="1.13893642494471" calcext:value-type="float">
            <text:p>1.1389</text:p>
          </table:table-cell>
          <table:table-cell table:style-name="ce240" table:formula="of:=[RawData.AI86]-[RawData.W86]" office:value-type="float" office:value="-12.7554" calcext:value-type="float">
            <text:p>-12.7554</text:p>
          </table:table-cell>
          <table:table-cell table:style-name="ce240" table:formula="of:=[RawData.AJ86]/[RawData.X86]" office:value-type="float" office:value="0.9373672662991" calcext:value-type="float">
            <text:p>0.9374</text:p>
          </table:table-cell>
          <table:table-cell table:style-name="ce240" table:formula="of:=[RawData.AK86]-[RawData.W86]" office:value-type="float" office:value="-2.2747" calcext:value-type="float">
            <text:p>-2.2747</text:p>
          </table:table-cell>
          <table:table-cell table:style-name="ce240" table:formula="of:=[RawData.AL86]/[RawData.X86]" office:value-type="float" office:value="1.21927032208828" calcext:value-type="float">
            <text:p>1.2193</text:p>
          </table:table-cell>
          <table:table-cell table:style-name="ce240" table:formula="of:=[RawData.AM86]-[RawData.W86]" office:value-type="float" office:value="-0.876276285700044" calcext:value-type="float">
            <text:p>-0.8763</text:p>
          </table:table-cell>
          <table:table-cell table:style-name="ce240" table:formula="of:=[RawData.AN86]/[RawData.X86]" office:value-type="float" office:value="0.414396792928652" calcext:value-type="float">
            <text:p>0.414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1_fluorodiazen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7]-[RawData.W87]" office:value-type="float" office:value="11.1051" calcext:value-type="float">
            <text:p>11.1051</text:p>
          </table:table-cell>
          <table:table-cell table:style-name="ce240" table:formula="of:=[RawData.H87]/[RawData.X87]" office:value-type="float" office:value="1.74080853538868" calcext:value-type="float">
            <text:p>1.7408</text:p>
          </table:table-cell>
          <table:table-cell table:style-name="ce240" table:formula="of:=[RawData.I87]-[RawData.W87]" office:value-type="float" office:value="11.109527" calcext:value-type="float">
            <text:p>11.1095</text:p>
          </table:table-cell>
          <table:table-cell table:style-name="ce240" table:formula="of:=[RawData.J87]/[RawData.X87]" office:value-type="float" office:value="1.75366197434388" calcext:value-type="float">
            <text:p>1.7537</text:p>
          </table:table-cell>
          <table:table-cell table:style-name="ce240" table:formula="of:=[RawData.K87]-[RawData.W87]" office:value-type="float" office:value="2.67719199999999" calcext:value-type="float">
            <text:p>2.6772</text:p>
          </table:table-cell>
          <table:table-cell table:style-name="ce240" table:formula="of:=[RawData.L87]/[RawData.X87]" office:value-type="float" office:value="1.00276543738515" calcext:value-type="float">
            <text:p>1.0028</text:p>
          </table:table-cell>
          <table:table-cell table:style-name="ce240" table:formula="of:=[RawData.M87]-[RawData.W87]" office:value-type="float" office:value="-1.17188900000002" calcext:value-type="float">
            <text:p>-1.1719</text:p>
          </table:table-cell>
          <table:table-cell table:style-name="ce240" table:formula="of:=[RawData.N87]/[RawData.X87]" office:value-type="float" office:value="0.839444057877928" calcext:value-type="float">
            <text:p>0.8394</text:p>
          </table:table-cell>
          <table:table-cell table:style-name="ce240" table:formula="of:=[RawData.O87]-[RawData.W87]" office:value-type="float" office:value="1.90585199999998" calcext:value-type="float">
            <text:p>1.9059</text:p>
          </table:table-cell>
          <table:table-cell table:style-name="ce240" table:formula="of:=[RawData.P87]/[RawData.X87]" office:value-type="float" office:value="1.03910863708541" calcext:value-type="float">
            <text:p>1.0391</text:p>
          </table:table-cell>
          <table:table-cell table:style-name="ce240" table:number-columns-repeated="8"/>
          <table:table-cell table:style-name="ce240" table:formula="of:=[RawData.Y87]-[RawData.W87]" office:value-type="float" office:value="-12.6864" calcext:value-type="float">
            <text:p>-12.6864</text:p>
          </table:table-cell>
          <table:table-cell table:style-name="ce240" table:formula="of:=[RawData.Z87]/[RawData.X87]" office:value-type="float" office:value="0.861680256561223" calcext:value-type="float">
            <text:p>0.8617</text:p>
          </table:table-cell>
          <table:table-cell table:style-name="ce240" table:formula="of:=[RawData.AA87]-[RawData.W87]" office:value-type="float" office:value="-3.18450000000001" calcext:value-type="float">
            <text:p>-3.1845</text:p>
          </table:table-cell>
          <table:table-cell table:style-name="ce240" table:formula="of:=[RawData.AB87]/[RawData.X87]" office:value-type="float" office:value="1.18453756712876" calcext:value-type="float">
            <text:p>1.1845</text:p>
          </table:table-cell>
          <table:table-cell table:style-name="ce240" table:formula="of:=[RawData.AC87]-[RawData.W87]" office:value-type="float" office:value="1.07799999999997" calcext:value-type="float">
            <text:p>1.0780</text:p>
          </table:table-cell>
          <table:table-cell table:style-name="ce240" table:formula="of:=[RawData.AD87]/[RawData.X87]" office:value-type="float" office:value="1.28801153276597" calcext:value-type="float">
            <text:p>1.2880</text:p>
          </table:table-cell>
          <table:table-cell table:style-name="ce240" table:formula="of:=[RawData.AE87]-[RawData.W87]" office:value-type="float" office:value="-12.9058" calcext:value-type="float">
            <text:p>-12.9058</text:p>
          </table:table-cell>
          <table:table-cell table:style-name="ce240" table:formula="of:=[RawData.AF87]/[RawData.X87]" office:value-type="float" office:value="0.879769043158665" calcext:value-type="float">
            <text:p>0.8798</text:p>
          </table:table-cell>
          <table:table-cell table:style-name="ce240" table:formula="of:=[RawData.AG87]-[RawData.W87]" office:value-type="float" office:value="-0.384600000000034" calcext:value-type="float">
            <text:p>-0.3846</text:p>
          </table:table-cell>
          <table:table-cell table:style-name="ce240" table:formula="of:=[RawData.AH87]/[RawData.X87]" office:value-type="float" office:value="1.18837480418919" calcext:value-type="float">
            <text:p>1.1884</text:p>
          </table:table-cell>
          <table:table-cell table:style-name="ce240" table:formula="of:=[RawData.AI87]-[RawData.W87]" office:value-type="float" office:value="-12.609" calcext:value-type="float">
            <text:p>-12.6090</text:p>
          </table:table-cell>
          <table:table-cell table:style-name="ce240" table:formula="of:=[RawData.AJ87]/[RawData.X87]" office:value-type="float" office:value="0.877408223161876" calcext:value-type="float">
            <text:p>0.8774</text:p>
          </table:table-cell>
          <table:table-cell table:style-name="ce240" table:formula="of:=[RawData.AK87]-[RawData.W87]" office:value-type="float" office:value="-2.03980000000001" calcext:value-type="float">
            <text:p>-2.0398</text:p>
          </table:table-cell>
          <table:table-cell table:style-name="ce240" table:formula="of:=[RawData.AL87]/[RawData.X87]" office:value-type="float" office:value="1.23655856482721" calcext:value-type="float">
            <text:p>1.2366</text:p>
          </table:table-cell>
          <table:table-cell table:style-name="ce240" table:formula="of:=[RawData.AM87]-[RawData.W87]" office:value-type="float" office:value="-0.5603932203" calcext:value-type="float">
            <text:p>-0.5604</text:p>
          </table:table-cell>
          <table:table-cell table:style-name="ce240" table:formula="of:=[RawData.AN87]/[RawData.X87]" office:value-type="float" office:value="0.40487888670367" calcext:value-type="float">
            <text:p>0.404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88]-[RawData.W88]" office:value-type="float" office:value="10.7112" calcext:value-type="float">
            <text:p>10.7112</text:p>
          </table:table-cell>
          <table:table-cell table:style-name="ce240" table:formula="of:=[RawData.H88]/[RawData.X88]" office:value-type="float" office:value="1.60964234320923" calcext:value-type="float">
            <text:p>1.6096</text:p>
          </table:table-cell>
          <table:table-cell table:style-name="ce240" table:formula="of:=[RawData.I88]-[RawData.W88]" office:value-type="float" office:value="10.71595" calcext:value-type="float">
            <text:p>10.7160</text:p>
          </table:table-cell>
          <table:table-cell table:style-name="ce240" table:formula="of:=[RawData.J88]/[RawData.X88]" office:value-type="float" office:value="1.62213462045846" calcext:value-type="float">
            <text:p>1.6221</text:p>
          </table:table-cell>
          <table:table-cell table:style-name="ce240" table:formula="of:=[RawData.K88]-[RawData.W88]" office:value-type="float" office:value="3.00288799999998" calcext:value-type="float">
            <text:p>3.0029</text:p>
          </table:table-cell>
          <table:table-cell table:style-name="ce240" table:formula="of:=[RawData.L88]/[RawData.X88]" office:value-type="float" office:value="1.01971039684634" calcext:value-type="float">
            <text:p>1.0197</text:p>
          </table:table-cell>
          <table:table-cell table:style-name="ce240" table:formula="of:=[RawData.M88]-[RawData.W88]" office:value-type="float" office:value="-1.06388299999998" calcext:value-type="float">
            <text:p>-1.0639</text:p>
          </table:table-cell>
          <table:table-cell table:style-name="ce240" table:formula="of:=[RawData.N88]/[RawData.X88]" office:value-type="float" office:value="0.837971225924604" calcext:value-type="float">
            <text:p>0.8380</text:p>
          </table:table-cell>
          <table:table-cell table:style-name="ce240" table:formula="of:=[RawData.O88]-[RawData.W88]" office:value-type="float" office:value="1.291562" calcext:value-type="float">
            <text:p>1.2916</text:p>
          </table:table-cell>
          <table:table-cell table:style-name="ce240" table:formula="of:=[RawData.P88]/[RawData.X88]" office:value-type="float" office:value="0.992891841137305" calcext:value-type="float">
            <text:p>0.9929</text:p>
          </table:table-cell>
          <table:table-cell table:style-name="ce240" table:number-columns-repeated="8"/>
          <table:table-cell table:style-name="ce240" table:formula="of:=[RawData.Y88]-[RawData.W88]" office:value-type="float" office:value="-12.7883" calcext:value-type="float">
            <text:p>-12.7883</text:p>
          </table:table-cell>
          <table:table-cell table:style-name="ce240" table:formula="of:=[RawData.Z88]/[RawData.X88]" office:value-type="float" office:value="0.931097668896373" calcext:value-type="float">
            <text:p>0.9311</text:p>
          </table:table-cell>
          <table:table-cell table:style-name="ce240" table:formula="of:=[RawData.AA88]-[RawData.W88]" office:value-type="float" office:value="-3.46339999999998" calcext:value-type="float">
            <text:p>-3.4634</text:p>
          </table:table-cell>
          <table:table-cell table:style-name="ce240" table:formula="of:=[RawData.AB88]/[RawData.X88]" office:value-type="float" office:value="1.18339605016063" calcext:value-type="float">
            <text:p>1.1834</text:p>
          </table:table-cell>
          <table:table-cell table:style-name="ce240" table:formula="of:=[RawData.AC88]-[RawData.W88]" office:value-type="float" office:value="0.829400000000021" calcext:value-type="float">
            <text:p>0.8294</text:p>
          </table:table-cell>
          <table:table-cell table:style-name="ce240" table:formula="of:=[RawData.AD88]/[RawData.X88]" office:value-type="float" office:value="1.25664361895302" calcext:value-type="float">
            <text:p>1.2566</text:p>
          </table:table-cell>
          <table:table-cell table:style-name="ce240" table:formula="of:=[RawData.AE88]-[RawData.W88]" office:value-type="float" office:value="-12.9177" calcext:value-type="float">
            <text:p>-12.9177</text:p>
          </table:table-cell>
          <table:table-cell table:style-name="ce240" table:formula="of:=[RawData.AF88]/[RawData.X88]" office:value-type="float" office:value="0.942150093895985" calcext:value-type="float">
            <text:p>0.9422</text:p>
          </table:table-cell>
          <table:table-cell table:style-name="ce240" table:formula="of:=[RawData.AG88]-[RawData.W88]" office:value-type="float" office:value="-0.654600000000016" calcext:value-type="float">
            <text:p>-0.6546</text:p>
          </table:table-cell>
          <table:table-cell table:style-name="ce240" table:formula="of:=[RawData.AH88]/[RawData.X88]" office:value-type="float" office:value="1.18416736765322" calcext:value-type="float">
            <text:p>1.1842</text:p>
          </table:table-cell>
          <table:table-cell table:style-name="ce240" table:formula="of:=[RawData.AI88]-[RawData.W88]" office:value-type="float" office:value="-12.6123" calcext:value-type="float">
            <text:p>-12.6123</text:p>
          </table:table-cell>
          <table:table-cell table:style-name="ce240" table:formula="of:=[RawData.AJ88]/[RawData.X88]" office:value-type="float" office:value="0.939490638337498" calcext:value-type="float">
            <text:p>0.9395</text:p>
          </table:table-cell>
          <table:table-cell table:style-name="ce240" table:formula="of:=[RawData.AK88]-[RawData.W88]" office:value-type="float" office:value="-2.29070000000002" calcext:value-type="float">
            <text:p>-2.2907</text:p>
          </table:table-cell>
          <table:table-cell table:style-name="ce240" table:formula="of:=[RawData.AL88]/[RawData.X88]" office:value-type="float" office:value="1.22169181785731" calcext:value-type="float">
            <text:p>1.2217</text:p>
          </table:table-cell>
          <table:table-cell table:style-name="ce240" table:formula="of:=[RawData.AM88]-[RawData.W88]" office:value-type="float" office:value="-0.670060289499986" calcext:value-type="float">
            <text:p>-0.6701</text:p>
          </table:table-cell>
          <table:table-cell table:style-name="ce240" table:formula="of:=[RawData.AN88]/[RawData.X88]" office:value-type="float" office:value="0.441073856548632" calcext:value-type="float">
            <text:p>0.441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70"/>
          <table:table-cell table:number-columns-repeated="2"/>
          <table:table-cell table:style-name="ce241" table:formula="of:=[RawData.G89]-[RawData.W89]" office:value-type="float" office:value="9.8562" calcext:value-type="float">
            <text:p>9.8562</text:p>
          </table:table-cell>
          <table:table-cell table:style-name="ce240" table:formula="of:=[RawData.H89]/[RawData.X89]" office:value-type="float" office:value="1.67645565185988" calcext:value-type="float">
            <text:p>1.6765</text:p>
          </table:table-cell>
          <table:table-cell table:style-name="ce241" table:formula="of:=[RawData.I89]-[RawData.W89]" office:value-type="float" office:value="9.86140400000005" calcext:value-type="float">
            <text:p>9.8614</text:p>
          </table:table-cell>
          <table:table-cell table:style-name="ce240" table:formula="of:=[RawData.J89]/[RawData.X89]" office:value-type="float" office:value="1.68917780185386" calcext:value-type="float">
            <text:p>1.6892</text:p>
          </table:table-cell>
          <table:table-cell table:style-name="ce240" table:formula="of:=[RawData.K89]-[RawData.W89]" office:value-type="float" office:value="2.921154" calcext:value-type="float">
            <text:p>2.9212</text:p>
          </table:table-cell>
          <table:table-cell table:style-name="ce240" table:formula="of:=[RawData.L89]/[RawData.X89]" office:value-type="float" office:value="1.01101480678945" calcext:value-type="float">
            <text:p>1.0110</text:p>
          </table:table-cell>
          <table:table-cell table:style-name="ce241" table:formula="of:=[RawData.M89]-[RawData.W89]" office:value-type="float" office:value="-0.692016999999964" calcext:value-type="float">
            <text:p>-0.6920</text:p>
          </table:table-cell>
          <table:table-cell table:style-name="ce240" table:formula="of:=[RawData.N89]/[RawData.X89]" office:value-type="float" office:value="0.850728301432527" calcext:value-type="float">
            <text:p>0.8507</text:p>
          </table:table-cell>
          <table:table-cell table:style-name="ce241" table:formula="of:=[RawData.O89]-[RawData.W89]" office:value-type="float" office:value="1.17926200000005" calcext:value-type="float">
            <text:p>1.1793</text:p>
          </table:table-cell>
          <table:table-cell table:style-name="ce240" table:formula="of:=[RawData.P89]/[RawData.X89]" office:value-type="float" office:value="0.984636451185747" calcext:value-type="float">
            <text:p>0.9846</text:p>
          </table:table-cell>
          <table:table-cell table:style-name="ce240" table:number-columns-repeated="8"/>
          <table:table-cell table:style-name="ce240" table:formula="of:=[RawData.Y89]-[RawData.W89]" office:value-type="float" office:value="-13.003" calcext:value-type="float">
            <text:p>-13.0030</text:p>
          </table:table-cell>
          <table:table-cell table:style-name="ce240" table:formula="of:=[RawData.Z89]/[RawData.X89]" office:value-type="float" office:value="0.883088026664259" calcext:value-type="float">
            <text:p>0.8831</text:p>
          </table:table-cell>
          <table:table-cell table:style-name="ce241" table:formula="of:=[RawData.AA89]-[RawData.W89]" office:value-type="float" office:value="-3.73409999999996" calcext:value-type="float">
            <text:p>-3.7341</text:p>
          </table:table-cell>
          <table:table-cell table:style-name="ce240" table:formula="of:=[RawData.AB89]/[RawData.X89]" office:value-type="float" office:value="1.17117633471771" calcext:value-type="float">
            <text:p>1.1712</text:p>
          </table:table-cell>
          <table:table-cell table:style-name="ce241" table:formula="of:=[RawData.AC89]-[RawData.W89]" office:value-type="float" office:value="0.490300000000048" calcext:value-type="float">
            <text:p>0.4903</text:p>
          </table:table-cell>
          <table:table-cell table:style-name="ce240" table:formula="of:=[RawData.AD89]/[RawData.X89]" office:value-type="float" office:value="1.25942584416757" calcext:value-type="float">
            <text:p>1.2594</text:p>
          </table:table-cell>
          <table:table-cell table:style-name="ce240" table:formula="of:=[RawData.AE89]-[RawData.W89]" office:value-type="float" office:value="-13.206" calcext:value-type="float">
            <text:p>-13.2060</text:p>
          </table:table-cell>
          <table:table-cell table:style-name="ce240" table:formula="of:=[RawData.AF89]/[RawData.X89]" office:value-type="float" office:value="0.928096709100758" calcext:value-type="float">
            <text:p>0.9281</text:p>
          </table:table-cell>
          <table:table-cell table:style-name="ce240" table:formula="of:=[RawData.AG89]-[RawData.W89]" office:value-type="float" office:value="-0.790099999999995" calcext:value-type="float">
            <text:p>-0.7901</text:p>
          </table:table-cell>
          <table:table-cell table:style-name="ce240" table:formula="of:=[RawData.AH89]/[RawData.X89]" office:value-type="float" office:value="1.1295236682918" calcext:value-type="float">
            <text:p>1.1295</text:p>
          </table:table-cell>
          <table:table-cell table:style-name="ce240" table:formula="of:=[RawData.AI89]-[RawData.W89]" office:value-type="float" office:value="-12.9176" calcext:value-type="float">
            <text:p>-12.9176</text:p>
          </table:table-cell>
          <table:table-cell table:style-name="ce240" table:formula="of:=[RawData.AJ89]/[RawData.X89]" office:value-type="float" office:value="0.931623769110389" calcext:value-type="float">
            <text:p>0.9316</text:p>
          </table:table-cell>
          <table:table-cell table:style-name="ce241" table:formula="of:=[RawData.AK89]-[RawData.W89]" office:value-type="float" office:value="-2.64709999999997" calcext:value-type="float">
            <text:p>-2.6471</text:p>
          </table:table-cell>
          <table:table-cell table:style-name="ce240" table:formula="of:=[RawData.AL89]/[RawData.X89]" office:value-type="float" office:value="1.22906280245576" calcext:value-type="float">
            <text:p>1.2291</text:p>
          </table:table-cell>
          <table:table-cell table:style-name="ce240" table:formula="of:=[RawData.AM89]-[RawData.W89]" office:value-type="float" office:value="-0.728198202099975" calcext:value-type="float">
            <text:p>-0.7282</text:p>
          </table:table-cell>
          <table:table-cell table:style-name="ce240" table:formula="of:=[RawData.AN89]/[RawData.X89]" office:value-type="float" office:value="0.390730206944294" calcext:value-type="float">
            <text:p>0.3907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90]-[RawData.W90]" office:value-type="float" office:value="11.9216" calcext:value-type="float">
            <text:p>11.9216</text:p>
          </table:table-cell>
          <table:table-cell table:style-name="ce240" table:formula="of:=[RawData.H90]/[RawData.X90]" office:value-type="float" office:value="1.87320838813749" calcext:value-type="float">
            <text:p>1.8732</text:p>
          </table:table-cell>
          <table:table-cell table:style-name="ce240" table:formula="of:=[RawData.I90]-[RawData.W90]" office:value-type="float" office:value="11.922606" calcext:value-type="float">
            <text:p>11.9226</text:p>
          </table:table-cell>
          <table:table-cell table:style-name="ce240" table:formula="of:=[RawData.J90]/[RawData.X90]" office:value-type="float" office:value="1.88714480704802" calcext:value-type="float">
            <text:p>1.8871</text:p>
          </table:table-cell>
          <table:table-cell table:style-name="ce240" table:formula="of:=[RawData.K90]-[RawData.W90]" office:value-type="float" office:value="1.92974699999996" calcext:value-type="float">
            <text:p>1.9297</text:p>
          </table:table-cell>
          <table:table-cell table:style-name="ce240" table:formula="of:=[RawData.L90]/[RawData.X90]" office:value-type="float" office:value="0.736092153699797" calcext:value-type="float">
            <text:p>0.7361</text:p>
          </table:table-cell>
          <table:table-cell table:style-name="ce240" table:formula="of:=[RawData.M90]-[RawData.W90]" office:value-type="float" office:value="-1.32037200000002" calcext:value-type="float">
            <text:p>-1.3204</text:p>
          </table:table-cell>
          <table:table-cell table:style-name="ce240" table:formula="of:=[RawData.N90]/[RawData.X90]" office:value-type="float" office:value="0.728791826942962" calcext:value-type="float">
            <text:p>0.7288</text:p>
          </table:table-cell>
          <table:table-cell table:style-name="ce240" table:formula="of:=[RawData.O90]-[RawData.W90]" office:value-type="float" office:value="2.35870299999999" calcext:value-type="float">
            <text:p>2.3587</text:p>
          </table:table-cell>
          <table:table-cell table:style-name="ce240" table:formula="of:=[RawData.P90]/[RawData.X90]" office:value-type="float" office:value="1.13190222111925" calcext:value-type="float">
            <text:p>1.1319</text:p>
          </table:table-cell>
          <table:table-cell table:style-name="ce240" table:number-columns-repeated="8"/>
          <table:table-cell table:style-name="ce240" table:formula="of:=[RawData.Y90]-[RawData.W90]" office:value-type="float" office:value="-13.1308" calcext:value-type="float">
            <text:p>-13.1308</text:p>
          </table:table-cell>
          <table:table-cell table:style-name="ce240" table:formula="of:=[RawData.Z90]/[RawData.X90]" office:value-type="float" office:value="0.710043576539687" calcext:value-type="float">
            <text:p>0.7100</text:p>
          </table:table-cell>
          <table:table-cell table:style-name="ce240" table:formula="of:=[RawData.AA90]-[RawData.W90]" office:value-type="float" office:value="-3.108" calcext:value-type="float">
            <text:p>-3.1080</text:p>
          </table:table-cell>
          <table:table-cell table:style-name="ce240" table:formula="of:=[RawData.AB90]/[RawData.X90]" office:value-type="float" office:value="1.23937408487405" calcext:value-type="float">
            <text:p>1.2394</text:p>
          </table:table-cell>
          <table:table-cell table:style-name="ce240" table:formula="of:=[RawData.AC90]-[RawData.W90]" office:value-type="float" office:value="1.3159" calcext:value-type="float">
            <text:p>1.3159</text:p>
          </table:table-cell>
          <table:table-cell table:style-name="ce240" table:formula="of:=[RawData.AD90]/[RawData.X90]" office:value-type="float" office:value="1.34543983124457" calcext:value-type="float">
            <text:p>1.3454</text:p>
          </table:table-cell>
          <table:table-cell table:style-name="ce240" table:formula="of:=[RawData.AE90]-[RawData.W90]" office:value-type="float" office:value="-13.0188" calcext:value-type="float">
            <text:p>-13.0188</text:p>
          </table:table-cell>
          <table:table-cell table:style-name="ce240" table:formula="of:=[RawData.AF90]/[RawData.X90]" office:value-type="float" office:value="0.860921561814948" calcext:value-type="float">
            <text:p>0.8609</text:p>
          </table:table-cell>
          <table:table-cell table:style-name="ce240" table:formula="of:=[RawData.AG90]-[RawData.W90]" office:value-type="float" office:value="-0.58359999999999" calcext:value-type="float">
            <text:p>-0.5836</text:p>
          </table:table-cell>
          <table:table-cell table:style-name="ce240" table:formula="of:=[RawData.AH90]/[RawData.X90]" office:value-type="float" office:value="1.17046049344418" calcext:value-type="float">
            <text:p>1.1705</text:p>
          </table:table-cell>
          <table:table-cell table:style-name="ce240" table:formula="of:=[RawData.AI90]-[RawData.W90]" office:value-type="float" office:value="-12.6951" calcext:value-type="float">
            <text:p>-12.6951</text:p>
          </table:table-cell>
          <table:table-cell table:style-name="ce240" table:formula="of:=[RawData.AJ90]/[RawData.X90]" office:value-type="float" office:value="0.866885966000745" calcext:value-type="float">
            <text:p>0.8669</text:p>
          </table:table-cell>
          <table:table-cell table:style-name="ce240" table:formula="of:=[RawData.AK90]-[RawData.W90]" office:value-type="float" office:value="-1.80790000000002" calcext:value-type="float">
            <text:p>-1.8079</text:p>
          </table:table-cell>
          <table:table-cell table:style-name="ce240" table:formula="of:=[RawData.AL90]/[RawData.X90]" office:value-type="float" office:value="1.30561152541672" calcext:value-type="float">
            <text:p>1.3056</text:p>
          </table:table-cell>
          <table:table-cell table:style-name="ce240" table:formula="of:=[RawData.AM90]-[RawData.W90]" office:value-type="float" office:value="-0.870421604400008" calcext:value-type="float">
            <text:p>-0.8704</text:p>
          </table:table-cell>
          <table:table-cell table:style-name="ce240" table:formula="of:=[RawData.AN90]/[RawData.X90]" office:value-type="float" office:value="0.275878952076229" calcext:value-type="float">
            <text:p>0.275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70"/>
          <table:table-cell table:number-columns-repeated="2"/>
          <table:table-cell table:style-name="ce240" table:formula="of:=[RawData.G91]-[RawData.W91]" office:value-type="float" office:value="11.9354" calcext:value-type="float">
            <text:p>11.9354</text:p>
          </table:table-cell>
          <table:table-cell table:style-name="ce240" table:formula="of:=[RawData.H91]/[RawData.X91]" office:value-type="float" office:value="1.94432070395599" calcext:value-type="float">
            <text:p>1.9443</text:p>
          </table:table-cell>
          <table:table-cell table:style-name="ce240" table:formula="of:=[RawData.I91]-[RawData.W91]" office:value-type="float" office:value="11.939575" calcext:value-type="float">
            <text:p>11.9396</text:p>
          </table:table-cell>
          <table:table-cell table:style-name="ce240" table:formula="of:=[RawData.J91]/[RawData.X91]" office:value-type="float" office:value="1.95861357629413" calcext:value-type="float">
            <text:p>1.9586</text:p>
          </table:table-cell>
          <table:table-cell table:style-name="ce240" table:formula="of:=[RawData.K91]-[RawData.W91]" office:value-type="float" office:value="1.96428399999996" calcext:value-type="float">
            <text:p>1.9643</text:p>
          </table:table-cell>
          <table:table-cell table:style-name="ce240" table:formula="of:=[RawData.L91]/[RawData.X91]" office:value-type="float" office:value="0.733717257236178" calcext:value-type="float">
            <text:p>0.7337</text:p>
          </table:table-cell>
          <table:table-cell table:style-name="ce240" table:formula="of:=[RawData.M91]-[RawData.W91]" office:value-type="float" office:value="-1.38228200000003" calcext:value-type="float">
            <text:p>-1.3823</text:p>
          </table:table-cell>
          <table:table-cell table:style-name="ce240" table:formula="of:=[RawData.N91]/[RawData.X91]" office:value-type="float" office:value="0.708490018694802" calcext:value-type="float">
            <text:p>0.7085</text:p>
          </table:table-cell>
          <table:table-cell table:style-name="ce240" table:formula="of:=[RawData.O91]-[RawData.W91]" office:value-type="float" office:value="2.30205799999999" calcext:value-type="float">
            <text:p>2.3021</text:p>
          </table:table-cell>
          <table:table-cell table:style-name="ce240" table:formula="of:=[RawData.P91]/[RawData.X91]" office:value-type="float" office:value="1.13524722264005" calcext:value-type="float">
            <text:p>1.1352</text:p>
          </table:table-cell>
          <table:table-cell table:style-name="ce240" table:number-columns-repeated="8"/>
          <table:table-cell table:style-name="ce240" table:formula="of:=[RawData.Y91]-[RawData.W91]" office:value-type="float" office:value="-13.1184" calcext:value-type="float">
            <text:p>-13.1184</text:p>
          </table:table-cell>
          <table:table-cell table:style-name="ce240" table:formula="of:=[RawData.Z91]/[RawData.X91]" office:value-type="float" office:value="0.651592227689795" calcext:value-type="float">
            <text:p>0.6516</text:p>
          </table:table-cell>
          <table:table-cell table:style-name="ce240" table:formula="of:=[RawData.AA91]-[RawData.W91]" office:value-type="float" office:value="-3.04360000000003" calcext:value-type="float">
            <text:p>-3.0436</text:p>
          </table:table-cell>
          <table:table-cell table:style-name="ce240" table:formula="of:=[RawData.AB91]/[RawData.X91]" office:value-type="float" office:value="1.26642667125083" calcext:value-type="float">
            <text:p>1.2664</text:p>
          </table:table-cell>
          <table:table-cell table:style-name="ce240" table:formula="of:=[RawData.AC91]-[RawData.W91]" office:value-type="float" office:value="1.37059999999997" calcext:value-type="float">
            <text:p>1.3706</text:p>
          </table:table-cell>
          <table:table-cell table:style-name="ce240" table:formula="of:=[RawData.AD91]/[RawData.X91]" office:value-type="float" office:value="1.38491093108709" calcext:value-type="float">
            <text:p>1.3849</text:p>
          </table:table-cell>
          <table:table-cell table:style-name="ce240" table:formula="of:=[RawData.AE91]-[RawData.W91]" office:value-type="float" office:value="-13.0077" calcext:value-type="float">
            <text:p>-13.0077</text:p>
          </table:table-cell>
          <table:table-cell table:style-name="ce240" table:formula="of:=[RawData.AF91]/[RawData.X91]" office:value-type="float" office:value="0.829798089692073" calcext:value-type="float">
            <text:p>0.8298</text:p>
          </table:table-cell>
          <table:table-cell table:style-name="ce240" table:formula="of:=[RawData.AG91]-[RawData.W91]" office:value-type="float" office:value="-0.496100000000013" calcext:value-type="float">
            <text:p>-0.4961</text:p>
          </table:table-cell>
          <table:table-cell table:style-name="ce240" table:formula="of:=[RawData.AH91]/[RawData.X91]" office:value-type="float" office:value="1.18379495025464" calcext:value-type="float">
            <text:p>1.1838</text:p>
          </table:table-cell>
          <table:table-cell table:style-name="ce240" table:formula="of:=[RawData.AI91]-[RawData.W91]" office:value-type="float" office:value="-12.6874" calcext:value-type="float">
            <text:p>-12.6874</text:p>
          </table:table-cell>
          <table:table-cell table:style-name="ce240" table:formula="of:=[RawData.AJ91]/[RawData.X91]" office:value-type="float" office:value="0.838853374734083" calcext:value-type="float">
            <text:p>0.8389</text:p>
          </table:table-cell>
          <table:table-cell table:style-name="ce240" table:formula="of:=[RawData.AK91]-[RawData.W91]" office:value-type="float" office:value="-1.7604" calcext:value-type="float">
            <text:p>-1.7604</text:p>
          </table:table-cell>
          <table:table-cell table:style-name="ce240" table:formula="of:=[RawData.AL91]/[RawData.X91]" office:value-type="float" office:value="1.33848610782818" calcext:value-type="float">
            <text:p>1.3385</text:p>
          </table:table-cell>
          <table:table-cell table:style-name="ce240" table:formula="of:=[RawData.AM91]-[RawData.W91]" office:value-type="float" office:value="-0.850887661100046" calcext:value-type="float">
            <text:p>-0.8509</text:p>
          </table:table-cell>
          <table:table-cell table:style-name="ce240" table:formula="of:=[RawData.AN91]/[RawData.X91]" office:value-type="float" office:value="0.271127582324452" calcext:value-type="float">
            <text:p>0.2711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2]-[RawData.W92]" office:value-type="float" office:value="11.8393" calcext:value-type="float">
            <text:p>11.8393</text:p>
          </table:table-cell>
          <table:table-cell table:style-name="ce240" table:formula="of:=[RawData.H92]/[RawData.X92]" office:value-type="float" office:value="1.86345270560191" calcext:value-type="float">
            <text:p>1.8635</text:p>
          </table:table-cell>
          <table:table-cell table:style-name="ce240" table:formula="of:=[RawData.I92]-[RawData.W92]" office:value-type="float" office:value="11.83933" calcext:value-type="float">
            <text:p>11.8393</text:p>
          </table:table-cell>
          <table:table-cell table:style-name="ce240" table:formula="of:=[RawData.J92]/[RawData.X92]" office:value-type="float" office:value="1.86344854986095" calcext:value-type="float">
            <text:p>1.8634</text:p>
          </table:table-cell>
          <table:table-cell table:style-name="ce240" table:formula="of:=[RawData.K92]-[RawData.W92]" office:value-type="float" office:value="1.86393600000002" calcext:value-type="float">
            <text:p>1.8639</text:p>
          </table:table-cell>
          <table:table-cell table:style-name="ce240" table:formula="of:=[RawData.L92]/[RawData.X92]" office:value-type="float" office:value="0.809078267779102" calcext:value-type="float">
            <text:p>0.8091</text:p>
          </table:table-cell>
          <table:table-cell table:style-name="ce240" table:formula="of:=[RawData.M92]-[RawData.W92]" office:value-type="float" office:value="-1.27825899999999" calcext:value-type="float">
            <text:p>-1.2783</text:p>
          </table:table-cell>
          <table:table-cell table:style-name="ce240" table:formula="of:=[RawData.N92]/[RawData.X92]" office:value-type="float" office:value="0.766964640444974" calcext:value-type="float">
            <text:p>0.7670</text:p>
          </table:table-cell>
          <table:table-cell table:style-name="ce240" table:formula="of:=[RawData.O92]-[RawData.W92]" office:value-type="float" office:value="2.359512" calcext:value-type="float">
            <text:p>2.3595</text:p>
          </table:table-cell>
          <table:table-cell table:style-name="ce240" table:formula="of:=[RawData.P92]/[RawData.X92]" office:value-type="float" office:value="1.10097338100914" calcext:value-type="float">
            <text:p>1.1010</text:p>
          </table:table-cell>
          <table:table-cell table:style-name="ce240" table:number-columns-repeated="8"/>
          <table:table-cell table:style-name="ce240" table:formula="of:=[RawData.Y92]-[RawData.W92]" office:value-type="float" office:value="-13.2428" calcext:value-type="float">
            <text:p>-13.2428</text:p>
          </table:table-cell>
          <table:table-cell table:style-name="ce240" table:formula="of:=[RawData.Z92]/[RawData.X92]" office:value-type="float" office:value="0.761383557806913" calcext:value-type="float">
            <text:p>0.7614</text:p>
          </table:table-cell>
          <table:table-cell table:style-name="ce240" table:formula="of:=[RawData.AA92]-[RawData.W92]" office:value-type="float" office:value="-3.1549" calcext:value-type="float">
            <text:p>-3.1549</text:p>
          </table:table-cell>
          <table:table-cell table:style-name="ce240" table:formula="of:=[RawData.AB92]/[RawData.X92]" office:value-type="float" office:value="1.19886544497418" calcext:value-type="float">
            <text:p>1.1989</text:p>
          </table:table-cell>
          <table:table-cell table:style-name="ce240" table:formula="of:=[RawData.AC92]-[RawData.W92]" office:value-type="float" office:value="1.28539999999998" calcext:value-type="float">
            <text:p>1.2854</text:p>
          </table:table-cell>
          <table:table-cell table:style-name="ce240" table:formula="of:=[RawData.AD92]/[RawData.X92]" office:value-type="float" office:value="1.30951022646007" calcext:value-type="float">
            <text:p>1.3095</text:p>
          </table:table-cell>
          <table:table-cell table:style-name="ce240" table:formula="of:=[RawData.AE92]-[RawData.W92]" office:value-type="float" office:value="-12.9719" calcext:value-type="float">
            <text:p>-12.9719</text:p>
          </table:table-cell>
          <table:table-cell table:style-name="ce240" table:formula="of:=[RawData.AF92]/[RawData.X92]" office:value-type="float" office:value="0.884216797775129" calcext:value-type="float">
            <text:p>0.8842</text:p>
          </table:table-cell>
          <table:table-cell table:style-name="ce240" table:formula="of:=[RawData.AG92]-[RawData.W92]" office:value-type="float" office:value="-0.70920000000001" calcext:value-type="float">
            <text:p>-0.7092</text:p>
          </table:table-cell>
          <table:table-cell table:style-name="ce240" table:formula="of:=[RawData.AH92]/[RawData.X92]" office:value-type="float" office:value="1.08323941001192" calcext:value-type="float">
            <text:p>1.0832</text:p>
          </table:table-cell>
          <table:table-cell table:style-name="ce240" table:formula="of:=[RawData.AI92]-[RawData.W92]" office:value-type="float" office:value="-12.6227" calcext:value-type="float">
            <text:p>-12.6227</text:p>
          </table:table-cell>
          <table:table-cell table:style-name="ce240" table:formula="of:=[RawData.AJ92]/[RawData.X92]" office:value-type="float" office:value="0.893146001191895" calcext:value-type="float">
            <text:p>0.8931</text:p>
          </table:table-cell>
          <table:table-cell table:style-name="ce240" table:formula="of:=[RawData.AK92]-[RawData.W92]" office:value-type="float" office:value="-1.8184" calcext:value-type="float">
            <text:p>-1.8184</text:p>
          </table:table-cell>
          <table:table-cell table:style-name="ce240" table:formula="of:=[RawData.AL92]/[RawData.X92]" office:value-type="float" office:value="1.28062432260628" calcext:value-type="float">
            <text:p>1.2806</text:p>
          </table:table-cell>
          <table:table-cell table:style-name="ce240" table:formula="of:=[RawData.AM92]-[RawData.W92]" office:value-type="float" office:value="-1.06448638839998" calcext:value-type="float">
            <text:p>-1.0645</text:p>
          </table:table-cell>
          <table:table-cell table:style-name="ce240" table:formula="of:=[RawData.AN92]/[RawData.X92]" office:value-type="float" office:value="0.299393841061561" calcext:value-type="float">
            <text:p>0.2994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3]-[RawData.W93]" office:value-type="float" office:value="11.3995" calcext:value-type="float">
            <text:p>11.3995</text:p>
          </table:table-cell>
          <table:table-cell table:style-name="ce240" table:formula="of:=[RawData.H93]/[RawData.X93]" office:value-type="float" office:value="1.82513731634281" calcext:value-type="float">
            <text:p>1.8251</text:p>
          </table:table-cell>
          <table:table-cell table:style-name="ce240" table:formula="of:=[RawData.I93]-[RawData.W93]" office:value-type="float" office:value="11.404201" calcext:value-type="float">
            <text:p>11.4042</text:p>
          </table:table-cell>
          <table:table-cell table:style-name="ce240" table:formula="of:=[RawData.J93]/[RawData.X93]" office:value-type="float" office:value="1.83901601723929" calcext:value-type="float">
            <text:p>1.8390</text:p>
          </table:table-cell>
          <table:table-cell table:style-name="ce240" table:formula="of:=[RawData.K93]-[RawData.W93]" office:value-type="float" office:value="2.120923" calcext:value-type="float">
            <text:p>2.1209</text:p>
          </table:table-cell>
          <table:table-cell table:style-name="ce240" table:formula="of:=[RawData.L93]/[RawData.X93]" office:value-type="float" office:value="0.828987751522897" calcext:value-type="float">
            <text:p>0.8290</text:p>
          </table:table-cell>
          <table:table-cell table:style-name="ce240" table:formula="of:=[RawData.M93]-[RawData.W93]" office:value-type="float" office:value="-1.23942799999998" calcext:value-type="float">
            <text:p>-1.2394</text:p>
          </table:table-cell>
          <table:table-cell table:style-name="ce240" table:formula="of:=[RawData.N93]/[RawData.X93]" office:value-type="float" office:value="0.759564166907656" calcext:value-type="float">
            <text:p>0.7596</text:p>
          </table:table-cell>
          <table:table-cell table:style-name="ce240" table:formula="of:=[RawData.O93]-[RawData.W93]" office:value-type="float" office:value="2.15188799999999" calcext:value-type="float">
            <text:p>2.1519</text:p>
          </table:table-cell>
          <table:table-cell table:style-name="ce240" table:formula="of:=[RawData.P93]/[RawData.X93]" office:value-type="float" office:value="1.07656930697687" calcext:value-type="float">
            <text:p>1.0766</text:p>
          </table:table-cell>
          <table:table-cell table:style-name="ce240" table:number-columns-repeated="8"/>
          <table:table-cell table:style-name="ce240" table:formula="of:=[RawData.Y93]-[RawData.W93]" office:value-type="float" office:value="-13.1828" calcext:value-type="float">
            <text:p>-13.1828</text:p>
          </table:table-cell>
          <table:table-cell table:style-name="ce240" table:formula="of:=[RawData.Z93]/[RawData.X93]" office:value-type="float" office:value="0.760332731326436" calcext:value-type="float">
            <text:p>0.7603</text:p>
          </table:table-cell>
          <table:table-cell table:style-name="ce240" table:formula="of:=[RawData.AA93]-[RawData.W93]" office:value-type="float" office:value="-3.2473" calcext:value-type="float">
            <text:p>-3.2473</text:p>
          </table:table-cell>
          <table:table-cell table:style-name="ce240" table:formula="of:=[RawData.AB93]/[RawData.X93]" office:value-type="float" office:value="1.20363615213112" calcext:value-type="float">
            <text:p>1.2036</text:p>
          </table:table-cell>
          <table:table-cell table:style-name="ce240" table:formula="of:=[RawData.AC93]-[RawData.W93]" office:value-type="float" office:value="1.13710000000003" calcext:value-type="float">
            <text:p>1.1371</text:p>
          </table:table-cell>
          <table:table-cell table:style-name="ce240" table:formula="of:=[RawData.AD93]/[RawData.X93]" office:value-type="float" office:value="1.31251157868224" calcext:value-type="float">
            <text:p>1.3125</text:p>
          </table:table-cell>
          <table:table-cell table:style-name="ce240" table:formula="of:=[RawData.AE93]-[RawData.W93]" office:value-type="float" office:value="-12.9769" calcext:value-type="float">
            <text:p>-12.9769</text:p>
          </table:table-cell>
          <table:table-cell table:style-name="ce240" table:formula="of:=[RawData.AF93]/[RawData.X93]" office:value-type="float" office:value="0.886399057809454" calcext:value-type="float">
            <text:p>0.8864</text:p>
          </table:table-cell>
          <table:table-cell table:style-name="ce240" table:formula="of:=[RawData.AG93]-[RawData.W93]" office:value-type="float" office:value="-0.722499999999968" calcext:value-type="float">
            <text:p>-0.7225</text:p>
          </table:table-cell>
          <table:table-cell table:style-name="ce240" table:formula="of:=[RawData.AH93]/[RawData.X93]" office:value-type="float" office:value="1.10642648301725" calcext:value-type="float">
            <text:p>1.1064</text:p>
          </table:table-cell>
          <table:table-cell table:style-name="ce240" table:formula="of:=[RawData.AI93]-[RawData.W93]" office:value-type="float" office:value="-12.6357" calcext:value-type="float">
            <text:p>-12.6357</text:p>
          </table:table-cell>
          <table:table-cell table:style-name="ce240" table:formula="of:=[RawData.AJ93]/[RawData.X93]" office:value-type="float" office:value="0.895678876274523" calcext:value-type="float">
            <text:p>0.8957</text:p>
          </table:table-cell>
          <table:table-cell table:style-name="ce240" table:formula="of:=[RawData.AK93]-[RawData.W93]" office:value-type="float" office:value="-1.96129999999999" calcext:value-type="float">
            <text:p>-1.9613</text:p>
          </table:table-cell>
          <table:table-cell table:style-name="ce240" table:formula="of:=[RawData.AL93]/[RawData.X93]" office:value-type="float" office:value="1.28133345056298" calcext:value-type="float">
            <text:p>1.2813</text:p>
          </table:table-cell>
          <table:table-cell table:style-name="ce240" table:formula="of:=[RawData.AM93]-[RawData.W93]" office:value-type="float" office:value="-1.11676091235" calcext:value-type="float">
            <text:p>-1.1168</text:p>
          </table:table-cell>
          <table:table-cell table:style-name="ce240" table:formula="of:=[RawData.AN93]/[RawData.X93]" office:value-type="float" office:value="0.300532996513298" calcext:value-type="float">
            <text:p>0.3005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70"/>
          <table:table-cell table:number-columns-repeated="2"/>
          <table:table-cell table:style-name="ce240" table:formula="of:=[RawData.G94]-[RawData.W94]" office:value-type="float" office:value="12.3099" calcext:value-type="float">
            <text:p>12.3099</text:p>
          </table:table-cell>
          <table:table-cell table:style-name="ce240" table:formula="of:=[RawData.H94]/[RawData.X94]" office:value-type="float" office:value="1.84244897274144" calcext:value-type="float">
            <text:p>1.8424</text:p>
          </table:table-cell>
          <table:table-cell table:style-name="ce240" table:formula="of:=[RawData.I94]-[RawData.W94]" office:value-type="float" office:value="12.314042" calcext:value-type="float">
            <text:p>12.3140</text:p>
          </table:table-cell>
          <table:table-cell table:style-name="ce240" table:formula="of:=[RawData.J94]/[RawData.X94]" office:value-type="float" office:value="1.85595727592858" calcext:value-type="float">
            <text:p>1.8560</text:p>
          </table:table-cell>
          <table:table-cell table:style-name="ce240" table:formula="of:=[RawData.K94]-[RawData.W94]" office:value-type="float" office:value="1.72227600000002" calcext:value-type="float">
            <text:p>1.7223</text:p>
          </table:table-cell>
          <table:table-cell table:style-name="ce240" table:formula="of:=[RawData.L94]/[RawData.X94]" office:value-type="float" office:value="0.771614302679178" calcext:value-type="float">
            <text:p>0.7716</text:p>
          </table:table-cell>
          <table:table-cell table:style-name="ce240" table:formula="of:=[RawData.M94]-[RawData.W94]" office:value-type="float" office:value="-1.36235399999998" calcext:value-type="float">
            <text:p>-1.3624</text:p>
          </table:table-cell>
          <table:table-cell table:style-name="ce240" table:formula="of:=[RawData.N94]/[RawData.X94]" office:value-type="float" office:value="0.744136080011532" calcext:value-type="float">
            <text:p>0.7441</text:p>
          </table:table-cell>
          <table:table-cell table:style-name="ce240" table:formula="of:=[RawData.O94]-[RawData.W94]" office:value-type="float" office:value="2.365678" calcext:value-type="float">
            <text:p>2.3657</text:p>
          </table:table-cell>
          <table:table-cell table:style-name="ce240" table:formula="of:=[RawData.P94]/[RawData.X94]" office:value-type="float" office:value="1.22941535842503" calcext:value-type="float">
            <text:p>1.2294</text:p>
          </table:table-cell>
          <table:table-cell table:style-name="ce240" table:number-columns-repeated="8"/>
          <table:table-cell table:style-name="ce240" table:formula="of:=[RawData.Y94]-[RawData.W94]" office:value-type="float" office:value="-13.3767" calcext:value-type="float">
            <text:p>-13.3767</text:p>
          </table:table-cell>
          <table:table-cell table:style-name="ce240" table:formula="of:=[RawData.Z94]/[RawData.X94]" office:value-type="float" office:value="0.748327380748083" calcext:value-type="float">
            <text:p>0.7483</text:p>
          </table:table-cell>
          <table:table-cell table:style-name="ce240" table:formula="of:=[RawData.AA94]-[RawData.W94]" office:value-type="float" office:value="-3.11869999999999" calcext:value-type="float">
            <text:p>-3.1187</text:p>
          </table:table-cell>
          <table:table-cell table:style-name="ce240" table:formula="of:=[RawData.AB94]/[RawData.X94]" office:value-type="float" office:value="1.19853995222372" calcext:value-type="float">
            <text:p>1.1985</text:p>
          </table:table-cell>
          <table:table-cell table:style-name="ce240" table:formula="of:=[RawData.AC94]-[RawData.W94]" office:value-type="float" office:value="1.38600000000002" calcext:value-type="float">
            <text:p>1.3860</text:p>
          </table:table-cell>
          <table:table-cell table:style-name="ce240" table:formula="of:=[RawData.AD94]/[RawData.X94]" office:value-type="float" office:value="1.30630758928878" calcext:value-type="float">
            <text:p>1.3063</text:p>
          </table:table-cell>
          <table:table-cell table:style-name="ce240" table:formula="of:=[RawData.AE94]-[RawData.W94]" office:value-type="float" office:value="-13.0131" calcext:value-type="float">
            <text:p>-13.0131</text:p>
          </table:table-cell>
          <table:table-cell table:style-name="ce240" table:formula="of:=[RawData.AF94]/[RawData.X94]" office:value-type="float" office:value="0.870730416875459" calcext:value-type="float">
            <text:p>0.8707</text:p>
          </table:table-cell>
          <table:table-cell table:style-name="ce240" table:formula="of:=[RawData.AG94]-[RawData.W94]" office:value-type="float" office:value="-0.780399999999986" calcext:value-type="float">
            <text:p>-0.7804</text:p>
          </table:table-cell>
          <table:table-cell table:style-name="ce240" table:formula="of:=[RawData.AH94]/[RawData.X94]" office:value-type="float" office:value="1.07754348807996" calcext:value-type="float">
            <text:p>1.0775</text:p>
          </table:table-cell>
          <table:table-cell table:style-name="ce240" table:formula="of:=[RawData.AI94]-[RawData.W94]" office:value-type="float" office:value="-12.6473" calcext:value-type="float">
            <text:p>-12.6473</text:p>
          </table:table-cell>
          <table:table-cell table:style-name="ce240" table:formula="of:=[RawData.AJ94]/[RawData.X94]" office:value-type="float" office:value="0.879257087843821" calcext:value-type="float">
            <text:p>0.8793</text:p>
          </table:table-cell>
          <table:table-cell table:style-name="ce240" table:formula="of:=[RawData.AK94]-[RawData.W94]" office:value-type="float" office:value="-1.71010000000001" calcext:value-type="float">
            <text:p>-1.7101</text:p>
          </table:table-cell>
          <table:table-cell table:style-name="ce240" table:formula="of:=[RawData.AL94]/[RawData.X94]" office:value-type="float" office:value="1.27586887334482" calcext:value-type="float">
            <text:p>1.2759</text:p>
          </table:table-cell>
          <table:table-cell table:style-name="ce240" table:formula="of:=[RawData.AM94]-[RawData.W94]" office:value-type="float" office:value="-1.23529178526701" calcext:value-type="float">
            <text:p>-1.2353</text:p>
          </table:table-cell>
          <table:table-cell table:style-name="ce240" table:formula="of:=[RawData.AN94]/[RawData.X94]" office:value-type="float" office:value="0.295899121652606" calcext:value-type="float">
            <text:p>0.2959</text:p>
          </table:table-cell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70" table:number-columns-repeated="3"/>
          <table:table-cell table:style-name="ce240" table:formula="of:=[RawData.G95]-[RawData.W95]" office:value-type="float" office:value="11.6776" calcext:value-type="float">
            <text:p>11.6776</text:p>
          </table:table-cell>
          <table:table-cell table:style-name="ce240" table:formula="of:=[RawData.H95]/[RawData.X95]" office:value-type="float" office:value="1.75735190618525" calcext:value-type="float">
            <text:p>1.7574</text:p>
          </table:table-cell>
          <table:table-cell table:style-name="ce240" table:formula="of:=[RawData.I95]-[RawData.W95]" office:value-type="float" office:value="11.682137" calcext:value-type="float">
            <text:p>11.6821</text:p>
          </table:table-cell>
          <table:table-cell table:style-name="ce240" table:formula="of:=[RawData.J95]/[RawData.X95]" office:value-type="float" office:value="1.77059761978985" calcext:value-type="float">
            <text:p>1.7706</text:p>
          </table:table-cell>
          <table:table-cell table:style-name="ce240" table:formula="of:=[RawData.K95]-[RawData.W95]" office:value-type="float" office:value="2.32288600000004" calcext:value-type="float">
            <text:p>2.3229</text:p>
          </table:table-cell>
          <table:table-cell table:style-name="ce240" table:formula="of:=[RawData.L95]/[RawData.X95]" office:value-type="float" office:value="0.929583921662113" calcext:value-type="float">
            <text:p>0.9296</text:p>
          </table:table-cell>
          <table:table-cell table:style-name="ce240" table:formula="of:=[RawData.M95]-[RawData.W95]" office:value-type="float" office:value="-1.33724699999999" calcext:value-type="float">
            <text:p>-1.3372</text:p>
          </table:table-cell>
          <table:table-cell table:style-name="ce240" table:formula="of:=[RawData.N95]/[RawData.X95]" office:value-type="float" office:value="0.820053912309978" calcext:value-type="float">
            <text:p>0.8201</text:p>
          </table:table-cell>
          <table:table-cell table:style-name="ce240" table:formula="of:=[RawData.O95]-[RawData.W95]" office:value-type="float" office:value="2.36643300000003" calcext:value-type="float">
            <text:p>2.3664</text:p>
          </table:table-cell>
          <table:table-cell table:style-name="ce240" table:formula="of:=[RawData.P95]/[RawData.X95]" office:value-type="float" office:value="1.08548952010709" calcext:value-type="float">
            <text:p>1.0855</text:p>
          </table:table-cell>
          <table:table-cell table:style-name="ce240" table:number-columns-repeated="8"/>
          <table:table-cell table:style-name="ce240" table:formula="of:=[RawData.Y95]-[RawData.W95]" office:value-type="float" office:value="-12.7526" calcext:value-type="float">
            <text:p>-12.7526</text:p>
          </table:table-cell>
          <table:table-cell table:style-name="ce240" table:formula="of:=[RawData.Z95]/[RawData.X95]" office:value-type="float" office:value="0.864063961271157" calcext:value-type="float">
            <text:p>0.8641</text:p>
          </table:table-cell>
          <table:table-cell table:style-name="ce240" table:formula="of:=[RawData.AA95]-[RawData.W95]" office:value-type="float" office:value="-2.99589999999995" calcext:value-type="float">
            <text:p>-2.9959</text:p>
          </table:table-cell>
          <table:table-cell table:style-name="ce240" table:formula="of:=[RawData.AB95]/[RawData.X95]" office:value-type="float" office:value="1.2032178864174" calcext:value-type="float">
            <text:p>1.2032</text:p>
          </table:table-cell>
          <table:table-cell table:style-name="ce240" table:formula="of:=[RawData.AC95]-[RawData.W95]" office:value-type="float" office:value="1.35750000000002" calcext:value-type="float">
            <text:p>1.3575</text:p>
          </table:table-cell>
          <table:table-cell table:style-name="ce240" table:formula="of:=[RawData.AD95]/[RawData.X95]" office:value-type="float" office:value="1.2997894357545" calcext:value-type="float">
            <text:p>1.2998</text:p>
          </table:table-cell>
          <table:table-cell table:style-name="ce240" table:formula="of:=[RawData.AE95]-[RawData.W95]" office:value-type="float" office:value="-12.7178" calcext:value-type="float">
            <text:p>-12.7178</text:p>
          </table:table-cell>
          <table:table-cell table:style-name="ce240" table:formula="of:=[RawData.AF95]/[RawData.X95]" office:value-type="float" office:value="0.905297702308694" calcext:value-type="float">
            <text:p>0.9053</text:p>
          </table:table-cell>
          <table:table-cell table:style-name="ce240" table:formula="of:=[RawData.AG95]-[RawData.W95]" office:value-type="float" office:value="-0.422699999999963" calcext:value-type="float">
            <text:p>-0.4227</text:p>
          </table:table-cell>
          <table:table-cell table:style-name="ce240" table:formula="of:=[RawData.AH95]/[RawData.X95]" office:value-type="float" office:value="1.16865017512332" calcext:value-type="float">
            <text:p>1.1687</text:p>
          </table:table-cell>
          <table:table-cell table:style-name="ce240" table:formula="of:=[RawData.AI95]-[RawData.W95]" office:value-type="float" office:value="-12.3948" calcext:value-type="float">
            <text:p>-12.3948</text:p>
          </table:table-cell>
          <table:table-cell table:style-name="ce240" table:formula="of:=[RawData.AJ95]/[RawData.X95]" office:value-type="float" office:value="0.904556618927989" calcext:value-type="float">
            <text:p>0.9046</text:p>
          </table:table-cell>
          <table:table-cell table:style-name="ce240" table:formula="of:=[RawData.AK95]-[RawData.W95]" office:value-type="float" office:value="-1.74519999999995" calcext:value-type="float">
            <text:p>-1.7452</text:p>
          </table:table-cell>
          <table:table-cell table:style-name="ce240" table:formula="of:=[RawData.AL95]/[RawData.X95]" office:value-type="float" office:value="1.25920189243211" calcext:value-type="float">
            <text:p>1.2592</text:p>
          </table:table-cell>
          <table:table-cell table:style-name="ce240" table:formula="of:=[RawData.AM95]-[RawData.W95]" office:value-type="float" office:value="-0.756839591549976" calcext:value-type="float">
            <text:p>-0.7568</text:p>
          </table:table-cell>
          <table:table-cell table:style-name="ce240" table:formula="of:=[RawData.AN95]/[RawData.X95]" office:value-type="float" office:value="0.419602621058222" calcext:value-type="float">
            <text:p>0.4196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6]-[RawData.W96]" office:value-type="float" office:value="13.5317" calcext:value-type="float">
            <text:p>13.5317</text:p>
          </table:table-cell>
          <table:table-cell table:style-name="ce240" table:formula="of:=[RawData.H96]/[RawData.X96]" office:value-type="float" office:value="2.58154366207017" calcext:value-type="float">
            <text:p>2.5815</text:p>
          </table:table-cell>
          <table:table-cell table:style-name="ce240" table:formula="of:=[RawData.I96]-[RawData.W96]" office:value-type="float" office:value="13.535008" calcext:value-type="float">
            <text:p>13.5350</text:p>
          </table:table-cell>
          <table:table-cell table:style-name="ce240" table:formula="of:=[RawData.J96]/[RawData.X96]" office:value-type="float" office:value="2.59965089893524" calcext:value-type="float">
            <text:p>2.5997</text:p>
          </table:table-cell>
          <table:table-cell table:style-name="ce241" table:formula="of:=[RawData.K96]-[RawData.W96]" office:value-type="float" office:value="1.10644400000001" calcext:value-type="float">
            <text:p>1.1064</text:p>
          </table:table-cell>
          <table:table-cell table:style-name="ce240" table:formula="of:=[RawData.L96]/[RawData.X96]" office:value-type="float" office:value="0.650061092686333" calcext:value-type="float">
            <text:p>0.6501</text:p>
          </table:table-cell>
          <table:table-cell table:style-name="ce240" table:formula="of:=[RawData.M96]-[RawData.W96]" office:value-type="float" office:value="-1.76815600000003" calcext:value-type="float">
            <text:p>-1.7682</text:p>
          </table:table-cell>
          <table:table-cell table:style-name="ce240" table:formula="of:=[RawData.N96]/[RawData.X96]" office:value-type="float" office:value="0.652225519287834" calcext:value-type="float">
            <text:p>0.6522</text:p>
          </table:table-cell>
          <table:table-cell table:style-name="ce240" table:formula="of:=[RawData.O96]-[RawData.W96]" office:value-type="float" office:value="2.83194299999997" calcext:value-type="float">
            <text:p>2.8319</text:p>
          </table:table-cell>
          <table:table-cell table:style-name="ce240" table:formula="of:=[RawData.P96]/[RawData.X96]" office:value-type="float" office:value="1.32347704660499" calcext:value-type="float">
            <text:p>1.3235</text:p>
          </table:table-cell>
          <table:table-cell table:style-name="ce240" table:number-columns-repeated="8"/>
          <table:table-cell table:style-name="ce241" table:formula="of:=[RawData.Y96]-[RawData.W96]" office:value-type="float" office:value="-13.824" calcext:value-type="float">
            <text:p>-13.8240</text:p>
          </table:table-cell>
          <table:table-cell table:style-name="ce240" table:formula="of:=[RawData.Z96]/[RawData.X96]" office:value-type="float" office:value="0.664242115552452" calcext:value-type="float">
            <text:p>0.6642</text:p>
          </table:table-cell>
          <table:table-cell table:style-name="ce240" table:formula="of:=[RawData.AA96]-[RawData.W96]" office:value-type="float" office:value="-2.8623" calcext:value-type="float">
            <text:p>-2.8623</text:p>
          </table:table-cell>
          <table:table-cell table:style-name="ce240" table:formula="of:=[RawData.AB96]/[RawData.X96]" office:value-type="float" office:value="1.33856909757375" calcext:value-type="float">
            <text:p>1.3386</text:p>
          </table:table-cell>
          <table:table-cell table:style-name="ce240" table:formula="of:=[RawData.AC96]-[RawData.W96]" office:value-type="float" office:value="1.80340000000001" calcext:value-type="float">
            <text:p>1.8034</text:p>
          </table:table-cell>
          <table:table-cell table:style-name="ce240" table:formula="of:=[RawData.AD96]/[RawData.X96]" office:value-type="float" office:value="1.54577525571653" calcext:value-type="float">
            <text:p>1.5458</text:p>
          </table:table-cell>
          <table:table-cell table:style-name="ce240" table:formula="of:=[RawData.AE96]-[RawData.W96]" office:value-type="float" office:value="-13.3416" calcext:value-type="float">
            <text:p>-13.3416</text:p>
          </table:table-cell>
          <table:table-cell table:style-name="ce240" table:formula="of:=[RawData.AF96]/[RawData.X96]" office:value-type="float" office:value="0.739290064583697" calcext:value-type="float">
            <text:p>0.7393</text:p>
          </table:table-cell>
          <table:table-cell table:style-name="ce240" table:formula="of:=[RawData.AG96]-[RawData.W96]" office:value-type="float" office:value="-0.834900000000005" calcext:value-type="float">
            <text:p>-0.8349</text:p>
          </table:table-cell>
          <table:table-cell table:style-name="ce240" table:formula="of:=[RawData.AH96]/[RawData.X96]" office:value-type="float" office:value="1.1438793786001" calcext:value-type="float">
            <text:p>1.1439</text:p>
          </table:table-cell>
          <table:table-cell table:style-name="ce240" table:formula="of:=[RawData.AI96]-[RawData.W96]" office:value-type="float" office:value="-12.9776" calcext:value-type="float">
            <text:p>-12.9776</text:p>
          </table:table-cell>
          <table:table-cell table:style-name="ce240" table:formula="of:=[RawData.AJ96]/[RawData.X96]" office:value-type="float" office:value="0.733835402338977" calcext:value-type="float">
            <text:p>0.7338</text:p>
          </table:table-cell>
          <table:table-cell table:style-name="ce240" table:formula="of:=[RawData.AK96]-[RawData.W96]" office:value-type="float" office:value="-1.30850000000004" calcext:value-type="float">
            <text:p>-1.3085</text:p>
          </table:table-cell>
          <table:table-cell table:style-name="ce240" table:formula="of:=[RawData.AL96]/[RawData.X96]" office:value-type="float" office:value="1.46922817594694" calcext:value-type="float">
            <text:p>1.4692</text:p>
          </table:table-cell>
          <table:table-cell table:style-name="ce241" table:formula="of:=[RawData.AM96]-[RawData.W96]" office:value-type="float" office:value="-1.66443084330001" calcext:value-type="float">
            <text:p>-1.6644</text:p>
          </table:table-cell>
          <table:table-cell table:style-name="ce240" table:formula="of:=[RawData.AN96]/[RawData.X96]" office:value-type="float" office:value="0.233034649720614" calcext:value-type="float">
            <text:p>0.233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7]-[RawData.W97]" office:value-type="float" office:value="12.2059" calcext:value-type="float">
            <text:p>12.2059</text:p>
          </table:table-cell>
          <table:table-cell table:style-name="ce240" table:formula="of:=[RawData.H97]/[RawData.X97]" office:value-type="float" office:value="2.00209523556336" calcext:value-type="float">
            <text:p>2.0021</text:p>
          </table:table-cell>
          <table:table-cell table:style-name="ce240" table:formula="of:=[RawData.I97]-[RawData.W97]" office:value-type="float" office:value="12.20982" calcext:value-type="float">
            <text:p>12.2098</text:p>
          </table:table-cell>
          <table:table-cell table:style-name="ce240" table:formula="of:=[RawData.J97]/[RawData.X97]" office:value-type="float" office:value="2.01659808590319" calcext:value-type="float">
            <text:p>2.0166</text:p>
          </table:table-cell>
          <table:table-cell table:style-name="ce240" table:formula="of:=[RawData.K97]-[RawData.W97]" office:value-type="float" office:value="1.776454" calcext:value-type="float">
            <text:p>1.7765</text:p>
          </table:table-cell>
          <table:table-cell table:style-name="ce240" table:formula="of:=[RawData.L97]/[RawData.X97]" office:value-type="float" office:value="0.726663276157011" calcext:value-type="float">
            <text:p>0.7267</text:p>
          </table:table-cell>
          <table:table-cell table:style-name="ce240" table:formula="of:=[RawData.M97]-[RawData.W97]" office:value-type="float" office:value="-1.44503200000003" calcext:value-type="float">
            <text:p>-1.4450</text:p>
          </table:table-cell>
          <table:table-cell table:style-name="ce240" table:formula="of:=[RawData.N97]/[RawData.X97]" office:value-type="float" office:value="0.742059272273337" calcext:value-type="float">
            <text:p>0.7421</text:p>
          </table:table-cell>
          <table:table-cell table:style-name="ce240" table:formula="of:=[RawData.O97]-[RawData.W97]" office:value-type="float" office:value="2.50186299999996" calcext:value-type="float">
            <text:p>2.5019</text:p>
          </table:table-cell>
          <table:table-cell table:style-name="ce240" table:formula="of:=[RawData.P97]/[RawData.X97]" office:value-type="float" office:value="1.15520828517268" calcext:value-type="float">
            <text:p>1.1552</text:p>
          </table:table-cell>
          <table:table-cell table:style-name="ce240" table:number-columns-repeated="8"/>
          <table:table-cell table:style-name="ce240" table:formula="of:=[RawData.Y97]-[RawData.W97]" office:value-type="float" office:value="-13.4485" calcext:value-type="float">
            <text:p>-13.4485</text:p>
          </table:table-cell>
          <table:table-cell table:style-name="ce240" table:formula="of:=[RawData.Z97]/[RawData.X97]" office:value-type="float" office:value="0.623592463821721" calcext:value-type="float">
            <text:p>0.6236</text:p>
          </table:table-cell>
          <table:table-cell table:style-name="ce240" table:formula="of:=[RawData.AA97]-[RawData.W97]" office:value-type="float" office:value="-2.99220000000003" calcext:value-type="float">
            <text:p>-2.9922</text:p>
          </table:table-cell>
          <table:table-cell table:style-name="ce240" table:formula="of:=[RawData.AB97]/[RawData.X97]" office:value-type="float" office:value="1.23952164223959" calcext:value-type="float">
            <text:p>1.2395</text:p>
          </table:table-cell>
          <table:table-cell table:style-name="ce240" table:formula="of:=[RawData.AC97]-[RawData.W97]" office:value-type="float" office:value="1.46899999999999" calcext:value-type="float">
            <text:p>1.4690</text:p>
          </table:table-cell>
          <table:table-cell table:style-name="ce240" table:formula="of:=[RawData.AD97]/[RawData.X97]" office:value-type="float" office:value="1.37760259142818" calcext:value-type="float">
            <text:p>1.3776</text:p>
          </table:table-cell>
          <table:table-cell table:style-name="ce240" table:formula="of:=[RawData.AE97]-[RawData.W97]" office:value-type="float" office:value="-13.0674" calcext:value-type="float">
            <text:p>-13.0674</text:p>
          </table:table-cell>
          <table:table-cell table:style-name="ce240" table:formula="of:=[RawData.AF97]/[RawData.X97]" office:value-type="float" office:value="0.825402711637154" calcext:value-type="float">
            <text:p>0.8254</text:p>
          </table:table-cell>
          <table:table-cell table:style-name="ce240" table:formula="of:=[RawData.AG97]-[RawData.W97]" office:value-type="float" office:value="-0.691100000000006" calcext:value-type="float">
            <text:p>-0.6911</text:p>
          </table:table-cell>
          <table:table-cell table:style-name="ce240" table:formula="of:=[RawData.AH97]/[RawData.X97]" office:value-type="float" office:value="1.00457472606223" calcext:value-type="float">
            <text:p>1.0046</text:p>
          </table:table-cell>
          <table:table-cell table:style-name="ce240" table:formula="of:=[RawData.AI97]-[RawData.W97]" office:value-type="float" office:value="-12.7384" calcext:value-type="float">
            <text:p>-12.7384</text:p>
          </table:table-cell>
          <table:table-cell table:style-name="ce240" table:formula="of:=[RawData.AJ97]/[RawData.X97]" office:value-type="float" office:value="0.843556315594803" calcext:value-type="float">
            <text:p>0.8436</text:p>
          </table:table-cell>
          <table:table-cell table:style-name="ce240" table:formula="of:=[RawData.AK97]-[RawData.W97]" office:value-type="float" office:value="-1.6678" calcext:value-type="float">
            <text:p>-1.6678</text:p>
          </table:table-cell>
          <table:table-cell table:style-name="ce240" table:formula="of:=[RawData.AL97]/[RawData.X97]" office:value-type="float" office:value="1.33345288270378" calcext:value-type="float">
            <text:p>1.3335</text:p>
          </table:table-cell>
          <table:table-cell table:style-name="ce240" table:formula="of:=[RawData.AM97]-[RawData.W97]" office:value-type="float" office:value="-1.3587278457" calcext:value-type="float">
            <text:p>-1.3587</text:p>
          </table:table-cell>
          <table:table-cell table:style-name="ce240" table:formula="of:=[RawData.AN97]/[RawData.X97]" office:value-type="float" office:value="0.231785450279532" calcext:value-type="float">
            <text:p>0.2318</text:p>
          </table:table-cell>
          <table:table-cell table:number-columns-repeated="985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8]-[RawData.W98]" office:value-type="float" office:value="12.6753" calcext:value-type="float">
            <text:p>12.6753</text:p>
          </table:table-cell>
          <table:table-cell table:style-name="ce240" table:formula="of:=[RawData.H98]/[RawData.X98]" office:value-type="float" office:value="1.94283526903993" calcext:value-type="float">
            <text:p>1.9428</text:p>
          </table:table-cell>
          <table:table-cell table:style-name="ce240" table:formula="of:=[RawData.I98]-[RawData.W98]" office:value-type="float" office:value="12.679031" calcext:value-type="float">
            <text:p>12.6790</text:p>
          </table:table-cell>
          <table:table-cell table:style-name="ce240" table:formula="of:=[RawData.J98]/[RawData.X98]" office:value-type="float" office:value="1.95592273230888" calcext:value-type="float">
            <text:p>1.9559</text:p>
          </table:table-cell>
          <table:table-cell table:style-name="ce240" table:formula="of:=[RawData.K98]-[RawData.W98]" office:value-type="float" office:value="1.49778600000002" calcext:value-type="float">
            <text:p>1.4978</text:p>
          </table:table-cell>
          <table:table-cell table:style-name="ce240" table:formula="of:=[RawData.L98]/[RawData.X98]" office:value-type="float" office:value="0.683173563273761" calcext:value-type="float">
            <text:p>0.6832</text:p>
          </table:table-cell>
          <table:table-cell table:style-name="ce240" table:formula="of:=[RawData.M98]-[RawData.W98]" office:value-type="float" office:value="-1.48774400000002" calcext:value-type="float">
            <text:p>-1.4877</text:p>
          </table:table-cell>
          <table:table-cell table:style-name="ce240" table:formula="of:=[RawData.N98]/[RawData.X98]" office:value-type="float" office:value="0.691772243364324" calcext:value-type="float">
            <text:p>0.6918</text:p>
          </table:table-cell>
          <table:table-cell table:style-name="ce240" table:formula="of:=[RawData.O98]-[RawData.W98]" office:value-type="float" office:value="2.518933" calcext:value-type="float">
            <text:p>2.5189</text:p>
          </table:table-cell>
          <table:table-cell table:style-name="ce240" table:formula="of:=[RawData.P98]/[RawData.X98]" office:value-type="float" office:value="1.16291728888675" calcext:value-type="float">
            <text:p>1.1629</text:p>
          </table:table-cell>
          <table:table-cell table:style-name="ce240" table:number-columns-repeated="8"/>
          <table:table-cell table:style-name="ce240" table:formula="of:=[RawData.Y98]-[RawData.W98]" office:value-type="float" office:value="-13.4069" calcext:value-type="float">
            <text:p>-13.4069</text:p>
          </table:table-cell>
          <table:table-cell table:style-name="ce240" table:formula="of:=[RawData.Z98]/[RawData.X98]" office:value-type="float" office:value="0.647466082181223" calcext:value-type="float">
            <text:p>0.6475</text:p>
          </table:table-cell>
          <table:table-cell table:style-name="ce240" table:formula="of:=[RawData.AA98]-[RawData.W98]" office:value-type="float" office:value="-3.0324" calcext:value-type="float">
            <text:p>-3.0324</text:p>
          </table:table-cell>
          <table:table-cell table:style-name="ce240" table:formula="of:=[RawData.AB98]/[RawData.X98]" office:value-type="float" office:value="1.2181013728985" calcext:value-type="float">
            <text:p>1.2181</text:p>
          </table:table-cell>
          <table:table-cell table:style-name="ce240" table:formula="of:=[RawData.AC98]-[RawData.W98]" office:value-type="float" office:value="1.51060000000001" calcext:value-type="float">
            <text:p>1.5106</text:p>
          </table:table-cell>
          <table:table-cell table:style-name="ce240" table:formula="of:=[RawData.AD98]/[RawData.X98]" office:value-type="float" office:value="1.33123142974132" calcext:value-type="float">
            <text:p>1.3312</text:p>
          </table:table-cell>
          <table:table-cell table:style-name="ce240" table:formula="of:=[RawData.AE98]-[RawData.W98]" office:value-type="float" office:value="-13.1512" calcext:value-type="float">
            <text:p>-13.1512</text:p>
          </table:table-cell>
          <table:table-cell table:style-name="ce240" table:formula="of:=[RawData.AF98]/[RawData.X98]" office:value-type="float" office:value="0.816918037959439" calcext:value-type="float">
            <text:p>0.8169</text:p>
          </table:table-cell>
          <table:table-cell table:style-name="ce240" table:formula="of:=[RawData.AG98]-[RawData.W98]" office:value-type="float" office:value="-0.704599999999971" calcext:value-type="float">
            <text:p>-0.7046</text:p>
          </table:table-cell>
          <table:table-cell table:style-name="ce240" table:formula="of:=[RawData.AH98]/[RawData.X98]" office:value-type="float" office:value="1.16904007659329" calcext:value-type="float">
            <text:p>1.1690</text:p>
          </table:table-cell>
          <table:table-cell table:style-name="ce240" table:formula="of:=[RawData.AI98]-[RawData.W98]" office:value-type="float" office:value="-12.7931" calcext:value-type="float">
            <text:p>-12.7931</text:p>
          </table:table-cell>
          <table:table-cell table:style-name="ce240" table:formula="of:=[RawData.AJ98]/[RawData.X98]" office:value-type="float" office:value="0.816272221686979" calcext:value-type="float">
            <text:p>0.8163</text:p>
          </table:table-cell>
          <table:table-cell table:style-name="ce240" table:formula="of:=[RawData.AK98]-[RawData.W98]" office:value-type="float" office:value="-1.59140000000002" calcext:value-type="float">
            <text:p>-1.5914</text:p>
          </table:table-cell>
          <table:table-cell table:style-name="ce240" table:formula="of:=[RawData.AL98]/[RawData.X98]" office:value-type="float" office:value="1.30128027361626" calcext:value-type="float">
            <text:p>1.3013</text:p>
          </table:table-cell>
          <table:table-cell table:style-name="ce240" table:formula="of:=[RawData.AM98]-[RawData.W98]" office:value-type="float" office:value="-1.18882005910001" calcext:value-type="float">
            <text:p>-1.1888</text:p>
          </table:table-cell>
          <table:table-cell table:style-name="ce240" table:formula="of:=[RawData.AN98]/[RawData.X98]" office:value-type="float" office:value="0.25615893466311" calcext:value-type="float">
            <text:p>0.2562</text:p>
          </table:table-cell>
          <table:table-cell table:number-columns-repeated="985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99]-[RawData.W99]" office:value-type="float" office:value="12.6049" calcext:value-type="float">
            <text:p>12.6049</text:p>
          </table:table-cell>
          <table:table-cell table:style-name="ce240" table:formula="of:=[RawData.H99]/[RawData.X99]" office:value-type="float" office:value="1.95937498769189" calcext:value-type="float">
            <text:p>1.9594</text:p>
          </table:table-cell>
          <table:table-cell table:style-name="ce240" table:formula="of:=[RawData.I99]-[RawData.W99]" office:value-type="float" office:value="12.608512" calcext:value-type="float">
            <text:p>12.6085</text:p>
          </table:table-cell>
          <table:table-cell table:style-name="ce240" table:formula="of:=[RawData.J99]/[RawData.X99]" office:value-type="float" office:value="1.97370541109072" calcext:value-type="float">
            <text:p>1.9737</text:p>
          </table:table-cell>
          <table:table-cell table:style-name="ce240" table:formula="of:=[RawData.K99]-[RawData.W99]" office:value-type="float" office:value="1.56321399999996" calcext:value-type="float">
            <text:p>1.5632</text:p>
          </table:table-cell>
          <table:table-cell table:style-name="ce240" table:formula="of:=[RawData.L99]/[RawData.X99]" office:value-type="float" office:value="0.749608378463053" calcext:value-type="float">
            <text:p>0.7496</text:p>
          </table:table-cell>
          <table:table-cell table:style-name="ce240" table:formula="of:=[RawData.M99]-[RawData.W99]" office:value-type="float" office:value="-1.41711200000003" calcext:value-type="float">
            <text:p>-1.4171</text:p>
          </table:table-cell>
          <table:table-cell table:style-name="ce240" table:formula="of:=[RawData.N99]/[RawData.X99]" office:value-type="float" office:value="0.678624177594772" calcext:value-type="float">
            <text:p>0.6786</text:p>
          </table:table-cell>
          <table:table-cell table:style-name="ce240" table:formula="of:=[RawData.O99]-[RawData.W99]" office:value-type="float" office:value="2.52025699999996" calcext:value-type="float">
            <text:p>2.5203</text:p>
          </table:table-cell>
          <table:table-cell table:style-name="ce240" table:formula="of:=[RawData.P99]/[RawData.X99]" office:value-type="float" office:value="1.14534753614107" calcext:value-type="float">
            <text:p>1.1453</text:p>
          </table:table-cell>
          <table:table-cell table:style-name="ce240" table:number-columns-repeated="8"/>
          <table:table-cell table:style-name="ce240" table:formula="of:=[RawData.Y99]-[RawData.W99]" office:value-type="float" office:value="-13.491" calcext:value-type="float">
            <text:p>-13.4910</text:p>
          </table:table-cell>
          <table:table-cell table:style-name="ce240" table:formula="of:=[RawData.Z99]/[RawData.X99]" office:value-type="float" office:value="0.65194265094213" calcext:value-type="float">
            <text:p>0.6519</text:p>
          </table:table-cell>
          <table:table-cell table:style-name="ce240" table:formula="of:=[RawData.AA99]-[RawData.W99]" office:value-type="float" office:value="-3.1189" calcext:value-type="float">
            <text:p>-3.1189</text:p>
          </table:table-cell>
          <table:table-cell table:style-name="ce240" table:formula="of:=[RawData.AB99]/[RawData.X99]" office:value-type="float" office:value="1.23158032493398" calcext:value-type="float">
            <text:p>1.2316</text:p>
          </table:table-cell>
          <table:table-cell table:style-name="ce240" table:formula="of:=[RawData.AC99]-[RawData.W99]" office:value-type="float" office:value="1.41139999999996" calcext:value-type="float">
            <text:p>1.4114</text:p>
          </table:table-cell>
          <table:table-cell table:style-name="ce240" table:formula="of:=[RawData.AD99]/[RawData.X99]" office:value-type="float" office:value="1.35936389249429" calcext:value-type="float">
            <text:p>1.3594</text:p>
          </table:table-cell>
          <table:table-cell table:style-name="ce240" table:formula="of:=[RawData.AE99]-[RawData.W99]" office:value-type="float" office:value="-13.1518" calcext:value-type="float">
            <text:p>-13.1518</text:p>
          </table:table-cell>
          <table:table-cell table:style-name="ce240" table:formula="of:=[RawData.AF99]/[RawData.X99]" office:value-type="float" office:value="0.854997406346507" calcext:value-type="float">
            <text:p>0.8550</text:p>
          </table:table-cell>
          <table:table-cell table:style-name="ce240" table:formula="of:=[RawData.AG99]-[RawData.W99]" office:value-type="float" office:value="-0.84680000000003" calcext:value-type="float">
            <text:p>-0.8468</text:p>
          </table:table-cell>
          <table:table-cell table:style-name="ce240" table:formula="of:=[RawData.AH99]/[RawData.X99]" office:value-type="float" office:value="1.12783246654433" calcext:value-type="float">
            <text:p>1.1278</text:p>
          </table:table-cell>
          <table:table-cell table:style-name="ce240" table:formula="of:=[RawData.AI99]-[RawData.W99]" office:value-type="float" office:value="-12.7893" calcext:value-type="float">
            <text:p>-12.7893</text:p>
          </table:table-cell>
          <table:table-cell table:style-name="ce240" table:formula="of:=[RawData.AJ99]/[RawData.X99]" office:value-type="float" office:value="0.859139795461666" calcext:value-type="float">
            <text:p>0.8591</text:p>
          </table:table-cell>
          <table:table-cell table:style-name="ce240" table:formula="of:=[RawData.AK99]-[RawData.W99]" office:value-type="float" office:value="-1.66849999999999" calcext:value-type="float">
            <text:p>-1.6685</text:p>
          </table:table-cell>
          <table:table-cell table:style-name="ce240" table:formula="of:=[RawData.AL99]/[RawData.X99]" office:value-type="float" office:value="1.30675295394531" calcext:value-type="float">
            <text:p>1.3068</text:p>
          </table:table-cell>
          <table:table-cell table:style-name="ce240" table:formula="of:=[RawData.AM99]-[RawData.W99]" office:value-type="float" office:value="-1.33485171900003" calcext:value-type="float">
            <text:p>-1.3349</text:p>
          </table:table-cell>
          <table:table-cell table:style-name="ce240" table:formula="of:=[RawData.AN99]/[RawData.X99]" office:value-type="float" office:value="0.276765735895001" calcext:value-type="float">
            <text:p>0.2768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00]-[RawData.W100]" office:value-type="float" office:value="11.9204" calcext:value-type="float">
            <text:p>11.9204</text:p>
          </table:table-cell>
          <table:table-cell table:style-name="ce240" table:formula="of:=[RawData.H100]/[RawData.X100]" office:value-type="float" office:value="1.8874753855528" calcext:value-type="float">
            <text:p>1.8875</text:p>
          </table:table-cell>
          <table:table-cell table:style-name="ce240" table:formula="of:=[RawData.I100]-[RawData.W100]" office:value-type="float" office:value="11.924317" calcext:value-type="float">
            <text:p>11.9243</text:p>
          </table:table-cell>
          <table:table-cell table:style-name="ce240" table:formula="of:=[RawData.J100]/[RawData.X100]" office:value-type="float" office:value="1.900764802286" calcext:value-type="float">
            <text:p>1.9008</text:p>
          </table:table-cell>
          <table:table-cell table:style-name="ce240" table:formula="of:=[RawData.K100]-[RawData.W100]" office:value-type="float" office:value="1.95132099999995" calcext:value-type="float">
            <text:p>1.9513</text:p>
          </table:table-cell>
          <table:table-cell table:style-name="ce240" table:formula="of:=[RawData.L100]/[RawData.X100]" office:value-type="float" office:value="0.827604319872253" calcext:value-type="float">
            <text:p>0.8276</text:p>
          </table:table-cell>
          <table:table-cell table:style-name="ce240" table:formula="of:=[RawData.M100]-[RawData.W100]" office:value-type="float" office:value="-1.34791900000005" calcext:value-type="float">
            <text:p>-1.3479</text:p>
          </table:table-cell>
          <table:table-cell table:style-name="ce240" table:formula="of:=[RawData.N100]/[RawData.X100]" office:value-type="float" office:value="0.780140353826113" calcext:value-type="float">
            <text:p>0.7801</text:p>
          </table:table-cell>
          <table:table-cell table:style-name="ce240" table:number-columns-repeated="10"/>
          <table:table-cell table:style-name="ce240" table:formula="of:=[RawData.Y100]-[RawData.W100]" office:value-type="float" office:value="-13.2275" calcext:value-type="float">
            <text:p>-13.2275</text:p>
          </table:table-cell>
          <table:table-cell table:style-name="ce240" table:formula="of:=[RawData.Z100]/[RawData.X100]" office:value-type="float" office:value="0.714560541244695" calcext:value-type="float">
            <text:p>0.7146</text:p>
          </table:table-cell>
          <table:table-cell table:style-name="ce240" table:formula="of:=[RawData.AA100]-[RawData.W100]" office:value-type="float" office:value="-3.09970000000004" calcext:value-type="float">
            <text:p>-3.0997</text:p>
          </table:table-cell>
          <table:table-cell table:style-name="ce240" table:formula="of:=[RawData.AB100]/[RawData.X100]" office:value-type="float" office:value="1.21624096524772" calcext:value-type="float">
            <text:p>1.2162</text:p>
          </table:table-cell>
          <table:table-cell table:style-name="ce240" table:formula="of:=[RawData.AC100]-[RawData.W100]" office:value-type="float" office:value="1.33629999999999" calcext:value-type="float">
            <text:p>1.3363</text:p>
          </table:table-cell>
          <table:table-cell table:style-name="ce240" table:formula="of:=[RawData.AD100]/[RawData.X100]" office:value-type="float" office:value="1.33096291339244" calcext:value-type="float">
            <text:p>1.3310</text:p>
          </table:table-cell>
          <table:table-cell table:style-name="ce240" table:formula="of:=[RawData.AE100]-[RawData.W100]" office:value-type="float" office:value="-13.0406" calcext:value-type="float">
            <text:p>-13.0406</text:p>
          </table:table-cell>
          <table:table-cell table:style-name="ce240" table:formula="of:=[RawData.AF100]/[RawData.X100]" office:value-type="float" office:value="0.865582861285036" calcext:value-type="float">
            <text:p>0.8656</text:p>
          </table:table-cell>
          <table:table-cell table:style-name="ce240" table:formula="of:=[RawData.AG100]-[RawData.W100]" office:value-type="float" office:value="-0.618700000000047" calcext:value-type="float">
            <text:p>-0.6187</text:p>
          </table:table-cell>
          <table:table-cell table:style-name="ce240" table:formula="of:=[RawData.AH100]/[RawData.X100]" office:value-type="float" office:value="1.11123149136446" calcext:value-type="float">
            <text:p>1.1112</text:p>
          </table:table-cell>
          <table:table-cell table:style-name="ce240" table:formula="of:=[RawData.AI100]-[RawData.W100]" office:value-type="float" office:value="-12.7115" calcext:value-type="float">
            <text:p>-12.7115</text:p>
          </table:table-cell>
          <table:table-cell table:style-name="ce240" table:formula="of:=[RawData.AJ100]/[RawData.X100]" office:value-type="float" office:value="0.873687374458966" calcext:value-type="float">
            <text:p>0.8737</text:p>
          </table:table-cell>
          <table:table-cell table:style-name="ce240" table:formula="of:=[RawData.AK100]-[RawData.W100]" office:value-type="float" office:value="-1.79250000000002" calcext:value-type="float">
            <text:p>-1.7925</text:p>
          </table:table-cell>
          <table:table-cell table:style-name="ce240" table:formula="of:=[RawData.AL100]/[RawData.X100]" office:value-type="float" office:value="1.29292740051267" calcext:value-type="float">
            <text:p>1.2929</text:p>
          </table:table-cell>
          <table:table-cell table:style-name="ce240" table:formula="of:=[RawData.AM100]-[RawData.W100]" office:value-type="float" office:value="-0.95937061090001" calcext:value-type="float">
            <text:p>-0.9594</text:p>
          </table:table-cell>
          <table:table-cell table:style-name="ce240" table:formula="of:=[RawData.AN100]/[RawData.X100]" office:value-type="float" office:value="0.290941263717927" calcext:value-type="float">
            <text:p>0.2909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01]-[RawData.W101]" office:value-type="float" office:value="13.2186" calcext:value-type="float">
            <text:p>13.2186</text:p>
          </table:table-cell>
          <table:table-cell table:style-name="ce240" table:formula="of:=[RawData.H101]/[RawData.X101]" office:value-type="float" office:value="2.5575178557074" calcext:value-type="float">
            <text:p>2.5575</text:p>
          </table:table-cell>
          <table:table-cell table:style-name="ce240" table:formula="of:=[RawData.I101]-[RawData.W101]" office:value-type="float" office:value="13.22197" calcext:value-type="float">
            <text:p>13.2220</text:p>
          </table:table-cell>
          <table:table-cell table:style-name="ce240" table:formula="of:=[RawData.J101]/[RawData.X101]" office:value-type="float" office:value="2.57512727759914" calcext:value-type="float">
            <text:p>2.5751</text:p>
          </table:table-cell>
          <table:table-cell table:style-name="ce240" table:formula="of:=[RawData.K101]-[RawData.W101]" office:value-type="float" office:value="1.31040000000002" calcext:value-type="float">
            <text:p>1.3104</text:p>
          </table:table-cell>
          <table:table-cell table:style-name="ce240" table:formula="of:=[RawData.L101]/[RawData.X101]" office:value-type="float" office:value="0.520866827438371" calcext:value-type="float">
            <text:p>0.5209</text:p>
          </table:table-cell>
          <table:table-cell table:style-name="ce240" table:formula="of:=[RawData.M101]-[RawData.W101]" office:value-type="float" office:value="-1.71413699999999" calcext:value-type="float">
            <text:p>-1.7141</text:p>
          </table:table-cell>
          <table:table-cell table:style-name="ce240" table:formula="of:=[RawData.N101]/[RawData.X101]" office:value-type="float" office:value="0.590702036441586" calcext:value-type="float">
            <text:p>0.5907</text:p>
          </table:table-cell>
          <table:table-cell table:style-name="ce240" table:number-columns-repeated="10"/>
          <table:table-cell table:style-name="ce240" table:formula="of:=[RawData.Y101]-[RawData.W101]" office:value-type="float" office:value="-13.6283" calcext:value-type="float">
            <text:p>-13.6283</text:p>
          </table:table-cell>
          <table:table-cell table:style-name="ce240" table:formula="of:=[RawData.Z101]/[RawData.X101]" office:value-type="float" office:value="0.519290444131833" calcext:value-type="float">
            <text:p>0.5193</text:p>
          </table:table-cell>
          <table:table-cell table:style-name="ce240" table:formula="of:=[RawData.AA101]-[RawData.W101]" office:value-type="float" office:value="-2.8646" calcext:value-type="float">
            <text:p>-2.8646</text:p>
          </table:table-cell>
          <table:table-cell table:style-name="ce240" table:formula="of:=[RawData.AB101]/[RawData.X101]" office:value-type="float" office:value="1.43911631162915" calcext:value-type="float">
            <text:p>1.4391</text:p>
          </table:table-cell>
          <table:table-cell table:style-name="ce240" table:formula="of:=[RawData.AC101]-[RawData.W101]" office:value-type="float" office:value="1.72180000000003" calcext:value-type="float">
            <text:p>1.7218</text:p>
          </table:table-cell>
          <table:table-cell table:style-name="ce240" table:formula="of:=[RawData.AD101]/[RawData.X101]" office:value-type="float" office:value="1.64212502009646" calcext:value-type="float">
            <text:p>1.6421</text:p>
          </table:table-cell>
          <table:table-cell table:style-name="ce241" table:formula="of:=[RawData.AE101]-[RawData.W101]" office:value-type="float" office:value="-13.3827" calcext:value-type="float">
            <text:p>-13.3827</text:p>
          </table:table-cell>
          <table:table-cell table:style-name="ce240" table:formula="of:=[RawData.AF101]/[RawData.X101]" office:value-type="float" office:value="0.681742976286174" calcext:value-type="float">
            <text:p>0.6817</text:p>
          </table:table-cell>
          <table:table-cell table:style-name="ce240" table:formula="of:=[RawData.AG101]-[RawData.W101]" office:value-type="float" office:value="-0.652899999999988" calcext:value-type="float">
            <text:p>-0.6529</text:p>
          </table:table-cell>
          <table:table-cell table:style-name="ce240" table:formula="of:=[RawData.AH101]/[RawData.X101]" office:value-type="float" office:value="1.35002643019829" calcext:value-type="float">
            <text:p>1.3500</text:p>
          </table:table-cell>
          <table:table-cell table:style-name="ce241" table:formula="of:=[RawData.AI101]-[RawData.W101]" office:value-type="float" office:value="-13.05" calcext:value-type="float">
            <text:p>-13.0500</text:p>
          </table:table-cell>
          <table:table-cell table:style-name="ce240" table:formula="of:=[RawData.AJ101]/[RawData.X101]" office:value-type="float" office:value="0.688973757368703" calcext:value-type="float">
            <text:p>0.6890</text:p>
          </table:table-cell>
          <table:table-cell table:style-name="ce240" table:formula="of:=[RawData.AK101]-[RawData.W101]" office:value-type="float" office:value="-1.4153" calcext:value-type="float">
            <text:p>-1.4153</text:p>
          </table:table-cell>
          <table:table-cell table:style-name="ce240" table:formula="of:=[RawData.AL101]/[RawData.X101]" office:value-type="float" office:value="1.5319517852358" calcext:value-type="float">
            <text:p>1.5320</text:p>
          </table:table-cell>
          <table:table-cell table:style-name="ce240" table:formula="of:=[RawData.AM101]-[RawData.W101]" office:value-type="float" office:value="-1.40149841189998" calcext:value-type="float">
            <text:p>-1.4015</text:p>
          </table:table-cell>
          <table:table-cell table:style-name="ce240" table:formula="of:=[RawData.AN101]/[RawData.X101]" office:value-type="float" office:value="0.234031477713156" calcext:value-type="float">
            <text:p>0.2340</text:p>
          </table:table-cell>
          <table:table-cell table:number-columns-repeated="985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/>
          <table:table-cell table:style-name="ce70" table:number-columns-repeated="3"/>
          <table:table-cell table:style-name="ce243" table:formula="of:=AVERAGE([.F81:.F101])" office:value-type="float" office:value="11.8303380952381" calcext:value-type="float">
            <text:p>11.83</text:p>
          </table:table-cell>
          <table:table-cell table:style-name="ce243" table:formula="of:=AVERAGE([.G81:.G101])" office:value-type="float" office:value="1.89051830372205" calcext:value-type="float">
            <text:p>1.89</text:p>
          </table:table-cell>
          <table:table-cell table:style-name="ce243" table:formula="of:=AVERAGE([.H81:.H101])" office:value-type="float" office:value="11.8340429047619" calcext:value-type="float">
            <text:p>11.83</text:p>
          </table:table-cell>
          <table:table-cell table:style-name="ce243" table:formula="of:=AVERAGE([.I81:.I101])" office:value-type="float" office:value="1.90310344542782" calcext:value-type="float">
            <text:p>1.90</text:p>
          </table:table-cell>
          <table:table-cell table:style-name="ce243" table:formula="of:=AVERAGE([.J81:.J101])" office:value-type="float" office:value="2.10974795238095" calcext:value-type="float">
            <text:p>2.11</text:p>
          </table:table-cell>
          <table:table-cell table:style-name="ce243" table:formula="of:=AVERAGE([.K81:.K101])" office:value-type="float" office:value="0.838993089993887" calcext:value-type="float">
            <text:p>0.84</text:p>
          </table:table-cell>
          <table:table-cell table:style-name="ce243" table:formula="of:=AVERAGE([.L81:.L101])" office:value-type="float" office:value="-1.3048561904762" calcext:value-type="float">
            <text:p>-1.30</text:p>
          </table:table-cell>
          <table:table-cell table:style-name="ce243" table:formula="of:=AVERAGE([.M81:.M101])" office:value-type="float" office:value="0.767969201656617" calcext:value-type="float">
            <text:p>0.77</text:p>
          </table:table-cell>
          <table:table-cell table:style-name="ce243" table:formula="of:=AVERAGE([.N81:.N101])" office:value-type="float" office:value="2.15992942105262" calcext:value-type="float">
            <text:p>2.16</text:p>
          </table:table-cell>
          <table:table-cell table:style-name="ce243" table:formula="of:=AVERAGE([.O81:.O101])" office:value-type="float" office:value="1.10413087050427" calcext:value-type="float">
            <text:p>1.10</text:p>
          </table:table-cell>
          <table:table-cell table:style-name="ce243" table:formula="of:=AVERAGE([.P81:.P101])" office:value-type="float" office:value="1.043295" calcext:value-type="float">
            <text:p>1.04</text:p>
          </table:table-cell>
          <table:table-cell table:style-name="ce243" table:formula="of:=AVERAGE([.Q81:.Q101])" office:value-type="float" office:value="0.851018749374125" calcext:value-type="float">
            <text:p>0.85</text:p>
          </table:table-cell>
          <table:table-cell table:style-name="ce243" table:number-columns-repeated="6"/>
          <table:table-cell table:style-name="ce243" table:formula="of:=AVERAGE([.X81:.X101])" office:value-type="float" office:value="-13.099080952381" calcext:value-type="float">
            <text:p>-13.10</text:p>
          </table:table-cell>
          <table:table-cell table:style-name="ce243" table:formula="of:=AVERAGE([.Y81:.Y101])" office:value-type="float" office:value="0.772359526585454" calcext:value-type="float">
            <text:p>0.77</text:p>
          </table:table-cell>
          <table:table-cell table:style-name="ce243" table:formula="of:=AVERAGE([.Z81:.Z101])" office:value-type="float" office:value="-3.12025238095238" calcext:value-type="float">
            <text:p>-3.12</text:p>
          </table:table-cell>
          <table:table-cell table:style-name="ce243" table:formula="of:=AVERAGE([.AA81:.AA101])" office:value-type="float" office:value="1.22564798794117" calcext:value-type="float">
            <text:p>1.23</text:p>
          </table:table-cell>
          <table:table-cell table:style-name="ce243" table:formula="of:=AVERAGE([.AB81:.AB101])" office:value-type="float" office:value="1.29164285714286" calcext:value-type="float">
            <text:p>1.29</text:p>
          </table:table-cell>
          <table:table-cell table:style-name="ce243" table:formula="of:=AVERAGE([.AC81:.AC101])" office:value-type="float" office:value="1.34008144499028" calcext:value-type="float">
            <text:p>1.34</text:p>
          </table:table-cell>
          <table:table-cell table:style-name="ce243" table:formula="of:=AVERAGE([.AD81:.AD101])" office:value-type="float" office:value="-13.0049190476191" calcext:value-type="float">
            <text:p>-13.00</text:p>
          </table:table-cell>
          <table:table-cell table:style-name="ce243" table:formula="of:=AVERAGE([.AE81:.AE101])" office:value-type="float" office:value="0.863367678886402" calcext:value-type="float">
            <text:p>0.86</text:p>
          </table:table-cell>
          <table:table-cell table:style-name="ce243" table:formula="of:=AVERAGE([.AF81:.AF101])" office:value-type="float" office:value="-0.585328571428574" calcext:value-type="float">
            <text:p>-0.59</text:p>
          </table:table-cell>
          <table:table-cell table:style-name="ce243" table:formula="of:=AVERAGE([.AG81:.AG101])" office:value-type="float" office:value="1.15906674042071" calcext:value-type="float">
            <text:p>1.16</text:p>
          </table:table-cell>
          <table:table-cell table:style-name="ce243" table:formula="of:=AVERAGE([.AH81:.AH101])" office:value-type="float" office:value="-12.6789714285714" calcext:value-type="float">
            <text:p>-12.68</text:p>
          </table:table-cell>
          <table:table-cell table:style-name="ce243" table:formula="of:=AVERAGE([.AI81:.AI101])" office:value-type="float" office:value="0.865924939619363" calcext:value-type="float">
            <text:p>0.87</text:p>
          </table:table-cell>
          <table:table-cell table:style-name="ce243" table:formula="of:=AVERAGE([.AJ81:.AJ101])" office:value-type="float" office:value="-1.82741428571429" calcext:value-type="float">
            <text:p>-1.83</text:p>
          </table:table-cell>
          <table:table-cell table:style-name="ce243" table:formula="of:=AVERAGE([.AK81:.AK101])" office:value-type="float" office:value="1.28937989613659" calcext:value-type="float">
            <text:p>1.29</text:p>
          </table:table-cell>
          <table:table-cell table:style-name="ce243" table:formula="of:=AVERAGE([.AL81:.AL101])" office:value-type="float" office:value="-0.942256520667478" calcext:value-type="float">
            <text:p>-0.94</text:p>
          </table:table-cell>
          <table:table-cell table:style-name="ce243" table:formula="of:=AVERAGE([.AM81:.AM101])" office:value-type="float" office:value="0.341658880176572" calcext:value-type="float">
            <text:p>0.34</text:p>
          </table:table-cell>
          <table:table-cell table:number-columns-repeated="985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/>
          <table:table-cell table:style-name="ce70" table:number-columns-repeated="3"/>
          <table:table-cell table:style-name="ce243" table:formula="of:=STDEV([.F81:.F101])" office:value-type="float" office:value="0.943737453678824" calcext:value-type="float">
            <text:p>0.94</text:p>
          </table:table-cell>
          <table:table-cell table:style-name="ce243" table:formula="of:=STDEV([.G81:.G101])" office:value-type="float" office:value="0.252407930558592" calcext:value-type="float">
            <text:p>0.25</text:p>
          </table:table-cell>
          <table:table-cell table:style-name="ce243" table:formula="of:=STDEV([.H81:.H101])" office:value-type="float" office:value="0.943175301167381" calcext:value-type="float">
            <text:p>0.94</text:p>
          </table:table-cell>
          <table:table-cell table:style-name="ce243" table:formula="of:=STDEV([.I81:.I101])" office:value-type="float" office:value="0.254168944496845" calcext:value-type="float">
            <text:p>0.25</text:p>
          </table:table-cell>
          <table:table-cell table:style-name="ce243" table:formula="of:=STDEV([.J81:.J101])" office:value-type="float" office:value="0.561530199050277" calcext:value-type="float">
            <text:p>0.56</text:p>
          </table:table-cell>
          <table:table-cell table:style-name="ce243" table:formula="of:=STDEV([.K81:.K101])" office:value-type="float" office:value="0.138354823102671" calcext:value-type="float">
            <text:p>0.14</text:p>
          </table:table-cell>
          <table:table-cell table:style-name="ce243" table:formula="of:=STDEV([.L81:.L101])" office:value-type="float" office:value="0.252193121748329" calcext:value-type="float">
            <text:p>0.25</text:p>
          </table:table-cell>
          <table:table-cell table:style-name="ce243" table:formula="of:=STDEV([.M81:.M101])" office:value-type="float" office:value="0.0719010380191096" calcext:value-type="float">
            <text:p>0.07</text:p>
          </table:table-cell>
          <table:table-cell table:style-name="ce243" table:formula="of:=STDEV([.N81:.N101])" office:value-type="float" office:value="0.518113863407049" calcext:value-type="float">
            <text:p>0.52</text:p>
          </table:table-cell>
          <table:table-cell table:style-name="ce243" table:formula="of:=STDEV([.O81:.O101])" office:value-type="float" office:value="0.0879457411659944" calcext:value-type="float">
            <text:p>0.09</text:p>
          </table:table-cell>
          <table:table-cell table:style-name="ce243" table:formula="of:=STDEV([.P81:.P101])" office:value-type="float" office:value="0.25732322874162" calcext:value-type="float">
            <text:p>0.26</text:p>
          </table:table-cell>
          <table:table-cell table:style-name="ce243" table:formula="of:=STDEV([.Q81:.Q101])" office:value-type="float" office:value="0.020900732114198" calcext:value-type="float">
            <text:p>0.02</text:p>
          </table:table-cell>
          <table:table-cell table:style-name="ce243" table:number-columns-repeated="6"/>
          <table:table-cell table:style-name="ce243" table:formula="of:=STDEV([.X81:.X101])" office:value-type="float" office:value="0.34429989924345" calcext:value-type="float">
            <text:p>0.34</text:p>
          </table:table-cell>
          <table:table-cell table:style-name="ce243" table:formula="of:=STDEV([.Y81:.Y101])" office:value-type="float" office:value="0.116479534773192" calcext:value-type="float">
            <text:p>0.12</text:p>
          </table:table-cell>
          <table:table-cell table:style-name="ce243" table:formula="of:=STDEV([.Z81:.Z101])" office:value-type="float" office:value="0.249545910844169" calcext:value-type="float">
            <text:p>0.25</text:p>
          </table:table-cell>
          <table:table-cell table:style-name="ce243" table:formula="of:=STDEV([.AA81:.AA101])" office:value-type="float" office:value="0.0610565593766425" calcext:value-type="float">
            <text:p>0.06</text:p>
          </table:table-cell>
          <table:table-cell table:style-name="ce243" table:formula="of:=STDEV([.AB81:.AB101])" office:value-type="float" office:value="0.350766146558394" calcext:value-type="float">
            <text:p>0.35</text:p>
          </table:table-cell>
          <table:table-cell table:style-name="ce243" table:formula="of:=STDEV([.AC81:.AC101])" office:value-type="float" office:value="0.0927951268678618" calcext:value-type="float">
            <text:p>0.09</text:p>
          </table:table-cell>
          <table:table-cell table:style-name="ce243" table:formula="of:=STDEV([.AD81:.AD101])" office:value-type="float" office:value="0.185983546635313" calcext:value-type="float">
            <text:p>0.19</text:p>
          </table:table-cell>
          <table:table-cell table:style-name="ce243" table:formula="of:=STDEV([.AE81:.AE101])" office:value-type="float" office:value="0.0639459391701076" calcext:value-type="float">
            <text:p>0.06</text:p>
          </table:table-cell>
          <table:table-cell table:style-name="ce243" table:formula="of:=STDEV([.AF81:.AF101])" office:value-type="float" office:value="0.202511634586399" calcext:value-type="float">
            <text:p>0.20</text:p>
          </table:table-cell>
          <table:table-cell table:style-name="ce243" table:formula="of:=STDEV([.AG81:.AG101])" office:value-type="float" office:value="0.0680829127384224" calcext:value-type="float">
            <text:p>0.07</text:p>
          </table:table-cell>
          <table:table-cell table:style-name="ce243" table:formula="of:=STDEV([.AH81:.AH101])" office:value-type="float" office:value="0.178472099059924" calcext:value-type="float">
            <text:p>0.18</text:p>
          </table:table-cell>
          <table:table-cell table:style-name="ce243" table:formula="of:=STDEV([.AI81:.AI101])" office:value-type="float" office:value="0.0633032764701578" calcext:value-type="float">
            <text:p>0.06</text:p>
          </table:table-cell>
          <table:table-cell table:style-name="ce243" table:formula="of:=STDEV([.AJ81:.AJ101])" office:value-type="float" office:value="0.345052147197648" calcext:value-type="float">
            <text:p>0.35</text:p>
          </table:table-cell>
          <table:table-cell table:style-name="ce243" table:formula="of:=STDEV([.AK81:.AK101])" office:value-type="float" office:value="0.0816343878097166" calcext:value-type="float">
            <text:p>0.08</text:p>
          </table:table-cell>
          <table:table-cell table:style-name="ce243" table:formula="of:=STDEV([.AL81:.AL101])" office:value-type="float" office:value="0.336405001500116" calcext:value-type="float">
            <text:p>0.34</text:p>
          </table:table-cell>
          <table:table-cell table:style-name="ce243" table:formula="of:=STDEV([.AM81:.AM101])" office:value-type="float" office:value="0.080635179194045" calcext:value-type="float">
            <text:p>0.08</text:p>
          </table:table-cell>
          <table:table-cell table:number-columns-repeated="985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/>
          <table:table-cell table:style-name="ce70" table:number-columns-repeated="3"/>
          <table:table-cell table:style-name="ce243" table:formula="of:=MAX(MAX([.F81:.F101])-[.F102];ABS(MIN([.F81:.F101])-[.F102]))" office:value-type="float" office:value="1.97413809523809" calcext:value-type="float">
            <text:p>1.97</text:p>
          </table:table-cell>
          <table:table-cell table:style-name="ce243" table:formula="of:=MAX(MAX([.G81:.G101])-[.G102];ABS(MIN([.G81:.G101])-[.G102]))" office:value-type="float" office:value="0.691025358348124" calcext:value-type="float">
            <text:p>0.69</text:p>
          </table:table-cell>
          <table:table-cell table:style-name="ce243" table:formula="of:=MAX(MAX([.H81:.H101])-[.H102];ABS(MIN([.H81:.H101])-[.H102]))" office:value-type="float" office:value="1.97263890476185" calcext:value-type="float">
            <text:p>1.97</text:p>
          </table:table-cell>
          <table:table-cell table:style-name="ce243" table:formula="of:=MAX(MAX([.I81:.I101])-[.I102];ABS(MIN([.I81:.I101])-[.I102]))" office:value-type="float" office:value="0.696547453507424" calcext:value-type="float">
            <text:p>0.70</text:p>
          </table:table-cell>
          <table:table-cell table:style-name="ce243" table:formula="of:=MAX(MAX([.J81:.J101])-[.J102];ABS(MIN([.J81:.J101])-[.J102]))" office:value-type="float" office:value="1.00330395238094" calcext:value-type="float">
            <text:p>1.00</text:p>
          </table:table-cell>
          <table:table-cell table:style-name="ce243" table:formula="of:=MAX(MAX([.K81:.K101])-[.K102];ABS(MIN([.K81:.K101])-[.K102]))" office:value-type="float" office:value="0.318126262555516" calcext:value-type="float">
            <text:p>0.32</text:p>
          </table:table-cell>
          <table:table-cell table:style-name="ce243" table:formula="of:=MAX(MAX([.L81:.L101])-[.L102];ABS(MIN([.L81:.L101])-[.L102]))" office:value-type="float" office:value="0.612839190476233" calcext:value-type="float">
            <text:p>0.61</text:p>
          </table:table-cell>
          <table:table-cell table:style-name="ce243" table:formula="of:=MAX(MAX([.M81:.M101])-[.M102];ABS(MIN([.M81:.M101])-[.M102]))" office:value-type="float" office:value="0.177267165215031" calcext:value-type="float">
            <text:p>0.18</text:p>
          </table:table-cell>
          <table:table-cell table:style-name="ce243" table:formula="of:=MAX(MAX([.N81:.N101])-[.N102];ABS(MIN([.N81:.N101])-[.N102]))" office:value-type="float" office:value="0.980667421052571" calcext:value-type="float">
            <text:p>0.98</text:p>
          </table:table-cell>
          <table:table-cell table:style-name="ce243" table:formula="of:=MAX(MAX([.O81:.O101])-[.O102];ABS(MIN([.O81:.O101])-[.O102]))" office:value-type="float" office:value="0.219346176100723" calcext:value-type="float">
            <text:p>0.22</text:p>
          </table:table-cell>
          <table:table-cell table:style-name="ce243" table:formula="of:=MAX(MAX([.P81:.P101])-[.P102];ABS(MIN([.P81:.P101])-[.P102]))" office:value-type="float" office:value="0.181955000000016" calcext:value-type="float">
            <text:p>0.18</text:p>
          </table:table-cell>
          <table:table-cell table:style-name="ce243" table:formula="of:=MAX(MAX([.Q81:.Q101])-[.Q102];ABS(MIN([.Q81:.Q101])-[.Q102]))" office:value-type="float" office:value="0.0147790494097129" calcext:value-type="float">
            <text:p>0.01</text:p>
          </table:table-cell>
          <table:table-cell table:style-name="ce243" table:number-columns-repeated="6"/>
          <table:table-cell table:style-name="ce243" table:formula="of:=MAX(MAX([.X81:.X101])-[.X102];ABS(MIN([.X81:.X101])-[.X102]))" office:value-type="float" office:value="0.724919047619059" calcext:value-type="float">
            <text:p>0.72</text:p>
          </table:table-cell>
          <table:table-cell table:style-name="ce243" table:formula="of:=MAX(MAX([.Y81:.Y101])-[.Y102];ABS(MIN([.Y81:.Y101])-[.Y102]))" office:value-type="float" office:value="0.253069082453621" calcext:value-type="float">
            <text:p>0.25</text:p>
          </table:table-cell>
          <table:table-cell table:style-name="ce243" table:formula="of:=MAX(MAX([.Z81:.Z101])-[.Z102];ABS(MIN([.Z81:.Z101])-[.Z102]))" office:value-type="float" office:value="0.613847619047573" calcext:value-type="float">
            <text:p>0.61</text:p>
          </table:table-cell>
          <table:table-cell table:style-name="ce243" table:formula="of:=MAX(MAX([.AA81:.AA101])-[.AA102];ABS(MIN([.AA81:.AA101])-[.AA102]))" office:value-type="float" office:value="0.213468323687986" calcext:value-type="float">
            <text:p>0.21</text:p>
          </table:table-cell>
          <table:table-cell table:style-name="ce243" table:formula="of:=MAX(MAX([.AB81:.AB101])-[.AB102];ABS(MIN([.AB81:.AB101])-[.AB102]))" office:value-type="float" office:value="0.80134285714281" calcext:value-type="float">
            <text:p>0.80</text:p>
          </table:table-cell>
          <table:table-cell table:style-name="ce243" table:formula="of:=MAX(MAX([.AC81:.AC101])-[.AC102];ABS(MIN([.AC81:.AC101])-[.AC102]))" office:value-type="float" office:value="0.302043575106181" calcext:value-type="float">
            <text:p>0.30</text:p>
          </table:table-cell>
          <table:table-cell table:style-name="ce243" table:formula="of:=MAX(MAX([.AD81:.AD101])-[.AD102];ABS(MIN([.AD81:.AD101])-[.AD102]))" office:value-type="float" office:value="0.377780952380947" calcext:value-type="float">
            <text:p>0.38</text:p>
          </table:table-cell>
          <table:table-cell table:style-name="ce243" table:formula="of:=MAX(MAX([.AE81:.AE101])-[.AE102];ABS(MIN([.AE81:.AE101])-[.AE102]))" office:value-type="float" office:value="0.181624702600228" calcext:value-type="float">
            <text:p>0.18</text:p>
          </table:table-cell>
          <table:table-cell table:style-name="ce243" table:formula="of:=MAX(MAX([.AF81:.AF101])-[.AF102];ABS(MIN([.AF81:.AF101])-[.AF102]))" office:value-type="float" office:value="0.503228571428549" calcext:value-type="float">
            <text:p>0.50</text:p>
          </table:table-cell>
          <table:table-cell table:style-name="ce243" table:formula="of:=MAX(MAX([.AG81:.AG101])-[.AG102];ABS(MIN([.AG81:.AG101])-[.AG102]))" office:value-type="float" office:value="0.19095968977758" calcext:value-type="float">
            <text:p>0.19</text:p>
          </table:table-cell>
          <table:table-cell table:style-name="ce243" table:formula="of:=MAX(MAX([.AH81:.AH101])-[.AH102];ABS(MIN([.AH81:.AH101])-[.AH102]))" office:value-type="float" office:value="0.371028571428523" calcext:value-type="float">
            <text:p>0.37</text:p>
          </table:table-cell>
          <table:table-cell table:style-name="ce243" table:formula="of:=MAX(MAX([.AI81:.AI101])-[.AI102];ABS(MIN([.AI81:.AI101])-[.AI102]))" office:value-type="float" office:value="0.17695118225066" calcext:value-type="float">
            <text:p>0.18</text:p>
          </table:table-cell>
          <table:table-cell table:style-name="ce243" table:formula="of:=MAX(MAX([.AJ81:.AJ101])-[.AJ102];ABS(MIN([.AJ81:.AJ101])-[.AJ102]))" office:value-type="float" office:value="0.819685714285678" calcext:value-type="float">
            <text:p>0.82</text:p>
          </table:table-cell>
          <table:table-cell table:style-name="ce243" table:formula="of:=MAX(MAX([.AK81:.AK101])-[.AK102];ABS(MIN([.AK81:.AK101])-[.AK102]))" office:value-type="float" office:value="0.242571889099213" calcext:value-type="float">
            <text:p>0.24</text:p>
          </table:table-cell>
          <table:table-cell table:style-name="ce243" table:formula="of:=MAX(MAX([.AL81:.AL101])-[.AL102];ABS(MIN([.AL81:.AL101])-[.AL102]))" office:value-type="float" office:value="0.722174322632533" calcext:value-type="float">
            <text:p>0.72</text:p>
          </table:table-cell>
          <table:table-cell table:style-name="ce243" table:formula="of:=MAX(MAX([.AM81:.AM101])-[.AM102];ABS(MIN([.AM81:.AM101])-[.AM102]))" office:value-type="float" office:value="0.110666577709256" calcext:value-type="float">
            <text:p>0.11</text:p>
          </table:table-cell>
          <table:table-cell table:number-columns-repeated="985"/>
        </table:table-row>
        <table:table-row table:style-name="ro2">
          <table:table-cell table:style-name="ce6" office:value-type="string" calcext:value-type="string">
            <text:p>O-edge</text:p>
          </table:table-cell>
          <table:table-cell table:style-name="ce6"/>
          <table:table-cell table:style-name="ce88" table:number-columns-repeated="3"/>
          <table:table-cell table:style-name="ce244" table:number-columns-repeated="2"/>
          <table:table-cell table:style-name="ce245"/>
          <table:table-cell table:style-name="ce246"/>
          <table:table-cell table:style-name="ce245"/>
          <table:table-cell table:style-name="ce246" table:number-columns-repeated="3"/>
          <table:table-cell table:style-name="ce245"/>
          <table:table-cell table:style-name="ce246"/>
          <table:table-cell table:style-name="ce249" table:number-columns-repeated="4"/>
          <table:table-cell table:style-name="ce244" table:number-columns-repeated="2"/>
          <table:table-cell table:style-name="ce246" table:number-columns-repeated="16"/>
          <table:table-cell table:style-name="ce9" table:number-columns-repeated="2"/>
          <table:table-cell table:number-columns-repeated="985"/>
        </table:table-row>
        <table:table-row table:style-name="ro2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70" table:number-columns-repeated="2"/>
          <table:table-cell/>
          <table:table-cell table:style-name="ce240" table:formula="of:=[RawData.G106]-[RawData.W106]" office:value-type="float" office:value="15.0888" calcext:value-type="float">
            <text:p>15.0888</text:p>
          </table:table-cell>
          <table:table-cell table:style-name="ce240" table:formula="of:=[RawData.H106]/[RawData.X106]" office:value-type="float" office:value="1.66668739121835" calcext:value-type="float">
            <text:p>1.6667</text:p>
          </table:table-cell>
          <table:table-cell table:style-name="ce240" table:formula="of:=[RawData.I106]-[RawData.W106]" office:value-type="float" office:value="15.091694" calcext:value-type="float">
            <text:p>15.0917</text:p>
          </table:table-cell>
          <table:table-cell table:style-name="ce240" table:formula="of:=[RawData.J106]/[RawData.X106]" office:value-type="float" office:value="1.6766465585443" calcext:value-type="float">
            <text:p>1.6766</text:p>
          </table:table-cell>
          <table:table-cell table:style-name="ce240" table:formula="of:=[RawData.K106]-[RawData.W106]" office:value-type="float" office:value="0.53467599999999" calcext:value-type="float">
            <text:p>0.5347</text:p>
          </table:table-cell>
          <table:table-cell table:style-name="ce240" table:formula="of:=[RawData.L106]/[RawData.X106]" office:value-type="float" office:value="0.84209355221519" calcext:value-type="float">
            <text:p>0.8421</text:p>
          </table:table-cell>
          <table:table-cell table:style-name="ce240" table:formula="of:=[RawData.M106]-[RawData.W106]" office:value-type="float" office:value="-2.20353599999999" calcext:value-type="float">
            <text:p>-2.2035</text:p>
          </table:table-cell>
          <table:table-cell table:style-name="ce240" table:formula="of:=[RawData.N106]/[RawData.X106]" office:value-type="float" office:value="0.849238528481013" calcext:value-type="float">
            <text:p>0.8492</text:p>
          </table:table-cell>
          <table:table-cell table:style-name="ce240" table:formula="of:=[RawData.O106]-[RawData.W106]" office:value-type="float" office:value="3.96893599999999" calcext:value-type="float">
            <text:p>3.9689</text:p>
          </table:table-cell>
          <table:table-cell table:style-name="ce240" table:formula="of:=[RawData.P106]/[RawData.X106]" office:value-type="float" office:value="1.18344541139241" calcext:value-type="float">
            <text:p>1.1834</text:p>
          </table:table-cell>
          <table:table-cell table:style-name="ce240" table:formula="of:=[RawData.Q106]-[RawData.W106]" office:value-type="float" office:value="-0.052599999999984" calcext:value-type="float">
            <text:p>-0.0526</text:p>
          </table:table-cell>
          <table:table-cell table:style-name="ce240" table:formula="of:=[RawData.R106]/[RawData.X106]" office:value-type="float" office:value="0.825981507120253" calcext:value-type="float">
            <text:p>0.8260</text:p>
          </table:table-cell>
          <table:table-cell table:style-name="ce240" table:number-columns-repeated="2"/>
          <table:table-cell table:style-name="ce251" table:number-columns-repeated="2"/>
          <table:table-cell table:style-name="ce240" table:number-columns-repeated="2"/>
          <table:table-cell table:style-name="ce240" table:formula="of:=[RawData.Y106]-[RawData.W106]" office:value-type="float" office:value="-15.1811" calcext:value-type="float">
            <text:p>-15.1811</text:p>
          </table:table-cell>
          <table:table-cell table:style-name="ce240" table:formula="of:=[RawData.Z106]/[RawData.X106]" office:value-type="float" office:value="0.859593376681171" calcext:value-type="float">
            <text:p>0.8596</text:p>
          </table:table-cell>
          <table:table-cell table:style-name="ce240" table:formula="of:=[RawData.AA106]-[RawData.W106]" office:value-type="float" office:value="-3.34230000000002" calcext:value-type="float">
            <text:p>-3.3423</text:p>
          </table:table-cell>
          <table:table-cell table:style-name="ce240" table:formula="of:=[RawData.AB106]/[RawData.X106]" office:value-type="float" office:value="1.13877534859573" calcext:value-type="float">
            <text:p>1.1388</text:p>
          </table:table-cell>
          <table:table-cell table:style-name="ce240" table:formula="of:=[RawData.AC106]-[RawData.W106]" office:value-type="float" office:value="1.85969999999998" calcext:value-type="float">
            <text:p>1.8597</text:p>
          </table:table-cell>
          <table:table-cell table:style-name="ce240" table:formula="of:=[RawData.AD106]/[RawData.X106]" office:value-type="float" office:value="1.21222786787975" calcext:value-type="float">
            <text:p>1.2122</text:p>
          </table:table-cell>
          <table:table-cell table:style-name="ce240" table:formula="of:=[RawData.AE106]-[RawData.W106]" office:value-type="float" office:value="-15.1446" calcext:value-type="float">
            <text:p>-15.1446</text:p>
          </table:table-cell>
          <table:table-cell table:style-name="ce240" table:formula="of:=[RawData.AF106]/[RawData.X106]" office:value-type="float" office:value="0.873649142108386" calcext:value-type="float">
            <text:p>0.8736</text:p>
          </table:table-cell>
          <table:table-cell table:style-name="ce241" table:formula="of:=[RawData.AG106]-[RawData.W106]" office:value-type="float" office:value="-0.714399999999955" calcext:value-type="float">
            <text:p>-0.7144</text:p>
          </table:table-cell>
          <table:table-cell table:style-name="ce240" table:formula="of:=[RawData.AH106]/[RawData.X106]" office:value-type="float" office:value="1.11428233534415" calcext:value-type="float">
            <text:p>1.1143</text:p>
          </table:table-cell>
          <table:table-cell table:style-name="ce240" table:formula="of:=[RawData.AI106]-[RawData.W106]" office:value-type="float" office:value="-14.7745" calcext:value-type="float">
            <text:p>-14.7745</text:p>
          </table:table-cell>
          <table:table-cell table:style-name="ce240" table:formula="of:=[RawData.AJ106]/[RawData.X106]" office:value-type="float" office:value="0.870193693136867" calcext:value-type="float">
            <text:p>0.8702</text:p>
          </table:table-cell>
          <table:table-cell table:style-name="ce240" table:formula="of:=[RawData.AK106]-[RawData.W106]" office:value-type="float" office:value="-1.7663" calcext:value-type="float">
            <text:p>-1.7663</text:p>
          </table:table-cell>
          <table:table-cell table:style-name="ce240" table:formula="of:=[RawData.AL106]/[RawData.X106]" office:value-type="float" office:value="1.18459052857991" calcext:value-type="float">
            <text:p>1.1846</text:p>
          </table:table-cell>
          <table:table-cell table:style-name="ce240" table:formula="of:=[RawData.AM106]-[RawData.W106]" office:value-type="float" office:value="-0.936371001249995" calcext:value-type="float">
            <text:p>-0.9364</text:p>
          </table:table-cell>
          <table:table-cell table:style-name="ce240" table:formula="of:=[RawData.AN106]/[RawData.X106]" office:value-type="float" office:value="0.397154894595308" calcext:value-type="float">
            <text:p>0.3972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07]-[RawData.W107]" office:value-type="float" office:value="14.2364" calcext:value-type="float">
            <text:p>14.2364</text:p>
          </table:table-cell>
          <table:table-cell table:style-name="ce240" table:formula="of:=[RawData.H107]/[RawData.X107]" office:value-type="float" office:value="1.65237408305294" calcext:value-type="float">
            <text:p>1.6524</text:p>
          </table:table-cell>
          <table:table-cell table:style-name="ce240" table:formula="of:=[RawData.I107]-[RawData.W107]" office:value-type="float" office:value="14.2398340000001" calcext:value-type="float">
            <text:p>14.2398</text:p>
          </table:table-cell>
          <table:table-cell table:style-name="ce240" table:formula="of:=[RawData.J107]/[RawData.X107]" office:value-type="float" office:value="1.66254258187214" calcext:value-type="float">
            <text:p>1.6625</text:p>
          </table:table-cell>
          <table:table-cell table:style-name="ce240" table:formula="of:=[RawData.K107]-[RawData.W107]" office:value-type="float" office:value="1.12488500000006" calcext:value-type="float">
            <text:p>1.1249</text:p>
          </table:table-cell>
          <table:table-cell table:style-name="ce240" table:formula="of:=[RawData.L107]/[RawData.X107]" office:value-type="float" office:value="0.843319609605216" calcext:value-type="float">
            <text:p>0.8433</text:p>
          </table:table-cell>
          <table:table-cell table:style-name="ce240" table:formula="of:=[RawData.M107]-[RawData.W107]" office:value-type="float" office:value="-1.89170200000001" calcext:value-type="float">
            <text:p>-1.8917</text:p>
          </table:table-cell>
          <table:table-cell table:style-name="ce240" table:formula="of:=[RawData.N107]/[RawData.X107]" office:value-type="float" office:value="0.829693410520596" calcext:value-type="float">
            <text:p>0.8297</text:p>
          </table:table-cell>
          <table:table-cell table:style-name="ce240" table:formula="of:=[RawData.O107]-[RawData.W107]" office:value-type="float" office:value="3.24905799999999" calcext:value-type="float">
            <text:p>3.2491</text:p>
          </table:table-cell>
          <table:table-cell table:style-name="ce240" table:formula="of:=[RawData.P107]/[RawData.X107]" office:value-type="float" office:value="1.11542560973061" calcext:value-type="float">
            <text:p>1.1154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07]-[RawData.W107]" office:value-type="float" office:value="-15.0115" calcext:value-type="float">
            <text:p>-15.0115</text:p>
          </table:table-cell>
          <table:table-cell table:style-name="ce240" table:formula="of:=[RawData.Z107]/[RawData.X107]" office:value-type="float" office:value="0.868225022466509" calcext:value-type="float">
            <text:p>0.8682</text:p>
          </table:table-cell>
          <table:table-cell table:style-name="ce240" table:formula="of:=[RawData.AA107]-[RawData.W107]" office:value-type="float" office:value="-3.53649999999993" calcext:value-type="float">
            <text:p>-3.5365</text:p>
          </table:table-cell>
          <table:table-cell table:style-name="ce240" table:formula="of:=[RawData.AB107]/[RawData.X107]" office:value-type="float" office:value="1.14893674475956" calcext:value-type="float">
            <text:p>1.1489</text:p>
          </table:table-cell>
          <table:table-cell table:style-name="ce240" table:formula="of:=[RawData.AC107]-[RawData.W107]" office:value-type="float" office:value="1.54330000000004" calcext:value-type="float">
            <text:p>1.5433</text:p>
          </table:table-cell>
          <table:table-cell table:style-name="ce240" table:formula="of:=[RawData.AD107]/[RawData.X107]" office:value-type="float" office:value="1.22090607327217" calcext:value-type="float">
            <text:p>1.2209</text:p>
          </table:table-cell>
          <table:table-cell table:style-name="ce240" table:formula="of:=[RawData.AE107]-[RawData.W107]" office:value-type="float" office:value="-15.0521" calcext:value-type="float">
            <text:p>-15.0521</text:p>
          </table:table-cell>
          <table:table-cell table:style-name="ce240" table:formula="of:=[RawData.AF107]/[RawData.X107]" office:value-type="float" office:value="0.886059785993438" calcext:value-type="float">
            <text:p>0.8861</text:p>
          </table:table-cell>
          <table:table-cell table:style-name="ce240" table:formula="of:=[RawData.AG107]-[RawData.W107]" office:value-type="float" office:value="-0.865999999999985" calcext:value-type="float">
            <text:p>-0.8660</text:p>
          </table:table-cell>
          <table:table-cell table:style-name="ce240" table:formula="of:=[RawData.AH107]/[RawData.X107]" office:value-type="float" office:value="1.11965279734164" calcext:value-type="float">
            <text:p>1.1197</text:p>
          </table:table-cell>
          <table:table-cell table:style-name="ce240" table:formula="of:=[RawData.AI107]-[RawData.W107]" office:value-type="float" office:value="-14.6799" calcext:value-type="float">
            <text:p>-14.6799</text:p>
          </table:table-cell>
          <table:table-cell table:style-name="ce240" table:formula="of:=[RawData.AJ107]/[RawData.X107]" office:value-type="float" office:value="0.883359520575143" calcext:value-type="float">
            <text:p>0.8834</text:p>
          </table:table-cell>
          <table:table-cell table:style-name="ce240" table:formula="of:=[RawData.AK107]-[RawData.W107]" office:value-type="float" office:value="-2.04609999999991" calcext:value-type="float">
            <text:p>-2.0461</text:p>
          </table:table-cell>
          <table:table-cell table:style-name="ce240" table:formula="of:=[RawData.AL107]/[RawData.X107]" office:value-type="float" office:value="1.19460178896111" calcext:value-type="float">
            <text:p>1.1946</text:p>
          </table:table-cell>
          <table:table-cell table:style-name="ce240" table:formula="of:=[RawData.AM107]-[RawData.W107]" office:value-type="float" office:value="-0.876504283499912" calcext:value-type="float">
            <text:p>-0.8765</text:p>
          </table:table-cell>
          <table:table-cell table:style-name="ce240" table:formula="of:=[RawData.AN107]/[RawData.X107]" office:value-type="float" office:value="0.37951645630473" calcext:value-type="float">
            <text:p>0.3795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08]-[RawData.W108]" office:value-type="float" office:value="13.3891" calcext:value-type="float">
            <text:p>13.3891</text:p>
          </table:table-cell>
          <table:table-cell table:style-name="ce240" table:formula="of:=[RawData.H108]/[RawData.X108]" office:value-type="float" office:value="1.59522647095543" calcext:value-type="float">
            <text:p>1.5952</text:p>
          </table:table-cell>
          <table:table-cell table:style-name="ce240" table:formula="of:=[RawData.I108]-[RawData.W108]" office:value-type="float" office:value="13.393007" calcext:value-type="float">
            <text:p>13.3930</text:p>
          </table:table-cell>
          <table:table-cell table:style-name="ce240" table:formula="of:=[RawData.J108]/[RawData.X108]" office:value-type="float" office:value="1.60525424031105" calcext:value-type="float">
            <text:p>1.6053</text:p>
          </table:table-cell>
          <table:table-cell table:style-name="ce240" table:formula="of:=[RawData.K108]-[RawData.W108]" office:value-type="float" office:value="1.74742900000001" calcext:value-type="float">
            <text:p>1.7474</text:p>
          </table:table-cell>
          <table:table-cell table:style-name="ce240" table:formula="of:=[RawData.L108]/[RawData.X108]" office:value-type="float" office:value="0.915104603256702" calcext:value-type="float">
            <text:p>0.9151</text:p>
          </table:table-cell>
          <table:table-cell table:style-name="ce240" table:formula="of:=[RawData.M108]-[RawData.W108]" office:value-type="float" office:value="-1.886167" calcext:value-type="float">
            <text:p>-1.8862</text:p>
          </table:table-cell>
          <table:table-cell table:style-name="ce240" table:formula="of:=[RawData.N108]/[RawData.X108]" office:value-type="float" office:value="0.834578822522249" calcext:value-type="float">
            <text:p>0.8346</text:p>
          </table:table-cell>
          <table:table-cell table:style-name="ce240" table:formula="of:=[RawData.O108]-[RawData.W108]" office:value-type="float" office:value="2.81674699999996" calcext:value-type="float">
            <text:p>2.8167</text:p>
          </table:table-cell>
          <table:table-cell table:style-name="ce240" table:formula="of:=[RawData.P108]/[RawData.X108]" office:value-type="float" office:value="1.06468815209831" calcext:value-type="float">
            <text:p>1.0647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1" table:formula="of:=[RawData.Y108]-[RawData.W108]" office:value-type="float" office:value="-14.7425" calcext:value-type="float">
            <text:p>-14.7425</text:p>
          </table:table-cell>
          <table:table-cell table:style-name="ce240" table:formula="of:=[RawData.Z108]/[RawData.X108]" office:value-type="float" office:value="0.90512422372434" calcext:value-type="float">
            <text:p>0.9051</text:p>
          </table:table-cell>
          <table:table-cell table:style-name="ce240" table:formula="of:=[RawData.AA108]-[RawData.W108]" office:value-type="float" office:value="-3.67660000000001" calcext:value-type="float">
            <text:p>-3.6766</text:p>
          </table:table-cell>
          <table:table-cell table:style-name="ce240" table:formula="of:=[RawData.AB108]/[RawData.X108]" office:value-type="float" office:value="1.15507918100911" calcext:value-type="float">
            <text:p>1.1551</text:p>
          </table:table-cell>
          <table:table-cell table:style-name="ce240" table:formula="of:=[RawData.AC108]-[RawData.W108]" office:value-type="float" office:value="1.25549999999998" calcext:value-type="float">
            <text:p>1.2555</text:p>
          </table:table-cell>
          <table:table-cell table:style-name="ce240" table:formula="of:=[RawData.AD108]/[RawData.X108]" office:value-type="float" office:value="1.22363240828265" calcext:value-type="float">
            <text:p>1.2236</text:p>
          </table:table-cell>
          <table:table-cell table:style-name="ce241" table:formula="of:=[RawData.AE108]-[RawData.W108]" office:value-type="float" office:value="-14.8828" calcext:value-type="float">
            <text:p>-14.8828</text:p>
          </table:table-cell>
          <table:table-cell table:style-name="ce240" table:formula="of:=[RawData.AF108]/[RawData.X108]" office:value-type="float" office:value="0.91031020349926" calcext:value-type="float">
            <text:p>0.9103</text:p>
          </table:table-cell>
          <table:table-cell table:style-name="ce240" table:formula="of:=[RawData.AG108]-[RawData.W108]" office:value-type="float" office:value="-0.948499999999967" calcext:value-type="float">
            <text:p>-0.9485</text:p>
          </table:table-cell>
          <table:table-cell table:style-name="ce240" table:formula="of:=[RawData.AH108]/[RawData.X108]" office:value-type="float" office:value="1.15001782089925" calcext:value-type="float">
            <text:p>1.1500</text:p>
          </table:table-cell>
          <table:table-cell table:style-name="ce241" table:formula="of:=[RawData.AI108]-[RawData.W108]" office:value-type="float" office:value="-14.5203" calcext:value-type="float">
            <text:p>-14.5203</text:p>
          </table:table-cell>
          <table:table-cell table:style-name="ce240" table:formula="of:=[RawData.AJ108]/[RawData.X108]" office:value-type="float" office:value="0.906548313684924" calcext:value-type="float">
            <text:p>0.9065</text:p>
          </table:table-cell>
          <table:table-cell table:style-name="ce240" table:formula="of:=[RawData.AK108]-[RawData.W108]" office:value-type="float" office:value="-2.27469999999994" calcext:value-type="float">
            <text:p>-2.2747</text:p>
          </table:table-cell>
          <table:table-cell table:style-name="ce240" table:formula="of:=[RawData.AL108]/[RawData.X108]" office:value-type="float" office:value="1.19293687955911" calcext:value-type="float">
            <text:p>1.1929</text:p>
          </table:table-cell>
          <table:table-cell table:style-name="ce241" table:formula="of:=[RawData.AM108]-[RawData.W108]" office:value-type="float" office:value="-0.692597345900026" calcext:value-type="float">
            <text:p>-0.6926</text:p>
          </table:table-cell>
          <table:table-cell table:style-name="ce240" table:formula="of:=[RawData.AN108]/[RawData.X108]" office:value-type="float" office:value="0.406000346674651" calcext:value-type="float">
            <text:p>0.406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8_nitrous_oxide</text:p>
          </table:table-cell>
          <table:table-cell table:style-name="ce38" office:value-type="string" calcext:value-type="string">
            <text:p>B1 / B2</text:p>
          </table:table-cell>
          <table:table-cell table:style-name="ce70" table:number-columns-repeated="3"/>
          <table:table-cell table:style-name="ce240" table:formula="of:=[RawData.G109]-[RawData.W109]" office:value-type="float" office:value="16.438" calcext:value-type="float">
            <text:p>16.4380</text:p>
          </table:table-cell>
          <table:table-cell table:style-name="ce240" table:formula="of:=[RawData.H109]/[RawData.X109]" office:value-type="float" office:value="1.86144346498902" calcext:value-type="float">
            <text:p>1.8614</text:p>
          </table:table-cell>
          <table:table-cell table:style-name="ce240" table:formula="of:=[RawData.I109]-[RawData.W109]" office:value-type="float" office:value="16.440191" calcext:value-type="float">
            <text:p>16.4402</text:p>
          </table:table-cell>
          <table:table-cell table:style-name="ce240" table:formula="of:=[RawData.J109]/[RawData.X109]" office:value-type="float" office:value="1.87216617652533" calcext:value-type="float">
            <text:p>1.8722</text:p>
          </table:table-cell>
          <table:table-cell table:style-name="ce240" table:formula="of:=[RawData.K109]-[RawData.W109]" office:value-type="float" office:value="-0.451637000000005" calcext:value-type="float">
            <text:p>-0.4516</text:p>
          </table:table-cell>
          <table:table-cell table:style-name="ce240" table:formula="of:=[RawData.L109]/[RawData.X109]" office:value-type="float" office:value="0.72121505416372" calcext:value-type="float">
            <text:p>0.7212</text:p>
          </table:table-cell>
          <table:table-cell table:style-name="ce240" table:formula="of:=[RawData.M109]-[RawData.W109]" office:value-type="float" office:value="-2.67923599999995" calcext:value-type="float">
            <text:p>-2.6792</text:p>
          </table:table-cell>
          <table:table-cell table:style-name="ce240" table:formula="of:=[RawData.N109]/[RawData.X109]" office:value-type="float" office:value="0.796597550534192" calcext:value-type="float">
            <text:p>0.7966</text:p>
          </table:table-cell>
          <table:table-cell table:style-name="ce240" table:formula="of:=[RawData.O109]-[RawData.W109]" office:value-type="float" office:value="4.52295800000002" calcext:value-type="float">
            <text:p>4.5230</text:p>
          </table:table-cell>
          <table:table-cell table:style-name="ce240" table:formula="of:=[RawData.P109]/[RawData.X109]" office:value-type="float" office:value="1.31772326247999" calcext:value-type="float">
            <text:p>1.3177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09]-[RawData.W109]" office:value-type="float" office:value="-16.1359" calcext:value-type="float">
            <text:p>-16.1359</text:p>
          </table:table-cell>
          <table:table-cell table:style-name="ce240" table:formula="of:=[RawData.Z109]/[RawData.X109]" office:value-type="float" office:value="0.842271935375796" calcext:value-type="float">
            <text:p>0.8423</text:p>
          </table:table-cell>
          <table:table-cell table:style-name="ce240" table:formula="of:=[RawData.AA109]-[RawData.W109]" office:value-type="float" office:value="-3.5163" calcext:value-type="float">
            <text:p>-3.5163</text:p>
          </table:table-cell>
          <table:table-cell table:style-name="ce240" table:formula="of:=[RawData.AB109]/[RawData.X109]" office:value-type="float" office:value="1.16590145553363" calcext:value-type="float">
            <text:p>1.1659</text:p>
          </table:table-cell>
          <table:table-cell table:style-name="ce240" table:formula="of:=[RawData.AC109]-[RawData.W109]" office:value-type="float" office:value="1.85310000000004" calcext:value-type="float">
            <text:p>1.8531</text:p>
          </table:table-cell>
          <table:table-cell table:style-name="ce240" table:formula="of:=[RawData.AD109]/[RawData.X109]" office:value-type="float" office:value="1.25028716077877" calcext:value-type="float">
            <text:p>1.2503</text:p>
          </table:table-cell>
          <table:table-cell table:style-name="ce240" table:formula="of:=[RawData.AE109]-[RawData.W109]" office:value-type="float" office:value="-15.7882" calcext:value-type="float">
            <text:p>-15.7882</text:p>
          </table:table-cell>
          <table:table-cell table:style-name="ce240" table:formula="of:=[RawData.AF109]/[RawData.X109]" office:value-type="float" office:value="0.82127681569445" calcext:value-type="float">
            <text:p>0.8213</text:p>
          </table:table-cell>
          <table:table-cell table:style-name="ce240" table:formula="of:=[RawData.AG109]-[RawData.W109]" office:value-type="float" office:value="-1.46169999999995" calcext:value-type="float">
            <text:p>-1.4617</text:p>
          </table:table-cell>
          <table:table-cell table:style-name="ce240" table:formula="of:=[RawData.AH109]/[RawData.X109]" office:value-type="float" office:value="1.15874079589026" calcext:value-type="float">
            <text:p>1.1587</text:p>
          </table:table-cell>
          <table:table-cell table:style-name="ce240" table:formula="of:=[RawData.AI109]-[RawData.W109]" office:value-type="float" office:value="-15.3727" calcext:value-type="float">
            <text:p>-15.3727</text:p>
          </table:table-cell>
          <table:table-cell table:style-name="ce240" table:formula="of:=[RawData.AJ109]/[RawData.X109]" office:value-type="float" office:value="0.81060559877899" calcext:value-type="float">
            <text:p>0.8106</text:p>
          </table:table-cell>
          <table:table-cell table:style-name="ce240" table:formula="of:=[RawData.AK109]-[RawData.W109]" office:value-type="float" office:value="-1.68529999999998" calcext:value-type="float">
            <text:p>-1.6853</text:p>
          </table:table-cell>
          <table:table-cell table:style-name="ce240" table:formula="of:=[RawData.AL109]/[RawData.X109]" office:value-type="float" office:value="1.2114181550832" calcext:value-type="float">
            <text:p>1.2114</text:p>
          </table:table-cell>
          <table:table-cell table:style-name="ce240" table:formula="of:=[RawData.AM109]-[RawData.W109]" office:value-type="float" office:value="-2.33554989095001" calcext:value-type="float">
            <text:p>-2.3355</text:p>
          </table:table-cell>
          <table:table-cell table:style-name="ce240" table:formula="of:=[RawData.AN109]/[RawData.X109]" office:value-type="float" office:value="0.360470916221345" calcext:value-type="float">
            <text:p>0.360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0_ozon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10]-[RawData.W110]" office:value-type="float" office:value="14.7388" calcext:value-type="float">
            <text:p>14.7388</text:p>
          </table:table-cell>
          <table:table-cell table:style-name="ce240" table:formula="of:=[RawData.H110]/[RawData.X110]" office:value-type="float" office:value="1.6024222326777" calcext:value-type="float">
            <text:p>1.6024</text:p>
          </table:table-cell>
          <table:table-cell table:style-name="ce240" table:formula="of:=[RawData.I110]-[RawData.W110]" office:value-type="float" office:value="14.741717" calcext:value-type="float">
            <text:p>14.7417</text:p>
          </table:table-cell>
          <table:table-cell table:style-name="ce240" table:formula="of:=[RawData.J110]/[RawData.X110]" office:value-type="float" office:value="1.61188634642308" calcext:value-type="float">
            <text:p>1.6119</text:p>
          </table:table-cell>
          <table:table-cell table:style-name="ce240" table:formula="of:=[RawData.K110]-[RawData.W110]" office:value-type="float" office:value="1.375449" calcext:value-type="float">
            <text:p>1.3754</text:p>
          </table:table-cell>
          <table:table-cell table:style-name="ce240" table:formula="of:=[RawData.L110]/[RawData.X110]" office:value-type="float" office:value="0.787897913749971" calcext:value-type="float">
            <text:p>0.7879</text:p>
          </table:table-cell>
          <table:table-cell table:style-name="ce240" table:formula="of:=[RawData.M110]-[RawData.W110]" office:value-type="float" office:value="-2.32472000000007" calcext:value-type="float">
            <text:p>-2.3247</text:p>
          </table:table-cell>
          <table:table-cell table:style-name="ce240" table:formula="of:=[RawData.N110]/[RawData.X110]" office:value-type="float" office:value="0.757568107227284" calcext:value-type="float">
            <text:p>0.7576</text:p>
          </table:table-cell>
          <table:table-cell table:style-name="ce240" table:formula="of:=[RawData.O110]-[RawData.W110]" office:value-type="float" office:value="2.800479" calcext:value-type="float">
            <text:p>2.8005</text:p>
          </table:table-cell>
          <table:table-cell table:style-name="ce240" table:formula="of:=[RawData.P110]/[RawData.X110]" office:value-type="float" office:value="1.03269376420096" calcext:value-type="float">
            <text:p>1.0327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0]-[RawData.W110]" office:value-type="float" office:value="-15.2554" calcext:value-type="float">
            <text:p>-15.2554</text:p>
          </table:table-cell>
          <table:table-cell table:style-name="ce240" table:formula="of:=[RawData.Z110]/[RawData.X110]" office:value-type="float" office:value="0.879287457253678" calcext:value-type="float">
            <text:p>0.8793</text:p>
          </table:table-cell>
          <table:table-cell table:style-name="ce240" table:formula="of:=[RawData.AA110]-[RawData.W110]" office:value-type="float" office:value="-3.58839999999998" calcext:value-type="float">
            <text:p>-3.5884</text:p>
          </table:table-cell>
          <table:table-cell table:style-name="ce240" table:formula="of:=[RawData.AB110]/[RawData.X110]" office:value-type="float" office:value="1.13313095292741" calcext:value-type="float">
            <text:p>1.1331</text:p>
          </table:table-cell>
          <table:table-cell table:style-name="ce240" table:formula="of:=[RawData.AC110]-[RawData.W110]" office:value-type="float" office:value="1.48820000000001" calcext:value-type="float">
            <text:p>1.4882</text:p>
          </table:table-cell>
          <table:table-cell table:style-name="ce240" table:formula="of:=[RawData.AD110]/[RawData.X110]" office:value-type="float" office:value="1.21101479539143" calcext:value-type="float">
            <text:p>1.2110</text:p>
          </table:table-cell>
          <table:table-cell table:style-name="ce240" table:formula="of:=[RawData.AE110]-[RawData.W110]" office:value-type="float" office:value="-15.2141" calcext:value-type="float">
            <text:p>-15.2141</text:p>
          </table:table-cell>
          <table:table-cell table:style-name="ce240" table:formula="of:=[RawData.AF110]/[RawData.X110]" office:value-type="float" office:value="0.869223278097817" calcext:value-type="float">
            <text:p>0.8692</text:p>
          </table:table-cell>
          <table:table-cell table:style-name="ce240" table:formula="of:=[RawData.AG110]-[RawData.W110]" office:value-type="float" office:value="-1.21100000000001" calcext:value-type="float">
            <text:p>-1.2110</text:p>
          </table:table-cell>
          <table:table-cell table:style-name="ce240" table:formula="of:=[RawData.AH110]/[RawData.X110]" office:value-type="float" office:value="1.15645463266852" calcext:value-type="float">
            <text:p>1.1565</text:p>
          </table:table-cell>
          <table:table-cell table:style-name="ce240" table:formula="of:=[RawData.AI110]-[RawData.W110]" office:value-type="float" office:value="-14.8349000000001" calcext:value-type="float">
            <text:p>-14.8349</text:p>
          </table:table-cell>
          <table:table-cell table:style-name="ce240" table:formula="of:=[RawData.AJ110]/[RawData.X110]" office:value-type="float" office:value="0.863085415758188" calcext:value-type="float">
            <text:p>0.8631</text:p>
          </table:table-cell>
          <table:table-cell table:style-name="ce240" table:formula="of:=[RawData.AK110]-[RawData.W110]" office:value-type="float" office:value="-2.01070000000004" calcext:value-type="float">
            <text:p>-2.0107</text:p>
          </table:table-cell>
          <table:table-cell table:style-name="ce240" table:formula="of:=[RawData.AL110]/[RawData.X110]" office:value-type="float" office:value="1.16553177572238" calcext:value-type="float">
            <text:p>1.1655</text:p>
          </table:table-cell>
          <table:table-cell table:style-name="ce240" table:formula="of:=[RawData.AM110]-[RawData.W110]" office:value-type="float" office:value="-1.95972906459997" calcext:value-type="float">
            <text:p>-1.9597</text:p>
          </table:table-cell>
          <table:table-cell table:style-name="ce240" table:formula="of:=[RawData.AN110]/[RawData.X110]" office:value-type="float" office:value="0.418562200088981" calcext:value-type="float">
            <text:p>0.4186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1" table:formula="of:=[RawData.G111]-[RawData.W111]" office:value-type="float" office:value="12.144" calcext:value-type="float">
            <text:p>12.1440</text:p>
          </table:table-cell>
          <table:table-cell table:style-name="ce240" table:formula="of:=[RawData.H111]/[RawData.X111]" office:value-type="float" office:value="1.85190014422602" calcext:value-type="float">
            <text:p>1.8519</text:p>
          </table:table-cell>
          <table:table-cell table:style-name="ce241" table:formula="of:=[RawData.I111]-[RawData.W111]" office:value-type="float" office:value="12.147901" calcext:value-type="float">
            <text:p>12.1479</text:p>
          </table:table-cell>
          <table:table-cell table:style-name="ce240" table:formula="of:=[RawData.J111]/[RawData.X111]" office:value-type="float" office:value="1.86347920576904" calcext:value-type="float">
            <text:p>1.8635</text:p>
          </table:table-cell>
          <table:table-cell table:style-name="ce241" table:formula="of:=[RawData.K111]-[RawData.W111]" office:value-type="float" office:value="2.06223" calcext:value-type="float">
            <text:p>2.0622</text:p>
          </table:table-cell>
          <table:table-cell table:style-name="ce240" table:formula="of:=[RawData.L111]/[RawData.X111]" office:value-type="float" office:value="0.935928084559913" calcext:value-type="float">
            <text:p>0.9359</text:p>
          </table:table-cell>
          <table:table-cell table:style-name="ce241" table:formula="of:=[RawData.M111]-[RawData.W111]" office:value-type="float" office:value="-1.69805600000007" calcext:value-type="float">
            <text:p>-1.6981</text:p>
          </table:table-cell>
          <table:table-cell table:style-name="ce240" table:formula="of:=[RawData.N111]/[RawData.X111]" office:value-type="float" office:value="0.842023115677171" calcext:value-type="float">
            <text:p>0.8420</text:p>
          </table:table-cell>
          <table:table-cell table:style-name="ce241" table:formula="of:=[RawData.O111]-[RawData.W111]" office:value-type="float" office:value="1.89357499999994" calcext:value-type="float">
            <text:p>1.8936</text:p>
          </table:table-cell>
          <table:table-cell table:style-name="ce240" table:formula="of:=[RawData.P111]/[RawData.X111]" office:value-type="float" office:value="1.01570680628272" calcext:value-type="float">
            <text:p>1.0157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1]-[RawData.W111]" office:value-type="float" office:value="-15.1626" calcext:value-type="float">
            <text:p>-15.1626</text:p>
          </table:table-cell>
          <table:table-cell table:style-name="ce240" table:formula="of:=[RawData.Z111]/[RawData.X111]" office:value-type="float" office:value="0.966442912180184" calcext:value-type="float">
            <text:p>0.9664</text:p>
          </table:table-cell>
          <table:table-cell table:style-name="ce241" table:formula="of:=[RawData.AA111]-[RawData.W111]" office:value-type="float" office:value="-4.15409999999997" calcext:value-type="float">
            <text:p>-4.1541</text:p>
          </table:table-cell>
          <table:table-cell table:style-name="ce240" table:formula="of:=[RawData.AB111]/[RawData.X111]" office:value-type="float" office:value="1.26218917909711" calcext:value-type="float">
            <text:p>1.2622</text:p>
          </table:table-cell>
          <table:table-cell table:style-name="ce241" table:formula="of:=[RawData.AC111]-[RawData.W111]" office:value-type="float" office:value="0.730199999999968" calcext:value-type="float">
            <text:p>0.7302</text:p>
          </table:table-cell>
          <table:table-cell table:style-name="ce240" table:formula="of:=[RawData.AD111]/[RawData.X111]" office:value-type="float" office:value="1.34821967005828" calcext:value-type="float">
            <text:p>1.3482</text:p>
          </table:table-cell>
          <table:table-cell table:style-name="ce240" table:formula="of:=[RawData.AE111]-[RawData.W111]" office:value-type="float" office:value="-15.3681" calcext:value-type="float">
            <text:p>-15.3681</text:p>
          </table:table-cell>
          <table:table-cell table:style-name="ce240" table:formula="of:=[RawData.AF111]/[RawData.X111]" office:value-type="float" office:value="1.01532239257137" calcext:value-type="float">
            <text:p>1.0153</text:p>
          </table:table-cell>
          <table:table-cell table:style-name="ce240" table:formula="of:=[RawData.AG111]-[RawData.W111]" office:value-type="float" office:value="-1.2405" calcext:value-type="float">
            <text:p>-1.2405</text:p>
          </table:table-cell>
          <table:table-cell table:style-name="ce240" table:formula="of:=[RawData.AH111]/[RawData.X111]" office:value-type="float" office:value="1.19137404326781" calcext:value-type="float">
            <text:p>1.1914</text:p>
          </table:table-cell>
          <table:table-cell table:style-name="ce240" table:formula="of:=[RawData.AI111]-[RawData.W111]" office:value-type="float" office:value="-15.0384" calcext:value-type="float">
            <text:p>-15.0384</text:p>
          </table:table-cell>
          <table:table-cell table:style-name="ce240" table:formula="of:=[RawData.AJ111]/[RawData.X111]" office:value-type="float" office:value="1.01998698804702" calcext:value-type="float">
            <text:p>1.0200</text:p>
          </table:table-cell>
          <table:table-cell table:style-name="ce241" table:formula="of:=[RawData.AK111]-[RawData.W111]" office:value-type="float" office:value="-2.846" calcext:value-type="float">
            <text:p>-2.8460</text:p>
          </table:table-cell>
          <table:table-cell table:style-name="ce240" table:formula="of:=[RawData.AL111]/[RawData.X111]" office:value-type="float" office:value="1.32964776647239" calcext:value-type="float">
            <text:p>1.3296</text:p>
          </table:table-cell>
          <table:table-cell table:style-name="ce240" table:formula="of:=[RawData.AM111]-[RawData.W111]" office:value-type="float" office:value="-1.34912513170002" calcext:value-type="float">
            <text:p>-1.3491</text:p>
          </table:table-cell>
          <table:table-cell table:style-name="ce240" table:formula="of:=[RawData.AN111]/[RawData.X111]" office:value-type="float" office:value="0.378423118403971" calcext:value-type="float">
            <text:p>0.3784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2]-[RawData.W112]" office:value-type="float" office:value="15.3546" calcext:value-type="float">
            <text:p>15.3546</text:p>
          </table:table-cell>
          <table:table-cell table:style-name="ce240" table:formula="of:=[RawData.H112]/[RawData.X112]" office:value-type="float" office:value="1.86084086674997" calcext:value-type="float">
            <text:p>1.8608</text:p>
          </table:table-cell>
          <table:table-cell table:style-name="ce240" table:formula="of:=[RawData.I112]-[RawData.W112]" office:value-type="float" office:value="15.3547590000001" calcext:value-type="float">
            <text:p>15.3548</text:p>
          </table:table-cell>
          <table:table-cell table:style-name="ce240" table:formula="of:=[RawData.J112]/[RawData.X112]" office:value-type="float" office:value="1.87228785641259" calcext:value-type="float">
            <text:p>1.8723</text:p>
          </table:table-cell>
          <table:table-cell table:style-name="ce240" table:formula="of:=[RawData.K112]-[RawData.W112]" office:value-type="float" office:value="0.297979000000055" calcext:value-type="float">
            <text:p>0.2980</text:p>
          </table:table-cell>
          <table:table-cell table:style-name="ce240" table:formula="of:=[RawData.L112]/[RawData.X112]" office:value-type="float" office:value="0.685561740315802" calcext:value-type="float">
            <text:p>0.6856</text:p>
          </table:table-cell>
          <table:table-cell table:style-name="ce240" table:formula="of:=[RawData.M112]-[RawData.W112]" office:value-type="float" office:value="-2.21764399999995" calcext:value-type="float">
            <text:p>-2.2176</text:p>
          </table:table-cell>
          <table:table-cell table:style-name="ce240" table:formula="of:=[RawData.N112]/[RawData.X112]" office:value-type="float" office:value="0.787970010223787" calcext:value-type="float">
            <text:p>0.7880</text:p>
          </table:table-cell>
          <table:table-cell table:style-name="ce240" table:formula="of:=[RawData.O112]-[RawData.W112]" office:value-type="float" office:value="3.78004900000008" calcext:value-type="float">
            <text:p>3.7800</text:p>
          </table:table-cell>
          <table:table-cell table:style-name="ce240" table:formula="of:=[RawData.P112]/[RawData.X112]" office:value-type="float" office:value="1.2330455526525" calcext:value-type="float">
            <text:p>1.2330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2]-[RawData.W112]" office:value-type="float" office:value="-15.6025" calcext:value-type="float">
            <text:p>-15.6025</text:p>
          </table:table-cell>
          <table:table-cell table:style-name="ce240" table:formula="of:=[RawData.Z112]/[RawData.X112]" office:value-type="float" office:value="0.784516539815972" calcext:value-type="float">
            <text:p>0.7845</text:p>
          </table:table-cell>
          <table:table-cell table:style-name="ce240" table:formula="of:=[RawData.AA112]-[RawData.W112]" office:value-type="float" office:value="-3.45609999999999" calcext:value-type="float">
            <text:p>-3.4561</text:p>
          </table:table-cell>
          <table:table-cell table:style-name="ce240" table:formula="of:=[RawData.AB112]/[RawData.X112]" office:value-type="float" office:value="1.17813132454845" calcext:value-type="float">
            <text:p>1.1781</text:p>
          </table:table-cell>
          <table:table-cell table:style-name="ce240" table:formula="of:=[RawData.AC112]-[RawData.W112]" office:value-type="float" office:value="1.75710000000004" calcext:value-type="float">
            <text:p>1.7571</text:p>
          </table:table-cell>
          <table:table-cell table:style-name="ce240" table:formula="of:=[RawData.AD112]/[RawData.X112]" office:value-type="float" office:value="1.27649500170396" calcext:value-type="float">
            <text:p>1.2765</text:p>
          </table:table-cell>
          <table:table-cell table:style-name="ce240" table:formula="of:=[RawData.AE112]-[RawData.W112]" office:value-type="float" office:value="-15.4565" calcext:value-type="float">
            <text:p>-15.4565</text:p>
          </table:table-cell>
          <table:table-cell table:style-name="ce240" table:formula="of:=[RawData.AF112]/[RawData.X112]" office:value-type="float" office:value="0.824208119391117" calcext:value-type="float">
            <text:p>0.8242</text:p>
          </table:table-cell>
          <table:table-cell table:style-name="ce240" table:formula="of:=[RawData.AG112]-[RawData.W112]" office:value-type="float" office:value="-1.10579999999993" calcext:value-type="float">
            <text:p>-1.1058</text:p>
          </table:table-cell>
          <table:table-cell table:style-name="ce240" table:formula="of:=[RawData.AH112]/[RawData.X112]" office:value-type="float" office:value="1.13152826025219" calcext:value-type="float">
            <text:p>1.1315</text:p>
          </table:table-cell>
          <table:table-cell table:style-name="ce240" table:formula="of:=[RawData.AI112]-[RawData.W112]" office:value-type="float" office:value="-15.0666" calcext:value-type="float">
            <text:p>-15.0666</text:p>
          </table:table-cell>
          <table:table-cell table:style-name="ce240" table:formula="of:=[RawData.AJ112]/[RawData.X112]" office:value-type="float" office:value="0.821280884357605" calcext:value-type="float">
            <text:p>0.8213</text:p>
          </table:table-cell>
          <table:table-cell table:style-name="ce240" table:formula="of:=[RawData.AK112]-[RawData.W112]" office:value-type="float" office:value="-1.81849999999997" calcext:value-type="float">
            <text:p>-1.8185</text:p>
          </table:table-cell>
          <table:table-cell table:style-name="ce240" table:formula="of:=[RawData.AL112]/[RawData.X112]" office:value-type="float" office:value="1.24155868453936" calcext:value-type="float">
            <text:p>1.2416</text:p>
          </table:table-cell>
          <table:table-cell table:style-name="ce240" table:formula="of:=[RawData.AM112]-[RawData.W112]" office:value-type="float" office:value="-1.45510065259998" calcext:value-type="float">
            <text:p>-1.4551</text:p>
          </table:table-cell>
          <table:table-cell table:style-name="ce240" table:formula="of:=[RawData.AN112]/[RawData.X112]" office:value-type="float" office:value="0.311236214556032" calcext:value-type="float">
            <text:p>0.3112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3]-[RawData.W113]" office:value-type="float" office:value="14.7968" calcext:value-type="float">
            <text:p>14.7968</text:p>
          </table:table-cell>
          <table:table-cell table:style-name="ce240" table:formula="of:=[RawData.H113]/[RawData.X113]" office:value-type="float" office:value="1.73878933137399" calcext:value-type="float">
            <text:p>1.7388</text:p>
          </table:table-cell>
          <table:table-cell table:style-name="ce240" table:formula="of:=[RawData.I113]-[RawData.W113]" office:value-type="float" office:value="14.7952769999999" calcext:value-type="float">
            <text:p>14.7953</text:p>
          </table:table-cell>
          <table:table-cell table:style-name="ce240" table:formula="of:=[RawData.J113]/[RawData.X113]" office:value-type="float" office:value="1.74758755816801" calcext:value-type="float">
            <text:p>1.7476</text:p>
          </table:table-cell>
          <table:table-cell table:style-name="ce240" table:formula="of:=[RawData.K113]-[RawData.W113]" office:value-type="float" office:value="0.746061999999938" calcext:value-type="float">
            <text:p>0.7461</text:p>
          </table:table-cell>
          <table:table-cell table:style-name="ce240" table:formula="of:=[RawData.L113]/[RawData.X113]" office:value-type="float" office:value="0.811094783247612" calcext:value-type="float">
            <text:p>0.8111</text:p>
          </table:table-cell>
          <table:table-cell table:style-name="ce240" table:formula="of:=[RawData.M113]-[RawData.W113]" office:value-type="float" office:value="-2.03365700000006" calcext:value-type="float">
            <text:p>-2.0337</text:p>
          </table:table-cell>
          <table:table-cell table:style-name="ce240" table:formula="of:=[RawData.N113]/[RawData.X113]" office:value-type="float" office:value="0.829806514817536" calcext:value-type="float">
            <text:p>0.8298</text:p>
          </table:table-cell>
          <table:table-cell table:style-name="ce240" table:formula="of:=[RawData.O113]-[RawData.W113]" office:value-type="float" office:value="3.45466199999998" calcext:value-type="float">
            <text:p>3.4547</text:p>
          </table:table-cell>
          <table:table-cell table:style-name="ce240" table:formula="of:=[RawData.P113]/[RawData.X113]" office:value-type="float" office:value="1.16700955180015" calcext:value-type="float">
            <text:p>1.1670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3]-[RawData.W113]" office:value-type="float" office:value="-15.3835" calcext:value-type="float">
            <text:p>-15.3835</text:p>
          </table:table-cell>
          <table:table-cell table:style-name="ce240" table:formula="of:=[RawData.Z113]/[RawData.X113]" office:value-type="float" office:value="0.831326093558658" calcext:value-type="float">
            <text:p>0.8313</text:p>
          </table:table-cell>
          <table:table-cell table:style-name="ce240" table:formula="of:=[RawData.AA113]-[RawData.W113]" office:value-type="float" office:value="-3.54179999999997" calcext:value-type="float">
            <text:p>-3.5418</text:p>
          </table:table-cell>
          <table:table-cell table:style-name="ce240" table:formula="of:=[RawData.AB113]/[RawData.X113]" office:value-type="float" office:value="1.15600417095273" calcext:value-type="float">
            <text:p>1.1560</text:p>
          </table:table-cell>
          <table:table-cell table:style-name="ce240" table:formula="of:=[RawData.AC113]-[RawData.W113]" office:value-type="float" office:value="1.60109999999997" calcext:value-type="float">
            <text:p>1.6011</text:p>
          </table:table-cell>
          <table:table-cell table:style-name="ce240" table:formula="of:=[RawData.AD113]/[RawData.X113]" office:value-type="float" office:value="1.23968082292432" calcext:value-type="float">
            <text:p>1.2397</text:p>
          </table:table-cell>
          <table:table-cell table:style-name="ce240" table:formula="of:=[RawData.AE113]-[RawData.W113]" office:value-type="float" office:value="-15.3167" calcext:value-type="float">
            <text:p>-15.3167</text:p>
          </table:table-cell>
          <table:table-cell table:style-name="ce240" table:formula="of:=[RawData.AF113]/[RawData.X113]" office:value-type="float" office:value="0.853740044085231" calcext:value-type="float">
            <text:p>0.8537</text:p>
          </table:table-cell>
          <table:table-cell table:style-name="ce240" table:formula="of:=[RawData.AG113]-[RawData.W113]" office:value-type="float" office:value="-1.06349999999998" calcext:value-type="float">
            <text:p>-1.0635</text:p>
          </table:table-cell>
          <table:table-cell table:style-name="ce240" table:formula="of:=[RawData.AH113]/[RawData.X113]" office:value-type="float" office:value="1.12191810923341" calcext:value-type="float">
            <text:p>1.1219</text:p>
          </table:table-cell>
          <table:table-cell table:style-name="ce240" table:formula="of:=[RawData.AI113]-[RawData.W113]" office:value-type="float" office:value="-14.9352" calcext:value-type="float">
            <text:p>-14.9352</text:p>
          </table:table-cell>
          <table:table-cell table:style-name="ce240" table:formula="of:=[RawData.AJ113]/[RawData.X113]" office:value-type="float" office:value="0.850921797697771" calcext:value-type="float">
            <text:p>0.8509</text:p>
          </table:table-cell>
          <table:table-cell table:style-name="ce240" table:formula="of:=[RawData.AK113]-[RawData.W113]" office:value-type="float" office:value="-1.96870000000001" calcext:value-type="float">
            <text:p>-1.9687</text:p>
          </table:table-cell>
          <table:table-cell table:style-name="ce240" table:formula="of:=[RawData.AL113]/[RawData.X113]" office:value-type="float" office:value="1.20870376683811" calcext:value-type="float">
            <text:p>1.2087</text:p>
          </table:table-cell>
          <table:table-cell table:style-name="ce240" table:formula="of:=[RawData.AM113]-[RawData.W113]" office:value-type="float" office:value="-1.22665300569997" calcext:value-type="float">
            <text:p>-1.2267</text:p>
          </table:table-cell>
          <table:table-cell table:style-name="ce240" table:formula="of:=[RawData.AN113]/[RawData.X113]" office:value-type="float" office:value="0.332964136736493" calcext:value-type="float">
            <text:p>0.333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70" table:number-columns-repeated="3"/>
          <table:table-cell table:style-name="ce240" table:formula="of:=[RawData.G114]-[RawData.W114]" office:value-type="float" office:value="15.1327" calcext:value-type="float">
            <text:p>15.1327</text:p>
          </table:table-cell>
          <table:table-cell table:style-name="ce240" table:formula="of:=[RawData.H114]/[RawData.X114]" office:value-type="float" office:value="1.71946263707157" calcext:value-type="float">
            <text:p>1.7195</text:p>
          </table:table-cell>
          <table:table-cell table:style-name="ce240" table:formula="of:=[RawData.I114]-[RawData.W114]" office:value-type="float" office:value="15.135501" calcext:value-type="float">
            <text:p>15.1355</text:p>
          </table:table-cell>
          <table:table-cell table:style-name="ce240" table:formula="of:=[RawData.J114]/[RawData.X114]" office:value-type="float" office:value="1.72956507919691" calcext:value-type="float">
            <text:p>1.7296</text:p>
          </table:table-cell>
          <table:table-cell table:style-name="ce240" table:formula="of:=[RawData.K114]-[RawData.W114]" office:value-type="float" office:value="0.725844000000052" calcext:value-type="float">
            <text:p>0.7258</text:p>
          </table:table-cell>
          <table:table-cell table:style-name="ce240" table:formula="of:=[RawData.L114]/[RawData.X114]" office:value-type="float" office:value="0.790432801822323" calcext:value-type="float">
            <text:p>0.7904</text:p>
          </table:table-cell>
          <table:table-cell table:style-name="ce240" table:formula="of:=[RawData.M114]-[RawData.W114]" office:value-type="float" office:value="-2.22718699999996" calcext:value-type="float">
            <text:p>-2.2272</text:p>
          </table:table-cell>
          <table:table-cell table:style-name="ce240" table:formula="of:=[RawData.N114]/[RawData.X114]" office:value-type="float" office:value="0.792604757111829" calcext:value-type="float">
            <text:p>0.7926</text:p>
          </table:table-cell>
          <table:table-cell table:style-name="ce240" table:formula="of:=[RawData.O114]-[RawData.W114]" office:value-type="float" office:value="3.34177799999998" calcext:value-type="float">
            <text:p>3.3418</text:p>
          </table:table-cell>
          <table:table-cell table:style-name="ce240" table:formula="of:=[RawData.P114]/[RawData.X114]" office:value-type="float" office:value="1.13580018011337" calcext:value-type="float">
            <text:p>1.1358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4]-[RawData.W114]" office:value-type="float" office:value="-15.5550999999999" calcext:value-type="float">
            <text:p>-15.5551</text:p>
          </table:table-cell>
          <table:table-cell table:style-name="ce240" table:formula="of:=[RawData.Z114]/[RawData.X114]" office:value-type="float" office:value="0.692694170154156" calcext:value-type="float">
            <text:p>0.6927</text:p>
          </table:table-cell>
          <table:table-cell table:style-name="ce240" table:formula="of:=[RawData.AA114]-[RawData.W114]" office:value-type="float" office:value="-3.57740000000001" calcext:value-type="float">
            <text:p>-3.5774</text:p>
          </table:table-cell>
          <table:table-cell table:style-name="ce240" table:formula="of:=[RawData.AB114]/[RawData.X114]" office:value-type="float" office:value="1.12821776765376" calcext:value-type="float">
            <text:p>1.1282</text:p>
          </table:table-cell>
          <table:table-cell table:style-name="ce240" table:formula="of:=[RawData.AC114]-[RawData.W114]" office:value-type="float" office:value="1.58240000000001" calcext:value-type="float">
            <text:p>1.5824</text:p>
          </table:table-cell>
          <table:table-cell table:style-name="ce240" table:formula="of:=[RawData.AD114]/[RawData.X114]" office:value-type="float" office:value="1.21446775970758" calcext:value-type="float">
            <text:p>1.2145</text:p>
          </table:table-cell>
          <table:table-cell table:style-name="ce240" table:formula="of:=[RawData.AE114]-[RawData.W114]" office:value-type="float" office:value="-15.4475" calcext:value-type="float">
            <text:p>-15.4475</text:p>
          </table:table-cell>
          <table:table-cell table:style-name="ce240" table:formula="of:=[RawData.AF114]/[RawData.X114]" office:value-type="float" office:value="0.689287855591461" calcext:value-type="float">
            <text:p>0.6893</text:p>
          </table:table-cell>
          <table:table-cell table:style-name="ce240" table:formula="of:=[RawData.AG114]-[RawData.W114]" office:value-type="float" office:value="-1.25639999999999" calcext:value-type="float">
            <text:p>-1.2564</text:p>
          </table:table-cell>
          <table:table-cell table:style-name="ce240" table:formula="of:=[RawData.AH114]/[RawData.X114]" office:value-type="float" office:value="1.06939618848334" calcext:value-type="float">
            <text:p>1.0694</text:p>
          </table:table-cell>
          <table:table-cell table:style-name="ce240" table:formula="of:=[RawData.AI114]-[RawData.W114]" office:value-type="float" office:value="-15.0635" calcext:value-type="float">
            <text:p>-15.0635</text:p>
          </table:table-cell>
          <table:table-cell table:style-name="ce240" table:formula="of:=[RawData.AJ114]/[RawData.X114]" office:value-type="float" office:value="0.675391553212905" calcext:value-type="float">
            <text:p>0.6754</text:p>
          </table:table-cell>
          <table:table-cell table:style-name="ce240" table:formula="of:=[RawData.AK114]-[RawData.W114]" office:value-type="float" office:value="-1.94549999999992" calcext:value-type="float">
            <text:p>-1.9455</text:p>
          </table:table-cell>
          <table:table-cell table:style-name="ce240" table:formula="of:=[RawData.AL114]/[RawData.X114]" office:value-type="float" office:value="1.1785020713037" calcext:value-type="float">
            <text:p>1.1785</text:p>
          </table:table-cell>
          <table:table-cell table:style-name="ce240" table:formula="of:=[RawData.AM114]-[RawData.W114]" office:value-type="float" office:value="-1.72300942610002" calcext:value-type="float">
            <text:p>-1.7230</text:p>
          </table:table-cell>
          <table:table-cell table:style-name="ce240" table:formula="of:=[RawData.AN114]/[RawData.X114]" office:value-type="float" office:value="0.317876508731287" calcext:value-type="float">
            <text:p>0.317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 (not sym – could be)</text:p>
          </table:table-cell>
          <table:table-cell table:style-name="ce70" table:number-columns-repeated="3"/>
          <table:table-cell table:style-name="ce240" table:formula="of:=[RawData.G115]-[RawData.W115]" office:value-type="float" office:value="15.2861" calcext:value-type="float">
            <text:p>15.2861</text:p>
          </table:table-cell>
          <table:table-cell table:style-name="ce240" table:formula="of:=[RawData.H115]/[RawData.X115]" office:value-type="float" office:value="1.7650067161329" calcext:value-type="float">
            <text:p>1.7650</text:p>
          </table:table-cell>
          <table:table-cell table:style-name="ce240" table:formula="of:=[RawData.I115]-[RawData.W115]" office:value-type="float" office:value="15.288776" calcext:value-type="float">
            <text:p>15.2888</text:p>
          </table:table-cell>
          <table:table-cell table:style-name="ce240" table:formula="of:=[RawData.J115]/[RawData.X115]" office:value-type="float" office:value="1.7756833433357" calcext:value-type="float">
            <text:p>1.7757</text:p>
          </table:table-cell>
          <table:table-cell table:style-name="ce240" table:formula="of:=[RawData.K115]-[RawData.W115]" office:value-type="float" office:value="0.61066900000003" calcext:value-type="float">
            <text:p>0.6107</text:p>
          </table:table-cell>
          <table:table-cell table:style-name="ce240" table:formula="of:=[RawData.L115]/[RawData.X115]" office:value-type="float" office:value="0.769081782966883" calcext:value-type="float">
            <text:p>0.7691</text:p>
          </table:table-cell>
          <table:table-cell table:style-name="ce240" table:formula="of:=[RawData.M115]-[RawData.W115]" office:value-type="float" office:value="-2.28095300000007" calcext:value-type="float">
            <text:p>-2.2810</text:p>
          </table:table-cell>
          <table:table-cell table:style-name="ce240" table:formula="of:=[RawData.N115]/[RawData.X115]" office:value-type="float" office:value="0.795515303617219" calcext:value-type="float">
            <text:p>0.7955</text:p>
          </table:table-cell>
          <table:table-cell table:style-name="ce240" table:formula="of:=[RawData.O115]-[RawData.W115]" office:value-type="float" office:value="3.424261" calcext:value-type="float">
            <text:p>3.4243</text:p>
          </table:table-cell>
          <table:table-cell table:style-name="ce240" table:formula="of:=[RawData.P115]/[RawData.X115]" office:value-type="float" office:value="1.15210868023351" calcext:value-type="float">
            <text:p>1.1521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5]-[RawData.W115]" office:value-type="float" office:value="-15.5837" calcext:value-type="float">
            <text:p>-15.5837</text:p>
          </table:table-cell>
          <table:table-cell table:style-name="ce240" table:formula="of:=[RawData.Z115]/[RawData.X115]" office:value-type="float" office:value="1.0222004364668" calcext:value-type="float">
            <text:p>1.0222</text:p>
          </table:table-cell>
          <table:table-cell table:style-name="ce240" table:formula="of:=[RawData.AA115]-[RawData.W115]" office:value-type="float" office:value="-3.55889999999999" calcext:value-type="float">
            <text:p>-3.5589</text:p>
          </table:table-cell>
          <table:table-cell table:style-name="ce240" table:formula="of:=[RawData.AB115]/[RawData.X115]" office:value-type="float" office:value="1.19043891919908" calcext:value-type="float">
            <text:p>1.1904</text:p>
          </table:table-cell>
          <table:table-cell table:style-name="ce240" table:formula="of:=[RawData.AC115]-[RawData.W115]" office:value-type="float" office:value="1.61329999999998" calcext:value-type="float">
            <text:p>1.6133</text:p>
          </table:table-cell>
          <table:table-cell table:style-name="ce240" table:formula="of:=[RawData.AD115]/[RawData.X115]" office:value-type="float" office:value="1.27999075781548" calcext:value-type="float">
            <text:p>1.2800</text:p>
          </table:table-cell>
          <table:table-cell table:style-name="ce240" table:formula="of:=[RawData.AE115]-[RawData.W115]" office:value-type="float" office:value="-15.48" calcext:value-type="float">
            <text:p>-15.4800</text:p>
          </table:table-cell>
          <table:table-cell table:style-name="ce240" table:formula="of:=[RawData.AF115]/[RawData.X115]" office:value-type="float" office:value="1.02277074581265" calcext:value-type="float">
            <text:p>1.0228</text:p>
          </table:table-cell>
          <table:table-cell table:style-name="ce240" table:formula="of:=[RawData.AG115]-[RawData.W115]" office:value-type="float" office:value="-1.26520000000005" calcext:value-type="float">
            <text:p>-1.2652</text:p>
          </table:table-cell>
          <table:table-cell table:style-name="ce240" table:formula="of:=[RawData.AH115]/[RawData.X115]" office:value-type="float" office:value="1.25924726117082" calcext:value-type="float">
            <text:p>1.2592</text:p>
          </table:table-cell>
          <table:table-cell table:style-name="ce240" table:formula="of:=[RawData.AI115]-[RawData.W115]" office:value-type="float" office:value="-15.0962000000001" calcext:value-type="float">
            <text:p>-15.0962</text:p>
          </table:table-cell>
          <table:table-cell table:style-name="ce240" table:formula="of:=[RawData.AJ115]/[RawData.X115]" office:value-type="float" office:value="1.02516194009493" calcext:value-type="float">
            <text:p>1.0252</text:p>
          </table:table-cell>
          <table:table-cell table:style-name="ce240" table:formula="of:=[RawData.AK115]-[RawData.W115]" office:value-type="float" office:value="-1.91690000000006" calcext:value-type="float">
            <text:p>-1.9169</text:p>
          </table:table-cell>
          <table:table-cell table:style-name="ce240" table:formula="of:=[RawData.AL115]/[RawData.X115]" office:value-type="float" office:value="1.22794601996836" calcext:value-type="float">
            <text:p>1.2279</text:p>
          </table:table-cell>
          <table:table-cell table:style-name="ce240" table:formula="of:=[RawData.AM115]-[RawData.W115]" office:value-type="float" office:value="-1.74412235" calcext:value-type="float">
            <text:p>-1.7441</text:p>
          </table:table-cell>
          <table:table-cell table:style-name="ce240" table:formula="of:=[RawData.AN115]/[RawData.X115]" office:value-type="float" office:value="0.343482315301189" calcext:value-type="float">
            <text:p>0.343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16]-[RawData.W116]" office:value-type="float" office:value="14.6536" calcext:value-type="float">
            <text:p>14.6536</text:p>
          </table:table-cell>
          <table:table-cell table:style-name="ce240" table:formula="of:=[RawData.H116]/[RawData.X116]" office:value-type="float" office:value="1.70517716875475" calcext:value-type="float">
            <text:p>1.7052</text:p>
          </table:table-cell>
          <table:table-cell table:style-name="ce240" table:formula="of:=[RawData.I116]-[RawData.W116]" office:value-type="float" office:value="14.6567309999999" calcext:value-type="float">
            <text:p>14.6567</text:p>
          </table:table-cell>
          <table:table-cell table:style-name="ce240" table:formula="of:=[RawData.J116]/[RawData.X116]" office:value-type="float" office:value="1.71545178435839" calcext:value-type="float">
            <text:p>1.7155</text:p>
          </table:table-cell>
          <table:table-cell table:style-name="ce240" table:formula="of:=[RawData.K116]-[RawData.W116]" office:value-type="float" office:value="0.993947999999932" calcext:value-type="float">
            <text:p>0.9939</text:p>
          </table:table-cell>
          <table:table-cell table:style-name="ce240" table:formula="of:=[RawData.L116]/[RawData.X116]" office:value-type="float" office:value="0.844034738041002" calcext:value-type="float">
            <text:p>0.8440</text:p>
          </table:table-cell>
          <table:table-cell table:style-name="ce240" table:formula="of:=[RawData.M116]-[RawData.W116]" office:value-type="float" office:value="-1.92374800000005" calcext:value-type="float">
            <text:p>-1.9237</text:p>
          </table:table-cell>
          <table:table-cell table:style-name="ce240" table:formula="of:=[RawData.N116]/[RawData.X116]" office:value-type="float" office:value="0.834116362946089" calcext:value-type="float">
            <text:p>0.8341</text:p>
          </table:table-cell>
          <table:table-cell table:style-name="ce240" table:formula="of:=[RawData.O116]-[RawData.W116]" office:value-type="float" office:value="3.26256100000001" calcext:value-type="float">
            <text:p>3.2626</text:p>
          </table:table-cell>
          <table:table-cell table:style-name="ce240" table:formula="of:=[RawData.P116]/[RawData.X116]" office:value-type="float" office:value="1.13544039483675" calcext:value-type="float">
            <text:p>1.1354</text:p>
          </table:table-cell>
          <table:table-cell table:style-name="ce240" table:formula="of:=[RawData.Q116]-[RawData.W116]" office:value-type="float" office:value="0.330579999999941" calcext:value-type="float">
            <text:p>0.3306</text:p>
          </table:table-cell>
          <table:table-cell table:style-name="ce240" table:formula="of:=[RawData.R116]/[RawData.X116]" office:value-type="float" office:value="0.809391609719058" calcext:value-type="float">
            <text:p>0.8094</text:p>
          </table:table-cell>
          <table:table-cell table:style-name="ce240" table:number-columns-repeated="2"/>
          <table:table-cell table:style-name="ce251" table:number-columns-repeated="2"/>
          <table:table-cell table:style-name="ce240" table:number-columns-repeated="2"/>
          <table:table-cell table:style-name="ce240" table:formula="of:=[RawData.Y116]-[RawData.W116]" office:value-type="float" office:value="-15.3828" calcext:value-type="float">
            <text:p>-15.3828</text:p>
          </table:table-cell>
          <table:table-cell table:style-name="ce240" table:formula="of:=[RawData.Z116]/[RawData.X116]" office:value-type="float" office:value="0.85342981444571" calcext:value-type="float">
            <text:p>0.8534</text:p>
          </table:table-cell>
          <table:table-cell table:style-name="ce240" table:formula="of:=[RawData.AA116]-[RawData.W116]" office:value-type="float" office:value="-3.61779999999999" calcext:value-type="float">
            <text:p>-3.6178</text:p>
          </table:table-cell>
          <table:table-cell table:style-name="ce240" table:formula="of:=[RawData.AB116]/[RawData.X116]" office:value-type="float" office:value="1.15532714977221" calcext:value-type="float">
            <text:p>1.1553</text:p>
          </table:table-cell>
          <table:table-cell table:style-name="ce240" table:formula="of:=[RawData.AC116]-[RawData.W116]" office:value-type="float" office:value="1.49739999999997" calcext:value-type="float">
            <text:p>1.4974</text:p>
          </table:table-cell>
          <table:table-cell table:style-name="ce240" table:formula="of:=[RawData.AD116]/[RawData.X116]" office:value-type="float" office:value="1.23690792520881" calcext:value-type="float">
            <text:p>1.2369</text:p>
          </table:table-cell>
          <table:table-cell table:style-name="ce240" table:formula="of:=[RawData.AE116]-[RawData.W116]" office:value-type="float" office:value="-15.3951000000001" calcext:value-type="float">
            <text:p>-15.3951</text:p>
          </table:table-cell>
          <table:table-cell table:style-name="ce240" table:formula="of:=[RawData.AF116]/[RawData.X116]" office:value-type="float" office:value="0.858336370539104" calcext:value-type="float">
            <text:p>0.8583</text:p>
          </table:table-cell>
          <table:table-cell table:style-name="ce240" table:formula="of:=[RawData.AG116]-[RawData.W116]" office:value-type="float" office:value="-1.10030000000006" calcext:value-type="float">
            <text:p>-1.1003</text:p>
          </table:table-cell>
          <table:table-cell table:style-name="ce240" table:formula="of:=[RawData.AH116]/[RawData.X116]" office:value-type="float" office:value="1.14303949079347" calcext:value-type="float">
            <text:p>1.1430</text:p>
          </table:table-cell>
          <table:table-cell table:style-name="ce240" table:formula="of:=[RawData.AI116]-[RawData.W116]" office:value-type="float" office:value="-15.0216" calcext:value-type="float">
            <text:p>-15.0216</text:p>
          </table:table-cell>
          <table:table-cell table:style-name="ce240" table:formula="of:=[RawData.AJ116]/[RawData.X116]" office:value-type="float" office:value="0.853695154707669" calcext:value-type="float">
            <text:p>0.8537</text:p>
          </table:table-cell>
          <table:table-cell table:style-name="ce240" table:formula="of:=[RawData.AK116]-[RawData.W116]" office:value-type="float" office:value="-2.07659999999998" calcext:value-type="float">
            <text:p>-2.0766</text:p>
          </table:table-cell>
          <table:table-cell table:style-name="ce240" table:formula="of:=[RawData.AL116]/[RawData.X116]" office:value-type="float" office:value="1.20060089929765" calcext:value-type="float">
            <text:p>1.2006</text:p>
          </table:table-cell>
          <table:table-cell table:style-name="ce240" table:formula="of:=[RawData.AM116]-[RawData.W116]" office:value-type="float" office:value="-1.22640310999998" calcext:value-type="float">
            <text:p>-1.2264</text:p>
          </table:table-cell>
          <table:table-cell table:style-name="ce240" table:formula="of:=[RawData.AN116]/[RawData.X116]" office:value-type="float" office:value="0.352045359381478" calcext:value-type="float">
            <text:p>0.352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7]-[RawData.W117]" office:value-type="float" office:value="14.2793" calcext:value-type="float">
            <text:p>14.2793</text:p>
          </table:table-cell>
          <table:table-cell table:style-name="ce240" table:formula="of:=[RawData.H117]/[RawData.X117]" office:value-type="float" office:value="1.67845186743367" calcext:value-type="float">
            <text:p>1.6785</text:p>
          </table:table-cell>
          <table:table-cell table:style-name="ce240" table:formula="of:=[RawData.I117]-[RawData.W117]" office:value-type="float" office:value="14.279323" calcext:value-type="float">
            <text:p>14.2793</text:p>
          </table:table-cell>
          <table:table-cell table:style-name="ce240" table:formula="of:=[RawData.J117]/[RawData.X117]" office:value-type="float" office:value="1.67845797200996" calcext:value-type="float">
            <text:p>1.6785</text:p>
          </table:table-cell>
          <table:table-cell table:style-name="ce240" table:formula="of:=[RawData.K117]-[RawData.W117]" office:value-type="float" office:value="0.955956000000015" calcext:value-type="float">
            <text:p>0.9560</text:p>
          </table:table-cell>
          <table:table-cell table:style-name="ce240" table:formula="of:=[RawData.L117]/[RawData.X117]" office:value-type="float" office:value="0.823752897741908" calcext:value-type="float">
            <text:p>0.8238</text:p>
          </table:table-cell>
          <table:table-cell table:style-name="ce240" table:formula="of:=[RawData.M117]-[RawData.W117]" office:value-type="float" office:value="-1.98552899999993" calcext:value-type="float">
            <text:p>-1.9855</text:p>
          </table:table-cell>
          <table:table-cell table:style-name="ce240" table:formula="of:=[RawData.N117]/[RawData.X117]" office:value-type="float" office:value="0.819245299218683" calcext:value-type="float">
            <text:p>0.8192</text:p>
          </table:table-cell>
          <table:table-cell table:style-name="ce240" table:formula="of:=[RawData.O117]-[RawData.W117]" office:value-type="float" office:value="3.34390700000006" calcext:value-type="float">
            <text:p>3.3439</text:p>
          </table:table-cell>
          <table:table-cell table:style-name="ce240" table:formula="of:=[RawData.P117]/[RawData.X117]" office:value-type="float" office:value="1.12018116253112" calcext:value-type="float">
            <text:p>1.1202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7]-[RawData.W117]" office:value-type="float" office:value="-15.6699" calcext:value-type="float">
            <text:p>-15.6699</text:p>
          </table:table-cell>
          <table:table-cell table:style-name="ce240" table:formula="of:=[RawData.Z117]/[RawData.X117]" office:value-type="float" office:value="0.512962844509316" calcext:value-type="float">
            <text:p>0.5130</text:p>
          </table:table-cell>
          <table:table-cell table:style-name="ce240" table:formula="of:=[RawData.AA117]-[RawData.W117]" office:value-type="float" office:value="-3.58899999999994" calcext:value-type="float">
            <text:p>-3.5890</text:p>
          </table:table-cell>
          <table:table-cell table:style-name="ce240" table:formula="of:=[RawData.AB117]/[RawData.X117]" office:value-type="float" office:value="1.12970138233021" calcext:value-type="float">
            <text:p>1.1297</text:p>
          </table:table-cell>
          <table:table-cell table:style-name="ce240" table:formula="of:=[RawData.AC117]-[RawData.W117]" office:value-type="float" office:value="1.50570000000005" calcext:value-type="float">
            <text:p>1.5057</text:p>
          </table:table-cell>
          <table:table-cell table:style-name="ce240" table:formula="of:=[RawData.AD117]/[RawData.X117]" office:value-type="float" office:value="1.20918517214733" calcext:value-type="float">
            <text:p>1.2092</text:p>
          </table:table-cell>
          <table:table-cell table:style-name="ce240" table:formula="of:=[RawData.AE117]-[RawData.W117]" office:value-type="float" office:value="-15.1124" calcext:value-type="float">
            <text:p>-15.1124</text:p>
          </table:table-cell>
          <table:table-cell table:style-name="ce240" table:formula="of:=[RawData.AF117]/[RawData.X117]" office:value-type="float" office:value="0.85957929509745" calcext:value-type="float">
            <text:p>0.8596</text:p>
          </table:table-cell>
          <table:table-cell table:style-name="ce240" table:formula="of:=[RawData.AG117]-[RawData.W117]" office:value-type="float" office:value="-1.11669999999992" calcext:value-type="float">
            <text:p>-1.1167</text:p>
          </table:table-cell>
          <table:table-cell table:style-name="ce240" table:formula="of:=[RawData.AH117]/[RawData.X117]" office:value-type="float" office:value="0.777805419850605" calcext:value-type="float">
            <text:p>0.7778</text:p>
          </table:table-cell>
          <table:table-cell table:style-name="ce240" table:formula="of:=[RawData.AI117]-[RawData.W117]" office:value-type="float" office:value="-14.725" calcext:value-type="float">
            <text:p>-14.7250</text:p>
          </table:table-cell>
          <table:table-cell table:style-name="ce240" table:formula="of:=[RawData.AJ117]/[RawData.X117]" office:value-type="float" office:value="0.861433482871126" calcext:value-type="float">
            <text:p>0.8614</text:p>
          </table:table-cell>
          <table:table-cell table:style-name="ce240" table:formula="of:=[RawData.AK117]-[RawData.W117]" office:value-type="float" office:value="-2.04769999999996" calcext:value-type="float">
            <text:p>-2.0477</text:p>
          </table:table-cell>
          <table:table-cell table:style-name="ce240" table:formula="of:=[RawData.AL117]/[RawData.X117]" office:value-type="float" office:value="1.18514139477977" calcext:value-type="float">
            <text:p>1.1851</text:p>
          </table:table-cell>
          <table:table-cell table:style-name="ce240" table:formula="of:=[RawData.AM117]-[RawData.W117]" office:value-type="float" office:value="-1.58293315029994" calcext:value-type="float">
            <text:p>-1.5829</text:p>
          </table:table-cell>
          <table:table-cell table:style-name="ce240" table:formula="of:=[RawData.AN117]/[RawData.X117]" office:value-type="float" office:value="0.175869639371598" calcext:value-type="float">
            <text:p>0.175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8]-[RawData.W118]" office:value-type="float" office:value="14.8436" calcext:value-type="float">
            <text:p>14.8436</text:p>
          </table:table-cell>
          <table:table-cell table:style-name="ce240" table:formula="of:=[RawData.H118]/[RawData.X118]" office:value-type="float" office:value="1.84233740450107" calcext:value-type="float">
            <text:p>1.8423</text:p>
          </table:table-cell>
          <table:table-cell table:style-name="ce240" table:formula="of:=[RawData.I118]-[RawData.W118]" office:value-type="float" office:value="14.8436330000001" calcext:value-type="float">
            <text:p>14.8436</text:p>
          </table:table-cell>
          <table:table-cell table:style-name="ce240" table:formula="of:=[RawData.J118]/[RawData.X118]" office:value-type="float" office:value="1.8423328930671" calcext:value-type="float">
            <text:p>1.8423</text:p>
          </table:table-cell>
          <table:table-cell table:style-name="ce240" table:formula="of:=[RawData.K118]-[RawData.W118]" office:value-type="float" office:value="0.326930000000061" calcext:value-type="float">
            <text:p>0.3269</text:p>
          </table:table-cell>
          <table:table-cell table:style-name="ce240" table:formula="of:=[RawData.L118]/[RawData.X118]" office:value-type="float" office:value="0.674487866780618" calcext:value-type="float">
            <text:p>0.6745</text:p>
          </table:table-cell>
          <table:table-cell table:style-name="ce240" table:formula="of:=[RawData.M118]-[RawData.W118]" office:value-type="float" office:value="-2.1661069999999" calcext:value-type="float">
            <text:p>-2.1661</text:p>
          </table:table-cell>
          <table:table-cell table:style-name="ce240" table:formula="of:=[RawData.N118]/[RawData.X118]" office:value-type="float" office:value="0.784399036593893" calcext:value-type="float">
            <text:p>0.7844</text:p>
          </table:table-cell>
          <table:table-cell table:style-name="ce240" table:formula="of:=[RawData.O118]-[RawData.W118]" office:value-type="float" office:value="3.50320000000011" calcext:value-type="float">
            <text:p>3.5032</text:p>
          </table:table-cell>
          <table:table-cell table:style-name="ce240" table:formula="of:=[RawData.P118]/[RawData.X118]" office:value-type="float" office:value="1.18333203843265" calcext:value-type="float">
            <text:p>1.1833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8]-[RawData.W118]" office:value-type="float" office:value="-15.7705999999999" calcext:value-type="float">
            <text:p>-15.7706</text:p>
          </table:table-cell>
          <table:table-cell table:style-name="ce240" table:formula="of:=[RawData.Z118]/[RawData.X118]" office:value-type="float" office:value="0.977596001346697" calcext:value-type="float">
            <text:p>0.9776</text:p>
          </table:table-cell>
          <table:table-cell table:style-name="ce240" table:formula="of:=[RawData.AA118]-[RawData.W118]" office:value-type="float" office:value="-3.74259999999992" calcext:value-type="float">
            <text:p>-3.7426</text:p>
          </table:table-cell>
          <table:table-cell table:style-name="ce240" table:formula="of:=[RawData.AB118]/[RawData.X118]" office:value-type="float" office:value="1.11972632015124" calcext:value-type="float">
            <text:p>1.1197</text:p>
          </table:table-cell>
          <table:table-cell table:style-name="ce240" table:formula="of:=[RawData.AC118]-[RawData.W118]" office:value-type="float" office:value="1.4873" calcext:value-type="float">
            <text:p>1.4873</text:p>
          </table:table-cell>
          <table:table-cell table:style-name="ce240" table:formula="of:=[RawData.AD118]/[RawData.X118]" office:value-type="float" office:value="1.23777437650532" calcext:value-type="float">
            <text:p>1.2378</text:p>
          </table:table-cell>
          <table:table-cell table:style-name="ce240" table:formula="of:=[RawData.AE118]-[RawData.W118]" office:value-type="float" office:value="-15.5333999999999" calcext:value-type="float">
            <text:p>-15.5334</text:p>
          </table:table-cell>
          <table:table-cell table:style-name="ce240" table:formula="of:=[RawData.AF118]/[RawData.X118]" office:value-type="float" office:value="0.801540517442312" calcext:value-type="float">
            <text:p>0.8015</text:p>
          </table:table-cell>
          <table:table-cell table:style-name="ce240" table:formula="of:=[RawData.AG118]-[RawData.W118]" office:value-type="float" office:value="-1.59749999999997" calcext:value-type="float">
            <text:p>-1.5975</text:p>
          </table:table-cell>
          <table:table-cell table:style-name="ce240" table:formula="of:=[RawData.AH118]/[RawData.X118]" office:value-type="float" office:value="1.30386643617435" calcext:value-type="float">
            <text:p>1.3039</text:p>
          </table:table-cell>
          <table:table-cell table:style-name="ce240" table:formula="of:=[RawData.AI118]-[RawData.W118]" office:value-type="float" office:value="-15.0877999999999" calcext:value-type="float">
            <text:p>-15.0878</text:p>
          </table:table-cell>
          <table:table-cell table:style-name="ce240" table:formula="of:=[RawData.AJ118]/[RawData.X118]" office:value-type="float" office:value="0.814588692927252" calcext:value-type="float">
            <text:p>0.8146</text:p>
          </table:table-cell>
          <table:table-cell table:style-name="ce240" table:formula="of:=[RawData.AK118]-[RawData.W118]" office:value-type="float" office:value="-2.02519999999993" calcext:value-type="float">
            <text:p>-2.0252</text:p>
          </table:table-cell>
          <table:table-cell table:style-name="ce240" table:formula="of:=[RawData.AL118]/[RawData.X118]" office:value-type="float" office:value="1.21652577629296" calcext:value-type="float">
            <text:p>1.2165</text:p>
          </table:table-cell>
          <table:table-cell table:style-name="ce240" table:formula="of:=[RawData.AM118]-[RawData.W118]" office:value-type="float" office:value="-1.70995727139996" calcext:value-type="float">
            <text:p>-1.7100</text:p>
          </table:table-cell>
          <table:table-cell table:style-name="ce240" table:formula="of:=[RawData.AN118]/[RawData.X118]" office:value-type="float" office:value="0.396344971341983" calcext:value-type="float">
            <text:p>0.3963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70" table:number-columns-repeated="3"/>
          <table:table-cell table:style-name="ce240" table:formula="of:=[RawData.G119]-[RawData.W119]" office:value-type="float" office:value="14.8814" calcext:value-type="float">
            <text:p>14.8814</text:p>
          </table:table-cell>
          <table:table-cell table:style-name="ce240" table:formula="of:=[RawData.H119]/[RawData.X119]" office:value-type="float" office:value="1.73659932532989" calcext:value-type="float">
            <text:p>1.7366</text:p>
          </table:table-cell>
          <table:table-cell table:style-name="ce240" table:formula="of:=[RawData.I119]-[RawData.W119]" office:value-type="float" office:value="14.88442" calcext:value-type="float">
            <text:p>14.8844</text:p>
          </table:table-cell>
          <table:table-cell table:style-name="ce240" table:formula="of:=[RawData.J119]/[RawData.X119]" office:value-type="float" office:value="1.74702351423752" calcext:value-type="float">
            <text:p>1.7470</text:p>
          </table:table-cell>
          <table:table-cell table:style-name="ce240" table:formula="of:=[RawData.K119]-[RawData.W119]" office:value-type="float" office:value="0.687767000000008" calcext:value-type="float">
            <text:p>0.6878</text:p>
          </table:table-cell>
          <table:table-cell table:style-name="ce240" table:formula="of:=[RawData.L119]/[RawData.X119]" office:value-type="float" office:value="0.80295664252406" calcext:value-type="float">
            <text:p>0.8030</text:p>
          </table:table-cell>
          <table:table-cell table:style-name="ce240" table:formula="of:=[RawData.M119]-[RawData.W119]" office:value-type="float" office:value="-2.05341099999998" calcext:value-type="float">
            <text:p>-2.0534</text:p>
          </table:table-cell>
          <table:table-cell table:style-name="ce240" table:formula="of:=[RawData.N119]/[RawData.X119]" office:value-type="float" office:value="0.817789463240401" calcext:value-type="float">
            <text:p>0.8178</text:p>
          </table:table-cell>
          <table:table-cell table:style-name="ce240" table:formula="of:=[RawData.O119]-[RawData.W119]" office:value-type="float" office:value="3.51290000000006" calcext:value-type="float">
            <text:p>3.5129</text:p>
          </table:table-cell>
          <table:table-cell table:style-name="ce240" table:formula="of:=[RawData.P119]/[RawData.X119]" office:value-type="float" office:value="1.16579025696994" calcext:value-type="float">
            <text:p>1.1658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19]-[RawData.W119]" office:value-type="float" office:value="-15.4406" calcext:value-type="float">
            <text:p>-15.4406</text:p>
          </table:table-cell>
          <table:table-cell table:style-name="ce240" table:formula="of:=[RawData.Z119]/[RawData.X119]" office:value-type="float" office:value="0.834184775275325" calcext:value-type="float">
            <text:p>0.8342</text:p>
          </table:table-cell>
          <table:table-cell table:style-name="ce240" table:formula="of:=[RawData.AA119]-[RawData.W119]" office:value-type="float" office:value="-3.54970000000003" calcext:value-type="float">
            <text:p>-3.5497</text:p>
          </table:table-cell>
          <table:table-cell table:style-name="ce240" table:formula="of:=[RawData.AB119]/[RawData.X119]" office:value-type="float" office:value="1.15344855640441" calcext:value-type="float">
            <text:p>1.1534</text:p>
          </table:table-cell>
          <table:table-cell table:style-name="ce240" table:formula="of:=[RawData.AC119]-[RawData.W119]" office:value-type="float" office:value="1.61750000000006" calcext:value-type="float">
            <text:p>1.6175</text:p>
          </table:table-cell>
          <table:table-cell table:style-name="ce240" table:formula="of:=[RawData.AD119]/[RawData.X119]" office:value-type="float" office:value="1.23282414922115" calcext:value-type="float">
            <text:p>1.2328</text:p>
          </table:table-cell>
          <table:table-cell table:style-name="ce240" table:formula="of:=[RawData.AE119]-[RawData.W119]" office:value-type="float" office:value="-15.3321" calcext:value-type="float">
            <text:p>-15.3321</text:p>
          </table:table-cell>
          <table:table-cell table:style-name="ce240" table:formula="of:=[RawData.AF119]/[RawData.X119]" office:value-type="float" office:value="0.851234805040182" calcext:value-type="float">
            <text:p>0.8512</text:p>
          </table:table-cell>
          <table:table-cell table:style-name="ce240" table:formula="of:=[RawData.AG119]-[RawData.W119]" office:value-type="float" office:value="-1.11239999999998" calcext:value-type="float">
            <text:p>-1.1124</text:p>
          </table:table-cell>
          <table:table-cell table:style-name="ce240" table:formula="of:=[RawData.AH119]/[RawData.X119]" office:value-type="float" office:value="1.11367595991666" calcext:value-type="float">
            <text:p>1.1137</text:p>
          </table:table-cell>
          <table:table-cell table:style-name="ce240" table:formula="of:=[RawData.AI119]-[RawData.W119]" office:value-type="float" office:value="-14.9481" calcext:value-type="float">
            <text:p>-14.9481</text:p>
          </table:table-cell>
          <table:table-cell table:style-name="ce240" table:formula="of:=[RawData.AJ119]/[RawData.X119]" office:value-type="float" office:value="0.84818421470384" calcext:value-type="float">
            <text:p>0.8482</text:p>
          </table:table-cell>
          <table:table-cell table:style-name="ce240" table:formula="of:=[RawData.AK119]-[RawData.W119]" office:value-type="float" office:value="-1.94960000000003" calcext:value-type="float">
            <text:p>-1.9496</text:p>
          </table:table-cell>
          <table:table-cell table:style-name="ce240" table:formula="of:=[RawData.AL119]/[RawData.X119]" office:value-type="float" office:value="1.20488769967259" calcext:value-type="float">
            <text:p>1.2049</text:p>
          </table:table-cell>
          <table:table-cell table:style-name="ce240" table:formula="of:=[RawData.AM119]-[RawData.W119]" office:value-type="float" office:value="-1.28120597639997" calcext:value-type="float">
            <text:p>-1.2812</text:p>
          </table:table-cell>
          <table:table-cell table:style-name="ce240" table:formula="of:=[RawData.AN119]/[RawData.X119]" office:value-type="float" office:value="0.324980352786536" calcext:value-type="float">
            <text:p>0.325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3_dmso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0]-[RawData.W120]" office:value-type="float" office:value="15.1185999999999" calcext:value-type="float">
            <text:p>15.1186</text:p>
          </table:table-cell>
          <table:table-cell table:style-name="ce240" table:formula="of:=[RawData.H120]/[RawData.X120]" office:value-type="float" office:value="2.66235714654378" calcext:value-type="float">
            <text:p>2.6624</text:p>
          </table:table-cell>
          <table:table-cell table:style-name="ce240" table:formula="of:=[RawData.I120]-[RawData.W120]" office:value-type="float" office:value="15.124523" calcext:value-type="float">
            <text:p>15.1245</text:p>
          </table:table-cell>
          <table:table-cell table:style-name="ce252" table:formula="of:=[RawData.J120]/[RawData.X120]" office:value-type="float" office:value="2.68051612903226" calcext:value-type="float">
            <text:p>2.6805</text:p>
          </table:table-cell>
          <table:table-cell table:style-name="ce240" table:formula="of:=[RawData.K120]-[RawData.W120]" office:value-type="float" office:value="-0.59475800000007" calcext:value-type="float">
            <text:p>-0.5948</text:p>
          </table:table-cell>
          <table:table-cell table:style-name="ce252" table:formula="of:=[RawData.L120]/[RawData.X120]" office:value-type="float" office:value="0.385990783410138" calcext:value-type="float">
            <text:p>0.3860</text:p>
          </table:table-cell>
          <table:table-cell table:style-name="ce240" table:formula="of:=[RawData.M120]-[RawData.W120]" office:value-type="float" office:value="-2.47326800000008" calcext:value-type="float">
            <text:p>-2.4733</text:p>
          </table:table-cell>
          <table:table-cell table:style-name="ce240" table:formula="of:=[RawData.N120]/[RawData.X120]" office:value-type="float" office:value="0.709566820276498" calcext:value-type="float">
            <text:p>0.7096</text:p>
          </table:table-cell>
          <table:table-cell table:style-name="ce240" table:formula="of:=[RawData.O120]-[RawData.W120]" office:value-type="float" office:value="4.4664479999999" calcext:value-type="float">
            <text:p>4.4664</text:p>
          </table:table-cell>
          <table:table-cell table:style-name="ce240" table:formula="of:=[RawData.P120]/[RawData.X120]" office:value-type="float" office:value="1.53091244239631" calcext:value-type="float">
            <text:p>1.5309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0]-[RawData.W120]" office:value-type="float" office:value="-15.8040000000001" calcext:value-type="float">
            <text:p>-15.8040</text:p>
          </table:table-cell>
          <table:table-cell table:style-name="ce240" table:formula="of:=[RawData.Z120]/[RawData.X120]" office:value-type="float" office:value="0.675815701382489" calcext:value-type="float">
            <text:p>0.6758</text:p>
          </table:table-cell>
          <table:table-cell table:style-name="ce240" table:formula="of:=[RawData.AA120]-[RawData.W120]" office:value-type="float" office:value="-3.34410000000003" calcext:value-type="float">
            <text:p>-3.3441</text:p>
          </table:table-cell>
          <table:table-cell table:style-name="ce240" table:formula="of:=[RawData.AB120]/[RawData.X120]" office:value-type="float" office:value="1.41136880737327" calcext:value-type="float">
            <text:p>1.4114</text:p>
          </table:table-cell>
          <table:table-cell table:style-name="ce240" table:formula="of:=[RawData.AC120]-[RawData.W120]" office:value-type="float" office:value="1.8513999999999" calcext:value-type="float">
            <text:p>1.8514</text:p>
          </table:table-cell>
          <table:table-cell table:style-name="ce240" table:formula="of:=[RawData.AD120]/[RawData.X120]" office:value-type="float" office:value="1.67453587834101" calcext:value-type="float">
            <text:p>1.6745</text:p>
          </table:table-cell>
          <table:table-cell table:style-name="ce240" table:formula="of:=[RawData.AE120]-[RawData.W120]" office:value-type="float" office:value="-14.8913" calcext:value-type="float">
            <text:p>-14.8913</text:p>
          </table:table-cell>
          <table:table-cell table:style-name="ce240" table:formula="of:=[RawData.AF120]/[RawData.X120]" office:value-type="float" office:value="0.431491159447005" calcext:value-type="float">
            <text:p>0.4315</text:p>
          </table:table-cell>
          <table:table-cell table:style-name="ce240" table:formula="of:=[RawData.AG120]-[RawData.W120]" office:value-type="float" office:value="-1.32060000000001" calcext:value-type="float">
            <text:p>-1.3206</text:p>
          </table:table-cell>
          <table:table-cell table:style-name="ce240" table:formula="of:=[RawData.AH120]/[RawData.X120]" office:value-type="float" office:value="1.39810811059908" calcext:value-type="float">
            <text:p>1.3981</text:p>
          </table:table-cell>
          <table:table-cell table:style-name="ce240" table:formula="of:=[RawData.AI120]-[RawData.W120]" office:value-type="float" office:value="-14.8301" calcext:value-type="float">
            <text:p>-14.8301</text:p>
          </table:table-cell>
          <table:table-cell table:style-name="ce240" table:formula="of:=[RawData.AJ120]/[RawData.X120]" office:value-type="float" office:value="0.608916335483871" calcext:value-type="float">
            <text:p>0.6089</text:p>
          </table:table-cell>
          <table:table-cell table:style-name="ce240" table:formula="of:=[RawData.AK120]-[RawData.W120]" office:value-type="float" office:value="-1.58050000000003" calcext:value-type="float">
            <text:p>-1.5805</text:p>
          </table:table-cell>
          <table:table-cell table:style-name="ce240" table:formula="of:=[RawData.AL120]/[RawData.X120]" office:value-type="float" office:value="1.53945083870968" calcext:value-type="float">
            <text:p>1.5395</text:p>
          </table:table-cell>
          <table:table-cell table:style-name="ce240" table:formula="of:=[RawData.AM120]-[RawData.W120]" office:value-type="float" office:value="-1.94767589010007" calcext:value-type="float">
            <text:p>-1.9477</text:p>
          </table:table-cell>
          <table:table-cell table:style-name="ce240" table:formula="of:=[RawData.AN120]/[RawData.X120]" office:value-type="float" office:value="0.387781627301714" calcext:value-type="float">
            <text:p>0.3878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70" table:number-columns-repeated="3"/>
          <table:table-cell table:style-name="ce240" table:formula="of:=[RawData.G121]-[RawData.W121]" office:value-type="float" office:value="15.1202000000001" calcext:value-type="float">
            <text:p>15.1202</text:p>
          </table:table-cell>
          <table:table-cell table:style-name="ce240" table:formula="of:=[RawData.H121]/[RawData.X121]" office:value-type="float" office:value="1.77826111852999" calcext:value-type="float">
            <text:p>1.7783</text:p>
          </table:table-cell>
          <table:table-cell table:style-name="ce240" table:formula="of:=[RawData.I121]-[RawData.W121]" office:value-type="float" office:value="15.1160880000001" calcext:value-type="float">
            <text:p>15.1161</text:p>
          </table:table-cell>
          <table:table-cell table:style-name="ce240" table:formula="of:=[RawData.J121]/[RawData.X121]" office:value-type="float" office:value="1.78449334971422" calcext:value-type="float">
            <text:p>1.7845</text:p>
          </table:table-cell>
          <table:table-cell table:style-name="ce240" table:formula="of:=[RawData.K121]-[RawData.W121]" office:value-type="float" office:value="0.640214000000015" calcext:value-type="float">
            <text:p>0.6402</text:p>
          </table:table-cell>
          <table:table-cell table:style-name="ce240" table:formula="of:=[RawData.L121]/[RawData.X121]" office:value-type="float" office:value="0.824688852091234" calcext:value-type="float">
            <text:p>0.8247</text:p>
          </table:table-cell>
          <table:table-cell table:style-name="ce240" table:formula="of:=[RawData.M121]-[RawData.W121]" office:value-type="float" office:value="-2.0577649999999" calcext:value-type="float">
            <text:p>-2.0578</text:p>
          </table:table-cell>
          <table:table-cell table:style-name="ce240" table:formula="of:=[RawData.N121]/[RawData.X121]" office:value-type="float" office:value="0.831873297366594" calcext:value-type="float">
            <text:p>0.8319</text:p>
          </table:table-cell>
          <table:table-cell table:style-name="ce240" table:formula="of:=[RawData.O121]-[RawData.W121]" office:value-type="float" office:value="3.41521399999999" calcext:value-type="float">
            <text:p>3.4152</text:p>
          </table:table-cell>
          <table:table-cell table:style-name="ce240" table:formula="of:=[RawData.P121]/[RawData.X121]" office:value-type="float" office:value="1.18185460178409" calcext:value-type="float">
            <text:p>1.1819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1]-[RawData.W121]" office:value-type="float" office:value="-15.6386" calcext:value-type="float">
            <text:p>-15.6386</text:p>
          </table:table-cell>
          <table:table-cell table:style-name="ce240" table:formula="of:=[RawData.Z121]/[RawData.X121]" office:value-type="float" office:value="0.842773834196891" calcext:value-type="float">
            <text:p>0.8428</text:p>
          </table:table-cell>
          <table:table-cell table:style-name="ce240" table:formula="of:=[RawData.AA121]-[RawData.W121]" office:value-type="float" office:value="-3.59969999999998" calcext:value-type="float">
            <text:p>-3.5997</text:p>
          </table:table-cell>
          <table:table-cell table:style-name="ce240" table:formula="of:=[RawData.AB121]/[RawData.X121]" office:value-type="float" office:value="1.16798454409487" calcext:value-type="float">
            <text:p>1.1680</text:p>
          </table:table-cell>
          <table:table-cell table:style-name="ce240" table:formula="of:=[RawData.AC121]-[RawData.W121]" office:value-type="float" office:value="1.60790000000009" calcext:value-type="float">
            <text:p>1.6079</text:p>
          </table:table-cell>
          <table:table-cell table:style-name="ce240" table:formula="of:=[RawData.AD121]/[RawData.X121]" office:value-type="float" office:value="1.24660628171572" calcext:value-type="float">
            <text:p>1.2466</text:p>
          </table:table-cell>
          <table:table-cell table:style-name="ce240" table:formula="of:=[RawData.AE121]-[RawData.W121]" office:value-type="float" office:value="-15.5137999999999" calcext:value-type="float">
            <text:p>-15.5138</text:p>
          </table:table-cell>
          <table:table-cell table:style-name="ce240" table:formula="of:=[RawData.AF121]/[RawData.X121]" office:value-type="float" office:value="0.845509222263768" calcext:value-type="float">
            <text:p>0.8455</text:p>
          </table:table-cell>
          <table:table-cell table:style-name="ce240" table:formula="of:=[RawData.AG121]-[RawData.W121]" office:value-type="float" office:value="-1.23399999999992" calcext:value-type="float">
            <text:p>-1.2340</text:p>
          </table:table-cell>
          <table:table-cell table:style-name="ce240" table:formula="of:=[RawData.AH121]/[RawData.X121]" office:value-type="float" office:value="1.12723841140965" calcext:value-type="float">
            <text:p>1.1272</text:p>
          </table:table-cell>
          <table:table-cell table:style-name="ce240" table:formula="of:=[RawData.AI121]-[RawData.W121]" office:value-type="float" office:value="-15.1284999999999" calcext:value-type="float">
            <text:p>-15.1285</text:p>
          </table:table-cell>
          <table:table-cell table:style-name="ce240" table:formula="of:=[RawData.AJ121]/[RawData.X121]" office:value-type="float" office:value="0.840300013353988" calcext:value-type="float">
            <text:p>0.8403</text:p>
          </table:table-cell>
          <table:table-cell table:style-name="ce240" table:formula="of:=[RawData.AK121]-[RawData.W121]" office:value-type="float" office:value="-1.96609999999998" calcext:value-type="float">
            <text:p>-1.9661</text:p>
          </table:table-cell>
          <table:table-cell table:style-name="ce240" table:formula="of:=[RawData.AL121]/[RawData.X121]" office:value-type="float" office:value="1.21803605042466" calcext:value-type="float">
            <text:p>1.2180</text:p>
          </table:table-cell>
          <table:table-cell table:style-name="ce240" table:formula="of:=[RawData.AM121]-[RawData.W121]" office:value-type="float" office:value="-1.42501746719995" calcext:value-type="float">
            <text:p>-1.4250</text:p>
          </table:table-cell>
          <table:table-cell table:style-name="ce240" table:formula="of:=[RawData.AN121]/[RawData.X121]" office:value-type="float" office:value="0.319310761753325" calcext:value-type="float">
            <text:p>0.3193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2_benzoquinone</text:p>
          </table:table-cell>
          <table:table-cell table:style-name="ce64" office:value-type="string" calcext:value-type="string">
            <text:p>B1u</text:p>
          </table:table-cell>
          <table:table-cell table:style-name="ce70" table:number-columns-repeated="3"/>
          <table:table-cell table:style-name="ce240" table:number-columns-repeated="14"/>
          <table:table-cell table:style-name="ce251" table:number-columns-repeated="2"/>
          <table:table-cell table:style-name="ce240" table:number-columns-repeated="18"/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3]-[RawData.W123]" office:value-type="float" office:value="15.5318" calcext:value-type="float">
            <text:p>15.5318</text:p>
          </table:table-cell>
          <table:table-cell table:style-name="ce240" table:formula="of:=[RawData.H123]/[RawData.X123]" office:value-type="float" office:value="1.87358408801869" calcext:value-type="float">
            <text:p>1.8736</text:p>
          </table:table-cell>
          <table:table-cell table:style-name="ce240" table:formula="of:=[RawData.I123]-[RawData.W123]" office:value-type="float" office:value="15.534406" calcext:value-type="float">
            <text:p>15.5344</text:p>
          </table:table-cell>
          <table:table-cell table:style-name="ce240" table:formula="of:=[RawData.J123]/[RawData.X123]" office:value-type="float" office:value="1.88420928100322" calcext:value-type="float">
            <text:p>1.8842</text:p>
          </table:table-cell>
          <table:table-cell table:style-name="ce240" table:formula="of:=[RawData.K123]-[RawData.W123]" office:value-type="float" office:value="0.151970000000006" calcext:value-type="float">
            <text:p>0.1520</text:p>
          </table:table-cell>
          <table:table-cell table:style-name="ce240" table:formula="of:=[RawData.L123]/[RawData.X123]" office:value-type="float" office:value="0.579426813758836" calcext:value-type="float">
            <text:p>0.5794</text:p>
          </table:table-cell>
          <table:table-cell table:style-name="ce240" table:formula="of:=[RawData.M123]-[RawData.W123]" office:value-type="float" office:value="-2.24124600000005" calcext:value-type="float">
            <text:p>-2.2412</text:p>
          </table:table-cell>
          <table:table-cell table:style-name="ce240" table:formula="of:=[RawData.N123]/[RawData.X123]" office:value-type="float" office:value="0.775428115110467" calcext:value-type="float">
            <text:p>0.7754</text:p>
          </table:table-cell>
          <table:table-cell table:style-name="ce240" table:formula="of:=[RawData.O123]-[RawData.W123]" office:value-type="float" office:value="3.831908" calcext:value-type="float">
            <text:p>3.8319</text:p>
          </table:table-cell>
          <table:table-cell table:style-name="ce240" table:formula="of:=[RawData.P123]/[RawData.X123]" office:value-type="float" office:value="1.23897548135222" calcext:value-type="float">
            <text:p>1.2390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3]-[RawData.W123]" office:value-type="float" office:value="-15.9659" calcext:value-type="float">
            <text:p>-15.9659</text:p>
          </table:table-cell>
          <table:table-cell table:style-name="ce240" table:formula="of:=[RawData.Z123]/[RawData.X123]" office:value-type="float" office:value="0.709397562923309" calcext:value-type="float">
            <text:p>0.7094</text:p>
          </table:table-cell>
          <table:table-cell table:style-name="ce240" table:formula="of:=[RawData.AA123]-[RawData.W123]" office:value-type="float" office:value="-3.56180000000006" calcext:value-type="float">
            <text:p>-3.5618</text:p>
          </table:table-cell>
          <table:table-cell table:style-name="ce240" table:formula="of:=[RawData.AB123]/[RawData.X123]" office:value-type="float" office:value="1.15351395403863" calcext:value-type="float">
            <text:p>1.1535</text:p>
          </table:table-cell>
          <table:table-cell table:style-name="ce240" table:formula="of:=[RawData.AC123]-[RawData.W123]" office:value-type="float" office:value="1.72239999999999" calcext:value-type="float">
            <text:p>1.7224</text:p>
          </table:table-cell>
          <table:table-cell table:style-name="ce240" table:formula="of:=[RawData.AD123]/[RawData.X123]" office:value-type="float" office:value="1.2557001360504" calcext:value-type="float">
            <text:p>1.2557</text:p>
          </table:table-cell>
          <table:table-cell table:style-name="ce240" table:formula="of:=[RawData.AE123]-[RawData.W123]" office:value-type="float" office:value="-15.5426" calcext:value-type="float">
            <text:p>-15.5426</text:p>
          </table:table-cell>
          <table:table-cell table:style-name="ce240" table:formula="of:=[RawData.AF123]/[RawData.X123]" office:value-type="float" office:value="0.819940871314069" calcext:value-type="float">
            <text:p>0.8199</text:p>
          </table:table-cell>
          <table:table-cell table:style-name="ce240" table:formula="of:=[RawData.AG123]-[RawData.W123]" office:value-type="float" office:value="-1.41039999999998" calcext:value-type="float">
            <text:p>-1.4104</text:p>
          </table:table-cell>
          <table:table-cell table:style-name="ce240" table:formula="of:=[RawData.AH123]/[RawData.X123]" office:value-type="float" office:value="1.00237103309574" calcext:value-type="float">
            <text:p>1.0024</text:p>
          </table:table-cell>
          <table:table-cell table:style-name="ce240" table:formula="of:=[RawData.AI123]-[RawData.W123]" office:value-type="float" office:value="-15.125" calcext:value-type="float">
            <text:p>-15.1250</text:p>
          </table:table-cell>
          <table:table-cell table:style-name="ce240" table:formula="of:=[RawData.AJ123]/[RawData.X123]" office:value-type="float" office:value="0.821258637721452" calcext:value-type="float">
            <text:p>0.8213</text:p>
          </table:table-cell>
          <table:table-cell table:style-name="ce240" table:formula="of:=[RawData.AK123]-[RawData.W123]" office:value-type="float" office:value="-1.81950000000006" calcext:value-type="float">
            <text:p>-1.8195</text:p>
          </table:table-cell>
          <table:table-cell table:style-name="ce240" table:formula="of:=[RawData.AL123]/[RawData.X123]" office:value-type="float" office:value="1.23222606843927" calcext:value-type="float">
            <text:p>1.2322</text:p>
          </table:table-cell>
          <table:table-cell table:style-name="ce240" table:formula="of:=[RawData.AM123]-[RawData.W123]" office:value-type="float" office:value="-1.81575852720005" calcext:value-type="float">
            <text:p>-1.8158</text:p>
          </table:table-cell>
          <table:table-cell table:style-name="ce240" table:formula="of:=[RawData.AN123]/[RawData.X123]" office:value-type="float" office:value="0.253473375881784" calcext:value-type="float">
            <text:p>0.2535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4]-[RawData.W124]" office:value-type="float" office:value="15.3128" calcext:value-type="float">
            <text:p>15.3128</text:p>
          </table:table-cell>
          <table:table-cell table:style-name="ce240" table:formula="of:=[RawData.H124]/[RawData.X124]" office:value-type="float" office:value="1.83720795680273" calcext:value-type="float">
            <text:p>1.8372</text:p>
          </table:table-cell>
          <table:table-cell table:style-name="ce240" table:formula="of:=[RawData.I124]-[RawData.W124]" office:value-type="float" office:value="15.315556" calcext:value-type="float">
            <text:p>15.3156</text:p>
          </table:table-cell>
          <table:table-cell table:style-name="ce240" table:formula="of:=[RawData.J124]/[RawData.X124]" office:value-type="float" office:value="1.84808214195787" calcext:value-type="float">
            <text:p>1.8481</text:p>
          </table:table-cell>
          <table:table-cell table:style-name="ce240" table:formula="of:=[RawData.K124]-[RawData.W124]" office:value-type="float" office:value="0.081346999999937" calcext:value-type="float">
            <text:p>0.0813</text:p>
          </table:table-cell>
          <table:table-cell table:style-name="ce240" table:formula="of:=[RawData.L124]/[RawData.X124]" office:value-type="float" office:value="0.648294771004113" calcext:value-type="float">
            <text:p>0.6483</text:p>
          </table:table-cell>
          <table:table-cell table:style-name="ce240" table:formula="of:=[RawData.M124]-[RawData.W124]" office:value-type="float" office:value="-2.25134800000001" calcext:value-type="float">
            <text:p>-2.2513</text:p>
          </table:table-cell>
          <table:table-cell table:style-name="ce240" table:formula="of:=[RawData.N124]/[RawData.X124]" office:value-type="float" office:value="0.775480513667012" calcext:value-type="float">
            <text:p>0.7755</text:p>
          </table:table-cell>
          <table:table-cell table:style-name="ce240" table:formula="of:=[RawData.O124]-[RawData.W124]" office:value-type="float" office:value="3.80622500000004" calcext:value-type="float">
            <text:p>3.8062</text:p>
          </table:table-cell>
          <table:table-cell table:style-name="ce240" table:formula="of:=[RawData.P124]/[RawData.X124]" office:value-type="float" office:value="1.22035083792631" calcext:value-type="float">
            <text:p>1.2204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4]-[RawData.W124]" office:value-type="float" office:value="-16.0299" calcext:value-type="float">
            <text:p>-16.0299</text:p>
          </table:table-cell>
          <table:table-cell table:style-name="ce240" table:formula="of:=[RawData.Z124]/[RawData.X124]" office:value-type="float" office:value="0.647475018884817" calcext:value-type="float">
            <text:p>0.6475</text:p>
          </table:table-cell>
          <table:table-cell table:style-name="ce240" table:formula="of:=[RawData.AA124]-[RawData.W124]" office:value-type="float" office:value="-3.58770000000004" calcext:value-type="float">
            <text:p>-3.5877</text:p>
          </table:table-cell>
          <table:table-cell table:style-name="ce240" table:formula="of:=[RawData.AB124]/[RawData.X124]" office:value-type="float" office:value="1.12787033824805" calcext:value-type="float">
            <text:p>1.1279</text:p>
          </table:table-cell>
          <table:table-cell table:style-name="ce240" table:formula="of:=[RawData.AC124]-[RawData.W124]" office:value-type="float" office:value="1.66869999999994" calcext:value-type="float">
            <text:p>1.6687</text:p>
          </table:table-cell>
          <table:table-cell table:style-name="ce240" table:formula="of:=[RawData.AD124]/[RawData.X124]" office:value-type="float" office:value="1.23560235850376" calcext:value-type="float">
            <text:p>1.2356</text:p>
          </table:table-cell>
          <table:table-cell table:style-name="ce240" table:formula="of:=[RawData.AE124]-[RawData.W124]" office:value-type="float" office:value="-15.4593" calcext:value-type="float">
            <text:p>-15.4593</text:p>
          </table:table-cell>
          <table:table-cell table:style-name="ce240" table:formula="of:=[RawData.AF124]/[RawData.X124]" office:value-type="float" office:value="0.818094384914529" calcext:value-type="float">
            <text:p>0.8181</text:p>
          </table:table-cell>
          <table:table-cell table:style-name="ce240" table:formula="of:=[RawData.AG124]-[RawData.W124]" office:value-type="float" office:value="-1.46810000000005" calcext:value-type="float">
            <text:p>-1.4681</text:p>
          </table:table-cell>
          <table:table-cell table:style-name="ce240" table:formula="of:=[RawData.AH124]/[RawData.X124]" office:value-type="float" office:value="0.981210734969085" calcext:value-type="float">
            <text:p>0.9812</text:p>
          </table:table-cell>
          <table:table-cell table:style-name="ce240" table:formula="of:=[RawData.AI124]-[RawData.W124]" office:value-type="float" office:value="-15.0312" calcext:value-type="float">
            <text:p>-15.0312</text:p>
          </table:table-cell>
          <table:table-cell table:style-name="ce240" table:formula="of:=[RawData.AJ124]/[RawData.X124]" office:value-type="float" office:value="0.825821209747363" calcext:value-type="float">
            <text:p>0.8258</text:p>
          </table:table-cell>
          <table:table-cell table:style-name="ce240" table:formula="of:=[RawData.AK124]-[RawData.W124]" office:value-type="float" office:value="-1.85019999999997" calcext:value-type="float">
            <text:p>-1.8502</text:p>
          </table:table-cell>
          <table:table-cell table:style-name="ce240" table:formula="of:=[RawData.AL124]/[RawData.X124]" office:value-type="float" office:value="1.21734966846655" calcext:value-type="float">
            <text:p>1.2173</text:p>
          </table:table-cell>
          <table:table-cell table:style-name="ce240" table:formula="of:=[RawData.AM124]-[RawData.W124]" office:value-type="float" office:value="-2.0022981848" calcext:value-type="float">
            <text:p>-2.0023</text:p>
          </table:table-cell>
          <table:table-cell table:style-name="ce240" table:formula="of:=[RawData.AN124]/[RawData.X124]" office:value-type="float" office:value="0.200626050297429" calcext:value-type="float">
            <text:p>0.2006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5]-[RawData.W125]" office:value-type="float" office:value="15.5055" calcext:value-type="float">
            <text:p>15.5055</text:p>
          </table:table-cell>
          <table:table-cell table:style-name="ce240" table:formula="of:=[RawData.H125]/[RawData.X125]" office:value-type="float" office:value="1.88061724826415" calcext:value-type="float">
            <text:p>1.8806</text:p>
          </table:table-cell>
          <table:table-cell table:style-name="ce240" table:formula="of:=[RawData.I125]-[RawData.W125]" office:value-type="float" office:value="15.50805" calcext:value-type="float">
            <text:p>15.5081</text:p>
          </table:table-cell>
          <table:table-cell table:style-name="ce240" table:formula="of:=[RawData.J125]/[RawData.X125]" office:value-type="float" office:value="1.89140864797211" calcext:value-type="float">
            <text:p>1.8914</text:p>
          </table:table-cell>
          <table:table-cell table:style-name="ce240" table:formula="of:=[RawData.K125]-[RawData.W125]" office:value-type="float" office:value="0.104950000000031" calcext:value-type="float">
            <text:p>0.1050</text:p>
          </table:table-cell>
          <table:table-cell table:style-name="ce240" table:formula="of:=[RawData.L125]/[RawData.X125]" office:value-type="float" office:value="0.611645856304199" calcext:value-type="float">
            <text:p>0.6116</text:p>
          </table:table-cell>
          <table:table-cell table:style-name="ce240" table:formula="of:=[RawData.M125]-[RawData.W125]" office:value-type="float" office:value="-2.24194" calcext:value-type="float">
            <text:p>-2.2419</text:p>
          </table:table-cell>
          <table:table-cell table:style-name="ce240" table:formula="of:=[RawData.N125]/[RawData.X125]" office:value-type="float" office:value="0.788985904580267" calcext:value-type="float">
            <text:p>0.7890</text:p>
          </table:table-cell>
          <table:table-cell table:style-name="ce240" table:formula="of:=[RawData.O125]-[RawData.W125]" office:value-type="float" office:value="3.85281199999997" calcext:value-type="float">
            <text:p>3.8528</text:p>
          </table:table-cell>
          <table:table-cell table:style-name="ce240" table:formula="of:=[RawData.P125]/[RawData.X125]" office:value-type="float" office:value="1.24313854039396" calcext:value-type="float">
            <text:p>1.2431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5]-[RawData.W125]" office:value-type="float" office:value="-16.1369" calcext:value-type="float">
            <text:p>-16.1369</text:p>
          </table:table-cell>
          <table:table-cell table:style-name="ce240" table:formula="of:=[RawData.Z125]/[RawData.X125]" office:value-type="float" office:value="0.429924224453914" calcext:value-type="float">
            <text:p>0.4299</text:p>
          </table:table-cell>
          <table:table-cell table:style-name="ce240" table:formula="of:=[RawData.AA125]-[RawData.W125]" office:value-type="float" office:value="-3.56280000000004" calcext:value-type="float">
            <text:p>-3.5628</text:p>
          </table:table-cell>
          <table:table-cell table:style-name="ce240" table:formula="of:=[RawData.AB125]/[RawData.X125]" office:value-type="float" office:value="1.16277236940132" calcext:value-type="float">
            <text:p>1.1628</text:p>
          </table:table-cell>
          <table:table-cell table:style-name="ce240" table:formula="of:=[RawData.AC125]-[RawData.W125]" office:value-type="float" office:value="1.70910000000004" calcext:value-type="float">
            <text:p>1.7091</text:p>
          </table:table-cell>
          <table:table-cell table:style-name="ce240" table:formula="of:=[RawData.AD125]/[RawData.X125]" office:value-type="float" office:value="1.2682612122657" calcext:value-type="float">
            <text:p>1.2683</text:p>
          </table:table-cell>
          <table:table-cell table:style-name="ce240" table:formula="of:=[RawData.AE125]-[RawData.W125]" office:value-type="float" office:value="-15.5735" calcext:value-type="float">
            <text:p>-15.5735</text:p>
          </table:table-cell>
          <table:table-cell table:style-name="ce240" table:formula="of:=[RawData.AF125]/[RawData.X125]" office:value-type="float" office:value="0.825528715320202" calcext:value-type="float">
            <text:p>0.8255</text:p>
          </table:table-cell>
          <table:table-cell table:style-name="ce240" table:formula="of:=[RawData.AG125]-[RawData.W125]" office:value-type="float" office:value="-1.39620000000002" calcext:value-type="float">
            <text:p>-1.3962</text:p>
          </table:table-cell>
          <table:table-cell table:style-name="ce240" table:formula="of:=[RawData.AH125]/[RawData.X125]" office:value-type="float" office:value="1.00170815031141" calcext:value-type="float">
            <text:p>1.0017</text:p>
          </table:table-cell>
          <table:table-cell table:style-name="ce240" table:formula="of:=[RawData.AI125]-[RawData.W125]" office:value-type="float" office:value="-15.1639" calcext:value-type="float">
            <text:p>-15.1639</text:p>
          </table:table-cell>
          <table:table-cell table:style-name="ce240" table:formula="of:=[RawData.AJ125]/[RawData.X125]" office:value-type="float" office:value="0.824536460351045" calcext:value-type="float">
            <text:p>0.8245</text:p>
          </table:table-cell>
          <table:table-cell table:style-name="ce240" table:formula="of:=[RawData.AK125]-[RawData.W125]" office:value-type="float" office:value="-1.84259999999995" calcext:value-type="float">
            <text:p>-1.8426</text:p>
          </table:table-cell>
          <table:table-cell table:style-name="ce240" table:formula="of:=[RawData.AL125]/[RawData.X125]" office:value-type="float" office:value="1.23926702029383" calcext:value-type="float">
            <text:p>1.2393</text:p>
          </table:table-cell>
          <table:table-cell table:style-name="ce240" table:formula="of:=[RawData.AM125]-[RawData.W125]" office:value-type="float" office:value="-1.47958424249998" calcext:value-type="float">
            <text:p>-1.4796</text:p>
          </table:table-cell>
          <table:table-cell table:style-name="ce240" table:formula="of:=[RawData.AN125]/[RawData.X125]" office:value-type="float" office:value="0.183779760362398" calcext:value-type="float">
            <text:p>0.1838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6]-[RawData.W126]" office:value-type="float" office:value="14.6213" calcext:value-type="float">
            <text:p>14.6213</text:p>
          </table:table-cell>
          <table:table-cell table:style-name="ce240" table:formula="of:=[RawData.H126]/[RawData.X126]" office:value-type="float" office:value="1.70636688439644" calcext:value-type="float">
            <text:p>1.7064</text:p>
          </table:table-cell>
          <table:table-cell table:style-name="ce240" table:formula="of:=[RawData.I126]-[RawData.W126]" office:value-type="float" office:value="14.624496" calcext:value-type="float">
            <text:p>14.6245</text:p>
          </table:table-cell>
          <table:table-cell table:style-name="ce240" table:formula="of:=[RawData.J126]/[RawData.X126]" office:value-type="float" office:value="1.71672018683404" calcext:value-type="float">
            <text:p>1.7167</text:p>
          </table:table-cell>
          <table:table-cell table:style-name="ce240" table:formula="of:=[RawData.K126]-[RawData.W126]" office:value-type="float" office:value="0.772044999999935" calcext:value-type="float">
            <text:p>0.7720</text:p>
          </table:table-cell>
          <table:table-cell table:style-name="ce240" table:formula="of:=[RawData.L126]/[RawData.X126]" office:value-type="float" office:value="0.801525324770106" calcext:value-type="float">
            <text:p>0.8015</text:p>
          </table:table-cell>
          <table:table-cell table:style-name="ce240" table:formula="of:=[RawData.M126]-[RawData.W126]" office:value-type="float" office:value="-2.05611799999997" calcext:value-type="float">
            <text:p>-2.0561</text:p>
          </table:table-cell>
          <table:table-cell table:style-name="ce240" table:formula="of:=[RawData.N126]/[RawData.X126]" office:value-type="float" office:value="0.815270276845229" calcext:value-type="float">
            <text:p>0.8153</text:p>
          </table:table-cell>
          <table:table-cell table:style-name="ce240" table:formula="of:=[RawData.O126]-[RawData.W126]" office:value-type="float" office:value="3.57103899999993" calcext:value-type="float">
            <text:p>3.5710</text:p>
          </table:table-cell>
          <table:table-cell table:style-name="ce240" table:formula="of:=[RawData.P126]/[RawData.X126]" office:value-type="float" office:value="1.1588697513745" calcext:value-type="float">
            <text:p>1.1589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6]-[RawData.W126]" office:value-type="float" office:value="-15.2416000000001" calcext:value-type="float">
            <text:p>-15.2416</text:p>
          </table:table-cell>
          <table:table-cell table:style-name="ce240" table:formula="of:=[RawData.Z126]/[RawData.X126]" office:value-type="float" office:value="0.828488921325354" calcext:value-type="float">
            <text:p>0.8285</text:p>
          </table:table-cell>
          <table:table-cell table:style-name="ce240" table:formula="of:=[RawData.AA126]-[RawData.W126]" office:value-type="float" office:value="-3.50919999999996" calcext:value-type="float">
            <text:p>-3.5092</text:p>
          </table:table-cell>
          <table:table-cell table:style-name="ce240" table:formula="of:=[RawData.AB126]/[RawData.X126]" office:value-type="float" office:value="1.14705233785822" calcext:value-type="float">
            <text:p>1.1471</text:p>
          </table:table-cell>
          <table:table-cell table:style-name="ce240" table:formula="of:=[RawData.AC126]-[RawData.W126]" office:value-type="float" office:value="1.61580000000004" calcext:value-type="float">
            <text:p>1.6158</text:p>
          </table:table-cell>
          <table:table-cell table:style-name="ce240" table:formula="of:=[RawData.AD126]/[RawData.X126]" office:value-type="float" office:value="1.22744282951394" calcext:value-type="float">
            <text:p>1.2274</text:p>
          </table:table-cell>
          <table:table-cell table:style-name="ce240" table:formula="of:=[RawData.AE126]-[RawData.W126]" office:value-type="float" office:value="-15.1736" calcext:value-type="float">
            <text:p>-15.1736</text:p>
          </table:table-cell>
          <table:table-cell table:style-name="ce240" table:formula="of:=[RawData.AF126]/[RawData.X126]" office:value-type="float" office:value="0.856391684912178" calcext:value-type="float">
            <text:p>0.8564</text:p>
          </table:table-cell>
          <table:table-cell table:style-name="ce240" table:formula="of:=[RawData.AG126]-[RawData.W126]" office:value-type="float" office:value="-0.981600000000071" calcext:value-type="float">
            <text:p>-0.9816</text:p>
          </table:table-cell>
          <table:table-cell table:style-name="ce240" table:formula="of:=[RawData.AH126]/[RawData.X126]" office:value-type="float" office:value="1.1099431372549" calcext:value-type="float">
            <text:p>1.1099</text:p>
          </table:table-cell>
          <table:table-cell table:style-name="ce240" table:formula="of:=[RawData.AI126]-[RawData.W126]" office:value-type="float" office:value="-14.7915" calcext:value-type="float">
            <text:p>-14.7915</text:p>
          </table:table-cell>
          <table:table-cell table:style-name="ce240" table:formula="of:=[RawData.AJ126]/[RawData.X126]" office:value-type="float" office:value="0.854740855349584" calcext:value-type="float">
            <text:p>0.8547</text:p>
          </table:table-cell>
          <table:table-cell table:style-name="ce240" table:formula="of:=[RawData.AK126]-[RawData.W126]" office:value-type="float" office:value="-1.95280000000002" calcext:value-type="float">
            <text:p>-1.9528</text:p>
          </table:table-cell>
          <table:table-cell table:style-name="ce240" table:formula="of:=[RawData.AL126]/[RawData.X126]" office:value-type="float" office:value="1.19880897070987" calcext:value-type="float">
            <text:p>1.1988</text:p>
          </table:table-cell>
          <table:table-cell table:style-name="ce240" table:formula="of:=[RawData.AM126]-[RawData.W126]" office:value-type="float" office:value="-1.17945833980002" calcext:value-type="float">
            <text:p>-1.1795</text:p>
          </table:table-cell>
          <table:table-cell table:style-name="ce240" table:formula="of:=[RawData.AN126]/[RawData.X126]" office:value-type="float" office:value="0.351048598836228" calcext:value-type="float">
            <text:p>0.3510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7]-[RawData.W127]" office:value-type="float" office:value="15.2949" calcext:value-type="float">
            <text:p>15.2949</text:p>
          </table:table-cell>
          <table:table-cell table:style-name="ce240" table:formula="of:=[RawData.H127]/[RawData.X127]" office:value-type="float" office:value="1.84258681195552" calcext:value-type="float">
            <text:p>1.8426</text:p>
          </table:table-cell>
          <table:table-cell table:style-name="ce240" table:formula="of:=[RawData.I127]-[RawData.W127]" office:value-type="float" office:value="15.297647" calcext:value-type="float">
            <text:p>15.2976</text:p>
          </table:table-cell>
          <table:table-cell table:style-name="ce240" table:formula="of:=[RawData.J127]/[RawData.X127]" office:value-type="float" office:value="1.85332922490826" calcext:value-type="float">
            <text:p>1.8533</text:p>
          </table:table-cell>
          <table:table-cell table:style-name="ce240" table:formula="of:=[RawData.K127]-[RawData.W127]" office:value-type="float" office:value="0.0870109999999613" calcext:value-type="float">
            <text:p>0.0870</text:p>
          </table:table-cell>
          <table:table-cell table:style-name="ce240" table:formula="of:=[RawData.L127]/[RawData.X127]" office:value-type="float" office:value="0.651530855206028" calcext:value-type="float">
            <text:p>0.6515</text:p>
          </table:table-cell>
          <table:table-cell table:style-name="ce240" table:formula="of:=[RawData.M127]-[RawData.W127]" office:value-type="float" office:value="-2.25298299999997" calcext:value-type="float">
            <text:p>-2.2530</text:p>
          </table:table-cell>
          <table:table-cell table:style-name="ce240" table:formula="of:=[RawData.N127]/[RawData.X127]" office:value-type="float" office:value="0.776380290764447" calcext:value-type="float">
            <text:p>0.7764</text:p>
          </table:table-cell>
          <table:table-cell table:style-name="ce240" table:formula="of:=[RawData.O127]-[RawData.W127]" office:value-type="float" office:value="3.82165599999996" calcext:value-type="float">
            <text:p>3.8217</text:p>
          </table:table-cell>
          <table:table-cell table:style-name="ce240" table:formula="of:=[RawData.P127]/[RawData.X127]" office:value-type="float" office:value="1.22457211686602" calcext:value-type="float">
            <text:p>1.2246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7]-[RawData.W127]" office:value-type="float" office:value="-15.9836" calcext:value-type="float">
            <text:p>-15.9836</text:p>
          </table:table-cell>
          <table:table-cell table:style-name="ce240" table:formula="of:=[RawData.Z127]/[RawData.X127]" office:value-type="float" office:value="0.661879005014146" calcext:value-type="float">
            <text:p>0.6619</text:p>
          </table:table-cell>
          <table:table-cell table:style-name="ce240" table:formula="of:=[RawData.AA127]-[RawData.W127]" office:value-type="float" office:value="-3.57740000000001" calcext:value-type="float">
            <text:p>-3.5774</text:p>
          </table:table-cell>
          <table:table-cell table:style-name="ce240" table:formula="of:=[RawData.AB127]/[RawData.X127]" office:value-type="float" office:value="1.13308069413709" calcext:value-type="float">
            <text:p>1.1331</text:p>
          </table:table-cell>
          <table:table-cell table:style-name="ce240" table:formula="of:=[RawData.AC127]-[RawData.W127]" office:value-type="float" office:value="1.67459999999994" calcext:value-type="float">
            <text:p>1.6746</text:p>
          </table:table-cell>
          <table:table-cell table:style-name="ce240" table:formula="of:=[RawData.AD127]/[RawData.X127]" office:value-type="float" office:value="1.23941899212863" calcext:value-type="float">
            <text:p>1.2394</text:p>
          </table:table-cell>
          <table:table-cell table:style-name="ce240" table:formula="of:=[RawData.AE127]-[RawData.W127]" office:value-type="float" office:value="-15.4496" calcext:value-type="float">
            <text:p>-15.4496</text:p>
          </table:table-cell>
          <table:table-cell table:style-name="ce240" table:formula="of:=[RawData.AF127]/[RawData.X127]" office:value-type="float" office:value="0.81839268046724" calcext:value-type="float">
            <text:p>0.8184</text:p>
          </table:table-cell>
          <table:table-cell table:style-name="ce240" table:formula="of:=[RawData.AG127]-[RawData.W127]" office:value-type="float" office:value="-1.43610000000001" calcext:value-type="float">
            <text:p>-1.4361</text:p>
          </table:table-cell>
          <table:table-cell table:style-name="ce240" table:formula="of:=[RawData.AH127]/[RawData.X127]" office:value-type="float" office:value="0.994409526877504" calcext:value-type="float">
            <text:p>0.9944</text:p>
          </table:table-cell>
          <table:table-cell table:style-name="ce240" table:formula="of:=[RawData.AI127]-[RawData.W127]" office:value-type="float" office:value="-15.0254" calcext:value-type="float">
            <text:p>-15.0254</text:p>
          </table:table-cell>
          <table:table-cell table:style-name="ce240" table:formula="of:=[RawData.AJ127]/[RawData.X127]" office:value-type="float" office:value="0.825130488248971" calcext:value-type="float">
            <text:p>0.8251</text:p>
          </table:table-cell>
          <table:table-cell table:style-name="ce240" table:formula="of:=[RawData.AK127]-[RawData.W127]" office:value-type="float" office:value="-1.84649999999999" calcext:value-type="float">
            <text:p>-1.8465</text:p>
          </table:table-cell>
          <table:table-cell table:style-name="ce240" table:formula="of:=[RawData.AL127]/[RawData.X127]" office:value-type="float" office:value="1.22064563713269" calcext:value-type="float">
            <text:p>1.2206</text:p>
          </table:table-cell>
          <table:table-cell table:style-name="ce240" table:formula="of:=[RawData.AM127]-[RawData.W127]" office:value-type="float" office:value="-1.95192267779998" calcext:value-type="float">
            <text:p>-1.9519</text:p>
          </table:table-cell>
          <table:table-cell table:style-name="ce240" table:formula="of:=[RawData.AN127]/[RawData.X127]" office:value-type="float" office:value="0.208924476658562" calcext:value-type="float">
            <text:p>0.2089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/>
          <table:table-cell table:style-name="ce240" table:formula="of:=[RawData.G128]-[RawData.W128]" office:value-type="float" office:value="15.5254" calcext:value-type="float">
            <text:p>15.5254</text:p>
          </table:table-cell>
          <table:table-cell table:style-name="ce240" table:formula="of:=[RawData.H128]/[RawData.X128]" office:value-type="float" office:value="1.89337723148344" calcext:value-type="float">
            <text:p>1.8934</text:p>
          </table:table-cell>
          <table:table-cell table:style-name="ce240" table:formula="of:=[RawData.I128]-[RawData.W128]" office:value-type="float" office:value="15.527882" calcext:value-type="float">
            <text:p>15.5279</text:p>
          </table:table-cell>
          <table:table-cell table:style-name="ce240" table:formula="of:=[RawData.J128]/[RawData.X128]" office:value-type="float" office:value="1.90392789316613" calcext:value-type="float">
            <text:p>1.9039</text:p>
          </table:table-cell>
          <table:table-cell table:style-name="ce240" table:formula="of:=[RawData.K128]-[RawData.W128]" office:value-type="float" office:value="0.108883999999989" calcext:value-type="float">
            <text:p>0.1089</text:p>
          </table:table-cell>
          <table:table-cell table:style-name="ce240" table:formula="of:=[RawData.L128]/[RawData.X128]" office:value-type="float" office:value="0.616646067585084" calcext:value-type="float">
            <text:p>0.6166</text:p>
          </table:table-cell>
          <table:table-cell table:style-name="ce240" table:formula="of:=[RawData.M128]-[RawData.W128]" office:value-type="float" office:value="-2.24763899999994" calcext:value-type="float">
            <text:p>-2.2476</text:p>
          </table:table-cell>
          <table:table-cell table:style-name="ce240" table:formula="of:=[RawData.N128]/[RawData.X128]" office:value-type="float" office:value="0.791607632713351" calcext:value-type="float">
            <text:p>0.7916</text:p>
          </table:table-cell>
          <table:table-cell table:style-name="ce240" table:formula="of:=[RawData.O128]-[RawData.W128]" office:value-type="float" office:value="3.85921500000006" calcext:value-type="float">
            <text:p>3.8592</text:p>
          </table:table-cell>
          <table:table-cell table:style-name="ce240" table:formula="of:=[RawData.P128]/[RawData.X128]" office:value-type="float" office:value="1.25032405872245" calcext:value-type="float">
            <text:p>1.2503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8]-[RawData.W128]" office:value-type="float" office:value="-16.121" calcext:value-type="float">
            <text:p>-16.1210</text:p>
          </table:table-cell>
          <table:table-cell table:style-name="ce240" table:formula="of:=[RawData.Z128]/[RawData.X128]" office:value-type="float" office:value="0.388870144394538" calcext:value-type="float">
            <text:p>0.3889</text:p>
          </table:table-cell>
          <table:table-cell table:style-name="ce240" table:formula="of:=[RawData.AA128]-[RawData.W128]" office:value-type="float" office:value="-3.55870000000004" calcext:value-type="float">
            <text:p>-3.5587</text:p>
          </table:table-cell>
          <table:table-cell table:style-name="ce240" table:formula="of:=[RawData.AB128]/[RawData.X128]" office:value-type="float" office:value="1.17022038404727" calcext:value-type="float">
            <text:p>1.1702</text:p>
          </table:table-cell>
          <table:table-cell table:style-name="ce240" table:formula="of:=[RawData.AC128]-[RawData.W128]" office:value-type="float" office:value="1.71010000000001" calcext:value-type="float">
            <text:p>1.7101</text:p>
          </table:table-cell>
          <table:table-cell table:style-name="ce240" table:formula="of:=[RawData.AD128]/[RawData.X128]" office:value-type="float" office:value="1.27534615199108" calcext:value-type="float">
            <text:p>1.2753</text:p>
          </table:table-cell>
          <table:table-cell table:style-name="ce240" table:formula="of:=[RawData.AE128]-[RawData.W128]" office:value-type="float" office:value="-15.5859" calcext:value-type="float">
            <text:p>-15.5859</text:p>
          </table:table-cell>
          <table:table-cell table:style-name="ce240" table:formula="of:=[RawData.AF128]/[RawData.X128]" office:value-type="float" office:value="0.826205341693546" calcext:value-type="float">
            <text:p>0.8262</text:p>
          </table:table-cell>
          <table:table-cell table:style-name="ce240" table:formula="of:=[RawData.AG128]-[RawData.W128]" office:value-type="float" office:value="-1.38850000000002" calcext:value-type="float">
            <text:p>-1.3885</text:p>
          </table:table-cell>
          <table:table-cell table:style-name="ce240" table:formula="of:=[RawData.AH128]/[RawData.X128]" office:value-type="float" office:value="1.02896848641968" calcext:value-type="float">
            <text:p>1.0290</text:p>
          </table:table-cell>
          <table:table-cell table:style-name="ce240" table:formula="of:=[RawData.AI128]-[RawData.W128]" office:value-type="float" office:value="-15.178" calcext:value-type="float">
            <text:p>-15.1780</text:p>
          </table:table-cell>
          <table:table-cell table:style-name="ce240" table:formula="of:=[RawData.AJ128]/[RawData.X128]" office:value-type="float" office:value="0.824908865643746" calcext:value-type="float">
            <text:p>0.8249</text:p>
          </table:table-cell>
          <table:table-cell table:style-name="ce240" table:formula="of:=[RawData.AK128]-[RawData.W128]" office:value-type="float" office:value="-1.8415" calcext:value-type="float">
            <text:p>-1.8415</text:p>
          </table:table-cell>
          <table:table-cell table:style-name="ce240" table:formula="of:=[RawData.AL128]/[RawData.X128]" office:value-type="float" office:value="1.2438388719742" calcext:value-type="float">
            <text:p>1.2438</text:p>
          </table:table-cell>
          <table:table-cell table:style-name="ce240" table:formula="of:=[RawData.AM128]-[RawData.W128]" office:value-type="float" office:value="-1.58418199569996" calcext:value-type="float">
            <text:p>-1.5842</text:p>
          </table:table-cell>
          <table:table-cell table:style-name="ce240" table:formula="of:=[RawData.AN128]/[RawData.X128]" office:value-type="float" office:value="0.208754669415488" calcext:value-type="float">
            <text:p>0.2088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70" table:number-columns-repeated="3"/>
          <table:table-cell table:style-name="ce240" table:formula="of:=[RawData.G129]-[RawData.W129]" office:value-type="float" office:value="15.3910999999999" calcext:value-type="float">
            <text:p>15.3911</text:p>
          </table:table-cell>
          <table:table-cell table:style-name="ce240" table:formula="of:=[RawData.H129]/[RawData.X129]" office:value-type="float" office:value="1.8333869617089" calcext:value-type="float">
            <text:p>1.8334</text:p>
          </table:table-cell>
          <table:table-cell table:style-name="ce240" table:formula="of:=[RawData.I129]-[RawData.W129]" office:value-type="float" office:value="15.3938539999999" calcext:value-type="float">
            <text:p>15.3939</text:p>
          </table:table-cell>
          <table:table-cell table:style-name="ce240" table:formula="of:=[RawData.J129]/[RawData.X129]" office:value-type="float" office:value="1.84410862402" calcext:value-type="float">
            <text:p>1.8441</text:p>
          </table:table-cell>
          <table:table-cell table:style-name="ce240" table:formula="of:=[RawData.K129]-[RawData.W129]" office:value-type="float" office:value="0.125855000000001" calcext:value-type="float">
            <text:p>0.1259</text:p>
          </table:table-cell>
          <table:table-cell table:style-name="ce240" table:formula="of:=[RawData.L129]/[RawData.X129]" office:value-type="float" office:value="0.681882740597659" calcext:value-type="float">
            <text:p>0.6819</text:p>
          </table:table-cell>
          <table:table-cell table:style-name="ce240" table:formula="of:=[RawData.M129]-[RawData.W129]" office:value-type="float" office:value="-2.22862800000007" calcext:value-type="float">
            <text:p>-2.2286</text:p>
          </table:table-cell>
          <table:table-cell table:style-name="ce240" table:formula="of:=[RawData.N129]/[RawData.X129]" office:value-type="float" office:value="0.783206453812067" calcext:value-type="float">
            <text:p>0.7832</text:p>
          </table:table-cell>
          <table:table-cell table:style-name="ce240" table:formula="of:=[RawData.O129]-[RawData.W129]" office:value-type="float" office:value="3.83182399999998" calcext:value-type="float">
            <text:p>3.8318</text:p>
          </table:table-cell>
          <table:table-cell table:style-name="ce240" table:formula="of:=[RawData.P129]/[RawData.X129]" office:value-type="float" office:value="1.22136689012612" calcext:value-type="float">
            <text:p>1.2214</text:p>
          </table:table-cell>
          <table:table-cell table:style-name="ce240" table:number-columns-repeated="4"/>
          <table:table-cell table:style-name="ce251" table:number-columns-repeated="2"/>
          <table:table-cell table:style-name="ce240" table:number-columns-repeated="2"/>
          <table:table-cell table:style-name="ce240" table:formula="of:=[RawData.Y129]-[RawData.W129]" office:value-type="float" office:value="-15.9218000000001" calcext:value-type="float">
            <text:p>-15.9218</text:p>
          </table:table-cell>
          <table:table-cell table:style-name="ce240" table:formula="of:=[RawData.Z129]/[RawData.X129]" office:value-type="float" office:value="0.725475292580389" calcext:value-type="float">
            <text:p>0.7255</text:p>
          </table:table-cell>
          <table:table-cell table:style-name="ce240" table:formula="of:=[RawData.AA129]-[RawData.W129]" office:value-type="float" office:value="-3.57620000000009" calcext:value-type="float">
            <text:p>-3.5762</text:p>
          </table:table-cell>
          <table:table-cell table:style-name="ce240" table:formula="of:=[RawData.AB129]/[RawData.X129]" office:value-type="float" office:value="1.13775991364618" calcext:value-type="float">
            <text:p>1.1378</text:p>
          </table:table-cell>
          <table:table-cell table:style-name="ce240" table:formula="of:=[RawData.AC129]-[RawData.W129]" office:value-type="float" office:value="1.67939999999999" calcext:value-type="float">
            <text:p>1.6794</text:p>
          </table:table-cell>
          <table:table-cell table:style-name="ce240" table:formula="of:=[RawData.AD129]/[RawData.X129]" office:value-type="float" office:value="1.23726741847517" calcext:value-type="float">
            <text:p>1.2373</text:p>
          </table:table-cell>
          <table:table-cell table:style-name="ce240" table:formula="of:=[RawData.AE129]-[RawData.W129]" office:value-type="float" office:value="-15.5" calcext:value-type="float">
            <text:p>-15.5000</text:p>
          </table:table-cell>
          <table:table-cell table:style-name="ce240" table:formula="of:=[RawData.AF129]/[RawData.X129]" office:value-type="float" office:value="0.821583419497784" calcext:value-type="float">
            <text:p>0.8216</text:p>
          </table:table-cell>
          <table:table-cell table:style-name="ce240" table:formula="of:=[RawData.AG129]-[RawData.W129]" office:value-type="float" office:value="-1.3963" calcext:value-type="float">
            <text:p>-1.3963</text:p>
          </table:table-cell>
          <table:table-cell table:style-name="ce240" table:formula="of:=[RawData.AH129]/[RawData.X129]" office:value-type="float" office:value="1.03171698102488" calcext:value-type="float">
            <text:p>1.0317</text:p>
          </table:table-cell>
          <table:table-cell table:style-name="ce240" table:formula="of:=[RawData.AI129]-[RawData.W129]" office:value-type="float" office:value="-15.0825000000001" calcext:value-type="float">
            <text:p>-15.0825</text:p>
          </table:table-cell>
          <table:table-cell table:style-name="ce240" table:formula="of:=[RawData.AJ129]/[RawData.X129]" office:value-type="float" office:value="0.82427218497898" calcext:value-type="float">
            <text:p>0.8243</text:p>
          </table:table-cell>
          <table:table-cell table:style-name="ce240" table:formula="of:=[RawData.AK129]-[RawData.W129]" office:value-type="float" office:value="-1.85320000000002" calcext:value-type="float">
            <text:p>-1.8532</text:p>
          </table:table-cell>
          <table:table-cell table:style-name="ce240" table:formula="of:=[RawData.AL129]/[RawData.X129]" office:value-type="float" office:value="1.21661495000568" calcext:value-type="float">
            <text:p>1.2166</text:p>
          </table:table-cell>
          <table:table-cell table:style-name="ce240" table:formula="of:=[RawData.AM129]-[RawData.W129]" office:value-type="float" office:value="-1.83276269290002" calcext:value-type="float">
            <text:p>-1.8328</text:p>
          </table:table-cell>
          <table:table-cell table:style-name="ce240" table:formula="of:=[RawData.AN129]/[RawData.X129]" office:value-type="float" office:value="0.240671151037268" calcext:value-type="float">
            <text:p>0.2407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92" office:value-type="string" calcext:value-type="string">
            <text:p>MeanError</text:p>
          </table:table-cell>
          <table:table-cell table:style-name="ce65"/>
          <table:table-cell table:style-name="ce70" table:number-columns-repeated="3"/>
          <table:table-cell table:style-name="ce243" table:formula="of:=AVERAGE([.F106:.F129])" office:value-type="float" office:value="14.8993391304348" calcext:value-type="float">
            <text:p>14.90</text:p>
          </table:table-cell>
          <table:table-cell table:style-name="ce243" table:formula="of:=AVERAGE([.G106:.G129])" office:value-type="float" office:value="1.80802019792047" calcext:value-type="float">
            <text:p>1.81</text:p>
          </table:table-cell>
          <table:table-cell table:style-name="ce243" table:formula="of:=AVERAGE([.H106:.H129])" office:value-type="float" office:value="14.9015333043478" calcext:value-type="float">
            <text:p>14.90</text:p>
          </table:table-cell>
          <table:table-cell table:style-name="ce243" table:formula="of:=AVERAGE([.I106:.I129])" office:value-type="float" office:value="1.81770263429736" calcext:value-type="float">
            <text:p>1.82</text:p>
          </table:table-cell>
          <table:table-cell table:style-name="ce243" table:formula="of:=AVERAGE([.J106:.J129])" office:value-type="float" office:value="0.574595869565216" calcext:value-type="float">
            <text:p>0.57</text:p>
          </table:table-cell>
          <table:table-cell table:style-name="ce243" table:formula="of:=AVERAGE([.K106:.K129])" office:value-type="float" office:value="0.741243223292101" calcext:value-type="float">
            <text:p>0.74</text:p>
          </table:table-cell>
          <table:table-cell table:style-name="ce243" table:formula="of:=AVERAGE([.L106:.L129])" office:value-type="float" office:value="-2.15750382608695" calcext:value-type="float">
            <text:p>-2.16</text:p>
          </table:table-cell>
          <table:table-cell table:style-name="ce243" table:formula="of:=AVERAGE([.M106:.M129])" office:value-type="float" office:value="0.800823721211647" calcext:value-type="float">
            <text:p>0.80</text:p>
          </table:table-cell>
          <table:table-cell table:style-name="ce243" table:formula="of:=AVERAGE([.N106:.N129])" office:value-type="float" office:value="3.53614834782609" calcext:value-type="float">
            <text:p>3.54</text:p>
          </table:table-cell>
          <table:table-cell table:style-name="ce243" table:formula="of:=AVERAGE([.O106:.O129])" office:value-type="float" office:value="1.18664154542161" calcext:value-type="float">
            <text:p>1.19</text:p>
          </table:table-cell>
          <table:table-cell table:style-name="ce243" table:formula="of:=AVERAGE([.P106:.P129])" office:value-type="float" office:value="0.138989999999978" calcext:value-type="float">
            <text:p>0.14</text:p>
          </table:table-cell>
          <table:table-cell table:style-name="ce243" table:formula="of:=AVERAGE([.Q106:.Q129])" office:value-type="float" office:value="0.817686558419656" calcext:value-type="float">
            <text:p>0.82</text:p>
          </table:table-cell>
          <table:table-cell table:style-name="ce243" table:number-columns-repeated="6"/>
          <table:table-cell table:style-name="ce243" table:formula="of:=AVERAGE([.X106:.X129])" office:value-type="float" office:value="-15.5965652173913" calcext:value-type="float">
            <text:p>-15.60</text:p>
          </table:table-cell>
          <table:table-cell table:style-name="ce243" table:formula="of:=AVERAGE([.Y106:.Y129])" office:value-type="float" office:value="0.771302404713485" calcext:value-type="float">
            <text:p>0.77</text:p>
          </table:table-cell>
          <table:table-cell table:style-name="ce243" table:formula="of:=AVERAGE([.Z106:.Z129])" office:value-type="float" office:value="-3.57935217391304" calcext:value-type="float">
            <text:p>-3.58</text:p>
          </table:table-cell>
          <table:table-cell table:style-name="ce243" table:formula="of:=AVERAGE([.AA106:.AA129])" office:value-type="float" office:value="1.16637529546868" calcext:value-type="float">
            <text:p>1.17</text:p>
          </table:table-cell>
          <table:table-cell table:style-name="ce243" table:formula="of:=AVERAGE([.AB106:.AB129])" office:value-type="float" office:value="1.59266086956522" calcext:value-type="float">
            <text:p>1.59</text:p>
          </table:table-cell>
          <table:table-cell table:style-name="ce243" table:formula="of:=AVERAGE([.AC106:.AC129])" office:value-type="float" office:value="1.26320848695141" calcext:value-type="float">
            <text:p>1.26</text:p>
          </table:table-cell>
          <table:table-cell table:style-name="ce243" table:formula="of:=AVERAGE([.AD106:.AD129])" office:value-type="float" office:value="-15.3570956521739" calcext:value-type="float">
            <text:p>-15.36</text:p>
          </table:table-cell>
          <table:table-cell table:style-name="ce243" table:formula="of:=AVERAGE([.AE106:.AE129])" office:value-type="float" office:value="0.834768558730198" calcext:value-type="float">
            <text:p>0.83</text:p>
          </table:table-cell>
          <table:table-cell table:style-name="ce243" table:formula="of:=AVERAGE([.AF106:.AF129])" office:value-type="float" office:value="-1.22137826086956" calcext:value-type="float">
            <text:p>-1.22</text:p>
          </table:table-cell>
          <table:table-cell table:style-name="ce243" table:formula="of:=AVERAGE([.AG106:.AG129])" office:value-type="float" office:value="1.10811626622819" calcext:value-type="float">
            <text:p>1.11</text:p>
          </table:table-cell>
          <table:table-cell table:style-name="ce243" table:formula="of:=AVERAGE([.AH106:.AH129])" office:value-type="float" office:value="-14.9791652173913" calcext:value-type="float">
            <text:p>-14.98</text:p>
          </table:table-cell>
          <table:table-cell table:style-name="ce243" table:formula="of:=AVERAGE([.AI106:.AI129])" office:value-type="float" office:value="0.841492273975358" calcext:value-type="float">
            <text:p>0.84</text:p>
          </table:table-cell>
          <table:table-cell table:style-name="ce243" table:formula="of:=AVERAGE([.AJ106:.AJ129])" office:value-type="float" office:value="-1.95350869565216" calcext:value-type="float">
            <text:p>-1.95</text:p>
          </table:table-cell>
          <table:table-cell table:style-name="ce243" table:formula="of:=AVERAGE([.AK106:.AK129])" office:value-type="float" office:value="1.22907962100987" calcext:value-type="float">
            <text:p>1.23</text:p>
          </table:table-cell>
          <table:table-cell table:style-name="ce243" table:formula="of:=AVERAGE([.AL106:.AL129])" office:value-type="float" office:value="-1.53556181210434" calcext:value-type="float">
            <text:p>-1.54</text:p>
          </table:table-cell>
          <table:table-cell table:style-name="ce243" table:formula="of:=AVERAGE([.AM106:.AM129])" office:value-type="float" office:value="0.315186865306077" calcext:value-type="float">
            <text:p>0.32</text:p>
          </table:table-cell>
          <table:table-cell table:style-name="ce70" table:number-columns-repeated="2"/>
          <table:table-cell table:number-columns-repeated="983"/>
        </table:table-row>
        <table:table-row table:style-name="ro2">
          <table:table-cell table:style-name="ce92" office:value-type="string" calcext:value-type="string">
            <text:p>StdDev</text:p>
          </table:table-cell>
          <table:table-cell table:style-name="ce67"/>
          <table:table-cell table:number-columns-repeated="3"/>
          <table:table-cell table:style-name="ce243" table:formula="of:=STDEV([.F106:.F129])" office:value-type="float" office:value="0.83975727756143" calcext:value-type="float">
            <text:p>0.84</text:p>
          </table:table-cell>
          <table:table-cell table:style-name="ce243" table:formula="of:=STDEV([.G106:.G129])" office:value-type="float" office:value="0.207595137213596" calcext:value-type="float">
            <text:p>0.21</text:p>
          </table:table-cell>
          <table:table-cell table:style-name="ce243" table:formula="of:=STDEV([.H106:.H129])" office:value-type="float" office:value="0.839404293788608" calcext:value-type="float">
            <text:p>0.84</text:p>
          </table:table-cell>
          <table:table-cell table:style-name="ce243" table:formula="of:=STDEV([.I106:.I129])" office:value-type="float" office:value="0.2094724220302" calcext:value-type="float">
            <text:p>0.21</text:p>
          </table:table-cell>
          <table:table-cell table:style-name="ce243" table:formula="of:=STDEV([.J106:.J129])" office:value-type="float" office:value="0.633253017971017" calcext:value-type="float">
            <text:p>0.63</text:p>
          </table:table-cell>
          <table:table-cell table:style-name="ce243" table:formula="of:=STDEV([.K106:.K129])" office:value-type="float" office:value="0.124977896963654" calcext:value-type="float">
            <text:p>0.12</text:p>
          </table:table-cell>
          <table:table-cell table:style-name="ce243" table:formula="of:=STDEV([.L106:.L129])" office:value-type="float" office:value="0.208567646465697" calcext:value-type="float">
            <text:p>0.21</text:p>
          </table:table-cell>
          <table:table-cell table:style-name="ce243" table:formula="of:=STDEV([.M106:.M129])" office:value-type="float" office:value="0.0322843938634863" calcext:value-type="float">
            <text:p>0.03</text:p>
          </table:table-cell>
          <table:table-cell table:style-name="ce243" table:formula="of:=STDEV([.N106:.N129])" office:value-type="float" office:value="0.549606261731041" calcext:value-type="float">
            <text:p>0.55</text:p>
          </table:table-cell>
          <table:table-cell table:style-name="ce243" table:formula="of:=STDEV([.O106:.O129])" office:value-type="float" office:value="0.103778545115493" calcext:value-type="float">
            <text:p>0.10</text:p>
          </table:table-cell>
          <table:table-cell table:style-name="ce243" table:formula="of:=STDEV([.P106:.P129])" office:value-type="float" office:value="0.270949176415008" calcext:value-type="float">
            <text:p>0.27</text:p>
          </table:table-cell>
          <table:table-cell table:style-name="ce243" table:formula="of:=STDEV([.Q106:.Q129])" office:value-type="float" office:value="0.0117308289515739" calcext:value-type="float">
            <text:p>0.01</text:p>
          </table:table-cell>
          <table:table-cell table:style-name="ce243" table:number-columns-repeated="6"/>
          <table:table-cell table:style-name="ce243" table:formula="of:=STDEV([.X106:.X129])" office:value-type="float" office:value="0.387913768075401" calcext:value-type="float">
            <text:p>0.39</text:p>
          </table:table-cell>
          <table:table-cell table:style-name="ce243" table:formula="of:=STDEV([.Y106:.Y129])" office:value-type="float" office:value="0.16463534785065" calcext:value-type="float">
            <text:p>0.16</text:p>
          </table:table-cell>
          <table:table-cell table:style-name="ce243" table:formula="of:=STDEV([.Z106:.Z129])" office:value-type="float" office:value="0.15222208915553" calcext:value-type="float">
            <text:p>0.15</text:p>
          </table:table-cell>
          <table:table-cell table:style-name="ce243" table:formula="of:=STDEV([.AA106:.AA129])" office:value-type="float" office:value="0.060891567985588" calcext:value-type="float">
            <text:p>0.06</text:p>
          </table:table-cell>
          <table:table-cell table:style-name="ce243" table:formula="of:=STDEV([.AB106:.AB129])" office:value-type="float" office:value="0.23334680927583" calcext:value-type="float">
            <text:p>0.23</text:p>
          </table:table-cell>
          <table:table-cell table:style-name="ce243" table:formula="of:=STDEV([.AC106:.AC129])" office:value-type="float" office:value="0.0947762428928725" calcext:value-type="float">
            <text:p>0.09</text:p>
          </table:table-cell>
          <table:table-cell table:style-name="ce243" table:formula="of:=STDEV([.AD106:.AD129])" office:value-type="float" office:value="0.228192875911147" calcext:value-type="float">
            <text:p>0.23</text:p>
          </table:table-cell>
          <table:table-cell table:style-name="ce243" table:formula="of:=STDEV([.AE106:.AE129])" office:value-type="float" office:value="0.11030107860615" calcext:value-type="float">
            <text:p>0.11</text:p>
          </table:table-cell>
          <table:table-cell table:style-name="ce243" table:formula="of:=STDEV([.AF106:.AF129])" office:value-type="float" office:value="0.216972685663688" calcext:value-type="float">
            <text:p>0.22</text:p>
          </table:table-cell>
          <table:table-cell table:style-name="ce243" table:formula="of:=STDEV([.AG106:.AG129])" office:value-type="float" office:value="0.123512048407978" calcext:value-type="float">
            <text:p>0.12</text:p>
          </table:table-cell>
          <table:table-cell table:style-name="ce243" table:formula="of:=STDEV([.AH106:.AH129])" office:value-type="float" office:value="0.193172444413354" calcext:value-type="float">
            <text:p>0.19</text:p>
          </table:table-cell>
          <table:table-cell table:style-name="ce243" table:formula="of:=STDEV([.AI106:.AI129])" office:value-type="float" office:value="0.0850872126534841" calcext:value-type="float">
            <text:p>0.09</text:p>
          </table:table-cell>
          <table:table-cell table:style-name="ce243" table:formula="of:=STDEV([.AJ106:.AJ129])" office:value-type="float" office:value="0.241384016780956" calcext:value-type="float">
            <text:p>0.24</text:p>
          </table:table-cell>
          <table:table-cell table:style-name="ce243" table:formula="of:=STDEV([.AK106:.AK129])" office:value-type="float" office:value="0.0749598108867205" calcext:value-type="float">
            <text:p>0.07</text:p>
          </table:table-cell>
          <table:table-cell table:style-name="ce243" table:formula="of:=STDEV([.AL106:.AL129])" office:value-type="float" office:value="0.404772802044569" calcext:value-type="float">
            <text:p>0.40</text:p>
          </table:table-cell>
          <table:table-cell table:style-name="ce243" table:formula="of:=STDEV([.AM106:.AM129])" office:value-type="float" office:value="0.0778622609923868" calcext:value-type="float">
            <text:p>0.08</text:p>
          </table:table-cell>
          <table:table-cell table:number-columns-repeated="985"/>
        </table:table-row>
        <table:table-row table:style-name="ro2">
          <table:table-cell table:style-name="ce64" office:value-type="string" calcext:value-type="string">
            <text:p>MaxDev</text:p>
          </table:table-cell>
          <table:table-cell table:style-name="ce65"/>
          <table:table-cell table:style-name="ce70" table:number-columns-repeated="3"/>
          <table:table-cell table:style-name="ce243" table:formula="of:=MAX(MAX([.F107:.F129])-[.F130];ABS(MIN([.F107:.F129])-[.F130]))" office:value-type="float" office:value="2.75533913043477" calcext:value-type="float">
            <text:p>2.76</text:p>
          </table:table-cell>
          <table:table-cell table:style-name="ce243" table:formula="of:=MAX(MAX([.G107:.G129])-[.G130];ABS(MIN([.G107:.G129])-[.G130]))" office:value-type="float" office:value="0.854336948623305" calcext:value-type="float">
            <text:p>0.85</text:p>
          </table:table-cell>
          <table:table-cell table:style-name="ce243" table:formula="of:=MAX(MAX([.H107:.H129])-[.H130];ABS(MIN([.H107:.H129])-[.H130]))" office:value-type="float" office:value="2.75363230434778" calcext:value-type="float">
            <text:p>2.75</text:p>
          </table:table-cell>
          <table:table-cell table:style-name="ce243" table:formula="of:=MAX(MAX([.I107:.I129])-[.I130];ABS(MIN([.I107:.I129])-[.I130]))" office:value-type="float" office:value="0.8628134947349" calcext:value-type="float">
            <text:p>0.86</text:p>
          </table:table-cell>
          <table:table-cell table:style-name="ce243" table:formula="of:=MAX(MAX([.J107:.J129])-[.J130];ABS(MIN([.J107:.J129])-[.J130]))" office:value-type="float" office:value="1.48763413043478" calcext:value-type="float">
            <text:p>1.49</text:p>
          </table:table-cell>
          <table:table-cell table:style-name="ce243" table:formula="of:=MAX(MAX([.K107:.K129])-[.K130];ABS(MIN([.K107:.K129])-[.K130]))" office:value-type="float" office:value="0.355252439881963" calcext:value-type="float">
            <text:p>0.36</text:p>
          </table:table-cell>
          <table:table-cell table:style-name="ce243" table:formula="of:=MAX(MAX([.L107:.L129])-[.L130];ABS(MIN([.L107:.L129])-[.L130]))" office:value-type="float" office:value="0.521732173912992" calcext:value-type="float">
            <text:p>0.52</text:p>
          </table:table-cell>
          <table:table-cell table:style-name="ce243" table:formula="of:=MAX(MAX([.M107:.M129])-[.M130];ABS(MIN([.M107:.M129])-[.M130]))" office:value-type="float" office:value="0.0912569009351489" calcext:value-type="float">
            <text:p>0.09</text:p>
          </table:table-cell>
          <table:table-cell table:style-name="ce243" table:formula="of:=MAX(MAX([.N107:.N129])-[.N130];ABS(MIN([.N107:.N129])-[.N130]))" office:value-type="float" office:value="1.64257334782615" calcext:value-type="float">
            <text:p>1.64</text:p>
          </table:table-cell>
          <table:table-cell table:style-name="ce243" table:formula="of:=MAX(MAX([.O107:.O129])-[.O130];ABS(MIN([.O107:.O129])-[.O130]))" office:value-type="float" office:value="0.344270896974706" calcext:value-type="float">
            <text:p>0.34</text:p>
          </table:table-cell>
          <table:table-cell table:style-name="ce243" table:formula="of:=MAX(MAX([.P107:.P129])-[.P130];ABS(MIN([.P107:.P129])-[.P130]))" office:value-type="float" office:value="0.191589999999962" calcext:value-type="float">
            <text:p>0.19</text:p>
          </table:table-cell>
          <table:table-cell table:style-name="ce243" table:formula="of:=MAX(MAX([.Q107:.Q129])-[.Q130];ABS(MIN([.Q107:.Q129])-[.Q130]))" office:value-type="float" office:value="0.00829494870059744" calcext:value-type="float">
            <text:p>0.01</text:p>
          </table:table-cell>
          <table:table-cell table:style-name="ce243" table:number-columns-repeated="6"/>
          <table:table-cell table:style-name="ce243" table:formula="of:=MAX(MAX([.X107:.X129])-[.X130];ABS(MIN([.X107:.X129])-[.X130]))" office:value-type="float" office:value="0.854065217391355" calcext:value-type="float">
            <text:p>0.85</text:p>
          </table:table-cell>
          <table:table-cell table:style-name="ce243" table:formula="of:=MAX(MAX([.Y107:.Y129])-[.Y130];ABS(MIN([.Y107:.Y129])-[.Y130]))" office:value-type="float" office:value="0.382432260318947" calcext:value-type="float">
            <text:p>0.38</text:p>
          </table:table-cell>
          <table:table-cell table:style-name="ce243" table:formula="of:=MAX(MAX([.Z107:.Z129])-[.Z130];ABS(MIN([.Z107:.Z129])-[.Z130]))" office:value-type="float" office:value="0.574747826086927" calcext:value-type="float">
            <text:p>0.57</text:p>
          </table:table-cell>
          <table:table-cell table:style-name="ce243" table:formula="of:=MAX(MAX([.AA107:.AA129])-[.AA130];ABS(MIN([.AA107:.AA129])-[.AA130]))" office:value-type="float" office:value="0.244993511904597" calcext:value-type="float">
            <text:p>0.24</text:p>
          </table:table-cell>
          <table:table-cell table:style-name="ce243" table:formula="of:=MAX(MAX([.AB107:.AB129])-[.AB130];ABS(MIN([.AB107:.AB129])-[.AB130]))" office:value-type="float" office:value="0.862460869565251" calcext:value-type="float">
            <text:p>0.86</text:p>
          </table:table-cell>
          <table:table-cell table:style-name="ce243" table:formula="of:=MAX(MAX([.AC107:.AC129])-[.AC130];ABS(MIN([.AC107:.AC129])-[.AC130]))" office:value-type="float" office:value="0.411327391389604" calcext:value-type="float">
            <text:p>0.41</text:p>
          </table:table-cell>
          <table:table-cell table:style-name="ce243" table:formula="of:=MAX(MAX([.AD107:.AD129])-[.AD130];ABS(MIN([.AD107:.AD129])-[.AD130]))" office:value-type="float" office:value="0.474295652173931" calcext:value-type="float">
            <text:p>0.47</text:p>
          </table:table-cell>
          <table:table-cell table:style-name="ce243" table:formula="of:=MAX(MAX([.AE107:.AE129])-[.AE130];ABS(MIN([.AE107:.AE129])-[.AE130]))" office:value-type="float" office:value="0.403277399283193" calcext:value-type="float">
            <text:p>0.40</text:p>
          </table:table-cell>
          <table:table-cell table:style-name="ce243" table:formula="of:=MAX(MAX([.AF107:.AF129])-[.AF130];ABS(MIN([.AF107:.AF129])-[.AF130]))" office:value-type="float" office:value="0.37612173913041" calcext:value-type="float">
            <text:p>0.38</text:p>
          </table:table-cell>
          <table:table-cell table:style-name="ce243" table:formula="of:=MAX(MAX([.AG107:.AG129])-[.AG130];ABS(MIN([.AG107:.AG129])-[.AG130]))" office:value-type="float" office:value="0.330310846377585" calcext:value-type="float">
            <text:p>0.33</text:p>
          </table:table-cell>
          <table:table-cell table:style-name="ce243" table:formula="of:=MAX(MAX([.AH107:.AH129])-[.AH130];ABS(MIN([.AH107:.AH129])-[.AH130]))" office:value-type="float" office:value="0.45886521739129" calcext:value-type="float">
            <text:p>0.46</text:p>
          </table:table-cell>
          <table:table-cell table:style-name="ce243" table:formula="of:=MAX(MAX([.AI107:.AI129])-[.AI130];ABS(MIN([.AI107:.AI129])-[.AI130]))" office:value-type="float" office:value="0.232575938491487" calcext:value-type="float">
            <text:p>0.23</text:p>
          </table:table-cell>
          <table:table-cell table:style-name="ce243" table:formula="of:=MAX(MAX([.AJ107:.AJ129])-[.AJ130];ABS(MIN([.AJ107:.AJ129])-[.AJ130]))" office:value-type="float" office:value="0.892491304347839" calcext:value-type="float">
            <text:p>0.89</text:p>
          </table:table-cell>
          <table:table-cell table:style-name="ce243" table:formula="of:=MAX(MAX([.AK107:.AK129])-[.AK130];ABS(MIN([.AK107:.AK129])-[.AK130]))" office:value-type="float" office:value="0.310371217699807" calcext:value-type="float">
            <text:p>0.31</text:p>
          </table:table-cell>
          <table:table-cell table:style-name="ce243" table:formula="of:=MAX(MAX([.AL107:.AL129])-[.AL130];ABS(MIN([.AL107:.AL129])-[.AL130]))" office:value-type="float" office:value="0.842964466204312" calcext:value-type="float">
            <text:p>0.84</text:p>
          </table:table-cell>
          <table:table-cell table:style-name="ce243" table:formula="of:=MAX(MAX([.AM107:.AM129])-[.AM130];ABS(MIN([.AM107:.AM129])-[.AM130]))" office:value-type="float" office:value="0.13931722593448" calcext:value-type="float">
            <text:p>0.14</text:p>
          </table:table-cell>
          <table:table-cell table:style-name="ce70" table:number-columns-repeated="2"/>
          <table:table-cell table:number-columns-repeated="983"/>
        </table:table-row>
        <table:table-row table:style-name="ro2" table:number-rows-repeated="3">
          <table:table-cell/>
          <table:table-cell table:style-name="ce70" table:number-columns-repeated="4"/>
          <table:table-cell table:style-name="ce254" table:number-columns-repeated="2"/>
          <table:table-cell table:style-name="ce247" table:number-columns-repeated="4"/>
          <table:table-cell table:style-name="ce250" table:number-columns-repeated="26"/>
          <table:table-cell table:style-name="ce70" table:number-columns-repeated="4"/>
          <table:table-cell table:number-columns-repeated="983"/>
        </table:table-row>
        <table:table-row table:style-name="ro2">
          <table:table-cell/>
          <table:table-cell table:style-name="ce70" table:number-columns-repeated="4"/>
          <table:table-cell table:style-name="ce254" table:number-columns-repeated="6"/>
          <table:table-cell table:style-name="ce250" table:number-columns-repeated="26"/>
          <table:table-cell table:style-name="ce70" table:number-columns-repeated="4"/>
          <table:table-cell table:number-columns-repeated="983"/>
        </table:table-row>
        <table:table-row table:style-name="ro2" table:number-rows-repeated="2">
          <table:table-cell/>
          <table:table-cell table:style-name="ce70" table:number-columns-repeated="4"/>
          <table:table-cell table:style-name="ce60" table:number-columns-repeated="6"/>
          <table:table-cell table:style-name="ce70" table:number-columns-repeated="30"/>
          <table:table-cell table:number-columns-repeated="983"/>
        </table:table-row>
        <table:table-row table:style-name="ro3" table:number-rows-repeated="117">
          <table:table-cell/>
          <table:table-cell table:style-name="ce70" table:number-columns-repeated="4"/>
          <table:table-cell table:style-name="ce60" table:number-columns-repeated="6"/>
          <table:table-cell table:style-name="ce70" table:number-columns-repeated="30"/>
          <table:table-cell table:number-columns-repeated="983"/>
        </table:table-row>
        <table:table-row table:style-name="ro3" table:number-rows-repeated="24">
          <table:table-cell table:number-columns-repeated="5"/>
          <table:table-cell table:style-name="ce13" table:number-columns-repeated="6"/>
          <table:table-cell table:number-columns-repeated="1013"/>
        </table:table-row>
        <table:table-row table:style-name="ro4" table:number-rows-repeated="10482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rrorExpt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39" table:default-cell-style-name="ce1"/>
        <table:table-column table:style-name="co4" table:number-columns-repeated="983" table:default-cell-style-name="ce1"/>
        <table:table-row table:style-name="ro1">
          <table:table-cell table:number-columns-repeated="2"/>
          <table:table-cell table:style-name="ce116" table:number-columns-spanned="3" table:number-rows-spanned="1"/>
          <table:covered-table-cell table:number-columns-repeated="2"/>
          <table:table-cell table:style-name="ce133" office:value-type="string" calcext:value-type="string" table:number-columns-spanned="2" table:number-rows-spanned="1">
            <text:p>RPA</text:p>
          </table:table-cell>
          <table:covered-table-cell/>
          <table:table-cell table:style-name="ce133" office:value-type="string" calcext:value-type="string" table:number-columns-spanned="2" table:number-rows-spanned="1">
            <text:p>ADC(1)</text:p>
          </table:table-cell>
          <table:covered-table-cell/>
          <table:table-cell table:style-name="ce133" office:value-type="string" calcext:value-type="string" table:number-columns-spanned="2" table:number-rows-spanned="1">
            <text:p>ADC(2)</text:p>
          </table:table-cell>
          <table:covered-table-cell/>
          <table:table-cell table:style-name="ce133" office:value-type="string" calcext:value-type="string" table:number-columns-spanned="2" table:number-rows-spanned="1">
            <text:p>ADC(2)-x</text:p>
          </table:table-cell>
          <table:covered-table-cell/>
          <table:table-cell table:style-name="ce133" office:value-type="string" calcext:value-type="string" table:number-columns-spanned="2" table:number-rows-spanned="1">
            <text:p>ADC(3/2)</text:p>
          </table:table-cell>
          <table:covered-table-cell/>
          <table:table-cell table:style-name="ce133" office:value-type="string" calcext:value-type="string" table:number-columns-spanned="2" table:number-rows-spanned="1">
            <text:p>CC2</text:p>
          </table:table-cell>
          <table:covered-table-cell/>
          <table:table-cell table:style-name="ce133" office:value-type="string" calcext:value-type="string" table:number-columns-spanned="2" table:number-rows-spanned="1">
            <text:p>CCSD</text:p>
          </table:table-cell>
          <table:covered-table-cell/>
          <table:table-cell table:style-name="ce133" office:value-type="string" calcext:value-type="string" table:number-columns-spanned="2" table:number-rows-spanned="1">
            <text:p>CC3 / CCSDR(3)</text:p>
          </table:table-cell>
          <table:covered-table-cell/>
          <table:table-cell table:style-name="ce133" office:value-type="string" calcext:value-type="string" table:number-columns-spanned="2" table:number-rows-spanned="1">
            <text:p>fc-EOM-CCSD</text:p>
          </table:table-cell>
          <table:covered-table-cell/>
          <table:table-cell table:style-name="ce133" office:value-type="string" calcext:value-type="string" table:number-columns-spanned="2" table:number-rows-spanned="1">
            <text:p>B3LYP</text:p>
          </table:table-cell>
          <table:covered-table-cell/>
          <table:table-cell table:style-name="ce74" office:value-type="string" calcext:value-type="string" table:number-columns-spanned="2" table:number-rows-spanned="1">
            <text:p>BhandHLYP</text:p>
          </table:table-cell>
          <table:covered-table-cell/>
          <table:table-cell table:style-name="ce74" office:value-type="string" calcext:value-type="string" table:number-columns-spanned="2" table:number-rows-spanned="1">
            <text:p>B0.58LYP</text:p>
          </table:table-cell>
          <table:covered-table-cell/>
          <table:table-cell table:style-name="ce74" office:value-type="string" calcext:value-type="string" table:number-columns-spanned="2" table:number-rows-spanned="1">
            <text:p>CAM100-B3LYP</text:p>
          </table:table-cell>
          <table:covered-table-cell/>
          <table:table-cell table:style-name="ce133" office:value-type="string" calcext:value-type="string" table:number-columns-spanned="2" table:number-rows-spanned="1">
            <text:p>SRC2-R1</text:p>
          </table:table-cell>
          <table:covered-table-cell/>
          <table:table-cell table:style-name="ce74" office:value-type="string" calcext:value-type="string" table:number-columns-spanned="2" table:number-rows-spanned="1">
            <text:p>RCAM-B3LYP</text:p>
          </table:table-cell>
          <table:covered-table-cell/>
          <table:table-cell table:style-name="ce74" office:value-type="string" calcext:value-type="string" table:number-columns-spanned="2" table:number-rows-spanned="1">
            <text:p>CAM-QTP00</text:p>
          </table:table-cell>
          <table:covered-table-cell/>
          <table:table-cell table:style-name="ce133" office:value-type="string" calcext:value-type="string" table:number-columns-spanned="2" table:number-rows-spanned="1">
            <text:p>HCH</text:p>
          </table:table-cell>
          <table:covered-table-cell/>
          <table:table-cell table:number-columns-repeated="985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table:number-columns-repeated="4"/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style-name="ce2" office:value-type="string" calcext:value-type="string">
            <text:p><text:span text:style-name="T1">Δ</text:span>E</text:p>
          </table:table-cell>
          <table:table-cell table:style-name="ce77" office:value-type="string" calcext:value-type="string">
            <text:p>ΔI</text:p>
          </table:table-cell>
          <table:table-cell table:number-columns-repeated="985"/>
        </table:table-row>
        <table:table-row table:style-name="ro2">
          <table:table-cell table:style-name="ce6" office:value-type="string" calcext:value-type="string">
            <text:p>C-edge</text:p>
          </table:table-cell>
          <table:table-cell table:style-name="ce7"/>
          <table:table-cell table:style-name="ce8" table:number-columns-repeated="14"/>
          <table:table-cell table:style-name="ce9"/>
          <table:table-cell table:style-name="ce8" table:number-columns-repeated="22"/>
          <table:table-cell/>
          <table:table-cell table:style-name="ce10"/>
          <table:table-cell table:number-columns-repeated="983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4]-[RawData.D4]" office:value-type="float" office:value="8.9008" calcext:value-type="float">
            <text:p>8.9008</text:p>
          </table:table-cell>
          <table:table-cell table:style-name="ce51"/>
          <table:table-cell table:style-name="ce51" table:formula="of:=[RawData.I4]-[RawData.D4]" office:value-type="float" office:value="8.90506199999999" calcext:value-type="float">
            <text:p>8.9051</text:p>
          </table:table-cell>
          <table:table-cell table:style-name="ce51"/>
          <table:table-cell table:style-name="ce51" table:formula="of:=[RawData.K4]-[RawData.D4]" office:value-type="float" office:value="2.54576300000002" calcext:value-type="float">
            <text:p>2.5458</text:p>
          </table:table-cell>
          <table:table-cell table:style-name="ce51"/>
          <table:table-cell table:style-name="ce51" table:formula="of:=[RawData.M4]-[RawData.D4]" office:value-type="float" office:value="-1.07117099999999" calcext:value-type="float">
            <text:p>-1.0712</text:p>
          </table:table-cell>
          <table:table-cell table:style-name="ce17"/>
          <table:table-cell table:style-name="ce51" table:formula="of:=[RawData.O4]-[RawData.D4]" office:value-type="float" office:value="1.03708" calcext:value-type="float">
            <text:p>1.0371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4]-[RawData.D4]" office:value-type="float" office:value="-0.449299999999994" calcext:value-type="float">
            <text:p>-0.4493</text:p>
          </table:table-cell>
          <table:table-cell table:style-name="ce70" table:number-columns-repeated="6"/>
          <table:table-cell table:style-name="ce17"/>
          <table:table-cell table:style-name="ce51" table:formula="of:=[RawData.AE4]-[RawData.D4]" office:value-type="float" office:value="-11.5569" calcext:value-type="float">
            <text:p>-11.5569</text:p>
          </table:table-cell>
          <table:table-cell/>
          <table:table-cell table:style-name="ce51" table:formula="of:=[RawData.AG4]-[RawData.D4]" office:value-type="float" office:value="-0.223500000000001" calcext:value-type="float">
            <text:p>-0.2235</text:p>
          </table:table-cell>
          <table:table-cell table:number-columns-repeated="3"/>
          <table:table-cell table:style-name="ce70" table:number-columns-repeated="2"/>
          <table:table-cell table:style-name="ce51" table:formula="of:=[RawData.AM4]-[RawData.D4]" office:value-type="float" office:value="-0.521006837100003" calcext:value-type="float">
            <text:p>-0.5210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5"/>
          <table:table-cell table:style-name="ce80"/>
          <table:table-cell table:style-name="ce1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6]-[RawData.D6]" office:value-type="float" office:value="6.95569999999998" calcext:value-type="float">
            <text:p>6.9557</text:p>
          </table:table-cell>
          <table:table-cell table:style-name="ce51"/>
          <table:table-cell table:style-name="ce51" table:formula="of:=[RawData.I6]-[RawData.D6]" office:value-type="float" office:value="6.96131699999995" calcext:value-type="float">
            <text:p>6.9613</text:p>
          </table:table-cell>
          <table:table-cell table:style-name="ce51"/>
          <table:table-cell table:style-name="ce51" table:formula="of:=[RawData.K6]-[RawData.D6]" office:value-type="float" office:value="2.84448599999996" calcext:value-type="float">
            <text:p>2.8445</text:p>
          </table:table-cell>
          <table:table-cell table:style-name="ce51"/>
          <table:table-cell table:style-name="ce51" table:formula="of:=[RawData.M6]-[RawData.D6]" office:value-type="float" office:value="-0.20980400000002" calcext:value-type="float">
            <text:p>-0.2098</text:p>
          </table:table-cell>
          <table:table-cell table:style-name="ce17"/>
          <table:table-cell table:style-name="ce51" table:formula="of:=[RawData.O6]-[RawData.D6]" office:value-type="float" office:value="0.70562799999999" calcext:value-type="float">
            <text:p>0.7056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6]-[RawData.D6]" office:value-type="float" office:value="-0.1601" calcext:value-type="float">
            <text:p>-0.1601</text:p>
          </table:table-cell>
          <table:table-cell table:style-name="ce70" table:number-columns-repeated="5"/>
          <table:table-cell table:style-name="ce80"/>
          <table:table-cell table:style-name="ce17"/>
          <table:table-cell table:style-name="ce51" table:formula="of:=[RawData.AE6]-[RawData.D6]" office:value-type="float" office:value="-11.5684" calcext:value-type="float">
            <text:p>-11.5684</text:p>
          </table:table-cell>
          <table:table-cell/>
          <table:table-cell table:style-name="ce51" table:formula="of:=[RawData.AG6]-[RawData.D6]" office:value-type="float" office:value="-0.745600000000024" calcext:value-type="float">
            <text:p>-0.7456</text:p>
          </table:table-cell>
          <table:table-cell table:number-columns-repeated="3"/>
          <table:table-cell table:style-name="ce70" table:number-columns-repeated="2"/>
          <table:table-cell table:style-name="ce51" table:formula="of:=[RawData.AM6]-[RawData.D6]" office:value-type="float" office:value="-0.0989831385500111" calcext:value-type="float">
            <text:p>-0.0990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4_ethen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7]-[RawData.D7]" office:value-type="float" office:value="10.0307" calcext:value-type="float">
            <text:p>10.0307</text:p>
          </table:table-cell>
          <table:table-cell table:style-name="ce51"/>
          <table:table-cell table:style-name="ce51" table:formula="of:=[RawData.I7]-[RawData.D7]" office:value-type="float" office:value="10.035205" calcext:value-type="float">
            <text:p>10.0352</text:p>
          </table:table-cell>
          <table:table-cell table:style-name="ce51"/>
          <table:table-cell table:style-name="ce51" table:formula="of:=[RawData.K7]-[RawData.D7]" office:value-type="float" office:value="3.40878200000003" calcext:value-type="float">
            <text:p>3.4088</text:p>
          </table:table-cell>
          <table:table-cell table:style-name="ce51"/>
          <table:table-cell table:style-name="ce51" table:formula="of:=[RawData.M7]-[RawData.D7]" office:value-type="float" office:value="-0.16232500000001" calcext:value-type="float">
            <text:p>-0.1623</text:p>
          </table:table-cell>
          <table:table-cell table:style-name="ce17"/>
          <table:table-cell table:style-name="ce51" table:formula="of:=[RawData.O7]-[RawData.D7]" office:value-type="float" office:value="1.922235" calcext:value-type="float">
            <text:p>1.9222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7]-[RawData.D7]" office:value-type="float" office:value="0.438500000000033" calcext:value-type="float">
            <text:p>0.4385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7]-[RawData.D7]" office:value-type="float" office:value="-10.5808" calcext:value-type="float">
            <text:p>-10.5808</text:p>
          </table:table-cell>
          <table:table-cell/>
          <table:table-cell table:style-name="ce51" table:formula="of:=[RawData.AG7]-[RawData.D7]" office:value-type="float" office:value="0.587500000000034" calcext:value-type="float">
            <text:p>0.5875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7]-[RawData.D7]" office:value-type="float" office:value="0.122869417599986" calcext:value-type="float">
            <text:p>0.1229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8]-[RawData.D8]" office:value-type="float" office:value="7.45060000000001" calcext:value-type="float">
            <text:p>7.4506</text:p>
          </table:table-cell>
          <table:table-cell table:style-name="ce51"/>
          <table:table-cell table:style-name="ce51" table:formula="of:=[RawData.I8]-[RawData.D8]" office:value-type="float" office:value="7.45556799999997" calcext:value-type="float">
            <text:p>7.4556</text:p>
          </table:table-cell>
          <table:table-cell table:style-name="ce51"/>
          <table:table-cell table:style-name="ce51" table:formula="of:=[RawData.K8]-[RawData.D8]" office:value-type="float" office:value="2.39193" calcext:value-type="float">
            <text:p>2.3919</text:p>
          </table:table-cell>
          <table:table-cell table:style-name="ce51"/>
          <table:table-cell table:style-name="ce51" table:formula="of:=[RawData.M8]-[RawData.D8]" office:value-type="float" office:value="-1.075422" calcext:value-type="float">
            <text:p>-1.0754</text:p>
          </table:table-cell>
          <table:table-cell table:style-name="ce17"/>
          <table:table-cell table:style-name="ce51" table:formula="of:=[RawData.O8]-[RawData.D8]" office:value-type="float" office:value="0.322758999999962" calcext:value-type="float">
            <text:p>0.322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8]-[RawData.D8]" office:value-type="float" office:value="-0.759500000000003" calcext:value-type="float">
            <text:p>-0.7595</text:p>
          </table:table-cell>
          <table:table-cell table:style-name="ce17" table:number-columns-repeated="7"/>
          <table:table-cell table:style-name="ce51" table:formula="of:=[RawData.AE8]-[RawData.D8]" office:value-type="float" office:value="-12.0241" calcext:value-type="float">
            <text:p>-12.0241</text:p>
          </table:table-cell>
          <table:table-cell/>
          <table:table-cell table:style-name="ce51" table:formula="of:=[RawData.AG8]-[RawData.D8]" office:value-type="float" office:value="-0.818700000000035" calcext:value-type="float">
            <text:p>-0.8187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8]-[RawData.D8]" office:value-type="float" office:value="-1.06365036220001" calcext:value-type="float">
            <text:p>-1.0637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9]-[RawData.D9]" office:value-type="float" office:value="9.20169999999996" calcext:value-type="float">
            <text:p>9.2017</text:p>
          </table:table-cell>
          <table:table-cell table:style-name="ce51"/>
          <table:table-cell table:style-name="ce51" table:formula="of:=[RawData.I9]-[RawData.D9]" office:value-type="float" office:value="9.21018499999997" calcext:value-type="float">
            <text:p>9.2102</text:p>
          </table:table-cell>
          <table:table-cell table:style-name="ce51"/>
          <table:table-cell table:style-name="ce51" table:formula="of:=[RawData.K9]-[RawData.D9]" office:value-type="float" office:value="3.02957099999998" calcext:value-type="float">
            <text:p>3.0296</text:p>
          </table:table-cell>
          <table:table-cell table:style-name="ce51"/>
          <table:table-cell table:style-name="ce51" table:formula="of:=[RawData.M9]-[RawData.D9]" office:value-type="float" office:value="-0.505708000000027" calcext:value-type="float">
            <text:p>-0.5057</text:p>
          </table:table-cell>
          <table:table-cell table:style-name="ce17"/>
          <table:table-cell table:style-name="ce51" table:formula="of:=[RawData.O9]-[RawData.D9]" office:value-type="float" office:value="1.56595399999998" calcext:value-type="float">
            <text:p>1.5660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9]-[RawData.D9]" office:value-type="float" office:value="0.0750999999999635" calcext:value-type="float">
            <text:p>0.0751</text:p>
          </table:table-cell>
          <table:table-cell table:style-name="ce17" table:number-columns-repeated="7"/>
          <table:table-cell table:style-name="ce51" table:formula="of:=[RawData.AE9]-[RawData.D9]" office:value-type="float" office:value="-10.8813" calcext:value-type="float">
            <text:p>-10.8813</text:p>
          </table:table-cell>
          <table:table-cell/>
          <table:table-cell table:style-name="ce51" table:formula="of:=[RawData.AG9]-[RawData.D9]" office:value-type="float" office:value="0.166899999999998" calcext:value-type="float">
            <text:p>0.1669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9]-[RawData.D9]" office:value-type="float" office:value="-0.0480625022000254" calcext:value-type="float">
            <text:p>-0.0481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9_vinylfluorine</text:p>
          </table:table-cell>
          <table:table-cell table:style-name="ce29"/>
          <table:table-cell table:style-name="ce70"/>
          <table:table-cell table:number-columns-repeated="2"/>
          <table:table-cell table:style-name="ce51" table:formula="of:=[RawData.G10]-[RawData.D10]" office:value-type="float" office:value="10.3311" calcext:value-type="float">
            <text:p>10.3311</text:p>
          </table:table-cell>
          <table:table-cell table:style-name="ce51"/>
          <table:table-cell table:style-name="ce51" table:formula="of:=[RawData.I10]-[RawData.D10]" office:value-type="float" office:value="10.335189" calcext:value-type="float">
            <text:p>10.3352</text:p>
          </table:table-cell>
          <table:table-cell table:style-name="ce51"/>
          <table:table-cell table:style-name="ce51" table:formula="of:=[RawData.K10]-[RawData.D10]" office:value-type="float" office:value="3.48295300000001" calcext:value-type="float">
            <text:p>3.4830</text:p>
          </table:table-cell>
          <table:table-cell table:style-name="ce51"/>
          <table:table-cell table:style-name="ce51" table:formula="of:=[RawData.M10]-[RawData.D10]" office:value-type="float" office:value="-0.136421999999982" calcext:value-type="float">
            <text:p>-0.1364</text:p>
          </table:table-cell>
          <table:table-cell table:style-name="ce17"/>
          <table:table-cell table:style-name="ce51" table:formula="of:=[RawData.O10]-[RawData.D10]" office:value-type="float" office:value="1.93929200000002" calcext:value-type="float">
            <text:p>1.9393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0]-[RawData.D10]" office:value-type="float" office:value="0.505899999999997" calcext:value-type="float">
            <text:p>0.5059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10]-[RawData.D10]" office:value-type="float" office:value="-10.6285" calcext:value-type="float">
            <text:p>-10.6285</text:p>
          </table:table-cell>
          <table:table-cell/>
          <table:table-cell table:style-name="ce51" table:formula="of:=[RawData.AG10]-[RawData.D10]" office:value-type="float" office:value="0.592800000000011" calcext:value-type="float">
            <text:p>0.5928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10]-[RawData.D10]" office:value-type="float" office:value="0.0459039666999956" calcext:value-type="float">
            <text:p>0.0459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29"/>
          <table:table-cell table:style-name="ce70"/>
          <table:table-cell table:number-columns-repeated="2"/>
          <table:table-cell table:style-name="ce51" table:formula="of:=[RawData.G11]-[RawData.D11]" office:value-type="float" office:value="9.53289999999998" calcext:value-type="float">
            <text:p>9.5329</text:p>
          </table:table-cell>
          <table:table-cell table:style-name="ce51"/>
          <table:table-cell table:style-name="ce51" table:formula="of:=[RawData.I11]-[RawData.D11]" office:value-type="float" office:value="9.53766199999996" calcext:value-type="float">
            <text:p>9.5377</text:p>
          </table:table-cell>
          <table:table-cell table:style-name="ce51"/>
          <table:table-cell table:style-name="ce51" table:formula="of:=[RawData.K11]-[RawData.D11]" office:value-type="float" office:value="3.651723" calcext:value-type="float">
            <text:p>3.6517</text:p>
          </table:table-cell>
          <table:table-cell table:style-name="ce51"/>
          <table:table-cell table:style-name="ce51" table:formula="of:=[RawData.M11]-[RawData.D11]" office:value-type="float" office:value="0.0231619999999566" calcext:value-type="float">
            <text:p>0.0232</text:p>
          </table:table-cell>
          <table:table-cell table:style-name="ce17"/>
          <table:table-cell table:style-name="ce51" table:formula="of:=[RawData.O11]-[RawData.D11]" office:value-type="float" office:value="1.70734299999998" calcext:value-type="float">
            <text:p>1.7073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1]-[RawData.D11]" office:value-type="float" office:value="0.525099999999952" calcext:value-type="float">
            <text:p>0.5251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11]-[RawData.D11]" office:value-type="float" office:value="-10.552" calcext:value-type="float">
            <text:p>-10.5520</text:p>
          </table:table-cell>
          <table:table-cell/>
          <table:table-cell table:style-name="ce51" table:formula="of:=[RawData.AG11]-[RawData.D11]" office:value-type="float" office:value="0.475799999999992" calcext:value-type="float">
            <text:p>0.4758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11]-[RawData.D11]" office:value-type="float" office:value="0.107988141899966" calcext:value-type="float">
            <text:p>0.1080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29"/>
          <table:table-cell table:style-name="ce70"/>
          <table:table-cell table:number-columns-repeated="2"/>
          <table:table-cell table:style-name="ce51" table:formula="of:=[RawData.G13]-[RawData.D13]" office:value-type="float" office:value="7.59409999999997" calcext:value-type="float">
            <text:p>7.5941</text:p>
          </table:table-cell>
          <table:table-cell table:style-name="ce51"/>
          <table:table-cell table:style-name="ce51" table:formula="of:=[RawData.I13]-[RawData.D13]" office:value-type="float" office:value="7.600799" calcext:value-type="float">
            <text:p>7.6008</text:p>
          </table:table-cell>
          <table:table-cell table:style-name="ce51"/>
          <table:table-cell table:style-name="ce51" table:formula="of:=[RawData.K13]-[RawData.D13]" office:value-type="float" office:value="3.06402199999997" calcext:value-type="float">
            <text:p>3.0640</text:p>
          </table:table-cell>
          <table:table-cell table:style-name="ce51"/>
          <table:table-cell table:style-name="ce51" table:formula="of:=[RawData.M13]-[RawData.D13]" office:value-type="float" office:value="-0.0930460000000153" calcext:value-type="float">
            <text:p>-0.0930</text:p>
          </table:table-cell>
          <table:table-cell table:style-name="ce17"/>
          <table:table-cell table:style-name="ce51" table:formula="of:=[RawData.O13]-[RawData.D13]" office:value-type="float" office:value="1.04822899999999" calcext:value-type="float">
            <text:p>1.0482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3]-[RawData.D13]" office:value-type="float" office:value="0.0339999999999918" calcext:value-type="float">
            <text:p>0.0340</text:p>
          </table:table-cell>
          <table:table-cell table:style-name="ce17" table:number-columns-repeated="7"/>
          <table:table-cell table:style-name="ce51" table:formula="of:=[RawData.AE13]-[RawData.D13]" office:value-type="float" office:value="-11.1901" calcext:value-type="float">
            <text:p>-11.1901</text:p>
          </table:table-cell>
          <table:table-cell/>
          <table:table-cell table:style-name="ce51" table:formula="of:=[RawData.AG13]-[RawData.D13]" office:value-type="float" office:value="-0.311800000000005" calcext:value-type="float">
            <text:p>-0.3118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13]-[RawData.D13]" office:value-type="float" office:value="-0.366342907200021" calcext:value-type="float">
            <text:p>-0.3663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5_difluoroethene</text:p>
          </table:table-cell>
          <table:table-cell table:style-name="ce29"/>
          <table:table-cell table:style-name="ce70"/>
          <table:table-cell table:number-columns-repeated="2"/>
          <table:table-cell table:style-name="ce51" table:formula="of:=[RawData.G14]-[RawData.D14]" office:value-type="float" office:value="10.7622" calcext:value-type="float">
            <text:p>10.7622</text:p>
          </table:table-cell>
          <table:table-cell table:style-name="ce51"/>
          <table:table-cell table:style-name="ce51" table:formula="of:=[RawData.I14]-[RawData.D14]" office:value-type="float" office:value="10.766039" calcext:value-type="float">
            <text:p>10.7660</text:p>
          </table:table-cell>
          <table:table-cell table:style-name="ce51"/>
          <table:table-cell table:style-name="ce51" table:formula="of:=[RawData.K14]-[RawData.D14]" office:value-type="float" office:value="3.661767" calcext:value-type="float">
            <text:p>3.6618</text:p>
          </table:table-cell>
          <table:table-cell table:style-name="ce51"/>
          <table:table-cell table:style-name="ce51" table:formula="of:=[RawData.M14]-[RawData.D14]" office:value-type="float" office:value="0.000512000000014723" calcext:value-type="float">
            <text:p>0.0005</text:p>
          </table:table-cell>
          <table:table-cell table:style-name="ce17"/>
          <table:table-cell table:style-name="ce51" table:formula="of:=[RawData.O14]-[RawData.D14]" office:value-type="float" office:value="2.09803900000003" calcext:value-type="float">
            <text:p>2.0980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4]-[RawData.D14]" office:value-type="float" office:value="0.693300000000022" calcext:value-type="float">
            <text:p>0.6933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14]-[RawData.D14]" office:value-type="float" office:value="-10.5788" calcext:value-type="float">
            <text:p>-10.5788</text:p>
          </table:table-cell>
          <table:table-cell/>
          <table:table-cell table:style-name="ce51" table:formula="of:=[RawData.AG14]-[RawData.D14]" office:value-type="float" office:value="0.675700000000006" calcext:value-type="float">
            <text:p>0.6757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14]-[RawData.D14]" office:value-type="float" office:value="0.0825659325000174" calcext:value-type="float">
            <text:p>0.0826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29"/>
          <table:table-cell table:style-name="ce70"/>
          <table:table-cell table:number-columns-repeated="2"/>
          <table:table-cell table:style-name="ce51" table:formula="of:=[RawData.G15]-[RawData.D15]" office:value-type="float" office:value="9.05769999999995" calcext:value-type="float">
            <text:p>9.0577</text:p>
          </table:table-cell>
          <table:table-cell table:style-name="ce51"/>
          <table:table-cell table:style-name="ce51" table:formula="of:=[RawData.I15]-[RawData.D15]" office:value-type="float" office:value="9.062862" calcext:value-type="float">
            <text:p>9.0629</text:p>
          </table:table-cell>
          <table:table-cell table:style-name="ce51"/>
          <table:table-cell table:style-name="ce51" table:formula="of:=[RawData.K15]-[RawData.D15]" office:value-type="float" office:value="3.85236999999995" calcext:value-type="float">
            <text:p>3.8524</text:p>
          </table:table-cell>
          <table:table-cell table:style-name="ce51"/>
          <table:table-cell table:style-name="ce51" table:formula="of:=[RawData.M15]-[RawData.D15]" office:value-type="float" office:value="0.227965999999981" calcext:value-type="float">
            <text:p>0.2280</text:p>
          </table:table-cell>
          <table:table-cell table:style-name="ce17"/>
          <table:table-cell table:style-name="ce51" table:formula="of:=[RawData.O15]-[RawData.D15]" office:value-type="float" office:value="1.522087" calcext:value-type="float">
            <text:p>1.5221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5]-[RawData.D15]" office:value-type="float" office:value="0.613799999999969" calcext:value-type="float">
            <text:p>0.6138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15]-[RawData.D15]" office:value-type="float" office:value="-10.4581" calcext:value-type="float">
            <text:p>-10.4581</text:p>
          </table:table-cell>
          <table:table-cell/>
          <table:table-cell table:style-name="ce51" table:formula="of:=[RawData.AG15]-[RawData.D15]" office:value-type="float" office:value="0.375299999999982" calcext:value-type="float">
            <text:p>0.3753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15]-[RawData.D15]" office:value-type="float" office:value="0.0636006807999934" calcext:value-type="float">
            <text:p>0.0636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29"/>
          <table:table-cell table:style-name="ce70"/>
          <table:table-cell table:number-columns-repeated="2"/>
          <table:table-cell table:style-name="ce51" table:formula="of:=[RawData.G16]-[RawData.D16]" office:value-type="float" office:value="7.66659999999996" calcext:value-type="float">
            <text:p>7.6666</text:p>
          </table:table-cell>
          <table:table-cell table:style-name="ce51"/>
          <table:table-cell table:style-name="ce51" table:formula="of:=[RawData.I16]-[RawData.D16]" office:value-type="float" office:value="7.672708" calcext:value-type="float">
            <text:p>7.6727</text:p>
          </table:table-cell>
          <table:table-cell table:style-name="ce51"/>
          <table:table-cell table:style-name="ce51" table:formula="of:=[RawData.K16]-[RawData.D16]" office:value-type="float" office:value="3.63627599999995" calcext:value-type="float">
            <text:p>3.6363</text:p>
          </table:table-cell>
          <table:table-cell table:style-name="ce51"/>
          <table:table-cell table:style-name="ce51" table:formula="of:=[RawData.M16]-[RawData.D16]" office:value-type="float" office:value="0.473290999999961" calcext:value-type="float">
            <text:p>0.4733</text:p>
          </table:table-cell>
          <table:table-cell table:style-name="ce17"/>
          <table:table-cell table:style-name="ce51" table:formula="of:=[RawData.O16]-[RawData.D16]" office:value-type="float" office:value="1.14880299999999" calcext:value-type="float">
            <text:p>1.148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6]-[RawData.D16]" office:value-type="float" office:value="0.444999999999993" calcext:value-type="float">
            <text:p>0.4450</text:p>
          </table:table-cell>
          <table:table-cell table:style-name="ce17" table:number-columns-repeated="7"/>
          <table:table-cell table:style-name="ce51" table:formula="of:=[RawData.AE16]-[RawData.D16]" office:value-type="float" office:value="-10.8913" calcext:value-type="float">
            <text:p>-10.8913</text:p>
          </table:table-cell>
          <table:table-cell/>
          <table:table-cell table:style-name="ce51" table:formula="of:=[RawData.AG16]-[RawData.D16]" office:value-type="float" office:value="-0.0389000000000124" calcext:value-type="float">
            <text:p>-0.0389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16]-[RawData.D16]" office:value-type="float" office:value="-0.237513320600044" calcext:value-type="float">
            <text:p>-0.2375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7_cyclopentadiene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29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8_furan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2"/>
          <table:table-cell table:style-name="ce95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2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4_benzen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30]-[RawData.D30]" office:value-type="float" office:value="10.218" calcext:value-type="float">
            <text:p>10.2180</text:p>
          </table:table-cell>
          <table:table-cell table:style-name="ce51"/>
          <table:table-cell table:style-name="ce51" table:formula="of:=[RawData.I30]-[RawData.D30]" office:value-type="float" office:value="10.2230489999999" calcext:value-type="float">
            <text:p>10.2230</text:p>
          </table:table-cell>
          <table:table-cell table:style-name="ce51"/>
          <table:table-cell table:style-name="ce51" table:formula="of:=[RawData.K30]-[RawData.D30]" office:value-type="float" office:value="3.22404999999998" calcext:value-type="float">
            <text:p>3.2240</text:p>
          </table:table-cell>
          <table:table-cell table:style-name="ce51"/>
          <table:table-cell table:style-name="ce51" table:formula="of:=[RawData.M30]-[RawData.D30]" office:value-type="float" office:value="-0.0264540000000011" calcext:value-type="float">
            <text:p>-0.0265</text:p>
          </table:table-cell>
          <table:table-cell table:style-name="ce17"/>
          <table:table-cell table:style-name="ce51" table:formula="of:=[RawData.O30]-[RawData.D30]" office:value-type="float" office:value="2.27052299999997" calcext:value-type="float">
            <text:p>2.2705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30]-[RawData.D30]" office:value-type="float" office:value="0.612799999999993" calcext:value-type="float">
            <text:p>0.6128</text:p>
          </table:table-cell>
          <table:table-cell table:style-name="ce17" table:number-columns-repeated="7"/>
          <table:table-cell table:style-name="ce51" table:formula="of:=[RawData.AE30]-[RawData.D30]" office:value-type="float" office:value="-10.4052" calcext:value-type="float">
            <text:p>-10.4052</text:p>
          </table:table-cell>
          <table:table-cell/>
          <table:table-cell table:style-name="ce51" table:formula="of:=[RawData.AG30]-[RawData.D30]" office:value-type="float" office:value="0.392299999999977" calcext:value-type="float">
            <text:p>0.3923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30]-[RawData.D30]" office:value-type="float" office:value="-0.175785703933002" calcext:value-type="float">
            <text:p>-0.1758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2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36]-[RawData.D36]" office:value-type="float" office:value="8.92869999999999" calcext:value-type="float">
            <text:p>8.9287</text:p>
          </table:table-cell>
          <table:table-cell table:style-name="ce51"/>
          <table:table-cell table:style-name="ce51" table:formula="of:=[RawData.I36]-[RawData.D36]" office:value-type="float" office:value="8.92873499999996" calcext:value-type="float">
            <text:p>8.9287</text:p>
          </table:table-cell>
          <table:table-cell table:style-name="ce51"/>
          <table:table-cell table:style-name="ce51" table:formula="of:=[RawData.K36]-[RawData.D36]" office:value-type="float" office:value="3.289513" calcext:value-type="float">
            <text:p>3.2895</text:p>
          </table:table-cell>
          <table:table-cell table:style-name="ce51"/>
          <table:table-cell table:style-name="ce51" table:formula="of:=[RawData.M36]-[RawData.D36]" office:value-type="float" office:value="0.104376000000002" calcext:value-type="float">
            <text:p>0.1044</text:p>
          </table:table-cell>
          <table:table-cell table:style-name="ce17"/>
          <table:table-cell table:style-name="ce51" table:formula="of:=[RawData.O36]-[RawData.D36]" office:value-type="float" office:value="1.882318" calcext:value-type="float">
            <text:p>1.8823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36]-[RawData.D36]" office:value-type="float" office:value="0.462699999999984" calcext:value-type="float">
            <text:p>0.4627</text:p>
          </table:table-cell>
          <table:table-cell table:style-name="ce17" table:number-columns-repeated="7"/>
          <table:table-cell table:style-name="ce51" table:formula="of:=[RawData.AE36]-[RawData.D36]" office:value-type="float" office:value="-10.7206" calcext:value-type="float">
            <text:p>-10.7206</text:p>
          </table:table-cell>
          <table:table-cell/>
          <table:table-cell table:style-name="ce51" table:formula="of:=[RawData.AG36]-[RawData.D36]" office:value-type="float" office:value="0.138299999999958" calcext:value-type="float">
            <text:p>0.1383</text:p>
          </table:table-cell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8_trifluoroethen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37]-[RawData.D37]" office:value-type="float" office:value="10.3964" calcext:value-type="float">
            <text:p>10.3964</text:p>
          </table:table-cell>
          <table:table-cell table:style-name="ce51"/>
          <table:table-cell table:style-name="ce51" table:formula="of:=[RawData.I37]-[RawData.D37]" office:value-type="float" office:value="10.400736" calcext:value-type="float">
            <text:p>10.4007</text:p>
          </table:table-cell>
          <table:table-cell table:style-name="ce51"/>
          <table:table-cell table:style-name="ce51" table:formula="of:=[RawData.K37]-[RawData.D37]" office:value-type="float" office:value="4.067114" calcext:value-type="float">
            <text:p>4.0671</text:p>
          </table:table-cell>
          <table:table-cell table:style-name="ce51"/>
          <table:table-cell table:style-name="ce51" table:formula="of:=[RawData.M37]-[RawData.D37]" office:value-type="float" office:value="0.287667999999996" calcext:value-type="float">
            <text:p>0.2877</text:p>
          </table:table-cell>
          <table:table-cell table:style-name="ce17"/>
          <table:table-cell table:style-name="ce51" table:formula="of:=[RawData.O37]-[RawData.D37]" office:value-type="float" office:value="1.98475999999999" calcext:value-type="float">
            <text:p>1.984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37]-[RawData.D37]" office:value-type="float" office:value="0.898399999999981" calcext:value-type="float">
            <text:p>0.8984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37]-[RawData.D37]" office:value-type="float" office:value="-10.3743" calcext:value-type="float">
            <text:p>-10.3743</text:p>
          </table:table-cell>
          <table:table-cell/>
          <table:table-cell table:style-name="ce51" table:formula="of:=[RawData.AG37]-[RawData.D37]" office:value-type="float" office:value="0.735299999999995" calcext:value-type="float">
            <text:p>0.7353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37]-[RawData.D37]" office:value-type="float" office:value="0.157985732699956" calcext:value-type="float">
            <text:p>0.1580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formula="of:=[RawData.G38]-[RawData.D38]" office:value-type="float" office:value="9.47579999999999" calcext:value-type="float">
            <text:p>9.4758</text:p>
          </table:table-cell>
          <table:table-cell table:style-name="ce51"/>
          <table:table-cell table:style-name="ce51" table:formula="of:=[RawData.I38]-[RawData.D38]" office:value-type="float" office:value="9.48082800000003" calcext:value-type="float">
            <text:p>9.4808</text:p>
          </table:table-cell>
          <table:table-cell table:style-name="ce51"/>
          <table:table-cell table:style-name="ce51" table:formula="of:=[RawData.K38]-[RawData.D38]" office:value-type="float" office:value="4.10203899999999" calcext:value-type="float">
            <text:p>4.1020</text:p>
          </table:table-cell>
          <table:table-cell table:style-name="ce51"/>
          <table:table-cell table:style-name="ce51" table:formula="of:=[RawData.M38]-[RawData.D38]" office:value-type="float" office:value="0.366978000000017" calcext:value-type="float">
            <text:p>0.3670</text:p>
          </table:table-cell>
          <table:table-cell table:style-name="ce17"/>
          <table:table-cell table:style-name="ce51" table:formula="of:=[RawData.O38]-[RawData.D38]" office:value-type="float" office:value="1.64750500000002" calcext:value-type="float">
            <text:p>1.6475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38]-[RawData.D38]" office:value-type="float" office:value="0.809700000000021" calcext:value-type="float">
            <text:p>0.8097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38]-[RawData.D38]" office:value-type="float" office:value="-10.3176" calcext:value-type="float">
            <text:p>-10.3176</text:p>
          </table:table-cell>
          <table:table-cell/>
          <table:table-cell table:style-name="ce51" table:formula="of:=[RawData.AG38]-[RawData.D38]" office:value-type="float" office:value="0.557600000000036" calcext:value-type="float">
            <text:p>0.5576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38]-[RawData.D38]" office:value-type="float" office:value="0.0945089007000206" calcext:value-type="float">
            <text:p>0.0945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39]-[RawData.D39]" office:value-type="float" office:value="7.42020000000002" calcext:value-type="float">
            <text:p>7.4202</text:p>
          </table:table-cell>
          <table:table-cell table:style-name="ce51"/>
          <table:table-cell table:style-name="ce51" table:formula="of:=[RawData.I39]-[RawData.D39]" office:value-type="float" office:value="7.42496299999999" calcext:value-type="float">
            <text:p>7.4250</text:p>
          </table:table-cell>
          <table:table-cell table:style-name="ce51"/>
          <table:table-cell table:style-name="ce51" table:formula="of:=[RawData.K39]-[RawData.D39]" office:value-type="float" office:value="3.25459900000004" calcext:value-type="float">
            <text:p>3.2546</text:p>
          </table:table-cell>
          <table:table-cell table:style-name="ce51"/>
          <table:table-cell table:style-name="ce51" table:formula="of:=[RawData.M39]-[RawData.D39]" office:value-type="float" office:value="0.307042000000024" calcext:value-type="float">
            <text:p>0.3070</text:p>
          </table:table-cell>
          <table:table-cell table:style-name="ce17"/>
          <table:table-cell table:style-name="ce51" table:formula="of:=[RawData.O39]-[RawData.D39]" office:value-type="float" office:value="0.725363000000016" calcext:value-type="float">
            <text:p>0.7254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39]-[RawData.D39]" office:value-type="float" office:value="0.235000000000014" calcext:value-type="float">
            <text:p>0.2350</text:p>
          </table:table-cell>
          <table:table-cell table:style-name="ce17" table:number-columns-repeated="7"/>
          <table:table-cell table:style-name="ce51" table:formula="of:=[RawData.AE39]-[RawData.D39]" office:value-type="float" office:value="-11.0861" calcext:value-type="float">
            <text:p>-11.0861</text:p>
          </table:table-cell>
          <table:table-cell/>
          <table:table-cell table:style-name="ce51" table:formula="of:=[RawData.AG39]-[RawData.D39]" office:value-type="float" office:value="-0.287100000000009" calcext:value-type="float">
            <text:p>-0.2871</text:p>
          </table:table-cell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40]-[RawData.D40]" office:value-type="float" office:value="9.55599999999998" calcext:value-type="float">
            <text:p>9.5560</text:p>
          </table:table-cell>
          <table:table-cell table:style-name="ce51"/>
          <table:table-cell table:style-name="ce51" table:formula="of:=[RawData.I40]-[RawData.D40]" office:value-type="float" office:value="9.56014799999997" calcext:value-type="float">
            <text:p>9.5601</text:p>
          </table:table-cell>
          <table:table-cell table:style-name="ce51"/>
          <table:table-cell table:style-name="ce51" table:formula="of:=[RawData.K40]-[RawData.D40]" office:value-type="float" office:value="3.056915" calcext:value-type="float">
            <text:p>3.0569</text:p>
          </table:table-cell>
          <table:table-cell table:style-name="ce51"/>
          <table:table-cell table:style-name="ce51" table:formula="of:=[RawData.M40]-[RawData.D40]" office:value-type="float" office:value="-0.548557000000017" calcext:value-type="float">
            <text:p>-0.5486</text:p>
          </table:table-cell>
          <table:table-cell table:style-name="ce17"/>
          <table:table-cell table:style-name="ce51" table:formula="of:=[RawData.O40]-[RawData.D40]" office:value-type="float" office:value="1.57688899999999" calcext:value-type="float">
            <text:p>1.5769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40]-[RawData.D40]" office:value-type="float" office:value="0.14749999999998" calcext:value-type="float">
            <text:p>0.1475</text:p>
          </table:table-cell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 table:formula="of:=[RawData.AE40]-[RawData.D40]" office:value-type="float" office:value="-10.9537" calcext:value-type="float">
            <text:p>-10.9537</text:p>
          </table:table-cell>
          <table:table-cell/>
          <table:table-cell table:style-name="ce51" table:formula="of:=[RawData.AG40]-[RawData.D40]" office:value-type="float" office:value="0.366399999999999" calcext:value-type="float">
            <text:p>0.3664</text:p>
          </table:table-cell>
          <table:table-cell table:style-name="ce25" table:number-columns-repeated="3"/>
          <table:table-cell table:style-name="ce70" table:number-columns-repeated="2"/>
          <table:table-cell table:style-name="ce51" table:formula="of:=[RawData.AM40]-[RawData.D40]" office:value-type="float" office:value="-0.0516885157500155" calcext:value-type="float">
            <text:p>-0.0517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1_dichloroeth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43]-[RawData.D43]" office:value-type="float" office:value="11.4498" calcext:value-type="float">
            <text:p>11.4498</text:p>
          </table:table-cell>
          <table:table-cell table:style-name="ce51"/>
          <table:table-cell table:style-name="ce51" table:formula="of:=[RawData.I43]-[RawData.D43]" office:value-type="float" office:value="11.454266" calcext:value-type="float">
            <text:p>11.4543</text:p>
          </table:table-cell>
          <table:table-cell table:style-name="ce51"/>
          <table:table-cell table:style-name="ce51" table:formula="of:=[RawData.K43]-[RawData.D43]" office:value-type="float" office:value="3.84035700000004" calcext:value-type="float">
            <text:p>3.8404</text:p>
          </table:table-cell>
          <table:table-cell table:style-name="ce51"/>
          <table:table-cell table:style-name="ce51" table:formula="of:=[RawData.M43]-[RawData.D43]" office:value-type="float" office:value="0.650287999999989" calcext:value-type="float">
            <text:p>0.6503</text:p>
          </table:table-cell>
          <table:table-cell table:style-name="ce17"/>
          <table:table-cell table:style-name="ce51" table:formula="of:=[RawData.O43]-[RawData.D43]" office:value-type="float" office:value="2.63188600000001" calcext:value-type="float">
            <text:p>2.6319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43]-[RawData.D43]" office:value-type="float" office:value="1.4051" calcext:value-type="float">
            <text:p>1.4051</text:p>
          </table:table-cell>
          <table:table-cell table:style-name="ce17" table:number-columns-repeated="7"/>
          <table:table-cell table:style-name="ce51" table:formula="of:=[RawData.AE43]-[RawData.D43]" office:value-type="float" office:value="-11.9995" calcext:value-type="float">
            <text:p>-11.9995</text:p>
          </table:table-cell>
          <table:table-cell/>
          <table:table-cell table:style-name="ce51" table:formula="of:=[RawData.AG43]-[RawData.D43]" office:value-type="float" office:value="-285.08" calcext:value-type="float">
            <text:p>-285.0800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43]-[RawData.D43]" office:value-type="float" office:value="-1.91193451447498" calcext:value-type="float">
            <text:p>-1.9119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44]-[RawData.D44]" office:value-type="float" office:value="11.2199" calcext:value-type="float">
            <text:p>11.2199</text:p>
          </table:table-cell>
          <table:table-cell table:style-name="ce51"/>
          <table:table-cell table:style-name="ce51" table:formula="of:=[RawData.I44]-[RawData.D44]" office:value-type="float" office:value="11.224925" calcext:value-type="float">
            <text:p>11.2249</text:p>
          </table:table-cell>
          <table:table-cell table:style-name="ce51"/>
          <table:table-cell table:style-name="ce51" table:formula="of:=[RawData.K44]-[RawData.D44]" office:value-type="float" office:value="4.93852399999997" calcext:value-type="float">
            <text:p>4.9385</text:p>
          </table:table-cell>
          <table:table-cell table:style-name="ce51"/>
          <table:table-cell table:style-name="ce51" table:formula="of:=[RawData.M44]-[RawData.D44]" office:value-type="float" office:value="1.88123499999995" calcext:value-type="float">
            <text:p>1.8812</text:p>
          </table:table-cell>
          <table:table-cell table:style-name="ce17"/>
          <table:table-cell table:style-name="ce51" table:formula="of:=[RawData.O44]-[RawData.D44]" office:value-type="float" office:value="2.81892399999998" calcext:value-type="float">
            <text:p>2.8189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44]-[RawData.D44]" office:value-type="float" office:value="2.30159999999995" calcext:value-type="float">
            <text:p>2.3016</text:p>
          </table:table-cell>
          <table:table-cell table:style-name="ce17" table:number-columns-repeated="7"/>
          <table:table-cell table:style-name="ce51" table:formula="of:=[RawData.AE44]-[RawData.D44]" office:value-type="float" office:value="-11.6388" calcext:value-type="float">
            <text:p>-11.6388</text:p>
          </table:table-cell>
          <table:table-cell/>
          <table:table-cell table:style-name="ce51" table:formula="of:=[RawData.AG44]-[RawData.D44]" office:value-type="float" office:value="-286.22" calcext:value-type="float">
            <text:p>-286.2200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44]-[RawData.D44]" office:value-type="float" office:value="-1.19679859820002" calcext:value-type="float">
            <text:p>-1.1968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53]-[RawData.D53]" office:value-type="float" office:value="7.86969999999997" calcext:value-type="float">
            <text:p>7.8697</text:p>
          </table:table-cell>
          <table:table-cell table:style-name="ce51"/>
          <table:table-cell table:style-name="ce51" table:formula="of:=[RawData.I53]-[RawData.D53]" office:value-type="float" office:value="7.87495999999999" calcext:value-type="float">
            <text:p>7.8750</text:p>
          </table:table-cell>
          <table:table-cell table:style-name="ce51"/>
          <table:table-cell table:style-name="ce51" table:formula="of:=[RawData.K53]-[RawData.D53]" office:value-type="float" office:value="2.92368899999997" calcext:value-type="float">
            <text:p>2.9237</text:p>
          </table:table-cell>
          <table:table-cell table:style-name="ce51"/>
          <table:table-cell table:style-name="ce51" table:formula="of:=[RawData.M53]-[RawData.D53]" office:value-type="float" office:value="-0.351970999999992" calcext:value-type="float">
            <text:p>-0.3520</text:p>
          </table:table-cell>
          <table:table-cell table:style-name="ce17"/>
          <table:table-cell table:style-name="ce51" table:formula="of:=[RawData.O53]-[RawData.D53]" office:value-type="float" office:value="1.09890100000001" calcext:value-type="float">
            <text:p>1.0989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53]-[RawData.D53]" office:value-type="float" office:value="-0.054300000000012" calcext:value-type="float">
            <text:p>-0.0543</text:p>
          </table:table-cell>
          <table:table-cell table:style-name="ce17" table:number-columns-repeated="7"/>
          <table:table-cell table:style-name="ce51" table:formula="of:=[RawData.AE53]-[RawData.D53]" office:value-type="float" office:value="-11.1252" calcext:value-type="float">
            <text:p>-11.1252</text:p>
          </table:table-cell>
          <table:table-cell/>
          <table:table-cell table:style-name="ce51" table:formula="of:=[RawData.AG53]-[RawData.D53]" office:value-type="float" office:value="-0.158900000000017" calcext:value-type="float">
            <text:p>-0.1589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53]-[RawData.D53]" office:value-type="float" office:value="-0.460115593200044" calcext:value-type="float">
            <text:p>-0.4601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6_difluorbenzene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54]-[RawData.D54]" office:value-type="float" office:value="10.4203" calcext:value-type="float">
            <text:p>10.4203</text:p>
          </table:table-cell>
          <table:table-cell table:style-name="ce51"/>
          <table:table-cell table:style-name="ce51" table:formula="of:=[RawData.I54]-[RawData.D54]" office:value-type="float" office:value="10.425015" calcext:value-type="float">
            <text:p>10.4250</text:p>
          </table:table-cell>
          <table:table-cell table:style-name="ce51"/>
          <table:table-cell table:style-name="ce51" table:formula="of:=[RawData.K54]-[RawData.D54]" office:value-type="float" office:value="3.312231" calcext:value-type="float">
            <text:p>3.3122</text:p>
          </table:table-cell>
          <table:table-cell table:style-name="ce51"/>
          <table:table-cell table:style-name="ce51" table:formula="of:=[RawData.M54]-[RawData.D54]" office:value-type="float" office:value="0.0347120000000132" calcext:value-type="float">
            <text:p>0.0347</text:p>
          </table:table-cell>
          <table:table-cell table:style-name="ce17"/>
          <table:table-cell table:style-name="ce51" table:formula="of:=[RawData.O54]-[RawData.D54]" office:value-type="float" office:value="2.31175300000001" calcext:value-type="float">
            <text:p>2.311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54]-[RawData.D54]" office:value-type="float" office:value="0.702600000000018" calcext:value-type="float">
            <text:p>0.7026</text:p>
          </table:table-cell>
          <table:table-cell table:style-name="ce17" table:number-columns-repeated="7"/>
          <table:table-cell table:style-name="ce51" table:formula="of:=[RawData.AE54]-[RawData.D54]" office:value-type="float" office:value="-10.3783" calcext:value-type="float">
            <text:p>-10.3783</text:p>
          </table:table-cell>
          <table:table-cell/>
          <table:table-cell table:style-name="ce51" table:formula="of:=[RawData.AG54]-[RawData.D54]" office:value-type="float" office:value="0.453399999999988" calcext:value-type="float">
            <text:p>0.4534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54]-[RawData.D54]" office:value-type="float" office:value="-0.154915020549993" calcext:value-type="float">
            <text:p>-0.1549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formula="of:=[RawData.G55]-[RawData.D55]" office:value-type="float" office:value="9.83120000000002" calcext:value-type="float">
            <text:p>9.8312</text:p>
          </table:table-cell>
          <table:table-cell table:style-name="ce51"/>
          <table:table-cell table:style-name="ce51" table:formula="of:=[RawData.I55]-[RawData.D55]" office:value-type="float" office:value="9.83588800000001" calcext:value-type="float">
            <text:p>9.8359</text:p>
          </table:table-cell>
          <table:table-cell table:style-name="ce51"/>
          <table:table-cell table:style-name="ce51" table:formula="of:=[RawData.K55]-[RawData.D55]" office:value-type="float" office:value="3.48367899999999" calcext:value-type="float">
            <text:p>3.4837</text:p>
          </table:table-cell>
          <table:table-cell table:style-name="ce51"/>
          <table:table-cell table:style-name="ce51" table:formula="of:=[RawData.M55]-[RawData.D55]" office:value-type="float" office:value="0.162523000000022" calcext:value-type="float">
            <text:p>0.1625</text:p>
          </table:table-cell>
          <table:table-cell table:style-name="ce17"/>
          <table:table-cell table:style-name="ce51" table:formula="of:=[RawData.O55]-[RawData.D55]" office:value-type="float" office:value="2.05477999999999" calcext:value-type="float">
            <text:p>2.054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55]-[RawData.D55]" office:value-type="float" office:value="0.709699999999998" calcext:value-type="float">
            <text:p>0.7097</text:p>
          </table:table-cell>
          <table:table-cell table:style-name="ce17" table:number-columns-repeated="7"/>
          <table:table-cell table:style-name="ce51" table:formula="of:=[RawData.AE55]-[RawData.D55]" office:value-type="float" office:value="-10.3599" calcext:value-type="float">
            <text:p>-10.3599</text:p>
          </table:table-cell>
          <table:table-cell/>
          <table:table-cell table:style-name="ce51" table:formula="of:=[RawData.AG55]-[RawData.D55]" office:value-type="float" office:value="0.321799999999996" calcext:value-type="float">
            <text:p>0.3218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55]-[RawData.D55]" office:value-type="float" office:value="-0.210077029999979" calcext:value-type="float">
            <text:p>-0.2101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8_naphtal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4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 table:number-rows-repeated="3">
          <table:table-cell table:style-name="ce2"/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41_perfluorodi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(want to break sym?)</text:p>
          </table:table-cell>
          <table:table-cell table:style-name="ce29"/>
          <table:table-cell table:number-columns-repeated="3"/>
          <table:table-cell table:style-name="ce51" table:number-columns-repeated="6"/>
          <table:table-cell table:style-name="ce17" table:number-columns-repeated="6"/>
          <table:table-cell table:style-name="ce10" table:number-columns-repeated="2"/>
          <table:table-cell table:style-name="ce17" table:number-columns-repeated="2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29"/>
          <table:table-cell table:style-name="ce70"/>
          <table:table-cell table:number-columns-repeated="2"/>
          <table:table-cell table:style-name="ce31" table:number-columns-repeated="2"/>
          <table:table-cell table:style-name="ce51" table:number-columns-repeated="4"/>
          <table:table-cell table:style-name="ce17" table:number-columns-repeated="6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29"/>
          <table:table-cell table:style-name="ce70"/>
          <table:table-cell table:number-columns-repeated="2"/>
          <table:table-cell table:style-name="ce51" table:number-columns-repeated="6"/>
          <table:table-cell table:style-name="ce17" table:number-columns-repeated="6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92" office:value-type="string" calcext:value-type="string">
            <text:p>MeanError</text:p>
          </table:table-cell>
          <table:table-cell table:style-name="ce29"/>
          <table:table-cell office:value-type="string" calcext:value-type="string">
            <text:p>no rel!</text:p>
          </table:table-cell>
          <table:table-cell table:number-columns-repeated="2"/>
          <table:table-cell table:style-name="ce96" table:formula="of:=AVERAGE([.F4:.F76])+0.105" office:value-type="float" office:value="9.39000454545454" calcext:value-type="float">
            <text:p>9.39</text:p>
          </table:table-cell>
          <table:table-cell table:style-name="ce96"/>
          <table:table-cell table:style-name="ce96" table:formula="of:=AVERAGE([.H4:.H76])" office:value-type="float" office:value="9.28982313636363" calcext:value-type="float">
            <text:p>9.29</text:p>
          </table:table-cell>
          <table:table-cell table:style-name="ce96"/>
          <table:table-cell table:style-name="ce96" table:formula="of:=AVERAGE([.J4:.J76])" office:value-type="float" office:value="3.41192513636363" calcext:value-type="float">
            <text:p>3.41</text:p>
          </table:table-cell>
          <table:table-cell table:style-name="ce96"/>
          <table:table-cell table:style-name="ce96" table:formula="of:=AVERAGE([.L4:.L76])" office:value-type="float" office:value="0.015403318181812" calcext:value-type="float">
            <text:p>0.02</text:p>
          </table:table-cell>
          <table:table-cell table:style-name="ce96"/>
          <table:table-cell table:style-name="ce96" table:formula="of:=AVERAGE([.N4:.N76])" office:value-type="float" office:value="1.6373205" calcext:value-type="float">
            <text:p>1.64</text:p>
          </table:table-cell>
          <table:table-cell table:style-name="ce96" table:number-columns-repeated="7"/>
          <table:table-cell table:style-name="ce96" table:formula="of:=AVERAGE([.V4:.V76])" office:value-type="float" office:value="0.463299999999994" calcext:value-type="float">
            <text:p>0.46</text:p>
          </table:table-cell>
          <table:table-cell table:style-name="ce17" table:number-columns-repeated="9"/>
          <table:table-cell table:style-name="ce10" table:number-columns-repeated="4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92" office:value-type="string" calcext:value-type="string">
            <text:p>StdDev</text:p>
          </table:table-cell>
          <table:table-cell table:style-name="ce29"/>
          <table:table-cell table:style-name="ce70"/>
          <table:table-cell table:number-columns-repeated="2"/>
          <table:table-cell table:style-name="ce97" table:formula="of:=STDEV([.F4:.F76])" office:value-type="float" office:value="1.31311498045036" calcext:value-type="float">
            <text:p>1.31</text:p>
          </table:table-cell>
          <table:table-cell table:style-name="ce97"/>
          <table:table-cell table:style-name="ce97" table:formula="of:=STDEV([.H4:.H76])" office:value-type="float" office:value="1.31275816753732" calcext:value-type="float">
            <text:p>1.31</text:p>
          </table:table-cell>
          <table:table-cell table:style-name="ce97"/>
          <table:table-cell table:style-name="ce97" table:formula="of:=STDEV([.J4:.J76])" office:value-type="float" office:value="0.561599089661303" calcext:value-type="float">
            <text:p>0.56</text:p>
          </table:table-cell>
          <table:table-cell table:style-name="ce97"/>
          <table:table-cell table:style-name="ce97" table:formula="of:=STDEV([.L4:.L76])" office:value-type="float" office:value="0.604201053029007" calcext:value-type="float">
            <text:p>0.60</text:p>
          </table:table-cell>
          <table:table-cell table:style-name="ce97"/>
          <table:table-cell table:style-name="ce97" table:formula="of:=STDEV([.N4:.N76])" office:value-type="float" office:value="0.642594052740384" calcext:value-type="float">
            <text:p>0.64</text:p>
          </table:table-cell>
          <table:table-cell table:style-name="ce97" table:number-columns-repeated="7"/>
          <table:table-cell table:style-name="ce97" table:formula="of:=STDEV([.V4:.V76])" office:value-type="float" office:value="0.627525963037155" calcext:value-type="float">
            <text:p>0.63</text:p>
          </table:table-cell>
          <table:table-cell table:style-name="ce17" table:number-columns-repeated="9"/>
          <table:table-cell table:style-name="ce10" table:number-columns-repeated="4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3">
          <table:table-cell/>
          <table:table-cell table:style-name="ce29"/>
          <table:table-cell table:style-name="ce70"/>
          <table:table-cell table:number-columns-repeated="2"/>
          <table:table-cell table:style-name="ce51" table:number-columns-repeated="6"/>
          <table:table-cell table:style-name="ce17" table:number-columns-repeated="6"/>
          <table:table-cell table:style-name="ce10" table:number-columns-repeated="2"/>
          <table:table-cell table:style-name="ce17" table:number-columns-repeated="12"/>
          <table:table-cell table:style-name="ce10" table:number-columns-repeated="4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2">
          <table:table-cell table:style-name="ce6" office:value-type="string" calcext:value-type="string">
            <text:p>N_edge</text:p>
          </table:table-cell>
          <table:table-cell table:style-name="ce52"/>
          <table:table-cell table:style-name="ce88"/>
          <table:table-cell table:style-name="ce8" table:number-columns-repeated="2"/>
          <table:table-cell table:style-name="ce89" table:number-columns-repeated="6"/>
          <table:table-cell table:style-name="ce57" table:number-columns-repeated="6"/>
          <table:table-cell table:style-name="ce9" table:number-columns-repeated="2"/>
          <table:table-cell table:style-name="ce57" table:number-columns-repeated="12"/>
          <table:table-cell table:style-name="ce9" table:number-columns-repeated="4"/>
          <table:table-cell table:style-name="ce88"/>
          <table:table-cell table:style-name="ce8" table:number-columns-repeated="3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81]-[RawData.D81]" office:value-type="float" office:value="11.3913" calcext:value-type="float">
            <text:p>11.3913</text:p>
          </table:table-cell>
          <table:table-cell table:style-name="ce51"/>
          <table:table-cell table:style-name="ce51" table:formula="of:=[RawData.I81]-[RawData.D81]" office:value-type="float" office:value="11.395763" calcext:value-type="float">
            <text:p>11.3958</text:p>
          </table:table-cell>
          <table:table-cell table:style-name="ce51"/>
          <table:table-cell table:style-name="ce51" table:formula="of:=[RawData.K81]-[RawData.D81]" office:value-type="float" office:value="1.90788099999997" calcext:value-type="float">
            <text:p>1.9079</text:p>
          </table:table-cell>
          <table:table-cell table:style-name="ce51"/>
          <table:table-cell table:style-name="ce51" table:formula="of:=[RawData.M81]-[RawData.D81]" office:value-type="float" office:value="-1.69948000000005" calcext:value-type="float">
            <text:p>-1.6995</text:p>
          </table:table-cell>
          <table:table-cell table:style-name="ce17"/>
          <table:table-cell table:style-name="ce51" table:formula="of:=[RawData.O81]-[RawData.D81]" office:value-type="float" office:value="1.96750099999997" calcext:value-type="float">
            <text:p>1.9675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81]-[RawData.D81]" office:value-type="float" office:value="-0.407900000000041" calcext:value-type="float">
            <text:p>-0.4079</text:p>
          </table:table-cell>
          <table:table-cell table:style-name="ce17" table:number-columns-repeated="7"/>
          <table:table-cell table:style-name="ce51" table:formula="of:=[RawData.AE81]-[RawData.D81]" office:value-type="float" office:value="-13.0646" calcext:value-type="float">
            <text:p>-13.0646</text:p>
          </table:table-cell>
          <table:table-cell/>
          <table:table-cell table:style-name="ce51" table:formula="of:=[RawData.AG81]-[RawData.D81]" office:value-type="float" office:value="-0.645000000000039" calcext:value-type="float">
            <text:p>-0.6450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81]-[RawData.D81]" office:value-type="float" office:value="-0.800880012200025" calcext:value-type="float">
            <text:p>-0.8009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84]-[RawData.D84]" office:value-type="float" office:value="12.4371" calcext:value-type="float">
            <text:p>12.4371</text:p>
          </table:table-cell>
          <table:table-cell table:style-name="ce51"/>
          <table:table-cell table:style-name="ce51" table:formula="of:=[RawData.I84]-[RawData.D84]" office:value-type="float" office:value="12.437862" calcext:value-type="float">
            <text:p>12.4379</text:p>
          </table:table-cell>
          <table:table-cell table:style-name="ce51"/>
          <table:table-cell table:style-name="ce51" table:formula="of:=[RawData.K84]-[RawData.D84]" office:value-type="float" office:value="2.82482699999997" calcext:value-type="float">
            <text:p>2.8248</text:p>
          </table:table-cell>
          <table:table-cell table:style-name="ce51"/>
          <table:table-cell table:style-name="ce51" table:formula="of:=[RawData.M84]-[RawData.D84]" office:value-type="float" office:value="-0.762962000000016" calcext:value-type="float">
            <text:p>-0.7630</text:p>
          </table:table-cell>
          <table:table-cell table:style-name="ce17"/>
          <table:table-cell table:style-name="ce51" table:formula="of:=[RawData.O84]-[RawData.D84]" office:value-type="float" office:value="3.03621899999996" calcext:value-type="float">
            <text:p>3.0362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84]-[RawData.D84]" office:value-type="float" office:value="0.564799999999991" calcext:value-type="float">
            <text:p>0.5648</text:p>
          </table:table-cell>
          <table:table-cell table:style-name="ce17" table:number-columns-repeated="7"/>
          <table:table-cell table:style-name="ce51" table:formula="of:=[RawData.AE84]-[RawData.D84]" office:value-type="float" office:value="-12.135" calcext:value-type="float">
            <text:p>-12.1350</text:p>
          </table:table-cell>
          <table:table-cell/>
          <table:table-cell table:style-name="ce51" table:formula="of:=[RawData.AG84]-[RawData.D84]" office:value-type="float" office:value="0.209599999999966" calcext:value-type="float">
            <text:p>0.2096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84]-[RawData.D84]" office:value-type="float" office:value="-0.123135583199996" calcext:value-type="float">
            <text:p>-0.1231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11"/>
          <table:table-cell table:style-name="ce70"/>
          <table:table-cell table:number-columns-repeated="2"/>
          <table:table-cell table:style-name="ce51" table:formula="of:=[RawData.G85]-[RawData.D85]" office:value-type="float" office:value="12.3494" calcext:value-type="float">
            <text:p>12.3494</text:p>
          </table:table-cell>
          <table:table-cell table:style-name="ce51"/>
          <table:table-cell table:style-name="ce51" table:formula="of:=[RawData.I85]-[RawData.D85]" office:value-type="float" office:value="12.353695" calcext:value-type="float">
            <text:p>12.3537</text:p>
          </table:table-cell>
          <table:table-cell table:style-name="ce51"/>
          <table:table-cell table:style-name="ce51" table:formula="of:=[RawData.K85]-[RawData.D85]" office:value-type="float" office:value="2.97901099999996" calcext:value-type="float">
            <text:p>2.9790</text:p>
          </table:table-cell>
          <table:table-cell table:style-name="ce51"/>
          <table:table-cell table:style-name="ce51" table:formula="of:=[RawData.M85]-[RawData.D85]" office:value-type="float" office:value="-0.806584000000044" calcext:value-type="float">
            <text:p>-0.8066</text:p>
          </table:table-cell>
          <table:table-cell table:style-name="ce17"/>
          <table:table-cell table:style-name="ce51" table:formula="of:=[RawData.O85]-[RawData.D85]" office:value-type="float" office:value="2.40975799999995" calcext:value-type="float">
            <text:p>2.409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85]-[RawData.D85]" office:value-type="float" office:value="0.520399999999995" calcext:value-type="float">
            <text:p>0.5204</text:p>
          </table:table-cell>
          <table:table-cell table:style-name="ce17" table:number-columns-repeated="7"/>
          <table:table-cell table:style-name="ce51" table:formula="of:=[RawData.AE85]-[RawData.D85]" office:value-type="float" office:value="-12.3514" calcext:value-type="float">
            <text:p>-12.3514</text:p>
          </table:table-cell>
          <table:table-cell/>
          <table:table-cell table:style-name="ce51" table:formula="of:=[RawData.AG85]-[RawData.D85]" office:value-type="float" office:value="0.0903999999999883" calcext:value-type="float">
            <text:p>0.0904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85]-[RawData.D85]" office:value-type="float" office:value="-0.439327952500037" calcext:value-type="float">
            <text:p>-0.4393</text:p>
          </table:table-cell>
          <table:table-cell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formula="of:=[RawData.G86]-[RawData.D86]" office:value-type="float" office:value="11.2408" calcext:value-type="float">
            <text:p>11.2408</text:p>
          </table:table-cell>
          <table:table-cell table:style-name="ce51"/>
          <table:table-cell table:style-name="ce51" table:formula="of:=[RawData.I86]-[RawData.D86]" office:value-type="float" office:value="11.245889" calcext:value-type="float">
            <text:p>11.2459</text:p>
          </table:table-cell>
          <table:table-cell table:style-name="ce51"/>
          <table:table-cell table:style-name="ce51" table:formula="of:=[RawData.K86]-[RawData.D86]" office:value-type="float" office:value="3.306375" calcext:value-type="float">
            <text:p>3.3064</text:p>
          </table:table-cell>
          <table:table-cell table:style-name="ce51"/>
          <table:table-cell table:style-name="ce51" table:formula="of:=[RawData.M86]-[RawData.D86]" office:value-type="float" office:value="-0.391620999999986" calcext:value-type="float">
            <text:p>-0.3916</text:p>
          </table:table-cell>
          <table:table-cell table:style-name="ce17"/>
          <table:table-cell table:style-name="ce51" table:formula="of:=[RawData.O86]-[RawData.D86]" office:value-type="float" office:value="1.76871700000004" calcext:value-type="float">
            <text:p>1.7687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86]-[RawData.D86]" office:value-type="float" office:value="0.434900000000027" calcext:value-type="float">
            <text:p>0.4349</text:p>
          </table:table-cell>
          <table:table-cell table:style-name="ce17" table:number-columns-repeated="7"/>
          <table:table-cell table:style-name="ce51" table:formula="of:=[RawData.AE86]-[RawData.D86]" office:value-type="float" office:value="-12.6304" calcext:value-type="float">
            <text:p>-12.6304</text:p>
          </table:table-cell>
          <table:table-cell/>
          <table:table-cell table:style-name="ce51" table:formula="of:=[RawData.AG86]-[RawData.D86]" office:value-type="float" office:value="-0.265099999999961" calcext:value-type="float">
            <text:p>-0.2651</text:p>
          </table:table-cell>
          <table:table-cell table:style-name="ce10" table:number-columns-repeated="3"/>
          <table:table-cell table:style-name="ce70" table:number-columns-repeated="2"/>
          <table:table-cell table:style-name="ce51" table:formula="of:=[RawData.AM86]-[RawData.D86]" office:value-type="float" office:value="-0.441376285700017" calcext:value-type="float">
            <text:p>-0.4414</text:p>
          </table:table-cell>
          <table:table-cell table:style-name="ce17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1_fluorodiazene</text:p>
          </table:table-cell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 table:style-name="ce17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/>
          <table:table-cell table:style-name="ce11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 table:style-name="ce17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17" table:number-columns-repeated="7"/>
          <table:table-cell table:style-name="ce51"/>
          <table:table-cell/>
          <table:table-cell table:style-name="ce51"/>
          <table:table-cell table:style-name="ce10" table:number-columns-repeated="3"/>
          <table:table-cell table:style-name="ce70" table:number-columns-repeated="2"/>
          <table:table-cell table:style-name="ce51"/>
          <table:table-cell table:style-name="ce17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25" table:number-columns-repeated="3"/>
          <table:table-cell table:style-name="ce17" table:number-columns-repeated="2"/>
          <table:table-cell table:style-name="ce25" table:number-columns-repeated="2"/>
          <table:table-cell table:style-name="ce51"/>
          <table:table-cell/>
          <table:table-cell table:style-name="ce51"/>
          <table:table-cell table:style-name="ce25" table:number-columns-repeated="3"/>
          <table:table-cell table:style-name="ce70" table:number-columns-repeated="2"/>
          <table:table-cell table:style-name="ce51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29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29"/>
          <table:table-cell table:style-name="ce70"/>
          <table:table-cell table:number-columns-repeated="2"/>
          <table:table-cell table:style-name="ce51" table:formula="of:=[RawData.G92]-[RawData.D92]" office:value-type="float" office:value="12.7045" calcext:value-type="float">
            <text:p>12.7045</text:p>
          </table:table-cell>
          <table:table-cell table:style-name="ce51"/>
          <table:table-cell table:style-name="ce51" table:formula="of:=[RawData.I92]-[RawData.D92]" office:value-type="float" office:value="12.70453" calcext:value-type="float">
            <text:p>12.7045</text:p>
          </table:table-cell>
          <table:table-cell table:style-name="ce51"/>
          <table:table-cell table:style-name="ce51" table:formula="of:=[RawData.K92]-[RawData.D92]" office:value-type="float" office:value="2.72913600000004" calcext:value-type="float">
            <text:p>2.7291</text:p>
          </table:table-cell>
          <table:table-cell table:style-name="ce51"/>
          <table:table-cell table:style-name="ce51" table:formula="of:=[RawData.M92]-[RawData.D92]" office:value-type="float" office:value="-0.413058999999976" calcext:value-type="float">
            <text:p>-0.4131</text:p>
          </table:table-cell>
          <table:table-cell table:style-name="ce17"/>
          <table:table-cell table:style-name="ce51" table:formula="of:=[RawData.O92]-[RawData.D92]" office:value-type="float" office:value="3.22471200000001" calcext:value-type="float">
            <text:p>3.2247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92]-[RawData.D92]" office:value-type="float" office:value="0.865200000000016" calcext:value-type="float">
            <text:p>0.8652</text:p>
          </table:table-cell>
          <table:table-cell table:style-name="ce70" table:number-columns-repeated="7"/>
          <table:table-cell table:style-name="ce51" table:formula="of:=[RawData.AE92]-[RawData.D92]" office:value-type="float" office:value="-12.1067" calcext:value-type="float">
            <text:p>-12.1067</text:p>
          </table:table-cell>
          <table:table-cell/>
          <table:table-cell table:style-name="ce51" table:formula="of:=[RawData.AG92]-[RawData.D92]" office:value-type="float" office:value="0.156000000000006" calcext:value-type="float">
            <text:p>0.1560</text:p>
          </table:table-cell>
          <table:table-cell table:number-columns-repeated="3"/>
          <table:table-cell table:style-name="ce70" table:number-columns-repeated="2"/>
          <table:table-cell table:style-name="ce51" table:formula="of:=[RawData.AM92]-[RawData.D92]" office:value-type="float" office:value="-0.199286388399969" calcext:value-type="float">
            <text:p>-0.1993</text:p>
          </table:table-cell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43"/>
          <table:table-cell table:style-name="ce70"/>
          <table:table-cell table:number-columns-repeated="2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43"/>
          <table:table-cell table:style-name="ce70"/>
          <table:table-cell table:number-columns-repeated="2"/>
          <table:table-cell table:style-name="ce51" table:formula="of:=[RawData.G94]-[RawData.D94]" office:value-type="float" office:value="13.2793" calcext:value-type="float">
            <text:p>13.2793</text:p>
          </table:table-cell>
          <table:table-cell table:style-name="ce51"/>
          <table:table-cell table:style-name="ce51" table:formula="of:=[RawData.I94]-[RawData.D94]" office:value-type="float" office:value="13.283442" calcext:value-type="float">
            <text:p>13.2834</text:p>
          </table:table-cell>
          <table:table-cell table:style-name="ce51"/>
          <table:table-cell table:style-name="ce51" table:formula="of:=[RawData.K94]-[RawData.D94]" office:value-type="float" office:value="2.69167600000003" calcext:value-type="float">
            <text:p>2.6917</text:p>
          </table:table-cell>
          <table:table-cell table:style-name="ce51"/>
          <table:table-cell table:style-name="ce51" table:formula="of:=[RawData.M94]-[RawData.D94]" office:value-type="float" office:value="-0.392953999999975" calcext:value-type="float">
            <text:p>-0.3930</text:p>
          </table:table-cell>
          <table:table-cell table:style-name="ce17"/>
          <table:table-cell table:style-name="ce51" table:formula="of:=[RawData.O94]-[RawData.D94]" office:value-type="float" office:value="3.33507800000001" calcext:value-type="float">
            <text:p>3.3351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94]-[RawData.D94]" office:value-type="float" office:value="0.969400000000007" calcext:value-type="float">
            <text:p>0.9694</text:p>
          </table:table-cell>
          <table:table-cell table:style-name="ce70" table:number-columns-repeated="7"/>
          <table:table-cell table:style-name="ce51" table:formula="of:=[RawData.AE94]-[RawData.D94]" office:value-type="float" office:value="-12.0437" calcext:value-type="float">
            <text:p>-12.0437</text:p>
          </table:table-cell>
          <table:table-cell/>
          <table:table-cell table:style-name="ce51" table:formula="of:=[RawData.AG94]-[RawData.D94]" office:value-type="float" office:value="0.189000000000021" calcext:value-type="float">
            <text:p>0.1890</text:p>
          </table:table-cell>
          <table:table-cell table:number-columns-repeated="3"/>
          <table:table-cell table:style-name="ce70" table:number-columns-repeated="2"/>
          <table:table-cell table:style-name="ce51"/>
          <table:table-cell table:style-name="ce70"/>
          <table:table-cell table:style-name="ce80"/>
          <table:table-cell table:style-name="ce17"/>
          <table:table-cell table:number-columns-repeated="983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43"/>
          <table:table-cell table:style-name="ce70" table:number-columns-repeated="3"/>
          <table:table-cell table:style-name="ce51" table:formula="of:=[RawData.G95]-[RawData.D95]" office:value-type="float" office:value="12.0705" calcext:value-type="float">
            <text:p>12.0705</text:p>
          </table:table-cell>
          <table:table-cell table:style-name="ce51"/>
          <table:table-cell table:style-name="ce51" table:formula="of:=[RawData.I95]-[RawData.D95]" office:value-type="float" office:value="12.075037" calcext:value-type="float">
            <text:p>12.0750</text:p>
          </table:table-cell>
          <table:table-cell table:style-name="ce51"/>
          <table:table-cell table:style-name="ce51" table:formula="of:=[RawData.K95]-[RawData.D95]" office:value-type="float" office:value="2.71578600000004" calcext:value-type="float">
            <text:p>2.7158</text:p>
          </table:table-cell>
          <table:table-cell table:style-name="ce51"/>
          <table:table-cell table:style-name="ce51" table:formula="of:=[RawData.M95]-[RawData.D95]" office:value-type="float" office:value="-0.944346999999993" calcext:value-type="float">
            <text:p>-0.9443</text:p>
          </table:table-cell>
          <table:table-cell table:style-name="ce17"/>
          <table:table-cell table:style-name="ce51" table:formula="of:=[RawData.O95]-[RawData.D95]" office:value-type="float" office:value="2.75933300000003" calcext:value-type="float">
            <text:p>2.7593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95]-[RawData.D95]" office:value-type="float" office:value="0.392899999999997" calcext:value-type="float">
            <text:p>0.3929</text:p>
          </table:table-cell>
          <table:table-cell table:style-name="ce70" table:number-columns-repeated="7"/>
          <table:table-cell table:style-name="ce51" table:formula="of:=[RawData.AE95]-[RawData.D95]" office:value-type="float" office:value="-12.3249" calcext:value-type="float">
            <text:p>-12.3249</text:p>
          </table:table-cell>
          <table:table-cell/>
          <table:table-cell table:style-name="ce51" table:formula="of:=[RawData.AG95]-[RawData.D95]" office:value-type="float" office:value="-0.0297999999999661" calcext:value-type="float">
            <text:p>-0.0298</text:p>
          </table:table-cell>
          <table:table-cell/>
          <table:table-cell table:style-name="ce70" table:number-columns-repeated="2"/>
          <table:table-cell table:style-name="ce80"/>
          <table:table-cell table:style-name="ce70"/>
          <table:table-cell table:style-name="ce51" table:formula="of:=[RawData.AM95]-[RawData.D95]" office:value-type="float" office:value="-0.363939591549979" calcext:value-type="float">
            <text:p>-0.3639</text:p>
          </table:table-cell>
          <table:table-cell table:style-name="ce17"/>
          <table:table-cell table:number-columns-repeated="985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2"/>
          <table:table-cell table:style-name="ce80"/>
          <table:table-cell table:style-name="ce70"/>
          <table:table-cell table:style-name="ce51"/>
          <table:table-cell table:style-name="ce17"/>
          <table:table-cell table:number-columns-repeated="985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2"/>
          <table:table-cell table:style-name="ce80"/>
          <table:table-cell table:style-name="ce70"/>
          <table:table-cell table:style-name="ce51"/>
          <table:table-cell table:style-name="ce17"/>
          <table:table-cell table:number-columns-repeated="985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2"/>
          <table:table-cell table:style-name="ce80"/>
          <table:table-cell table:style-name="ce70"/>
          <table:table-cell table:style-name="ce51"/>
          <table:table-cell table:style-name="ce17"/>
          <table:table-cell table:number-columns-repeated="985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4"/>
          <table:table-cell table:style-name="ce51"/>
          <table:table-cell table:style-name="ce17"/>
          <table:table-cell table:number-columns-repeated="985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4"/>
          <table:table-cell table:style-name="ce51"/>
          <table:table-cell table:style-name="ce17"/>
          <table:table-cell table:number-columns-repeated="985"/>
        </table:table-row>
        <table:table-row table:style-name="ro3">
          <table:table-cell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/>
          <table:table-cell table:style-name="ce70" table:number-columns-repeated="4"/>
          <table:table-cell table:style-name="ce51"/>
          <table:table-cell table:style-name="ce17"/>
          <table:table-cell table:number-columns-repeated="985"/>
        </table:table-row>
        <table:table-row table:style-name="ro1">
          <table:table-cell table:style-name="ce92" office:value-type="string" calcext:value-type="string">
            <text:p>MeanError</text:p>
          </table:table-cell>
          <table:table-cell table:style-name="ce43"/>
          <table:table-cell office:value-type="string" calcext:value-type="string">
            <text:p>no rel!</text:p>
          </table:table-cell>
          <table:table-cell table:style-name="ce70" table:number-columns-repeated="2"/>
          <table:table-cell table:style-name="ce97" table:formula="of:=AVERAGE([.F81:.F101])+0.207" office:value-type="float" office:value="12.4174142857143" calcext:value-type="float">
            <text:p>12.42</text:p>
          </table:table-cell>
          <table:table-cell table:style-name="ce97"/>
          <table:table-cell table:style-name="ce97" table:formula="of:=AVERAGE([.H81:.H101])+0.207" office:value-type="float" office:value="12.4207454285714" calcext:value-type="float">
            <text:p>12.42</text:p>
          </table:table-cell>
          <table:table-cell table:style-name="ce97"/>
          <table:table-cell table:style-name="ce97" table:formula="of:=AVERAGE([.J81:.J101])+0.207" office:value-type="float" office:value="2.94338457142857" calcext:value-type="float">
            <text:p>2.94</text:p>
          </table:table-cell>
          <table:table-cell table:style-name="ce97"/>
          <table:table-cell table:style-name="ce97" table:formula="of:=AVERAGE([.L81:.L101])+0.207" office:value-type="float" office:value="-0.566001000000006" calcext:value-type="float">
            <text:p>-0.57</text:p>
          </table:table-cell>
          <table:table-cell table:style-name="ce97"/>
          <table:table-cell table:style-name="ce97" table:formula="of:=AVERAGE([.N81:.N101])+0.207" office:value-type="float" office:value="2.85004542857142" calcext:value-type="float">
            <text:p>2.85</text:p>
          </table:table-cell>
          <table:table-cell table:style-name="ce97" table:number-columns-repeated="7"/>
          <table:table-cell table:style-name="ce97" table:formula="of:=AVERAGE([.V81:.V101])+0.207" office:value-type="float" office:value="0.684099999999999" calcext:value-type="float">
            <text:p>0.68</text:p>
          </table:table-cell>
          <table:table-cell table:style-name="ce70" table:number-columns-repeated="7"/>
          <table:table-cell table:number-columns-repeated="4"/>
          <table:table-cell table:style-name="ce70" table:number-columns-repeated="4"/>
          <table:table-cell table:style-name="ce51"/>
          <table:table-cell table:style-name="ce70"/>
          <table:table-cell table:number-columns-repeated="985"/>
        </table:table-row>
        <table:table-row table:style-name="ro1">
          <table:table-cell table:style-name="ce92" office:value-type="string" calcext:value-type="string">
            <text:p>StdDev</text:p>
          </table:table-cell>
          <table:table-cell table:style-name="ce43"/>
          <table:table-cell table:style-name="ce70" table:number-columns-repeated="3"/>
          <table:table-cell table:style-name="ce97" table:formula="of:=STDEV([.F81:.F101])" office:value-type="float" office:value="0.717404684559955" calcext:value-type="float">
            <text:p>0.72</text:p>
          </table:table-cell>
          <table:table-cell table:style-name="ce97"/>
          <table:table-cell table:style-name="ce97" table:formula="of:=STDEV([.H81:.H101])" office:value-type="float" office:value="0.71647467023682" calcext:value-type="float">
            <text:p>0.72</text:p>
          </table:table-cell>
          <table:table-cell table:style-name="ce97"/>
          <table:table-cell table:style-name="ce97" table:formula="of:=STDEV([.J81:.J101])" office:value-type="float" office:value="0.42435688652315" calcext:value-type="float">
            <text:p>0.42</text:p>
          </table:table-cell>
          <table:table-cell table:style-name="ce97"/>
          <table:table-cell table:style-name="ce97" table:formula="of:=STDEV([.L81:.L101])" office:value-type="float" office:value="0.466975384529731" calcext:value-type="float">
            <text:p>0.47</text:p>
          </table:table-cell>
          <table:table-cell table:style-name="ce97"/>
          <table:table-cell table:style-name="ce97" table:formula="of:=STDEV([.N81:.N101])" office:value-type="float" office:value="0.613811431017391" calcext:value-type="float">
            <text:p>0.61</text:p>
          </table:table-cell>
          <table:table-cell table:style-name="ce97" table:number-columns-repeated="7"/>
          <table:table-cell table:style-name="ce97" table:formula="of:=STDEV([.V81:.V101])" office:value-type="float" office:value="0.446214178767717" calcext:value-type="float">
            <text:p>0.45</text:p>
          </table:table-cell>
          <table:table-cell table:style-name="ce70" table:number-columns-repeated="7"/>
          <table:table-cell table:number-columns-repeated="4"/>
          <table:table-cell table:style-name="ce70" table:number-columns-repeated="4"/>
          <table:table-cell table:style-name="ce51"/>
          <table:table-cell table:style-name="ce70"/>
          <table:table-cell table:number-columns-repeated="985"/>
        </table:table-row>
        <table:table-row table:style-name="ro3">
          <table:table-cell/>
          <table:table-cell table:style-name="ce43"/>
          <table:table-cell table:style-name="ce70" table:number-columns-repeated="3"/>
          <table:table-cell table:style-name="ce51" table:number-columns-repeated="6"/>
          <table:table-cell table:style-name="ce70" table:number-columns-repeated="6"/>
          <table:table-cell table:number-columns-repeated="2"/>
          <table:table-cell table:style-name="ce70" table:number-columns-repeated="10"/>
          <table:table-cell table:number-columns-repeated="4"/>
          <table:table-cell table:style-name="ce70" table:number-columns-repeated="4"/>
          <table:table-cell table:style-name="ce51"/>
          <table:table-cell table:style-name="ce70"/>
          <table:table-cell table:number-columns-repeated="985"/>
        </table:table-row>
        <table:table-row table:style-name="ro2">
          <table:table-cell table:style-name="ce6" office:value-type="string" calcext:value-type="string">
            <text:p>O-edge</text:p>
          </table:table-cell>
          <table:table-cell table:style-name="ce62"/>
          <table:table-cell table:style-name="ce88" table:number-columns-repeated="3"/>
          <table:table-cell table:style-name="ce89" table:number-columns-repeated="6"/>
          <table:table-cell table:style-name="ce88" table:number-columns-repeated="6"/>
          <table:table-cell table:style-name="ce8" table:number-columns-repeated="2"/>
          <table:table-cell table:style-name="ce88" table:number-columns-repeated="10"/>
          <table:table-cell table:style-name="ce8" table:number-columns-repeated="6"/>
          <table:table-cell table:style-name="ce88"/>
          <table:table-cell table:style-name="ce8" table:number-columns-repeated="3"/>
          <table:table-cell table:number-columns-repeated="985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43"/>
          <table:table-cell table:style-name="ce70" table:number-columns-repeated="3"/>
          <table:table-cell table:style-name="ce51" table:formula="of:=[RawData.G106]-[RawData.D106]" office:value-type="float" office:value="15.8752999999999" calcext:value-type="float">
            <text:p>15.8753</text:p>
          </table:table-cell>
          <table:table-cell table:style-name="ce51"/>
          <table:table-cell table:style-name="ce51" table:formula="of:=[RawData.I106]-[RawData.D106]" office:value-type="float" office:value="15.8781939999999" calcext:value-type="float">
            <text:p>15.8782</text:p>
          </table:table-cell>
          <table:table-cell table:style-name="ce51"/>
          <table:table-cell table:style-name="ce51" table:formula="of:=[RawData.K106]-[RawData.D106]" office:value-type="float" office:value="1.32117599999992" calcext:value-type="float">
            <text:p>1.3212</text:p>
          </table:table-cell>
          <table:table-cell table:style-name="ce51"/>
          <table:table-cell table:style-name="ce51" table:formula="of:=[RawData.M106]-[RawData.D106]" office:value-type="float" office:value="-1.41703600000005" calcext:value-type="float">
            <text:p>-1.4170</text:p>
          </table:table-cell>
          <table:table-cell table:style-name="ce17"/>
          <table:table-cell table:style-name="ce51" table:formula="of:=[RawData.O106]-[RawData.D106]" office:value-type="float" office:value="4.75543599999992" calcext:value-type="float">
            <text:p>4.7554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06]-[RawData.D106]" office:value-type="float" office:value="0.786499999999933" calcext:value-type="float">
            <text:p>0.7865</text:p>
          </table:table-cell>
          <table:table-cell table:style-name="ce70" table:number-columns-repeated="7"/>
          <table:table-cell table:style-name="ce51" table:formula="of:=[RawData.AE106]-[RawData.D106]" office:value-type="float" office:value="-14.3581" calcext:value-type="float">
            <text:p>-14.3581</text:p>
          </table:table-cell>
          <table:table-cell/>
          <table:table-cell table:style-name="ce51" table:formula="of:=[RawData.AG106]-[RawData.D106]" office:value-type="float" office:value="0.0720999999999776" calcext:value-type="float">
            <text:p>0.0721</text:p>
          </table:table-cell>
          <table:table-cell/>
          <table:table-cell table:style-name="ce70" table:number-columns-repeated="4"/>
          <table:table-cell table:style-name="ce51" table:formula="of:=[RawData.AM106]-[RawData.D106]" office:value-type="float" office:value="-0.149871001250062" calcext:value-type="float">
            <text:p>-0.1499</text:p>
          </table:table-cell>
          <table:table-cell table:style-name="ce70"/>
          <table:table-cell table:number-columns-repeated="985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43"/>
          <table:table-cell table:style-name="ce70" table:number-columns-repeated="3"/>
          <table:table-cell table:style-name="ce51" table:formula="of:=[RawData.G107]-[RawData.D107]" office:value-type="float" office:value="13.6621" calcext:value-type="float">
            <text:p>13.6621</text:p>
          </table:table-cell>
          <table:table-cell table:style-name="ce51"/>
          <table:table-cell table:style-name="ce51" table:formula="of:=[RawData.I107]-[RawData.D107]" office:value-type="float" office:value="13.6655340000001" calcext:value-type="float">
            <text:p>13.6655</text:p>
          </table:table-cell>
          <table:table-cell table:style-name="ce51"/>
          <table:table-cell table:style-name="ce51" table:formula="of:=[RawData.K107]-[RawData.D107]" office:value-type="float" office:value="0.550585000000069" calcext:value-type="float">
            <text:p>0.5506</text:p>
          </table:table-cell>
          <table:table-cell table:style-name="ce51"/>
          <table:table-cell table:style-name="ce51" table:formula="of:=[RawData.M107]-[RawData.D107]" office:value-type="float" office:value="-2.466002" calcext:value-type="float">
            <text:p>-2.4660</text:p>
          </table:table-cell>
          <table:table-cell table:style-name="ce17"/>
          <table:table-cell table:style-name="ce51" table:formula="of:=[RawData.O107]-[RawData.D107]" office:value-type="float" office:value="2.674758" calcext:value-type="float">
            <text:p>2.674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07]-[RawData.D107]" office:value-type="float" office:value="-0.574299999999994" calcext:value-type="float">
            <text:p>-0.5743</text:p>
          </table:table-cell>
          <table:table-cell table:style-name="ce70" table:number-columns-repeated="7"/>
          <table:table-cell table:style-name="ce51" table:formula="of:=[RawData.AE107]-[RawData.D107]" office:value-type="float" office:value="-15.6264" calcext:value-type="float">
            <text:p>-15.6264</text:p>
          </table:table-cell>
          <table:table-cell/>
          <table:table-cell table:style-name="ce51" table:formula="of:=[RawData.AG107]-[RawData.D107]" office:value-type="float" office:value="-1.44029999999998" calcext:value-type="float">
            <text:p>-1.4403</text:p>
          </table:table-cell>
          <table:table-cell/>
          <table:table-cell table:style-name="ce70" table:number-columns-repeated="4"/>
          <table:table-cell table:style-name="ce51" table:formula="of:=[RawData.AM107]-[RawData.D107]" office:value-type="float" office:value="-1.45080428349991" calcext:value-type="float">
            <text:p>-1.4508</text:p>
          </table:table-cell>
          <table:table-cell table:style-name="ce70"/>
          <table:table-cell table:number-columns-repeated="985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43"/>
          <table:table-cell table:style-name="ce70" table:number-columns-repeated="3"/>
          <table:table-cell table:style-name="ce51" table:formula="of:=[RawData.G109]-[RawData.D109]" office:value-type="float" office:value="18.2142" calcext:value-type="float">
            <text:p>18.2142</text:p>
          </table:table-cell>
          <table:table-cell table:style-name="ce51"/>
          <table:table-cell table:style-name="ce51" table:formula="of:=[RawData.I109]-[RawData.D109]" office:value-type="float" office:value="18.216391" calcext:value-type="float">
            <text:p>18.2164</text:p>
          </table:table-cell>
          <table:table-cell table:style-name="ce51"/>
          <table:table-cell table:style-name="ce51" table:formula="of:=[RawData.K109]-[RawData.D109]" office:value-type="float" office:value="1.32456300000001" calcext:value-type="float">
            <text:p>1.3246</text:p>
          </table:table-cell>
          <table:table-cell table:style-name="ce51"/>
          <table:table-cell table:style-name="ce51" table:formula="of:=[RawData.M109]-[RawData.D109]" office:value-type="float" office:value="-0.903035999999929" calcext:value-type="float">
            <text:p>-0.9030</text:p>
          </table:table-cell>
          <table:table-cell table:style-name="ce17"/>
          <table:table-cell table:style-name="ce51" table:formula="of:=[RawData.O109]-[RawData.D109]" office:value-type="float" office:value="6.29915800000003" calcext:value-type="float">
            <text:p>6.2992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09]-[RawData.D109]" office:value-type="float" office:value="1.77620000000002" calcext:value-type="float">
            <text:p>1.7762</text:p>
          </table:table-cell>
          <table:table-cell table:style-name="ce70" table:number-columns-repeated="7"/>
          <table:table-cell table:style-name="ce51" table:formula="of:=[RawData.AE109]-[RawData.D109]" office:value-type="float" office:value="-14.0119999999999" calcext:value-type="float">
            <text:p>-14.0120</text:p>
          </table:table-cell>
          <table:table-cell/>
          <table:table-cell table:style-name="ce51" table:formula="of:=[RawData.AG109]-[RawData.D109]" office:value-type="float" office:value="0.314500000000066" calcext:value-type="float">
            <text:p>0.3145</text:p>
          </table:table-cell>
          <table:table-cell table:number-columns-repeated="3"/>
          <table:table-cell table:style-name="ce70" table:number-columns-repeated="2"/>
          <table:table-cell table:style-name="ce51" table:formula="of:=[RawData.AM109]-[RawData.D109]" office:value-type="float" office:value="-0.559349890949989" calcext:value-type="float">
            <text:p>-0.5593</text:p>
          </table:table-cell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10_ozone</text:p>
          </table:table-cell>
          <table:table-cell table:style-name="ce6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43"/>
          <table:table-cell table:style-name="ce70" table:number-columns-repeated="3"/>
          <table:table-cell table:style-name="ce51" table:formula="of:=[RawData.G113]-[RawData.D113]" office:value-type="float" office:value="15.8672" calcext:value-type="float">
            <text:p>15.8672</text:p>
          </table:table-cell>
          <table:table-cell table:style-name="ce51"/>
          <table:table-cell table:style-name="ce51" table:formula="of:=[RawData.I113]-[RawData.D113]" office:value-type="float" office:value="15.865677" calcext:value-type="float">
            <text:p>15.8657</text:p>
          </table:table-cell>
          <table:table-cell table:style-name="ce51"/>
          <table:table-cell table:style-name="ce51" table:formula="of:=[RawData.K113]-[RawData.D113]" office:value-type="float" office:value="1.816462" calcext:value-type="float">
            <text:p>1.8165</text:p>
          </table:table-cell>
          <table:table-cell table:style-name="ce51"/>
          <table:table-cell table:style-name="ce51" table:formula="of:=[RawData.M113]-[RawData.D113]" office:value-type="float" office:value="-0.963256999999999" calcext:value-type="float">
            <text:p>-0.9633</text:p>
          </table:table-cell>
          <table:table-cell table:style-name="ce17"/>
          <table:table-cell table:style-name="ce51" table:formula="of:=[RawData.O113]-[RawData.D113]" office:value-type="float" office:value="4.52506200000005" calcext:value-type="float">
            <text:p>4.5251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13]-[RawData.D113]" office:value-type="float" office:value="1.07040000000006" calcext:value-type="float">
            <text:p>1.0704</text:p>
          </table:table-cell>
          <table:table-cell table:style-name="ce70" table:number-columns-repeated="7"/>
          <table:table-cell table:style-name="ce51" table:formula="of:=[RawData.AE113]-[RawData.D113]" office:value-type="float" office:value="-14.2462999999999" calcext:value-type="float">
            <text:p>-14.2463</text:p>
          </table:table-cell>
          <table:table-cell/>
          <table:table-cell table:style-name="ce51" table:formula="of:=[RawData.AG113]-[RawData.D113]" office:value-type="float" office:value="0.00690000000008695" calcext:value-type="float">
            <text:p>0.0069</text:p>
          </table:table-cell>
          <table:table-cell table:number-columns-repeated="3"/>
          <table:table-cell table:style-name="ce70" table:number-columns-repeated="2"/>
          <table:table-cell table:style-name="ce51" table:formula="of:=[RawData.AM113]-[RawData.D113]" office:value-type="float" office:value="-0.156253005699909" calcext:value-type="float">
            <text:p>-0.1563</text:p>
          </table:table-cell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43"/>
          <table:table-cell table:style-name="ce70" table:number-columns-repeated="3"/>
          <table:table-cell table:style-name="ce51" table:formula="of:=[RawData.G116]-[RawData.D116]" office:value-type="float" office:value="15.8248" calcext:value-type="float">
            <text:p>15.8248</text:p>
          </table:table-cell>
          <table:table-cell table:style-name="ce51"/>
          <table:table-cell table:style-name="ce51" table:formula="of:=[RawData.I116]-[RawData.D116]" office:value-type="float" office:value="15.8279309999999" calcext:value-type="float">
            <text:p>15.8279</text:p>
          </table:table-cell>
          <table:table-cell table:style-name="ce51"/>
          <table:table-cell table:style-name="ce51" table:formula="of:=[RawData.K116]-[RawData.D116]" office:value-type="float" office:value="2.16514799999993" calcext:value-type="float">
            <text:p>2.1651</text:p>
          </table:table-cell>
          <table:table-cell table:style-name="ce51"/>
          <table:table-cell table:style-name="ce51" table:formula="of:=[RawData.M116]-[RawData.D116]" office:value-type="float" office:value="-0.752548000000047" calcext:value-type="float">
            <text:p>-0.7525</text:p>
          </table:table-cell>
          <table:table-cell table:style-name="ce17"/>
          <table:table-cell table:style-name="ce51" table:formula="of:=[RawData.O116]-[RawData.D116]" office:value-type="float" office:value="4.433761" calcext:value-type="float">
            <text:p>4.4338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16]-[RawData.D116]" office:value-type="float" office:value="1.1712" calcext:value-type="float">
            <text:p>1.1712</text:p>
          </table:table-cell>
          <table:table-cell table:style-name="ce70" table:number-columns-repeated="7"/>
          <table:table-cell table:style-name="ce51" table:formula="of:=[RawData.AE116]-[RawData.D116]" office:value-type="float" office:value="-14.2239000000001" calcext:value-type="float">
            <text:p>-14.2239</text:p>
          </table:table-cell>
          <table:table-cell/>
          <table:table-cell table:style-name="ce51" table:formula="of:=[RawData.AG116]-[RawData.D116]" office:value-type="float" office:value="0.0708999999999378" calcext:value-type="float">
            <text:p>0.0709</text:p>
          </table:table-cell>
          <table:table-cell table:number-columns-repeated="3"/>
          <table:table-cell table:style-name="ce70" table:number-columns-repeated="2"/>
          <table:table-cell table:style-name="ce51" table:formula="of:=[RawData.AM116]-[RawData.D116]" office:value-type="float" office:value="-0.0552031099999795" calcext:value-type="float">
            <text:p>-0.0552</text:p>
          </table:table-cell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23_dmso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43"/>
          <table:table-cell table:style-name="ce70" table:number-columns-repeated="3"/>
          <table:table-cell table:style-name="ce51" table:formula="of:=[RawData.G121]-[RawData.D121]" office:value-type="float" office:value="16.4182000000001" calcext:value-type="float">
            <text:p>16.4182</text:p>
          </table:table-cell>
          <table:table-cell table:style-name="ce51"/>
          <table:table-cell table:style-name="ce51" table:formula="of:=[RawData.I121]-[RawData.D121]" office:value-type="float" office:value="16.4140880000001" calcext:value-type="float">
            <text:p>16.4141</text:p>
          </table:table-cell>
          <table:table-cell table:style-name="ce51"/>
          <table:table-cell table:style-name="ce51" table:formula="of:=[RawData.K121]-[RawData.D121]" office:value-type="float" office:value="1.93821400000002" calcext:value-type="float">
            <text:p>1.9382</text:p>
          </table:table-cell>
          <table:table-cell table:style-name="ce51"/>
          <table:table-cell table:style-name="ce51" table:formula="of:=[RawData.M121]-[RawData.D121]" office:value-type="float" office:value="-0.759764999999902" calcext:value-type="float">
            <text:p>-0.7598</text:p>
          </table:table-cell>
          <table:table-cell table:style-name="ce17"/>
          <table:table-cell table:style-name="ce51" table:formula="of:=[RawData.O121]-[RawData.D121]" office:value-type="float" office:value="4.71321399999999" calcext:value-type="float">
            <text:p>4.7132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21]-[RawData.D121]" office:value-type="float" office:value="1.298" calcext:value-type="float">
            <text:p>1.2980</text:p>
          </table:table-cell>
          <table:table-cell table:style-name="ce70" table:number-columns-repeated="7"/>
          <table:table-cell table:style-name="ce51" table:formula="of:=[RawData.AE121]-[RawData.D121]" office:value-type="float" office:value="-14.2157999999999" calcext:value-type="float">
            <text:p>-14.2158</text:p>
          </table:table-cell>
          <table:table-cell/>
          <table:table-cell table:style-name="ce51" table:formula="of:=[RawData.AG121]-[RawData.D121]" office:value-type="float" office:value="0.0640000000000782" calcext:value-type="float">
            <text:p>0.0640</text:p>
          </table:table-cell>
          <table:table-cell table:number-columns-repeated="3"/>
          <table:table-cell table:style-name="ce70" table:number-columns-repeated="2"/>
          <table:table-cell table:style-name="ce51" table:formula="of:=[RawData.AM121]-[RawData.D121]" office:value-type="float" office:value="-0.127017467199948" calcext:value-type="float">
            <text:p>-0.1270</text:p>
          </table:table-cell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/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2"/>
          <table:table-cell table:style-name="ce51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43"/>
          <table:table-cell table:style-name="ce70" table:number-columns-repeated="3"/>
          <table:table-cell table:style-name="ce51" table:formula="of:=[RawData.G126]-[RawData.D126]" office:value-type="float" office:value="15.6516" calcext:value-type="float">
            <text:p>15.6516</text:p>
          </table:table-cell>
          <table:table-cell table:style-name="ce51"/>
          <table:table-cell table:style-name="ce51" table:formula="of:=[RawData.I126]-[RawData.D126]" office:value-type="float" office:value="15.654796" calcext:value-type="float">
            <text:p>15.6548</text:p>
          </table:table-cell>
          <table:table-cell table:style-name="ce51"/>
          <table:table-cell table:style-name="ce51" table:formula="of:=[RawData.K126]-[RawData.D126]" office:value-type="float" office:value="1.80234499999995" calcext:value-type="float">
            <text:p>1.8023</text:p>
          </table:table-cell>
          <table:table-cell table:style-name="ce51"/>
          <table:table-cell table:style-name="ce51" table:formula="of:=[RawData.M126]-[RawData.D126]" office:value-type="float" office:value="-1.02581799999996" calcext:value-type="float">
            <text:p>-1.0258</text:p>
          </table:table-cell>
          <table:table-cell table:style-name="ce17"/>
          <table:table-cell table:style-name="ce51" table:formula="of:=[RawData.O126]-[RawData.D126]" office:value-type="float" office:value="4.60133899999994" calcext:value-type="float">
            <text:p>4.6013</text:p>
          </table:table-cell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 table:formula="of:=[RawData.W126]-[RawData.D126]" office:value-type="float" office:value="1.03030000000001" calcext:value-type="float">
            <text:p>1.0303</text:p>
          </table:table-cell>
          <table:table-cell table:style-name="ce70" table:number-columns-repeated="7"/>
          <table:table-cell table:style-name="ce51" table:formula="of:=[RawData.AE126]-[RawData.D126]" office:value-type="float" office:value="-14.1433" calcext:value-type="float">
            <text:p>-14.1433</text:p>
          </table:table-cell>
          <table:table-cell/>
          <table:table-cell table:style-name="ce51" table:formula="of:=[RawData.AG126]-[RawData.D126]" office:value-type="float" office:value="0.0486999999999398" calcext:value-type="float">
            <text:p>0.0487</text:p>
          </table:table-cell>
          <table:table-cell table:number-columns-repeated="3"/>
          <table:table-cell table:style-name="ce70" table:number-columns-repeated="2"/>
          <table:table-cell table:style-name="ce51" table:formula="of:=[RawData.AM126]-[RawData.D126]" office:value-type="float" office:value="-0.14915833980001" calcext:value-type="float">
            <text:p>-0.1492</text:p>
          </table:table-cell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6"/>
          <table:table-cell table:number-columns-repeated="983"/>
        </table:table-row>
        <table:table-row table:style-name="ro1">
          <table:table-cell table:style-name="ce2"/>
          <table:table-cell table:style-name="ce29"/>
          <table:table-cell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number-columns-repeated="7"/>
          <table:table-cell table:style-name="ce51"/>
          <table:table-cell/>
          <table:table-cell table:style-name="ce51"/>
          <table:table-cell table:number-columns-repeated="6"/>
          <table:table-cell table:style-name="ce70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43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number-columns-repeated="3"/>
          <table:table-cell table:style-name="ce70" table:number-columns-repeated="6"/>
          <table:table-cell table:number-columns-repeated="983"/>
        </table:table-row>
        <table:table-row table:style-name="ro3">
          <table:table-cell/>
          <table:table-cell table:style-name="ce65"/>
          <table:table-cell table:style-name="ce70" table:number-columns-repeated="3"/>
          <table:table-cell table:style-name="ce51" table:number-columns-repeated="7"/>
          <table:table-cell table:style-name="ce17"/>
          <table:table-cell table:style-name="ce51"/>
          <table:table-cell table:style-name="ce70"/>
          <table:table-cell table:style-name="ce80"/>
          <table:table-cell table:style-name="ce17"/>
          <table:table-cell table:style-name="ce70" table:number-columns-repeated="4"/>
          <table:table-cell table:style-name="ce51"/>
          <table:table-cell table:style-name="ce70" table:number-columns-repeated="7"/>
          <table:table-cell table:style-name="ce51"/>
          <table:table-cell/>
          <table:table-cell table:style-name="ce51"/>
          <table:table-cell table:style-name="ce70" table:number-columns-repeated="9"/>
          <table:table-cell table:number-columns-repeated="983"/>
        </table:table-row>
        <table:table-row table:style-name="ro1">
          <table:table-cell table:style-name="ce92" office:value-type="string" calcext:value-type="string">
            <text:p>MeanError</text:p>
          </table:table-cell>
          <table:table-cell table:style-name="ce65"/>
          <table:table-cell office:value-type="string" calcext:value-type="string">
            <text:p>no rel!</text:p>
          </table:table-cell>
          <table:table-cell table:style-name="ce70" table:number-columns-repeated="2"/>
          <table:table-cell table:style-name="ce97" table:formula="of:=AVERAGE([.F106:.F130])+0.369" office:value-type="float" office:value="16.2994857142857" calcext:value-type="float">
            <text:p>16.30</text:p>
          </table:table-cell>
          <table:table-cell table:style-name="ce97"/>
          <table:table-cell table:style-name="ce97" table:formula="of:=AVERAGE([.H106:.H130])+0.369" office:value-type="float" office:value="16.3008015714286" calcext:value-type="float">
            <text:p>16.30</text:p>
          </table:table-cell>
          <table:table-cell table:style-name="ce97"/>
          <table:table-cell table:style-name="ce97" table:formula="of:=AVERAGE([.J106:.J130])+0.369" office:value-type="float" office:value="1.9287847142857" calcext:value-type="float">
            <text:p>1.93</text:p>
          </table:table-cell>
          <table:table-cell table:style-name="ce97"/>
          <table:table-cell table:style-name="ce97" table:formula="of:=AVERAGE([.L106:.L130])+0.369" office:value-type="float" office:value="-0.814923142857127" calcext:value-type="float">
            <text:p>-0.81</text:p>
          </table:table-cell>
          <table:table-cell table:style-name="ce97"/>
          <table:table-cell table:style-name="ce97" table:formula="of:=AVERAGE([.N106:.N130])+0.369" office:value-type="float" office:value="4.94081828571428" calcext:value-type="float">
            <text:p>4.94</text:p>
          </table:table-cell>
          <table:table-cell table:style-name="ce97" table:number-columns-repeated="7"/>
          <table:table-cell table:style-name="ce97" table:formula="of:=AVERAGE([.V106:.V130])+0.369" office:value-type="float" office:value="1.3059" calcext:value-type="float">
            <text:p>1.31</text:p>
          </table:table-cell>
          <table:table-cell table:style-name="ce70" table:number-columns-repeated="7"/>
          <table:table-cell table:style-name="ce51"/>
          <table:table-cell/>
          <table:table-cell table:style-name="ce51"/>
          <table:table-cell table:style-name="ce70" table:number-columns-repeated="9"/>
          <table:table-cell table:number-columns-repeated="983"/>
        </table:table-row>
        <table:table-row table:style-name="ro1">
          <table:table-cell table:style-name="ce92" office:value-type="string" calcext:value-type="string">
            <text:p>StdDev</text:p>
          </table:table-cell>
          <table:table-cell table:style-name="ce67"/>
          <table:table-cell table:number-columns-repeated="3"/>
          <table:table-cell table:style-name="ce96" table:formula="of:=STDEV([.F106:.F130])" office:value-type="float" office:value="1.33508970788305" calcext:value-type="float">
            <text:p>1.34</text:p>
          </table:table-cell>
          <table:table-cell table:style-name="ce96"/>
          <table:table-cell table:style-name="ce96" table:formula="of:=STDEV([.H106:.H130])" office:value-type="float" office:value="1.33433411448717" calcext:value-type="float">
            <text:p>1.33</text:p>
          </table:table-cell>
          <table:table-cell table:style-name="ce96"/>
          <table:table-cell table:style-name="ce96" table:formula="of:=STDEV([.J106:.J130])" office:value-type="float" office:value="0.542392783553153" calcext:value-type="float">
            <text:p>0.54</text:p>
          </table:table-cell>
          <table:table-cell table:style-name="ce96"/>
          <table:table-cell table:style-name="ce96" table:formula="of:=STDEV([.L106:.L130])" office:value-type="float" office:value="0.60781724418186" calcext:value-type="float">
            <text:p>0.61</text:p>
          </table:table-cell>
          <table:table-cell table:style-name="ce96"/>
          <table:table-cell table:style-name="ce96" table:formula="of:=STDEV([.N106:.N130])" office:value-type="float" office:value="1.05343611308941" calcext:value-type="float">
            <text:p>1.05</text:p>
          </table:table-cell>
          <table:table-cell table:style-name="ce96" table:number-columns-repeated="7"/>
          <table:table-cell table:style-name="ce96" table:formula="of:=STDEV([.V106:.V130])" office:value-type="float" office:value="0.732871703187769" calcext:value-type="float">
            <text:p>0.73</text:p>
          </table:table-cell>
          <table:table-cell table:number-columns-repeated="1002"/>
        </table:table-row>
        <table:table-row table:style-name="ro3">
          <table:table-cell/>
          <table:table-cell table:style-name="ce65"/>
          <table:table-cell table:style-name="ce70" table:number-columns-repeated="3"/>
          <table:table-cell table:style-name="ce60" table:number-columns-repeated="2"/>
          <table:table-cell table:style-name="ce51" table:number-columns-repeated="4"/>
          <table:table-cell table:style-name="ce70" table:number-columns-repeated="30"/>
          <table:table-cell table:number-columns-repeated="983"/>
        </table:table-row>
        <table:table-row table:style-name="ro3" table:number-rows-repeated="3">
          <table:table-cell/>
          <table:table-cell table:style-name="ce70" table:number-columns-repeated="4"/>
          <table:table-cell table:style-name="ce60" table:number-columns-repeated="2"/>
          <table:table-cell table:style-name="ce51" table:number-columns-repeated="4"/>
          <table:table-cell table:style-name="ce70" table:number-columns-repeated="30"/>
          <table:table-cell table:number-columns-repeated="983"/>
        </table:table-row>
        <table:table-row table:style-name="ro3" table:number-rows-repeated="120">
          <table:table-cell/>
          <table:table-cell table:style-name="ce70" table:number-columns-repeated="4"/>
          <table:table-cell table:style-name="ce60" table:number-columns-repeated="6"/>
          <table:table-cell table:style-name="ce70" table:number-columns-repeated="30"/>
          <table:table-cell table:number-columns-repeated="983"/>
        </table:table-row>
        <table:table-row table:style-name="ro3" table:number-rows-repeated="24">
          <table:table-cell table:number-columns-repeated="5"/>
          <table:table-cell table:style-name="ce13" table:number-columns-repeated="6"/>
          <table:table-cell table:number-columns-repeated="1013"/>
        </table:table-row>
        <table:table-row table:style-name="ro4" table:number-rows-repeated="10482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scriptors" table:style-name="ta1">
        <table:table-column table:style-name="co5" table:default-cell-style-name="ce1"/>
        <table:table-column table:style-name="co2" table:number-columns-repeated="2" table:default-cell-style-name="ce1"/>
        <table:table-column table:style-name="co3" table:number-columns-repeated="55" table:default-cell-style-name="ce1"/>
        <table:table-column table:style-name="co4" table:number-columns-repeated="966" table:default-cell-style-name="ce1"/>
        <table:table-row table:style-name="ro1">
          <table:table-cell table:number-columns-repeated="3"/>
          <table:table-cell table:style-name="ce133" office:value-type="string" calcext:value-type="string" table:number-columns-spanned="5" table:number-rows-spanned="1">
            <text:p>ADC(2)-x</text:p>
          </table:table-cell>
          <table:covered-table-cell table:number-columns-repeated="4"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117" table:number-columns-spanned="2" table:number-rows-spanned="1"/>
          <table:covered-table-cell/>
          <table:table-cell table:style-name="ce73" table:number-columns-repeated="18"/>
          <table:table-cell table:number-columns-repeated="966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irrep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[h→e]</text:p>
          </table:table-cell>
          <table:table-cell table:style-name="ce2" office:value-type="string" calcext:value-type="string">
            <text:p>s[h]</text:p>
          </table:table-cell>
          <table:table-cell table:style-name="ce2" office:value-type="string" calcext:value-type="string">
            <text:p>s[e]</text:p>
          </table:table-cell>
          <table:table-cell table:style-name="ce2" office:value-type="string" calcext:value-type="string">
            <text:p>p[DA]</text:p>
          </table:table-cell>
          <table:table-cell table:style-name="ce2" office:value-type="string" calcext:value-type="string">
            <text:p>d[D→A]</text:p>
          </table:table-cell>
          <table:table-cell table:style-name="ce2" office:value-type="string" calcext:value-type="string">
            <text:p>s[D]</text:p>
          </table:table-cell>
          <table:table-cell table:style-name="ce2" office:value-type="string" calcext:value-type="string">
            <text:p>s[A]</text:p>
          </table:table-cell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6" office:value-type="string" calcext:value-type="string">
            <text:p>C-edge</text:p>
          </table:table-cell>
          <table:table-cell table:style-name="ce6"/>
          <table:table-cell table:style-name="ce7"/>
          <table:table-cell table:style-name="ce8" table:number-columns-repeated="10"/>
          <table:table-cell table:style-name="ce73" table:number-columns-repeated="6"/>
          <table:table-cell table:style-name="ce85"/>
          <table:table-cell table:style-name="ce73" table:number-columns-repeated="23"/>
          <table:table-cell table:style-name="ce85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285.928829" calcext:value-type="float">
            <text:p>285.9288</text:p>
          </table:table-cell>
          <table:table-cell table:style-name="ce51" office:value-type="float" office:value="0.042353" calcext:value-type="float">
            <text:p>0.0424</text:p>
          </table:table-cell>
          <table:table-cell table:style-name="ce51" office:value-type="float" office:value="0.2305" calcext:value-type="float">
            <text:p>0.2305</text:p>
          </table:table-cell>
          <table:table-cell table:style-name="ce51" office:value-type="float" office:value="0.305594" calcext:value-type="float">
            <text:p>0.3056</text:p>
          </table:table-cell>
          <table:table-cell table:style-name="ce51" office:value-type="float" office:value="0.165454" calcext:value-type="float">
            <text:p>0.1655</text:p>
          </table:table-cell>
          <table:table-cell table:style-name="ce51" office:value-type="float" office:value="1.28238" calcext:value-type="float">
            <text:p>1.2824</text:p>
          </table:table-cell>
          <table:table-cell table:style-name="ce51" office:value-type="float" office:value="1.831336" calcext:value-type="float">
            <text:p>1.8313</text:p>
          </table:table-cell>
          <table:table-cell table:style-name="ce51" office:value-type="float" office:value="0.021975" calcext:value-type="float">
            <text:p>0.0220</text:p>
          </table:table-cell>
          <table:table-cell table:style-name="ce51" office:value-type="float" office:value="0.931878" calcext:value-type="float">
            <text:p>0.9319</text:p>
          </table:table-cell>
          <table:table-cell table:style-name="ce51" office:value-type="float" office:value="1.045613" calcext:value-type="float">
            <text:p>1.0456</text:p>
          </table:table-cell>
          <table:table-cell table:style-name="ce51"/>
          <table:table-cell table:style-name="ce80"/>
          <table:table-cell table:style-name="ce17"/>
          <table:table-cell table:style-name="ce70" table:number-columns-repeated="2"/>
          <table:table-cell table:style-name="ce80"/>
          <table:table-cell table:style-name="ce17"/>
          <table:table-cell table:style-name="ce70" table:number-columns-repeated="11"/>
          <table:table-cell table:style-name="ce17"/>
          <table:table-cell table:style-name="ce73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286.440919" calcext:value-type="float">
            <text:p>286.4409</text:p>
          </table:table-cell>
          <table:table-cell table:style-name="ce51" office:value-type="float" office:value="0.062473" calcext:value-type="float">
            <text:p>0.0625</text:p>
          </table:table-cell>
          <table:table-cell table:style-name="ce51" office:value-type="float" office:value="0.2098" calcext:value-type="float">
            <text:p>0.2098</text:p>
          </table:table-cell>
          <table:table-cell table:style-name="ce51" office:value-type="float" office:value="0.329182" calcext:value-type="float">
            <text:p>0.3292</text:p>
          </table:table-cell>
          <table:table-cell table:style-name="ce51" office:value-type="float" office:value="0.165206" calcext:value-type="float">
            <text:p>0.1652</text:p>
          </table:table-cell>
          <table:table-cell table:style-name="ce51" office:value-type="float" office:value="1.212081" calcext:value-type="float">
            <text:p>1.2121</text:p>
          </table:table-cell>
          <table:table-cell table:style-name="ce51" office:value-type="float" office:value="1.81216" calcext:value-type="float">
            <text:p>1.8122</text:p>
          </table:table-cell>
          <table:table-cell table:style-name="ce51" office:value-type="float" office:value="0.057722" calcext:value-type="float">
            <text:p>0.0577</text:p>
          </table:table-cell>
          <table:table-cell table:style-name="ce31" office:value-type="float" office:value="0.946121" calcext:value-type="float">
            <text:p>0.9461</text:p>
          </table:table-cell>
          <table:table-cell table:style-name="ce51" office:value-type="float" office:value="1.019233" calcext:value-type="float">
            <text:p>1.0192</text:p>
          </table:table-cell>
          <table:table-cell table:style-name="ce51"/>
          <table:table-cell table:style-name="ce80"/>
          <table:table-cell table:style-name="ce17"/>
          <table:table-cell table:style-name="ce70" table:number-columns-repeated="2"/>
          <table:table-cell table:style-name="ce80"/>
          <table:table-cell table:style-name="ce17"/>
          <table:table-cell table:style-name="ce70" table:number-columns-repeated="10"/>
          <table:table-cell table:style-name="ce80"/>
          <table:table-cell table:style-name="ce17"/>
          <table:table-cell table:style-name="ce73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287.200196" calcext:value-type="float">
            <text:p>287.2002</text:p>
          </table:table-cell>
          <table:table-cell table:style-name="ce51" office:value-type="float" office:value="0.070886" calcext:value-type="float">
            <text:p>0.0709</text:p>
          </table:table-cell>
          <table:table-cell table:style-name="ce51" office:value-type="float" office:value="0.1867" calcext:value-type="float">
            <text:p>0.1867</text:p>
          </table:table-cell>
          <table:table-cell table:style-name="ce51" office:value-type="float" office:value="0.204351" calcext:value-type="float">
            <text:p>0.2044</text:p>
          </table:table-cell>
          <table:table-cell table:style-name="ce51" office:value-type="float" office:value="0.165208" calcext:value-type="float">
            <text:p>0.1652</text:p>
          </table:table-cell>
          <table:table-cell table:style-name="ce51" office:value-type="float" office:value="1.060067" calcext:value-type="float">
            <text:p>1.0601</text:p>
          </table:table-cell>
          <table:table-cell table:style-name="ce51" office:value-type="float" office:value="1.783944" calcext:value-type="float">
            <text:p>1.7839</text:p>
          </table:table-cell>
          <table:table-cell table:style-name="ce51" office:value-type="float" office:value="0.09503" calcext:value-type="float">
            <text:p>0.0950</text:p>
          </table:table-cell>
          <table:table-cell table:style-name="ce31" office:value-type="float" office:value="0.880568" calcext:value-type="float">
            <text:p>0.8806</text:p>
          </table:table-cell>
          <table:table-cell table:style-name="ce51" office:value-type="float" office:value="0.91525" calcext:value-type="float">
            <text:p>0.9153</text:p>
          </table:table-cell>
          <table:table-cell table:style-name="ce51"/>
          <table:table-cell table:style-name="ce80"/>
          <table:table-cell table:style-name="ce17"/>
          <table:table-cell table:style-name="ce70" table:number-columns-repeated="2"/>
          <table:table-cell table:style-name="ce80"/>
          <table:table-cell table:style-name="ce17"/>
          <table:table-cell table:style-name="ce73" table:number-columns-repeated="2"/>
          <table:table-cell table:style-name="ce70" table:number-columns-repeated="8"/>
          <table:table-cell table:style-name="ce80"/>
          <table:table-cell table:style-name="ce17"/>
          <table:table-cell table:style-name="ce73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4_ethene</text:p>
          </table:table-cell>
          <table:table-cell table:style-name="ce2" office:value-type="string" calcext:value-type="string">
            <text:p>B1u</text:p>
          </table:table-cell>
          <table:table-cell table:style-name="ce11" office:value-type="string" calcext:value-type="string">
            <text:p>1-2</text:p>
          </table:table-cell>
          <table:table-cell table:style-name="ce51" office:value-type="float" office:value="284.537675" calcext:value-type="float">
            <text:p>284.5377</text:p>
          </table:table-cell>
          <table:table-cell table:style-name="ce16" office:value-type="float" office:value="0.08011" calcext:value-type="float">
            <text:p>0.0801</text:p>
          </table:table-cell>
          <table:table-cell table:style-name="ce16" office:value-type="float" office:value="0.2374" calcext:value-type="float">
            <text:p>0.2374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684373" calcext:value-type="float">
            <text:p>0.6844</text:p>
          </table:table-cell>
          <table:table-cell table:style-name="ce16" office:value-type="float" office:value="1.483492" calcext:value-type="float">
            <text:p>1.4835</text:p>
          </table:table-cell>
          <table:table-cell table:style-name="ce16" office:value-type="float" office:value="1.68868" calcext:value-type="float">
            <text:p>1.6887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14915" calcext:value-type="float">
            <text:p>1.1492</text:p>
          </table:table-cell>
          <table:table-cell table:style-name="ce16" office:value-type="float" office:value="1.284453" calcext:value-type="float">
            <text:p>1.2845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285.724578" calcext:value-type="float">
            <text:p>285.7246</text:p>
          </table:table-cell>
          <table:table-cell table:style-name="ce16" office:value-type="float" office:value="0.054906" calcext:value-type="float">
            <text:p>0.0549</text:p>
          </table:table-cell>
          <table:table-cell table:style-name="ce16" office:value-type="float" office:value="0.2203" calcext:value-type="float">
            <text:p>0.2203</text:p>
          </table:table-cell>
          <table:table-cell table:style-name="ce16" office:value-type="float" office:value="0.233193" calcext:value-type="float">
            <text:p>0.2332</text:p>
          </table:table-cell>
          <table:table-cell table:style-name="ce16" office:value-type="float" office:value="0.165351" calcext:value-type="float">
            <text:p>0.1654</text:p>
          </table:table-cell>
          <table:table-cell table:style-name="ce16" office:value-type="float" office:value="1.16343" calcext:value-type="float">
            <text:p>1.1634</text:p>
          </table:table-cell>
          <table:table-cell table:style-name="ce16" office:value-type="float" office:value="1.796223" calcext:value-type="float">
            <text:p>1.7962</text:p>
          </table:table-cell>
          <table:table-cell table:style-name="ce16" office:value-type="float" office:value="0.007664" calcext:value-type="float">
            <text:p>0.0077</text:p>
          </table:table-cell>
          <table:table-cell table:style-name="ce16" office:value-type="float" office:value="0.916291" calcext:value-type="float">
            <text:p>0.9163</text:p>
          </table:table-cell>
          <table:table-cell table:style-name="ce16" office:value-type="float" office:value="0.964545" calcext:value-type="float">
            <text:p>0.9645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0"/>
          <table:table-cell table:style-name="ce85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 <text:s/>(not sym – could be)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286.414292" calcext:value-type="float">
            <text:p>286.4143</text:p>
          </table:table-cell>
          <table:table-cell table:style-name="ce16" office:value-type="float" office:value="0.047484" calcext:value-type="float">
            <text:p>0.0475</text:p>
          </table:table-cell>
          <table:table-cell table:style-name="ce16" office:value-type="float" office:value="0.2271" calcext:value-type="float">
            <text:p>0.2271</text:p>
          </table:table-cell>
          <table:table-cell table:style-name="ce16" office:value-type="float" office:value="0.265325" calcext:value-type="float">
            <text:p>0.2653</text:p>
          </table:table-cell>
          <table:table-cell table:style-name="ce16" office:value-type="float" office:value="0.165676" calcext:value-type="float">
            <text:p>0.1657</text:p>
          </table:table-cell>
          <table:table-cell table:style-name="ce16" office:value-type="float" office:value="1.330873" calcext:value-type="float">
            <text:p>1.3309</text:p>
          </table:table-cell>
          <table:table-cell table:style-name="ce16" office:value-type="float" office:value="1.849711" calcext:value-type="float">
            <text:p>1.8497</text:p>
          </table:table-cell>
          <table:table-cell table:style-name="ce16" office:value-type="float" office:value="0.047678" calcext:value-type="float">
            <text:p>0.0477</text:p>
          </table:table-cell>
          <table:table-cell table:style-name="ce16" office:value-type="float" office:value="0.973468" calcext:value-type="float">
            <text:p>0.9735</text:p>
          </table:table-cell>
          <table:table-cell table:style-name="ce16" office:value-type="float" office:value="1.104724" calcext:value-type="float">
            <text:p>1.104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0"/>
          <table:table-cell table:style-name="ce85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9_vinylfluorin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284.863578" calcext:value-type="float">
            <text:p>284.8636</text:p>
          </table:table-cell>
          <table:table-cell table:style-name="ce15" office:value-type="float" office:value="0.036604" calcext:value-type="float">
            <text:p>0.0366</text:p>
          </table:table-cell>
          <table:table-cell table:style-name="ce16" office:value-type="float" office:value="0.2372" calcext:value-type="float">
            <text:p>0.2372</text:p>
          </table:table-cell>
          <table:table-cell table:style-name="ce16" office:value-type="float" office:value="0.57781" calcext:value-type="float">
            <text:p>0.5778</text:p>
          </table:table-cell>
          <table:table-cell table:style-name="ce16" office:value-type="float" office:value="0.165618" calcext:value-type="float">
            <text:p>0.1656</text:p>
          </table:table-cell>
          <table:table-cell table:style-name="ce16" office:value-type="float" office:value="1.437057" calcext:value-type="float">
            <text:p>1.4371</text:p>
          </table:table-cell>
          <table:table-cell table:style-name="ce16" office:value-type="float" office:value="1.867745" calcext:value-type="float">
            <text:p>1.8677</text:p>
          </table:table-cell>
          <table:table-cell table:style-name="ce16" office:value-type="float" office:value="0.187804" calcext:value-type="float">
            <text:p>0.1878</text:p>
          </table:table-cell>
          <table:table-cell table:style-name="ce16" office:value-type="float" office:value="1.001322" calcext:value-type="float">
            <text:p>1.0013</text:p>
          </table:table-cell>
          <table:table-cell table:style-name="ce16" office:value-type="float" office:value="1.194559" calcext:value-type="float">
            <text:p>1.1946</text:p>
          </table:table-cell>
          <table:table-cell table:style-name="ce100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float" office:value="287.123162" calcext:value-type="float">
            <text:p>287.1232</text:p>
          </table:table-cell>
          <table:table-cell table:style-name="ce15" office:value-type="float" office:value="0.049007" calcext:value-type="float">
            <text:p>0.0490</text:p>
          </table:table-cell>
          <table:table-cell table:style-name="ce16" office:value-type="float" office:value="0.2406" calcext:value-type="float">
            <text:p>0.2406</text:p>
          </table:table-cell>
          <table:table-cell table:style-name="ce16" office:value-type="float" office:value="0.555744" calcext:value-type="float">
            <text:p>0.5557</text:p>
          </table:table-cell>
          <table:table-cell table:style-name="ce16" office:value-type="float" office:value="0.165622" calcext:value-type="float">
            <text:p>0.1656</text:p>
          </table:table-cell>
          <table:table-cell table:style-name="ce16" office:value-type="float" office:value="1.418207" calcext:value-type="float">
            <text:p>1.4182</text:p>
          </table:table-cell>
          <table:table-cell table:style-name="ce16" office:value-type="float" office:value="1.872123" calcext:value-type="float">
            <text:p>1.8721</text:p>
          </table:table-cell>
          <table:table-cell table:style-name="ce101" office:value-type="float" office:value="0.158303" calcext:value-type="float">
            <text:p>0.1583</text:p>
          </table:table-cell>
          <table:table-cell table:style-name="ce15" office:value-type="float" office:value="0.994781" calcext:value-type="float">
            <text:p>0.9948</text:p>
          </table:table-cell>
          <table:table-cell table:style-name="ce16" office:value-type="float" office:value="1.175603" calcext:value-type="float">
            <text:p>1.1756</text:p>
          </table:table-cell>
          <table:table-cell table:style-name="ce51"/>
          <table:table-cell table:style-name="ce102"/>
          <table:table-cell table:style-name="ce95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51" office:value-type="float" office:value="288.337791" calcext:value-type="float">
            <text:p>288.3378</text:p>
          </table:table-cell>
          <table:table-cell table:style-name="ce16" office:value-type="float" office:value="0.069494" calcext:value-type="float">
            <text:p>0.0695</text:p>
          </table:table-cell>
          <table:table-cell table:style-name="ce16" office:value-type="float" office:value="0.184" calcext:value-type="float">
            <text:p>0.1840</text:p>
          </table:table-cell>
          <table:table-cell table:style-name="ce16" office:value-type="float" office:value="0.115396" calcext:value-type="float">
            <text:p>0.1154</text:p>
          </table:table-cell>
          <table:table-cell table:style-name="ce16" office:value-type="float" office:value="0.167145" calcext:value-type="float">
            <text:p>0.1671</text:p>
          </table:table-cell>
          <table:table-cell table:style-name="ce16" office:value-type="float" office:value="1.307334" calcext:value-type="float">
            <text:p>1.3073</text:p>
          </table:table-cell>
          <table:table-cell table:style-name="ce16" office:value-type="float" office:value="1.846342" calcext:value-type="float">
            <text:p>1.8463</text:p>
          </table:table-cell>
          <table:table-cell table:style-name="ce16" office:value-type="float" office:value="0.024704" calcext:value-type="float">
            <text:p>0.0247</text:p>
          </table:table-cell>
          <table:table-cell table:style-name="ce16" office:value-type="float" office:value="1.016226" calcext:value-type="float">
            <text:p>1.0162</text:p>
          </table:table-cell>
          <table:table-cell table:style-name="ce16" office:value-type="float" office:value="1.107501" calcext:value-type="float">
            <text:p>1.1075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0"/>
          <table:table-cell table:style-name="ce85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3" calcext:value-type="float">
            <text:p>3</text:p>
          </table:table-cell>
          <table:table-cell table:style-name="ce51" office:value-type="float" office:value="288.566954" calcext:value-type="float">
            <text:p>288.5670</text:p>
          </table:table-cell>
          <table:table-cell table:style-name="ce16" office:value-type="float" office:value="0.068143" calcext:value-type="float">
            <text:p>0.0681</text:p>
          </table:table-cell>
          <table:table-cell table:style-name="ce16" office:value-type="float" office:value="0.1983" calcext:value-type="float">
            <text:p>0.1983</text:p>
          </table:table-cell>
          <table:table-cell table:style-name="ce16" office:value-type="float" office:value="0.131724" calcext:value-type="float">
            <text:p>0.1317</text:p>
          </table:table-cell>
          <table:table-cell table:style-name="ce16" office:value-type="float" office:value="0.166638" calcext:value-type="float">
            <text:p>0.1666</text:p>
          </table:table-cell>
          <table:table-cell table:style-name="ce16" office:value-type="float" office:value="1.229187" calcext:value-type="float">
            <text:p>1.2292</text:p>
          </table:table-cell>
          <table:table-cell table:style-name="ce16" office:value-type="float" office:value="1.850132" calcext:value-type="float">
            <text:p>1.8501</text:p>
          </table:table-cell>
          <table:table-cell table:style-name="ce16" office:value-type="float" office:value="0.029266" calcext:value-type="float">
            <text:p>0.0293</text:p>
          </table:table-cell>
          <table:table-cell table:style-name="ce16" office:value-type="float" office:value="1.000475" calcext:value-type="float">
            <text:p>1.0005</text:p>
          </table:table-cell>
          <table:table-cell table:style-name="ce15" office:value-type="float" office:value="1.057345" calcext:value-type="float">
            <text:p>1.0573</text:p>
          </table:table-cell>
          <table:table-cell/>
          <table:table-cell table:style-name="ce17" table:number-columns-repeated="6"/>
          <table:table-cell table:style-name="ce85" table:number-columns-repeated="2"/>
          <table:table-cell table:style-name="ce17" table:number-columns-repeated="10"/>
          <table:table-cell table:style-name="ce85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5_difluoroethe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51" office:value-type="float" office:value="285.400512" calcext:value-type="float">
            <text:p>285.4005</text:p>
          </table:table-cell>
          <table:table-cell table:style-name="ce16" office:value-type="float" office:value="0.031791" calcext:value-type="float">
            <text:p>0.0318</text:p>
          </table:table-cell>
          <table:table-cell table:style-name="ce16" office:value-type="float" office:value="0.2367" calcext:value-type="float">
            <text:p>0.2367</text:p>
          </table:table-cell>
          <table:table-cell table:style-name="ce16" office:value-type="float" office:value="0.572253" calcext:value-type="float">
            <text:p>0.5723</text:p>
          </table:table-cell>
          <table:table-cell table:style-name="ce16" office:value-type="float" office:value="0.165513" calcext:value-type="float">
            <text:p>0.1655</text:p>
          </table:table-cell>
          <table:table-cell table:style-name="ce16" office:value-type="float" office:value="1.424014" calcext:value-type="float">
            <text:p>1.4240</text:p>
          </table:table-cell>
          <table:table-cell table:style-name="ce16" office:value-type="float" office:value="1.895414" calcext:value-type="float">
            <text:p>1.8954</text:p>
          </table:table-cell>
          <table:table-cell table:style-name="ce16" office:value-type="float" office:value="0.186571" calcext:value-type="float">
            <text:p>0.1866</text:p>
          </table:table-cell>
          <table:table-cell table:style-name="ce16" office:value-type="float" office:value="1.020087" calcext:value-type="float">
            <text:p>1.0201</text:p>
          </table:table-cell>
          <table:table-cell table:style-name="ce16" office:value-type="float" office:value="1.210212" calcext:value-type="float">
            <text:p>1.2102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29" office:value-type="float" office:value="3" calcext:value-type="float">
            <text:p>3</text:p>
          </table:table-cell>
          <table:table-cell table:style-name="ce51" office:value-type="float" office:value="289.827966" calcext:value-type="float">
            <text:p>289.8280</text:p>
          </table:table-cell>
          <table:table-cell table:style-name="ce16" office:value-type="float" office:value="0.061216" calcext:value-type="float">
            <text:p>0.0612</text:p>
          </table:table-cell>
          <table:table-cell table:style-name="ce16" office:value-type="float" office:value="0.2443" calcext:value-type="float">
            <text:p>0.2443</text:p>
          </table:table-cell>
          <table:table-cell table:style-name="ce16" office:value-type="float" office:value="0.525207" calcext:value-type="float">
            <text:p>0.5252</text:p>
          </table:table-cell>
          <table:table-cell table:style-name="ce16" office:value-type="float" office:value="0.166733" calcext:value-type="float">
            <text:p>0.1667</text:p>
          </table:table-cell>
          <table:table-cell table:style-name="ce16" office:value-type="float" office:value="1.386099" calcext:value-type="float">
            <text:p>1.3861</text:p>
          </table:table-cell>
          <table:table-cell table:style-name="ce16" office:value-type="float" office:value="1.883119" calcext:value-type="float">
            <text:p>1.8831</text:p>
          </table:table-cell>
          <table:table-cell table:style-name="ce16" office:value-type="float" office:value="0.118348" calcext:value-type="float">
            <text:p>0.1183</text:p>
          </table:table-cell>
          <table:table-cell table:style-name="ce16" office:value-type="float" office:value="0.993315" calcext:value-type="float">
            <text:p>0.9933</text:p>
          </table:table-cell>
          <table:table-cell table:style-name="ce16" office:value-type="float" office:value="1.159701" calcext:value-type="float">
            <text:p>1.1597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51" office:value-type="float" office:value="291.383291" calcext:value-type="float">
            <text:p>291.3833</text:p>
          </table:table-cell>
          <table:table-cell table:style-name="ce16" office:value-type="float" office:value="0.079169" calcext:value-type="float">
            <text:p>0.0792</text:p>
          </table:table-cell>
          <table:table-cell table:style-name="ce16" office:value-type="float" office:value="0.1978" calcext:value-type="float">
            <text:p>0.1978</text:p>
          </table:table-cell>
          <table:table-cell table:style-name="ce16" office:value-type="float" office:value="0.199771" calcext:value-type="float">
            <text:p>0.1998</text:p>
          </table:table-cell>
          <table:table-cell table:style-name="ce16" office:value-type="float" office:value="0.16526" calcext:value-type="float">
            <text:p>0.1653</text:p>
          </table:table-cell>
          <table:table-cell table:style-name="ce33" office:value-type="float" office:value="1.069327" calcext:value-type="float">
            <text:p>1.0693</text:p>
          </table:table-cell>
          <table:table-cell table:style-name="ce33" office:value-type="float" office:value="1.83192" calcext:value-type="float">
            <text:p>1.8319</text:p>
          </table:table-cell>
          <table:table-cell table:style-name="ce16" office:value-type="float" office:value="0.02753" calcext:value-type="float">
            <text:p>0.0275</text:p>
          </table:table-cell>
          <table:table-cell table:style-name="ce15" office:value-type="float" office:value="0.921154" calcext:value-type="float">
            <text:p>0.9212</text:p>
          </table:table-cell>
          <table:table-cell table:style-name="ce15" office:value-type="float" office:value="0.935436" calcext:value-type="float">
            <text:p>0.9354</text:p>
          </table:table-cell>
          <table:table-cell table:number-columns-repeated="3"/>
          <table:table-cell table:style-name="ce17" table:number-columns-repeated="4"/>
          <table:table-cell table:style-name="ce85" table:number-columns-repeated="2"/>
          <table:table-cell table:style-name="ce17" table:number-columns-repeated="10"/>
          <table:table-cell table:style-name="ce85" table:number-columns-repeated="6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7_cyclopentadie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4" calcext:value-type="float">
            <text:p>4</text:p>
          </table:table-cell>
          <table:table-cell table:style-name="ce103" office:value-type="float" office:value="284.391318" calcext:value-type="float">
            <text:p>284.3913</text:p>
          </table:table-cell>
          <table:table-cell table:style-name="ce104" office:value-type="float" office:value="0.079465" calcext:value-type="float">
            <text:p>0.0795</text:p>
          </table:table-cell>
          <table:table-cell table:style-name="ce16" office:value-type="float" office:value="0.2458" calcext:value-type="float">
            <text:p>0.2458</text:p>
          </table:table-cell>
          <table:table-cell table:style-name="ce16" office:value-type="float" office:value="0.333378" calcext:value-type="float">
            <text:p>0.3334</text:p>
          </table:table-cell>
          <table:table-cell table:style-name="ce104" office:value-type="float" office:value="1.182311" calcext:value-type="float">
            <text:p>1.1823</text:p>
          </table:table-cell>
          <table:table-cell table:style-name="ce16" office:value-type="float" office:value="1.74599" calcext:value-type="float">
            <text:p>1.7460</text:p>
          </table:table-cell>
          <table:table-cell table:style-name="ce16" office:value-type="float" office:value="1.838604" calcext:value-type="float">
            <text:p>1.8386</text:p>
          </table:table-cell>
          <table:table-cell table:style-name="ce16" office:value-type="float" office:value="0.075684" calcext:value-type="float">
            <text:p>0.0757</text:p>
          </table:table-cell>
          <table:table-cell table:style-name="ce16" office:value-type="float" office:value="1.510979" calcext:value-type="float">
            <text:p>1.5110</text:p>
          </table:table-cell>
          <table:table-cell table:style-name="ce16" office:value-type="float" office:value="1.580209" calcext:value-type="float">
            <text:p>1.5802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29" office:value-type="float" office:value="2" calcext:value-type="float">
            <text:p>2</text:p>
          </table:table-cell>
          <table:table-cell table:style-name="ce103" office:value-type="float" office:value="284.704833" calcext:value-type="float">
            <text:p>284.7048</text:p>
          </table:table-cell>
          <table:table-cell table:style-name="ce104" office:value-type="float" office:value="0.056084" calcext:value-type="float">
            <text:p>0.0561</text:p>
          </table:table-cell>
          <table:table-cell table:style-name="ce16" office:value-type="float" office:value="0.2468" calcext:value-type="float">
            <text:p>0.2468</text:p>
          </table:table-cell>
          <table:table-cell table:style-name="ce16" office:value-type="float" office:value="0.767225" calcext:value-type="float">
            <text:p>0.7672</text:p>
          </table:table-cell>
          <table:table-cell table:style-name="ce104" office:value-type="float" office:value="0.748312" calcext:value-type="float">
            <text:p>0.7483</text:p>
          </table:table-cell>
          <table:table-cell table:style-name="ce16" office:value-type="float" office:value="1.739291" calcext:value-type="float">
            <text:p>1.7393</text:p>
          </table:table-cell>
          <table:table-cell table:style-name="ce16" office:value-type="float" office:value="1.823189" calcext:value-type="float">
            <text:p>1.8232</text:p>
          </table:table-cell>
          <table:table-cell table:style-name="ce16" office:value-type="float" office:value="0.258625" calcext:value-type="float">
            <text:p>0.2586</text:p>
          </table:table-cell>
          <table:table-cell table:style-name="ce16" office:value-type="float" office:value="1.311772" calcext:value-type="float">
            <text:p>1.3118</text:p>
          </table:table-cell>
          <table:table-cell table:style-name="ce16" office:value-type="float" office:value="1.506594" calcext:value-type="float">
            <text:p>1.5066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8_furan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string" calcext:value-type="string">
            <text:p>4-5</text:p>
          </table:table-cell>
          <table:table-cell table:style-name="ce31" office:value-type="float" office:value="285.57937" calcext:value-type="float">
            <text:p>285.5794</text:p>
          </table:table-cell>
          <table:table-cell table:style-name="ce15" office:value-type="float" office:value="0.060588" calcext:value-type="float">
            <text:p>0.0606</text:p>
          </table:table-cell>
          <table:table-cell table:style-name="ce16" office:value-type="float" office:value="0.244" calcext:value-type="float">
            <text:p>0.2440</text:p>
          </table:table-cell>
          <table:table-cell table:style-name="ce16" office:value-type="float" office:value="0.792246" calcext:value-type="float">
            <text:p>0.7922</text:p>
          </table:table-cell>
          <table:table-cell table:style-name="ce104" office:value-type="float" office:value="0.729093" calcext:value-type="float">
            <text:p>0.7291</text:p>
          </table:table-cell>
          <table:table-cell table:style-name="ce16" office:value-type="float" office:value="1.762401" calcext:value-type="float">
            <text:p>1.7624</text:p>
          </table:table-cell>
          <table:table-cell table:style-name="ce16" office:value-type="float" office:value="1.841529" calcext:value-type="float">
            <text:p>1.8415</text:p>
          </table:table-cell>
          <table:table-cell table:style-name="ce16" office:value-type="float" office:value="0.271419" calcext:value-type="float">
            <text:p>0.2714</text:p>
          </table:table-cell>
          <table:table-cell table:style-name="ce16" office:value-type="float" office:value="1.2969" calcext:value-type="float">
            <text:p>1.2969</text:p>
          </table:table-cell>
          <table:table-cell table:style-name="ce16" office:value-type="float" office:value="1.519555" calcext:value-type="float">
            <text:p>1.5196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2-3</text:p>
          </table:table-cell>
          <table:table-cell table:style-name="ce31" office:value-type="float" office:value="286.650444" calcext:value-type="float">
            <text:p>286.6504</text:p>
          </table:table-cell>
          <table:table-cell table:style-name="ce15" office:value-type="float" office:value="0.078775" calcext:value-type="float">
            <text:p>0.0788</text:p>
          </table:table-cell>
          <table:table-cell table:style-name="ce16" office:value-type="float" office:value="0.2429" calcext:value-type="float">
            <text:p>0.2429</text:p>
          </table:table-cell>
          <table:table-cell table:style-name="ce16" office:value-type="float" office:value="0.299472" calcext:value-type="float">
            <text:p>0.2995</text:p>
          </table:table-cell>
          <table:table-cell table:style-name="ce104" office:value-type="float" office:value="1.099326" calcext:value-type="float">
            <text:p>1.0993</text:p>
          </table:table-cell>
          <table:table-cell table:style-name="ce16" office:value-type="float" office:value="1.722516" calcext:value-type="float">
            <text:p>1.7225</text:p>
          </table:table-cell>
          <table:table-cell table:style-name="ce16" office:value-type="float" office:value="1.838419" calcext:value-type="float">
            <text:p>1.8384</text:p>
          </table:table-cell>
          <table:table-cell table:style-name="ce16" office:value-type="float" office:value="0.074679" calcext:value-type="float">
            <text:p>0.0747</text:p>
          </table:table-cell>
          <table:table-cell table:style-name="ce16" office:value-type="float" office:value="1.439568" calcext:value-type="float">
            <text:p>1.4396</text:p>
          </table:table-cell>
          <table:table-cell table:style-name="ce16" office:value-type="float" office:value="1.531383" calcext:value-type="float">
            <text:p>1.5314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51" office:value-type="float" office:value="286.355041" calcext:value-type="float">
            <text:p>286.3550</text:p>
          </table:table-cell>
          <table:table-cell table:style-name="ce16" office:value-type="float" office:value="0.039586" calcext:value-type="float">
            <text:p>0.0396</text:p>
          </table:table-cell>
          <table:table-cell table:style-name="ce16" office:value-type="float" office:value="0.2385" calcext:value-type="float">
            <text:p>0.2385</text:p>
          </table:table-cell>
          <table:table-cell table:style-name="ce16" office:value-type="float" office:value="0.729211" calcext:value-type="float">
            <text:p>0.7292</text:p>
          </table:table-cell>
          <table:table-cell table:style-name="ce104" office:value-type="float" office:value="0.175654" calcext:value-type="float">
            <text:p>0.1757</text:p>
          </table:table-cell>
          <table:table-cell table:style-name="ce16" office:value-type="float" office:value="1.587672" calcext:value-type="float">
            <text:p>1.5877</text:p>
          </table:table-cell>
          <table:table-cell table:style-name="ce16" office:value-type="float" office:value="1.940975" calcext:value-type="float">
            <text:p>1.9410</text:p>
          </table:table-cell>
          <table:table-cell table:style-name="ce16" office:value-type="float" office:value="0.231869" calcext:value-type="float">
            <text:p>0.2319</text:p>
          </table:table-cell>
          <table:table-cell table:style-name="ce16" office:value-type="float" office:value="1.129156" calcext:value-type="float">
            <text:p>1.1292</text:p>
          </table:table-cell>
          <table:table-cell table:style-name="ce16" office:value-type="float" office:value="1.342683" calcext:value-type="float">
            <text:p>1.3427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float" office:value="286.582313" calcext:value-type="float">
            <text:p>286.5823</text:p>
          </table:table-cell>
          <table:table-cell table:style-name="ce16" office:value-type="float" office:value="0.035245" calcext:value-type="float">
            <text:p>0.0352</text:p>
          </table:table-cell>
          <table:table-cell table:style-name="ce16" office:value-type="float" office:value="0.2341" calcext:value-type="float">
            <text:p>0.2341</text:p>
          </table:table-cell>
          <table:table-cell table:style-name="ce16" office:value-type="float" office:value="0.56731" calcext:value-type="float">
            <text:p>0.5673</text:p>
          </table:table-cell>
          <table:table-cell table:style-name="ce104" office:value-type="float" office:value="0.175978" calcext:value-type="float">
            <text:p>0.1760</text:p>
          </table:table-cell>
          <table:table-cell table:style-name="ce16" office:value-type="float" office:value="1.615599" calcext:value-type="float">
            <text:p>1.6156</text:p>
          </table:table-cell>
          <table:table-cell table:style-name="ce16" office:value-type="float" office:value="1.907153" calcext:value-type="float">
            <text:p>1.9072</text:p>
          </table:table-cell>
          <table:table-cell table:style-name="ce16" office:value-type="float" office:value="0.175498" calcext:value-type="float">
            <text:p>0.1755</text:p>
          </table:table-cell>
          <table:table-cell table:style-name="ce16" office:value-type="float" office:value="1.090333" calcext:value-type="float">
            <text:p>1.0903</text:p>
          </table:table-cell>
          <table:table-cell table:style-name="ce16" office:value-type="float" office:value="1.315806" calcext:value-type="float">
            <text:p>1.3158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287.099155" calcext:value-type="float">
            <text:p>287.0992</text:p>
          </table:table-cell>
          <table:table-cell table:style-name="ce16" office:value-type="float" office:value="0.045896" calcext:value-type="float">
            <text:p>0.0459</text:p>
          </table:table-cell>
          <table:table-cell table:style-name="ce16" office:value-type="float" office:value="0.2284" calcext:value-type="float">
            <text:p>0.2284</text:p>
          </table:table-cell>
          <table:table-cell table:style-name="ce16" office:value-type="float" office:value="0.447612" calcext:value-type="float">
            <text:p>0.4476</text:p>
          </table:table-cell>
          <table:table-cell table:style-name="ce16" office:value-type="float" office:value="0.165733" calcext:value-type="float">
            <text:p>0.1657</text:p>
          </table:table-cell>
          <table:table-cell table:style-name="ce16" office:value-type="float" office:value="1.488728" calcext:value-type="float">
            <text:p>1.4887</text:p>
          </table:table-cell>
          <table:table-cell table:style-name="ce16" office:value-type="float" office:value="1.871687" calcext:value-type="float">
            <text:p>1.8717</text:p>
          </table:table-cell>
          <table:table-cell table:style-name="ce16" office:value-type="float" office:value="0.11159" calcext:value-type="float">
            <text:p>0.1116</text:p>
          </table:table-cell>
          <table:table-cell table:style-name="ce16" office:value-type="float" office:value="1.062034" calcext:value-type="float">
            <text:p>1.0620</text:p>
          </table:table-cell>
          <table:table-cell table:style-name="ce16" office:value-type="float" office:value="1.209485" calcext:value-type="float">
            <text:p>1.2095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51" office:value-type="float" office:value="286.084728" calcext:value-type="float">
            <text:p>286.0847</text:p>
          </table:table-cell>
          <table:table-cell table:style-name="ce16" office:value-type="float" office:value="0.034217" calcext:value-type="float">
            <text:p>0.0342</text:p>
          </table:table-cell>
          <table:table-cell table:style-name="ce16" office:value-type="float" office:value="0.2455" calcext:value-type="float">
            <text:p>0.2455</text:p>
          </table:table-cell>
          <table:table-cell table:style-name="ce16" office:value-type="float" office:value="0.761956" calcext:value-type="float">
            <text:p>0.7620</text:p>
          </table:table-cell>
          <table:table-cell table:style-name="ce16" office:value-type="float" office:value="0.167736" calcext:value-type="float">
            <text:p>0.1677</text:p>
          </table:table-cell>
          <table:table-cell table:style-name="ce16" office:value-type="float" office:value="1.569185" calcext:value-type="float">
            <text:p>1.5692</text:p>
          </table:table-cell>
          <table:table-cell table:style-name="ce16" office:value-type="float" office:value="1.945454" calcext:value-type="float">
            <text:p>1.9455</text:p>
          </table:table-cell>
          <table:table-cell table:style-name="ce16" office:value-type="float" office:value="0.230446" calcext:value-type="float">
            <text:p>0.2304</text:p>
          </table:table-cell>
          <table:table-cell table:style-name="ce16" office:value-type="float" office:value="1.113201" calcext:value-type="float">
            <text:p>1.1132</text:p>
          </table:table-cell>
          <table:table-cell table:style-name="ce16" office:value-type="float" office:value="1.327255" calcext:value-type="float">
            <text:p>1.3273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float" office:value="286.658232" calcext:value-type="float">
            <text:p>286.6582</text:p>
          </table:table-cell>
          <table:table-cell table:style-name="ce16" office:value-type="float" office:value="0.037683" calcext:value-type="float">
            <text:p>0.0377</text:p>
          </table:table-cell>
          <table:table-cell table:style-name="ce16" office:value-type="float" office:value="0.2422" calcext:value-type="float">
            <text:p>0.2422</text:p>
          </table:table-cell>
          <table:table-cell table:style-name="ce16" office:value-type="float" office:value="0.584116" calcext:value-type="float">
            <text:p>0.5841</text:p>
          </table:table-cell>
          <table:table-cell table:style-name="ce16" office:value-type="float" office:value="0.168039" calcext:value-type="float">
            <text:p>0.1680</text:p>
          </table:table-cell>
          <table:table-cell table:style-name="ce16" office:value-type="float" office:value="1.576773" calcext:value-type="float">
            <text:p>1.5768</text:p>
          </table:table-cell>
          <table:table-cell table:style-name="ce16" office:value-type="float" office:value="1.91913" calcext:value-type="float">
            <text:p>1.9191</text:p>
          </table:table-cell>
          <table:table-cell table:style-name="ce16" office:value-type="float" office:value="0.16957" calcext:value-type="float">
            <text:p>0.1696</text:p>
          </table:table-cell>
          <table:table-cell table:style-name="ce16" office:value-type="float" office:value="1.08662" calcext:value-type="float">
            <text:p>1.0866</text:p>
          </table:table-cell>
          <table:table-cell table:style-name="ce16" office:value-type="float" office:value="1.292256" calcext:value-type="float">
            <text:p>1.2923</text:p>
          </table:table-cell>
          <table:table-cell table:style-name="ce51"/>
          <table:table-cell table:style-name="ce8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287.245112" calcext:value-type="float">
            <text:p>287.2451</text:p>
          </table:table-cell>
          <table:table-cell table:style-name="ce16" office:value-type="float" office:value="0.048511" calcext:value-type="float">
            <text:p>0.0485</text:p>
          </table:table-cell>
          <table:table-cell table:style-name="ce16" office:value-type="float" office:value="0.2334" calcext:value-type="float">
            <text:p>0.2334</text:p>
          </table:table-cell>
          <table:table-cell table:style-name="ce16" office:value-type="float" office:value="0.403161" calcext:value-type="float">
            <text:p>0.4032</text:p>
          </table:table-cell>
          <table:table-cell table:style-name="ce16" office:value-type="float" office:value="0.165634" calcext:value-type="float">
            <text:p>0.1656</text:p>
          </table:table-cell>
          <table:table-cell table:style-name="ce16" office:value-type="float" office:value="1.430891" calcext:value-type="float">
            <text:p>1.4309</text:p>
          </table:table-cell>
          <table:table-cell table:style-name="ce16" office:value-type="float" office:value="1.872074" calcext:value-type="float">
            <text:p>1.8721</text:p>
          </table:table-cell>
          <table:table-cell table:style-name="ce16" office:value-type="float" office:value="0.076841" calcext:value-type="float">
            <text:p>0.0768</text:p>
          </table:table-cell>
          <table:table-cell table:style-name="ce16" office:value-type="float" office:value="1.051441" calcext:value-type="float">
            <text:p>1.0514</text:p>
          </table:table-cell>
          <table:table-cell table:style-name="ce16" office:value-type="float" office:value="1.168199" calcext:value-type="float">
            <text:p>1.1682</text:p>
          </table:table-cell>
          <table:table-cell table:style-name="ce51"/>
          <table:table-cell table:style-name="ce8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51" office:value-type="float" office:value="285.476779" calcext:value-type="float">
            <text:p>285.4768</text:p>
          </table:table-cell>
          <table:table-cell table:style-name="ce16" office:value-type="float" office:value="0.05005" calcext:value-type="float">
            <text:p>0.0501</text:p>
          </table:table-cell>
          <table:table-cell table:style-name="ce16" office:value-type="float" office:value="0.2245" calcext:value-type="float">
            <text:p>0.2245</text:p>
          </table:table-cell>
          <table:table-cell table:style-name="ce16" office:value-type="float" office:value="0.192739" calcext:value-type="float">
            <text:p>0.1927</text:p>
          </table:table-cell>
          <table:table-cell table:style-name="ce16" office:value-type="float" office:value="0.165777" calcext:value-type="float">
            <text:p>0.1658</text:p>
          </table:table-cell>
          <table:table-cell table:style-name="ce16" office:value-type="float" office:value="1.274537" calcext:value-type="float">
            <text:p>1.2745</text:p>
          </table:table-cell>
          <table:table-cell table:style-name="ce16" office:value-type="float" office:value="1.851944" calcext:value-type="float">
            <text:p>1.8519</text:p>
          </table:table-cell>
          <table:table-cell table:style-name="ce16" office:value-type="float" office:value="0.059528" calcext:value-type="float">
            <text:p>0.0595</text:p>
          </table:table-cell>
          <table:table-cell table:style-name="ce16" office:value-type="float" office:value="1.008193" calcext:value-type="float">
            <text:p>1.0082</text:p>
          </table:table-cell>
          <table:table-cell table:style-name="ce16" office:value-type="float" office:value="1.086095" calcext:value-type="float">
            <text:p>1.0861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float" office:value="287.564372" calcext:value-type="float">
            <text:p>287.5644</text:p>
          </table:table-cell>
          <table:table-cell table:style-name="ce16" office:value-type="float" office:value="0.041797" calcext:value-type="float">
            <text:p>0.0418</text:p>
          </table:table-cell>
          <table:table-cell table:style-name="ce16" office:value-type="float" office:value="0.2219" calcext:value-type="float">
            <text:p>0.2219</text:p>
          </table:table-cell>
          <table:table-cell table:style-name="ce16" office:value-type="float" office:value="0.300504" calcext:value-type="float">
            <text:p>0.3005</text:p>
          </table:table-cell>
          <table:table-cell table:style-name="ce16" office:value-type="float" office:value="0.16572" calcext:value-type="float">
            <text:p>0.1657</text:p>
          </table:table-cell>
          <table:table-cell table:style-name="ce16" office:value-type="float" office:value="1.440847" calcext:value-type="float">
            <text:p>1.4408</text:p>
          </table:table-cell>
          <table:table-cell table:style-name="ce16" office:value-type="float" office:value="1.946281" calcext:value-type="float">
            <text:p>1.9463</text:p>
          </table:table-cell>
          <table:table-cell table:style-name="ce16" office:value-type="float" office:value="0.163918" calcext:value-type="float">
            <text:p>0.1639</text:p>
          </table:table-cell>
          <table:table-cell table:style-name="ce16" office:value-type="float" office:value="1.071295" calcext:value-type="float">
            <text:p>1.0713</text:p>
          </table:table-cell>
          <table:table-cell table:style-name="ce16" office:value-type="float" office:value="1.208544" calcext:value-type="float">
            <text:p>1.2085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288.534775" calcext:value-type="float">
            <text:p>288.5348</text:p>
          </table:table-cell>
          <table:table-cell table:style-name="ce16" office:value-type="float" office:value="0.06827" calcext:value-type="float">
            <text:p>0.0683</text:p>
          </table:table-cell>
          <table:table-cell table:style-name="ce16" office:value-type="float" office:value="0.1932" calcext:value-type="float">
            <text:p>0.1932</text:p>
          </table:table-cell>
          <table:table-cell table:style-name="ce16" office:value-type="float" office:value="0.131906" calcext:value-type="float">
            <text:p>0.1319</text:p>
          </table:table-cell>
          <table:table-cell table:style-name="ce16" office:value-type="float" office:value="0.166702" calcext:value-type="float">
            <text:p>0.1667</text:p>
          </table:table-cell>
          <table:table-cell table:style-name="ce16" office:value-type="float" office:value="1.237401" calcext:value-type="float">
            <text:p>1.2374</text:p>
          </table:table-cell>
          <table:table-cell table:style-name="ce16" office:value-type="float" office:value="1.857251" calcext:value-type="float">
            <text:p>1.8573</text:p>
          </table:table-cell>
          <table:table-cell table:style-name="ce16" office:value-type="float" office:value="0.022429" calcext:value-type="float">
            <text:p>0.0224</text:p>
          </table:table-cell>
          <table:table-cell table:style-name="ce16" office:value-type="float" office:value="1.030324" calcext:value-type="float">
            <text:p>1.0303</text:p>
          </table:table-cell>
          <table:table-cell table:style-name="ce16" office:value-type="float" office:value="1.072912" calcext:value-type="float">
            <text:p>1.0729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4_benzene</text:p>
          </table:table-cell>
          <table:table-cell table:style-name="ce2" office:value-type="string" calcext:value-type="string">
            <text:p>B1u</text:p>
          </table:table-cell>
          <table:table-cell table:style-name="ce11" office:value-type="string" calcext:value-type="string">
            <text:p>1-6</text:p>
          </table:table-cell>
          <table:table-cell table:style-name="ce51" office:value-type="float" office:value="285.193546" calcext:value-type="float">
            <text:p>285.1935</text:p>
          </table:table-cell>
          <table:table-cell table:style-name="ce16" office:value-type="float" office:value="0.23451" calcext:value-type="float">
            <text:p>0.2345</text:p>
          </table:table-cell>
          <table:table-cell table:style-name="ce16" office:value-type="float" office:value="0.2362" calcext:value-type="float">
            <text:p>0.2362</text:p>
          </table:table-cell>
          <table:table-cell table:style-name="ce16" office:value-type="float" office:value="0.000004" calcext:value-type="float">
            <text:p>0.0000</text:p>
          </table:table-cell>
          <table:table-cell table:style-name="ce104" office:value-type="float" office:value="1.397873" calcext:value-type="float">
            <text:p>1.3979</text:p>
          </table:table-cell>
          <table:table-cell table:style-name="ce16" office:value-type="float" office:value="1.921631" calcext:value-type="float">
            <text:p>1.9216</text:p>
          </table:table-cell>
          <table:table-cell table:style-name="ce16" office:value-type="float" office:value="1.596228" calcext:value-type="float">
            <text:p>1.5962</text:p>
          </table:table-cell>
          <table:table-cell table:style-name="ce16" office:value-type="float" office:value="0.000002" calcext:value-type="float">
            <text:p>0.0000</text:p>
          </table:table-cell>
          <table:table-cell table:style-name="ce16" office:value-type="float" office:value="1.706985" calcext:value-type="float">
            <text:p>1.7070</text:p>
          </table:table-cell>
          <table:table-cell table:style-name="ce16" office:value-type="float" office:value="1.792354" calcext:value-type="float">
            <text:p>1.7924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string" calcext:value-type="string">
            <text:p>no intensity?</text:p>
          </table:table-cell>
          <table:table-cell table:style-name="ce16" table:number-columns-repeated="5"/>
          <table:table-cell table:style-name="ce15" table:number-columns-repeated="4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2-3</text:p>
          </table:table-cell>
          <table:table-cell table:style-name="ce51" office:value-type="float" office:value="285.659419" calcext:value-type="float">
            <text:p>285.6594</text:p>
          </table:table-cell>
          <table:table-cell table:style-name="ce16" office:value-type="float" office:value="0.066477" calcext:value-type="float">
            <text:p>0.0665</text:p>
          </table:table-cell>
          <table:table-cell table:style-name="ce16" office:value-type="float" office:value="0.345149" calcext:value-type="float">
            <text:p>0.3451</text:p>
          </table:table-cell>
          <table:table-cell table:style-name="ce15" office:value-type="float" office:value="0.345149" calcext:value-type="float">
            <text:p>0.3451</text:p>
          </table:table-cell>
          <table:table-cell table:style-name="ce104" office:value-type="float" office:value="1.19734" calcext:value-type="float">
            <text:p>1.1973</text:p>
          </table:table-cell>
          <table:table-cell table:style-name="ce16" office:value-type="float" office:value="1.813892" calcext:value-type="float">
            <text:p>1.8139</text:p>
          </table:table-cell>
          <table:table-cell table:style-name="ce16" office:value-type="float" office:value="1.816934" calcext:value-type="float">
            <text:p>1.8169</text:p>
          </table:table-cell>
          <table:table-cell table:style-name="ce16" office:value-type="float" office:value="0.13214" calcext:value-type="float">
            <text:p>0.1321</text:p>
          </table:table-cell>
          <table:table-cell table:style-name="ce16" office:value-type="float" office:value="1.529982" calcext:value-type="float">
            <text:p>1.5300</text:p>
          </table:table-cell>
          <table:table-cell table:style-name="ce16" office:value-type="float" office:value="1.632082" calcext:value-type="float">
            <text:p>1.6321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5-6</text:p>
          </table:table-cell>
          <table:table-cell table:style-name="ce51" office:value-type="float" office:value="285.088132" calcext:value-type="float">
            <text:p>285.0881</text:p>
          </table:table-cell>
          <table:table-cell table:style-name="ce16" office:value-type="float" office:value="0.103691" calcext:value-type="float">
            <text:p>0.1037</text:p>
          </table:table-cell>
          <table:table-cell table:style-name="ce16" office:value-type="float" office:value="0.239" calcext:value-type="float">
            <text:p>0.2390</text:p>
          </table:table-cell>
          <table:table-cell table:style-name="ce16" office:value-type="float" office:value="0.466279" calcext:value-type="float">
            <text:p>0.4663</text:p>
          </table:table-cell>
          <table:table-cell table:style-name="ce104" office:value-type="float" office:value="1.00466" calcext:value-type="float">
            <text:p>1.0047</text:p>
          </table:table-cell>
          <table:table-cell table:style-name="ce16" office:value-type="float" office:value="1.805759" calcext:value-type="float">
            <text:p>1.8058</text:p>
          </table:table-cell>
          <table:table-cell table:style-name="ce16" office:value-type="float" office:value="1.720573" calcext:value-type="float">
            <text:p>1.7206</text:p>
          </table:table-cell>
          <table:table-cell table:style-name="ce16" office:value-type="float" office:value="0.183019" calcext:value-type="float">
            <text:p>0.1830</text:p>
          </table:table-cell>
          <table:table-cell table:style-name="ce16" office:value-type="float" office:value="1.450893" calcext:value-type="float">
            <text:p>1.4509</text:p>
          </table:table-cell>
          <table:table-cell table:style-name="ce16" office:value-type="float" office:value="1.611665" calcext:value-type="float">
            <text:p>1.611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5-6</text:p>
          </table:table-cell>
          <table:table-cell table:style-name="ce51" office:value-type="float" office:value="284.875529" calcext:value-type="float">
            <text:p>284.8755</text:p>
          </table:table-cell>
          <table:table-cell table:style-name="ce16" office:value-type="float" office:value="0.070328" calcext:value-type="float">
            <text:p>0.0703</text:p>
          </table:table-cell>
          <table:table-cell table:style-name="ce16" office:value-type="float" office:value="0.2422" calcext:value-type="float">
            <text:p>0.2422</text:p>
          </table:table-cell>
          <table:table-cell table:style-name="ce16" office:value-type="float" office:value="0.649791" calcext:value-type="float">
            <text:p>0.6498</text:p>
          </table:table-cell>
          <table:table-cell table:style-name="ce104" office:value-type="float" office:value="0.709596" calcext:value-type="float">
            <text:p>0.7096</text:p>
          </table:table-cell>
          <table:table-cell table:style-name="ce16" office:value-type="float" office:value="1.73066" calcext:value-type="float">
            <text:p>1.7307</text:p>
          </table:table-cell>
          <table:table-cell table:style-name="ce16" office:value-type="float" office:value="1.822069" calcext:value-type="float">
            <text:p>1.8221</text:p>
          </table:table-cell>
          <table:table-cell table:style-name="ce16" office:value-type="float" office:value="0.247175" calcext:value-type="float">
            <text:p>0.2472</text:p>
          </table:table-cell>
          <table:table-cell table:style-name="ce16" office:value-type="float" office:value="1.339297" calcext:value-type="float">
            <text:p>1.3393</text:p>
          </table:table-cell>
          <table:table-cell table:style-name="ce16" office:value-type="float" office:value="1.530947" calcext:value-type="float">
            <text:p>1.5309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3-4</text:p>
          </table:table-cell>
          <table:table-cell table:style-name="ce51" office:value-type="float" office:value="285.501217" calcext:value-type="float">
            <text:p>285.5012</text:p>
          </table:table-cell>
          <table:table-cell table:style-name="ce16" office:value-type="float" office:value="0.067802" calcext:value-type="float">
            <text:p>0.0678</text:p>
          </table:table-cell>
          <table:table-cell table:style-name="ce16" office:value-type="float" office:value="0.2452" calcext:value-type="float">
            <text:p>0.2452</text:p>
          </table:table-cell>
          <table:table-cell table:style-name="ce16" office:value-type="float" office:value="0.092754" calcext:value-type="float">
            <text:p>0.0928</text:p>
          </table:table-cell>
          <table:table-cell table:style-name="ce104" office:value-type="float" office:value="1.324873" calcext:value-type="float">
            <text:p>1.3249</text:p>
          </table:table-cell>
          <table:table-cell table:style-name="ce16" office:value-type="float" office:value="1.778044" calcext:value-type="float">
            <text:p>1.7780</text:p>
          </table:table-cell>
          <table:table-cell table:style-name="ce16" office:value-type="float" office:value="1.861363" calcext:value-type="float">
            <text:p>1.8614</text:p>
          </table:table-cell>
          <table:table-cell table:style-name="ce16" office:value-type="float" office:value="0.015198" calcext:value-type="float">
            <text:p>0.0152</text:p>
          </table:table-cell>
          <table:table-cell table:style-name="ce16" office:value-type="float" office:value="1.598275" calcext:value-type="float">
            <text:p>1.5983</text:p>
          </table:table-cell>
          <table:table-cell table:style-name="ce16" office:value-type="float" office:value="1.642719" calcext:value-type="float">
            <text:p>1.642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4-6</text:p>
          </table:table-cell>
          <table:table-cell table:style-name="ce51" office:value-type="float" office:value="286.264376" calcext:value-type="float">
            <text:p>286.2644</text:p>
          </table:table-cell>
          <table:table-cell table:style-name="ce16" office:value-type="float" office:value="0.158634" calcext:value-type="float">
            <text:p>0.1586</text:p>
          </table:table-cell>
          <table:table-cell table:style-name="ce16" office:value-type="float" office:value="0.2178" calcext:value-type="float">
            <text:p>0.2178</text:p>
          </table:table-cell>
          <table:table-cell table:style-name="ce16" office:value-type="float" office:value="0.001024" calcext:value-type="float">
            <text:p>0.0010</text:p>
          </table:table-cell>
          <table:table-cell table:style-name="ce104" office:value-type="float" office:value="1.299741" calcext:value-type="float">
            <text:p>1.2997</text:p>
          </table:table-cell>
          <table:table-cell table:style-name="ce16" office:value-type="float" office:value="1.701759" calcext:value-type="float">
            <text:p>1.7018</text:p>
          </table:table-cell>
          <table:table-cell table:style-name="ce16" office:value-type="float" office:value="1.77339" calcext:value-type="float">
            <text:p>1.7734</text:p>
          </table:table-cell>
          <table:table-cell table:style-name="ce16" office:value-type="float" office:value="0.000349" calcext:value-type="float">
            <text:p>0.0003</text:p>
          </table:table-cell>
          <table:table-cell table:style-name="ce16" office:value-type="float" office:value="1.572393" calcext:value-type="float">
            <text:p>1.5724</text:p>
          </table:table-cell>
          <table:table-cell table:style-name="ce16" office:value-type="float" office:value="1.595039" calcext:value-type="float">
            <text:p>1.5950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8_trifluoroethen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5" calcext:value-type="float">
            <text:p>5</text:p>
          </table:table-cell>
          <table:table-cell table:style-name="ce31" office:value-type="float" office:value="287.887668" calcext:value-type="float">
            <text:p>287.8877</text:p>
          </table:table-cell>
          <table:table-cell table:style-name="ce15" office:value-type="float" office:value="0.042288" calcext:value-type="float">
            <text:p>0.0423</text:p>
          </table:table-cell>
          <table:table-cell table:style-name="ce16" office:value-type="float" office:value="0.2417" calcext:value-type="float">
            <text:p>0.2417</text:p>
          </table:table-cell>
          <table:table-cell table:style-name="ce16" office:value-type="float" office:value="0.571493" calcext:value-type="float">
            <text:p>0.5715</text:p>
          </table:table-cell>
          <table:table-cell table:style-name="ce16" office:value-type="float" office:value="0.165479" calcext:value-type="float">
            <text:p>0.1655</text:p>
          </table:table-cell>
          <table:table-cell table:style-name="ce16" office:value-type="float" office:value="1.324985" calcext:value-type="float">
            <text:p>1.3250</text:p>
          </table:table-cell>
          <table:table-cell table:style-name="ce16" office:value-type="float" office:value="1.912281" calcext:value-type="float">
            <text:p>1.9123</text:p>
          </table:table-cell>
          <table:table-cell table:style-name="ce16" office:value-type="float" office:value="0.171555" calcext:value-type="float">
            <text:p>0.1716</text:p>
          </table:table-cell>
          <table:table-cell table:style-name="ce16" office:value-type="float" office:value="1.018758" calcext:value-type="float">
            <text:p>1.0188</text:p>
          </table:table-cell>
          <table:table-cell table:style-name="ce16" office:value-type="float" office:value="1.156247" calcext:value-type="float">
            <text:p>1.1562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4" calcext:value-type="float">
            <text:p>4</text:p>
          </table:table-cell>
          <table:table-cell table:style-name="ce31" office:value-type="float" office:value="290.066978" calcext:value-type="float">
            <text:p>290.0670</text:p>
          </table:table-cell>
          <table:table-cell table:style-name="ce15" office:value-type="float" office:value="0.057968" calcext:value-type="float">
            <text:p>0.0580</text:p>
          </table:table-cell>
          <table:table-cell table:style-name="ce16" office:value-type="float" office:value="0.2474" calcext:value-type="float">
            <text:p>0.2474</text:p>
          </table:table-cell>
          <table:table-cell table:style-name="ce16" office:value-type="float" office:value="0.535817" calcext:value-type="float">
            <text:p>0.5358</text:p>
          </table:table-cell>
          <table:table-cell table:style-name="ce16" office:value-type="float" office:value="0.165519" calcext:value-type="float">
            <text:p>0.1655</text:p>
          </table:table-cell>
          <table:table-cell table:style-name="ce16" office:value-type="float" office:value="1.319726" calcext:value-type="float">
            <text:p>1.3197</text:p>
          </table:table-cell>
          <table:table-cell table:style-name="ce16" office:value-type="float" office:value="1.891932" calcext:value-type="float">
            <text:p>1.8919</text:p>
          </table:table-cell>
          <table:table-cell table:style-name="ce16" office:value-type="float" office:value="0.125348" calcext:value-type="float">
            <text:p>0.1253</text:p>
          </table:table-cell>
          <table:table-cell table:style-name="ce16" office:value-type="float" office:value="0.997079" calcext:value-type="float">
            <text:p>0.9971</text:p>
          </table:table-cell>
          <table:table-cell table:style-name="ce16" office:value-type="float" office:value="1.127655" calcext:value-type="float">
            <text:p>1.1277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4" calcext:value-type="float">
            <text:p>4</text:p>
          </table:table-cell>
          <table:table-cell table:style-name="ce31" office:value-type="float" office:value="290.637042" calcext:value-type="float">
            <text:p>290.6370</text:p>
          </table:table-cell>
          <table:table-cell table:style-name="ce15" office:value-type="float" office:value="0.077775" calcext:value-type="float">
            <text:p>0.0778</text:p>
          </table:table-cell>
          <table:table-cell table:style-name="ce16" office:value-type="float" office:value="0.178" calcext:value-type="float">
            <text:p>0.1780</text:p>
          </table:table-cell>
          <table:table-cell table:style-name="ce16" office:value-type="float" office:value="0.12403" calcext:value-type="float">
            <text:p>0.1240</text:p>
          </table:table-cell>
          <table:table-cell table:style-name="ce16" office:value-type="float" office:value="0.165733" calcext:value-type="float">
            <text:p>0.1657</text:p>
          </table:table-cell>
          <table:table-cell table:style-name="ce16" office:value-type="float" office:value="1.181291" calcext:value-type="float">
            <text:p>1.1813</text:p>
          </table:table-cell>
          <table:table-cell table:style-name="ce15" office:value-type="float" office:value="1.854864" calcext:value-type="float">
            <text:p>1.8549</text:p>
          </table:table-cell>
          <table:table-cell table:style-name="ce15" office:value-type="float" office:value="0.017021" calcext:value-type="float">
            <text:p>0.0170</text:p>
          </table:table-cell>
          <table:table-cell table:style-name="ce16" office:value-type="float" office:value="1.020834" calcext:value-type="float">
            <text:p>1.0208</text:p>
          </table:table-cell>
          <table:table-cell table:style-name="ce16" office:value-type="float" office:value="1.036462" calcext:value-type="float">
            <text:p>1.0365</text:p>
          </table:table-cell>
          <table:table-cell table:style-name="ce51"/>
          <table:table-cell table:style-name="ce8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285.801443" calcext:value-type="float">
            <text:p>285.8014</text:p>
          </table:table-cell>
          <table:table-cell table:style-name="ce16" office:value-type="float" office:value="0.042534" calcext:value-type="float">
            <text:p>0.0425</text:p>
          </table:table-cell>
          <table:table-cell table:style-name="ce16" office:value-type="float" office:value="0.23" calcext:value-type="float">
            <text:p>0.2300</text:p>
          </table:table-cell>
          <table:table-cell table:style-name="ce16" office:value-type="float" office:value="0.275876" calcext:value-type="float">
            <text:p>0.2759</text:p>
          </table:table-cell>
          <table:table-cell table:style-name="ce16" office:value-type="float" office:value="0.165513" calcext:value-type="float">
            <text:p>0.1655</text:p>
          </table:table-cell>
          <table:table-cell table:style-name="ce16" office:value-type="float" office:value="1.284525" calcext:value-type="float">
            <text:p>1.2845</text:p>
          </table:table-cell>
          <table:table-cell table:style-name="ce16" office:value-type="float" office:value="1.858921" calcext:value-type="float">
            <text:p>1.8589</text:p>
          </table:table-cell>
          <table:table-cell table:style-name="ce16" office:value-type="float" office:value="0.033021" calcext:value-type="float">
            <text:p>0.0330</text:p>
          </table:table-cell>
          <table:table-cell table:style-name="ce16" office:value-type="float" office:value="0.979594" calcext:value-type="float">
            <text:p>0.9796</text:p>
          </table:table-cell>
          <table:table-cell table:style-name="ce16" office:value-type="float" office:value="1.091534" calcext:value-type="float">
            <text:p>1.0915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1_dichloroeth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4" calcext:value-type="float">
            <text:p>4</text:p>
          </table:table-cell>
          <table:table-cell table:style-name="ce31" office:value-type="float" office:value="284.627746" calcext:value-type="float">
            <text:p>284.6277</text:p>
          </table:table-cell>
          <table:table-cell table:style-name="ce15" office:value-type="float" office:value="0.037318" calcext:value-type="float">
            <text:p>0.0373</text:p>
          </table:table-cell>
          <table:table-cell table:style-name="ce16" office:value-type="float" office:value="0.2419" calcext:value-type="float">
            <text:p>0.2419</text:p>
          </table:table-cell>
          <table:table-cell table:style-name="ce16" office:value-type="float" office:value="0.614356" calcext:value-type="float">
            <text:p>0.6144</text:p>
          </table:table-cell>
          <table:table-cell table:style-name="ce16" office:value-type="float" office:value="0.165566" calcext:value-type="float">
            <text:p>0.1656</text:p>
          </table:table-cell>
          <table:table-cell table:style-name="ce16" office:value-type="float" office:value="1.539115" calcext:value-type="float">
            <text:p>1.5391</text:p>
          </table:table-cell>
          <table:table-cell table:style-name="ce16" office:value-type="float" office:value="1.875376" calcext:value-type="float">
            <text:p>1.8754</text:p>
          </table:table-cell>
          <table:table-cell table:style-name="ce16" office:value-type="float" office:value="0.17943" calcext:value-type="float">
            <text:p>0.1794</text:p>
          </table:table-cell>
          <table:table-cell table:style-name="ce16" office:value-type="float" office:value="1.073386" calcext:value-type="float">
            <text:p>1.0734</text:p>
          </table:table-cell>
          <table:table-cell table:style-name="ce16" office:value-type="float" office:value="1.289084" calcext:value-type="float">
            <text:p>1.2891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31" office:value-type="float" office:value="287.1128" calcext:value-type="float">
            <text:p>287.1128</text:p>
          </table:table-cell>
          <table:table-cell table:style-name="ce15" office:value-type="float" office:value="0.045534" calcext:value-type="float">
            <text:p>0.0455</text:p>
          </table:table-cell>
          <table:table-cell table:style-name="ce16" office:value-type="float" office:value="0.2475" calcext:value-type="float">
            <text:p>0.2475</text:p>
          </table:table-cell>
          <table:table-cell table:style-name="ce16" office:value-type="float" office:value="0.520937" calcext:value-type="float">
            <text:p>0.5209</text:p>
          </table:table-cell>
          <table:table-cell table:style-name="ce16" office:value-type="float" office:value="0.165492" calcext:value-type="float">
            <text:p>0.1655</text:p>
          </table:table-cell>
          <table:table-cell table:style-name="ce16" office:value-type="float" office:value="1.557368" calcext:value-type="float">
            <text:p>1.5574</text:p>
          </table:table-cell>
          <table:table-cell table:style-name="ce16" office:value-type="float" office:value="1.9203" calcext:value-type="float">
            <text:p>1.9203</text:p>
          </table:table-cell>
          <table:table-cell table:style-name="ce16" office:value-type="float" office:value="0.186507" calcext:value-type="float">
            <text:p>0.1865</text:p>
          </table:table-cell>
          <table:table-cell table:style-name="ce16" office:value-type="float" office:value="1.15164" calcext:value-type="float">
            <text:p>1.1516</text:p>
          </table:table-cell>
          <table:table-cell table:style-name="ce16" office:value-type="float" office:value="1.328986" calcext:value-type="float">
            <text:p>1.3290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5-8</text:p>
          </table:table-cell>
          <table:table-cell table:style-name="ce51" office:value-type="float" office:value="285.730288" calcext:value-type="float">
            <text:p>285.7303</text:p>
          </table:table-cell>
          <table:table-cell table:style-name="ce16" office:value-type="float" office:value="0.123366" calcext:value-type="float">
            <text:p>0.1234</text:p>
          </table:table-cell>
          <table:table-cell table:style-name="ce15" office:value-type="float" office:value="0.2522" calcext:value-type="float">
            <text:p>0.2522</text:p>
          </table:table-cell>
          <table:table-cell table:style-name="ce16" office:value-type="float" office:value="0" calcext:value-type="float">
            <text:p>0.0000</text:p>
          </table:table-cell>
          <table:table-cell table:style-name="ce105" office:value-type="float" office:value="1.432526" calcext:value-type="float">
            <text:p>1.4325</text:p>
          </table:table-cell>
          <table:table-cell table:style-name="ce16" office:value-type="float" office:value="1.949307" calcext:value-type="float">
            <text:p>1.9493</text:p>
          </table:table-cell>
          <table:table-cell table:style-name="ce16" office:value-type="float" office:value="1.689516" calcext:value-type="float">
            <text:p>1.6895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738478" calcext:value-type="float">
            <text:p>1.7385</text:p>
          </table:table-cell>
          <table:table-cell table:style-name="ce16" office:value-type="float" office:value="1.815024" calcext:value-type="float">
            <text:p>1.8150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3-4</text:p>
          </table:table-cell>
          <table:table-cell table:style-name="ce51" office:value-type="float" office:value="288.101235" calcext:value-type="float">
            <text:p>288.1012</text:p>
          </table:table-cell>
          <table:table-cell table:style-name="ce16" office:value-type="float" office:value="0.082824" calcext:value-type="float">
            <text:p>0.0828</text:p>
          </table:table-cell>
          <table:table-cell table:style-name="ce16" office:value-type="float" office:value="0.2612" calcext:value-type="float">
            <text:p>0.2612</text:p>
          </table:table-cell>
          <table:table-cell table:style-name="ce16" office:value-type="float" office:value="0" calcext:value-type="float">
            <text:p>0.0000</text:p>
          </table:table-cell>
          <table:table-cell table:style-name="ce104" office:value-type="float" office:value="1.441583" calcext:value-type="float">
            <text:p>1.4416</text:p>
          </table:table-cell>
          <table:table-cell table:style-name="ce16" office:value-type="float" office:value="2.066348" calcext:value-type="float">
            <text:p>2.0663</text:p>
          </table:table-cell>
          <table:table-cell table:style-name="ce16" office:value-type="float" office:value="1.860855" calcext:value-type="float">
            <text:p>1.8609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747219" calcext:value-type="float">
            <text:p>1.7472</text:p>
          </table:table-cell>
          <table:table-cell table:style-name="ce16" office:value-type="float" office:value="1.885495" calcext:value-type="float">
            <text:p>1.8855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76" office:value-type="float" office:value="8" calcext:value-type="float">
            <text:p>8</text:p>
          </table:table-cell>
          <table:table-cell table:style-name="ce51" office:value-type="float" office:value="284.715031" calcext:value-type="float">
            <text:p>284.7150</text:p>
          </table:table-cell>
          <table:table-cell table:style-name="ce16" office:value-type="float" office:value="0.016557" calcext:value-type="float">
            <text:p>0.0166</text:p>
          </table:table-cell>
          <table:table-cell table:style-name="ce16" office:value-type="float" office:value="0.2443" calcext:value-type="float">
            <text:p>0.2443</text:p>
          </table:table-cell>
          <table:table-cell table:style-name="ce16" office:value-type="float" office:value="0.81603" calcext:value-type="float">
            <text:p>0.8160</text:p>
          </table:table-cell>
          <table:table-cell table:style-name="ce16" office:value-type="float" office:value="0.166251" calcext:value-type="float">
            <text:p>0.1663</text:p>
          </table:table-cell>
          <table:table-cell table:style-name="ce16" office:value-type="float" office:value="1.712841" calcext:value-type="float">
            <text:p>1.7128</text:p>
          </table:table-cell>
          <table:table-cell table:style-name="ce16" office:value-type="float" office:value="2.007421" calcext:value-type="float">
            <text:p>2.0074</text:p>
          </table:table-cell>
          <table:table-cell table:style-name="ce16" office:value-type="float" office:value="0.276149" calcext:value-type="float">
            <text:p>0.2761</text:p>
          </table:table-cell>
          <table:table-cell table:style-name="ce16" office:value-type="float" office:value="1.205293" calcext:value-type="float">
            <text:p>1.2053</text:p>
          </table:table-cell>
          <table:table-cell table:style-name="ce16" office:value-type="float" office:value="1.450368" calcext:value-type="float">
            <text:p>1.4504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51" office:value-type="float" office:value="286.294619" calcext:value-type="float">
            <text:p>286.2946</text:p>
          </table:table-cell>
          <table:table-cell table:style-name="ce16" office:value-type="float" office:value="0.049807" calcext:value-type="float">
            <text:p>0.0498</text:p>
          </table:table-cell>
          <table:table-cell table:style-name="ce16" office:value-type="float" office:value="0.2232" calcext:value-type="float">
            <text:p>0.2232</text:p>
          </table:table-cell>
          <table:table-cell table:style-name="ce16" office:value-type="float" office:value="0.54961" calcext:value-type="float">
            <text:p>0.5496</text:p>
          </table:table-cell>
          <table:table-cell table:style-name="ce16" office:value-type="float" office:value="0.166203" calcext:value-type="float">
            <text:p>0.1662</text:p>
          </table:table-cell>
          <table:table-cell table:style-name="ce16" office:value-type="float" office:value="1.58818" calcext:value-type="float">
            <text:p>1.5882</text:p>
          </table:table-cell>
          <table:table-cell table:style-name="ce16" office:value-type="float" office:value="1.887407" calcext:value-type="float">
            <text:p>1.8874</text:p>
          </table:table-cell>
          <table:table-cell table:style-name="ce16" office:value-type="float" office:value="0.176959" calcext:value-type="float">
            <text:p>0.1770</text:p>
          </table:table-cell>
          <table:table-cell table:style-name="ce16" office:value-type="float" office:value="1.11228" calcext:value-type="float">
            <text:p>1.1123</text:p>
          </table:table-cell>
          <table:table-cell table:style-name="ce16" office:value-type="float" office:value="1.333161" calcext:value-type="float">
            <text:p>1.3332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287.428157" calcext:value-type="float">
            <text:p>287.4282</text:p>
          </table:table-cell>
          <table:table-cell table:style-name="ce16" office:value-type="float" office:value="0.052845" calcext:value-type="float">
            <text:p>0.0528</text:p>
          </table:table-cell>
          <table:table-cell table:style-name="ce16" office:value-type="float" office:value="0.2054" calcext:value-type="float">
            <text:p>0.2054</text:p>
          </table:table-cell>
          <table:table-cell table:style-name="ce16" office:value-type="float" office:value="0.451755" calcext:value-type="float">
            <text:p>0.4518</text:p>
          </table:table-cell>
          <table:table-cell table:style-name="ce16" office:value-type="float" office:value="0.167117" calcext:value-type="float">
            <text:p>0.1671</text:p>
          </table:table-cell>
          <table:table-cell table:style-name="ce16" office:value-type="float" office:value="1.678273" calcext:value-type="float">
            <text:p>1.6783</text:p>
          </table:table-cell>
          <table:table-cell table:style-name="ce16" office:value-type="float" office:value="1.954219" calcext:value-type="float">
            <text:p>1.9542</text:p>
          </table:table-cell>
          <table:table-cell table:style-name="ce16" office:value-type="float" office:value="0.153767" calcext:value-type="float">
            <text:p>0.1538</text:p>
          </table:table-cell>
          <table:table-cell table:style-name="ce16" office:value-type="float" office:value="1.188373" calcext:value-type="float">
            <text:p>1.1884</text:p>
          </table:table-cell>
          <table:table-cell table:style-name="ce16" office:value-type="float" office:value="1.410823" calcext:value-type="float">
            <text:p>1.4108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51" office:value-type="float" office:value="289.173832" calcext:value-type="float">
            <text:p>289.1738</text:p>
          </table:table-cell>
          <table:table-cell table:style-name="ce16" office:value-type="float" office:value="0.062606" calcext:value-type="float">
            <text:p>0.0626</text:p>
          </table:table-cell>
          <table:table-cell table:style-name="ce15" office:value-type="float" office:value="0.1916" calcext:value-type="float">
            <text:p>0.1916</text:p>
          </table:table-cell>
          <table:table-cell table:style-name="ce15" office:value-type="float" office:value="0.248637" calcext:value-type="float">
            <text:p>0.2486</text:p>
          </table:table-cell>
          <table:table-cell table:style-name="ce16" office:value-type="float" office:value="0.165494" calcext:value-type="float">
            <text:p>0.1655</text:p>
          </table:table-cell>
          <table:table-cell table:style-name="ce16" office:value-type="float" office:value="1.624319" calcext:value-type="float">
            <text:p>1.6243</text:p>
          </table:table-cell>
          <table:table-cell table:style-name="ce16" office:value-type="float" office:value="1.926699" calcext:value-type="float">
            <text:p>1.9267</text:p>
          </table:table-cell>
          <table:table-cell table:style-name="ce16" office:value-type="float" office:value="0.152609" calcext:value-type="float">
            <text:p>0.1526</text:p>
          </table:table-cell>
          <table:table-cell table:style-name="ce16" office:value-type="float" office:value="1.148526" calcext:value-type="float">
            <text:p>1.1485</text:p>
          </table:table-cell>
          <table:table-cell table:style-name="ce16" office:value-type="float" office:value="1.373807" calcext:value-type="float">
            <text:p>1.3738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284.454599" calcext:value-type="float">
            <text:p>284.4546</text:p>
          </table:table-cell>
          <table:table-cell table:style-name="ce16" office:value-type="float" office:value="0.022426" calcext:value-type="float">
            <text:p>0.0224</text:p>
          </table:table-cell>
          <table:table-cell table:style-name="ce16" office:value-type="float" office:value="0.2427" calcext:value-type="float">
            <text:p>0.2427</text:p>
          </table:table-cell>
          <table:table-cell table:style-name="ce16" office:value-type="float" office:value="0.692168" calcext:value-type="float">
            <text:p>0.6922</text:p>
          </table:table-cell>
          <table:table-cell table:style-name="ce16" office:value-type="float" office:value="0.165976" calcext:value-type="float">
            <text:p>0.1660</text:p>
          </table:table-cell>
          <table:table-cell table:style-name="ce16" office:value-type="float" office:value="1.687608" calcext:value-type="float">
            <text:p>1.6876</text:p>
          </table:table-cell>
          <table:table-cell table:style-name="ce16" office:value-type="float" office:value="1.974699" calcext:value-type="float">
            <text:p>1.9747</text:p>
          </table:table-cell>
          <table:table-cell table:style-name="ce16" office:value-type="float" office:value="0.228965" calcext:value-type="float">
            <text:p>0.2290</text:p>
          </table:table-cell>
          <table:table-cell table:style-name="ce16" office:value-type="float" office:value="1.166865" calcext:value-type="float">
            <text:p>1.1669</text:p>
          </table:table-cell>
          <table:table-cell table:style-name="ce16" office:value-type="float" office:value="1.415528" calcext:value-type="float">
            <text:p>1.4155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31" office:value-type="float" office:value="286.207193" calcext:value-type="float">
            <text:p>286.2072</text:p>
          </table:table-cell>
          <table:table-cell table:style-name="ce15" office:value-type="float" office:value="0.04866" calcext:value-type="float">
            <text:p>0.0487</text:p>
          </table:table-cell>
          <table:table-cell table:style-name="ce16" office:value-type="float" office:value="0.2323" calcext:value-type="float">
            <text:p>0.2323</text:p>
          </table:table-cell>
          <table:table-cell table:style-name="ce16" office:value-type="float" office:value="0.593728" calcext:value-type="float">
            <text:p>0.5937</text:p>
          </table:table-cell>
          <table:table-cell table:style-name="ce16" office:value-type="float" office:value="0.16584" calcext:value-type="float">
            <text:p>0.1658</text:p>
          </table:table-cell>
          <table:table-cell table:style-name="ce16" office:value-type="float" office:value="1.594841" calcext:value-type="float">
            <text:p>1.5948</text:p>
          </table:table-cell>
          <table:table-cell table:style-name="ce16" office:value-type="float" office:value="1.889703" calcext:value-type="float">
            <text:p>1.8897</text:p>
          </table:table-cell>
          <table:table-cell table:style-name="ce16" office:value-type="float" office:value="0.183533" calcext:value-type="float">
            <text:p>0.1835</text:p>
          </table:table-cell>
          <table:table-cell table:style-name="ce16" office:value-type="float" office:value="1.114564" calcext:value-type="float">
            <text:p>1.1146</text:p>
          </table:table-cell>
          <table:table-cell table:style-name="ce16" office:value-type="float" office:value="1.346339" calcext:value-type="float">
            <text:p>1.3463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288.042333" calcext:value-type="float">
            <text:p>288.0423</text:p>
          </table:table-cell>
          <table:table-cell table:style-name="ce16" office:value-type="float" office:value="0.052942" calcext:value-type="float">
            <text:p>0.0529</text:p>
          </table:table-cell>
          <table:table-cell table:style-name="ce16" office:value-type="float" office:value="0.2051" calcext:value-type="float">
            <text:p>0.2051</text:p>
          </table:table-cell>
          <table:table-cell table:style-name="ce16" office:value-type="float" office:value="0.275356" calcext:value-type="float">
            <text:p>0.2754</text:p>
          </table:table-cell>
          <table:table-cell table:style-name="ce16" office:value-type="float" office:value="0.166522" calcext:value-type="float">
            <text:p>0.1665</text:p>
          </table:table-cell>
          <table:table-cell table:style-name="ce16" office:value-type="float" office:value="1.598122" calcext:value-type="float">
            <text:p>1.5981</text:p>
          </table:table-cell>
          <table:table-cell table:style-name="ce16" office:value-type="float" office:value="1.943999" calcext:value-type="float">
            <text:p>1.9440</text:p>
          </table:table-cell>
          <table:table-cell table:style-name="ce16" office:value-type="float" office:value="0.17511" calcext:value-type="float">
            <text:p>0.1751</text:p>
          </table:table-cell>
          <table:table-cell table:style-name="ce16" office:value-type="float" office:value="1.162445" calcext:value-type="float">
            <text:p>1.1624</text:p>
          </table:table-cell>
          <table:table-cell table:style-name="ce16" office:value-type="float" office:value="1.364864" calcext:value-type="float">
            <text:p>1.3649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51" office:value-type="float" office:value="289.678615" calcext:value-type="float">
            <text:p>289.6786</text:p>
          </table:table-cell>
          <table:table-cell table:style-name="ce16" office:value-type="float" office:value="0.069072" calcext:value-type="float">
            <text:p>0.0691</text:p>
          </table:table-cell>
          <table:table-cell table:style-name="ce16" office:value-type="float" office:value="0.1824" calcext:value-type="float">
            <text:p>0.1824</text:p>
          </table:table-cell>
          <table:table-cell table:style-name="ce16" office:value-type="float" office:value="0.103343" calcext:value-type="float">
            <text:p>0.1033</text:p>
          </table:table-cell>
          <table:table-cell table:style-name="ce16" office:value-type="float" office:value="0.16608" calcext:value-type="float">
            <text:p>0.1661</text:p>
          </table:table-cell>
          <table:table-cell table:style-name="ce16" office:value-type="float" office:value="1.47385" calcext:value-type="float">
            <text:p>1.4739</text:p>
          </table:table-cell>
          <table:table-cell table:style-name="ce16" office:value-type="float" office:value="1.88175" calcext:value-type="float">
            <text:p>1.8818</text:p>
          </table:table-cell>
          <table:table-cell table:style-name="ce16" office:value-type="float" office:value="0.095063" calcext:value-type="float">
            <text:p>0.0951</text:p>
          </table:table-cell>
          <table:table-cell table:style-name="ce16" office:value-type="float" office:value="1.096897" calcext:value-type="float">
            <text:p>1.0969</text:p>
          </table:table-cell>
          <table:table-cell table:style-name="ce16" office:value-type="float" office:value="1.258687" calcext:value-type="float">
            <text:p>1.258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3-4</text:p>
          </table:table-cell>
          <table:table-cell table:style-name="ce51" office:value-type="float" office:value="286.318029" calcext:value-type="float">
            <text:p>286.3180</text:p>
          </table:table-cell>
          <table:table-cell table:style-name="ce16" office:value-type="float" office:value="0.109257" calcext:value-type="float">
            <text:p>0.1093</text:p>
          </table:table-cell>
          <table:table-cell table:style-name="ce16" office:value-type="float" office:value="0.2107" calcext:value-type="float">
            <text:p>0.2107</text:p>
          </table:table-cell>
          <table:table-cell table:style-name="ce16" office:value-type="float" office:value="0" calcext:value-type="float">
            <text:p>0.0000</text:p>
          </table:table-cell>
          <table:table-cell table:style-name="ce104" office:value-type="float" office:value="1.494665" calcext:value-type="float">
            <text:p>1.4947</text:p>
          </table:table-cell>
          <table:table-cell table:style-name="ce16" office:value-type="float" office:value="2.097157" calcext:value-type="float">
            <text:p>2.0972</text:p>
          </table:table-cell>
          <table:table-cell table:style-name="ce16" office:value-type="float" office:value="1.851279" calcext:value-type="float">
            <text:p>1.8513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837473" calcext:value-type="float">
            <text:p>1.8375</text:p>
          </table:table-cell>
          <table:table-cell table:style-name="ce16" office:value-type="float" office:value="1.871948" calcext:value-type="float">
            <text:p>1.8719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6_difluorbenzene</text:p>
          </table:table-cell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5-8</text:p>
          </table:table-cell>
          <table:table-cell table:style-name="ce51" office:value-type="float" office:value="285.294712" calcext:value-type="float">
            <text:p>285.2947</text:p>
          </table:table-cell>
          <table:table-cell table:style-name="ce16" office:value-type="float" office:value="0.143624" calcext:value-type="float">
            <text:p>0.1436</text:p>
          </table:table-cell>
          <table:table-cell table:style-name="ce16" office:value-type="float" office:value="0.2378" calcext:value-type="float">
            <text:p>0.2378</text:p>
          </table:table-cell>
          <table:table-cell table:style-name="ce16" office:value-type="float" office:value="0" calcext:value-type="float">
            <text:p>0.0000</text:p>
          </table:table-cell>
          <table:table-cell table:style-name="ce104" office:value-type="float" office:value="1.402265" calcext:value-type="float">
            <text:p>1.4023</text:p>
          </table:table-cell>
          <table:table-cell table:style-name="ce16" office:value-type="float" office:value="1.892925" calcext:value-type="float">
            <text:p>1.8929</text:p>
          </table:table-cell>
          <table:table-cell table:style-name="ce16" office:value-type="float" office:value="1.692654" calcext:value-type="float">
            <text:p>1.6927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698425" calcext:value-type="float">
            <text:p>1.6984</text:p>
          </table:table-cell>
          <table:table-cell table:style-name="ce16" office:value-type="float" office:value="1.764447" calcext:value-type="float">
            <text:p>1.7644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1u</text:p>
          </table:table-cell>
          <table:table-cell table:style-name="ce43" office:value-type="string" calcext:value-type="string">
            <text:p>3-4</text:p>
          </table:table-cell>
          <table:table-cell table:style-name="ce51" office:value-type="float" office:value="287.802523" calcext:value-type="float">
            <text:p>287.8025</text:p>
          </table:table-cell>
          <table:table-cell table:style-name="ce16" office:value-type="float" office:value="0.094716" calcext:value-type="float">
            <text:p>0.0947</text:p>
          </table:table-cell>
          <table:table-cell table:style-name="ce16" office:value-type="float" office:value="0.2379" calcext:value-type="float">
            <text:p>0.2379</text:p>
          </table:table-cell>
          <table:table-cell table:style-name="ce16" office:value-type="float" office:value="0.000002" calcext:value-type="float">
            <text:p>0.0000</text:p>
          </table:table-cell>
          <table:table-cell table:style-name="ce104" office:value-type="float" office:value="1.372441" calcext:value-type="float">
            <text:p>1.3724</text:p>
          </table:table-cell>
          <table:table-cell table:style-name="ce16" office:value-type="float" office:value="1.876128" calcext:value-type="float">
            <text:p>1.8761</text:p>
          </table:table-cell>
          <table:table-cell table:style-name="ce16" office:value-type="float" office:value="1.870249" calcext:value-type="float">
            <text:p>1.8702</text:p>
          </table:table-cell>
          <table:table-cell table:style-name="ce16" office:value-type="float" office:value="0.000001" calcext:value-type="float">
            <text:p>0.0000</text:p>
          </table:table-cell>
          <table:table-cell table:style-name="ce16" office:value-type="float" office:value="1.685121" calcext:value-type="float">
            <text:p>1.6851</text:p>
          </table:table-cell>
          <table:table-cell table:style-name="ce16" office:value-type="float" office:value="1.756261" calcext:value-type="float">
            <text:p>1.7563</text:p>
          </table:table-cell>
          <table:table-cell table:style-name="ce51"/>
          <table:table-cell table:style-name="ce8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51" office:value-type="float" office:value="286.132619" calcext:value-type="float">
            <text:p>286.1326</text:p>
          </table:table-cell>
          <table:table-cell table:style-name="ce16" office:value-type="float" office:value="0.045132" calcext:value-type="float">
            <text:p>0.0451</text:p>
          </table:table-cell>
          <table:table-cell table:style-name="ce16" office:value-type="float" office:value="0.2369" calcext:value-type="float">
            <text:p>0.2369</text:p>
          </table:table-cell>
          <table:table-cell table:style-name="ce16" office:value-type="float" office:value="0.648909" calcext:value-type="float">
            <text:p>0.6489</text:p>
          </table:table-cell>
          <table:table-cell table:style-name="ce16" office:value-type="float" office:value="0.165943" calcext:value-type="float">
            <text:p>0.1659</text:p>
          </table:table-cell>
          <table:table-cell table:style-name="ce16" office:value-type="float" office:value="1.64437" calcext:value-type="float">
            <text:p>1.6444</text:p>
          </table:table-cell>
          <table:table-cell table:style-name="ce16" office:value-type="float" office:value="1.920162" calcext:value-type="float">
            <text:p>1.9202</text:p>
          </table:table-cell>
          <table:table-cell table:style-name="ce16" office:value-type="float" office:value="0.199144" calcext:value-type="float">
            <text:p>0.1991</text:p>
          </table:table-cell>
          <table:table-cell table:style-name="ce16" office:value-type="float" office:value="1.174711" calcext:value-type="float">
            <text:p>1.1747</text:p>
          </table:table-cell>
          <table:table-cell table:style-name="ce16" office:value-type="float" office:value="1.404042" calcext:value-type="float">
            <text:p>1.4040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284.623921" calcext:value-type="float">
            <text:p>284.6239</text:p>
          </table:table-cell>
          <table:table-cell table:style-name="ce16" office:value-type="float" office:value="0.023463" calcext:value-type="float">
            <text:p>0.0235</text:p>
          </table:table-cell>
          <table:table-cell table:style-name="ce16" office:value-type="float" office:value="0.2443" calcext:value-type="float">
            <text:p>0.2443</text:p>
          </table:table-cell>
          <table:table-cell table:style-name="ce16" office:value-type="float" office:value="0.635917" calcext:value-type="float">
            <text:p>0.6359</text:p>
          </table:table-cell>
          <table:table-cell table:style-name="ce16" office:value-type="float" office:value="0.166327" calcext:value-type="float">
            <text:p>0.1663</text:p>
          </table:table-cell>
          <table:table-cell table:style-name="ce16" office:value-type="float" office:value="1.730441" calcext:value-type="float">
            <text:p>1.7304</text:p>
          </table:table-cell>
          <table:table-cell table:style-name="ce48" office:value-type="float" office:value="1.99781" calcext:value-type="float">
            <text:p>1.9978</text:p>
          </table:table-cell>
          <table:table-cell table:style-name="ce16" office:value-type="float" office:value="0.20803" calcext:value-type="float">
            <text:p>0.2080</text:p>
          </table:table-cell>
          <table:table-cell table:style-name="ce16" office:value-type="float" office:value="1.212888" calcext:value-type="float">
            <text:p>1.2129</text:p>
          </table:table-cell>
          <table:table-cell table:style-name="ce16" office:value-type="float" office:value="1.443692" calcext:value-type="float">
            <text:p>1.443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287.952365" calcext:value-type="float">
            <text:p>287.9524</text:p>
          </table:table-cell>
          <table:table-cell table:style-name="ce16" office:value-type="float" office:value="0.052784" calcext:value-type="float">
            <text:p>0.0528</text:p>
          </table:table-cell>
          <table:table-cell table:style-name="ce16" office:value-type="float" office:value="0.205" calcext:value-type="float">
            <text:p>0.2050</text:p>
          </table:table-cell>
          <table:table-cell table:style-name="ce16" office:value-type="float" office:value="0.265369" calcext:value-type="float">
            <text:p>0.2654</text:p>
          </table:table-cell>
          <table:table-cell table:style-name="ce16" office:value-type="float" office:value="0.166613" calcext:value-type="float">
            <text:p>0.1666</text:p>
          </table:table-cell>
          <table:table-cell table:style-name="ce15" office:value-type="float" office:value="1.594178" calcext:value-type="float">
            <text:p>1.5942</text:p>
          </table:table-cell>
          <table:table-cell table:style-name="ce16" office:value-type="float" office:value="1.948995" calcext:value-type="float">
            <text:p>1.9490</text:p>
          </table:table-cell>
          <table:table-cell table:style-name="ce16" office:value-type="float" office:value="0.164721" calcext:value-type="float">
            <text:p>0.1647</text:p>
          </table:table-cell>
          <table:table-cell table:style-name="ce16" office:value-type="float" office:value="1.188673" calcext:value-type="float">
            <text:p>1.1887</text:p>
          </table:table-cell>
          <table:table-cell table:style-name="ce16" office:value-type="float" office:value="1.369573" calcext:value-type="float">
            <text:p>1.3696</text:p>
          </table:table-cell>
          <table:table-cell table:style-name="ce51"/>
          <table:table-cell table:style-name="ce8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49" office:value-type="float" office:value="289.718636" calcext:value-type="float">
            <text:p>289.7186</text:p>
          </table:table-cell>
          <table:table-cell table:style-name="ce49" office:value-type="float" office:value="0.070117" calcext:value-type="float">
            <text:p>0.0701</text:p>
          </table:table-cell>
          <table:table-cell table:style-name="ce49" office:value-type="float" office:value="0.181" calcext:value-type="float">
            <text:p>0.1810</text:p>
          </table:table-cell>
          <table:table-cell table:style-name="ce49" office:value-type="float" office:value="0.093703" calcext:value-type="float">
            <text:p>0.0937</text:p>
          </table:table-cell>
          <table:table-cell table:style-name="ce49" office:value-type="float" office:value="0.165376" calcext:value-type="float">
            <text:p>0.1654</text:p>
          </table:table-cell>
          <table:table-cell table:style-name="ce106" office:value-type="float" office:value="1.469359" calcext:value-type="float">
            <text:p>1.4694</text:p>
          </table:table-cell>
          <table:table-cell table:style-name="ce49" office:value-type="float" office:value="1.879864" calcext:value-type="float">
            <text:p>1.8799</text:p>
          </table:table-cell>
          <table:table-cell table:style-name="ce49" office:value-type="float" office:value="0.088441" calcext:value-type="float">
            <text:p>0.0884</text:p>
          </table:table-cell>
          <table:table-cell table:style-name="ce49" office:value-type="float" office:value="1.105314" calcext:value-type="float">
            <text:p>1.1053</text:p>
          </table:table-cell>
          <table:table-cell table:style-name="ce49" office:value-type="float" office:value="1.268579" calcext:value-type="float">
            <text:p>1.2686</text:p>
          </table:table-cell>
          <table:table-cell table:style-name="ce16" office:value-type="string" calcext:value-type="string">
            <text:p>restricted to 6</text:p>
          </table:table-cell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8_naphtalene</text:p>
          </table:table-cell>
          <table:table-cell table:style-name="ce2" office:value-type="string" calcext:value-type="string">
            <text:p>B1u</text:p>
          </table:table-cell>
          <table:table-cell table:style-name="ce43"/>
          <table:table-cell table:style-name="ce51" office:value-type="float" office:value="284.773398" calcext:value-type="float">
            <text:p>284.7734</text:p>
          </table:table-cell>
          <table:table-cell table:style-name="ce16" office:value-type="float" office:value="0.145139" calcext:value-type="float">
            <text:p>0.1451</text:p>
          </table:table-cell>
          <table:table-cell table:style-name="ce16" office:value-type="float" office:value="0.2458" calcext:value-type="float">
            <text:p>0.2458</text:p>
          </table:table-cell>
          <table:table-cell table:style-name="ce16" office:value-type="float" office:value="0" calcext:value-type="float">
            <text:p>0.0000</text:p>
          </table:table-cell>
          <table:table-cell table:style-name="ce107" office:value-type="float" office:value="1.867789" calcext:value-type="float">
            <text:p>1.8678</text:p>
          </table:table-cell>
          <table:table-cell table:style-name="ce16" office:value-type="float" office:value="2.422138" calcext:value-type="float">
            <text:p>2.4221</text:p>
          </table:table-cell>
          <table:table-cell table:style-name="ce16" office:value-type="float" office:value="1.808161" calcext:value-type="float">
            <text:p>1.8082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2.124206" calcext:value-type="float">
            <text:p>2.1242</text:p>
          </table:table-cell>
          <table:table-cell table:style-name="ce16" office:value-type="float" office:value="2.228784" calcext:value-type="float">
            <text:p>2.2288</text:p>
          </table:table-cell>
          <table:table-cell table:style-name="ce51"/>
          <table:table-cell table:style-name="ce85"/>
          <table:table-cell table:style-name="ce17" table:number-columns-repeated="5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(get cross-exc.?)</text:p>
          </table:table-cell>
          <table:table-cell table:style-name="ce2" office:value-type="string" calcext:value-type="string">
            <text:p>B1u</text:p>
          </table:table-cell>
          <table:table-cell table:style-name="ce43"/>
          <table:table-cell table:style-name="ce51" office:value-type="float" office:value="284.97562" calcext:value-type="float">
            <text:p>284.9756</text:p>
          </table:table-cell>
          <table:table-cell table:style-name="ce16" office:value-type="float" office:value="0.109598" calcext:value-type="float">
            <text:p>0.1096</text:p>
          </table:table-cell>
          <table:table-cell table:style-name="ce16" office:value-type="float" office:value="0.2473" calcext:value-type="float">
            <text:p>0.2473</text:p>
          </table:table-cell>
          <table:table-cell table:style-name="ce16" office:value-type="float" office:value="0" calcext:value-type="float">
            <text:p>0.0000</text:p>
          </table:table-cell>
          <table:table-cell table:style-name="ce107" office:value-type="float" office:value="2.520449" calcext:value-type="float">
            <text:p>2.5204</text:p>
          </table:table-cell>
          <table:table-cell table:style-name="ce16" office:value-type="float" office:value="2.521436" calcext:value-type="float">
            <text:p>2.5214</text:p>
          </table:table-cell>
          <table:table-cell table:style-name="ce16" office:value-type="float" office:value="1.80256" calcext:value-type="float">
            <text:p>1.8026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2.632857" calcext:value-type="float">
            <text:p>2.6329</text:p>
          </table:table-cell>
          <table:table-cell table:style-name="ce16" office:value-type="float" office:value="2.563677" calcext:value-type="float">
            <text:p>2.5637</text:p>
          </table:table-cell>
          <table:table-cell table:style-name="ce51"/>
          <table:table-cell table:style-name="ce85"/>
          <table:table-cell table:style-name="ce17" table:number-columns-repeated="3"/>
          <table:table-cell table:style-name="ce50" table:number-columns-repeated="2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1u</text:p>
          </table:table-cell>
          <table:table-cell table:style-name="ce43"/>
          <table:table-cell table:style-name="ce51" office:value-type="float" office:value="285.63057" calcext:value-type="float">
            <text:p>285.6306</text:p>
          </table:table-cell>
          <table:table-cell table:style-name="ce16" office:value-type="float" office:value="0.074705" calcext:value-type="float">
            <text:p>0.0747</text:p>
          </table:table-cell>
          <table:table-cell table:style-name="ce16" office:value-type="float" office:value="0.2357" calcext:value-type="float">
            <text:p>0.2357</text:p>
          </table:table-cell>
          <table:table-cell table:style-name="ce16" office:value-type="float" office:value="0" calcext:value-type="float">
            <text:p>0.0000</text:p>
          </table:table-cell>
          <table:table-cell table:style-name="ce107" office:value-type="float" office:value="0.732724" calcext:value-type="float">
            <text:p>0.7327</text:p>
          </table:table-cell>
          <table:table-cell table:style-name="ce16" office:value-type="float" office:value="2.187263" calcext:value-type="float">
            <text:p>2.1873</text:p>
          </table:table-cell>
          <table:table-cell table:style-name="ce16" office:value-type="float" office:value="1.885323" calcext:value-type="float">
            <text:p>1.8853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1.47614" calcext:value-type="float">
            <text:p>1.4761</text:p>
          </table:table-cell>
          <table:table-cell table:style-name="ce16" office:value-type="float" office:value="1.816758" calcext:value-type="float">
            <text:p>1.8168</text:p>
          </table:table-cell>
          <table:table-cell table:style-name="ce51"/>
          <table:table-cell table:style-name="ce85"/>
          <table:table-cell table:style-name="ce17" table:number-columns-repeated="3"/>
          <table:table-cell table:style-name="ce50"/>
          <table:table-cell table:style-name="ce17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286.655185" calcext:value-type="float">
            <text:p>286.6552</text:p>
          </table:table-cell>
          <table:table-cell table:style-name="ce16" office:value-type="float" office:value="0.050734" calcext:value-type="float">
            <text:p>0.0507</text:p>
          </table:table-cell>
          <table:table-cell table:style-name="ce16" office:value-type="float" office:value="0.2219" calcext:value-type="float">
            <text:p>0.2219</text:p>
          </table:table-cell>
          <table:table-cell table:style-name="ce16" office:value-type="float" office:value="0.596701" calcext:value-type="float">
            <text:p>0.5967</text:p>
          </table:table-cell>
          <table:table-cell table:style-name="ce16" office:value-type="float" office:value="0.166236" calcext:value-type="float">
            <text:p>0.1662</text:p>
          </table:table-cell>
          <table:table-cell table:style-name="ce16" office:value-type="float" office:value="1.709422" calcext:value-type="float">
            <text:p>1.7094</text:p>
          </table:table-cell>
          <table:table-cell table:style-name="ce16" office:value-type="float" office:value="1.901322" calcext:value-type="float">
            <text:p>1.9013</text:p>
          </table:table-cell>
          <table:table-cell table:style-name="ce16" office:value-type="float" office:value="0.191757" calcext:value-type="float">
            <text:p>0.1918</text:p>
          </table:table-cell>
          <table:table-cell table:style-name="ce16" office:value-type="float" office:value="1.183634" calcext:value-type="float">
            <text:p>1.1836</text:p>
          </table:table-cell>
          <table:table-cell table:style-name="ce16" office:value-type="float" office:value="1.430157" calcext:value-type="float">
            <text:p>1.4302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287.470375" calcext:value-type="float">
            <text:p>287.4704</text:p>
          </table:table-cell>
          <table:table-cell table:style-name="ce16" office:value-type="float" office:value="0.054221" calcext:value-type="float">
            <text:p>0.0542</text:p>
          </table:table-cell>
          <table:table-cell table:style-name="ce16" office:value-type="float" office:value="0.213" calcext:value-type="float">
            <text:p>0.2130</text:p>
          </table:table-cell>
          <table:table-cell table:style-name="ce16" office:value-type="float" office:value="0.501096" calcext:value-type="float">
            <text:p>0.5011</text:p>
          </table:table-cell>
          <table:table-cell table:style-name="ce104" office:value-type="float" office:value="0.173801" calcext:value-type="float">
            <text:p>0.1738</text:p>
          </table:table-cell>
          <table:table-cell table:style-name="ce16" office:value-type="float" office:value="1.844052" calcext:value-type="float">
            <text:p>1.8441</text:p>
          </table:table-cell>
          <table:table-cell table:style-name="ce16" office:value-type="float" office:value="1.956491" calcext:value-type="float">
            <text:p>1.9565</text:p>
          </table:table-cell>
          <table:table-cell table:style-name="ce16" office:value-type="float" office:value="0.143903" calcext:value-type="float">
            <text:p>0.1439</text:p>
          </table:table-cell>
          <table:table-cell table:style-name="ce16" office:value-type="float" office:value="1.239552" calcext:value-type="float">
            <text:p>1.2396</text:p>
          </table:table-cell>
          <table:table-cell table:style-name="ce16" office:value-type="float" office:value="1.51843" calcext:value-type="float">
            <text:p>1.5184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51" office:value-type="float" office:value="286.94338" calcext:value-type="float">
            <text:p>286.9434</text:p>
          </table:table-cell>
          <table:table-cell table:style-name="ce16" office:value-type="float" office:value="0.047633" calcext:value-type="float">
            <text:p>0.0476</text:p>
          </table:table-cell>
          <table:table-cell table:style-name="ce16" office:value-type="float" office:value="0.2316" calcext:value-type="float">
            <text:p>0.2316</text:p>
          </table:table-cell>
          <table:table-cell table:style-name="ce16" office:value-type="float" office:value="0.560824" calcext:value-type="float">
            <text:p>0.5608</text:p>
          </table:table-cell>
          <table:table-cell table:style-name="ce16" office:value-type="float" office:value="0.166077" calcext:value-type="float">
            <text:p>0.1661</text:p>
          </table:table-cell>
          <table:table-cell table:style-name="ce16" office:value-type="float" office:value="1.683541" calcext:value-type="float">
            <text:p>1.6835</text:p>
          </table:table-cell>
          <table:table-cell table:style-name="ce16" office:value-type="float" office:value="1.893679" calcext:value-type="float">
            <text:p>1.8937</text:p>
          </table:table-cell>
          <table:table-cell table:style-name="ce16" office:value-type="float" office:value="0.150187" calcext:value-type="float">
            <text:p>0.1502</text:p>
          </table:table-cell>
          <table:table-cell table:style-name="ce16" office:value-type="float" office:value="1.179394" calcext:value-type="float">
            <text:p>1.1794</text:p>
          </table:table-cell>
          <table:table-cell table:style-name="ce16" office:value-type="float" office:value="1.410695" calcext:value-type="float">
            <text:p>1.410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287.579443" calcext:value-type="float">
            <text:p>287.5794</text:p>
          </table:table-cell>
          <table:table-cell table:style-name="ce16" office:value-type="float" office:value="0.050096" calcext:value-type="float">
            <text:p>0.0501</text:p>
          </table:table-cell>
          <table:table-cell table:style-name="ce16" office:value-type="float" office:value="0.2195" calcext:value-type="float">
            <text:p>0.2195</text:p>
          </table:table-cell>
          <table:table-cell table:style-name="ce16" office:value-type="float" office:value="0.596858" calcext:value-type="float">
            <text:p>0.5969</text:p>
          </table:table-cell>
          <table:table-cell table:style-name="ce104" office:value-type="float" office:value="0.200594" calcext:value-type="float">
            <text:p>0.2006</text:p>
          </table:table-cell>
          <table:table-cell table:style-name="ce16" office:value-type="float" office:value="1.778836" calcext:value-type="float">
            <text:p>1.7788</text:p>
          </table:table-cell>
          <table:table-cell table:style-name="ce16" office:value-type="float" office:value="1.97428" calcext:value-type="float">
            <text:p>1.9743</text:p>
          </table:table-cell>
          <table:table-cell table:style-name="ce16" office:value-type="float" office:value="0.222029" calcext:value-type="float">
            <text:p>0.2220</text:p>
          </table:table-cell>
          <table:table-cell table:style-name="ce16" office:value-type="float" office:value="1.250465" calcext:value-type="float">
            <text:p>1.2505</text:p>
          </table:table-cell>
          <table:table-cell table:style-name="ce16" office:value-type="float" office:value="1.500814" calcext:value-type="float">
            <text:p>1.5008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float" office:value="286.48235" calcext:value-type="float">
            <text:p>286.4824</text:p>
          </table:table-cell>
          <table:table-cell table:style-name="ce16" office:value-type="float" office:value="0.023251" calcext:value-type="float">
            <text:p>0.0233</text:p>
          </table:table-cell>
          <table:table-cell table:style-name="ce16" office:value-type="float" office:value="0.2442" calcext:value-type="float">
            <text:p>0.2442</text:p>
          </table:table-cell>
          <table:table-cell table:style-name="ce16" office:value-type="float" office:value="1.030697" calcext:value-type="float">
            <text:p>1.0307</text:p>
          </table:table-cell>
          <table:table-cell table:style-name="ce16" office:value-type="float" office:value="0.167548" calcext:value-type="float">
            <text:p>0.1675</text:p>
          </table:table-cell>
          <table:table-cell table:style-name="ce16" office:value-type="float" office:value="1.88993" calcext:value-type="float">
            <text:p>1.8899</text:p>
          </table:table-cell>
          <table:table-cell table:style-name="ce16" office:value-type="float" office:value="2.142568" calcext:value-type="float">
            <text:p>2.1426</text:p>
          </table:table-cell>
          <table:table-cell table:style-name="ce16" office:value-type="float" office:value="0.351219" calcext:value-type="float">
            <text:p>0.3512</text:p>
          </table:table-cell>
          <table:table-cell table:number-columns-repeated="2" table:style-name="ce16" office:value-type="float" office:value="1.369684" calcext:value-type="float">
            <text:p>1.3697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2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8" calcext:value-type="float">
            <text:p>8</text:p>
          </table:table-cell>
          <table:table-cell table:style-name="ce161" office:value-type="float" office:value="288.388382" calcext:value-type="float">
            <text:p>288.3884</text:p>
          </table:table-cell>
          <table:table-cell table:style-name="ce161" office:value-type="float" office:value="0.058454" calcext:value-type="float">
            <text:p>0.0585</text:p>
          </table:table-cell>
          <table:table-cell table:style-name="ce16" table:number-columns-repeated="8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43" office:value-type="float" office:value="10" calcext:value-type="float">
            <text:p>10</text:p>
          </table:table-cell>
          <table:table-cell table:style-name="ce161" office:value-type="float" office:value="286.979563" calcext:value-type="float">
            <text:p>286.9796</text:p>
          </table:table-cell>
          <table:table-cell table:style-name="ce161" office:value-type="float" office:value="0.045952" calcext:value-type="float">
            <text:p>0.0460</text:p>
          </table:table-cell>
          <table:table-cell table:style-name="ce16" table:number-columns-repeated="8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9" calcext:value-type="float">
            <text:p>9</text:p>
          </table:table-cell>
          <table:table-cell table:style-name="ce161" office:value-type="float" office:value="287.47649" calcext:value-type="float">
            <text:p>287.4765</text:p>
          </table:table-cell>
          <table:table-cell table:style-name="ce161" office:value-type="float" office:value="0.046362" calcext:value-type="float">
            <text:p>0.0464</text:p>
          </table:table-cell>
          <table:table-cell table:style-name="ce16" table:number-columns-repeated="8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7" calcext:value-type="float">
            <text:p>7</text:p>
          </table:table-cell>
          <table:table-cell table:style-name="ce161" office:value-type="float" office:value="288.746649" calcext:value-type="float">
            <text:p>288.7466</text:p>
          </table:table-cell>
          <table:table-cell table:style-name="ce161" office:value-type="float" office:value="0.066499" calcext:value-type="float">
            <text:p>0.0665</text:p>
          </table:table-cell>
          <table:table-cell table:style-name="ce16" table:number-columns-repeated="8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2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1" calcext:value-type="float">
            <text:p>11</text:p>
          </table:table-cell>
          <table:table-cell table:style-name="ce161" office:value-type="float" office:value="285.949071" calcext:value-type="float">
            <text:p>285.9491</text:p>
          </table:table-cell>
          <table:table-cell table:style-name="ce161" office:value-type="float" office:value="0.014416" calcext:value-type="float">
            <text:p>0.0144</text:p>
          </table:table-cell>
          <table:table-cell table:style-name="ce16" table:number-columns-repeated="8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41_perfluorodie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9-10</text:p>
          </table:table-cell>
          <table:table-cell table:style-name="ce51" office:value-type="float" office:value="287.864341" calcext:value-type="float">
            <text:p>287.8643</text:p>
          </table:table-cell>
          <table:table-cell table:style-name="ce16" office:value-type="float" office:value="0.014171" calcext:value-type="float">
            <text:p>0.0142</text:p>
          </table:table-cell>
          <table:table-cell table:style-name="ce16" office:value-type="float" office:value="0.243" calcext:value-type="float">
            <text:p>0.2430</text:p>
          </table:table-cell>
          <table:table-cell table:style-name="ce16" office:value-type="float" office:value="0.483355" calcext:value-type="float">
            <text:p>0.4834</text:p>
          </table:table-cell>
          <table:table-cell table:style-name="ce16" office:value-type="float" office:value="0.737032" calcext:value-type="float">
            <text:p>0.7370</text:p>
          </table:table-cell>
          <table:table-cell table:style-name="ce16" office:value-type="float" office:value="1.741365" calcext:value-type="float">
            <text:p>1.7414</text:p>
          </table:table-cell>
          <table:table-cell table:style-name="ce16" office:value-type="float" office:value="1.85859" calcext:value-type="float">
            <text:p>1.8586</text:p>
          </table:table-cell>
          <table:table-cell table:style-name="ce16" office:value-type="float" office:value="0.153699" calcext:value-type="float">
            <text:p>0.1537</text:p>
          </table:table-cell>
          <table:table-cell table:style-name="ce16" office:value-type="float" office:value="1.331936" calcext:value-type="float">
            <text:p>1.3319</text:p>
          </table:table-cell>
          <table:table-cell table:style-name="ce16" office:value-type="float" office:value="1.514108" calcext:value-type="float">
            <text:p>1.5141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(want to break sym?)</text:p>
          </table:table-cell>
          <table:table-cell table:style-name="ce2" office:value-type="string" calcext:value-type="string">
            <text:p>B</text:p>
          </table:table-cell>
          <table:table-cell table:style-name="ce29" office:value-type="string" calcext:value-type="string">
            <text:p>9-10</text:p>
          </table:table-cell>
          <table:table-cell table:style-name="ce51" office:value-type="float" office:value="287.885656" calcext:value-type="float">
            <text:p>287.8857</text:p>
          </table:table-cell>
          <table:table-cell table:style-name="ce16" office:value-type="float" office:value="0.05745" calcext:value-type="float">
            <text:p>0.0575</text:p>
          </table:table-cell>
          <table:table-cell table:style-name="ce16" office:value-type="float" office:value="0.2432" calcext:value-type="float">
            <text:p>0.2432</text:p>
          </table:table-cell>
          <table:table-cell table:style-name="ce16" office:value-type="float" office:value="0.481347" calcext:value-type="float">
            <text:p>0.4813</text:p>
          </table:table-cell>
          <table:table-cell table:style-name="ce16" office:value-type="float" office:value="0.736972" calcext:value-type="float">
            <text:p>0.7370</text:p>
          </table:table-cell>
          <table:table-cell table:style-name="ce16" office:value-type="float" office:value="1.740805" calcext:value-type="float">
            <text:p>1.7408</text:p>
          </table:table-cell>
          <table:table-cell table:style-name="ce16" office:value-type="float" office:value="1.857619" calcext:value-type="float">
            <text:p>1.8576</text:p>
          </table:table-cell>
          <table:table-cell table:style-name="ce16" office:value-type="float" office:value="0.152845" calcext:value-type="float">
            <text:p>0.1528</text:p>
          </table:table-cell>
          <table:table-cell table:style-name="ce16" office:value-type="float" office:value="1.331114" calcext:value-type="float">
            <text:p>1.3311</text:p>
          </table:table-cell>
          <table:table-cell table:style-name="ce16" office:value-type="float" office:value="1.512997" calcext:value-type="float">
            <text:p>1.5130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9" office:value-type="string" calcext:value-type="string">
            <text:p>7-8</text:p>
          </table:table-cell>
          <table:table-cell table:style-name="ce51" office:value-type="float" office:value="289.882878" calcext:value-type="float">
            <text:p>289.8829</text:p>
          </table:table-cell>
          <table:table-cell table:style-name="ce16" office:value-type="float" office:value="0.028872" calcext:value-type="float">
            <text:p>0.0289</text:p>
          </table:table-cell>
          <table:table-cell table:style-name="ce16" office:value-type="float" office:value="0.2516" calcext:value-type="float">
            <text:p>0.2516</text:p>
          </table:table-cell>
          <table:table-cell table:style-name="ce16" office:value-type="float" office:value="0.332724" calcext:value-type="float">
            <text:p>0.3327</text:p>
          </table:table-cell>
          <table:table-cell table:style-name="ce16" office:value-type="float" office:value="1.57213" calcext:value-type="float">
            <text:p>1.5721</text:p>
          </table:table-cell>
          <table:table-cell table:style-name="ce16" office:value-type="float" office:value="1.800155" calcext:value-type="float">
            <text:p>1.8002</text:p>
          </table:table-cell>
          <table:table-cell table:style-name="ce16" office:value-type="float" office:value="1.871351" calcext:value-type="float">
            <text:p>1.8714</text:p>
          </table:table-cell>
          <table:table-cell table:style-name="ce16" office:value-type="float" office:value="0.060051" calcext:value-type="float">
            <text:p>0.0601</text:p>
          </table:table-cell>
          <table:table-cell table:style-name="ce16" office:value-type="float" office:value="1.801509" calcext:value-type="float">
            <text:p>1.8015</text:p>
          </table:table-cell>
          <table:table-cell office:value-type="float" office:value="1.814273" calcext:value-type="float">
            <text:p>1.814273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9" office:value-type="string" calcext:value-type="string">
            <text:p>7-8</text:p>
          </table:table-cell>
          <table:table-cell table:style-name="ce51" office:value-type="float" office:value="289.883142" calcext:value-type="float">
            <text:p>289.8831</text:p>
          </table:table-cell>
          <table:table-cell table:style-name="ce16" office:value-type="float" office:value="0.086197" calcext:value-type="float">
            <text:p>0.0862</text:p>
          </table:table-cell>
          <table:table-cell table:style-name="ce16" office:value-type="float" office:value="0.2517" calcext:value-type="float">
            <text:p>0.2517</text:p>
          </table:table-cell>
          <table:table-cell table:style-name="ce16" office:value-type="float" office:value="0.332675" calcext:value-type="float">
            <text:p>0.3327</text:p>
          </table:table-cell>
          <table:table-cell table:style-name="ce16" office:value-type="float" office:value="1.572142" calcext:value-type="float">
            <text:p>1.5721</text:p>
          </table:table-cell>
          <table:table-cell table:style-name="ce16" office:value-type="float" office:value="1.800153" calcext:value-type="float">
            <text:p>1.8002</text:p>
          </table:table-cell>
          <table:table-cell table:style-name="ce16" office:value-type="float" office:value="1.871385" calcext:value-type="float">
            <text:p>1.8714</text:p>
          </table:table-cell>
          <table:table-cell table:style-name="ce16" office:value-type="float" office:value="0.060008" calcext:value-type="float">
            <text:p>0.0600</text:p>
          </table:table-cell>
          <table:table-cell table:style-name="ce16" office:value-type="float" office:value="1.801512" calcext:value-type="float">
            <text:p>1.8015</text:p>
          </table:table-cell>
          <table:table-cell table:style-name="ce16" office:value-type="float" office:value="1.814267" calcext:value-type="float">
            <text:p>1.8143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3" table:number-rows-repeated="3">
          <table:table-cell table:number-columns-repeated="2"/>
          <table:table-cell table:style-name="ce29"/>
          <table:table-cell table:style-name="ce51"/>
          <table:table-cell table:style-name="ce16" table:number-columns-repeated="9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6" office:value-type="string" calcext:value-type="string">
            <text:p>N_edge</text:p>
          </table:table-cell>
          <table:table-cell table:style-name="ce6"/>
          <table:table-cell table:style-name="ce52"/>
          <table:table-cell table:style-name="ce89"/>
          <table:table-cell table:style-name="ce56" table:number-columns-repeated="9"/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_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1" calcext:value-type="float">
            <text:p>1</text:p>
          </table:table-cell>
          <table:table-cell table:style-name="ce51" office:value-type="float" office:value="398.90052" calcext:value-type="float">
            <text:p>398.9005</text:p>
          </table:table-cell>
          <table:table-cell table:style-name="ce16" office:value-type="float" office:value="0.043685" calcext:value-type="float">
            <text:p>0.0437</text:p>
          </table:table-cell>
          <table:table-cell table:style-name="ce16" office:value-type="float" office:value="0.24" calcext:value-type="float">
            <text:p>0.2400</text:p>
          </table:table-cell>
          <table:table-cell table:style-name="ce16" office:value-type="float" office:value="0.711841" calcext:value-type="float">
            <text:p>0.7118</text:p>
          </table:table-cell>
          <table:table-cell table:style-name="ce16" office:value-type="float" office:value="0.140363" calcext:value-type="float">
            <text:p>0.1404</text:p>
          </table:table-cell>
          <table:table-cell table:style-name="ce16" office:value-type="float" office:value="1.324809" calcext:value-type="float">
            <text:p>1.3248</text:p>
          </table:table-cell>
          <table:table-cell table:style-name="ce16" office:value-type="float" office:value="1.805324" calcext:value-type="float">
            <text:p>1.8053</text:p>
          </table:table-cell>
          <table:table-cell table:style-name="ce16" office:value-type="float" office:value="0.18826" calcext:value-type="float">
            <text:p>0.1883</text:p>
          </table:table-cell>
          <table:table-cell table:style-name="ce15" office:value-type="float" office:value="0.880483" calcext:value-type="float">
            <text:p>0.8805</text:p>
          </table:table-cell>
          <table:table-cell table:style-name="ce16" office:value-type="float" office:value="1.110263" calcext:value-type="float">
            <text:p>1.1103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_isocyan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1" calcext:value-type="float">
            <text:p>1</text:p>
          </table:table-cell>
          <table:table-cell table:style-name="ce51" office:value-type="float" office:value="399.853862" calcext:value-type="float">
            <text:p>399.8539</text:p>
          </table:table-cell>
          <table:table-cell table:style-name="ce16" office:value-type="float" office:value="0.03008" calcext:value-type="float">
            <text:p>0.0301</text:p>
          </table:table-cell>
          <table:table-cell table:style-name="ce16" office:value-type="float" office:value="0.227" calcext:value-type="float">
            <text:p>0.2270</text:p>
          </table:table-cell>
          <table:table-cell table:style-name="ce16" office:value-type="float" office:value="0.725511" calcext:value-type="float">
            <text:p>0.7255</text:p>
          </table:table-cell>
          <table:table-cell table:style-name="ce16" office:value-type="float" office:value="0.140508" calcext:value-type="float">
            <text:p>0.1405</text:p>
          </table:table-cell>
          <table:table-cell table:style-name="ce16" office:value-type="float" office:value="1.326916" calcext:value-type="float">
            <text:p>1.3269</text:p>
          </table:table-cell>
          <table:table-cell table:style-name="ce16" office:value-type="float" office:value="1.842422" calcext:value-type="float">
            <text:p>1.8424</text:p>
          </table:table-cell>
          <table:table-cell table:style-name="ce16" office:value-type="float" office:value="0.26929" calcext:value-type="float">
            <text:p>0.2693</text:p>
          </table:table-cell>
          <table:table-cell table:style-name="ce16" office:value-type="float" office:value="0.87241" calcext:value-type="float">
            <text:p>0.8724</text:p>
          </table:table-cell>
          <table:table-cell table:style-name="ce16" office:value-type="float" office:value="1.112448" calcext:value-type="float">
            <text:p>1.1124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398.286736" calcext:value-type="float">
            <text:p>398.2867</text:p>
          </table:table-cell>
          <table:table-cell table:style-name="ce16" office:value-type="float" office:value="0.054552" calcext:value-type="float">
            <text:p>0.0546</text:p>
          </table:table-cell>
          <table:table-cell table:style-name="ce16" office:value-type="float" office:value="0.2473" calcext:value-type="float">
            <text:p>0.2473</text:p>
          </table:table-cell>
          <table:table-cell table:style-name="ce16" office:value-type="float" office:value="0.385241" calcext:value-type="float">
            <text:p>0.3852</text:p>
          </table:table-cell>
          <table:table-cell table:style-name="ce16" office:value-type="float" office:value="0.140336" calcext:value-type="float">
            <text:p>0.1403</text:p>
          </table:table-cell>
          <table:table-cell table:style-name="ce16" office:value-type="float" office:value="1.030318" calcext:value-type="float">
            <text:p>1.0303</text:p>
          </table:table-cell>
          <table:table-cell table:style-name="ce16" office:value-type="float" office:value="1.768522" calcext:value-type="float">
            <text:p>1.7685</text:p>
          </table:table-cell>
          <table:table-cell table:style-name="ce16" office:value-type="float" office:value="0.059041" calcext:value-type="float">
            <text:p>0.0590</text:p>
          </table:table-cell>
          <table:table-cell table:style-name="ce16" office:value-type="float" office:value="0.834701" calcext:value-type="float">
            <text:p>0.8347</text:p>
          </table:table-cell>
          <table:table-cell table:style-name="ce16" office:value-type="float" office:value="0.868234" calcext:value-type="float">
            <text:p>0.8682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7_acetonitrile</text:p>
          </table:table-cell>
          <table:table-cell table:style-name="ce2" office:value-type="string" calcext:value-type="string">
            <text:p>A</text:p>
          </table:table-cell>
          <table:table-cell table:style-name="ce11" office:value-type="float" office:value="1" calcext:value-type="float">
            <text:p>1</text:p>
          </table:table-cell>
          <table:table-cell table:style-name="ce51" office:value-type="float" office:value="399.087038" calcext:value-type="float">
            <text:p>399.0870</text:p>
          </table:table-cell>
          <table:table-cell table:style-name="ce16" office:value-type="float" office:value="0.042452" calcext:value-type="float">
            <text:p>0.0425</text:p>
          </table:table-cell>
          <table:table-cell table:style-name="ce16" office:value-type="float" office:value="0.2393" calcext:value-type="float">
            <text:p>0.2393</text:p>
          </table:table-cell>
          <table:table-cell table:style-name="ce16" office:value-type="float" office:value="0.748186" calcext:value-type="float">
            <text:p>0.7482</text:p>
          </table:table-cell>
          <table:table-cell table:style-name="ce16" office:value-type="float" office:value="0.140371" calcext:value-type="float">
            <text:p>0.1404</text:p>
          </table:table-cell>
          <table:table-cell table:style-name="ce16" office:value-type="float" office:value="1.369842" calcext:value-type="float">
            <text:p>1.3698</text:p>
          </table:table-cell>
          <table:table-cell table:style-name="ce16" office:value-type="float" office:value="1.81967" calcext:value-type="float">
            <text:p>1.8197</text:p>
          </table:table-cell>
          <table:table-cell table:style-name="ce16" office:value-type="float" office:value="0.202927" calcext:value-type="float">
            <text:p>0.2029</text:p>
          </table:table-cell>
          <table:table-cell table:style-name="ce16" office:value-type="float" office:value="0.9403" calcext:value-type="float">
            <text:p>0.9403</text:p>
          </table:table-cell>
          <table:table-cell table:style-name="ce16" office:value-type="float" office:value="1.164414" calcext:value-type="float">
            <text:p>1.1644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2" office:value-type="string" calcext:value-type="string">
            <text:p>B1 / B2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400.293416" calcext:value-type="float">
            <text:p>400.2934</text:p>
          </table:table-cell>
          <table:table-cell table:style-name="ce16" office:value-type="float" office:value="0.042313" calcext:value-type="float">
            <text:p>0.0423</text:p>
          </table:table-cell>
          <table:table-cell table:style-name="ce16" office:value-type="float" office:value="0.2483" calcext:value-type="float">
            <text:p>0.2483</text:p>
          </table:table-cell>
          <table:table-cell table:style-name="ce16" office:value-type="float" office:value="0.692566" calcext:value-type="float">
            <text:p>0.6926</text:p>
          </table:table-cell>
          <table:table-cell table:style-name="ce16" office:value-type="float" office:value="0.14044" calcext:value-type="float">
            <text:p>0.1404</text:p>
          </table:table-cell>
          <table:table-cell table:style-name="ce16" office:value-type="float" office:value="1.237154" calcext:value-type="float">
            <text:p>1.2372</text:p>
          </table:table-cell>
          <table:table-cell table:style-name="ce16" office:value-type="float" office:value="1.808352" calcext:value-type="float">
            <text:p>1.8084</text:p>
          </table:table-cell>
          <table:table-cell table:style-name="ce16" office:value-type="float" office:value="0.130078" calcext:value-type="float">
            <text:p>0.1301</text:p>
          </table:table-cell>
          <table:table-cell table:style-name="ce16" office:value-type="float" office:value="0.949054" calcext:value-type="float">
            <text:p>0.9491</text:p>
          </table:table-cell>
          <table:table-cell table:style-name="ce16" office:value-type="float" office:value="1.067087" calcext:value-type="float">
            <text:p>1.0671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73" table:number-columns-repeated="2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1 / B2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404.308379" calcext:value-type="float">
            <text:p>404.3084</text:p>
          </table:table-cell>
          <table:table-cell table:style-name="ce16" office:value-type="float" office:value="0.053878" calcext:value-type="float">
            <text:p>0.0539</text:p>
          </table:table-cell>
          <table:table-cell table:style-name="ce16" office:value-type="float" office:value="0.2261" calcext:value-type="float">
            <text:p>0.2261</text:p>
          </table:table-cell>
          <table:table-cell table:style-name="ce16" office:value-type="float" office:value="0.238098" calcext:value-type="float">
            <text:p>0.2381</text:p>
          </table:table-cell>
          <table:table-cell table:style-name="ce16" office:value-type="float" office:value="0.140535" calcext:value-type="float">
            <text:p>0.1405</text:p>
          </table:table-cell>
          <table:table-cell table:style-name="ce16" office:value-type="float" office:value="1.215147" calcext:value-type="float">
            <text:p>1.2151</text:p>
          </table:table-cell>
          <table:table-cell table:style-name="ce16" office:value-type="float" office:value="1.823758" calcext:value-type="float">
            <text:p>1.8238</text:p>
          </table:table-cell>
          <table:table-cell table:style-name="ce16" office:value-type="float" office:value="0.026718" calcext:value-type="float">
            <text:p>0.0267</text:p>
          </table:table-cell>
          <table:table-cell table:style-name="ce16" office:value-type="float" office:value="0.858619" calcext:value-type="float">
            <text:p>0.8586</text:p>
          </table:table-cell>
          <table:table-cell table:style-name="ce16" office:value-type="float" office:value="1.000649" calcext:value-type="float">
            <text:p>1.0006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1_fluorodiazene</text:p>
          </table:table-cell>
          <table:table-cell table:style-name="ce2" office:value-type="string" calcext:value-type="string">
            <text:p>A’’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float" office:value="398.376511" calcext:value-type="float">
            <text:p>398.3765</text:p>
          </table:table-cell>
          <table:table-cell table:style-name="ce16" office:value-type="float" office:value="0.04705" calcext:value-type="float">
            <text:p>0.0471</text:p>
          </table:table-cell>
          <table:table-cell table:style-name="ce16" office:value-type="float" office:value="0.2354" calcext:value-type="float">
            <text:p>0.2354</text:p>
          </table:table-cell>
          <table:table-cell table:style-name="ce16" office:value-type="float" office:value="0.520382" calcext:value-type="float">
            <text:p>0.5204</text:p>
          </table:table-cell>
          <table:table-cell table:style-name="ce16" office:value-type="float" office:value="0.140492" calcext:value-type="float">
            <text:p>0.1405</text:p>
          </table:table-cell>
          <table:table-cell table:style-name="ce16" office:value-type="float" office:value="1.238558" calcext:value-type="float">
            <text:p>1.2386</text:p>
          </table:table-cell>
          <table:table-cell table:style-name="ce16" office:value-type="float" office:value="1.797583" calcext:value-type="float">
            <text:p>1.7976</text:p>
          </table:table-cell>
          <table:table-cell table:style-name="ce16" office:value-type="float" office:value="0.134162" calcext:value-type="float">
            <text:p>0.1342</text:p>
          </table:table-cell>
          <table:table-cell table:style-name="ce16" office:value-type="float" office:value="0.856278" calcext:value-type="float">
            <text:p>0.8563</text:p>
          </table:table-cell>
          <table:table-cell table:style-name="ce16" office:value-type="float" office:value="0.951965" calcext:value-type="float">
            <text:p>0.9520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11" office:value-type="float" office:value="2" calcext:value-type="float">
            <text:p>2</text:p>
          </table:table-cell>
          <table:table-cell table:style-name="ce51" office:value-type="float" office:value="400.659417" calcext:value-type="float">
            <text:p>400.6594</text:p>
          </table:table-cell>
          <table:table-cell table:style-name="ce16" office:value-type="float" office:value="0.053993" calcext:value-type="float">
            <text:p>0.0540</text:p>
          </table:table-cell>
          <table:table-cell table:style-name="ce16" office:value-type="float" office:value="0.244" calcext:value-type="float">
            <text:p>0.2440</text:p>
          </table:table-cell>
          <table:table-cell table:style-name="ce16" office:value-type="float" office:value="0.494305" calcext:value-type="float">
            <text:p>0.4943</text:p>
          </table:table-cell>
          <table:table-cell table:style-name="ce16" office:value-type="float" office:value="0.140372" calcext:value-type="float">
            <text:p>0.1404</text:p>
          </table:table-cell>
          <table:table-cell table:style-name="ce16" office:value-type="float" office:value="1.110593" calcext:value-type="float">
            <text:p>1.1106</text:p>
          </table:table-cell>
          <table:table-cell table:style-name="ce16" office:value-type="float" office:value="1.84544" calcext:value-type="float">
            <text:p>1.8454</text:p>
          </table:table-cell>
          <table:table-cell table:style-name="ce16" office:value-type="float" office:value="0.126326" calcext:value-type="float">
            <text:p>0.1263</text:p>
          </table:table-cell>
          <table:table-cell table:style-name="ce16" office:value-type="float" office:value="0.89853" calcext:value-type="float">
            <text:p>0.8985</text:p>
          </table:table-cell>
          <table:table-cell table:style-name="ce16" office:value-type="float" office:value="0.963831" calcext:value-type="float">
            <text:p>0.9638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403.325983" calcext:value-type="float">
            <text:p>403.3260</text:p>
          </table:table-cell>
          <table:table-cell table:style-name="ce16" office:value-type="float" office:value="0.056536" calcext:value-type="float">
            <text:p>0.0565</text:p>
          </table:table-cell>
          <table:table-cell table:style-name="ce16" office:value-type="float" office:value="0.2096" calcext:value-type="float">
            <text:p>0.2096</text:p>
          </table:table-cell>
          <table:table-cell table:style-name="ce16" office:value-type="float" office:value="0.202247" calcext:value-type="float">
            <text:p>0.2022</text:p>
          </table:table-cell>
          <table:table-cell table:style-name="ce16" office:value-type="float" office:value="0.140351" calcext:value-type="float">
            <text:p>0.1404</text:p>
          </table:table-cell>
          <table:table-cell table:style-name="ce16" office:value-type="float" office:value="1.219936" calcext:value-type="float">
            <text:p>1.2199</text:p>
          </table:table-cell>
          <table:table-cell table:style-name="ce16" office:value-type="float" office:value="1.845442" calcext:value-type="float">
            <text:p>1.8454</text:p>
          </table:table-cell>
          <table:table-cell table:style-name="ce16" office:value-type="float" office:value="0.078402" calcext:value-type="float">
            <text:p>0.0784</text:p>
          </table:table-cell>
          <table:table-cell table:style-name="ce16" office:value-type="float" office:value="0.934449" calcext:value-type="float">
            <text:p>0.9344</text:p>
          </table:table-cell>
          <table:table-cell table:style-name="ce16" office:value-type="float" office:value="1.018846" calcext:value-type="float">
            <text:p>1.0188</text:p>
          </table:table-cell>
          <table:table-cell table:style-name="ce51"/>
          <table:table-cell table:style-name="ce17" table:number-columns-repeated="6"/>
          <table:table-cell table:style-name="ce85" table:number-columns-repeated="2"/>
          <table:table-cell table:style-name="ce17" table:number-columns-repeated="12"/>
          <table:table-cell table:style-name="ce85" table:number-columns-repeated="4"/>
          <table:table-cell table:style-name="ce70" table:number-columns-repeated="2"/>
          <table:table-cell table:style-name="ce80"/>
          <table:table-cell table:style-name="ce17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9_imidazole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99.275128" calcext:value-type="float">
            <text:p>399.2751</text:p>
          </table:table-cell>
          <table:table-cell table:style-name="ce16" office:value-type="float" office:value="0.03524" calcext:value-type="float">
            <text:p>0.0352</text:p>
          </table:table-cell>
          <table:table-cell table:style-name="ce16" office:value-type="float" office:value="0.2333" calcext:value-type="float">
            <text:p>0.2333</text:p>
          </table:table-cell>
          <table:table-cell table:style-name="ce16" office:value-type="float" office:value="0.865526" calcext:value-type="float">
            <text:p>0.8655</text:p>
          </table:table-cell>
          <table:table-cell table:style-name="ce16" office:value-type="float" office:value="0.140422" calcext:value-type="float">
            <text:p>0.1404</text:p>
          </table:table-cell>
          <table:table-cell table:style-name="ce16" office:value-type="float" office:value="1.52584" calcext:value-type="float">
            <text:p>1.5258</text:p>
          </table:table-cell>
          <table:table-cell table:style-name="ce16" office:value-type="float" office:value="1.94017" calcext:value-type="float">
            <text:p>1.9402</text:p>
          </table:table-cell>
          <table:table-cell table:style-name="ce16" office:value-type="float" office:value="0.290799" calcext:value-type="float">
            <text:p>0.2908</text:p>
          </table:table-cell>
          <table:table-cell table:style-name="ce16" office:value-type="float" office:value="1.077478" calcext:value-type="float">
            <text:p>1.0775</text:p>
          </table:table-cell>
          <table:table-cell table:style-name="ce16" office:value-type="float" office:value="1.321529" calcext:value-type="float">
            <text:p>1.3215</text:p>
          </table:table-cell>
          <table:table-cell table:style-name="ce51"/>
          <table:table-cell table:style-name="ce95" table:number-columns-repeated="2"/>
          <table:table-cell table:style-name="ce17" table:number-columns-repeated="4"/>
          <table:table-cell table:style-name="ce85" table:number-columns-repeated="2"/>
          <table:table-cell table:style-name="ce17" table:number-columns-repeated="2"/>
          <table:table-cell table:style-name="ce95" table:number-columns-repeated="4"/>
          <table:table-cell table:style-name="ce17" table:number-columns-repeated="2"/>
          <table:table-cell table:style-name="ce95" table:number-columns-repeated="8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0_oxazole</text:p>
          </table:table-cell>
          <table:table-cell table:style-name="ce2" office:value-type="string" calcext:value-type="string">
            <text:p>A’’</text:p>
          </table:table-cell>
          <table:table-cell table:style-name="ce29" office:value-type="float" office:value="2" calcext:value-type="float">
            <text:p>2</text:p>
          </table:table-cell>
          <table:table-cell table:style-name="ce51" office:value-type="float" office:value="399.020918" calcext:value-type="float">
            <text:p>399.0209</text:p>
          </table:table-cell>
          <table:table-cell table:style-name="ce16" office:value-type="float" office:value="0.032971" calcext:value-type="float">
            <text:p>0.0330</text:p>
          </table:table-cell>
          <table:table-cell table:style-name="ce16" office:value-type="float" office:value="0.237" calcext:value-type="float">
            <text:p>0.2370</text:p>
          </table:table-cell>
          <table:table-cell table:style-name="ce16" office:value-type="float" office:value="0.86989" calcext:value-type="float">
            <text:p>0.8699</text:p>
          </table:table-cell>
          <table:table-cell table:style-name="ce16" office:value-type="float" office:value="0.140424" calcext:value-type="float">
            <text:p>0.1404</text:p>
          </table:table-cell>
          <table:table-cell table:style-name="ce16" office:value-type="float" office:value="1.468108" calcext:value-type="float">
            <text:p>1.4681</text:p>
          </table:table-cell>
          <table:table-cell table:style-name="ce16" office:value-type="float" office:value="1.938379" calcext:value-type="float">
            <text:p>1.9384</text:p>
          </table:table-cell>
          <table:table-cell table:style-name="ce16" office:value-type="float" office:value="0.286778" calcext:value-type="float">
            <text:p>0.2868</text:p>
          </table:table-cell>
          <table:table-cell table:style-name="ce16" office:value-type="float" office:value="1.059324" calcext:value-type="float">
            <text:p>1.0593</text:p>
          </table:table-cell>
          <table:table-cell table:style-name="ce16" office:value-type="float" office:value="1.285" calcext:value-type="float">
            <text:p>1.2850</text:p>
          </table:table-cell>
          <table:table-cell table:style-name="ce51"/>
          <table:table-cell table:style-name="ce108" table:number-columns-repeated="2"/>
          <table:table-cell table:style-name="ce70" table:number-columns-repeated="4"/>
          <table:table-cell table:style-name="ce73" table:number-columns-repeated="2"/>
          <table:table-cell table:style-name="ce70"/>
          <table:table-cell table:style-name="ce17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5_pyridine</text:p>
          </table:table-cell>
          <table:table-cell table:style-name="ce2" office:value-type="string" calcext:value-type="string">
            <text:p>B2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float" office:value="398.416941" calcext:value-type="float">
            <text:p>398.4169</text:p>
          </table:table-cell>
          <table:table-cell table:style-name="ce16" office:value-type="float" office:value="0.038609" calcext:value-type="float">
            <text:p>0.0386</text:p>
          </table:table-cell>
          <table:table-cell table:style-name="ce16" office:value-type="float" office:value="0.2352" calcext:value-type="float">
            <text:p>0.2352</text:p>
          </table:table-cell>
          <table:table-cell table:style-name="ce16" office:value-type="float" office:value="0.944857" calcext:value-type="float">
            <text:p>0.9449</text:p>
          </table:table-cell>
          <table:table-cell table:style-name="ce16" office:value-type="float" office:value="0.140427" calcext:value-type="float">
            <text:p>0.1404</text:p>
          </table:table-cell>
          <table:table-cell table:style-name="ce16" office:value-type="float" office:value="1.764733" calcext:value-type="float">
            <text:p>1.7647</text:p>
          </table:table-cell>
          <table:table-cell table:style-name="ce16" office:value-type="float" office:value="1.945875" calcext:value-type="float">
            <text:p>1.9459</text:p>
          </table:table-cell>
          <table:table-cell table:style-name="ce16" office:value-type="float" office:value="0.326689" calcext:value-type="float">
            <text:p>0.3267</text:p>
          </table:table-cell>
          <table:table-cell table:style-name="ce16" office:value-type="float" office:value="1.142459" calcext:value-type="float">
            <text:p>1.1425</text:p>
          </table:table-cell>
          <table:table-cell table:style-name="ce16" office:value-type="float" office:value="1.484332" calcext:value-type="float">
            <text:p>1.4843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/>
          <table:table-cell table:style-name="ce17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6_pyridaz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98.671372" calcext:value-type="float">
            <text:p>398.6714</text:p>
          </table:table-cell>
          <table:table-cell table:style-name="ce16" office:value-type="float" office:value="0.081423" calcext:value-type="float">
            <text:p>0.0814</text:p>
          </table:table-cell>
          <table:table-cell table:style-name="ce16" office:value-type="float" office:value="0.2412" calcext:value-type="float">
            <text:p>0.2412</text:p>
          </table:table-cell>
          <table:table-cell table:style-name="ce16" office:value-type="float" office:value="0.782288" calcext:value-type="float">
            <text:p>0.7823</text:p>
          </table:table-cell>
          <table:table-cell table:style-name="ce104" office:value-type="float" office:value="0.680662" calcext:value-type="float">
            <text:p>0.6807</text:p>
          </table:table-cell>
          <table:table-cell table:style-name="ce16" office:value-type="float" office:value="1.694821" calcext:value-type="float">
            <text:p>1.6948</text:p>
          </table:table-cell>
          <table:table-cell table:style-name="ce16" office:value-type="float" office:value="1.781002" calcext:value-type="float">
            <text:p>1.7810</text:p>
          </table:table-cell>
          <table:table-cell table:style-name="ce16" office:value-type="float" office:value="0.278093" calcext:value-type="float">
            <text:p>0.2781</text:p>
          </table:table-cell>
          <table:table-cell table:style-name="ce16" office:value-type="float" office:value="1.245522" calcext:value-type="float">
            <text:p>1.2455</text:p>
          </table:table-cell>
          <table:table-cell table:style-name="ce16" office:value-type="float" office:value="1.489856" calcext:value-type="float">
            <text:p>1.4899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/>
          <table:table-cell table:style-name="ce17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7_s-triazen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string" calcext:value-type="string">
            <text:p>1-3</text:p>
          </table:table-cell>
          <table:table-cell table:style-name="ce51" office:value-type="float" office:value="398.497046" calcext:value-type="float">
            <text:p>398.4970</text:p>
          </table:table-cell>
          <table:table-cell table:style-name="ce16" office:value-type="float" office:value="0.108405" calcext:value-type="float">
            <text:p>0.1084</text:p>
          </table:table-cell>
          <table:table-cell table:style-name="ce16" office:value-type="float" office:value="0.2351" calcext:value-type="float">
            <text:p>0.2351</text:p>
          </table:table-cell>
          <table:table-cell table:style-name="ce16" office:value-type="float" office:value="0.009839" calcext:value-type="float">
            <text:p>0.0098</text:p>
          </table:table-cell>
          <table:table-cell table:style-name="ce104" office:value-type="float" office:value="1.374454" calcext:value-type="float">
            <text:p>1.3745</text:p>
          </table:table-cell>
          <table:table-cell table:style-name="ce16" office:value-type="float" office:value="1.738753" calcext:value-type="float">
            <text:p>1.7388</text:p>
          </table:table-cell>
          <table:table-cell table:style-name="ce16" office:value-type="float" office:value="1.801662" calcext:value-type="float">
            <text:p>1.8017</text:p>
          </table:table-cell>
          <table:table-cell table:style-name="ce16" office:value-type="float" office:value="0.003689" calcext:value-type="float">
            <text:p>0.0037</text:p>
          </table:table-cell>
          <table:table-cell table:style-name="ce16" office:value-type="float" office:value="1.564053" calcext:value-type="float">
            <text:p>1.5641</text:p>
          </table:table-cell>
          <table:table-cell table:style-name="ce16" office:value-type="float" office:value="1.630606" calcext:value-type="float">
            <text:p>1.630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/>
          <table:table-cell table:style-name="ce17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0_trifluoroacetonitrile</text:p>
          </table:table-cell>
          <table:table-cell table:style-name="ce2" office:value-type="string" calcext:value-type="string">
            <text:p>A’ / A’’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398.895653" calcext:value-type="float">
            <text:p>398.8957</text:p>
          </table:table-cell>
          <table:table-cell table:style-name="ce16" office:value-type="float" office:value="0.04472" calcext:value-type="float">
            <text:p>0.0447</text:p>
          </table:table-cell>
          <table:table-cell table:style-name="ce16" office:value-type="float" office:value="0.243" calcext:value-type="float">
            <text:p>0.2430</text:p>
          </table:table-cell>
          <table:table-cell table:style-name="ce16" office:value-type="float" office:value="0.720708" calcext:value-type="float">
            <text:p>0.7207</text:p>
          </table:table-cell>
          <table:table-cell table:style-name="ce16" office:value-type="float" office:value="0.140353" calcext:value-type="float">
            <text:p>0.1404</text:p>
          </table:table-cell>
          <table:table-cell table:style-name="ce16" office:value-type="float" office:value="1.307404" calcext:value-type="float">
            <text:p>1.3074</text:p>
          </table:table-cell>
          <table:table-cell table:style-name="ce16" office:value-type="float" office:value="1.826479" calcext:value-type="float">
            <text:p>1.8265</text:p>
          </table:table-cell>
          <table:table-cell table:style-name="ce16" office:value-type="float" office:value="0.18193" calcext:value-type="float">
            <text:p>0.1819</text:p>
          </table:table-cell>
          <table:table-cell table:style-name="ce16" office:value-type="float" office:value="0.957548" calcext:value-type="float">
            <text:p>0.9575</text:p>
          </table:table-cell>
          <table:table-cell table:style-name="ce16" office:value-type="float" office:value="1.147795" calcext:value-type="float">
            <text:p>1.1478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398.234044" calcext:value-type="float">
            <text:p>398.2340</text:p>
          </table:table-cell>
          <table:table-cell table:style-name="ce16" office:value-type="float" office:value="0.018683" calcext:value-type="float">
            <text:p>0.0187</text:p>
          </table:table-cell>
          <table:table-cell table:style-name="ce16" office:value-type="float" office:value="0.2405" calcext:value-type="float">
            <text:p>0.2405</text:p>
          </table:table-cell>
          <table:table-cell table:style-name="ce16" office:value-type="float" office:value="1.183585" calcext:value-type="float">
            <text:p>1.1836</text:p>
          </table:table-cell>
          <table:table-cell table:style-name="ce16" office:value-type="float" office:value="0.140462" calcext:value-type="float">
            <text:p>0.1405</text:p>
          </table:table-cell>
          <table:table-cell table:style-name="ce16" office:value-type="float" office:value="1.806658" calcext:value-type="float">
            <text:p>1.8067</text:p>
          </table:table-cell>
          <table:table-cell table:style-name="ce16" office:value-type="float" office:value="2.086632" calcext:value-type="float">
            <text:p>2.0866</text:p>
          </table:table-cell>
          <table:table-cell table:style-name="ce16" office:value-type="float" office:value="0.428529" calcext:value-type="float">
            <text:p>0.4285</text:p>
          </table:table-cell>
          <table:table-cell table:style-name="ce16" office:value-type="float" office:value="1.2487" calcext:value-type="float">
            <text:p>1.2487</text:p>
          </table:table-cell>
          <table:table-cell table:style-name="ce16" office:value-type="float" office:value="1.598583" calcext:value-type="float">
            <text:p>1.598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39_ade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98.915868" calcext:value-type="float">
            <text:p>398.9159</text:p>
          </table:table-cell>
          <table:table-cell table:style-name="ce16" office:value-type="float" office:value="0.0321" calcext:value-type="float">
            <text:p>0.0321</text:p>
          </table:table-cell>
          <table:table-cell table:style-name="ce16" office:value-type="float" office:value="0.2372" calcext:value-type="float">
            <text:p>0.2372</text:p>
          </table:table-cell>
          <table:table-cell table:style-name="ce16" office:value-type="float" office:value="0.735287" calcext:value-type="float">
            <text:p>0.7353</text:p>
          </table:table-cell>
          <table:table-cell table:style-name="ce16" office:value-type="float" office:value="0.140851" calcext:value-type="float">
            <text:p>0.1409</text:p>
          </table:table-cell>
          <table:table-cell table:style-name="ce16" office:value-type="float" office:value="1.7351" calcext:value-type="float">
            <text:p>1.7351</text:p>
          </table:table-cell>
          <table:table-cell table:style-name="ce16" office:value-type="float" office:value="1.956382" calcext:value-type="float">
            <text:p>1.9564</text:p>
          </table:table-cell>
          <table:table-cell table:style-name="ce16" office:value-type="float" office:value="0.220531" calcext:value-type="float">
            <text:p>0.2205</text:p>
          </table:table-cell>
          <table:table-cell table:style-name="ce16" office:value-type="float" office:value="1.170131" calcext:value-type="float">
            <text:p>1.1701</text:p>
          </table:table-cell>
          <table:table-cell table:style-name="ce16" office:value-type="float" office:value="1.470156" calcext:value-type="float">
            <text:p>1.4702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398.993256" calcext:value-type="float">
            <text:p>398.9933</text:p>
          </table:table-cell>
          <table:table-cell table:style-name="ce16" office:value-type="float" office:value="0.028721" calcext:value-type="float">
            <text:p>0.0287</text:p>
          </table:table-cell>
          <table:table-cell table:style-name="ce16" office:value-type="float" office:value="0.238" calcext:value-type="float">
            <text:p>0.2380</text:p>
          </table:table-cell>
          <table:table-cell table:style-name="ce16" office:value-type="float" office:value="1.036754" calcext:value-type="float">
            <text:p>1.0368</text:p>
          </table:table-cell>
          <table:table-cell table:style-name="ce16" office:value-type="float" office:value="0.141081" calcext:value-type="float">
            <text:p>0.1411</text:p>
          </table:table-cell>
          <table:table-cell table:style-name="ce16" office:value-type="float" office:value="1.900882" calcext:value-type="float">
            <text:p>1.9009</text:p>
          </table:table-cell>
          <table:table-cell table:style-name="ce16" office:value-type="float" office:value="2.030081" calcext:value-type="float">
            <text:p>2.0301</text:p>
          </table:table-cell>
          <table:table-cell table:style-name="ce16" office:value-type="float" office:value="0.349333" calcext:value-type="float">
            <text:p>0.3493</text:p>
          </table:table-cell>
          <table:table-cell table:style-name="ce16" office:value-type="float" office:value="1.278074" calcext:value-type="float">
            <text:p>1.2781</text:p>
          </table:table-cell>
          <table:table-cell table:style-name="ce16" office:value-type="float" office:value="1.643126" calcext:value-type="float">
            <text:p>1.6431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2"/>
          <table:table-cell table:style-name="ce80"/>
          <table:table-cell table:style-name="ce70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51" office:value-type="float" office:value="399.242688" calcext:value-type="float">
            <text:p>399.2427</text:p>
          </table:table-cell>
          <table:table-cell table:style-name="ce16" office:value-type="float" office:value="0.030325" calcext:value-type="float">
            <text:p>0.0303</text:p>
          </table:table-cell>
          <table:table-cell table:style-name="ce16" office:value-type="float" office:value="0.2331" calcext:value-type="float">
            <text:p>0.2331</text:p>
          </table:table-cell>
          <table:table-cell table:style-name="ce16" office:value-type="float" office:value="0.982993" calcext:value-type="float">
            <text:p>0.9830</text:p>
          </table:table-cell>
          <table:table-cell table:style-name="ce16" office:value-type="float" office:value="0.140563" calcext:value-type="float">
            <text:p>0.1406</text:p>
          </table:table-cell>
          <table:table-cell table:style-name="ce16" office:value-type="float" office:value="1.796667" calcext:value-type="float">
            <text:p>1.7967</text:p>
          </table:table-cell>
          <table:table-cell table:style-name="ce16" office:value-type="float" office:value="2.024454" calcext:value-type="float">
            <text:p>2.0245</text:p>
          </table:table-cell>
          <table:table-cell table:style-name="ce16" office:value-type="float" office:value="0.350815" calcext:value-type="float">
            <text:p>0.3508</text:p>
          </table:table-cell>
          <table:table-cell table:style-name="ce16" office:value-type="float" office:value="1.250956" calcext:value-type="float">
            <text:p>1.2510</text:p>
          </table:table-cell>
          <table:table-cell table:style-name="ce16" office:value-type="float" office:value="1.5753" calcext:value-type="float">
            <text:p>1.5753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4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398.973981" calcext:value-type="float">
            <text:p>398.9740</text:p>
          </table:table-cell>
          <table:table-cell table:style-name="ce16" office:value-type="float" office:value="0.03713" calcext:value-type="float">
            <text:p>0.0371</text:p>
          </table:table-cell>
          <table:table-cell table:style-name="ce16" office:value-type="float" office:value="0.2336" calcext:value-type="float">
            <text:p>0.2336</text:p>
          </table:table-cell>
          <table:table-cell table:style-name="ce16" office:value-type="float" office:value="0.661029" calcext:value-type="float">
            <text:p>0.6610</text:p>
          </table:table-cell>
          <table:table-cell table:style-name="ce16" office:value-type="float" office:value="0.140428" calcext:value-type="float">
            <text:p>0.1404</text:p>
          </table:table-cell>
          <table:table-cell table:style-name="ce16" office:value-type="float" office:value="1.666717" calcext:value-type="float">
            <text:p>1.6667</text:p>
          </table:table-cell>
          <table:table-cell table:style-name="ce16" office:value-type="float" office:value="1.936625" calcext:value-type="float">
            <text:p>1.9366</text:p>
          </table:table-cell>
          <table:table-cell table:style-name="ce16" office:value-type="float" office:value="0.185484" calcext:value-type="float">
            <text:p>0.1855</text:p>
          </table:table-cell>
          <table:table-cell table:style-name="ce16" office:value-type="float" office:value="1.165223" calcext:value-type="float">
            <text:p>1.1652</text:p>
          </table:table-cell>
          <table:table-cell table:style-name="ce16" office:value-type="float" office:value="1.42655" calcext:value-type="float">
            <text:p>1.426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4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51" office:value-type="float" office:value="399.456463" calcext:value-type="float">
            <text:p>399.4565</text:p>
          </table:table-cell>
          <table:table-cell table:style-name="ce16" office:value-type="float" office:value="0.017636" calcext:value-type="float">
            <text:p>0.0176</text:p>
          </table:table-cell>
          <table:table-cell table:style-name="ce16" office:value-type="float" office:value="0.2374" calcext:value-type="float">
            <text:p>0.2374</text:p>
          </table:table-cell>
          <table:table-cell table:style-name="ce16" office:value-type="float" office:value="0.986932" calcext:value-type="float">
            <text:p>0.9869</text:p>
          </table:table-cell>
          <table:table-cell table:style-name="ce16" office:value-type="float" office:value="0.140473" calcext:value-type="float">
            <text:p>0.1405</text:p>
          </table:table-cell>
          <table:table-cell table:style-name="ce16" office:value-type="float" office:value="1.780138" calcext:value-type="float">
            <text:p>1.7801</text:p>
          </table:table-cell>
          <table:table-cell table:style-name="ce16" office:value-type="float" office:value="2.0619" calcext:value-type="float">
            <text:p>2.0619</text:p>
          </table:table-cell>
          <table:table-cell table:style-name="ce16" office:value-type="float" office:value="0.347131" calcext:value-type="float">
            <text:p>0.3471</text:p>
          </table:table-cell>
          <table:table-cell table:style-name="ce16" office:value-type="float" office:value="1.278579" calcext:value-type="float">
            <text:p>1.2786</text:p>
          </table:table-cell>
          <table:table-cell table:style-name="ce16" office:value-type="float" office:value="1.582556" calcext:value-type="float">
            <text:p>1.582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4"/>
          <table:table-cell table:style-name="ce80"/>
          <table:table-cell table:style-name="ce17"/>
          <table:table-cell table:style-name="ce73" table:number-columns-repeated="16"/>
          <table:table-cell table:number-columns-repeated="966"/>
        </table:table-row>
        <table:table-row table:style-name="ro3" table:number-rows-repeated="2">
          <table:table-cell table:number-columns-repeated="2"/>
          <table:table-cell table:style-name="ce43"/>
          <table:table-cell table:style-name="ce51"/>
          <table:table-cell table:style-name="ce16" table:number-columns-repeated="9"/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4"/>
          <table:table-cell table:style-name="ce80"/>
          <table:table-cell table:style-name="ce70"/>
          <table:table-cell table:style-name="ce73" table:number-columns-repeated="16"/>
          <table:table-cell table:number-columns-repeated="966"/>
        </table:table-row>
        <table:table-row table:style-name="ro3">
          <table:table-cell table:number-columns-repeated="2"/>
          <table:table-cell table:style-name="ce43"/>
          <table:table-cell table:style-name="ce51"/>
          <table:table-cell table:style-name="ce16" table:number-columns-repeated="9"/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6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6" office:value-type="string" calcext:value-type="string">
            <text:p>O-edge</text:p>
          </table:table-cell>
          <table:table-cell table:style-name="ce6"/>
          <table:table-cell table:style-name="ce62"/>
          <table:table-cell table:style-name="ce89"/>
          <table:table-cell table:style-name="ce56" table:number-columns-repeated="9"/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4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3_co</text:p>
          </table:table-cell>
          <table:table-cell table:style-name="ce2" office:value-type="string" calcext:value-type="string">
            <text:p>B1 / B2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2.772964" calcext:value-type="float">
            <text:p>532.7730</text:p>
          </table:table-cell>
          <table:table-cell table:style-name="ce16" office:value-type="float" office:value="0.03435" calcext:value-type="float">
            <text:p>0.0344</text:p>
          </table:table-cell>
          <table:table-cell table:style-name="ce16" office:value-type="float" office:value="0.2169" calcext:value-type="float">
            <text:p>0.2169</text:p>
          </table:table-cell>
          <table:table-cell table:style-name="ce16" office:value-type="float" office:value="0.824344" calcext:value-type="float">
            <text:p>0.8243</text:p>
          </table:table-cell>
          <table:table-cell table:style-name="ce16" office:value-type="float" office:value="0.122064" calcext:value-type="float">
            <text:p>0.1221</text:p>
          </table:table-cell>
          <table:table-cell table:style-name="ce16" office:value-type="float" office:value="1.175964" calcext:value-type="float">
            <text:p>1.1760</text:p>
          </table:table-cell>
          <table:table-cell table:style-name="ce16" office:value-type="float" office:value="1.814955" calcext:value-type="float">
            <text:p>1.8150</text:p>
          </table:table-cell>
          <table:table-cell table:style-name="ce16" office:value-type="float" office:value="0.307753" calcext:value-type="float">
            <text:p>0.3078</text:p>
          </table:table-cell>
          <table:table-cell table:style-name="ce16" office:value-type="float" office:value="0.77835" calcext:value-type="float">
            <text:p>0.7784</text:p>
          </table:table-cell>
          <table:table-cell table:style-name="ce16" office:value-type="float" office:value="1.0256" calcext:value-type="float">
            <text:p>1.025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6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5_formaldehyd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29.833998" calcext:value-type="float">
            <text:p>529.8340</text:p>
          </table:table-cell>
          <table:table-cell table:style-name="ce16" office:value-type="float" office:value="0.0397" calcext:value-type="float">
            <text:p>0.0397</text:p>
          </table:table-cell>
          <table:table-cell table:style-name="ce16" office:value-type="float" office:value="0.2198" calcext:value-type="float">
            <text:p>0.2198</text:p>
          </table:table-cell>
          <table:table-cell table:style-name="ce16" office:value-type="float" office:value="0.812391" calcext:value-type="float">
            <text:p>0.8124</text:p>
          </table:table-cell>
          <table:table-cell table:style-name="ce16" office:value-type="float" office:value="0.122057" calcext:value-type="float">
            <text:p>0.1221</text:p>
          </table:table-cell>
          <table:table-cell table:style-name="ce16" office:value-type="float" office:value="1.235835" calcext:value-type="float">
            <text:p>1.2358</text:p>
          </table:table-cell>
          <table:table-cell table:style-name="ce16" office:value-type="float" office:value="1.812703" calcext:value-type="float">
            <text:p>1.8127</text:p>
          </table:table-cell>
          <table:table-cell table:style-name="ce16" office:value-type="float" office:value="0.307939" calcext:value-type="float">
            <text:p>0.3079</text:p>
          </table:table-cell>
          <table:table-cell table:style-name="ce16" office:value-type="float" office:value="0.82149" calcext:value-type="float">
            <text:p>0.8215</text:p>
          </table:table-cell>
          <table:table-cell table:style-name="ce16" office:value-type="float" office:value="1.072165" calcext:value-type="float">
            <text:p>1.0722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4"/>
          <table:table-cell table:style-name="ce70" table:number-columns-repeated="6"/>
          <table:table-cell table:style-name="ce73" table:number-columns-repeated="16"/>
          <table:table-cell table:number-columns-repeated="966"/>
        </table:table-row>
        <table:table-row table:style-name="ro1">
          <table:table-cell table:style-name="ce2" office:value-type="string" calcext:value-type="string">
            <text:p>6_nitroxyl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29.383833" calcext:value-type="float">
            <text:p>529.3838</text:p>
          </table:table-cell>
          <table:table-cell table:style-name="ce16" office:value-type="float" office:value="0.046794" calcext:value-type="float">
            <text:p>0.0468</text:p>
          </table:table-cell>
          <table:table-cell table:style-name="ce16" office:value-type="float" office:value="0.2335" calcext:value-type="float">
            <text:p>0.2335</text:p>
          </table:table-cell>
          <table:table-cell table:style-name="ce16" office:value-type="float" office:value="0.614608" calcext:value-type="float">
            <text:p>0.6146</text:p>
          </table:table-cell>
          <table:table-cell table:style-name="ce16" office:value-type="float" office:value="0.122034" calcext:value-type="float">
            <text:p>0.1220</text:p>
          </table:table-cell>
          <table:table-cell table:style-name="ce16" office:value-type="float" office:value="1.057472" calcext:value-type="float">
            <text:p>1.0575</text:p>
          </table:table-cell>
          <table:table-cell table:style-name="ce16" office:value-type="float" office:value="1.777524" calcext:value-type="float">
            <text:p>1.7775</text:p>
          </table:table-cell>
          <table:table-cell table:style-name="ce16" office:value-type="float" office:value="0.182484" calcext:value-type="float">
            <text:p>0.1825</text:p>
          </table:table-cell>
          <table:table-cell table:style-name="ce16" office:value-type="float" office:value="0.787597" calcext:value-type="float">
            <text:p>0.7876</text:p>
          </table:table-cell>
          <table:table-cell table:style-name="ce16" office:value-type="float" office:value="0.915658" calcext:value-type="float">
            <text:p>0.9157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8_nitrous_oxide</text:p>
          </table:table-cell>
          <table:table-cell table:style-name="ce38" office:value-type="string" calcext:value-type="string">
            <text:p>B1 / B2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3.896964" calcext:value-type="float">
            <text:p>533.8970</text:p>
          </table:table-cell>
          <table:table-cell table:style-name="ce16" office:value-type="float" office:value="0.021399" calcext:value-type="float">
            <text:p>0.0214</text:p>
          </table:table-cell>
          <table:table-cell table:style-name="ce16" office:value-type="float" office:value="0.2376" calcext:value-type="float">
            <text:p>0.2376</text:p>
          </table:table-cell>
          <table:table-cell table:style-name="ce16" office:value-type="float" office:value="1.352252" calcext:value-type="float">
            <text:p>1.3523</text:p>
          </table:table-cell>
          <table:table-cell table:style-name="ce16" office:value-type="float" office:value="0.122049" calcext:value-type="float">
            <text:p>0.1220</text:p>
          </table:table-cell>
          <table:table-cell table:style-name="ce16" office:value-type="float" office:value="1.342731" calcext:value-type="float">
            <text:p>1.3427</text:p>
          </table:table-cell>
          <table:table-cell table:style-name="ce16" office:value-type="float" office:value="1.899665" calcext:value-type="float">
            <text:p>1.8997</text:p>
          </table:table-cell>
          <table:table-cell table:style-name="ce16" office:value-type="float" office:value="0.512159" calcext:value-type="float">
            <text:p>0.5122</text:p>
          </table:table-cell>
          <table:table-cell table:style-name="ce16" office:value-type="float" office:value="0.944213" calcext:value-type="float">
            <text:p>0.9442</text:p>
          </table:table-cell>
          <table:table-cell table:style-name="ce16" office:value-type="float" office:value="1.254329" calcext:value-type="float">
            <text:p>1.2543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0_ozone</text:p>
          </table:table-cell>
          <table:table-cell table:style-name="ce2" office:value-type="string" calcext:value-type="string">
            <text:p>B2</text:p>
          </table:table-cell>
          <table:table-cell table:style-name="ce63" office:value-type="string" calcext:value-type="string">
            <text:p>2-3</text:p>
          </table:table-cell>
          <table:table-cell table:style-name="ce51" office:value-type="float" office:value="528.77848" calcext:value-type="float">
            <text:p>528.7785</text:p>
          </table:table-cell>
          <table:table-cell table:style-name="ce16" office:value-type="float" office:value="0.066016" calcext:value-type="float">
            <text:p>0.0660</text:p>
          </table:table-cell>
          <table:table-cell table:style-name="ce16" office:value-type="float" office:value="0.2769" calcext:value-type="float">
            <text:p>0.2769</text:p>
          </table:table-cell>
          <table:table-cell table:style-name="ce16" office:value-type="float" office:value="0.183641" calcext:value-type="float">
            <text:p>0.1836</text:p>
          </table:table-cell>
          <table:table-cell table:style-name="ce104" office:value-type="float" office:value="1.095805" calcext:value-type="float">
            <text:p>1.0958</text:p>
          </table:table-cell>
          <table:table-cell table:style-name="ce16" office:value-type="float" office:value="1.242249" calcext:value-type="float">
            <text:p>1.2422</text:p>
          </table:table-cell>
          <table:table-cell table:style-name="ce16" office:value-type="float" office:value="1.719146" calcext:value-type="float">
            <text:p>1.7191</text:p>
          </table:table-cell>
          <table:table-cell table:style-name="ce16" office:value-type="float" office:value="0.047997" calcext:value-type="float">
            <text:p>0.0480</text:p>
          </table:table-cell>
          <table:table-cell table:style-name="ce16" office:value-type="float" office:value="1.207023" calcext:value-type="float">
            <text:p>1.2070</text:p>
          </table:table-cell>
          <table:table-cell table:style-name="ce16" office:value-type="float" office:value="1.194707" calcext:value-type="float">
            <text:p>1.1947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B2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3.791944" calcext:value-type="float">
            <text:p>533.7919</text:p>
          </table:table-cell>
          <table:table-cell table:style-name="ce16" office:value-type="float" office:value="0.042619" calcext:value-type="float">
            <text:p>0.0426</text:p>
          </table:table-cell>
          <table:table-cell table:style-name="ce16" office:value-type="float" office:value="0.2359" calcext:value-type="float">
            <text:p>0.2359</text:p>
          </table:table-cell>
          <table:table-cell table:style-name="ce16" office:value-type="float" office:value="0.385632" calcext:value-type="float">
            <text:p>0.3856</text:p>
          </table:table-cell>
          <table:table-cell table:style-name="ce16" office:value-type="float" office:value="0.121986" calcext:value-type="float">
            <text:p>0.1220</text:p>
          </table:table-cell>
          <table:table-cell table:style-name="ce16" office:value-type="float" office:value="1.168827" calcext:value-type="float">
            <text:p>1.1688</text:p>
          </table:table-cell>
          <table:table-cell table:style-name="ce16" office:value-type="float" office:value="1.800016" calcext:value-type="float">
            <text:p>1.8000</text:p>
          </table:table-cell>
          <table:table-cell table:style-name="ce16" office:value-type="float" office:value="0.095404" calcext:value-type="float">
            <text:p>0.0954</text:p>
          </table:table-cell>
          <table:table-cell table:style-name="ce16" office:value-type="float" office:value="0.832671" calcext:value-type="float">
            <text:p>0.8327</text:p>
          </table:table-cell>
          <table:table-cell table:style-name="ce16" office:value-type="float" office:value="0.960923" calcext:value-type="float">
            <text:p>0.9609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2_acetamide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0.995756" calcext:value-type="float">
            <text:p>530.9958</text:p>
          </table:table-cell>
          <table:table-cell table:style-name="ce16" office:value-type="float" office:value="0.027746" calcext:value-type="float">
            <text:p>0.0277</text:p>
          </table:table-cell>
          <table:table-cell table:style-name="ce16" office:value-type="float" office:value="0.2185" calcext:value-type="float">
            <text:p>0.2185</text:p>
          </table:table-cell>
          <table:table-cell table:style-name="ce16" office:value-type="float" office:value="0.985864" calcext:value-type="float">
            <text:p>0.9859</text:p>
          </table:table-cell>
          <table:table-cell table:style-name="ce16" office:value-type="float" office:value="0.122068" calcext:value-type="float">
            <text:p>0.1221</text:p>
          </table:table-cell>
          <table:table-cell table:style-name="ce16" office:value-type="float" office:value="1.404353" calcext:value-type="float">
            <text:p>1.4044</text:p>
          </table:table-cell>
          <table:table-cell table:style-name="ce16" office:value-type="float" office:value="1.90263" calcext:value-type="float">
            <text:p>1.9026</text:p>
          </table:table-cell>
          <table:table-cell table:style-name="ce16" office:value-type="float" office:value="0.385825" calcext:value-type="float">
            <text:p>0.3858</text:p>
          </table:table-cell>
          <table:table-cell table:style-name="ce16" office:value-type="float" office:value="0.935064" calcext:value-type="float">
            <text:p>0.9351</text:p>
          </table:table-cell>
          <table:table-cell table:style-name="ce16" office:value-type="float" office:value="1.26762" calcext:value-type="float">
            <text:p>1.2676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3_acetic_acid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30.956743" calcext:value-type="float">
            <text:p>530.9567</text:p>
          </table:table-cell>
          <table:table-cell table:style-name="ce16" office:value-type="float" office:value="0.033881" calcext:value-type="float">
            <text:p>0.0339</text:p>
          </table:table-cell>
          <table:table-cell table:style-name="ce16" office:value-type="float" office:value="0.2156" calcext:value-type="float">
            <text:p>0.2156</text:p>
          </table:table-cell>
          <table:table-cell table:style-name="ce16" office:value-type="float" office:value="0.931761" calcext:value-type="float">
            <text:p>0.9318</text:p>
          </table:table-cell>
          <table:table-cell table:style-name="ce16" office:value-type="float" office:value="0.122069" calcext:value-type="float">
            <text:p>0.1221</text:p>
          </table:table-cell>
          <table:table-cell table:style-name="ce16" office:value-type="float" office:value="1.311472" calcext:value-type="float">
            <text:p>1.3115</text:p>
          </table:table-cell>
          <table:table-cell table:style-name="ce16" office:value-type="float" office:value="1.876243" calcext:value-type="float">
            <text:p>1.8762</text:p>
          </table:table-cell>
          <table:table-cell table:style-name="ce16" office:value-type="float" office:value="0.366476" calcext:value-type="float">
            <text:p>0.3665</text:p>
          </table:table-cell>
          <table:table-cell table:style-name="ce16" office:value-type="float" office:value="0.905021" calcext:value-type="float">
            <text:p>0.9050</text:p>
          </table:table-cell>
          <table:table-cell table:style-name="ce16" office:value-type="float" office:value="1.198954" calcext:value-type="float">
            <text:p>1.1990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4_nitromethane</text:p>
          </table:table-cell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0.284713" calcext:value-type="float">
            <text:p>530.2847</text:p>
          </table:table-cell>
          <table:table-cell table:style-name="ce16" office:value-type="float" office:value="0.029924" calcext:value-type="float">
            <text:p>0.0299</text:p>
          </table:table-cell>
          <table:table-cell table:style-name="ce16" office:value-type="float" office:value="0.2349" calcext:value-type="float">
            <text:p>0.2349</text:p>
          </table:table-cell>
          <table:table-cell table:style-name="ce16" office:value-type="float" office:value="1.002244" calcext:value-type="float">
            <text:p>1.0022</text:p>
          </table:table-cell>
          <table:table-cell table:style-name="ce16" office:value-type="float" office:value="0.122656" calcext:value-type="float">
            <text:p>0.1227</text:p>
          </table:table-cell>
          <table:table-cell table:style-name="ce16" office:value-type="float" office:value="1.29736" calcext:value-type="float">
            <text:p>1.2974</text:p>
          </table:table-cell>
          <table:table-cell table:style-name="ce16" office:value-type="float" office:value="1.887956" calcext:value-type="float">
            <text:p>1.8880</text:p>
          </table:table-cell>
          <table:table-cell table:style-name="ce16" office:value-type="float" office:value="0.357815" calcext:value-type="float">
            <text:p>0.3578</text:p>
          </table:table-cell>
          <table:table-cell table:style-name="ce16" office:value-type="float" office:value="0.926466" calcext:value-type="float">
            <text:p>0.9265</text:p>
          </table:table-cell>
          <table:table-cell table:style-name="ce16" office:value-type="float" office:value="1.18253" calcext:value-type="float">
            <text:p>1.1825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 (not sym – could be)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30.271047" calcext:value-type="float">
            <text:p>530.2710</text:p>
          </table:table-cell>
          <table:table-cell table:style-name="ce16" office:value-type="float" office:value="0.029162" calcext:value-type="float">
            <text:p>0.0292</text:p>
          </table:table-cell>
          <table:table-cell table:style-name="ce16" office:value-type="float" office:value="0.2353" calcext:value-type="float">
            <text:p>0.2353</text:p>
          </table:table-cell>
          <table:table-cell table:style-name="ce16" office:value-type="float" office:value="0.993849" calcext:value-type="float">
            <text:p>0.9938</text:p>
          </table:table-cell>
          <table:table-cell table:style-name="ce16" office:value-type="float" office:value="0.122659" calcext:value-type="float">
            <text:p>0.1227</text:p>
          </table:table-cell>
          <table:table-cell table:style-name="ce16" office:value-type="float" office:value="1.295362" calcext:value-type="float">
            <text:p>1.2954</text:p>
          </table:table-cell>
          <table:table-cell table:style-name="ce16" office:value-type="float" office:value="1.894158" calcext:value-type="float">
            <text:p>1.8942</text:p>
          </table:table-cell>
          <table:table-cell table:style-name="ce16" office:value-type="float" office:value="0.351237" calcext:value-type="float">
            <text:p>0.3512</text:p>
          </table:table-cell>
          <table:table-cell table:style-name="ce16" office:value-type="float" office:value="0.929288" calcext:value-type="float">
            <text:p>0.9293</text:p>
          </table:table-cell>
          <table:table-cell table:style-name="ce16" office:value-type="float" office:value="1.180056" calcext:value-type="float">
            <text:p>1.1801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16_carbonyl_fluoride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531.967452" calcext:value-type="float">
            <text:p>531.9675</text:p>
          </table:table-cell>
          <table:table-cell table:style-name="ce16" office:value-type="float" office:value="0.035153" calcext:value-type="float">
            <text:p>0.0352</text:p>
          </table:table-cell>
          <table:table-cell table:style-name="ce16" office:value-type="float" office:value="0.2119" calcext:value-type="float">
            <text:p>0.2119</text:p>
          </table:table-cell>
          <table:table-cell table:style-name="ce16" office:value-type="float" office:value="0.82151" calcext:value-type="float">
            <text:p>0.8215</text:p>
          </table:table-cell>
          <table:table-cell table:style-name="ce16" office:value-type="float" office:value="0.122069" calcext:value-type="float">
            <text:p>0.1221</text:p>
          </table:table-cell>
          <table:table-cell table:style-name="ce16" office:value-type="float" office:value="1.133265" calcext:value-type="float">
            <text:p>1.1333</text:p>
          </table:table-cell>
          <table:table-cell table:style-name="ce16" office:value-type="float" office:value="1.866134" calcext:value-type="float">
            <text:p>1.8661</text:p>
          </table:table-cell>
          <table:table-cell table:style-name="ce16" office:value-type="float" office:value="0.313474" calcext:value-type="float">
            <text:p>0.3135</text:p>
          </table:table-cell>
          <table:table-cell table:style-name="ce16" office:value-type="float" office:value="0.851433" calcext:value-type="float">
            <text:p>0.8514</text:p>
          </table:table-cell>
          <table:table-cell table:style-name="ce16" office:value-type="float" office:value="1.053293" calcext:value-type="float">
            <text:p>1.0533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1_glyoxilic</text:p>
          </table:table-cell>
          <table:table-cell table:style-name="ce2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29.712971" calcext:value-type="float">
            <text:p>529.7130</text:p>
          </table:table-cell>
          <table:table-cell table:style-name="ce16" office:value-type="float" office:value="0.038167" calcext:value-type="float">
            <text:p>0.0382</text:p>
          </table:table-cell>
          <table:table-cell table:style-name="ce16" office:value-type="float" office:value="0.2223" calcext:value-type="float">
            <text:p>0.2223</text:p>
          </table:table-cell>
          <table:table-cell table:style-name="ce16" office:value-type="float" office:value="0.905767" calcext:value-type="float">
            <text:p>0.9058</text:p>
          </table:table-cell>
          <table:table-cell table:style-name="ce16" office:value-type="float" office:value="0.12208" calcext:value-type="float">
            <text:p>0.1221</text:p>
          </table:table-cell>
          <table:table-cell table:style-name="ce16" office:value-type="float" office:value="1.332486" calcext:value-type="float">
            <text:p>1.3325</text:p>
          </table:table-cell>
          <table:table-cell table:style-name="ce16" office:value-type="float" office:value="1.860009" calcext:value-type="float">
            <text:p>1.8600</text:p>
          </table:table-cell>
          <table:table-cell table:style-name="ce16" office:value-type="float" office:value="0.343149" calcext:value-type="float">
            <text:p>0.3431</text:p>
          </table:table-cell>
          <table:table-cell table:style-name="ce16" office:value-type="float" office:value="0.939549" calcext:value-type="float">
            <text:p>0.9395</text:p>
          </table:table-cell>
          <table:table-cell table:style-name="ce16" office:value-type="float" office:value="1.218872" calcext:value-type="float">
            <text:p>1.2189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’’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530.059193" calcext:value-type="float">
            <text:p>530.0592</text:p>
          </table:table-cell>
          <table:table-cell table:style-name="ce16" office:value-type="float" office:value="0.030288" calcext:value-type="float">
            <text:p>0.0303</text:p>
          </table:table-cell>
          <table:table-cell table:style-name="ce16" office:value-type="float" office:value="0.2242" calcext:value-type="float">
            <text:p>0.2242</text:p>
          </table:table-cell>
          <table:table-cell table:style-name="ce16" office:value-type="float" office:value="1.214394" calcext:value-type="float">
            <text:p>1.2144</text:p>
          </table:table-cell>
          <table:table-cell table:style-name="ce16" office:value-type="float" office:value="0.122086" calcext:value-type="float">
            <text:p>0.1221</text:p>
          </table:table-cell>
          <table:table-cell table:style-name="ce16" office:value-type="float" office:value="1.503703" calcext:value-type="float">
            <text:p>1.5037</text:p>
          </table:table-cell>
          <table:table-cell table:style-name="ce16" office:value-type="float" office:value="1.921006" calcext:value-type="float">
            <text:p>1.9210</text:p>
          </table:table-cell>
          <table:table-cell table:style-name="ce16" office:value-type="float" office:value="0.491782" calcext:value-type="float">
            <text:p>0.4918</text:p>
          </table:table-cell>
          <table:table-cell table:style-name="ce16" office:value-type="float" office:value="1.026367" calcext:value-type="float">
            <text:p>1.0264</text:p>
          </table:table-cell>
          <table:table-cell table:style-name="ce16" office:value-type="float" office:value="1.395671" calcext:value-type="float">
            <text:p>1.3957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2_methyl_acetate</text:p>
          </table:table-cell>
          <table:table-cell table:style-name="ce38" office:value-type="string" calcext:value-type="string">
            <text:p>A’’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31.135089" calcext:value-type="float">
            <text:p>531.1351</text:p>
          </table:table-cell>
          <table:table-cell table:style-name="ce16" office:value-type="float" office:value="0.03297" calcext:value-type="float">
            <text:p>0.0330</text:p>
          </table:table-cell>
          <table:table-cell table:style-name="ce16" office:value-type="float" office:value="0.2156" calcext:value-type="float">
            <text:p>0.2156</text:p>
          </table:table-cell>
          <table:table-cell table:style-name="ce16" office:value-type="float" office:value="0.93786" calcext:value-type="float">
            <text:p>0.9379</text:p>
          </table:table-cell>
          <table:table-cell table:style-name="ce16" office:value-type="float" office:value="0.122069" calcext:value-type="float">
            <text:p>0.1221</text:p>
          </table:table-cell>
          <table:table-cell table:style-name="ce16" office:value-type="float" office:value="1.320766" calcext:value-type="float">
            <text:p>1.3208</text:p>
          </table:table-cell>
          <table:table-cell table:style-name="ce16" office:value-type="float" office:value="1.902877" calcext:value-type="float">
            <text:p>1.9029</text:p>
          </table:table-cell>
          <table:table-cell table:style-name="ce16" office:value-type="float" office:value="0.357308" calcext:value-type="float">
            <text:p>0.3573</text:p>
          </table:table-cell>
          <table:table-cell table:style-name="ce16" office:value-type="float" office:value="0.951113" calcext:value-type="float">
            <text:p>0.9511</text:p>
          </table:table-cell>
          <table:table-cell table:style-name="ce16" office:value-type="float" office:value="1.231735" calcext:value-type="float">
            <text:p>1.2317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3_dmso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31.666932" calcext:value-type="float">
            <text:p>531.6669</text:p>
          </table:table-cell>
          <table:table-cell table:style-name="ce16" office:value-type="float" office:value="0.019247" calcext:value-type="float">
            <text:p>0.0192</text:p>
          </table:table-cell>
          <table:table-cell table:style-name="ce16" office:value-type="float" office:value="0.2242" calcext:value-type="float">
            <text:p>0.2242</text:p>
          </table:table-cell>
          <table:table-cell table:style-name="ce16" office:value-type="float" office:value="1.226448" calcext:value-type="float">
            <text:p>1.2264</text:p>
          </table:table-cell>
          <table:table-cell table:style-name="ce16" office:value-type="float" office:value="0.122052" calcext:value-type="float">
            <text:p>0.1221</text:p>
          </table:table-cell>
          <table:table-cell table:style-name="ce16" office:value-type="float" office:value="1.83315" calcext:value-type="float">
            <text:p>1.8332</text:p>
          </table:table-cell>
          <table:table-cell table:style-name="ce16" office:value-type="float" office:value="1.936929" calcext:value-type="float">
            <text:p>1.9369</text:p>
          </table:table-cell>
          <table:table-cell table:style-name="ce16" office:value-type="float" office:value="0.444998" calcext:value-type="float">
            <text:p>0.4450</text:p>
          </table:table-cell>
          <table:table-cell table:style-name="ce16" office:value-type="float" office:value="1.080704" calcext:value-type="float">
            <text:p>1.0807</text:p>
          </table:table-cell>
          <table:table-cell table:style-name="ce16" office:value-type="float" office:value="1.559033" calcext:value-type="float">
            <text:p>1.5590</text:p>
          </table:table-cell>
          <table:table-cell table:style-name="ce51"/>
          <table:table-cell table:style-name="ce70" table:number-columns-repeated="6"/>
          <table:table-cell table:style-name="ce73" table:number-columns-repeated="2"/>
          <table:table-cell table:style-name="ce70" table:number-columns-repeated="10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29_dimethylcarb</text:p>
          </table:table-cell>
          <table:table-cell table:style-name="ce2" office:value-type="string" calcext:value-type="string">
            <text:p>B2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532.170235" calcext:value-type="float">
            <text:p>532.1702</text:p>
          </table:table-cell>
          <table:table-cell table:style-name="ce16" office:value-type="float" office:value="0.031147" calcext:value-type="float">
            <text:p>0.0311</text:p>
          </table:table-cell>
          <table:table-cell table:style-name="ce16" office:value-type="float" office:value="0.2134" calcext:value-type="float">
            <text:p>0.2134</text:p>
          </table:table-cell>
          <table:table-cell table:style-name="ce16" office:value-type="float" office:value="0.937381" calcext:value-type="float">
            <text:p>0.9374</text:p>
          </table:table-cell>
          <table:table-cell table:style-name="ce16" office:value-type="float" office:value="0.122073" calcext:value-type="float">
            <text:p>0.1221</text:p>
          </table:table-cell>
          <table:table-cell table:style-name="ce16" office:value-type="float" office:value="1.271639" calcext:value-type="float">
            <text:p>1.2716</text:p>
          </table:table-cell>
          <table:table-cell table:style-name="ce16" office:value-type="float" office:value="1.941965" calcext:value-type="float">
            <text:p>1.9420</text:p>
          </table:table-cell>
          <table:table-cell table:style-name="ce16" office:value-type="float" office:value="0.340863" calcext:value-type="float">
            <text:p>0.3409</text:p>
          </table:table-cell>
          <table:table-cell table:style-name="ce16" office:value-type="float" office:value="0.988086" calcext:value-type="float">
            <text:p>0.9881</text:p>
          </table:table-cell>
          <table:table-cell table:style-name="ce16" office:value-type="float" office:value="1.233595" calcext:value-type="float">
            <text:p>1.2336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2_benzoquinone</text:p>
          </table:table-cell>
          <table:table-cell table:style-name="ce64" office:value-type="string" calcext:value-type="string">
            <text:p>B1u</text:p>
          </table:table-cell>
          <table:table-cell table:style-name="ce109" office:value-type="string" calcext:value-type="string">
            <text:p>1B1u</text:p>
          </table:table-cell>
          <table:table-cell table:style-name="ce51" office:value-type="float" office:value="533.09822" calcext:value-type="float">
            <text:p>533.0982</text:p>
          </table:table-cell>
          <table:table-cell table:style-name="ce16" office:value-type="float" office:value="0.021547" calcext:value-type="float">
            <text:p>0.0215</text:p>
          </table:table-cell>
          <table:table-cell table:style-name="ce107" office:value-type="float" office:value="0.2843" calcext:value-type="float">
            <text:p>0.2843</text:p>
          </table:table-cell>
          <table:table-cell table:style-name="ce16" office:value-type="float" office:value="0" calcext:value-type="float">
            <text:p>0.0000</text:p>
          </table:table-cell>
          <table:table-cell table:style-name="ce104" office:value-type="float" office:value="2.658882" calcext:value-type="float">
            <text:p>2.6589</text:p>
          </table:table-cell>
          <table:table-cell table:style-name="ce16" office:value-type="float" office:value="2.210762" calcext:value-type="float">
            <text:p>2.2108</text:p>
          </table:table-cell>
          <table:table-cell table:style-name="ce16" office:value-type="float" office:value="1.850435" calcext:value-type="float">
            <text:p>1.8504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2.596776" calcext:value-type="float">
            <text:p>2.5968</text:p>
          </table:table-cell>
          <table:table-cell table:style-name="ce16" office:value-type="float" office:value="2.394519" calcext:value-type="float">
            <text:p>2.3945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3_cytos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1.089754" calcext:value-type="float">
            <text:p>531.0898</text:p>
          </table:table-cell>
          <table:table-cell table:style-name="ce16" office:value-type="float" office:value="0.026218" calcext:value-type="float">
            <text:p>0.0262</text:p>
          </table:table-cell>
          <table:table-cell table:style-name="ce16" office:value-type="float" office:value="0.2211" calcext:value-type="float">
            <text:p>0.2211</text:p>
          </table:table-cell>
          <table:table-cell table:style-name="ce16" office:value-type="float" office:value="1.368595" calcext:value-type="float">
            <text:p>1.3686</text:p>
          </table:table-cell>
          <table:table-cell table:style-name="ce16" office:value-type="float" office:value="0.12207" calcext:value-type="float">
            <text:p>0.1221</text:p>
          </table:table-cell>
          <table:table-cell table:style-name="ce16" office:value-type="float" office:value="1.735257" calcext:value-type="float">
            <text:p>1.7353</text:p>
          </table:table-cell>
          <table:table-cell table:style-name="ce16" office:value-type="float" office:value="1.953205" calcext:value-type="float">
            <text:p>1.9532</text:p>
          </table:table-cell>
          <table:table-cell table:style-name="ce16" office:value-type="float" office:value="0.57265" calcext:value-type="float">
            <text:p>0.5727</text:p>
          </table:table-cell>
          <table:table-cell table:style-name="ce16" office:value-type="float" office:value="1.138636" calcext:value-type="float">
            <text:p>1.1386</text:p>
          </table:table-cell>
          <table:table-cell table:style-name="ce16" office:value-type="float" office:value="1.631531" calcext:value-type="float">
            <text:p>1.6315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4_uracil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530.527152" calcext:value-type="float">
            <text:p>530.5272</text:p>
          </table:table-cell>
          <table:table-cell table:style-name="ce16" office:value-type="float" office:value="0.027718" calcext:value-type="float">
            <text:p>0.0277</text:p>
          </table:table-cell>
          <table:table-cell table:style-name="ce16" office:value-type="float" office:value="0.224" calcext:value-type="float">
            <text:p>0.2240</text:p>
          </table:table-cell>
          <table:table-cell table:style-name="ce16" office:value-type="float" office:value="1.37488" calcext:value-type="float">
            <text:p>1.3749</text:p>
          </table:table-cell>
          <table:table-cell table:style-name="ce16" office:value-type="float" office:value="0.122066" calcext:value-type="float">
            <text:p>0.1221</text:p>
          </table:table-cell>
          <table:table-cell table:style-name="ce16" office:value-type="float" office:value="1.689766" calcext:value-type="float">
            <text:p>1.6898</text:p>
          </table:table-cell>
          <table:table-cell table:style-name="ce16" office:value-type="float" office:value="1.949581" calcext:value-type="float">
            <text:p>1.9496</text:p>
          </table:table-cell>
          <table:table-cell table:style-name="ce16" office:value-type="float" office:value="0.563622" calcext:value-type="float">
            <text:p>0.5636</text:p>
          </table:table-cell>
          <table:table-cell table:style-name="ce16" office:value-type="float" office:value="1.146711" calcext:value-type="float">
            <text:p>1.1467</text:p>
          </table:table-cell>
          <table:table-cell table:style-name="ce16" office:value-type="float" office:value="1.594313" calcext:value-type="float">
            <text:p>1.5943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1.50126" calcext:value-type="float">
            <text:p>531.5013</text:p>
          </table:table-cell>
          <table:table-cell table:style-name="ce16" office:value-type="float" office:value="0.026476" calcext:value-type="float">
            <text:p>0.0265</text:p>
          </table:table-cell>
          <table:table-cell table:style-name="ce16" office:value-type="float" office:value="0.2189" calcext:value-type="float">
            <text:p>0.2189</text:p>
          </table:table-cell>
          <table:table-cell table:style-name="ce16" office:value-type="float" office:value="1.233894" calcext:value-type="float">
            <text:p>1.2339</text:p>
          </table:table-cell>
          <table:table-cell table:style-name="ce16" office:value-type="float" office:value="0.12207" calcext:value-type="float">
            <text:p>0.1221</text:p>
          </table:table-cell>
          <table:table-cell table:style-name="ce16" office:value-type="float" office:value="1.591639" calcext:value-type="float">
            <text:p>1.5916</text:p>
          </table:table-cell>
          <table:table-cell table:style-name="ce16" office:value-type="float" office:value="1.932335" calcext:value-type="float">
            <text:p>1.9323</text:p>
          </table:table-cell>
          <table:table-cell table:style-name="ce16" office:value-type="float" office:value="0.512908" calcext:value-type="float">
            <text:p>0.5129</text:p>
          </table:table-cell>
          <table:table-cell table:style-name="ce16" office:value-type="float" office:value="1.065904" calcext:value-type="float">
            <text:p>1.0659</text:p>
          </table:table-cell>
          <table:table-cell table:style-name="ce16" office:value-type="float" office:value="1.502662" calcext:value-type="float">
            <text:p>1.5027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5_cyclohexadio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string" calcext:value-type="string">
            <text:p>1-2</text:p>
          </table:table-cell>
          <table:table-cell table:style-name="ce51" office:value-type="float" office:value="530.094182" calcext:value-type="float">
            <text:p>530.0942</text:p>
          </table:table-cell>
          <table:table-cell table:style-name="ce16" office:value-type="float" office:value="0.067025" calcext:value-type="float">
            <text:p>0.0670</text:p>
          </table:table-cell>
          <table:table-cell table:style-name="ce16" office:value-type="float" office:value="0.2193" calcext:value-type="float">
            <text:p>0.2193</text:p>
          </table:table-cell>
          <table:table-cell table:style-name="ce16" office:value-type="float" office:value="0" calcext:value-type="float">
            <text:p>0.0000</text:p>
          </table:table-cell>
          <table:table-cell table:style-name="ce104" office:value-type="float" office:value="2.700824" calcext:value-type="float">
            <text:p>2.7008</text:p>
          </table:table-cell>
          <table:table-cell table:style-name="ce16" office:value-type="float" office:value="2.257297" calcext:value-type="float">
            <text:p>2.2573</text:p>
          </table:table-cell>
          <table:table-cell table:style-name="ce16" office:value-type="float" office:value="1.867343" calcext:value-type="float">
            <text:p>1.8673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2.652286" calcext:value-type="float">
            <text:p>2.6523</text:p>
          </table:table-cell>
          <table:table-cell table:style-name="ce16" office:value-type="float" office:value="2.472374" calcext:value-type="float">
            <text:p>2.4724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37_thym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530.533217" calcext:value-type="float">
            <text:p>530.533217</text:p>
          </table:table-cell>
          <table:table-cell table:style-name="ce15" office:value-type="float" office:value="0.027716" calcext:value-type="float">
            <text:p>0.0277</text:p>
          </table:table-cell>
          <table:table-cell table:style-name="ce16" office:value-type="float" office:value="0.2238" calcext:value-type="float">
            <text:p>0.2238</text:p>
          </table:table-cell>
          <table:table-cell table:style-name="ce16" office:value-type="float" office:value="1.358437" calcext:value-type="float">
            <text:p>1.3584</text:p>
          </table:table-cell>
          <table:table-cell table:style-name="ce16" office:value-type="float" office:value="0.122066" calcext:value-type="float">
            <text:p>0.1221</text:p>
          </table:table-cell>
          <table:table-cell table:style-name="ce16" office:value-type="float" office:value="1.682569" calcext:value-type="float">
            <text:p>1.6826</text:p>
          </table:table-cell>
          <table:table-cell table:style-name="ce16" office:value-type="float" office:value="1.964401" calcext:value-type="float">
            <text:p>1.9644</text:p>
          </table:table-cell>
          <table:table-cell table:style-name="ce16" office:value-type="float" office:value="0.544124" calcext:value-type="float">
            <text:p>0.5441</text:p>
          </table:table-cell>
          <table:table-cell table:style-name="ce16" office:value-type="float" office:value="1.173344" calcext:value-type="float">
            <text:p>1.1733</text:p>
          </table:table-cell>
          <table:table-cell table:style-name="ce16" office:value-type="float" office:value="1.60128" calcext:value-type="float">
            <text:p>1.6013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531.558561" calcext:value-type="float">
            <text:p>531.558561</text:p>
          </table:table-cell>
          <table:table-cell table:style-name="ce15" office:value-type="float" office:value="0.02626" calcext:value-type="float">
            <text:p>0.0263</text:p>
          </table:table-cell>
          <table:table-cell table:style-name="ce16" office:value-type="float" office:value="0.2189" calcext:value-type="float">
            <text:p>0.2189</text:p>
          </table:table-cell>
          <table:table-cell table:style-name="ce16" office:value-type="float" office:value="1.219835" calcext:value-type="float">
            <text:p>1.2198</text:p>
          </table:table-cell>
          <table:table-cell table:style-name="ce16" office:value-type="float" office:value="0.12207" calcext:value-type="float">
            <text:p>0.1221</text:p>
          </table:table-cell>
          <table:table-cell table:style-name="ce16" office:value-type="float" office:value="1.581796" calcext:value-type="float">
            <text:p>1.5818</text:p>
          </table:table-cell>
          <table:table-cell table:style-name="ce16" office:value-type="float" office:value="1.939588" calcext:value-type="float">
            <text:p>1.9396</text:p>
          </table:table-cell>
          <table:table-cell table:style-name="ce16" office:value-type="float" office:value="0.511256" calcext:value-type="float">
            <text:p>0.5113</text:p>
          </table:table-cell>
          <table:table-cell table:style-name="ce16" office:value-type="float" office:value="1.111251" calcext:value-type="float">
            <text:p>1.1113</text:p>
          </table:table-cell>
          <table:table-cell table:style-name="ce16" office:value-type="float" office:value="1.539216" calcext:value-type="float">
            <text:p>1.5392</text:p>
          </table:table-cell>
          <table:table-cell table:style-name="ce51"/>
          <table:table-cell table:style-name="ce73" table:number-columns-repeated="27"/>
          <table:table-cell table:style-name="ce70" table:number-columns-repeated="3"/>
          <table:table-cell table:style-name="ce73" table:number-columns-repeated="14"/>
          <table:table-cell table:number-columns-repeated="966"/>
        </table:table-row>
        <table:table-row table:style-name="ro1">
          <table:table-cell table:style-name="ce2" office:value-type="string" calcext:value-type="string">
            <text:p>40_guanine</text:p>
          </table:table-cell>
          <table:table-cell table:style-name="ce2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530.873972" calcext:value-type="float">
            <text:p>530.8740</text:p>
          </table:table-cell>
          <table:table-cell table:style-name="ce51" office:value-type="float" office:value="0.027572" calcext:value-type="float">
            <text:p>0.0276</text:p>
          </table:table-cell>
          <table:table-cell table:style-name="ce70" office:value-type="float" office:value="0.2222" calcext:value-type="float">
            <text:p>0.2222</text:p>
          </table:table-cell>
          <table:table-cell table:style-name="ce51" office:value-type="float" office:value="1.304001" calcext:value-type="float">
            <text:p>1.3040</text:p>
          </table:table-cell>
          <table:table-cell office:value-type="float" office:value="0.122067" calcext:value-type="float">
            <text:p>0.122067</text:p>
          </table:table-cell>
          <table:table-cell table:style-name="ce51" office:value-type="float" office:value="1.74117" calcext:value-type="float">
            <text:p>1.7412</text:p>
          </table:table-cell>
          <table:table-cell table:style-name="ce51" office:value-type="float" office:value="1.955122" calcext:value-type="float">
            <text:p>1.9551</text:p>
          </table:table-cell>
          <table:table-cell table:style-name="ce51" office:value-type="float" office:value="0.534701" calcext:value-type="float">
            <text:p>0.5347</text:p>
          </table:table-cell>
          <table:table-cell table:style-name="ce51" office:value-type="float" office:value="1.189776" calcext:value-type="float">
            <text:p>1.1898</text:p>
          </table:table-cell>
          <table:table-cell table:style-name="ce51" office:value-type="float" office:value="1.659753" calcext:value-type="float">
            <text:p>1.6598</text:p>
          </table:table-cell>
          <table:table-cell table:style-name="ce51"/>
          <table:table-cell table:style-name="ce70" table:number-columns-repeated="18"/>
          <table:table-cell table:style-name="ce73" table:number-columns-repeated="6"/>
          <table:table-cell table:style-name="ce70" table:number-columns-repeated="6"/>
          <table:table-cell table:style-name="ce73" table:number-columns-repeated="14"/>
          <table:table-cell table:number-columns-repeated="966"/>
        </table:table-row>
        <table:table-row table:style-name="ro3">
          <table:table-cell table:number-columns-repeated="2"/>
          <table:table-cell table:style-name="ce65"/>
          <table:table-cell table:style-name="ce70" table:number-columns-repeated="2"/>
          <table:table-cell/>
          <table:table-cell table:style-name="ce51"/>
          <table:table-cell/>
          <table:table-cell table:style-name="ce51" table:number-columns-repeated="6"/>
          <table:table-cell table:style-name="ce70" table:number-columns-repeated="30"/>
          <table:table-cell table:style-name="ce73" table:number-columns-repeated="14"/>
          <table:table-cell table:number-columns-repeated="966"/>
        </table:table-row>
        <table:table-row table:style-name="ro3">
          <table:table-cell table:number-columns-repeated="2"/>
          <table:table-cell table:style-name="ce65"/>
          <table:table-cell table:style-name="ce70" table:number-columns-repeated="3"/>
          <table:table-cell table:style-name="ce51" table:number-columns-repeated="8"/>
          <table:table-cell table:style-name="ce70" table:number-columns-repeated="30"/>
          <table:table-cell table:style-name="ce73" table:number-columns-repeated="14"/>
          <table:table-cell table:number-columns-repeated="966"/>
        </table:table-row>
        <table:table-row table:style-name="ro3">
          <table:table-cell table:number-columns-repeated="6"/>
          <table:table-cell table:style-name="ce51" table:number-columns-repeated="8"/>
          <table:table-cell table:style-name="ce73" table:number-columns-repeated="44"/>
          <table:table-cell table:number-columns-repeated="966"/>
        </table:table-row>
        <table:table-row table:style-name="ro3" table:number-rows-repeated="4">
          <table:table-cell table:number-columns-repeated="3"/>
          <table:table-cell table:style-name="ce70" table:number-columns-repeated="3"/>
          <table:table-cell table:style-name="ce60" table:number-columns-repeated="2"/>
          <table:table-cell table:style-name="ce51" table:number-columns-repeated="6"/>
          <table:table-cell table:style-name="ce70" table:number-columns-repeated="30"/>
          <table:table-cell table:style-name="ce73" table:number-columns-repeated="14"/>
          <table:table-cell table:number-columns-repeated="966"/>
        </table:table-row>
        <table:table-row table:style-name="ro3" table:number-rows-repeated="30">
          <table:table-cell table:number-columns-repeated="3"/>
          <table:table-cell table:style-name="ce70" table:number-columns-repeated="3"/>
          <table:table-cell table:style-name="ce60" table:number-columns-repeated="8"/>
          <table:table-cell table:style-name="ce70" table:number-columns-repeated="30"/>
          <table:table-cell table:style-name="ce73" table:number-columns-repeated="14"/>
          <table:table-cell table:number-columns-repeated="966"/>
        </table:table-row>
        <table:table-row table:style-name="ro3" table:number-rows-repeated="90">
          <table:table-cell table:number-columns-repeated="2"/>
          <table:table-cell table:style-name="ce70" table:number-columns-repeated="4"/>
          <table:table-cell table:style-name="ce60" table:number-columns-repeated="8"/>
          <table:table-cell table:style-name="ce70" table:number-columns-repeated="30"/>
          <table:table-cell table:style-name="ce73" table:number-columns-repeated="14"/>
          <table:table-cell table:number-columns-repeated="966"/>
        </table:table-row>
        <table:table-row table:style-name="ro3" table:number-rows-repeated="24">
          <table:table-cell table:number-columns-repeated="6"/>
          <table:table-cell table:style-name="ce60" table:number-columns-repeated="8"/>
          <table:table-cell table:style-name="ce73" table:number-columns-repeated="44"/>
          <table:table-cell table:number-columns-repeated="966"/>
        </table:table-row>
        <table:table-row table:style-name="ro3" table:number-rows-repeated="113">
          <table:table-cell table:number-columns-repeated="6"/>
          <table:table-cell table:style-name="ce73" table:number-columns-repeated="52"/>
          <table:table-cell table:number-columns-repeated="966"/>
        </table:table-row>
        <table:table-row table:style-name="ro4" table:number-rows-repeated="10481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 Narrow" svg:font-family="'Liberation Sans Narrow'"/>
    <style:font-face style:name="Liberation Sans12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2'"/>
    <style:font-face style:name="Arial1" svg:font-family="Arial" style:font-family-generic="swiss"/>
    <style:font-face style:name="Liberation Sans112" svg:font-family="'Liberation Sans11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1'" fo:font-size="11pt" style:font-name-asian="Liberation Sans11" style:font-family-asian="'Liberation Sans11'" style:font-size-asian="11pt" style:font-name-complex="Liberation Sans11" style:font-family-complex="'Liberation Sans1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0:19:09.200279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dc:creator>Thomas Fransson</dc:creator>
    <meta:creation-date>2018-04-04T16:23:22Z</meta:creation-date>
    <dc:date>2020-01-21T11:17:20.614846962</dc:date>
    <meta:editing-cycles>387</meta:editing-cycles>
    <meta:editing-duration>PT1H1M41S</meta:editing-duration>
    <meta:document-statistic meta:table-count="6" meta:cell-count="13309" meta:object-count="0"/>
  </office:meta>
</office:document-meta>
</file>